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61.061cm" svg:y="176.915cm">
            <draw:object draw:notify-on-update-of-ranges="Sheet1.K428:Sheet1.AA428 Sheet1.K429:Sheet1.AA4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60000">
            <text:p>60000</text:p>
          </table:table-cell>
          <table:table-cell office:value-type="float" office:value="90000">
            <text:p>90000</text:p>
          </table:table-cell>
          <table:table-cell office:value-type="float" office:value="120000">
            <text:p>120000</text:p>
          </table:table-cell>
          <table:table-cell office:value-type="float" office:value="150000">
            <text:p>150000</text:p>
          </table:table-cell>
          <table:table-cell office:value-type="float" office:value="180000">
            <text:p>180000</text:p>
          </table:table-cell>
          <table:table-cell office:value-type="float" office:value="210000">
            <text:p>210000</text:p>
          </table:table-cell>
          <table:table-cell office:value-type="float" office:value="240000">
            <text:p>240000</text:p>
          </table:table-cell>
          <table:table-cell office:value-type="float" office:value="270000">
            <text:p>270000</text:p>
          </table:table-cell>
          <table:table-cell office:value-type="float" office:value="300000">
            <text:p>300000</text:p>
          </table:table-cell>
          <table:table-cell office:value-type="float" office:value="330000">
            <text:p>330000</text:p>
          </table:table-cell>
          <table:table-cell office:value-type="float" office:value="360000">
            <text:p>360000</text:p>
          </table:table-cell>
          <table:table-cell office:value-type="float" office:value="390000">
            <text:p>390000</text:p>
          </table:table-cell>
          <table:table-cell office:value-type="float" office:value="420000">
            <text:p>420000</text:p>
          </table:table-cell>
          <table:table-cell office:value-type="float" office:value="450000">
            <text:p>450000</text:p>
          </table:table-cell>
          <table:table-cell office:value-type="float" office:value="480000">
            <text:p>480000</text:p>
          </table:table-cell>
          <table:table-cell office:value-type="float" office:value="510000">
            <text:p>510000</text:p>
          </table:table-cell>
          <table:table-cell office:value-type="float" office:value="540000">
            <text:p>540000</text:p>
          </table:table-cell>
          <table:table-cell office:value-type="float" office:value="570000">
            <text:p>570000</text:p>
          </table:table-cell>
          <table:table-cell office:value-type="float" office:value="600000">
            <text:p>600000</text:p>
          </table:table-cell>
          <table:table-cell office:value-type="float" office:value="630000">
            <text:p>630000</text:p>
          </table:table-cell>
          <table:table-cell office:value-type="float" office:value="660000">
            <text:p>660000</text:p>
          </table:table-cell>
          <table:table-cell office:value-type="float" office:value="690000">
            <text:p>690000</text:p>
          </table:table-cell>
          <table:table-cell office:value-type="float" office:value="720000">
            <text:p>720000</text:p>
          </table:table-cell>
          <table:table-cell office:value-type="float" office:value="750000">
            <text:p>75000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0:39Z</text:p>
          </table:table-cell>
          <table:table-cell office:value-type="float" office:value="28659">
            <text:p>28659</text:p>
          </table:table-cell>
          <table:table-cell/>
          <table:table-cell office:value-type="float" office:value="93000">
            <text:p>93000</text:p>
          </table:table-cell>
          <table:table-cell office:value-type="float" office:value="281">
            <text:p>281</text:p>
          </table:table-cell>
          <table:table-cell table:formula="of:=N(AND([.$I2]&lt;=[.K$1]; [.$I2]&gt;[.J$1]))" office:value-type="float" office:value="0">
            <text:p>0</text:p>
          </table:table-cell>
          <table:table-cell table:formula="of:=N(AND([.$I2]&lt;=[.L$1]; [.$I2]&gt;[.K$1]))" office:value-type="float" office:value="0">
            <text:p>0</text:p>
          </table:table-cell>
          <table:table-cell table:formula="of:=N(AND([.$I2]&lt;=[.M$1]; [.$I2]&gt;[.L$1]))" office:value-type="float" office:value="0">
            <text:p>0</text:p>
          </table:table-cell>
          <table:table-cell table:formula="of:=N(AND([.$I2]&lt;=[.N$1]; [.$I2]&gt;[.M$1]))" office:value-type="float" office:value="1">
            <text:p>1</text:p>
          </table:table-cell>
          <table:table-cell table:formula="of:=N(AND([.$I2]&lt;=[.O$1]; [.$I2]&gt;[.N$1]))" office:value-type="float" office:value="0">
            <text:p>0</text:p>
          </table:table-cell>
          <table:table-cell table:formula="of:=N(AND([.$I2]&lt;=[.P$1]; [.$I2]&gt;[.O$1]))" office:value-type="float" office:value="0">
            <text:p>0</text:p>
          </table:table-cell>
          <table:table-cell table:formula="of:=N(AND([.$I2]&lt;=[.Q$1]; [.$I2]&gt;[.P$1]))" office:value-type="float" office:value="0">
            <text:p>0</text:p>
          </table:table-cell>
          <table:table-cell table:formula="of:=N(AND([.$I2]&lt;=[.R$1]; [.$I2]&gt;[.Q$1]))" office:value-type="float" office:value="0">
            <text:p>0</text:p>
          </table:table-cell>
          <table:table-cell table:formula="of:=N(AND([.$I2]&lt;=[.S$1]; [.$I2]&gt;[.R$1]))" office:value-type="float" office:value="0">
            <text:p>0</text:p>
          </table:table-cell>
          <table:table-cell table:formula="of:=N(AND([.$I2]&lt;=[.T$1]; [.$I2]&gt;[.S$1]))" office:value-type="float" office:value="0">
            <text:p>0</text:p>
          </table:table-cell>
          <table:table-cell table:formula="of:=N(AND([.$I2]&lt;=[.U$1]; [.$I2]&gt;[.T$1]))" office:value-type="float" office:value="0">
            <text:p>0</text:p>
          </table:table-cell>
          <table:table-cell table:formula="of:=N(AND([.$I2]&lt;=[.V$1]; [.$I2]&gt;[.U$1]))" office:value-type="float" office:value="0">
            <text:p>0</text:p>
          </table:table-cell>
          <table:table-cell table:formula="of:=N(AND([.$I2]&lt;=[.W$1]; [.$I2]&gt;[.V$1]))" office:value-type="float" office:value="0">
            <text:p>0</text:p>
          </table:table-cell>
          <table:table-cell table:formula="of:=N(AND([.$I2]&lt;=[.X$1]; [.$I2]&gt;[.W$1]))" office:value-type="float" office:value="0">
            <text:p>0</text:p>
          </table:table-cell>
          <table:table-cell table:formula="of:=N(AND([.$I2]&lt;=[.Y$1]; [.$I2]&gt;[.X$1]))" office:value-type="float" office:value="0">
            <text:p>0</text:p>
          </table:table-cell>
          <table:table-cell table:formula="of:=N(AND([.$I2]&lt;=[.Z$1]; [.$I2]&gt;[.Y$1]))" office:value-type="float" office:value="0">
            <text:p>0</text:p>
          </table:table-cell>
          <table:table-cell table:formula="of:=N(AND([.$I2]&lt;=[.AA$1]; [.$I2]&gt;[.Z$1]))" office:value-type="float" office:value="0">
            <text:p>0</text:p>
          </table:table-cell>
          <table:table-cell table:formula="of:=N(AND([.$I2]&lt;=[.AB$1]; [.$I2]&gt;[.AA$1]))" office:value-type="float" office:value="0">
            <text:p>0</text:p>
          </table:table-cell>
          <table:table-cell table:formula="of:=N(AND([.$I2]&lt;=[.AC$1]; [.$I2]&gt;[.AB$1]))" office:value-type="float" office:value="0">
            <text:p>0</text:p>
          </table:table-cell>
          <table:table-cell table:formula="of:=N(AND([.$I2]&lt;=[.AD$1]; [.$I2]&gt;[.AC$1]))" office:value-type="float" office:value="0">
            <text:p>0</text:p>
          </table:table-cell>
          <table:table-cell table:formula="of:=N(AND([.$I2]&lt;=[.AE$1]; [.$I2]&gt;[.AD$1]))" office:value-type="float" office:value="0">
            <text:p>0</text:p>
          </table:table-cell>
          <table:table-cell table:formula="of:=N(AND([.$I2]&lt;=[.AF$1]; [.$I2]&gt;[.AE$1]))" office:value-type="float" office:value="0">
            <text:p>0</text:p>
          </table:table-cell>
          <table:table-cell table:formula="of:=N(AND([.$I2]&lt;=[.AG$1]; [.$I2]&gt;[.AF$1]))" office:value-type="float" office:value="0">
            <text:p>0</text:p>
          </table:table-cell>
          <table:table-cell table:formula="of:=N(AND([.$I2]&lt;=[.AH$1]; [.$I2]&gt;[.AG$1]))" office:value-type="float" office:value="0">
            <text:p>0</text:p>
          </table:table-cell>
          <table:table-cell table:formula="of:=N(AND([.$I2]&lt;=[.AI$1]; [.$I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1:20Z</text:p>
          </table:table-cell>
          <table:table-cell office:value-type="float" office:value="4316">
            <text:p>4316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281">
            <text:p>281</text:p>
          </table:table-cell>
          <table:table-cell table:formula="of:=N(AND([.$I3]&lt;=[.K$1]; [.$I3]&gt;[.J$1]))" office:value-type="float" office:value="0">
            <text:p>0</text:p>
          </table:table-cell>
          <table:table-cell table:formula="of:=N(AND([.$I3]&lt;=[.L$1]; [.$I3]&gt;[.K$1]))" office:value-type="float" office:value="0">
            <text:p>0</text:p>
          </table:table-cell>
          <table:table-cell table:formula="of:=N(AND([.$I3]&lt;=[.M$1]; [.$I3]&gt;[.L$1]))" office:value-type="float" office:value="0">
            <text:p>0</text:p>
          </table:table-cell>
          <table:table-cell table:formula="of:=N(AND([.$I3]&lt;=[.N$1]; [.$I3]&gt;[.M$1]))" office:value-type="float" office:value="0">
            <text:p>0</text:p>
          </table:table-cell>
          <table:table-cell table:formula="of:=N(AND([.$I3]&lt;=[.O$1]; [.$I3]&gt;[.N$1]))" office:value-type="float" office:value="0">
            <text:p>0</text:p>
          </table:table-cell>
          <table:table-cell table:formula="of:=N(AND([.$I3]&lt;=[.P$1]; [.$I3]&gt;[.O$1]))" office:value-type="float" office:value="1">
            <text:p>1</text:p>
          </table:table-cell>
          <table:table-cell table:formula="of:=N(AND([.$I3]&lt;=[.Q$1]; [.$I3]&gt;[.P$1]))" office:value-type="float" office:value="0">
            <text:p>0</text:p>
          </table:table-cell>
          <table:table-cell table:formula="of:=N(AND([.$I3]&lt;=[.R$1]; [.$I3]&gt;[.Q$1]))" office:value-type="float" office:value="0">
            <text:p>0</text:p>
          </table:table-cell>
          <table:table-cell table:formula="of:=N(AND([.$I3]&lt;=[.S$1]; [.$I3]&gt;[.R$1]))" office:value-type="float" office:value="0">
            <text:p>0</text:p>
          </table:table-cell>
          <table:table-cell table:formula="of:=N(AND([.$I3]&lt;=[.T$1]; [.$I3]&gt;[.S$1]))" office:value-type="float" office:value="0">
            <text:p>0</text:p>
          </table:table-cell>
          <table:table-cell table:formula="of:=N(AND([.$I3]&lt;=[.U$1]; [.$I3]&gt;[.T$1]))" office:value-type="float" office:value="0">
            <text:p>0</text:p>
          </table:table-cell>
          <table:table-cell table:formula="of:=N(AND([.$I3]&lt;=[.V$1]; [.$I3]&gt;[.U$1]))" office:value-type="float" office:value="0">
            <text:p>0</text:p>
          </table:table-cell>
          <table:table-cell table:formula="of:=N(AND([.$I3]&lt;=[.W$1]; [.$I3]&gt;[.V$1]))" office:value-type="float" office:value="0">
            <text:p>0</text:p>
          </table:table-cell>
          <table:table-cell table:formula="of:=N(AND([.$I3]&lt;=[.X$1]; [.$I3]&gt;[.W$1]))" office:value-type="float" office:value="0">
            <text:p>0</text:p>
          </table:table-cell>
          <table:table-cell table:formula="of:=N(AND([.$I3]&lt;=[.Y$1]; [.$I3]&gt;[.X$1]))" office:value-type="float" office:value="0">
            <text:p>0</text:p>
          </table:table-cell>
          <table:table-cell table:formula="of:=N(AND([.$I3]&lt;=[.Z$1]; [.$I3]&gt;[.Y$1]))" office:value-type="float" office:value="0">
            <text:p>0</text:p>
          </table:table-cell>
          <table:table-cell table:formula="of:=N(AND([.$I3]&lt;=[.AA$1]; [.$I3]&gt;[.Z$1]))" office:value-type="float" office:value="0">
            <text:p>0</text:p>
          </table:table-cell>
          <table:table-cell table:formula="of:=N(AND([.$I3]&lt;=[.AB$1]; [.$I3]&gt;[.AA$1]))" office:value-type="float" office:value="0">
            <text:p>0</text:p>
          </table:table-cell>
          <table:table-cell table:formula="of:=N(AND([.$I3]&lt;=[.AC$1]; [.$I3]&gt;[.AB$1]))" office:value-type="float" office:value="0">
            <text:p>0</text:p>
          </table:table-cell>
          <table:table-cell table:formula="of:=N(AND([.$I3]&lt;=[.AD$1]; [.$I3]&gt;[.AC$1]))" office:value-type="float" office:value="0">
            <text:p>0</text:p>
          </table:table-cell>
          <table:table-cell table:formula="of:=N(AND([.$I3]&lt;=[.AE$1]; [.$I3]&gt;[.AD$1]))" office:value-type="float" office:value="0">
            <text:p>0</text:p>
          </table:table-cell>
          <table:table-cell table:formula="of:=N(AND([.$I3]&lt;=[.AF$1]; [.$I3]&gt;[.AE$1]))" office:value-type="float" office:value="0">
            <text:p>0</text:p>
          </table:table-cell>
          <table:table-cell table:formula="of:=N(AND([.$I3]&lt;=[.AG$1]; [.$I3]&gt;[.AF$1]))" office:value-type="float" office:value="0">
            <text:p>0</text:p>
          </table:table-cell>
          <table:table-cell table:formula="of:=N(AND([.$I3]&lt;=[.AH$1]; [.$I3]&gt;[.AG$1]))" office:value-type="float" office:value="0">
            <text:p>0</text:p>
          </table:table-cell>
          <table:table-cell table:formula="of:=N(AND([.$I3]&lt;=[.AI$1]; [.$I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1:46Z</text:p>
          </table:table-cell>
          <table:table-cell office:value-type="float" office:value="3753">
            <text:p>3753</text:p>
          </table:table-cell>
          <table:table-cell/>
          <table:table-cell office:value-type="float" office:value="163000">
            <text:p>163000</text:p>
          </table:table-cell>
          <table:table-cell office:value-type="float" office:value="281">
            <text:p>281</text:p>
          </table:table-cell>
          <table:table-cell table:formula="of:=N(AND([.$I4]&lt;=[.K$1]; [.$I4]&gt;[.J$1]))" office:value-type="float" office:value="0">
            <text:p>0</text:p>
          </table:table-cell>
          <table:table-cell table:formula="of:=N(AND([.$I4]&lt;=[.L$1]; [.$I4]&gt;[.K$1]))" office:value-type="float" office:value="0">
            <text:p>0</text:p>
          </table:table-cell>
          <table:table-cell table:formula="of:=N(AND([.$I4]&lt;=[.M$1]; [.$I4]&gt;[.L$1]))" office:value-type="float" office:value="0">
            <text:p>0</text:p>
          </table:table-cell>
          <table:table-cell table:formula="of:=N(AND([.$I4]&lt;=[.N$1]; [.$I4]&gt;[.M$1]))" office:value-type="float" office:value="0">
            <text:p>0</text:p>
          </table:table-cell>
          <table:table-cell table:formula="of:=N(AND([.$I4]&lt;=[.O$1]; [.$I4]&gt;[.N$1]))" office:value-type="float" office:value="0">
            <text:p>0</text:p>
          </table:table-cell>
          <table:table-cell table:formula="of:=N(AND([.$I4]&lt;=[.P$1]; [.$I4]&gt;[.O$1]))" office:value-type="float" office:value="1">
            <text:p>1</text:p>
          </table:table-cell>
          <table:table-cell table:formula="of:=N(AND([.$I4]&lt;=[.Q$1]; [.$I4]&gt;[.P$1]))" office:value-type="float" office:value="0">
            <text:p>0</text:p>
          </table:table-cell>
          <table:table-cell table:formula="of:=N(AND([.$I4]&lt;=[.R$1]; [.$I4]&gt;[.Q$1]))" office:value-type="float" office:value="0">
            <text:p>0</text:p>
          </table:table-cell>
          <table:table-cell table:formula="of:=N(AND([.$I4]&lt;=[.S$1]; [.$I4]&gt;[.R$1]))" office:value-type="float" office:value="0">
            <text:p>0</text:p>
          </table:table-cell>
          <table:table-cell table:formula="of:=N(AND([.$I4]&lt;=[.T$1]; [.$I4]&gt;[.S$1]))" office:value-type="float" office:value="0">
            <text:p>0</text:p>
          </table:table-cell>
          <table:table-cell table:formula="of:=N(AND([.$I4]&lt;=[.U$1]; [.$I4]&gt;[.T$1]))" office:value-type="float" office:value="0">
            <text:p>0</text:p>
          </table:table-cell>
          <table:table-cell table:formula="of:=N(AND([.$I4]&lt;=[.V$1]; [.$I4]&gt;[.U$1]))" office:value-type="float" office:value="0">
            <text:p>0</text:p>
          </table:table-cell>
          <table:table-cell table:formula="of:=N(AND([.$I4]&lt;=[.W$1]; [.$I4]&gt;[.V$1]))" office:value-type="float" office:value="0">
            <text:p>0</text:p>
          </table:table-cell>
          <table:table-cell table:formula="of:=N(AND([.$I4]&lt;=[.X$1]; [.$I4]&gt;[.W$1]))" office:value-type="float" office:value="0">
            <text:p>0</text:p>
          </table:table-cell>
          <table:table-cell table:formula="of:=N(AND([.$I4]&lt;=[.Y$1]; [.$I4]&gt;[.X$1]))" office:value-type="float" office:value="0">
            <text:p>0</text:p>
          </table:table-cell>
          <table:table-cell table:formula="of:=N(AND([.$I4]&lt;=[.Z$1]; [.$I4]&gt;[.Y$1]))" office:value-type="float" office:value="0">
            <text:p>0</text:p>
          </table:table-cell>
          <table:table-cell table:formula="of:=N(AND([.$I4]&lt;=[.AA$1]; [.$I4]&gt;[.Z$1]))" office:value-type="float" office:value="0">
            <text:p>0</text:p>
          </table:table-cell>
          <table:table-cell table:formula="of:=N(AND([.$I4]&lt;=[.AB$1]; [.$I4]&gt;[.AA$1]))" office:value-type="float" office:value="0">
            <text:p>0</text:p>
          </table:table-cell>
          <table:table-cell table:formula="of:=N(AND([.$I4]&lt;=[.AC$1]; [.$I4]&gt;[.AB$1]))" office:value-type="float" office:value="0">
            <text:p>0</text:p>
          </table:table-cell>
          <table:table-cell table:formula="of:=N(AND([.$I4]&lt;=[.AD$1]; [.$I4]&gt;[.AC$1]))" office:value-type="float" office:value="0">
            <text:p>0</text:p>
          </table:table-cell>
          <table:table-cell table:formula="of:=N(AND([.$I4]&lt;=[.AE$1]; [.$I4]&gt;[.AD$1]))" office:value-type="float" office:value="0">
            <text:p>0</text:p>
          </table:table-cell>
          <table:table-cell table:formula="of:=N(AND([.$I4]&lt;=[.AF$1]; [.$I4]&gt;[.AE$1]))" office:value-type="float" office:value="0">
            <text:p>0</text:p>
          </table:table-cell>
          <table:table-cell table:formula="of:=N(AND([.$I4]&lt;=[.AG$1]; [.$I4]&gt;[.AF$1]))" office:value-type="float" office:value="0">
            <text:p>0</text:p>
          </table:table-cell>
          <table:table-cell table:formula="of:=N(AND([.$I4]&lt;=[.AH$1]; [.$I4]&gt;[.AG$1]))" office:value-type="float" office:value="0">
            <text:p>0</text:p>
          </table:table-cell>
          <table:table-cell table:formula="of:=N(AND([.$I4]&lt;=[.AI$1]; [.$I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2:25Z</text:p>
          </table:table-cell>
          <table:table-cell office:value-type="float" office:value="3964">
            <text:p>3964</text:p>
          </table:table-cell>
          <table:table-cell/>
          <table:table-cell office:value-type="float" office:value="97000">
            <text:p>97000</text:p>
          </table:table-cell>
          <table:table-cell office:value-type="float" office:value="281">
            <text:p>281</text:p>
          </table:table-cell>
          <table:table-cell table:formula="of:=N(AND([.$I5]&lt;=[.K$1]; [.$I5]&gt;[.J$1]))" office:value-type="float" office:value="0">
            <text:p>0</text:p>
          </table:table-cell>
          <table:table-cell table:formula="of:=N(AND([.$I5]&lt;=[.L$1]; [.$I5]&gt;[.K$1]))" office:value-type="float" office:value="0">
            <text:p>0</text:p>
          </table:table-cell>
          <table:table-cell table:formula="of:=N(AND([.$I5]&lt;=[.M$1]; [.$I5]&gt;[.L$1]))" office:value-type="float" office:value="0">
            <text:p>0</text:p>
          </table:table-cell>
          <table:table-cell table:formula="of:=N(AND([.$I5]&lt;=[.N$1]; [.$I5]&gt;[.M$1]))" office:value-type="float" office:value="1">
            <text:p>1</text:p>
          </table:table-cell>
          <table:table-cell table:formula="of:=N(AND([.$I5]&lt;=[.O$1]; [.$I5]&gt;[.N$1]))" office:value-type="float" office:value="0">
            <text:p>0</text:p>
          </table:table-cell>
          <table:table-cell table:formula="of:=N(AND([.$I5]&lt;=[.P$1]; [.$I5]&gt;[.O$1]))" office:value-type="float" office:value="0">
            <text:p>0</text:p>
          </table:table-cell>
          <table:table-cell table:formula="of:=N(AND([.$I5]&lt;=[.Q$1]; [.$I5]&gt;[.P$1]))" office:value-type="float" office:value="0">
            <text:p>0</text:p>
          </table:table-cell>
          <table:table-cell table:formula="of:=N(AND([.$I5]&lt;=[.R$1]; [.$I5]&gt;[.Q$1]))" office:value-type="float" office:value="0">
            <text:p>0</text:p>
          </table:table-cell>
          <table:table-cell table:formula="of:=N(AND([.$I5]&lt;=[.S$1]; [.$I5]&gt;[.R$1]))" office:value-type="float" office:value="0">
            <text:p>0</text:p>
          </table:table-cell>
          <table:table-cell table:formula="of:=N(AND([.$I5]&lt;=[.T$1]; [.$I5]&gt;[.S$1]))" office:value-type="float" office:value="0">
            <text:p>0</text:p>
          </table:table-cell>
          <table:table-cell table:formula="of:=N(AND([.$I5]&lt;=[.U$1]; [.$I5]&gt;[.T$1]))" office:value-type="float" office:value="0">
            <text:p>0</text:p>
          </table:table-cell>
          <table:table-cell table:formula="of:=N(AND([.$I5]&lt;=[.V$1]; [.$I5]&gt;[.U$1]))" office:value-type="float" office:value="0">
            <text:p>0</text:p>
          </table:table-cell>
          <table:table-cell table:formula="of:=N(AND([.$I5]&lt;=[.W$1]; [.$I5]&gt;[.V$1]))" office:value-type="float" office:value="0">
            <text:p>0</text:p>
          </table:table-cell>
          <table:table-cell table:formula="of:=N(AND([.$I5]&lt;=[.X$1]; [.$I5]&gt;[.W$1]))" office:value-type="float" office:value="0">
            <text:p>0</text:p>
          </table:table-cell>
          <table:table-cell table:formula="of:=N(AND([.$I5]&lt;=[.Y$1]; [.$I5]&gt;[.X$1]))" office:value-type="float" office:value="0">
            <text:p>0</text:p>
          </table:table-cell>
          <table:table-cell table:formula="of:=N(AND([.$I5]&lt;=[.Z$1]; [.$I5]&gt;[.Y$1]))" office:value-type="float" office:value="0">
            <text:p>0</text:p>
          </table:table-cell>
          <table:table-cell table:formula="of:=N(AND([.$I5]&lt;=[.AA$1]; [.$I5]&gt;[.Z$1]))" office:value-type="float" office:value="0">
            <text:p>0</text:p>
          </table:table-cell>
          <table:table-cell table:formula="of:=N(AND([.$I5]&lt;=[.AB$1]; [.$I5]&gt;[.AA$1]))" office:value-type="float" office:value="0">
            <text:p>0</text:p>
          </table:table-cell>
          <table:table-cell table:formula="of:=N(AND([.$I5]&lt;=[.AC$1]; [.$I5]&gt;[.AB$1]))" office:value-type="float" office:value="0">
            <text:p>0</text:p>
          </table:table-cell>
          <table:table-cell table:formula="of:=N(AND([.$I5]&lt;=[.AD$1]; [.$I5]&gt;[.AC$1]))" office:value-type="float" office:value="0">
            <text:p>0</text:p>
          </table:table-cell>
          <table:table-cell table:formula="of:=N(AND([.$I5]&lt;=[.AE$1]; [.$I5]&gt;[.AD$1]))" office:value-type="float" office:value="0">
            <text:p>0</text:p>
          </table:table-cell>
          <table:table-cell table:formula="of:=N(AND([.$I5]&lt;=[.AF$1]; [.$I5]&gt;[.AE$1]))" office:value-type="float" office:value="0">
            <text:p>0</text:p>
          </table:table-cell>
          <table:table-cell table:formula="of:=N(AND([.$I5]&lt;=[.AG$1]; [.$I5]&gt;[.AF$1]))" office:value-type="float" office:value="0">
            <text:p>0</text:p>
          </table:table-cell>
          <table:table-cell table:formula="of:=N(AND([.$I5]&lt;=[.AH$1]; [.$I5]&gt;[.AG$1]))" office:value-type="float" office:value="0">
            <text:p>0</text:p>
          </table:table-cell>
          <table:table-cell table:formula="of:=N(AND([.$I5]&lt;=[.AI$1]; [.$I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3:11Z</text:p>
          </table:table-cell>
          <table:table-cell office:value-type="float" office:value="6203">
            <text:p>6203</text:p>
          </table:table-cell>
          <table:table-cell/>
          <table:table-cell office:value-type="float" office:value="127000">
            <text:p>127000</text:p>
          </table:table-cell>
          <table:table-cell office:value-type="float" office:value="281">
            <text:p>281</text:p>
          </table:table-cell>
          <table:table-cell table:formula="of:=N(AND([.$I6]&lt;=[.K$1]; [.$I6]&gt;[.J$1]))" office:value-type="float" office:value="0">
            <text:p>0</text:p>
          </table:table-cell>
          <table:table-cell table:formula="of:=N(AND([.$I6]&lt;=[.L$1]; [.$I6]&gt;[.K$1]))" office:value-type="float" office:value="0">
            <text:p>0</text:p>
          </table:table-cell>
          <table:table-cell table:formula="of:=N(AND([.$I6]&lt;=[.M$1]; [.$I6]&gt;[.L$1]))" office:value-type="float" office:value="0">
            <text:p>0</text:p>
          </table:table-cell>
          <table:table-cell table:formula="of:=N(AND([.$I6]&lt;=[.N$1]; [.$I6]&gt;[.M$1]))" office:value-type="float" office:value="0">
            <text:p>0</text:p>
          </table:table-cell>
          <table:table-cell table:formula="of:=N(AND([.$I6]&lt;=[.O$1]; [.$I6]&gt;[.N$1]))" office:value-type="float" office:value="1">
            <text:p>1</text:p>
          </table:table-cell>
          <table:table-cell table:formula="of:=N(AND([.$I6]&lt;=[.P$1]; [.$I6]&gt;[.O$1]))" office:value-type="float" office:value="0">
            <text:p>0</text:p>
          </table:table-cell>
          <table:table-cell table:formula="of:=N(AND([.$I6]&lt;=[.Q$1]; [.$I6]&gt;[.P$1]))" office:value-type="float" office:value="0">
            <text:p>0</text:p>
          </table:table-cell>
          <table:table-cell table:formula="of:=N(AND([.$I6]&lt;=[.R$1]; [.$I6]&gt;[.Q$1]))" office:value-type="float" office:value="0">
            <text:p>0</text:p>
          </table:table-cell>
          <table:table-cell table:formula="of:=N(AND([.$I6]&lt;=[.S$1]; [.$I6]&gt;[.R$1]))" office:value-type="float" office:value="0">
            <text:p>0</text:p>
          </table:table-cell>
          <table:table-cell table:formula="of:=N(AND([.$I6]&lt;=[.T$1]; [.$I6]&gt;[.S$1]))" office:value-type="float" office:value="0">
            <text:p>0</text:p>
          </table:table-cell>
          <table:table-cell table:formula="of:=N(AND([.$I6]&lt;=[.U$1]; [.$I6]&gt;[.T$1]))" office:value-type="float" office:value="0">
            <text:p>0</text:p>
          </table:table-cell>
          <table:table-cell table:formula="of:=N(AND([.$I6]&lt;=[.V$1]; [.$I6]&gt;[.U$1]))" office:value-type="float" office:value="0">
            <text:p>0</text:p>
          </table:table-cell>
          <table:table-cell table:formula="of:=N(AND([.$I6]&lt;=[.W$1]; [.$I6]&gt;[.V$1]))" office:value-type="float" office:value="0">
            <text:p>0</text:p>
          </table:table-cell>
          <table:table-cell table:formula="of:=N(AND([.$I6]&lt;=[.X$1]; [.$I6]&gt;[.W$1]))" office:value-type="float" office:value="0">
            <text:p>0</text:p>
          </table:table-cell>
          <table:table-cell table:formula="of:=N(AND([.$I6]&lt;=[.Y$1]; [.$I6]&gt;[.X$1]))" office:value-type="float" office:value="0">
            <text:p>0</text:p>
          </table:table-cell>
          <table:table-cell table:formula="of:=N(AND([.$I6]&lt;=[.Z$1]; [.$I6]&gt;[.Y$1]))" office:value-type="float" office:value="0">
            <text:p>0</text:p>
          </table:table-cell>
          <table:table-cell table:formula="of:=N(AND([.$I6]&lt;=[.AA$1]; [.$I6]&gt;[.Z$1]))" office:value-type="float" office:value="0">
            <text:p>0</text:p>
          </table:table-cell>
          <table:table-cell table:formula="of:=N(AND([.$I6]&lt;=[.AB$1]; [.$I6]&gt;[.AA$1]))" office:value-type="float" office:value="0">
            <text:p>0</text:p>
          </table:table-cell>
          <table:table-cell table:formula="of:=N(AND([.$I6]&lt;=[.AC$1]; [.$I6]&gt;[.AB$1]))" office:value-type="float" office:value="0">
            <text:p>0</text:p>
          </table:table-cell>
          <table:table-cell table:formula="of:=N(AND([.$I6]&lt;=[.AD$1]; [.$I6]&gt;[.AC$1]))" office:value-type="float" office:value="0">
            <text:p>0</text:p>
          </table:table-cell>
          <table:table-cell table:formula="of:=N(AND([.$I6]&lt;=[.AE$1]; [.$I6]&gt;[.AD$1]))" office:value-type="float" office:value="0">
            <text:p>0</text:p>
          </table:table-cell>
          <table:table-cell table:formula="of:=N(AND([.$I6]&lt;=[.AF$1]; [.$I6]&gt;[.AE$1]))" office:value-type="float" office:value="0">
            <text:p>0</text:p>
          </table:table-cell>
          <table:table-cell table:formula="of:=N(AND([.$I6]&lt;=[.AG$1]; [.$I6]&gt;[.AF$1]))" office:value-type="float" office:value="0">
            <text:p>0</text:p>
          </table:table-cell>
          <table:table-cell table:formula="of:=N(AND([.$I6]&lt;=[.AH$1]; [.$I6]&gt;[.AG$1]))" office:value-type="float" office:value="0">
            <text:p>0</text:p>
          </table:table-cell>
          <table:table-cell table:formula="of:=N(AND([.$I6]&lt;=[.AI$1]; [.$I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3:40Z</text:p>
          </table:table-cell>
          <table:table-cell office:value-type="float" office:value="3866">
            <text:p>3866</text:p>
          </table:table-cell>
          <table:table-cell/>
          <table:table-cell office:value-type="float" office:value="82000">
            <text:p>82000</text:p>
          </table:table-cell>
          <table:table-cell office:value-type="float" office:value="281">
            <text:p>281</text:p>
          </table:table-cell>
          <table:table-cell table:formula="of:=N(AND([.$I7]&lt;=[.K$1]; [.$I7]&gt;[.J$1]))" office:value-type="float" office:value="0">
            <text:p>0</text:p>
          </table:table-cell>
          <table:table-cell table:formula="of:=N(AND([.$I7]&lt;=[.L$1]; [.$I7]&gt;[.K$1]))" office:value-type="float" office:value="0">
            <text:p>0</text:p>
          </table:table-cell>
          <table:table-cell table:formula="of:=N(AND([.$I7]&lt;=[.M$1]; [.$I7]&gt;[.L$1]))" office:value-type="float" office:value="1">
            <text:p>1</text:p>
          </table:table-cell>
          <table:table-cell table:formula="of:=N(AND([.$I7]&lt;=[.N$1]; [.$I7]&gt;[.M$1]))" office:value-type="float" office:value="0">
            <text:p>0</text:p>
          </table:table-cell>
          <table:table-cell table:formula="of:=N(AND([.$I7]&lt;=[.O$1]; [.$I7]&gt;[.N$1]))" office:value-type="float" office:value="0">
            <text:p>0</text:p>
          </table:table-cell>
          <table:table-cell table:formula="of:=N(AND([.$I7]&lt;=[.P$1]; [.$I7]&gt;[.O$1]))" office:value-type="float" office:value="0">
            <text:p>0</text:p>
          </table:table-cell>
          <table:table-cell table:formula="of:=N(AND([.$I7]&lt;=[.Q$1]; [.$I7]&gt;[.P$1]))" office:value-type="float" office:value="0">
            <text:p>0</text:p>
          </table:table-cell>
          <table:table-cell table:formula="of:=N(AND([.$I7]&lt;=[.R$1]; [.$I7]&gt;[.Q$1]))" office:value-type="float" office:value="0">
            <text:p>0</text:p>
          </table:table-cell>
          <table:table-cell table:formula="of:=N(AND([.$I7]&lt;=[.S$1]; [.$I7]&gt;[.R$1]))" office:value-type="float" office:value="0">
            <text:p>0</text:p>
          </table:table-cell>
          <table:table-cell table:formula="of:=N(AND([.$I7]&lt;=[.T$1]; [.$I7]&gt;[.S$1]))" office:value-type="float" office:value="0">
            <text:p>0</text:p>
          </table:table-cell>
          <table:table-cell table:formula="of:=N(AND([.$I7]&lt;=[.U$1]; [.$I7]&gt;[.T$1]))" office:value-type="float" office:value="0">
            <text:p>0</text:p>
          </table:table-cell>
          <table:table-cell table:formula="of:=N(AND([.$I7]&lt;=[.V$1]; [.$I7]&gt;[.U$1]))" office:value-type="float" office:value="0">
            <text:p>0</text:p>
          </table:table-cell>
          <table:table-cell table:formula="of:=N(AND([.$I7]&lt;=[.W$1]; [.$I7]&gt;[.V$1]))" office:value-type="float" office:value="0">
            <text:p>0</text:p>
          </table:table-cell>
          <table:table-cell table:formula="of:=N(AND([.$I7]&lt;=[.X$1]; [.$I7]&gt;[.W$1]))" office:value-type="float" office:value="0">
            <text:p>0</text:p>
          </table:table-cell>
          <table:table-cell table:formula="of:=N(AND([.$I7]&lt;=[.Y$1]; [.$I7]&gt;[.X$1]))" office:value-type="float" office:value="0">
            <text:p>0</text:p>
          </table:table-cell>
          <table:table-cell table:formula="of:=N(AND([.$I7]&lt;=[.Z$1]; [.$I7]&gt;[.Y$1]))" office:value-type="float" office:value="0">
            <text:p>0</text:p>
          </table:table-cell>
          <table:table-cell table:formula="of:=N(AND([.$I7]&lt;=[.AA$1]; [.$I7]&gt;[.Z$1]))" office:value-type="float" office:value="0">
            <text:p>0</text:p>
          </table:table-cell>
          <table:table-cell table:formula="of:=N(AND([.$I7]&lt;=[.AB$1]; [.$I7]&gt;[.AA$1]))" office:value-type="float" office:value="0">
            <text:p>0</text:p>
          </table:table-cell>
          <table:table-cell table:formula="of:=N(AND([.$I7]&lt;=[.AC$1]; [.$I7]&gt;[.AB$1]))" office:value-type="float" office:value="0">
            <text:p>0</text:p>
          </table:table-cell>
          <table:table-cell table:formula="of:=N(AND([.$I7]&lt;=[.AD$1]; [.$I7]&gt;[.AC$1]))" office:value-type="float" office:value="0">
            <text:p>0</text:p>
          </table:table-cell>
          <table:table-cell table:formula="of:=N(AND([.$I7]&lt;=[.AE$1]; [.$I7]&gt;[.AD$1]))" office:value-type="float" office:value="0">
            <text:p>0</text:p>
          </table:table-cell>
          <table:table-cell table:formula="of:=N(AND([.$I7]&lt;=[.AF$1]; [.$I7]&gt;[.AE$1]))" office:value-type="float" office:value="0">
            <text:p>0</text:p>
          </table:table-cell>
          <table:table-cell table:formula="of:=N(AND([.$I7]&lt;=[.AG$1]; [.$I7]&gt;[.AF$1]))" office:value-type="float" office:value="0">
            <text:p>0</text:p>
          </table:table-cell>
          <table:table-cell table:formula="of:=N(AND([.$I7]&lt;=[.AH$1]; [.$I7]&gt;[.AG$1]))" office:value-type="float" office:value="0">
            <text:p>0</text:p>
          </table:table-cell>
          <table:table-cell table:formula="of:=N(AND([.$I7]&lt;=[.AI$1]; [.$I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4:02Z</text:p>
          </table:table-cell>
          <table:table-cell office:value-type="float" office:value="2660">
            <text:p>2660</text:p>
          </table:table-cell>
          <table:table-cell/>
          <table:table-cell office:value-type="float" office:value="140000">
            <text:p>140000</text:p>
          </table:table-cell>
          <table:table-cell office:value-type="float" office:value="281">
            <text:p>281</text:p>
          </table:table-cell>
          <table:table-cell table:formula="of:=N(AND([.$I8]&lt;=[.K$1]; [.$I8]&gt;[.J$1]))" office:value-type="float" office:value="0">
            <text:p>0</text:p>
          </table:table-cell>
          <table:table-cell table:formula="of:=N(AND([.$I8]&lt;=[.L$1]; [.$I8]&gt;[.K$1]))" office:value-type="float" office:value="0">
            <text:p>0</text:p>
          </table:table-cell>
          <table:table-cell table:formula="of:=N(AND([.$I8]&lt;=[.M$1]; [.$I8]&gt;[.L$1]))" office:value-type="float" office:value="0">
            <text:p>0</text:p>
          </table:table-cell>
          <table:table-cell table:formula="of:=N(AND([.$I8]&lt;=[.N$1]; [.$I8]&gt;[.M$1]))" office:value-type="float" office:value="0">
            <text:p>0</text:p>
          </table:table-cell>
          <table:table-cell table:formula="of:=N(AND([.$I8]&lt;=[.O$1]; [.$I8]&gt;[.N$1]))" office:value-type="float" office:value="1">
            <text:p>1</text:p>
          </table:table-cell>
          <table:table-cell table:formula="of:=N(AND([.$I8]&lt;=[.P$1]; [.$I8]&gt;[.O$1]))" office:value-type="float" office:value="0">
            <text:p>0</text:p>
          </table:table-cell>
          <table:table-cell table:formula="of:=N(AND([.$I8]&lt;=[.Q$1]; [.$I8]&gt;[.P$1]))" office:value-type="float" office:value="0">
            <text:p>0</text:p>
          </table:table-cell>
          <table:table-cell table:formula="of:=N(AND([.$I8]&lt;=[.R$1]; [.$I8]&gt;[.Q$1]))" office:value-type="float" office:value="0">
            <text:p>0</text:p>
          </table:table-cell>
          <table:table-cell table:formula="of:=N(AND([.$I8]&lt;=[.S$1]; [.$I8]&gt;[.R$1]))" office:value-type="float" office:value="0">
            <text:p>0</text:p>
          </table:table-cell>
          <table:table-cell table:formula="of:=N(AND([.$I8]&lt;=[.T$1]; [.$I8]&gt;[.S$1]))" office:value-type="float" office:value="0">
            <text:p>0</text:p>
          </table:table-cell>
          <table:table-cell table:formula="of:=N(AND([.$I8]&lt;=[.U$1]; [.$I8]&gt;[.T$1]))" office:value-type="float" office:value="0">
            <text:p>0</text:p>
          </table:table-cell>
          <table:table-cell table:formula="of:=N(AND([.$I8]&lt;=[.V$1]; [.$I8]&gt;[.U$1]))" office:value-type="float" office:value="0">
            <text:p>0</text:p>
          </table:table-cell>
          <table:table-cell table:formula="of:=N(AND([.$I8]&lt;=[.W$1]; [.$I8]&gt;[.V$1]))" office:value-type="float" office:value="0">
            <text:p>0</text:p>
          </table:table-cell>
          <table:table-cell table:formula="of:=N(AND([.$I8]&lt;=[.X$1]; [.$I8]&gt;[.W$1]))" office:value-type="float" office:value="0">
            <text:p>0</text:p>
          </table:table-cell>
          <table:table-cell table:formula="of:=N(AND([.$I8]&lt;=[.Y$1]; [.$I8]&gt;[.X$1]))" office:value-type="float" office:value="0">
            <text:p>0</text:p>
          </table:table-cell>
          <table:table-cell table:formula="of:=N(AND([.$I8]&lt;=[.Z$1]; [.$I8]&gt;[.Y$1]))" office:value-type="float" office:value="0">
            <text:p>0</text:p>
          </table:table-cell>
          <table:table-cell table:formula="of:=N(AND([.$I8]&lt;=[.AA$1]; [.$I8]&gt;[.Z$1]))" office:value-type="float" office:value="0">
            <text:p>0</text:p>
          </table:table-cell>
          <table:table-cell table:formula="of:=N(AND([.$I8]&lt;=[.AB$1]; [.$I8]&gt;[.AA$1]))" office:value-type="float" office:value="0">
            <text:p>0</text:p>
          </table:table-cell>
          <table:table-cell table:formula="of:=N(AND([.$I8]&lt;=[.AC$1]; [.$I8]&gt;[.AB$1]))" office:value-type="float" office:value="0">
            <text:p>0</text:p>
          </table:table-cell>
          <table:table-cell table:formula="of:=N(AND([.$I8]&lt;=[.AD$1]; [.$I8]&gt;[.AC$1]))" office:value-type="float" office:value="0">
            <text:p>0</text:p>
          </table:table-cell>
          <table:table-cell table:formula="of:=N(AND([.$I8]&lt;=[.AE$1]; [.$I8]&gt;[.AD$1]))" office:value-type="float" office:value="0">
            <text:p>0</text:p>
          </table:table-cell>
          <table:table-cell table:formula="of:=N(AND([.$I8]&lt;=[.AF$1]; [.$I8]&gt;[.AE$1]))" office:value-type="float" office:value="0">
            <text:p>0</text:p>
          </table:table-cell>
          <table:table-cell table:formula="of:=N(AND([.$I8]&lt;=[.AG$1]; [.$I8]&gt;[.AF$1]))" office:value-type="float" office:value="0">
            <text:p>0</text:p>
          </table:table-cell>
          <table:table-cell table:formula="of:=N(AND([.$I8]&lt;=[.AH$1]; [.$I8]&gt;[.AG$1]))" office:value-type="float" office:value="0">
            <text:p>0</text:p>
          </table:table-cell>
          <table:table-cell table:formula="of:=N(AND([.$I8]&lt;=[.AI$1]; [.$I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27Z</text:p>
          </table:table-cell>
          <table:table-cell office:value-type="float" office:value="5581">
            <text:p>5581</text:p>
          </table:table-cell>
          <table:table-cell/>
          <table:table-cell office:value-type="float" office:value="115000">
            <text:p>115000</text:p>
          </table:table-cell>
          <table:table-cell office:value-type="float" office:value="281">
            <text:p>281</text:p>
          </table:table-cell>
          <table:table-cell table:formula="of:=N(AND([.$I9]&lt;=[.K$1]; [.$I9]&gt;[.J$1]))" office:value-type="float" office:value="0">
            <text:p>0</text:p>
          </table:table-cell>
          <table:table-cell table:formula="of:=N(AND([.$I9]&lt;=[.L$1]; [.$I9]&gt;[.K$1]))" office:value-type="float" office:value="0">
            <text:p>0</text:p>
          </table:table-cell>
          <table:table-cell table:formula="of:=N(AND([.$I9]&lt;=[.M$1]; [.$I9]&gt;[.L$1]))" office:value-type="float" office:value="0">
            <text:p>0</text:p>
          </table:table-cell>
          <table:table-cell table:formula="of:=N(AND([.$I9]&lt;=[.N$1]; [.$I9]&gt;[.M$1]))" office:value-type="float" office:value="1">
            <text:p>1</text:p>
          </table:table-cell>
          <table:table-cell table:formula="of:=N(AND([.$I9]&lt;=[.O$1]; [.$I9]&gt;[.N$1]))" office:value-type="float" office:value="0">
            <text:p>0</text:p>
          </table:table-cell>
          <table:table-cell table:formula="of:=N(AND([.$I9]&lt;=[.P$1]; [.$I9]&gt;[.O$1]))" office:value-type="float" office:value="0">
            <text:p>0</text:p>
          </table:table-cell>
          <table:table-cell table:formula="of:=N(AND([.$I9]&lt;=[.Q$1]; [.$I9]&gt;[.P$1]))" office:value-type="float" office:value="0">
            <text:p>0</text:p>
          </table:table-cell>
          <table:table-cell table:formula="of:=N(AND([.$I9]&lt;=[.R$1]; [.$I9]&gt;[.Q$1]))" office:value-type="float" office:value="0">
            <text:p>0</text:p>
          </table:table-cell>
          <table:table-cell table:formula="of:=N(AND([.$I9]&lt;=[.S$1]; [.$I9]&gt;[.R$1]))" office:value-type="float" office:value="0">
            <text:p>0</text:p>
          </table:table-cell>
          <table:table-cell table:formula="of:=N(AND([.$I9]&lt;=[.T$1]; [.$I9]&gt;[.S$1]))" office:value-type="float" office:value="0">
            <text:p>0</text:p>
          </table:table-cell>
          <table:table-cell table:formula="of:=N(AND([.$I9]&lt;=[.U$1]; [.$I9]&gt;[.T$1]))" office:value-type="float" office:value="0">
            <text:p>0</text:p>
          </table:table-cell>
          <table:table-cell table:formula="of:=N(AND([.$I9]&lt;=[.V$1]; [.$I9]&gt;[.U$1]))" office:value-type="float" office:value="0">
            <text:p>0</text:p>
          </table:table-cell>
          <table:table-cell table:formula="of:=N(AND([.$I9]&lt;=[.W$1]; [.$I9]&gt;[.V$1]))" office:value-type="float" office:value="0">
            <text:p>0</text:p>
          </table:table-cell>
          <table:table-cell table:formula="of:=N(AND([.$I9]&lt;=[.X$1]; [.$I9]&gt;[.W$1]))" office:value-type="float" office:value="0">
            <text:p>0</text:p>
          </table:table-cell>
          <table:table-cell table:formula="of:=N(AND([.$I9]&lt;=[.Y$1]; [.$I9]&gt;[.X$1]))" office:value-type="float" office:value="0">
            <text:p>0</text:p>
          </table:table-cell>
          <table:table-cell table:formula="of:=N(AND([.$I9]&lt;=[.Z$1]; [.$I9]&gt;[.Y$1]))" office:value-type="float" office:value="0">
            <text:p>0</text:p>
          </table:table-cell>
          <table:table-cell table:formula="of:=N(AND([.$I9]&lt;=[.AA$1]; [.$I9]&gt;[.Z$1]))" office:value-type="float" office:value="0">
            <text:p>0</text:p>
          </table:table-cell>
          <table:table-cell table:formula="of:=N(AND([.$I9]&lt;=[.AB$1]; [.$I9]&gt;[.AA$1]))" office:value-type="float" office:value="0">
            <text:p>0</text:p>
          </table:table-cell>
          <table:table-cell table:formula="of:=N(AND([.$I9]&lt;=[.AC$1]; [.$I9]&gt;[.AB$1]))" office:value-type="float" office:value="0">
            <text:p>0</text:p>
          </table:table-cell>
          <table:table-cell table:formula="of:=N(AND([.$I9]&lt;=[.AD$1]; [.$I9]&gt;[.AC$1]))" office:value-type="float" office:value="0">
            <text:p>0</text:p>
          </table:table-cell>
          <table:table-cell table:formula="of:=N(AND([.$I9]&lt;=[.AE$1]; [.$I9]&gt;[.AD$1]))" office:value-type="float" office:value="0">
            <text:p>0</text:p>
          </table:table-cell>
          <table:table-cell table:formula="of:=N(AND([.$I9]&lt;=[.AF$1]; [.$I9]&gt;[.AE$1]))" office:value-type="float" office:value="0">
            <text:p>0</text:p>
          </table:table-cell>
          <table:table-cell table:formula="of:=N(AND([.$I9]&lt;=[.AG$1]; [.$I9]&gt;[.AF$1]))" office:value-type="float" office:value="0">
            <text:p>0</text:p>
          </table:table-cell>
          <table:table-cell table:formula="of:=N(AND([.$I9]&lt;=[.AH$1]; [.$I9]&gt;[.AG$1]))" office:value-type="float" office:value="0">
            <text:p>0</text:p>
          </table:table-cell>
          <table:table-cell table:formula="of:=N(AND([.$I9]&lt;=[.AI$1]; [.$I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5:50Z</text:p>
          </table:table-cell>
          <table:table-cell office:value-type="float" office:value="1381">
            <text:p>1381</text:p>
          </table:table-cell>
          <table:table-cell/>
          <table:table-cell office:value-type="float" office:value="216000">
            <text:p>216000</text:p>
          </table:table-cell>
          <table:table-cell office:value-type="float" office:value="281">
            <text:p>281</text:p>
          </table:table-cell>
          <table:table-cell table:formula="of:=N(AND([.$I10]&lt;=[.K$1]; [.$I10]&gt;[.J$1]))" office:value-type="float" office:value="0">
            <text:p>0</text:p>
          </table:table-cell>
          <table:table-cell table:formula="of:=N(AND([.$I10]&lt;=[.L$1]; [.$I10]&gt;[.K$1]))" office:value-type="float" office:value="0">
            <text:p>0</text:p>
          </table:table-cell>
          <table:table-cell table:formula="of:=N(AND([.$I10]&lt;=[.M$1]; [.$I10]&gt;[.L$1]))" office:value-type="float" office:value="0">
            <text:p>0</text:p>
          </table:table-cell>
          <table:table-cell table:formula="of:=N(AND([.$I10]&lt;=[.N$1]; [.$I10]&gt;[.M$1]))" office:value-type="float" office:value="0">
            <text:p>0</text:p>
          </table:table-cell>
          <table:table-cell table:formula="of:=N(AND([.$I10]&lt;=[.O$1]; [.$I10]&gt;[.N$1]))" office:value-type="float" office:value="0">
            <text:p>0</text:p>
          </table:table-cell>
          <table:table-cell table:formula="of:=N(AND([.$I10]&lt;=[.P$1]; [.$I10]&gt;[.O$1]))" office:value-type="float" office:value="0">
            <text:p>0</text:p>
          </table:table-cell>
          <table:table-cell table:formula="of:=N(AND([.$I10]&lt;=[.Q$1]; [.$I10]&gt;[.P$1]))" office:value-type="float" office:value="0">
            <text:p>0</text:p>
          </table:table-cell>
          <table:table-cell table:formula="of:=N(AND([.$I10]&lt;=[.R$1]; [.$I10]&gt;[.Q$1]))" office:value-type="float" office:value="1">
            <text:p>1</text:p>
          </table:table-cell>
          <table:table-cell table:formula="of:=N(AND([.$I10]&lt;=[.S$1]; [.$I10]&gt;[.R$1]))" office:value-type="float" office:value="0">
            <text:p>0</text:p>
          </table:table-cell>
          <table:table-cell table:formula="of:=N(AND([.$I10]&lt;=[.T$1]; [.$I10]&gt;[.S$1]))" office:value-type="float" office:value="0">
            <text:p>0</text:p>
          </table:table-cell>
          <table:table-cell table:formula="of:=N(AND([.$I10]&lt;=[.U$1]; [.$I10]&gt;[.T$1]))" office:value-type="float" office:value="0">
            <text:p>0</text:p>
          </table:table-cell>
          <table:table-cell table:formula="of:=N(AND([.$I10]&lt;=[.V$1]; [.$I10]&gt;[.U$1]))" office:value-type="float" office:value="0">
            <text:p>0</text:p>
          </table:table-cell>
          <table:table-cell table:formula="of:=N(AND([.$I10]&lt;=[.W$1]; [.$I10]&gt;[.V$1]))" office:value-type="float" office:value="0">
            <text:p>0</text:p>
          </table:table-cell>
          <table:table-cell table:formula="of:=N(AND([.$I10]&lt;=[.X$1]; [.$I10]&gt;[.W$1]))" office:value-type="float" office:value="0">
            <text:p>0</text:p>
          </table:table-cell>
          <table:table-cell table:formula="of:=N(AND([.$I10]&lt;=[.Y$1]; [.$I10]&gt;[.X$1]))" office:value-type="float" office:value="0">
            <text:p>0</text:p>
          </table:table-cell>
          <table:table-cell table:formula="of:=N(AND([.$I10]&lt;=[.Z$1]; [.$I10]&gt;[.Y$1]))" office:value-type="float" office:value="0">
            <text:p>0</text:p>
          </table:table-cell>
          <table:table-cell table:formula="of:=N(AND([.$I10]&lt;=[.AA$1]; [.$I10]&gt;[.Z$1]))" office:value-type="float" office:value="0">
            <text:p>0</text:p>
          </table:table-cell>
          <table:table-cell table:formula="of:=N(AND([.$I10]&lt;=[.AB$1]; [.$I10]&gt;[.AA$1]))" office:value-type="float" office:value="0">
            <text:p>0</text:p>
          </table:table-cell>
          <table:table-cell table:formula="of:=N(AND([.$I10]&lt;=[.AC$1]; [.$I10]&gt;[.AB$1]))" office:value-type="float" office:value="0">
            <text:p>0</text:p>
          </table:table-cell>
          <table:table-cell table:formula="of:=N(AND([.$I10]&lt;=[.AD$1]; [.$I10]&gt;[.AC$1]))" office:value-type="float" office:value="0">
            <text:p>0</text:p>
          </table:table-cell>
          <table:table-cell table:formula="of:=N(AND([.$I10]&lt;=[.AE$1]; [.$I10]&gt;[.AD$1]))" office:value-type="float" office:value="0">
            <text:p>0</text:p>
          </table:table-cell>
          <table:table-cell table:formula="of:=N(AND([.$I10]&lt;=[.AF$1]; [.$I10]&gt;[.AE$1]))" office:value-type="float" office:value="0">
            <text:p>0</text:p>
          </table:table-cell>
          <table:table-cell table:formula="of:=N(AND([.$I10]&lt;=[.AG$1]; [.$I10]&gt;[.AF$1]))" office:value-type="float" office:value="0">
            <text:p>0</text:p>
          </table:table-cell>
          <table:table-cell table:formula="of:=N(AND([.$I10]&lt;=[.AH$1]; [.$I10]&gt;[.AG$1]))" office:value-type="float" office:value="0">
            <text:p>0</text:p>
          </table:table-cell>
          <table:table-cell table:formula="of:=N(AND([.$I10]&lt;=[.AI$1]; [.$I1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6:29Z</text:p>
          </table:table-cell>
          <table:table-cell office:value-type="float" office:value="13290">
            <text:p>13290</text:p>
          </table:table-cell>
          <table:table-cell/>
          <table:table-cell office:value-type="float" office:value="170000">
            <text:p>170000</text:p>
          </table:table-cell>
          <table:table-cell office:value-type="float" office:value="551">
            <text:p>551</text:p>
          </table:table-cell>
          <table:table-cell table:formula="of:=N(AND([.$I11]&lt;=[.K$1]; [.$I11]&gt;[.J$1]))" office:value-type="float" office:value="0">
            <text:p>0</text:p>
          </table:table-cell>
          <table:table-cell table:formula="of:=N(AND([.$I11]&lt;=[.L$1]; [.$I11]&gt;[.K$1]))" office:value-type="float" office:value="0">
            <text:p>0</text:p>
          </table:table-cell>
          <table:table-cell table:formula="of:=N(AND([.$I11]&lt;=[.M$1]; [.$I11]&gt;[.L$1]))" office:value-type="float" office:value="0">
            <text:p>0</text:p>
          </table:table-cell>
          <table:table-cell table:formula="of:=N(AND([.$I11]&lt;=[.N$1]; [.$I11]&gt;[.M$1]))" office:value-type="float" office:value="0">
            <text:p>0</text:p>
          </table:table-cell>
          <table:table-cell table:formula="of:=N(AND([.$I11]&lt;=[.O$1]; [.$I11]&gt;[.N$1]))" office:value-type="float" office:value="0">
            <text:p>0</text:p>
          </table:table-cell>
          <table:table-cell table:formula="of:=N(AND([.$I11]&lt;=[.P$1]; [.$I11]&gt;[.O$1]))" office:value-type="float" office:value="1">
            <text:p>1</text:p>
          </table:table-cell>
          <table:table-cell table:formula="of:=N(AND([.$I11]&lt;=[.Q$1]; [.$I11]&gt;[.P$1]))" office:value-type="float" office:value="0">
            <text:p>0</text:p>
          </table:table-cell>
          <table:table-cell table:formula="of:=N(AND([.$I11]&lt;=[.R$1]; [.$I11]&gt;[.Q$1]))" office:value-type="float" office:value="0">
            <text:p>0</text:p>
          </table:table-cell>
          <table:table-cell table:formula="of:=N(AND([.$I11]&lt;=[.S$1]; [.$I11]&gt;[.R$1]))" office:value-type="float" office:value="0">
            <text:p>0</text:p>
          </table:table-cell>
          <table:table-cell table:formula="of:=N(AND([.$I11]&lt;=[.T$1]; [.$I11]&gt;[.S$1]))" office:value-type="float" office:value="0">
            <text:p>0</text:p>
          </table:table-cell>
          <table:table-cell table:formula="of:=N(AND([.$I11]&lt;=[.U$1]; [.$I11]&gt;[.T$1]))" office:value-type="float" office:value="0">
            <text:p>0</text:p>
          </table:table-cell>
          <table:table-cell table:formula="of:=N(AND([.$I11]&lt;=[.V$1]; [.$I11]&gt;[.U$1]))" office:value-type="float" office:value="0">
            <text:p>0</text:p>
          </table:table-cell>
          <table:table-cell table:formula="of:=N(AND([.$I11]&lt;=[.W$1]; [.$I11]&gt;[.V$1]))" office:value-type="float" office:value="0">
            <text:p>0</text:p>
          </table:table-cell>
          <table:table-cell table:formula="of:=N(AND([.$I11]&lt;=[.X$1]; [.$I11]&gt;[.W$1]))" office:value-type="float" office:value="0">
            <text:p>0</text:p>
          </table:table-cell>
          <table:table-cell table:formula="of:=N(AND([.$I11]&lt;=[.Y$1]; [.$I11]&gt;[.X$1]))" office:value-type="float" office:value="0">
            <text:p>0</text:p>
          </table:table-cell>
          <table:table-cell table:formula="of:=N(AND([.$I11]&lt;=[.Z$1]; [.$I11]&gt;[.Y$1]))" office:value-type="float" office:value="0">
            <text:p>0</text:p>
          </table:table-cell>
          <table:table-cell table:formula="of:=N(AND([.$I11]&lt;=[.AA$1]; [.$I11]&gt;[.Z$1]))" office:value-type="float" office:value="0">
            <text:p>0</text:p>
          </table:table-cell>
          <table:table-cell table:formula="of:=N(AND([.$I11]&lt;=[.AB$1]; [.$I11]&gt;[.AA$1]))" office:value-type="float" office:value="0">
            <text:p>0</text:p>
          </table:table-cell>
          <table:table-cell table:formula="of:=N(AND([.$I11]&lt;=[.AC$1]; [.$I11]&gt;[.AB$1]))" office:value-type="float" office:value="0">
            <text:p>0</text:p>
          </table:table-cell>
          <table:table-cell table:formula="of:=N(AND([.$I11]&lt;=[.AD$1]; [.$I11]&gt;[.AC$1]))" office:value-type="float" office:value="0">
            <text:p>0</text:p>
          </table:table-cell>
          <table:table-cell table:formula="of:=N(AND([.$I11]&lt;=[.AE$1]; [.$I11]&gt;[.AD$1]))" office:value-type="float" office:value="0">
            <text:p>0</text:p>
          </table:table-cell>
          <table:table-cell table:formula="of:=N(AND([.$I11]&lt;=[.AF$1]; [.$I11]&gt;[.AE$1]))" office:value-type="float" office:value="0">
            <text:p>0</text:p>
          </table:table-cell>
          <table:table-cell table:formula="of:=N(AND([.$I11]&lt;=[.AG$1]; [.$I11]&gt;[.AF$1]))" office:value-type="float" office:value="0">
            <text:p>0</text:p>
          </table:table-cell>
          <table:table-cell table:formula="of:=N(AND([.$I11]&lt;=[.AH$1]; [.$I11]&gt;[.AG$1]))" office:value-type="float" office:value="0">
            <text:p>0</text:p>
          </table:table-cell>
          <table:table-cell table:formula="of:=N(AND([.$I11]&lt;=[.AI$1]; [.$I1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6:45Z</text:p>
          </table:table-cell>
          <table:table-cell office:value-type="float" office:value="2579">
            <text:p>2579</text:p>
          </table:table-cell>
          <table:table-cell/>
          <table:table-cell office:value-type="float" office:value="161000">
            <text:p>161000</text:p>
          </table:table-cell>
          <table:table-cell office:value-type="float" office:value="551">
            <text:p>551</text:p>
          </table:table-cell>
          <table:table-cell table:formula="of:=N(AND([.$I12]&lt;=[.K$1]; [.$I12]&gt;[.J$1]))" office:value-type="float" office:value="0">
            <text:p>0</text:p>
          </table:table-cell>
          <table:table-cell table:formula="of:=N(AND([.$I12]&lt;=[.L$1]; [.$I12]&gt;[.K$1]))" office:value-type="float" office:value="0">
            <text:p>0</text:p>
          </table:table-cell>
          <table:table-cell table:formula="of:=N(AND([.$I12]&lt;=[.M$1]; [.$I12]&gt;[.L$1]))" office:value-type="float" office:value="0">
            <text:p>0</text:p>
          </table:table-cell>
          <table:table-cell table:formula="of:=N(AND([.$I12]&lt;=[.N$1]; [.$I12]&gt;[.M$1]))" office:value-type="float" office:value="0">
            <text:p>0</text:p>
          </table:table-cell>
          <table:table-cell table:formula="of:=N(AND([.$I12]&lt;=[.O$1]; [.$I12]&gt;[.N$1]))" office:value-type="float" office:value="0">
            <text:p>0</text:p>
          </table:table-cell>
          <table:table-cell table:formula="of:=N(AND([.$I12]&lt;=[.P$1]; [.$I12]&gt;[.O$1]))" office:value-type="float" office:value="1">
            <text:p>1</text:p>
          </table:table-cell>
          <table:table-cell table:formula="of:=N(AND([.$I12]&lt;=[.Q$1]; [.$I12]&gt;[.P$1]))" office:value-type="float" office:value="0">
            <text:p>0</text:p>
          </table:table-cell>
          <table:table-cell table:formula="of:=N(AND([.$I12]&lt;=[.R$1]; [.$I12]&gt;[.Q$1]))" office:value-type="float" office:value="0">
            <text:p>0</text:p>
          </table:table-cell>
          <table:table-cell table:formula="of:=N(AND([.$I12]&lt;=[.S$1]; [.$I12]&gt;[.R$1]))" office:value-type="float" office:value="0">
            <text:p>0</text:p>
          </table:table-cell>
          <table:table-cell table:formula="of:=N(AND([.$I12]&lt;=[.T$1]; [.$I12]&gt;[.S$1]))" office:value-type="float" office:value="0">
            <text:p>0</text:p>
          </table:table-cell>
          <table:table-cell table:formula="of:=N(AND([.$I12]&lt;=[.U$1]; [.$I12]&gt;[.T$1]))" office:value-type="float" office:value="0">
            <text:p>0</text:p>
          </table:table-cell>
          <table:table-cell table:formula="of:=N(AND([.$I12]&lt;=[.V$1]; [.$I12]&gt;[.U$1]))" office:value-type="float" office:value="0">
            <text:p>0</text:p>
          </table:table-cell>
          <table:table-cell table:formula="of:=N(AND([.$I12]&lt;=[.W$1]; [.$I12]&gt;[.V$1]))" office:value-type="float" office:value="0">
            <text:p>0</text:p>
          </table:table-cell>
          <table:table-cell table:formula="of:=N(AND([.$I12]&lt;=[.X$1]; [.$I12]&gt;[.W$1]))" office:value-type="float" office:value="0">
            <text:p>0</text:p>
          </table:table-cell>
          <table:table-cell table:formula="of:=N(AND([.$I12]&lt;=[.Y$1]; [.$I12]&gt;[.X$1]))" office:value-type="float" office:value="0">
            <text:p>0</text:p>
          </table:table-cell>
          <table:table-cell table:formula="of:=N(AND([.$I12]&lt;=[.Z$1]; [.$I12]&gt;[.Y$1]))" office:value-type="float" office:value="0">
            <text:p>0</text:p>
          </table:table-cell>
          <table:table-cell table:formula="of:=N(AND([.$I12]&lt;=[.AA$1]; [.$I12]&gt;[.Z$1]))" office:value-type="float" office:value="0">
            <text:p>0</text:p>
          </table:table-cell>
          <table:table-cell table:formula="of:=N(AND([.$I12]&lt;=[.AB$1]; [.$I12]&gt;[.AA$1]))" office:value-type="float" office:value="0">
            <text:p>0</text:p>
          </table:table-cell>
          <table:table-cell table:formula="of:=N(AND([.$I12]&lt;=[.AC$1]; [.$I12]&gt;[.AB$1]))" office:value-type="float" office:value="0">
            <text:p>0</text:p>
          </table:table-cell>
          <table:table-cell table:formula="of:=N(AND([.$I12]&lt;=[.AD$1]; [.$I12]&gt;[.AC$1]))" office:value-type="float" office:value="0">
            <text:p>0</text:p>
          </table:table-cell>
          <table:table-cell table:formula="of:=N(AND([.$I12]&lt;=[.AE$1]; [.$I12]&gt;[.AD$1]))" office:value-type="float" office:value="0">
            <text:p>0</text:p>
          </table:table-cell>
          <table:table-cell table:formula="of:=N(AND([.$I12]&lt;=[.AF$1]; [.$I12]&gt;[.AE$1]))" office:value-type="float" office:value="0">
            <text:p>0</text:p>
          </table:table-cell>
          <table:table-cell table:formula="of:=N(AND([.$I12]&lt;=[.AG$1]; [.$I12]&gt;[.AF$1]))" office:value-type="float" office:value="0">
            <text:p>0</text:p>
          </table:table-cell>
          <table:table-cell table:formula="of:=N(AND([.$I12]&lt;=[.AH$1]; [.$I12]&gt;[.AG$1]))" office:value-type="float" office:value="0">
            <text:p>0</text:p>
          </table:table-cell>
          <table:table-cell table:formula="of:=N(AND([.$I12]&lt;=[.AI$1]; [.$I1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7:13Z</text:p>
          </table:table-cell>
          <table:table-cell office:value-type="float" office:value="2547">
            <text:p>2547</text:p>
          </table:table-cell>
          <table:table-cell/>
          <table:table-cell office:value-type="float" office:value="84000">
            <text:p>84000</text:p>
          </table:table-cell>
          <table:table-cell office:value-type="float" office:value="551">
            <text:p>551</text:p>
          </table:table-cell>
          <table:table-cell table:formula="of:=N(AND([.$I13]&lt;=[.K$1]; [.$I13]&gt;[.J$1]))" office:value-type="float" office:value="0">
            <text:p>0</text:p>
          </table:table-cell>
          <table:table-cell table:formula="of:=N(AND([.$I13]&lt;=[.L$1]; [.$I13]&gt;[.K$1]))" office:value-type="float" office:value="0">
            <text:p>0</text:p>
          </table:table-cell>
          <table:table-cell table:formula="of:=N(AND([.$I13]&lt;=[.M$1]; [.$I13]&gt;[.L$1]))" office:value-type="float" office:value="1">
            <text:p>1</text:p>
          </table:table-cell>
          <table:table-cell table:formula="of:=N(AND([.$I13]&lt;=[.N$1]; [.$I13]&gt;[.M$1]))" office:value-type="float" office:value="0">
            <text:p>0</text:p>
          </table:table-cell>
          <table:table-cell table:formula="of:=N(AND([.$I13]&lt;=[.O$1]; [.$I13]&gt;[.N$1]))" office:value-type="float" office:value="0">
            <text:p>0</text:p>
          </table:table-cell>
          <table:table-cell table:formula="of:=N(AND([.$I13]&lt;=[.P$1]; [.$I13]&gt;[.O$1]))" office:value-type="float" office:value="0">
            <text:p>0</text:p>
          </table:table-cell>
          <table:table-cell table:formula="of:=N(AND([.$I13]&lt;=[.Q$1]; [.$I13]&gt;[.P$1]))" office:value-type="float" office:value="0">
            <text:p>0</text:p>
          </table:table-cell>
          <table:table-cell table:formula="of:=N(AND([.$I13]&lt;=[.R$1]; [.$I13]&gt;[.Q$1]))" office:value-type="float" office:value="0">
            <text:p>0</text:p>
          </table:table-cell>
          <table:table-cell table:formula="of:=N(AND([.$I13]&lt;=[.S$1]; [.$I13]&gt;[.R$1]))" office:value-type="float" office:value="0">
            <text:p>0</text:p>
          </table:table-cell>
          <table:table-cell table:formula="of:=N(AND([.$I13]&lt;=[.T$1]; [.$I13]&gt;[.S$1]))" office:value-type="float" office:value="0">
            <text:p>0</text:p>
          </table:table-cell>
          <table:table-cell table:formula="of:=N(AND([.$I13]&lt;=[.U$1]; [.$I13]&gt;[.T$1]))" office:value-type="float" office:value="0">
            <text:p>0</text:p>
          </table:table-cell>
          <table:table-cell table:formula="of:=N(AND([.$I13]&lt;=[.V$1]; [.$I13]&gt;[.U$1]))" office:value-type="float" office:value="0">
            <text:p>0</text:p>
          </table:table-cell>
          <table:table-cell table:formula="of:=N(AND([.$I13]&lt;=[.W$1]; [.$I13]&gt;[.V$1]))" office:value-type="float" office:value="0">
            <text:p>0</text:p>
          </table:table-cell>
          <table:table-cell table:formula="of:=N(AND([.$I13]&lt;=[.X$1]; [.$I13]&gt;[.W$1]))" office:value-type="float" office:value="0">
            <text:p>0</text:p>
          </table:table-cell>
          <table:table-cell table:formula="of:=N(AND([.$I13]&lt;=[.Y$1]; [.$I13]&gt;[.X$1]))" office:value-type="float" office:value="0">
            <text:p>0</text:p>
          </table:table-cell>
          <table:table-cell table:formula="of:=N(AND([.$I13]&lt;=[.Z$1]; [.$I13]&gt;[.Y$1]))" office:value-type="float" office:value="0">
            <text:p>0</text:p>
          </table:table-cell>
          <table:table-cell table:formula="of:=N(AND([.$I13]&lt;=[.AA$1]; [.$I13]&gt;[.Z$1]))" office:value-type="float" office:value="0">
            <text:p>0</text:p>
          </table:table-cell>
          <table:table-cell table:formula="of:=N(AND([.$I13]&lt;=[.AB$1]; [.$I13]&gt;[.AA$1]))" office:value-type="float" office:value="0">
            <text:p>0</text:p>
          </table:table-cell>
          <table:table-cell table:formula="of:=N(AND([.$I13]&lt;=[.AC$1]; [.$I13]&gt;[.AB$1]))" office:value-type="float" office:value="0">
            <text:p>0</text:p>
          </table:table-cell>
          <table:table-cell table:formula="of:=N(AND([.$I13]&lt;=[.AD$1]; [.$I13]&gt;[.AC$1]))" office:value-type="float" office:value="0">
            <text:p>0</text:p>
          </table:table-cell>
          <table:table-cell table:formula="of:=N(AND([.$I13]&lt;=[.AE$1]; [.$I13]&gt;[.AD$1]))" office:value-type="float" office:value="0">
            <text:p>0</text:p>
          </table:table-cell>
          <table:table-cell table:formula="of:=N(AND([.$I13]&lt;=[.AF$1]; [.$I13]&gt;[.AE$1]))" office:value-type="float" office:value="0">
            <text:p>0</text:p>
          </table:table-cell>
          <table:table-cell table:formula="of:=N(AND([.$I13]&lt;=[.AG$1]; [.$I13]&gt;[.AF$1]))" office:value-type="float" office:value="0">
            <text:p>0</text:p>
          </table:table-cell>
          <table:table-cell table:formula="of:=N(AND([.$I13]&lt;=[.AH$1]; [.$I13]&gt;[.AG$1]))" office:value-type="float" office:value="0">
            <text:p>0</text:p>
          </table:table-cell>
          <table:table-cell table:formula="of:=N(AND([.$I13]&lt;=[.AI$1]; [.$I1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8:24Z</text:p>
          </table:table-cell>
          <table:table-cell office:value-type="float" office:value="18676">
            <text:p>18676</text:p>
          </table:table-cell>
          <table:table-cell/>
          <table:table-cell office:value-type="float" office:value="139000">
            <text:p>139000</text:p>
          </table:table-cell>
          <table:table-cell office:value-type="float" office:value="551">
            <text:p>551</text:p>
          </table:table-cell>
          <table:table-cell table:formula="of:=N(AND([.$I14]&lt;=[.K$1]; [.$I14]&gt;[.J$1]))" office:value-type="float" office:value="0">
            <text:p>0</text:p>
          </table:table-cell>
          <table:table-cell table:formula="of:=N(AND([.$I14]&lt;=[.L$1]; [.$I14]&gt;[.K$1]))" office:value-type="float" office:value="0">
            <text:p>0</text:p>
          </table:table-cell>
          <table:table-cell table:formula="of:=N(AND([.$I14]&lt;=[.M$1]; [.$I14]&gt;[.L$1]))" office:value-type="float" office:value="0">
            <text:p>0</text:p>
          </table:table-cell>
          <table:table-cell table:formula="of:=N(AND([.$I14]&lt;=[.N$1]; [.$I14]&gt;[.M$1]))" office:value-type="float" office:value="0">
            <text:p>0</text:p>
          </table:table-cell>
          <table:table-cell table:formula="of:=N(AND([.$I14]&lt;=[.O$1]; [.$I14]&gt;[.N$1]))" office:value-type="float" office:value="1">
            <text:p>1</text:p>
          </table:table-cell>
          <table:table-cell table:formula="of:=N(AND([.$I14]&lt;=[.P$1]; [.$I14]&gt;[.O$1]))" office:value-type="float" office:value="0">
            <text:p>0</text:p>
          </table:table-cell>
          <table:table-cell table:formula="of:=N(AND([.$I14]&lt;=[.Q$1]; [.$I14]&gt;[.P$1]))" office:value-type="float" office:value="0">
            <text:p>0</text:p>
          </table:table-cell>
          <table:table-cell table:formula="of:=N(AND([.$I14]&lt;=[.R$1]; [.$I14]&gt;[.Q$1]))" office:value-type="float" office:value="0">
            <text:p>0</text:p>
          </table:table-cell>
          <table:table-cell table:formula="of:=N(AND([.$I14]&lt;=[.S$1]; [.$I14]&gt;[.R$1]))" office:value-type="float" office:value="0">
            <text:p>0</text:p>
          </table:table-cell>
          <table:table-cell table:formula="of:=N(AND([.$I14]&lt;=[.T$1]; [.$I14]&gt;[.S$1]))" office:value-type="float" office:value="0">
            <text:p>0</text:p>
          </table:table-cell>
          <table:table-cell table:formula="of:=N(AND([.$I14]&lt;=[.U$1]; [.$I14]&gt;[.T$1]))" office:value-type="float" office:value="0">
            <text:p>0</text:p>
          </table:table-cell>
          <table:table-cell table:formula="of:=N(AND([.$I14]&lt;=[.V$1]; [.$I14]&gt;[.U$1]))" office:value-type="float" office:value="0">
            <text:p>0</text:p>
          </table:table-cell>
          <table:table-cell table:formula="of:=N(AND([.$I14]&lt;=[.W$1]; [.$I14]&gt;[.V$1]))" office:value-type="float" office:value="0">
            <text:p>0</text:p>
          </table:table-cell>
          <table:table-cell table:formula="of:=N(AND([.$I14]&lt;=[.X$1]; [.$I14]&gt;[.W$1]))" office:value-type="float" office:value="0">
            <text:p>0</text:p>
          </table:table-cell>
          <table:table-cell table:formula="of:=N(AND([.$I14]&lt;=[.Y$1]; [.$I14]&gt;[.X$1]))" office:value-type="float" office:value="0">
            <text:p>0</text:p>
          </table:table-cell>
          <table:table-cell table:formula="of:=N(AND([.$I14]&lt;=[.Z$1]; [.$I14]&gt;[.Y$1]))" office:value-type="float" office:value="0">
            <text:p>0</text:p>
          </table:table-cell>
          <table:table-cell table:formula="of:=N(AND([.$I14]&lt;=[.AA$1]; [.$I14]&gt;[.Z$1]))" office:value-type="float" office:value="0">
            <text:p>0</text:p>
          </table:table-cell>
          <table:table-cell table:formula="of:=N(AND([.$I14]&lt;=[.AB$1]; [.$I14]&gt;[.AA$1]))" office:value-type="float" office:value="0">
            <text:p>0</text:p>
          </table:table-cell>
          <table:table-cell table:formula="of:=N(AND([.$I14]&lt;=[.AC$1]; [.$I14]&gt;[.AB$1]))" office:value-type="float" office:value="0">
            <text:p>0</text:p>
          </table:table-cell>
          <table:table-cell table:formula="of:=N(AND([.$I14]&lt;=[.AD$1]; [.$I14]&gt;[.AC$1]))" office:value-type="float" office:value="0">
            <text:p>0</text:p>
          </table:table-cell>
          <table:table-cell table:formula="of:=N(AND([.$I14]&lt;=[.AE$1]; [.$I14]&gt;[.AD$1]))" office:value-type="float" office:value="0">
            <text:p>0</text:p>
          </table:table-cell>
          <table:table-cell table:formula="of:=N(AND([.$I14]&lt;=[.AF$1]; [.$I14]&gt;[.AE$1]))" office:value-type="float" office:value="0">
            <text:p>0</text:p>
          </table:table-cell>
          <table:table-cell table:formula="of:=N(AND([.$I14]&lt;=[.AG$1]; [.$I14]&gt;[.AF$1]))" office:value-type="float" office:value="0">
            <text:p>0</text:p>
          </table:table-cell>
          <table:table-cell table:formula="of:=N(AND([.$I14]&lt;=[.AH$1]; [.$I14]&gt;[.AG$1]))" office:value-type="float" office:value="0">
            <text:p>0</text:p>
          </table:table-cell>
          <table:table-cell table:formula="of:=N(AND([.$I14]&lt;=[.AI$1]; [.$I1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49:26Z</text:p>
          </table:table-cell>
          <table:table-cell office:value-type="float" office:value="26784">
            <text:p>26784</text:p>
          </table:table-cell>
          <table:table-cell/>
          <table:table-cell office:value-type="float" office:value="163000">
            <text:p>163000</text:p>
          </table:table-cell>
          <table:table-cell office:value-type="float" office:value="551">
            <text:p>551</text:p>
          </table:table-cell>
          <table:table-cell table:formula="of:=N(AND([.$I15]&lt;=[.K$1]; [.$I15]&gt;[.J$1]))" office:value-type="float" office:value="0">
            <text:p>0</text:p>
          </table:table-cell>
          <table:table-cell table:formula="of:=N(AND([.$I15]&lt;=[.L$1]; [.$I15]&gt;[.K$1]))" office:value-type="float" office:value="0">
            <text:p>0</text:p>
          </table:table-cell>
          <table:table-cell table:formula="of:=N(AND([.$I15]&lt;=[.M$1]; [.$I15]&gt;[.L$1]))" office:value-type="float" office:value="0">
            <text:p>0</text:p>
          </table:table-cell>
          <table:table-cell table:formula="of:=N(AND([.$I15]&lt;=[.N$1]; [.$I15]&gt;[.M$1]))" office:value-type="float" office:value="0">
            <text:p>0</text:p>
          </table:table-cell>
          <table:table-cell table:formula="of:=N(AND([.$I15]&lt;=[.O$1]; [.$I15]&gt;[.N$1]))" office:value-type="float" office:value="0">
            <text:p>0</text:p>
          </table:table-cell>
          <table:table-cell table:formula="of:=N(AND([.$I15]&lt;=[.P$1]; [.$I15]&gt;[.O$1]))" office:value-type="float" office:value="1">
            <text:p>1</text:p>
          </table:table-cell>
          <table:table-cell table:formula="of:=N(AND([.$I15]&lt;=[.Q$1]; [.$I15]&gt;[.P$1]))" office:value-type="float" office:value="0">
            <text:p>0</text:p>
          </table:table-cell>
          <table:table-cell table:formula="of:=N(AND([.$I15]&lt;=[.R$1]; [.$I15]&gt;[.Q$1]))" office:value-type="float" office:value="0">
            <text:p>0</text:p>
          </table:table-cell>
          <table:table-cell table:formula="of:=N(AND([.$I15]&lt;=[.S$1]; [.$I15]&gt;[.R$1]))" office:value-type="float" office:value="0">
            <text:p>0</text:p>
          </table:table-cell>
          <table:table-cell table:formula="of:=N(AND([.$I15]&lt;=[.T$1]; [.$I15]&gt;[.S$1]))" office:value-type="float" office:value="0">
            <text:p>0</text:p>
          </table:table-cell>
          <table:table-cell table:formula="of:=N(AND([.$I15]&lt;=[.U$1]; [.$I15]&gt;[.T$1]))" office:value-type="float" office:value="0">
            <text:p>0</text:p>
          </table:table-cell>
          <table:table-cell table:formula="of:=N(AND([.$I15]&lt;=[.V$1]; [.$I15]&gt;[.U$1]))" office:value-type="float" office:value="0">
            <text:p>0</text:p>
          </table:table-cell>
          <table:table-cell table:formula="of:=N(AND([.$I15]&lt;=[.W$1]; [.$I15]&gt;[.V$1]))" office:value-type="float" office:value="0">
            <text:p>0</text:p>
          </table:table-cell>
          <table:table-cell table:formula="of:=N(AND([.$I15]&lt;=[.X$1]; [.$I15]&gt;[.W$1]))" office:value-type="float" office:value="0">
            <text:p>0</text:p>
          </table:table-cell>
          <table:table-cell table:formula="of:=N(AND([.$I15]&lt;=[.Y$1]; [.$I15]&gt;[.X$1]))" office:value-type="float" office:value="0">
            <text:p>0</text:p>
          </table:table-cell>
          <table:table-cell table:formula="of:=N(AND([.$I15]&lt;=[.Z$1]; [.$I15]&gt;[.Y$1]))" office:value-type="float" office:value="0">
            <text:p>0</text:p>
          </table:table-cell>
          <table:table-cell table:formula="of:=N(AND([.$I15]&lt;=[.AA$1]; [.$I15]&gt;[.Z$1]))" office:value-type="float" office:value="0">
            <text:p>0</text:p>
          </table:table-cell>
          <table:table-cell table:formula="of:=N(AND([.$I15]&lt;=[.AB$1]; [.$I15]&gt;[.AA$1]))" office:value-type="float" office:value="0">
            <text:p>0</text:p>
          </table:table-cell>
          <table:table-cell table:formula="of:=N(AND([.$I15]&lt;=[.AC$1]; [.$I15]&gt;[.AB$1]))" office:value-type="float" office:value="0">
            <text:p>0</text:p>
          </table:table-cell>
          <table:table-cell table:formula="of:=N(AND([.$I15]&lt;=[.AD$1]; [.$I15]&gt;[.AC$1]))" office:value-type="float" office:value="0">
            <text:p>0</text:p>
          </table:table-cell>
          <table:table-cell table:formula="of:=N(AND([.$I15]&lt;=[.AE$1]; [.$I15]&gt;[.AD$1]))" office:value-type="float" office:value="0">
            <text:p>0</text:p>
          </table:table-cell>
          <table:table-cell table:formula="of:=N(AND([.$I15]&lt;=[.AF$1]; [.$I15]&gt;[.AE$1]))" office:value-type="float" office:value="0">
            <text:p>0</text:p>
          </table:table-cell>
          <table:table-cell table:formula="of:=N(AND([.$I15]&lt;=[.AG$1]; [.$I15]&gt;[.AF$1]))" office:value-type="float" office:value="0">
            <text:p>0</text:p>
          </table:table-cell>
          <table:table-cell table:formula="of:=N(AND([.$I15]&lt;=[.AH$1]; [.$I15]&gt;[.AG$1]))" office:value-type="float" office:value="0">
            <text:p>0</text:p>
          </table:table-cell>
          <table:table-cell table:formula="of:=N(AND([.$I15]&lt;=[.AI$1]; [.$I1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9:30Z</text:p>
          </table:table-cell>
          <table:table-cell office:value-type="float" office:value="3569">
            <text:p>3569</text:p>
          </table:table-cell>
          <table:table-cell/>
          <table:table-cell office:value-type="float" office:value="322000">
            <text:p>322000</text:p>
          </table:table-cell>
          <table:table-cell office:value-type="float" office:value="551">
            <text:p>551</text:p>
          </table:table-cell>
          <table:table-cell table:formula="of:=N(AND([.$I16]&lt;=[.K$1]; [.$I16]&gt;[.J$1]))" office:value-type="float" office:value="0">
            <text:p>0</text:p>
          </table:table-cell>
          <table:table-cell table:formula="of:=N(AND([.$I16]&lt;=[.L$1]; [.$I16]&gt;[.K$1]))" office:value-type="float" office:value="0">
            <text:p>0</text:p>
          </table:table-cell>
          <table:table-cell table:formula="of:=N(AND([.$I16]&lt;=[.M$1]; [.$I16]&gt;[.L$1]))" office:value-type="float" office:value="0">
            <text:p>0</text:p>
          </table:table-cell>
          <table:table-cell table:formula="of:=N(AND([.$I16]&lt;=[.N$1]; [.$I16]&gt;[.M$1]))" office:value-type="float" office:value="0">
            <text:p>0</text:p>
          </table:table-cell>
          <table:table-cell table:formula="of:=N(AND([.$I16]&lt;=[.O$1]; [.$I16]&gt;[.N$1]))" office:value-type="float" office:value="0">
            <text:p>0</text:p>
          </table:table-cell>
          <table:table-cell table:formula="of:=N(AND([.$I16]&lt;=[.P$1]; [.$I16]&gt;[.O$1]))" office:value-type="float" office:value="0">
            <text:p>0</text:p>
          </table:table-cell>
          <table:table-cell table:formula="of:=N(AND([.$I16]&lt;=[.Q$1]; [.$I16]&gt;[.P$1]))" office:value-type="float" office:value="0">
            <text:p>0</text:p>
          </table:table-cell>
          <table:table-cell table:formula="of:=N(AND([.$I16]&lt;=[.R$1]; [.$I16]&gt;[.Q$1]))" office:value-type="float" office:value="0">
            <text:p>0</text:p>
          </table:table-cell>
          <table:table-cell table:formula="of:=N(AND([.$I16]&lt;=[.S$1]; [.$I16]&gt;[.R$1]))" office:value-type="float" office:value="0">
            <text:p>0</text:p>
          </table:table-cell>
          <table:table-cell table:formula="of:=N(AND([.$I16]&lt;=[.T$1]; [.$I16]&gt;[.S$1]))" office:value-type="float" office:value="0">
            <text:p>0</text:p>
          </table:table-cell>
          <table:table-cell table:formula="of:=N(AND([.$I16]&lt;=[.U$1]; [.$I16]&gt;[.T$1]))" office:value-type="float" office:value="1">
            <text:p>1</text:p>
          </table:table-cell>
          <table:table-cell table:formula="of:=N(AND([.$I16]&lt;=[.V$1]; [.$I16]&gt;[.U$1]))" office:value-type="float" office:value="0">
            <text:p>0</text:p>
          </table:table-cell>
          <table:table-cell table:formula="of:=N(AND([.$I16]&lt;=[.W$1]; [.$I16]&gt;[.V$1]))" office:value-type="float" office:value="0">
            <text:p>0</text:p>
          </table:table-cell>
          <table:table-cell table:formula="of:=N(AND([.$I16]&lt;=[.X$1]; [.$I16]&gt;[.W$1]))" office:value-type="float" office:value="0">
            <text:p>0</text:p>
          </table:table-cell>
          <table:table-cell table:formula="of:=N(AND([.$I16]&lt;=[.Y$1]; [.$I16]&gt;[.X$1]))" office:value-type="float" office:value="0">
            <text:p>0</text:p>
          </table:table-cell>
          <table:table-cell table:formula="of:=N(AND([.$I16]&lt;=[.Z$1]; [.$I16]&gt;[.Y$1]))" office:value-type="float" office:value="0">
            <text:p>0</text:p>
          </table:table-cell>
          <table:table-cell table:formula="of:=N(AND([.$I16]&lt;=[.AA$1]; [.$I16]&gt;[.Z$1]))" office:value-type="float" office:value="0">
            <text:p>0</text:p>
          </table:table-cell>
          <table:table-cell table:formula="of:=N(AND([.$I16]&lt;=[.AB$1]; [.$I16]&gt;[.AA$1]))" office:value-type="float" office:value="0">
            <text:p>0</text:p>
          </table:table-cell>
          <table:table-cell table:formula="of:=N(AND([.$I16]&lt;=[.AC$1]; [.$I16]&gt;[.AB$1]))" office:value-type="float" office:value="0">
            <text:p>0</text:p>
          </table:table-cell>
          <table:table-cell table:formula="of:=N(AND([.$I16]&lt;=[.AD$1]; [.$I16]&gt;[.AC$1]))" office:value-type="float" office:value="0">
            <text:p>0</text:p>
          </table:table-cell>
          <table:table-cell table:formula="of:=N(AND([.$I16]&lt;=[.AE$1]; [.$I16]&gt;[.AD$1]))" office:value-type="float" office:value="0">
            <text:p>0</text:p>
          </table:table-cell>
          <table:table-cell table:formula="of:=N(AND([.$I16]&lt;=[.AF$1]; [.$I16]&gt;[.AE$1]))" office:value-type="float" office:value="0">
            <text:p>0</text:p>
          </table:table-cell>
          <table:table-cell table:formula="of:=N(AND([.$I16]&lt;=[.AG$1]; [.$I16]&gt;[.AF$1]))" office:value-type="float" office:value="0">
            <text:p>0</text:p>
          </table:table-cell>
          <table:table-cell table:formula="of:=N(AND([.$I16]&lt;=[.AH$1]; [.$I16]&gt;[.AG$1]))" office:value-type="float" office:value="0">
            <text:p>0</text:p>
          </table:table-cell>
          <table:table-cell table:formula="of:=N(AND([.$I16]&lt;=[.AI$1]; [.$I1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50:52Z</text:p>
          </table:table-cell>
          <table:table-cell office:value-type="float" office:value="3523">
            <text:p>3523</text:p>
          </table:table-cell>
          <table:table-cell/>
          <table:table-cell office:value-type="float" office:value="216000">
            <text:p>216000</text:p>
          </table:table-cell>
          <table:table-cell office:value-type="float" office:value="551">
            <text:p>551</text:p>
          </table:table-cell>
          <table:table-cell table:formula="of:=N(AND([.$I17]&lt;=[.K$1]; [.$I17]&gt;[.J$1]))" office:value-type="float" office:value="0">
            <text:p>0</text:p>
          </table:table-cell>
          <table:table-cell table:formula="of:=N(AND([.$I17]&lt;=[.L$1]; [.$I17]&gt;[.K$1]))" office:value-type="float" office:value="0">
            <text:p>0</text:p>
          </table:table-cell>
          <table:table-cell table:formula="of:=N(AND([.$I17]&lt;=[.M$1]; [.$I17]&gt;[.L$1]))" office:value-type="float" office:value="0">
            <text:p>0</text:p>
          </table:table-cell>
          <table:table-cell table:formula="of:=N(AND([.$I17]&lt;=[.N$1]; [.$I17]&gt;[.M$1]))" office:value-type="float" office:value="0">
            <text:p>0</text:p>
          </table:table-cell>
          <table:table-cell table:formula="of:=N(AND([.$I17]&lt;=[.O$1]; [.$I17]&gt;[.N$1]))" office:value-type="float" office:value="0">
            <text:p>0</text:p>
          </table:table-cell>
          <table:table-cell table:formula="of:=N(AND([.$I17]&lt;=[.P$1]; [.$I17]&gt;[.O$1]))" office:value-type="float" office:value="0">
            <text:p>0</text:p>
          </table:table-cell>
          <table:table-cell table:formula="of:=N(AND([.$I17]&lt;=[.Q$1]; [.$I17]&gt;[.P$1]))" office:value-type="float" office:value="0">
            <text:p>0</text:p>
          </table:table-cell>
          <table:table-cell table:formula="of:=N(AND([.$I17]&lt;=[.R$1]; [.$I17]&gt;[.Q$1]))" office:value-type="float" office:value="1">
            <text:p>1</text:p>
          </table:table-cell>
          <table:table-cell table:formula="of:=N(AND([.$I17]&lt;=[.S$1]; [.$I17]&gt;[.R$1]))" office:value-type="float" office:value="0">
            <text:p>0</text:p>
          </table:table-cell>
          <table:table-cell table:formula="of:=N(AND([.$I17]&lt;=[.T$1]; [.$I17]&gt;[.S$1]))" office:value-type="float" office:value="0">
            <text:p>0</text:p>
          </table:table-cell>
          <table:table-cell table:formula="of:=N(AND([.$I17]&lt;=[.U$1]; [.$I17]&gt;[.T$1]))" office:value-type="float" office:value="0">
            <text:p>0</text:p>
          </table:table-cell>
          <table:table-cell table:formula="of:=N(AND([.$I17]&lt;=[.V$1]; [.$I17]&gt;[.U$1]))" office:value-type="float" office:value="0">
            <text:p>0</text:p>
          </table:table-cell>
          <table:table-cell table:formula="of:=N(AND([.$I17]&lt;=[.W$1]; [.$I17]&gt;[.V$1]))" office:value-type="float" office:value="0">
            <text:p>0</text:p>
          </table:table-cell>
          <table:table-cell table:formula="of:=N(AND([.$I17]&lt;=[.X$1]; [.$I17]&gt;[.W$1]))" office:value-type="float" office:value="0">
            <text:p>0</text:p>
          </table:table-cell>
          <table:table-cell table:formula="of:=N(AND([.$I17]&lt;=[.Y$1]; [.$I17]&gt;[.X$1]))" office:value-type="float" office:value="0">
            <text:p>0</text:p>
          </table:table-cell>
          <table:table-cell table:formula="of:=N(AND([.$I17]&lt;=[.Z$1]; [.$I17]&gt;[.Y$1]))" office:value-type="float" office:value="0">
            <text:p>0</text:p>
          </table:table-cell>
          <table:table-cell table:formula="of:=N(AND([.$I17]&lt;=[.AA$1]; [.$I17]&gt;[.Z$1]))" office:value-type="float" office:value="0">
            <text:p>0</text:p>
          </table:table-cell>
          <table:table-cell table:formula="of:=N(AND([.$I17]&lt;=[.AB$1]; [.$I17]&gt;[.AA$1]))" office:value-type="float" office:value="0">
            <text:p>0</text:p>
          </table:table-cell>
          <table:table-cell table:formula="of:=N(AND([.$I17]&lt;=[.AC$1]; [.$I17]&gt;[.AB$1]))" office:value-type="float" office:value="0">
            <text:p>0</text:p>
          </table:table-cell>
          <table:table-cell table:formula="of:=N(AND([.$I17]&lt;=[.AD$1]; [.$I17]&gt;[.AC$1]))" office:value-type="float" office:value="0">
            <text:p>0</text:p>
          </table:table-cell>
          <table:table-cell table:formula="of:=N(AND([.$I17]&lt;=[.AE$1]; [.$I17]&gt;[.AD$1]))" office:value-type="float" office:value="0">
            <text:p>0</text:p>
          </table:table-cell>
          <table:table-cell table:formula="of:=N(AND([.$I17]&lt;=[.AF$1]; [.$I17]&gt;[.AE$1]))" office:value-type="float" office:value="0">
            <text:p>0</text:p>
          </table:table-cell>
          <table:table-cell table:formula="of:=N(AND([.$I17]&lt;=[.AG$1]; [.$I17]&gt;[.AF$1]))" office:value-type="float" office:value="0">
            <text:p>0</text:p>
          </table:table-cell>
          <table:table-cell table:formula="of:=N(AND([.$I17]&lt;=[.AH$1]; [.$I17]&gt;[.AG$1]))" office:value-type="float" office:value="0">
            <text:p>0</text:p>
          </table:table-cell>
          <table:table-cell table:formula="of:=N(AND([.$I17]&lt;=[.AI$1]; [.$I1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1:19Z</text:p>
          </table:table-cell>
          <table:table-cell office:value-type="float" office:value="3420">
            <text:p>3420</text:p>
          </table:table-cell>
          <table:table-cell/>
          <table:table-cell office:value-type="float" office:value="160000">
            <text:p>160000</text:p>
          </table:table-cell>
          <table:table-cell office:value-type="float" office:value="821">
            <text:p>821</text:p>
          </table:table-cell>
          <table:table-cell table:formula="of:=N(AND([.$I18]&lt;=[.K$1]; [.$I18]&gt;[.J$1]))" office:value-type="float" office:value="0">
            <text:p>0</text:p>
          </table:table-cell>
          <table:table-cell table:formula="of:=N(AND([.$I18]&lt;=[.L$1]; [.$I18]&gt;[.K$1]))" office:value-type="float" office:value="0">
            <text:p>0</text:p>
          </table:table-cell>
          <table:table-cell table:formula="of:=N(AND([.$I18]&lt;=[.M$1]; [.$I18]&gt;[.L$1]))" office:value-type="float" office:value="0">
            <text:p>0</text:p>
          </table:table-cell>
          <table:table-cell table:formula="of:=N(AND([.$I18]&lt;=[.N$1]; [.$I18]&gt;[.M$1]))" office:value-type="float" office:value="0">
            <text:p>0</text:p>
          </table:table-cell>
          <table:table-cell table:formula="of:=N(AND([.$I18]&lt;=[.O$1]; [.$I18]&gt;[.N$1]))" office:value-type="float" office:value="0">
            <text:p>0</text:p>
          </table:table-cell>
          <table:table-cell table:formula="of:=N(AND([.$I18]&lt;=[.P$1]; [.$I18]&gt;[.O$1]))" office:value-type="float" office:value="1">
            <text:p>1</text:p>
          </table:table-cell>
          <table:table-cell table:formula="of:=N(AND([.$I18]&lt;=[.Q$1]; [.$I18]&gt;[.P$1]))" office:value-type="float" office:value="0">
            <text:p>0</text:p>
          </table:table-cell>
          <table:table-cell table:formula="of:=N(AND([.$I18]&lt;=[.R$1]; [.$I18]&gt;[.Q$1]))" office:value-type="float" office:value="0">
            <text:p>0</text:p>
          </table:table-cell>
          <table:table-cell table:formula="of:=N(AND([.$I18]&lt;=[.S$1]; [.$I18]&gt;[.R$1]))" office:value-type="float" office:value="0">
            <text:p>0</text:p>
          </table:table-cell>
          <table:table-cell table:formula="of:=N(AND([.$I18]&lt;=[.T$1]; [.$I18]&gt;[.S$1]))" office:value-type="float" office:value="0">
            <text:p>0</text:p>
          </table:table-cell>
          <table:table-cell table:formula="of:=N(AND([.$I18]&lt;=[.U$1]; [.$I18]&gt;[.T$1]))" office:value-type="float" office:value="0">
            <text:p>0</text:p>
          </table:table-cell>
          <table:table-cell table:formula="of:=N(AND([.$I18]&lt;=[.V$1]; [.$I18]&gt;[.U$1]))" office:value-type="float" office:value="0">
            <text:p>0</text:p>
          </table:table-cell>
          <table:table-cell table:formula="of:=N(AND([.$I18]&lt;=[.W$1]; [.$I18]&gt;[.V$1]))" office:value-type="float" office:value="0">
            <text:p>0</text:p>
          </table:table-cell>
          <table:table-cell table:formula="of:=N(AND([.$I18]&lt;=[.X$1]; [.$I18]&gt;[.W$1]))" office:value-type="float" office:value="0">
            <text:p>0</text:p>
          </table:table-cell>
          <table:table-cell table:formula="of:=N(AND([.$I18]&lt;=[.Y$1]; [.$I18]&gt;[.X$1]))" office:value-type="float" office:value="0">
            <text:p>0</text:p>
          </table:table-cell>
          <table:table-cell table:formula="of:=N(AND([.$I18]&lt;=[.Z$1]; [.$I18]&gt;[.Y$1]))" office:value-type="float" office:value="0">
            <text:p>0</text:p>
          </table:table-cell>
          <table:table-cell table:formula="of:=N(AND([.$I18]&lt;=[.AA$1]; [.$I18]&gt;[.Z$1]))" office:value-type="float" office:value="0">
            <text:p>0</text:p>
          </table:table-cell>
          <table:table-cell table:formula="of:=N(AND([.$I18]&lt;=[.AB$1]; [.$I18]&gt;[.AA$1]))" office:value-type="float" office:value="0">
            <text:p>0</text:p>
          </table:table-cell>
          <table:table-cell table:formula="of:=N(AND([.$I18]&lt;=[.AC$1]; [.$I18]&gt;[.AB$1]))" office:value-type="float" office:value="0">
            <text:p>0</text:p>
          </table:table-cell>
          <table:table-cell table:formula="of:=N(AND([.$I18]&lt;=[.AD$1]; [.$I18]&gt;[.AC$1]))" office:value-type="float" office:value="0">
            <text:p>0</text:p>
          </table:table-cell>
          <table:table-cell table:formula="of:=N(AND([.$I18]&lt;=[.AE$1]; [.$I18]&gt;[.AD$1]))" office:value-type="float" office:value="0">
            <text:p>0</text:p>
          </table:table-cell>
          <table:table-cell table:formula="of:=N(AND([.$I18]&lt;=[.AF$1]; [.$I18]&gt;[.AE$1]))" office:value-type="float" office:value="0">
            <text:p>0</text:p>
          </table:table-cell>
          <table:table-cell table:formula="of:=N(AND([.$I18]&lt;=[.AG$1]; [.$I18]&gt;[.AF$1]))" office:value-type="float" office:value="0">
            <text:p>0</text:p>
          </table:table-cell>
          <table:table-cell table:formula="of:=N(AND([.$I18]&lt;=[.AH$1]; [.$I18]&gt;[.AG$1]))" office:value-type="float" office:value="0">
            <text:p>0</text:p>
          </table:table-cell>
          <table:table-cell table:formula="of:=N(AND([.$I18]&lt;=[.AI$1]; [.$I1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1:46Z</text:p>
          </table:table-cell>
          <table:table-cell office:value-type="float" office:value="2670">
            <text:p>2670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821">
            <text:p>821</text:p>
          </table:table-cell>
          <table:table-cell table:formula="of:=N(AND([.$I19]&lt;=[.K$1]; [.$I19]&gt;[.J$1]))" office:value-type="float" office:value="0">
            <text:p>0</text:p>
          </table:table-cell>
          <table:table-cell table:formula="of:=N(AND([.$I19]&lt;=[.L$1]; [.$I19]&gt;[.K$1]))" office:value-type="float" office:value="0">
            <text:p>0</text:p>
          </table:table-cell>
          <table:table-cell table:formula="of:=N(AND([.$I19]&lt;=[.M$1]; [.$I19]&gt;[.L$1]))" office:value-type="float" office:value="0">
            <text:p>0</text:p>
          </table:table-cell>
          <table:table-cell table:formula="of:=N(AND([.$I19]&lt;=[.N$1]; [.$I19]&gt;[.M$1]))" office:value-type="float" office:value="0">
            <text:p>0</text:p>
          </table:table-cell>
          <table:table-cell table:formula="of:=N(AND([.$I19]&lt;=[.O$1]; [.$I19]&gt;[.N$1]))" office:value-type="float" office:value="0">
            <text:p>0</text:p>
          </table:table-cell>
          <table:table-cell table:formula="of:=N(AND([.$I19]&lt;=[.P$1]; [.$I19]&gt;[.O$1]))" office:value-type="float" office:value="1">
            <text:p>1</text:p>
          </table:table-cell>
          <table:table-cell table:formula="of:=N(AND([.$I19]&lt;=[.Q$1]; [.$I19]&gt;[.P$1]))" office:value-type="float" office:value="0">
            <text:p>0</text:p>
          </table:table-cell>
          <table:table-cell table:formula="of:=N(AND([.$I19]&lt;=[.R$1]; [.$I19]&gt;[.Q$1]))" office:value-type="float" office:value="0">
            <text:p>0</text:p>
          </table:table-cell>
          <table:table-cell table:formula="of:=N(AND([.$I19]&lt;=[.S$1]; [.$I19]&gt;[.R$1]))" office:value-type="float" office:value="0">
            <text:p>0</text:p>
          </table:table-cell>
          <table:table-cell table:formula="of:=N(AND([.$I19]&lt;=[.T$1]; [.$I19]&gt;[.S$1]))" office:value-type="float" office:value="0">
            <text:p>0</text:p>
          </table:table-cell>
          <table:table-cell table:formula="of:=N(AND([.$I19]&lt;=[.U$1]; [.$I19]&gt;[.T$1]))" office:value-type="float" office:value="0">
            <text:p>0</text:p>
          </table:table-cell>
          <table:table-cell table:formula="of:=N(AND([.$I19]&lt;=[.V$1]; [.$I19]&gt;[.U$1]))" office:value-type="float" office:value="0">
            <text:p>0</text:p>
          </table:table-cell>
          <table:table-cell table:formula="of:=N(AND([.$I19]&lt;=[.W$1]; [.$I19]&gt;[.V$1]))" office:value-type="float" office:value="0">
            <text:p>0</text:p>
          </table:table-cell>
          <table:table-cell table:formula="of:=N(AND([.$I19]&lt;=[.X$1]; [.$I19]&gt;[.W$1]))" office:value-type="float" office:value="0">
            <text:p>0</text:p>
          </table:table-cell>
          <table:table-cell table:formula="of:=N(AND([.$I19]&lt;=[.Y$1]; [.$I19]&gt;[.X$1]))" office:value-type="float" office:value="0">
            <text:p>0</text:p>
          </table:table-cell>
          <table:table-cell table:formula="of:=N(AND([.$I19]&lt;=[.Z$1]; [.$I19]&gt;[.Y$1]))" office:value-type="float" office:value="0">
            <text:p>0</text:p>
          </table:table-cell>
          <table:table-cell table:formula="of:=N(AND([.$I19]&lt;=[.AA$1]; [.$I19]&gt;[.Z$1]))" office:value-type="float" office:value="0">
            <text:p>0</text:p>
          </table:table-cell>
          <table:table-cell table:formula="of:=N(AND([.$I19]&lt;=[.AB$1]; [.$I19]&gt;[.AA$1]))" office:value-type="float" office:value="0">
            <text:p>0</text:p>
          </table:table-cell>
          <table:table-cell table:formula="of:=N(AND([.$I19]&lt;=[.AC$1]; [.$I19]&gt;[.AB$1]))" office:value-type="float" office:value="0">
            <text:p>0</text:p>
          </table:table-cell>
          <table:table-cell table:formula="of:=N(AND([.$I19]&lt;=[.AD$1]; [.$I19]&gt;[.AC$1]))" office:value-type="float" office:value="0">
            <text:p>0</text:p>
          </table:table-cell>
          <table:table-cell table:formula="of:=N(AND([.$I19]&lt;=[.AE$1]; [.$I19]&gt;[.AD$1]))" office:value-type="float" office:value="0">
            <text:p>0</text:p>
          </table:table-cell>
          <table:table-cell table:formula="of:=N(AND([.$I19]&lt;=[.AF$1]; [.$I19]&gt;[.AE$1]))" office:value-type="float" office:value="0">
            <text:p>0</text:p>
          </table:table-cell>
          <table:table-cell table:formula="of:=N(AND([.$I19]&lt;=[.AG$1]; [.$I19]&gt;[.AF$1]))" office:value-type="float" office:value="0">
            <text:p>0</text:p>
          </table:table-cell>
          <table:table-cell table:formula="of:=N(AND([.$I19]&lt;=[.AH$1]; [.$I19]&gt;[.AG$1]))" office:value-type="float" office:value="0">
            <text:p>0</text:p>
          </table:table-cell>
          <table:table-cell table:formula="of:=N(AND([.$I19]&lt;=[.AI$1]; [.$I1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2:41Z</text:p>
          </table:table-cell>
          <table:table-cell office:value-type="float" office:value="30804">
            <text:p>30804</text:p>
          </table:table-cell>
          <table:table-cell/>
          <table:table-cell office:value-type="float" office:value="112000">
            <text:p>112000</text:p>
          </table:table-cell>
          <table:table-cell office:value-type="float" office:value="821">
            <text:p>821</text:p>
          </table:table-cell>
          <table:table-cell table:formula="of:=N(AND([.$I20]&lt;=[.K$1]; [.$I20]&gt;[.J$1]))" office:value-type="float" office:value="0">
            <text:p>0</text:p>
          </table:table-cell>
          <table:table-cell table:formula="of:=N(AND([.$I20]&lt;=[.L$1]; [.$I20]&gt;[.K$1]))" office:value-type="float" office:value="0">
            <text:p>0</text:p>
          </table:table-cell>
          <table:table-cell table:formula="of:=N(AND([.$I20]&lt;=[.M$1]; [.$I20]&gt;[.L$1]))" office:value-type="float" office:value="0">
            <text:p>0</text:p>
          </table:table-cell>
          <table:table-cell table:formula="of:=N(AND([.$I20]&lt;=[.N$1]; [.$I20]&gt;[.M$1]))" office:value-type="float" office:value="1">
            <text:p>1</text:p>
          </table:table-cell>
          <table:table-cell table:formula="of:=N(AND([.$I20]&lt;=[.O$1]; [.$I20]&gt;[.N$1]))" office:value-type="float" office:value="0">
            <text:p>0</text:p>
          </table:table-cell>
          <table:table-cell table:formula="of:=N(AND([.$I20]&lt;=[.P$1]; [.$I20]&gt;[.O$1]))" office:value-type="float" office:value="0">
            <text:p>0</text:p>
          </table:table-cell>
          <table:table-cell table:formula="of:=N(AND([.$I20]&lt;=[.Q$1]; [.$I20]&gt;[.P$1]))" office:value-type="float" office:value="0">
            <text:p>0</text:p>
          </table:table-cell>
          <table:table-cell table:formula="of:=N(AND([.$I20]&lt;=[.R$1]; [.$I20]&gt;[.Q$1]))" office:value-type="float" office:value="0">
            <text:p>0</text:p>
          </table:table-cell>
          <table:table-cell table:formula="of:=N(AND([.$I20]&lt;=[.S$1]; [.$I20]&gt;[.R$1]))" office:value-type="float" office:value="0">
            <text:p>0</text:p>
          </table:table-cell>
          <table:table-cell table:formula="of:=N(AND([.$I20]&lt;=[.T$1]; [.$I20]&gt;[.S$1]))" office:value-type="float" office:value="0">
            <text:p>0</text:p>
          </table:table-cell>
          <table:table-cell table:formula="of:=N(AND([.$I20]&lt;=[.U$1]; [.$I20]&gt;[.T$1]))" office:value-type="float" office:value="0">
            <text:p>0</text:p>
          </table:table-cell>
          <table:table-cell table:formula="of:=N(AND([.$I20]&lt;=[.V$1]; [.$I20]&gt;[.U$1]))" office:value-type="float" office:value="0">
            <text:p>0</text:p>
          </table:table-cell>
          <table:table-cell table:formula="of:=N(AND([.$I20]&lt;=[.W$1]; [.$I20]&gt;[.V$1]))" office:value-type="float" office:value="0">
            <text:p>0</text:p>
          </table:table-cell>
          <table:table-cell table:formula="of:=N(AND([.$I20]&lt;=[.X$1]; [.$I20]&gt;[.W$1]))" office:value-type="float" office:value="0">
            <text:p>0</text:p>
          </table:table-cell>
          <table:table-cell table:formula="of:=N(AND([.$I20]&lt;=[.Y$1]; [.$I20]&gt;[.X$1]))" office:value-type="float" office:value="0">
            <text:p>0</text:p>
          </table:table-cell>
          <table:table-cell table:formula="of:=N(AND([.$I20]&lt;=[.Z$1]; [.$I20]&gt;[.Y$1]))" office:value-type="float" office:value="0">
            <text:p>0</text:p>
          </table:table-cell>
          <table:table-cell table:formula="of:=N(AND([.$I20]&lt;=[.AA$1]; [.$I20]&gt;[.Z$1]))" office:value-type="float" office:value="0">
            <text:p>0</text:p>
          </table:table-cell>
          <table:table-cell table:formula="of:=N(AND([.$I20]&lt;=[.AB$1]; [.$I20]&gt;[.AA$1]))" office:value-type="float" office:value="0">
            <text:p>0</text:p>
          </table:table-cell>
          <table:table-cell table:formula="of:=N(AND([.$I20]&lt;=[.AC$1]; [.$I20]&gt;[.AB$1]))" office:value-type="float" office:value="0">
            <text:p>0</text:p>
          </table:table-cell>
          <table:table-cell table:formula="of:=N(AND([.$I20]&lt;=[.AD$1]; [.$I20]&gt;[.AC$1]))" office:value-type="float" office:value="0">
            <text:p>0</text:p>
          </table:table-cell>
          <table:table-cell table:formula="of:=N(AND([.$I20]&lt;=[.AE$1]; [.$I20]&gt;[.AD$1]))" office:value-type="float" office:value="0">
            <text:p>0</text:p>
          </table:table-cell>
          <table:table-cell table:formula="of:=N(AND([.$I20]&lt;=[.AF$1]; [.$I20]&gt;[.AE$1]))" office:value-type="float" office:value="0">
            <text:p>0</text:p>
          </table:table-cell>
          <table:table-cell table:formula="of:=N(AND([.$I20]&lt;=[.AG$1]; [.$I20]&gt;[.AF$1]))" office:value-type="float" office:value="0">
            <text:p>0</text:p>
          </table:table-cell>
          <table:table-cell table:formula="of:=N(AND([.$I20]&lt;=[.AH$1]; [.$I20]&gt;[.AG$1]))" office:value-type="float" office:value="0">
            <text:p>0</text:p>
          </table:table-cell>
          <table:table-cell table:formula="of:=N(AND([.$I20]&lt;=[.AI$1]; [.$I2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2:54Z</text:p>
          </table:table-cell>
          <table:table-cell office:value-type="float" office:value="16771">
            <text:p>16771</text:p>
          </table:table-cell>
          <table:table-cell/>
          <table:table-cell office:value-type="float" office:value="332000">
            <text:p>332000</text:p>
          </table:table-cell>
          <table:table-cell office:value-type="float" office:value="551">
            <text:p>551</text:p>
          </table:table-cell>
          <table:table-cell table:formula="of:=N(AND([.$I21]&lt;=[.K$1]; [.$I21]&gt;[.J$1]))" office:value-type="float" office:value="0">
            <text:p>0</text:p>
          </table:table-cell>
          <table:table-cell table:formula="of:=N(AND([.$I21]&lt;=[.L$1]; [.$I21]&gt;[.K$1]))" office:value-type="float" office:value="0">
            <text:p>0</text:p>
          </table:table-cell>
          <table:table-cell table:formula="of:=N(AND([.$I21]&lt;=[.M$1]; [.$I21]&gt;[.L$1]))" office:value-type="float" office:value="0">
            <text:p>0</text:p>
          </table:table-cell>
          <table:table-cell table:formula="of:=N(AND([.$I21]&lt;=[.N$1]; [.$I21]&gt;[.M$1]))" office:value-type="float" office:value="0">
            <text:p>0</text:p>
          </table:table-cell>
          <table:table-cell table:formula="of:=N(AND([.$I21]&lt;=[.O$1]; [.$I21]&gt;[.N$1]))" office:value-type="float" office:value="0">
            <text:p>0</text:p>
          </table:table-cell>
          <table:table-cell table:formula="of:=N(AND([.$I21]&lt;=[.P$1]; [.$I21]&gt;[.O$1]))" office:value-type="float" office:value="0">
            <text:p>0</text:p>
          </table:table-cell>
          <table:table-cell table:formula="of:=N(AND([.$I21]&lt;=[.Q$1]; [.$I21]&gt;[.P$1]))" office:value-type="float" office:value="0">
            <text:p>0</text:p>
          </table:table-cell>
          <table:table-cell table:formula="of:=N(AND([.$I21]&lt;=[.R$1]; [.$I21]&gt;[.Q$1]))" office:value-type="float" office:value="0">
            <text:p>0</text:p>
          </table:table-cell>
          <table:table-cell table:formula="of:=N(AND([.$I21]&lt;=[.S$1]; [.$I21]&gt;[.R$1]))" office:value-type="float" office:value="0">
            <text:p>0</text:p>
          </table:table-cell>
          <table:table-cell table:formula="of:=N(AND([.$I21]&lt;=[.T$1]; [.$I21]&gt;[.S$1]))" office:value-type="float" office:value="0">
            <text:p>0</text:p>
          </table:table-cell>
          <table:table-cell table:formula="of:=N(AND([.$I21]&lt;=[.U$1]; [.$I21]&gt;[.T$1]))" office:value-type="float" office:value="0">
            <text:p>0</text:p>
          </table:table-cell>
          <table:table-cell table:formula="of:=N(AND([.$I21]&lt;=[.V$1]; [.$I21]&gt;[.U$1]))" office:value-type="float" office:value="1">
            <text:p>1</text:p>
          </table:table-cell>
          <table:table-cell table:formula="of:=N(AND([.$I21]&lt;=[.W$1]; [.$I21]&gt;[.V$1]))" office:value-type="float" office:value="0">
            <text:p>0</text:p>
          </table:table-cell>
          <table:table-cell table:formula="of:=N(AND([.$I21]&lt;=[.X$1]; [.$I21]&gt;[.W$1]))" office:value-type="float" office:value="0">
            <text:p>0</text:p>
          </table:table-cell>
          <table:table-cell table:formula="of:=N(AND([.$I21]&lt;=[.Y$1]; [.$I21]&gt;[.X$1]))" office:value-type="float" office:value="0">
            <text:p>0</text:p>
          </table:table-cell>
          <table:table-cell table:formula="of:=N(AND([.$I21]&lt;=[.Z$1]; [.$I21]&gt;[.Y$1]))" office:value-type="float" office:value="0">
            <text:p>0</text:p>
          </table:table-cell>
          <table:table-cell table:formula="of:=N(AND([.$I21]&lt;=[.AA$1]; [.$I21]&gt;[.Z$1]))" office:value-type="float" office:value="0">
            <text:p>0</text:p>
          </table:table-cell>
          <table:table-cell table:formula="of:=N(AND([.$I21]&lt;=[.AB$1]; [.$I21]&gt;[.AA$1]))" office:value-type="float" office:value="0">
            <text:p>0</text:p>
          </table:table-cell>
          <table:table-cell table:formula="of:=N(AND([.$I21]&lt;=[.AC$1]; [.$I21]&gt;[.AB$1]))" office:value-type="float" office:value="0">
            <text:p>0</text:p>
          </table:table-cell>
          <table:table-cell table:formula="of:=N(AND([.$I21]&lt;=[.AD$1]; [.$I21]&gt;[.AC$1]))" office:value-type="float" office:value="0">
            <text:p>0</text:p>
          </table:table-cell>
          <table:table-cell table:formula="of:=N(AND([.$I21]&lt;=[.AE$1]; [.$I21]&gt;[.AD$1]))" office:value-type="float" office:value="0">
            <text:p>0</text:p>
          </table:table-cell>
          <table:table-cell table:formula="of:=N(AND([.$I21]&lt;=[.AF$1]; [.$I21]&gt;[.AE$1]))" office:value-type="float" office:value="0">
            <text:p>0</text:p>
          </table:table-cell>
          <table:table-cell table:formula="of:=N(AND([.$I21]&lt;=[.AG$1]; [.$I21]&gt;[.AF$1]))" office:value-type="float" office:value="0">
            <text:p>0</text:p>
          </table:table-cell>
          <table:table-cell table:formula="of:=N(AND([.$I21]&lt;=[.AH$1]; [.$I21]&gt;[.AG$1]))" office:value-type="float" office:value="0">
            <text:p>0</text:p>
          </table:table-cell>
          <table:table-cell table:formula="of:=N(AND([.$I21]&lt;=[.AI$1]; [.$I2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3:08Z</text:p>
          </table:table-cell>
          <table:table-cell office:value-type="float" office:value="2580">
            <text:p>2580</text:p>
          </table:table-cell>
          <table:table-cell/>
          <table:table-cell office:value-type="float" office:value="123000">
            <text:p>123000</text:p>
          </table:table-cell>
          <table:table-cell office:value-type="float" office:value="821">
            <text:p>821</text:p>
          </table:table-cell>
          <table:table-cell table:formula="of:=N(AND([.$I22]&lt;=[.K$1]; [.$I22]&gt;[.J$1]))" office:value-type="float" office:value="0">
            <text:p>0</text:p>
          </table:table-cell>
          <table:table-cell table:formula="of:=N(AND([.$I22]&lt;=[.L$1]; [.$I22]&gt;[.K$1]))" office:value-type="float" office:value="0">
            <text:p>0</text:p>
          </table:table-cell>
          <table:table-cell table:formula="of:=N(AND([.$I22]&lt;=[.M$1]; [.$I22]&gt;[.L$1]))" office:value-type="float" office:value="0">
            <text:p>0</text:p>
          </table:table-cell>
          <table:table-cell table:formula="of:=N(AND([.$I22]&lt;=[.N$1]; [.$I22]&gt;[.M$1]))" office:value-type="float" office:value="0">
            <text:p>0</text:p>
          </table:table-cell>
          <table:table-cell table:formula="of:=N(AND([.$I22]&lt;=[.O$1]; [.$I22]&gt;[.N$1]))" office:value-type="float" office:value="1">
            <text:p>1</text:p>
          </table:table-cell>
          <table:table-cell table:formula="of:=N(AND([.$I22]&lt;=[.P$1]; [.$I22]&gt;[.O$1]))" office:value-type="float" office:value="0">
            <text:p>0</text:p>
          </table:table-cell>
          <table:table-cell table:formula="of:=N(AND([.$I22]&lt;=[.Q$1]; [.$I22]&gt;[.P$1]))" office:value-type="float" office:value="0">
            <text:p>0</text:p>
          </table:table-cell>
          <table:table-cell table:formula="of:=N(AND([.$I22]&lt;=[.R$1]; [.$I22]&gt;[.Q$1]))" office:value-type="float" office:value="0">
            <text:p>0</text:p>
          </table:table-cell>
          <table:table-cell table:formula="of:=N(AND([.$I22]&lt;=[.S$1]; [.$I22]&gt;[.R$1]))" office:value-type="float" office:value="0">
            <text:p>0</text:p>
          </table:table-cell>
          <table:table-cell table:formula="of:=N(AND([.$I22]&lt;=[.T$1]; [.$I22]&gt;[.S$1]))" office:value-type="float" office:value="0">
            <text:p>0</text:p>
          </table:table-cell>
          <table:table-cell table:formula="of:=N(AND([.$I22]&lt;=[.U$1]; [.$I22]&gt;[.T$1]))" office:value-type="float" office:value="0">
            <text:p>0</text:p>
          </table:table-cell>
          <table:table-cell table:formula="of:=N(AND([.$I22]&lt;=[.V$1]; [.$I22]&gt;[.U$1]))" office:value-type="float" office:value="0">
            <text:p>0</text:p>
          </table:table-cell>
          <table:table-cell table:formula="of:=N(AND([.$I22]&lt;=[.W$1]; [.$I22]&gt;[.V$1]))" office:value-type="float" office:value="0">
            <text:p>0</text:p>
          </table:table-cell>
          <table:table-cell table:formula="of:=N(AND([.$I22]&lt;=[.X$1]; [.$I22]&gt;[.W$1]))" office:value-type="float" office:value="0">
            <text:p>0</text:p>
          </table:table-cell>
          <table:table-cell table:formula="of:=N(AND([.$I22]&lt;=[.Y$1]; [.$I22]&gt;[.X$1]))" office:value-type="float" office:value="0">
            <text:p>0</text:p>
          </table:table-cell>
          <table:table-cell table:formula="of:=N(AND([.$I22]&lt;=[.Z$1]; [.$I22]&gt;[.Y$1]))" office:value-type="float" office:value="0">
            <text:p>0</text:p>
          </table:table-cell>
          <table:table-cell table:formula="of:=N(AND([.$I22]&lt;=[.AA$1]; [.$I22]&gt;[.Z$1]))" office:value-type="float" office:value="0">
            <text:p>0</text:p>
          </table:table-cell>
          <table:table-cell table:formula="of:=N(AND([.$I22]&lt;=[.AB$1]; [.$I22]&gt;[.AA$1]))" office:value-type="float" office:value="0">
            <text:p>0</text:p>
          </table:table-cell>
          <table:table-cell table:formula="of:=N(AND([.$I22]&lt;=[.AC$1]; [.$I22]&gt;[.AB$1]))" office:value-type="float" office:value="0">
            <text:p>0</text:p>
          </table:table-cell>
          <table:table-cell table:formula="of:=N(AND([.$I22]&lt;=[.AD$1]; [.$I22]&gt;[.AC$1]))" office:value-type="float" office:value="0">
            <text:p>0</text:p>
          </table:table-cell>
          <table:table-cell table:formula="of:=N(AND([.$I22]&lt;=[.AE$1]; [.$I22]&gt;[.AD$1]))" office:value-type="float" office:value="0">
            <text:p>0</text:p>
          </table:table-cell>
          <table:table-cell table:formula="of:=N(AND([.$I22]&lt;=[.AF$1]; [.$I22]&gt;[.AE$1]))" office:value-type="float" office:value="0">
            <text:p>0</text:p>
          </table:table-cell>
          <table:table-cell table:formula="of:=N(AND([.$I22]&lt;=[.AG$1]; [.$I22]&gt;[.AF$1]))" office:value-type="float" office:value="0">
            <text:p>0</text:p>
          </table:table-cell>
          <table:table-cell table:formula="of:=N(AND([.$I22]&lt;=[.AH$1]; [.$I22]&gt;[.AG$1]))" office:value-type="float" office:value="0">
            <text:p>0</text:p>
          </table:table-cell>
          <table:table-cell table:formula="of:=N(AND([.$I22]&lt;=[.AI$1]; [.$I2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4:02Z</text:p>
          </table:table-cell>
          <table:table-cell office:value-type="float" office:value="2875">
            <text:p>2875</text:p>
          </table:table-cell>
          <table:table-cell/>
          <table:table-cell office:value-type="float" office:value="139000">
            <text:p>139000</text:p>
          </table:table-cell>
          <table:table-cell office:value-type="float" office:value="821">
            <text:p>821</text:p>
          </table:table-cell>
          <table:table-cell table:formula="of:=N(AND([.$I23]&lt;=[.K$1]; [.$I23]&gt;[.J$1]))" office:value-type="float" office:value="0">
            <text:p>0</text:p>
          </table:table-cell>
          <table:table-cell table:formula="of:=N(AND([.$I23]&lt;=[.L$1]; [.$I23]&gt;[.K$1]))" office:value-type="float" office:value="0">
            <text:p>0</text:p>
          </table:table-cell>
          <table:table-cell table:formula="of:=N(AND([.$I23]&lt;=[.M$1]; [.$I23]&gt;[.L$1]))" office:value-type="float" office:value="0">
            <text:p>0</text:p>
          </table:table-cell>
          <table:table-cell table:formula="of:=N(AND([.$I23]&lt;=[.N$1]; [.$I23]&gt;[.M$1]))" office:value-type="float" office:value="0">
            <text:p>0</text:p>
          </table:table-cell>
          <table:table-cell table:formula="of:=N(AND([.$I23]&lt;=[.O$1]; [.$I23]&gt;[.N$1]))" office:value-type="float" office:value="1">
            <text:p>1</text:p>
          </table:table-cell>
          <table:table-cell table:formula="of:=N(AND([.$I23]&lt;=[.P$1]; [.$I23]&gt;[.O$1]))" office:value-type="float" office:value="0">
            <text:p>0</text:p>
          </table:table-cell>
          <table:table-cell table:formula="of:=N(AND([.$I23]&lt;=[.Q$1]; [.$I23]&gt;[.P$1]))" office:value-type="float" office:value="0">
            <text:p>0</text:p>
          </table:table-cell>
          <table:table-cell table:formula="of:=N(AND([.$I23]&lt;=[.R$1]; [.$I23]&gt;[.Q$1]))" office:value-type="float" office:value="0">
            <text:p>0</text:p>
          </table:table-cell>
          <table:table-cell table:formula="of:=N(AND([.$I23]&lt;=[.S$1]; [.$I23]&gt;[.R$1]))" office:value-type="float" office:value="0">
            <text:p>0</text:p>
          </table:table-cell>
          <table:table-cell table:formula="of:=N(AND([.$I23]&lt;=[.T$1]; [.$I23]&gt;[.S$1]))" office:value-type="float" office:value="0">
            <text:p>0</text:p>
          </table:table-cell>
          <table:table-cell table:formula="of:=N(AND([.$I23]&lt;=[.U$1]; [.$I23]&gt;[.T$1]))" office:value-type="float" office:value="0">
            <text:p>0</text:p>
          </table:table-cell>
          <table:table-cell table:formula="of:=N(AND([.$I23]&lt;=[.V$1]; [.$I23]&gt;[.U$1]))" office:value-type="float" office:value="0">
            <text:p>0</text:p>
          </table:table-cell>
          <table:table-cell table:formula="of:=N(AND([.$I23]&lt;=[.W$1]; [.$I23]&gt;[.V$1]))" office:value-type="float" office:value="0">
            <text:p>0</text:p>
          </table:table-cell>
          <table:table-cell table:formula="of:=N(AND([.$I23]&lt;=[.X$1]; [.$I23]&gt;[.W$1]))" office:value-type="float" office:value="0">
            <text:p>0</text:p>
          </table:table-cell>
          <table:table-cell table:formula="of:=N(AND([.$I23]&lt;=[.Y$1]; [.$I23]&gt;[.X$1]))" office:value-type="float" office:value="0">
            <text:p>0</text:p>
          </table:table-cell>
          <table:table-cell table:formula="of:=N(AND([.$I23]&lt;=[.Z$1]; [.$I23]&gt;[.Y$1]))" office:value-type="float" office:value="0">
            <text:p>0</text:p>
          </table:table-cell>
          <table:table-cell table:formula="of:=N(AND([.$I23]&lt;=[.AA$1]; [.$I23]&gt;[.Z$1]))" office:value-type="float" office:value="0">
            <text:p>0</text:p>
          </table:table-cell>
          <table:table-cell table:formula="of:=N(AND([.$I23]&lt;=[.AB$1]; [.$I23]&gt;[.AA$1]))" office:value-type="float" office:value="0">
            <text:p>0</text:p>
          </table:table-cell>
          <table:table-cell table:formula="of:=N(AND([.$I23]&lt;=[.AC$1]; [.$I23]&gt;[.AB$1]))" office:value-type="float" office:value="0">
            <text:p>0</text:p>
          </table:table-cell>
          <table:table-cell table:formula="of:=N(AND([.$I23]&lt;=[.AD$1]; [.$I23]&gt;[.AC$1]))" office:value-type="float" office:value="0">
            <text:p>0</text:p>
          </table:table-cell>
          <table:table-cell table:formula="of:=N(AND([.$I23]&lt;=[.AE$1]; [.$I23]&gt;[.AD$1]))" office:value-type="float" office:value="0">
            <text:p>0</text:p>
          </table:table-cell>
          <table:table-cell table:formula="of:=N(AND([.$I23]&lt;=[.AF$1]; [.$I23]&gt;[.AE$1]))" office:value-type="float" office:value="0">
            <text:p>0</text:p>
          </table:table-cell>
          <table:table-cell table:formula="of:=N(AND([.$I23]&lt;=[.AG$1]; [.$I23]&gt;[.AF$1]))" office:value-type="float" office:value="0">
            <text:p>0</text:p>
          </table:table-cell>
          <table:table-cell table:formula="of:=N(AND([.$I23]&lt;=[.AH$1]; [.$I23]&gt;[.AG$1]))" office:value-type="float" office:value="0">
            <text:p>0</text:p>
          </table:table-cell>
          <table:table-cell table:formula="of:=N(AND([.$I23]&lt;=[.AI$1]; [.$I2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4:30Z</text:p>
          </table:table-cell>
          <table:table-cell office:value-type="float" office:value="2645">
            <text:p>2645</text:p>
          </table:table-cell>
          <table:table-cell/>
          <table:table-cell office:value-type="float" office:value="320000">
            <text:p>320000</text:p>
          </table:table-cell>
          <table:table-cell office:value-type="float" office:value="821">
            <text:p>821</text:p>
          </table:table-cell>
          <table:table-cell table:formula="of:=N(AND([.$I24]&lt;=[.K$1]; [.$I24]&gt;[.J$1]))" office:value-type="float" office:value="0">
            <text:p>0</text:p>
          </table:table-cell>
          <table:table-cell table:formula="of:=N(AND([.$I24]&lt;=[.L$1]; [.$I24]&gt;[.K$1]))" office:value-type="float" office:value="0">
            <text:p>0</text:p>
          </table:table-cell>
          <table:table-cell table:formula="of:=N(AND([.$I24]&lt;=[.M$1]; [.$I24]&gt;[.L$1]))" office:value-type="float" office:value="0">
            <text:p>0</text:p>
          </table:table-cell>
          <table:table-cell table:formula="of:=N(AND([.$I24]&lt;=[.N$1]; [.$I24]&gt;[.M$1]))" office:value-type="float" office:value="0">
            <text:p>0</text:p>
          </table:table-cell>
          <table:table-cell table:formula="of:=N(AND([.$I24]&lt;=[.O$1]; [.$I24]&gt;[.N$1]))" office:value-type="float" office:value="0">
            <text:p>0</text:p>
          </table:table-cell>
          <table:table-cell table:formula="of:=N(AND([.$I24]&lt;=[.P$1]; [.$I24]&gt;[.O$1]))" office:value-type="float" office:value="0">
            <text:p>0</text:p>
          </table:table-cell>
          <table:table-cell table:formula="of:=N(AND([.$I24]&lt;=[.Q$1]; [.$I24]&gt;[.P$1]))" office:value-type="float" office:value="0">
            <text:p>0</text:p>
          </table:table-cell>
          <table:table-cell table:formula="of:=N(AND([.$I24]&lt;=[.R$1]; [.$I24]&gt;[.Q$1]))" office:value-type="float" office:value="0">
            <text:p>0</text:p>
          </table:table-cell>
          <table:table-cell table:formula="of:=N(AND([.$I24]&lt;=[.S$1]; [.$I24]&gt;[.R$1]))" office:value-type="float" office:value="0">
            <text:p>0</text:p>
          </table:table-cell>
          <table:table-cell table:formula="of:=N(AND([.$I24]&lt;=[.T$1]; [.$I24]&gt;[.S$1]))" office:value-type="float" office:value="0">
            <text:p>0</text:p>
          </table:table-cell>
          <table:table-cell table:formula="of:=N(AND([.$I24]&lt;=[.U$1]; [.$I24]&gt;[.T$1]))" office:value-type="float" office:value="1">
            <text:p>1</text:p>
          </table:table-cell>
          <table:table-cell table:formula="of:=N(AND([.$I24]&lt;=[.V$1]; [.$I24]&gt;[.U$1]))" office:value-type="float" office:value="0">
            <text:p>0</text:p>
          </table:table-cell>
          <table:table-cell table:formula="of:=N(AND([.$I24]&lt;=[.W$1]; [.$I24]&gt;[.V$1]))" office:value-type="float" office:value="0">
            <text:p>0</text:p>
          </table:table-cell>
          <table:table-cell table:formula="of:=N(AND([.$I24]&lt;=[.X$1]; [.$I24]&gt;[.W$1]))" office:value-type="float" office:value="0">
            <text:p>0</text:p>
          </table:table-cell>
          <table:table-cell table:formula="of:=N(AND([.$I24]&lt;=[.Y$1]; [.$I24]&gt;[.X$1]))" office:value-type="float" office:value="0">
            <text:p>0</text:p>
          </table:table-cell>
          <table:table-cell table:formula="of:=N(AND([.$I24]&lt;=[.Z$1]; [.$I24]&gt;[.Y$1]))" office:value-type="float" office:value="0">
            <text:p>0</text:p>
          </table:table-cell>
          <table:table-cell table:formula="of:=N(AND([.$I24]&lt;=[.AA$1]; [.$I24]&gt;[.Z$1]))" office:value-type="float" office:value="0">
            <text:p>0</text:p>
          </table:table-cell>
          <table:table-cell table:formula="of:=N(AND([.$I24]&lt;=[.AB$1]; [.$I24]&gt;[.AA$1]))" office:value-type="float" office:value="0">
            <text:p>0</text:p>
          </table:table-cell>
          <table:table-cell table:formula="of:=N(AND([.$I24]&lt;=[.AC$1]; [.$I24]&gt;[.AB$1]))" office:value-type="float" office:value="0">
            <text:p>0</text:p>
          </table:table-cell>
          <table:table-cell table:formula="of:=N(AND([.$I24]&lt;=[.AD$1]; [.$I24]&gt;[.AC$1]))" office:value-type="float" office:value="0">
            <text:p>0</text:p>
          </table:table-cell>
          <table:table-cell table:formula="of:=N(AND([.$I24]&lt;=[.AE$1]; [.$I24]&gt;[.AD$1]))" office:value-type="float" office:value="0">
            <text:p>0</text:p>
          </table:table-cell>
          <table:table-cell table:formula="of:=N(AND([.$I24]&lt;=[.AF$1]; [.$I24]&gt;[.AE$1]))" office:value-type="float" office:value="0">
            <text:p>0</text:p>
          </table:table-cell>
          <table:table-cell table:formula="of:=N(AND([.$I24]&lt;=[.AG$1]; [.$I24]&gt;[.AF$1]))" office:value-type="float" office:value="0">
            <text:p>0</text:p>
          </table:table-cell>
          <table:table-cell table:formula="of:=N(AND([.$I24]&lt;=[.AH$1]; [.$I24]&gt;[.AG$1]))" office:value-type="float" office:value="0">
            <text:p>0</text:p>
          </table:table-cell>
          <table:table-cell table:formula="of:=N(AND([.$I24]&lt;=[.AI$1]; [.$I2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5:51Z</text:p>
          </table:table-cell>
          <table:table-cell office:value-type="float" office:value="2436">
            <text:p>2436</text:p>
          </table:table-cell>
          <table:table-cell/>
          <table:table-cell office:value-type="float" office:value="214000">
            <text:p>214000</text:p>
          </table:table-cell>
          <table:table-cell office:value-type="float" office:value="821">
            <text:p>821</text:p>
          </table:table-cell>
          <table:table-cell table:formula="of:=N(AND([.$I25]&lt;=[.K$1]; [.$I25]&gt;[.J$1]))" office:value-type="float" office:value="0">
            <text:p>0</text:p>
          </table:table-cell>
          <table:table-cell table:formula="of:=N(AND([.$I25]&lt;=[.L$1]; [.$I25]&gt;[.K$1]))" office:value-type="float" office:value="0">
            <text:p>0</text:p>
          </table:table-cell>
          <table:table-cell table:formula="of:=N(AND([.$I25]&lt;=[.M$1]; [.$I25]&gt;[.L$1]))" office:value-type="float" office:value="0">
            <text:p>0</text:p>
          </table:table-cell>
          <table:table-cell table:formula="of:=N(AND([.$I25]&lt;=[.N$1]; [.$I25]&gt;[.M$1]))" office:value-type="float" office:value="0">
            <text:p>0</text:p>
          </table:table-cell>
          <table:table-cell table:formula="of:=N(AND([.$I25]&lt;=[.O$1]; [.$I25]&gt;[.N$1]))" office:value-type="float" office:value="0">
            <text:p>0</text:p>
          </table:table-cell>
          <table:table-cell table:formula="of:=N(AND([.$I25]&lt;=[.P$1]; [.$I25]&gt;[.O$1]))" office:value-type="float" office:value="0">
            <text:p>0</text:p>
          </table:table-cell>
          <table:table-cell table:formula="of:=N(AND([.$I25]&lt;=[.Q$1]; [.$I25]&gt;[.P$1]))" office:value-type="float" office:value="0">
            <text:p>0</text:p>
          </table:table-cell>
          <table:table-cell table:formula="of:=N(AND([.$I25]&lt;=[.R$1]; [.$I25]&gt;[.Q$1]))" office:value-type="float" office:value="1">
            <text:p>1</text:p>
          </table:table-cell>
          <table:table-cell table:formula="of:=N(AND([.$I25]&lt;=[.S$1]; [.$I25]&gt;[.R$1]))" office:value-type="float" office:value="0">
            <text:p>0</text:p>
          </table:table-cell>
          <table:table-cell table:formula="of:=N(AND([.$I25]&lt;=[.T$1]; [.$I25]&gt;[.S$1]))" office:value-type="float" office:value="0">
            <text:p>0</text:p>
          </table:table-cell>
          <table:table-cell table:formula="of:=N(AND([.$I25]&lt;=[.U$1]; [.$I25]&gt;[.T$1]))" office:value-type="float" office:value="0">
            <text:p>0</text:p>
          </table:table-cell>
          <table:table-cell table:formula="of:=N(AND([.$I25]&lt;=[.V$1]; [.$I25]&gt;[.U$1]))" office:value-type="float" office:value="0">
            <text:p>0</text:p>
          </table:table-cell>
          <table:table-cell table:formula="of:=N(AND([.$I25]&lt;=[.W$1]; [.$I25]&gt;[.V$1]))" office:value-type="float" office:value="0">
            <text:p>0</text:p>
          </table:table-cell>
          <table:table-cell table:formula="of:=N(AND([.$I25]&lt;=[.X$1]; [.$I25]&gt;[.W$1]))" office:value-type="float" office:value="0">
            <text:p>0</text:p>
          </table:table-cell>
          <table:table-cell table:formula="of:=N(AND([.$I25]&lt;=[.Y$1]; [.$I25]&gt;[.X$1]))" office:value-type="float" office:value="0">
            <text:p>0</text:p>
          </table:table-cell>
          <table:table-cell table:formula="of:=N(AND([.$I25]&lt;=[.Z$1]; [.$I25]&gt;[.Y$1]))" office:value-type="float" office:value="0">
            <text:p>0</text:p>
          </table:table-cell>
          <table:table-cell table:formula="of:=N(AND([.$I25]&lt;=[.AA$1]; [.$I25]&gt;[.Z$1]))" office:value-type="float" office:value="0">
            <text:p>0</text:p>
          </table:table-cell>
          <table:table-cell table:formula="of:=N(AND([.$I25]&lt;=[.AB$1]; [.$I25]&gt;[.AA$1]))" office:value-type="float" office:value="0">
            <text:p>0</text:p>
          </table:table-cell>
          <table:table-cell table:formula="of:=N(AND([.$I25]&lt;=[.AC$1]; [.$I25]&gt;[.AB$1]))" office:value-type="float" office:value="0">
            <text:p>0</text:p>
          </table:table-cell>
          <table:table-cell table:formula="of:=N(AND([.$I25]&lt;=[.AD$1]; [.$I25]&gt;[.AC$1]))" office:value-type="float" office:value="0">
            <text:p>0</text:p>
          </table:table-cell>
          <table:table-cell table:formula="of:=N(AND([.$I25]&lt;=[.AE$1]; [.$I25]&gt;[.AD$1]))" office:value-type="float" office:value="0">
            <text:p>0</text:p>
          </table:table-cell>
          <table:table-cell table:formula="of:=N(AND([.$I25]&lt;=[.AF$1]; [.$I25]&gt;[.AE$1]))" office:value-type="float" office:value="0">
            <text:p>0</text:p>
          </table:table-cell>
          <table:table-cell table:formula="of:=N(AND([.$I25]&lt;=[.AG$1]; [.$I25]&gt;[.AF$1]))" office:value-type="float" office:value="0">
            <text:p>0</text:p>
          </table:table-cell>
          <table:table-cell table:formula="of:=N(AND([.$I25]&lt;=[.AH$1]; [.$I25]&gt;[.AG$1]))" office:value-type="float" office:value="0">
            <text:p>0</text:p>
          </table:table-cell>
          <table:table-cell table:formula="of:=N(AND([.$I25]&lt;=[.AI$1]; [.$I2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6:18Z</text:p>
          </table:table-cell>
          <table:table-cell office:value-type="float" office:value="2513">
            <text:p>2513</text:p>
          </table:table-cell>
          <table:table-cell/>
          <table:table-cell office:value-type="float" office:value="159000">
            <text:p>159000</text:p>
          </table:table-cell>
          <table:table-cell office:value-type="float" office:value="1091">
            <text:p>1091</text:p>
          </table:table-cell>
          <table:table-cell table:formula="of:=N(AND([.$I26]&lt;=[.K$1]; [.$I26]&gt;[.J$1]))" office:value-type="float" office:value="0">
            <text:p>0</text:p>
          </table:table-cell>
          <table:table-cell table:formula="of:=N(AND([.$I26]&lt;=[.L$1]; [.$I26]&gt;[.K$1]))" office:value-type="float" office:value="0">
            <text:p>0</text:p>
          </table:table-cell>
          <table:table-cell table:formula="of:=N(AND([.$I26]&lt;=[.M$1]; [.$I26]&gt;[.L$1]))" office:value-type="float" office:value="0">
            <text:p>0</text:p>
          </table:table-cell>
          <table:table-cell table:formula="of:=N(AND([.$I26]&lt;=[.N$1]; [.$I26]&gt;[.M$1]))" office:value-type="float" office:value="0">
            <text:p>0</text:p>
          </table:table-cell>
          <table:table-cell table:formula="of:=N(AND([.$I26]&lt;=[.O$1]; [.$I26]&gt;[.N$1]))" office:value-type="float" office:value="0">
            <text:p>0</text:p>
          </table:table-cell>
          <table:table-cell table:formula="of:=N(AND([.$I26]&lt;=[.P$1]; [.$I26]&gt;[.O$1]))" office:value-type="float" office:value="1">
            <text:p>1</text:p>
          </table:table-cell>
          <table:table-cell table:formula="of:=N(AND([.$I26]&lt;=[.Q$1]; [.$I26]&gt;[.P$1]))" office:value-type="float" office:value="0">
            <text:p>0</text:p>
          </table:table-cell>
          <table:table-cell table:formula="of:=N(AND([.$I26]&lt;=[.R$1]; [.$I26]&gt;[.Q$1]))" office:value-type="float" office:value="0">
            <text:p>0</text:p>
          </table:table-cell>
          <table:table-cell table:formula="of:=N(AND([.$I26]&lt;=[.S$1]; [.$I26]&gt;[.R$1]))" office:value-type="float" office:value="0">
            <text:p>0</text:p>
          </table:table-cell>
          <table:table-cell table:formula="of:=N(AND([.$I26]&lt;=[.T$1]; [.$I26]&gt;[.S$1]))" office:value-type="float" office:value="0">
            <text:p>0</text:p>
          </table:table-cell>
          <table:table-cell table:formula="of:=N(AND([.$I26]&lt;=[.U$1]; [.$I26]&gt;[.T$1]))" office:value-type="float" office:value="0">
            <text:p>0</text:p>
          </table:table-cell>
          <table:table-cell table:formula="of:=N(AND([.$I26]&lt;=[.V$1]; [.$I26]&gt;[.U$1]))" office:value-type="float" office:value="0">
            <text:p>0</text:p>
          </table:table-cell>
          <table:table-cell table:formula="of:=N(AND([.$I26]&lt;=[.W$1]; [.$I26]&gt;[.V$1]))" office:value-type="float" office:value="0">
            <text:p>0</text:p>
          </table:table-cell>
          <table:table-cell table:formula="of:=N(AND([.$I26]&lt;=[.X$1]; [.$I26]&gt;[.W$1]))" office:value-type="float" office:value="0">
            <text:p>0</text:p>
          </table:table-cell>
          <table:table-cell table:formula="of:=N(AND([.$I26]&lt;=[.Y$1]; [.$I26]&gt;[.X$1]))" office:value-type="float" office:value="0">
            <text:p>0</text:p>
          </table:table-cell>
          <table:table-cell table:formula="of:=N(AND([.$I26]&lt;=[.Z$1]; [.$I26]&gt;[.Y$1]))" office:value-type="float" office:value="0">
            <text:p>0</text:p>
          </table:table-cell>
          <table:table-cell table:formula="of:=N(AND([.$I26]&lt;=[.AA$1]; [.$I26]&gt;[.Z$1]))" office:value-type="float" office:value="0">
            <text:p>0</text:p>
          </table:table-cell>
          <table:table-cell table:formula="of:=N(AND([.$I26]&lt;=[.AB$1]; [.$I26]&gt;[.AA$1]))" office:value-type="float" office:value="0">
            <text:p>0</text:p>
          </table:table-cell>
          <table:table-cell table:formula="of:=N(AND([.$I26]&lt;=[.AC$1]; [.$I26]&gt;[.AB$1]))" office:value-type="float" office:value="0">
            <text:p>0</text:p>
          </table:table-cell>
          <table:table-cell table:formula="of:=N(AND([.$I26]&lt;=[.AD$1]; [.$I26]&gt;[.AC$1]))" office:value-type="float" office:value="0">
            <text:p>0</text:p>
          </table:table-cell>
          <table:table-cell table:formula="of:=N(AND([.$I26]&lt;=[.AE$1]; [.$I26]&gt;[.AD$1]))" office:value-type="float" office:value="0">
            <text:p>0</text:p>
          </table:table-cell>
          <table:table-cell table:formula="of:=N(AND([.$I26]&lt;=[.AF$1]; [.$I26]&gt;[.AE$1]))" office:value-type="float" office:value="0">
            <text:p>0</text:p>
          </table:table-cell>
          <table:table-cell table:formula="of:=N(AND([.$I26]&lt;=[.AG$1]; [.$I26]&gt;[.AF$1]))" office:value-type="float" office:value="0">
            <text:p>0</text:p>
          </table:table-cell>
          <table:table-cell table:formula="of:=N(AND([.$I26]&lt;=[.AH$1]; [.$I26]&gt;[.AG$1]))" office:value-type="float" office:value="0">
            <text:p>0</text:p>
          </table:table-cell>
          <table:table-cell table:formula="of:=N(AND([.$I26]&lt;=[.AI$1]; [.$I2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6:46Z</text:p>
          </table:table-cell>
          <table:table-cell office:value-type="float" office:value="2620">
            <text:p>2620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1091">
            <text:p>1091</text:p>
          </table:table-cell>
          <table:table-cell table:formula="of:=N(AND([.$I27]&lt;=[.K$1]; [.$I27]&gt;[.J$1]))" office:value-type="float" office:value="0">
            <text:p>0</text:p>
          </table:table-cell>
          <table:table-cell table:formula="of:=N(AND([.$I27]&lt;=[.L$1]; [.$I27]&gt;[.K$1]))" office:value-type="float" office:value="0">
            <text:p>0</text:p>
          </table:table-cell>
          <table:table-cell table:formula="of:=N(AND([.$I27]&lt;=[.M$1]; [.$I27]&gt;[.L$1]))" office:value-type="float" office:value="0">
            <text:p>0</text:p>
          </table:table-cell>
          <table:table-cell table:formula="of:=N(AND([.$I27]&lt;=[.N$1]; [.$I27]&gt;[.M$1]))" office:value-type="float" office:value="0">
            <text:p>0</text:p>
          </table:table-cell>
          <table:table-cell table:formula="of:=N(AND([.$I27]&lt;=[.O$1]; [.$I27]&gt;[.N$1]))" office:value-type="float" office:value="0">
            <text:p>0</text:p>
          </table:table-cell>
          <table:table-cell table:formula="of:=N(AND([.$I27]&lt;=[.P$1]; [.$I27]&gt;[.O$1]))" office:value-type="float" office:value="1">
            <text:p>1</text:p>
          </table:table-cell>
          <table:table-cell table:formula="of:=N(AND([.$I27]&lt;=[.Q$1]; [.$I27]&gt;[.P$1]))" office:value-type="float" office:value="0">
            <text:p>0</text:p>
          </table:table-cell>
          <table:table-cell table:formula="of:=N(AND([.$I27]&lt;=[.R$1]; [.$I27]&gt;[.Q$1]))" office:value-type="float" office:value="0">
            <text:p>0</text:p>
          </table:table-cell>
          <table:table-cell table:formula="of:=N(AND([.$I27]&lt;=[.S$1]; [.$I27]&gt;[.R$1]))" office:value-type="float" office:value="0">
            <text:p>0</text:p>
          </table:table-cell>
          <table:table-cell table:formula="of:=N(AND([.$I27]&lt;=[.T$1]; [.$I27]&gt;[.S$1]))" office:value-type="float" office:value="0">
            <text:p>0</text:p>
          </table:table-cell>
          <table:table-cell table:formula="of:=N(AND([.$I27]&lt;=[.U$1]; [.$I27]&gt;[.T$1]))" office:value-type="float" office:value="0">
            <text:p>0</text:p>
          </table:table-cell>
          <table:table-cell table:formula="of:=N(AND([.$I27]&lt;=[.V$1]; [.$I27]&gt;[.U$1]))" office:value-type="float" office:value="0">
            <text:p>0</text:p>
          </table:table-cell>
          <table:table-cell table:formula="of:=N(AND([.$I27]&lt;=[.W$1]; [.$I27]&gt;[.V$1]))" office:value-type="float" office:value="0">
            <text:p>0</text:p>
          </table:table-cell>
          <table:table-cell table:formula="of:=N(AND([.$I27]&lt;=[.X$1]; [.$I27]&gt;[.W$1]))" office:value-type="float" office:value="0">
            <text:p>0</text:p>
          </table:table-cell>
          <table:table-cell table:formula="of:=N(AND([.$I27]&lt;=[.Y$1]; [.$I27]&gt;[.X$1]))" office:value-type="float" office:value="0">
            <text:p>0</text:p>
          </table:table-cell>
          <table:table-cell table:formula="of:=N(AND([.$I27]&lt;=[.Z$1]; [.$I27]&gt;[.Y$1]))" office:value-type="float" office:value="0">
            <text:p>0</text:p>
          </table:table-cell>
          <table:table-cell table:formula="of:=N(AND([.$I27]&lt;=[.AA$1]; [.$I27]&gt;[.Z$1]))" office:value-type="float" office:value="0">
            <text:p>0</text:p>
          </table:table-cell>
          <table:table-cell table:formula="of:=N(AND([.$I27]&lt;=[.AB$1]; [.$I27]&gt;[.AA$1]))" office:value-type="float" office:value="0">
            <text:p>0</text:p>
          </table:table-cell>
          <table:table-cell table:formula="of:=N(AND([.$I27]&lt;=[.AC$1]; [.$I27]&gt;[.AB$1]))" office:value-type="float" office:value="0">
            <text:p>0</text:p>
          </table:table-cell>
          <table:table-cell table:formula="of:=N(AND([.$I27]&lt;=[.AD$1]; [.$I27]&gt;[.AC$1]))" office:value-type="float" office:value="0">
            <text:p>0</text:p>
          </table:table-cell>
          <table:table-cell table:formula="of:=N(AND([.$I27]&lt;=[.AE$1]; [.$I27]&gt;[.AD$1]))" office:value-type="float" office:value="0">
            <text:p>0</text:p>
          </table:table-cell>
          <table:table-cell table:formula="of:=N(AND([.$I27]&lt;=[.AF$1]; [.$I27]&gt;[.AE$1]))" office:value-type="float" office:value="0">
            <text:p>0</text:p>
          </table:table-cell>
          <table:table-cell table:formula="of:=N(AND([.$I27]&lt;=[.AG$1]; [.$I27]&gt;[.AF$1]))" office:value-type="float" office:value="0">
            <text:p>0</text:p>
          </table:table-cell>
          <table:table-cell table:formula="of:=N(AND([.$I27]&lt;=[.AH$1]; [.$I27]&gt;[.AG$1]))" office:value-type="float" office:value="0">
            <text:p>0</text:p>
          </table:table-cell>
          <table:table-cell table:formula="of:=N(AND([.$I27]&lt;=[.AI$1]; [.$I2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2:57:27Z</text:p>
          </table:table-cell>
          <table:table-cell office:value-type="float" office:value="3463">
            <text:p>3463</text:p>
          </table:table-cell>
          <table:table-cell/>
          <table:table-cell office:value-type="float" office:value="98000">
            <text:p>98000</text:p>
          </table:table-cell>
          <table:table-cell office:value-type="float" office:value="1091">
            <text:p>1091</text:p>
          </table:table-cell>
          <table:table-cell table:formula="of:=N(AND([.$I28]&lt;=[.K$1]; [.$I28]&gt;[.J$1]))" office:value-type="float" office:value="0">
            <text:p>0</text:p>
          </table:table-cell>
          <table:table-cell table:formula="of:=N(AND([.$I28]&lt;=[.L$1]; [.$I28]&gt;[.K$1]))" office:value-type="float" office:value="0">
            <text:p>0</text:p>
          </table:table-cell>
          <table:table-cell table:formula="of:=N(AND([.$I28]&lt;=[.M$1]; [.$I28]&gt;[.L$1]))" office:value-type="float" office:value="0">
            <text:p>0</text:p>
          </table:table-cell>
          <table:table-cell table:formula="of:=N(AND([.$I28]&lt;=[.N$1]; [.$I28]&gt;[.M$1]))" office:value-type="float" office:value="1">
            <text:p>1</text:p>
          </table:table-cell>
          <table:table-cell table:formula="of:=N(AND([.$I28]&lt;=[.O$1]; [.$I28]&gt;[.N$1]))" office:value-type="float" office:value="0">
            <text:p>0</text:p>
          </table:table-cell>
          <table:table-cell table:formula="of:=N(AND([.$I28]&lt;=[.P$1]; [.$I28]&gt;[.O$1]))" office:value-type="float" office:value="0">
            <text:p>0</text:p>
          </table:table-cell>
          <table:table-cell table:formula="of:=N(AND([.$I28]&lt;=[.Q$1]; [.$I28]&gt;[.P$1]))" office:value-type="float" office:value="0">
            <text:p>0</text:p>
          </table:table-cell>
          <table:table-cell table:formula="of:=N(AND([.$I28]&lt;=[.R$1]; [.$I28]&gt;[.Q$1]))" office:value-type="float" office:value="0">
            <text:p>0</text:p>
          </table:table-cell>
          <table:table-cell table:formula="of:=N(AND([.$I28]&lt;=[.S$1]; [.$I28]&gt;[.R$1]))" office:value-type="float" office:value="0">
            <text:p>0</text:p>
          </table:table-cell>
          <table:table-cell table:formula="of:=N(AND([.$I28]&lt;=[.T$1]; [.$I28]&gt;[.S$1]))" office:value-type="float" office:value="0">
            <text:p>0</text:p>
          </table:table-cell>
          <table:table-cell table:formula="of:=N(AND([.$I28]&lt;=[.U$1]; [.$I28]&gt;[.T$1]))" office:value-type="float" office:value="0">
            <text:p>0</text:p>
          </table:table-cell>
          <table:table-cell table:formula="of:=N(AND([.$I28]&lt;=[.V$1]; [.$I28]&gt;[.U$1]))" office:value-type="float" office:value="0">
            <text:p>0</text:p>
          </table:table-cell>
          <table:table-cell table:formula="of:=N(AND([.$I28]&lt;=[.W$1]; [.$I28]&gt;[.V$1]))" office:value-type="float" office:value="0">
            <text:p>0</text:p>
          </table:table-cell>
          <table:table-cell table:formula="of:=N(AND([.$I28]&lt;=[.X$1]; [.$I28]&gt;[.W$1]))" office:value-type="float" office:value="0">
            <text:p>0</text:p>
          </table:table-cell>
          <table:table-cell table:formula="of:=N(AND([.$I28]&lt;=[.Y$1]; [.$I28]&gt;[.X$1]))" office:value-type="float" office:value="0">
            <text:p>0</text:p>
          </table:table-cell>
          <table:table-cell table:formula="of:=N(AND([.$I28]&lt;=[.Z$1]; [.$I28]&gt;[.Y$1]))" office:value-type="float" office:value="0">
            <text:p>0</text:p>
          </table:table-cell>
          <table:table-cell table:formula="of:=N(AND([.$I28]&lt;=[.AA$1]; [.$I28]&gt;[.Z$1]))" office:value-type="float" office:value="0">
            <text:p>0</text:p>
          </table:table-cell>
          <table:table-cell table:formula="of:=N(AND([.$I28]&lt;=[.AB$1]; [.$I28]&gt;[.AA$1]))" office:value-type="float" office:value="0">
            <text:p>0</text:p>
          </table:table-cell>
          <table:table-cell table:formula="of:=N(AND([.$I28]&lt;=[.AC$1]; [.$I28]&gt;[.AB$1]))" office:value-type="float" office:value="0">
            <text:p>0</text:p>
          </table:table-cell>
          <table:table-cell table:formula="of:=N(AND([.$I28]&lt;=[.AD$1]; [.$I28]&gt;[.AC$1]))" office:value-type="float" office:value="0">
            <text:p>0</text:p>
          </table:table-cell>
          <table:table-cell table:formula="of:=N(AND([.$I28]&lt;=[.AE$1]; [.$I28]&gt;[.AD$1]))" office:value-type="float" office:value="0">
            <text:p>0</text:p>
          </table:table-cell>
          <table:table-cell table:formula="of:=N(AND([.$I28]&lt;=[.AF$1]; [.$I28]&gt;[.AE$1]))" office:value-type="float" office:value="0">
            <text:p>0</text:p>
          </table:table-cell>
          <table:table-cell table:formula="of:=N(AND([.$I28]&lt;=[.AG$1]; [.$I28]&gt;[.AF$1]))" office:value-type="float" office:value="0">
            <text:p>0</text:p>
          </table:table-cell>
          <table:table-cell table:formula="of:=N(AND([.$I28]&lt;=[.AH$1]; [.$I28]&gt;[.AG$1]))" office:value-type="float" office:value="0">
            <text:p>0</text:p>
          </table:table-cell>
          <table:table-cell table:formula="of:=N(AND([.$I28]&lt;=[.AI$1]; [.$I2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7:52Z</text:p>
          </table:table-cell>
          <table:table-cell office:value-type="float" office:value="14688">
            <text:p>14688</text:p>
          </table:table-cell>
          <table:table-cell/>
          <table:table-cell office:value-type="float" office:value="329000">
            <text:p>329000</text:p>
          </table:table-cell>
          <table:table-cell office:value-type="float" office:value="821">
            <text:p>821</text:p>
          </table:table-cell>
          <table:table-cell table:formula="of:=N(AND([.$I29]&lt;=[.K$1]; [.$I29]&gt;[.J$1]))" office:value-type="float" office:value="0">
            <text:p>0</text:p>
          </table:table-cell>
          <table:table-cell table:formula="of:=N(AND([.$I29]&lt;=[.L$1]; [.$I29]&gt;[.K$1]))" office:value-type="float" office:value="0">
            <text:p>0</text:p>
          </table:table-cell>
          <table:table-cell table:formula="of:=N(AND([.$I29]&lt;=[.M$1]; [.$I29]&gt;[.L$1]))" office:value-type="float" office:value="0">
            <text:p>0</text:p>
          </table:table-cell>
          <table:table-cell table:formula="of:=N(AND([.$I29]&lt;=[.N$1]; [.$I29]&gt;[.M$1]))" office:value-type="float" office:value="0">
            <text:p>0</text:p>
          </table:table-cell>
          <table:table-cell table:formula="of:=N(AND([.$I29]&lt;=[.O$1]; [.$I29]&gt;[.N$1]))" office:value-type="float" office:value="0">
            <text:p>0</text:p>
          </table:table-cell>
          <table:table-cell table:formula="of:=N(AND([.$I29]&lt;=[.P$1]; [.$I29]&gt;[.O$1]))" office:value-type="float" office:value="0">
            <text:p>0</text:p>
          </table:table-cell>
          <table:table-cell table:formula="of:=N(AND([.$I29]&lt;=[.Q$1]; [.$I29]&gt;[.P$1]))" office:value-type="float" office:value="0">
            <text:p>0</text:p>
          </table:table-cell>
          <table:table-cell table:formula="of:=N(AND([.$I29]&lt;=[.R$1]; [.$I29]&gt;[.Q$1]))" office:value-type="float" office:value="0">
            <text:p>0</text:p>
          </table:table-cell>
          <table:table-cell table:formula="of:=N(AND([.$I29]&lt;=[.S$1]; [.$I29]&gt;[.R$1]))" office:value-type="float" office:value="0">
            <text:p>0</text:p>
          </table:table-cell>
          <table:table-cell table:formula="of:=N(AND([.$I29]&lt;=[.T$1]; [.$I29]&gt;[.S$1]))" office:value-type="float" office:value="0">
            <text:p>0</text:p>
          </table:table-cell>
          <table:table-cell table:formula="of:=N(AND([.$I29]&lt;=[.U$1]; [.$I29]&gt;[.T$1]))" office:value-type="float" office:value="1">
            <text:p>1</text:p>
          </table:table-cell>
          <table:table-cell table:formula="of:=N(AND([.$I29]&lt;=[.V$1]; [.$I29]&gt;[.U$1]))" office:value-type="float" office:value="0">
            <text:p>0</text:p>
          </table:table-cell>
          <table:table-cell table:formula="of:=N(AND([.$I29]&lt;=[.W$1]; [.$I29]&gt;[.V$1]))" office:value-type="float" office:value="0">
            <text:p>0</text:p>
          </table:table-cell>
          <table:table-cell table:formula="of:=N(AND([.$I29]&lt;=[.X$1]; [.$I29]&gt;[.W$1]))" office:value-type="float" office:value="0">
            <text:p>0</text:p>
          </table:table-cell>
          <table:table-cell table:formula="of:=N(AND([.$I29]&lt;=[.Y$1]; [.$I29]&gt;[.X$1]))" office:value-type="float" office:value="0">
            <text:p>0</text:p>
          </table:table-cell>
          <table:table-cell table:formula="of:=N(AND([.$I29]&lt;=[.Z$1]; [.$I29]&gt;[.Y$1]))" office:value-type="float" office:value="0">
            <text:p>0</text:p>
          </table:table-cell>
          <table:table-cell table:formula="of:=N(AND([.$I29]&lt;=[.AA$1]; [.$I29]&gt;[.Z$1]))" office:value-type="float" office:value="0">
            <text:p>0</text:p>
          </table:table-cell>
          <table:table-cell table:formula="of:=N(AND([.$I29]&lt;=[.AB$1]; [.$I29]&gt;[.AA$1]))" office:value-type="float" office:value="0">
            <text:p>0</text:p>
          </table:table-cell>
          <table:table-cell table:formula="of:=N(AND([.$I29]&lt;=[.AC$1]; [.$I29]&gt;[.AB$1]))" office:value-type="float" office:value="0">
            <text:p>0</text:p>
          </table:table-cell>
          <table:table-cell table:formula="of:=N(AND([.$I29]&lt;=[.AD$1]; [.$I29]&gt;[.AC$1]))" office:value-type="float" office:value="0">
            <text:p>0</text:p>
          </table:table-cell>
          <table:table-cell table:formula="of:=N(AND([.$I29]&lt;=[.AE$1]; [.$I29]&gt;[.AD$1]))" office:value-type="float" office:value="0">
            <text:p>0</text:p>
          </table:table-cell>
          <table:table-cell table:formula="of:=N(AND([.$I29]&lt;=[.AF$1]; [.$I29]&gt;[.AE$1]))" office:value-type="float" office:value="0">
            <text:p>0</text:p>
          </table:table-cell>
          <table:table-cell table:formula="of:=N(AND([.$I29]&lt;=[.AG$1]; [.$I29]&gt;[.AF$1]))" office:value-type="float" office:value="0">
            <text:p>0</text:p>
          </table:table-cell>
          <table:table-cell table:formula="of:=N(AND([.$I29]&lt;=[.AH$1]; [.$I29]&gt;[.AG$1]))" office:value-type="float" office:value="0">
            <text:p>0</text:p>
          </table:table-cell>
          <table:table-cell table:formula="of:=N(AND([.$I29]&lt;=[.AI$1]; [.$I2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8:10Z</text:p>
          </table:table-cell>
          <table:table-cell office:value-type="float" office:value="4148">
            <text:p>4148</text:p>
          </table:table-cell>
          <table:table-cell/>
          <table:table-cell office:value-type="float" office:value="125000">
            <text:p>125000</text:p>
          </table:table-cell>
          <table:table-cell office:value-type="float" office:value="1091">
            <text:p>1091</text:p>
          </table:table-cell>
          <table:table-cell table:formula="of:=N(AND([.$I30]&lt;=[.K$1]; [.$I30]&gt;[.J$1]))" office:value-type="float" office:value="0">
            <text:p>0</text:p>
          </table:table-cell>
          <table:table-cell table:formula="of:=N(AND([.$I30]&lt;=[.L$1]; [.$I30]&gt;[.K$1]))" office:value-type="float" office:value="0">
            <text:p>0</text:p>
          </table:table-cell>
          <table:table-cell table:formula="of:=N(AND([.$I30]&lt;=[.M$1]; [.$I30]&gt;[.L$1]))" office:value-type="float" office:value="0">
            <text:p>0</text:p>
          </table:table-cell>
          <table:table-cell table:formula="of:=N(AND([.$I30]&lt;=[.N$1]; [.$I30]&gt;[.M$1]))" office:value-type="float" office:value="0">
            <text:p>0</text:p>
          </table:table-cell>
          <table:table-cell table:formula="of:=N(AND([.$I30]&lt;=[.O$1]; [.$I30]&gt;[.N$1]))" office:value-type="float" office:value="1">
            <text:p>1</text:p>
          </table:table-cell>
          <table:table-cell table:formula="of:=N(AND([.$I30]&lt;=[.P$1]; [.$I30]&gt;[.O$1]))" office:value-type="float" office:value="0">
            <text:p>0</text:p>
          </table:table-cell>
          <table:table-cell table:formula="of:=N(AND([.$I30]&lt;=[.Q$1]; [.$I30]&gt;[.P$1]))" office:value-type="float" office:value="0">
            <text:p>0</text:p>
          </table:table-cell>
          <table:table-cell table:formula="of:=N(AND([.$I30]&lt;=[.R$1]; [.$I30]&gt;[.Q$1]))" office:value-type="float" office:value="0">
            <text:p>0</text:p>
          </table:table-cell>
          <table:table-cell table:formula="of:=N(AND([.$I30]&lt;=[.S$1]; [.$I30]&gt;[.R$1]))" office:value-type="float" office:value="0">
            <text:p>0</text:p>
          </table:table-cell>
          <table:table-cell table:formula="of:=N(AND([.$I30]&lt;=[.T$1]; [.$I30]&gt;[.S$1]))" office:value-type="float" office:value="0">
            <text:p>0</text:p>
          </table:table-cell>
          <table:table-cell table:formula="of:=N(AND([.$I30]&lt;=[.U$1]; [.$I30]&gt;[.T$1]))" office:value-type="float" office:value="0">
            <text:p>0</text:p>
          </table:table-cell>
          <table:table-cell table:formula="of:=N(AND([.$I30]&lt;=[.V$1]; [.$I30]&gt;[.U$1]))" office:value-type="float" office:value="0">
            <text:p>0</text:p>
          </table:table-cell>
          <table:table-cell table:formula="of:=N(AND([.$I30]&lt;=[.W$1]; [.$I30]&gt;[.V$1]))" office:value-type="float" office:value="0">
            <text:p>0</text:p>
          </table:table-cell>
          <table:table-cell table:formula="of:=N(AND([.$I30]&lt;=[.X$1]; [.$I30]&gt;[.W$1]))" office:value-type="float" office:value="0">
            <text:p>0</text:p>
          </table:table-cell>
          <table:table-cell table:formula="of:=N(AND([.$I30]&lt;=[.Y$1]; [.$I30]&gt;[.X$1]))" office:value-type="float" office:value="0">
            <text:p>0</text:p>
          </table:table-cell>
          <table:table-cell table:formula="of:=N(AND([.$I30]&lt;=[.Z$1]; [.$I30]&gt;[.Y$1]))" office:value-type="float" office:value="0">
            <text:p>0</text:p>
          </table:table-cell>
          <table:table-cell table:formula="of:=N(AND([.$I30]&lt;=[.AA$1]; [.$I30]&gt;[.Z$1]))" office:value-type="float" office:value="0">
            <text:p>0</text:p>
          </table:table-cell>
          <table:table-cell table:formula="of:=N(AND([.$I30]&lt;=[.AB$1]; [.$I30]&gt;[.AA$1]))" office:value-type="float" office:value="0">
            <text:p>0</text:p>
          </table:table-cell>
          <table:table-cell table:formula="of:=N(AND([.$I30]&lt;=[.AC$1]; [.$I30]&gt;[.AB$1]))" office:value-type="float" office:value="0">
            <text:p>0</text:p>
          </table:table-cell>
          <table:table-cell table:formula="of:=N(AND([.$I30]&lt;=[.AD$1]; [.$I30]&gt;[.AC$1]))" office:value-type="float" office:value="0">
            <text:p>0</text:p>
          </table:table-cell>
          <table:table-cell table:formula="of:=N(AND([.$I30]&lt;=[.AE$1]; [.$I30]&gt;[.AD$1]))" office:value-type="float" office:value="0">
            <text:p>0</text:p>
          </table:table-cell>
          <table:table-cell table:formula="of:=N(AND([.$I30]&lt;=[.AF$1]; [.$I30]&gt;[.AE$1]))" office:value-type="float" office:value="0">
            <text:p>0</text:p>
          </table:table-cell>
          <table:table-cell table:formula="of:=N(AND([.$I30]&lt;=[.AG$1]; [.$I30]&gt;[.AF$1]))" office:value-type="float" office:value="0">
            <text:p>0</text:p>
          </table:table-cell>
          <table:table-cell table:formula="of:=N(AND([.$I30]&lt;=[.AH$1]; [.$I30]&gt;[.AG$1]))" office:value-type="float" office:value="0">
            <text:p>0</text:p>
          </table:table-cell>
          <table:table-cell table:formula="of:=N(AND([.$I30]&lt;=[.AI$1]; [.$I3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2:59:03Z</text:p>
          </table:table-cell>
          <table:table-cell office:value-type="float" office:value="3768">
            <text:p>3768</text:p>
          </table:table-cell>
          <table:table-cell/>
          <table:table-cell office:value-type="float" office:value="140000">
            <text:p>140000</text:p>
          </table:table-cell>
          <table:table-cell office:value-type="float" office:value="1091">
            <text:p>1091</text:p>
          </table:table-cell>
          <table:table-cell table:formula="of:=N(AND([.$I31]&lt;=[.K$1]; [.$I31]&gt;[.J$1]))" office:value-type="float" office:value="0">
            <text:p>0</text:p>
          </table:table-cell>
          <table:table-cell table:formula="of:=N(AND([.$I31]&lt;=[.L$1]; [.$I31]&gt;[.K$1]))" office:value-type="float" office:value="0">
            <text:p>0</text:p>
          </table:table-cell>
          <table:table-cell table:formula="of:=N(AND([.$I31]&lt;=[.M$1]; [.$I31]&gt;[.L$1]))" office:value-type="float" office:value="0">
            <text:p>0</text:p>
          </table:table-cell>
          <table:table-cell table:formula="of:=N(AND([.$I31]&lt;=[.N$1]; [.$I31]&gt;[.M$1]))" office:value-type="float" office:value="0">
            <text:p>0</text:p>
          </table:table-cell>
          <table:table-cell table:formula="of:=N(AND([.$I31]&lt;=[.O$1]; [.$I31]&gt;[.N$1]))" office:value-type="float" office:value="1">
            <text:p>1</text:p>
          </table:table-cell>
          <table:table-cell table:formula="of:=N(AND([.$I31]&lt;=[.P$1]; [.$I31]&gt;[.O$1]))" office:value-type="float" office:value="0">
            <text:p>0</text:p>
          </table:table-cell>
          <table:table-cell table:formula="of:=N(AND([.$I31]&lt;=[.Q$1]; [.$I31]&gt;[.P$1]))" office:value-type="float" office:value="0">
            <text:p>0</text:p>
          </table:table-cell>
          <table:table-cell table:formula="of:=N(AND([.$I31]&lt;=[.R$1]; [.$I31]&gt;[.Q$1]))" office:value-type="float" office:value="0">
            <text:p>0</text:p>
          </table:table-cell>
          <table:table-cell table:formula="of:=N(AND([.$I31]&lt;=[.S$1]; [.$I31]&gt;[.R$1]))" office:value-type="float" office:value="0">
            <text:p>0</text:p>
          </table:table-cell>
          <table:table-cell table:formula="of:=N(AND([.$I31]&lt;=[.T$1]; [.$I31]&gt;[.S$1]))" office:value-type="float" office:value="0">
            <text:p>0</text:p>
          </table:table-cell>
          <table:table-cell table:formula="of:=N(AND([.$I31]&lt;=[.U$1]; [.$I31]&gt;[.T$1]))" office:value-type="float" office:value="0">
            <text:p>0</text:p>
          </table:table-cell>
          <table:table-cell table:formula="of:=N(AND([.$I31]&lt;=[.V$1]; [.$I31]&gt;[.U$1]))" office:value-type="float" office:value="0">
            <text:p>0</text:p>
          </table:table-cell>
          <table:table-cell table:formula="of:=N(AND([.$I31]&lt;=[.W$1]; [.$I31]&gt;[.V$1]))" office:value-type="float" office:value="0">
            <text:p>0</text:p>
          </table:table-cell>
          <table:table-cell table:formula="of:=N(AND([.$I31]&lt;=[.X$1]; [.$I31]&gt;[.W$1]))" office:value-type="float" office:value="0">
            <text:p>0</text:p>
          </table:table-cell>
          <table:table-cell table:formula="of:=N(AND([.$I31]&lt;=[.Y$1]; [.$I31]&gt;[.X$1]))" office:value-type="float" office:value="0">
            <text:p>0</text:p>
          </table:table-cell>
          <table:table-cell table:formula="of:=N(AND([.$I31]&lt;=[.Z$1]; [.$I31]&gt;[.Y$1]))" office:value-type="float" office:value="0">
            <text:p>0</text:p>
          </table:table-cell>
          <table:table-cell table:formula="of:=N(AND([.$I31]&lt;=[.AA$1]; [.$I31]&gt;[.Z$1]))" office:value-type="float" office:value="0">
            <text:p>0</text:p>
          </table:table-cell>
          <table:table-cell table:formula="of:=N(AND([.$I31]&lt;=[.AB$1]; [.$I31]&gt;[.AA$1]))" office:value-type="float" office:value="0">
            <text:p>0</text:p>
          </table:table-cell>
          <table:table-cell table:formula="of:=N(AND([.$I31]&lt;=[.AC$1]; [.$I31]&gt;[.AB$1]))" office:value-type="float" office:value="0">
            <text:p>0</text:p>
          </table:table-cell>
          <table:table-cell table:formula="of:=N(AND([.$I31]&lt;=[.AD$1]; [.$I31]&gt;[.AC$1]))" office:value-type="float" office:value="0">
            <text:p>0</text:p>
          </table:table-cell>
          <table:table-cell table:formula="of:=N(AND([.$I31]&lt;=[.AE$1]; [.$I31]&gt;[.AD$1]))" office:value-type="float" office:value="0">
            <text:p>0</text:p>
          </table:table-cell>
          <table:table-cell table:formula="of:=N(AND([.$I31]&lt;=[.AF$1]; [.$I31]&gt;[.AE$1]))" office:value-type="float" office:value="0">
            <text:p>0</text:p>
          </table:table-cell>
          <table:table-cell table:formula="of:=N(AND([.$I31]&lt;=[.AG$1]; [.$I31]&gt;[.AF$1]))" office:value-type="float" office:value="0">
            <text:p>0</text:p>
          </table:table-cell>
          <table:table-cell table:formula="of:=N(AND([.$I31]&lt;=[.AH$1]; [.$I31]&gt;[.AG$1]))" office:value-type="float" office:value="0">
            <text:p>0</text:p>
          </table:table-cell>
          <table:table-cell table:formula="of:=N(AND([.$I31]&lt;=[.AI$1]; [.$I3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9:32Z</text:p>
          </table:table-cell>
          <table:table-cell office:value-type="float" office:value="5200">
            <text:p>5200</text:p>
          </table:table-cell>
          <table:table-cell/>
          <table:table-cell office:value-type="float" office:value="321000">
            <text:p>321000</text:p>
          </table:table-cell>
          <table:table-cell office:value-type="float" office:value="1091">
            <text:p>1091</text:p>
          </table:table-cell>
          <table:table-cell table:formula="of:=N(AND([.$I32]&lt;=[.K$1]; [.$I32]&gt;[.J$1]))" office:value-type="float" office:value="0">
            <text:p>0</text:p>
          </table:table-cell>
          <table:table-cell table:formula="of:=N(AND([.$I32]&lt;=[.L$1]; [.$I32]&gt;[.K$1]))" office:value-type="float" office:value="0">
            <text:p>0</text:p>
          </table:table-cell>
          <table:table-cell table:formula="of:=N(AND([.$I32]&lt;=[.M$1]; [.$I32]&gt;[.L$1]))" office:value-type="float" office:value="0">
            <text:p>0</text:p>
          </table:table-cell>
          <table:table-cell table:formula="of:=N(AND([.$I32]&lt;=[.N$1]; [.$I32]&gt;[.M$1]))" office:value-type="float" office:value="0">
            <text:p>0</text:p>
          </table:table-cell>
          <table:table-cell table:formula="of:=N(AND([.$I32]&lt;=[.O$1]; [.$I32]&gt;[.N$1]))" office:value-type="float" office:value="0">
            <text:p>0</text:p>
          </table:table-cell>
          <table:table-cell table:formula="of:=N(AND([.$I32]&lt;=[.P$1]; [.$I32]&gt;[.O$1]))" office:value-type="float" office:value="0">
            <text:p>0</text:p>
          </table:table-cell>
          <table:table-cell table:formula="of:=N(AND([.$I32]&lt;=[.Q$1]; [.$I32]&gt;[.P$1]))" office:value-type="float" office:value="0">
            <text:p>0</text:p>
          </table:table-cell>
          <table:table-cell table:formula="of:=N(AND([.$I32]&lt;=[.R$1]; [.$I32]&gt;[.Q$1]))" office:value-type="float" office:value="0">
            <text:p>0</text:p>
          </table:table-cell>
          <table:table-cell table:formula="of:=N(AND([.$I32]&lt;=[.S$1]; [.$I32]&gt;[.R$1]))" office:value-type="float" office:value="0">
            <text:p>0</text:p>
          </table:table-cell>
          <table:table-cell table:formula="of:=N(AND([.$I32]&lt;=[.T$1]; [.$I32]&gt;[.S$1]))" office:value-type="float" office:value="0">
            <text:p>0</text:p>
          </table:table-cell>
          <table:table-cell table:formula="of:=N(AND([.$I32]&lt;=[.U$1]; [.$I32]&gt;[.T$1]))" office:value-type="float" office:value="1">
            <text:p>1</text:p>
          </table:table-cell>
          <table:table-cell table:formula="of:=N(AND([.$I32]&lt;=[.V$1]; [.$I32]&gt;[.U$1]))" office:value-type="float" office:value="0">
            <text:p>0</text:p>
          </table:table-cell>
          <table:table-cell table:formula="of:=N(AND([.$I32]&lt;=[.W$1]; [.$I32]&gt;[.V$1]))" office:value-type="float" office:value="0">
            <text:p>0</text:p>
          </table:table-cell>
          <table:table-cell table:formula="of:=N(AND([.$I32]&lt;=[.X$1]; [.$I32]&gt;[.W$1]))" office:value-type="float" office:value="0">
            <text:p>0</text:p>
          </table:table-cell>
          <table:table-cell table:formula="of:=N(AND([.$I32]&lt;=[.Y$1]; [.$I32]&gt;[.X$1]))" office:value-type="float" office:value="0">
            <text:p>0</text:p>
          </table:table-cell>
          <table:table-cell table:formula="of:=N(AND([.$I32]&lt;=[.Z$1]; [.$I32]&gt;[.Y$1]))" office:value-type="float" office:value="0">
            <text:p>0</text:p>
          </table:table-cell>
          <table:table-cell table:formula="of:=N(AND([.$I32]&lt;=[.AA$1]; [.$I32]&gt;[.Z$1]))" office:value-type="float" office:value="0">
            <text:p>0</text:p>
          </table:table-cell>
          <table:table-cell table:formula="of:=N(AND([.$I32]&lt;=[.AB$1]; [.$I32]&gt;[.AA$1]))" office:value-type="float" office:value="0">
            <text:p>0</text:p>
          </table:table-cell>
          <table:table-cell table:formula="of:=N(AND([.$I32]&lt;=[.AC$1]; [.$I32]&gt;[.AB$1]))" office:value-type="float" office:value="0">
            <text:p>0</text:p>
          </table:table-cell>
          <table:table-cell table:formula="of:=N(AND([.$I32]&lt;=[.AD$1]; [.$I32]&gt;[.AC$1]))" office:value-type="float" office:value="0">
            <text:p>0</text:p>
          </table:table-cell>
          <table:table-cell table:formula="of:=N(AND([.$I32]&lt;=[.AE$1]; [.$I32]&gt;[.AD$1]))" office:value-type="float" office:value="0">
            <text:p>0</text:p>
          </table:table-cell>
          <table:table-cell table:formula="of:=N(AND([.$I32]&lt;=[.AF$1]; [.$I32]&gt;[.AE$1]))" office:value-type="float" office:value="0">
            <text:p>0</text:p>
          </table:table-cell>
          <table:table-cell table:formula="of:=N(AND([.$I32]&lt;=[.AG$1]; [.$I32]&gt;[.AF$1]))" office:value-type="float" office:value="0">
            <text:p>0</text:p>
          </table:table-cell>
          <table:table-cell table:formula="of:=N(AND([.$I32]&lt;=[.AH$1]; [.$I32]&gt;[.AG$1]))" office:value-type="float" office:value="0">
            <text:p>0</text:p>
          </table:table-cell>
          <table:table-cell table:formula="of:=N(AND([.$I32]&lt;=[.AI$1]; [.$I3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0:52Z</text:p>
          </table:table-cell>
          <table:table-cell office:value-type="float" office:value="2650">
            <text:p>2650</text:p>
          </table:table-cell>
          <table:table-cell/>
          <table:table-cell office:value-type="float" office:value="215000">
            <text:p>215000</text:p>
          </table:table-cell>
          <table:table-cell office:value-type="float" office:value="1091">
            <text:p>1091</text:p>
          </table:table-cell>
          <table:table-cell table:formula="of:=N(AND([.$I33]&lt;=[.K$1]; [.$I33]&gt;[.J$1]))" office:value-type="float" office:value="0">
            <text:p>0</text:p>
          </table:table-cell>
          <table:table-cell table:formula="of:=N(AND([.$I33]&lt;=[.L$1]; [.$I33]&gt;[.K$1]))" office:value-type="float" office:value="0">
            <text:p>0</text:p>
          </table:table-cell>
          <table:table-cell table:formula="of:=N(AND([.$I33]&lt;=[.M$1]; [.$I33]&gt;[.L$1]))" office:value-type="float" office:value="0">
            <text:p>0</text:p>
          </table:table-cell>
          <table:table-cell table:formula="of:=N(AND([.$I33]&lt;=[.N$1]; [.$I33]&gt;[.M$1]))" office:value-type="float" office:value="0">
            <text:p>0</text:p>
          </table:table-cell>
          <table:table-cell table:formula="of:=N(AND([.$I33]&lt;=[.O$1]; [.$I33]&gt;[.N$1]))" office:value-type="float" office:value="0">
            <text:p>0</text:p>
          </table:table-cell>
          <table:table-cell table:formula="of:=N(AND([.$I33]&lt;=[.P$1]; [.$I33]&gt;[.O$1]))" office:value-type="float" office:value="0">
            <text:p>0</text:p>
          </table:table-cell>
          <table:table-cell table:formula="of:=N(AND([.$I33]&lt;=[.Q$1]; [.$I33]&gt;[.P$1]))" office:value-type="float" office:value="0">
            <text:p>0</text:p>
          </table:table-cell>
          <table:table-cell table:formula="of:=N(AND([.$I33]&lt;=[.R$1]; [.$I33]&gt;[.Q$1]))" office:value-type="float" office:value="1">
            <text:p>1</text:p>
          </table:table-cell>
          <table:table-cell table:formula="of:=N(AND([.$I33]&lt;=[.S$1]; [.$I33]&gt;[.R$1]))" office:value-type="float" office:value="0">
            <text:p>0</text:p>
          </table:table-cell>
          <table:table-cell table:formula="of:=N(AND([.$I33]&lt;=[.T$1]; [.$I33]&gt;[.S$1]))" office:value-type="float" office:value="0">
            <text:p>0</text:p>
          </table:table-cell>
          <table:table-cell table:formula="of:=N(AND([.$I33]&lt;=[.U$1]; [.$I33]&gt;[.T$1]))" office:value-type="float" office:value="0">
            <text:p>0</text:p>
          </table:table-cell>
          <table:table-cell table:formula="of:=N(AND([.$I33]&lt;=[.V$1]; [.$I33]&gt;[.U$1]))" office:value-type="float" office:value="0">
            <text:p>0</text:p>
          </table:table-cell>
          <table:table-cell table:formula="of:=N(AND([.$I33]&lt;=[.W$1]; [.$I33]&gt;[.V$1]))" office:value-type="float" office:value="0">
            <text:p>0</text:p>
          </table:table-cell>
          <table:table-cell table:formula="of:=N(AND([.$I33]&lt;=[.X$1]; [.$I33]&gt;[.W$1]))" office:value-type="float" office:value="0">
            <text:p>0</text:p>
          </table:table-cell>
          <table:table-cell table:formula="of:=N(AND([.$I33]&lt;=[.Y$1]; [.$I33]&gt;[.X$1]))" office:value-type="float" office:value="0">
            <text:p>0</text:p>
          </table:table-cell>
          <table:table-cell table:formula="of:=N(AND([.$I33]&lt;=[.Z$1]; [.$I33]&gt;[.Y$1]))" office:value-type="float" office:value="0">
            <text:p>0</text:p>
          </table:table-cell>
          <table:table-cell table:formula="of:=N(AND([.$I33]&lt;=[.AA$1]; [.$I33]&gt;[.Z$1]))" office:value-type="float" office:value="0">
            <text:p>0</text:p>
          </table:table-cell>
          <table:table-cell table:formula="of:=N(AND([.$I33]&lt;=[.AB$1]; [.$I33]&gt;[.AA$1]))" office:value-type="float" office:value="0">
            <text:p>0</text:p>
          </table:table-cell>
          <table:table-cell table:formula="of:=N(AND([.$I33]&lt;=[.AC$1]; [.$I33]&gt;[.AB$1]))" office:value-type="float" office:value="0">
            <text:p>0</text:p>
          </table:table-cell>
          <table:table-cell table:formula="of:=N(AND([.$I33]&lt;=[.AD$1]; [.$I33]&gt;[.AC$1]))" office:value-type="float" office:value="0">
            <text:p>0</text:p>
          </table:table-cell>
          <table:table-cell table:formula="of:=N(AND([.$I33]&lt;=[.AE$1]; [.$I33]&gt;[.AD$1]))" office:value-type="float" office:value="0">
            <text:p>0</text:p>
          </table:table-cell>
          <table:table-cell table:formula="of:=N(AND([.$I33]&lt;=[.AF$1]; [.$I33]&gt;[.AE$1]))" office:value-type="float" office:value="0">
            <text:p>0</text:p>
          </table:table-cell>
          <table:table-cell table:formula="of:=N(AND([.$I33]&lt;=[.AG$1]; [.$I33]&gt;[.AF$1]))" office:value-type="float" office:value="0">
            <text:p>0</text:p>
          </table:table-cell>
          <table:table-cell table:formula="of:=N(AND([.$I33]&lt;=[.AH$1]; [.$I33]&gt;[.AG$1]))" office:value-type="float" office:value="0">
            <text:p>0</text:p>
          </table:table-cell>
          <table:table-cell table:formula="of:=N(AND([.$I33]&lt;=[.AI$1]; [.$I3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1:19Z</text:p>
          </table:table-cell>
          <table:table-cell office:value-type="float" office:value="2538">
            <text:p>2538</text:p>
          </table:table-cell>
          <table:table-cell/>
          <table:table-cell office:value-type="float" office:value="160000">
            <text:p>160000</text:p>
          </table:table-cell>
          <table:table-cell office:value-type="float" office:value="1361">
            <text:p>1361</text:p>
          </table:table-cell>
          <table:table-cell table:formula="of:=N(AND([.$I34]&lt;=[.K$1]; [.$I34]&gt;[.J$1]))" office:value-type="float" office:value="0">
            <text:p>0</text:p>
          </table:table-cell>
          <table:table-cell table:formula="of:=N(AND([.$I34]&lt;=[.L$1]; [.$I34]&gt;[.K$1]))" office:value-type="float" office:value="0">
            <text:p>0</text:p>
          </table:table-cell>
          <table:table-cell table:formula="of:=N(AND([.$I34]&lt;=[.M$1]; [.$I34]&gt;[.L$1]))" office:value-type="float" office:value="0">
            <text:p>0</text:p>
          </table:table-cell>
          <table:table-cell table:formula="of:=N(AND([.$I34]&lt;=[.N$1]; [.$I34]&gt;[.M$1]))" office:value-type="float" office:value="0">
            <text:p>0</text:p>
          </table:table-cell>
          <table:table-cell table:formula="of:=N(AND([.$I34]&lt;=[.O$1]; [.$I34]&gt;[.N$1]))" office:value-type="float" office:value="0">
            <text:p>0</text:p>
          </table:table-cell>
          <table:table-cell table:formula="of:=N(AND([.$I34]&lt;=[.P$1]; [.$I34]&gt;[.O$1]))" office:value-type="float" office:value="1">
            <text:p>1</text:p>
          </table:table-cell>
          <table:table-cell table:formula="of:=N(AND([.$I34]&lt;=[.Q$1]; [.$I34]&gt;[.P$1]))" office:value-type="float" office:value="0">
            <text:p>0</text:p>
          </table:table-cell>
          <table:table-cell table:formula="of:=N(AND([.$I34]&lt;=[.R$1]; [.$I34]&gt;[.Q$1]))" office:value-type="float" office:value="0">
            <text:p>0</text:p>
          </table:table-cell>
          <table:table-cell table:formula="of:=N(AND([.$I34]&lt;=[.S$1]; [.$I34]&gt;[.R$1]))" office:value-type="float" office:value="0">
            <text:p>0</text:p>
          </table:table-cell>
          <table:table-cell table:formula="of:=N(AND([.$I34]&lt;=[.T$1]; [.$I34]&gt;[.S$1]))" office:value-type="float" office:value="0">
            <text:p>0</text:p>
          </table:table-cell>
          <table:table-cell table:formula="of:=N(AND([.$I34]&lt;=[.U$1]; [.$I34]&gt;[.T$1]))" office:value-type="float" office:value="0">
            <text:p>0</text:p>
          </table:table-cell>
          <table:table-cell table:formula="of:=N(AND([.$I34]&lt;=[.V$1]; [.$I34]&gt;[.U$1]))" office:value-type="float" office:value="0">
            <text:p>0</text:p>
          </table:table-cell>
          <table:table-cell table:formula="of:=N(AND([.$I34]&lt;=[.W$1]; [.$I34]&gt;[.V$1]))" office:value-type="float" office:value="0">
            <text:p>0</text:p>
          </table:table-cell>
          <table:table-cell table:formula="of:=N(AND([.$I34]&lt;=[.X$1]; [.$I34]&gt;[.W$1]))" office:value-type="float" office:value="0">
            <text:p>0</text:p>
          </table:table-cell>
          <table:table-cell table:formula="of:=N(AND([.$I34]&lt;=[.Y$1]; [.$I34]&gt;[.X$1]))" office:value-type="float" office:value="0">
            <text:p>0</text:p>
          </table:table-cell>
          <table:table-cell table:formula="of:=N(AND([.$I34]&lt;=[.Z$1]; [.$I34]&gt;[.Y$1]))" office:value-type="float" office:value="0">
            <text:p>0</text:p>
          </table:table-cell>
          <table:table-cell table:formula="of:=N(AND([.$I34]&lt;=[.AA$1]; [.$I34]&gt;[.Z$1]))" office:value-type="float" office:value="0">
            <text:p>0</text:p>
          </table:table-cell>
          <table:table-cell table:formula="of:=N(AND([.$I34]&lt;=[.AB$1]; [.$I34]&gt;[.AA$1]))" office:value-type="float" office:value="0">
            <text:p>0</text:p>
          </table:table-cell>
          <table:table-cell table:formula="of:=N(AND([.$I34]&lt;=[.AC$1]; [.$I34]&gt;[.AB$1]))" office:value-type="float" office:value="0">
            <text:p>0</text:p>
          </table:table-cell>
          <table:table-cell table:formula="of:=N(AND([.$I34]&lt;=[.AD$1]; [.$I34]&gt;[.AC$1]))" office:value-type="float" office:value="0">
            <text:p>0</text:p>
          </table:table-cell>
          <table:table-cell table:formula="of:=N(AND([.$I34]&lt;=[.AE$1]; [.$I34]&gt;[.AD$1]))" office:value-type="float" office:value="0">
            <text:p>0</text:p>
          </table:table-cell>
          <table:table-cell table:formula="of:=N(AND([.$I34]&lt;=[.AF$1]; [.$I34]&gt;[.AE$1]))" office:value-type="float" office:value="0">
            <text:p>0</text:p>
          </table:table-cell>
          <table:table-cell table:formula="of:=N(AND([.$I34]&lt;=[.AG$1]; [.$I34]&gt;[.AF$1]))" office:value-type="float" office:value="0">
            <text:p>0</text:p>
          </table:table-cell>
          <table:table-cell table:formula="of:=N(AND([.$I34]&lt;=[.AH$1]; [.$I34]&gt;[.AG$1]))" office:value-type="float" office:value="0">
            <text:p>0</text:p>
          </table:table-cell>
          <table:table-cell table:formula="of:=N(AND([.$I34]&lt;=[.AI$1]; [.$I3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1:47Z</text:p>
          </table:table-cell>
          <table:table-cell office:value-type="float" office:value="3457">
            <text:p>3457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1361">
            <text:p>1361</text:p>
          </table:table-cell>
          <table:table-cell table:formula="of:=N(AND([.$I35]&lt;=[.K$1]; [.$I35]&gt;[.J$1]))" office:value-type="float" office:value="0">
            <text:p>0</text:p>
          </table:table-cell>
          <table:table-cell table:formula="of:=N(AND([.$I35]&lt;=[.L$1]; [.$I35]&gt;[.K$1]))" office:value-type="float" office:value="0">
            <text:p>0</text:p>
          </table:table-cell>
          <table:table-cell table:formula="of:=N(AND([.$I35]&lt;=[.M$1]; [.$I35]&gt;[.L$1]))" office:value-type="float" office:value="0">
            <text:p>0</text:p>
          </table:table-cell>
          <table:table-cell table:formula="of:=N(AND([.$I35]&lt;=[.N$1]; [.$I35]&gt;[.M$1]))" office:value-type="float" office:value="0">
            <text:p>0</text:p>
          </table:table-cell>
          <table:table-cell table:formula="of:=N(AND([.$I35]&lt;=[.O$1]; [.$I35]&gt;[.N$1]))" office:value-type="float" office:value="0">
            <text:p>0</text:p>
          </table:table-cell>
          <table:table-cell table:formula="of:=N(AND([.$I35]&lt;=[.P$1]; [.$I35]&gt;[.O$1]))" office:value-type="float" office:value="1">
            <text:p>1</text:p>
          </table:table-cell>
          <table:table-cell table:formula="of:=N(AND([.$I35]&lt;=[.Q$1]; [.$I35]&gt;[.P$1]))" office:value-type="float" office:value="0">
            <text:p>0</text:p>
          </table:table-cell>
          <table:table-cell table:formula="of:=N(AND([.$I35]&lt;=[.R$1]; [.$I35]&gt;[.Q$1]))" office:value-type="float" office:value="0">
            <text:p>0</text:p>
          </table:table-cell>
          <table:table-cell table:formula="of:=N(AND([.$I35]&lt;=[.S$1]; [.$I35]&gt;[.R$1]))" office:value-type="float" office:value="0">
            <text:p>0</text:p>
          </table:table-cell>
          <table:table-cell table:formula="of:=N(AND([.$I35]&lt;=[.T$1]; [.$I35]&gt;[.S$1]))" office:value-type="float" office:value="0">
            <text:p>0</text:p>
          </table:table-cell>
          <table:table-cell table:formula="of:=N(AND([.$I35]&lt;=[.U$1]; [.$I35]&gt;[.T$1]))" office:value-type="float" office:value="0">
            <text:p>0</text:p>
          </table:table-cell>
          <table:table-cell table:formula="of:=N(AND([.$I35]&lt;=[.V$1]; [.$I35]&gt;[.U$1]))" office:value-type="float" office:value="0">
            <text:p>0</text:p>
          </table:table-cell>
          <table:table-cell table:formula="of:=N(AND([.$I35]&lt;=[.W$1]; [.$I35]&gt;[.V$1]))" office:value-type="float" office:value="0">
            <text:p>0</text:p>
          </table:table-cell>
          <table:table-cell table:formula="of:=N(AND([.$I35]&lt;=[.X$1]; [.$I35]&gt;[.W$1]))" office:value-type="float" office:value="0">
            <text:p>0</text:p>
          </table:table-cell>
          <table:table-cell table:formula="of:=N(AND([.$I35]&lt;=[.Y$1]; [.$I35]&gt;[.X$1]))" office:value-type="float" office:value="0">
            <text:p>0</text:p>
          </table:table-cell>
          <table:table-cell table:formula="of:=N(AND([.$I35]&lt;=[.Z$1]; [.$I35]&gt;[.Y$1]))" office:value-type="float" office:value="0">
            <text:p>0</text:p>
          </table:table-cell>
          <table:table-cell table:formula="of:=N(AND([.$I35]&lt;=[.AA$1]; [.$I35]&gt;[.Z$1]))" office:value-type="float" office:value="0">
            <text:p>0</text:p>
          </table:table-cell>
          <table:table-cell table:formula="of:=N(AND([.$I35]&lt;=[.AB$1]; [.$I35]&gt;[.AA$1]))" office:value-type="float" office:value="0">
            <text:p>0</text:p>
          </table:table-cell>
          <table:table-cell table:formula="of:=N(AND([.$I35]&lt;=[.AC$1]; [.$I35]&gt;[.AB$1]))" office:value-type="float" office:value="0">
            <text:p>0</text:p>
          </table:table-cell>
          <table:table-cell table:formula="of:=N(AND([.$I35]&lt;=[.AD$1]; [.$I35]&gt;[.AC$1]))" office:value-type="float" office:value="0">
            <text:p>0</text:p>
          </table:table-cell>
          <table:table-cell table:formula="of:=N(AND([.$I35]&lt;=[.AE$1]; [.$I35]&gt;[.AD$1]))" office:value-type="float" office:value="0">
            <text:p>0</text:p>
          </table:table-cell>
          <table:table-cell table:formula="of:=N(AND([.$I35]&lt;=[.AF$1]; [.$I35]&gt;[.AE$1]))" office:value-type="float" office:value="0">
            <text:p>0</text:p>
          </table:table-cell>
          <table:table-cell table:formula="of:=N(AND([.$I35]&lt;=[.AG$1]; [.$I35]&gt;[.AF$1]))" office:value-type="float" office:value="0">
            <text:p>0</text:p>
          </table:table-cell>
          <table:table-cell table:formula="of:=N(AND([.$I35]&lt;=[.AH$1]; [.$I35]&gt;[.AG$1]))" office:value-type="float" office:value="0">
            <text:p>0</text:p>
          </table:table-cell>
          <table:table-cell table:formula="of:=N(AND([.$I35]&lt;=[.AI$1]; [.$I3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2:37Z</text:p>
          </table:table-cell>
          <table:table-cell office:value-type="float" office:value="26467">
            <text:p>26467</text:p>
          </table:table-cell>
          <table:table-cell/>
          <table:table-cell office:value-type="float" office:value="107000">
            <text:p>107000</text:p>
          </table:table-cell>
          <table:table-cell office:value-type="float" office:value="1361">
            <text:p>1361</text:p>
          </table:table-cell>
          <table:table-cell table:formula="of:=N(AND([.$I36]&lt;=[.K$1]; [.$I36]&gt;[.J$1]))" office:value-type="float" office:value="0">
            <text:p>0</text:p>
          </table:table-cell>
          <table:table-cell table:formula="of:=N(AND([.$I36]&lt;=[.L$1]; [.$I36]&gt;[.K$1]))" office:value-type="float" office:value="0">
            <text:p>0</text:p>
          </table:table-cell>
          <table:table-cell table:formula="of:=N(AND([.$I36]&lt;=[.M$1]; [.$I36]&gt;[.L$1]))" office:value-type="float" office:value="0">
            <text:p>0</text:p>
          </table:table-cell>
          <table:table-cell table:formula="of:=N(AND([.$I36]&lt;=[.N$1]; [.$I36]&gt;[.M$1]))" office:value-type="float" office:value="1">
            <text:p>1</text:p>
          </table:table-cell>
          <table:table-cell table:formula="of:=N(AND([.$I36]&lt;=[.O$1]; [.$I36]&gt;[.N$1]))" office:value-type="float" office:value="0">
            <text:p>0</text:p>
          </table:table-cell>
          <table:table-cell table:formula="of:=N(AND([.$I36]&lt;=[.P$1]; [.$I36]&gt;[.O$1]))" office:value-type="float" office:value="0">
            <text:p>0</text:p>
          </table:table-cell>
          <table:table-cell table:formula="of:=N(AND([.$I36]&lt;=[.Q$1]; [.$I36]&gt;[.P$1]))" office:value-type="float" office:value="0">
            <text:p>0</text:p>
          </table:table-cell>
          <table:table-cell table:formula="of:=N(AND([.$I36]&lt;=[.R$1]; [.$I36]&gt;[.Q$1]))" office:value-type="float" office:value="0">
            <text:p>0</text:p>
          </table:table-cell>
          <table:table-cell table:formula="of:=N(AND([.$I36]&lt;=[.S$1]; [.$I36]&gt;[.R$1]))" office:value-type="float" office:value="0">
            <text:p>0</text:p>
          </table:table-cell>
          <table:table-cell table:formula="of:=N(AND([.$I36]&lt;=[.T$1]; [.$I36]&gt;[.S$1]))" office:value-type="float" office:value="0">
            <text:p>0</text:p>
          </table:table-cell>
          <table:table-cell table:formula="of:=N(AND([.$I36]&lt;=[.U$1]; [.$I36]&gt;[.T$1]))" office:value-type="float" office:value="0">
            <text:p>0</text:p>
          </table:table-cell>
          <table:table-cell table:formula="of:=N(AND([.$I36]&lt;=[.V$1]; [.$I36]&gt;[.U$1]))" office:value-type="float" office:value="0">
            <text:p>0</text:p>
          </table:table-cell>
          <table:table-cell table:formula="of:=N(AND([.$I36]&lt;=[.W$1]; [.$I36]&gt;[.V$1]))" office:value-type="float" office:value="0">
            <text:p>0</text:p>
          </table:table-cell>
          <table:table-cell table:formula="of:=N(AND([.$I36]&lt;=[.X$1]; [.$I36]&gt;[.W$1]))" office:value-type="float" office:value="0">
            <text:p>0</text:p>
          </table:table-cell>
          <table:table-cell table:formula="of:=N(AND([.$I36]&lt;=[.Y$1]; [.$I36]&gt;[.X$1]))" office:value-type="float" office:value="0">
            <text:p>0</text:p>
          </table:table-cell>
          <table:table-cell table:formula="of:=N(AND([.$I36]&lt;=[.Z$1]; [.$I36]&gt;[.Y$1]))" office:value-type="float" office:value="0">
            <text:p>0</text:p>
          </table:table-cell>
          <table:table-cell table:formula="of:=N(AND([.$I36]&lt;=[.AA$1]; [.$I36]&gt;[.Z$1]))" office:value-type="float" office:value="0">
            <text:p>0</text:p>
          </table:table-cell>
          <table:table-cell table:formula="of:=N(AND([.$I36]&lt;=[.AB$1]; [.$I36]&gt;[.AA$1]))" office:value-type="float" office:value="0">
            <text:p>0</text:p>
          </table:table-cell>
          <table:table-cell table:formula="of:=N(AND([.$I36]&lt;=[.AC$1]; [.$I36]&gt;[.AB$1]))" office:value-type="float" office:value="0">
            <text:p>0</text:p>
          </table:table-cell>
          <table:table-cell table:formula="of:=N(AND([.$I36]&lt;=[.AD$1]; [.$I36]&gt;[.AC$1]))" office:value-type="float" office:value="0">
            <text:p>0</text:p>
          </table:table-cell>
          <table:table-cell table:formula="of:=N(AND([.$I36]&lt;=[.AE$1]; [.$I36]&gt;[.AD$1]))" office:value-type="float" office:value="0">
            <text:p>0</text:p>
          </table:table-cell>
          <table:table-cell table:formula="of:=N(AND([.$I36]&lt;=[.AF$1]; [.$I36]&gt;[.AE$1]))" office:value-type="float" office:value="0">
            <text:p>0</text:p>
          </table:table-cell>
          <table:table-cell table:formula="of:=N(AND([.$I36]&lt;=[.AG$1]; [.$I36]&gt;[.AF$1]))" office:value-type="float" office:value="0">
            <text:p>0</text:p>
          </table:table-cell>
          <table:table-cell table:formula="of:=N(AND([.$I36]&lt;=[.AH$1]; [.$I36]&gt;[.AG$1]))" office:value-type="float" office:value="0">
            <text:p>0</text:p>
          </table:table-cell>
          <table:table-cell table:formula="of:=N(AND([.$I36]&lt;=[.AI$1]; [.$I3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2:41Z</text:p>
          </table:table-cell>
          <table:table-cell office:value-type="float" office:value="2951">
            <text:p>2951</text:p>
          </table:table-cell>
          <table:table-cell/>
          <table:table-cell office:value-type="float" office:value="316000">
            <text:p>316000</text:p>
          </table:table-cell>
          <table:table-cell office:value-type="float" office:value="1091">
            <text:p>1091</text:p>
          </table:table-cell>
          <table:table-cell table:formula="of:=N(AND([.$I37]&lt;=[.K$1]; [.$I37]&gt;[.J$1]))" office:value-type="float" office:value="0">
            <text:p>0</text:p>
          </table:table-cell>
          <table:table-cell table:formula="of:=N(AND([.$I37]&lt;=[.L$1]; [.$I37]&gt;[.K$1]))" office:value-type="float" office:value="0">
            <text:p>0</text:p>
          </table:table-cell>
          <table:table-cell table:formula="of:=N(AND([.$I37]&lt;=[.M$1]; [.$I37]&gt;[.L$1]))" office:value-type="float" office:value="0">
            <text:p>0</text:p>
          </table:table-cell>
          <table:table-cell table:formula="of:=N(AND([.$I37]&lt;=[.N$1]; [.$I37]&gt;[.M$1]))" office:value-type="float" office:value="0">
            <text:p>0</text:p>
          </table:table-cell>
          <table:table-cell table:formula="of:=N(AND([.$I37]&lt;=[.O$1]; [.$I37]&gt;[.N$1]))" office:value-type="float" office:value="0">
            <text:p>0</text:p>
          </table:table-cell>
          <table:table-cell table:formula="of:=N(AND([.$I37]&lt;=[.P$1]; [.$I37]&gt;[.O$1]))" office:value-type="float" office:value="0">
            <text:p>0</text:p>
          </table:table-cell>
          <table:table-cell table:formula="of:=N(AND([.$I37]&lt;=[.Q$1]; [.$I37]&gt;[.P$1]))" office:value-type="float" office:value="0">
            <text:p>0</text:p>
          </table:table-cell>
          <table:table-cell table:formula="of:=N(AND([.$I37]&lt;=[.R$1]; [.$I37]&gt;[.Q$1]))" office:value-type="float" office:value="0">
            <text:p>0</text:p>
          </table:table-cell>
          <table:table-cell table:formula="of:=N(AND([.$I37]&lt;=[.S$1]; [.$I37]&gt;[.R$1]))" office:value-type="float" office:value="0">
            <text:p>0</text:p>
          </table:table-cell>
          <table:table-cell table:formula="of:=N(AND([.$I37]&lt;=[.T$1]; [.$I37]&gt;[.S$1]))" office:value-type="float" office:value="0">
            <text:p>0</text:p>
          </table:table-cell>
          <table:table-cell table:formula="of:=N(AND([.$I37]&lt;=[.U$1]; [.$I37]&gt;[.T$1]))" office:value-type="float" office:value="1">
            <text:p>1</text:p>
          </table:table-cell>
          <table:table-cell table:formula="of:=N(AND([.$I37]&lt;=[.V$1]; [.$I37]&gt;[.U$1]))" office:value-type="float" office:value="0">
            <text:p>0</text:p>
          </table:table-cell>
          <table:table-cell table:formula="of:=N(AND([.$I37]&lt;=[.W$1]; [.$I37]&gt;[.V$1]))" office:value-type="float" office:value="0">
            <text:p>0</text:p>
          </table:table-cell>
          <table:table-cell table:formula="of:=N(AND([.$I37]&lt;=[.X$1]; [.$I37]&gt;[.W$1]))" office:value-type="float" office:value="0">
            <text:p>0</text:p>
          </table:table-cell>
          <table:table-cell table:formula="of:=N(AND([.$I37]&lt;=[.Y$1]; [.$I37]&gt;[.X$1]))" office:value-type="float" office:value="0">
            <text:p>0</text:p>
          </table:table-cell>
          <table:table-cell table:formula="of:=N(AND([.$I37]&lt;=[.Z$1]; [.$I37]&gt;[.Y$1]))" office:value-type="float" office:value="0">
            <text:p>0</text:p>
          </table:table-cell>
          <table:table-cell table:formula="of:=N(AND([.$I37]&lt;=[.AA$1]; [.$I37]&gt;[.Z$1]))" office:value-type="float" office:value="0">
            <text:p>0</text:p>
          </table:table-cell>
          <table:table-cell table:formula="of:=N(AND([.$I37]&lt;=[.AB$1]; [.$I37]&gt;[.AA$1]))" office:value-type="float" office:value="0">
            <text:p>0</text:p>
          </table:table-cell>
          <table:table-cell table:formula="of:=N(AND([.$I37]&lt;=[.AC$1]; [.$I37]&gt;[.AB$1]))" office:value-type="float" office:value="0">
            <text:p>0</text:p>
          </table:table-cell>
          <table:table-cell table:formula="of:=N(AND([.$I37]&lt;=[.AD$1]; [.$I37]&gt;[.AC$1]))" office:value-type="float" office:value="0">
            <text:p>0</text:p>
          </table:table-cell>
          <table:table-cell table:formula="of:=N(AND([.$I37]&lt;=[.AE$1]; [.$I37]&gt;[.AD$1]))" office:value-type="float" office:value="0">
            <text:p>0</text:p>
          </table:table-cell>
          <table:table-cell table:formula="of:=N(AND([.$I37]&lt;=[.AF$1]; [.$I37]&gt;[.AE$1]))" office:value-type="float" office:value="0">
            <text:p>0</text:p>
          </table:table-cell>
          <table:table-cell table:formula="of:=N(AND([.$I37]&lt;=[.AG$1]; [.$I37]&gt;[.AF$1]))" office:value-type="float" office:value="0">
            <text:p>0</text:p>
          </table:table-cell>
          <table:table-cell table:formula="of:=N(AND([.$I37]&lt;=[.AH$1]; [.$I37]&gt;[.AG$1]))" office:value-type="float" office:value="0">
            <text:p>0</text:p>
          </table:table-cell>
          <table:table-cell table:formula="of:=N(AND([.$I37]&lt;=[.AI$1]; [.$I3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3:10Z</text:p>
          </table:table-cell>
          <table:table-cell office:value-type="float" office:value="4523">
            <text:p>4523</text:p>
          </table:table-cell>
          <table:table-cell/>
          <table:table-cell office:value-type="float" office:value="125000">
            <text:p>125000</text:p>
          </table:table-cell>
          <table:table-cell office:value-type="float" office:value="1361">
            <text:p>1361</text:p>
          </table:table-cell>
          <table:table-cell table:formula="of:=N(AND([.$I38]&lt;=[.K$1]; [.$I38]&gt;[.J$1]))" office:value-type="float" office:value="0">
            <text:p>0</text:p>
          </table:table-cell>
          <table:table-cell table:formula="of:=N(AND([.$I38]&lt;=[.L$1]; [.$I38]&gt;[.K$1]))" office:value-type="float" office:value="0">
            <text:p>0</text:p>
          </table:table-cell>
          <table:table-cell table:formula="of:=N(AND([.$I38]&lt;=[.M$1]; [.$I38]&gt;[.L$1]))" office:value-type="float" office:value="0">
            <text:p>0</text:p>
          </table:table-cell>
          <table:table-cell table:formula="of:=N(AND([.$I38]&lt;=[.N$1]; [.$I38]&gt;[.M$1]))" office:value-type="float" office:value="0">
            <text:p>0</text:p>
          </table:table-cell>
          <table:table-cell table:formula="of:=N(AND([.$I38]&lt;=[.O$1]; [.$I38]&gt;[.N$1]))" office:value-type="float" office:value="1">
            <text:p>1</text:p>
          </table:table-cell>
          <table:table-cell table:formula="of:=N(AND([.$I38]&lt;=[.P$1]; [.$I38]&gt;[.O$1]))" office:value-type="float" office:value="0">
            <text:p>0</text:p>
          </table:table-cell>
          <table:table-cell table:formula="of:=N(AND([.$I38]&lt;=[.Q$1]; [.$I38]&gt;[.P$1]))" office:value-type="float" office:value="0">
            <text:p>0</text:p>
          </table:table-cell>
          <table:table-cell table:formula="of:=N(AND([.$I38]&lt;=[.R$1]; [.$I38]&gt;[.Q$1]))" office:value-type="float" office:value="0">
            <text:p>0</text:p>
          </table:table-cell>
          <table:table-cell table:formula="of:=N(AND([.$I38]&lt;=[.S$1]; [.$I38]&gt;[.R$1]))" office:value-type="float" office:value="0">
            <text:p>0</text:p>
          </table:table-cell>
          <table:table-cell table:formula="of:=N(AND([.$I38]&lt;=[.T$1]; [.$I38]&gt;[.S$1]))" office:value-type="float" office:value="0">
            <text:p>0</text:p>
          </table:table-cell>
          <table:table-cell table:formula="of:=N(AND([.$I38]&lt;=[.U$1]; [.$I38]&gt;[.T$1]))" office:value-type="float" office:value="0">
            <text:p>0</text:p>
          </table:table-cell>
          <table:table-cell table:formula="of:=N(AND([.$I38]&lt;=[.V$1]; [.$I38]&gt;[.U$1]))" office:value-type="float" office:value="0">
            <text:p>0</text:p>
          </table:table-cell>
          <table:table-cell table:formula="of:=N(AND([.$I38]&lt;=[.W$1]; [.$I38]&gt;[.V$1]))" office:value-type="float" office:value="0">
            <text:p>0</text:p>
          </table:table-cell>
          <table:table-cell table:formula="of:=N(AND([.$I38]&lt;=[.X$1]; [.$I38]&gt;[.W$1]))" office:value-type="float" office:value="0">
            <text:p>0</text:p>
          </table:table-cell>
          <table:table-cell table:formula="of:=N(AND([.$I38]&lt;=[.Y$1]; [.$I38]&gt;[.X$1]))" office:value-type="float" office:value="0">
            <text:p>0</text:p>
          </table:table-cell>
          <table:table-cell table:formula="of:=N(AND([.$I38]&lt;=[.Z$1]; [.$I38]&gt;[.Y$1]))" office:value-type="float" office:value="0">
            <text:p>0</text:p>
          </table:table-cell>
          <table:table-cell table:formula="of:=N(AND([.$I38]&lt;=[.AA$1]; [.$I38]&gt;[.Z$1]))" office:value-type="float" office:value="0">
            <text:p>0</text:p>
          </table:table-cell>
          <table:table-cell table:formula="of:=N(AND([.$I38]&lt;=[.AB$1]; [.$I38]&gt;[.AA$1]))" office:value-type="float" office:value="0">
            <text:p>0</text:p>
          </table:table-cell>
          <table:table-cell table:formula="of:=N(AND([.$I38]&lt;=[.AC$1]; [.$I38]&gt;[.AB$1]))" office:value-type="float" office:value="0">
            <text:p>0</text:p>
          </table:table-cell>
          <table:table-cell table:formula="of:=N(AND([.$I38]&lt;=[.AD$1]; [.$I38]&gt;[.AC$1]))" office:value-type="float" office:value="0">
            <text:p>0</text:p>
          </table:table-cell>
          <table:table-cell table:formula="of:=N(AND([.$I38]&lt;=[.AE$1]; [.$I38]&gt;[.AD$1]))" office:value-type="float" office:value="0">
            <text:p>0</text:p>
          </table:table-cell>
          <table:table-cell table:formula="of:=N(AND([.$I38]&lt;=[.AF$1]; [.$I38]&gt;[.AE$1]))" office:value-type="float" office:value="0">
            <text:p>0</text:p>
          </table:table-cell>
          <table:table-cell table:formula="of:=N(AND([.$I38]&lt;=[.AG$1]; [.$I38]&gt;[.AF$1]))" office:value-type="float" office:value="0">
            <text:p>0</text:p>
          </table:table-cell>
          <table:table-cell table:formula="of:=N(AND([.$I38]&lt;=[.AH$1]; [.$I38]&gt;[.AG$1]))" office:value-type="float" office:value="0">
            <text:p>0</text:p>
          </table:table-cell>
          <table:table-cell table:formula="of:=N(AND([.$I38]&lt;=[.AI$1]; [.$I3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4:04Z</text:p>
          </table:table-cell>
          <table:table-cell office:value-type="float" office:value="3624">
            <text:p>3624</text:p>
          </table:table-cell>
          <table:table-cell/>
          <table:table-cell office:value-type="float" office:value="141000">
            <text:p>141000</text:p>
          </table:table-cell>
          <table:table-cell office:value-type="float" office:value="1361">
            <text:p>1361</text:p>
          </table:table-cell>
          <table:table-cell table:formula="of:=N(AND([.$I39]&lt;=[.K$1]; [.$I39]&gt;[.J$1]))" office:value-type="float" office:value="0">
            <text:p>0</text:p>
          </table:table-cell>
          <table:table-cell table:formula="of:=N(AND([.$I39]&lt;=[.L$1]; [.$I39]&gt;[.K$1]))" office:value-type="float" office:value="0">
            <text:p>0</text:p>
          </table:table-cell>
          <table:table-cell table:formula="of:=N(AND([.$I39]&lt;=[.M$1]; [.$I39]&gt;[.L$1]))" office:value-type="float" office:value="0">
            <text:p>0</text:p>
          </table:table-cell>
          <table:table-cell table:formula="of:=N(AND([.$I39]&lt;=[.N$1]; [.$I39]&gt;[.M$1]))" office:value-type="float" office:value="0">
            <text:p>0</text:p>
          </table:table-cell>
          <table:table-cell table:formula="of:=N(AND([.$I39]&lt;=[.O$1]; [.$I39]&gt;[.N$1]))" office:value-type="float" office:value="1">
            <text:p>1</text:p>
          </table:table-cell>
          <table:table-cell table:formula="of:=N(AND([.$I39]&lt;=[.P$1]; [.$I39]&gt;[.O$1]))" office:value-type="float" office:value="0">
            <text:p>0</text:p>
          </table:table-cell>
          <table:table-cell table:formula="of:=N(AND([.$I39]&lt;=[.Q$1]; [.$I39]&gt;[.P$1]))" office:value-type="float" office:value="0">
            <text:p>0</text:p>
          </table:table-cell>
          <table:table-cell table:formula="of:=N(AND([.$I39]&lt;=[.R$1]; [.$I39]&gt;[.Q$1]))" office:value-type="float" office:value="0">
            <text:p>0</text:p>
          </table:table-cell>
          <table:table-cell table:formula="of:=N(AND([.$I39]&lt;=[.S$1]; [.$I39]&gt;[.R$1]))" office:value-type="float" office:value="0">
            <text:p>0</text:p>
          </table:table-cell>
          <table:table-cell table:formula="of:=N(AND([.$I39]&lt;=[.T$1]; [.$I39]&gt;[.S$1]))" office:value-type="float" office:value="0">
            <text:p>0</text:p>
          </table:table-cell>
          <table:table-cell table:formula="of:=N(AND([.$I39]&lt;=[.U$1]; [.$I39]&gt;[.T$1]))" office:value-type="float" office:value="0">
            <text:p>0</text:p>
          </table:table-cell>
          <table:table-cell table:formula="of:=N(AND([.$I39]&lt;=[.V$1]; [.$I39]&gt;[.U$1]))" office:value-type="float" office:value="0">
            <text:p>0</text:p>
          </table:table-cell>
          <table:table-cell table:formula="of:=N(AND([.$I39]&lt;=[.W$1]; [.$I39]&gt;[.V$1]))" office:value-type="float" office:value="0">
            <text:p>0</text:p>
          </table:table-cell>
          <table:table-cell table:formula="of:=N(AND([.$I39]&lt;=[.X$1]; [.$I39]&gt;[.W$1]))" office:value-type="float" office:value="0">
            <text:p>0</text:p>
          </table:table-cell>
          <table:table-cell table:formula="of:=N(AND([.$I39]&lt;=[.Y$1]; [.$I39]&gt;[.X$1]))" office:value-type="float" office:value="0">
            <text:p>0</text:p>
          </table:table-cell>
          <table:table-cell table:formula="of:=N(AND([.$I39]&lt;=[.Z$1]; [.$I39]&gt;[.Y$1]))" office:value-type="float" office:value="0">
            <text:p>0</text:p>
          </table:table-cell>
          <table:table-cell table:formula="of:=N(AND([.$I39]&lt;=[.AA$1]; [.$I39]&gt;[.Z$1]))" office:value-type="float" office:value="0">
            <text:p>0</text:p>
          </table:table-cell>
          <table:table-cell table:formula="of:=N(AND([.$I39]&lt;=[.AB$1]; [.$I39]&gt;[.AA$1]))" office:value-type="float" office:value="0">
            <text:p>0</text:p>
          </table:table-cell>
          <table:table-cell table:formula="of:=N(AND([.$I39]&lt;=[.AC$1]; [.$I39]&gt;[.AB$1]))" office:value-type="float" office:value="0">
            <text:p>0</text:p>
          </table:table-cell>
          <table:table-cell table:formula="of:=N(AND([.$I39]&lt;=[.AD$1]; [.$I39]&gt;[.AC$1]))" office:value-type="float" office:value="0">
            <text:p>0</text:p>
          </table:table-cell>
          <table:table-cell table:formula="of:=N(AND([.$I39]&lt;=[.AE$1]; [.$I39]&gt;[.AD$1]))" office:value-type="float" office:value="0">
            <text:p>0</text:p>
          </table:table-cell>
          <table:table-cell table:formula="of:=N(AND([.$I39]&lt;=[.AF$1]; [.$I39]&gt;[.AE$1]))" office:value-type="float" office:value="0">
            <text:p>0</text:p>
          </table:table-cell>
          <table:table-cell table:formula="of:=N(AND([.$I39]&lt;=[.AG$1]; [.$I39]&gt;[.AF$1]))" office:value-type="float" office:value="0">
            <text:p>0</text:p>
          </table:table-cell>
          <table:table-cell table:formula="of:=N(AND([.$I39]&lt;=[.AH$1]; [.$I39]&gt;[.AG$1]))" office:value-type="float" office:value="0">
            <text:p>0</text:p>
          </table:table-cell>
          <table:table-cell table:formula="of:=N(AND([.$I39]&lt;=[.AI$1]; [.$I3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4:30Z</text:p>
          </table:table-cell>
          <table:table-cell office:value-type="float" office:value="2334">
            <text:p>2334</text:p>
          </table:table-cell>
          <table:table-cell/>
          <table:table-cell office:value-type="float" office:value="317000">
            <text:p>317000</text:p>
          </table:table-cell>
          <table:table-cell office:value-type="float" office:value="1361">
            <text:p>1361</text:p>
          </table:table-cell>
          <table:table-cell table:formula="of:=N(AND([.$I40]&lt;=[.K$1]; [.$I40]&gt;[.J$1]))" office:value-type="float" office:value="0">
            <text:p>0</text:p>
          </table:table-cell>
          <table:table-cell table:formula="of:=N(AND([.$I40]&lt;=[.L$1]; [.$I40]&gt;[.K$1]))" office:value-type="float" office:value="0">
            <text:p>0</text:p>
          </table:table-cell>
          <table:table-cell table:formula="of:=N(AND([.$I40]&lt;=[.M$1]; [.$I40]&gt;[.L$1]))" office:value-type="float" office:value="0">
            <text:p>0</text:p>
          </table:table-cell>
          <table:table-cell table:formula="of:=N(AND([.$I40]&lt;=[.N$1]; [.$I40]&gt;[.M$1]))" office:value-type="float" office:value="0">
            <text:p>0</text:p>
          </table:table-cell>
          <table:table-cell table:formula="of:=N(AND([.$I40]&lt;=[.O$1]; [.$I40]&gt;[.N$1]))" office:value-type="float" office:value="0">
            <text:p>0</text:p>
          </table:table-cell>
          <table:table-cell table:formula="of:=N(AND([.$I40]&lt;=[.P$1]; [.$I40]&gt;[.O$1]))" office:value-type="float" office:value="0">
            <text:p>0</text:p>
          </table:table-cell>
          <table:table-cell table:formula="of:=N(AND([.$I40]&lt;=[.Q$1]; [.$I40]&gt;[.P$1]))" office:value-type="float" office:value="0">
            <text:p>0</text:p>
          </table:table-cell>
          <table:table-cell table:formula="of:=N(AND([.$I40]&lt;=[.R$1]; [.$I40]&gt;[.Q$1]))" office:value-type="float" office:value="0">
            <text:p>0</text:p>
          </table:table-cell>
          <table:table-cell table:formula="of:=N(AND([.$I40]&lt;=[.S$1]; [.$I40]&gt;[.R$1]))" office:value-type="float" office:value="0">
            <text:p>0</text:p>
          </table:table-cell>
          <table:table-cell table:formula="of:=N(AND([.$I40]&lt;=[.T$1]; [.$I40]&gt;[.S$1]))" office:value-type="float" office:value="0">
            <text:p>0</text:p>
          </table:table-cell>
          <table:table-cell table:formula="of:=N(AND([.$I40]&lt;=[.U$1]; [.$I40]&gt;[.T$1]))" office:value-type="float" office:value="1">
            <text:p>1</text:p>
          </table:table-cell>
          <table:table-cell table:formula="of:=N(AND([.$I40]&lt;=[.V$1]; [.$I40]&gt;[.U$1]))" office:value-type="float" office:value="0">
            <text:p>0</text:p>
          </table:table-cell>
          <table:table-cell table:formula="of:=N(AND([.$I40]&lt;=[.W$1]; [.$I40]&gt;[.V$1]))" office:value-type="float" office:value="0">
            <text:p>0</text:p>
          </table:table-cell>
          <table:table-cell table:formula="of:=N(AND([.$I40]&lt;=[.X$1]; [.$I40]&gt;[.W$1]))" office:value-type="float" office:value="0">
            <text:p>0</text:p>
          </table:table-cell>
          <table:table-cell table:formula="of:=N(AND([.$I40]&lt;=[.Y$1]; [.$I40]&gt;[.X$1]))" office:value-type="float" office:value="0">
            <text:p>0</text:p>
          </table:table-cell>
          <table:table-cell table:formula="of:=N(AND([.$I40]&lt;=[.Z$1]; [.$I40]&gt;[.Y$1]))" office:value-type="float" office:value="0">
            <text:p>0</text:p>
          </table:table-cell>
          <table:table-cell table:formula="of:=N(AND([.$I40]&lt;=[.AA$1]; [.$I40]&gt;[.Z$1]))" office:value-type="float" office:value="0">
            <text:p>0</text:p>
          </table:table-cell>
          <table:table-cell table:formula="of:=N(AND([.$I40]&lt;=[.AB$1]; [.$I40]&gt;[.AA$1]))" office:value-type="float" office:value="0">
            <text:p>0</text:p>
          </table:table-cell>
          <table:table-cell table:formula="of:=N(AND([.$I40]&lt;=[.AC$1]; [.$I40]&gt;[.AB$1]))" office:value-type="float" office:value="0">
            <text:p>0</text:p>
          </table:table-cell>
          <table:table-cell table:formula="of:=N(AND([.$I40]&lt;=[.AD$1]; [.$I40]&gt;[.AC$1]))" office:value-type="float" office:value="0">
            <text:p>0</text:p>
          </table:table-cell>
          <table:table-cell table:formula="of:=N(AND([.$I40]&lt;=[.AE$1]; [.$I40]&gt;[.AD$1]))" office:value-type="float" office:value="0">
            <text:p>0</text:p>
          </table:table-cell>
          <table:table-cell table:formula="of:=N(AND([.$I40]&lt;=[.AF$1]; [.$I40]&gt;[.AE$1]))" office:value-type="float" office:value="0">
            <text:p>0</text:p>
          </table:table-cell>
          <table:table-cell table:formula="of:=N(AND([.$I40]&lt;=[.AG$1]; [.$I40]&gt;[.AF$1]))" office:value-type="float" office:value="0">
            <text:p>0</text:p>
          </table:table-cell>
          <table:table-cell table:formula="of:=N(AND([.$I40]&lt;=[.AH$1]; [.$I40]&gt;[.AG$1]))" office:value-type="float" office:value="0">
            <text:p>0</text:p>
          </table:table-cell>
          <table:table-cell table:formula="of:=N(AND([.$I40]&lt;=[.AI$1]; [.$I4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5:58Z</text:p>
          </table:table-cell>
          <table:table-cell office:value-type="float" office:value="9121">
            <text:p>9121</text:p>
          </table:table-cell>
          <table:table-cell/>
          <table:table-cell office:value-type="float" office:value="220000">
            <text:p>220000</text:p>
          </table:table-cell>
          <table:table-cell office:value-type="float" office:value="1361">
            <text:p>1361</text:p>
          </table:table-cell>
          <table:table-cell table:formula="of:=N(AND([.$I41]&lt;=[.K$1]; [.$I41]&gt;[.J$1]))" office:value-type="float" office:value="0">
            <text:p>0</text:p>
          </table:table-cell>
          <table:table-cell table:formula="of:=N(AND([.$I41]&lt;=[.L$1]; [.$I41]&gt;[.K$1]))" office:value-type="float" office:value="0">
            <text:p>0</text:p>
          </table:table-cell>
          <table:table-cell table:formula="of:=N(AND([.$I41]&lt;=[.M$1]; [.$I41]&gt;[.L$1]))" office:value-type="float" office:value="0">
            <text:p>0</text:p>
          </table:table-cell>
          <table:table-cell table:formula="of:=N(AND([.$I41]&lt;=[.N$1]; [.$I41]&gt;[.M$1]))" office:value-type="float" office:value="0">
            <text:p>0</text:p>
          </table:table-cell>
          <table:table-cell table:formula="of:=N(AND([.$I41]&lt;=[.O$1]; [.$I41]&gt;[.N$1]))" office:value-type="float" office:value="0">
            <text:p>0</text:p>
          </table:table-cell>
          <table:table-cell table:formula="of:=N(AND([.$I41]&lt;=[.P$1]; [.$I41]&gt;[.O$1]))" office:value-type="float" office:value="0">
            <text:p>0</text:p>
          </table:table-cell>
          <table:table-cell table:formula="of:=N(AND([.$I41]&lt;=[.Q$1]; [.$I41]&gt;[.P$1]))" office:value-type="float" office:value="0">
            <text:p>0</text:p>
          </table:table-cell>
          <table:table-cell table:formula="of:=N(AND([.$I41]&lt;=[.R$1]; [.$I41]&gt;[.Q$1]))" office:value-type="float" office:value="1">
            <text:p>1</text:p>
          </table:table-cell>
          <table:table-cell table:formula="of:=N(AND([.$I41]&lt;=[.S$1]; [.$I41]&gt;[.R$1]))" office:value-type="float" office:value="0">
            <text:p>0</text:p>
          </table:table-cell>
          <table:table-cell table:formula="of:=N(AND([.$I41]&lt;=[.T$1]; [.$I41]&gt;[.S$1]))" office:value-type="float" office:value="0">
            <text:p>0</text:p>
          </table:table-cell>
          <table:table-cell table:formula="of:=N(AND([.$I41]&lt;=[.U$1]; [.$I41]&gt;[.T$1]))" office:value-type="float" office:value="0">
            <text:p>0</text:p>
          </table:table-cell>
          <table:table-cell table:formula="of:=N(AND([.$I41]&lt;=[.V$1]; [.$I41]&gt;[.U$1]))" office:value-type="float" office:value="0">
            <text:p>0</text:p>
          </table:table-cell>
          <table:table-cell table:formula="of:=N(AND([.$I41]&lt;=[.W$1]; [.$I41]&gt;[.V$1]))" office:value-type="float" office:value="0">
            <text:p>0</text:p>
          </table:table-cell>
          <table:table-cell table:formula="of:=N(AND([.$I41]&lt;=[.X$1]; [.$I41]&gt;[.W$1]))" office:value-type="float" office:value="0">
            <text:p>0</text:p>
          </table:table-cell>
          <table:table-cell table:formula="of:=N(AND([.$I41]&lt;=[.Y$1]; [.$I41]&gt;[.X$1]))" office:value-type="float" office:value="0">
            <text:p>0</text:p>
          </table:table-cell>
          <table:table-cell table:formula="of:=N(AND([.$I41]&lt;=[.Z$1]; [.$I41]&gt;[.Y$1]))" office:value-type="float" office:value="0">
            <text:p>0</text:p>
          </table:table-cell>
          <table:table-cell table:formula="of:=N(AND([.$I41]&lt;=[.AA$1]; [.$I41]&gt;[.Z$1]))" office:value-type="float" office:value="0">
            <text:p>0</text:p>
          </table:table-cell>
          <table:table-cell table:formula="of:=N(AND([.$I41]&lt;=[.AB$1]; [.$I41]&gt;[.AA$1]))" office:value-type="float" office:value="0">
            <text:p>0</text:p>
          </table:table-cell>
          <table:table-cell table:formula="of:=N(AND([.$I41]&lt;=[.AC$1]; [.$I41]&gt;[.AB$1]))" office:value-type="float" office:value="0">
            <text:p>0</text:p>
          </table:table-cell>
          <table:table-cell table:formula="of:=N(AND([.$I41]&lt;=[.AD$1]; [.$I41]&gt;[.AC$1]))" office:value-type="float" office:value="0">
            <text:p>0</text:p>
          </table:table-cell>
          <table:table-cell table:formula="of:=N(AND([.$I41]&lt;=[.AE$1]; [.$I41]&gt;[.AD$1]))" office:value-type="float" office:value="0">
            <text:p>0</text:p>
          </table:table-cell>
          <table:table-cell table:formula="of:=N(AND([.$I41]&lt;=[.AF$1]; [.$I41]&gt;[.AE$1]))" office:value-type="float" office:value="0">
            <text:p>0</text:p>
          </table:table-cell>
          <table:table-cell table:formula="of:=N(AND([.$I41]&lt;=[.AG$1]; [.$I41]&gt;[.AF$1]))" office:value-type="float" office:value="0">
            <text:p>0</text:p>
          </table:table-cell>
          <table:table-cell table:formula="of:=N(AND([.$I41]&lt;=[.AH$1]; [.$I41]&gt;[.AG$1]))" office:value-type="float" office:value="0">
            <text:p>0</text:p>
          </table:table-cell>
          <table:table-cell table:formula="of:=N(AND([.$I41]&lt;=[.AI$1]; [.$I4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6:19Z</text:p>
          </table:table-cell>
          <table:table-cell office:value-type="float" office:value="3037">
            <text:p>3037</text:p>
          </table:table-cell>
          <table:table-cell/>
          <table:table-cell office:value-type="float" office:value="159000">
            <text:p>159000</text:p>
          </table:table-cell>
          <table:table-cell office:value-type="float" office:value="1631">
            <text:p>1631</text:p>
          </table:table-cell>
          <table:table-cell table:formula="of:=N(AND([.$I42]&lt;=[.K$1]; [.$I42]&gt;[.J$1]))" office:value-type="float" office:value="0">
            <text:p>0</text:p>
          </table:table-cell>
          <table:table-cell table:formula="of:=N(AND([.$I42]&lt;=[.L$1]; [.$I42]&gt;[.K$1]))" office:value-type="float" office:value="0">
            <text:p>0</text:p>
          </table:table-cell>
          <table:table-cell table:formula="of:=N(AND([.$I42]&lt;=[.M$1]; [.$I42]&gt;[.L$1]))" office:value-type="float" office:value="0">
            <text:p>0</text:p>
          </table:table-cell>
          <table:table-cell table:formula="of:=N(AND([.$I42]&lt;=[.N$1]; [.$I42]&gt;[.M$1]))" office:value-type="float" office:value="0">
            <text:p>0</text:p>
          </table:table-cell>
          <table:table-cell table:formula="of:=N(AND([.$I42]&lt;=[.O$1]; [.$I42]&gt;[.N$1]))" office:value-type="float" office:value="0">
            <text:p>0</text:p>
          </table:table-cell>
          <table:table-cell table:formula="of:=N(AND([.$I42]&lt;=[.P$1]; [.$I42]&gt;[.O$1]))" office:value-type="float" office:value="1">
            <text:p>1</text:p>
          </table:table-cell>
          <table:table-cell table:formula="of:=N(AND([.$I42]&lt;=[.Q$1]; [.$I42]&gt;[.P$1]))" office:value-type="float" office:value="0">
            <text:p>0</text:p>
          </table:table-cell>
          <table:table-cell table:formula="of:=N(AND([.$I42]&lt;=[.R$1]; [.$I42]&gt;[.Q$1]))" office:value-type="float" office:value="0">
            <text:p>0</text:p>
          </table:table-cell>
          <table:table-cell table:formula="of:=N(AND([.$I42]&lt;=[.S$1]; [.$I42]&gt;[.R$1]))" office:value-type="float" office:value="0">
            <text:p>0</text:p>
          </table:table-cell>
          <table:table-cell table:formula="of:=N(AND([.$I42]&lt;=[.T$1]; [.$I42]&gt;[.S$1]))" office:value-type="float" office:value="0">
            <text:p>0</text:p>
          </table:table-cell>
          <table:table-cell table:formula="of:=N(AND([.$I42]&lt;=[.U$1]; [.$I42]&gt;[.T$1]))" office:value-type="float" office:value="0">
            <text:p>0</text:p>
          </table:table-cell>
          <table:table-cell table:formula="of:=N(AND([.$I42]&lt;=[.V$1]; [.$I42]&gt;[.U$1]))" office:value-type="float" office:value="0">
            <text:p>0</text:p>
          </table:table-cell>
          <table:table-cell table:formula="of:=N(AND([.$I42]&lt;=[.W$1]; [.$I42]&gt;[.V$1]))" office:value-type="float" office:value="0">
            <text:p>0</text:p>
          </table:table-cell>
          <table:table-cell table:formula="of:=N(AND([.$I42]&lt;=[.X$1]; [.$I42]&gt;[.W$1]))" office:value-type="float" office:value="0">
            <text:p>0</text:p>
          </table:table-cell>
          <table:table-cell table:formula="of:=N(AND([.$I42]&lt;=[.Y$1]; [.$I42]&gt;[.X$1]))" office:value-type="float" office:value="0">
            <text:p>0</text:p>
          </table:table-cell>
          <table:table-cell table:formula="of:=N(AND([.$I42]&lt;=[.Z$1]; [.$I42]&gt;[.Y$1]))" office:value-type="float" office:value="0">
            <text:p>0</text:p>
          </table:table-cell>
          <table:table-cell table:formula="of:=N(AND([.$I42]&lt;=[.AA$1]; [.$I42]&gt;[.Z$1]))" office:value-type="float" office:value="0">
            <text:p>0</text:p>
          </table:table-cell>
          <table:table-cell table:formula="of:=N(AND([.$I42]&lt;=[.AB$1]; [.$I42]&gt;[.AA$1]))" office:value-type="float" office:value="0">
            <text:p>0</text:p>
          </table:table-cell>
          <table:table-cell table:formula="of:=N(AND([.$I42]&lt;=[.AC$1]; [.$I42]&gt;[.AB$1]))" office:value-type="float" office:value="0">
            <text:p>0</text:p>
          </table:table-cell>
          <table:table-cell table:formula="of:=N(AND([.$I42]&lt;=[.AD$1]; [.$I42]&gt;[.AC$1]))" office:value-type="float" office:value="0">
            <text:p>0</text:p>
          </table:table-cell>
          <table:table-cell table:formula="of:=N(AND([.$I42]&lt;=[.AE$1]; [.$I42]&gt;[.AD$1]))" office:value-type="float" office:value="0">
            <text:p>0</text:p>
          </table:table-cell>
          <table:table-cell table:formula="of:=N(AND([.$I42]&lt;=[.AF$1]; [.$I42]&gt;[.AE$1]))" office:value-type="float" office:value="0">
            <text:p>0</text:p>
          </table:table-cell>
          <table:table-cell table:formula="of:=N(AND([.$I42]&lt;=[.AG$1]; [.$I42]&gt;[.AF$1]))" office:value-type="float" office:value="0">
            <text:p>0</text:p>
          </table:table-cell>
          <table:table-cell table:formula="of:=N(AND([.$I42]&lt;=[.AH$1]; [.$I42]&gt;[.AG$1]))" office:value-type="float" office:value="0">
            <text:p>0</text:p>
          </table:table-cell>
          <table:table-cell table:formula="of:=N(AND([.$I42]&lt;=[.AI$1]; [.$I4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6:47Z</text:p>
          </table:table-cell>
          <table:table-cell office:value-type="float" office:value="3813">
            <text:p>3813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1631">
            <text:p>1631</text:p>
          </table:table-cell>
          <table:table-cell table:formula="of:=N(AND([.$I43]&lt;=[.K$1]; [.$I43]&gt;[.J$1]))" office:value-type="float" office:value="0">
            <text:p>0</text:p>
          </table:table-cell>
          <table:table-cell table:formula="of:=N(AND([.$I43]&lt;=[.L$1]; [.$I43]&gt;[.K$1]))" office:value-type="float" office:value="0">
            <text:p>0</text:p>
          </table:table-cell>
          <table:table-cell table:formula="of:=N(AND([.$I43]&lt;=[.M$1]; [.$I43]&gt;[.L$1]))" office:value-type="float" office:value="0">
            <text:p>0</text:p>
          </table:table-cell>
          <table:table-cell table:formula="of:=N(AND([.$I43]&lt;=[.N$1]; [.$I43]&gt;[.M$1]))" office:value-type="float" office:value="0">
            <text:p>0</text:p>
          </table:table-cell>
          <table:table-cell table:formula="of:=N(AND([.$I43]&lt;=[.O$1]; [.$I43]&gt;[.N$1]))" office:value-type="float" office:value="0">
            <text:p>0</text:p>
          </table:table-cell>
          <table:table-cell table:formula="of:=N(AND([.$I43]&lt;=[.P$1]; [.$I43]&gt;[.O$1]))" office:value-type="float" office:value="1">
            <text:p>1</text:p>
          </table:table-cell>
          <table:table-cell table:formula="of:=N(AND([.$I43]&lt;=[.Q$1]; [.$I43]&gt;[.P$1]))" office:value-type="float" office:value="0">
            <text:p>0</text:p>
          </table:table-cell>
          <table:table-cell table:formula="of:=N(AND([.$I43]&lt;=[.R$1]; [.$I43]&gt;[.Q$1]))" office:value-type="float" office:value="0">
            <text:p>0</text:p>
          </table:table-cell>
          <table:table-cell table:formula="of:=N(AND([.$I43]&lt;=[.S$1]; [.$I43]&gt;[.R$1]))" office:value-type="float" office:value="0">
            <text:p>0</text:p>
          </table:table-cell>
          <table:table-cell table:formula="of:=N(AND([.$I43]&lt;=[.T$1]; [.$I43]&gt;[.S$1]))" office:value-type="float" office:value="0">
            <text:p>0</text:p>
          </table:table-cell>
          <table:table-cell table:formula="of:=N(AND([.$I43]&lt;=[.U$1]; [.$I43]&gt;[.T$1]))" office:value-type="float" office:value="0">
            <text:p>0</text:p>
          </table:table-cell>
          <table:table-cell table:formula="of:=N(AND([.$I43]&lt;=[.V$1]; [.$I43]&gt;[.U$1]))" office:value-type="float" office:value="0">
            <text:p>0</text:p>
          </table:table-cell>
          <table:table-cell table:formula="of:=N(AND([.$I43]&lt;=[.W$1]; [.$I43]&gt;[.V$1]))" office:value-type="float" office:value="0">
            <text:p>0</text:p>
          </table:table-cell>
          <table:table-cell table:formula="of:=N(AND([.$I43]&lt;=[.X$1]; [.$I43]&gt;[.W$1]))" office:value-type="float" office:value="0">
            <text:p>0</text:p>
          </table:table-cell>
          <table:table-cell table:formula="of:=N(AND([.$I43]&lt;=[.Y$1]; [.$I43]&gt;[.X$1]))" office:value-type="float" office:value="0">
            <text:p>0</text:p>
          </table:table-cell>
          <table:table-cell table:formula="of:=N(AND([.$I43]&lt;=[.Z$1]; [.$I43]&gt;[.Y$1]))" office:value-type="float" office:value="0">
            <text:p>0</text:p>
          </table:table-cell>
          <table:table-cell table:formula="of:=N(AND([.$I43]&lt;=[.AA$1]; [.$I43]&gt;[.Z$1]))" office:value-type="float" office:value="0">
            <text:p>0</text:p>
          </table:table-cell>
          <table:table-cell table:formula="of:=N(AND([.$I43]&lt;=[.AB$1]; [.$I43]&gt;[.AA$1]))" office:value-type="float" office:value="0">
            <text:p>0</text:p>
          </table:table-cell>
          <table:table-cell table:formula="of:=N(AND([.$I43]&lt;=[.AC$1]; [.$I43]&gt;[.AB$1]))" office:value-type="float" office:value="0">
            <text:p>0</text:p>
          </table:table-cell>
          <table:table-cell table:formula="of:=N(AND([.$I43]&lt;=[.AD$1]; [.$I43]&gt;[.AC$1]))" office:value-type="float" office:value="0">
            <text:p>0</text:p>
          </table:table-cell>
          <table:table-cell table:formula="of:=N(AND([.$I43]&lt;=[.AE$1]; [.$I43]&gt;[.AD$1]))" office:value-type="float" office:value="0">
            <text:p>0</text:p>
          </table:table-cell>
          <table:table-cell table:formula="of:=N(AND([.$I43]&lt;=[.AF$1]; [.$I43]&gt;[.AE$1]))" office:value-type="float" office:value="0">
            <text:p>0</text:p>
          </table:table-cell>
          <table:table-cell table:formula="of:=N(AND([.$I43]&lt;=[.AG$1]; [.$I43]&gt;[.AF$1]))" office:value-type="float" office:value="0">
            <text:p>0</text:p>
          </table:table-cell>
          <table:table-cell table:formula="of:=N(AND([.$I43]&lt;=[.AH$1]; [.$I43]&gt;[.AG$1]))" office:value-type="float" office:value="0">
            <text:p>0</text:p>
          </table:table-cell>
          <table:table-cell table:formula="of:=N(AND([.$I43]&lt;=[.AI$1]; [.$I4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NXWJNNEHHTXUXZQVJEEUYL23UC6DL2ED</text:p>
          </table:table-cell>
          <table:table-cell office:value-type="string">
            <text:p>2013-03-16T13:05:50Z</text:p>
          </table:table-cell>
          <table:table-cell office:value-type="string">
            <text:p>2013-03-16T13:07:14Z</text:p>
          </table:table-cell>
          <table:table-cell office:value-type="float" office:value="2629">
            <text:p>2629</text:p>
          </table:table-cell>
          <table:table-cell/>
          <table:table-cell office:value-type="float" office:value="84000">
            <text:p>84000</text:p>
          </table:table-cell>
          <table:table-cell office:value-type="float" office:value="1631">
            <text:p>1631</text:p>
          </table:table-cell>
          <table:table-cell table:formula="of:=N(AND([.$I44]&lt;=[.K$1]; [.$I44]&gt;[.J$1]))" office:value-type="float" office:value="0">
            <text:p>0</text:p>
          </table:table-cell>
          <table:table-cell table:formula="of:=N(AND([.$I44]&lt;=[.L$1]; [.$I44]&gt;[.K$1]))" office:value-type="float" office:value="0">
            <text:p>0</text:p>
          </table:table-cell>
          <table:table-cell table:formula="of:=N(AND([.$I44]&lt;=[.M$1]; [.$I44]&gt;[.L$1]))" office:value-type="float" office:value="1">
            <text:p>1</text:p>
          </table:table-cell>
          <table:table-cell table:formula="of:=N(AND([.$I44]&lt;=[.N$1]; [.$I44]&gt;[.M$1]))" office:value-type="float" office:value="0">
            <text:p>0</text:p>
          </table:table-cell>
          <table:table-cell table:formula="of:=N(AND([.$I44]&lt;=[.O$1]; [.$I44]&gt;[.N$1]))" office:value-type="float" office:value="0">
            <text:p>0</text:p>
          </table:table-cell>
          <table:table-cell table:formula="of:=N(AND([.$I44]&lt;=[.P$1]; [.$I44]&gt;[.O$1]))" office:value-type="float" office:value="0">
            <text:p>0</text:p>
          </table:table-cell>
          <table:table-cell table:formula="of:=N(AND([.$I44]&lt;=[.Q$1]; [.$I44]&gt;[.P$1]))" office:value-type="float" office:value="0">
            <text:p>0</text:p>
          </table:table-cell>
          <table:table-cell table:formula="of:=N(AND([.$I44]&lt;=[.R$1]; [.$I44]&gt;[.Q$1]))" office:value-type="float" office:value="0">
            <text:p>0</text:p>
          </table:table-cell>
          <table:table-cell table:formula="of:=N(AND([.$I44]&lt;=[.S$1]; [.$I44]&gt;[.R$1]))" office:value-type="float" office:value="0">
            <text:p>0</text:p>
          </table:table-cell>
          <table:table-cell table:formula="of:=N(AND([.$I44]&lt;=[.T$1]; [.$I44]&gt;[.S$1]))" office:value-type="float" office:value="0">
            <text:p>0</text:p>
          </table:table-cell>
          <table:table-cell table:formula="of:=N(AND([.$I44]&lt;=[.U$1]; [.$I44]&gt;[.T$1]))" office:value-type="float" office:value="0">
            <text:p>0</text:p>
          </table:table-cell>
          <table:table-cell table:formula="of:=N(AND([.$I44]&lt;=[.V$1]; [.$I44]&gt;[.U$1]))" office:value-type="float" office:value="0">
            <text:p>0</text:p>
          </table:table-cell>
          <table:table-cell table:formula="of:=N(AND([.$I44]&lt;=[.W$1]; [.$I44]&gt;[.V$1]))" office:value-type="float" office:value="0">
            <text:p>0</text:p>
          </table:table-cell>
          <table:table-cell table:formula="of:=N(AND([.$I44]&lt;=[.X$1]; [.$I44]&gt;[.W$1]))" office:value-type="float" office:value="0">
            <text:p>0</text:p>
          </table:table-cell>
          <table:table-cell table:formula="of:=N(AND([.$I44]&lt;=[.Y$1]; [.$I44]&gt;[.X$1]))" office:value-type="float" office:value="0">
            <text:p>0</text:p>
          </table:table-cell>
          <table:table-cell table:formula="of:=N(AND([.$I44]&lt;=[.Z$1]; [.$I44]&gt;[.Y$1]))" office:value-type="float" office:value="0">
            <text:p>0</text:p>
          </table:table-cell>
          <table:table-cell table:formula="of:=N(AND([.$I44]&lt;=[.AA$1]; [.$I44]&gt;[.Z$1]))" office:value-type="float" office:value="0">
            <text:p>0</text:p>
          </table:table-cell>
          <table:table-cell table:formula="of:=N(AND([.$I44]&lt;=[.AB$1]; [.$I44]&gt;[.AA$1]))" office:value-type="float" office:value="0">
            <text:p>0</text:p>
          </table:table-cell>
          <table:table-cell table:formula="of:=N(AND([.$I44]&lt;=[.AC$1]; [.$I44]&gt;[.AB$1]))" office:value-type="float" office:value="0">
            <text:p>0</text:p>
          </table:table-cell>
          <table:table-cell table:formula="of:=N(AND([.$I44]&lt;=[.AD$1]; [.$I44]&gt;[.AC$1]))" office:value-type="float" office:value="0">
            <text:p>0</text:p>
          </table:table-cell>
          <table:table-cell table:formula="of:=N(AND([.$I44]&lt;=[.AE$1]; [.$I44]&gt;[.AD$1]))" office:value-type="float" office:value="0">
            <text:p>0</text:p>
          </table:table-cell>
          <table:table-cell table:formula="of:=N(AND([.$I44]&lt;=[.AF$1]; [.$I44]&gt;[.AE$1]))" office:value-type="float" office:value="0">
            <text:p>0</text:p>
          </table:table-cell>
          <table:table-cell table:formula="of:=N(AND([.$I44]&lt;=[.AG$1]; [.$I44]&gt;[.AF$1]))" office:value-type="float" office:value="0">
            <text:p>0</text:p>
          </table:table-cell>
          <table:table-cell table:formula="of:=N(AND([.$I44]&lt;=[.AH$1]; [.$I44]&gt;[.AG$1]))" office:value-type="float" office:value="0">
            <text:p>0</text:p>
          </table:table-cell>
          <table:table-cell table:formula="of:=N(AND([.$I44]&lt;=[.AI$1]; [.$I4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7:41Z</text:p>
          </table:table-cell>
          <table:table-cell office:value-type="float" office:value="2406">
            <text:p>2406</text:p>
          </table:table-cell>
          <table:table-cell/>
          <table:table-cell office:value-type="float" office:value="315000">
            <text:p>315000</text:p>
          </table:table-cell>
          <table:table-cell office:value-type="float" office:value="1361">
            <text:p>1361</text:p>
          </table:table-cell>
          <table:table-cell table:formula="of:=N(AND([.$I45]&lt;=[.K$1]; [.$I45]&gt;[.J$1]))" office:value-type="float" office:value="0">
            <text:p>0</text:p>
          </table:table-cell>
          <table:table-cell table:formula="of:=N(AND([.$I45]&lt;=[.L$1]; [.$I45]&gt;[.K$1]))" office:value-type="float" office:value="0">
            <text:p>0</text:p>
          </table:table-cell>
          <table:table-cell table:formula="of:=N(AND([.$I45]&lt;=[.M$1]; [.$I45]&gt;[.L$1]))" office:value-type="float" office:value="0">
            <text:p>0</text:p>
          </table:table-cell>
          <table:table-cell table:formula="of:=N(AND([.$I45]&lt;=[.N$1]; [.$I45]&gt;[.M$1]))" office:value-type="float" office:value="0">
            <text:p>0</text:p>
          </table:table-cell>
          <table:table-cell table:formula="of:=N(AND([.$I45]&lt;=[.O$1]; [.$I45]&gt;[.N$1]))" office:value-type="float" office:value="0">
            <text:p>0</text:p>
          </table:table-cell>
          <table:table-cell table:formula="of:=N(AND([.$I45]&lt;=[.P$1]; [.$I45]&gt;[.O$1]))" office:value-type="float" office:value="0">
            <text:p>0</text:p>
          </table:table-cell>
          <table:table-cell table:formula="of:=N(AND([.$I45]&lt;=[.Q$1]; [.$I45]&gt;[.P$1]))" office:value-type="float" office:value="0">
            <text:p>0</text:p>
          </table:table-cell>
          <table:table-cell table:formula="of:=N(AND([.$I45]&lt;=[.R$1]; [.$I45]&gt;[.Q$1]))" office:value-type="float" office:value="0">
            <text:p>0</text:p>
          </table:table-cell>
          <table:table-cell table:formula="of:=N(AND([.$I45]&lt;=[.S$1]; [.$I45]&gt;[.R$1]))" office:value-type="float" office:value="0">
            <text:p>0</text:p>
          </table:table-cell>
          <table:table-cell table:formula="of:=N(AND([.$I45]&lt;=[.T$1]; [.$I45]&gt;[.S$1]))" office:value-type="float" office:value="0">
            <text:p>0</text:p>
          </table:table-cell>
          <table:table-cell table:formula="of:=N(AND([.$I45]&lt;=[.U$1]; [.$I45]&gt;[.T$1]))" office:value-type="float" office:value="1">
            <text:p>1</text:p>
          </table:table-cell>
          <table:table-cell table:formula="of:=N(AND([.$I45]&lt;=[.V$1]; [.$I45]&gt;[.U$1]))" office:value-type="float" office:value="0">
            <text:p>0</text:p>
          </table:table-cell>
          <table:table-cell table:formula="of:=N(AND([.$I45]&lt;=[.W$1]; [.$I45]&gt;[.V$1]))" office:value-type="float" office:value="0">
            <text:p>0</text:p>
          </table:table-cell>
          <table:table-cell table:formula="of:=N(AND([.$I45]&lt;=[.X$1]; [.$I45]&gt;[.W$1]))" office:value-type="float" office:value="0">
            <text:p>0</text:p>
          </table:table-cell>
          <table:table-cell table:formula="of:=N(AND([.$I45]&lt;=[.Y$1]; [.$I45]&gt;[.X$1]))" office:value-type="float" office:value="0">
            <text:p>0</text:p>
          </table:table-cell>
          <table:table-cell table:formula="of:=N(AND([.$I45]&lt;=[.Z$1]; [.$I45]&gt;[.Y$1]))" office:value-type="float" office:value="0">
            <text:p>0</text:p>
          </table:table-cell>
          <table:table-cell table:formula="of:=N(AND([.$I45]&lt;=[.AA$1]; [.$I45]&gt;[.Z$1]))" office:value-type="float" office:value="0">
            <text:p>0</text:p>
          </table:table-cell>
          <table:table-cell table:formula="of:=N(AND([.$I45]&lt;=[.AB$1]; [.$I45]&gt;[.AA$1]))" office:value-type="float" office:value="0">
            <text:p>0</text:p>
          </table:table-cell>
          <table:table-cell table:formula="of:=N(AND([.$I45]&lt;=[.AC$1]; [.$I45]&gt;[.AB$1]))" office:value-type="float" office:value="0">
            <text:p>0</text:p>
          </table:table-cell>
          <table:table-cell table:formula="of:=N(AND([.$I45]&lt;=[.AD$1]; [.$I45]&gt;[.AC$1]))" office:value-type="float" office:value="0">
            <text:p>0</text:p>
          </table:table-cell>
          <table:table-cell table:formula="of:=N(AND([.$I45]&lt;=[.AE$1]; [.$I45]&gt;[.AD$1]))" office:value-type="float" office:value="0">
            <text:p>0</text:p>
          </table:table-cell>
          <table:table-cell table:formula="of:=N(AND([.$I45]&lt;=[.AF$1]; [.$I45]&gt;[.AE$1]))" office:value-type="float" office:value="0">
            <text:p>0</text:p>
          </table:table-cell>
          <table:table-cell table:formula="of:=N(AND([.$I45]&lt;=[.AG$1]; [.$I45]&gt;[.AF$1]))" office:value-type="float" office:value="0">
            <text:p>0</text:p>
          </table:table-cell>
          <table:table-cell table:formula="of:=N(AND([.$I45]&lt;=[.AH$1]; [.$I45]&gt;[.AG$1]))" office:value-type="float" office:value="0">
            <text:p>0</text:p>
          </table:table-cell>
          <table:table-cell table:formula="of:=N(AND([.$I45]&lt;=[.AI$1]; [.$I4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8:08Z</text:p>
          </table:table-cell>
          <table:table-cell office:value-type="float" office:value="2336">
            <text:p>2336</text:p>
          </table:table-cell>
          <table:table-cell/>
          <table:table-cell office:value-type="float" office:value="122000">
            <text:p>122000</text:p>
          </table:table-cell>
          <table:table-cell office:value-type="float" office:value="1631">
            <text:p>1631</text:p>
          </table:table-cell>
          <table:table-cell table:formula="of:=N(AND([.$I46]&lt;=[.K$1]; [.$I46]&gt;[.J$1]))" office:value-type="float" office:value="0">
            <text:p>0</text:p>
          </table:table-cell>
          <table:table-cell table:formula="of:=N(AND([.$I46]&lt;=[.L$1]; [.$I46]&gt;[.K$1]))" office:value-type="float" office:value="0">
            <text:p>0</text:p>
          </table:table-cell>
          <table:table-cell table:formula="of:=N(AND([.$I46]&lt;=[.M$1]; [.$I46]&gt;[.L$1]))" office:value-type="float" office:value="0">
            <text:p>0</text:p>
          </table:table-cell>
          <table:table-cell table:formula="of:=N(AND([.$I46]&lt;=[.N$1]; [.$I46]&gt;[.M$1]))" office:value-type="float" office:value="0">
            <text:p>0</text:p>
          </table:table-cell>
          <table:table-cell table:formula="of:=N(AND([.$I46]&lt;=[.O$1]; [.$I46]&gt;[.N$1]))" office:value-type="float" office:value="1">
            <text:p>1</text:p>
          </table:table-cell>
          <table:table-cell table:formula="of:=N(AND([.$I46]&lt;=[.P$1]; [.$I46]&gt;[.O$1]))" office:value-type="float" office:value="0">
            <text:p>0</text:p>
          </table:table-cell>
          <table:table-cell table:formula="of:=N(AND([.$I46]&lt;=[.Q$1]; [.$I46]&gt;[.P$1]))" office:value-type="float" office:value="0">
            <text:p>0</text:p>
          </table:table-cell>
          <table:table-cell table:formula="of:=N(AND([.$I46]&lt;=[.R$1]; [.$I46]&gt;[.Q$1]))" office:value-type="float" office:value="0">
            <text:p>0</text:p>
          </table:table-cell>
          <table:table-cell table:formula="of:=N(AND([.$I46]&lt;=[.S$1]; [.$I46]&gt;[.R$1]))" office:value-type="float" office:value="0">
            <text:p>0</text:p>
          </table:table-cell>
          <table:table-cell table:formula="of:=N(AND([.$I46]&lt;=[.T$1]; [.$I46]&gt;[.S$1]))" office:value-type="float" office:value="0">
            <text:p>0</text:p>
          </table:table-cell>
          <table:table-cell table:formula="of:=N(AND([.$I46]&lt;=[.U$1]; [.$I46]&gt;[.T$1]))" office:value-type="float" office:value="0">
            <text:p>0</text:p>
          </table:table-cell>
          <table:table-cell table:formula="of:=N(AND([.$I46]&lt;=[.V$1]; [.$I46]&gt;[.U$1]))" office:value-type="float" office:value="0">
            <text:p>0</text:p>
          </table:table-cell>
          <table:table-cell table:formula="of:=N(AND([.$I46]&lt;=[.W$1]; [.$I46]&gt;[.V$1]))" office:value-type="float" office:value="0">
            <text:p>0</text:p>
          </table:table-cell>
          <table:table-cell table:formula="of:=N(AND([.$I46]&lt;=[.X$1]; [.$I46]&gt;[.W$1]))" office:value-type="float" office:value="0">
            <text:p>0</text:p>
          </table:table-cell>
          <table:table-cell table:formula="of:=N(AND([.$I46]&lt;=[.Y$1]; [.$I46]&gt;[.X$1]))" office:value-type="float" office:value="0">
            <text:p>0</text:p>
          </table:table-cell>
          <table:table-cell table:formula="of:=N(AND([.$I46]&lt;=[.Z$1]; [.$I46]&gt;[.Y$1]))" office:value-type="float" office:value="0">
            <text:p>0</text:p>
          </table:table-cell>
          <table:table-cell table:formula="of:=N(AND([.$I46]&lt;=[.AA$1]; [.$I46]&gt;[.Z$1]))" office:value-type="float" office:value="0">
            <text:p>0</text:p>
          </table:table-cell>
          <table:table-cell table:formula="of:=N(AND([.$I46]&lt;=[.AB$1]; [.$I46]&gt;[.AA$1]))" office:value-type="float" office:value="0">
            <text:p>0</text:p>
          </table:table-cell>
          <table:table-cell table:formula="of:=N(AND([.$I46]&lt;=[.AC$1]; [.$I46]&gt;[.AB$1]))" office:value-type="float" office:value="0">
            <text:p>0</text:p>
          </table:table-cell>
          <table:table-cell table:formula="of:=N(AND([.$I46]&lt;=[.AD$1]; [.$I46]&gt;[.AC$1]))" office:value-type="float" office:value="0">
            <text:p>0</text:p>
          </table:table-cell>
          <table:table-cell table:formula="of:=N(AND([.$I46]&lt;=[.AE$1]; [.$I46]&gt;[.AD$1]))" office:value-type="float" office:value="0">
            <text:p>0</text:p>
          </table:table-cell>
          <table:table-cell table:formula="of:=N(AND([.$I46]&lt;=[.AF$1]; [.$I46]&gt;[.AE$1]))" office:value-type="float" office:value="0">
            <text:p>0</text:p>
          </table:table-cell>
          <table:table-cell table:formula="of:=N(AND([.$I46]&lt;=[.AG$1]; [.$I46]&gt;[.AF$1]))" office:value-type="float" office:value="0">
            <text:p>0</text:p>
          </table:table-cell>
          <table:table-cell table:formula="of:=N(AND([.$I46]&lt;=[.AH$1]; [.$I46]&gt;[.AG$1]))" office:value-type="float" office:value="0">
            <text:p>0</text:p>
          </table:table-cell>
          <table:table-cell table:formula="of:=N(AND([.$I46]&lt;=[.AI$1]; [.$I4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V3MKTEFOOOQ4NIY233IJAPIYXLZVWHJV</text:p>
          </table:table-cell>
          <table:table-cell office:value-type="string">
            <text:p>2013-03-16T13:06:44Z</text:p>
          </table:table-cell>
          <table:table-cell office:value-type="string">
            <text:p>2013-03-16T13:09:03Z</text:p>
          </table:table-cell>
          <table:table-cell office:value-type="float" office:value="2757">
            <text:p>2757</text:p>
          </table:table-cell>
          <table:table-cell/>
          <table:table-cell office:value-type="float" office:value="139000">
            <text:p>139000</text:p>
          </table:table-cell>
          <table:table-cell office:value-type="float" office:value="1631">
            <text:p>1631</text:p>
          </table:table-cell>
          <table:table-cell table:formula="of:=N(AND([.$I47]&lt;=[.K$1]; [.$I47]&gt;[.J$1]))" office:value-type="float" office:value="0">
            <text:p>0</text:p>
          </table:table-cell>
          <table:table-cell table:formula="of:=N(AND([.$I47]&lt;=[.L$1]; [.$I47]&gt;[.K$1]))" office:value-type="float" office:value="0">
            <text:p>0</text:p>
          </table:table-cell>
          <table:table-cell table:formula="of:=N(AND([.$I47]&lt;=[.M$1]; [.$I47]&gt;[.L$1]))" office:value-type="float" office:value="0">
            <text:p>0</text:p>
          </table:table-cell>
          <table:table-cell table:formula="of:=N(AND([.$I47]&lt;=[.N$1]; [.$I47]&gt;[.M$1]))" office:value-type="float" office:value="0">
            <text:p>0</text:p>
          </table:table-cell>
          <table:table-cell table:formula="of:=N(AND([.$I47]&lt;=[.O$1]; [.$I47]&gt;[.N$1]))" office:value-type="float" office:value="1">
            <text:p>1</text:p>
          </table:table-cell>
          <table:table-cell table:formula="of:=N(AND([.$I47]&lt;=[.P$1]; [.$I47]&gt;[.O$1]))" office:value-type="float" office:value="0">
            <text:p>0</text:p>
          </table:table-cell>
          <table:table-cell table:formula="of:=N(AND([.$I47]&lt;=[.Q$1]; [.$I47]&gt;[.P$1]))" office:value-type="float" office:value="0">
            <text:p>0</text:p>
          </table:table-cell>
          <table:table-cell table:formula="of:=N(AND([.$I47]&lt;=[.R$1]; [.$I47]&gt;[.Q$1]))" office:value-type="float" office:value="0">
            <text:p>0</text:p>
          </table:table-cell>
          <table:table-cell table:formula="of:=N(AND([.$I47]&lt;=[.S$1]; [.$I47]&gt;[.R$1]))" office:value-type="float" office:value="0">
            <text:p>0</text:p>
          </table:table-cell>
          <table:table-cell table:formula="of:=N(AND([.$I47]&lt;=[.T$1]; [.$I47]&gt;[.S$1]))" office:value-type="float" office:value="0">
            <text:p>0</text:p>
          </table:table-cell>
          <table:table-cell table:formula="of:=N(AND([.$I47]&lt;=[.U$1]; [.$I47]&gt;[.T$1]))" office:value-type="float" office:value="0">
            <text:p>0</text:p>
          </table:table-cell>
          <table:table-cell table:formula="of:=N(AND([.$I47]&lt;=[.V$1]; [.$I47]&gt;[.U$1]))" office:value-type="float" office:value="0">
            <text:p>0</text:p>
          </table:table-cell>
          <table:table-cell table:formula="of:=N(AND([.$I47]&lt;=[.W$1]; [.$I47]&gt;[.V$1]))" office:value-type="float" office:value="0">
            <text:p>0</text:p>
          </table:table-cell>
          <table:table-cell table:formula="of:=N(AND([.$I47]&lt;=[.X$1]; [.$I47]&gt;[.W$1]))" office:value-type="float" office:value="0">
            <text:p>0</text:p>
          </table:table-cell>
          <table:table-cell table:formula="of:=N(AND([.$I47]&lt;=[.Y$1]; [.$I47]&gt;[.X$1]))" office:value-type="float" office:value="0">
            <text:p>0</text:p>
          </table:table-cell>
          <table:table-cell table:formula="of:=N(AND([.$I47]&lt;=[.Z$1]; [.$I47]&gt;[.Y$1]))" office:value-type="float" office:value="0">
            <text:p>0</text:p>
          </table:table-cell>
          <table:table-cell table:formula="of:=N(AND([.$I47]&lt;=[.AA$1]; [.$I47]&gt;[.Z$1]))" office:value-type="float" office:value="0">
            <text:p>0</text:p>
          </table:table-cell>
          <table:table-cell table:formula="of:=N(AND([.$I47]&lt;=[.AB$1]; [.$I47]&gt;[.AA$1]))" office:value-type="float" office:value="0">
            <text:p>0</text:p>
          </table:table-cell>
          <table:table-cell table:formula="of:=N(AND([.$I47]&lt;=[.AC$1]; [.$I47]&gt;[.AB$1]))" office:value-type="float" office:value="0">
            <text:p>0</text:p>
          </table:table-cell>
          <table:table-cell table:formula="of:=N(AND([.$I47]&lt;=[.AD$1]; [.$I47]&gt;[.AC$1]))" office:value-type="float" office:value="0">
            <text:p>0</text:p>
          </table:table-cell>
          <table:table-cell table:formula="of:=N(AND([.$I47]&lt;=[.AE$1]; [.$I47]&gt;[.AD$1]))" office:value-type="float" office:value="0">
            <text:p>0</text:p>
          </table:table-cell>
          <table:table-cell table:formula="of:=N(AND([.$I47]&lt;=[.AF$1]; [.$I47]&gt;[.AE$1]))" office:value-type="float" office:value="0">
            <text:p>0</text:p>
          </table:table-cell>
          <table:table-cell table:formula="of:=N(AND([.$I47]&lt;=[.AG$1]; [.$I47]&gt;[.AF$1]))" office:value-type="float" office:value="0">
            <text:p>0</text:p>
          </table:table-cell>
          <table:table-cell table:formula="of:=N(AND([.$I47]&lt;=[.AH$1]; [.$I47]&gt;[.AG$1]))" office:value-type="float" office:value="0">
            <text:p>0</text:p>
          </table:table-cell>
          <table:table-cell table:formula="of:=N(AND([.$I47]&lt;=[.AI$1]; [.$I4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9:30Z</text:p>
          </table:table-cell>
          <table:table-cell office:value-type="float" office:value="2613">
            <text:p>2613</text:p>
          </table:table-cell>
          <table:table-cell/>
          <table:table-cell office:value-type="float" office:value="316000">
            <text:p>316000</text:p>
          </table:table-cell>
          <table:table-cell office:value-type="float" office:value="1631">
            <text:p>1631</text:p>
          </table:table-cell>
          <table:table-cell table:formula="of:=N(AND([.$I48]&lt;=[.K$1]; [.$I48]&gt;[.J$1]))" office:value-type="float" office:value="0">
            <text:p>0</text:p>
          </table:table-cell>
          <table:table-cell table:formula="of:=N(AND([.$I48]&lt;=[.L$1]; [.$I48]&gt;[.K$1]))" office:value-type="float" office:value="0">
            <text:p>0</text:p>
          </table:table-cell>
          <table:table-cell table:formula="of:=N(AND([.$I48]&lt;=[.M$1]; [.$I48]&gt;[.L$1]))" office:value-type="float" office:value="0">
            <text:p>0</text:p>
          </table:table-cell>
          <table:table-cell table:formula="of:=N(AND([.$I48]&lt;=[.N$1]; [.$I48]&gt;[.M$1]))" office:value-type="float" office:value="0">
            <text:p>0</text:p>
          </table:table-cell>
          <table:table-cell table:formula="of:=N(AND([.$I48]&lt;=[.O$1]; [.$I48]&gt;[.N$1]))" office:value-type="float" office:value="0">
            <text:p>0</text:p>
          </table:table-cell>
          <table:table-cell table:formula="of:=N(AND([.$I48]&lt;=[.P$1]; [.$I48]&gt;[.O$1]))" office:value-type="float" office:value="0">
            <text:p>0</text:p>
          </table:table-cell>
          <table:table-cell table:formula="of:=N(AND([.$I48]&lt;=[.Q$1]; [.$I48]&gt;[.P$1]))" office:value-type="float" office:value="0">
            <text:p>0</text:p>
          </table:table-cell>
          <table:table-cell table:formula="of:=N(AND([.$I48]&lt;=[.R$1]; [.$I48]&gt;[.Q$1]))" office:value-type="float" office:value="0">
            <text:p>0</text:p>
          </table:table-cell>
          <table:table-cell table:formula="of:=N(AND([.$I48]&lt;=[.S$1]; [.$I48]&gt;[.R$1]))" office:value-type="float" office:value="0">
            <text:p>0</text:p>
          </table:table-cell>
          <table:table-cell table:formula="of:=N(AND([.$I48]&lt;=[.T$1]; [.$I48]&gt;[.S$1]))" office:value-type="float" office:value="0">
            <text:p>0</text:p>
          </table:table-cell>
          <table:table-cell table:formula="of:=N(AND([.$I48]&lt;=[.U$1]; [.$I48]&gt;[.T$1]))" office:value-type="float" office:value="1">
            <text:p>1</text:p>
          </table:table-cell>
          <table:table-cell table:formula="of:=N(AND([.$I48]&lt;=[.V$1]; [.$I48]&gt;[.U$1]))" office:value-type="float" office:value="0">
            <text:p>0</text:p>
          </table:table-cell>
          <table:table-cell table:formula="of:=N(AND([.$I48]&lt;=[.W$1]; [.$I48]&gt;[.V$1]))" office:value-type="float" office:value="0">
            <text:p>0</text:p>
          </table:table-cell>
          <table:table-cell table:formula="of:=N(AND([.$I48]&lt;=[.X$1]; [.$I48]&gt;[.W$1]))" office:value-type="float" office:value="0">
            <text:p>0</text:p>
          </table:table-cell>
          <table:table-cell table:formula="of:=N(AND([.$I48]&lt;=[.Y$1]; [.$I48]&gt;[.X$1]))" office:value-type="float" office:value="0">
            <text:p>0</text:p>
          </table:table-cell>
          <table:table-cell table:formula="of:=N(AND([.$I48]&lt;=[.Z$1]; [.$I48]&gt;[.Y$1]))" office:value-type="float" office:value="0">
            <text:p>0</text:p>
          </table:table-cell>
          <table:table-cell table:formula="of:=N(AND([.$I48]&lt;=[.AA$1]; [.$I48]&gt;[.Z$1]))" office:value-type="float" office:value="0">
            <text:p>0</text:p>
          </table:table-cell>
          <table:table-cell table:formula="of:=N(AND([.$I48]&lt;=[.AB$1]; [.$I48]&gt;[.AA$1]))" office:value-type="float" office:value="0">
            <text:p>0</text:p>
          </table:table-cell>
          <table:table-cell table:formula="of:=N(AND([.$I48]&lt;=[.AC$1]; [.$I48]&gt;[.AB$1]))" office:value-type="float" office:value="0">
            <text:p>0</text:p>
          </table:table-cell>
          <table:table-cell table:formula="of:=N(AND([.$I48]&lt;=[.AD$1]; [.$I48]&gt;[.AC$1]))" office:value-type="float" office:value="0">
            <text:p>0</text:p>
          </table:table-cell>
          <table:table-cell table:formula="of:=N(AND([.$I48]&lt;=[.AE$1]; [.$I48]&gt;[.AD$1]))" office:value-type="float" office:value="0">
            <text:p>0</text:p>
          </table:table-cell>
          <table:table-cell table:formula="of:=N(AND([.$I48]&lt;=[.AF$1]; [.$I48]&gt;[.AE$1]))" office:value-type="float" office:value="0">
            <text:p>0</text:p>
          </table:table-cell>
          <table:table-cell table:formula="of:=N(AND([.$I48]&lt;=[.AG$1]; [.$I48]&gt;[.AF$1]))" office:value-type="float" office:value="0">
            <text:p>0</text:p>
          </table:table-cell>
          <table:table-cell table:formula="of:=N(AND([.$I48]&lt;=[.AH$1]; [.$I48]&gt;[.AG$1]))" office:value-type="float" office:value="0">
            <text:p>0</text:p>
          </table:table-cell>
          <table:table-cell table:formula="of:=N(AND([.$I48]&lt;=[.AI$1]; [.$I4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0:26Z</text:p>
          </table:table-cell>
          <table:table-cell office:value-type="float" office:value="3720">
            <text:p>3720</text:p>
          </table:table-cell>
          <table:table-cell/>
          <table:table-cell office:value-type="float" office:value="88000">
            <text:p>88000</text:p>
          </table:table-cell>
          <table:table-cell office:value-type="float" office:value="281">
            <text:p>281</text:p>
          </table:table-cell>
          <table:table-cell table:formula="of:=N(AND([.$I49]&lt;=[.K$1]; [.$I49]&gt;[.J$1]))" office:value-type="float" office:value="0">
            <text:p>0</text:p>
          </table:table-cell>
          <table:table-cell table:formula="of:=N(AND([.$I49]&lt;=[.L$1]; [.$I49]&gt;[.K$1]))" office:value-type="float" office:value="0">
            <text:p>0</text:p>
          </table:table-cell>
          <table:table-cell table:formula="of:=N(AND([.$I49]&lt;=[.M$1]; [.$I49]&gt;[.L$1]))" office:value-type="float" office:value="1">
            <text:p>1</text:p>
          </table:table-cell>
          <table:table-cell table:formula="of:=N(AND([.$I49]&lt;=[.N$1]; [.$I49]&gt;[.M$1]))" office:value-type="float" office:value="0">
            <text:p>0</text:p>
          </table:table-cell>
          <table:table-cell table:formula="of:=N(AND([.$I49]&lt;=[.O$1]; [.$I49]&gt;[.N$1]))" office:value-type="float" office:value="0">
            <text:p>0</text:p>
          </table:table-cell>
          <table:table-cell table:formula="of:=N(AND([.$I49]&lt;=[.P$1]; [.$I49]&gt;[.O$1]))" office:value-type="float" office:value="0">
            <text:p>0</text:p>
          </table:table-cell>
          <table:table-cell table:formula="of:=N(AND([.$I49]&lt;=[.Q$1]; [.$I49]&gt;[.P$1]))" office:value-type="float" office:value="0">
            <text:p>0</text:p>
          </table:table-cell>
          <table:table-cell table:formula="of:=N(AND([.$I49]&lt;=[.R$1]; [.$I49]&gt;[.Q$1]))" office:value-type="float" office:value="0">
            <text:p>0</text:p>
          </table:table-cell>
          <table:table-cell table:formula="of:=N(AND([.$I49]&lt;=[.S$1]; [.$I49]&gt;[.R$1]))" office:value-type="float" office:value="0">
            <text:p>0</text:p>
          </table:table-cell>
          <table:table-cell table:formula="of:=N(AND([.$I49]&lt;=[.T$1]; [.$I49]&gt;[.S$1]))" office:value-type="float" office:value="0">
            <text:p>0</text:p>
          </table:table-cell>
          <table:table-cell table:formula="of:=N(AND([.$I49]&lt;=[.U$1]; [.$I49]&gt;[.T$1]))" office:value-type="float" office:value="0">
            <text:p>0</text:p>
          </table:table-cell>
          <table:table-cell table:formula="of:=N(AND([.$I49]&lt;=[.V$1]; [.$I49]&gt;[.U$1]))" office:value-type="float" office:value="0">
            <text:p>0</text:p>
          </table:table-cell>
          <table:table-cell table:formula="of:=N(AND([.$I49]&lt;=[.W$1]; [.$I49]&gt;[.V$1]))" office:value-type="float" office:value="0">
            <text:p>0</text:p>
          </table:table-cell>
          <table:table-cell table:formula="of:=N(AND([.$I49]&lt;=[.X$1]; [.$I49]&gt;[.W$1]))" office:value-type="float" office:value="0">
            <text:p>0</text:p>
          </table:table-cell>
          <table:table-cell table:formula="of:=N(AND([.$I49]&lt;=[.Y$1]; [.$I49]&gt;[.X$1]))" office:value-type="float" office:value="0">
            <text:p>0</text:p>
          </table:table-cell>
          <table:table-cell table:formula="of:=N(AND([.$I49]&lt;=[.Z$1]; [.$I49]&gt;[.Y$1]))" office:value-type="float" office:value="0">
            <text:p>0</text:p>
          </table:table-cell>
          <table:table-cell table:formula="of:=N(AND([.$I49]&lt;=[.AA$1]; [.$I49]&gt;[.Z$1]))" office:value-type="float" office:value="0">
            <text:p>0</text:p>
          </table:table-cell>
          <table:table-cell table:formula="of:=N(AND([.$I49]&lt;=[.AB$1]; [.$I49]&gt;[.AA$1]))" office:value-type="float" office:value="0">
            <text:p>0</text:p>
          </table:table-cell>
          <table:table-cell table:formula="of:=N(AND([.$I49]&lt;=[.AC$1]; [.$I49]&gt;[.AB$1]))" office:value-type="float" office:value="0">
            <text:p>0</text:p>
          </table:table-cell>
          <table:table-cell table:formula="of:=N(AND([.$I49]&lt;=[.AD$1]; [.$I49]&gt;[.AC$1]))" office:value-type="float" office:value="0">
            <text:p>0</text:p>
          </table:table-cell>
          <table:table-cell table:formula="of:=N(AND([.$I49]&lt;=[.AE$1]; [.$I49]&gt;[.AD$1]))" office:value-type="float" office:value="0">
            <text:p>0</text:p>
          </table:table-cell>
          <table:table-cell table:formula="of:=N(AND([.$I49]&lt;=[.AF$1]; [.$I49]&gt;[.AE$1]))" office:value-type="float" office:value="0">
            <text:p>0</text:p>
          </table:table-cell>
          <table:table-cell table:formula="of:=N(AND([.$I49]&lt;=[.AG$1]; [.$I49]&gt;[.AF$1]))" office:value-type="float" office:value="0">
            <text:p>0</text:p>
          </table:table-cell>
          <table:table-cell table:formula="of:=N(AND([.$I49]&lt;=[.AH$1]; [.$I49]&gt;[.AG$1]))" office:value-type="float" office:value="0">
            <text:p>0</text:p>
          </table:table-cell>
          <table:table-cell table:formula="of:=N(AND([.$I49]&lt;=[.AI$1]; [.$I4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2:18Z</text:p>
          </table:table-cell>
          <table:table-cell office:value-type="float" office:value="1701">
            <text:p>1701</text:p>
          </table:table-cell>
          <table:table-cell/>
          <table:table-cell office:value-type="float" office:value="90000">
            <text:p>90000</text:p>
          </table:table-cell>
          <table:table-cell office:value-type="float" office:value="281">
            <text:p>281</text:p>
          </table:table-cell>
          <table:table-cell table:formula="of:=N(AND([.$I50]&lt;=[.K$1]; [.$I50]&gt;[.J$1]))" office:value-type="float" office:value="0">
            <text:p>0</text:p>
          </table:table-cell>
          <table:table-cell table:formula="of:=N(AND([.$I50]&lt;=[.L$1]; [.$I50]&gt;[.K$1]))" office:value-type="float" office:value="0">
            <text:p>0</text:p>
          </table:table-cell>
          <table:table-cell table:formula="of:=N(AND([.$I50]&lt;=[.M$1]; [.$I50]&gt;[.L$1]))" office:value-type="float" office:value="1">
            <text:p>1</text:p>
          </table:table-cell>
          <table:table-cell table:formula="of:=N(AND([.$I50]&lt;=[.N$1]; [.$I50]&gt;[.M$1]))" office:value-type="float" office:value="0">
            <text:p>0</text:p>
          </table:table-cell>
          <table:table-cell table:formula="of:=N(AND([.$I50]&lt;=[.O$1]; [.$I50]&gt;[.N$1]))" office:value-type="float" office:value="0">
            <text:p>0</text:p>
          </table:table-cell>
          <table:table-cell table:formula="of:=N(AND([.$I50]&lt;=[.P$1]; [.$I50]&gt;[.O$1]))" office:value-type="float" office:value="0">
            <text:p>0</text:p>
          </table:table-cell>
          <table:table-cell table:formula="of:=N(AND([.$I50]&lt;=[.Q$1]; [.$I50]&gt;[.P$1]))" office:value-type="float" office:value="0">
            <text:p>0</text:p>
          </table:table-cell>
          <table:table-cell table:formula="of:=N(AND([.$I50]&lt;=[.R$1]; [.$I50]&gt;[.Q$1]))" office:value-type="float" office:value="0">
            <text:p>0</text:p>
          </table:table-cell>
          <table:table-cell table:formula="of:=N(AND([.$I50]&lt;=[.S$1]; [.$I50]&gt;[.R$1]))" office:value-type="float" office:value="0">
            <text:p>0</text:p>
          </table:table-cell>
          <table:table-cell table:formula="of:=N(AND([.$I50]&lt;=[.T$1]; [.$I50]&gt;[.S$1]))" office:value-type="float" office:value="0">
            <text:p>0</text:p>
          </table:table-cell>
          <table:table-cell table:formula="of:=N(AND([.$I50]&lt;=[.U$1]; [.$I50]&gt;[.T$1]))" office:value-type="float" office:value="0">
            <text:p>0</text:p>
          </table:table-cell>
          <table:table-cell table:formula="of:=N(AND([.$I50]&lt;=[.V$1]; [.$I50]&gt;[.U$1]))" office:value-type="float" office:value="0">
            <text:p>0</text:p>
          </table:table-cell>
          <table:table-cell table:formula="of:=N(AND([.$I50]&lt;=[.W$1]; [.$I50]&gt;[.V$1]))" office:value-type="float" office:value="0">
            <text:p>0</text:p>
          </table:table-cell>
          <table:table-cell table:formula="of:=N(AND([.$I50]&lt;=[.X$1]; [.$I50]&gt;[.W$1]))" office:value-type="float" office:value="0">
            <text:p>0</text:p>
          </table:table-cell>
          <table:table-cell table:formula="of:=N(AND([.$I50]&lt;=[.Y$1]; [.$I50]&gt;[.X$1]))" office:value-type="float" office:value="0">
            <text:p>0</text:p>
          </table:table-cell>
          <table:table-cell table:formula="of:=N(AND([.$I50]&lt;=[.Z$1]; [.$I50]&gt;[.Y$1]))" office:value-type="float" office:value="0">
            <text:p>0</text:p>
          </table:table-cell>
          <table:table-cell table:formula="of:=N(AND([.$I50]&lt;=[.AA$1]; [.$I50]&gt;[.Z$1]))" office:value-type="float" office:value="0">
            <text:p>0</text:p>
          </table:table-cell>
          <table:table-cell table:formula="of:=N(AND([.$I50]&lt;=[.AB$1]; [.$I50]&gt;[.AA$1]))" office:value-type="float" office:value="0">
            <text:p>0</text:p>
          </table:table-cell>
          <table:table-cell table:formula="of:=N(AND([.$I50]&lt;=[.AC$1]; [.$I50]&gt;[.AB$1]))" office:value-type="float" office:value="0">
            <text:p>0</text:p>
          </table:table-cell>
          <table:table-cell table:formula="of:=N(AND([.$I50]&lt;=[.AD$1]; [.$I50]&gt;[.AC$1]))" office:value-type="float" office:value="0">
            <text:p>0</text:p>
          </table:table-cell>
          <table:table-cell table:formula="of:=N(AND([.$I50]&lt;=[.AE$1]; [.$I50]&gt;[.AD$1]))" office:value-type="float" office:value="0">
            <text:p>0</text:p>
          </table:table-cell>
          <table:table-cell table:formula="of:=N(AND([.$I50]&lt;=[.AF$1]; [.$I50]&gt;[.AE$1]))" office:value-type="float" office:value="0">
            <text:p>0</text:p>
          </table:table-cell>
          <table:table-cell table:formula="of:=N(AND([.$I50]&lt;=[.AG$1]; [.$I50]&gt;[.AF$1]))" office:value-type="float" office:value="0">
            <text:p>0</text:p>
          </table:table-cell>
          <table:table-cell table:formula="of:=N(AND([.$I50]&lt;=[.AH$1]; [.$I50]&gt;[.AG$1]))" office:value-type="float" office:value="0">
            <text:p>0</text:p>
          </table:table-cell>
          <table:table-cell table:formula="of:=N(AND([.$I50]&lt;=[.AI$1]; [.$I5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2:42Z</text:p>
          </table:table-cell>
          <table:table-cell office:value-type="float" office:value="53902">
            <text:p>53902</text:p>
          </table:table-cell>
          <table:table-cell/>
          <table:table-cell office:value-type="float" office:value="244000">
            <text:p>244000</text:p>
          </table:table-cell>
          <table:table-cell office:value-type="float" office:value="281">
            <text:p>281</text:p>
          </table:table-cell>
          <table:table-cell table:formula="of:=N(AND([.$I51]&lt;=[.K$1]; [.$I51]&gt;[.J$1]))" office:value-type="float" office:value="0">
            <text:p>0</text:p>
          </table:table-cell>
          <table:table-cell table:formula="of:=N(AND([.$I51]&lt;=[.L$1]; [.$I51]&gt;[.K$1]))" office:value-type="float" office:value="0">
            <text:p>0</text:p>
          </table:table-cell>
          <table:table-cell table:formula="of:=N(AND([.$I51]&lt;=[.M$1]; [.$I51]&gt;[.L$1]))" office:value-type="float" office:value="0">
            <text:p>0</text:p>
          </table:table-cell>
          <table:table-cell table:formula="of:=N(AND([.$I51]&lt;=[.N$1]; [.$I51]&gt;[.M$1]))" office:value-type="float" office:value="0">
            <text:p>0</text:p>
          </table:table-cell>
          <table:table-cell table:formula="of:=N(AND([.$I51]&lt;=[.O$1]; [.$I51]&gt;[.N$1]))" office:value-type="float" office:value="0">
            <text:p>0</text:p>
          </table:table-cell>
          <table:table-cell table:formula="of:=N(AND([.$I51]&lt;=[.P$1]; [.$I51]&gt;[.O$1]))" office:value-type="float" office:value="0">
            <text:p>0</text:p>
          </table:table-cell>
          <table:table-cell table:formula="of:=N(AND([.$I51]&lt;=[.Q$1]; [.$I51]&gt;[.P$1]))" office:value-type="float" office:value="0">
            <text:p>0</text:p>
          </table:table-cell>
          <table:table-cell table:formula="of:=N(AND([.$I51]&lt;=[.R$1]; [.$I51]&gt;[.Q$1]))" office:value-type="float" office:value="0">
            <text:p>0</text:p>
          </table:table-cell>
          <table:table-cell table:formula="of:=N(AND([.$I51]&lt;=[.S$1]; [.$I51]&gt;[.R$1]))" office:value-type="float" office:value="1">
            <text:p>1</text:p>
          </table:table-cell>
          <table:table-cell table:formula="of:=N(AND([.$I51]&lt;=[.T$1]; [.$I51]&gt;[.S$1]))" office:value-type="float" office:value="0">
            <text:p>0</text:p>
          </table:table-cell>
          <table:table-cell table:formula="of:=N(AND([.$I51]&lt;=[.U$1]; [.$I51]&gt;[.T$1]))" office:value-type="float" office:value="0">
            <text:p>0</text:p>
          </table:table-cell>
          <table:table-cell table:formula="of:=N(AND([.$I51]&lt;=[.V$1]; [.$I51]&gt;[.U$1]))" office:value-type="float" office:value="0">
            <text:p>0</text:p>
          </table:table-cell>
          <table:table-cell table:formula="of:=N(AND([.$I51]&lt;=[.W$1]; [.$I51]&gt;[.V$1]))" office:value-type="float" office:value="0">
            <text:p>0</text:p>
          </table:table-cell>
          <table:table-cell table:formula="of:=N(AND([.$I51]&lt;=[.X$1]; [.$I51]&gt;[.W$1]))" office:value-type="float" office:value="0">
            <text:p>0</text:p>
          </table:table-cell>
          <table:table-cell table:formula="of:=N(AND([.$I51]&lt;=[.Y$1]; [.$I51]&gt;[.X$1]))" office:value-type="float" office:value="0">
            <text:p>0</text:p>
          </table:table-cell>
          <table:table-cell table:formula="of:=N(AND([.$I51]&lt;=[.Z$1]; [.$I51]&gt;[.Y$1]))" office:value-type="float" office:value="0">
            <text:p>0</text:p>
          </table:table-cell>
          <table:table-cell table:formula="of:=N(AND([.$I51]&lt;=[.AA$1]; [.$I51]&gt;[.Z$1]))" office:value-type="float" office:value="0">
            <text:p>0</text:p>
          </table:table-cell>
          <table:table-cell table:formula="of:=N(AND([.$I51]&lt;=[.AB$1]; [.$I51]&gt;[.AA$1]))" office:value-type="float" office:value="0">
            <text:p>0</text:p>
          </table:table-cell>
          <table:table-cell table:formula="of:=N(AND([.$I51]&lt;=[.AC$1]; [.$I51]&gt;[.AB$1]))" office:value-type="float" office:value="0">
            <text:p>0</text:p>
          </table:table-cell>
          <table:table-cell table:formula="of:=N(AND([.$I51]&lt;=[.AD$1]; [.$I51]&gt;[.AC$1]))" office:value-type="float" office:value="0">
            <text:p>0</text:p>
          </table:table-cell>
          <table:table-cell table:formula="of:=N(AND([.$I51]&lt;=[.AE$1]; [.$I51]&gt;[.AD$1]))" office:value-type="float" office:value="0">
            <text:p>0</text:p>
          </table:table-cell>
          <table:table-cell table:formula="of:=N(AND([.$I51]&lt;=[.AF$1]; [.$I51]&gt;[.AE$1]))" office:value-type="float" office:value="0">
            <text:p>0</text:p>
          </table:table-cell>
          <table:table-cell table:formula="of:=N(AND([.$I51]&lt;=[.AG$1]; [.$I51]&gt;[.AF$1]))" office:value-type="float" office:value="0">
            <text:p>0</text:p>
          </table:table-cell>
          <table:table-cell table:formula="of:=N(AND([.$I51]&lt;=[.AH$1]; [.$I51]&gt;[.AG$1]))" office:value-type="float" office:value="0">
            <text:p>0</text:p>
          </table:table-cell>
          <table:table-cell table:formula="of:=N(AND([.$I51]&lt;=[.AI$1]; [.$I5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3:27Z</text:p>
          </table:table-cell>
          <table:table-cell office:value-type="float" office:value="16373">
            <text:p>16373</text:p>
          </table:table-cell>
          <table:table-cell/>
          <table:table-cell office:value-type="float" office:value="143000">
            <text:p>143000</text:p>
          </table:table-cell>
          <table:table-cell office:value-type="float" office:value="281">
            <text:p>281</text:p>
          </table:table-cell>
          <table:table-cell table:formula="of:=N(AND([.$I52]&lt;=[.K$1]; [.$I52]&gt;[.J$1]))" office:value-type="float" office:value="0">
            <text:p>0</text:p>
          </table:table-cell>
          <table:table-cell table:formula="of:=N(AND([.$I52]&lt;=[.L$1]; [.$I52]&gt;[.K$1]))" office:value-type="float" office:value="0">
            <text:p>0</text:p>
          </table:table-cell>
          <table:table-cell table:formula="of:=N(AND([.$I52]&lt;=[.M$1]; [.$I52]&gt;[.L$1]))" office:value-type="float" office:value="0">
            <text:p>0</text:p>
          </table:table-cell>
          <table:table-cell table:formula="of:=N(AND([.$I52]&lt;=[.N$1]; [.$I52]&gt;[.M$1]))" office:value-type="float" office:value="0">
            <text:p>0</text:p>
          </table:table-cell>
          <table:table-cell table:formula="of:=N(AND([.$I52]&lt;=[.O$1]; [.$I52]&gt;[.N$1]))" office:value-type="float" office:value="1">
            <text:p>1</text:p>
          </table:table-cell>
          <table:table-cell table:formula="of:=N(AND([.$I52]&lt;=[.P$1]; [.$I52]&gt;[.O$1]))" office:value-type="float" office:value="0">
            <text:p>0</text:p>
          </table:table-cell>
          <table:table-cell table:formula="of:=N(AND([.$I52]&lt;=[.Q$1]; [.$I52]&gt;[.P$1]))" office:value-type="float" office:value="0">
            <text:p>0</text:p>
          </table:table-cell>
          <table:table-cell table:formula="of:=N(AND([.$I52]&lt;=[.R$1]; [.$I52]&gt;[.Q$1]))" office:value-type="float" office:value="0">
            <text:p>0</text:p>
          </table:table-cell>
          <table:table-cell table:formula="of:=N(AND([.$I52]&lt;=[.S$1]; [.$I52]&gt;[.R$1]))" office:value-type="float" office:value="0">
            <text:p>0</text:p>
          </table:table-cell>
          <table:table-cell table:formula="of:=N(AND([.$I52]&lt;=[.T$1]; [.$I52]&gt;[.S$1]))" office:value-type="float" office:value="0">
            <text:p>0</text:p>
          </table:table-cell>
          <table:table-cell table:formula="of:=N(AND([.$I52]&lt;=[.U$1]; [.$I52]&gt;[.T$1]))" office:value-type="float" office:value="0">
            <text:p>0</text:p>
          </table:table-cell>
          <table:table-cell table:formula="of:=N(AND([.$I52]&lt;=[.V$1]; [.$I52]&gt;[.U$1]))" office:value-type="float" office:value="0">
            <text:p>0</text:p>
          </table:table-cell>
          <table:table-cell table:formula="of:=N(AND([.$I52]&lt;=[.W$1]; [.$I52]&gt;[.V$1]))" office:value-type="float" office:value="0">
            <text:p>0</text:p>
          </table:table-cell>
          <table:table-cell table:formula="of:=N(AND([.$I52]&lt;=[.X$1]; [.$I52]&gt;[.W$1]))" office:value-type="float" office:value="0">
            <text:p>0</text:p>
          </table:table-cell>
          <table:table-cell table:formula="of:=N(AND([.$I52]&lt;=[.Y$1]; [.$I52]&gt;[.X$1]))" office:value-type="float" office:value="0">
            <text:p>0</text:p>
          </table:table-cell>
          <table:table-cell table:formula="of:=N(AND([.$I52]&lt;=[.Z$1]; [.$I52]&gt;[.Y$1]))" office:value-type="float" office:value="0">
            <text:p>0</text:p>
          </table:table-cell>
          <table:table-cell table:formula="of:=N(AND([.$I52]&lt;=[.AA$1]; [.$I52]&gt;[.Z$1]))" office:value-type="float" office:value="0">
            <text:p>0</text:p>
          </table:table-cell>
          <table:table-cell table:formula="of:=N(AND([.$I52]&lt;=[.AB$1]; [.$I52]&gt;[.AA$1]))" office:value-type="float" office:value="0">
            <text:p>0</text:p>
          </table:table-cell>
          <table:table-cell table:formula="of:=N(AND([.$I52]&lt;=[.AC$1]; [.$I52]&gt;[.AB$1]))" office:value-type="float" office:value="0">
            <text:p>0</text:p>
          </table:table-cell>
          <table:table-cell table:formula="of:=N(AND([.$I52]&lt;=[.AD$1]; [.$I52]&gt;[.AC$1]))" office:value-type="float" office:value="0">
            <text:p>0</text:p>
          </table:table-cell>
          <table:table-cell table:formula="of:=N(AND([.$I52]&lt;=[.AE$1]; [.$I52]&gt;[.AD$1]))" office:value-type="float" office:value="0">
            <text:p>0</text:p>
          </table:table-cell>
          <table:table-cell table:formula="of:=N(AND([.$I52]&lt;=[.AF$1]; [.$I52]&gt;[.AE$1]))" office:value-type="float" office:value="0">
            <text:p>0</text:p>
          </table:table-cell>
          <table:table-cell table:formula="of:=N(AND([.$I52]&lt;=[.AG$1]; [.$I52]&gt;[.AF$1]))" office:value-type="float" office:value="0">
            <text:p>0</text:p>
          </table:table-cell>
          <table:table-cell table:formula="of:=N(AND([.$I52]&lt;=[.AH$1]; [.$I52]&gt;[.AG$1]))" office:value-type="float" office:value="0">
            <text:p>0</text:p>
          </table:table-cell>
          <table:table-cell table:formula="of:=N(AND([.$I52]&lt;=[.AI$1]; [.$I5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3:44Z</text:p>
          </table:table-cell>
          <table:table-cell office:value-type="float" office:value="6764">
            <text:p>6764</text:p>
          </table:table-cell>
          <table:table-cell/>
          <table:table-cell office:value-type="float" office:value="86000">
            <text:p>86000</text:p>
          </table:table-cell>
          <table:table-cell office:value-type="float" office:value="281">
            <text:p>281</text:p>
          </table:table-cell>
          <table:table-cell table:formula="of:=N(AND([.$I53]&lt;=[.K$1]; [.$I53]&gt;[.J$1]))" office:value-type="float" office:value="0">
            <text:p>0</text:p>
          </table:table-cell>
          <table:table-cell table:formula="of:=N(AND([.$I53]&lt;=[.L$1]; [.$I53]&gt;[.K$1]))" office:value-type="float" office:value="0">
            <text:p>0</text:p>
          </table:table-cell>
          <table:table-cell table:formula="of:=N(AND([.$I53]&lt;=[.M$1]; [.$I53]&gt;[.L$1]))" office:value-type="float" office:value="1">
            <text:p>1</text:p>
          </table:table-cell>
          <table:table-cell table:formula="of:=N(AND([.$I53]&lt;=[.N$1]; [.$I53]&gt;[.M$1]))" office:value-type="float" office:value="0">
            <text:p>0</text:p>
          </table:table-cell>
          <table:table-cell table:formula="of:=N(AND([.$I53]&lt;=[.O$1]; [.$I53]&gt;[.N$1]))" office:value-type="float" office:value="0">
            <text:p>0</text:p>
          </table:table-cell>
          <table:table-cell table:formula="of:=N(AND([.$I53]&lt;=[.P$1]; [.$I53]&gt;[.O$1]))" office:value-type="float" office:value="0">
            <text:p>0</text:p>
          </table:table-cell>
          <table:table-cell table:formula="of:=N(AND([.$I53]&lt;=[.Q$1]; [.$I53]&gt;[.P$1]))" office:value-type="float" office:value="0">
            <text:p>0</text:p>
          </table:table-cell>
          <table:table-cell table:formula="of:=N(AND([.$I53]&lt;=[.R$1]; [.$I53]&gt;[.Q$1]))" office:value-type="float" office:value="0">
            <text:p>0</text:p>
          </table:table-cell>
          <table:table-cell table:formula="of:=N(AND([.$I53]&lt;=[.S$1]; [.$I53]&gt;[.R$1]))" office:value-type="float" office:value="0">
            <text:p>0</text:p>
          </table:table-cell>
          <table:table-cell table:formula="of:=N(AND([.$I53]&lt;=[.T$1]; [.$I53]&gt;[.S$1]))" office:value-type="float" office:value="0">
            <text:p>0</text:p>
          </table:table-cell>
          <table:table-cell table:formula="of:=N(AND([.$I53]&lt;=[.U$1]; [.$I53]&gt;[.T$1]))" office:value-type="float" office:value="0">
            <text:p>0</text:p>
          </table:table-cell>
          <table:table-cell table:formula="of:=N(AND([.$I53]&lt;=[.V$1]; [.$I53]&gt;[.U$1]))" office:value-type="float" office:value="0">
            <text:p>0</text:p>
          </table:table-cell>
          <table:table-cell table:formula="of:=N(AND([.$I53]&lt;=[.W$1]; [.$I53]&gt;[.V$1]))" office:value-type="float" office:value="0">
            <text:p>0</text:p>
          </table:table-cell>
          <table:table-cell table:formula="of:=N(AND([.$I53]&lt;=[.X$1]; [.$I53]&gt;[.W$1]))" office:value-type="float" office:value="0">
            <text:p>0</text:p>
          </table:table-cell>
          <table:table-cell table:formula="of:=N(AND([.$I53]&lt;=[.Y$1]; [.$I53]&gt;[.X$1]))" office:value-type="float" office:value="0">
            <text:p>0</text:p>
          </table:table-cell>
          <table:table-cell table:formula="of:=N(AND([.$I53]&lt;=[.Z$1]; [.$I53]&gt;[.Y$1]))" office:value-type="float" office:value="0">
            <text:p>0</text:p>
          </table:table-cell>
          <table:table-cell table:formula="of:=N(AND([.$I53]&lt;=[.AA$1]; [.$I53]&gt;[.Z$1]))" office:value-type="float" office:value="0">
            <text:p>0</text:p>
          </table:table-cell>
          <table:table-cell table:formula="of:=N(AND([.$I53]&lt;=[.AB$1]; [.$I53]&gt;[.AA$1]))" office:value-type="float" office:value="0">
            <text:p>0</text:p>
          </table:table-cell>
          <table:table-cell table:formula="of:=N(AND([.$I53]&lt;=[.AC$1]; [.$I53]&gt;[.AB$1]))" office:value-type="float" office:value="0">
            <text:p>0</text:p>
          </table:table-cell>
          <table:table-cell table:formula="of:=N(AND([.$I53]&lt;=[.AD$1]; [.$I53]&gt;[.AC$1]))" office:value-type="float" office:value="0">
            <text:p>0</text:p>
          </table:table-cell>
          <table:table-cell table:formula="of:=N(AND([.$I53]&lt;=[.AE$1]; [.$I53]&gt;[.AD$1]))" office:value-type="float" office:value="0">
            <text:p>0</text:p>
          </table:table-cell>
          <table:table-cell table:formula="of:=N(AND([.$I53]&lt;=[.AF$1]; [.$I53]&gt;[.AE$1]))" office:value-type="float" office:value="0">
            <text:p>0</text:p>
          </table:table-cell>
          <table:table-cell table:formula="of:=N(AND([.$I53]&lt;=[.AG$1]; [.$I53]&gt;[.AF$1]))" office:value-type="float" office:value="0">
            <text:p>0</text:p>
          </table:table-cell>
          <table:table-cell table:formula="of:=N(AND([.$I53]&lt;=[.AH$1]; [.$I53]&gt;[.AG$1]))" office:value-type="float" office:value="0">
            <text:p>0</text:p>
          </table:table-cell>
          <table:table-cell table:formula="of:=N(AND([.$I53]&lt;=[.AI$1]; [.$I5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4:08Z</text:p>
          </table:table-cell>
          <table:table-cell office:value-type="float" office:value="3728">
            <text:p>3728</text:p>
          </table:table-cell>
          <table:table-cell/>
          <table:table-cell office:value-type="float" office:value="146000">
            <text:p>146000</text:p>
          </table:table-cell>
          <table:table-cell office:value-type="float" office:value="281">
            <text:p>281</text:p>
          </table:table-cell>
          <table:table-cell table:formula="of:=N(AND([.$I54]&lt;=[.K$1]; [.$I54]&gt;[.J$1]))" office:value-type="float" office:value="0">
            <text:p>0</text:p>
          </table:table-cell>
          <table:table-cell table:formula="of:=N(AND([.$I54]&lt;=[.L$1]; [.$I54]&gt;[.K$1]))" office:value-type="float" office:value="0">
            <text:p>0</text:p>
          </table:table-cell>
          <table:table-cell table:formula="of:=N(AND([.$I54]&lt;=[.M$1]; [.$I54]&gt;[.L$1]))" office:value-type="float" office:value="0">
            <text:p>0</text:p>
          </table:table-cell>
          <table:table-cell table:formula="of:=N(AND([.$I54]&lt;=[.N$1]; [.$I54]&gt;[.M$1]))" office:value-type="float" office:value="0">
            <text:p>0</text:p>
          </table:table-cell>
          <table:table-cell table:formula="of:=N(AND([.$I54]&lt;=[.O$1]; [.$I54]&gt;[.N$1]))" office:value-type="float" office:value="1">
            <text:p>1</text:p>
          </table:table-cell>
          <table:table-cell table:formula="of:=N(AND([.$I54]&lt;=[.P$1]; [.$I54]&gt;[.O$1]))" office:value-type="float" office:value="0">
            <text:p>0</text:p>
          </table:table-cell>
          <table:table-cell table:formula="of:=N(AND([.$I54]&lt;=[.Q$1]; [.$I54]&gt;[.P$1]))" office:value-type="float" office:value="0">
            <text:p>0</text:p>
          </table:table-cell>
          <table:table-cell table:formula="of:=N(AND([.$I54]&lt;=[.R$1]; [.$I54]&gt;[.Q$1]))" office:value-type="float" office:value="0">
            <text:p>0</text:p>
          </table:table-cell>
          <table:table-cell table:formula="of:=N(AND([.$I54]&lt;=[.S$1]; [.$I54]&gt;[.R$1]))" office:value-type="float" office:value="0">
            <text:p>0</text:p>
          </table:table-cell>
          <table:table-cell table:formula="of:=N(AND([.$I54]&lt;=[.T$1]; [.$I54]&gt;[.S$1]))" office:value-type="float" office:value="0">
            <text:p>0</text:p>
          </table:table-cell>
          <table:table-cell table:formula="of:=N(AND([.$I54]&lt;=[.U$1]; [.$I54]&gt;[.T$1]))" office:value-type="float" office:value="0">
            <text:p>0</text:p>
          </table:table-cell>
          <table:table-cell table:formula="of:=N(AND([.$I54]&lt;=[.V$1]; [.$I54]&gt;[.U$1]))" office:value-type="float" office:value="0">
            <text:p>0</text:p>
          </table:table-cell>
          <table:table-cell table:formula="of:=N(AND([.$I54]&lt;=[.W$1]; [.$I54]&gt;[.V$1]))" office:value-type="float" office:value="0">
            <text:p>0</text:p>
          </table:table-cell>
          <table:table-cell table:formula="of:=N(AND([.$I54]&lt;=[.X$1]; [.$I54]&gt;[.W$1]))" office:value-type="float" office:value="0">
            <text:p>0</text:p>
          </table:table-cell>
          <table:table-cell table:formula="of:=N(AND([.$I54]&lt;=[.Y$1]; [.$I54]&gt;[.X$1]))" office:value-type="float" office:value="0">
            <text:p>0</text:p>
          </table:table-cell>
          <table:table-cell table:formula="of:=N(AND([.$I54]&lt;=[.Z$1]; [.$I54]&gt;[.Y$1]))" office:value-type="float" office:value="0">
            <text:p>0</text:p>
          </table:table-cell>
          <table:table-cell table:formula="of:=N(AND([.$I54]&lt;=[.AA$1]; [.$I54]&gt;[.Z$1]))" office:value-type="float" office:value="0">
            <text:p>0</text:p>
          </table:table-cell>
          <table:table-cell table:formula="of:=N(AND([.$I54]&lt;=[.AB$1]; [.$I54]&gt;[.AA$1]))" office:value-type="float" office:value="0">
            <text:p>0</text:p>
          </table:table-cell>
          <table:table-cell table:formula="of:=N(AND([.$I54]&lt;=[.AC$1]; [.$I54]&gt;[.AB$1]))" office:value-type="float" office:value="0">
            <text:p>0</text:p>
          </table:table-cell>
          <table:table-cell table:formula="of:=N(AND([.$I54]&lt;=[.AD$1]; [.$I54]&gt;[.AC$1]))" office:value-type="float" office:value="0">
            <text:p>0</text:p>
          </table:table-cell>
          <table:table-cell table:formula="of:=N(AND([.$I54]&lt;=[.AE$1]; [.$I54]&gt;[.AD$1]))" office:value-type="float" office:value="0">
            <text:p>0</text:p>
          </table:table-cell>
          <table:table-cell table:formula="of:=N(AND([.$I54]&lt;=[.AF$1]; [.$I54]&gt;[.AE$1]))" office:value-type="float" office:value="0">
            <text:p>0</text:p>
          </table:table-cell>
          <table:table-cell table:formula="of:=N(AND([.$I54]&lt;=[.AG$1]; [.$I54]&gt;[.AF$1]))" office:value-type="float" office:value="0">
            <text:p>0</text:p>
          </table:table-cell>
          <table:table-cell table:formula="of:=N(AND([.$I54]&lt;=[.AH$1]; [.$I54]&gt;[.AG$1]))" office:value-type="float" office:value="0">
            <text:p>0</text:p>
          </table:table-cell>
          <table:table-cell table:formula="of:=N(AND([.$I54]&lt;=[.AI$1]; [.$I5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4:35Z</text:p>
          </table:table-cell>
          <table:table-cell office:value-type="float" office:value="3394">
            <text:p>3394</text:p>
          </table:table-cell>
          <table:table-cell/>
          <table:table-cell office:value-type="float" office:value="329000">
            <text:p>329000</text:p>
          </table:table-cell>
          <table:table-cell office:value-type="float" office:value="281">
            <text:p>281</text:p>
          </table:table-cell>
          <table:table-cell table:formula="of:=N(AND([.$I55]&lt;=[.K$1]; [.$I55]&gt;[.J$1]))" office:value-type="float" office:value="0">
            <text:p>0</text:p>
          </table:table-cell>
          <table:table-cell table:formula="of:=N(AND([.$I55]&lt;=[.L$1]; [.$I55]&gt;[.K$1]))" office:value-type="float" office:value="0">
            <text:p>0</text:p>
          </table:table-cell>
          <table:table-cell table:formula="of:=N(AND([.$I55]&lt;=[.M$1]; [.$I55]&gt;[.L$1]))" office:value-type="float" office:value="0">
            <text:p>0</text:p>
          </table:table-cell>
          <table:table-cell table:formula="of:=N(AND([.$I55]&lt;=[.N$1]; [.$I55]&gt;[.M$1]))" office:value-type="float" office:value="0">
            <text:p>0</text:p>
          </table:table-cell>
          <table:table-cell table:formula="of:=N(AND([.$I55]&lt;=[.O$1]; [.$I55]&gt;[.N$1]))" office:value-type="float" office:value="0">
            <text:p>0</text:p>
          </table:table-cell>
          <table:table-cell table:formula="of:=N(AND([.$I55]&lt;=[.P$1]; [.$I55]&gt;[.O$1]))" office:value-type="float" office:value="0">
            <text:p>0</text:p>
          </table:table-cell>
          <table:table-cell table:formula="of:=N(AND([.$I55]&lt;=[.Q$1]; [.$I55]&gt;[.P$1]))" office:value-type="float" office:value="0">
            <text:p>0</text:p>
          </table:table-cell>
          <table:table-cell table:formula="of:=N(AND([.$I55]&lt;=[.R$1]; [.$I55]&gt;[.Q$1]))" office:value-type="float" office:value="0">
            <text:p>0</text:p>
          </table:table-cell>
          <table:table-cell table:formula="of:=N(AND([.$I55]&lt;=[.S$1]; [.$I55]&gt;[.R$1]))" office:value-type="float" office:value="0">
            <text:p>0</text:p>
          </table:table-cell>
          <table:table-cell table:formula="of:=N(AND([.$I55]&lt;=[.T$1]; [.$I55]&gt;[.S$1]))" office:value-type="float" office:value="0">
            <text:p>0</text:p>
          </table:table-cell>
          <table:table-cell table:formula="of:=N(AND([.$I55]&lt;=[.U$1]; [.$I55]&gt;[.T$1]))" office:value-type="float" office:value="1">
            <text:p>1</text:p>
          </table:table-cell>
          <table:table-cell table:formula="of:=N(AND([.$I55]&lt;=[.V$1]; [.$I55]&gt;[.U$1]))" office:value-type="float" office:value="0">
            <text:p>0</text:p>
          </table:table-cell>
          <table:table-cell table:formula="of:=N(AND([.$I55]&lt;=[.W$1]; [.$I55]&gt;[.V$1]))" office:value-type="float" office:value="0">
            <text:p>0</text:p>
          </table:table-cell>
          <table:table-cell table:formula="of:=N(AND([.$I55]&lt;=[.X$1]; [.$I55]&gt;[.W$1]))" office:value-type="float" office:value="0">
            <text:p>0</text:p>
          </table:table-cell>
          <table:table-cell table:formula="of:=N(AND([.$I55]&lt;=[.Y$1]; [.$I55]&gt;[.X$1]))" office:value-type="float" office:value="0">
            <text:p>0</text:p>
          </table:table-cell>
          <table:table-cell table:formula="of:=N(AND([.$I55]&lt;=[.Z$1]; [.$I55]&gt;[.Y$1]))" office:value-type="float" office:value="0">
            <text:p>0</text:p>
          </table:table-cell>
          <table:table-cell table:formula="of:=N(AND([.$I55]&lt;=[.AA$1]; [.$I55]&gt;[.Z$1]))" office:value-type="float" office:value="0">
            <text:p>0</text:p>
          </table:table-cell>
          <table:table-cell table:formula="of:=N(AND([.$I55]&lt;=[.AB$1]; [.$I55]&gt;[.AA$1]))" office:value-type="float" office:value="0">
            <text:p>0</text:p>
          </table:table-cell>
          <table:table-cell table:formula="of:=N(AND([.$I55]&lt;=[.AC$1]; [.$I55]&gt;[.AB$1]))" office:value-type="float" office:value="0">
            <text:p>0</text:p>
          </table:table-cell>
          <table:table-cell table:formula="of:=N(AND([.$I55]&lt;=[.AD$1]; [.$I55]&gt;[.AC$1]))" office:value-type="float" office:value="0">
            <text:p>0</text:p>
          </table:table-cell>
          <table:table-cell table:formula="of:=N(AND([.$I55]&lt;=[.AE$1]; [.$I55]&gt;[.AD$1]))" office:value-type="float" office:value="0">
            <text:p>0</text:p>
          </table:table-cell>
          <table:table-cell table:formula="of:=N(AND([.$I55]&lt;=[.AF$1]; [.$I55]&gt;[.AE$1]))" office:value-type="float" office:value="0">
            <text:p>0</text:p>
          </table:table-cell>
          <table:table-cell table:formula="of:=N(AND([.$I55]&lt;=[.AG$1]; [.$I55]&gt;[.AF$1]))" office:value-type="float" office:value="0">
            <text:p>0</text:p>
          </table:table-cell>
          <table:table-cell table:formula="of:=N(AND([.$I55]&lt;=[.AH$1]; [.$I55]&gt;[.AG$1]))" office:value-type="float" office:value="0">
            <text:p>0</text:p>
          </table:table-cell>
          <table:table-cell table:formula="of:=N(AND([.$I55]&lt;=[.AI$1]; [.$I5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5:41Z</text:p>
          </table:table-cell>
          <table:table-cell office:value-type="float" office:value="41794">
            <text:p>41794</text:p>
          </table:table-cell>
          <table:table-cell/>
          <table:table-cell office:value-type="float" office:value="102000">
            <text:p>102000</text:p>
          </table:table-cell>
          <table:table-cell office:value-type="float" office:value="551">
            <text:p>551</text:p>
          </table:table-cell>
          <table:table-cell table:formula="of:=N(AND([.$I56]&lt;=[.K$1]; [.$I56]&gt;[.J$1]))" office:value-type="float" office:value="0">
            <text:p>0</text:p>
          </table:table-cell>
          <table:table-cell table:formula="of:=N(AND([.$I56]&lt;=[.L$1]; [.$I56]&gt;[.K$1]))" office:value-type="float" office:value="0">
            <text:p>0</text:p>
          </table:table-cell>
          <table:table-cell table:formula="of:=N(AND([.$I56]&lt;=[.M$1]; [.$I56]&gt;[.L$1]))" office:value-type="float" office:value="0">
            <text:p>0</text:p>
          </table:table-cell>
          <table:table-cell table:formula="of:=N(AND([.$I56]&lt;=[.N$1]; [.$I56]&gt;[.M$1]))" office:value-type="float" office:value="1">
            <text:p>1</text:p>
          </table:table-cell>
          <table:table-cell table:formula="of:=N(AND([.$I56]&lt;=[.O$1]; [.$I56]&gt;[.N$1]))" office:value-type="float" office:value="0">
            <text:p>0</text:p>
          </table:table-cell>
          <table:table-cell table:formula="of:=N(AND([.$I56]&lt;=[.P$1]; [.$I56]&gt;[.O$1]))" office:value-type="float" office:value="0">
            <text:p>0</text:p>
          </table:table-cell>
          <table:table-cell table:formula="of:=N(AND([.$I56]&lt;=[.Q$1]; [.$I56]&gt;[.P$1]))" office:value-type="float" office:value="0">
            <text:p>0</text:p>
          </table:table-cell>
          <table:table-cell table:formula="of:=N(AND([.$I56]&lt;=[.R$1]; [.$I56]&gt;[.Q$1]))" office:value-type="float" office:value="0">
            <text:p>0</text:p>
          </table:table-cell>
          <table:table-cell table:formula="of:=N(AND([.$I56]&lt;=[.S$1]; [.$I56]&gt;[.R$1]))" office:value-type="float" office:value="0">
            <text:p>0</text:p>
          </table:table-cell>
          <table:table-cell table:formula="of:=N(AND([.$I56]&lt;=[.T$1]; [.$I56]&gt;[.S$1]))" office:value-type="float" office:value="0">
            <text:p>0</text:p>
          </table:table-cell>
          <table:table-cell table:formula="of:=N(AND([.$I56]&lt;=[.U$1]; [.$I56]&gt;[.T$1]))" office:value-type="float" office:value="0">
            <text:p>0</text:p>
          </table:table-cell>
          <table:table-cell table:formula="of:=N(AND([.$I56]&lt;=[.V$1]; [.$I56]&gt;[.U$1]))" office:value-type="float" office:value="0">
            <text:p>0</text:p>
          </table:table-cell>
          <table:table-cell table:formula="of:=N(AND([.$I56]&lt;=[.W$1]; [.$I56]&gt;[.V$1]))" office:value-type="float" office:value="0">
            <text:p>0</text:p>
          </table:table-cell>
          <table:table-cell table:formula="of:=N(AND([.$I56]&lt;=[.X$1]; [.$I56]&gt;[.W$1]))" office:value-type="float" office:value="0">
            <text:p>0</text:p>
          </table:table-cell>
          <table:table-cell table:formula="of:=N(AND([.$I56]&lt;=[.Y$1]; [.$I56]&gt;[.X$1]))" office:value-type="float" office:value="0">
            <text:p>0</text:p>
          </table:table-cell>
          <table:table-cell table:formula="of:=N(AND([.$I56]&lt;=[.Z$1]; [.$I56]&gt;[.Y$1]))" office:value-type="float" office:value="0">
            <text:p>0</text:p>
          </table:table-cell>
          <table:table-cell table:formula="of:=N(AND([.$I56]&lt;=[.AA$1]; [.$I56]&gt;[.Z$1]))" office:value-type="float" office:value="0">
            <text:p>0</text:p>
          </table:table-cell>
          <table:table-cell table:formula="of:=N(AND([.$I56]&lt;=[.AB$1]; [.$I56]&gt;[.AA$1]))" office:value-type="float" office:value="0">
            <text:p>0</text:p>
          </table:table-cell>
          <table:table-cell table:formula="of:=N(AND([.$I56]&lt;=[.AC$1]; [.$I56]&gt;[.AB$1]))" office:value-type="float" office:value="0">
            <text:p>0</text:p>
          </table:table-cell>
          <table:table-cell table:formula="of:=N(AND([.$I56]&lt;=[.AD$1]; [.$I56]&gt;[.AC$1]))" office:value-type="float" office:value="0">
            <text:p>0</text:p>
          </table:table-cell>
          <table:table-cell table:formula="of:=N(AND([.$I56]&lt;=[.AE$1]; [.$I56]&gt;[.AD$1]))" office:value-type="float" office:value="0">
            <text:p>0</text:p>
          </table:table-cell>
          <table:table-cell table:formula="of:=N(AND([.$I56]&lt;=[.AF$1]; [.$I56]&gt;[.AE$1]))" office:value-type="float" office:value="0">
            <text:p>0</text:p>
          </table:table-cell>
          <table:table-cell table:formula="of:=N(AND([.$I56]&lt;=[.AG$1]; [.$I56]&gt;[.AF$1]))" office:value-type="float" office:value="0">
            <text:p>0</text:p>
          </table:table-cell>
          <table:table-cell table:formula="of:=N(AND([.$I56]&lt;=[.AH$1]; [.$I56]&gt;[.AG$1]))" office:value-type="float" office:value="0">
            <text:p>0</text:p>
          </table:table-cell>
          <table:table-cell table:formula="of:=N(AND([.$I56]&lt;=[.AI$1]; [.$I5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57Z</text:p>
          </table:table-cell>
          <table:table-cell office:value-type="float" office:value="3481">
            <text:p>3481</text:p>
          </table:table-cell>
          <table:table-cell/>
          <table:table-cell office:value-type="float" office:value="145000">
            <text:p>145000</text:p>
          </table:table-cell>
          <table:table-cell office:value-type="float" office:value="281">
            <text:p>281</text:p>
          </table:table-cell>
          <table:table-cell table:formula="of:=N(AND([.$I57]&lt;=[.K$1]; [.$I57]&gt;[.J$1]))" office:value-type="float" office:value="0">
            <text:p>0</text:p>
          </table:table-cell>
          <table:table-cell table:formula="of:=N(AND([.$I57]&lt;=[.L$1]; [.$I57]&gt;[.K$1]))" office:value-type="float" office:value="0">
            <text:p>0</text:p>
          </table:table-cell>
          <table:table-cell table:formula="of:=N(AND([.$I57]&lt;=[.M$1]; [.$I57]&gt;[.L$1]))" office:value-type="float" office:value="0">
            <text:p>0</text:p>
          </table:table-cell>
          <table:table-cell table:formula="of:=N(AND([.$I57]&lt;=[.N$1]; [.$I57]&gt;[.M$1]))" office:value-type="float" office:value="0">
            <text:p>0</text:p>
          </table:table-cell>
          <table:table-cell table:formula="of:=N(AND([.$I57]&lt;=[.O$1]; [.$I57]&gt;[.N$1]))" office:value-type="float" office:value="1">
            <text:p>1</text:p>
          </table:table-cell>
          <table:table-cell table:formula="of:=N(AND([.$I57]&lt;=[.P$1]; [.$I57]&gt;[.O$1]))" office:value-type="float" office:value="0">
            <text:p>0</text:p>
          </table:table-cell>
          <table:table-cell table:formula="of:=N(AND([.$I57]&lt;=[.Q$1]; [.$I57]&gt;[.P$1]))" office:value-type="float" office:value="0">
            <text:p>0</text:p>
          </table:table-cell>
          <table:table-cell table:formula="of:=N(AND([.$I57]&lt;=[.R$1]; [.$I57]&gt;[.Q$1]))" office:value-type="float" office:value="0">
            <text:p>0</text:p>
          </table:table-cell>
          <table:table-cell table:formula="of:=N(AND([.$I57]&lt;=[.S$1]; [.$I57]&gt;[.R$1]))" office:value-type="float" office:value="0">
            <text:p>0</text:p>
          </table:table-cell>
          <table:table-cell table:formula="of:=N(AND([.$I57]&lt;=[.T$1]; [.$I57]&gt;[.S$1]))" office:value-type="float" office:value="0">
            <text:p>0</text:p>
          </table:table-cell>
          <table:table-cell table:formula="of:=N(AND([.$I57]&lt;=[.U$1]; [.$I57]&gt;[.T$1]))" office:value-type="float" office:value="0">
            <text:p>0</text:p>
          </table:table-cell>
          <table:table-cell table:formula="of:=N(AND([.$I57]&lt;=[.V$1]; [.$I57]&gt;[.U$1]))" office:value-type="float" office:value="0">
            <text:p>0</text:p>
          </table:table-cell>
          <table:table-cell table:formula="of:=N(AND([.$I57]&lt;=[.W$1]; [.$I57]&gt;[.V$1]))" office:value-type="float" office:value="0">
            <text:p>0</text:p>
          </table:table-cell>
          <table:table-cell table:formula="of:=N(AND([.$I57]&lt;=[.X$1]; [.$I57]&gt;[.W$1]))" office:value-type="float" office:value="0">
            <text:p>0</text:p>
          </table:table-cell>
          <table:table-cell table:formula="of:=N(AND([.$I57]&lt;=[.Y$1]; [.$I57]&gt;[.X$1]))" office:value-type="float" office:value="0">
            <text:p>0</text:p>
          </table:table-cell>
          <table:table-cell table:formula="of:=N(AND([.$I57]&lt;=[.Z$1]; [.$I57]&gt;[.Y$1]))" office:value-type="float" office:value="0">
            <text:p>0</text:p>
          </table:table-cell>
          <table:table-cell table:formula="of:=N(AND([.$I57]&lt;=[.AA$1]; [.$I57]&gt;[.Z$1]))" office:value-type="float" office:value="0">
            <text:p>0</text:p>
          </table:table-cell>
          <table:table-cell table:formula="of:=N(AND([.$I57]&lt;=[.AB$1]; [.$I57]&gt;[.AA$1]))" office:value-type="float" office:value="0">
            <text:p>0</text:p>
          </table:table-cell>
          <table:table-cell table:formula="of:=N(AND([.$I57]&lt;=[.AC$1]; [.$I57]&gt;[.AB$1]))" office:value-type="float" office:value="0">
            <text:p>0</text:p>
          </table:table-cell>
          <table:table-cell table:formula="of:=N(AND([.$I57]&lt;=[.AD$1]; [.$I57]&gt;[.AC$1]))" office:value-type="float" office:value="0">
            <text:p>0</text:p>
          </table:table-cell>
          <table:table-cell table:formula="of:=N(AND([.$I57]&lt;=[.AE$1]; [.$I57]&gt;[.AD$1]))" office:value-type="float" office:value="0">
            <text:p>0</text:p>
          </table:table-cell>
          <table:table-cell table:formula="of:=N(AND([.$I57]&lt;=[.AF$1]; [.$I57]&gt;[.AE$1]))" office:value-type="float" office:value="0">
            <text:p>0</text:p>
          </table:table-cell>
          <table:table-cell table:formula="of:=N(AND([.$I57]&lt;=[.AG$1]; [.$I57]&gt;[.AF$1]))" office:value-type="float" office:value="0">
            <text:p>0</text:p>
          </table:table-cell>
          <table:table-cell table:formula="of:=N(AND([.$I57]&lt;=[.AH$1]; [.$I57]&gt;[.AG$1]))" office:value-type="float" office:value="0">
            <text:p>0</text:p>
          </table:table-cell>
          <table:table-cell table:formula="of:=N(AND([.$I57]&lt;=[.AI$1]; [.$I5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6:24Z</text:p>
          </table:table-cell>
          <table:table-cell office:value-type="float" office:value="3308">
            <text:p>3308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281">
            <text:p>281</text:p>
          </table:table-cell>
          <table:table-cell table:formula="of:=N(AND([.$I58]&lt;=[.K$1]; [.$I58]&gt;[.J$1]))" office:value-type="float" office:value="0">
            <text:p>0</text:p>
          </table:table-cell>
          <table:table-cell table:formula="of:=N(AND([.$I58]&lt;=[.L$1]; [.$I58]&gt;[.K$1]))" office:value-type="float" office:value="0">
            <text:p>0</text:p>
          </table:table-cell>
          <table:table-cell table:formula="of:=N(AND([.$I58]&lt;=[.M$1]; [.$I58]&gt;[.L$1]))" office:value-type="float" office:value="0">
            <text:p>0</text:p>
          </table:table-cell>
          <table:table-cell table:formula="of:=N(AND([.$I58]&lt;=[.N$1]; [.$I58]&gt;[.M$1]))" office:value-type="float" office:value="0">
            <text:p>0</text:p>
          </table:table-cell>
          <table:table-cell table:formula="of:=N(AND([.$I58]&lt;=[.O$1]; [.$I58]&gt;[.N$1]))" office:value-type="float" office:value="0">
            <text:p>0</text:p>
          </table:table-cell>
          <table:table-cell table:formula="of:=N(AND([.$I58]&lt;=[.P$1]; [.$I58]&gt;[.O$1]))" office:value-type="float" office:value="0">
            <text:p>0</text:p>
          </table:table-cell>
          <table:table-cell table:formula="of:=N(AND([.$I58]&lt;=[.Q$1]; [.$I58]&gt;[.P$1]))" office:value-type="float" office:value="0">
            <text:p>0</text:p>
          </table:table-cell>
          <table:table-cell table:formula="of:=N(AND([.$I58]&lt;=[.R$1]; [.$I58]&gt;[.Q$1]))" office:value-type="float" office:value="0">
            <text:p>0</text:p>
          </table:table-cell>
          <table:table-cell table:formula="of:=N(AND([.$I58]&lt;=[.S$1]; [.$I58]&gt;[.R$1]))" office:value-type="float" office:value="1">
            <text:p>1</text:p>
          </table:table-cell>
          <table:table-cell table:formula="of:=N(AND([.$I58]&lt;=[.T$1]; [.$I58]&gt;[.S$1]))" office:value-type="float" office:value="0">
            <text:p>0</text:p>
          </table:table-cell>
          <table:table-cell table:formula="of:=N(AND([.$I58]&lt;=[.U$1]; [.$I58]&gt;[.T$1]))" office:value-type="float" office:value="0">
            <text:p>0</text:p>
          </table:table-cell>
          <table:table-cell table:formula="of:=N(AND([.$I58]&lt;=[.V$1]; [.$I58]&gt;[.U$1]))" office:value-type="float" office:value="0">
            <text:p>0</text:p>
          </table:table-cell>
          <table:table-cell table:formula="of:=N(AND([.$I58]&lt;=[.W$1]; [.$I58]&gt;[.V$1]))" office:value-type="float" office:value="0">
            <text:p>0</text:p>
          </table:table-cell>
          <table:table-cell table:formula="of:=N(AND([.$I58]&lt;=[.X$1]; [.$I58]&gt;[.W$1]))" office:value-type="float" office:value="0">
            <text:p>0</text:p>
          </table:table-cell>
          <table:table-cell table:formula="of:=N(AND([.$I58]&lt;=[.Y$1]; [.$I58]&gt;[.X$1]))" office:value-type="float" office:value="0">
            <text:p>0</text:p>
          </table:table-cell>
          <table:table-cell table:formula="of:=N(AND([.$I58]&lt;=[.Z$1]; [.$I58]&gt;[.Y$1]))" office:value-type="float" office:value="0">
            <text:p>0</text:p>
          </table:table-cell>
          <table:table-cell table:formula="of:=N(AND([.$I58]&lt;=[.AA$1]; [.$I58]&gt;[.Z$1]))" office:value-type="float" office:value="0">
            <text:p>0</text:p>
          </table:table-cell>
          <table:table-cell table:formula="of:=N(AND([.$I58]&lt;=[.AB$1]; [.$I58]&gt;[.AA$1]))" office:value-type="float" office:value="0">
            <text:p>0</text:p>
          </table:table-cell>
          <table:table-cell table:formula="of:=N(AND([.$I58]&lt;=[.AC$1]; [.$I58]&gt;[.AB$1]))" office:value-type="float" office:value="0">
            <text:p>0</text:p>
          </table:table-cell>
          <table:table-cell table:formula="of:=N(AND([.$I58]&lt;=[.AD$1]; [.$I58]&gt;[.AC$1]))" office:value-type="float" office:value="0">
            <text:p>0</text:p>
          </table:table-cell>
          <table:table-cell table:formula="of:=N(AND([.$I58]&lt;=[.AE$1]; [.$I58]&gt;[.AD$1]))" office:value-type="float" office:value="0">
            <text:p>0</text:p>
          </table:table-cell>
          <table:table-cell table:formula="of:=N(AND([.$I58]&lt;=[.AF$1]; [.$I58]&gt;[.AE$1]))" office:value-type="float" office:value="0">
            <text:p>0</text:p>
          </table:table-cell>
          <table:table-cell table:formula="of:=N(AND([.$I58]&lt;=[.AG$1]; [.$I58]&gt;[.AF$1]))" office:value-type="float" office:value="0">
            <text:p>0</text:p>
          </table:table-cell>
          <table:table-cell table:formula="of:=N(AND([.$I58]&lt;=[.AH$1]; [.$I58]&gt;[.AG$1]))" office:value-type="float" office:value="0">
            <text:p>0</text:p>
          </table:table-cell>
          <table:table-cell table:formula="of:=N(AND([.$I58]&lt;=[.AI$1]; [.$I5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6:51Z</text:p>
          </table:table-cell>
          <table:table-cell office:value-type="float" office:value="2539">
            <text:p>2539</text:p>
          </table:table-cell>
          <table:table-cell/>
          <table:table-cell office:value-type="float" office:value="192000">
            <text:p>192000</text:p>
          </table:table-cell>
          <table:table-cell office:value-type="float" office:value="551">
            <text:p>551</text:p>
          </table:table-cell>
          <table:table-cell table:formula="of:=N(AND([.$I59]&lt;=[.K$1]; [.$I59]&gt;[.J$1]))" office:value-type="float" office:value="0">
            <text:p>0</text:p>
          </table:table-cell>
          <table:table-cell table:formula="of:=N(AND([.$I59]&lt;=[.L$1]; [.$I59]&gt;[.K$1]))" office:value-type="float" office:value="0">
            <text:p>0</text:p>
          </table:table-cell>
          <table:table-cell table:formula="of:=N(AND([.$I59]&lt;=[.M$1]; [.$I59]&gt;[.L$1]))" office:value-type="float" office:value="0">
            <text:p>0</text:p>
          </table:table-cell>
          <table:table-cell table:formula="of:=N(AND([.$I59]&lt;=[.N$1]; [.$I59]&gt;[.M$1]))" office:value-type="float" office:value="0">
            <text:p>0</text:p>
          </table:table-cell>
          <table:table-cell table:formula="of:=N(AND([.$I59]&lt;=[.O$1]; [.$I59]&gt;[.N$1]))" office:value-type="float" office:value="0">
            <text:p>0</text:p>
          </table:table-cell>
          <table:table-cell table:formula="of:=N(AND([.$I59]&lt;=[.P$1]; [.$I59]&gt;[.O$1]))" office:value-type="float" office:value="0">
            <text:p>0</text:p>
          </table:table-cell>
          <table:table-cell table:formula="of:=N(AND([.$I59]&lt;=[.Q$1]; [.$I59]&gt;[.P$1]))" office:value-type="float" office:value="1">
            <text:p>1</text:p>
          </table:table-cell>
          <table:table-cell table:formula="of:=N(AND([.$I59]&lt;=[.R$1]; [.$I59]&gt;[.Q$1]))" office:value-type="float" office:value="0">
            <text:p>0</text:p>
          </table:table-cell>
          <table:table-cell table:formula="of:=N(AND([.$I59]&lt;=[.S$1]; [.$I59]&gt;[.R$1]))" office:value-type="float" office:value="0">
            <text:p>0</text:p>
          </table:table-cell>
          <table:table-cell table:formula="of:=N(AND([.$I59]&lt;=[.T$1]; [.$I59]&gt;[.S$1]))" office:value-type="float" office:value="0">
            <text:p>0</text:p>
          </table:table-cell>
          <table:table-cell table:formula="of:=N(AND([.$I59]&lt;=[.U$1]; [.$I59]&gt;[.T$1]))" office:value-type="float" office:value="0">
            <text:p>0</text:p>
          </table:table-cell>
          <table:table-cell table:formula="of:=N(AND([.$I59]&lt;=[.V$1]; [.$I59]&gt;[.U$1]))" office:value-type="float" office:value="0">
            <text:p>0</text:p>
          </table:table-cell>
          <table:table-cell table:formula="of:=N(AND([.$I59]&lt;=[.W$1]; [.$I59]&gt;[.V$1]))" office:value-type="float" office:value="0">
            <text:p>0</text:p>
          </table:table-cell>
          <table:table-cell table:formula="of:=N(AND([.$I59]&lt;=[.X$1]; [.$I59]&gt;[.W$1]))" office:value-type="float" office:value="0">
            <text:p>0</text:p>
          </table:table-cell>
          <table:table-cell table:formula="of:=N(AND([.$I59]&lt;=[.Y$1]; [.$I59]&gt;[.X$1]))" office:value-type="float" office:value="0">
            <text:p>0</text:p>
          </table:table-cell>
          <table:table-cell table:formula="of:=N(AND([.$I59]&lt;=[.Z$1]; [.$I59]&gt;[.Y$1]))" office:value-type="float" office:value="0">
            <text:p>0</text:p>
          </table:table-cell>
          <table:table-cell table:formula="of:=N(AND([.$I59]&lt;=[.AA$1]; [.$I59]&gt;[.Z$1]))" office:value-type="float" office:value="0">
            <text:p>0</text:p>
          </table:table-cell>
          <table:table-cell table:formula="of:=N(AND([.$I59]&lt;=[.AB$1]; [.$I59]&gt;[.AA$1]))" office:value-type="float" office:value="0">
            <text:p>0</text:p>
          </table:table-cell>
          <table:table-cell table:formula="of:=N(AND([.$I59]&lt;=[.AC$1]; [.$I59]&gt;[.AB$1]))" office:value-type="float" office:value="0">
            <text:p>0</text:p>
          </table:table-cell>
          <table:table-cell table:formula="of:=N(AND([.$I59]&lt;=[.AD$1]; [.$I59]&gt;[.AC$1]))" office:value-type="float" office:value="0">
            <text:p>0</text:p>
          </table:table-cell>
          <table:table-cell table:formula="of:=N(AND([.$I59]&lt;=[.AE$1]; [.$I59]&gt;[.AD$1]))" office:value-type="float" office:value="0">
            <text:p>0</text:p>
          </table:table-cell>
          <table:table-cell table:formula="of:=N(AND([.$I59]&lt;=[.AF$1]; [.$I59]&gt;[.AE$1]))" office:value-type="float" office:value="0">
            <text:p>0</text:p>
          </table:table-cell>
          <table:table-cell table:formula="of:=N(AND([.$I59]&lt;=[.AG$1]; [.$I59]&gt;[.AF$1]))" office:value-type="float" office:value="0">
            <text:p>0</text:p>
          </table:table-cell>
          <table:table-cell table:formula="of:=N(AND([.$I59]&lt;=[.AH$1]; [.$I59]&gt;[.AG$1]))" office:value-type="float" office:value="0">
            <text:p>0</text:p>
          </table:table-cell>
          <table:table-cell table:formula="of:=N(AND([.$I59]&lt;=[.AI$1]; [.$I5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7:32Z</text:p>
          </table:table-cell>
          <table:table-cell office:value-type="float" office:value="16823">
            <text:p>16823</text:p>
          </table:table-cell>
          <table:table-cell/>
          <table:table-cell office:value-type="float" office:value="103000">
            <text:p>103000</text:p>
          </table:table-cell>
          <table:table-cell office:value-type="float" office:value="551">
            <text:p>551</text:p>
          </table:table-cell>
          <table:table-cell table:formula="of:=N(AND([.$I60]&lt;=[.K$1]; [.$I60]&gt;[.J$1]))" office:value-type="float" office:value="0">
            <text:p>0</text:p>
          </table:table-cell>
          <table:table-cell table:formula="of:=N(AND([.$I60]&lt;=[.L$1]; [.$I60]&gt;[.K$1]))" office:value-type="float" office:value="0">
            <text:p>0</text:p>
          </table:table-cell>
          <table:table-cell table:formula="of:=N(AND([.$I60]&lt;=[.M$1]; [.$I60]&gt;[.L$1]))" office:value-type="float" office:value="0">
            <text:p>0</text:p>
          </table:table-cell>
          <table:table-cell table:formula="of:=N(AND([.$I60]&lt;=[.N$1]; [.$I60]&gt;[.M$1]))" office:value-type="float" office:value="1">
            <text:p>1</text:p>
          </table:table-cell>
          <table:table-cell table:formula="of:=N(AND([.$I60]&lt;=[.O$1]; [.$I60]&gt;[.N$1]))" office:value-type="float" office:value="0">
            <text:p>0</text:p>
          </table:table-cell>
          <table:table-cell table:formula="of:=N(AND([.$I60]&lt;=[.P$1]; [.$I60]&gt;[.O$1]))" office:value-type="float" office:value="0">
            <text:p>0</text:p>
          </table:table-cell>
          <table:table-cell table:formula="of:=N(AND([.$I60]&lt;=[.Q$1]; [.$I60]&gt;[.P$1]))" office:value-type="float" office:value="0">
            <text:p>0</text:p>
          </table:table-cell>
          <table:table-cell table:formula="of:=N(AND([.$I60]&lt;=[.R$1]; [.$I60]&gt;[.Q$1]))" office:value-type="float" office:value="0">
            <text:p>0</text:p>
          </table:table-cell>
          <table:table-cell table:formula="of:=N(AND([.$I60]&lt;=[.S$1]; [.$I60]&gt;[.R$1]))" office:value-type="float" office:value="0">
            <text:p>0</text:p>
          </table:table-cell>
          <table:table-cell table:formula="of:=N(AND([.$I60]&lt;=[.T$1]; [.$I60]&gt;[.S$1]))" office:value-type="float" office:value="0">
            <text:p>0</text:p>
          </table:table-cell>
          <table:table-cell table:formula="of:=N(AND([.$I60]&lt;=[.U$1]; [.$I60]&gt;[.T$1]))" office:value-type="float" office:value="0">
            <text:p>0</text:p>
          </table:table-cell>
          <table:table-cell table:formula="of:=N(AND([.$I60]&lt;=[.V$1]; [.$I60]&gt;[.U$1]))" office:value-type="float" office:value="0">
            <text:p>0</text:p>
          </table:table-cell>
          <table:table-cell table:formula="of:=N(AND([.$I60]&lt;=[.W$1]; [.$I60]&gt;[.V$1]))" office:value-type="float" office:value="0">
            <text:p>0</text:p>
          </table:table-cell>
          <table:table-cell table:formula="of:=N(AND([.$I60]&lt;=[.X$1]; [.$I60]&gt;[.W$1]))" office:value-type="float" office:value="0">
            <text:p>0</text:p>
          </table:table-cell>
          <table:table-cell table:formula="of:=N(AND([.$I60]&lt;=[.Y$1]; [.$I60]&gt;[.X$1]))" office:value-type="float" office:value="0">
            <text:p>0</text:p>
          </table:table-cell>
          <table:table-cell table:formula="of:=N(AND([.$I60]&lt;=[.Z$1]; [.$I60]&gt;[.Y$1]))" office:value-type="float" office:value="0">
            <text:p>0</text:p>
          </table:table-cell>
          <table:table-cell table:formula="of:=N(AND([.$I60]&lt;=[.AA$1]; [.$I60]&gt;[.Z$1]))" office:value-type="float" office:value="0">
            <text:p>0</text:p>
          </table:table-cell>
          <table:table-cell table:formula="of:=N(AND([.$I60]&lt;=[.AB$1]; [.$I60]&gt;[.AA$1]))" office:value-type="float" office:value="0">
            <text:p>0</text:p>
          </table:table-cell>
          <table:table-cell table:formula="of:=N(AND([.$I60]&lt;=[.AC$1]; [.$I60]&gt;[.AB$1]))" office:value-type="float" office:value="0">
            <text:p>0</text:p>
          </table:table-cell>
          <table:table-cell table:formula="of:=N(AND([.$I60]&lt;=[.AD$1]; [.$I60]&gt;[.AC$1]))" office:value-type="float" office:value="0">
            <text:p>0</text:p>
          </table:table-cell>
          <table:table-cell table:formula="of:=N(AND([.$I60]&lt;=[.AE$1]; [.$I60]&gt;[.AD$1]))" office:value-type="float" office:value="0">
            <text:p>0</text:p>
          </table:table-cell>
          <table:table-cell table:formula="of:=N(AND([.$I60]&lt;=[.AF$1]; [.$I60]&gt;[.AE$1]))" office:value-type="float" office:value="0">
            <text:p>0</text:p>
          </table:table-cell>
          <table:table-cell table:formula="of:=N(AND([.$I60]&lt;=[.AG$1]; [.$I60]&gt;[.AF$1]))" office:value-type="float" office:value="0">
            <text:p>0</text:p>
          </table:table-cell>
          <table:table-cell table:formula="of:=N(AND([.$I60]&lt;=[.AH$1]; [.$I60]&gt;[.AG$1]))" office:value-type="float" office:value="0">
            <text:p>0</text:p>
          </table:table-cell>
          <table:table-cell table:formula="of:=N(AND([.$I60]&lt;=[.AI$1]; [.$I6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8:15Z</text:p>
          </table:table-cell>
          <table:table-cell office:value-type="float" office:value="3809">
            <text:p>3809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551">
            <text:p>551</text:p>
          </table:table-cell>
          <table:table-cell table:formula="of:=N(AND([.$I61]&lt;=[.K$1]; [.$I61]&gt;[.J$1]))" office:value-type="float" office:value="0">
            <text:p>0</text:p>
          </table:table-cell>
          <table:table-cell table:formula="of:=N(AND([.$I61]&lt;=[.L$1]; [.$I61]&gt;[.K$1]))" office:value-type="float" office:value="0">
            <text:p>0</text:p>
          </table:table-cell>
          <table:table-cell table:formula="of:=N(AND([.$I61]&lt;=[.M$1]; [.$I61]&gt;[.L$1]))" office:value-type="float" office:value="0">
            <text:p>0</text:p>
          </table:table-cell>
          <table:table-cell table:formula="of:=N(AND([.$I61]&lt;=[.N$1]; [.$I61]&gt;[.M$1]))" office:value-type="float" office:value="0">
            <text:p>0</text:p>
          </table:table-cell>
          <table:table-cell table:formula="of:=N(AND([.$I61]&lt;=[.O$1]; [.$I61]&gt;[.N$1]))" office:value-type="float" office:value="1">
            <text:p>1</text:p>
          </table:table-cell>
          <table:table-cell table:formula="of:=N(AND([.$I61]&lt;=[.P$1]; [.$I61]&gt;[.O$1]))" office:value-type="float" office:value="0">
            <text:p>0</text:p>
          </table:table-cell>
          <table:table-cell table:formula="of:=N(AND([.$I61]&lt;=[.Q$1]; [.$I61]&gt;[.P$1]))" office:value-type="float" office:value="0">
            <text:p>0</text:p>
          </table:table-cell>
          <table:table-cell table:formula="of:=N(AND([.$I61]&lt;=[.R$1]; [.$I61]&gt;[.Q$1]))" office:value-type="float" office:value="0">
            <text:p>0</text:p>
          </table:table-cell>
          <table:table-cell table:formula="of:=N(AND([.$I61]&lt;=[.S$1]; [.$I61]&gt;[.R$1]))" office:value-type="float" office:value="0">
            <text:p>0</text:p>
          </table:table-cell>
          <table:table-cell table:formula="of:=N(AND([.$I61]&lt;=[.T$1]; [.$I61]&gt;[.S$1]))" office:value-type="float" office:value="0">
            <text:p>0</text:p>
          </table:table-cell>
          <table:table-cell table:formula="of:=N(AND([.$I61]&lt;=[.U$1]; [.$I61]&gt;[.T$1]))" office:value-type="float" office:value="0">
            <text:p>0</text:p>
          </table:table-cell>
          <table:table-cell table:formula="of:=N(AND([.$I61]&lt;=[.V$1]; [.$I61]&gt;[.U$1]))" office:value-type="float" office:value="0">
            <text:p>0</text:p>
          </table:table-cell>
          <table:table-cell table:formula="of:=N(AND([.$I61]&lt;=[.W$1]; [.$I61]&gt;[.V$1]))" office:value-type="float" office:value="0">
            <text:p>0</text:p>
          </table:table-cell>
          <table:table-cell table:formula="of:=N(AND([.$I61]&lt;=[.X$1]; [.$I61]&gt;[.W$1]))" office:value-type="float" office:value="0">
            <text:p>0</text:p>
          </table:table-cell>
          <table:table-cell table:formula="of:=N(AND([.$I61]&lt;=[.Y$1]; [.$I61]&gt;[.X$1]))" office:value-type="float" office:value="0">
            <text:p>0</text:p>
          </table:table-cell>
          <table:table-cell table:formula="of:=N(AND([.$I61]&lt;=[.Z$1]; [.$I61]&gt;[.Y$1]))" office:value-type="float" office:value="0">
            <text:p>0</text:p>
          </table:table-cell>
          <table:table-cell table:formula="of:=N(AND([.$I61]&lt;=[.AA$1]; [.$I61]&gt;[.Z$1]))" office:value-type="float" office:value="0">
            <text:p>0</text:p>
          </table:table-cell>
          <table:table-cell table:formula="of:=N(AND([.$I61]&lt;=[.AB$1]; [.$I61]&gt;[.AA$1]))" office:value-type="float" office:value="0">
            <text:p>0</text:p>
          </table:table-cell>
          <table:table-cell table:formula="of:=N(AND([.$I61]&lt;=[.AC$1]; [.$I61]&gt;[.AB$1]))" office:value-type="float" office:value="0">
            <text:p>0</text:p>
          </table:table-cell>
          <table:table-cell table:formula="of:=N(AND([.$I61]&lt;=[.AD$1]; [.$I61]&gt;[.AC$1]))" office:value-type="float" office:value="0">
            <text:p>0</text:p>
          </table:table-cell>
          <table:table-cell table:formula="of:=N(AND([.$I61]&lt;=[.AE$1]; [.$I61]&gt;[.AD$1]))" office:value-type="float" office:value="0">
            <text:p>0</text:p>
          </table:table-cell>
          <table:table-cell table:formula="of:=N(AND([.$I61]&lt;=[.AF$1]; [.$I61]&gt;[.AE$1]))" office:value-type="float" office:value="0">
            <text:p>0</text:p>
          </table:table-cell>
          <table:table-cell table:formula="of:=N(AND([.$I61]&lt;=[.AG$1]; [.$I61]&gt;[.AF$1]))" office:value-type="float" office:value="0">
            <text:p>0</text:p>
          </table:table-cell>
          <table:table-cell table:formula="of:=N(AND([.$I61]&lt;=[.AH$1]; [.$I61]&gt;[.AG$1]))" office:value-type="float" office:value="0">
            <text:p>0</text:p>
          </table:table-cell>
          <table:table-cell table:formula="of:=N(AND([.$I61]&lt;=[.AI$1]; [.$I6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49:07Z</text:p>
          </table:table-cell>
          <table:table-cell office:value-type="float" office:value="2650">
            <text:p>2650</text:p>
          </table:table-cell>
          <table:table-cell/>
          <table:table-cell office:value-type="float" office:value="144000">
            <text:p>144000</text:p>
          </table:table-cell>
          <table:table-cell office:value-type="float" office:value="551">
            <text:p>551</text:p>
          </table:table-cell>
          <table:table-cell table:formula="of:=N(AND([.$I62]&lt;=[.K$1]; [.$I62]&gt;[.J$1]))" office:value-type="float" office:value="0">
            <text:p>0</text:p>
          </table:table-cell>
          <table:table-cell table:formula="of:=N(AND([.$I62]&lt;=[.L$1]; [.$I62]&gt;[.K$1]))" office:value-type="float" office:value="0">
            <text:p>0</text:p>
          </table:table-cell>
          <table:table-cell table:formula="of:=N(AND([.$I62]&lt;=[.M$1]; [.$I62]&gt;[.L$1]))" office:value-type="float" office:value="0">
            <text:p>0</text:p>
          </table:table-cell>
          <table:table-cell table:formula="of:=N(AND([.$I62]&lt;=[.N$1]; [.$I62]&gt;[.M$1]))" office:value-type="float" office:value="0">
            <text:p>0</text:p>
          </table:table-cell>
          <table:table-cell table:formula="of:=N(AND([.$I62]&lt;=[.O$1]; [.$I62]&gt;[.N$1]))" office:value-type="float" office:value="1">
            <text:p>1</text:p>
          </table:table-cell>
          <table:table-cell table:formula="of:=N(AND([.$I62]&lt;=[.P$1]; [.$I62]&gt;[.O$1]))" office:value-type="float" office:value="0">
            <text:p>0</text:p>
          </table:table-cell>
          <table:table-cell table:formula="of:=N(AND([.$I62]&lt;=[.Q$1]; [.$I62]&gt;[.P$1]))" office:value-type="float" office:value="0">
            <text:p>0</text:p>
          </table:table-cell>
          <table:table-cell table:formula="of:=N(AND([.$I62]&lt;=[.R$1]; [.$I62]&gt;[.Q$1]))" office:value-type="float" office:value="0">
            <text:p>0</text:p>
          </table:table-cell>
          <table:table-cell table:formula="of:=N(AND([.$I62]&lt;=[.S$1]; [.$I62]&gt;[.R$1]))" office:value-type="float" office:value="0">
            <text:p>0</text:p>
          </table:table-cell>
          <table:table-cell table:formula="of:=N(AND([.$I62]&lt;=[.T$1]; [.$I62]&gt;[.S$1]))" office:value-type="float" office:value="0">
            <text:p>0</text:p>
          </table:table-cell>
          <table:table-cell table:formula="of:=N(AND([.$I62]&lt;=[.U$1]; [.$I62]&gt;[.T$1]))" office:value-type="float" office:value="0">
            <text:p>0</text:p>
          </table:table-cell>
          <table:table-cell table:formula="of:=N(AND([.$I62]&lt;=[.V$1]; [.$I62]&gt;[.U$1]))" office:value-type="float" office:value="0">
            <text:p>0</text:p>
          </table:table-cell>
          <table:table-cell table:formula="of:=N(AND([.$I62]&lt;=[.W$1]; [.$I62]&gt;[.V$1]))" office:value-type="float" office:value="0">
            <text:p>0</text:p>
          </table:table-cell>
          <table:table-cell table:formula="of:=N(AND([.$I62]&lt;=[.X$1]; [.$I62]&gt;[.W$1]))" office:value-type="float" office:value="0">
            <text:p>0</text:p>
          </table:table-cell>
          <table:table-cell table:formula="of:=N(AND([.$I62]&lt;=[.Y$1]; [.$I62]&gt;[.X$1]))" office:value-type="float" office:value="0">
            <text:p>0</text:p>
          </table:table-cell>
          <table:table-cell table:formula="of:=N(AND([.$I62]&lt;=[.Z$1]; [.$I62]&gt;[.Y$1]))" office:value-type="float" office:value="0">
            <text:p>0</text:p>
          </table:table-cell>
          <table:table-cell table:formula="of:=N(AND([.$I62]&lt;=[.AA$1]; [.$I62]&gt;[.Z$1]))" office:value-type="float" office:value="0">
            <text:p>0</text:p>
          </table:table-cell>
          <table:table-cell table:formula="of:=N(AND([.$I62]&lt;=[.AB$1]; [.$I62]&gt;[.AA$1]))" office:value-type="float" office:value="0">
            <text:p>0</text:p>
          </table:table-cell>
          <table:table-cell table:formula="of:=N(AND([.$I62]&lt;=[.AC$1]; [.$I62]&gt;[.AB$1]))" office:value-type="float" office:value="0">
            <text:p>0</text:p>
          </table:table-cell>
          <table:table-cell table:formula="of:=N(AND([.$I62]&lt;=[.AD$1]; [.$I62]&gt;[.AC$1]))" office:value-type="float" office:value="0">
            <text:p>0</text:p>
          </table:table-cell>
          <table:table-cell table:formula="of:=N(AND([.$I62]&lt;=[.AE$1]; [.$I62]&gt;[.AD$1]))" office:value-type="float" office:value="0">
            <text:p>0</text:p>
          </table:table-cell>
          <table:table-cell table:formula="of:=N(AND([.$I62]&lt;=[.AF$1]; [.$I62]&gt;[.AE$1]))" office:value-type="float" office:value="0">
            <text:p>0</text:p>
          </table:table-cell>
          <table:table-cell table:formula="of:=N(AND([.$I62]&lt;=[.AG$1]; [.$I62]&gt;[.AF$1]))" office:value-type="float" office:value="0">
            <text:p>0</text:p>
          </table:table-cell>
          <table:table-cell table:formula="of:=N(AND([.$I62]&lt;=[.AH$1]; [.$I62]&gt;[.AG$1]))" office:value-type="float" office:value="0">
            <text:p>0</text:p>
          </table:table-cell>
          <table:table-cell table:formula="of:=N(AND([.$I62]&lt;=[.AI$1]; [.$I6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9:35Z</text:p>
          </table:table-cell>
          <table:table-cell office:value-type="float" office:value="3756">
            <text:p>3756</text:p>
          </table:table-cell>
          <table:table-cell/>
          <table:table-cell office:value-type="float" office:value="327000">
            <text:p>327000</text:p>
          </table:table-cell>
          <table:table-cell office:value-type="float" office:value="551">
            <text:p>551</text:p>
          </table:table-cell>
          <table:table-cell table:formula="of:=N(AND([.$I63]&lt;=[.K$1]; [.$I63]&gt;[.J$1]))" office:value-type="float" office:value="0">
            <text:p>0</text:p>
          </table:table-cell>
          <table:table-cell table:formula="of:=N(AND([.$I63]&lt;=[.L$1]; [.$I63]&gt;[.K$1]))" office:value-type="float" office:value="0">
            <text:p>0</text:p>
          </table:table-cell>
          <table:table-cell table:formula="of:=N(AND([.$I63]&lt;=[.M$1]; [.$I63]&gt;[.L$1]))" office:value-type="float" office:value="0">
            <text:p>0</text:p>
          </table:table-cell>
          <table:table-cell table:formula="of:=N(AND([.$I63]&lt;=[.N$1]; [.$I63]&gt;[.M$1]))" office:value-type="float" office:value="0">
            <text:p>0</text:p>
          </table:table-cell>
          <table:table-cell table:formula="of:=N(AND([.$I63]&lt;=[.O$1]; [.$I63]&gt;[.N$1]))" office:value-type="float" office:value="0">
            <text:p>0</text:p>
          </table:table-cell>
          <table:table-cell table:formula="of:=N(AND([.$I63]&lt;=[.P$1]; [.$I63]&gt;[.O$1]))" office:value-type="float" office:value="0">
            <text:p>0</text:p>
          </table:table-cell>
          <table:table-cell table:formula="of:=N(AND([.$I63]&lt;=[.Q$1]; [.$I63]&gt;[.P$1]))" office:value-type="float" office:value="0">
            <text:p>0</text:p>
          </table:table-cell>
          <table:table-cell table:formula="of:=N(AND([.$I63]&lt;=[.R$1]; [.$I63]&gt;[.Q$1]))" office:value-type="float" office:value="0">
            <text:p>0</text:p>
          </table:table-cell>
          <table:table-cell table:formula="of:=N(AND([.$I63]&lt;=[.S$1]; [.$I63]&gt;[.R$1]))" office:value-type="float" office:value="0">
            <text:p>0</text:p>
          </table:table-cell>
          <table:table-cell table:formula="of:=N(AND([.$I63]&lt;=[.T$1]; [.$I63]&gt;[.S$1]))" office:value-type="float" office:value="0">
            <text:p>0</text:p>
          </table:table-cell>
          <table:table-cell table:formula="of:=N(AND([.$I63]&lt;=[.U$1]; [.$I63]&gt;[.T$1]))" office:value-type="float" office:value="1">
            <text:p>1</text:p>
          </table:table-cell>
          <table:table-cell table:formula="of:=N(AND([.$I63]&lt;=[.V$1]; [.$I63]&gt;[.U$1]))" office:value-type="float" office:value="0">
            <text:p>0</text:p>
          </table:table-cell>
          <table:table-cell table:formula="of:=N(AND([.$I63]&lt;=[.W$1]; [.$I63]&gt;[.V$1]))" office:value-type="float" office:value="0">
            <text:p>0</text:p>
          </table:table-cell>
          <table:table-cell table:formula="of:=N(AND([.$I63]&lt;=[.X$1]; [.$I63]&gt;[.W$1]))" office:value-type="float" office:value="0">
            <text:p>0</text:p>
          </table:table-cell>
          <table:table-cell table:formula="of:=N(AND([.$I63]&lt;=[.Y$1]; [.$I63]&gt;[.X$1]))" office:value-type="float" office:value="0">
            <text:p>0</text:p>
          </table:table-cell>
          <table:table-cell table:formula="of:=N(AND([.$I63]&lt;=[.Z$1]; [.$I63]&gt;[.Y$1]))" office:value-type="float" office:value="0">
            <text:p>0</text:p>
          </table:table-cell>
          <table:table-cell table:formula="of:=N(AND([.$I63]&lt;=[.AA$1]; [.$I63]&gt;[.Z$1]))" office:value-type="float" office:value="0">
            <text:p>0</text:p>
          </table:table-cell>
          <table:table-cell table:formula="of:=N(AND([.$I63]&lt;=[.AB$1]; [.$I63]&gt;[.AA$1]))" office:value-type="float" office:value="0">
            <text:p>0</text:p>
          </table:table-cell>
          <table:table-cell table:formula="of:=N(AND([.$I63]&lt;=[.AC$1]; [.$I63]&gt;[.AB$1]))" office:value-type="float" office:value="0">
            <text:p>0</text:p>
          </table:table-cell>
          <table:table-cell table:formula="of:=N(AND([.$I63]&lt;=[.AD$1]; [.$I63]&gt;[.AC$1]))" office:value-type="float" office:value="0">
            <text:p>0</text:p>
          </table:table-cell>
          <table:table-cell table:formula="of:=N(AND([.$I63]&lt;=[.AE$1]; [.$I63]&gt;[.AD$1]))" office:value-type="float" office:value="0">
            <text:p>0</text:p>
          </table:table-cell>
          <table:table-cell table:formula="of:=N(AND([.$I63]&lt;=[.AF$1]; [.$I63]&gt;[.AE$1]))" office:value-type="float" office:value="0">
            <text:p>0</text:p>
          </table:table-cell>
          <table:table-cell table:formula="of:=N(AND([.$I63]&lt;=[.AG$1]; [.$I63]&gt;[.AF$1]))" office:value-type="float" office:value="0">
            <text:p>0</text:p>
          </table:table-cell>
          <table:table-cell table:formula="of:=N(AND([.$I63]&lt;=[.AH$1]; [.$I63]&gt;[.AG$1]))" office:value-type="float" office:value="0">
            <text:p>0</text:p>
          </table:table-cell>
          <table:table-cell table:formula="of:=N(AND([.$I63]&lt;=[.AI$1]; [.$I6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0:28Z</text:p>
          </table:table-cell>
          <table:table-cell office:value-type="float" office:value="29206">
            <text:p>29206</text:p>
          </table:table-cell>
          <table:table-cell/>
          <table:table-cell office:value-type="float" office:value="89000">
            <text:p>89000</text:p>
          </table:table-cell>
          <table:table-cell office:value-type="float" office:value="821">
            <text:p>821</text:p>
          </table:table-cell>
          <table:table-cell table:formula="of:=N(AND([.$I64]&lt;=[.K$1]; [.$I64]&gt;[.J$1]))" office:value-type="float" office:value="0">
            <text:p>0</text:p>
          </table:table-cell>
          <table:table-cell table:formula="of:=N(AND([.$I64]&lt;=[.L$1]; [.$I64]&gt;[.K$1]))" office:value-type="float" office:value="0">
            <text:p>0</text:p>
          </table:table-cell>
          <table:table-cell table:formula="of:=N(AND([.$I64]&lt;=[.M$1]; [.$I64]&gt;[.L$1]))" office:value-type="float" office:value="1">
            <text:p>1</text:p>
          </table:table-cell>
          <table:table-cell table:formula="of:=N(AND([.$I64]&lt;=[.N$1]; [.$I64]&gt;[.M$1]))" office:value-type="float" office:value="0">
            <text:p>0</text:p>
          </table:table-cell>
          <table:table-cell table:formula="of:=N(AND([.$I64]&lt;=[.O$1]; [.$I64]&gt;[.N$1]))" office:value-type="float" office:value="0">
            <text:p>0</text:p>
          </table:table-cell>
          <table:table-cell table:formula="of:=N(AND([.$I64]&lt;=[.P$1]; [.$I64]&gt;[.O$1]))" office:value-type="float" office:value="0">
            <text:p>0</text:p>
          </table:table-cell>
          <table:table-cell table:formula="of:=N(AND([.$I64]&lt;=[.Q$1]; [.$I64]&gt;[.P$1]))" office:value-type="float" office:value="0">
            <text:p>0</text:p>
          </table:table-cell>
          <table:table-cell table:formula="of:=N(AND([.$I64]&lt;=[.R$1]; [.$I64]&gt;[.Q$1]))" office:value-type="float" office:value="0">
            <text:p>0</text:p>
          </table:table-cell>
          <table:table-cell table:formula="of:=N(AND([.$I64]&lt;=[.S$1]; [.$I64]&gt;[.R$1]))" office:value-type="float" office:value="0">
            <text:p>0</text:p>
          </table:table-cell>
          <table:table-cell table:formula="of:=N(AND([.$I64]&lt;=[.T$1]; [.$I64]&gt;[.S$1]))" office:value-type="float" office:value="0">
            <text:p>0</text:p>
          </table:table-cell>
          <table:table-cell table:formula="of:=N(AND([.$I64]&lt;=[.U$1]; [.$I64]&gt;[.T$1]))" office:value-type="float" office:value="0">
            <text:p>0</text:p>
          </table:table-cell>
          <table:table-cell table:formula="of:=N(AND([.$I64]&lt;=[.V$1]; [.$I64]&gt;[.U$1]))" office:value-type="float" office:value="0">
            <text:p>0</text:p>
          </table:table-cell>
          <table:table-cell table:formula="of:=N(AND([.$I64]&lt;=[.W$1]; [.$I64]&gt;[.V$1]))" office:value-type="float" office:value="0">
            <text:p>0</text:p>
          </table:table-cell>
          <table:table-cell table:formula="of:=N(AND([.$I64]&lt;=[.X$1]; [.$I64]&gt;[.W$1]))" office:value-type="float" office:value="0">
            <text:p>0</text:p>
          </table:table-cell>
          <table:table-cell table:formula="of:=N(AND([.$I64]&lt;=[.Y$1]; [.$I64]&gt;[.X$1]))" office:value-type="float" office:value="0">
            <text:p>0</text:p>
          </table:table-cell>
          <table:table-cell table:formula="of:=N(AND([.$I64]&lt;=[.Z$1]; [.$I64]&gt;[.Y$1]))" office:value-type="float" office:value="0">
            <text:p>0</text:p>
          </table:table-cell>
          <table:table-cell table:formula="of:=N(AND([.$I64]&lt;=[.AA$1]; [.$I64]&gt;[.Z$1]))" office:value-type="float" office:value="0">
            <text:p>0</text:p>
          </table:table-cell>
          <table:table-cell table:formula="of:=N(AND([.$I64]&lt;=[.AB$1]; [.$I64]&gt;[.AA$1]))" office:value-type="float" office:value="0">
            <text:p>0</text:p>
          </table:table-cell>
          <table:table-cell table:formula="of:=N(AND([.$I64]&lt;=[.AC$1]; [.$I64]&gt;[.AB$1]))" office:value-type="float" office:value="0">
            <text:p>0</text:p>
          </table:table-cell>
          <table:table-cell table:formula="of:=N(AND([.$I64]&lt;=[.AD$1]; [.$I64]&gt;[.AC$1]))" office:value-type="float" office:value="0">
            <text:p>0</text:p>
          </table:table-cell>
          <table:table-cell table:formula="of:=N(AND([.$I64]&lt;=[.AE$1]; [.$I64]&gt;[.AD$1]))" office:value-type="float" office:value="0">
            <text:p>0</text:p>
          </table:table-cell>
          <table:table-cell table:formula="of:=N(AND([.$I64]&lt;=[.AF$1]; [.$I64]&gt;[.AE$1]))" office:value-type="float" office:value="0">
            <text:p>0</text:p>
          </table:table-cell>
          <table:table-cell table:formula="of:=N(AND([.$I64]&lt;=[.AG$1]; [.$I64]&gt;[.AF$1]))" office:value-type="float" office:value="0">
            <text:p>0</text:p>
          </table:table-cell>
          <table:table-cell table:formula="of:=N(AND([.$I64]&lt;=[.AH$1]; [.$I64]&gt;[.AG$1]))" office:value-type="float" office:value="0">
            <text:p>0</text:p>
          </table:table-cell>
          <table:table-cell table:formula="of:=N(AND([.$I64]&lt;=[.AI$1]; [.$I6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51:23Z</text:p>
          </table:table-cell>
          <table:table-cell office:value-type="float" office:value="2526">
            <text:p>2526</text:p>
          </table:table-cell>
          <table:table-cell/>
          <table:table-cell office:value-type="float" office:value="247000">
            <text:p>247000</text:p>
          </table:table-cell>
          <table:table-cell office:value-type="float" office:value="551">
            <text:p>551</text:p>
          </table:table-cell>
          <table:table-cell table:formula="of:=N(AND([.$I65]&lt;=[.K$1]; [.$I65]&gt;[.J$1]))" office:value-type="float" office:value="0">
            <text:p>0</text:p>
          </table:table-cell>
          <table:table-cell table:formula="of:=N(AND([.$I65]&lt;=[.L$1]; [.$I65]&gt;[.K$1]))" office:value-type="float" office:value="0">
            <text:p>0</text:p>
          </table:table-cell>
          <table:table-cell table:formula="of:=N(AND([.$I65]&lt;=[.M$1]; [.$I65]&gt;[.L$1]))" office:value-type="float" office:value="0">
            <text:p>0</text:p>
          </table:table-cell>
          <table:table-cell table:formula="of:=N(AND([.$I65]&lt;=[.N$1]; [.$I65]&gt;[.M$1]))" office:value-type="float" office:value="0">
            <text:p>0</text:p>
          </table:table-cell>
          <table:table-cell table:formula="of:=N(AND([.$I65]&lt;=[.O$1]; [.$I65]&gt;[.N$1]))" office:value-type="float" office:value="0">
            <text:p>0</text:p>
          </table:table-cell>
          <table:table-cell table:formula="of:=N(AND([.$I65]&lt;=[.P$1]; [.$I65]&gt;[.O$1]))" office:value-type="float" office:value="0">
            <text:p>0</text:p>
          </table:table-cell>
          <table:table-cell table:formula="of:=N(AND([.$I65]&lt;=[.Q$1]; [.$I65]&gt;[.P$1]))" office:value-type="float" office:value="0">
            <text:p>0</text:p>
          </table:table-cell>
          <table:table-cell table:formula="of:=N(AND([.$I65]&lt;=[.R$1]; [.$I65]&gt;[.Q$1]))" office:value-type="float" office:value="0">
            <text:p>0</text:p>
          </table:table-cell>
          <table:table-cell table:formula="of:=N(AND([.$I65]&lt;=[.S$1]; [.$I65]&gt;[.R$1]))" office:value-type="float" office:value="1">
            <text:p>1</text:p>
          </table:table-cell>
          <table:table-cell table:formula="of:=N(AND([.$I65]&lt;=[.T$1]; [.$I65]&gt;[.S$1]))" office:value-type="float" office:value="0">
            <text:p>0</text:p>
          </table:table-cell>
          <table:table-cell table:formula="of:=N(AND([.$I65]&lt;=[.U$1]; [.$I65]&gt;[.T$1]))" office:value-type="float" office:value="0">
            <text:p>0</text:p>
          </table:table-cell>
          <table:table-cell table:formula="of:=N(AND([.$I65]&lt;=[.V$1]; [.$I65]&gt;[.U$1]))" office:value-type="float" office:value="0">
            <text:p>0</text:p>
          </table:table-cell>
          <table:table-cell table:formula="of:=N(AND([.$I65]&lt;=[.W$1]; [.$I65]&gt;[.V$1]))" office:value-type="float" office:value="0">
            <text:p>0</text:p>
          </table:table-cell>
          <table:table-cell table:formula="of:=N(AND([.$I65]&lt;=[.X$1]; [.$I65]&gt;[.W$1]))" office:value-type="float" office:value="0">
            <text:p>0</text:p>
          </table:table-cell>
          <table:table-cell table:formula="of:=N(AND([.$I65]&lt;=[.Y$1]; [.$I65]&gt;[.X$1]))" office:value-type="float" office:value="0">
            <text:p>0</text:p>
          </table:table-cell>
          <table:table-cell table:formula="of:=N(AND([.$I65]&lt;=[.Z$1]; [.$I65]&gt;[.Y$1]))" office:value-type="float" office:value="0">
            <text:p>0</text:p>
          </table:table-cell>
          <table:table-cell table:formula="of:=N(AND([.$I65]&lt;=[.AA$1]; [.$I65]&gt;[.Z$1]))" office:value-type="float" office:value="0">
            <text:p>0</text:p>
          </table:table-cell>
          <table:table-cell table:formula="of:=N(AND([.$I65]&lt;=[.AB$1]; [.$I65]&gt;[.AA$1]))" office:value-type="float" office:value="0">
            <text:p>0</text:p>
          </table:table-cell>
          <table:table-cell table:formula="of:=N(AND([.$I65]&lt;=[.AC$1]; [.$I65]&gt;[.AB$1]))" office:value-type="float" office:value="0">
            <text:p>0</text:p>
          </table:table-cell>
          <table:table-cell table:formula="of:=N(AND([.$I65]&lt;=[.AD$1]; [.$I65]&gt;[.AC$1]))" office:value-type="float" office:value="0">
            <text:p>0</text:p>
          </table:table-cell>
          <table:table-cell table:formula="of:=N(AND([.$I65]&lt;=[.AE$1]; [.$I65]&gt;[.AD$1]))" office:value-type="float" office:value="0">
            <text:p>0</text:p>
          </table:table-cell>
          <table:table-cell table:formula="of:=N(AND([.$I65]&lt;=[.AF$1]; [.$I65]&gt;[.AE$1]))" office:value-type="float" office:value="0">
            <text:p>0</text:p>
          </table:table-cell>
          <table:table-cell table:formula="of:=N(AND([.$I65]&lt;=[.AG$1]; [.$I65]&gt;[.AF$1]))" office:value-type="float" office:value="0">
            <text:p>0</text:p>
          </table:table-cell>
          <table:table-cell table:formula="of:=N(AND([.$I65]&lt;=[.AH$1]; [.$I65]&gt;[.AG$1]))" office:value-type="float" office:value="0">
            <text:p>0</text:p>
          </table:table-cell>
          <table:table-cell table:formula="of:=N(AND([.$I65]&lt;=[.AI$1]; [.$I6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2:08Z</text:p>
          </table:table-cell>
          <table:table-cell office:value-type="float" office:value="19271">
            <text:p>19271</text:p>
          </table:table-cell>
          <table:table-cell/>
          <table:table-cell office:value-type="float" office:value="209000">
            <text:p>209000</text:p>
          </table:table-cell>
          <table:table-cell office:value-type="float" office:value="821">
            <text:p>821</text:p>
          </table:table-cell>
          <table:table-cell table:formula="of:=N(AND([.$I66]&lt;=[.K$1]; [.$I66]&gt;[.J$1]))" office:value-type="float" office:value="0">
            <text:p>0</text:p>
          </table:table-cell>
          <table:table-cell table:formula="of:=N(AND([.$I66]&lt;=[.L$1]; [.$I66]&gt;[.K$1]))" office:value-type="float" office:value="0">
            <text:p>0</text:p>
          </table:table-cell>
          <table:table-cell table:formula="of:=N(AND([.$I66]&lt;=[.M$1]; [.$I66]&gt;[.L$1]))" office:value-type="float" office:value="0">
            <text:p>0</text:p>
          </table:table-cell>
          <table:table-cell table:formula="of:=N(AND([.$I66]&lt;=[.N$1]; [.$I66]&gt;[.M$1]))" office:value-type="float" office:value="0">
            <text:p>0</text:p>
          </table:table-cell>
          <table:table-cell table:formula="of:=N(AND([.$I66]&lt;=[.O$1]; [.$I66]&gt;[.N$1]))" office:value-type="float" office:value="0">
            <text:p>0</text:p>
          </table:table-cell>
          <table:table-cell table:formula="of:=N(AND([.$I66]&lt;=[.P$1]; [.$I66]&gt;[.O$1]))" office:value-type="float" office:value="0">
            <text:p>0</text:p>
          </table:table-cell>
          <table:table-cell table:formula="of:=N(AND([.$I66]&lt;=[.Q$1]; [.$I66]&gt;[.P$1]))" office:value-type="float" office:value="1">
            <text:p>1</text:p>
          </table:table-cell>
          <table:table-cell table:formula="of:=N(AND([.$I66]&lt;=[.R$1]; [.$I66]&gt;[.Q$1]))" office:value-type="float" office:value="0">
            <text:p>0</text:p>
          </table:table-cell>
          <table:table-cell table:formula="of:=N(AND([.$I66]&lt;=[.S$1]; [.$I66]&gt;[.R$1]))" office:value-type="float" office:value="0">
            <text:p>0</text:p>
          </table:table-cell>
          <table:table-cell table:formula="of:=N(AND([.$I66]&lt;=[.T$1]; [.$I66]&gt;[.S$1]))" office:value-type="float" office:value="0">
            <text:p>0</text:p>
          </table:table-cell>
          <table:table-cell table:formula="of:=N(AND([.$I66]&lt;=[.U$1]; [.$I66]&gt;[.T$1]))" office:value-type="float" office:value="0">
            <text:p>0</text:p>
          </table:table-cell>
          <table:table-cell table:formula="of:=N(AND([.$I66]&lt;=[.V$1]; [.$I66]&gt;[.U$1]))" office:value-type="float" office:value="0">
            <text:p>0</text:p>
          </table:table-cell>
          <table:table-cell table:formula="of:=N(AND([.$I66]&lt;=[.W$1]; [.$I66]&gt;[.V$1]))" office:value-type="float" office:value="0">
            <text:p>0</text:p>
          </table:table-cell>
          <table:table-cell table:formula="of:=N(AND([.$I66]&lt;=[.X$1]; [.$I66]&gt;[.W$1]))" office:value-type="float" office:value="0">
            <text:p>0</text:p>
          </table:table-cell>
          <table:table-cell table:formula="of:=N(AND([.$I66]&lt;=[.Y$1]; [.$I66]&gt;[.X$1]))" office:value-type="float" office:value="0">
            <text:p>0</text:p>
          </table:table-cell>
          <table:table-cell table:formula="of:=N(AND([.$I66]&lt;=[.Z$1]; [.$I66]&gt;[.Y$1]))" office:value-type="float" office:value="0">
            <text:p>0</text:p>
          </table:table-cell>
          <table:table-cell table:formula="of:=N(AND([.$I66]&lt;=[.AA$1]; [.$I66]&gt;[.Z$1]))" office:value-type="float" office:value="0">
            <text:p>0</text:p>
          </table:table-cell>
          <table:table-cell table:formula="of:=N(AND([.$I66]&lt;=[.AB$1]; [.$I66]&gt;[.AA$1]))" office:value-type="float" office:value="0">
            <text:p>0</text:p>
          </table:table-cell>
          <table:table-cell table:formula="of:=N(AND([.$I66]&lt;=[.AC$1]; [.$I66]&gt;[.AB$1]))" office:value-type="float" office:value="0">
            <text:p>0</text:p>
          </table:table-cell>
          <table:table-cell table:formula="of:=N(AND([.$I66]&lt;=[.AD$1]; [.$I66]&gt;[.AC$1]))" office:value-type="float" office:value="0">
            <text:p>0</text:p>
          </table:table-cell>
          <table:table-cell table:formula="of:=N(AND([.$I66]&lt;=[.AE$1]; [.$I66]&gt;[.AD$1]))" office:value-type="float" office:value="0">
            <text:p>0</text:p>
          </table:table-cell>
          <table:table-cell table:formula="of:=N(AND([.$I66]&lt;=[.AF$1]; [.$I66]&gt;[.AE$1]))" office:value-type="float" office:value="0">
            <text:p>0</text:p>
          </table:table-cell>
          <table:table-cell table:formula="of:=N(AND([.$I66]&lt;=[.AG$1]; [.$I66]&gt;[.AF$1]))" office:value-type="float" office:value="0">
            <text:p>0</text:p>
          </table:table-cell>
          <table:table-cell table:formula="of:=N(AND([.$I66]&lt;=[.AH$1]; [.$I66]&gt;[.AG$1]))" office:value-type="float" office:value="0">
            <text:p>0</text:p>
          </table:table-cell>
          <table:table-cell table:formula="of:=N(AND([.$I66]&lt;=[.AI$1]; [.$I6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2:31Z</text:p>
          </table:table-cell>
          <table:table-cell office:value-type="float" office:value="15681">
            <text:p>15681</text:p>
          </table:table-cell>
          <table:table-cell/>
          <table:table-cell office:value-type="float" office:value="102000">
            <text:p>102000</text:p>
          </table:table-cell>
          <table:table-cell office:value-type="float" office:value="821">
            <text:p>821</text:p>
          </table:table-cell>
          <table:table-cell table:formula="of:=N(AND([.$I67]&lt;=[.K$1]; [.$I67]&gt;[.J$1]))" office:value-type="float" office:value="0">
            <text:p>0</text:p>
          </table:table-cell>
          <table:table-cell table:formula="of:=N(AND([.$I67]&lt;=[.L$1]; [.$I67]&gt;[.K$1]))" office:value-type="float" office:value="0">
            <text:p>0</text:p>
          </table:table-cell>
          <table:table-cell table:formula="of:=N(AND([.$I67]&lt;=[.M$1]; [.$I67]&gt;[.L$1]))" office:value-type="float" office:value="0">
            <text:p>0</text:p>
          </table:table-cell>
          <table:table-cell table:formula="of:=N(AND([.$I67]&lt;=[.N$1]; [.$I67]&gt;[.M$1]))" office:value-type="float" office:value="1">
            <text:p>1</text:p>
          </table:table-cell>
          <table:table-cell table:formula="of:=N(AND([.$I67]&lt;=[.O$1]; [.$I67]&gt;[.N$1]))" office:value-type="float" office:value="0">
            <text:p>0</text:p>
          </table:table-cell>
          <table:table-cell table:formula="of:=N(AND([.$I67]&lt;=[.P$1]; [.$I67]&gt;[.O$1]))" office:value-type="float" office:value="0">
            <text:p>0</text:p>
          </table:table-cell>
          <table:table-cell table:formula="of:=N(AND([.$I67]&lt;=[.Q$1]; [.$I67]&gt;[.P$1]))" office:value-type="float" office:value="0">
            <text:p>0</text:p>
          </table:table-cell>
          <table:table-cell table:formula="of:=N(AND([.$I67]&lt;=[.R$1]; [.$I67]&gt;[.Q$1]))" office:value-type="float" office:value="0">
            <text:p>0</text:p>
          </table:table-cell>
          <table:table-cell table:formula="of:=N(AND([.$I67]&lt;=[.S$1]; [.$I67]&gt;[.R$1]))" office:value-type="float" office:value="0">
            <text:p>0</text:p>
          </table:table-cell>
          <table:table-cell table:formula="of:=N(AND([.$I67]&lt;=[.T$1]; [.$I67]&gt;[.S$1]))" office:value-type="float" office:value="0">
            <text:p>0</text:p>
          </table:table-cell>
          <table:table-cell table:formula="of:=N(AND([.$I67]&lt;=[.U$1]; [.$I67]&gt;[.T$1]))" office:value-type="float" office:value="0">
            <text:p>0</text:p>
          </table:table-cell>
          <table:table-cell table:formula="of:=N(AND([.$I67]&lt;=[.V$1]; [.$I67]&gt;[.U$1]))" office:value-type="float" office:value="0">
            <text:p>0</text:p>
          </table:table-cell>
          <table:table-cell table:formula="of:=N(AND([.$I67]&lt;=[.W$1]; [.$I67]&gt;[.V$1]))" office:value-type="float" office:value="0">
            <text:p>0</text:p>
          </table:table-cell>
          <table:table-cell table:formula="of:=N(AND([.$I67]&lt;=[.X$1]; [.$I67]&gt;[.W$1]))" office:value-type="float" office:value="0">
            <text:p>0</text:p>
          </table:table-cell>
          <table:table-cell table:formula="of:=N(AND([.$I67]&lt;=[.Y$1]; [.$I67]&gt;[.X$1]))" office:value-type="float" office:value="0">
            <text:p>0</text:p>
          </table:table-cell>
          <table:table-cell table:formula="of:=N(AND([.$I67]&lt;=[.Z$1]; [.$I67]&gt;[.Y$1]))" office:value-type="float" office:value="0">
            <text:p>0</text:p>
          </table:table-cell>
          <table:table-cell table:formula="of:=N(AND([.$I67]&lt;=[.AA$1]; [.$I67]&gt;[.Z$1]))" office:value-type="float" office:value="0">
            <text:p>0</text:p>
          </table:table-cell>
          <table:table-cell table:formula="of:=N(AND([.$I67]&lt;=[.AB$1]; [.$I67]&gt;[.AA$1]))" office:value-type="float" office:value="0">
            <text:p>0</text:p>
          </table:table-cell>
          <table:table-cell table:formula="of:=N(AND([.$I67]&lt;=[.AC$1]; [.$I67]&gt;[.AB$1]))" office:value-type="float" office:value="0">
            <text:p>0</text:p>
          </table:table-cell>
          <table:table-cell table:formula="of:=N(AND([.$I67]&lt;=[.AD$1]; [.$I67]&gt;[.AC$1]))" office:value-type="float" office:value="0">
            <text:p>0</text:p>
          </table:table-cell>
          <table:table-cell table:formula="of:=N(AND([.$I67]&lt;=[.AE$1]; [.$I67]&gt;[.AD$1]))" office:value-type="float" office:value="0">
            <text:p>0</text:p>
          </table:table-cell>
          <table:table-cell table:formula="of:=N(AND([.$I67]&lt;=[.AF$1]; [.$I67]&gt;[.AE$1]))" office:value-type="float" office:value="0">
            <text:p>0</text:p>
          </table:table-cell>
          <table:table-cell table:formula="of:=N(AND([.$I67]&lt;=[.AG$1]; [.$I67]&gt;[.AF$1]))" office:value-type="float" office:value="0">
            <text:p>0</text:p>
          </table:table-cell>
          <table:table-cell table:formula="of:=N(AND([.$I67]&lt;=[.AH$1]; [.$I67]&gt;[.AG$1]))" office:value-type="float" office:value="0">
            <text:p>0</text:p>
          </table:table-cell>
          <table:table-cell table:formula="of:=N(AND([.$I67]&lt;=[.AI$1]; [.$I6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2:47Z</text:p>
          </table:table-cell>
          <table:table-cell office:value-type="float" office:value="3717">
            <text:p>3717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551">
            <text:p>551</text:p>
          </table:table-cell>
          <table:table-cell table:formula="of:=N(AND([.$I68]&lt;=[.K$1]; [.$I68]&gt;[.J$1]))" office:value-type="float" office:value="0">
            <text:p>0</text:p>
          </table:table-cell>
          <table:table-cell table:formula="of:=N(AND([.$I68]&lt;=[.L$1]; [.$I68]&gt;[.K$1]))" office:value-type="float" office:value="0">
            <text:p>0</text:p>
          </table:table-cell>
          <table:table-cell table:formula="of:=N(AND([.$I68]&lt;=[.M$1]; [.$I68]&gt;[.L$1]))" office:value-type="float" office:value="0">
            <text:p>0</text:p>
          </table:table-cell>
          <table:table-cell table:formula="of:=N(AND([.$I68]&lt;=[.N$1]; [.$I68]&gt;[.M$1]))" office:value-type="float" office:value="0">
            <text:p>0</text:p>
          </table:table-cell>
          <table:table-cell table:formula="of:=N(AND([.$I68]&lt;=[.O$1]; [.$I68]&gt;[.N$1]))" office:value-type="float" office:value="0">
            <text:p>0</text:p>
          </table:table-cell>
          <table:table-cell table:formula="of:=N(AND([.$I68]&lt;=[.P$1]; [.$I68]&gt;[.O$1]))" office:value-type="float" office:value="0">
            <text:p>0</text:p>
          </table:table-cell>
          <table:table-cell table:formula="of:=N(AND([.$I68]&lt;=[.Q$1]; [.$I68]&gt;[.P$1]))" office:value-type="float" office:value="0">
            <text:p>0</text:p>
          </table:table-cell>
          <table:table-cell table:formula="of:=N(AND([.$I68]&lt;=[.R$1]; [.$I68]&gt;[.Q$1]))" office:value-type="float" office:value="0">
            <text:p>0</text:p>
          </table:table-cell>
          <table:table-cell table:formula="of:=N(AND([.$I68]&lt;=[.S$1]; [.$I68]&gt;[.R$1]))" office:value-type="float" office:value="0">
            <text:p>0</text:p>
          </table:table-cell>
          <table:table-cell table:formula="of:=N(AND([.$I68]&lt;=[.T$1]; [.$I68]&gt;[.S$1]))" office:value-type="float" office:value="0">
            <text:p>0</text:p>
          </table:table-cell>
          <table:table-cell table:formula="of:=N(AND([.$I68]&lt;=[.U$1]; [.$I68]&gt;[.T$1]))" office:value-type="float" office:value="1">
            <text:p>1</text:p>
          </table:table-cell>
          <table:table-cell table:formula="of:=N(AND([.$I68]&lt;=[.V$1]; [.$I68]&gt;[.U$1]))" office:value-type="float" office:value="0">
            <text:p>0</text:p>
          </table:table-cell>
          <table:table-cell table:formula="of:=N(AND([.$I68]&lt;=[.W$1]; [.$I68]&gt;[.V$1]))" office:value-type="float" office:value="0">
            <text:p>0</text:p>
          </table:table-cell>
          <table:table-cell table:formula="of:=N(AND([.$I68]&lt;=[.X$1]; [.$I68]&gt;[.W$1]))" office:value-type="float" office:value="0">
            <text:p>0</text:p>
          </table:table-cell>
          <table:table-cell table:formula="of:=N(AND([.$I68]&lt;=[.Y$1]; [.$I68]&gt;[.X$1]))" office:value-type="float" office:value="0">
            <text:p>0</text:p>
          </table:table-cell>
          <table:table-cell table:formula="of:=N(AND([.$I68]&lt;=[.Z$1]; [.$I68]&gt;[.Y$1]))" office:value-type="float" office:value="0">
            <text:p>0</text:p>
          </table:table-cell>
          <table:table-cell table:formula="of:=N(AND([.$I68]&lt;=[.AA$1]; [.$I68]&gt;[.Z$1]))" office:value-type="float" office:value="0">
            <text:p>0</text:p>
          </table:table-cell>
          <table:table-cell table:formula="of:=N(AND([.$I68]&lt;=[.AB$1]; [.$I68]&gt;[.AA$1]))" office:value-type="float" office:value="0">
            <text:p>0</text:p>
          </table:table-cell>
          <table:table-cell table:formula="of:=N(AND([.$I68]&lt;=[.AC$1]; [.$I68]&gt;[.AB$1]))" office:value-type="float" office:value="0">
            <text:p>0</text:p>
          </table:table-cell>
          <table:table-cell table:formula="of:=N(AND([.$I68]&lt;=[.AD$1]; [.$I68]&gt;[.AC$1]))" office:value-type="float" office:value="0">
            <text:p>0</text:p>
          </table:table-cell>
          <table:table-cell table:formula="of:=N(AND([.$I68]&lt;=[.AE$1]; [.$I68]&gt;[.AD$1]))" office:value-type="float" office:value="0">
            <text:p>0</text:p>
          </table:table-cell>
          <table:table-cell table:formula="of:=N(AND([.$I68]&lt;=[.AF$1]; [.$I68]&gt;[.AE$1]))" office:value-type="float" office:value="0">
            <text:p>0</text:p>
          </table:table-cell>
          <table:table-cell table:formula="of:=N(AND([.$I68]&lt;=[.AG$1]; [.$I68]&gt;[.AF$1]))" office:value-type="float" office:value="0">
            <text:p>0</text:p>
          </table:table-cell>
          <table:table-cell table:formula="of:=N(AND([.$I68]&lt;=[.AH$1]; [.$I68]&gt;[.AG$1]))" office:value-type="float" office:value="0">
            <text:p>0</text:p>
          </table:table-cell>
          <table:table-cell table:formula="of:=N(AND([.$I68]&lt;=[.AI$1]; [.$I6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3:15Z</text:p>
          </table:table-cell>
          <table:table-cell office:value-type="float" office:value="3680">
            <text:p>3680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821">
            <text:p>821</text:p>
          </table:table-cell>
          <table:table-cell table:formula="of:=N(AND([.$I69]&lt;=[.K$1]; [.$I69]&gt;[.J$1]))" office:value-type="float" office:value="0">
            <text:p>0</text:p>
          </table:table-cell>
          <table:table-cell table:formula="of:=N(AND([.$I69]&lt;=[.L$1]; [.$I69]&gt;[.K$1]))" office:value-type="float" office:value="0">
            <text:p>0</text:p>
          </table:table-cell>
          <table:table-cell table:formula="of:=N(AND([.$I69]&lt;=[.M$1]; [.$I69]&gt;[.L$1]))" office:value-type="float" office:value="0">
            <text:p>0</text:p>
          </table:table-cell>
          <table:table-cell table:formula="of:=N(AND([.$I69]&lt;=[.N$1]; [.$I69]&gt;[.M$1]))" office:value-type="float" office:value="0">
            <text:p>0</text:p>
          </table:table-cell>
          <table:table-cell table:formula="of:=N(AND([.$I69]&lt;=[.O$1]; [.$I69]&gt;[.N$1]))" office:value-type="float" office:value="1">
            <text:p>1</text:p>
          </table:table-cell>
          <table:table-cell table:formula="of:=N(AND([.$I69]&lt;=[.P$1]; [.$I69]&gt;[.O$1]))" office:value-type="float" office:value="0">
            <text:p>0</text:p>
          </table:table-cell>
          <table:table-cell table:formula="of:=N(AND([.$I69]&lt;=[.Q$1]; [.$I69]&gt;[.P$1]))" office:value-type="float" office:value="0">
            <text:p>0</text:p>
          </table:table-cell>
          <table:table-cell table:formula="of:=N(AND([.$I69]&lt;=[.R$1]; [.$I69]&gt;[.Q$1]))" office:value-type="float" office:value="0">
            <text:p>0</text:p>
          </table:table-cell>
          <table:table-cell table:formula="of:=N(AND([.$I69]&lt;=[.S$1]; [.$I69]&gt;[.R$1]))" office:value-type="float" office:value="0">
            <text:p>0</text:p>
          </table:table-cell>
          <table:table-cell table:formula="of:=N(AND([.$I69]&lt;=[.T$1]; [.$I69]&gt;[.S$1]))" office:value-type="float" office:value="0">
            <text:p>0</text:p>
          </table:table-cell>
          <table:table-cell table:formula="of:=N(AND([.$I69]&lt;=[.U$1]; [.$I69]&gt;[.T$1]))" office:value-type="float" office:value="0">
            <text:p>0</text:p>
          </table:table-cell>
          <table:table-cell table:formula="of:=N(AND([.$I69]&lt;=[.V$1]; [.$I69]&gt;[.U$1]))" office:value-type="float" office:value="0">
            <text:p>0</text:p>
          </table:table-cell>
          <table:table-cell table:formula="of:=N(AND([.$I69]&lt;=[.W$1]; [.$I69]&gt;[.V$1]))" office:value-type="float" office:value="0">
            <text:p>0</text:p>
          </table:table-cell>
          <table:table-cell table:formula="of:=N(AND([.$I69]&lt;=[.X$1]; [.$I69]&gt;[.W$1]))" office:value-type="float" office:value="0">
            <text:p>0</text:p>
          </table:table-cell>
          <table:table-cell table:formula="of:=N(AND([.$I69]&lt;=[.Y$1]; [.$I69]&gt;[.X$1]))" office:value-type="float" office:value="0">
            <text:p>0</text:p>
          </table:table-cell>
          <table:table-cell table:formula="of:=N(AND([.$I69]&lt;=[.Z$1]; [.$I69]&gt;[.Y$1]))" office:value-type="float" office:value="0">
            <text:p>0</text:p>
          </table:table-cell>
          <table:table-cell table:formula="of:=N(AND([.$I69]&lt;=[.AA$1]; [.$I69]&gt;[.Z$1]))" office:value-type="float" office:value="0">
            <text:p>0</text:p>
          </table:table-cell>
          <table:table-cell table:formula="of:=N(AND([.$I69]&lt;=[.AB$1]; [.$I69]&gt;[.AA$1]))" office:value-type="float" office:value="0">
            <text:p>0</text:p>
          </table:table-cell>
          <table:table-cell table:formula="of:=N(AND([.$I69]&lt;=[.AC$1]; [.$I69]&gt;[.AB$1]))" office:value-type="float" office:value="0">
            <text:p>0</text:p>
          </table:table-cell>
          <table:table-cell table:formula="of:=N(AND([.$I69]&lt;=[.AD$1]; [.$I69]&gt;[.AC$1]))" office:value-type="float" office:value="0">
            <text:p>0</text:p>
          </table:table-cell>
          <table:table-cell table:formula="of:=N(AND([.$I69]&lt;=[.AE$1]; [.$I69]&gt;[.AD$1]))" office:value-type="float" office:value="0">
            <text:p>0</text:p>
          </table:table-cell>
          <table:table-cell table:formula="of:=N(AND([.$I69]&lt;=[.AF$1]; [.$I69]&gt;[.AE$1]))" office:value-type="float" office:value="0">
            <text:p>0</text:p>
          </table:table-cell>
          <table:table-cell table:formula="of:=N(AND([.$I69]&lt;=[.AG$1]; [.$I69]&gt;[.AF$1]))" office:value-type="float" office:value="0">
            <text:p>0</text:p>
          </table:table-cell>
          <table:table-cell table:formula="of:=N(AND([.$I69]&lt;=[.AH$1]; [.$I69]&gt;[.AG$1]))" office:value-type="float" office:value="0">
            <text:p>0</text:p>
          </table:table-cell>
          <table:table-cell table:formula="of:=N(AND([.$I69]&lt;=[.AI$1]; [.$I6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4:09Z</text:p>
          </table:table-cell>
          <table:table-cell office:value-type="float" office:value="4441">
            <text:p>4441</text:p>
          </table:table-cell>
          <table:table-cell/>
          <table:table-cell office:value-type="float" office:value="146000">
            <text:p>146000</text:p>
          </table:table-cell>
          <table:table-cell office:value-type="float" office:value="821">
            <text:p>821</text:p>
          </table:table-cell>
          <table:table-cell table:formula="of:=N(AND([.$I70]&lt;=[.K$1]; [.$I70]&gt;[.J$1]))" office:value-type="float" office:value="0">
            <text:p>0</text:p>
          </table:table-cell>
          <table:table-cell table:formula="of:=N(AND([.$I70]&lt;=[.L$1]; [.$I70]&gt;[.K$1]))" office:value-type="float" office:value="0">
            <text:p>0</text:p>
          </table:table-cell>
          <table:table-cell table:formula="of:=N(AND([.$I70]&lt;=[.M$1]; [.$I70]&gt;[.L$1]))" office:value-type="float" office:value="0">
            <text:p>0</text:p>
          </table:table-cell>
          <table:table-cell table:formula="of:=N(AND([.$I70]&lt;=[.N$1]; [.$I70]&gt;[.M$1]))" office:value-type="float" office:value="0">
            <text:p>0</text:p>
          </table:table-cell>
          <table:table-cell table:formula="of:=N(AND([.$I70]&lt;=[.O$1]; [.$I70]&gt;[.N$1]))" office:value-type="float" office:value="1">
            <text:p>1</text:p>
          </table:table-cell>
          <table:table-cell table:formula="of:=N(AND([.$I70]&lt;=[.P$1]; [.$I70]&gt;[.O$1]))" office:value-type="float" office:value="0">
            <text:p>0</text:p>
          </table:table-cell>
          <table:table-cell table:formula="of:=N(AND([.$I70]&lt;=[.Q$1]; [.$I70]&gt;[.P$1]))" office:value-type="float" office:value="0">
            <text:p>0</text:p>
          </table:table-cell>
          <table:table-cell table:formula="of:=N(AND([.$I70]&lt;=[.R$1]; [.$I70]&gt;[.Q$1]))" office:value-type="float" office:value="0">
            <text:p>0</text:p>
          </table:table-cell>
          <table:table-cell table:formula="of:=N(AND([.$I70]&lt;=[.S$1]; [.$I70]&gt;[.R$1]))" office:value-type="float" office:value="0">
            <text:p>0</text:p>
          </table:table-cell>
          <table:table-cell table:formula="of:=N(AND([.$I70]&lt;=[.T$1]; [.$I70]&gt;[.S$1]))" office:value-type="float" office:value="0">
            <text:p>0</text:p>
          </table:table-cell>
          <table:table-cell table:formula="of:=N(AND([.$I70]&lt;=[.U$1]; [.$I70]&gt;[.T$1]))" office:value-type="float" office:value="0">
            <text:p>0</text:p>
          </table:table-cell>
          <table:table-cell table:formula="of:=N(AND([.$I70]&lt;=[.V$1]; [.$I70]&gt;[.U$1]))" office:value-type="float" office:value="0">
            <text:p>0</text:p>
          </table:table-cell>
          <table:table-cell table:formula="of:=N(AND([.$I70]&lt;=[.W$1]; [.$I70]&gt;[.V$1]))" office:value-type="float" office:value="0">
            <text:p>0</text:p>
          </table:table-cell>
          <table:table-cell table:formula="of:=N(AND([.$I70]&lt;=[.X$1]; [.$I70]&gt;[.W$1]))" office:value-type="float" office:value="0">
            <text:p>0</text:p>
          </table:table-cell>
          <table:table-cell table:formula="of:=N(AND([.$I70]&lt;=[.Y$1]; [.$I70]&gt;[.X$1]))" office:value-type="float" office:value="0">
            <text:p>0</text:p>
          </table:table-cell>
          <table:table-cell table:formula="of:=N(AND([.$I70]&lt;=[.Z$1]; [.$I70]&gt;[.Y$1]))" office:value-type="float" office:value="0">
            <text:p>0</text:p>
          </table:table-cell>
          <table:table-cell table:formula="of:=N(AND([.$I70]&lt;=[.AA$1]; [.$I70]&gt;[.Z$1]))" office:value-type="float" office:value="0">
            <text:p>0</text:p>
          </table:table-cell>
          <table:table-cell table:formula="of:=N(AND([.$I70]&lt;=[.AB$1]; [.$I70]&gt;[.AA$1]))" office:value-type="float" office:value="0">
            <text:p>0</text:p>
          </table:table-cell>
          <table:table-cell table:formula="of:=N(AND([.$I70]&lt;=[.AC$1]; [.$I70]&gt;[.AB$1]))" office:value-type="float" office:value="0">
            <text:p>0</text:p>
          </table:table-cell>
          <table:table-cell table:formula="of:=N(AND([.$I70]&lt;=[.AD$1]; [.$I70]&gt;[.AC$1]))" office:value-type="float" office:value="0">
            <text:p>0</text:p>
          </table:table-cell>
          <table:table-cell table:formula="of:=N(AND([.$I70]&lt;=[.AE$1]; [.$I70]&gt;[.AD$1]))" office:value-type="float" office:value="0">
            <text:p>0</text:p>
          </table:table-cell>
          <table:table-cell table:formula="of:=N(AND([.$I70]&lt;=[.AF$1]; [.$I70]&gt;[.AE$1]))" office:value-type="float" office:value="0">
            <text:p>0</text:p>
          </table:table-cell>
          <table:table-cell table:formula="of:=N(AND([.$I70]&lt;=[.AG$1]; [.$I70]&gt;[.AF$1]))" office:value-type="float" office:value="0">
            <text:p>0</text:p>
          </table:table-cell>
          <table:table-cell table:formula="of:=N(AND([.$I70]&lt;=[.AH$1]; [.$I70]&gt;[.AG$1]))" office:value-type="float" office:value="0">
            <text:p>0</text:p>
          </table:table-cell>
          <table:table-cell table:formula="of:=N(AND([.$I70]&lt;=[.AI$1]; [.$I7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4:35Z</text:p>
          </table:table-cell>
          <table:table-cell office:value-type="float" office:value="3236">
            <text:p>3236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821">
            <text:p>821</text:p>
          </table:table-cell>
          <table:table-cell table:formula="of:=N(AND([.$I71]&lt;=[.K$1]; [.$I71]&gt;[.J$1]))" office:value-type="float" office:value="0">
            <text:p>0</text:p>
          </table:table-cell>
          <table:table-cell table:formula="of:=N(AND([.$I71]&lt;=[.L$1]; [.$I71]&gt;[.K$1]))" office:value-type="float" office:value="0">
            <text:p>0</text:p>
          </table:table-cell>
          <table:table-cell table:formula="of:=N(AND([.$I71]&lt;=[.M$1]; [.$I71]&gt;[.L$1]))" office:value-type="float" office:value="0">
            <text:p>0</text:p>
          </table:table-cell>
          <table:table-cell table:formula="of:=N(AND([.$I71]&lt;=[.N$1]; [.$I71]&gt;[.M$1]))" office:value-type="float" office:value="0">
            <text:p>0</text:p>
          </table:table-cell>
          <table:table-cell table:formula="of:=N(AND([.$I71]&lt;=[.O$1]; [.$I71]&gt;[.N$1]))" office:value-type="float" office:value="0">
            <text:p>0</text:p>
          </table:table-cell>
          <table:table-cell table:formula="of:=N(AND([.$I71]&lt;=[.P$1]; [.$I71]&gt;[.O$1]))" office:value-type="float" office:value="0">
            <text:p>0</text:p>
          </table:table-cell>
          <table:table-cell table:formula="of:=N(AND([.$I71]&lt;=[.Q$1]; [.$I71]&gt;[.P$1]))" office:value-type="float" office:value="0">
            <text:p>0</text:p>
          </table:table-cell>
          <table:table-cell table:formula="of:=N(AND([.$I71]&lt;=[.R$1]; [.$I71]&gt;[.Q$1]))" office:value-type="float" office:value="0">
            <text:p>0</text:p>
          </table:table-cell>
          <table:table-cell table:formula="of:=N(AND([.$I71]&lt;=[.S$1]; [.$I71]&gt;[.R$1]))" office:value-type="float" office:value="0">
            <text:p>0</text:p>
          </table:table-cell>
          <table:table-cell table:formula="of:=N(AND([.$I71]&lt;=[.T$1]; [.$I71]&gt;[.S$1]))" office:value-type="float" office:value="0">
            <text:p>0</text:p>
          </table:table-cell>
          <table:table-cell table:formula="of:=N(AND([.$I71]&lt;=[.U$1]; [.$I71]&gt;[.T$1]))" office:value-type="float" office:value="1">
            <text:p>1</text:p>
          </table:table-cell>
          <table:table-cell table:formula="of:=N(AND([.$I71]&lt;=[.V$1]; [.$I71]&gt;[.U$1]))" office:value-type="float" office:value="0">
            <text:p>0</text:p>
          </table:table-cell>
          <table:table-cell table:formula="of:=N(AND([.$I71]&lt;=[.W$1]; [.$I71]&gt;[.V$1]))" office:value-type="float" office:value="0">
            <text:p>0</text:p>
          </table:table-cell>
          <table:table-cell table:formula="of:=N(AND([.$I71]&lt;=[.X$1]; [.$I71]&gt;[.W$1]))" office:value-type="float" office:value="0">
            <text:p>0</text:p>
          </table:table-cell>
          <table:table-cell table:formula="of:=N(AND([.$I71]&lt;=[.Y$1]; [.$I71]&gt;[.X$1]))" office:value-type="float" office:value="0">
            <text:p>0</text:p>
          </table:table-cell>
          <table:table-cell table:formula="of:=N(AND([.$I71]&lt;=[.Z$1]; [.$I71]&gt;[.Y$1]))" office:value-type="float" office:value="0">
            <text:p>0</text:p>
          </table:table-cell>
          <table:table-cell table:formula="of:=N(AND([.$I71]&lt;=[.AA$1]; [.$I71]&gt;[.Z$1]))" office:value-type="float" office:value="0">
            <text:p>0</text:p>
          </table:table-cell>
          <table:table-cell table:formula="of:=N(AND([.$I71]&lt;=[.AB$1]; [.$I71]&gt;[.AA$1]))" office:value-type="float" office:value="0">
            <text:p>0</text:p>
          </table:table-cell>
          <table:table-cell table:formula="of:=N(AND([.$I71]&lt;=[.AC$1]; [.$I71]&gt;[.AB$1]))" office:value-type="float" office:value="0">
            <text:p>0</text:p>
          </table:table-cell>
          <table:table-cell table:formula="of:=N(AND([.$I71]&lt;=[.AD$1]; [.$I71]&gt;[.AC$1]))" office:value-type="float" office:value="0">
            <text:p>0</text:p>
          </table:table-cell>
          <table:table-cell table:formula="of:=N(AND([.$I71]&lt;=[.AE$1]; [.$I71]&gt;[.AD$1]))" office:value-type="float" office:value="0">
            <text:p>0</text:p>
          </table:table-cell>
          <table:table-cell table:formula="of:=N(AND([.$I71]&lt;=[.AF$1]; [.$I71]&gt;[.AE$1]))" office:value-type="float" office:value="0">
            <text:p>0</text:p>
          </table:table-cell>
          <table:table-cell table:formula="of:=N(AND([.$I71]&lt;=[.AG$1]; [.$I71]&gt;[.AF$1]))" office:value-type="float" office:value="0">
            <text:p>0</text:p>
          </table:table-cell>
          <table:table-cell table:formula="of:=N(AND([.$I71]&lt;=[.AH$1]; [.$I71]&gt;[.AG$1]))" office:value-type="float" office:value="0">
            <text:p>0</text:p>
          </table:table-cell>
          <table:table-cell table:formula="of:=N(AND([.$I71]&lt;=[.AI$1]; [.$I7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6:12Z</text:p>
          </table:table-cell>
          <table:table-cell office:value-type="float" office:value="72708">
            <text:p>72708</text:p>
          </table:table-cell>
          <table:table-cell/>
          <table:table-cell office:value-type="float" office:value="133000">
            <text:p>133000</text:p>
          </table:table-cell>
          <table:table-cell office:value-type="float" office:value="1091">
            <text:p>1091</text:p>
          </table:table-cell>
          <table:table-cell table:formula="of:=N(AND([.$I72]&lt;=[.K$1]; [.$I72]&gt;[.J$1]))" office:value-type="float" office:value="0">
            <text:p>0</text:p>
          </table:table-cell>
          <table:table-cell table:formula="of:=N(AND([.$I72]&lt;=[.L$1]; [.$I72]&gt;[.K$1]))" office:value-type="float" office:value="0">
            <text:p>0</text:p>
          </table:table-cell>
          <table:table-cell table:formula="of:=N(AND([.$I72]&lt;=[.M$1]; [.$I72]&gt;[.L$1]))" office:value-type="float" office:value="0">
            <text:p>0</text:p>
          </table:table-cell>
          <table:table-cell table:formula="of:=N(AND([.$I72]&lt;=[.N$1]; [.$I72]&gt;[.M$1]))" office:value-type="float" office:value="0">
            <text:p>0</text:p>
          </table:table-cell>
          <table:table-cell table:formula="of:=N(AND([.$I72]&lt;=[.O$1]; [.$I72]&gt;[.N$1]))" office:value-type="float" office:value="1">
            <text:p>1</text:p>
          </table:table-cell>
          <table:table-cell table:formula="of:=N(AND([.$I72]&lt;=[.P$1]; [.$I72]&gt;[.O$1]))" office:value-type="float" office:value="0">
            <text:p>0</text:p>
          </table:table-cell>
          <table:table-cell table:formula="of:=N(AND([.$I72]&lt;=[.Q$1]; [.$I72]&gt;[.P$1]))" office:value-type="float" office:value="0">
            <text:p>0</text:p>
          </table:table-cell>
          <table:table-cell table:formula="of:=N(AND([.$I72]&lt;=[.R$1]; [.$I72]&gt;[.Q$1]))" office:value-type="float" office:value="0">
            <text:p>0</text:p>
          </table:table-cell>
          <table:table-cell table:formula="of:=N(AND([.$I72]&lt;=[.S$1]; [.$I72]&gt;[.R$1]))" office:value-type="float" office:value="0">
            <text:p>0</text:p>
          </table:table-cell>
          <table:table-cell table:formula="of:=N(AND([.$I72]&lt;=[.T$1]; [.$I72]&gt;[.S$1]))" office:value-type="float" office:value="0">
            <text:p>0</text:p>
          </table:table-cell>
          <table:table-cell table:formula="of:=N(AND([.$I72]&lt;=[.U$1]; [.$I72]&gt;[.T$1]))" office:value-type="float" office:value="0">
            <text:p>0</text:p>
          </table:table-cell>
          <table:table-cell table:formula="of:=N(AND([.$I72]&lt;=[.V$1]; [.$I72]&gt;[.U$1]))" office:value-type="float" office:value="0">
            <text:p>0</text:p>
          </table:table-cell>
          <table:table-cell table:formula="of:=N(AND([.$I72]&lt;=[.W$1]; [.$I72]&gt;[.V$1]))" office:value-type="float" office:value="0">
            <text:p>0</text:p>
          </table:table-cell>
          <table:table-cell table:formula="of:=N(AND([.$I72]&lt;=[.X$1]; [.$I72]&gt;[.W$1]))" office:value-type="float" office:value="0">
            <text:p>0</text:p>
          </table:table-cell>
          <table:table-cell table:formula="of:=N(AND([.$I72]&lt;=[.Y$1]; [.$I72]&gt;[.X$1]))" office:value-type="float" office:value="0">
            <text:p>0</text:p>
          </table:table-cell>
          <table:table-cell table:formula="of:=N(AND([.$I72]&lt;=[.Z$1]; [.$I72]&gt;[.Y$1]))" office:value-type="float" office:value="0">
            <text:p>0</text:p>
          </table:table-cell>
          <table:table-cell table:formula="of:=N(AND([.$I72]&lt;=[.AA$1]; [.$I72]&gt;[.Z$1]))" office:value-type="float" office:value="0">
            <text:p>0</text:p>
          </table:table-cell>
          <table:table-cell table:formula="of:=N(AND([.$I72]&lt;=[.AB$1]; [.$I72]&gt;[.AA$1]))" office:value-type="float" office:value="0">
            <text:p>0</text:p>
          </table:table-cell>
          <table:table-cell table:formula="of:=N(AND([.$I72]&lt;=[.AC$1]; [.$I72]&gt;[.AB$1]))" office:value-type="float" office:value="0">
            <text:p>0</text:p>
          </table:table-cell>
          <table:table-cell table:formula="of:=N(AND([.$I72]&lt;=[.AD$1]; [.$I72]&gt;[.AC$1]))" office:value-type="float" office:value="0">
            <text:p>0</text:p>
          </table:table-cell>
          <table:table-cell table:formula="of:=N(AND([.$I72]&lt;=[.AE$1]; [.$I72]&gt;[.AD$1]))" office:value-type="float" office:value="0">
            <text:p>0</text:p>
          </table:table-cell>
          <table:table-cell table:formula="of:=N(AND([.$I72]&lt;=[.AF$1]; [.$I72]&gt;[.AE$1]))" office:value-type="float" office:value="0">
            <text:p>0</text:p>
          </table:table-cell>
          <table:table-cell table:formula="of:=N(AND([.$I72]&lt;=[.AG$1]; [.$I72]&gt;[.AF$1]))" office:value-type="float" office:value="0">
            <text:p>0</text:p>
          </table:table-cell>
          <table:table-cell table:formula="of:=N(AND([.$I72]&lt;=[.AH$1]; [.$I72]&gt;[.AG$1]))" office:value-type="float" office:value="0">
            <text:p>0</text:p>
          </table:table-cell>
          <table:table-cell table:formula="of:=N(AND([.$I72]&lt;=[.AI$1]; [.$I7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6:24Z</text:p>
          </table:table-cell>
          <table:table-cell office:value-type="float" office:value="2711">
            <text:p>2711</text:p>
          </table:table-cell>
          <table:table-cell/>
          <table:table-cell office:value-type="float" office:value="247000">
            <text:p>247000</text:p>
          </table:table-cell>
          <table:table-cell office:value-type="float" office:value="821">
            <text:p>821</text:p>
          </table:table-cell>
          <table:table-cell table:formula="of:=N(AND([.$I73]&lt;=[.K$1]; [.$I73]&gt;[.J$1]))" office:value-type="float" office:value="0">
            <text:p>0</text:p>
          </table:table-cell>
          <table:table-cell table:formula="of:=N(AND([.$I73]&lt;=[.L$1]; [.$I73]&gt;[.K$1]))" office:value-type="float" office:value="0">
            <text:p>0</text:p>
          </table:table-cell>
          <table:table-cell table:formula="of:=N(AND([.$I73]&lt;=[.M$1]; [.$I73]&gt;[.L$1]))" office:value-type="float" office:value="0">
            <text:p>0</text:p>
          </table:table-cell>
          <table:table-cell table:formula="of:=N(AND([.$I73]&lt;=[.N$1]; [.$I73]&gt;[.M$1]))" office:value-type="float" office:value="0">
            <text:p>0</text:p>
          </table:table-cell>
          <table:table-cell table:formula="of:=N(AND([.$I73]&lt;=[.O$1]; [.$I73]&gt;[.N$1]))" office:value-type="float" office:value="0">
            <text:p>0</text:p>
          </table:table-cell>
          <table:table-cell table:formula="of:=N(AND([.$I73]&lt;=[.P$1]; [.$I73]&gt;[.O$1]))" office:value-type="float" office:value="0">
            <text:p>0</text:p>
          </table:table-cell>
          <table:table-cell table:formula="of:=N(AND([.$I73]&lt;=[.Q$1]; [.$I73]&gt;[.P$1]))" office:value-type="float" office:value="0">
            <text:p>0</text:p>
          </table:table-cell>
          <table:table-cell table:formula="of:=N(AND([.$I73]&lt;=[.R$1]; [.$I73]&gt;[.Q$1]))" office:value-type="float" office:value="0">
            <text:p>0</text:p>
          </table:table-cell>
          <table:table-cell table:formula="of:=N(AND([.$I73]&lt;=[.S$1]; [.$I73]&gt;[.R$1]))" office:value-type="float" office:value="1">
            <text:p>1</text:p>
          </table:table-cell>
          <table:table-cell table:formula="of:=N(AND([.$I73]&lt;=[.T$1]; [.$I73]&gt;[.S$1]))" office:value-type="float" office:value="0">
            <text:p>0</text:p>
          </table:table-cell>
          <table:table-cell table:formula="of:=N(AND([.$I73]&lt;=[.U$1]; [.$I73]&gt;[.T$1]))" office:value-type="float" office:value="0">
            <text:p>0</text:p>
          </table:table-cell>
          <table:table-cell table:formula="of:=N(AND([.$I73]&lt;=[.V$1]; [.$I73]&gt;[.U$1]))" office:value-type="float" office:value="0">
            <text:p>0</text:p>
          </table:table-cell>
          <table:table-cell table:formula="of:=N(AND([.$I73]&lt;=[.W$1]; [.$I73]&gt;[.V$1]))" office:value-type="float" office:value="0">
            <text:p>0</text:p>
          </table:table-cell>
          <table:table-cell table:formula="of:=N(AND([.$I73]&lt;=[.X$1]; [.$I73]&gt;[.W$1]))" office:value-type="float" office:value="0">
            <text:p>0</text:p>
          </table:table-cell>
          <table:table-cell table:formula="of:=N(AND([.$I73]&lt;=[.Y$1]; [.$I73]&gt;[.X$1]))" office:value-type="float" office:value="0">
            <text:p>0</text:p>
          </table:table-cell>
          <table:table-cell table:formula="of:=N(AND([.$I73]&lt;=[.Z$1]; [.$I73]&gt;[.Y$1]))" office:value-type="float" office:value="0">
            <text:p>0</text:p>
          </table:table-cell>
          <table:table-cell table:formula="of:=N(AND([.$I73]&lt;=[.AA$1]; [.$I73]&gt;[.Z$1]))" office:value-type="float" office:value="0">
            <text:p>0</text:p>
          </table:table-cell>
          <table:table-cell table:formula="of:=N(AND([.$I73]&lt;=[.AB$1]; [.$I73]&gt;[.AA$1]))" office:value-type="float" office:value="0">
            <text:p>0</text:p>
          </table:table-cell>
          <table:table-cell table:formula="of:=N(AND([.$I73]&lt;=[.AC$1]; [.$I73]&gt;[.AB$1]))" office:value-type="float" office:value="0">
            <text:p>0</text:p>
          </table:table-cell>
          <table:table-cell table:formula="of:=N(AND([.$I73]&lt;=[.AD$1]; [.$I73]&gt;[.AC$1]))" office:value-type="float" office:value="0">
            <text:p>0</text:p>
          </table:table-cell>
          <table:table-cell table:formula="of:=N(AND([.$I73]&lt;=[.AE$1]; [.$I73]&gt;[.AD$1]))" office:value-type="float" office:value="0">
            <text:p>0</text:p>
          </table:table-cell>
          <table:table-cell table:formula="of:=N(AND([.$I73]&lt;=[.AF$1]; [.$I73]&gt;[.AE$1]))" office:value-type="float" office:value="0">
            <text:p>0</text:p>
          </table:table-cell>
          <table:table-cell table:formula="of:=N(AND([.$I73]&lt;=[.AG$1]; [.$I73]&gt;[.AF$1]))" office:value-type="float" office:value="0">
            <text:p>0</text:p>
          </table:table-cell>
          <table:table-cell table:formula="of:=N(AND([.$I73]&lt;=[.AH$1]; [.$I73]&gt;[.AG$1]))" office:value-type="float" office:value="0">
            <text:p>0</text:p>
          </table:table-cell>
          <table:table-cell table:formula="of:=N(AND([.$I73]&lt;=[.AI$1]; [.$I7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6:54Z</text:p>
          </table:table-cell>
          <table:table-cell office:value-type="float" office:value="4773">
            <text:p>4773</text:p>
          </table:table-cell>
          <table:table-cell/>
          <table:table-cell office:value-type="float" office:value="195000">
            <text:p>195000</text:p>
          </table:table-cell>
          <table:table-cell office:value-type="float" office:value="1091">
            <text:p>1091</text:p>
          </table:table-cell>
          <table:table-cell table:formula="of:=N(AND([.$I74]&lt;=[.K$1]; [.$I74]&gt;[.J$1]))" office:value-type="float" office:value="0">
            <text:p>0</text:p>
          </table:table-cell>
          <table:table-cell table:formula="of:=N(AND([.$I74]&lt;=[.L$1]; [.$I74]&gt;[.K$1]))" office:value-type="float" office:value="0">
            <text:p>0</text:p>
          </table:table-cell>
          <table:table-cell table:formula="of:=N(AND([.$I74]&lt;=[.M$1]; [.$I74]&gt;[.L$1]))" office:value-type="float" office:value="0">
            <text:p>0</text:p>
          </table:table-cell>
          <table:table-cell table:formula="of:=N(AND([.$I74]&lt;=[.N$1]; [.$I74]&gt;[.M$1]))" office:value-type="float" office:value="0">
            <text:p>0</text:p>
          </table:table-cell>
          <table:table-cell table:formula="of:=N(AND([.$I74]&lt;=[.O$1]; [.$I74]&gt;[.N$1]))" office:value-type="float" office:value="0">
            <text:p>0</text:p>
          </table:table-cell>
          <table:table-cell table:formula="of:=N(AND([.$I74]&lt;=[.P$1]; [.$I74]&gt;[.O$1]))" office:value-type="float" office:value="0">
            <text:p>0</text:p>
          </table:table-cell>
          <table:table-cell table:formula="of:=N(AND([.$I74]&lt;=[.Q$1]; [.$I74]&gt;[.P$1]))" office:value-type="float" office:value="1">
            <text:p>1</text:p>
          </table:table-cell>
          <table:table-cell table:formula="of:=N(AND([.$I74]&lt;=[.R$1]; [.$I74]&gt;[.Q$1]))" office:value-type="float" office:value="0">
            <text:p>0</text:p>
          </table:table-cell>
          <table:table-cell table:formula="of:=N(AND([.$I74]&lt;=[.S$1]; [.$I74]&gt;[.R$1]))" office:value-type="float" office:value="0">
            <text:p>0</text:p>
          </table:table-cell>
          <table:table-cell table:formula="of:=N(AND([.$I74]&lt;=[.T$1]; [.$I74]&gt;[.S$1]))" office:value-type="float" office:value="0">
            <text:p>0</text:p>
          </table:table-cell>
          <table:table-cell table:formula="of:=N(AND([.$I74]&lt;=[.U$1]; [.$I74]&gt;[.T$1]))" office:value-type="float" office:value="0">
            <text:p>0</text:p>
          </table:table-cell>
          <table:table-cell table:formula="of:=N(AND([.$I74]&lt;=[.V$1]; [.$I74]&gt;[.U$1]))" office:value-type="float" office:value="0">
            <text:p>0</text:p>
          </table:table-cell>
          <table:table-cell table:formula="of:=N(AND([.$I74]&lt;=[.W$1]; [.$I74]&gt;[.V$1]))" office:value-type="float" office:value="0">
            <text:p>0</text:p>
          </table:table-cell>
          <table:table-cell table:formula="of:=N(AND([.$I74]&lt;=[.X$1]; [.$I74]&gt;[.W$1]))" office:value-type="float" office:value="0">
            <text:p>0</text:p>
          </table:table-cell>
          <table:table-cell table:formula="of:=N(AND([.$I74]&lt;=[.Y$1]; [.$I74]&gt;[.X$1]))" office:value-type="float" office:value="0">
            <text:p>0</text:p>
          </table:table-cell>
          <table:table-cell table:formula="of:=N(AND([.$I74]&lt;=[.Z$1]; [.$I74]&gt;[.Y$1]))" office:value-type="float" office:value="0">
            <text:p>0</text:p>
          </table:table-cell>
          <table:table-cell table:formula="of:=N(AND([.$I74]&lt;=[.AA$1]; [.$I74]&gt;[.Z$1]))" office:value-type="float" office:value="0">
            <text:p>0</text:p>
          </table:table-cell>
          <table:table-cell table:formula="of:=N(AND([.$I74]&lt;=[.AB$1]; [.$I74]&gt;[.AA$1]))" office:value-type="float" office:value="0">
            <text:p>0</text:p>
          </table:table-cell>
          <table:table-cell table:formula="of:=N(AND([.$I74]&lt;=[.AC$1]; [.$I74]&gt;[.AB$1]))" office:value-type="float" office:value="0">
            <text:p>0</text:p>
          </table:table-cell>
          <table:table-cell table:formula="of:=N(AND([.$I74]&lt;=[.AD$1]; [.$I74]&gt;[.AC$1]))" office:value-type="float" office:value="0">
            <text:p>0</text:p>
          </table:table-cell>
          <table:table-cell table:formula="of:=N(AND([.$I74]&lt;=[.AE$1]; [.$I74]&gt;[.AD$1]))" office:value-type="float" office:value="0">
            <text:p>0</text:p>
          </table:table-cell>
          <table:table-cell table:formula="of:=N(AND([.$I74]&lt;=[.AF$1]; [.$I74]&gt;[.AE$1]))" office:value-type="float" office:value="0">
            <text:p>0</text:p>
          </table:table-cell>
          <table:table-cell table:formula="of:=N(AND([.$I74]&lt;=[.AG$1]; [.$I74]&gt;[.AF$1]))" office:value-type="float" office:value="0">
            <text:p>0</text:p>
          </table:table-cell>
          <table:table-cell table:formula="of:=N(AND([.$I74]&lt;=[.AH$1]; [.$I74]&gt;[.AG$1]))" office:value-type="float" office:value="0">
            <text:p>0</text:p>
          </table:table-cell>
          <table:table-cell table:formula="of:=N(AND([.$I74]&lt;=[.AI$1]; [.$I7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2:57:35Z</text:p>
          </table:table-cell>
          <table:table-cell office:value-type="float" office:value="5277">
            <text:p>5277</text:p>
          </table:table-cell>
          <table:table-cell/>
          <table:table-cell office:value-type="float" office:value="106000">
            <text:p>106000</text:p>
          </table:table-cell>
          <table:table-cell office:value-type="float" office:value="1091">
            <text:p>1091</text:p>
          </table:table-cell>
          <table:table-cell table:formula="of:=N(AND([.$I75]&lt;=[.K$1]; [.$I75]&gt;[.J$1]))" office:value-type="float" office:value="0">
            <text:p>0</text:p>
          </table:table-cell>
          <table:table-cell table:formula="of:=N(AND([.$I75]&lt;=[.L$1]; [.$I75]&gt;[.K$1]))" office:value-type="float" office:value="0">
            <text:p>0</text:p>
          </table:table-cell>
          <table:table-cell table:formula="of:=N(AND([.$I75]&lt;=[.M$1]; [.$I75]&gt;[.L$1]))" office:value-type="float" office:value="0">
            <text:p>0</text:p>
          </table:table-cell>
          <table:table-cell table:formula="of:=N(AND([.$I75]&lt;=[.N$1]; [.$I75]&gt;[.M$1]))" office:value-type="float" office:value="1">
            <text:p>1</text:p>
          </table:table-cell>
          <table:table-cell table:formula="of:=N(AND([.$I75]&lt;=[.O$1]; [.$I75]&gt;[.N$1]))" office:value-type="float" office:value="0">
            <text:p>0</text:p>
          </table:table-cell>
          <table:table-cell table:formula="of:=N(AND([.$I75]&lt;=[.P$1]; [.$I75]&gt;[.O$1]))" office:value-type="float" office:value="0">
            <text:p>0</text:p>
          </table:table-cell>
          <table:table-cell table:formula="of:=N(AND([.$I75]&lt;=[.Q$1]; [.$I75]&gt;[.P$1]))" office:value-type="float" office:value="0">
            <text:p>0</text:p>
          </table:table-cell>
          <table:table-cell table:formula="of:=N(AND([.$I75]&lt;=[.R$1]; [.$I75]&gt;[.Q$1]))" office:value-type="float" office:value="0">
            <text:p>0</text:p>
          </table:table-cell>
          <table:table-cell table:formula="of:=N(AND([.$I75]&lt;=[.S$1]; [.$I75]&gt;[.R$1]))" office:value-type="float" office:value="0">
            <text:p>0</text:p>
          </table:table-cell>
          <table:table-cell table:formula="of:=N(AND([.$I75]&lt;=[.T$1]; [.$I75]&gt;[.S$1]))" office:value-type="float" office:value="0">
            <text:p>0</text:p>
          </table:table-cell>
          <table:table-cell table:formula="of:=N(AND([.$I75]&lt;=[.U$1]; [.$I75]&gt;[.T$1]))" office:value-type="float" office:value="0">
            <text:p>0</text:p>
          </table:table-cell>
          <table:table-cell table:formula="of:=N(AND([.$I75]&lt;=[.V$1]; [.$I75]&gt;[.U$1]))" office:value-type="float" office:value="0">
            <text:p>0</text:p>
          </table:table-cell>
          <table:table-cell table:formula="of:=N(AND([.$I75]&lt;=[.W$1]; [.$I75]&gt;[.V$1]))" office:value-type="float" office:value="0">
            <text:p>0</text:p>
          </table:table-cell>
          <table:table-cell table:formula="of:=N(AND([.$I75]&lt;=[.X$1]; [.$I75]&gt;[.W$1]))" office:value-type="float" office:value="0">
            <text:p>0</text:p>
          </table:table-cell>
          <table:table-cell table:formula="of:=N(AND([.$I75]&lt;=[.Y$1]; [.$I75]&gt;[.X$1]))" office:value-type="float" office:value="0">
            <text:p>0</text:p>
          </table:table-cell>
          <table:table-cell table:formula="of:=N(AND([.$I75]&lt;=[.Z$1]; [.$I75]&gt;[.Y$1]))" office:value-type="float" office:value="0">
            <text:p>0</text:p>
          </table:table-cell>
          <table:table-cell table:formula="of:=N(AND([.$I75]&lt;=[.AA$1]; [.$I75]&gt;[.Z$1]))" office:value-type="float" office:value="0">
            <text:p>0</text:p>
          </table:table-cell>
          <table:table-cell table:formula="of:=N(AND([.$I75]&lt;=[.AB$1]; [.$I75]&gt;[.AA$1]))" office:value-type="float" office:value="0">
            <text:p>0</text:p>
          </table:table-cell>
          <table:table-cell table:formula="of:=N(AND([.$I75]&lt;=[.AC$1]; [.$I75]&gt;[.AB$1]))" office:value-type="float" office:value="0">
            <text:p>0</text:p>
          </table:table-cell>
          <table:table-cell table:formula="of:=N(AND([.$I75]&lt;=[.AD$1]; [.$I75]&gt;[.AC$1]))" office:value-type="float" office:value="0">
            <text:p>0</text:p>
          </table:table-cell>
          <table:table-cell table:formula="of:=N(AND([.$I75]&lt;=[.AE$1]; [.$I75]&gt;[.AD$1]))" office:value-type="float" office:value="0">
            <text:p>0</text:p>
          </table:table-cell>
          <table:table-cell table:formula="of:=N(AND([.$I75]&lt;=[.AF$1]; [.$I75]&gt;[.AE$1]))" office:value-type="float" office:value="0">
            <text:p>0</text:p>
          </table:table-cell>
          <table:table-cell table:formula="of:=N(AND([.$I75]&lt;=[.AG$1]; [.$I75]&gt;[.AF$1]))" office:value-type="float" office:value="0">
            <text:p>0</text:p>
          </table:table-cell>
          <table:table-cell table:formula="of:=N(AND([.$I75]&lt;=[.AH$1]; [.$I75]&gt;[.AG$1]))" office:value-type="float" office:value="0">
            <text:p>0</text:p>
          </table:table-cell>
          <table:table-cell table:formula="of:=N(AND([.$I75]&lt;=[.AI$1]; [.$I7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7:46Z</text:p>
          </table:table-cell>
          <table:table-cell office:value-type="float" office:value="2591">
            <text:p>2591</text:p>
          </table:table-cell>
          <table:table-cell/>
          <table:table-cell office:value-type="float" office:value="323000">
            <text:p>323000</text:p>
          </table:table-cell>
          <table:table-cell office:value-type="float" office:value="821">
            <text:p>821</text:p>
          </table:table-cell>
          <table:table-cell table:formula="of:=N(AND([.$I76]&lt;=[.K$1]; [.$I76]&gt;[.J$1]))" office:value-type="float" office:value="0">
            <text:p>0</text:p>
          </table:table-cell>
          <table:table-cell table:formula="of:=N(AND([.$I76]&lt;=[.L$1]; [.$I76]&gt;[.K$1]))" office:value-type="float" office:value="0">
            <text:p>0</text:p>
          </table:table-cell>
          <table:table-cell table:formula="of:=N(AND([.$I76]&lt;=[.M$1]; [.$I76]&gt;[.L$1]))" office:value-type="float" office:value="0">
            <text:p>0</text:p>
          </table:table-cell>
          <table:table-cell table:formula="of:=N(AND([.$I76]&lt;=[.N$1]; [.$I76]&gt;[.M$1]))" office:value-type="float" office:value="0">
            <text:p>0</text:p>
          </table:table-cell>
          <table:table-cell table:formula="of:=N(AND([.$I76]&lt;=[.O$1]; [.$I76]&gt;[.N$1]))" office:value-type="float" office:value="0">
            <text:p>0</text:p>
          </table:table-cell>
          <table:table-cell table:formula="of:=N(AND([.$I76]&lt;=[.P$1]; [.$I76]&gt;[.O$1]))" office:value-type="float" office:value="0">
            <text:p>0</text:p>
          </table:table-cell>
          <table:table-cell table:formula="of:=N(AND([.$I76]&lt;=[.Q$1]; [.$I76]&gt;[.P$1]))" office:value-type="float" office:value="0">
            <text:p>0</text:p>
          </table:table-cell>
          <table:table-cell table:formula="of:=N(AND([.$I76]&lt;=[.R$1]; [.$I76]&gt;[.Q$1]))" office:value-type="float" office:value="0">
            <text:p>0</text:p>
          </table:table-cell>
          <table:table-cell table:formula="of:=N(AND([.$I76]&lt;=[.S$1]; [.$I76]&gt;[.R$1]))" office:value-type="float" office:value="0">
            <text:p>0</text:p>
          </table:table-cell>
          <table:table-cell table:formula="of:=N(AND([.$I76]&lt;=[.T$1]; [.$I76]&gt;[.S$1]))" office:value-type="float" office:value="0">
            <text:p>0</text:p>
          </table:table-cell>
          <table:table-cell table:formula="of:=N(AND([.$I76]&lt;=[.U$1]; [.$I76]&gt;[.T$1]))" office:value-type="float" office:value="1">
            <text:p>1</text:p>
          </table:table-cell>
          <table:table-cell table:formula="of:=N(AND([.$I76]&lt;=[.V$1]; [.$I76]&gt;[.U$1]))" office:value-type="float" office:value="0">
            <text:p>0</text:p>
          </table:table-cell>
          <table:table-cell table:formula="of:=N(AND([.$I76]&lt;=[.W$1]; [.$I76]&gt;[.V$1]))" office:value-type="float" office:value="0">
            <text:p>0</text:p>
          </table:table-cell>
          <table:table-cell table:formula="of:=N(AND([.$I76]&lt;=[.X$1]; [.$I76]&gt;[.W$1]))" office:value-type="float" office:value="0">
            <text:p>0</text:p>
          </table:table-cell>
          <table:table-cell table:formula="of:=N(AND([.$I76]&lt;=[.Y$1]; [.$I76]&gt;[.X$1]))" office:value-type="float" office:value="0">
            <text:p>0</text:p>
          </table:table-cell>
          <table:table-cell table:formula="of:=N(AND([.$I76]&lt;=[.Z$1]; [.$I76]&gt;[.Y$1]))" office:value-type="float" office:value="0">
            <text:p>0</text:p>
          </table:table-cell>
          <table:table-cell table:formula="of:=N(AND([.$I76]&lt;=[.AA$1]; [.$I76]&gt;[.Z$1]))" office:value-type="float" office:value="0">
            <text:p>0</text:p>
          </table:table-cell>
          <table:table-cell table:formula="of:=N(AND([.$I76]&lt;=[.AB$1]; [.$I76]&gt;[.AA$1]))" office:value-type="float" office:value="0">
            <text:p>0</text:p>
          </table:table-cell>
          <table:table-cell table:formula="of:=N(AND([.$I76]&lt;=[.AC$1]; [.$I76]&gt;[.AB$1]))" office:value-type="float" office:value="0">
            <text:p>0</text:p>
          </table:table-cell>
          <table:table-cell table:formula="of:=N(AND([.$I76]&lt;=[.AD$1]; [.$I76]&gt;[.AC$1]))" office:value-type="float" office:value="0">
            <text:p>0</text:p>
          </table:table-cell>
          <table:table-cell table:formula="of:=N(AND([.$I76]&lt;=[.AE$1]; [.$I76]&gt;[.AD$1]))" office:value-type="float" office:value="0">
            <text:p>0</text:p>
          </table:table-cell>
          <table:table-cell table:formula="of:=N(AND([.$I76]&lt;=[.AF$1]; [.$I76]&gt;[.AE$1]))" office:value-type="float" office:value="0">
            <text:p>0</text:p>
          </table:table-cell>
          <table:table-cell table:formula="of:=N(AND([.$I76]&lt;=[.AG$1]; [.$I76]&gt;[.AF$1]))" office:value-type="float" office:value="0">
            <text:p>0</text:p>
          </table:table-cell>
          <table:table-cell table:formula="of:=N(AND([.$I76]&lt;=[.AH$1]; [.$I76]&gt;[.AG$1]))" office:value-type="float" office:value="0">
            <text:p>0</text:p>
          </table:table-cell>
          <table:table-cell table:formula="of:=N(AND([.$I76]&lt;=[.AI$1]; [.$I7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8:28Z</text:p>
          </table:table-cell>
          <table:table-cell office:value-type="float" office:value="16612">
            <text:p>16612</text:p>
          </table:table-cell>
          <table:table-cell/>
          <table:table-cell office:value-type="float" office:value="143000">
            <text:p>143000</text:p>
          </table:table-cell>
          <table:table-cell office:value-type="float" office:value="1091">
            <text:p>1091</text:p>
          </table:table-cell>
          <table:table-cell table:formula="of:=N(AND([.$I77]&lt;=[.K$1]; [.$I77]&gt;[.J$1]))" office:value-type="float" office:value="0">
            <text:p>0</text:p>
          </table:table-cell>
          <table:table-cell table:formula="of:=N(AND([.$I77]&lt;=[.L$1]; [.$I77]&gt;[.K$1]))" office:value-type="float" office:value="0">
            <text:p>0</text:p>
          </table:table-cell>
          <table:table-cell table:formula="of:=N(AND([.$I77]&lt;=[.M$1]; [.$I77]&gt;[.L$1]))" office:value-type="float" office:value="0">
            <text:p>0</text:p>
          </table:table-cell>
          <table:table-cell table:formula="of:=N(AND([.$I77]&lt;=[.N$1]; [.$I77]&gt;[.M$1]))" office:value-type="float" office:value="0">
            <text:p>0</text:p>
          </table:table-cell>
          <table:table-cell table:formula="of:=N(AND([.$I77]&lt;=[.O$1]; [.$I77]&gt;[.N$1]))" office:value-type="float" office:value="1">
            <text:p>1</text:p>
          </table:table-cell>
          <table:table-cell table:formula="of:=N(AND([.$I77]&lt;=[.P$1]; [.$I77]&gt;[.O$1]))" office:value-type="float" office:value="0">
            <text:p>0</text:p>
          </table:table-cell>
          <table:table-cell table:formula="of:=N(AND([.$I77]&lt;=[.Q$1]; [.$I77]&gt;[.P$1]))" office:value-type="float" office:value="0">
            <text:p>0</text:p>
          </table:table-cell>
          <table:table-cell table:formula="of:=N(AND([.$I77]&lt;=[.R$1]; [.$I77]&gt;[.Q$1]))" office:value-type="float" office:value="0">
            <text:p>0</text:p>
          </table:table-cell>
          <table:table-cell table:formula="of:=N(AND([.$I77]&lt;=[.S$1]; [.$I77]&gt;[.R$1]))" office:value-type="float" office:value="0">
            <text:p>0</text:p>
          </table:table-cell>
          <table:table-cell table:formula="of:=N(AND([.$I77]&lt;=[.T$1]; [.$I77]&gt;[.S$1]))" office:value-type="float" office:value="0">
            <text:p>0</text:p>
          </table:table-cell>
          <table:table-cell table:formula="of:=N(AND([.$I77]&lt;=[.U$1]; [.$I77]&gt;[.T$1]))" office:value-type="float" office:value="0">
            <text:p>0</text:p>
          </table:table-cell>
          <table:table-cell table:formula="of:=N(AND([.$I77]&lt;=[.V$1]; [.$I77]&gt;[.U$1]))" office:value-type="float" office:value="0">
            <text:p>0</text:p>
          </table:table-cell>
          <table:table-cell table:formula="of:=N(AND([.$I77]&lt;=[.W$1]; [.$I77]&gt;[.V$1]))" office:value-type="float" office:value="0">
            <text:p>0</text:p>
          </table:table-cell>
          <table:table-cell table:formula="of:=N(AND([.$I77]&lt;=[.X$1]; [.$I77]&gt;[.W$1]))" office:value-type="float" office:value="0">
            <text:p>0</text:p>
          </table:table-cell>
          <table:table-cell table:formula="of:=N(AND([.$I77]&lt;=[.Y$1]; [.$I77]&gt;[.X$1]))" office:value-type="float" office:value="0">
            <text:p>0</text:p>
          </table:table-cell>
          <table:table-cell table:formula="of:=N(AND([.$I77]&lt;=[.Z$1]; [.$I77]&gt;[.Y$1]))" office:value-type="float" office:value="0">
            <text:p>0</text:p>
          </table:table-cell>
          <table:table-cell table:formula="of:=N(AND([.$I77]&lt;=[.AA$1]; [.$I77]&gt;[.Z$1]))" office:value-type="float" office:value="0">
            <text:p>0</text:p>
          </table:table-cell>
          <table:table-cell table:formula="of:=N(AND([.$I77]&lt;=[.AB$1]; [.$I77]&gt;[.AA$1]))" office:value-type="float" office:value="0">
            <text:p>0</text:p>
          </table:table-cell>
          <table:table-cell table:formula="of:=N(AND([.$I77]&lt;=[.AC$1]; [.$I77]&gt;[.AB$1]))" office:value-type="float" office:value="0">
            <text:p>0</text:p>
          </table:table-cell>
          <table:table-cell table:formula="of:=N(AND([.$I77]&lt;=[.AD$1]; [.$I77]&gt;[.AC$1]))" office:value-type="float" office:value="0">
            <text:p>0</text:p>
          </table:table-cell>
          <table:table-cell table:formula="of:=N(AND([.$I77]&lt;=[.AE$1]; [.$I77]&gt;[.AD$1]))" office:value-type="float" office:value="0">
            <text:p>0</text:p>
          </table:table-cell>
          <table:table-cell table:formula="of:=N(AND([.$I77]&lt;=[.AF$1]; [.$I77]&gt;[.AE$1]))" office:value-type="float" office:value="0">
            <text:p>0</text:p>
          </table:table-cell>
          <table:table-cell table:formula="of:=N(AND([.$I77]&lt;=[.AG$1]; [.$I77]&gt;[.AF$1]))" office:value-type="float" office:value="0">
            <text:p>0</text:p>
          </table:table-cell>
          <table:table-cell table:formula="of:=N(AND([.$I77]&lt;=[.AH$1]; [.$I77]&gt;[.AG$1]))" office:value-type="float" office:value="0">
            <text:p>0</text:p>
          </table:table-cell>
          <table:table-cell table:formula="of:=N(AND([.$I77]&lt;=[.AI$1]; [.$I7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2:59:08Z</text:p>
          </table:table-cell>
          <table:table-cell office:value-type="float" office:value="3494">
            <text:p>3494</text:p>
          </table:table-cell>
          <table:table-cell/>
          <table:table-cell office:value-type="float" office:value="145000">
            <text:p>145000</text:p>
          </table:table-cell>
          <table:table-cell office:value-type="float" office:value="1091">
            <text:p>1091</text:p>
          </table:table-cell>
          <table:table-cell table:formula="of:=N(AND([.$I78]&lt;=[.K$1]; [.$I78]&gt;[.J$1]))" office:value-type="float" office:value="0">
            <text:p>0</text:p>
          </table:table-cell>
          <table:table-cell table:formula="of:=N(AND([.$I78]&lt;=[.L$1]; [.$I78]&gt;[.K$1]))" office:value-type="float" office:value="0">
            <text:p>0</text:p>
          </table:table-cell>
          <table:table-cell table:formula="of:=N(AND([.$I78]&lt;=[.M$1]; [.$I78]&gt;[.L$1]))" office:value-type="float" office:value="0">
            <text:p>0</text:p>
          </table:table-cell>
          <table:table-cell table:formula="of:=N(AND([.$I78]&lt;=[.N$1]; [.$I78]&gt;[.M$1]))" office:value-type="float" office:value="0">
            <text:p>0</text:p>
          </table:table-cell>
          <table:table-cell table:formula="of:=N(AND([.$I78]&lt;=[.O$1]; [.$I78]&gt;[.N$1]))" office:value-type="float" office:value="1">
            <text:p>1</text:p>
          </table:table-cell>
          <table:table-cell table:formula="of:=N(AND([.$I78]&lt;=[.P$1]; [.$I78]&gt;[.O$1]))" office:value-type="float" office:value="0">
            <text:p>0</text:p>
          </table:table-cell>
          <table:table-cell table:formula="of:=N(AND([.$I78]&lt;=[.Q$1]; [.$I78]&gt;[.P$1]))" office:value-type="float" office:value="0">
            <text:p>0</text:p>
          </table:table-cell>
          <table:table-cell table:formula="of:=N(AND([.$I78]&lt;=[.R$1]; [.$I78]&gt;[.Q$1]))" office:value-type="float" office:value="0">
            <text:p>0</text:p>
          </table:table-cell>
          <table:table-cell table:formula="of:=N(AND([.$I78]&lt;=[.S$1]; [.$I78]&gt;[.R$1]))" office:value-type="float" office:value="0">
            <text:p>0</text:p>
          </table:table-cell>
          <table:table-cell table:formula="of:=N(AND([.$I78]&lt;=[.T$1]; [.$I78]&gt;[.S$1]))" office:value-type="float" office:value="0">
            <text:p>0</text:p>
          </table:table-cell>
          <table:table-cell table:formula="of:=N(AND([.$I78]&lt;=[.U$1]; [.$I78]&gt;[.T$1]))" office:value-type="float" office:value="0">
            <text:p>0</text:p>
          </table:table-cell>
          <table:table-cell table:formula="of:=N(AND([.$I78]&lt;=[.V$1]; [.$I78]&gt;[.U$1]))" office:value-type="float" office:value="0">
            <text:p>0</text:p>
          </table:table-cell>
          <table:table-cell table:formula="of:=N(AND([.$I78]&lt;=[.W$1]; [.$I78]&gt;[.V$1]))" office:value-type="float" office:value="0">
            <text:p>0</text:p>
          </table:table-cell>
          <table:table-cell table:formula="of:=N(AND([.$I78]&lt;=[.X$1]; [.$I78]&gt;[.W$1]))" office:value-type="float" office:value="0">
            <text:p>0</text:p>
          </table:table-cell>
          <table:table-cell table:formula="of:=N(AND([.$I78]&lt;=[.Y$1]; [.$I78]&gt;[.X$1]))" office:value-type="float" office:value="0">
            <text:p>0</text:p>
          </table:table-cell>
          <table:table-cell table:formula="of:=N(AND([.$I78]&lt;=[.Z$1]; [.$I78]&gt;[.Y$1]))" office:value-type="float" office:value="0">
            <text:p>0</text:p>
          </table:table-cell>
          <table:table-cell table:formula="of:=N(AND([.$I78]&lt;=[.AA$1]; [.$I78]&gt;[.Z$1]))" office:value-type="float" office:value="0">
            <text:p>0</text:p>
          </table:table-cell>
          <table:table-cell table:formula="of:=N(AND([.$I78]&lt;=[.AB$1]; [.$I78]&gt;[.AA$1]))" office:value-type="float" office:value="0">
            <text:p>0</text:p>
          </table:table-cell>
          <table:table-cell table:formula="of:=N(AND([.$I78]&lt;=[.AC$1]; [.$I78]&gt;[.AB$1]))" office:value-type="float" office:value="0">
            <text:p>0</text:p>
          </table:table-cell>
          <table:table-cell table:formula="of:=N(AND([.$I78]&lt;=[.AD$1]; [.$I78]&gt;[.AC$1]))" office:value-type="float" office:value="0">
            <text:p>0</text:p>
          </table:table-cell>
          <table:table-cell table:formula="of:=N(AND([.$I78]&lt;=[.AE$1]; [.$I78]&gt;[.AD$1]))" office:value-type="float" office:value="0">
            <text:p>0</text:p>
          </table:table-cell>
          <table:table-cell table:formula="of:=N(AND([.$I78]&lt;=[.AF$1]; [.$I78]&gt;[.AE$1]))" office:value-type="float" office:value="0">
            <text:p>0</text:p>
          </table:table-cell>
          <table:table-cell table:formula="of:=N(AND([.$I78]&lt;=[.AG$1]; [.$I78]&gt;[.AF$1]))" office:value-type="float" office:value="0">
            <text:p>0</text:p>
          </table:table-cell>
          <table:table-cell table:formula="of:=N(AND([.$I78]&lt;=[.AH$1]; [.$I78]&gt;[.AG$1]))" office:value-type="float" office:value="0">
            <text:p>0</text:p>
          </table:table-cell>
          <table:table-cell table:formula="of:=N(AND([.$I78]&lt;=[.AI$1]; [.$I7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9:53Z</text:p>
          </table:table-cell>
          <table:table-cell office:value-type="float" office:value="20588">
            <text:p>20588</text:p>
          </table:table-cell>
          <table:table-cell/>
          <table:table-cell office:value-type="float" office:value="342000">
            <text:p>342000</text:p>
          </table:table-cell>
          <table:table-cell office:value-type="float" office:value="1091">
            <text:p>1091</text:p>
          </table:table-cell>
          <table:table-cell table:formula="of:=N(AND([.$I79]&lt;=[.K$1]; [.$I79]&gt;[.J$1]))" office:value-type="float" office:value="0">
            <text:p>0</text:p>
          </table:table-cell>
          <table:table-cell table:formula="of:=N(AND([.$I79]&lt;=[.L$1]; [.$I79]&gt;[.K$1]))" office:value-type="float" office:value="0">
            <text:p>0</text:p>
          </table:table-cell>
          <table:table-cell table:formula="of:=N(AND([.$I79]&lt;=[.M$1]; [.$I79]&gt;[.L$1]))" office:value-type="float" office:value="0">
            <text:p>0</text:p>
          </table:table-cell>
          <table:table-cell table:formula="of:=N(AND([.$I79]&lt;=[.N$1]; [.$I79]&gt;[.M$1]))" office:value-type="float" office:value="0">
            <text:p>0</text:p>
          </table:table-cell>
          <table:table-cell table:formula="of:=N(AND([.$I79]&lt;=[.O$1]; [.$I79]&gt;[.N$1]))" office:value-type="float" office:value="0">
            <text:p>0</text:p>
          </table:table-cell>
          <table:table-cell table:formula="of:=N(AND([.$I79]&lt;=[.P$1]; [.$I79]&gt;[.O$1]))" office:value-type="float" office:value="0">
            <text:p>0</text:p>
          </table:table-cell>
          <table:table-cell table:formula="of:=N(AND([.$I79]&lt;=[.Q$1]; [.$I79]&gt;[.P$1]))" office:value-type="float" office:value="0">
            <text:p>0</text:p>
          </table:table-cell>
          <table:table-cell table:formula="of:=N(AND([.$I79]&lt;=[.R$1]; [.$I79]&gt;[.Q$1]))" office:value-type="float" office:value="0">
            <text:p>0</text:p>
          </table:table-cell>
          <table:table-cell table:formula="of:=N(AND([.$I79]&lt;=[.S$1]; [.$I79]&gt;[.R$1]))" office:value-type="float" office:value="0">
            <text:p>0</text:p>
          </table:table-cell>
          <table:table-cell table:formula="of:=N(AND([.$I79]&lt;=[.T$1]; [.$I79]&gt;[.S$1]))" office:value-type="float" office:value="0">
            <text:p>0</text:p>
          </table:table-cell>
          <table:table-cell table:formula="of:=N(AND([.$I79]&lt;=[.U$1]; [.$I79]&gt;[.T$1]))" office:value-type="float" office:value="0">
            <text:p>0</text:p>
          </table:table-cell>
          <table:table-cell table:formula="of:=N(AND([.$I79]&lt;=[.V$1]; [.$I79]&gt;[.U$1]))" office:value-type="float" office:value="1">
            <text:p>1</text:p>
          </table:table-cell>
          <table:table-cell table:formula="of:=N(AND([.$I79]&lt;=[.W$1]; [.$I79]&gt;[.V$1]))" office:value-type="float" office:value="0">
            <text:p>0</text:p>
          </table:table-cell>
          <table:table-cell table:formula="of:=N(AND([.$I79]&lt;=[.X$1]; [.$I79]&gt;[.W$1]))" office:value-type="float" office:value="0">
            <text:p>0</text:p>
          </table:table-cell>
          <table:table-cell table:formula="of:=N(AND([.$I79]&lt;=[.Y$1]; [.$I79]&gt;[.X$1]))" office:value-type="float" office:value="0">
            <text:p>0</text:p>
          </table:table-cell>
          <table:table-cell table:formula="of:=N(AND([.$I79]&lt;=[.Z$1]; [.$I79]&gt;[.Y$1]))" office:value-type="float" office:value="0">
            <text:p>0</text:p>
          </table:table-cell>
          <table:table-cell table:formula="of:=N(AND([.$I79]&lt;=[.AA$1]; [.$I79]&gt;[.Z$1]))" office:value-type="float" office:value="0">
            <text:p>0</text:p>
          </table:table-cell>
          <table:table-cell table:formula="of:=N(AND([.$I79]&lt;=[.AB$1]; [.$I79]&gt;[.AA$1]))" office:value-type="float" office:value="0">
            <text:p>0</text:p>
          </table:table-cell>
          <table:table-cell table:formula="of:=N(AND([.$I79]&lt;=[.AC$1]; [.$I79]&gt;[.AB$1]))" office:value-type="float" office:value="0">
            <text:p>0</text:p>
          </table:table-cell>
          <table:table-cell table:formula="of:=N(AND([.$I79]&lt;=[.AD$1]; [.$I79]&gt;[.AC$1]))" office:value-type="float" office:value="0">
            <text:p>0</text:p>
          </table:table-cell>
          <table:table-cell table:formula="of:=N(AND([.$I79]&lt;=[.AE$1]; [.$I79]&gt;[.AD$1]))" office:value-type="float" office:value="0">
            <text:p>0</text:p>
          </table:table-cell>
          <table:table-cell table:formula="of:=N(AND([.$I79]&lt;=[.AF$1]; [.$I79]&gt;[.AE$1]))" office:value-type="float" office:value="0">
            <text:p>0</text:p>
          </table:table-cell>
          <table:table-cell table:formula="of:=N(AND([.$I79]&lt;=[.AG$1]; [.$I79]&gt;[.AF$1]))" office:value-type="float" office:value="0">
            <text:p>0</text:p>
          </table:table-cell>
          <table:table-cell table:formula="of:=N(AND([.$I79]&lt;=[.AH$1]; [.$I79]&gt;[.AG$1]))" office:value-type="float" office:value="0">
            <text:p>0</text:p>
          </table:table-cell>
          <table:table-cell table:formula="of:=N(AND([.$I79]&lt;=[.AI$1]; [.$I7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1:24Z</text:p>
          </table:table-cell>
          <table:table-cell office:value-type="float" office:value="2854">
            <text:p>2854</text:p>
          </table:table-cell>
          <table:table-cell/>
          <table:table-cell office:value-type="float" office:value="247000">
            <text:p>247000</text:p>
          </table:table-cell>
          <table:table-cell office:value-type="float" office:value="1091">
            <text:p>1091</text:p>
          </table:table-cell>
          <table:table-cell table:formula="of:=N(AND([.$I80]&lt;=[.K$1]; [.$I80]&gt;[.J$1]))" office:value-type="float" office:value="0">
            <text:p>0</text:p>
          </table:table-cell>
          <table:table-cell table:formula="of:=N(AND([.$I80]&lt;=[.L$1]; [.$I80]&gt;[.K$1]))" office:value-type="float" office:value="0">
            <text:p>0</text:p>
          </table:table-cell>
          <table:table-cell table:formula="of:=N(AND([.$I80]&lt;=[.M$1]; [.$I80]&gt;[.L$1]))" office:value-type="float" office:value="0">
            <text:p>0</text:p>
          </table:table-cell>
          <table:table-cell table:formula="of:=N(AND([.$I80]&lt;=[.N$1]; [.$I80]&gt;[.M$1]))" office:value-type="float" office:value="0">
            <text:p>0</text:p>
          </table:table-cell>
          <table:table-cell table:formula="of:=N(AND([.$I80]&lt;=[.O$1]; [.$I80]&gt;[.N$1]))" office:value-type="float" office:value="0">
            <text:p>0</text:p>
          </table:table-cell>
          <table:table-cell table:formula="of:=N(AND([.$I80]&lt;=[.P$1]; [.$I80]&gt;[.O$1]))" office:value-type="float" office:value="0">
            <text:p>0</text:p>
          </table:table-cell>
          <table:table-cell table:formula="of:=N(AND([.$I80]&lt;=[.Q$1]; [.$I80]&gt;[.P$1]))" office:value-type="float" office:value="0">
            <text:p>0</text:p>
          </table:table-cell>
          <table:table-cell table:formula="of:=N(AND([.$I80]&lt;=[.R$1]; [.$I80]&gt;[.Q$1]))" office:value-type="float" office:value="0">
            <text:p>0</text:p>
          </table:table-cell>
          <table:table-cell table:formula="of:=N(AND([.$I80]&lt;=[.S$1]; [.$I80]&gt;[.R$1]))" office:value-type="float" office:value="1">
            <text:p>1</text:p>
          </table:table-cell>
          <table:table-cell table:formula="of:=N(AND([.$I80]&lt;=[.T$1]; [.$I80]&gt;[.S$1]))" office:value-type="float" office:value="0">
            <text:p>0</text:p>
          </table:table-cell>
          <table:table-cell table:formula="of:=N(AND([.$I80]&lt;=[.U$1]; [.$I80]&gt;[.T$1]))" office:value-type="float" office:value="0">
            <text:p>0</text:p>
          </table:table-cell>
          <table:table-cell table:formula="of:=N(AND([.$I80]&lt;=[.V$1]; [.$I80]&gt;[.U$1]))" office:value-type="float" office:value="0">
            <text:p>0</text:p>
          </table:table-cell>
          <table:table-cell table:formula="of:=N(AND([.$I80]&lt;=[.W$1]; [.$I80]&gt;[.V$1]))" office:value-type="float" office:value="0">
            <text:p>0</text:p>
          </table:table-cell>
          <table:table-cell table:formula="of:=N(AND([.$I80]&lt;=[.X$1]; [.$I80]&gt;[.W$1]))" office:value-type="float" office:value="0">
            <text:p>0</text:p>
          </table:table-cell>
          <table:table-cell table:formula="of:=N(AND([.$I80]&lt;=[.Y$1]; [.$I80]&gt;[.X$1]))" office:value-type="float" office:value="0">
            <text:p>0</text:p>
          </table:table-cell>
          <table:table-cell table:formula="of:=N(AND([.$I80]&lt;=[.Z$1]; [.$I80]&gt;[.Y$1]))" office:value-type="float" office:value="0">
            <text:p>0</text:p>
          </table:table-cell>
          <table:table-cell table:formula="of:=N(AND([.$I80]&lt;=[.AA$1]; [.$I80]&gt;[.Z$1]))" office:value-type="float" office:value="0">
            <text:p>0</text:p>
          </table:table-cell>
          <table:table-cell table:formula="of:=N(AND([.$I80]&lt;=[.AB$1]; [.$I80]&gt;[.AA$1]))" office:value-type="float" office:value="0">
            <text:p>0</text:p>
          </table:table-cell>
          <table:table-cell table:formula="of:=N(AND([.$I80]&lt;=[.AC$1]; [.$I80]&gt;[.AB$1]))" office:value-type="float" office:value="0">
            <text:p>0</text:p>
          </table:table-cell>
          <table:table-cell table:formula="of:=N(AND([.$I80]&lt;=[.AD$1]; [.$I80]&gt;[.AC$1]))" office:value-type="float" office:value="0">
            <text:p>0</text:p>
          </table:table-cell>
          <table:table-cell table:formula="of:=N(AND([.$I80]&lt;=[.AE$1]; [.$I80]&gt;[.AD$1]))" office:value-type="float" office:value="0">
            <text:p>0</text:p>
          </table:table-cell>
          <table:table-cell table:formula="of:=N(AND([.$I80]&lt;=[.AF$1]; [.$I80]&gt;[.AE$1]))" office:value-type="float" office:value="0">
            <text:p>0</text:p>
          </table:table-cell>
          <table:table-cell table:formula="of:=N(AND([.$I80]&lt;=[.AG$1]; [.$I80]&gt;[.AF$1]))" office:value-type="float" office:value="0">
            <text:p>0</text:p>
          </table:table-cell>
          <table:table-cell table:formula="of:=N(AND([.$I80]&lt;=[.AH$1]; [.$I80]&gt;[.AG$1]))" office:value-type="float" office:value="0">
            <text:p>0</text:p>
          </table:table-cell>
          <table:table-cell table:formula="of:=N(AND([.$I80]&lt;=[.AI$1]; [.$I8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2:39Z</text:p>
          </table:table-cell>
          <table:table-cell office:value-type="float" office:value="49954">
            <text:p>49954</text:p>
          </table:table-cell>
          <table:table-cell/>
          <table:table-cell office:value-type="float" office:value="240000">
            <text:p>240000</text:p>
          </table:table-cell>
          <table:table-cell office:value-type="float" office:value="1361">
            <text:p>1361</text:p>
          </table:table-cell>
          <table:table-cell table:formula="of:=N(AND([.$I81]&lt;=[.K$1]; [.$I81]&gt;[.J$1]))" office:value-type="float" office:value="0">
            <text:p>0</text:p>
          </table:table-cell>
          <table:table-cell table:formula="of:=N(AND([.$I81]&lt;=[.L$1]; [.$I81]&gt;[.K$1]))" office:value-type="float" office:value="0">
            <text:p>0</text:p>
          </table:table-cell>
          <table:table-cell table:formula="of:=N(AND([.$I81]&lt;=[.M$1]; [.$I81]&gt;[.L$1]))" office:value-type="float" office:value="0">
            <text:p>0</text:p>
          </table:table-cell>
          <table:table-cell table:formula="of:=N(AND([.$I81]&lt;=[.N$1]; [.$I81]&gt;[.M$1]))" office:value-type="float" office:value="0">
            <text:p>0</text:p>
          </table:table-cell>
          <table:table-cell table:formula="of:=N(AND([.$I81]&lt;=[.O$1]; [.$I81]&gt;[.N$1]))" office:value-type="float" office:value="0">
            <text:p>0</text:p>
          </table:table-cell>
          <table:table-cell table:formula="of:=N(AND([.$I81]&lt;=[.P$1]; [.$I81]&gt;[.O$1]))" office:value-type="float" office:value="0">
            <text:p>0</text:p>
          </table:table-cell>
          <table:table-cell table:formula="of:=N(AND([.$I81]&lt;=[.Q$1]; [.$I81]&gt;[.P$1]))" office:value-type="float" office:value="0">
            <text:p>0</text:p>
          </table:table-cell>
          <table:table-cell table:formula="of:=N(AND([.$I81]&lt;=[.R$1]; [.$I81]&gt;[.Q$1]))" office:value-type="float" office:value="1">
            <text:p>1</text:p>
          </table:table-cell>
          <table:table-cell table:formula="of:=N(AND([.$I81]&lt;=[.S$1]; [.$I81]&gt;[.R$1]))" office:value-type="float" office:value="0">
            <text:p>0</text:p>
          </table:table-cell>
          <table:table-cell table:formula="of:=N(AND([.$I81]&lt;=[.T$1]; [.$I81]&gt;[.S$1]))" office:value-type="float" office:value="0">
            <text:p>0</text:p>
          </table:table-cell>
          <table:table-cell table:formula="of:=N(AND([.$I81]&lt;=[.U$1]; [.$I81]&gt;[.T$1]))" office:value-type="float" office:value="0">
            <text:p>0</text:p>
          </table:table-cell>
          <table:table-cell table:formula="of:=N(AND([.$I81]&lt;=[.V$1]; [.$I81]&gt;[.U$1]))" office:value-type="float" office:value="0">
            <text:p>0</text:p>
          </table:table-cell>
          <table:table-cell table:formula="of:=N(AND([.$I81]&lt;=[.W$1]; [.$I81]&gt;[.V$1]))" office:value-type="float" office:value="0">
            <text:p>0</text:p>
          </table:table-cell>
          <table:table-cell table:formula="of:=N(AND([.$I81]&lt;=[.X$1]; [.$I81]&gt;[.W$1]))" office:value-type="float" office:value="0">
            <text:p>0</text:p>
          </table:table-cell>
          <table:table-cell table:formula="of:=N(AND([.$I81]&lt;=[.Y$1]; [.$I81]&gt;[.X$1]))" office:value-type="float" office:value="0">
            <text:p>0</text:p>
          </table:table-cell>
          <table:table-cell table:formula="of:=N(AND([.$I81]&lt;=[.Z$1]; [.$I81]&gt;[.Y$1]))" office:value-type="float" office:value="0">
            <text:p>0</text:p>
          </table:table-cell>
          <table:table-cell table:formula="of:=N(AND([.$I81]&lt;=[.AA$1]; [.$I81]&gt;[.Z$1]))" office:value-type="float" office:value="0">
            <text:p>0</text:p>
          </table:table-cell>
          <table:table-cell table:formula="of:=N(AND([.$I81]&lt;=[.AB$1]; [.$I81]&gt;[.AA$1]))" office:value-type="float" office:value="0">
            <text:p>0</text:p>
          </table:table-cell>
          <table:table-cell table:formula="of:=N(AND([.$I81]&lt;=[.AC$1]; [.$I81]&gt;[.AB$1]))" office:value-type="float" office:value="0">
            <text:p>0</text:p>
          </table:table-cell>
          <table:table-cell table:formula="of:=N(AND([.$I81]&lt;=[.AD$1]; [.$I81]&gt;[.AC$1]))" office:value-type="float" office:value="0">
            <text:p>0</text:p>
          </table:table-cell>
          <table:table-cell table:formula="of:=N(AND([.$I81]&lt;=[.AE$1]; [.$I81]&gt;[.AD$1]))" office:value-type="float" office:value="0">
            <text:p>0</text:p>
          </table:table-cell>
          <table:table-cell table:formula="of:=N(AND([.$I81]&lt;=[.AF$1]; [.$I81]&gt;[.AE$1]))" office:value-type="float" office:value="0">
            <text:p>0</text:p>
          </table:table-cell>
          <table:table-cell table:formula="of:=N(AND([.$I81]&lt;=[.AG$1]; [.$I81]&gt;[.AF$1]))" office:value-type="float" office:value="0">
            <text:p>0</text:p>
          </table:table-cell>
          <table:table-cell table:formula="of:=N(AND([.$I81]&lt;=[.AH$1]; [.$I81]&gt;[.AG$1]))" office:value-type="float" office:value="0">
            <text:p>0</text:p>
          </table:table-cell>
          <table:table-cell table:formula="of:=N(AND([.$I81]&lt;=[.AI$1]; [.$I8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2:46Z</text:p>
          </table:table-cell>
          <table:table-cell office:value-type="float" office:value="2685">
            <text:p>2685</text:p>
          </table:table-cell>
          <table:table-cell/>
          <table:table-cell office:value-type="float" office:value="321000">
            <text:p>321000</text:p>
          </table:table-cell>
          <table:table-cell office:value-type="float" office:value="1091">
            <text:p>1091</text:p>
          </table:table-cell>
          <table:table-cell table:formula="of:=N(AND([.$I82]&lt;=[.K$1]; [.$I82]&gt;[.J$1]))" office:value-type="float" office:value="0">
            <text:p>0</text:p>
          </table:table-cell>
          <table:table-cell table:formula="of:=N(AND([.$I82]&lt;=[.L$1]; [.$I82]&gt;[.K$1]))" office:value-type="float" office:value="0">
            <text:p>0</text:p>
          </table:table-cell>
          <table:table-cell table:formula="of:=N(AND([.$I82]&lt;=[.M$1]; [.$I82]&gt;[.L$1]))" office:value-type="float" office:value="0">
            <text:p>0</text:p>
          </table:table-cell>
          <table:table-cell table:formula="of:=N(AND([.$I82]&lt;=[.N$1]; [.$I82]&gt;[.M$1]))" office:value-type="float" office:value="0">
            <text:p>0</text:p>
          </table:table-cell>
          <table:table-cell table:formula="of:=N(AND([.$I82]&lt;=[.O$1]; [.$I82]&gt;[.N$1]))" office:value-type="float" office:value="0">
            <text:p>0</text:p>
          </table:table-cell>
          <table:table-cell table:formula="of:=N(AND([.$I82]&lt;=[.P$1]; [.$I82]&gt;[.O$1]))" office:value-type="float" office:value="0">
            <text:p>0</text:p>
          </table:table-cell>
          <table:table-cell table:formula="of:=N(AND([.$I82]&lt;=[.Q$1]; [.$I82]&gt;[.P$1]))" office:value-type="float" office:value="0">
            <text:p>0</text:p>
          </table:table-cell>
          <table:table-cell table:formula="of:=N(AND([.$I82]&lt;=[.R$1]; [.$I82]&gt;[.Q$1]))" office:value-type="float" office:value="0">
            <text:p>0</text:p>
          </table:table-cell>
          <table:table-cell table:formula="of:=N(AND([.$I82]&lt;=[.S$1]; [.$I82]&gt;[.R$1]))" office:value-type="float" office:value="0">
            <text:p>0</text:p>
          </table:table-cell>
          <table:table-cell table:formula="of:=N(AND([.$I82]&lt;=[.T$1]; [.$I82]&gt;[.S$1]))" office:value-type="float" office:value="0">
            <text:p>0</text:p>
          </table:table-cell>
          <table:table-cell table:formula="of:=N(AND([.$I82]&lt;=[.U$1]; [.$I82]&gt;[.T$1]))" office:value-type="float" office:value="1">
            <text:p>1</text:p>
          </table:table-cell>
          <table:table-cell table:formula="of:=N(AND([.$I82]&lt;=[.V$1]; [.$I82]&gt;[.U$1]))" office:value-type="float" office:value="0">
            <text:p>0</text:p>
          </table:table-cell>
          <table:table-cell table:formula="of:=N(AND([.$I82]&lt;=[.W$1]; [.$I82]&gt;[.V$1]))" office:value-type="float" office:value="0">
            <text:p>0</text:p>
          </table:table-cell>
          <table:table-cell table:formula="of:=N(AND([.$I82]&lt;=[.X$1]; [.$I82]&gt;[.W$1]))" office:value-type="float" office:value="0">
            <text:p>0</text:p>
          </table:table-cell>
          <table:table-cell table:formula="of:=N(AND([.$I82]&lt;=[.Y$1]; [.$I82]&gt;[.X$1]))" office:value-type="float" office:value="0">
            <text:p>0</text:p>
          </table:table-cell>
          <table:table-cell table:formula="of:=N(AND([.$I82]&lt;=[.Z$1]; [.$I82]&gt;[.Y$1]))" office:value-type="float" office:value="0">
            <text:p>0</text:p>
          </table:table-cell>
          <table:table-cell table:formula="of:=N(AND([.$I82]&lt;=[.AA$1]; [.$I82]&gt;[.Z$1]))" office:value-type="float" office:value="0">
            <text:p>0</text:p>
          </table:table-cell>
          <table:table-cell table:formula="of:=N(AND([.$I82]&lt;=[.AB$1]; [.$I82]&gt;[.AA$1]))" office:value-type="float" office:value="0">
            <text:p>0</text:p>
          </table:table-cell>
          <table:table-cell table:formula="of:=N(AND([.$I82]&lt;=[.AC$1]; [.$I82]&gt;[.AB$1]))" office:value-type="float" office:value="0">
            <text:p>0</text:p>
          </table:table-cell>
          <table:table-cell table:formula="of:=N(AND([.$I82]&lt;=[.AD$1]; [.$I82]&gt;[.AC$1]))" office:value-type="float" office:value="0">
            <text:p>0</text:p>
          </table:table-cell>
          <table:table-cell table:formula="of:=N(AND([.$I82]&lt;=[.AE$1]; [.$I82]&gt;[.AD$1]))" office:value-type="float" office:value="0">
            <text:p>0</text:p>
          </table:table-cell>
          <table:table-cell table:formula="of:=N(AND([.$I82]&lt;=[.AF$1]; [.$I82]&gt;[.AE$1]))" office:value-type="float" office:value="0">
            <text:p>0</text:p>
          </table:table-cell>
          <table:table-cell table:formula="of:=N(AND([.$I82]&lt;=[.AG$1]; [.$I82]&gt;[.AF$1]))" office:value-type="float" office:value="0">
            <text:p>0</text:p>
          </table:table-cell>
          <table:table-cell table:formula="of:=N(AND([.$I82]&lt;=[.AH$1]; [.$I82]&gt;[.AG$1]))" office:value-type="float" office:value="0">
            <text:p>0</text:p>
          </table:table-cell>
          <table:table-cell table:formula="of:=N(AND([.$I82]&lt;=[.AI$1]; [.$I8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2:46Z</text:p>
          </table:table-cell>
          <table:table-cell office:value-type="float" office:value="16159">
            <text:p>16159</text:p>
          </table:table-cell>
          <table:table-cell/>
          <table:table-cell office:value-type="float" office:value="116000">
            <text:p>116000</text:p>
          </table:table-cell>
          <table:table-cell office:value-type="float" office:value="1361">
            <text:p>1361</text:p>
          </table:table-cell>
          <table:table-cell table:formula="of:=N(AND([.$I83]&lt;=[.K$1]; [.$I83]&gt;[.J$1]))" office:value-type="float" office:value="0">
            <text:p>0</text:p>
          </table:table-cell>
          <table:table-cell table:formula="of:=N(AND([.$I83]&lt;=[.L$1]; [.$I83]&gt;[.K$1]))" office:value-type="float" office:value="0">
            <text:p>0</text:p>
          </table:table-cell>
          <table:table-cell table:formula="of:=N(AND([.$I83]&lt;=[.M$1]; [.$I83]&gt;[.L$1]))" office:value-type="float" office:value="0">
            <text:p>0</text:p>
          </table:table-cell>
          <table:table-cell table:formula="of:=N(AND([.$I83]&lt;=[.N$1]; [.$I83]&gt;[.M$1]))" office:value-type="float" office:value="1">
            <text:p>1</text:p>
          </table:table-cell>
          <table:table-cell table:formula="of:=N(AND([.$I83]&lt;=[.O$1]; [.$I83]&gt;[.N$1]))" office:value-type="float" office:value="0">
            <text:p>0</text:p>
          </table:table-cell>
          <table:table-cell table:formula="of:=N(AND([.$I83]&lt;=[.P$1]; [.$I83]&gt;[.O$1]))" office:value-type="float" office:value="0">
            <text:p>0</text:p>
          </table:table-cell>
          <table:table-cell table:formula="of:=N(AND([.$I83]&lt;=[.Q$1]; [.$I83]&gt;[.P$1]))" office:value-type="float" office:value="0">
            <text:p>0</text:p>
          </table:table-cell>
          <table:table-cell table:formula="of:=N(AND([.$I83]&lt;=[.R$1]; [.$I83]&gt;[.Q$1]))" office:value-type="float" office:value="0">
            <text:p>0</text:p>
          </table:table-cell>
          <table:table-cell table:formula="of:=N(AND([.$I83]&lt;=[.S$1]; [.$I83]&gt;[.R$1]))" office:value-type="float" office:value="0">
            <text:p>0</text:p>
          </table:table-cell>
          <table:table-cell table:formula="of:=N(AND([.$I83]&lt;=[.T$1]; [.$I83]&gt;[.S$1]))" office:value-type="float" office:value="0">
            <text:p>0</text:p>
          </table:table-cell>
          <table:table-cell table:formula="of:=N(AND([.$I83]&lt;=[.U$1]; [.$I83]&gt;[.T$1]))" office:value-type="float" office:value="0">
            <text:p>0</text:p>
          </table:table-cell>
          <table:table-cell table:formula="of:=N(AND([.$I83]&lt;=[.V$1]; [.$I83]&gt;[.U$1]))" office:value-type="float" office:value="0">
            <text:p>0</text:p>
          </table:table-cell>
          <table:table-cell table:formula="of:=N(AND([.$I83]&lt;=[.W$1]; [.$I83]&gt;[.V$1]))" office:value-type="float" office:value="0">
            <text:p>0</text:p>
          </table:table-cell>
          <table:table-cell table:formula="of:=N(AND([.$I83]&lt;=[.X$1]; [.$I83]&gt;[.W$1]))" office:value-type="float" office:value="0">
            <text:p>0</text:p>
          </table:table-cell>
          <table:table-cell table:formula="of:=N(AND([.$I83]&lt;=[.Y$1]; [.$I83]&gt;[.X$1]))" office:value-type="float" office:value="0">
            <text:p>0</text:p>
          </table:table-cell>
          <table:table-cell table:formula="of:=N(AND([.$I83]&lt;=[.Z$1]; [.$I83]&gt;[.Y$1]))" office:value-type="float" office:value="0">
            <text:p>0</text:p>
          </table:table-cell>
          <table:table-cell table:formula="of:=N(AND([.$I83]&lt;=[.AA$1]; [.$I83]&gt;[.Z$1]))" office:value-type="float" office:value="0">
            <text:p>0</text:p>
          </table:table-cell>
          <table:table-cell table:formula="of:=N(AND([.$I83]&lt;=[.AB$1]; [.$I83]&gt;[.AA$1]))" office:value-type="float" office:value="0">
            <text:p>0</text:p>
          </table:table-cell>
          <table:table-cell table:formula="of:=N(AND([.$I83]&lt;=[.AC$1]; [.$I83]&gt;[.AB$1]))" office:value-type="float" office:value="0">
            <text:p>0</text:p>
          </table:table-cell>
          <table:table-cell table:formula="of:=N(AND([.$I83]&lt;=[.AD$1]; [.$I83]&gt;[.AC$1]))" office:value-type="float" office:value="0">
            <text:p>0</text:p>
          </table:table-cell>
          <table:table-cell table:formula="of:=N(AND([.$I83]&lt;=[.AE$1]; [.$I83]&gt;[.AD$1]))" office:value-type="float" office:value="0">
            <text:p>0</text:p>
          </table:table-cell>
          <table:table-cell table:formula="of:=N(AND([.$I83]&lt;=[.AF$1]; [.$I83]&gt;[.AE$1]))" office:value-type="float" office:value="0">
            <text:p>0</text:p>
          </table:table-cell>
          <table:table-cell table:formula="of:=N(AND([.$I83]&lt;=[.AG$1]; [.$I83]&gt;[.AF$1]))" office:value-type="float" office:value="0">
            <text:p>0</text:p>
          </table:table-cell>
          <table:table-cell table:formula="of:=N(AND([.$I83]&lt;=[.AH$1]; [.$I83]&gt;[.AG$1]))" office:value-type="float" office:value="0">
            <text:p>0</text:p>
          </table:table-cell>
          <table:table-cell table:formula="of:=N(AND([.$I83]&lt;=[.AI$1]; [.$I8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3:13Z</text:p>
          </table:table-cell>
          <table:table-cell office:value-type="float" office:value="2614">
            <text:p>2614</text:p>
          </table:table-cell>
          <table:table-cell/>
          <table:table-cell office:value-type="float" office:value="128000">
            <text:p>128000</text:p>
          </table:table-cell>
          <table:table-cell office:value-type="float" office:value="1361">
            <text:p>1361</text:p>
          </table:table-cell>
          <table:table-cell table:formula="of:=N(AND([.$I84]&lt;=[.K$1]; [.$I84]&gt;[.J$1]))" office:value-type="float" office:value="0">
            <text:p>0</text:p>
          </table:table-cell>
          <table:table-cell table:formula="of:=N(AND([.$I84]&lt;=[.L$1]; [.$I84]&gt;[.K$1]))" office:value-type="float" office:value="0">
            <text:p>0</text:p>
          </table:table-cell>
          <table:table-cell table:formula="of:=N(AND([.$I84]&lt;=[.M$1]; [.$I84]&gt;[.L$1]))" office:value-type="float" office:value="0">
            <text:p>0</text:p>
          </table:table-cell>
          <table:table-cell table:formula="of:=N(AND([.$I84]&lt;=[.N$1]; [.$I84]&gt;[.M$1]))" office:value-type="float" office:value="0">
            <text:p>0</text:p>
          </table:table-cell>
          <table:table-cell table:formula="of:=N(AND([.$I84]&lt;=[.O$1]; [.$I84]&gt;[.N$1]))" office:value-type="float" office:value="1">
            <text:p>1</text:p>
          </table:table-cell>
          <table:table-cell table:formula="of:=N(AND([.$I84]&lt;=[.P$1]; [.$I84]&gt;[.O$1]))" office:value-type="float" office:value="0">
            <text:p>0</text:p>
          </table:table-cell>
          <table:table-cell table:formula="of:=N(AND([.$I84]&lt;=[.Q$1]; [.$I84]&gt;[.P$1]))" office:value-type="float" office:value="0">
            <text:p>0</text:p>
          </table:table-cell>
          <table:table-cell table:formula="of:=N(AND([.$I84]&lt;=[.R$1]; [.$I84]&gt;[.Q$1]))" office:value-type="float" office:value="0">
            <text:p>0</text:p>
          </table:table-cell>
          <table:table-cell table:formula="of:=N(AND([.$I84]&lt;=[.S$1]; [.$I84]&gt;[.R$1]))" office:value-type="float" office:value="0">
            <text:p>0</text:p>
          </table:table-cell>
          <table:table-cell table:formula="of:=N(AND([.$I84]&lt;=[.T$1]; [.$I84]&gt;[.S$1]))" office:value-type="float" office:value="0">
            <text:p>0</text:p>
          </table:table-cell>
          <table:table-cell table:formula="of:=N(AND([.$I84]&lt;=[.U$1]; [.$I84]&gt;[.T$1]))" office:value-type="float" office:value="0">
            <text:p>0</text:p>
          </table:table-cell>
          <table:table-cell table:formula="of:=N(AND([.$I84]&lt;=[.V$1]; [.$I84]&gt;[.U$1]))" office:value-type="float" office:value="0">
            <text:p>0</text:p>
          </table:table-cell>
          <table:table-cell table:formula="of:=N(AND([.$I84]&lt;=[.W$1]; [.$I84]&gt;[.V$1]))" office:value-type="float" office:value="0">
            <text:p>0</text:p>
          </table:table-cell>
          <table:table-cell table:formula="of:=N(AND([.$I84]&lt;=[.X$1]; [.$I84]&gt;[.W$1]))" office:value-type="float" office:value="0">
            <text:p>0</text:p>
          </table:table-cell>
          <table:table-cell table:formula="of:=N(AND([.$I84]&lt;=[.Y$1]; [.$I84]&gt;[.X$1]))" office:value-type="float" office:value="0">
            <text:p>0</text:p>
          </table:table-cell>
          <table:table-cell table:formula="of:=N(AND([.$I84]&lt;=[.Z$1]; [.$I84]&gt;[.Y$1]))" office:value-type="float" office:value="0">
            <text:p>0</text:p>
          </table:table-cell>
          <table:table-cell table:formula="of:=N(AND([.$I84]&lt;=[.AA$1]; [.$I84]&gt;[.Z$1]))" office:value-type="float" office:value="0">
            <text:p>0</text:p>
          </table:table-cell>
          <table:table-cell table:formula="of:=N(AND([.$I84]&lt;=[.AB$1]; [.$I84]&gt;[.AA$1]))" office:value-type="float" office:value="0">
            <text:p>0</text:p>
          </table:table-cell>
          <table:table-cell table:formula="of:=N(AND([.$I84]&lt;=[.AC$1]; [.$I84]&gt;[.AB$1]))" office:value-type="float" office:value="0">
            <text:p>0</text:p>
          </table:table-cell>
          <table:table-cell table:formula="of:=N(AND([.$I84]&lt;=[.AD$1]; [.$I84]&gt;[.AC$1]))" office:value-type="float" office:value="0">
            <text:p>0</text:p>
          </table:table-cell>
          <table:table-cell table:formula="of:=N(AND([.$I84]&lt;=[.AE$1]; [.$I84]&gt;[.AD$1]))" office:value-type="float" office:value="0">
            <text:p>0</text:p>
          </table:table-cell>
          <table:table-cell table:formula="of:=N(AND([.$I84]&lt;=[.AF$1]; [.$I84]&gt;[.AE$1]))" office:value-type="float" office:value="0">
            <text:p>0</text:p>
          </table:table-cell>
          <table:table-cell table:formula="of:=N(AND([.$I84]&lt;=[.AG$1]; [.$I84]&gt;[.AF$1]))" office:value-type="float" office:value="0">
            <text:p>0</text:p>
          </table:table-cell>
          <table:table-cell table:formula="of:=N(AND([.$I84]&lt;=[.AH$1]; [.$I84]&gt;[.AG$1]))" office:value-type="float" office:value="0">
            <text:p>0</text:p>
          </table:table-cell>
          <table:table-cell table:formula="of:=N(AND([.$I84]&lt;=[.AI$1]; [.$I8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4:10Z</text:p>
          </table:table-cell>
          <table:table-cell office:value-type="float" office:value="4538">
            <text:p>4538</text:p>
          </table:table-cell>
          <table:table-cell/>
          <table:table-cell office:value-type="float" office:value="147000">
            <text:p>147000</text:p>
          </table:table-cell>
          <table:table-cell office:value-type="float" office:value="1361">
            <text:p>1361</text:p>
          </table:table-cell>
          <table:table-cell table:formula="of:=N(AND([.$I85]&lt;=[.K$1]; [.$I85]&gt;[.J$1]))" office:value-type="float" office:value="0">
            <text:p>0</text:p>
          </table:table-cell>
          <table:table-cell table:formula="of:=N(AND([.$I85]&lt;=[.L$1]; [.$I85]&gt;[.K$1]))" office:value-type="float" office:value="0">
            <text:p>0</text:p>
          </table:table-cell>
          <table:table-cell table:formula="of:=N(AND([.$I85]&lt;=[.M$1]; [.$I85]&gt;[.L$1]))" office:value-type="float" office:value="0">
            <text:p>0</text:p>
          </table:table-cell>
          <table:table-cell table:formula="of:=N(AND([.$I85]&lt;=[.N$1]; [.$I85]&gt;[.M$1]))" office:value-type="float" office:value="0">
            <text:p>0</text:p>
          </table:table-cell>
          <table:table-cell table:formula="of:=N(AND([.$I85]&lt;=[.O$1]; [.$I85]&gt;[.N$1]))" office:value-type="float" office:value="1">
            <text:p>1</text:p>
          </table:table-cell>
          <table:table-cell table:formula="of:=N(AND([.$I85]&lt;=[.P$1]; [.$I85]&gt;[.O$1]))" office:value-type="float" office:value="0">
            <text:p>0</text:p>
          </table:table-cell>
          <table:table-cell table:formula="of:=N(AND([.$I85]&lt;=[.Q$1]; [.$I85]&gt;[.P$1]))" office:value-type="float" office:value="0">
            <text:p>0</text:p>
          </table:table-cell>
          <table:table-cell table:formula="of:=N(AND([.$I85]&lt;=[.R$1]; [.$I85]&gt;[.Q$1]))" office:value-type="float" office:value="0">
            <text:p>0</text:p>
          </table:table-cell>
          <table:table-cell table:formula="of:=N(AND([.$I85]&lt;=[.S$1]; [.$I85]&gt;[.R$1]))" office:value-type="float" office:value="0">
            <text:p>0</text:p>
          </table:table-cell>
          <table:table-cell table:formula="of:=N(AND([.$I85]&lt;=[.T$1]; [.$I85]&gt;[.S$1]))" office:value-type="float" office:value="0">
            <text:p>0</text:p>
          </table:table-cell>
          <table:table-cell table:formula="of:=N(AND([.$I85]&lt;=[.U$1]; [.$I85]&gt;[.T$1]))" office:value-type="float" office:value="0">
            <text:p>0</text:p>
          </table:table-cell>
          <table:table-cell table:formula="of:=N(AND([.$I85]&lt;=[.V$1]; [.$I85]&gt;[.U$1]))" office:value-type="float" office:value="0">
            <text:p>0</text:p>
          </table:table-cell>
          <table:table-cell table:formula="of:=N(AND([.$I85]&lt;=[.W$1]; [.$I85]&gt;[.V$1]))" office:value-type="float" office:value="0">
            <text:p>0</text:p>
          </table:table-cell>
          <table:table-cell table:formula="of:=N(AND([.$I85]&lt;=[.X$1]; [.$I85]&gt;[.W$1]))" office:value-type="float" office:value="0">
            <text:p>0</text:p>
          </table:table-cell>
          <table:table-cell table:formula="of:=N(AND([.$I85]&lt;=[.Y$1]; [.$I85]&gt;[.X$1]))" office:value-type="float" office:value="0">
            <text:p>0</text:p>
          </table:table-cell>
          <table:table-cell table:formula="of:=N(AND([.$I85]&lt;=[.Z$1]; [.$I85]&gt;[.Y$1]))" office:value-type="float" office:value="0">
            <text:p>0</text:p>
          </table:table-cell>
          <table:table-cell table:formula="of:=N(AND([.$I85]&lt;=[.AA$1]; [.$I85]&gt;[.Z$1]))" office:value-type="float" office:value="0">
            <text:p>0</text:p>
          </table:table-cell>
          <table:table-cell table:formula="of:=N(AND([.$I85]&lt;=[.AB$1]; [.$I85]&gt;[.AA$1]))" office:value-type="float" office:value="0">
            <text:p>0</text:p>
          </table:table-cell>
          <table:table-cell table:formula="of:=N(AND([.$I85]&lt;=[.AC$1]; [.$I85]&gt;[.AB$1]))" office:value-type="float" office:value="0">
            <text:p>0</text:p>
          </table:table-cell>
          <table:table-cell table:formula="of:=N(AND([.$I85]&lt;=[.AD$1]; [.$I85]&gt;[.AC$1]))" office:value-type="float" office:value="0">
            <text:p>0</text:p>
          </table:table-cell>
          <table:table-cell table:formula="of:=N(AND([.$I85]&lt;=[.AE$1]; [.$I85]&gt;[.AD$1]))" office:value-type="float" office:value="0">
            <text:p>0</text:p>
          </table:table-cell>
          <table:table-cell table:formula="of:=N(AND([.$I85]&lt;=[.AF$1]; [.$I85]&gt;[.AE$1]))" office:value-type="float" office:value="0">
            <text:p>0</text:p>
          </table:table-cell>
          <table:table-cell table:formula="of:=N(AND([.$I85]&lt;=[.AG$1]; [.$I85]&gt;[.AF$1]))" office:value-type="float" office:value="0">
            <text:p>0</text:p>
          </table:table-cell>
          <table:table-cell table:formula="of:=N(AND([.$I85]&lt;=[.AH$1]; [.$I85]&gt;[.AG$1]))" office:value-type="float" office:value="0">
            <text:p>0</text:p>
          </table:table-cell>
          <table:table-cell table:formula="of:=N(AND([.$I85]&lt;=[.AI$1]; [.$I8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4:36Z</text:p>
          </table:table-cell>
          <table:table-cell office:value-type="float" office:value="3711">
            <text:p>3711</text:p>
          </table:table-cell>
          <table:table-cell/>
          <table:table-cell office:value-type="float" office:value="323000">
            <text:p>323000</text:p>
          </table:table-cell>
          <table:table-cell office:value-type="float" office:value="1361">
            <text:p>1361</text:p>
          </table:table-cell>
          <table:table-cell table:formula="of:=N(AND([.$I86]&lt;=[.K$1]; [.$I86]&gt;[.J$1]))" office:value-type="float" office:value="0">
            <text:p>0</text:p>
          </table:table-cell>
          <table:table-cell table:formula="of:=N(AND([.$I86]&lt;=[.L$1]; [.$I86]&gt;[.K$1]))" office:value-type="float" office:value="0">
            <text:p>0</text:p>
          </table:table-cell>
          <table:table-cell table:formula="of:=N(AND([.$I86]&lt;=[.M$1]; [.$I86]&gt;[.L$1]))" office:value-type="float" office:value="0">
            <text:p>0</text:p>
          </table:table-cell>
          <table:table-cell table:formula="of:=N(AND([.$I86]&lt;=[.N$1]; [.$I86]&gt;[.M$1]))" office:value-type="float" office:value="0">
            <text:p>0</text:p>
          </table:table-cell>
          <table:table-cell table:formula="of:=N(AND([.$I86]&lt;=[.O$1]; [.$I86]&gt;[.N$1]))" office:value-type="float" office:value="0">
            <text:p>0</text:p>
          </table:table-cell>
          <table:table-cell table:formula="of:=N(AND([.$I86]&lt;=[.P$1]; [.$I86]&gt;[.O$1]))" office:value-type="float" office:value="0">
            <text:p>0</text:p>
          </table:table-cell>
          <table:table-cell table:formula="of:=N(AND([.$I86]&lt;=[.Q$1]; [.$I86]&gt;[.P$1]))" office:value-type="float" office:value="0">
            <text:p>0</text:p>
          </table:table-cell>
          <table:table-cell table:formula="of:=N(AND([.$I86]&lt;=[.R$1]; [.$I86]&gt;[.Q$1]))" office:value-type="float" office:value="0">
            <text:p>0</text:p>
          </table:table-cell>
          <table:table-cell table:formula="of:=N(AND([.$I86]&lt;=[.S$1]; [.$I86]&gt;[.R$1]))" office:value-type="float" office:value="0">
            <text:p>0</text:p>
          </table:table-cell>
          <table:table-cell table:formula="of:=N(AND([.$I86]&lt;=[.T$1]; [.$I86]&gt;[.S$1]))" office:value-type="float" office:value="0">
            <text:p>0</text:p>
          </table:table-cell>
          <table:table-cell table:formula="of:=N(AND([.$I86]&lt;=[.U$1]; [.$I86]&gt;[.T$1]))" office:value-type="float" office:value="1">
            <text:p>1</text:p>
          </table:table-cell>
          <table:table-cell table:formula="of:=N(AND([.$I86]&lt;=[.V$1]; [.$I86]&gt;[.U$1]))" office:value-type="float" office:value="0">
            <text:p>0</text:p>
          </table:table-cell>
          <table:table-cell table:formula="of:=N(AND([.$I86]&lt;=[.W$1]; [.$I86]&gt;[.V$1]))" office:value-type="float" office:value="0">
            <text:p>0</text:p>
          </table:table-cell>
          <table:table-cell table:formula="of:=N(AND([.$I86]&lt;=[.X$1]; [.$I86]&gt;[.W$1]))" office:value-type="float" office:value="0">
            <text:p>0</text:p>
          </table:table-cell>
          <table:table-cell table:formula="of:=N(AND([.$I86]&lt;=[.Y$1]; [.$I86]&gt;[.X$1]))" office:value-type="float" office:value="0">
            <text:p>0</text:p>
          </table:table-cell>
          <table:table-cell table:formula="of:=N(AND([.$I86]&lt;=[.Z$1]; [.$I86]&gt;[.Y$1]))" office:value-type="float" office:value="0">
            <text:p>0</text:p>
          </table:table-cell>
          <table:table-cell table:formula="of:=N(AND([.$I86]&lt;=[.AA$1]; [.$I86]&gt;[.Z$1]))" office:value-type="float" office:value="0">
            <text:p>0</text:p>
          </table:table-cell>
          <table:table-cell table:formula="of:=N(AND([.$I86]&lt;=[.AB$1]; [.$I86]&gt;[.AA$1]))" office:value-type="float" office:value="0">
            <text:p>0</text:p>
          </table:table-cell>
          <table:table-cell table:formula="of:=N(AND([.$I86]&lt;=[.AC$1]; [.$I86]&gt;[.AB$1]))" office:value-type="float" office:value="0">
            <text:p>0</text:p>
          </table:table-cell>
          <table:table-cell table:formula="of:=N(AND([.$I86]&lt;=[.AD$1]; [.$I86]&gt;[.AC$1]))" office:value-type="float" office:value="0">
            <text:p>0</text:p>
          </table:table-cell>
          <table:table-cell table:formula="of:=N(AND([.$I86]&lt;=[.AE$1]; [.$I86]&gt;[.AD$1]))" office:value-type="float" office:value="0">
            <text:p>0</text:p>
          </table:table-cell>
          <table:table-cell table:formula="of:=N(AND([.$I86]&lt;=[.AF$1]; [.$I86]&gt;[.AE$1]))" office:value-type="float" office:value="0">
            <text:p>0</text:p>
          </table:table-cell>
          <table:table-cell table:formula="of:=N(AND([.$I86]&lt;=[.AG$1]; [.$I86]&gt;[.AF$1]))" office:value-type="float" office:value="0">
            <text:p>0</text:p>
          </table:table-cell>
          <table:table-cell table:formula="of:=N(AND([.$I86]&lt;=[.AH$1]; [.$I86]&gt;[.AG$1]))" office:value-type="float" office:value="0">
            <text:p>0</text:p>
          </table:table-cell>
          <table:table-cell table:formula="of:=N(AND([.$I86]&lt;=[.AI$1]; [.$I8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5:05Z</text:p>
          </table:table-cell>
          <table:table-cell office:value-type="float" office:value="5087">
            <text:p>5087</text:p>
          </table:table-cell>
          <table:table-cell/>
          <table:table-cell office:value-type="float" office:value="366000">
            <text:p>366000</text:p>
          </table:table-cell>
          <table:table-cell office:value-type="float" office:value="1361">
            <text:p>1361</text:p>
          </table:table-cell>
          <table:table-cell table:formula="of:=N(AND([.$I87]&lt;=[.K$1]; [.$I87]&gt;[.J$1]))" office:value-type="float" office:value="0">
            <text:p>0</text:p>
          </table:table-cell>
          <table:table-cell table:formula="of:=N(AND([.$I87]&lt;=[.L$1]; [.$I87]&gt;[.K$1]))" office:value-type="float" office:value="0">
            <text:p>0</text:p>
          </table:table-cell>
          <table:table-cell table:formula="of:=N(AND([.$I87]&lt;=[.M$1]; [.$I87]&gt;[.L$1]))" office:value-type="float" office:value="0">
            <text:p>0</text:p>
          </table:table-cell>
          <table:table-cell table:formula="of:=N(AND([.$I87]&lt;=[.N$1]; [.$I87]&gt;[.M$1]))" office:value-type="float" office:value="0">
            <text:p>0</text:p>
          </table:table-cell>
          <table:table-cell table:formula="of:=N(AND([.$I87]&lt;=[.O$1]; [.$I87]&gt;[.N$1]))" office:value-type="float" office:value="0">
            <text:p>0</text:p>
          </table:table-cell>
          <table:table-cell table:formula="of:=N(AND([.$I87]&lt;=[.P$1]; [.$I87]&gt;[.O$1]))" office:value-type="float" office:value="0">
            <text:p>0</text:p>
          </table:table-cell>
          <table:table-cell table:formula="of:=N(AND([.$I87]&lt;=[.Q$1]; [.$I87]&gt;[.P$1]))" office:value-type="float" office:value="0">
            <text:p>0</text:p>
          </table:table-cell>
          <table:table-cell table:formula="of:=N(AND([.$I87]&lt;=[.R$1]; [.$I87]&gt;[.Q$1]))" office:value-type="float" office:value="0">
            <text:p>0</text:p>
          </table:table-cell>
          <table:table-cell table:formula="of:=N(AND([.$I87]&lt;=[.S$1]; [.$I87]&gt;[.R$1]))" office:value-type="float" office:value="0">
            <text:p>0</text:p>
          </table:table-cell>
          <table:table-cell table:formula="of:=N(AND([.$I87]&lt;=[.T$1]; [.$I87]&gt;[.S$1]))" office:value-type="float" office:value="0">
            <text:p>0</text:p>
          </table:table-cell>
          <table:table-cell table:formula="of:=N(AND([.$I87]&lt;=[.U$1]; [.$I87]&gt;[.T$1]))" office:value-type="float" office:value="0">
            <text:p>0</text:p>
          </table:table-cell>
          <table:table-cell table:formula="of:=N(AND([.$I87]&lt;=[.V$1]; [.$I87]&gt;[.U$1]))" office:value-type="float" office:value="0">
            <text:p>0</text:p>
          </table:table-cell>
          <table:table-cell table:formula="of:=N(AND([.$I87]&lt;=[.W$1]; [.$I87]&gt;[.V$1]))" office:value-type="float" office:value="1">
            <text:p>1</text:p>
          </table:table-cell>
          <table:table-cell table:formula="of:=N(AND([.$I87]&lt;=[.X$1]; [.$I87]&gt;[.W$1]))" office:value-type="float" office:value="0">
            <text:p>0</text:p>
          </table:table-cell>
          <table:table-cell table:formula="of:=N(AND([.$I87]&lt;=[.Y$1]; [.$I87]&gt;[.X$1]))" office:value-type="float" office:value="0">
            <text:p>0</text:p>
          </table:table-cell>
          <table:table-cell table:formula="of:=N(AND([.$I87]&lt;=[.Z$1]; [.$I87]&gt;[.Y$1]))" office:value-type="float" office:value="0">
            <text:p>0</text:p>
          </table:table-cell>
          <table:table-cell table:formula="of:=N(AND([.$I87]&lt;=[.AA$1]; [.$I87]&gt;[.Z$1]))" office:value-type="float" office:value="0">
            <text:p>0</text:p>
          </table:table-cell>
          <table:table-cell table:formula="of:=N(AND([.$I87]&lt;=[.AB$1]; [.$I87]&gt;[.AA$1]))" office:value-type="float" office:value="0">
            <text:p>0</text:p>
          </table:table-cell>
          <table:table-cell table:formula="of:=N(AND([.$I87]&lt;=[.AC$1]; [.$I87]&gt;[.AB$1]))" office:value-type="float" office:value="0">
            <text:p>0</text:p>
          </table:table-cell>
          <table:table-cell table:formula="of:=N(AND([.$I87]&lt;=[.AD$1]; [.$I87]&gt;[.AC$1]))" office:value-type="float" office:value="0">
            <text:p>0</text:p>
          </table:table-cell>
          <table:table-cell table:formula="of:=N(AND([.$I87]&lt;=[.AE$1]; [.$I87]&gt;[.AD$1]))" office:value-type="float" office:value="0">
            <text:p>0</text:p>
          </table:table-cell>
          <table:table-cell table:formula="of:=N(AND([.$I87]&lt;=[.AF$1]; [.$I87]&gt;[.AE$1]))" office:value-type="float" office:value="0">
            <text:p>0</text:p>
          </table:table-cell>
          <table:table-cell table:formula="of:=N(AND([.$I87]&lt;=[.AG$1]; [.$I87]&gt;[.AF$1]))" office:value-type="float" office:value="0">
            <text:p>0</text:p>
          </table:table-cell>
          <table:table-cell table:formula="of:=N(AND([.$I87]&lt;=[.AH$1]; [.$I87]&gt;[.AG$1]))" office:value-type="float" office:value="0">
            <text:p>0</text:p>
          </table:table-cell>
          <table:table-cell table:formula="of:=N(AND([.$I87]&lt;=[.AI$1]; [.$I8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6:26Z</text:p>
          </table:table-cell>
          <table:table-cell office:value-type="float" office:value="4209">
            <text:p>4209</text:p>
          </table:table-cell>
          <table:table-cell/>
          <table:table-cell office:value-type="float" office:value="248000">
            <text:p>248000</text:p>
          </table:table-cell>
          <table:table-cell office:value-type="float" office:value="1361">
            <text:p>1361</text:p>
          </table:table-cell>
          <table:table-cell table:formula="of:=N(AND([.$I88]&lt;=[.K$1]; [.$I88]&gt;[.J$1]))" office:value-type="float" office:value="0">
            <text:p>0</text:p>
          </table:table-cell>
          <table:table-cell table:formula="of:=N(AND([.$I88]&lt;=[.L$1]; [.$I88]&gt;[.K$1]))" office:value-type="float" office:value="0">
            <text:p>0</text:p>
          </table:table-cell>
          <table:table-cell table:formula="of:=N(AND([.$I88]&lt;=[.M$1]; [.$I88]&gt;[.L$1]))" office:value-type="float" office:value="0">
            <text:p>0</text:p>
          </table:table-cell>
          <table:table-cell table:formula="of:=N(AND([.$I88]&lt;=[.N$1]; [.$I88]&gt;[.M$1]))" office:value-type="float" office:value="0">
            <text:p>0</text:p>
          </table:table-cell>
          <table:table-cell table:formula="of:=N(AND([.$I88]&lt;=[.O$1]; [.$I88]&gt;[.N$1]))" office:value-type="float" office:value="0">
            <text:p>0</text:p>
          </table:table-cell>
          <table:table-cell table:formula="of:=N(AND([.$I88]&lt;=[.P$1]; [.$I88]&gt;[.O$1]))" office:value-type="float" office:value="0">
            <text:p>0</text:p>
          </table:table-cell>
          <table:table-cell table:formula="of:=N(AND([.$I88]&lt;=[.Q$1]; [.$I88]&gt;[.P$1]))" office:value-type="float" office:value="0">
            <text:p>0</text:p>
          </table:table-cell>
          <table:table-cell table:formula="of:=N(AND([.$I88]&lt;=[.R$1]; [.$I88]&gt;[.Q$1]))" office:value-type="float" office:value="0">
            <text:p>0</text:p>
          </table:table-cell>
          <table:table-cell table:formula="of:=N(AND([.$I88]&lt;=[.S$1]; [.$I88]&gt;[.R$1]))" office:value-type="float" office:value="1">
            <text:p>1</text:p>
          </table:table-cell>
          <table:table-cell table:formula="of:=N(AND([.$I88]&lt;=[.T$1]; [.$I88]&gt;[.S$1]))" office:value-type="float" office:value="0">
            <text:p>0</text:p>
          </table:table-cell>
          <table:table-cell table:formula="of:=N(AND([.$I88]&lt;=[.U$1]; [.$I88]&gt;[.T$1]))" office:value-type="float" office:value="0">
            <text:p>0</text:p>
          </table:table-cell>
          <table:table-cell table:formula="of:=N(AND([.$I88]&lt;=[.V$1]; [.$I88]&gt;[.U$1]))" office:value-type="float" office:value="0">
            <text:p>0</text:p>
          </table:table-cell>
          <table:table-cell table:formula="of:=N(AND([.$I88]&lt;=[.W$1]; [.$I88]&gt;[.V$1]))" office:value-type="float" office:value="0">
            <text:p>0</text:p>
          </table:table-cell>
          <table:table-cell table:formula="of:=N(AND([.$I88]&lt;=[.X$1]; [.$I88]&gt;[.W$1]))" office:value-type="float" office:value="0">
            <text:p>0</text:p>
          </table:table-cell>
          <table:table-cell table:formula="of:=N(AND([.$I88]&lt;=[.Y$1]; [.$I88]&gt;[.X$1]))" office:value-type="float" office:value="0">
            <text:p>0</text:p>
          </table:table-cell>
          <table:table-cell table:formula="of:=N(AND([.$I88]&lt;=[.Z$1]; [.$I88]&gt;[.Y$1]))" office:value-type="float" office:value="0">
            <text:p>0</text:p>
          </table:table-cell>
          <table:table-cell table:formula="of:=N(AND([.$I88]&lt;=[.AA$1]; [.$I88]&gt;[.Z$1]))" office:value-type="float" office:value="0">
            <text:p>0</text:p>
          </table:table-cell>
          <table:table-cell table:formula="of:=N(AND([.$I88]&lt;=[.AB$1]; [.$I88]&gt;[.AA$1]))" office:value-type="float" office:value="0">
            <text:p>0</text:p>
          </table:table-cell>
          <table:table-cell table:formula="of:=N(AND([.$I88]&lt;=[.AC$1]; [.$I88]&gt;[.AB$1]))" office:value-type="float" office:value="0">
            <text:p>0</text:p>
          </table:table-cell>
          <table:table-cell table:formula="of:=N(AND([.$I88]&lt;=[.AD$1]; [.$I88]&gt;[.AC$1]))" office:value-type="float" office:value="0">
            <text:p>0</text:p>
          </table:table-cell>
          <table:table-cell table:formula="of:=N(AND([.$I88]&lt;=[.AE$1]; [.$I88]&gt;[.AD$1]))" office:value-type="float" office:value="0">
            <text:p>0</text:p>
          </table:table-cell>
          <table:table-cell table:formula="of:=N(AND([.$I88]&lt;=[.AF$1]; [.$I88]&gt;[.AE$1]))" office:value-type="float" office:value="0">
            <text:p>0</text:p>
          </table:table-cell>
          <table:table-cell table:formula="of:=N(AND([.$I88]&lt;=[.AG$1]; [.$I88]&gt;[.AF$1]))" office:value-type="float" office:value="0">
            <text:p>0</text:p>
          </table:table-cell>
          <table:table-cell table:formula="of:=N(AND([.$I88]&lt;=[.AH$1]; [.$I88]&gt;[.AG$1]))" office:value-type="float" office:value="0">
            <text:p>0</text:p>
          </table:table-cell>
          <table:table-cell table:formula="of:=N(AND([.$I88]&lt;=[.AI$1]; [.$I8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6:52Z</text:p>
          </table:table-cell>
          <table:table-cell office:value-type="float" office:value="2695">
            <text:p>2695</text:p>
          </table:table-cell>
          <table:table-cell/>
          <table:table-cell office:value-type="float" office:value="192000">
            <text:p>192000</text:p>
          </table:table-cell>
          <table:table-cell office:value-type="float" office:value="1631">
            <text:p>1631</text:p>
          </table:table-cell>
          <table:table-cell table:formula="of:=N(AND([.$I89]&lt;=[.K$1]; [.$I89]&gt;[.J$1]))" office:value-type="float" office:value="0">
            <text:p>0</text:p>
          </table:table-cell>
          <table:table-cell table:formula="of:=N(AND([.$I89]&lt;=[.L$1]; [.$I89]&gt;[.K$1]))" office:value-type="float" office:value="0">
            <text:p>0</text:p>
          </table:table-cell>
          <table:table-cell table:formula="of:=N(AND([.$I89]&lt;=[.M$1]; [.$I89]&gt;[.L$1]))" office:value-type="float" office:value="0">
            <text:p>0</text:p>
          </table:table-cell>
          <table:table-cell table:formula="of:=N(AND([.$I89]&lt;=[.N$1]; [.$I89]&gt;[.M$1]))" office:value-type="float" office:value="0">
            <text:p>0</text:p>
          </table:table-cell>
          <table:table-cell table:formula="of:=N(AND([.$I89]&lt;=[.O$1]; [.$I89]&gt;[.N$1]))" office:value-type="float" office:value="0">
            <text:p>0</text:p>
          </table:table-cell>
          <table:table-cell table:formula="of:=N(AND([.$I89]&lt;=[.P$1]; [.$I89]&gt;[.O$1]))" office:value-type="float" office:value="0">
            <text:p>0</text:p>
          </table:table-cell>
          <table:table-cell table:formula="of:=N(AND([.$I89]&lt;=[.Q$1]; [.$I89]&gt;[.P$1]))" office:value-type="float" office:value="1">
            <text:p>1</text:p>
          </table:table-cell>
          <table:table-cell table:formula="of:=N(AND([.$I89]&lt;=[.R$1]; [.$I89]&gt;[.Q$1]))" office:value-type="float" office:value="0">
            <text:p>0</text:p>
          </table:table-cell>
          <table:table-cell table:formula="of:=N(AND([.$I89]&lt;=[.S$1]; [.$I89]&gt;[.R$1]))" office:value-type="float" office:value="0">
            <text:p>0</text:p>
          </table:table-cell>
          <table:table-cell table:formula="of:=N(AND([.$I89]&lt;=[.T$1]; [.$I89]&gt;[.S$1]))" office:value-type="float" office:value="0">
            <text:p>0</text:p>
          </table:table-cell>
          <table:table-cell table:formula="of:=N(AND([.$I89]&lt;=[.U$1]; [.$I89]&gt;[.T$1]))" office:value-type="float" office:value="0">
            <text:p>0</text:p>
          </table:table-cell>
          <table:table-cell table:formula="of:=N(AND([.$I89]&lt;=[.V$1]; [.$I89]&gt;[.U$1]))" office:value-type="float" office:value="0">
            <text:p>0</text:p>
          </table:table-cell>
          <table:table-cell table:formula="of:=N(AND([.$I89]&lt;=[.W$1]; [.$I89]&gt;[.V$1]))" office:value-type="float" office:value="0">
            <text:p>0</text:p>
          </table:table-cell>
          <table:table-cell table:formula="of:=N(AND([.$I89]&lt;=[.X$1]; [.$I89]&gt;[.W$1]))" office:value-type="float" office:value="0">
            <text:p>0</text:p>
          </table:table-cell>
          <table:table-cell table:formula="of:=N(AND([.$I89]&lt;=[.Y$1]; [.$I89]&gt;[.X$1]))" office:value-type="float" office:value="0">
            <text:p>0</text:p>
          </table:table-cell>
          <table:table-cell table:formula="of:=N(AND([.$I89]&lt;=[.Z$1]; [.$I89]&gt;[.Y$1]))" office:value-type="float" office:value="0">
            <text:p>0</text:p>
          </table:table-cell>
          <table:table-cell table:formula="of:=N(AND([.$I89]&lt;=[.AA$1]; [.$I89]&gt;[.Z$1]))" office:value-type="float" office:value="0">
            <text:p>0</text:p>
          </table:table-cell>
          <table:table-cell table:formula="of:=N(AND([.$I89]&lt;=[.AB$1]; [.$I89]&gt;[.AA$1]))" office:value-type="float" office:value="0">
            <text:p>0</text:p>
          </table:table-cell>
          <table:table-cell table:formula="of:=N(AND([.$I89]&lt;=[.AC$1]; [.$I89]&gt;[.AB$1]))" office:value-type="float" office:value="0">
            <text:p>0</text:p>
          </table:table-cell>
          <table:table-cell table:formula="of:=N(AND([.$I89]&lt;=[.AD$1]; [.$I89]&gt;[.AC$1]))" office:value-type="float" office:value="0">
            <text:p>0</text:p>
          </table:table-cell>
          <table:table-cell table:formula="of:=N(AND([.$I89]&lt;=[.AE$1]; [.$I89]&gt;[.AD$1]))" office:value-type="float" office:value="0">
            <text:p>0</text:p>
          </table:table-cell>
          <table:table-cell table:formula="of:=N(AND([.$I89]&lt;=[.AF$1]; [.$I89]&gt;[.AE$1]))" office:value-type="float" office:value="0">
            <text:p>0</text:p>
          </table:table-cell>
          <table:table-cell table:formula="of:=N(AND([.$I89]&lt;=[.AG$1]; [.$I89]&gt;[.AF$1]))" office:value-type="float" office:value="0">
            <text:p>0</text:p>
          </table:table-cell>
          <table:table-cell table:formula="of:=N(AND([.$I89]&lt;=[.AH$1]; [.$I89]&gt;[.AG$1]))" office:value-type="float" office:value="0">
            <text:p>0</text:p>
          </table:table-cell>
          <table:table-cell table:formula="of:=N(AND([.$I89]&lt;=[.AI$1]; [.$I8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NXWJNNEHHTXUXZQVJEEUYL23UC6DL2ED</text:p>
          </table:table-cell>
          <table:table-cell office:value-type="string">
            <text:p>2013-03-16T13:05:50Z</text:p>
          </table:table-cell>
          <table:table-cell office:value-type="string">
            <text:p>2013-03-16T13:07:19Z</text:p>
          </table:table-cell>
          <table:table-cell office:value-type="float" office:value="2534">
            <text:p>2534</text:p>
          </table:table-cell>
          <table:table-cell/>
          <table:table-cell office:value-type="float" office:value="89000">
            <text:p>89000</text:p>
          </table:table-cell>
          <table:table-cell office:value-type="float" office:value="1631">
            <text:p>1631</text:p>
          </table:table-cell>
          <table:table-cell table:formula="of:=N(AND([.$I90]&lt;=[.K$1]; [.$I90]&gt;[.J$1]))" office:value-type="float" office:value="0">
            <text:p>0</text:p>
          </table:table-cell>
          <table:table-cell table:formula="of:=N(AND([.$I90]&lt;=[.L$1]; [.$I90]&gt;[.K$1]))" office:value-type="float" office:value="0">
            <text:p>0</text:p>
          </table:table-cell>
          <table:table-cell table:formula="of:=N(AND([.$I90]&lt;=[.M$1]; [.$I90]&gt;[.L$1]))" office:value-type="float" office:value="1">
            <text:p>1</text:p>
          </table:table-cell>
          <table:table-cell table:formula="of:=N(AND([.$I90]&lt;=[.N$1]; [.$I90]&gt;[.M$1]))" office:value-type="float" office:value="0">
            <text:p>0</text:p>
          </table:table-cell>
          <table:table-cell table:formula="of:=N(AND([.$I90]&lt;=[.O$1]; [.$I90]&gt;[.N$1]))" office:value-type="float" office:value="0">
            <text:p>0</text:p>
          </table:table-cell>
          <table:table-cell table:formula="of:=N(AND([.$I90]&lt;=[.P$1]; [.$I90]&gt;[.O$1]))" office:value-type="float" office:value="0">
            <text:p>0</text:p>
          </table:table-cell>
          <table:table-cell table:formula="of:=N(AND([.$I90]&lt;=[.Q$1]; [.$I90]&gt;[.P$1]))" office:value-type="float" office:value="0">
            <text:p>0</text:p>
          </table:table-cell>
          <table:table-cell table:formula="of:=N(AND([.$I90]&lt;=[.R$1]; [.$I90]&gt;[.Q$1]))" office:value-type="float" office:value="0">
            <text:p>0</text:p>
          </table:table-cell>
          <table:table-cell table:formula="of:=N(AND([.$I90]&lt;=[.S$1]; [.$I90]&gt;[.R$1]))" office:value-type="float" office:value="0">
            <text:p>0</text:p>
          </table:table-cell>
          <table:table-cell table:formula="of:=N(AND([.$I90]&lt;=[.T$1]; [.$I90]&gt;[.S$1]))" office:value-type="float" office:value="0">
            <text:p>0</text:p>
          </table:table-cell>
          <table:table-cell table:formula="of:=N(AND([.$I90]&lt;=[.U$1]; [.$I90]&gt;[.T$1]))" office:value-type="float" office:value="0">
            <text:p>0</text:p>
          </table:table-cell>
          <table:table-cell table:formula="of:=N(AND([.$I90]&lt;=[.V$1]; [.$I90]&gt;[.U$1]))" office:value-type="float" office:value="0">
            <text:p>0</text:p>
          </table:table-cell>
          <table:table-cell table:formula="of:=N(AND([.$I90]&lt;=[.W$1]; [.$I90]&gt;[.V$1]))" office:value-type="float" office:value="0">
            <text:p>0</text:p>
          </table:table-cell>
          <table:table-cell table:formula="of:=N(AND([.$I90]&lt;=[.X$1]; [.$I90]&gt;[.W$1]))" office:value-type="float" office:value="0">
            <text:p>0</text:p>
          </table:table-cell>
          <table:table-cell table:formula="of:=N(AND([.$I90]&lt;=[.Y$1]; [.$I90]&gt;[.X$1]))" office:value-type="float" office:value="0">
            <text:p>0</text:p>
          </table:table-cell>
          <table:table-cell table:formula="of:=N(AND([.$I90]&lt;=[.Z$1]; [.$I90]&gt;[.Y$1]))" office:value-type="float" office:value="0">
            <text:p>0</text:p>
          </table:table-cell>
          <table:table-cell table:formula="of:=N(AND([.$I90]&lt;=[.AA$1]; [.$I90]&gt;[.Z$1]))" office:value-type="float" office:value="0">
            <text:p>0</text:p>
          </table:table-cell>
          <table:table-cell table:formula="of:=N(AND([.$I90]&lt;=[.AB$1]; [.$I90]&gt;[.AA$1]))" office:value-type="float" office:value="0">
            <text:p>0</text:p>
          </table:table-cell>
          <table:table-cell table:formula="of:=N(AND([.$I90]&lt;=[.AC$1]; [.$I90]&gt;[.AB$1]))" office:value-type="float" office:value="0">
            <text:p>0</text:p>
          </table:table-cell>
          <table:table-cell table:formula="of:=N(AND([.$I90]&lt;=[.AD$1]; [.$I90]&gt;[.AC$1]))" office:value-type="float" office:value="0">
            <text:p>0</text:p>
          </table:table-cell>
          <table:table-cell table:formula="of:=N(AND([.$I90]&lt;=[.AE$1]; [.$I90]&gt;[.AD$1]))" office:value-type="float" office:value="0">
            <text:p>0</text:p>
          </table:table-cell>
          <table:table-cell table:formula="of:=N(AND([.$I90]&lt;=[.AF$1]; [.$I90]&gt;[.AE$1]))" office:value-type="float" office:value="0">
            <text:p>0</text:p>
          </table:table-cell>
          <table:table-cell table:formula="of:=N(AND([.$I90]&lt;=[.AG$1]; [.$I90]&gt;[.AF$1]))" office:value-type="float" office:value="0">
            <text:p>0</text:p>
          </table:table-cell>
          <table:table-cell table:formula="of:=N(AND([.$I90]&lt;=[.AH$1]; [.$I90]&gt;[.AG$1]))" office:value-type="float" office:value="0">
            <text:p>0</text:p>
          </table:table-cell>
          <table:table-cell table:formula="of:=N(AND([.$I90]&lt;=[.AI$1]; [.$I9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7:47Z</text:p>
          </table:table-cell>
          <table:table-cell office:value-type="float" office:value="3690">
            <text:p>3690</text:p>
          </table:table-cell>
          <table:table-cell/>
          <table:table-cell office:value-type="float" office:value="321000">
            <text:p>321000</text:p>
          </table:table-cell>
          <table:table-cell office:value-type="float" office:value="1361">
            <text:p>1361</text:p>
          </table:table-cell>
          <table:table-cell table:formula="of:=N(AND([.$I91]&lt;=[.K$1]; [.$I91]&gt;[.J$1]))" office:value-type="float" office:value="0">
            <text:p>0</text:p>
          </table:table-cell>
          <table:table-cell table:formula="of:=N(AND([.$I91]&lt;=[.L$1]; [.$I91]&gt;[.K$1]))" office:value-type="float" office:value="0">
            <text:p>0</text:p>
          </table:table-cell>
          <table:table-cell table:formula="of:=N(AND([.$I91]&lt;=[.M$1]; [.$I91]&gt;[.L$1]))" office:value-type="float" office:value="0">
            <text:p>0</text:p>
          </table:table-cell>
          <table:table-cell table:formula="of:=N(AND([.$I91]&lt;=[.N$1]; [.$I91]&gt;[.M$1]))" office:value-type="float" office:value="0">
            <text:p>0</text:p>
          </table:table-cell>
          <table:table-cell table:formula="of:=N(AND([.$I91]&lt;=[.O$1]; [.$I91]&gt;[.N$1]))" office:value-type="float" office:value="0">
            <text:p>0</text:p>
          </table:table-cell>
          <table:table-cell table:formula="of:=N(AND([.$I91]&lt;=[.P$1]; [.$I91]&gt;[.O$1]))" office:value-type="float" office:value="0">
            <text:p>0</text:p>
          </table:table-cell>
          <table:table-cell table:formula="of:=N(AND([.$I91]&lt;=[.Q$1]; [.$I91]&gt;[.P$1]))" office:value-type="float" office:value="0">
            <text:p>0</text:p>
          </table:table-cell>
          <table:table-cell table:formula="of:=N(AND([.$I91]&lt;=[.R$1]; [.$I91]&gt;[.Q$1]))" office:value-type="float" office:value="0">
            <text:p>0</text:p>
          </table:table-cell>
          <table:table-cell table:formula="of:=N(AND([.$I91]&lt;=[.S$1]; [.$I91]&gt;[.R$1]))" office:value-type="float" office:value="0">
            <text:p>0</text:p>
          </table:table-cell>
          <table:table-cell table:formula="of:=N(AND([.$I91]&lt;=[.T$1]; [.$I91]&gt;[.S$1]))" office:value-type="float" office:value="0">
            <text:p>0</text:p>
          </table:table-cell>
          <table:table-cell table:formula="of:=N(AND([.$I91]&lt;=[.U$1]; [.$I91]&gt;[.T$1]))" office:value-type="float" office:value="1">
            <text:p>1</text:p>
          </table:table-cell>
          <table:table-cell table:formula="of:=N(AND([.$I91]&lt;=[.V$1]; [.$I91]&gt;[.U$1]))" office:value-type="float" office:value="0">
            <text:p>0</text:p>
          </table:table-cell>
          <table:table-cell table:formula="of:=N(AND([.$I91]&lt;=[.W$1]; [.$I91]&gt;[.V$1]))" office:value-type="float" office:value="0">
            <text:p>0</text:p>
          </table:table-cell>
          <table:table-cell table:formula="of:=N(AND([.$I91]&lt;=[.X$1]; [.$I91]&gt;[.W$1]))" office:value-type="float" office:value="0">
            <text:p>0</text:p>
          </table:table-cell>
          <table:table-cell table:formula="of:=N(AND([.$I91]&lt;=[.Y$1]; [.$I91]&gt;[.X$1]))" office:value-type="float" office:value="0">
            <text:p>0</text:p>
          </table:table-cell>
          <table:table-cell table:formula="of:=N(AND([.$I91]&lt;=[.Z$1]; [.$I91]&gt;[.Y$1]))" office:value-type="float" office:value="0">
            <text:p>0</text:p>
          </table:table-cell>
          <table:table-cell table:formula="of:=N(AND([.$I91]&lt;=[.AA$1]; [.$I91]&gt;[.Z$1]))" office:value-type="float" office:value="0">
            <text:p>0</text:p>
          </table:table-cell>
          <table:table-cell table:formula="of:=N(AND([.$I91]&lt;=[.AB$1]; [.$I91]&gt;[.AA$1]))" office:value-type="float" office:value="0">
            <text:p>0</text:p>
          </table:table-cell>
          <table:table-cell table:formula="of:=N(AND([.$I91]&lt;=[.AC$1]; [.$I91]&gt;[.AB$1]))" office:value-type="float" office:value="0">
            <text:p>0</text:p>
          </table:table-cell>
          <table:table-cell table:formula="of:=N(AND([.$I91]&lt;=[.AD$1]; [.$I91]&gt;[.AC$1]))" office:value-type="float" office:value="0">
            <text:p>0</text:p>
          </table:table-cell>
          <table:table-cell table:formula="of:=N(AND([.$I91]&lt;=[.AE$1]; [.$I91]&gt;[.AD$1]))" office:value-type="float" office:value="0">
            <text:p>0</text:p>
          </table:table-cell>
          <table:table-cell table:formula="of:=N(AND([.$I91]&lt;=[.AF$1]; [.$I91]&gt;[.AE$1]))" office:value-type="float" office:value="0">
            <text:p>0</text:p>
          </table:table-cell>
          <table:table-cell table:formula="of:=N(AND([.$I91]&lt;=[.AG$1]; [.$I91]&gt;[.AF$1]))" office:value-type="float" office:value="0">
            <text:p>0</text:p>
          </table:table-cell>
          <table:table-cell table:formula="of:=N(AND([.$I91]&lt;=[.AH$1]; [.$I91]&gt;[.AG$1]))" office:value-type="float" office:value="0">
            <text:p>0</text:p>
          </table:table-cell>
          <table:table-cell table:formula="of:=N(AND([.$I91]&lt;=[.AI$1]; [.$I9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8:30Z</text:p>
          </table:table-cell>
          <table:table-cell office:value-type="float" office:value="18781">
            <text:p>18781</text:p>
          </table:table-cell>
          <table:table-cell/>
          <table:table-cell office:value-type="float" office:value="144000">
            <text:p>144000</text:p>
          </table:table-cell>
          <table:table-cell office:value-type="float" office:value="1631">
            <text:p>1631</text:p>
          </table:table-cell>
          <table:table-cell table:formula="of:=N(AND([.$I92]&lt;=[.K$1]; [.$I92]&gt;[.J$1]))" office:value-type="float" office:value="0">
            <text:p>0</text:p>
          </table:table-cell>
          <table:table-cell table:formula="of:=N(AND([.$I92]&lt;=[.L$1]; [.$I92]&gt;[.K$1]))" office:value-type="float" office:value="0">
            <text:p>0</text:p>
          </table:table-cell>
          <table:table-cell table:formula="of:=N(AND([.$I92]&lt;=[.M$1]; [.$I92]&gt;[.L$1]))" office:value-type="float" office:value="0">
            <text:p>0</text:p>
          </table:table-cell>
          <table:table-cell table:formula="of:=N(AND([.$I92]&lt;=[.N$1]; [.$I92]&gt;[.M$1]))" office:value-type="float" office:value="0">
            <text:p>0</text:p>
          </table:table-cell>
          <table:table-cell table:formula="of:=N(AND([.$I92]&lt;=[.O$1]; [.$I92]&gt;[.N$1]))" office:value-type="float" office:value="1">
            <text:p>1</text:p>
          </table:table-cell>
          <table:table-cell table:formula="of:=N(AND([.$I92]&lt;=[.P$1]; [.$I92]&gt;[.O$1]))" office:value-type="float" office:value="0">
            <text:p>0</text:p>
          </table:table-cell>
          <table:table-cell table:formula="of:=N(AND([.$I92]&lt;=[.Q$1]; [.$I92]&gt;[.P$1]))" office:value-type="float" office:value="0">
            <text:p>0</text:p>
          </table:table-cell>
          <table:table-cell table:formula="of:=N(AND([.$I92]&lt;=[.R$1]; [.$I92]&gt;[.Q$1]))" office:value-type="float" office:value="0">
            <text:p>0</text:p>
          </table:table-cell>
          <table:table-cell table:formula="of:=N(AND([.$I92]&lt;=[.S$1]; [.$I92]&gt;[.R$1]))" office:value-type="float" office:value="0">
            <text:p>0</text:p>
          </table:table-cell>
          <table:table-cell table:formula="of:=N(AND([.$I92]&lt;=[.T$1]; [.$I92]&gt;[.S$1]))" office:value-type="float" office:value="0">
            <text:p>0</text:p>
          </table:table-cell>
          <table:table-cell table:formula="of:=N(AND([.$I92]&lt;=[.U$1]; [.$I92]&gt;[.T$1]))" office:value-type="float" office:value="0">
            <text:p>0</text:p>
          </table:table-cell>
          <table:table-cell table:formula="of:=N(AND([.$I92]&lt;=[.V$1]; [.$I92]&gt;[.U$1]))" office:value-type="float" office:value="0">
            <text:p>0</text:p>
          </table:table-cell>
          <table:table-cell table:formula="of:=N(AND([.$I92]&lt;=[.W$1]; [.$I92]&gt;[.V$1]))" office:value-type="float" office:value="0">
            <text:p>0</text:p>
          </table:table-cell>
          <table:table-cell table:formula="of:=N(AND([.$I92]&lt;=[.X$1]; [.$I92]&gt;[.W$1]))" office:value-type="float" office:value="0">
            <text:p>0</text:p>
          </table:table-cell>
          <table:table-cell table:formula="of:=N(AND([.$I92]&lt;=[.Y$1]; [.$I92]&gt;[.X$1]))" office:value-type="float" office:value="0">
            <text:p>0</text:p>
          </table:table-cell>
          <table:table-cell table:formula="of:=N(AND([.$I92]&lt;=[.Z$1]; [.$I92]&gt;[.Y$1]))" office:value-type="float" office:value="0">
            <text:p>0</text:p>
          </table:table-cell>
          <table:table-cell table:formula="of:=N(AND([.$I92]&lt;=[.AA$1]; [.$I92]&gt;[.Z$1]))" office:value-type="float" office:value="0">
            <text:p>0</text:p>
          </table:table-cell>
          <table:table-cell table:formula="of:=N(AND([.$I92]&lt;=[.AB$1]; [.$I92]&gt;[.AA$1]))" office:value-type="float" office:value="0">
            <text:p>0</text:p>
          </table:table-cell>
          <table:table-cell table:formula="of:=N(AND([.$I92]&lt;=[.AC$1]; [.$I92]&gt;[.AB$1]))" office:value-type="float" office:value="0">
            <text:p>0</text:p>
          </table:table-cell>
          <table:table-cell table:formula="of:=N(AND([.$I92]&lt;=[.AD$1]; [.$I92]&gt;[.AC$1]))" office:value-type="float" office:value="0">
            <text:p>0</text:p>
          </table:table-cell>
          <table:table-cell table:formula="of:=N(AND([.$I92]&lt;=[.AE$1]; [.$I92]&gt;[.AD$1]))" office:value-type="float" office:value="0">
            <text:p>0</text:p>
          </table:table-cell>
          <table:table-cell table:formula="of:=N(AND([.$I92]&lt;=[.AF$1]; [.$I92]&gt;[.AE$1]))" office:value-type="float" office:value="0">
            <text:p>0</text:p>
          </table:table-cell>
          <table:table-cell table:formula="of:=N(AND([.$I92]&lt;=[.AG$1]; [.$I92]&gt;[.AF$1]))" office:value-type="float" office:value="0">
            <text:p>0</text:p>
          </table:table-cell>
          <table:table-cell table:formula="of:=N(AND([.$I92]&lt;=[.AH$1]; [.$I92]&gt;[.AG$1]))" office:value-type="float" office:value="0">
            <text:p>0</text:p>
          </table:table-cell>
          <table:table-cell table:formula="of:=N(AND([.$I92]&lt;=[.AI$1]; [.$I9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V3MKTEFOOOQ4NIY233IJAPIYXLZVWHJV</text:p>
          </table:table-cell>
          <table:table-cell office:value-type="string">
            <text:p>2013-03-16T13:06:44Z</text:p>
          </table:table-cell>
          <table:table-cell office:value-type="string">
            <text:p>2013-03-16T13:09:08Z</text:p>
          </table:table-cell>
          <table:table-cell office:value-type="float" office:value="2771">
            <text:p>2771</text:p>
          </table:table-cell>
          <table:table-cell/>
          <table:table-cell office:value-type="float" office:value="144000">
            <text:p>144000</text:p>
          </table:table-cell>
          <table:table-cell office:value-type="float" office:value="1631">
            <text:p>1631</text:p>
          </table:table-cell>
          <table:table-cell table:formula="of:=N(AND([.$I93]&lt;=[.K$1]; [.$I93]&gt;[.J$1]))" office:value-type="float" office:value="0">
            <text:p>0</text:p>
          </table:table-cell>
          <table:table-cell table:formula="of:=N(AND([.$I93]&lt;=[.L$1]; [.$I93]&gt;[.K$1]))" office:value-type="float" office:value="0">
            <text:p>0</text:p>
          </table:table-cell>
          <table:table-cell table:formula="of:=N(AND([.$I93]&lt;=[.M$1]; [.$I93]&gt;[.L$1]))" office:value-type="float" office:value="0">
            <text:p>0</text:p>
          </table:table-cell>
          <table:table-cell table:formula="of:=N(AND([.$I93]&lt;=[.N$1]; [.$I93]&gt;[.M$1]))" office:value-type="float" office:value="0">
            <text:p>0</text:p>
          </table:table-cell>
          <table:table-cell table:formula="of:=N(AND([.$I93]&lt;=[.O$1]; [.$I93]&gt;[.N$1]))" office:value-type="float" office:value="1">
            <text:p>1</text:p>
          </table:table-cell>
          <table:table-cell table:formula="of:=N(AND([.$I93]&lt;=[.P$1]; [.$I93]&gt;[.O$1]))" office:value-type="float" office:value="0">
            <text:p>0</text:p>
          </table:table-cell>
          <table:table-cell table:formula="of:=N(AND([.$I93]&lt;=[.Q$1]; [.$I93]&gt;[.P$1]))" office:value-type="float" office:value="0">
            <text:p>0</text:p>
          </table:table-cell>
          <table:table-cell table:formula="of:=N(AND([.$I93]&lt;=[.R$1]; [.$I93]&gt;[.Q$1]))" office:value-type="float" office:value="0">
            <text:p>0</text:p>
          </table:table-cell>
          <table:table-cell table:formula="of:=N(AND([.$I93]&lt;=[.S$1]; [.$I93]&gt;[.R$1]))" office:value-type="float" office:value="0">
            <text:p>0</text:p>
          </table:table-cell>
          <table:table-cell table:formula="of:=N(AND([.$I93]&lt;=[.T$1]; [.$I93]&gt;[.S$1]))" office:value-type="float" office:value="0">
            <text:p>0</text:p>
          </table:table-cell>
          <table:table-cell table:formula="of:=N(AND([.$I93]&lt;=[.U$1]; [.$I93]&gt;[.T$1]))" office:value-type="float" office:value="0">
            <text:p>0</text:p>
          </table:table-cell>
          <table:table-cell table:formula="of:=N(AND([.$I93]&lt;=[.V$1]; [.$I93]&gt;[.U$1]))" office:value-type="float" office:value="0">
            <text:p>0</text:p>
          </table:table-cell>
          <table:table-cell table:formula="of:=N(AND([.$I93]&lt;=[.W$1]; [.$I93]&gt;[.V$1]))" office:value-type="float" office:value="0">
            <text:p>0</text:p>
          </table:table-cell>
          <table:table-cell table:formula="of:=N(AND([.$I93]&lt;=[.X$1]; [.$I93]&gt;[.W$1]))" office:value-type="float" office:value="0">
            <text:p>0</text:p>
          </table:table-cell>
          <table:table-cell table:formula="of:=N(AND([.$I93]&lt;=[.Y$1]; [.$I93]&gt;[.X$1]))" office:value-type="float" office:value="0">
            <text:p>0</text:p>
          </table:table-cell>
          <table:table-cell table:formula="of:=N(AND([.$I93]&lt;=[.Z$1]; [.$I93]&gt;[.Y$1]))" office:value-type="float" office:value="0">
            <text:p>0</text:p>
          </table:table-cell>
          <table:table-cell table:formula="of:=N(AND([.$I93]&lt;=[.AA$1]; [.$I93]&gt;[.Z$1]))" office:value-type="float" office:value="0">
            <text:p>0</text:p>
          </table:table-cell>
          <table:table-cell table:formula="of:=N(AND([.$I93]&lt;=[.AB$1]; [.$I93]&gt;[.AA$1]))" office:value-type="float" office:value="0">
            <text:p>0</text:p>
          </table:table-cell>
          <table:table-cell table:formula="of:=N(AND([.$I93]&lt;=[.AC$1]; [.$I93]&gt;[.AB$1]))" office:value-type="float" office:value="0">
            <text:p>0</text:p>
          </table:table-cell>
          <table:table-cell table:formula="of:=N(AND([.$I93]&lt;=[.AD$1]; [.$I93]&gt;[.AC$1]))" office:value-type="float" office:value="0">
            <text:p>0</text:p>
          </table:table-cell>
          <table:table-cell table:formula="of:=N(AND([.$I93]&lt;=[.AE$1]; [.$I93]&gt;[.AD$1]))" office:value-type="float" office:value="0">
            <text:p>0</text:p>
          </table:table-cell>
          <table:table-cell table:formula="of:=N(AND([.$I93]&lt;=[.AF$1]; [.$I93]&gt;[.AE$1]))" office:value-type="float" office:value="0">
            <text:p>0</text:p>
          </table:table-cell>
          <table:table-cell table:formula="of:=N(AND([.$I93]&lt;=[.AG$1]; [.$I93]&gt;[.AF$1]))" office:value-type="float" office:value="0">
            <text:p>0</text:p>
          </table:table-cell>
          <table:table-cell table:formula="of:=N(AND([.$I93]&lt;=[.AH$1]; [.$I93]&gt;[.AG$1]))" office:value-type="float" office:value="0">
            <text:p>0</text:p>
          </table:table-cell>
          <table:table-cell table:formula="of:=N(AND([.$I93]&lt;=[.AI$1]; [.$I9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9:35Z</text:p>
          </table:table-cell>
          <table:table-cell office:value-type="float" office:value="2634">
            <text:p>2634</text:p>
          </table:table-cell>
          <table:table-cell/>
          <table:table-cell office:value-type="float" office:value="321000">
            <text:p>321000</text:p>
          </table:table-cell>
          <table:table-cell office:value-type="float" office:value="1631">
            <text:p>1631</text:p>
          </table:table-cell>
          <table:table-cell table:formula="of:=N(AND([.$I94]&lt;=[.K$1]; [.$I94]&gt;[.J$1]))" office:value-type="float" office:value="0">
            <text:p>0</text:p>
          </table:table-cell>
          <table:table-cell table:formula="of:=N(AND([.$I94]&lt;=[.L$1]; [.$I94]&gt;[.K$1]))" office:value-type="float" office:value="0">
            <text:p>0</text:p>
          </table:table-cell>
          <table:table-cell table:formula="of:=N(AND([.$I94]&lt;=[.M$1]; [.$I94]&gt;[.L$1]))" office:value-type="float" office:value="0">
            <text:p>0</text:p>
          </table:table-cell>
          <table:table-cell table:formula="of:=N(AND([.$I94]&lt;=[.N$1]; [.$I94]&gt;[.M$1]))" office:value-type="float" office:value="0">
            <text:p>0</text:p>
          </table:table-cell>
          <table:table-cell table:formula="of:=N(AND([.$I94]&lt;=[.O$1]; [.$I94]&gt;[.N$1]))" office:value-type="float" office:value="0">
            <text:p>0</text:p>
          </table:table-cell>
          <table:table-cell table:formula="of:=N(AND([.$I94]&lt;=[.P$1]; [.$I94]&gt;[.O$1]))" office:value-type="float" office:value="0">
            <text:p>0</text:p>
          </table:table-cell>
          <table:table-cell table:formula="of:=N(AND([.$I94]&lt;=[.Q$1]; [.$I94]&gt;[.P$1]))" office:value-type="float" office:value="0">
            <text:p>0</text:p>
          </table:table-cell>
          <table:table-cell table:formula="of:=N(AND([.$I94]&lt;=[.R$1]; [.$I94]&gt;[.Q$1]))" office:value-type="float" office:value="0">
            <text:p>0</text:p>
          </table:table-cell>
          <table:table-cell table:formula="of:=N(AND([.$I94]&lt;=[.S$1]; [.$I94]&gt;[.R$1]))" office:value-type="float" office:value="0">
            <text:p>0</text:p>
          </table:table-cell>
          <table:table-cell table:formula="of:=N(AND([.$I94]&lt;=[.T$1]; [.$I94]&gt;[.S$1]))" office:value-type="float" office:value="0">
            <text:p>0</text:p>
          </table:table-cell>
          <table:table-cell table:formula="of:=N(AND([.$I94]&lt;=[.U$1]; [.$I94]&gt;[.T$1]))" office:value-type="float" office:value="1">
            <text:p>1</text:p>
          </table:table-cell>
          <table:table-cell table:formula="of:=N(AND([.$I94]&lt;=[.V$1]; [.$I94]&gt;[.U$1]))" office:value-type="float" office:value="0">
            <text:p>0</text:p>
          </table:table-cell>
          <table:table-cell table:formula="of:=N(AND([.$I94]&lt;=[.W$1]; [.$I94]&gt;[.V$1]))" office:value-type="float" office:value="0">
            <text:p>0</text:p>
          </table:table-cell>
          <table:table-cell table:formula="of:=N(AND([.$I94]&lt;=[.X$1]; [.$I94]&gt;[.W$1]))" office:value-type="float" office:value="0">
            <text:p>0</text:p>
          </table:table-cell>
          <table:table-cell table:formula="of:=N(AND([.$I94]&lt;=[.Y$1]; [.$I94]&gt;[.X$1]))" office:value-type="float" office:value="0">
            <text:p>0</text:p>
          </table:table-cell>
          <table:table-cell table:formula="of:=N(AND([.$I94]&lt;=[.Z$1]; [.$I94]&gt;[.Y$1]))" office:value-type="float" office:value="0">
            <text:p>0</text:p>
          </table:table-cell>
          <table:table-cell table:formula="of:=N(AND([.$I94]&lt;=[.AA$1]; [.$I94]&gt;[.Z$1]))" office:value-type="float" office:value="0">
            <text:p>0</text:p>
          </table:table-cell>
          <table:table-cell table:formula="of:=N(AND([.$I94]&lt;=[.AB$1]; [.$I94]&gt;[.AA$1]))" office:value-type="float" office:value="0">
            <text:p>0</text:p>
          </table:table-cell>
          <table:table-cell table:formula="of:=N(AND([.$I94]&lt;=[.AC$1]; [.$I94]&gt;[.AB$1]))" office:value-type="float" office:value="0">
            <text:p>0</text:p>
          </table:table-cell>
          <table:table-cell table:formula="of:=N(AND([.$I94]&lt;=[.AD$1]; [.$I94]&gt;[.AC$1]))" office:value-type="float" office:value="0">
            <text:p>0</text:p>
          </table:table-cell>
          <table:table-cell table:formula="of:=N(AND([.$I94]&lt;=[.AE$1]; [.$I94]&gt;[.AD$1]))" office:value-type="float" office:value="0">
            <text:p>0</text:p>
          </table:table-cell>
          <table:table-cell table:formula="of:=N(AND([.$I94]&lt;=[.AF$1]; [.$I94]&gt;[.AE$1]))" office:value-type="float" office:value="0">
            <text:p>0</text:p>
          </table:table-cell>
          <table:table-cell table:formula="of:=N(AND([.$I94]&lt;=[.AG$1]; [.$I94]&gt;[.AF$1]))" office:value-type="float" office:value="0">
            <text:p>0</text:p>
          </table:table-cell>
          <table:table-cell table:formula="of:=N(AND([.$I94]&lt;=[.AH$1]; [.$I94]&gt;[.AG$1]))" office:value-type="float" office:value="0">
            <text:p>0</text:p>
          </table:table-cell>
          <table:table-cell table:formula="of:=N(AND([.$I94]&lt;=[.AI$1]; [.$I9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10:03Z</text:p>
          </table:table-cell>
          <table:table-cell office:value-type="float" office:value="2717">
            <text:p>2717</text:p>
          </table:table-cell>
          <table:table-cell/>
          <table:table-cell office:value-type="float" office:value="363000">
            <text:p>363000</text:p>
          </table:table-cell>
          <table:table-cell office:value-type="float" office:value="1631">
            <text:p>1631</text:p>
          </table:table-cell>
          <table:table-cell table:formula="of:=N(AND([.$I95]&lt;=[.K$1]; [.$I95]&gt;[.J$1]))" office:value-type="float" office:value="0">
            <text:p>0</text:p>
          </table:table-cell>
          <table:table-cell table:formula="of:=N(AND([.$I95]&lt;=[.L$1]; [.$I95]&gt;[.K$1]))" office:value-type="float" office:value="0">
            <text:p>0</text:p>
          </table:table-cell>
          <table:table-cell table:formula="of:=N(AND([.$I95]&lt;=[.M$1]; [.$I95]&gt;[.L$1]))" office:value-type="float" office:value="0">
            <text:p>0</text:p>
          </table:table-cell>
          <table:table-cell table:formula="of:=N(AND([.$I95]&lt;=[.N$1]; [.$I95]&gt;[.M$1]))" office:value-type="float" office:value="0">
            <text:p>0</text:p>
          </table:table-cell>
          <table:table-cell table:formula="of:=N(AND([.$I95]&lt;=[.O$1]; [.$I95]&gt;[.N$1]))" office:value-type="float" office:value="0">
            <text:p>0</text:p>
          </table:table-cell>
          <table:table-cell table:formula="of:=N(AND([.$I95]&lt;=[.P$1]; [.$I95]&gt;[.O$1]))" office:value-type="float" office:value="0">
            <text:p>0</text:p>
          </table:table-cell>
          <table:table-cell table:formula="of:=N(AND([.$I95]&lt;=[.Q$1]; [.$I95]&gt;[.P$1]))" office:value-type="float" office:value="0">
            <text:p>0</text:p>
          </table:table-cell>
          <table:table-cell table:formula="of:=N(AND([.$I95]&lt;=[.R$1]; [.$I95]&gt;[.Q$1]))" office:value-type="float" office:value="0">
            <text:p>0</text:p>
          </table:table-cell>
          <table:table-cell table:formula="of:=N(AND([.$I95]&lt;=[.S$1]; [.$I95]&gt;[.R$1]))" office:value-type="float" office:value="0">
            <text:p>0</text:p>
          </table:table-cell>
          <table:table-cell table:formula="of:=N(AND([.$I95]&lt;=[.T$1]; [.$I95]&gt;[.S$1]))" office:value-type="float" office:value="0">
            <text:p>0</text:p>
          </table:table-cell>
          <table:table-cell table:formula="of:=N(AND([.$I95]&lt;=[.U$1]; [.$I95]&gt;[.T$1]))" office:value-type="float" office:value="0">
            <text:p>0</text:p>
          </table:table-cell>
          <table:table-cell table:formula="of:=N(AND([.$I95]&lt;=[.V$1]; [.$I95]&gt;[.U$1]))" office:value-type="float" office:value="0">
            <text:p>0</text:p>
          </table:table-cell>
          <table:table-cell table:formula="of:=N(AND([.$I95]&lt;=[.W$1]; [.$I95]&gt;[.V$1]))" office:value-type="float" office:value="1">
            <text:p>1</text:p>
          </table:table-cell>
          <table:table-cell table:formula="of:=N(AND([.$I95]&lt;=[.X$1]; [.$I95]&gt;[.W$1]))" office:value-type="float" office:value="0">
            <text:p>0</text:p>
          </table:table-cell>
          <table:table-cell table:formula="of:=N(AND([.$I95]&lt;=[.Y$1]; [.$I95]&gt;[.X$1]))" office:value-type="float" office:value="0">
            <text:p>0</text:p>
          </table:table-cell>
          <table:table-cell table:formula="of:=N(AND([.$I95]&lt;=[.Z$1]; [.$I95]&gt;[.Y$1]))" office:value-type="float" office:value="0">
            <text:p>0</text:p>
          </table:table-cell>
          <table:table-cell table:formula="of:=N(AND([.$I95]&lt;=[.AA$1]; [.$I95]&gt;[.Z$1]))" office:value-type="float" office:value="0">
            <text:p>0</text:p>
          </table:table-cell>
          <table:table-cell table:formula="of:=N(AND([.$I95]&lt;=[.AB$1]; [.$I95]&gt;[.AA$1]))" office:value-type="float" office:value="0">
            <text:p>0</text:p>
          </table:table-cell>
          <table:table-cell table:formula="of:=N(AND([.$I95]&lt;=[.AC$1]; [.$I95]&gt;[.AB$1]))" office:value-type="float" office:value="0">
            <text:p>0</text:p>
          </table:table-cell>
          <table:table-cell table:formula="of:=N(AND([.$I95]&lt;=[.AD$1]; [.$I95]&gt;[.AC$1]))" office:value-type="float" office:value="0">
            <text:p>0</text:p>
          </table:table-cell>
          <table:table-cell table:formula="of:=N(AND([.$I95]&lt;=[.AE$1]; [.$I95]&gt;[.AD$1]))" office:value-type="float" office:value="0">
            <text:p>0</text:p>
          </table:table-cell>
          <table:table-cell table:formula="of:=N(AND([.$I95]&lt;=[.AF$1]; [.$I95]&gt;[.AE$1]))" office:value-type="float" office:value="0">
            <text:p>0</text:p>
          </table:table-cell>
          <table:table-cell table:formula="of:=N(AND([.$I95]&lt;=[.AG$1]; [.$I95]&gt;[.AF$1]))" office:value-type="float" office:value="0">
            <text:p>0</text:p>
          </table:table-cell>
          <table:table-cell table:formula="of:=N(AND([.$I95]&lt;=[.AH$1]; [.$I95]&gt;[.AG$1]))" office:value-type="float" office:value="0">
            <text:p>0</text:p>
          </table:table-cell>
          <table:table-cell table:formula="of:=N(AND([.$I95]&lt;=[.AI$1]; [.$I9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ZQRW3VIBF6SMJC65MYWEURNKZS2A4KLN</text:p>
          </table:table-cell>
          <table:table-cell office:value-type="string">
            <text:p>2013-03-16T13:09:00Z</text:p>
          </table:table-cell>
          <table:table-cell office:value-type="string">
            <text:p>2013-03-16T13:10:03Z</text:p>
          </table:table-cell>
          <table:table-cell office:value-type="float" office:value="2730">
            <text:p>2730</text:p>
          </table:table-cell>
          <table:table-cell/>
          <table:table-cell office:value-type="float" office:value="63000">
            <text:p>63000</text:p>
          </table:table-cell>
          <table:table-cell office:value-type="float" office:value="1901">
            <text:p>1901</text:p>
          </table:table-cell>
          <table:table-cell table:formula="of:=N(AND([.$I96]&lt;=[.K$1]; [.$I96]&gt;[.J$1]))" office:value-type="float" office:value="0">
            <text:p>0</text:p>
          </table:table-cell>
          <table:table-cell table:formula="of:=N(AND([.$I96]&lt;=[.L$1]; [.$I96]&gt;[.K$1]))" office:value-type="float" office:value="0">
            <text:p>0</text:p>
          </table:table-cell>
          <table:table-cell table:formula="of:=N(AND([.$I96]&lt;=[.M$1]; [.$I96]&gt;[.L$1]))" office:value-type="float" office:value="1">
            <text:p>1</text:p>
          </table:table-cell>
          <table:table-cell table:formula="of:=N(AND([.$I96]&lt;=[.N$1]; [.$I96]&gt;[.M$1]))" office:value-type="float" office:value="0">
            <text:p>0</text:p>
          </table:table-cell>
          <table:table-cell table:formula="of:=N(AND([.$I96]&lt;=[.O$1]; [.$I96]&gt;[.N$1]))" office:value-type="float" office:value="0">
            <text:p>0</text:p>
          </table:table-cell>
          <table:table-cell table:formula="of:=N(AND([.$I96]&lt;=[.P$1]; [.$I96]&gt;[.O$1]))" office:value-type="float" office:value="0">
            <text:p>0</text:p>
          </table:table-cell>
          <table:table-cell table:formula="of:=N(AND([.$I96]&lt;=[.Q$1]; [.$I96]&gt;[.P$1]))" office:value-type="float" office:value="0">
            <text:p>0</text:p>
          </table:table-cell>
          <table:table-cell table:formula="of:=N(AND([.$I96]&lt;=[.R$1]; [.$I96]&gt;[.Q$1]))" office:value-type="float" office:value="0">
            <text:p>0</text:p>
          </table:table-cell>
          <table:table-cell table:formula="of:=N(AND([.$I96]&lt;=[.S$1]; [.$I96]&gt;[.R$1]))" office:value-type="float" office:value="0">
            <text:p>0</text:p>
          </table:table-cell>
          <table:table-cell table:formula="of:=N(AND([.$I96]&lt;=[.T$1]; [.$I96]&gt;[.S$1]))" office:value-type="float" office:value="0">
            <text:p>0</text:p>
          </table:table-cell>
          <table:table-cell table:formula="of:=N(AND([.$I96]&lt;=[.U$1]; [.$I96]&gt;[.T$1]))" office:value-type="float" office:value="0">
            <text:p>0</text:p>
          </table:table-cell>
          <table:table-cell table:formula="of:=N(AND([.$I96]&lt;=[.V$1]; [.$I96]&gt;[.U$1]))" office:value-type="float" office:value="0">
            <text:p>0</text:p>
          </table:table-cell>
          <table:table-cell table:formula="of:=N(AND([.$I96]&lt;=[.W$1]; [.$I96]&gt;[.V$1]))" office:value-type="float" office:value="0">
            <text:p>0</text:p>
          </table:table-cell>
          <table:table-cell table:formula="of:=N(AND([.$I96]&lt;=[.X$1]; [.$I96]&gt;[.W$1]))" office:value-type="float" office:value="0">
            <text:p>0</text:p>
          </table:table-cell>
          <table:table-cell table:formula="of:=N(AND([.$I96]&lt;=[.Y$1]; [.$I96]&gt;[.X$1]))" office:value-type="float" office:value="0">
            <text:p>0</text:p>
          </table:table-cell>
          <table:table-cell table:formula="of:=N(AND([.$I96]&lt;=[.Z$1]; [.$I96]&gt;[.Y$1]))" office:value-type="float" office:value="0">
            <text:p>0</text:p>
          </table:table-cell>
          <table:table-cell table:formula="of:=N(AND([.$I96]&lt;=[.AA$1]; [.$I96]&gt;[.Z$1]))" office:value-type="float" office:value="0">
            <text:p>0</text:p>
          </table:table-cell>
          <table:table-cell table:formula="of:=N(AND([.$I96]&lt;=[.AB$1]; [.$I96]&gt;[.AA$1]))" office:value-type="float" office:value="0">
            <text:p>0</text:p>
          </table:table-cell>
          <table:table-cell table:formula="of:=N(AND([.$I96]&lt;=[.AC$1]; [.$I96]&gt;[.AB$1]))" office:value-type="float" office:value="0">
            <text:p>0</text:p>
          </table:table-cell>
          <table:table-cell table:formula="of:=N(AND([.$I96]&lt;=[.AD$1]; [.$I96]&gt;[.AC$1]))" office:value-type="float" office:value="0">
            <text:p>0</text:p>
          </table:table-cell>
          <table:table-cell table:formula="of:=N(AND([.$I96]&lt;=[.AE$1]; [.$I96]&gt;[.AD$1]))" office:value-type="float" office:value="0">
            <text:p>0</text:p>
          </table:table-cell>
          <table:table-cell table:formula="of:=N(AND([.$I96]&lt;=[.AF$1]; [.$I96]&gt;[.AE$1]))" office:value-type="float" office:value="0">
            <text:p>0</text:p>
          </table:table-cell>
          <table:table-cell table:formula="of:=N(AND([.$I96]&lt;=[.AG$1]; [.$I96]&gt;[.AF$1]))" office:value-type="float" office:value="0">
            <text:p>0</text:p>
          </table:table-cell>
          <table:table-cell table:formula="of:=N(AND([.$I96]&lt;=[.AH$1]; [.$I96]&gt;[.AG$1]))" office:value-type="float" office:value="0">
            <text:p>0</text:p>
          </table:table-cell>
          <table:table-cell table:formula="of:=N(AND([.$I96]&lt;=[.AI$1]; [.$I9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0:27Z</text:p>
          </table:table-cell>
          <table:table-cell office:value-type="float" office:value="3028">
            <text:p>3028</text:p>
          </table:table-cell>
          <table:table-cell/>
          <table:table-cell office:value-type="float" office:value="89000">
            <text:p>89000</text:p>
          </table:table-cell>
          <table:table-cell office:value-type="float" office:value="281">
            <text:p>281</text:p>
          </table:table-cell>
          <table:table-cell table:formula="of:=N(AND([.$I97]&lt;=[.K$1]; [.$I97]&gt;[.J$1]))" office:value-type="float" office:value="0">
            <text:p>0</text:p>
          </table:table-cell>
          <table:table-cell table:formula="of:=N(AND([.$I97]&lt;=[.L$1]; [.$I97]&gt;[.K$1]))" office:value-type="float" office:value="0">
            <text:p>0</text:p>
          </table:table-cell>
          <table:table-cell table:formula="of:=N(AND([.$I97]&lt;=[.M$1]; [.$I97]&gt;[.L$1]))" office:value-type="float" office:value="1">
            <text:p>1</text:p>
          </table:table-cell>
          <table:table-cell table:formula="of:=N(AND([.$I97]&lt;=[.N$1]; [.$I97]&gt;[.M$1]))" office:value-type="float" office:value="0">
            <text:p>0</text:p>
          </table:table-cell>
          <table:table-cell table:formula="of:=N(AND([.$I97]&lt;=[.O$1]; [.$I97]&gt;[.N$1]))" office:value-type="float" office:value="0">
            <text:p>0</text:p>
          </table:table-cell>
          <table:table-cell table:formula="of:=N(AND([.$I97]&lt;=[.P$1]; [.$I97]&gt;[.O$1]))" office:value-type="float" office:value="0">
            <text:p>0</text:p>
          </table:table-cell>
          <table:table-cell table:formula="of:=N(AND([.$I97]&lt;=[.Q$1]; [.$I97]&gt;[.P$1]))" office:value-type="float" office:value="0">
            <text:p>0</text:p>
          </table:table-cell>
          <table:table-cell table:formula="of:=N(AND([.$I97]&lt;=[.R$1]; [.$I97]&gt;[.Q$1]))" office:value-type="float" office:value="0">
            <text:p>0</text:p>
          </table:table-cell>
          <table:table-cell table:formula="of:=N(AND([.$I97]&lt;=[.S$1]; [.$I97]&gt;[.R$1]))" office:value-type="float" office:value="0">
            <text:p>0</text:p>
          </table:table-cell>
          <table:table-cell table:formula="of:=N(AND([.$I97]&lt;=[.T$1]; [.$I97]&gt;[.S$1]))" office:value-type="float" office:value="0">
            <text:p>0</text:p>
          </table:table-cell>
          <table:table-cell table:formula="of:=N(AND([.$I97]&lt;=[.U$1]; [.$I97]&gt;[.T$1]))" office:value-type="float" office:value="0">
            <text:p>0</text:p>
          </table:table-cell>
          <table:table-cell table:formula="of:=N(AND([.$I97]&lt;=[.V$1]; [.$I97]&gt;[.U$1]))" office:value-type="float" office:value="0">
            <text:p>0</text:p>
          </table:table-cell>
          <table:table-cell table:formula="of:=N(AND([.$I97]&lt;=[.W$1]; [.$I97]&gt;[.V$1]))" office:value-type="float" office:value="0">
            <text:p>0</text:p>
          </table:table-cell>
          <table:table-cell table:formula="of:=N(AND([.$I97]&lt;=[.X$1]; [.$I97]&gt;[.W$1]))" office:value-type="float" office:value="0">
            <text:p>0</text:p>
          </table:table-cell>
          <table:table-cell table:formula="of:=N(AND([.$I97]&lt;=[.Y$1]; [.$I97]&gt;[.X$1]))" office:value-type="float" office:value="0">
            <text:p>0</text:p>
          </table:table-cell>
          <table:table-cell table:formula="of:=N(AND([.$I97]&lt;=[.Z$1]; [.$I97]&gt;[.Y$1]))" office:value-type="float" office:value="0">
            <text:p>0</text:p>
          </table:table-cell>
          <table:table-cell table:formula="of:=N(AND([.$I97]&lt;=[.AA$1]; [.$I97]&gt;[.Z$1]))" office:value-type="float" office:value="0">
            <text:p>0</text:p>
          </table:table-cell>
          <table:table-cell table:formula="of:=N(AND([.$I97]&lt;=[.AB$1]; [.$I97]&gt;[.AA$1]))" office:value-type="float" office:value="0">
            <text:p>0</text:p>
          </table:table-cell>
          <table:table-cell table:formula="of:=N(AND([.$I97]&lt;=[.AC$1]; [.$I97]&gt;[.AB$1]))" office:value-type="float" office:value="0">
            <text:p>0</text:p>
          </table:table-cell>
          <table:table-cell table:formula="of:=N(AND([.$I97]&lt;=[.AD$1]; [.$I97]&gt;[.AC$1]))" office:value-type="float" office:value="0">
            <text:p>0</text:p>
          </table:table-cell>
          <table:table-cell table:formula="of:=N(AND([.$I97]&lt;=[.AE$1]; [.$I97]&gt;[.AD$1]))" office:value-type="float" office:value="0">
            <text:p>0</text:p>
          </table:table-cell>
          <table:table-cell table:formula="of:=N(AND([.$I97]&lt;=[.AF$1]; [.$I97]&gt;[.AE$1]))" office:value-type="float" office:value="0">
            <text:p>0</text:p>
          </table:table-cell>
          <table:table-cell table:formula="of:=N(AND([.$I97]&lt;=[.AG$1]; [.$I97]&gt;[.AF$1]))" office:value-type="float" office:value="0">
            <text:p>0</text:p>
          </table:table-cell>
          <table:table-cell table:formula="of:=N(AND([.$I97]&lt;=[.AH$1]; [.$I97]&gt;[.AG$1]))" office:value-type="float" office:value="0">
            <text:p>0</text:p>
          </table:table-cell>
          <table:table-cell table:formula="of:=N(AND([.$I97]&lt;=[.AI$1]; [.$I9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2:12Z</text:p>
          </table:table-cell>
          <table:table-cell office:value-type="float" office:value="49686">
            <text:p>49686</text:p>
          </table:table-cell>
          <table:table-cell/>
          <table:table-cell office:value-type="float" office:value="189000">
            <text:p>189000</text:p>
          </table:table-cell>
          <table:table-cell office:value-type="float" office:value="281">
            <text:p>281</text:p>
          </table:table-cell>
          <table:table-cell table:formula="of:=N(AND([.$I98]&lt;=[.K$1]; [.$I98]&gt;[.J$1]))" office:value-type="float" office:value="0">
            <text:p>0</text:p>
          </table:table-cell>
          <table:table-cell table:formula="of:=N(AND([.$I98]&lt;=[.L$1]; [.$I98]&gt;[.K$1]))" office:value-type="float" office:value="0">
            <text:p>0</text:p>
          </table:table-cell>
          <table:table-cell table:formula="of:=N(AND([.$I98]&lt;=[.M$1]; [.$I98]&gt;[.L$1]))" office:value-type="float" office:value="0">
            <text:p>0</text:p>
          </table:table-cell>
          <table:table-cell table:formula="of:=N(AND([.$I98]&lt;=[.N$1]; [.$I98]&gt;[.M$1]))" office:value-type="float" office:value="0">
            <text:p>0</text:p>
          </table:table-cell>
          <table:table-cell table:formula="of:=N(AND([.$I98]&lt;=[.O$1]; [.$I98]&gt;[.N$1]))" office:value-type="float" office:value="0">
            <text:p>0</text:p>
          </table:table-cell>
          <table:table-cell table:formula="of:=N(AND([.$I98]&lt;=[.P$1]; [.$I98]&gt;[.O$1]))" office:value-type="float" office:value="0">
            <text:p>0</text:p>
          </table:table-cell>
          <table:table-cell table:formula="of:=N(AND([.$I98]&lt;=[.Q$1]; [.$I98]&gt;[.P$1]))" office:value-type="float" office:value="1">
            <text:p>1</text:p>
          </table:table-cell>
          <table:table-cell table:formula="of:=N(AND([.$I98]&lt;=[.R$1]; [.$I98]&gt;[.Q$1]))" office:value-type="float" office:value="0">
            <text:p>0</text:p>
          </table:table-cell>
          <table:table-cell table:formula="of:=N(AND([.$I98]&lt;=[.S$1]; [.$I98]&gt;[.R$1]))" office:value-type="float" office:value="0">
            <text:p>0</text:p>
          </table:table-cell>
          <table:table-cell table:formula="of:=N(AND([.$I98]&lt;=[.T$1]; [.$I98]&gt;[.S$1]))" office:value-type="float" office:value="0">
            <text:p>0</text:p>
          </table:table-cell>
          <table:table-cell table:formula="of:=N(AND([.$I98]&lt;=[.U$1]; [.$I98]&gt;[.T$1]))" office:value-type="float" office:value="0">
            <text:p>0</text:p>
          </table:table-cell>
          <table:table-cell table:formula="of:=N(AND([.$I98]&lt;=[.V$1]; [.$I98]&gt;[.U$1]))" office:value-type="float" office:value="0">
            <text:p>0</text:p>
          </table:table-cell>
          <table:table-cell table:formula="of:=N(AND([.$I98]&lt;=[.W$1]; [.$I98]&gt;[.V$1]))" office:value-type="float" office:value="0">
            <text:p>0</text:p>
          </table:table-cell>
          <table:table-cell table:formula="of:=N(AND([.$I98]&lt;=[.X$1]; [.$I98]&gt;[.W$1]))" office:value-type="float" office:value="0">
            <text:p>0</text:p>
          </table:table-cell>
          <table:table-cell table:formula="of:=N(AND([.$I98]&lt;=[.Y$1]; [.$I98]&gt;[.X$1]))" office:value-type="float" office:value="0">
            <text:p>0</text:p>
          </table:table-cell>
          <table:table-cell table:formula="of:=N(AND([.$I98]&lt;=[.Z$1]; [.$I98]&gt;[.Y$1]))" office:value-type="float" office:value="0">
            <text:p>0</text:p>
          </table:table-cell>
          <table:table-cell table:formula="of:=N(AND([.$I98]&lt;=[.AA$1]; [.$I98]&gt;[.Z$1]))" office:value-type="float" office:value="0">
            <text:p>0</text:p>
          </table:table-cell>
          <table:table-cell table:formula="of:=N(AND([.$I98]&lt;=[.AB$1]; [.$I98]&gt;[.AA$1]))" office:value-type="float" office:value="0">
            <text:p>0</text:p>
          </table:table-cell>
          <table:table-cell table:formula="of:=N(AND([.$I98]&lt;=[.AC$1]; [.$I98]&gt;[.AB$1]))" office:value-type="float" office:value="0">
            <text:p>0</text:p>
          </table:table-cell>
          <table:table-cell table:formula="of:=N(AND([.$I98]&lt;=[.AD$1]; [.$I98]&gt;[.AC$1]))" office:value-type="float" office:value="0">
            <text:p>0</text:p>
          </table:table-cell>
          <table:table-cell table:formula="of:=N(AND([.$I98]&lt;=[.AE$1]; [.$I98]&gt;[.AD$1]))" office:value-type="float" office:value="0">
            <text:p>0</text:p>
          </table:table-cell>
          <table:table-cell table:formula="of:=N(AND([.$I98]&lt;=[.AF$1]; [.$I98]&gt;[.AE$1]))" office:value-type="float" office:value="0">
            <text:p>0</text:p>
          </table:table-cell>
          <table:table-cell table:formula="of:=N(AND([.$I98]&lt;=[.AG$1]; [.$I98]&gt;[.AF$1]))" office:value-type="float" office:value="0">
            <text:p>0</text:p>
          </table:table-cell>
          <table:table-cell table:formula="of:=N(AND([.$I98]&lt;=[.AH$1]; [.$I98]&gt;[.AG$1]))" office:value-type="float" office:value="0">
            <text:p>0</text:p>
          </table:table-cell>
          <table:table-cell table:formula="of:=N(AND([.$I98]&lt;=[.AI$1]; [.$I9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2:22Z</text:p>
          </table:table-cell>
          <table:table-cell office:value-type="float" office:value="18197">
            <text:p>18197</text:p>
          </table:table-cell>
          <table:table-cell/>
          <table:table-cell office:value-type="float" office:value="94000">
            <text:p>94000</text:p>
          </table:table-cell>
          <table:table-cell office:value-type="float" office:value="281">
            <text:p>281</text:p>
          </table:table-cell>
          <table:table-cell table:formula="of:=N(AND([.$I99]&lt;=[.K$1]; [.$I99]&gt;[.J$1]))" office:value-type="float" office:value="0">
            <text:p>0</text:p>
          </table:table-cell>
          <table:table-cell table:formula="of:=N(AND([.$I99]&lt;=[.L$1]; [.$I99]&gt;[.K$1]))" office:value-type="float" office:value="0">
            <text:p>0</text:p>
          </table:table-cell>
          <table:table-cell table:formula="of:=N(AND([.$I99]&lt;=[.M$1]; [.$I99]&gt;[.L$1]))" office:value-type="float" office:value="0">
            <text:p>0</text:p>
          </table:table-cell>
          <table:table-cell table:formula="of:=N(AND([.$I99]&lt;=[.N$1]; [.$I99]&gt;[.M$1]))" office:value-type="float" office:value="1">
            <text:p>1</text:p>
          </table:table-cell>
          <table:table-cell table:formula="of:=N(AND([.$I99]&lt;=[.O$1]; [.$I99]&gt;[.N$1]))" office:value-type="float" office:value="0">
            <text:p>0</text:p>
          </table:table-cell>
          <table:table-cell table:formula="of:=N(AND([.$I99]&lt;=[.P$1]; [.$I99]&gt;[.O$1]))" office:value-type="float" office:value="0">
            <text:p>0</text:p>
          </table:table-cell>
          <table:table-cell table:formula="of:=N(AND([.$I99]&lt;=[.Q$1]; [.$I99]&gt;[.P$1]))" office:value-type="float" office:value="0">
            <text:p>0</text:p>
          </table:table-cell>
          <table:table-cell table:formula="of:=N(AND([.$I99]&lt;=[.R$1]; [.$I99]&gt;[.Q$1]))" office:value-type="float" office:value="0">
            <text:p>0</text:p>
          </table:table-cell>
          <table:table-cell table:formula="of:=N(AND([.$I99]&lt;=[.S$1]; [.$I99]&gt;[.R$1]))" office:value-type="float" office:value="0">
            <text:p>0</text:p>
          </table:table-cell>
          <table:table-cell table:formula="of:=N(AND([.$I99]&lt;=[.T$1]; [.$I99]&gt;[.S$1]))" office:value-type="float" office:value="0">
            <text:p>0</text:p>
          </table:table-cell>
          <table:table-cell table:formula="of:=N(AND([.$I99]&lt;=[.U$1]; [.$I99]&gt;[.T$1]))" office:value-type="float" office:value="0">
            <text:p>0</text:p>
          </table:table-cell>
          <table:table-cell table:formula="of:=N(AND([.$I99]&lt;=[.V$1]; [.$I99]&gt;[.U$1]))" office:value-type="float" office:value="0">
            <text:p>0</text:p>
          </table:table-cell>
          <table:table-cell table:formula="of:=N(AND([.$I99]&lt;=[.W$1]; [.$I99]&gt;[.V$1]))" office:value-type="float" office:value="0">
            <text:p>0</text:p>
          </table:table-cell>
          <table:table-cell table:formula="of:=N(AND([.$I99]&lt;=[.X$1]; [.$I99]&gt;[.W$1]))" office:value-type="float" office:value="0">
            <text:p>0</text:p>
          </table:table-cell>
          <table:table-cell table:formula="of:=N(AND([.$I99]&lt;=[.Y$1]; [.$I99]&gt;[.X$1]))" office:value-type="float" office:value="0">
            <text:p>0</text:p>
          </table:table-cell>
          <table:table-cell table:formula="of:=N(AND([.$I99]&lt;=[.Z$1]; [.$I99]&gt;[.Y$1]))" office:value-type="float" office:value="0">
            <text:p>0</text:p>
          </table:table-cell>
          <table:table-cell table:formula="of:=N(AND([.$I99]&lt;=[.AA$1]; [.$I99]&gt;[.Z$1]))" office:value-type="float" office:value="0">
            <text:p>0</text:p>
          </table:table-cell>
          <table:table-cell table:formula="of:=N(AND([.$I99]&lt;=[.AB$1]; [.$I99]&gt;[.AA$1]))" office:value-type="float" office:value="0">
            <text:p>0</text:p>
          </table:table-cell>
          <table:table-cell table:formula="of:=N(AND([.$I99]&lt;=[.AC$1]; [.$I99]&gt;[.AB$1]))" office:value-type="float" office:value="0">
            <text:p>0</text:p>
          </table:table-cell>
          <table:table-cell table:formula="of:=N(AND([.$I99]&lt;=[.AD$1]; [.$I99]&gt;[.AC$1]))" office:value-type="float" office:value="0">
            <text:p>0</text:p>
          </table:table-cell>
          <table:table-cell table:formula="of:=N(AND([.$I99]&lt;=[.AE$1]; [.$I99]&gt;[.AD$1]))" office:value-type="float" office:value="0">
            <text:p>0</text:p>
          </table:table-cell>
          <table:table-cell table:formula="of:=N(AND([.$I99]&lt;=[.AF$1]; [.$I99]&gt;[.AE$1]))" office:value-type="float" office:value="0">
            <text:p>0</text:p>
          </table:table-cell>
          <table:table-cell table:formula="of:=N(AND([.$I99]&lt;=[.AG$1]; [.$I99]&gt;[.AF$1]))" office:value-type="float" office:value="0">
            <text:p>0</text:p>
          </table:table-cell>
          <table:table-cell table:formula="of:=N(AND([.$I99]&lt;=[.AH$1]; [.$I99]&gt;[.AG$1]))" office:value-type="float" office:value="0">
            <text:p>0</text:p>
          </table:table-cell>
          <table:table-cell table:formula="of:=N(AND([.$I99]&lt;=[.AI$1]; [.$I9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2:49Z</text:p>
          </table:table-cell>
          <table:table-cell office:value-type="float" office:value="4415">
            <text:p>4415</text:p>
          </table:table-cell>
          <table:table-cell/>
          <table:table-cell office:value-type="float" office:value="105000">
            <text:p>105000</text:p>
          </table:table-cell>
          <table:table-cell office:value-type="float" office:value="281">
            <text:p>281</text:p>
          </table:table-cell>
          <table:table-cell table:formula="of:=N(AND([.$I100]&lt;=[.K$1]; [.$I100]&gt;[.J$1]))" office:value-type="float" office:value="0">
            <text:p>0</text:p>
          </table:table-cell>
          <table:table-cell table:formula="of:=N(AND([.$I100]&lt;=[.L$1]; [.$I100]&gt;[.K$1]))" office:value-type="float" office:value="0">
            <text:p>0</text:p>
          </table:table-cell>
          <table:table-cell table:formula="of:=N(AND([.$I100]&lt;=[.M$1]; [.$I100]&gt;[.L$1]))" office:value-type="float" office:value="0">
            <text:p>0</text:p>
          </table:table-cell>
          <table:table-cell table:formula="of:=N(AND([.$I100]&lt;=[.N$1]; [.$I100]&gt;[.M$1]))" office:value-type="float" office:value="1">
            <text:p>1</text:p>
          </table:table-cell>
          <table:table-cell table:formula="of:=N(AND([.$I100]&lt;=[.O$1]; [.$I100]&gt;[.N$1]))" office:value-type="float" office:value="0">
            <text:p>0</text:p>
          </table:table-cell>
          <table:table-cell table:formula="of:=N(AND([.$I100]&lt;=[.P$1]; [.$I100]&gt;[.O$1]))" office:value-type="float" office:value="0">
            <text:p>0</text:p>
          </table:table-cell>
          <table:table-cell table:formula="of:=N(AND([.$I100]&lt;=[.Q$1]; [.$I100]&gt;[.P$1]))" office:value-type="float" office:value="0">
            <text:p>0</text:p>
          </table:table-cell>
          <table:table-cell table:formula="of:=N(AND([.$I100]&lt;=[.R$1]; [.$I100]&gt;[.Q$1]))" office:value-type="float" office:value="0">
            <text:p>0</text:p>
          </table:table-cell>
          <table:table-cell table:formula="of:=N(AND([.$I100]&lt;=[.S$1]; [.$I100]&gt;[.R$1]))" office:value-type="float" office:value="0">
            <text:p>0</text:p>
          </table:table-cell>
          <table:table-cell table:formula="of:=N(AND([.$I100]&lt;=[.T$1]; [.$I100]&gt;[.S$1]))" office:value-type="float" office:value="0">
            <text:p>0</text:p>
          </table:table-cell>
          <table:table-cell table:formula="of:=N(AND([.$I100]&lt;=[.U$1]; [.$I100]&gt;[.T$1]))" office:value-type="float" office:value="0">
            <text:p>0</text:p>
          </table:table-cell>
          <table:table-cell table:formula="of:=N(AND([.$I100]&lt;=[.V$1]; [.$I100]&gt;[.U$1]))" office:value-type="float" office:value="0">
            <text:p>0</text:p>
          </table:table-cell>
          <table:table-cell table:formula="of:=N(AND([.$I100]&lt;=[.W$1]; [.$I100]&gt;[.V$1]))" office:value-type="float" office:value="0">
            <text:p>0</text:p>
          </table:table-cell>
          <table:table-cell table:formula="of:=N(AND([.$I100]&lt;=[.X$1]; [.$I100]&gt;[.W$1]))" office:value-type="float" office:value="0">
            <text:p>0</text:p>
          </table:table-cell>
          <table:table-cell table:formula="of:=N(AND([.$I100]&lt;=[.Y$1]; [.$I100]&gt;[.X$1]))" office:value-type="float" office:value="0">
            <text:p>0</text:p>
          </table:table-cell>
          <table:table-cell table:formula="of:=N(AND([.$I100]&lt;=[.Z$1]; [.$I100]&gt;[.Y$1]))" office:value-type="float" office:value="0">
            <text:p>0</text:p>
          </table:table-cell>
          <table:table-cell table:formula="of:=N(AND([.$I100]&lt;=[.AA$1]; [.$I100]&gt;[.Z$1]))" office:value-type="float" office:value="0">
            <text:p>0</text:p>
          </table:table-cell>
          <table:table-cell table:formula="of:=N(AND([.$I100]&lt;=[.AB$1]; [.$I100]&gt;[.AA$1]))" office:value-type="float" office:value="0">
            <text:p>0</text:p>
          </table:table-cell>
          <table:table-cell table:formula="of:=N(AND([.$I100]&lt;=[.AC$1]; [.$I100]&gt;[.AB$1]))" office:value-type="float" office:value="0">
            <text:p>0</text:p>
          </table:table-cell>
          <table:table-cell table:formula="of:=N(AND([.$I100]&lt;=[.AD$1]; [.$I100]&gt;[.AC$1]))" office:value-type="float" office:value="0">
            <text:p>0</text:p>
          </table:table-cell>
          <table:table-cell table:formula="of:=N(AND([.$I100]&lt;=[.AE$1]; [.$I100]&gt;[.AD$1]))" office:value-type="float" office:value="0">
            <text:p>0</text:p>
          </table:table-cell>
          <table:table-cell table:formula="of:=N(AND([.$I100]&lt;=[.AF$1]; [.$I100]&gt;[.AE$1]))" office:value-type="float" office:value="0">
            <text:p>0</text:p>
          </table:table-cell>
          <table:table-cell table:formula="of:=N(AND([.$I100]&lt;=[.AG$1]; [.$I100]&gt;[.AF$1]))" office:value-type="float" office:value="0">
            <text:p>0</text:p>
          </table:table-cell>
          <table:table-cell table:formula="of:=N(AND([.$I100]&lt;=[.AH$1]; [.$I100]&gt;[.AG$1]))" office:value-type="float" office:value="0">
            <text:p>0</text:p>
          </table:table-cell>
          <table:table-cell table:formula="of:=N(AND([.$I100]&lt;=[.AI$1]; [.$I10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3:47Z</text:p>
          </table:table-cell>
          <table:table-cell office:value-type="float" office:value="7156">
            <text:p>7156</text:p>
          </table:table-cell>
          <table:table-cell/>
          <table:table-cell office:value-type="float" office:value="125000">
            <text:p>125000</text:p>
          </table:table-cell>
          <table:table-cell office:value-type="float" office:value="281">
            <text:p>281</text:p>
          </table:table-cell>
          <table:table-cell table:formula="of:=N(AND([.$I101]&lt;=[.K$1]; [.$I101]&gt;[.J$1]))" office:value-type="float" office:value="0">
            <text:p>0</text:p>
          </table:table-cell>
          <table:table-cell table:formula="of:=N(AND([.$I101]&lt;=[.L$1]; [.$I101]&gt;[.K$1]))" office:value-type="float" office:value="0">
            <text:p>0</text:p>
          </table:table-cell>
          <table:table-cell table:formula="of:=N(AND([.$I101]&lt;=[.M$1]; [.$I101]&gt;[.L$1]))" office:value-type="float" office:value="0">
            <text:p>0</text:p>
          </table:table-cell>
          <table:table-cell table:formula="of:=N(AND([.$I101]&lt;=[.N$1]; [.$I101]&gt;[.M$1]))" office:value-type="float" office:value="0">
            <text:p>0</text:p>
          </table:table-cell>
          <table:table-cell table:formula="of:=N(AND([.$I101]&lt;=[.O$1]; [.$I101]&gt;[.N$1]))" office:value-type="float" office:value="1">
            <text:p>1</text:p>
          </table:table-cell>
          <table:table-cell table:formula="of:=N(AND([.$I101]&lt;=[.P$1]; [.$I101]&gt;[.O$1]))" office:value-type="float" office:value="0">
            <text:p>0</text:p>
          </table:table-cell>
          <table:table-cell table:formula="of:=N(AND([.$I101]&lt;=[.Q$1]; [.$I101]&gt;[.P$1]))" office:value-type="float" office:value="0">
            <text:p>0</text:p>
          </table:table-cell>
          <table:table-cell table:formula="of:=N(AND([.$I101]&lt;=[.R$1]; [.$I101]&gt;[.Q$1]))" office:value-type="float" office:value="0">
            <text:p>0</text:p>
          </table:table-cell>
          <table:table-cell table:formula="of:=N(AND([.$I101]&lt;=[.S$1]; [.$I101]&gt;[.R$1]))" office:value-type="float" office:value="0">
            <text:p>0</text:p>
          </table:table-cell>
          <table:table-cell table:formula="of:=N(AND([.$I101]&lt;=[.T$1]; [.$I101]&gt;[.S$1]))" office:value-type="float" office:value="0">
            <text:p>0</text:p>
          </table:table-cell>
          <table:table-cell table:formula="of:=N(AND([.$I101]&lt;=[.U$1]; [.$I101]&gt;[.T$1]))" office:value-type="float" office:value="0">
            <text:p>0</text:p>
          </table:table-cell>
          <table:table-cell table:formula="of:=N(AND([.$I101]&lt;=[.V$1]; [.$I101]&gt;[.U$1]))" office:value-type="float" office:value="0">
            <text:p>0</text:p>
          </table:table-cell>
          <table:table-cell table:formula="of:=N(AND([.$I101]&lt;=[.W$1]; [.$I101]&gt;[.V$1]))" office:value-type="float" office:value="0">
            <text:p>0</text:p>
          </table:table-cell>
          <table:table-cell table:formula="of:=N(AND([.$I101]&lt;=[.X$1]; [.$I101]&gt;[.W$1]))" office:value-type="float" office:value="0">
            <text:p>0</text:p>
          </table:table-cell>
          <table:table-cell table:formula="of:=N(AND([.$I101]&lt;=[.Y$1]; [.$I101]&gt;[.X$1]))" office:value-type="float" office:value="0">
            <text:p>0</text:p>
          </table:table-cell>
          <table:table-cell table:formula="of:=N(AND([.$I101]&lt;=[.Z$1]; [.$I101]&gt;[.Y$1]))" office:value-type="float" office:value="0">
            <text:p>0</text:p>
          </table:table-cell>
          <table:table-cell table:formula="of:=N(AND([.$I101]&lt;=[.AA$1]; [.$I101]&gt;[.Z$1]))" office:value-type="float" office:value="0">
            <text:p>0</text:p>
          </table:table-cell>
          <table:table-cell table:formula="of:=N(AND([.$I101]&lt;=[.AB$1]; [.$I101]&gt;[.AA$1]))" office:value-type="float" office:value="0">
            <text:p>0</text:p>
          </table:table-cell>
          <table:table-cell table:formula="of:=N(AND([.$I101]&lt;=[.AC$1]; [.$I101]&gt;[.AB$1]))" office:value-type="float" office:value="0">
            <text:p>0</text:p>
          </table:table-cell>
          <table:table-cell table:formula="of:=N(AND([.$I101]&lt;=[.AD$1]; [.$I101]&gt;[.AC$1]))" office:value-type="float" office:value="0">
            <text:p>0</text:p>
          </table:table-cell>
          <table:table-cell table:formula="of:=N(AND([.$I101]&lt;=[.AE$1]; [.$I101]&gt;[.AD$1]))" office:value-type="float" office:value="0">
            <text:p>0</text:p>
          </table:table-cell>
          <table:table-cell table:formula="of:=N(AND([.$I101]&lt;=[.AF$1]; [.$I101]&gt;[.AE$1]))" office:value-type="float" office:value="0">
            <text:p>0</text:p>
          </table:table-cell>
          <table:table-cell table:formula="of:=N(AND([.$I101]&lt;=[.AG$1]; [.$I101]&gt;[.AF$1]))" office:value-type="float" office:value="0">
            <text:p>0</text:p>
          </table:table-cell>
          <table:table-cell table:formula="of:=N(AND([.$I101]&lt;=[.AH$1]; [.$I101]&gt;[.AG$1]))" office:value-type="float" office:value="0">
            <text:p>0</text:p>
          </table:table-cell>
          <table:table-cell table:formula="of:=N(AND([.$I101]&lt;=[.AI$1]; [.$I10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4:10Z</text:p>
          </table:table-cell>
          <table:table-cell office:value-type="float" office:value="3875">
            <text:p>3875</text:p>
          </table:table-cell>
          <table:table-cell/>
          <table:table-cell office:value-type="float" office:value="304000">
            <text:p>304000</text:p>
          </table:table-cell>
          <table:table-cell office:value-type="float" office:value="281">
            <text:p>281</text:p>
          </table:table-cell>
          <table:table-cell table:formula="of:=N(AND([.$I102]&lt;=[.K$1]; [.$I102]&gt;[.J$1]))" office:value-type="float" office:value="0">
            <text:p>0</text:p>
          </table:table-cell>
          <table:table-cell table:formula="of:=N(AND([.$I102]&lt;=[.L$1]; [.$I102]&gt;[.K$1]))" office:value-type="float" office:value="0">
            <text:p>0</text:p>
          </table:table-cell>
          <table:table-cell table:formula="of:=N(AND([.$I102]&lt;=[.M$1]; [.$I102]&gt;[.L$1]))" office:value-type="float" office:value="0">
            <text:p>0</text:p>
          </table:table-cell>
          <table:table-cell table:formula="of:=N(AND([.$I102]&lt;=[.N$1]; [.$I102]&gt;[.M$1]))" office:value-type="float" office:value="0">
            <text:p>0</text:p>
          </table:table-cell>
          <table:table-cell table:formula="of:=N(AND([.$I102]&lt;=[.O$1]; [.$I102]&gt;[.N$1]))" office:value-type="float" office:value="0">
            <text:p>0</text:p>
          </table:table-cell>
          <table:table-cell table:formula="of:=N(AND([.$I102]&lt;=[.P$1]; [.$I102]&gt;[.O$1]))" office:value-type="float" office:value="0">
            <text:p>0</text:p>
          </table:table-cell>
          <table:table-cell table:formula="of:=N(AND([.$I102]&lt;=[.Q$1]; [.$I102]&gt;[.P$1]))" office:value-type="float" office:value="0">
            <text:p>0</text:p>
          </table:table-cell>
          <table:table-cell table:formula="of:=N(AND([.$I102]&lt;=[.R$1]; [.$I102]&gt;[.Q$1]))" office:value-type="float" office:value="0">
            <text:p>0</text:p>
          </table:table-cell>
          <table:table-cell table:formula="of:=N(AND([.$I102]&lt;=[.S$1]; [.$I102]&gt;[.R$1]))" office:value-type="float" office:value="0">
            <text:p>0</text:p>
          </table:table-cell>
          <table:table-cell table:formula="of:=N(AND([.$I102]&lt;=[.T$1]; [.$I102]&gt;[.S$1]))" office:value-type="float" office:value="0">
            <text:p>0</text:p>
          </table:table-cell>
          <table:table-cell table:formula="of:=N(AND([.$I102]&lt;=[.U$1]; [.$I102]&gt;[.T$1]))" office:value-type="float" office:value="1">
            <text:p>1</text:p>
          </table:table-cell>
          <table:table-cell table:formula="of:=N(AND([.$I102]&lt;=[.V$1]; [.$I102]&gt;[.U$1]))" office:value-type="float" office:value="0">
            <text:p>0</text:p>
          </table:table-cell>
          <table:table-cell table:formula="of:=N(AND([.$I102]&lt;=[.W$1]; [.$I102]&gt;[.V$1]))" office:value-type="float" office:value="0">
            <text:p>0</text:p>
          </table:table-cell>
          <table:table-cell table:formula="of:=N(AND([.$I102]&lt;=[.X$1]; [.$I102]&gt;[.W$1]))" office:value-type="float" office:value="0">
            <text:p>0</text:p>
          </table:table-cell>
          <table:table-cell table:formula="of:=N(AND([.$I102]&lt;=[.Y$1]; [.$I102]&gt;[.X$1]))" office:value-type="float" office:value="0">
            <text:p>0</text:p>
          </table:table-cell>
          <table:table-cell table:formula="of:=N(AND([.$I102]&lt;=[.Z$1]; [.$I102]&gt;[.Y$1]))" office:value-type="float" office:value="0">
            <text:p>0</text:p>
          </table:table-cell>
          <table:table-cell table:formula="of:=N(AND([.$I102]&lt;=[.AA$1]; [.$I102]&gt;[.Z$1]))" office:value-type="float" office:value="0">
            <text:p>0</text:p>
          </table:table-cell>
          <table:table-cell table:formula="of:=N(AND([.$I102]&lt;=[.AB$1]; [.$I102]&gt;[.AA$1]))" office:value-type="float" office:value="0">
            <text:p>0</text:p>
          </table:table-cell>
          <table:table-cell table:formula="of:=N(AND([.$I102]&lt;=[.AC$1]; [.$I102]&gt;[.AB$1]))" office:value-type="float" office:value="0">
            <text:p>0</text:p>
          </table:table-cell>
          <table:table-cell table:formula="of:=N(AND([.$I102]&lt;=[.AD$1]; [.$I102]&gt;[.AC$1]))" office:value-type="float" office:value="0">
            <text:p>0</text:p>
          </table:table-cell>
          <table:table-cell table:formula="of:=N(AND([.$I102]&lt;=[.AE$1]; [.$I102]&gt;[.AD$1]))" office:value-type="float" office:value="0">
            <text:p>0</text:p>
          </table:table-cell>
          <table:table-cell table:formula="of:=N(AND([.$I102]&lt;=[.AF$1]; [.$I102]&gt;[.AE$1]))" office:value-type="float" office:value="0">
            <text:p>0</text:p>
          </table:table-cell>
          <table:table-cell table:formula="of:=N(AND([.$I102]&lt;=[.AG$1]; [.$I102]&gt;[.AF$1]))" office:value-type="float" office:value="0">
            <text:p>0</text:p>
          </table:table-cell>
          <table:table-cell table:formula="of:=N(AND([.$I102]&lt;=[.AH$1]; [.$I102]&gt;[.AG$1]))" office:value-type="float" office:value="0">
            <text:p>0</text:p>
          </table:table-cell>
          <table:table-cell table:formula="of:=N(AND([.$I102]&lt;=[.AI$1]; [.$I10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43Z</text:p>
          </table:table-cell>
          <table:table-cell office:value-type="float" office:value="15217">
            <text:p>15217</text:p>
          </table:table-cell>
          <table:table-cell/>
          <table:table-cell office:value-type="float" office:value="131000">
            <text:p>131000</text:p>
          </table:table-cell>
          <table:table-cell office:value-type="float" office:value="281">
            <text:p>281</text:p>
          </table:table-cell>
          <table:table-cell table:formula="of:=N(AND([.$I103]&lt;=[.K$1]; [.$I103]&gt;[.J$1]))" office:value-type="float" office:value="0">
            <text:p>0</text:p>
          </table:table-cell>
          <table:table-cell table:formula="of:=N(AND([.$I103]&lt;=[.L$1]; [.$I103]&gt;[.K$1]))" office:value-type="float" office:value="0">
            <text:p>0</text:p>
          </table:table-cell>
          <table:table-cell table:formula="of:=N(AND([.$I103]&lt;=[.M$1]; [.$I103]&gt;[.L$1]))" office:value-type="float" office:value="0">
            <text:p>0</text:p>
          </table:table-cell>
          <table:table-cell table:formula="of:=N(AND([.$I103]&lt;=[.N$1]; [.$I103]&gt;[.M$1]))" office:value-type="float" office:value="0">
            <text:p>0</text:p>
          </table:table-cell>
          <table:table-cell table:formula="of:=N(AND([.$I103]&lt;=[.O$1]; [.$I103]&gt;[.N$1]))" office:value-type="float" office:value="1">
            <text:p>1</text:p>
          </table:table-cell>
          <table:table-cell table:formula="of:=N(AND([.$I103]&lt;=[.P$1]; [.$I103]&gt;[.O$1]))" office:value-type="float" office:value="0">
            <text:p>0</text:p>
          </table:table-cell>
          <table:table-cell table:formula="of:=N(AND([.$I103]&lt;=[.Q$1]; [.$I103]&gt;[.P$1]))" office:value-type="float" office:value="0">
            <text:p>0</text:p>
          </table:table-cell>
          <table:table-cell table:formula="of:=N(AND([.$I103]&lt;=[.R$1]; [.$I103]&gt;[.Q$1]))" office:value-type="float" office:value="0">
            <text:p>0</text:p>
          </table:table-cell>
          <table:table-cell table:formula="of:=N(AND([.$I103]&lt;=[.S$1]; [.$I103]&gt;[.R$1]))" office:value-type="float" office:value="0">
            <text:p>0</text:p>
          </table:table-cell>
          <table:table-cell table:formula="of:=N(AND([.$I103]&lt;=[.T$1]; [.$I103]&gt;[.S$1]))" office:value-type="float" office:value="0">
            <text:p>0</text:p>
          </table:table-cell>
          <table:table-cell table:formula="of:=N(AND([.$I103]&lt;=[.U$1]; [.$I103]&gt;[.T$1]))" office:value-type="float" office:value="0">
            <text:p>0</text:p>
          </table:table-cell>
          <table:table-cell table:formula="of:=N(AND([.$I103]&lt;=[.V$1]; [.$I103]&gt;[.U$1]))" office:value-type="float" office:value="0">
            <text:p>0</text:p>
          </table:table-cell>
          <table:table-cell table:formula="of:=N(AND([.$I103]&lt;=[.W$1]; [.$I103]&gt;[.V$1]))" office:value-type="float" office:value="0">
            <text:p>0</text:p>
          </table:table-cell>
          <table:table-cell table:formula="of:=N(AND([.$I103]&lt;=[.X$1]; [.$I103]&gt;[.W$1]))" office:value-type="float" office:value="0">
            <text:p>0</text:p>
          </table:table-cell>
          <table:table-cell table:formula="of:=N(AND([.$I103]&lt;=[.Y$1]; [.$I103]&gt;[.X$1]))" office:value-type="float" office:value="0">
            <text:p>0</text:p>
          </table:table-cell>
          <table:table-cell table:formula="of:=N(AND([.$I103]&lt;=[.Z$1]; [.$I103]&gt;[.Y$1]))" office:value-type="float" office:value="0">
            <text:p>0</text:p>
          </table:table-cell>
          <table:table-cell table:formula="of:=N(AND([.$I103]&lt;=[.AA$1]; [.$I103]&gt;[.Z$1]))" office:value-type="float" office:value="0">
            <text:p>0</text:p>
          </table:table-cell>
          <table:table-cell table:formula="of:=N(AND([.$I103]&lt;=[.AB$1]; [.$I103]&gt;[.AA$1]))" office:value-type="float" office:value="0">
            <text:p>0</text:p>
          </table:table-cell>
          <table:table-cell table:formula="of:=N(AND([.$I103]&lt;=[.AC$1]; [.$I103]&gt;[.AB$1]))" office:value-type="float" office:value="0">
            <text:p>0</text:p>
          </table:table-cell>
          <table:table-cell table:formula="of:=N(AND([.$I103]&lt;=[.AD$1]; [.$I103]&gt;[.AC$1]))" office:value-type="float" office:value="0">
            <text:p>0</text:p>
          </table:table-cell>
          <table:table-cell table:formula="of:=N(AND([.$I103]&lt;=[.AE$1]; [.$I103]&gt;[.AD$1]))" office:value-type="float" office:value="0">
            <text:p>0</text:p>
          </table:table-cell>
          <table:table-cell table:formula="of:=N(AND([.$I103]&lt;=[.AF$1]; [.$I103]&gt;[.AE$1]))" office:value-type="float" office:value="0">
            <text:p>0</text:p>
          </table:table-cell>
          <table:table-cell table:formula="of:=N(AND([.$I103]&lt;=[.AG$1]; [.$I103]&gt;[.AF$1]))" office:value-type="float" office:value="0">
            <text:p>0</text:p>
          </table:table-cell>
          <table:table-cell table:formula="of:=N(AND([.$I103]&lt;=[.AH$1]; [.$I103]&gt;[.AG$1]))" office:value-type="float" office:value="0">
            <text:p>0</text:p>
          </table:table-cell>
          <table:table-cell table:formula="of:=N(AND([.$I103]&lt;=[.AI$1]; [.$I10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5:59Z</text:p>
          </table:table-cell>
          <table:table-cell office:value-type="float" office:value="3500">
            <text:p>3500</text:p>
          </table:table-cell>
          <table:table-cell/>
          <table:table-cell office:value-type="float" office:value="225000">
            <text:p>225000</text:p>
          </table:table-cell>
          <table:table-cell office:value-type="float" office:value="281">
            <text:p>281</text:p>
          </table:table-cell>
          <table:table-cell table:formula="of:=N(AND([.$I104]&lt;=[.K$1]; [.$I104]&gt;[.J$1]))" office:value-type="float" office:value="0">
            <text:p>0</text:p>
          </table:table-cell>
          <table:table-cell table:formula="of:=N(AND([.$I104]&lt;=[.L$1]; [.$I104]&gt;[.K$1]))" office:value-type="float" office:value="0">
            <text:p>0</text:p>
          </table:table-cell>
          <table:table-cell table:formula="of:=N(AND([.$I104]&lt;=[.M$1]; [.$I104]&gt;[.L$1]))" office:value-type="float" office:value="0">
            <text:p>0</text:p>
          </table:table-cell>
          <table:table-cell table:formula="of:=N(AND([.$I104]&lt;=[.N$1]; [.$I104]&gt;[.M$1]))" office:value-type="float" office:value="0">
            <text:p>0</text:p>
          </table:table-cell>
          <table:table-cell table:formula="of:=N(AND([.$I104]&lt;=[.O$1]; [.$I104]&gt;[.N$1]))" office:value-type="float" office:value="0">
            <text:p>0</text:p>
          </table:table-cell>
          <table:table-cell table:formula="of:=N(AND([.$I104]&lt;=[.P$1]; [.$I104]&gt;[.O$1]))" office:value-type="float" office:value="0">
            <text:p>0</text:p>
          </table:table-cell>
          <table:table-cell table:formula="of:=N(AND([.$I104]&lt;=[.Q$1]; [.$I104]&gt;[.P$1]))" office:value-type="float" office:value="0">
            <text:p>0</text:p>
          </table:table-cell>
          <table:table-cell table:formula="of:=N(AND([.$I104]&lt;=[.R$1]; [.$I104]&gt;[.Q$1]))" office:value-type="float" office:value="1">
            <text:p>1</text:p>
          </table:table-cell>
          <table:table-cell table:formula="of:=N(AND([.$I104]&lt;=[.S$1]; [.$I104]&gt;[.R$1]))" office:value-type="float" office:value="0">
            <text:p>0</text:p>
          </table:table-cell>
          <table:table-cell table:formula="of:=N(AND([.$I104]&lt;=[.T$1]; [.$I104]&gt;[.S$1]))" office:value-type="float" office:value="0">
            <text:p>0</text:p>
          </table:table-cell>
          <table:table-cell table:formula="of:=N(AND([.$I104]&lt;=[.U$1]; [.$I104]&gt;[.T$1]))" office:value-type="float" office:value="0">
            <text:p>0</text:p>
          </table:table-cell>
          <table:table-cell table:formula="of:=N(AND([.$I104]&lt;=[.V$1]; [.$I104]&gt;[.U$1]))" office:value-type="float" office:value="0">
            <text:p>0</text:p>
          </table:table-cell>
          <table:table-cell table:formula="of:=N(AND([.$I104]&lt;=[.W$1]; [.$I104]&gt;[.V$1]))" office:value-type="float" office:value="0">
            <text:p>0</text:p>
          </table:table-cell>
          <table:table-cell table:formula="of:=N(AND([.$I104]&lt;=[.X$1]; [.$I104]&gt;[.W$1]))" office:value-type="float" office:value="0">
            <text:p>0</text:p>
          </table:table-cell>
          <table:table-cell table:formula="of:=N(AND([.$I104]&lt;=[.Y$1]; [.$I104]&gt;[.X$1]))" office:value-type="float" office:value="0">
            <text:p>0</text:p>
          </table:table-cell>
          <table:table-cell table:formula="of:=N(AND([.$I104]&lt;=[.Z$1]; [.$I104]&gt;[.Y$1]))" office:value-type="float" office:value="0">
            <text:p>0</text:p>
          </table:table-cell>
          <table:table-cell table:formula="of:=N(AND([.$I104]&lt;=[.AA$1]; [.$I104]&gt;[.Z$1]))" office:value-type="float" office:value="0">
            <text:p>0</text:p>
          </table:table-cell>
          <table:table-cell table:formula="of:=N(AND([.$I104]&lt;=[.AB$1]; [.$I104]&gt;[.AA$1]))" office:value-type="float" office:value="0">
            <text:p>0</text:p>
          </table:table-cell>
          <table:table-cell table:formula="of:=N(AND([.$I104]&lt;=[.AC$1]; [.$I104]&gt;[.AB$1]))" office:value-type="float" office:value="0">
            <text:p>0</text:p>
          </table:table-cell>
          <table:table-cell table:formula="of:=N(AND([.$I104]&lt;=[.AD$1]; [.$I104]&gt;[.AC$1]))" office:value-type="float" office:value="0">
            <text:p>0</text:p>
          </table:table-cell>
          <table:table-cell table:formula="of:=N(AND([.$I104]&lt;=[.AE$1]; [.$I104]&gt;[.AD$1]))" office:value-type="float" office:value="0">
            <text:p>0</text:p>
          </table:table-cell>
          <table:table-cell table:formula="of:=N(AND([.$I104]&lt;=[.AF$1]; [.$I104]&gt;[.AE$1]))" office:value-type="float" office:value="0">
            <text:p>0</text:p>
          </table:table-cell>
          <table:table-cell table:formula="of:=N(AND([.$I104]&lt;=[.AG$1]; [.$I104]&gt;[.AF$1]))" office:value-type="float" office:value="0">
            <text:p>0</text:p>
          </table:table-cell>
          <table:table-cell table:formula="of:=N(AND([.$I104]&lt;=[.AH$1]; [.$I104]&gt;[.AG$1]))" office:value-type="float" office:value="0">
            <text:p>0</text:p>
          </table:table-cell>
          <table:table-cell table:formula="of:=N(AND([.$I104]&lt;=[.AI$1]; [.$I10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6:26Z</text:p>
          </table:table-cell>
          <table:table-cell office:value-type="float" office:value="3352">
            <text:p>3352</text:p>
          </table:table-cell>
          <table:table-cell/>
          <table:table-cell office:value-type="float" office:value="142000">
            <text:p>142000</text:p>
          </table:table-cell>
          <table:table-cell office:value-type="float" office:value="551">
            <text:p>551</text:p>
          </table:table-cell>
          <table:table-cell table:formula="of:=N(AND([.$I105]&lt;=[.K$1]; [.$I105]&gt;[.J$1]))" office:value-type="float" office:value="0">
            <text:p>0</text:p>
          </table:table-cell>
          <table:table-cell table:formula="of:=N(AND([.$I105]&lt;=[.L$1]; [.$I105]&gt;[.K$1]))" office:value-type="float" office:value="0">
            <text:p>0</text:p>
          </table:table-cell>
          <table:table-cell table:formula="of:=N(AND([.$I105]&lt;=[.M$1]; [.$I105]&gt;[.L$1]))" office:value-type="float" office:value="0">
            <text:p>0</text:p>
          </table:table-cell>
          <table:table-cell table:formula="of:=N(AND([.$I105]&lt;=[.N$1]; [.$I105]&gt;[.M$1]))" office:value-type="float" office:value="0">
            <text:p>0</text:p>
          </table:table-cell>
          <table:table-cell table:formula="of:=N(AND([.$I105]&lt;=[.O$1]; [.$I105]&gt;[.N$1]))" office:value-type="float" office:value="1">
            <text:p>1</text:p>
          </table:table-cell>
          <table:table-cell table:formula="of:=N(AND([.$I105]&lt;=[.P$1]; [.$I105]&gt;[.O$1]))" office:value-type="float" office:value="0">
            <text:p>0</text:p>
          </table:table-cell>
          <table:table-cell table:formula="of:=N(AND([.$I105]&lt;=[.Q$1]; [.$I105]&gt;[.P$1]))" office:value-type="float" office:value="0">
            <text:p>0</text:p>
          </table:table-cell>
          <table:table-cell table:formula="of:=N(AND([.$I105]&lt;=[.R$1]; [.$I105]&gt;[.Q$1]))" office:value-type="float" office:value="0">
            <text:p>0</text:p>
          </table:table-cell>
          <table:table-cell table:formula="of:=N(AND([.$I105]&lt;=[.S$1]; [.$I105]&gt;[.R$1]))" office:value-type="float" office:value="0">
            <text:p>0</text:p>
          </table:table-cell>
          <table:table-cell table:formula="of:=N(AND([.$I105]&lt;=[.T$1]; [.$I105]&gt;[.S$1]))" office:value-type="float" office:value="0">
            <text:p>0</text:p>
          </table:table-cell>
          <table:table-cell table:formula="of:=N(AND([.$I105]&lt;=[.U$1]; [.$I105]&gt;[.T$1]))" office:value-type="float" office:value="0">
            <text:p>0</text:p>
          </table:table-cell>
          <table:table-cell table:formula="of:=N(AND([.$I105]&lt;=[.V$1]; [.$I105]&gt;[.U$1]))" office:value-type="float" office:value="0">
            <text:p>0</text:p>
          </table:table-cell>
          <table:table-cell table:formula="of:=N(AND([.$I105]&lt;=[.W$1]; [.$I105]&gt;[.V$1]))" office:value-type="float" office:value="0">
            <text:p>0</text:p>
          </table:table-cell>
          <table:table-cell table:formula="of:=N(AND([.$I105]&lt;=[.X$1]; [.$I105]&gt;[.W$1]))" office:value-type="float" office:value="0">
            <text:p>0</text:p>
          </table:table-cell>
          <table:table-cell table:formula="of:=N(AND([.$I105]&lt;=[.Y$1]; [.$I105]&gt;[.X$1]))" office:value-type="float" office:value="0">
            <text:p>0</text:p>
          </table:table-cell>
          <table:table-cell table:formula="of:=N(AND([.$I105]&lt;=[.Z$1]; [.$I105]&gt;[.Y$1]))" office:value-type="float" office:value="0">
            <text:p>0</text:p>
          </table:table-cell>
          <table:table-cell table:formula="of:=N(AND([.$I105]&lt;=[.AA$1]; [.$I105]&gt;[.Z$1]))" office:value-type="float" office:value="0">
            <text:p>0</text:p>
          </table:table-cell>
          <table:table-cell table:formula="of:=N(AND([.$I105]&lt;=[.AB$1]; [.$I105]&gt;[.AA$1]))" office:value-type="float" office:value="0">
            <text:p>0</text:p>
          </table:table-cell>
          <table:table-cell table:formula="of:=N(AND([.$I105]&lt;=[.AC$1]; [.$I105]&gt;[.AB$1]))" office:value-type="float" office:value="0">
            <text:p>0</text:p>
          </table:table-cell>
          <table:table-cell table:formula="of:=N(AND([.$I105]&lt;=[.AD$1]; [.$I105]&gt;[.AC$1]))" office:value-type="float" office:value="0">
            <text:p>0</text:p>
          </table:table-cell>
          <table:table-cell table:formula="of:=N(AND([.$I105]&lt;=[.AE$1]; [.$I105]&gt;[.AD$1]))" office:value-type="float" office:value="0">
            <text:p>0</text:p>
          </table:table-cell>
          <table:table-cell table:formula="of:=N(AND([.$I105]&lt;=[.AF$1]; [.$I105]&gt;[.AE$1]))" office:value-type="float" office:value="0">
            <text:p>0</text:p>
          </table:table-cell>
          <table:table-cell table:formula="of:=N(AND([.$I105]&lt;=[.AG$1]; [.$I105]&gt;[.AF$1]))" office:value-type="float" office:value="0">
            <text:p>0</text:p>
          </table:table-cell>
          <table:table-cell table:formula="of:=N(AND([.$I105]&lt;=[.AH$1]; [.$I105]&gt;[.AG$1]))" office:value-type="float" office:value="0">
            <text:p>0</text:p>
          </table:table-cell>
          <table:table-cell table:formula="of:=N(AND([.$I105]&lt;=[.AI$1]; [.$I10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6:54Z</text:p>
          </table:table-cell>
          <table:table-cell office:value-type="float" office:value="3809">
            <text:p>3809</text:p>
          </table:table-cell>
          <table:table-cell/>
          <table:table-cell office:value-type="float" office:value="65000">
            <text:p>65000</text:p>
          </table:table-cell>
          <table:table-cell office:value-type="float" office:value="551">
            <text:p>551</text:p>
          </table:table-cell>
          <table:table-cell table:formula="of:=N(AND([.$I106]&lt;=[.K$1]; [.$I106]&gt;[.J$1]))" office:value-type="float" office:value="0">
            <text:p>0</text:p>
          </table:table-cell>
          <table:table-cell table:formula="of:=N(AND([.$I106]&lt;=[.L$1]; [.$I106]&gt;[.K$1]))" office:value-type="float" office:value="0">
            <text:p>0</text:p>
          </table:table-cell>
          <table:table-cell table:formula="of:=N(AND([.$I106]&lt;=[.M$1]; [.$I106]&gt;[.L$1]))" office:value-type="float" office:value="1">
            <text:p>1</text:p>
          </table:table-cell>
          <table:table-cell table:formula="of:=N(AND([.$I106]&lt;=[.N$1]; [.$I106]&gt;[.M$1]))" office:value-type="float" office:value="0">
            <text:p>0</text:p>
          </table:table-cell>
          <table:table-cell table:formula="of:=N(AND([.$I106]&lt;=[.O$1]; [.$I106]&gt;[.N$1]))" office:value-type="float" office:value="0">
            <text:p>0</text:p>
          </table:table-cell>
          <table:table-cell table:formula="of:=N(AND([.$I106]&lt;=[.P$1]; [.$I106]&gt;[.O$1]))" office:value-type="float" office:value="0">
            <text:p>0</text:p>
          </table:table-cell>
          <table:table-cell table:formula="of:=N(AND([.$I106]&lt;=[.Q$1]; [.$I106]&gt;[.P$1]))" office:value-type="float" office:value="0">
            <text:p>0</text:p>
          </table:table-cell>
          <table:table-cell table:formula="of:=N(AND([.$I106]&lt;=[.R$1]; [.$I106]&gt;[.Q$1]))" office:value-type="float" office:value="0">
            <text:p>0</text:p>
          </table:table-cell>
          <table:table-cell table:formula="of:=N(AND([.$I106]&lt;=[.S$1]; [.$I106]&gt;[.R$1]))" office:value-type="float" office:value="0">
            <text:p>0</text:p>
          </table:table-cell>
          <table:table-cell table:formula="of:=N(AND([.$I106]&lt;=[.T$1]; [.$I106]&gt;[.S$1]))" office:value-type="float" office:value="0">
            <text:p>0</text:p>
          </table:table-cell>
          <table:table-cell table:formula="of:=N(AND([.$I106]&lt;=[.U$1]; [.$I106]&gt;[.T$1]))" office:value-type="float" office:value="0">
            <text:p>0</text:p>
          </table:table-cell>
          <table:table-cell table:formula="of:=N(AND([.$I106]&lt;=[.V$1]; [.$I106]&gt;[.U$1]))" office:value-type="float" office:value="0">
            <text:p>0</text:p>
          </table:table-cell>
          <table:table-cell table:formula="of:=N(AND([.$I106]&lt;=[.W$1]; [.$I106]&gt;[.V$1]))" office:value-type="float" office:value="0">
            <text:p>0</text:p>
          </table:table-cell>
          <table:table-cell table:formula="of:=N(AND([.$I106]&lt;=[.X$1]; [.$I106]&gt;[.W$1]))" office:value-type="float" office:value="0">
            <text:p>0</text:p>
          </table:table-cell>
          <table:table-cell table:formula="of:=N(AND([.$I106]&lt;=[.Y$1]; [.$I106]&gt;[.X$1]))" office:value-type="float" office:value="0">
            <text:p>0</text:p>
          </table:table-cell>
          <table:table-cell table:formula="of:=N(AND([.$I106]&lt;=[.Z$1]; [.$I106]&gt;[.Y$1]))" office:value-type="float" office:value="0">
            <text:p>0</text:p>
          </table:table-cell>
          <table:table-cell table:formula="of:=N(AND([.$I106]&lt;=[.AA$1]; [.$I106]&gt;[.Z$1]))" office:value-type="float" office:value="0">
            <text:p>0</text:p>
          </table:table-cell>
          <table:table-cell table:formula="of:=N(AND([.$I106]&lt;=[.AB$1]; [.$I106]&gt;[.AA$1]))" office:value-type="float" office:value="0">
            <text:p>0</text:p>
          </table:table-cell>
          <table:table-cell table:formula="of:=N(AND([.$I106]&lt;=[.AC$1]; [.$I106]&gt;[.AB$1]))" office:value-type="float" office:value="0">
            <text:p>0</text:p>
          </table:table-cell>
          <table:table-cell table:formula="of:=N(AND([.$I106]&lt;=[.AD$1]; [.$I106]&gt;[.AC$1]))" office:value-type="float" office:value="0">
            <text:p>0</text:p>
          </table:table-cell>
          <table:table-cell table:formula="of:=N(AND([.$I106]&lt;=[.AE$1]; [.$I106]&gt;[.AD$1]))" office:value-type="float" office:value="0">
            <text:p>0</text:p>
          </table:table-cell>
          <table:table-cell table:formula="of:=N(AND([.$I106]&lt;=[.AF$1]; [.$I106]&gt;[.AE$1]))" office:value-type="float" office:value="0">
            <text:p>0</text:p>
          </table:table-cell>
          <table:table-cell table:formula="of:=N(AND([.$I106]&lt;=[.AG$1]; [.$I106]&gt;[.AF$1]))" office:value-type="float" office:value="0">
            <text:p>0</text:p>
          </table:table-cell>
          <table:table-cell table:formula="of:=N(AND([.$I106]&lt;=[.AH$1]; [.$I106]&gt;[.AG$1]))" office:value-type="float" office:value="0">
            <text:p>0</text:p>
          </table:table-cell>
          <table:table-cell table:formula="of:=N(AND([.$I106]&lt;=[.AI$1]; [.$I10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7:20Z</text:p>
          </table:table-cell>
          <table:table-cell office:value-type="float" office:value="2823">
            <text:p>2823</text:p>
          </table:table-cell>
          <table:table-cell/>
          <table:table-cell office:value-type="float" office:value="302000">
            <text:p>302000</text:p>
          </table:table-cell>
          <table:table-cell office:value-type="float" office:value="281">
            <text:p>281</text:p>
          </table:table-cell>
          <table:table-cell table:formula="of:=N(AND([.$I107]&lt;=[.K$1]; [.$I107]&gt;[.J$1]))" office:value-type="float" office:value="0">
            <text:p>0</text:p>
          </table:table-cell>
          <table:table-cell table:formula="of:=N(AND([.$I107]&lt;=[.L$1]; [.$I107]&gt;[.K$1]))" office:value-type="float" office:value="0">
            <text:p>0</text:p>
          </table:table-cell>
          <table:table-cell table:formula="of:=N(AND([.$I107]&lt;=[.M$1]; [.$I107]&gt;[.L$1]))" office:value-type="float" office:value="0">
            <text:p>0</text:p>
          </table:table-cell>
          <table:table-cell table:formula="of:=N(AND([.$I107]&lt;=[.N$1]; [.$I107]&gt;[.M$1]))" office:value-type="float" office:value="0">
            <text:p>0</text:p>
          </table:table-cell>
          <table:table-cell table:formula="of:=N(AND([.$I107]&lt;=[.O$1]; [.$I107]&gt;[.N$1]))" office:value-type="float" office:value="0">
            <text:p>0</text:p>
          </table:table-cell>
          <table:table-cell table:formula="of:=N(AND([.$I107]&lt;=[.P$1]; [.$I107]&gt;[.O$1]))" office:value-type="float" office:value="0">
            <text:p>0</text:p>
          </table:table-cell>
          <table:table-cell table:formula="of:=N(AND([.$I107]&lt;=[.Q$1]; [.$I107]&gt;[.P$1]))" office:value-type="float" office:value="0">
            <text:p>0</text:p>
          </table:table-cell>
          <table:table-cell table:formula="of:=N(AND([.$I107]&lt;=[.R$1]; [.$I107]&gt;[.Q$1]))" office:value-type="float" office:value="0">
            <text:p>0</text:p>
          </table:table-cell>
          <table:table-cell table:formula="of:=N(AND([.$I107]&lt;=[.S$1]; [.$I107]&gt;[.R$1]))" office:value-type="float" office:value="0">
            <text:p>0</text:p>
          </table:table-cell>
          <table:table-cell table:formula="of:=N(AND([.$I107]&lt;=[.T$1]; [.$I107]&gt;[.S$1]))" office:value-type="float" office:value="0">
            <text:p>0</text:p>
          </table:table-cell>
          <table:table-cell table:formula="of:=N(AND([.$I107]&lt;=[.U$1]; [.$I107]&gt;[.T$1]))" office:value-type="float" office:value="1">
            <text:p>1</text:p>
          </table:table-cell>
          <table:table-cell table:formula="of:=N(AND([.$I107]&lt;=[.V$1]; [.$I107]&gt;[.U$1]))" office:value-type="float" office:value="0">
            <text:p>0</text:p>
          </table:table-cell>
          <table:table-cell table:formula="of:=N(AND([.$I107]&lt;=[.W$1]; [.$I107]&gt;[.V$1]))" office:value-type="float" office:value="0">
            <text:p>0</text:p>
          </table:table-cell>
          <table:table-cell table:formula="of:=N(AND([.$I107]&lt;=[.X$1]; [.$I107]&gt;[.W$1]))" office:value-type="float" office:value="0">
            <text:p>0</text:p>
          </table:table-cell>
          <table:table-cell table:formula="of:=N(AND([.$I107]&lt;=[.Y$1]; [.$I107]&gt;[.X$1]))" office:value-type="float" office:value="0">
            <text:p>0</text:p>
          </table:table-cell>
          <table:table-cell table:formula="of:=N(AND([.$I107]&lt;=[.Z$1]; [.$I107]&gt;[.Y$1]))" office:value-type="float" office:value="0">
            <text:p>0</text:p>
          </table:table-cell>
          <table:table-cell table:formula="of:=N(AND([.$I107]&lt;=[.AA$1]; [.$I107]&gt;[.Z$1]))" office:value-type="float" office:value="0">
            <text:p>0</text:p>
          </table:table-cell>
          <table:table-cell table:formula="of:=N(AND([.$I107]&lt;=[.AB$1]; [.$I107]&gt;[.AA$1]))" office:value-type="float" office:value="0">
            <text:p>0</text:p>
          </table:table-cell>
          <table:table-cell table:formula="of:=N(AND([.$I107]&lt;=[.AC$1]; [.$I107]&gt;[.AB$1]))" office:value-type="float" office:value="0">
            <text:p>0</text:p>
          </table:table-cell>
          <table:table-cell table:formula="of:=N(AND([.$I107]&lt;=[.AD$1]; [.$I107]&gt;[.AC$1]))" office:value-type="float" office:value="0">
            <text:p>0</text:p>
          </table:table-cell>
          <table:table-cell table:formula="of:=N(AND([.$I107]&lt;=[.AE$1]; [.$I107]&gt;[.AD$1]))" office:value-type="float" office:value="0">
            <text:p>0</text:p>
          </table:table-cell>
          <table:table-cell table:formula="of:=N(AND([.$I107]&lt;=[.AF$1]; [.$I107]&gt;[.AE$1]))" office:value-type="float" office:value="0">
            <text:p>0</text:p>
          </table:table-cell>
          <table:table-cell table:formula="of:=N(AND([.$I107]&lt;=[.AG$1]; [.$I107]&gt;[.AF$1]))" office:value-type="float" office:value="0">
            <text:p>0</text:p>
          </table:table-cell>
          <table:table-cell table:formula="of:=N(AND([.$I107]&lt;=[.AH$1]; [.$I107]&gt;[.AG$1]))" office:value-type="float" office:value="0">
            <text:p>0</text:p>
          </table:table-cell>
          <table:table-cell table:formula="of:=N(AND([.$I107]&lt;=[.AI$1]; [.$I10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7:48Z</text:p>
          </table:table-cell>
          <table:table-cell office:value-type="float" office:value="3765">
            <text:p>3765</text:p>
          </table:table-cell>
          <table:table-cell/>
          <table:table-cell office:value-type="float" office:value="103000">
            <text:p>103000</text:p>
          </table:table-cell>
          <table:table-cell office:value-type="float" office:value="551">
            <text:p>551</text:p>
          </table:table-cell>
          <table:table-cell table:formula="of:=N(AND([.$I108]&lt;=[.K$1]; [.$I108]&gt;[.J$1]))" office:value-type="float" office:value="0">
            <text:p>0</text:p>
          </table:table-cell>
          <table:table-cell table:formula="of:=N(AND([.$I108]&lt;=[.L$1]; [.$I108]&gt;[.K$1]))" office:value-type="float" office:value="0">
            <text:p>0</text:p>
          </table:table-cell>
          <table:table-cell table:formula="of:=N(AND([.$I108]&lt;=[.M$1]; [.$I108]&gt;[.L$1]))" office:value-type="float" office:value="0">
            <text:p>0</text:p>
          </table:table-cell>
          <table:table-cell table:formula="of:=N(AND([.$I108]&lt;=[.N$1]; [.$I108]&gt;[.M$1]))" office:value-type="float" office:value="1">
            <text:p>1</text:p>
          </table:table-cell>
          <table:table-cell table:formula="of:=N(AND([.$I108]&lt;=[.O$1]; [.$I108]&gt;[.N$1]))" office:value-type="float" office:value="0">
            <text:p>0</text:p>
          </table:table-cell>
          <table:table-cell table:formula="of:=N(AND([.$I108]&lt;=[.P$1]; [.$I108]&gt;[.O$1]))" office:value-type="float" office:value="0">
            <text:p>0</text:p>
          </table:table-cell>
          <table:table-cell table:formula="of:=N(AND([.$I108]&lt;=[.Q$1]; [.$I108]&gt;[.P$1]))" office:value-type="float" office:value="0">
            <text:p>0</text:p>
          </table:table-cell>
          <table:table-cell table:formula="of:=N(AND([.$I108]&lt;=[.R$1]; [.$I108]&gt;[.Q$1]))" office:value-type="float" office:value="0">
            <text:p>0</text:p>
          </table:table-cell>
          <table:table-cell table:formula="of:=N(AND([.$I108]&lt;=[.S$1]; [.$I108]&gt;[.R$1]))" office:value-type="float" office:value="0">
            <text:p>0</text:p>
          </table:table-cell>
          <table:table-cell table:formula="of:=N(AND([.$I108]&lt;=[.T$1]; [.$I108]&gt;[.S$1]))" office:value-type="float" office:value="0">
            <text:p>0</text:p>
          </table:table-cell>
          <table:table-cell table:formula="of:=N(AND([.$I108]&lt;=[.U$1]; [.$I108]&gt;[.T$1]))" office:value-type="float" office:value="0">
            <text:p>0</text:p>
          </table:table-cell>
          <table:table-cell table:formula="of:=N(AND([.$I108]&lt;=[.V$1]; [.$I108]&gt;[.U$1]))" office:value-type="float" office:value="0">
            <text:p>0</text:p>
          </table:table-cell>
          <table:table-cell table:formula="of:=N(AND([.$I108]&lt;=[.W$1]; [.$I108]&gt;[.V$1]))" office:value-type="float" office:value="0">
            <text:p>0</text:p>
          </table:table-cell>
          <table:table-cell table:formula="of:=N(AND([.$I108]&lt;=[.X$1]; [.$I108]&gt;[.W$1]))" office:value-type="float" office:value="0">
            <text:p>0</text:p>
          </table:table-cell>
          <table:table-cell table:formula="of:=N(AND([.$I108]&lt;=[.Y$1]; [.$I108]&gt;[.X$1]))" office:value-type="float" office:value="0">
            <text:p>0</text:p>
          </table:table-cell>
          <table:table-cell table:formula="of:=N(AND([.$I108]&lt;=[.Z$1]; [.$I108]&gt;[.Y$1]))" office:value-type="float" office:value="0">
            <text:p>0</text:p>
          </table:table-cell>
          <table:table-cell table:formula="of:=N(AND([.$I108]&lt;=[.AA$1]; [.$I108]&gt;[.Z$1]))" office:value-type="float" office:value="0">
            <text:p>0</text:p>
          </table:table-cell>
          <table:table-cell table:formula="of:=N(AND([.$I108]&lt;=[.AB$1]; [.$I108]&gt;[.AA$1]))" office:value-type="float" office:value="0">
            <text:p>0</text:p>
          </table:table-cell>
          <table:table-cell table:formula="of:=N(AND([.$I108]&lt;=[.AC$1]; [.$I108]&gt;[.AB$1]))" office:value-type="float" office:value="0">
            <text:p>0</text:p>
          </table:table-cell>
          <table:table-cell table:formula="of:=N(AND([.$I108]&lt;=[.AD$1]; [.$I108]&gt;[.AC$1]))" office:value-type="float" office:value="0">
            <text:p>0</text:p>
          </table:table-cell>
          <table:table-cell table:formula="of:=N(AND([.$I108]&lt;=[.AE$1]; [.$I108]&gt;[.AD$1]))" office:value-type="float" office:value="0">
            <text:p>0</text:p>
          </table:table-cell>
          <table:table-cell table:formula="of:=N(AND([.$I108]&lt;=[.AF$1]; [.$I108]&gt;[.AE$1]))" office:value-type="float" office:value="0">
            <text:p>0</text:p>
          </table:table-cell>
          <table:table-cell table:formula="of:=N(AND([.$I108]&lt;=[.AG$1]; [.$I108]&gt;[.AF$1]))" office:value-type="float" office:value="0">
            <text:p>0</text:p>
          </table:table-cell>
          <table:table-cell table:formula="of:=N(AND([.$I108]&lt;=[.AH$1]; [.$I108]&gt;[.AG$1]))" office:value-type="float" office:value="0">
            <text:p>0</text:p>
          </table:table-cell>
          <table:table-cell table:formula="of:=N(AND([.$I108]&lt;=[.AI$1]; [.$I10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48:45Z</text:p>
          </table:table-cell>
          <table:table-cell office:value-type="float" office:value="5416">
            <text:p>5416</text:p>
          </table:table-cell>
          <table:table-cell/>
          <table:table-cell office:value-type="float" office:value="122000">
            <text:p>122000</text:p>
          </table:table-cell>
          <table:table-cell office:value-type="float" office:value="551">
            <text:p>551</text:p>
          </table:table-cell>
          <table:table-cell table:formula="of:=N(AND([.$I109]&lt;=[.K$1]; [.$I109]&gt;[.J$1]))" office:value-type="float" office:value="0">
            <text:p>0</text:p>
          </table:table-cell>
          <table:table-cell table:formula="of:=N(AND([.$I109]&lt;=[.L$1]; [.$I109]&gt;[.K$1]))" office:value-type="float" office:value="0">
            <text:p>0</text:p>
          </table:table-cell>
          <table:table-cell table:formula="of:=N(AND([.$I109]&lt;=[.M$1]; [.$I109]&gt;[.L$1]))" office:value-type="float" office:value="0">
            <text:p>0</text:p>
          </table:table-cell>
          <table:table-cell table:formula="of:=N(AND([.$I109]&lt;=[.N$1]; [.$I109]&gt;[.M$1]))" office:value-type="float" office:value="0">
            <text:p>0</text:p>
          </table:table-cell>
          <table:table-cell table:formula="of:=N(AND([.$I109]&lt;=[.O$1]; [.$I109]&gt;[.N$1]))" office:value-type="float" office:value="1">
            <text:p>1</text:p>
          </table:table-cell>
          <table:table-cell table:formula="of:=N(AND([.$I109]&lt;=[.P$1]; [.$I109]&gt;[.O$1]))" office:value-type="float" office:value="0">
            <text:p>0</text:p>
          </table:table-cell>
          <table:table-cell table:formula="of:=N(AND([.$I109]&lt;=[.Q$1]; [.$I109]&gt;[.P$1]))" office:value-type="float" office:value="0">
            <text:p>0</text:p>
          </table:table-cell>
          <table:table-cell table:formula="of:=N(AND([.$I109]&lt;=[.R$1]; [.$I109]&gt;[.Q$1]))" office:value-type="float" office:value="0">
            <text:p>0</text:p>
          </table:table-cell>
          <table:table-cell table:formula="of:=N(AND([.$I109]&lt;=[.S$1]; [.$I109]&gt;[.R$1]))" office:value-type="float" office:value="0">
            <text:p>0</text:p>
          </table:table-cell>
          <table:table-cell table:formula="of:=N(AND([.$I109]&lt;=[.T$1]; [.$I109]&gt;[.S$1]))" office:value-type="float" office:value="0">
            <text:p>0</text:p>
          </table:table-cell>
          <table:table-cell table:formula="of:=N(AND([.$I109]&lt;=[.U$1]; [.$I109]&gt;[.T$1]))" office:value-type="float" office:value="0">
            <text:p>0</text:p>
          </table:table-cell>
          <table:table-cell table:formula="of:=N(AND([.$I109]&lt;=[.V$1]; [.$I109]&gt;[.U$1]))" office:value-type="float" office:value="0">
            <text:p>0</text:p>
          </table:table-cell>
          <table:table-cell table:formula="of:=N(AND([.$I109]&lt;=[.W$1]; [.$I109]&gt;[.V$1]))" office:value-type="float" office:value="0">
            <text:p>0</text:p>
          </table:table-cell>
          <table:table-cell table:formula="of:=N(AND([.$I109]&lt;=[.X$1]; [.$I109]&gt;[.W$1]))" office:value-type="float" office:value="0">
            <text:p>0</text:p>
          </table:table-cell>
          <table:table-cell table:formula="of:=N(AND([.$I109]&lt;=[.Y$1]; [.$I109]&gt;[.X$1]))" office:value-type="float" office:value="0">
            <text:p>0</text:p>
          </table:table-cell>
          <table:table-cell table:formula="of:=N(AND([.$I109]&lt;=[.Z$1]; [.$I109]&gt;[.Y$1]))" office:value-type="float" office:value="0">
            <text:p>0</text:p>
          </table:table-cell>
          <table:table-cell table:formula="of:=N(AND([.$I109]&lt;=[.AA$1]; [.$I109]&gt;[.Z$1]))" office:value-type="float" office:value="0">
            <text:p>0</text:p>
          </table:table-cell>
          <table:table-cell table:formula="of:=N(AND([.$I109]&lt;=[.AB$1]; [.$I109]&gt;[.AA$1]))" office:value-type="float" office:value="0">
            <text:p>0</text:p>
          </table:table-cell>
          <table:table-cell table:formula="of:=N(AND([.$I109]&lt;=[.AC$1]; [.$I109]&gt;[.AB$1]))" office:value-type="float" office:value="0">
            <text:p>0</text:p>
          </table:table-cell>
          <table:table-cell table:formula="of:=N(AND([.$I109]&lt;=[.AD$1]; [.$I109]&gt;[.AC$1]))" office:value-type="float" office:value="0">
            <text:p>0</text:p>
          </table:table-cell>
          <table:table-cell table:formula="of:=N(AND([.$I109]&lt;=[.AE$1]; [.$I109]&gt;[.AD$1]))" office:value-type="float" office:value="0">
            <text:p>0</text:p>
          </table:table-cell>
          <table:table-cell table:formula="of:=N(AND([.$I109]&lt;=[.AF$1]; [.$I109]&gt;[.AE$1]))" office:value-type="float" office:value="0">
            <text:p>0</text:p>
          </table:table-cell>
          <table:table-cell table:formula="of:=N(AND([.$I109]&lt;=[.AG$1]; [.$I109]&gt;[.AF$1]))" office:value-type="float" office:value="0">
            <text:p>0</text:p>
          </table:table-cell>
          <table:table-cell table:formula="of:=N(AND([.$I109]&lt;=[.AH$1]; [.$I109]&gt;[.AG$1]))" office:value-type="float" office:value="0">
            <text:p>0</text:p>
          </table:table-cell>
          <table:table-cell table:formula="of:=N(AND([.$I109]&lt;=[.AI$1]; [.$I10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9:09Z</text:p>
          </table:table-cell>
          <table:table-cell office:value-type="float" office:value="2342">
            <text:p>2342</text:p>
          </table:table-cell>
          <table:table-cell/>
          <table:table-cell office:value-type="float" office:value="301000">
            <text:p>301000</text:p>
          </table:table-cell>
          <table:table-cell office:value-type="float" office:value="551">
            <text:p>551</text:p>
          </table:table-cell>
          <table:table-cell table:formula="of:=N(AND([.$I110]&lt;=[.K$1]; [.$I110]&gt;[.J$1]))" office:value-type="float" office:value="0">
            <text:p>0</text:p>
          </table:table-cell>
          <table:table-cell table:formula="of:=N(AND([.$I110]&lt;=[.L$1]; [.$I110]&gt;[.K$1]))" office:value-type="float" office:value="0">
            <text:p>0</text:p>
          </table:table-cell>
          <table:table-cell table:formula="of:=N(AND([.$I110]&lt;=[.M$1]; [.$I110]&gt;[.L$1]))" office:value-type="float" office:value="0">
            <text:p>0</text:p>
          </table:table-cell>
          <table:table-cell table:formula="of:=N(AND([.$I110]&lt;=[.N$1]; [.$I110]&gt;[.M$1]))" office:value-type="float" office:value="0">
            <text:p>0</text:p>
          </table:table-cell>
          <table:table-cell table:formula="of:=N(AND([.$I110]&lt;=[.O$1]; [.$I110]&gt;[.N$1]))" office:value-type="float" office:value="0">
            <text:p>0</text:p>
          </table:table-cell>
          <table:table-cell table:formula="of:=N(AND([.$I110]&lt;=[.P$1]; [.$I110]&gt;[.O$1]))" office:value-type="float" office:value="0">
            <text:p>0</text:p>
          </table:table-cell>
          <table:table-cell table:formula="of:=N(AND([.$I110]&lt;=[.Q$1]; [.$I110]&gt;[.P$1]))" office:value-type="float" office:value="0">
            <text:p>0</text:p>
          </table:table-cell>
          <table:table-cell table:formula="of:=N(AND([.$I110]&lt;=[.R$1]; [.$I110]&gt;[.Q$1]))" office:value-type="float" office:value="0">
            <text:p>0</text:p>
          </table:table-cell>
          <table:table-cell table:formula="of:=N(AND([.$I110]&lt;=[.S$1]; [.$I110]&gt;[.R$1]))" office:value-type="float" office:value="0">
            <text:p>0</text:p>
          </table:table-cell>
          <table:table-cell table:formula="of:=N(AND([.$I110]&lt;=[.T$1]; [.$I110]&gt;[.S$1]))" office:value-type="float" office:value="0">
            <text:p>0</text:p>
          </table:table-cell>
          <table:table-cell table:formula="of:=N(AND([.$I110]&lt;=[.U$1]; [.$I110]&gt;[.T$1]))" office:value-type="float" office:value="1">
            <text:p>1</text:p>
          </table:table-cell>
          <table:table-cell table:formula="of:=N(AND([.$I110]&lt;=[.V$1]; [.$I110]&gt;[.U$1]))" office:value-type="float" office:value="0">
            <text:p>0</text:p>
          </table:table-cell>
          <table:table-cell table:formula="of:=N(AND([.$I110]&lt;=[.W$1]; [.$I110]&gt;[.V$1]))" office:value-type="float" office:value="0">
            <text:p>0</text:p>
          </table:table-cell>
          <table:table-cell table:formula="of:=N(AND([.$I110]&lt;=[.X$1]; [.$I110]&gt;[.W$1]))" office:value-type="float" office:value="0">
            <text:p>0</text:p>
          </table:table-cell>
          <table:table-cell table:formula="of:=N(AND([.$I110]&lt;=[.Y$1]; [.$I110]&gt;[.X$1]))" office:value-type="float" office:value="0">
            <text:p>0</text:p>
          </table:table-cell>
          <table:table-cell table:formula="of:=N(AND([.$I110]&lt;=[.Z$1]; [.$I110]&gt;[.Y$1]))" office:value-type="float" office:value="0">
            <text:p>0</text:p>
          </table:table-cell>
          <table:table-cell table:formula="of:=N(AND([.$I110]&lt;=[.AA$1]; [.$I110]&gt;[.Z$1]))" office:value-type="float" office:value="0">
            <text:p>0</text:p>
          </table:table-cell>
          <table:table-cell table:formula="of:=N(AND([.$I110]&lt;=[.AB$1]; [.$I110]&gt;[.AA$1]))" office:value-type="float" office:value="0">
            <text:p>0</text:p>
          </table:table-cell>
          <table:table-cell table:formula="of:=N(AND([.$I110]&lt;=[.AC$1]; [.$I110]&gt;[.AB$1]))" office:value-type="float" office:value="0">
            <text:p>0</text:p>
          </table:table-cell>
          <table:table-cell table:formula="of:=N(AND([.$I110]&lt;=[.AD$1]; [.$I110]&gt;[.AC$1]))" office:value-type="float" office:value="0">
            <text:p>0</text:p>
          </table:table-cell>
          <table:table-cell table:formula="of:=N(AND([.$I110]&lt;=[.AE$1]; [.$I110]&gt;[.AD$1]))" office:value-type="float" office:value="0">
            <text:p>0</text:p>
          </table:table-cell>
          <table:table-cell table:formula="of:=N(AND([.$I110]&lt;=[.AF$1]; [.$I110]&gt;[.AE$1]))" office:value-type="float" office:value="0">
            <text:p>0</text:p>
          </table:table-cell>
          <table:table-cell table:formula="of:=N(AND([.$I110]&lt;=[.AG$1]; [.$I110]&gt;[.AF$1]))" office:value-type="float" office:value="0">
            <text:p>0</text:p>
          </table:table-cell>
          <table:table-cell table:formula="of:=N(AND([.$I110]&lt;=[.AH$1]; [.$I110]&gt;[.AG$1]))" office:value-type="float" office:value="0">
            <text:p>0</text:p>
          </table:table-cell>
          <table:table-cell table:formula="of:=N(AND([.$I110]&lt;=[.AI$1]; [.$I11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9:36Z</text:p>
          </table:table-cell>
          <table:table-cell office:value-type="float" office:value="2459">
            <text:p>2459</text:p>
          </table:table-cell>
          <table:table-cell/>
          <table:table-cell office:value-type="float" office:value="337000">
            <text:p>337000</text:p>
          </table:table-cell>
          <table:table-cell office:value-type="float" office:value="551">
            <text:p>551</text:p>
          </table:table-cell>
          <table:table-cell table:formula="of:=N(AND([.$I111]&lt;=[.K$1]; [.$I111]&gt;[.J$1]))" office:value-type="float" office:value="0">
            <text:p>0</text:p>
          </table:table-cell>
          <table:table-cell table:formula="of:=N(AND([.$I111]&lt;=[.L$1]; [.$I111]&gt;[.K$1]))" office:value-type="float" office:value="0">
            <text:p>0</text:p>
          </table:table-cell>
          <table:table-cell table:formula="of:=N(AND([.$I111]&lt;=[.M$1]; [.$I111]&gt;[.L$1]))" office:value-type="float" office:value="0">
            <text:p>0</text:p>
          </table:table-cell>
          <table:table-cell table:formula="of:=N(AND([.$I111]&lt;=[.N$1]; [.$I111]&gt;[.M$1]))" office:value-type="float" office:value="0">
            <text:p>0</text:p>
          </table:table-cell>
          <table:table-cell table:formula="of:=N(AND([.$I111]&lt;=[.O$1]; [.$I111]&gt;[.N$1]))" office:value-type="float" office:value="0">
            <text:p>0</text:p>
          </table:table-cell>
          <table:table-cell table:formula="of:=N(AND([.$I111]&lt;=[.P$1]; [.$I111]&gt;[.O$1]))" office:value-type="float" office:value="0">
            <text:p>0</text:p>
          </table:table-cell>
          <table:table-cell table:formula="of:=N(AND([.$I111]&lt;=[.Q$1]; [.$I111]&gt;[.P$1]))" office:value-type="float" office:value="0">
            <text:p>0</text:p>
          </table:table-cell>
          <table:table-cell table:formula="of:=N(AND([.$I111]&lt;=[.R$1]; [.$I111]&gt;[.Q$1]))" office:value-type="float" office:value="0">
            <text:p>0</text:p>
          </table:table-cell>
          <table:table-cell table:formula="of:=N(AND([.$I111]&lt;=[.S$1]; [.$I111]&gt;[.R$1]))" office:value-type="float" office:value="0">
            <text:p>0</text:p>
          </table:table-cell>
          <table:table-cell table:formula="of:=N(AND([.$I111]&lt;=[.T$1]; [.$I111]&gt;[.S$1]))" office:value-type="float" office:value="0">
            <text:p>0</text:p>
          </table:table-cell>
          <table:table-cell table:formula="of:=N(AND([.$I111]&lt;=[.U$1]; [.$I111]&gt;[.T$1]))" office:value-type="float" office:value="0">
            <text:p>0</text:p>
          </table:table-cell>
          <table:table-cell table:formula="of:=N(AND([.$I111]&lt;=[.V$1]; [.$I111]&gt;[.U$1]))" office:value-type="float" office:value="1">
            <text:p>1</text:p>
          </table:table-cell>
          <table:table-cell table:formula="of:=N(AND([.$I111]&lt;=[.W$1]; [.$I111]&gt;[.V$1]))" office:value-type="float" office:value="0">
            <text:p>0</text:p>
          </table:table-cell>
          <table:table-cell table:formula="of:=N(AND([.$I111]&lt;=[.X$1]; [.$I111]&gt;[.W$1]))" office:value-type="float" office:value="0">
            <text:p>0</text:p>
          </table:table-cell>
          <table:table-cell table:formula="of:=N(AND([.$I111]&lt;=[.Y$1]; [.$I111]&gt;[.X$1]))" office:value-type="float" office:value="0">
            <text:p>0</text:p>
          </table:table-cell>
          <table:table-cell table:formula="of:=N(AND([.$I111]&lt;=[.Z$1]; [.$I111]&gt;[.Y$1]))" office:value-type="float" office:value="0">
            <text:p>0</text:p>
          </table:table-cell>
          <table:table-cell table:formula="of:=N(AND([.$I111]&lt;=[.AA$1]; [.$I111]&gt;[.Z$1]))" office:value-type="float" office:value="0">
            <text:p>0</text:p>
          </table:table-cell>
          <table:table-cell table:formula="of:=N(AND([.$I111]&lt;=[.AB$1]; [.$I111]&gt;[.AA$1]))" office:value-type="float" office:value="0">
            <text:p>0</text:p>
          </table:table-cell>
          <table:table-cell table:formula="of:=N(AND([.$I111]&lt;=[.AC$1]; [.$I111]&gt;[.AB$1]))" office:value-type="float" office:value="0">
            <text:p>0</text:p>
          </table:table-cell>
          <table:table-cell table:formula="of:=N(AND([.$I111]&lt;=[.AD$1]; [.$I111]&gt;[.AC$1]))" office:value-type="float" office:value="0">
            <text:p>0</text:p>
          </table:table-cell>
          <table:table-cell table:formula="of:=N(AND([.$I111]&lt;=[.AE$1]; [.$I111]&gt;[.AD$1]))" office:value-type="float" office:value="0">
            <text:p>0</text:p>
          </table:table-cell>
          <table:table-cell table:formula="of:=N(AND([.$I111]&lt;=[.AF$1]; [.$I111]&gt;[.AE$1]))" office:value-type="float" office:value="0">
            <text:p>0</text:p>
          </table:table-cell>
          <table:table-cell table:formula="of:=N(AND([.$I111]&lt;=[.AG$1]; [.$I111]&gt;[.AF$1]))" office:value-type="float" office:value="0">
            <text:p>0</text:p>
          </table:table-cell>
          <table:table-cell table:formula="of:=N(AND([.$I111]&lt;=[.AH$1]; [.$I111]&gt;[.AG$1]))" office:value-type="float" office:value="0">
            <text:p>0</text:p>
          </table:table-cell>
          <table:table-cell table:formula="of:=N(AND([.$I111]&lt;=[.AI$1]; [.$I11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50:58Z</text:p>
          </table:table-cell>
          <table:table-cell office:value-type="float" office:value="2533">
            <text:p>2533</text:p>
          </table:table-cell>
          <table:table-cell/>
          <table:table-cell office:value-type="float" office:value="222000">
            <text:p>222000</text:p>
          </table:table-cell>
          <table:table-cell office:value-type="float" office:value="551">
            <text:p>551</text:p>
          </table:table-cell>
          <table:table-cell table:formula="of:=N(AND([.$I112]&lt;=[.K$1]; [.$I112]&gt;[.J$1]))" office:value-type="float" office:value="0">
            <text:p>0</text:p>
          </table:table-cell>
          <table:table-cell table:formula="of:=N(AND([.$I112]&lt;=[.L$1]; [.$I112]&gt;[.K$1]))" office:value-type="float" office:value="0">
            <text:p>0</text:p>
          </table:table-cell>
          <table:table-cell table:formula="of:=N(AND([.$I112]&lt;=[.M$1]; [.$I112]&gt;[.L$1]))" office:value-type="float" office:value="0">
            <text:p>0</text:p>
          </table:table-cell>
          <table:table-cell table:formula="of:=N(AND([.$I112]&lt;=[.N$1]; [.$I112]&gt;[.M$1]))" office:value-type="float" office:value="0">
            <text:p>0</text:p>
          </table:table-cell>
          <table:table-cell table:formula="of:=N(AND([.$I112]&lt;=[.O$1]; [.$I112]&gt;[.N$1]))" office:value-type="float" office:value="0">
            <text:p>0</text:p>
          </table:table-cell>
          <table:table-cell table:formula="of:=N(AND([.$I112]&lt;=[.P$1]; [.$I112]&gt;[.O$1]))" office:value-type="float" office:value="0">
            <text:p>0</text:p>
          </table:table-cell>
          <table:table-cell table:formula="of:=N(AND([.$I112]&lt;=[.Q$1]; [.$I112]&gt;[.P$1]))" office:value-type="float" office:value="0">
            <text:p>0</text:p>
          </table:table-cell>
          <table:table-cell table:formula="of:=N(AND([.$I112]&lt;=[.R$1]; [.$I112]&gt;[.Q$1]))" office:value-type="float" office:value="1">
            <text:p>1</text:p>
          </table:table-cell>
          <table:table-cell table:formula="of:=N(AND([.$I112]&lt;=[.S$1]; [.$I112]&gt;[.R$1]))" office:value-type="float" office:value="0">
            <text:p>0</text:p>
          </table:table-cell>
          <table:table-cell table:formula="of:=N(AND([.$I112]&lt;=[.T$1]; [.$I112]&gt;[.S$1]))" office:value-type="float" office:value="0">
            <text:p>0</text:p>
          </table:table-cell>
          <table:table-cell table:formula="of:=N(AND([.$I112]&lt;=[.U$1]; [.$I112]&gt;[.T$1]))" office:value-type="float" office:value="0">
            <text:p>0</text:p>
          </table:table-cell>
          <table:table-cell table:formula="of:=N(AND([.$I112]&lt;=[.V$1]; [.$I112]&gt;[.U$1]))" office:value-type="float" office:value="0">
            <text:p>0</text:p>
          </table:table-cell>
          <table:table-cell table:formula="of:=N(AND([.$I112]&lt;=[.W$1]; [.$I112]&gt;[.V$1]))" office:value-type="float" office:value="0">
            <text:p>0</text:p>
          </table:table-cell>
          <table:table-cell table:formula="of:=N(AND([.$I112]&lt;=[.X$1]; [.$I112]&gt;[.W$1]))" office:value-type="float" office:value="0">
            <text:p>0</text:p>
          </table:table-cell>
          <table:table-cell table:formula="of:=N(AND([.$I112]&lt;=[.Y$1]; [.$I112]&gt;[.X$1]))" office:value-type="float" office:value="0">
            <text:p>0</text:p>
          </table:table-cell>
          <table:table-cell table:formula="of:=N(AND([.$I112]&lt;=[.Z$1]; [.$I112]&gt;[.Y$1]))" office:value-type="float" office:value="0">
            <text:p>0</text:p>
          </table:table-cell>
          <table:table-cell table:formula="of:=N(AND([.$I112]&lt;=[.AA$1]; [.$I112]&gt;[.Z$1]))" office:value-type="float" office:value="0">
            <text:p>0</text:p>
          </table:table-cell>
          <table:table-cell table:formula="of:=N(AND([.$I112]&lt;=[.AB$1]; [.$I112]&gt;[.AA$1]))" office:value-type="float" office:value="0">
            <text:p>0</text:p>
          </table:table-cell>
          <table:table-cell table:formula="of:=N(AND([.$I112]&lt;=[.AC$1]; [.$I112]&gt;[.AB$1]))" office:value-type="float" office:value="0">
            <text:p>0</text:p>
          </table:table-cell>
          <table:table-cell table:formula="of:=N(AND([.$I112]&lt;=[.AD$1]; [.$I112]&gt;[.AC$1]))" office:value-type="float" office:value="0">
            <text:p>0</text:p>
          </table:table-cell>
          <table:table-cell table:formula="of:=N(AND([.$I112]&lt;=[.AE$1]; [.$I112]&gt;[.AD$1]))" office:value-type="float" office:value="0">
            <text:p>0</text:p>
          </table:table-cell>
          <table:table-cell table:formula="of:=N(AND([.$I112]&lt;=[.AF$1]; [.$I112]&gt;[.AE$1]))" office:value-type="float" office:value="0">
            <text:p>0</text:p>
          </table:table-cell>
          <table:table-cell table:formula="of:=N(AND([.$I112]&lt;=[.AG$1]; [.$I112]&gt;[.AF$1]))" office:value-type="float" office:value="0">
            <text:p>0</text:p>
          </table:table-cell>
          <table:table-cell table:formula="of:=N(AND([.$I112]&lt;=[.AH$1]; [.$I112]&gt;[.AG$1]))" office:value-type="float" office:value="0">
            <text:p>0</text:p>
          </table:table-cell>
          <table:table-cell table:formula="of:=N(AND([.$I112]&lt;=[.AI$1]; [.$I11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1:59Z</text:p>
          </table:table-cell>
          <table:table-cell office:value-type="float" office:value="35958">
            <text:p>35958</text:p>
          </table:table-cell>
          <table:table-cell/>
          <table:table-cell office:value-type="float" office:value="175000">
            <text:p>175000</text:p>
          </table:table-cell>
          <table:table-cell office:value-type="float" office:value="821">
            <text:p>821</text:p>
          </table:table-cell>
          <table:table-cell table:formula="of:=N(AND([.$I113]&lt;=[.K$1]; [.$I113]&gt;[.J$1]))" office:value-type="float" office:value="0">
            <text:p>0</text:p>
          </table:table-cell>
          <table:table-cell table:formula="of:=N(AND([.$I113]&lt;=[.L$1]; [.$I113]&gt;[.K$1]))" office:value-type="float" office:value="0">
            <text:p>0</text:p>
          </table:table-cell>
          <table:table-cell table:formula="of:=N(AND([.$I113]&lt;=[.M$1]; [.$I113]&gt;[.L$1]))" office:value-type="float" office:value="0">
            <text:p>0</text:p>
          </table:table-cell>
          <table:table-cell table:formula="of:=N(AND([.$I113]&lt;=[.N$1]; [.$I113]&gt;[.M$1]))" office:value-type="float" office:value="0">
            <text:p>0</text:p>
          </table:table-cell>
          <table:table-cell table:formula="of:=N(AND([.$I113]&lt;=[.O$1]; [.$I113]&gt;[.N$1]))" office:value-type="float" office:value="0">
            <text:p>0</text:p>
          </table:table-cell>
          <table:table-cell table:formula="of:=N(AND([.$I113]&lt;=[.P$1]; [.$I113]&gt;[.O$1]))" office:value-type="float" office:value="1">
            <text:p>1</text:p>
          </table:table-cell>
          <table:table-cell table:formula="of:=N(AND([.$I113]&lt;=[.Q$1]; [.$I113]&gt;[.P$1]))" office:value-type="float" office:value="0">
            <text:p>0</text:p>
          </table:table-cell>
          <table:table-cell table:formula="of:=N(AND([.$I113]&lt;=[.R$1]; [.$I113]&gt;[.Q$1]))" office:value-type="float" office:value="0">
            <text:p>0</text:p>
          </table:table-cell>
          <table:table-cell table:formula="of:=N(AND([.$I113]&lt;=[.S$1]; [.$I113]&gt;[.R$1]))" office:value-type="float" office:value="0">
            <text:p>0</text:p>
          </table:table-cell>
          <table:table-cell table:formula="of:=N(AND([.$I113]&lt;=[.T$1]; [.$I113]&gt;[.S$1]))" office:value-type="float" office:value="0">
            <text:p>0</text:p>
          </table:table-cell>
          <table:table-cell table:formula="of:=N(AND([.$I113]&lt;=[.U$1]; [.$I113]&gt;[.T$1]))" office:value-type="float" office:value="0">
            <text:p>0</text:p>
          </table:table-cell>
          <table:table-cell table:formula="of:=N(AND([.$I113]&lt;=[.V$1]; [.$I113]&gt;[.U$1]))" office:value-type="float" office:value="0">
            <text:p>0</text:p>
          </table:table-cell>
          <table:table-cell table:formula="of:=N(AND([.$I113]&lt;=[.W$1]; [.$I113]&gt;[.V$1]))" office:value-type="float" office:value="0">
            <text:p>0</text:p>
          </table:table-cell>
          <table:table-cell table:formula="of:=N(AND([.$I113]&lt;=[.X$1]; [.$I113]&gt;[.W$1]))" office:value-type="float" office:value="0">
            <text:p>0</text:p>
          </table:table-cell>
          <table:table-cell table:formula="of:=N(AND([.$I113]&lt;=[.Y$1]; [.$I113]&gt;[.X$1]))" office:value-type="float" office:value="0">
            <text:p>0</text:p>
          </table:table-cell>
          <table:table-cell table:formula="of:=N(AND([.$I113]&lt;=[.Z$1]; [.$I113]&gt;[.Y$1]))" office:value-type="float" office:value="0">
            <text:p>0</text:p>
          </table:table-cell>
          <table:table-cell table:formula="of:=N(AND([.$I113]&lt;=[.AA$1]; [.$I113]&gt;[.Z$1]))" office:value-type="float" office:value="0">
            <text:p>0</text:p>
          </table:table-cell>
          <table:table-cell table:formula="of:=N(AND([.$I113]&lt;=[.AB$1]; [.$I113]&gt;[.AA$1]))" office:value-type="float" office:value="0">
            <text:p>0</text:p>
          </table:table-cell>
          <table:table-cell table:formula="of:=N(AND([.$I113]&lt;=[.AC$1]; [.$I113]&gt;[.AB$1]))" office:value-type="float" office:value="0">
            <text:p>0</text:p>
          </table:table-cell>
          <table:table-cell table:formula="of:=N(AND([.$I113]&lt;=[.AD$1]; [.$I113]&gt;[.AC$1]))" office:value-type="float" office:value="0">
            <text:p>0</text:p>
          </table:table-cell>
          <table:table-cell table:formula="of:=N(AND([.$I113]&lt;=[.AE$1]; [.$I113]&gt;[.AD$1]))" office:value-type="float" office:value="0">
            <text:p>0</text:p>
          </table:table-cell>
          <table:table-cell table:formula="of:=N(AND([.$I113]&lt;=[.AF$1]; [.$I113]&gt;[.AE$1]))" office:value-type="float" office:value="0">
            <text:p>0</text:p>
          </table:table-cell>
          <table:table-cell table:formula="of:=N(AND([.$I113]&lt;=[.AG$1]; [.$I113]&gt;[.AF$1]))" office:value-type="float" office:value="0">
            <text:p>0</text:p>
          </table:table-cell>
          <table:table-cell table:formula="of:=N(AND([.$I113]&lt;=[.AH$1]; [.$I113]&gt;[.AG$1]))" office:value-type="float" office:value="0">
            <text:p>0</text:p>
          </table:table-cell>
          <table:table-cell table:formula="of:=N(AND([.$I113]&lt;=[.AI$1]; [.$I11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2:20Z</text:p>
          </table:table-cell>
          <table:table-cell office:value-type="float" office:value="2372">
            <text:p>2372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551">
            <text:p>551</text:p>
          </table:table-cell>
          <table:table-cell table:formula="of:=N(AND([.$I114]&lt;=[.K$1]; [.$I114]&gt;[.J$1]))" office:value-type="float" office:value="0">
            <text:p>0</text:p>
          </table:table-cell>
          <table:table-cell table:formula="of:=N(AND([.$I114]&lt;=[.L$1]; [.$I114]&gt;[.K$1]))" office:value-type="float" office:value="0">
            <text:p>0</text:p>
          </table:table-cell>
          <table:table-cell table:formula="of:=N(AND([.$I114]&lt;=[.M$1]; [.$I114]&gt;[.L$1]))" office:value-type="float" office:value="0">
            <text:p>0</text:p>
          </table:table-cell>
          <table:table-cell table:formula="of:=N(AND([.$I114]&lt;=[.N$1]; [.$I114]&gt;[.M$1]))" office:value-type="float" office:value="0">
            <text:p>0</text:p>
          </table:table-cell>
          <table:table-cell table:formula="of:=N(AND([.$I114]&lt;=[.O$1]; [.$I114]&gt;[.N$1]))" office:value-type="float" office:value="0">
            <text:p>0</text:p>
          </table:table-cell>
          <table:table-cell table:formula="of:=N(AND([.$I114]&lt;=[.P$1]; [.$I114]&gt;[.O$1]))" office:value-type="float" office:value="0">
            <text:p>0</text:p>
          </table:table-cell>
          <table:table-cell table:formula="of:=N(AND([.$I114]&lt;=[.Q$1]; [.$I114]&gt;[.P$1]))" office:value-type="float" office:value="0">
            <text:p>0</text:p>
          </table:table-cell>
          <table:table-cell table:formula="of:=N(AND([.$I114]&lt;=[.R$1]; [.$I114]&gt;[.Q$1]))" office:value-type="float" office:value="0">
            <text:p>0</text:p>
          </table:table-cell>
          <table:table-cell table:formula="of:=N(AND([.$I114]&lt;=[.S$1]; [.$I114]&gt;[.R$1]))" office:value-type="float" office:value="0">
            <text:p>0</text:p>
          </table:table-cell>
          <table:table-cell table:formula="of:=N(AND([.$I114]&lt;=[.T$1]; [.$I114]&gt;[.S$1]))" office:value-type="float" office:value="1">
            <text:p>1</text:p>
          </table:table-cell>
          <table:table-cell table:formula="of:=N(AND([.$I114]&lt;=[.U$1]; [.$I114]&gt;[.T$1]))" office:value-type="float" office:value="0">
            <text:p>0</text:p>
          </table:table-cell>
          <table:table-cell table:formula="of:=N(AND([.$I114]&lt;=[.V$1]; [.$I114]&gt;[.U$1]))" office:value-type="float" office:value="0">
            <text:p>0</text:p>
          </table:table-cell>
          <table:table-cell table:formula="of:=N(AND([.$I114]&lt;=[.W$1]; [.$I114]&gt;[.V$1]))" office:value-type="float" office:value="0">
            <text:p>0</text:p>
          </table:table-cell>
          <table:table-cell table:formula="of:=N(AND([.$I114]&lt;=[.X$1]; [.$I114]&gt;[.W$1]))" office:value-type="float" office:value="0">
            <text:p>0</text:p>
          </table:table-cell>
          <table:table-cell table:formula="of:=N(AND([.$I114]&lt;=[.Y$1]; [.$I114]&gt;[.X$1]))" office:value-type="float" office:value="0">
            <text:p>0</text:p>
          </table:table-cell>
          <table:table-cell table:formula="of:=N(AND([.$I114]&lt;=[.Z$1]; [.$I114]&gt;[.Y$1]))" office:value-type="float" office:value="0">
            <text:p>0</text:p>
          </table:table-cell>
          <table:table-cell table:formula="of:=N(AND([.$I114]&lt;=[.AA$1]; [.$I114]&gt;[.Z$1]))" office:value-type="float" office:value="0">
            <text:p>0</text:p>
          </table:table-cell>
          <table:table-cell table:formula="of:=N(AND([.$I114]&lt;=[.AB$1]; [.$I114]&gt;[.AA$1]))" office:value-type="float" office:value="0">
            <text:p>0</text:p>
          </table:table-cell>
          <table:table-cell table:formula="of:=N(AND([.$I114]&lt;=[.AC$1]; [.$I114]&gt;[.AB$1]))" office:value-type="float" office:value="0">
            <text:p>0</text:p>
          </table:table-cell>
          <table:table-cell table:formula="of:=N(AND([.$I114]&lt;=[.AD$1]; [.$I114]&gt;[.AC$1]))" office:value-type="float" office:value="0">
            <text:p>0</text:p>
          </table:table-cell>
          <table:table-cell table:formula="of:=N(AND([.$I114]&lt;=[.AE$1]; [.$I114]&gt;[.AD$1]))" office:value-type="float" office:value="0">
            <text:p>0</text:p>
          </table:table-cell>
          <table:table-cell table:formula="of:=N(AND([.$I114]&lt;=[.AF$1]; [.$I114]&gt;[.AE$1]))" office:value-type="float" office:value="0">
            <text:p>0</text:p>
          </table:table-cell>
          <table:table-cell table:formula="of:=N(AND([.$I114]&lt;=[.AG$1]; [.$I114]&gt;[.AF$1]))" office:value-type="float" office:value="0">
            <text:p>0</text:p>
          </table:table-cell>
          <table:table-cell table:formula="of:=N(AND([.$I114]&lt;=[.AH$1]; [.$I114]&gt;[.AG$1]))" office:value-type="float" office:value="0">
            <text:p>0</text:p>
          </table:table-cell>
          <table:table-cell table:formula="of:=N(AND([.$I114]&lt;=[.AI$1]; [.$I11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2:33Z</text:p>
          </table:table-cell>
          <table:table-cell office:value-type="float" office:value="43060">
            <text:p>43060</text:p>
          </table:table-cell>
          <table:table-cell/>
          <table:table-cell office:value-type="float" office:value="104000">
            <text:p>104000</text:p>
          </table:table-cell>
          <table:table-cell office:value-type="float" office:value="821">
            <text:p>821</text:p>
          </table:table-cell>
          <table:table-cell table:formula="of:=N(AND([.$I115]&lt;=[.K$1]; [.$I115]&gt;[.J$1]))" office:value-type="float" office:value="0">
            <text:p>0</text:p>
          </table:table-cell>
          <table:table-cell table:formula="of:=N(AND([.$I115]&lt;=[.L$1]; [.$I115]&gt;[.K$1]))" office:value-type="float" office:value="0">
            <text:p>0</text:p>
          </table:table-cell>
          <table:table-cell table:formula="of:=N(AND([.$I115]&lt;=[.M$1]; [.$I115]&gt;[.L$1]))" office:value-type="float" office:value="0">
            <text:p>0</text:p>
          </table:table-cell>
          <table:table-cell table:formula="of:=N(AND([.$I115]&lt;=[.N$1]; [.$I115]&gt;[.M$1]))" office:value-type="float" office:value="1">
            <text:p>1</text:p>
          </table:table-cell>
          <table:table-cell table:formula="of:=N(AND([.$I115]&lt;=[.O$1]; [.$I115]&gt;[.N$1]))" office:value-type="float" office:value="0">
            <text:p>0</text:p>
          </table:table-cell>
          <table:table-cell table:formula="of:=N(AND([.$I115]&lt;=[.P$1]; [.$I115]&gt;[.O$1]))" office:value-type="float" office:value="0">
            <text:p>0</text:p>
          </table:table-cell>
          <table:table-cell table:formula="of:=N(AND([.$I115]&lt;=[.Q$1]; [.$I115]&gt;[.P$1]))" office:value-type="float" office:value="0">
            <text:p>0</text:p>
          </table:table-cell>
          <table:table-cell table:formula="of:=N(AND([.$I115]&lt;=[.R$1]; [.$I115]&gt;[.Q$1]))" office:value-type="float" office:value="0">
            <text:p>0</text:p>
          </table:table-cell>
          <table:table-cell table:formula="of:=N(AND([.$I115]&lt;=[.S$1]; [.$I115]&gt;[.R$1]))" office:value-type="float" office:value="0">
            <text:p>0</text:p>
          </table:table-cell>
          <table:table-cell table:formula="of:=N(AND([.$I115]&lt;=[.T$1]; [.$I115]&gt;[.S$1]))" office:value-type="float" office:value="0">
            <text:p>0</text:p>
          </table:table-cell>
          <table:table-cell table:formula="of:=N(AND([.$I115]&lt;=[.U$1]; [.$I115]&gt;[.T$1]))" office:value-type="float" office:value="0">
            <text:p>0</text:p>
          </table:table-cell>
          <table:table-cell table:formula="of:=N(AND([.$I115]&lt;=[.V$1]; [.$I115]&gt;[.U$1]))" office:value-type="float" office:value="0">
            <text:p>0</text:p>
          </table:table-cell>
          <table:table-cell table:formula="of:=N(AND([.$I115]&lt;=[.W$1]; [.$I115]&gt;[.V$1]))" office:value-type="float" office:value="0">
            <text:p>0</text:p>
          </table:table-cell>
          <table:table-cell table:formula="of:=N(AND([.$I115]&lt;=[.X$1]; [.$I115]&gt;[.W$1]))" office:value-type="float" office:value="0">
            <text:p>0</text:p>
          </table:table-cell>
          <table:table-cell table:formula="of:=N(AND([.$I115]&lt;=[.Y$1]; [.$I115]&gt;[.X$1]))" office:value-type="float" office:value="0">
            <text:p>0</text:p>
          </table:table-cell>
          <table:table-cell table:formula="of:=N(AND([.$I115]&lt;=[.Z$1]; [.$I115]&gt;[.Y$1]))" office:value-type="float" office:value="0">
            <text:p>0</text:p>
          </table:table-cell>
          <table:table-cell table:formula="of:=N(AND([.$I115]&lt;=[.AA$1]; [.$I115]&gt;[.Z$1]))" office:value-type="float" office:value="0">
            <text:p>0</text:p>
          </table:table-cell>
          <table:table-cell table:formula="of:=N(AND([.$I115]&lt;=[.AB$1]; [.$I115]&gt;[.AA$1]))" office:value-type="float" office:value="0">
            <text:p>0</text:p>
          </table:table-cell>
          <table:table-cell table:formula="of:=N(AND([.$I115]&lt;=[.AC$1]; [.$I115]&gt;[.AB$1]))" office:value-type="float" office:value="0">
            <text:p>0</text:p>
          </table:table-cell>
          <table:table-cell table:formula="of:=N(AND([.$I115]&lt;=[.AD$1]; [.$I115]&gt;[.AC$1]))" office:value-type="float" office:value="0">
            <text:p>0</text:p>
          </table:table-cell>
          <table:table-cell table:formula="of:=N(AND([.$I115]&lt;=[.AE$1]; [.$I115]&gt;[.AD$1]))" office:value-type="float" office:value="0">
            <text:p>0</text:p>
          </table:table-cell>
          <table:table-cell table:formula="of:=N(AND([.$I115]&lt;=[.AF$1]; [.$I115]&gt;[.AE$1]))" office:value-type="float" office:value="0">
            <text:p>0</text:p>
          </table:table-cell>
          <table:table-cell table:formula="of:=N(AND([.$I115]&lt;=[.AG$1]; [.$I115]&gt;[.AF$1]))" office:value-type="float" office:value="0">
            <text:p>0</text:p>
          </table:table-cell>
          <table:table-cell table:formula="of:=N(AND([.$I115]&lt;=[.AH$1]; [.$I115]&gt;[.AG$1]))" office:value-type="float" office:value="0">
            <text:p>0</text:p>
          </table:table-cell>
          <table:table-cell table:formula="of:=N(AND([.$I115]&lt;=[.AI$1]; [.$I11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2:48Z</text:p>
          </table:table-cell>
          <table:table-cell office:value-type="float" office:value="2924">
            <text:p>2924</text:p>
          </table:table-cell>
          <table:table-cell/>
          <table:table-cell office:value-type="float" office:value="103000">
            <text:p>103000</text:p>
          </table:table-cell>
          <table:table-cell office:value-type="float" office:value="821">
            <text:p>821</text:p>
          </table:table-cell>
          <table:table-cell table:formula="of:=N(AND([.$I116]&lt;=[.K$1]; [.$I116]&gt;[.J$1]))" office:value-type="float" office:value="0">
            <text:p>0</text:p>
          </table:table-cell>
          <table:table-cell table:formula="of:=N(AND([.$I116]&lt;=[.L$1]; [.$I116]&gt;[.K$1]))" office:value-type="float" office:value="0">
            <text:p>0</text:p>
          </table:table-cell>
          <table:table-cell table:formula="of:=N(AND([.$I116]&lt;=[.M$1]; [.$I116]&gt;[.L$1]))" office:value-type="float" office:value="0">
            <text:p>0</text:p>
          </table:table-cell>
          <table:table-cell table:formula="of:=N(AND([.$I116]&lt;=[.N$1]; [.$I116]&gt;[.M$1]))" office:value-type="float" office:value="1">
            <text:p>1</text:p>
          </table:table-cell>
          <table:table-cell table:formula="of:=N(AND([.$I116]&lt;=[.O$1]; [.$I116]&gt;[.N$1]))" office:value-type="float" office:value="0">
            <text:p>0</text:p>
          </table:table-cell>
          <table:table-cell table:formula="of:=N(AND([.$I116]&lt;=[.P$1]; [.$I116]&gt;[.O$1]))" office:value-type="float" office:value="0">
            <text:p>0</text:p>
          </table:table-cell>
          <table:table-cell table:formula="of:=N(AND([.$I116]&lt;=[.Q$1]; [.$I116]&gt;[.P$1]))" office:value-type="float" office:value="0">
            <text:p>0</text:p>
          </table:table-cell>
          <table:table-cell table:formula="of:=N(AND([.$I116]&lt;=[.R$1]; [.$I116]&gt;[.Q$1]))" office:value-type="float" office:value="0">
            <text:p>0</text:p>
          </table:table-cell>
          <table:table-cell table:formula="of:=N(AND([.$I116]&lt;=[.S$1]; [.$I116]&gt;[.R$1]))" office:value-type="float" office:value="0">
            <text:p>0</text:p>
          </table:table-cell>
          <table:table-cell table:formula="of:=N(AND([.$I116]&lt;=[.T$1]; [.$I116]&gt;[.S$1]))" office:value-type="float" office:value="0">
            <text:p>0</text:p>
          </table:table-cell>
          <table:table-cell table:formula="of:=N(AND([.$I116]&lt;=[.U$1]; [.$I116]&gt;[.T$1]))" office:value-type="float" office:value="0">
            <text:p>0</text:p>
          </table:table-cell>
          <table:table-cell table:formula="of:=N(AND([.$I116]&lt;=[.V$1]; [.$I116]&gt;[.U$1]))" office:value-type="float" office:value="0">
            <text:p>0</text:p>
          </table:table-cell>
          <table:table-cell table:formula="of:=N(AND([.$I116]&lt;=[.W$1]; [.$I116]&gt;[.V$1]))" office:value-type="float" office:value="0">
            <text:p>0</text:p>
          </table:table-cell>
          <table:table-cell table:formula="of:=N(AND([.$I116]&lt;=[.X$1]; [.$I116]&gt;[.W$1]))" office:value-type="float" office:value="0">
            <text:p>0</text:p>
          </table:table-cell>
          <table:table-cell table:formula="of:=N(AND([.$I116]&lt;=[.Y$1]; [.$I116]&gt;[.X$1]))" office:value-type="float" office:value="0">
            <text:p>0</text:p>
          </table:table-cell>
          <table:table-cell table:formula="of:=N(AND([.$I116]&lt;=[.Z$1]; [.$I116]&gt;[.Y$1]))" office:value-type="float" office:value="0">
            <text:p>0</text:p>
          </table:table-cell>
          <table:table-cell table:formula="of:=N(AND([.$I116]&lt;=[.AA$1]; [.$I116]&gt;[.Z$1]))" office:value-type="float" office:value="0">
            <text:p>0</text:p>
          </table:table-cell>
          <table:table-cell table:formula="of:=N(AND([.$I116]&lt;=[.AB$1]; [.$I116]&gt;[.AA$1]))" office:value-type="float" office:value="0">
            <text:p>0</text:p>
          </table:table-cell>
          <table:table-cell table:formula="of:=N(AND([.$I116]&lt;=[.AC$1]; [.$I116]&gt;[.AB$1]))" office:value-type="float" office:value="0">
            <text:p>0</text:p>
          </table:table-cell>
          <table:table-cell table:formula="of:=N(AND([.$I116]&lt;=[.AD$1]; [.$I116]&gt;[.AC$1]))" office:value-type="float" office:value="0">
            <text:p>0</text:p>
          </table:table-cell>
          <table:table-cell table:formula="of:=N(AND([.$I116]&lt;=[.AE$1]; [.$I116]&gt;[.AD$1]))" office:value-type="float" office:value="0">
            <text:p>0</text:p>
          </table:table-cell>
          <table:table-cell table:formula="of:=N(AND([.$I116]&lt;=[.AF$1]; [.$I116]&gt;[.AE$1]))" office:value-type="float" office:value="0">
            <text:p>0</text:p>
          </table:table-cell>
          <table:table-cell table:formula="of:=N(AND([.$I116]&lt;=[.AG$1]; [.$I116]&gt;[.AF$1]))" office:value-type="float" office:value="0">
            <text:p>0</text:p>
          </table:table-cell>
          <table:table-cell table:formula="of:=N(AND([.$I116]&lt;=[.AH$1]; [.$I116]&gt;[.AG$1]))" office:value-type="float" office:value="0">
            <text:p>0</text:p>
          </table:table-cell>
          <table:table-cell table:formula="of:=N(AND([.$I116]&lt;=[.AI$1]; [.$I11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3:46Z</text:p>
          </table:table-cell>
          <table:table-cell office:value-type="float" office:value="6426">
            <text:p>6426</text:p>
          </table:table-cell>
          <table:table-cell/>
          <table:table-cell office:value-type="float" office:value="123000">
            <text:p>123000</text:p>
          </table:table-cell>
          <table:table-cell office:value-type="float" office:value="821">
            <text:p>821</text:p>
          </table:table-cell>
          <table:table-cell table:formula="of:=N(AND([.$I117]&lt;=[.K$1]; [.$I117]&gt;[.J$1]))" office:value-type="float" office:value="0">
            <text:p>0</text:p>
          </table:table-cell>
          <table:table-cell table:formula="of:=N(AND([.$I117]&lt;=[.L$1]; [.$I117]&gt;[.K$1]))" office:value-type="float" office:value="0">
            <text:p>0</text:p>
          </table:table-cell>
          <table:table-cell table:formula="of:=N(AND([.$I117]&lt;=[.M$1]; [.$I117]&gt;[.L$1]))" office:value-type="float" office:value="0">
            <text:p>0</text:p>
          </table:table-cell>
          <table:table-cell table:formula="of:=N(AND([.$I117]&lt;=[.N$1]; [.$I117]&gt;[.M$1]))" office:value-type="float" office:value="0">
            <text:p>0</text:p>
          </table:table-cell>
          <table:table-cell table:formula="of:=N(AND([.$I117]&lt;=[.O$1]; [.$I117]&gt;[.N$1]))" office:value-type="float" office:value="1">
            <text:p>1</text:p>
          </table:table-cell>
          <table:table-cell table:formula="of:=N(AND([.$I117]&lt;=[.P$1]; [.$I117]&gt;[.O$1]))" office:value-type="float" office:value="0">
            <text:p>0</text:p>
          </table:table-cell>
          <table:table-cell table:formula="of:=N(AND([.$I117]&lt;=[.Q$1]; [.$I117]&gt;[.P$1]))" office:value-type="float" office:value="0">
            <text:p>0</text:p>
          </table:table-cell>
          <table:table-cell table:formula="of:=N(AND([.$I117]&lt;=[.R$1]; [.$I117]&gt;[.Q$1]))" office:value-type="float" office:value="0">
            <text:p>0</text:p>
          </table:table-cell>
          <table:table-cell table:formula="of:=N(AND([.$I117]&lt;=[.S$1]; [.$I117]&gt;[.R$1]))" office:value-type="float" office:value="0">
            <text:p>0</text:p>
          </table:table-cell>
          <table:table-cell table:formula="of:=N(AND([.$I117]&lt;=[.T$1]; [.$I117]&gt;[.S$1]))" office:value-type="float" office:value="0">
            <text:p>0</text:p>
          </table:table-cell>
          <table:table-cell table:formula="of:=N(AND([.$I117]&lt;=[.U$1]; [.$I117]&gt;[.T$1]))" office:value-type="float" office:value="0">
            <text:p>0</text:p>
          </table:table-cell>
          <table:table-cell table:formula="of:=N(AND([.$I117]&lt;=[.V$1]; [.$I117]&gt;[.U$1]))" office:value-type="float" office:value="0">
            <text:p>0</text:p>
          </table:table-cell>
          <table:table-cell table:formula="of:=N(AND([.$I117]&lt;=[.W$1]; [.$I117]&gt;[.V$1]))" office:value-type="float" office:value="0">
            <text:p>0</text:p>
          </table:table-cell>
          <table:table-cell table:formula="of:=N(AND([.$I117]&lt;=[.X$1]; [.$I117]&gt;[.W$1]))" office:value-type="float" office:value="0">
            <text:p>0</text:p>
          </table:table-cell>
          <table:table-cell table:formula="of:=N(AND([.$I117]&lt;=[.Y$1]; [.$I117]&gt;[.X$1]))" office:value-type="float" office:value="0">
            <text:p>0</text:p>
          </table:table-cell>
          <table:table-cell table:formula="of:=N(AND([.$I117]&lt;=[.Z$1]; [.$I117]&gt;[.Y$1]))" office:value-type="float" office:value="0">
            <text:p>0</text:p>
          </table:table-cell>
          <table:table-cell table:formula="of:=N(AND([.$I117]&lt;=[.AA$1]; [.$I117]&gt;[.Z$1]))" office:value-type="float" office:value="0">
            <text:p>0</text:p>
          </table:table-cell>
          <table:table-cell table:formula="of:=N(AND([.$I117]&lt;=[.AB$1]; [.$I117]&gt;[.AA$1]))" office:value-type="float" office:value="0">
            <text:p>0</text:p>
          </table:table-cell>
          <table:table-cell table:formula="of:=N(AND([.$I117]&lt;=[.AC$1]; [.$I117]&gt;[.AB$1]))" office:value-type="float" office:value="0">
            <text:p>0</text:p>
          </table:table-cell>
          <table:table-cell table:formula="of:=N(AND([.$I117]&lt;=[.AD$1]; [.$I117]&gt;[.AC$1]))" office:value-type="float" office:value="0">
            <text:p>0</text:p>
          </table:table-cell>
          <table:table-cell table:formula="of:=N(AND([.$I117]&lt;=[.AE$1]; [.$I117]&gt;[.AD$1]))" office:value-type="float" office:value="0">
            <text:p>0</text:p>
          </table:table-cell>
          <table:table-cell table:formula="of:=N(AND([.$I117]&lt;=[.AF$1]; [.$I117]&gt;[.AE$1]))" office:value-type="float" office:value="0">
            <text:p>0</text:p>
          </table:table-cell>
          <table:table-cell table:formula="of:=N(AND([.$I117]&lt;=[.AG$1]; [.$I117]&gt;[.AF$1]))" office:value-type="float" office:value="0">
            <text:p>0</text:p>
          </table:table-cell>
          <table:table-cell table:formula="of:=N(AND([.$I117]&lt;=[.AH$1]; [.$I117]&gt;[.AG$1]))" office:value-type="float" office:value="0">
            <text:p>0</text:p>
          </table:table-cell>
          <table:table-cell table:formula="of:=N(AND([.$I117]&lt;=[.AI$1]; [.$I11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4:10Z</text:p>
          </table:table-cell>
          <table:table-cell office:value-type="float" office:value="3137">
            <text:p>3137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821">
            <text:p>821</text:p>
          </table:table-cell>
          <table:table-cell table:formula="of:=N(AND([.$I118]&lt;=[.K$1]; [.$I118]&gt;[.J$1]))" office:value-type="float" office:value="0">
            <text:p>0</text:p>
          </table:table-cell>
          <table:table-cell table:formula="of:=N(AND([.$I118]&lt;=[.L$1]; [.$I118]&gt;[.K$1]))" office:value-type="float" office:value="0">
            <text:p>0</text:p>
          </table:table-cell>
          <table:table-cell table:formula="of:=N(AND([.$I118]&lt;=[.M$1]; [.$I118]&gt;[.L$1]))" office:value-type="float" office:value="0">
            <text:p>0</text:p>
          </table:table-cell>
          <table:table-cell table:formula="of:=N(AND([.$I118]&lt;=[.N$1]; [.$I118]&gt;[.M$1]))" office:value-type="float" office:value="0">
            <text:p>0</text:p>
          </table:table-cell>
          <table:table-cell table:formula="of:=N(AND([.$I118]&lt;=[.O$1]; [.$I118]&gt;[.N$1]))" office:value-type="float" office:value="0">
            <text:p>0</text:p>
          </table:table-cell>
          <table:table-cell table:formula="of:=N(AND([.$I118]&lt;=[.P$1]; [.$I118]&gt;[.O$1]))" office:value-type="float" office:value="0">
            <text:p>0</text:p>
          </table:table-cell>
          <table:table-cell table:formula="of:=N(AND([.$I118]&lt;=[.Q$1]; [.$I118]&gt;[.P$1]))" office:value-type="float" office:value="0">
            <text:p>0</text:p>
          </table:table-cell>
          <table:table-cell table:formula="of:=N(AND([.$I118]&lt;=[.R$1]; [.$I118]&gt;[.Q$1]))" office:value-type="float" office:value="0">
            <text:p>0</text:p>
          </table:table-cell>
          <table:table-cell table:formula="of:=N(AND([.$I118]&lt;=[.S$1]; [.$I118]&gt;[.R$1]))" office:value-type="float" office:value="0">
            <text:p>0</text:p>
          </table:table-cell>
          <table:table-cell table:formula="of:=N(AND([.$I118]&lt;=[.T$1]; [.$I118]&gt;[.S$1]))" office:value-type="float" office:value="1">
            <text:p>1</text:p>
          </table:table-cell>
          <table:table-cell table:formula="of:=N(AND([.$I118]&lt;=[.U$1]; [.$I118]&gt;[.T$1]))" office:value-type="float" office:value="0">
            <text:p>0</text:p>
          </table:table-cell>
          <table:table-cell table:formula="of:=N(AND([.$I118]&lt;=[.V$1]; [.$I118]&gt;[.U$1]))" office:value-type="float" office:value="0">
            <text:p>0</text:p>
          </table:table-cell>
          <table:table-cell table:formula="of:=N(AND([.$I118]&lt;=[.W$1]; [.$I118]&gt;[.V$1]))" office:value-type="float" office:value="0">
            <text:p>0</text:p>
          </table:table-cell>
          <table:table-cell table:formula="of:=N(AND([.$I118]&lt;=[.X$1]; [.$I118]&gt;[.W$1]))" office:value-type="float" office:value="0">
            <text:p>0</text:p>
          </table:table-cell>
          <table:table-cell table:formula="of:=N(AND([.$I118]&lt;=[.Y$1]; [.$I118]&gt;[.X$1]))" office:value-type="float" office:value="0">
            <text:p>0</text:p>
          </table:table-cell>
          <table:table-cell table:formula="of:=N(AND([.$I118]&lt;=[.Z$1]; [.$I118]&gt;[.Y$1]))" office:value-type="float" office:value="0">
            <text:p>0</text:p>
          </table:table-cell>
          <table:table-cell table:formula="of:=N(AND([.$I118]&lt;=[.AA$1]; [.$I118]&gt;[.Z$1]))" office:value-type="float" office:value="0">
            <text:p>0</text:p>
          </table:table-cell>
          <table:table-cell table:formula="of:=N(AND([.$I118]&lt;=[.AB$1]; [.$I118]&gt;[.AA$1]))" office:value-type="float" office:value="0">
            <text:p>0</text:p>
          </table:table-cell>
          <table:table-cell table:formula="of:=N(AND([.$I118]&lt;=[.AC$1]; [.$I118]&gt;[.AB$1]))" office:value-type="float" office:value="0">
            <text:p>0</text:p>
          </table:table-cell>
          <table:table-cell table:formula="of:=N(AND([.$I118]&lt;=[.AD$1]; [.$I118]&gt;[.AC$1]))" office:value-type="float" office:value="0">
            <text:p>0</text:p>
          </table:table-cell>
          <table:table-cell table:formula="of:=N(AND([.$I118]&lt;=[.AE$1]; [.$I118]&gt;[.AD$1]))" office:value-type="float" office:value="0">
            <text:p>0</text:p>
          </table:table-cell>
          <table:table-cell table:formula="of:=N(AND([.$I118]&lt;=[.AF$1]; [.$I118]&gt;[.AE$1]))" office:value-type="float" office:value="0">
            <text:p>0</text:p>
          </table:table-cell>
          <table:table-cell table:formula="of:=N(AND([.$I118]&lt;=[.AG$1]; [.$I118]&gt;[.AF$1]))" office:value-type="float" office:value="0">
            <text:p>0</text:p>
          </table:table-cell>
          <table:table-cell table:formula="of:=N(AND([.$I118]&lt;=[.AH$1]; [.$I118]&gt;[.AG$1]))" office:value-type="float" office:value="0">
            <text:p>0</text:p>
          </table:table-cell>
          <table:table-cell table:formula="of:=N(AND([.$I118]&lt;=[.AI$1]; [.$I11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4:37Z</text:p>
          </table:table-cell>
          <table:table-cell office:value-type="float" office:value="2672">
            <text:p>2672</text:p>
          </table:table-cell>
          <table:table-cell/>
          <table:table-cell office:value-type="float" office:value="338000">
            <text:p>338000</text:p>
          </table:table-cell>
          <table:table-cell office:value-type="float" office:value="821">
            <text:p>821</text:p>
          </table:table-cell>
          <table:table-cell table:formula="of:=N(AND([.$I119]&lt;=[.K$1]; [.$I119]&gt;[.J$1]))" office:value-type="float" office:value="0">
            <text:p>0</text:p>
          </table:table-cell>
          <table:table-cell table:formula="of:=N(AND([.$I119]&lt;=[.L$1]; [.$I119]&gt;[.K$1]))" office:value-type="float" office:value="0">
            <text:p>0</text:p>
          </table:table-cell>
          <table:table-cell table:formula="of:=N(AND([.$I119]&lt;=[.M$1]; [.$I119]&gt;[.L$1]))" office:value-type="float" office:value="0">
            <text:p>0</text:p>
          </table:table-cell>
          <table:table-cell table:formula="of:=N(AND([.$I119]&lt;=[.N$1]; [.$I119]&gt;[.M$1]))" office:value-type="float" office:value="0">
            <text:p>0</text:p>
          </table:table-cell>
          <table:table-cell table:formula="of:=N(AND([.$I119]&lt;=[.O$1]; [.$I119]&gt;[.N$1]))" office:value-type="float" office:value="0">
            <text:p>0</text:p>
          </table:table-cell>
          <table:table-cell table:formula="of:=N(AND([.$I119]&lt;=[.P$1]; [.$I119]&gt;[.O$1]))" office:value-type="float" office:value="0">
            <text:p>0</text:p>
          </table:table-cell>
          <table:table-cell table:formula="of:=N(AND([.$I119]&lt;=[.Q$1]; [.$I119]&gt;[.P$1]))" office:value-type="float" office:value="0">
            <text:p>0</text:p>
          </table:table-cell>
          <table:table-cell table:formula="of:=N(AND([.$I119]&lt;=[.R$1]; [.$I119]&gt;[.Q$1]))" office:value-type="float" office:value="0">
            <text:p>0</text:p>
          </table:table-cell>
          <table:table-cell table:formula="of:=N(AND([.$I119]&lt;=[.S$1]; [.$I119]&gt;[.R$1]))" office:value-type="float" office:value="0">
            <text:p>0</text:p>
          </table:table-cell>
          <table:table-cell table:formula="of:=N(AND([.$I119]&lt;=[.T$1]; [.$I119]&gt;[.S$1]))" office:value-type="float" office:value="0">
            <text:p>0</text:p>
          </table:table-cell>
          <table:table-cell table:formula="of:=N(AND([.$I119]&lt;=[.U$1]; [.$I119]&gt;[.T$1]))" office:value-type="float" office:value="0">
            <text:p>0</text:p>
          </table:table-cell>
          <table:table-cell table:formula="of:=N(AND([.$I119]&lt;=[.V$1]; [.$I119]&gt;[.U$1]))" office:value-type="float" office:value="1">
            <text:p>1</text:p>
          </table:table-cell>
          <table:table-cell table:formula="of:=N(AND([.$I119]&lt;=[.W$1]; [.$I119]&gt;[.V$1]))" office:value-type="float" office:value="0">
            <text:p>0</text:p>
          </table:table-cell>
          <table:table-cell table:formula="of:=N(AND([.$I119]&lt;=[.X$1]; [.$I119]&gt;[.W$1]))" office:value-type="float" office:value="0">
            <text:p>0</text:p>
          </table:table-cell>
          <table:table-cell table:formula="of:=N(AND([.$I119]&lt;=[.Y$1]; [.$I119]&gt;[.X$1]))" office:value-type="float" office:value="0">
            <text:p>0</text:p>
          </table:table-cell>
          <table:table-cell table:formula="of:=N(AND([.$I119]&lt;=[.Z$1]; [.$I119]&gt;[.Y$1]))" office:value-type="float" office:value="0">
            <text:p>0</text:p>
          </table:table-cell>
          <table:table-cell table:formula="of:=N(AND([.$I119]&lt;=[.AA$1]; [.$I119]&gt;[.Z$1]))" office:value-type="float" office:value="0">
            <text:p>0</text:p>
          </table:table-cell>
          <table:table-cell table:formula="of:=N(AND([.$I119]&lt;=[.AB$1]; [.$I119]&gt;[.AA$1]))" office:value-type="float" office:value="0">
            <text:p>0</text:p>
          </table:table-cell>
          <table:table-cell table:formula="of:=N(AND([.$I119]&lt;=[.AC$1]; [.$I119]&gt;[.AB$1]))" office:value-type="float" office:value="0">
            <text:p>0</text:p>
          </table:table-cell>
          <table:table-cell table:formula="of:=N(AND([.$I119]&lt;=[.AD$1]; [.$I119]&gt;[.AC$1]))" office:value-type="float" office:value="0">
            <text:p>0</text:p>
          </table:table-cell>
          <table:table-cell table:formula="of:=N(AND([.$I119]&lt;=[.AE$1]; [.$I119]&gt;[.AD$1]))" office:value-type="float" office:value="0">
            <text:p>0</text:p>
          </table:table-cell>
          <table:table-cell table:formula="of:=N(AND([.$I119]&lt;=[.AF$1]; [.$I119]&gt;[.AE$1]))" office:value-type="float" office:value="0">
            <text:p>0</text:p>
          </table:table-cell>
          <table:table-cell table:formula="of:=N(AND([.$I119]&lt;=[.AG$1]; [.$I119]&gt;[.AF$1]))" office:value-type="float" office:value="0">
            <text:p>0</text:p>
          </table:table-cell>
          <table:table-cell table:formula="of:=N(AND([.$I119]&lt;=[.AH$1]; [.$I119]&gt;[.AG$1]))" office:value-type="float" office:value="0">
            <text:p>0</text:p>
          </table:table-cell>
          <table:table-cell table:formula="of:=N(AND([.$I119]&lt;=[.AI$1]; [.$I11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5:59Z</text:p>
          </table:table-cell>
          <table:table-cell office:value-type="float" office:value="2780">
            <text:p>2780</text:p>
          </table:table-cell>
          <table:table-cell/>
          <table:table-cell office:value-type="float" office:value="222000">
            <text:p>222000</text:p>
          </table:table-cell>
          <table:table-cell office:value-type="float" office:value="821">
            <text:p>821</text:p>
          </table:table-cell>
          <table:table-cell table:formula="of:=N(AND([.$I120]&lt;=[.K$1]; [.$I120]&gt;[.J$1]))" office:value-type="float" office:value="0">
            <text:p>0</text:p>
          </table:table-cell>
          <table:table-cell table:formula="of:=N(AND([.$I120]&lt;=[.L$1]; [.$I120]&gt;[.K$1]))" office:value-type="float" office:value="0">
            <text:p>0</text:p>
          </table:table-cell>
          <table:table-cell table:formula="of:=N(AND([.$I120]&lt;=[.M$1]; [.$I120]&gt;[.L$1]))" office:value-type="float" office:value="0">
            <text:p>0</text:p>
          </table:table-cell>
          <table:table-cell table:formula="of:=N(AND([.$I120]&lt;=[.N$1]; [.$I120]&gt;[.M$1]))" office:value-type="float" office:value="0">
            <text:p>0</text:p>
          </table:table-cell>
          <table:table-cell table:formula="of:=N(AND([.$I120]&lt;=[.O$1]; [.$I120]&gt;[.N$1]))" office:value-type="float" office:value="0">
            <text:p>0</text:p>
          </table:table-cell>
          <table:table-cell table:formula="of:=N(AND([.$I120]&lt;=[.P$1]; [.$I120]&gt;[.O$1]))" office:value-type="float" office:value="0">
            <text:p>0</text:p>
          </table:table-cell>
          <table:table-cell table:formula="of:=N(AND([.$I120]&lt;=[.Q$1]; [.$I120]&gt;[.P$1]))" office:value-type="float" office:value="0">
            <text:p>0</text:p>
          </table:table-cell>
          <table:table-cell table:formula="of:=N(AND([.$I120]&lt;=[.R$1]; [.$I120]&gt;[.Q$1]))" office:value-type="float" office:value="1">
            <text:p>1</text:p>
          </table:table-cell>
          <table:table-cell table:formula="of:=N(AND([.$I120]&lt;=[.S$1]; [.$I120]&gt;[.R$1]))" office:value-type="float" office:value="0">
            <text:p>0</text:p>
          </table:table-cell>
          <table:table-cell table:formula="of:=N(AND([.$I120]&lt;=[.T$1]; [.$I120]&gt;[.S$1]))" office:value-type="float" office:value="0">
            <text:p>0</text:p>
          </table:table-cell>
          <table:table-cell table:formula="of:=N(AND([.$I120]&lt;=[.U$1]; [.$I120]&gt;[.T$1]))" office:value-type="float" office:value="0">
            <text:p>0</text:p>
          </table:table-cell>
          <table:table-cell table:formula="of:=N(AND([.$I120]&lt;=[.V$1]; [.$I120]&gt;[.U$1]))" office:value-type="float" office:value="0">
            <text:p>0</text:p>
          </table:table-cell>
          <table:table-cell table:formula="of:=N(AND([.$I120]&lt;=[.W$1]; [.$I120]&gt;[.V$1]))" office:value-type="float" office:value="0">
            <text:p>0</text:p>
          </table:table-cell>
          <table:table-cell table:formula="of:=N(AND([.$I120]&lt;=[.X$1]; [.$I120]&gt;[.W$1]))" office:value-type="float" office:value="0">
            <text:p>0</text:p>
          </table:table-cell>
          <table:table-cell table:formula="of:=N(AND([.$I120]&lt;=[.Y$1]; [.$I120]&gt;[.X$1]))" office:value-type="float" office:value="0">
            <text:p>0</text:p>
          </table:table-cell>
          <table:table-cell table:formula="of:=N(AND([.$I120]&lt;=[.Z$1]; [.$I120]&gt;[.Y$1]))" office:value-type="float" office:value="0">
            <text:p>0</text:p>
          </table:table-cell>
          <table:table-cell table:formula="of:=N(AND([.$I120]&lt;=[.AA$1]; [.$I120]&gt;[.Z$1]))" office:value-type="float" office:value="0">
            <text:p>0</text:p>
          </table:table-cell>
          <table:table-cell table:formula="of:=N(AND([.$I120]&lt;=[.AB$1]; [.$I120]&gt;[.AA$1]))" office:value-type="float" office:value="0">
            <text:p>0</text:p>
          </table:table-cell>
          <table:table-cell table:formula="of:=N(AND([.$I120]&lt;=[.AC$1]; [.$I120]&gt;[.AB$1]))" office:value-type="float" office:value="0">
            <text:p>0</text:p>
          </table:table-cell>
          <table:table-cell table:formula="of:=N(AND([.$I120]&lt;=[.AD$1]; [.$I120]&gt;[.AC$1]))" office:value-type="float" office:value="0">
            <text:p>0</text:p>
          </table:table-cell>
          <table:table-cell table:formula="of:=N(AND([.$I120]&lt;=[.AE$1]; [.$I120]&gt;[.AD$1]))" office:value-type="float" office:value="0">
            <text:p>0</text:p>
          </table:table-cell>
          <table:table-cell table:formula="of:=N(AND([.$I120]&lt;=[.AF$1]; [.$I120]&gt;[.AE$1]))" office:value-type="float" office:value="0">
            <text:p>0</text:p>
          </table:table-cell>
          <table:table-cell table:formula="of:=N(AND([.$I120]&lt;=[.AG$1]; [.$I120]&gt;[.AF$1]))" office:value-type="float" office:value="0">
            <text:p>0</text:p>
          </table:table-cell>
          <table:table-cell table:formula="of:=N(AND([.$I120]&lt;=[.AH$1]; [.$I120]&gt;[.AG$1]))" office:value-type="float" office:value="0">
            <text:p>0</text:p>
          </table:table-cell>
          <table:table-cell table:formula="of:=N(AND([.$I120]&lt;=[.AI$1]; [.$I12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6:27Z</text:p>
          </table:table-cell>
          <table:table-cell office:value-type="float" office:value="3578">
            <text:p>3578</text:p>
          </table:table-cell>
          <table:table-cell/>
          <table:table-cell office:value-type="float" office:value="143000">
            <text:p>143000</text:p>
          </table:table-cell>
          <table:table-cell office:value-type="float" office:value="1091">
            <text:p>1091</text:p>
          </table:table-cell>
          <table:table-cell table:formula="of:=N(AND([.$I121]&lt;=[.K$1]; [.$I121]&gt;[.J$1]))" office:value-type="float" office:value="0">
            <text:p>0</text:p>
          </table:table-cell>
          <table:table-cell table:formula="of:=N(AND([.$I121]&lt;=[.L$1]; [.$I121]&gt;[.K$1]))" office:value-type="float" office:value="0">
            <text:p>0</text:p>
          </table:table-cell>
          <table:table-cell table:formula="of:=N(AND([.$I121]&lt;=[.M$1]; [.$I121]&gt;[.L$1]))" office:value-type="float" office:value="0">
            <text:p>0</text:p>
          </table:table-cell>
          <table:table-cell table:formula="of:=N(AND([.$I121]&lt;=[.N$1]; [.$I121]&gt;[.M$1]))" office:value-type="float" office:value="0">
            <text:p>0</text:p>
          </table:table-cell>
          <table:table-cell table:formula="of:=N(AND([.$I121]&lt;=[.O$1]; [.$I121]&gt;[.N$1]))" office:value-type="float" office:value="1">
            <text:p>1</text:p>
          </table:table-cell>
          <table:table-cell table:formula="of:=N(AND([.$I121]&lt;=[.P$1]; [.$I121]&gt;[.O$1]))" office:value-type="float" office:value="0">
            <text:p>0</text:p>
          </table:table-cell>
          <table:table-cell table:formula="of:=N(AND([.$I121]&lt;=[.Q$1]; [.$I121]&gt;[.P$1]))" office:value-type="float" office:value="0">
            <text:p>0</text:p>
          </table:table-cell>
          <table:table-cell table:formula="of:=N(AND([.$I121]&lt;=[.R$1]; [.$I121]&gt;[.Q$1]))" office:value-type="float" office:value="0">
            <text:p>0</text:p>
          </table:table-cell>
          <table:table-cell table:formula="of:=N(AND([.$I121]&lt;=[.S$1]; [.$I121]&gt;[.R$1]))" office:value-type="float" office:value="0">
            <text:p>0</text:p>
          </table:table-cell>
          <table:table-cell table:formula="of:=N(AND([.$I121]&lt;=[.T$1]; [.$I121]&gt;[.S$1]))" office:value-type="float" office:value="0">
            <text:p>0</text:p>
          </table:table-cell>
          <table:table-cell table:formula="of:=N(AND([.$I121]&lt;=[.U$1]; [.$I121]&gt;[.T$1]))" office:value-type="float" office:value="0">
            <text:p>0</text:p>
          </table:table-cell>
          <table:table-cell table:formula="of:=N(AND([.$I121]&lt;=[.V$1]; [.$I121]&gt;[.U$1]))" office:value-type="float" office:value="0">
            <text:p>0</text:p>
          </table:table-cell>
          <table:table-cell table:formula="of:=N(AND([.$I121]&lt;=[.W$1]; [.$I121]&gt;[.V$1]))" office:value-type="float" office:value="0">
            <text:p>0</text:p>
          </table:table-cell>
          <table:table-cell table:formula="of:=N(AND([.$I121]&lt;=[.X$1]; [.$I121]&gt;[.W$1]))" office:value-type="float" office:value="0">
            <text:p>0</text:p>
          </table:table-cell>
          <table:table-cell table:formula="of:=N(AND([.$I121]&lt;=[.Y$1]; [.$I121]&gt;[.X$1]))" office:value-type="float" office:value="0">
            <text:p>0</text:p>
          </table:table-cell>
          <table:table-cell table:formula="of:=N(AND([.$I121]&lt;=[.Z$1]; [.$I121]&gt;[.Y$1]))" office:value-type="float" office:value="0">
            <text:p>0</text:p>
          </table:table-cell>
          <table:table-cell table:formula="of:=N(AND([.$I121]&lt;=[.AA$1]; [.$I121]&gt;[.Z$1]))" office:value-type="float" office:value="0">
            <text:p>0</text:p>
          </table:table-cell>
          <table:table-cell table:formula="of:=N(AND([.$I121]&lt;=[.AB$1]; [.$I121]&gt;[.AA$1]))" office:value-type="float" office:value="0">
            <text:p>0</text:p>
          </table:table-cell>
          <table:table-cell table:formula="of:=N(AND([.$I121]&lt;=[.AC$1]; [.$I121]&gt;[.AB$1]))" office:value-type="float" office:value="0">
            <text:p>0</text:p>
          </table:table-cell>
          <table:table-cell table:formula="of:=N(AND([.$I121]&lt;=[.AD$1]; [.$I121]&gt;[.AC$1]))" office:value-type="float" office:value="0">
            <text:p>0</text:p>
          </table:table-cell>
          <table:table-cell table:formula="of:=N(AND([.$I121]&lt;=[.AE$1]; [.$I121]&gt;[.AD$1]))" office:value-type="float" office:value="0">
            <text:p>0</text:p>
          </table:table-cell>
          <table:table-cell table:formula="of:=N(AND([.$I121]&lt;=[.AF$1]; [.$I121]&gt;[.AE$1]))" office:value-type="float" office:value="0">
            <text:p>0</text:p>
          </table:table-cell>
          <table:table-cell table:formula="of:=N(AND([.$I121]&lt;=[.AG$1]; [.$I121]&gt;[.AF$1]))" office:value-type="float" office:value="0">
            <text:p>0</text:p>
          </table:table-cell>
          <table:table-cell table:formula="of:=N(AND([.$I121]&lt;=[.AH$1]; [.$I121]&gt;[.AG$1]))" office:value-type="float" office:value="0">
            <text:p>0</text:p>
          </table:table-cell>
          <table:table-cell table:formula="of:=N(AND([.$I121]&lt;=[.AI$1]; [.$I12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2:57:05Z</text:p>
          </table:table-cell>
          <table:table-cell office:value-type="float" office:value="2525">
            <text:p>2525</text:p>
          </table:table-cell>
          <table:table-cell/>
          <table:table-cell office:value-type="float" office:value="76000">
            <text:p>76000</text:p>
          </table:table-cell>
          <table:table-cell office:value-type="float" office:value="1091">
            <text:p>1091</text:p>
          </table:table-cell>
          <table:table-cell table:formula="of:=N(AND([.$I122]&lt;=[.K$1]; [.$I122]&gt;[.J$1]))" office:value-type="float" office:value="0">
            <text:p>0</text:p>
          </table:table-cell>
          <table:table-cell table:formula="of:=N(AND([.$I122]&lt;=[.L$1]; [.$I122]&gt;[.K$1]))" office:value-type="float" office:value="0">
            <text:p>0</text:p>
          </table:table-cell>
          <table:table-cell table:formula="of:=N(AND([.$I122]&lt;=[.M$1]; [.$I122]&gt;[.L$1]))" office:value-type="float" office:value="1">
            <text:p>1</text:p>
          </table:table-cell>
          <table:table-cell table:formula="of:=N(AND([.$I122]&lt;=[.N$1]; [.$I122]&gt;[.M$1]))" office:value-type="float" office:value="0">
            <text:p>0</text:p>
          </table:table-cell>
          <table:table-cell table:formula="of:=N(AND([.$I122]&lt;=[.O$1]; [.$I122]&gt;[.N$1]))" office:value-type="float" office:value="0">
            <text:p>0</text:p>
          </table:table-cell>
          <table:table-cell table:formula="of:=N(AND([.$I122]&lt;=[.P$1]; [.$I122]&gt;[.O$1]))" office:value-type="float" office:value="0">
            <text:p>0</text:p>
          </table:table-cell>
          <table:table-cell table:formula="of:=N(AND([.$I122]&lt;=[.Q$1]; [.$I122]&gt;[.P$1]))" office:value-type="float" office:value="0">
            <text:p>0</text:p>
          </table:table-cell>
          <table:table-cell table:formula="of:=N(AND([.$I122]&lt;=[.R$1]; [.$I122]&gt;[.Q$1]))" office:value-type="float" office:value="0">
            <text:p>0</text:p>
          </table:table-cell>
          <table:table-cell table:formula="of:=N(AND([.$I122]&lt;=[.S$1]; [.$I122]&gt;[.R$1]))" office:value-type="float" office:value="0">
            <text:p>0</text:p>
          </table:table-cell>
          <table:table-cell table:formula="of:=N(AND([.$I122]&lt;=[.T$1]; [.$I122]&gt;[.S$1]))" office:value-type="float" office:value="0">
            <text:p>0</text:p>
          </table:table-cell>
          <table:table-cell table:formula="of:=N(AND([.$I122]&lt;=[.U$1]; [.$I122]&gt;[.T$1]))" office:value-type="float" office:value="0">
            <text:p>0</text:p>
          </table:table-cell>
          <table:table-cell table:formula="of:=N(AND([.$I122]&lt;=[.V$1]; [.$I122]&gt;[.U$1]))" office:value-type="float" office:value="0">
            <text:p>0</text:p>
          </table:table-cell>
          <table:table-cell table:formula="of:=N(AND([.$I122]&lt;=[.W$1]; [.$I122]&gt;[.V$1]))" office:value-type="float" office:value="0">
            <text:p>0</text:p>
          </table:table-cell>
          <table:table-cell table:formula="of:=N(AND([.$I122]&lt;=[.X$1]; [.$I122]&gt;[.W$1]))" office:value-type="float" office:value="0">
            <text:p>0</text:p>
          </table:table-cell>
          <table:table-cell table:formula="of:=N(AND([.$I122]&lt;=[.Y$1]; [.$I122]&gt;[.X$1]))" office:value-type="float" office:value="0">
            <text:p>0</text:p>
          </table:table-cell>
          <table:table-cell table:formula="of:=N(AND([.$I122]&lt;=[.Z$1]; [.$I122]&gt;[.Y$1]))" office:value-type="float" office:value="0">
            <text:p>0</text:p>
          </table:table-cell>
          <table:table-cell table:formula="of:=N(AND([.$I122]&lt;=[.AA$1]; [.$I122]&gt;[.Z$1]))" office:value-type="float" office:value="0">
            <text:p>0</text:p>
          </table:table-cell>
          <table:table-cell table:formula="of:=N(AND([.$I122]&lt;=[.AB$1]; [.$I122]&gt;[.AA$1]))" office:value-type="float" office:value="0">
            <text:p>0</text:p>
          </table:table-cell>
          <table:table-cell table:formula="of:=N(AND([.$I122]&lt;=[.AC$1]; [.$I122]&gt;[.AB$1]))" office:value-type="float" office:value="0">
            <text:p>0</text:p>
          </table:table-cell>
          <table:table-cell table:formula="of:=N(AND([.$I122]&lt;=[.AD$1]; [.$I122]&gt;[.AC$1]))" office:value-type="float" office:value="0">
            <text:p>0</text:p>
          </table:table-cell>
          <table:table-cell table:formula="of:=N(AND([.$I122]&lt;=[.AE$1]; [.$I122]&gt;[.AD$1]))" office:value-type="float" office:value="0">
            <text:p>0</text:p>
          </table:table-cell>
          <table:table-cell table:formula="of:=N(AND([.$I122]&lt;=[.AF$1]; [.$I122]&gt;[.AE$1]))" office:value-type="float" office:value="0">
            <text:p>0</text:p>
          </table:table-cell>
          <table:table-cell table:formula="of:=N(AND([.$I122]&lt;=[.AG$1]; [.$I122]&gt;[.AF$1]))" office:value-type="float" office:value="0">
            <text:p>0</text:p>
          </table:table-cell>
          <table:table-cell table:formula="of:=N(AND([.$I122]&lt;=[.AH$1]; [.$I122]&gt;[.AG$1]))" office:value-type="float" office:value="0">
            <text:p>0</text:p>
          </table:table-cell>
          <table:table-cell table:formula="of:=N(AND([.$I122]&lt;=[.AI$1]; [.$I12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7:22Z</text:p>
          </table:table-cell>
          <table:table-cell office:value-type="float" office:value="3934">
            <text:p>3934</text:p>
          </table:table-cell>
          <table:table-cell/>
          <table:table-cell office:value-type="float" office:value="299000">
            <text:p>299000</text:p>
          </table:table-cell>
          <table:table-cell office:value-type="float" office:value="821">
            <text:p>821</text:p>
          </table:table-cell>
          <table:table-cell table:formula="of:=N(AND([.$I123]&lt;=[.K$1]; [.$I123]&gt;[.J$1]))" office:value-type="float" office:value="0">
            <text:p>0</text:p>
          </table:table-cell>
          <table:table-cell table:formula="of:=N(AND([.$I123]&lt;=[.L$1]; [.$I123]&gt;[.K$1]))" office:value-type="float" office:value="0">
            <text:p>0</text:p>
          </table:table-cell>
          <table:table-cell table:formula="of:=N(AND([.$I123]&lt;=[.M$1]; [.$I123]&gt;[.L$1]))" office:value-type="float" office:value="0">
            <text:p>0</text:p>
          </table:table-cell>
          <table:table-cell table:formula="of:=N(AND([.$I123]&lt;=[.N$1]; [.$I123]&gt;[.M$1]))" office:value-type="float" office:value="0">
            <text:p>0</text:p>
          </table:table-cell>
          <table:table-cell table:formula="of:=N(AND([.$I123]&lt;=[.O$1]; [.$I123]&gt;[.N$1]))" office:value-type="float" office:value="0">
            <text:p>0</text:p>
          </table:table-cell>
          <table:table-cell table:formula="of:=N(AND([.$I123]&lt;=[.P$1]; [.$I123]&gt;[.O$1]))" office:value-type="float" office:value="0">
            <text:p>0</text:p>
          </table:table-cell>
          <table:table-cell table:formula="of:=N(AND([.$I123]&lt;=[.Q$1]; [.$I123]&gt;[.P$1]))" office:value-type="float" office:value="0">
            <text:p>0</text:p>
          </table:table-cell>
          <table:table-cell table:formula="of:=N(AND([.$I123]&lt;=[.R$1]; [.$I123]&gt;[.Q$1]))" office:value-type="float" office:value="0">
            <text:p>0</text:p>
          </table:table-cell>
          <table:table-cell table:formula="of:=N(AND([.$I123]&lt;=[.S$1]; [.$I123]&gt;[.R$1]))" office:value-type="float" office:value="0">
            <text:p>0</text:p>
          </table:table-cell>
          <table:table-cell table:formula="of:=N(AND([.$I123]&lt;=[.T$1]; [.$I123]&gt;[.S$1]))" office:value-type="float" office:value="1">
            <text:p>1</text:p>
          </table:table-cell>
          <table:table-cell table:formula="of:=N(AND([.$I123]&lt;=[.U$1]; [.$I123]&gt;[.T$1]))" office:value-type="float" office:value="0">
            <text:p>0</text:p>
          </table:table-cell>
          <table:table-cell table:formula="of:=N(AND([.$I123]&lt;=[.V$1]; [.$I123]&gt;[.U$1]))" office:value-type="float" office:value="0">
            <text:p>0</text:p>
          </table:table-cell>
          <table:table-cell table:formula="of:=N(AND([.$I123]&lt;=[.W$1]; [.$I123]&gt;[.V$1]))" office:value-type="float" office:value="0">
            <text:p>0</text:p>
          </table:table-cell>
          <table:table-cell table:formula="of:=N(AND([.$I123]&lt;=[.X$1]; [.$I123]&gt;[.W$1]))" office:value-type="float" office:value="0">
            <text:p>0</text:p>
          </table:table-cell>
          <table:table-cell table:formula="of:=N(AND([.$I123]&lt;=[.Y$1]; [.$I123]&gt;[.X$1]))" office:value-type="float" office:value="0">
            <text:p>0</text:p>
          </table:table-cell>
          <table:table-cell table:formula="of:=N(AND([.$I123]&lt;=[.Z$1]; [.$I123]&gt;[.Y$1]))" office:value-type="float" office:value="0">
            <text:p>0</text:p>
          </table:table-cell>
          <table:table-cell table:formula="of:=N(AND([.$I123]&lt;=[.AA$1]; [.$I123]&gt;[.Z$1]))" office:value-type="float" office:value="0">
            <text:p>0</text:p>
          </table:table-cell>
          <table:table-cell table:formula="of:=N(AND([.$I123]&lt;=[.AB$1]; [.$I123]&gt;[.AA$1]))" office:value-type="float" office:value="0">
            <text:p>0</text:p>
          </table:table-cell>
          <table:table-cell table:formula="of:=N(AND([.$I123]&lt;=[.AC$1]; [.$I123]&gt;[.AB$1]))" office:value-type="float" office:value="0">
            <text:p>0</text:p>
          </table:table-cell>
          <table:table-cell table:formula="of:=N(AND([.$I123]&lt;=[.AD$1]; [.$I123]&gt;[.AC$1]))" office:value-type="float" office:value="0">
            <text:p>0</text:p>
          </table:table-cell>
          <table:table-cell table:formula="of:=N(AND([.$I123]&lt;=[.AE$1]; [.$I123]&gt;[.AD$1]))" office:value-type="float" office:value="0">
            <text:p>0</text:p>
          </table:table-cell>
          <table:table-cell table:formula="of:=N(AND([.$I123]&lt;=[.AF$1]; [.$I123]&gt;[.AE$1]))" office:value-type="float" office:value="0">
            <text:p>0</text:p>
          </table:table-cell>
          <table:table-cell table:formula="of:=N(AND([.$I123]&lt;=[.AG$1]; [.$I123]&gt;[.AF$1]))" office:value-type="float" office:value="0">
            <text:p>0</text:p>
          </table:table-cell>
          <table:table-cell table:formula="of:=N(AND([.$I123]&lt;=[.AH$1]; [.$I123]&gt;[.AG$1]))" office:value-type="float" office:value="0">
            <text:p>0</text:p>
          </table:table-cell>
          <table:table-cell table:formula="of:=N(AND([.$I123]&lt;=[.AI$1]; [.$I12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8:00Z</text:p>
          </table:table-cell>
          <table:table-cell office:value-type="float" office:value="14517">
            <text:p>14517</text:p>
          </table:table-cell>
          <table:table-cell/>
          <table:table-cell office:value-type="float" office:value="115000">
            <text:p>115000</text:p>
          </table:table-cell>
          <table:table-cell office:value-type="float" office:value="1091">
            <text:p>1091</text:p>
          </table:table-cell>
          <table:table-cell table:formula="of:=N(AND([.$I124]&lt;=[.K$1]; [.$I124]&gt;[.J$1]))" office:value-type="float" office:value="0">
            <text:p>0</text:p>
          </table:table-cell>
          <table:table-cell table:formula="of:=N(AND([.$I124]&lt;=[.L$1]; [.$I124]&gt;[.K$1]))" office:value-type="float" office:value="0">
            <text:p>0</text:p>
          </table:table-cell>
          <table:table-cell table:formula="of:=N(AND([.$I124]&lt;=[.M$1]; [.$I124]&gt;[.L$1]))" office:value-type="float" office:value="0">
            <text:p>0</text:p>
          </table:table-cell>
          <table:table-cell table:formula="of:=N(AND([.$I124]&lt;=[.N$1]; [.$I124]&gt;[.M$1]))" office:value-type="float" office:value="1">
            <text:p>1</text:p>
          </table:table-cell>
          <table:table-cell table:formula="of:=N(AND([.$I124]&lt;=[.O$1]; [.$I124]&gt;[.N$1]))" office:value-type="float" office:value="0">
            <text:p>0</text:p>
          </table:table-cell>
          <table:table-cell table:formula="of:=N(AND([.$I124]&lt;=[.P$1]; [.$I124]&gt;[.O$1]))" office:value-type="float" office:value="0">
            <text:p>0</text:p>
          </table:table-cell>
          <table:table-cell table:formula="of:=N(AND([.$I124]&lt;=[.Q$1]; [.$I124]&gt;[.P$1]))" office:value-type="float" office:value="0">
            <text:p>0</text:p>
          </table:table-cell>
          <table:table-cell table:formula="of:=N(AND([.$I124]&lt;=[.R$1]; [.$I124]&gt;[.Q$1]))" office:value-type="float" office:value="0">
            <text:p>0</text:p>
          </table:table-cell>
          <table:table-cell table:formula="of:=N(AND([.$I124]&lt;=[.S$1]; [.$I124]&gt;[.R$1]))" office:value-type="float" office:value="0">
            <text:p>0</text:p>
          </table:table-cell>
          <table:table-cell table:formula="of:=N(AND([.$I124]&lt;=[.T$1]; [.$I124]&gt;[.S$1]))" office:value-type="float" office:value="0">
            <text:p>0</text:p>
          </table:table-cell>
          <table:table-cell table:formula="of:=N(AND([.$I124]&lt;=[.U$1]; [.$I124]&gt;[.T$1]))" office:value-type="float" office:value="0">
            <text:p>0</text:p>
          </table:table-cell>
          <table:table-cell table:formula="of:=N(AND([.$I124]&lt;=[.V$1]; [.$I124]&gt;[.U$1]))" office:value-type="float" office:value="0">
            <text:p>0</text:p>
          </table:table-cell>
          <table:table-cell table:formula="of:=N(AND([.$I124]&lt;=[.W$1]; [.$I124]&gt;[.V$1]))" office:value-type="float" office:value="0">
            <text:p>0</text:p>
          </table:table-cell>
          <table:table-cell table:formula="of:=N(AND([.$I124]&lt;=[.X$1]; [.$I124]&gt;[.W$1]))" office:value-type="float" office:value="0">
            <text:p>0</text:p>
          </table:table-cell>
          <table:table-cell table:formula="of:=N(AND([.$I124]&lt;=[.Y$1]; [.$I124]&gt;[.X$1]))" office:value-type="float" office:value="0">
            <text:p>0</text:p>
          </table:table-cell>
          <table:table-cell table:formula="of:=N(AND([.$I124]&lt;=[.Z$1]; [.$I124]&gt;[.Y$1]))" office:value-type="float" office:value="0">
            <text:p>0</text:p>
          </table:table-cell>
          <table:table-cell table:formula="of:=N(AND([.$I124]&lt;=[.AA$1]; [.$I124]&gt;[.Z$1]))" office:value-type="float" office:value="0">
            <text:p>0</text:p>
          </table:table-cell>
          <table:table-cell table:formula="of:=N(AND([.$I124]&lt;=[.AB$1]; [.$I124]&gt;[.AA$1]))" office:value-type="float" office:value="0">
            <text:p>0</text:p>
          </table:table-cell>
          <table:table-cell table:formula="of:=N(AND([.$I124]&lt;=[.AC$1]; [.$I124]&gt;[.AB$1]))" office:value-type="float" office:value="0">
            <text:p>0</text:p>
          </table:table-cell>
          <table:table-cell table:formula="of:=N(AND([.$I124]&lt;=[.AD$1]; [.$I124]&gt;[.AC$1]))" office:value-type="float" office:value="0">
            <text:p>0</text:p>
          </table:table-cell>
          <table:table-cell table:formula="of:=N(AND([.$I124]&lt;=[.AE$1]; [.$I124]&gt;[.AD$1]))" office:value-type="float" office:value="0">
            <text:p>0</text:p>
          </table:table-cell>
          <table:table-cell table:formula="of:=N(AND([.$I124]&lt;=[.AF$1]; [.$I124]&gt;[.AE$1]))" office:value-type="float" office:value="0">
            <text:p>0</text:p>
          </table:table-cell>
          <table:table-cell table:formula="of:=N(AND([.$I124]&lt;=[.AG$1]; [.$I124]&gt;[.AF$1]))" office:value-type="float" office:value="0">
            <text:p>0</text:p>
          </table:table-cell>
          <table:table-cell table:formula="of:=N(AND([.$I124]&lt;=[.AH$1]; [.$I124]&gt;[.AG$1]))" office:value-type="float" office:value="0">
            <text:p>0</text:p>
          </table:table-cell>
          <table:table-cell table:formula="of:=N(AND([.$I124]&lt;=[.AI$1]; [.$I12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2:58:45Z</text:p>
          </table:table-cell>
          <table:table-cell office:value-type="float" office:value="5610">
            <text:p>5610</text:p>
          </table:table-cell>
          <table:table-cell/>
          <table:table-cell office:value-type="float" office:value="122000">
            <text:p>122000</text:p>
          </table:table-cell>
          <table:table-cell office:value-type="float" office:value="1091">
            <text:p>1091</text:p>
          </table:table-cell>
          <table:table-cell table:formula="of:=N(AND([.$I125]&lt;=[.K$1]; [.$I125]&gt;[.J$1]))" office:value-type="float" office:value="0">
            <text:p>0</text:p>
          </table:table-cell>
          <table:table-cell table:formula="of:=N(AND([.$I125]&lt;=[.L$1]; [.$I125]&gt;[.K$1]))" office:value-type="float" office:value="0">
            <text:p>0</text:p>
          </table:table-cell>
          <table:table-cell table:formula="of:=N(AND([.$I125]&lt;=[.M$1]; [.$I125]&gt;[.L$1]))" office:value-type="float" office:value="0">
            <text:p>0</text:p>
          </table:table-cell>
          <table:table-cell table:formula="of:=N(AND([.$I125]&lt;=[.N$1]; [.$I125]&gt;[.M$1]))" office:value-type="float" office:value="0">
            <text:p>0</text:p>
          </table:table-cell>
          <table:table-cell table:formula="of:=N(AND([.$I125]&lt;=[.O$1]; [.$I125]&gt;[.N$1]))" office:value-type="float" office:value="1">
            <text:p>1</text:p>
          </table:table-cell>
          <table:table-cell table:formula="of:=N(AND([.$I125]&lt;=[.P$1]; [.$I125]&gt;[.O$1]))" office:value-type="float" office:value="0">
            <text:p>0</text:p>
          </table:table-cell>
          <table:table-cell table:formula="of:=N(AND([.$I125]&lt;=[.Q$1]; [.$I125]&gt;[.P$1]))" office:value-type="float" office:value="0">
            <text:p>0</text:p>
          </table:table-cell>
          <table:table-cell table:formula="of:=N(AND([.$I125]&lt;=[.R$1]; [.$I125]&gt;[.Q$1]))" office:value-type="float" office:value="0">
            <text:p>0</text:p>
          </table:table-cell>
          <table:table-cell table:formula="of:=N(AND([.$I125]&lt;=[.S$1]; [.$I125]&gt;[.R$1]))" office:value-type="float" office:value="0">
            <text:p>0</text:p>
          </table:table-cell>
          <table:table-cell table:formula="of:=N(AND([.$I125]&lt;=[.T$1]; [.$I125]&gt;[.S$1]))" office:value-type="float" office:value="0">
            <text:p>0</text:p>
          </table:table-cell>
          <table:table-cell table:formula="of:=N(AND([.$I125]&lt;=[.U$1]; [.$I125]&gt;[.T$1]))" office:value-type="float" office:value="0">
            <text:p>0</text:p>
          </table:table-cell>
          <table:table-cell table:formula="of:=N(AND([.$I125]&lt;=[.V$1]; [.$I125]&gt;[.U$1]))" office:value-type="float" office:value="0">
            <text:p>0</text:p>
          </table:table-cell>
          <table:table-cell table:formula="of:=N(AND([.$I125]&lt;=[.W$1]; [.$I125]&gt;[.V$1]))" office:value-type="float" office:value="0">
            <text:p>0</text:p>
          </table:table-cell>
          <table:table-cell table:formula="of:=N(AND([.$I125]&lt;=[.X$1]; [.$I125]&gt;[.W$1]))" office:value-type="float" office:value="0">
            <text:p>0</text:p>
          </table:table-cell>
          <table:table-cell table:formula="of:=N(AND([.$I125]&lt;=[.Y$1]; [.$I125]&gt;[.X$1]))" office:value-type="float" office:value="0">
            <text:p>0</text:p>
          </table:table-cell>
          <table:table-cell table:formula="of:=N(AND([.$I125]&lt;=[.Z$1]; [.$I125]&gt;[.Y$1]))" office:value-type="float" office:value="0">
            <text:p>0</text:p>
          </table:table-cell>
          <table:table-cell table:formula="of:=N(AND([.$I125]&lt;=[.AA$1]; [.$I125]&gt;[.Z$1]))" office:value-type="float" office:value="0">
            <text:p>0</text:p>
          </table:table-cell>
          <table:table-cell table:formula="of:=N(AND([.$I125]&lt;=[.AB$1]; [.$I125]&gt;[.AA$1]))" office:value-type="float" office:value="0">
            <text:p>0</text:p>
          </table:table-cell>
          <table:table-cell table:formula="of:=N(AND([.$I125]&lt;=[.AC$1]; [.$I125]&gt;[.AB$1]))" office:value-type="float" office:value="0">
            <text:p>0</text:p>
          </table:table-cell>
          <table:table-cell table:formula="of:=N(AND([.$I125]&lt;=[.AD$1]; [.$I125]&gt;[.AC$1]))" office:value-type="float" office:value="0">
            <text:p>0</text:p>
          </table:table-cell>
          <table:table-cell table:formula="of:=N(AND([.$I125]&lt;=[.AE$1]; [.$I125]&gt;[.AD$1]))" office:value-type="float" office:value="0">
            <text:p>0</text:p>
          </table:table-cell>
          <table:table-cell table:formula="of:=N(AND([.$I125]&lt;=[.AF$1]; [.$I125]&gt;[.AE$1]))" office:value-type="float" office:value="0">
            <text:p>0</text:p>
          </table:table-cell>
          <table:table-cell table:formula="of:=N(AND([.$I125]&lt;=[.AG$1]; [.$I125]&gt;[.AF$1]))" office:value-type="float" office:value="0">
            <text:p>0</text:p>
          </table:table-cell>
          <table:table-cell table:formula="of:=N(AND([.$I125]&lt;=[.AH$1]; [.$I125]&gt;[.AG$1]))" office:value-type="float" office:value="0">
            <text:p>0</text:p>
          </table:table-cell>
          <table:table-cell table:formula="of:=N(AND([.$I125]&lt;=[.AI$1]; [.$I12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9:12Z</text:p>
          </table:table-cell>
          <table:table-cell office:value-type="float" office:value="4609">
            <text:p>4609</text:p>
          </table:table-cell>
          <table:table-cell/>
          <table:table-cell office:value-type="float" office:value="301000">
            <text:p>301000</text:p>
          </table:table-cell>
          <table:table-cell office:value-type="float" office:value="1091">
            <text:p>1091</text:p>
          </table:table-cell>
          <table:table-cell table:formula="of:=N(AND([.$I126]&lt;=[.K$1]; [.$I126]&gt;[.J$1]))" office:value-type="float" office:value="0">
            <text:p>0</text:p>
          </table:table-cell>
          <table:table-cell table:formula="of:=N(AND([.$I126]&lt;=[.L$1]; [.$I126]&gt;[.K$1]))" office:value-type="float" office:value="0">
            <text:p>0</text:p>
          </table:table-cell>
          <table:table-cell table:formula="of:=N(AND([.$I126]&lt;=[.M$1]; [.$I126]&gt;[.L$1]))" office:value-type="float" office:value="0">
            <text:p>0</text:p>
          </table:table-cell>
          <table:table-cell table:formula="of:=N(AND([.$I126]&lt;=[.N$1]; [.$I126]&gt;[.M$1]))" office:value-type="float" office:value="0">
            <text:p>0</text:p>
          </table:table-cell>
          <table:table-cell table:formula="of:=N(AND([.$I126]&lt;=[.O$1]; [.$I126]&gt;[.N$1]))" office:value-type="float" office:value="0">
            <text:p>0</text:p>
          </table:table-cell>
          <table:table-cell table:formula="of:=N(AND([.$I126]&lt;=[.P$1]; [.$I126]&gt;[.O$1]))" office:value-type="float" office:value="0">
            <text:p>0</text:p>
          </table:table-cell>
          <table:table-cell table:formula="of:=N(AND([.$I126]&lt;=[.Q$1]; [.$I126]&gt;[.P$1]))" office:value-type="float" office:value="0">
            <text:p>0</text:p>
          </table:table-cell>
          <table:table-cell table:formula="of:=N(AND([.$I126]&lt;=[.R$1]; [.$I126]&gt;[.Q$1]))" office:value-type="float" office:value="0">
            <text:p>0</text:p>
          </table:table-cell>
          <table:table-cell table:formula="of:=N(AND([.$I126]&lt;=[.S$1]; [.$I126]&gt;[.R$1]))" office:value-type="float" office:value="0">
            <text:p>0</text:p>
          </table:table-cell>
          <table:table-cell table:formula="of:=N(AND([.$I126]&lt;=[.T$1]; [.$I126]&gt;[.S$1]))" office:value-type="float" office:value="0">
            <text:p>0</text:p>
          </table:table-cell>
          <table:table-cell table:formula="of:=N(AND([.$I126]&lt;=[.U$1]; [.$I126]&gt;[.T$1]))" office:value-type="float" office:value="1">
            <text:p>1</text:p>
          </table:table-cell>
          <table:table-cell table:formula="of:=N(AND([.$I126]&lt;=[.V$1]; [.$I126]&gt;[.U$1]))" office:value-type="float" office:value="0">
            <text:p>0</text:p>
          </table:table-cell>
          <table:table-cell table:formula="of:=N(AND([.$I126]&lt;=[.W$1]; [.$I126]&gt;[.V$1]))" office:value-type="float" office:value="0">
            <text:p>0</text:p>
          </table:table-cell>
          <table:table-cell table:formula="of:=N(AND([.$I126]&lt;=[.X$1]; [.$I126]&gt;[.W$1]))" office:value-type="float" office:value="0">
            <text:p>0</text:p>
          </table:table-cell>
          <table:table-cell table:formula="of:=N(AND([.$I126]&lt;=[.Y$1]; [.$I126]&gt;[.X$1]))" office:value-type="float" office:value="0">
            <text:p>0</text:p>
          </table:table-cell>
          <table:table-cell table:formula="of:=N(AND([.$I126]&lt;=[.Z$1]; [.$I126]&gt;[.Y$1]))" office:value-type="float" office:value="0">
            <text:p>0</text:p>
          </table:table-cell>
          <table:table-cell table:formula="of:=N(AND([.$I126]&lt;=[.AA$1]; [.$I126]&gt;[.Z$1]))" office:value-type="float" office:value="0">
            <text:p>0</text:p>
          </table:table-cell>
          <table:table-cell table:formula="of:=N(AND([.$I126]&lt;=[.AB$1]; [.$I126]&gt;[.AA$1]))" office:value-type="float" office:value="0">
            <text:p>0</text:p>
          </table:table-cell>
          <table:table-cell table:formula="of:=N(AND([.$I126]&lt;=[.AC$1]; [.$I126]&gt;[.AB$1]))" office:value-type="float" office:value="0">
            <text:p>0</text:p>
          </table:table-cell>
          <table:table-cell table:formula="of:=N(AND([.$I126]&lt;=[.AD$1]; [.$I126]&gt;[.AC$1]))" office:value-type="float" office:value="0">
            <text:p>0</text:p>
          </table:table-cell>
          <table:table-cell table:formula="of:=N(AND([.$I126]&lt;=[.AE$1]; [.$I126]&gt;[.AD$1]))" office:value-type="float" office:value="0">
            <text:p>0</text:p>
          </table:table-cell>
          <table:table-cell table:formula="of:=N(AND([.$I126]&lt;=[.AF$1]; [.$I126]&gt;[.AE$1]))" office:value-type="float" office:value="0">
            <text:p>0</text:p>
          </table:table-cell>
          <table:table-cell table:formula="of:=N(AND([.$I126]&lt;=[.AG$1]; [.$I126]&gt;[.AF$1]))" office:value-type="float" office:value="0">
            <text:p>0</text:p>
          </table:table-cell>
          <table:table-cell table:formula="of:=N(AND([.$I126]&lt;=[.AH$1]; [.$I126]&gt;[.AG$1]))" office:value-type="float" office:value="0">
            <text:p>0</text:p>
          </table:table-cell>
          <table:table-cell table:formula="of:=N(AND([.$I126]&lt;=[.AI$1]; [.$I12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9:38Z</text:p>
          </table:table-cell>
          <table:table-cell office:value-type="float" office:value="3445">
            <text:p>3445</text:p>
          </table:table-cell>
          <table:table-cell/>
          <table:table-cell office:value-type="float" office:value="339000">
            <text:p>339000</text:p>
          </table:table-cell>
          <table:table-cell office:value-type="float" office:value="1091">
            <text:p>1091</text:p>
          </table:table-cell>
          <table:table-cell table:formula="of:=N(AND([.$I127]&lt;=[.K$1]; [.$I127]&gt;[.J$1]))" office:value-type="float" office:value="0">
            <text:p>0</text:p>
          </table:table-cell>
          <table:table-cell table:formula="of:=N(AND([.$I127]&lt;=[.L$1]; [.$I127]&gt;[.K$1]))" office:value-type="float" office:value="0">
            <text:p>0</text:p>
          </table:table-cell>
          <table:table-cell table:formula="of:=N(AND([.$I127]&lt;=[.M$1]; [.$I127]&gt;[.L$1]))" office:value-type="float" office:value="0">
            <text:p>0</text:p>
          </table:table-cell>
          <table:table-cell table:formula="of:=N(AND([.$I127]&lt;=[.N$1]; [.$I127]&gt;[.M$1]))" office:value-type="float" office:value="0">
            <text:p>0</text:p>
          </table:table-cell>
          <table:table-cell table:formula="of:=N(AND([.$I127]&lt;=[.O$1]; [.$I127]&gt;[.N$1]))" office:value-type="float" office:value="0">
            <text:p>0</text:p>
          </table:table-cell>
          <table:table-cell table:formula="of:=N(AND([.$I127]&lt;=[.P$1]; [.$I127]&gt;[.O$1]))" office:value-type="float" office:value="0">
            <text:p>0</text:p>
          </table:table-cell>
          <table:table-cell table:formula="of:=N(AND([.$I127]&lt;=[.Q$1]; [.$I127]&gt;[.P$1]))" office:value-type="float" office:value="0">
            <text:p>0</text:p>
          </table:table-cell>
          <table:table-cell table:formula="of:=N(AND([.$I127]&lt;=[.R$1]; [.$I127]&gt;[.Q$1]))" office:value-type="float" office:value="0">
            <text:p>0</text:p>
          </table:table-cell>
          <table:table-cell table:formula="of:=N(AND([.$I127]&lt;=[.S$1]; [.$I127]&gt;[.R$1]))" office:value-type="float" office:value="0">
            <text:p>0</text:p>
          </table:table-cell>
          <table:table-cell table:formula="of:=N(AND([.$I127]&lt;=[.T$1]; [.$I127]&gt;[.S$1]))" office:value-type="float" office:value="0">
            <text:p>0</text:p>
          </table:table-cell>
          <table:table-cell table:formula="of:=N(AND([.$I127]&lt;=[.U$1]; [.$I127]&gt;[.T$1]))" office:value-type="float" office:value="0">
            <text:p>0</text:p>
          </table:table-cell>
          <table:table-cell table:formula="of:=N(AND([.$I127]&lt;=[.V$1]; [.$I127]&gt;[.U$1]))" office:value-type="float" office:value="1">
            <text:p>1</text:p>
          </table:table-cell>
          <table:table-cell table:formula="of:=N(AND([.$I127]&lt;=[.W$1]; [.$I127]&gt;[.V$1]))" office:value-type="float" office:value="0">
            <text:p>0</text:p>
          </table:table-cell>
          <table:table-cell table:formula="of:=N(AND([.$I127]&lt;=[.X$1]; [.$I127]&gt;[.W$1]))" office:value-type="float" office:value="0">
            <text:p>0</text:p>
          </table:table-cell>
          <table:table-cell table:formula="of:=N(AND([.$I127]&lt;=[.Y$1]; [.$I127]&gt;[.X$1]))" office:value-type="float" office:value="0">
            <text:p>0</text:p>
          </table:table-cell>
          <table:table-cell table:formula="of:=N(AND([.$I127]&lt;=[.Z$1]; [.$I127]&gt;[.Y$1]))" office:value-type="float" office:value="0">
            <text:p>0</text:p>
          </table:table-cell>
          <table:table-cell table:formula="of:=N(AND([.$I127]&lt;=[.AA$1]; [.$I127]&gt;[.Z$1]))" office:value-type="float" office:value="0">
            <text:p>0</text:p>
          </table:table-cell>
          <table:table-cell table:formula="of:=N(AND([.$I127]&lt;=[.AB$1]; [.$I127]&gt;[.AA$1]))" office:value-type="float" office:value="0">
            <text:p>0</text:p>
          </table:table-cell>
          <table:table-cell table:formula="of:=N(AND([.$I127]&lt;=[.AC$1]; [.$I127]&gt;[.AB$1]))" office:value-type="float" office:value="0">
            <text:p>0</text:p>
          </table:table-cell>
          <table:table-cell table:formula="of:=N(AND([.$I127]&lt;=[.AD$1]; [.$I127]&gt;[.AC$1]))" office:value-type="float" office:value="0">
            <text:p>0</text:p>
          </table:table-cell>
          <table:table-cell table:formula="of:=N(AND([.$I127]&lt;=[.AE$1]; [.$I127]&gt;[.AD$1]))" office:value-type="float" office:value="0">
            <text:p>0</text:p>
          </table:table-cell>
          <table:table-cell table:formula="of:=N(AND([.$I127]&lt;=[.AF$1]; [.$I127]&gt;[.AE$1]))" office:value-type="float" office:value="0">
            <text:p>0</text:p>
          </table:table-cell>
          <table:table-cell table:formula="of:=N(AND([.$I127]&lt;=[.AG$1]; [.$I127]&gt;[.AF$1]))" office:value-type="float" office:value="0">
            <text:p>0</text:p>
          </table:table-cell>
          <table:table-cell table:formula="of:=N(AND([.$I127]&lt;=[.AH$1]; [.$I127]&gt;[.AG$1]))" office:value-type="float" office:value="0">
            <text:p>0</text:p>
          </table:table-cell>
          <table:table-cell table:formula="of:=N(AND([.$I127]&lt;=[.AI$1]; [.$I12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0:59Z</text:p>
          </table:table-cell>
          <table:table-cell office:value-type="float" office:value="2839">
            <text:p>2839</text:p>
          </table:table-cell>
          <table:table-cell/>
          <table:table-cell office:value-type="float" office:value="222000">
            <text:p>222000</text:p>
          </table:table-cell>
          <table:table-cell office:value-type="float" office:value="1091">
            <text:p>1091</text:p>
          </table:table-cell>
          <table:table-cell table:formula="of:=N(AND([.$I128]&lt;=[.K$1]; [.$I128]&gt;[.J$1]))" office:value-type="float" office:value="0">
            <text:p>0</text:p>
          </table:table-cell>
          <table:table-cell table:formula="of:=N(AND([.$I128]&lt;=[.L$1]; [.$I128]&gt;[.K$1]))" office:value-type="float" office:value="0">
            <text:p>0</text:p>
          </table:table-cell>
          <table:table-cell table:formula="of:=N(AND([.$I128]&lt;=[.M$1]; [.$I128]&gt;[.L$1]))" office:value-type="float" office:value="0">
            <text:p>0</text:p>
          </table:table-cell>
          <table:table-cell table:formula="of:=N(AND([.$I128]&lt;=[.N$1]; [.$I128]&gt;[.M$1]))" office:value-type="float" office:value="0">
            <text:p>0</text:p>
          </table:table-cell>
          <table:table-cell table:formula="of:=N(AND([.$I128]&lt;=[.O$1]; [.$I128]&gt;[.N$1]))" office:value-type="float" office:value="0">
            <text:p>0</text:p>
          </table:table-cell>
          <table:table-cell table:formula="of:=N(AND([.$I128]&lt;=[.P$1]; [.$I128]&gt;[.O$1]))" office:value-type="float" office:value="0">
            <text:p>0</text:p>
          </table:table-cell>
          <table:table-cell table:formula="of:=N(AND([.$I128]&lt;=[.Q$1]; [.$I128]&gt;[.P$1]))" office:value-type="float" office:value="0">
            <text:p>0</text:p>
          </table:table-cell>
          <table:table-cell table:formula="of:=N(AND([.$I128]&lt;=[.R$1]; [.$I128]&gt;[.Q$1]))" office:value-type="float" office:value="1">
            <text:p>1</text:p>
          </table:table-cell>
          <table:table-cell table:formula="of:=N(AND([.$I128]&lt;=[.S$1]; [.$I128]&gt;[.R$1]))" office:value-type="float" office:value="0">
            <text:p>0</text:p>
          </table:table-cell>
          <table:table-cell table:formula="of:=N(AND([.$I128]&lt;=[.T$1]; [.$I128]&gt;[.S$1]))" office:value-type="float" office:value="0">
            <text:p>0</text:p>
          </table:table-cell>
          <table:table-cell table:formula="of:=N(AND([.$I128]&lt;=[.U$1]; [.$I128]&gt;[.T$1]))" office:value-type="float" office:value="0">
            <text:p>0</text:p>
          </table:table-cell>
          <table:table-cell table:formula="of:=N(AND([.$I128]&lt;=[.V$1]; [.$I128]&gt;[.U$1]))" office:value-type="float" office:value="0">
            <text:p>0</text:p>
          </table:table-cell>
          <table:table-cell table:formula="of:=N(AND([.$I128]&lt;=[.W$1]; [.$I128]&gt;[.V$1]))" office:value-type="float" office:value="0">
            <text:p>0</text:p>
          </table:table-cell>
          <table:table-cell table:formula="of:=N(AND([.$I128]&lt;=[.X$1]; [.$I128]&gt;[.W$1]))" office:value-type="float" office:value="0">
            <text:p>0</text:p>
          </table:table-cell>
          <table:table-cell table:formula="of:=N(AND([.$I128]&lt;=[.Y$1]; [.$I128]&gt;[.X$1]))" office:value-type="float" office:value="0">
            <text:p>0</text:p>
          </table:table-cell>
          <table:table-cell table:formula="of:=N(AND([.$I128]&lt;=[.Z$1]; [.$I128]&gt;[.Y$1]))" office:value-type="float" office:value="0">
            <text:p>0</text:p>
          </table:table-cell>
          <table:table-cell table:formula="of:=N(AND([.$I128]&lt;=[.AA$1]; [.$I128]&gt;[.Z$1]))" office:value-type="float" office:value="0">
            <text:p>0</text:p>
          </table:table-cell>
          <table:table-cell table:formula="of:=N(AND([.$I128]&lt;=[.AB$1]; [.$I128]&gt;[.AA$1]))" office:value-type="float" office:value="0">
            <text:p>0</text:p>
          </table:table-cell>
          <table:table-cell table:formula="of:=N(AND([.$I128]&lt;=[.AC$1]; [.$I128]&gt;[.AB$1]))" office:value-type="float" office:value="0">
            <text:p>0</text:p>
          </table:table-cell>
          <table:table-cell table:formula="of:=N(AND([.$I128]&lt;=[.AD$1]; [.$I128]&gt;[.AC$1]))" office:value-type="float" office:value="0">
            <text:p>0</text:p>
          </table:table-cell>
          <table:table-cell table:formula="of:=N(AND([.$I128]&lt;=[.AE$1]; [.$I128]&gt;[.AD$1]))" office:value-type="float" office:value="0">
            <text:p>0</text:p>
          </table:table-cell>
          <table:table-cell table:formula="of:=N(AND([.$I128]&lt;=[.AF$1]; [.$I128]&gt;[.AE$1]))" office:value-type="float" office:value="0">
            <text:p>0</text:p>
          </table:table-cell>
          <table:table-cell table:formula="of:=N(AND([.$I128]&lt;=[.AG$1]; [.$I128]&gt;[.AF$1]))" office:value-type="float" office:value="0">
            <text:p>0</text:p>
          </table:table-cell>
          <table:table-cell table:formula="of:=N(AND([.$I128]&lt;=[.AH$1]; [.$I128]&gt;[.AG$1]))" office:value-type="float" office:value="0">
            <text:p>0</text:p>
          </table:table-cell>
          <table:table-cell table:formula="of:=N(AND([.$I128]&lt;=[.AI$1]; [.$I12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2:12Z</text:p>
          </table:table-cell>
          <table:table-cell office:value-type="float" office:value="48932">
            <text:p>48932</text:p>
          </table:table-cell>
          <table:table-cell/>
          <table:table-cell office:value-type="float" office:value="187000">
            <text:p>187000</text:p>
          </table:table-cell>
          <table:table-cell office:value-type="float" office:value="1361">
            <text:p>1361</text:p>
          </table:table-cell>
          <table:table-cell table:formula="of:=N(AND([.$I129]&lt;=[.K$1]; [.$I129]&gt;[.J$1]))" office:value-type="float" office:value="0">
            <text:p>0</text:p>
          </table:table-cell>
          <table:table-cell table:formula="of:=N(AND([.$I129]&lt;=[.L$1]; [.$I129]&gt;[.K$1]))" office:value-type="float" office:value="0">
            <text:p>0</text:p>
          </table:table-cell>
          <table:table-cell table:formula="of:=N(AND([.$I129]&lt;=[.M$1]; [.$I129]&gt;[.L$1]))" office:value-type="float" office:value="0">
            <text:p>0</text:p>
          </table:table-cell>
          <table:table-cell table:formula="of:=N(AND([.$I129]&lt;=[.N$1]; [.$I129]&gt;[.M$1]))" office:value-type="float" office:value="0">
            <text:p>0</text:p>
          </table:table-cell>
          <table:table-cell table:formula="of:=N(AND([.$I129]&lt;=[.O$1]; [.$I129]&gt;[.N$1]))" office:value-type="float" office:value="0">
            <text:p>0</text:p>
          </table:table-cell>
          <table:table-cell table:formula="of:=N(AND([.$I129]&lt;=[.P$1]; [.$I129]&gt;[.O$1]))" office:value-type="float" office:value="0">
            <text:p>0</text:p>
          </table:table-cell>
          <table:table-cell table:formula="of:=N(AND([.$I129]&lt;=[.Q$1]; [.$I129]&gt;[.P$1]))" office:value-type="float" office:value="1">
            <text:p>1</text:p>
          </table:table-cell>
          <table:table-cell table:formula="of:=N(AND([.$I129]&lt;=[.R$1]; [.$I129]&gt;[.Q$1]))" office:value-type="float" office:value="0">
            <text:p>0</text:p>
          </table:table-cell>
          <table:table-cell table:formula="of:=N(AND([.$I129]&lt;=[.S$1]; [.$I129]&gt;[.R$1]))" office:value-type="float" office:value="0">
            <text:p>0</text:p>
          </table:table-cell>
          <table:table-cell table:formula="of:=N(AND([.$I129]&lt;=[.T$1]; [.$I129]&gt;[.S$1]))" office:value-type="float" office:value="0">
            <text:p>0</text:p>
          </table:table-cell>
          <table:table-cell table:formula="of:=N(AND([.$I129]&lt;=[.U$1]; [.$I129]&gt;[.T$1]))" office:value-type="float" office:value="0">
            <text:p>0</text:p>
          </table:table-cell>
          <table:table-cell table:formula="of:=N(AND([.$I129]&lt;=[.V$1]; [.$I129]&gt;[.U$1]))" office:value-type="float" office:value="0">
            <text:p>0</text:p>
          </table:table-cell>
          <table:table-cell table:formula="of:=N(AND([.$I129]&lt;=[.W$1]; [.$I129]&gt;[.V$1]))" office:value-type="float" office:value="0">
            <text:p>0</text:p>
          </table:table-cell>
          <table:table-cell table:formula="of:=N(AND([.$I129]&lt;=[.X$1]; [.$I129]&gt;[.W$1]))" office:value-type="float" office:value="0">
            <text:p>0</text:p>
          </table:table-cell>
          <table:table-cell table:formula="of:=N(AND([.$I129]&lt;=[.Y$1]; [.$I129]&gt;[.X$1]))" office:value-type="float" office:value="0">
            <text:p>0</text:p>
          </table:table-cell>
          <table:table-cell table:formula="of:=N(AND([.$I129]&lt;=[.Z$1]; [.$I129]&gt;[.Y$1]))" office:value-type="float" office:value="0">
            <text:p>0</text:p>
          </table:table-cell>
          <table:table-cell table:formula="of:=N(AND([.$I129]&lt;=[.AA$1]; [.$I129]&gt;[.Z$1]))" office:value-type="float" office:value="0">
            <text:p>0</text:p>
          </table:table-cell>
          <table:table-cell table:formula="of:=N(AND([.$I129]&lt;=[.AB$1]; [.$I129]&gt;[.AA$1]))" office:value-type="float" office:value="0">
            <text:p>0</text:p>
          </table:table-cell>
          <table:table-cell table:formula="of:=N(AND([.$I129]&lt;=[.AC$1]; [.$I129]&gt;[.AB$1]))" office:value-type="float" office:value="0">
            <text:p>0</text:p>
          </table:table-cell>
          <table:table-cell table:formula="of:=N(AND([.$I129]&lt;=[.AD$1]; [.$I129]&gt;[.AC$1]))" office:value-type="float" office:value="0">
            <text:p>0</text:p>
          </table:table-cell>
          <table:table-cell table:formula="of:=N(AND([.$I129]&lt;=[.AE$1]; [.$I129]&gt;[.AD$1]))" office:value-type="float" office:value="0">
            <text:p>0</text:p>
          </table:table-cell>
          <table:table-cell table:formula="of:=N(AND([.$I129]&lt;=[.AF$1]; [.$I129]&gt;[.AE$1]))" office:value-type="float" office:value="0">
            <text:p>0</text:p>
          </table:table-cell>
          <table:table-cell table:formula="of:=N(AND([.$I129]&lt;=[.AG$1]; [.$I129]&gt;[.AF$1]))" office:value-type="float" office:value="0">
            <text:p>0</text:p>
          </table:table-cell>
          <table:table-cell table:formula="of:=N(AND([.$I129]&lt;=[.AH$1]; [.$I129]&gt;[.AG$1]))" office:value-type="float" office:value="0">
            <text:p>0</text:p>
          </table:table-cell>
          <table:table-cell table:formula="of:=N(AND([.$I129]&lt;=[.AI$1]; [.$I12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2:23Z</text:p>
          </table:table-cell>
          <table:table-cell office:value-type="float" office:value="4953">
            <text:p>4953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1091">
            <text:p>1091</text:p>
          </table:table-cell>
          <table:table-cell table:formula="of:=N(AND([.$I130]&lt;=[.K$1]; [.$I130]&gt;[.J$1]))" office:value-type="float" office:value="0">
            <text:p>0</text:p>
          </table:table-cell>
          <table:table-cell table:formula="of:=N(AND([.$I130]&lt;=[.L$1]; [.$I130]&gt;[.K$1]))" office:value-type="float" office:value="0">
            <text:p>0</text:p>
          </table:table-cell>
          <table:table-cell table:formula="of:=N(AND([.$I130]&lt;=[.M$1]; [.$I130]&gt;[.L$1]))" office:value-type="float" office:value="0">
            <text:p>0</text:p>
          </table:table-cell>
          <table:table-cell table:formula="of:=N(AND([.$I130]&lt;=[.N$1]; [.$I130]&gt;[.M$1]))" office:value-type="float" office:value="0">
            <text:p>0</text:p>
          </table:table-cell>
          <table:table-cell table:formula="of:=N(AND([.$I130]&lt;=[.O$1]; [.$I130]&gt;[.N$1]))" office:value-type="float" office:value="0">
            <text:p>0</text:p>
          </table:table-cell>
          <table:table-cell table:formula="of:=N(AND([.$I130]&lt;=[.P$1]; [.$I130]&gt;[.O$1]))" office:value-type="float" office:value="0">
            <text:p>0</text:p>
          </table:table-cell>
          <table:table-cell table:formula="of:=N(AND([.$I130]&lt;=[.Q$1]; [.$I130]&gt;[.P$1]))" office:value-type="float" office:value="0">
            <text:p>0</text:p>
          </table:table-cell>
          <table:table-cell table:formula="of:=N(AND([.$I130]&lt;=[.R$1]; [.$I130]&gt;[.Q$1]))" office:value-type="float" office:value="0">
            <text:p>0</text:p>
          </table:table-cell>
          <table:table-cell table:formula="of:=N(AND([.$I130]&lt;=[.S$1]; [.$I130]&gt;[.R$1]))" office:value-type="float" office:value="0">
            <text:p>0</text:p>
          </table:table-cell>
          <table:table-cell table:formula="of:=N(AND([.$I130]&lt;=[.T$1]; [.$I130]&gt;[.S$1]))" office:value-type="float" office:value="1">
            <text:p>1</text:p>
          </table:table-cell>
          <table:table-cell table:formula="of:=N(AND([.$I130]&lt;=[.U$1]; [.$I130]&gt;[.T$1]))" office:value-type="float" office:value="0">
            <text:p>0</text:p>
          </table:table-cell>
          <table:table-cell table:formula="of:=N(AND([.$I130]&lt;=[.V$1]; [.$I130]&gt;[.U$1]))" office:value-type="float" office:value="0">
            <text:p>0</text:p>
          </table:table-cell>
          <table:table-cell table:formula="of:=N(AND([.$I130]&lt;=[.W$1]; [.$I130]&gt;[.V$1]))" office:value-type="float" office:value="0">
            <text:p>0</text:p>
          </table:table-cell>
          <table:table-cell table:formula="of:=N(AND([.$I130]&lt;=[.X$1]; [.$I130]&gt;[.W$1]))" office:value-type="float" office:value="0">
            <text:p>0</text:p>
          </table:table-cell>
          <table:table-cell table:formula="of:=N(AND([.$I130]&lt;=[.Y$1]; [.$I130]&gt;[.X$1]))" office:value-type="float" office:value="0">
            <text:p>0</text:p>
          </table:table-cell>
          <table:table-cell table:formula="of:=N(AND([.$I130]&lt;=[.Z$1]; [.$I130]&gt;[.Y$1]))" office:value-type="float" office:value="0">
            <text:p>0</text:p>
          </table:table-cell>
          <table:table-cell table:formula="of:=N(AND([.$I130]&lt;=[.AA$1]; [.$I130]&gt;[.Z$1]))" office:value-type="float" office:value="0">
            <text:p>0</text:p>
          </table:table-cell>
          <table:table-cell table:formula="of:=N(AND([.$I130]&lt;=[.AB$1]; [.$I130]&gt;[.AA$1]))" office:value-type="float" office:value="0">
            <text:p>0</text:p>
          </table:table-cell>
          <table:table-cell table:formula="of:=N(AND([.$I130]&lt;=[.AC$1]; [.$I130]&gt;[.AB$1]))" office:value-type="float" office:value="0">
            <text:p>0</text:p>
          </table:table-cell>
          <table:table-cell table:formula="of:=N(AND([.$I130]&lt;=[.AD$1]; [.$I130]&gt;[.AC$1]))" office:value-type="float" office:value="0">
            <text:p>0</text:p>
          </table:table-cell>
          <table:table-cell table:formula="of:=N(AND([.$I130]&lt;=[.AE$1]; [.$I130]&gt;[.AD$1]))" office:value-type="float" office:value="0">
            <text:p>0</text:p>
          </table:table-cell>
          <table:table-cell table:formula="of:=N(AND([.$I130]&lt;=[.AF$1]; [.$I130]&gt;[.AE$1]))" office:value-type="float" office:value="0">
            <text:p>0</text:p>
          </table:table-cell>
          <table:table-cell table:formula="of:=N(AND([.$I130]&lt;=[.AG$1]; [.$I130]&gt;[.AF$1]))" office:value-type="float" office:value="0">
            <text:p>0</text:p>
          </table:table-cell>
          <table:table-cell table:formula="of:=N(AND([.$I130]&lt;=[.AH$1]; [.$I130]&gt;[.AG$1]))" office:value-type="float" office:value="0">
            <text:p>0</text:p>
          </table:table-cell>
          <table:table-cell table:formula="of:=N(AND([.$I130]&lt;=[.AI$1]; [.$I13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2:36Z</text:p>
          </table:table-cell>
          <table:table-cell office:value-type="float" office:value="45429">
            <text:p>45429</text:p>
          </table:table-cell>
          <table:table-cell/>
          <table:table-cell office:value-type="float" office:value="106000">
            <text:p>106000</text:p>
          </table:table-cell>
          <table:table-cell office:value-type="float" office:value="1361">
            <text:p>1361</text:p>
          </table:table-cell>
          <table:table-cell table:formula="of:=N(AND([.$I131]&lt;=[.K$1]; [.$I131]&gt;[.J$1]))" office:value-type="float" office:value="0">
            <text:p>0</text:p>
          </table:table-cell>
          <table:table-cell table:formula="of:=N(AND([.$I131]&lt;=[.L$1]; [.$I131]&gt;[.K$1]))" office:value-type="float" office:value="0">
            <text:p>0</text:p>
          </table:table-cell>
          <table:table-cell table:formula="of:=N(AND([.$I131]&lt;=[.M$1]; [.$I131]&gt;[.L$1]))" office:value-type="float" office:value="0">
            <text:p>0</text:p>
          </table:table-cell>
          <table:table-cell table:formula="of:=N(AND([.$I131]&lt;=[.N$1]; [.$I131]&gt;[.M$1]))" office:value-type="float" office:value="1">
            <text:p>1</text:p>
          </table:table-cell>
          <table:table-cell table:formula="of:=N(AND([.$I131]&lt;=[.O$1]; [.$I131]&gt;[.N$1]))" office:value-type="float" office:value="0">
            <text:p>0</text:p>
          </table:table-cell>
          <table:table-cell table:formula="of:=N(AND([.$I131]&lt;=[.P$1]; [.$I131]&gt;[.O$1]))" office:value-type="float" office:value="0">
            <text:p>0</text:p>
          </table:table-cell>
          <table:table-cell table:formula="of:=N(AND([.$I131]&lt;=[.Q$1]; [.$I131]&gt;[.P$1]))" office:value-type="float" office:value="0">
            <text:p>0</text:p>
          </table:table-cell>
          <table:table-cell table:formula="of:=N(AND([.$I131]&lt;=[.R$1]; [.$I131]&gt;[.Q$1]))" office:value-type="float" office:value="0">
            <text:p>0</text:p>
          </table:table-cell>
          <table:table-cell table:formula="of:=N(AND([.$I131]&lt;=[.S$1]; [.$I131]&gt;[.R$1]))" office:value-type="float" office:value="0">
            <text:p>0</text:p>
          </table:table-cell>
          <table:table-cell table:formula="of:=N(AND([.$I131]&lt;=[.T$1]; [.$I131]&gt;[.S$1]))" office:value-type="float" office:value="0">
            <text:p>0</text:p>
          </table:table-cell>
          <table:table-cell table:formula="of:=N(AND([.$I131]&lt;=[.U$1]; [.$I131]&gt;[.T$1]))" office:value-type="float" office:value="0">
            <text:p>0</text:p>
          </table:table-cell>
          <table:table-cell table:formula="of:=N(AND([.$I131]&lt;=[.V$1]; [.$I131]&gt;[.U$1]))" office:value-type="float" office:value="0">
            <text:p>0</text:p>
          </table:table-cell>
          <table:table-cell table:formula="of:=N(AND([.$I131]&lt;=[.W$1]; [.$I131]&gt;[.V$1]))" office:value-type="float" office:value="0">
            <text:p>0</text:p>
          </table:table-cell>
          <table:table-cell table:formula="of:=N(AND([.$I131]&lt;=[.X$1]; [.$I131]&gt;[.W$1]))" office:value-type="float" office:value="0">
            <text:p>0</text:p>
          </table:table-cell>
          <table:table-cell table:formula="of:=N(AND([.$I131]&lt;=[.Y$1]; [.$I131]&gt;[.X$1]))" office:value-type="float" office:value="0">
            <text:p>0</text:p>
          </table:table-cell>
          <table:table-cell table:formula="of:=N(AND([.$I131]&lt;=[.Z$1]; [.$I131]&gt;[.Y$1]))" office:value-type="float" office:value="0">
            <text:p>0</text:p>
          </table:table-cell>
          <table:table-cell table:formula="of:=N(AND([.$I131]&lt;=[.AA$1]; [.$I131]&gt;[.Z$1]))" office:value-type="float" office:value="0">
            <text:p>0</text:p>
          </table:table-cell>
          <table:table-cell table:formula="of:=N(AND([.$I131]&lt;=[.AB$1]; [.$I131]&gt;[.AA$1]))" office:value-type="float" office:value="0">
            <text:p>0</text:p>
          </table:table-cell>
          <table:table-cell table:formula="of:=N(AND([.$I131]&lt;=[.AC$1]; [.$I131]&gt;[.AB$1]))" office:value-type="float" office:value="0">
            <text:p>0</text:p>
          </table:table-cell>
          <table:table-cell table:formula="of:=N(AND([.$I131]&lt;=[.AD$1]; [.$I131]&gt;[.AC$1]))" office:value-type="float" office:value="0">
            <text:p>0</text:p>
          </table:table-cell>
          <table:table-cell table:formula="of:=N(AND([.$I131]&lt;=[.AE$1]; [.$I131]&gt;[.AD$1]))" office:value-type="float" office:value="0">
            <text:p>0</text:p>
          </table:table-cell>
          <table:table-cell table:formula="of:=N(AND([.$I131]&lt;=[.AF$1]; [.$I131]&gt;[.AE$1]))" office:value-type="float" office:value="0">
            <text:p>0</text:p>
          </table:table-cell>
          <table:table-cell table:formula="of:=N(AND([.$I131]&lt;=[.AG$1]; [.$I131]&gt;[.AF$1]))" office:value-type="float" office:value="0">
            <text:p>0</text:p>
          </table:table-cell>
          <table:table-cell table:formula="of:=N(AND([.$I131]&lt;=[.AH$1]; [.$I131]&gt;[.AG$1]))" office:value-type="float" office:value="0">
            <text:p>0</text:p>
          </table:table-cell>
          <table:table-cell table:formula="of:=N(AND([.$I131]&lt;=[.AI$1]; [.$I13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2:49Z</text:p>
          </table:table-cell>
          <table:table-cell office:value-type="float" office:value="4045">
            <text:p>4045</text:p>
          </table:table-cell>
          <table:table-cell/>
          <table:table-cell office:value-type="float" office:value="104000">
            <text:p>104000</text:p>
          </table:table-cell>
          <table:table-cell office:value-type="float" office:value="1361">
            <text:p>1361</text:p>
          </table:table-cell>
          <table:table-cell table:formula="of:=N(AND([.$I132]&lt;=[.K$1]; [.$I132]&gt;[.J$1]))" office:value-type="float" office:value="0">
            <text:p>0</text:p>
          </table:table-cell>
          <table:table-cell table:formula="of:=N(AND([.$I132]&lt;=[.L$1]; [.$I132]&gt;[.K$1]))" office:value-type="float" office:value="0">
            <text:p>0</text:p>
          </table:table-cell>
          <table:table-cell table:formula="of:=N(AND([.$I132]&lt;=[.M$1]; [.$I132]&gt;[.L$1]))" office:value-type="float" office:value="0">
            <text:p>0</text:p>
          </table:table-cell>
          <table:table-cell table:formula="of:=N(AND([.$I132]&lt;=[.N$1]; [.$I132]&gt;[.M$1]))" office:value-type="float" office:value="1">
            <text:p>1</text:p>
          </table:table-cell>
          <table:table-cell table:formula="of:=N(AND([.$I132]&lt;=[.O$1]; [.$I132]&gt;[.N$1]))" office:value-type="float" office:value="0">
            <text:p>0</text:p>
          </table:table-cell>
          <table:table-cell table:formula="of:=N(AND([.$I132]&lt;=[.P$1]; [.$I132]&gt;[.O$1]))" office:value-type="float" office:value="0">
            <text:p>0</text:p>
          </table:table-cell>
          <table:table-cell table:formula="of:=N(AND([.$I132]&lt;=[.Q$1]; [.$I132]&gt;[.P$1]))" office:value-type="float" office:value="0">
            <text:p>0</text:p>
          </table:table-cell>
          <table:table-cell table:formula="of:=N(AND([.$I132]&lt;=[.R$1]; [.$I132]&gt;[.Q$1]))" office:value-type="float" office:value="0">
            <text:p>0</text:p>
          </table:table-cell>
          <table:table-cell table:formula="of:=N(AND([.$I132]&lt;=[.S$1]; [.$I132]&gt;[.R$1]))" office:value-type="float" office:value="0">
            <text:p>0</text:p>
          </table:table-cell>
          <table:table-cell table:formula="of:=N(AND([.$I132]&lt;=[.T$1]; [.$I132]&gt;[.S$1]))" office:value-type="float" office:value="0">
            <text:p>0</text:p>
          </table:table-cell>
          <table:table-cell table:formula="of:=N(AND([.$I132]&lt;=[.U$1]; [.$I132]&gt;[.T$1]))" office:value-type="float" office:value="0">
            <text:p>0</text:p>
          </table:table-cell>
          <table:table-cell table:formula="of:=N(AND([.$I132]&lt;=[.V$1]; [.$I132]&gt;[.U$1]))" office:value-type="float" office:value="0">
            <text:p>0</text:p>
          </table:table-cell>
          <table:table-cell table:formula="of:=N(AND([.$I132]&lt;=[.W$1]; [.$I132]&gt;[.V$1]))" office:value-type="float" office:value="0">
            <text:p>0</text:p>
          </table:table-cell>
          <table:table-cell table:formula="of:=N(AND([.$I132]&lt;=[.X$1]; [.$I132]&gt;[.W$1]))" office:value-type="float" office:value="0">
            <text:p>0</text:p>
          </table:table-cell>
          <table:table-cell table:formula="of:=N(AND([.$I132]&lt;=[.Y$1]; [.$I132]&gt;[.X$1]))" office:value-type="float" office:value="0">
            <text:p>0</text:p>
          </table:table-cell>
          <table:table-cell table:formula="of:=N(AND([.$I132]&lt;=[.Z$1]; [.$I132]&gt;[.Y$1]))" office:value-type="float" office:value="0">
            <text:p>0</text:p>
          </table:table-cell>
          <table:table-cell table:formula="of:=N(AND([.$I132]&lt;=[.AA$1]; [.$I132]&gt;[.Z$1]))" office:value-type="float" office:value="0">
            <text:p>0</text:p>
          </table:table-cell>
          <table:table-cell table:formula="of:=N(AND([.$I132]&lt;=[.AB$1]; [.$I132]&gt;[.AA$1]))" office:value-type="float" office:value="0">
            <text:p>0</text:p>
          </table:table-cell>
          <table:table-cell table:formula="of:=N(AND([.$I132]&lt;=[.AC$1]; [.$I132]&gt;[.AB$1]))" office:value-type="float" office:value="0">
            <text:p>0</text:p>
          </table:table-cell>
          <table:table-cell table:formula="of:=N(AND([.$I132]&lt;=[.AD$1]; [.$I132]&gt;[.AC$1]))" office:value-type="float" office:value="0">
            <text:p>0</text:p>
          </table:table-cell>
          <table:table-cell table:formula="of:=N(AND([.$I132]&lt;=[.AE$1]; [.$I132]&gt;[.AD$1]))" office:value-type="float" office:value="0">
            <text:p>0</text:p>
          </table:table-cell>
          <table:table-cell table:formula="of:=N(AND([.$I132]&lt;=[.AF$1]; [.$I132]&gt;[.AE$1]))" office:value-type="float" office:value="0">
            <text:p>0</text:p>
          </table:table-cell>
          <table:table-cell table:formula="of:=N(AND([.$I132]&lt;=[.AG$1]; [.$I132]&gt;[.AF$1]))" office:value-type="float" office:value="0">
            <text:p>0</text:p>
          </table:table-cell>
          <table:table-cell table:formula="of:=N(AND([.$I132]&lt;=[.AH$1]; [.$I132]&gt;[.AG$1]))" office:value-type="float" office:value="0">
            <text:p>0</text:p>
          </table:table-cell>
          <table:table-cell table:formula="of:=N(AND([.$I132]&lt;=[.AI$1]; [.$I13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3:46Z</text:p>
          </table:table-cell>
          <table:table-cell office:value-type="float" office:value="5668">
            <text:p>5668</text:p>
          </table:table-cell>
          <table:table-cell/>
          <table:table-cell office:value-type="float" office:value="123000">
            <text:p>123000</text:p>
          </table:table-cell>
          <table:table-cell office:value-type="float" office:value="1361">
            <text:p>1361</text:p>
          </table:table-cell>
          <table:table-cell table:formula="of:=N(AND([.$I133]&lt;=[.K$1]; [.$I133]&gt;[.J$1]))" office:value-type="float" office:value="0">
            <text:p>0</text:p>
          </table:table-cell>
          <table:table-cell table:formula="of:=N(AND([.$I133]&lt;=[.L$1]; [.$I133]&gt;[.K$1]))" office:value-type="float" office:value="0">
            <text:p>0</text:p>
          </table:table-cell>
          <table:table-cell table:formula="of:=N(AND([.$I133]&lt;=[.M$1]; [.$I133]&gt;[.L$1]))" office:value-type="float" office:value="0">
            <text:p>0</text:p>
          </table:table-cell>
          <table:table-cell table:formula="of:=N(AND([.$I133]&lt;=[.N$1]; [.$I133]&gt;[.M$1]))" office:value-type="float" office:value="0">
            <text:p>0</text:p>
          </table:table-cell>
          <table:table-cell table:formula="of:=N(AND([.$I133]&lt;=[.O$1]; [.$I133]&gt;[.N$1]))" office:value-type="float" office:value="1">
            <text:p>1</text:p>
          </table:table-cell>
          <table:table-cell table:formula="of:=N(AND([.$I133]&lt;=[.P$1]; [.$I133]&gt;[.O$1]))" office:value-type="float" office:value="0">
            <text:p>0</text:p>
          </table:table-cell>
          <table:table-cell table:formula="of:=N(AND([.$I133]&lt;=[.Q$1]; [.$I133]&gt;[.P$1]))" office:value-type="float" office:value="0">
            <text:p>0</text:p>
          </table:table-cell>
          <table:table-cell table:formula="of:=N(AND([.$I133]&lt;=[.R$1]; [.$I133]&gt;[.Q$1]))" office:value-type="float" office:value="0">
            <text:p>0</text:p>
          </table:table-cell>
          <table:table-cell table:formula="of:=N(AND([.$I133]&lt;=[.S$1]; [.$I133]&gt;[.R$1]))" office:value-type="float" office:value="0">
            <text:p>0</text:p>
          </table:table-cell>
          <table:table-cell table:formula="of:=N(AND([.$I133]&lt;=[.T$1]; [.$I133]&gt;[.S$1]))" office:value-type="float" office:value="0">
            <text:p>0</text:p>
          </table:table-cell>
          <table:table-cell table:formula="of:=N(AND([.$I133]&lt;=[.U$1]; [.$I133]&gt;[.T$1]))" office:value-type="float" office:value="0">
            <text:p>0</text:p>
          </table:table-cell>
          <table:table-cell table:formula="of:=N(AND([.$I133]&lt;=[.V$1]; [.$I133]&gt;[.U$1]))" office:value-type="float" office:value="0">
            <text:p>0</text:p>
          </table:table-cell>
          <table:table-cell table:formula="of:=N(AND([.$I133]&lt;=[.W$1]; [.$I133]&gt;[.V$1]))" office:value-type="float" office:value="0">
            <text:p>0</text:p>
          </table:table-cell>
          <table:table-cell table:formula="of:=N(AND([.$I133]&lt;=[.X$1]; [.$I133]&gt;[.W$1]))" office:value-type="float" office:value="0">
            <text:p>0</text:p>
          </table:table-cell>
          <table:table-cell table:formula="of:=N(AND([.$I133]&lt;=[.Y$1]; [.$I133]&gt;[.X$1]))" office:value-type="float" office:value="0">
            <text:p>0</text:p>
          </table:table-cell>
          <table:table-cell table:formula="of:=N(AND([.$I133]&lt;=[.Z$1]; [.$I133]&gt;[.Y$1]))" office:value-type="float" office:value="0">
            <text:p>0</text:p>
          </table:table-cell>
          <table:table-cell table:formula="of:=N(AND([.$I133]&lt;=[.AA$1]; [.$I133]&gt;[.Z$1]))" office:value-type="float" office:value="0">
            <text:p>0</text:p>
          </table:table-cell>
          <table:table-cell table:formula="of:=N(AND([.$I133]&lt;=[.AB$1]; [.$I133]&gt;[.AA$1]))" office:value-type="float" office:value="0">
            <text:p>0</text:p>
          </table:table-cell>
          <table:table-cell table:formula="of:=N(AND([.$I133]&lt;=[.AC$1]; [.$I133]&gt;[.AB$1]))" office:value-type="float" office:value="0">
            <text:p>0</text:p>
          </table:table-cell>
          <table:table-cell table:formula="of:=N(AND([.$I133]&lt;=[.AD$1]; [.$I133]&gt;[.AC$1]))" office:value-type="float" office:value="0">
            <text:p>0</text:p>
          </table:table-cell>
          <table:table-cell table:formula="of:=N(AND([.$I133]&lt;=[.AE$1]; [.$I133]&gt;[.AD$1]))" office:value-type="float" office:value="0">
            <text:p>0</text:p>
          </table:table-cell>
          <table:table-cell table:formula="of:=N(AND([.$I133]&lt;=[.AF$1]; [.$I133]&gt;[.AE$1]))" office:value-type="float" office:value="0">
            <text:p>0</text:p>
          </table:table-cell>
          <table:table-cell table:formula="of:=N(AND([.$I133]&lt;=[.AG$1]; [.$I133]&gt;[.AF$1]))" office:value-type="float" office:value="0">
            <text:p>0</text:p>
          </table:table-cell>
          <table:table-cell table:formula="of:=N(AND([.$I133]&lt;=[.AH$1]; [.$I133]&gt;[.AG$1]))" office:value-type="float" office:value="0">
            <text:p>0</text:p>
          </table:table-cell>
          <table:table-cell table:formula="of:=N(AND([.$I133]&lt;=[.AI$1]; [.$I13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4:12Z</text:p>
          </table:table-cell>
          <table:table-cell office:value-type="float" office:value="4408">
            <text:p>4408</text:p>
          </table:table-cell>
          <table:table-cell/>
          <table:table-cell office:value-type="float" office:value="299000">
            <text:p>299000</text:p>
          </table:table-cell>
          <table:table-cell office:value-type="float" office:value="1361">
            <text:p>1361</text:p>
          </table:table-cell>
          <table:table-cell table:formula="of:=N(AND([.$I134]&lt;=[.K$1]; [.$I134]&gt;[.J$1]))" office:value-type="float" office:value="0">
            <text:p>0</text:p>
          </table:table-cell>
          <table:table-cell table:formula="of:=N(AND([.$I134]&lt;=[.L$1]; [.$I134]&gt;[.K$1]))" office:value-type="float" office:value="0">
            <text:p>0</text:p>
          </table:table-cell>
          <table:table-cell table:formula="of:=N(AND([.$I134]&lt;=[.M$1]; [.$I134]&gt;[.L$1]))" office:value-type="float" office:value="0">
            <text:p>0</text:p>
          </table:table-cell>
          <table:table-cell table:formula="of:=N(AND([.$I134]&lt;=[.N$1]; [.$I134]&gt;[.M$1]))" office:value-type="float" office:value="0">
            <text:p>0</text:p>
          </table:table-cell>
          <table:table-cell table:formula="of:=N(AND([.$I134]&lt;=[.O$1]; [.$I134]&gt;[.N$1]))" office:value-type="float" office:value="0">
            <text:p>0</text:p>
          </table:table-cell>
          <table:table-cell table:formula="of:=N(AND([.$I134]&lt;=[.P$1]; [.$I134]&gt;[.O$1]))" office:value-type="float" office:value="0">
            <text:p>0</text:p>
          </table:table-cell>
          <table:table-cell table:formula="of:=N(AND([.$I134]&lt;=[.Q$1]; [.$I134]&gt;[.P$1]))" office:value-type="float" office:value="0">
            <text:p>0</text:p>
          </table:table-cell>
          <table:table-cell table:formula="of:=N(AND([.$I134]&lt;=[.R$1]; [.$I134]&gt;[.Q$1]))" office:value-type="float" office:value="0">
            <text:p>0</text:p>
          </table:table-cell>
          <table:table-cell table:formula="of:=N(AND([.$I134]&lt;=[.S$1]; [.$I134]&gt;[.R$1]))" office:value-type="float" office:value="0">
            <text:p>0</text:p>
          </table:table-cell>
          <table:table-cell table:formula="of:=N(AND([.$I134]&lt;=[.T$1]; [.$I134]&gt;[.S$1]))" office:value-type="float" office:value="1">
            <text:p>1</text:p>
          </table:table-cell>
          <table:table-cell table:formula="of:=N(AND([.$I134]&lt;=[.U$1]; [.$I134]&gt;[.T$1]))" office:value-type="float" office:value="0">
            <text:p>0</text:p>
          </table:table-cell>
          <table:table-cell table:formula="of:=N(AND([.$I134]&lt;=[.V$1]; [.$I134]&gt;[.U$1]))" office:value-type="float" office:value="0">
            <text:p>0</text:p>
          </table:table-cell>
          <table:table-cell table:formula="of:=N(AND([.$I134]&lt;=[.W$1]; [.$I134]&gt;[.V$1]))" office:value-type="float" office:value="0">
            <text:p>0</text:p>
          </table:table-cell>
          <table:table-cell table:formula="of:=N(AND([.$I134]&lt;=[.X$1]; [.$I134]&gt;[.W$1]))" office:value-type="float" office:value="0">
            <text:p>0</text:p>
          </table:table-cell>
          <table:table-cell table:formula="of:=N(AND([.$I134]&lt;=[.Y$1]; [.$I134]&gt;[.X$1]))" office:value-type="float" office:value="0">
            <text:p>0</text:p>
          </table:table-cell>
          <table:table-cell table:formula="of:=N(AND([.$I134]&lt;=[.Z$1]; [.$I134]&gt;[.Y$1]))" office:value-type="float" office:value="0">
            <text:p>0</text:p>
          </table:table-cell>
          <table:table-cell table:formula="of:=N(AND([.$I134]&lt;=[.AA$1]; [.$I134]&gt;[.Z$1]))" office:value-type="float" office:value="0">
            <text:p>0</text:p>
          </table:table-cell>
          <table:table-cell table:formula="of:=N(AND([.$I134]&lt;=[.AB$1]; [.$I134]&gt;[.AA$1]))" office:value-type="float" office:value="0">
            <text:p>0</text:p>
          </table:table-cell>
          <table:table-cell table:formula="of:=N(AND([.$I134]&lt;=[.AC$1]; [.$I134]&gt;[.AB$1]))" office:value-type="float" office:value="0">
            <text:p>0</text:p>
          </table:table-cell>
          <table:table-cell table:formula="of:=N(AND([.$I134]&lt;=[.AD$1]; [.$I134]&gt;[.AC$1]))" office:value-type="float" office:value="0">
            <text:p>0</text:p>
          </table:table-cell>
          <table:table-cell table:formula="of:=N(AND([.$I134]&lt;=[.AE$1]; [.$I134]&gt;[.AD$1]))" office:value-type="float" office:value="0">
            <text:p>0</text:p>
          </table:table-cell>
          <table:table-cell table:formula="of:=N(AND([.$I134]&lt;=[.AF$1]; [.$I134]&gt;[.AE$1]))" office:value-type="float" office:value="0">
            <text:p>0</text:p>
          </table:table-cell>
          <table:table-cell table:formula="of:=N(AND([.$I134]&lt;=[.AG$1]; [.$I134]&gt;[.AF$1]))" office:value-type="float" office:value="0">
            <text:p>0</text:p>
          </table:table-cell>
          <table:table-cell table:formula="of:=N(AND([.$I134]&lt;=[.AH$1]; [.$I134]&gt;[.AG$1]))" office:value-type="float" office:value="0">
            <text:p>0</text:p>
          </table:table-cell>
          <table:table-cell table:formula="of:=N(AND([.$I134]&lt;=[.AI$1]; [.$I13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4:38Z</text:p>
          </table:table-cell>
          <table:table-cell office:value-type="float" office:value="3376">
            <text:p>3376</text:p>
          </table:table-cell>
          <table:table-cell/>
          <table:table-cell office:value-type="float" office:value="339000">
            <text:p>339000</text:p>
          </table:table-cell>
          <table:table-cell office:value-type="float" office:value="1361">
            <text:p>1361</text:p>
          </table:table-cell>
          <table:table-cell table:formula="of:=N(AND([.$I135]&lt;=[.K$1]; [.$I135]&gt;[.J$1]))" office:value-type="float" office:value="0">
            <text:p>0</text:p>
          </table:table-cell>
          <table:table-cell table:formula="of:=N(AND([.$I135]&lt;=[.L$1]; [.$I135]&gt;[.K$1]))" office:value-type="float" office:value="0">
            <text:p>0</text:p>
          </table:table-cell>
          <table:table-cell table:formula="of:=N(AND([.$I135]&lt;=[.M$1]; [.$I135]&gt;[.L$1]))" office:value-type="float" office:value="0">
            <text:p>0</text:p>
          </table:table-cell>
          <table:table-cell table:formula="of:=N(AND([.$I135]&lt;=[.N$1]; [.$I135]&gt;[.M$1]))" office:value-type="float" office:value="0">
            <text:p>0</text:p>
          </table:table-cell>
          <table:table-cell table:formula="of:=N(AND([.$I135]&lt;=[.O$1]; [.$I135]&gt;[.N$1]))" office:value-type="float" office:value="0">
            <text:p>0</text:p>
          </table:table-cell>
          <table:table-cell table:formula="of:=N(AND([.$I135]&lt;=[.P$1]; [.$I135]&gt;[.O$1]))" office:value-type="float" office:value="0">
            <text:p>0</text:p>
          </table:table-cell>
          <table:table-cell table:formula="of:=N(AND([.$I135]&lt;=[.Q$1]; [.$I135]&gt;[.P$1]))" office:value-type="float" office:value="0">
            <text:p>0</text:p>
          </table:table-cell>
          <table:table-cell table:formula="of:=N(AND([.$I135]&lt;=[.R$1]; [.$I135]&gt;[.Q$1]))" office:value-type="float" office:value="0">
            <text:p>0</text:p>
          </table:table-cell>
          <table:table-cell table:formula="of:=N(AND([.$I135]&lt;=[.S$1]; [.$I135]&gt;[.R$1]))" office:value-type="float" office:value="0">
            <text:p>0</text:p>
          </table:table-cell>
          <table:table-cell table:formula="of:=N(AND([.$I135]&lt;=[.T$1]; [.$I135]&gt;[.S$1]))" office:value-type="float" office:value="0">
            <text:p>0</text:p>
          </table:table-cell>
          <table:table-cell table:formula="of:=N(AND([.$I135]&lt;=[.U$1]; [.$I135]&gt;[.T$1]))" office:value-type="float" office:value="0">
            <text:p>0</text:p>
          </table:table-cell>
          <table:table-cell table:formula="of:=N(AND([.$I135]&lt;=[.V$1]; [.$I135]&gt;[.U$1]))" office:value-type="float" office:value="1">
            <text:p>1</text:p>
          </table:table-cell>
          <table:table-cell table:formula="of:=N(AND([.$I135]&lt;=[.W$1]; [.$I135]&gt;[.V$1]))" office:value-type="float" office:value="0">
            <text:p>0</text:p>
          </table:table-cell>
          <table:table-cell table:formula="of:=N(AND([.$I135]&lt;=[.X$1]; [.$I135]&gt;[.W$1]))" office:value-type="float" office:value="0">
            <text:p>0</text:p>
          </table:table-cell>
          <table:table-cell table:formula="of:=N(AND([.$I135]&lt;=[.Y$1]; [.$I135]&gt;[.X$1]))" office:value-type="float" office:value="0">
            <text:p>0</text:p>
          </table:table-cell>
          <table:table-cell table:formula="of:=N(AND([.$I135]&lt;=[.Z$1]; [.$I135]&gt;[.Y$1]))" office:value-type="float" office:value="0">
            <text:p>0</text:p>
          </table:table-cell>
          <table:table-cell table:formula="of:=N(AND([.$I135]&lt;=[.AA$1]; [.$I135]&gt;[.Z$1]))" office:value-type="float" office:value="0">
            <text:p>0</text:p>
          </table:table-cell>
          <table:table-cell table:formula="of:=N(AND([.$I135]&lt;=[.AB$1]; [.$I135]&gt;[.AA$1]))" office:value-type="float" office:value="0">
            <text:p>0</text:p>
          </table:table-cell>
          <table:table-cell table:formula="of:=N(AND([.$I135]&lt;=[.AC$1]; [.$I135]&gt;[.AB$1]))" office:value-type="float" office:value="0">
            <text:p>0</text:p>
          </table:table-cell>
          <table:table-cell table:formula="of:=N(AND([.$I135]&lt;=[.AD$1]; [.$I135]&gt;[.AC$1]))" office:value-type="float" office:value="0">
            <text:p>0</text:p>
          </table:table-cell>
          <table:table-cell table:formula="of:=N(AND([.$I135]&lt;=[.AE$1]; [.$I135]&gt;[.AD$1]))" office:value-type="float" office:value="0">
            <text:p>0</text:p>
          </table:table-cell>
          <table:table-cell table:formula="of:=N(AND([.$I135]&lt;=[.AF$1]; [.$I135]&gt;[.AE$1]))" office:value-type="float" office:value="0">
            <text:p>0</text:p>
          </table:table-cell>
          <table:table-cell table:formula="of:=N(AND([.$I135]&lt;=[.AG$1]; [.$I135]&gt;[.AF$1]))" office:value-type="float" office:value="0">
            <text:p>0</text:p>
          </table:table-cell>
          <table:table-cell table:formula="of:=N(AND([.$I135]&lt;=[.AH$1]; [.$I135]&gt;[.AG$1]))" office:value-type="float" office:value="0">
            <text:p>0</text:p>
          </table:table-cell>
          <table:table-cell table:formula="of:=N(AND([.$I135]&lt;=[.AI$1]; [.$I13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6:01Z</text:p>
          </table:table-cell>
          <table:table-cell office:value-type="float" office:value="3887">
            <text:p>3887</text:p>
          </table:table-cell>
          <table:table-cell/>
          <table:table-cell office:value-type="float" office:value="223000">
            <text:p>223000</text:p>
          </table:table-cell>
          <table:table-cell office:value-type="float" office:value="1361">
            <text:p>1361</text:p>
          </table:table-cell>
          <table:table-cell table:formula="of:=N(AND([.$I136]&lt;=[.K$1]; [.$I136]&gt;[.J$1]))" office:value-type="float" office:value="0">
            <text:p>0</text:p>
          </table:table-cell>
          <table:table-cell table:formula="of:=N(AND([.$I136]&lt;=[.L$1]; [.$I136]&gt;[.K$1]))" office:value-type="float" office:value="0">
            <text:p>0</text:p>
          </table:table-cell>
          <table:table-cell table:formula="of:=N(AND([.$I136]&lt;=[.M$1]; [.$I136]&gt;[.L$1]))" office:value-type="float" office:value="0">
            <text:p>0</text:p>
          </table:table-cell>
          <table:table-cell table:formula="of:=N(AND([.$I136]&lt;=[.N$1]; [.$I136]&gt;[.M$1]))" office:value-type="float" office:value="0">
            <text:p>0</text:p>
          </table:table-cell>
          <table:table-cell table:formula="of:=N(AND([.$I136]&lt;=[.O$1]; [.$I136]&gt;[.N$1]))" office:value-type="float" office:value="0">
            <text:p>0</text:p>
          </table:table-cell>
          <table:table-cell table:formula="of:=N(AND([.$I136]&lt;=[.P$1]; [.$I136]&gt;[.O$1]))" office:value-type="float" office:value="0">
            <text:p>0</text:p>
          </table:table-cell>
          <table:table-cell table:formula="of:=N(AND([.$I136]&lt;=[.Q$1]; [.$I136]&gt;[.P$1]))" office:value-type="float" office:value="0">
            <text:p>0</text:p>
          </table:table-cell>
          <table:table-cell table:formula="of:=N(AND([.$I136]&lt;=[.R$1]; [.$I136]&gt;[.Q$1]))" office:value-type="float" office:value="1">
            <text:p>1</text:p>
          </table:table-cell>
          <table:table-cell table:formula="of:=N(AND([.$I136]&lt;=[.S$1]; [.$I136]&gt;[.R$1]))" office:value-type="float" office:value="0">
            <text:p>0</text:p>
          </table:table-cell>
          <table:table-cell table:formula="of:=N(AND([.$I136]&lt;=[.T$1]; [.$I136]&gt;[.S$1]))" office:value-type="float" office:value="0">
            <text:p>0</text:p>
          </table:table-cell>
          <table:table-cell table:formula="of:=N(AND([.$I136]&lt;=[.U$1]; [.$I136]&gt;[.T$1]))" office:value-type="float" office:value="0">
            <text:p>0</text:p>
          </table:table-cell>
          <table:table-cell table:formula="of:=N(AND([.$I136]&lt;=[.V$1]; [.$I136]&gt;[.U$1]))" office:value-type="float" office:value="0">
            <text:p>0</text:p>
          </table:table-cell>
          <table:table-cell table:formula="of:=N(AND([.$I136]&lt;=[.W$1]; [.$I136]&gt;[.V$1]))" office:value-type="float" office:value="0">
            <text:p>0</text:p>
          </table:table-cell>
          <table:table-cell table:formula="of:=N(AND([.$I136]&lt;=[.X$1]; [.$I136]&gt;[.W$1]))" office:value-type="float" office:value="0">
            <text:p>0</text:p>
          </table:table-cell>
          <table:table-cell table:formula="of:=N(AND([.$I136]&lt;=[.Y$1]; [.$I136]&gt;[.X$1]))" office:value-type="float" office:value="0">
            <text:p>0</text:p>
          </table:table-cell>
          <table:table-cell table:formula="of:=N(AND([.$I136]&lt;=[.Z$1]; [.$I136]&gt;[.Y$1]))" office:value-type="float" office:value="0">
            <text:p>0</text:p>
          </table:table-cell>
          <table:table-cell table:formula="of:=N(AND([.$I136]&lt;=[.AA$1]; [.$I136]&gt;[.Z$1]))" office:value-type="float" office:value="0">
            <text:p>0</text:p>
          </table:table-cell>
          <table:table-cell table:formula="of:=N(AND([.$I136]&lt;=[.AB$1]; [.$I136]&gt;[.AA$1]))" office:value-type="float" office:value="0">
            <text:p>0</text:p>
          </table:table-cell>
          <table:table-cell table:formula="of:=N(AND([.$I136]&lt;=[.AC$1]; [.$I136]&gt;[.AB$1]))" office:value-type="float" office:value="0">
            <text:p>0</text:p>
          </table:table-cell>
          <table:table-cell table:formula="of:=N(AND([.$I136]&lt;=[.AD$1]; [.$I136]&gt;[.AC$1]))" office:value-type="float" office:value="0">
            <text:p>0</text:p>
          </table:table-cell>
          <table:table-cell table:formula="of:=N(AND([.$I136]&lt;=[.AE$1]; [.$I136]&gt;[.AD$1]))" office:value-type="float" office:value="0">
            <text:p>0</text:p>
          </table:table-cell>
          <table:table-cell table:formula="of:=N(AND([.$I136]&lt;=[.AF$1]; [.$I136]&gt;[.AE$1]))" office:value-type="float" office:value="0">
            <text:p>0</text:p>
          </table:table-cell>
          <table:table-cell table:formula="of:=N(AND([.$I136]&lt;=[.AG$1]; [.$I136]&gt;[.AF$1]))" office:value-type="float" office:value="0">
            <text:p>0</text:p>
          </table:table-cell>
          <table:table-cell table:formula="of:=N(AND([.$I136]&lt;=[.AH$1]; [.$I136]&gt;[.AG$1]))" office:value-type="float" office:value="0">
            <text:p>0</text:p>
          </table:table-cell>
          <table:table-cell table:formula="of:=N(AND([.$I136]&lt;=[.AI$1]; [.$I13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6:59Z</text:p>
          </table:table-cell>
          <table:table-cell office:value-type="float" office:value="35743">
            <text:p>35743</text:p>
          </table:table-cell>
          <table:table-cell/>
          <table:table-cell office:value-type="float" office:value="174000">
            <text:p>174000</text:p>
          </table:table-cell>
          <table:table-cell office:value-type="float" office:value="1631">
            <text:p>1631</text:p>
          </table:table-cell>
          <table:table-cell table:formula="of:=N(AND([.$I137]&lt;=[.K$1]; [.$I137]&gt;[.J$1]))" office:value-type="float" office:value="0">
            <text:p>0</text:p>
          </table:table-cell>
          <table:table-cell table:formula="of:=N(AND([.$I137]&lt;=[.L$1]; [.$I137]&gt;[.K$1]))" office:value-type="float" office:value="0">
            <text:p>0</text:p>
          </table:table-cell>
          <table:table-cell table:formula="of:=N(AND([.$I137]&lt;=[.M$1]; [.$I137]&gt;[.L$1]))" office:value-type="float" office:value="0">
            <text:p>0</text:p>
          </table:table-cell>
          <table:table-cell table:formula="of:=N(AND([.$I137]&lt;=[.N$1]; [.$I137]&gt;[.M$1]))" office:value-type="float" office:value="0">
            <text:p>0</text:p>
          </table:table-cell>
          <table:table-cell table:formula="of:=N(AND([.$I137]&lt;=[.O$1]; [.$I137]&gt;[.N$1]))" office:value-type="float" office:value="0">
            <text:p>0</text:p>
          </table:table-cell>
          <table:table-cell table:formula="of:=N(AND([.$I137]&lt;=[.P$1]; [.$I137]&gt;[.O$1]))" office:value-type="float" office:value="1">
            <text:p>1</text:p>
          </table:table-cell>
          <table:table-cell table:formula="of:=N(AND([.$I137]&lt;=[.Q$1]; [.$I137]&gt;[.P$1]))" office:value-type="float" office:value="0">
            <text:p>0</text:p>
          </table:table-cell>
          <table:table-cell table:formula="of:=N(AND([.$I137]&lt;=[.R$1]; [.$I137]&gt;[.Q$1]))" office:value-type="float" office:value="0">
            <text:p>0</text:p>
          </table:table-cell>
          <table:table-cell table:formula="of:=N(AND([.$I137]&lt;=[.S$1]; [.$I137]&gt;[.R$1]))" office:value-type="float" office:value="0">
            <text:p>0</text:p>
          </table:table-cell>
          <table:table-cell table:formula="of:=N(AND([.$I137]&lt;=[.T$1]; [.$I137]&gt;[.S$1]))" office:value-type="float" office:value="0">
            <text:p>0</text:p>
          </table:table-cell>
          <table:table-cell table:formula="of:=N(AND([.$I137]&lt;=[.U$1]; [.$I137]&gt;[.T$1]))" office:value-type="float" office:value="0">
            <text:p>0</text:p>
          </table:table-cell>
          <table:table-cell table:formula="of:=N(AND([.$I137]&lt;=[.V$1]; [.$I137]&gt;[.U$1]))" office:value-type="float" office:value="0">
            <text:p>0</text:p>
          </table:table-cell>
          <table:table-cell table:formula="of:=N(AND([.$I137]&lt;=[.W$1]; [.$I137]&gt;[.V$1]))" office:value-type="float" office:value="0">
            <text:p>0</text:p>
          </table:table-cell>
          <table:table-cell table:formula="of:=N(AND([.$I137]&lt;=[.X$1]; [.$I137]&gt;[.W$1]))" office:value-type="float" office:value="0">
            <text:p>0</text:p>
          </table:table-cell>
          <table:table-cell table:formula="of:=N(AND([.$I137]&lt;=[.Y$1]; [.$I137]&gt;[.X$1]))" office:value-type="float" office:value="0">
            <text:p>0</text:p>
          </table:table-cell>
          <table:table-cell table:formula="of:=N(AND([.$I137]&lt;=[.Z$1]; [.$I137]&gt;[.Y$1]))" office:value-type="float" office:value="0">
            <text:p>0</text:p>
          </table:table-cell>
          <table:table-cell table:formula="of:=N(AND([.$I137]&lt;=[.AA$1]; [.$I137]&gt;[.Z$1]))" office:value-type="float" office:value="0">
            <text:p>0</text:p>
          </table:table-cell>
          <table:table-cell table:formula="of:=N(AND([.$I137]&lt;=[.AB$1]; [.$I137]&gt;[.AA$1]))" office:value-type="float" office:value="0">
            <text:p>0</text:p>
          </table:table-cell>
          <table:table-cell table:formula="of:=N(AND([.$I137]&lt;=[.AC$1]; [.$I137]&gt;[.AB$1]))" office:value-type="float" office:value="0">
            <text:p>0</text:p>
          </table:table-cell>
          <table:table-cell table:formula="of:=N(AND([.$I137]&lt;=[.AD$1]; [.$I137]&gt;[.AC$1]))" office:value-type="float" office:value="0">
            <text:p>0</text:p>
          </table:table-cell>
          <table:table-cell table:formula="of:=N(AND([.$I137]&lt;=[.AE$1]; [.$I137]&gt;[.AD$1]))" office:value-type="float" office:value="0">
            <text:p>0</text:p>
          </table:table-cell>
          <table:table-cell table:formula="of:=N(AND([.$I137]&lt;=[.AF$1]; [.$I137]&gt;[.AE$1]))" office:value-type="float" office:value="0">
            <text:p>0</text:p>
          </table:table-cell>
          <table:table-cell table:formula="of:=N(AND([.$I137]&lt;=[.AG$1]; [.$I137]&gt;[.AF$1]))" office:value-type="float" office:value="0">
            <text:p>0</text:p>
          </table:table-cell>
          <table:table-cell table:formula="of:=N(AND([.$I137]&lt;=[.AH$1]; [.$I137]&gt;[.AG$1]))" office:value-type="float" office:value="0">
            <text:p>0</text:p>
          </table:table-cell>
          <table:table-cell table:formula="of:=N(AND([.$I137]&lt;=[.AI$1]; [.$I13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NXWJNNEHHTXUXZQVJEEUYL23UC6DL2ED</text:p>
          </table:table-cell>
          <table:table-cell office:value-type="string">
            <text:p>2013-03-16T13:05:50Z</text:p>
          </table:table-cell>
          <table:table-cell office:value-type="string">
            <text:p>2013-03-16T13:07:07Z</text:p>
          </table:table-cell>
          <table:table-cell office:value-type="float" office:value="15947">
            <text:p>15947</text:p>
          </table:table-cell>
          <table:table-cell/>
          <table:table-cell office:value-type="float" office:value="77000">
            <text:p>77000</text:p>
          </table:table-cell>
          <table:table-cell office:value-type="float" office:value="1631">
            <text:p>1631</text:p>
          </table:table-cell>
          <table:table-cell table:formula="of:=N(AND([.$I138]&lt;=[.K$1]; [.$I138]&gt;[.J$1]))" office:value-type="float" office:value="0">
            <text:p>0</text:p>
          </table:table-cell>
          <table:table-cell table:formula="of:=N(AND([.$I138]&lt;=[.L$1]; [.$I138]&gt;[.K$1]))" office:value-type="float" office:value="0">
            <text:p>0</text:p>
          </table:table-cell>
          <table:table-cell table:formula="of:=N(AND([.$I138]&lt;=[.M$1]; [.$I138]&gt;[.L$1]))" office:value-type="float" office:value="1">
            <text:p>1</text:p>
          </table:table-cell>
          <table:table-cell table:formula="of:=N(AND([.$I138]&lt;=[.N$1]; [.$I138]&gt;[.M$1]))" office:value-type="float" office:value="0">
            <text:p>0</text:p>
          </table:table-cell>
          <table:table-cell table:formula="of:=N(AND([.$I138]&lt;=[.O$1]; [.$I138]&gt;[.N$1]))" office:value-type="float" office:value="0">
            <text:p>0</text:p>
          </table:table-cell>
          <table:table-cell table:formula="of:=N(AND([.$I138]&lt;=[.P$1]; [.$I138]&gt;[.O$1]))" office:value-type="float" office:value="0">
            <text:p>0</text:p>
          </table:table-cell>
          <table:table-cell table:formula="of:=N(AND([.$I138]&lt;=[.Q$1]; [.$I138]&gt;[.P$1]))" office:value-type="float" office:value="0">
            <text:p>0</text:p>
          </table:table-cell>
          <table:table-cell table:formula="of:=N(AND([.$I138]&lt;=[.R$1]; [.$I138]&gt;[.Q$1]))" office:value-type="float" office:value="0">
            <text:p>0</text:p>
          </table:table-cell>
          <table:table-cell table:formula="of:=N(AND([.$I138]&lt;=[.S$1]; [.$I138]&gt;[.R$1]))" office:value-type="float" office:value="0">
            <text:p>0</text:p>
          </table:table-cell>
          <table:table-cell table:formula="of:=N(AND([.$I138]&lt;=[.T$1]; [.$I138]&gt;[.S$1]))" office:value-type="float" office:value="0">
            <text:p>0</text:p>
          </table:table-cell>
          <table:table-cell table:formula="of:=N(AND([.$I138]&lt;=[.U$1]; [.$I138]&gt;[.T$1]))" office:value-type="float" office:value="0">
            <text:p>0</text:p>
          </table:table-cell>
          <table:table-cell table:formula="of:=N(AND([.$I138]&lt;=[.V$1]; [.$I138]&gt;[.U$1]))" office:value-type="float" office:value="0">
            <text:p>0</text:p>
          </table:table-cell>
          <table:table-cell table:formula="of:=N(AND([.$I138]&lt;=[.W$1]; [.$I138]&gt;[.V$1]))" office:value-type="float" office:value="0">
            <text:p>0</text:p>
          </table:table-cell>
          <table:table-cell table:formula="of:=N(AND([.$I138]&lt;=[.X$1]; [.$I138]&gt;[.W$1]))" office:value-type="float" office:value="0">
            <text:p>0</text:p>
          </table:table-cell>
          <table:table-cell table:formula="of:=N(AND([.$I138]&lt;=[.Y$1]; [.$I138]&gt;[.X$1]))" office:value-type="float" office:value="0">
            <text:p>0</text:p>
          </table:table-cell>
          <table:table-cell table:formula="of:=N(AND([.$I138]&lt;=[.Z$1]; [.$I138]&gt;[.Y$1]))" office:value-type="float" office:value="0">
            <text:p>0</text:p>
          </table:table-cell>
          <table:table-cell table:formula="of:=N(AND([.$I138]&lt;=[.AA$1]; [.$I138]&gt;[.Z$1]))" office:value-type="float" office:value="0">
            <text:p>0</text:p>
          </table:table-cell>
          <table:table-cell table:formula="of:=N(AND([.$I138]&lt;=[.AB$1]; [.$I138]&gt;[.AA$1]))" office:value-type="float" office:value="0">
            <text:p>0</text:p>
          </table:table-cell>
          <table:table-cell table:formula="of:=N(AND([.$I138]&lt;=[.AC$1]; [.$I138]&gt;[.AB$1]))" office:value-type="float" office:value="0">
            <text:p>0</text:p>
          </table:table-cell>
          <table:table-cell table:formula="of:=N(AND([.$I138]&lt;=[.AD$1]; [.$I138]&gt;[.AC$1]))" office:value-type="float" office:value="0">
            <text:p>0</text:p>
          </table:table-cell>
          <table:table-cell table:formula="of:=N(AND([.$I138]&lt;=[.AE$1]; [.$I138]&gt;[.AD$1]))" office:value-type="float" office:value="0">
            <text:p>0</text:p>
          </table:table-cell>
          <table:table-cell table:formula="of:=N(AND([.$I138]&lt;=[.AF$1]; [.$I138]&gt;[.AE$1]))" office:value-type="float" office:value="0">
            <text:p>0</text:p>
          </table:table-cell>
          <table:table-cell table:formula="of:=N(AND([.$I138]&lt;=[.AG$1]; [.$I138]&gt;[.AF$1]))" office:value-type="float" office:value="0">
            <text:p>0</text:p>
          </table:table-cell>
          <table:table-cell table:formula="of:=N(AND([.$I138]&lt;=[.AH$1]; [.$I138]&gt;[.AG$1]))" office:value-type="float" office:value="0">
            <text:p>0</text:p>
          </table:table-cell>
          <table:table-cell table:formula="of:=N(AND([.$I138]&lt;=[.AI$1]; [.$I13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7:21Z</text:p>
          </table:table-cell>
          <table:table-cell office:value-type="float" office:value="2511">
            <text:p>2511</text:p>
          </table:table-cell>
          <table:table-cell/>
          <table:table-cell office:value-type="float" office:value="295000">
            <text:p>295000</text:p>
          </table:table-cell>
          <table:table-cell office:value-type="float" office:value="1361">
            <text:p>1361</text:p>
          </table:table-cell>
          <table:table-cell table:formula="of:=N(AND([.$I139]&lt;=[.K$1]; [.$I139]&gt;[.J$1]))" office:value-type="float" office:value="0">
            <text:p>0</text:p>
          </table:table-cell>
          <table:table-cell table:formula="of:=N(AND([.$I139]&lt;=[.L$1]; [.$I139]&gt;[.K$1]))" office:value-type="float" office:value="0">
            <text:p>0</text:p>
          </table:table-cell>
          <table:table-cell table:formula="of:=N(AND([.$I139]&lt;=[.M$1]; [.$I139]&gt;[.L$1]))" office:value-type="float" office:value="0">
            <text:p>0</text:p>
          </table:table-cell>
          <table:table-cell table:formula="of:=N(AND([.$I139]&lt;=[.N$1]; [.$I139]&gt;[.M$1]))" office:value-type="float" office:value="0">
            <text:p>0</text:p>
          </table:table-cell>
          <table:table-cell table:formula="of:=N(AND([.$I139]&lt;=[.O$1]; [.$I139]&gt;[.N$1]))" office:value-type="float" office:value="0">
            <text:p>0</text:p>
          </table:table-cell>
          <table:table-cell table:formula="of:=N(AND([.$I139]&lt;=[.P$1]; [.$I139]&gt;[.O$1]))" office:value-type="float" office:value="0">
            <text:p>0</text:p>
          </table:table-cell>
          <table:table-cell table:formula="of:=N(AND([.$I139]&lt;=[.Q$1]; [.$I139]&gt;[.P$1]))" office:value-type="float" office:value="0">
            <text:p>0</text:p>
          </table:table-cell>
          <table:table-cell table:formula="of:=N(AND([.$I139]&lt;=[.R$1]; [.$I139]&gt;[.Q$1]))" office:value-type="float" office:value="0">
            <text:p>0</text:p>
          </table:table-cell>
          <table:table-cell table:formula="of:=N(AND([.$I139]&lt;=[.S$1]; [.$I139]&gt;[.R$1]))" office:value-type="float" office:value="0">
            <text:p>0</text:p>
          </table:table-cell>
          <table:table-cell table:formula="of:=N(AND([.$I139]&lt;=[.T$1]; [.$I139]&gt;[.S$1]))" office:value-type="float" office:value="1">
            <text:p>1</text:p>
          </table:table-cell>
          <table:table-cell table:formula="of:=N(AND([.$I139]&lt;=[.U$1]; [.$I139]&gt;[.T$1]))" office:value-type="float" office:value="0">
            <text:p>0</text:p>
          </table:table-cell>
          <table:table-cell table:formula="of:=N(AND([.$I139]&lt;=[.V$1]; [.$I139]&gt;[.U$1]))" office:value-type="float" office:value="0">
            <text:p>0</text:p>
          </table:table-cell>
          <table:table-cell table:formula="of:=N(AND([.$I139]&lt;=[.W$1]; [.$I139]&gt;[.V$1]))" office:value-type="float" office:value="0">
            <text:p>0</text:p>
          </table:table-cell>
          <table:table-cell table:formula="of:=N(AND([.$I139]&lt;=[.X$1]; [.$I139]&gt;[.W$1]))" office:value-type="float" office:value="0">
            <text:p>0</text:p>
          </table:table-cell>
          <table:table-cell table:formula="of:=N(AND([.$I139]&lt;=[.Y$1]; [.$I139]&gt;[.X$1]))" office:value-type="float" office:value="0">
            <text:p>0</text:p>
          </table:table-cell>
          <table:table-cell table:formula="of:=N(AND([.$I139]&lt;=[.Z$1]; [.$I139]&gt;[.Y$1]))" office:value-type="float" office:value="0">
            <text:p>0</text:p>
          </table:table-cell>
          <table:table-cell table:formula="of:=N(AND([.$I139]&lt;=[.AA$1]; [.$I139]&gt;[.Z$1]))" office:value-type="float" office:value="0">
            <text:p>0</text:p>
          </table:table-cell>
          <table:table-cell table:formula="of:=N(AND([.$I139]&lt;=[.AB$1]; [.$I139]&gt;[.AA$1]))" office:value-type="float" office:value="0">
            <text:p>0</text:p>
          </table:table-cell>
          <table:table-cell table:formula="of:=N(AND([.$I139]&lt;=[.AC$1]; [.$I139]&gt;[.AB$1]))" office:value-type="float" office:value="0">
            <text:p>0</text:p>
          </table:table-cell>
          <table:table-cell table:formula="of:=N(AND([.$I139]&lt;=[.AD$1]; [.$I139]&gt;[.AC$1]))" office:value-type="float" office:value="0">
            <text:p>0</text:p>
          </table:table-cell>
          <table:table-cell table:formula="of:=N(AND([.$I139]&lt;=[.AE$1]; [.$I139]&gt;[.AD$1]))" office:value-type="float" office:value="0">
            <text:p>0</text:p>
          </table:table-cell>
          <table:table-cell table:formula="of:=N(AND([.$I139]&lt;=[.AF$1]; [.$I139]&gt;[.AE$1]))" office:value-type="float" office:value="0">
            <text:p>0</text:p>
          </table:table-cell>
          <table:table-cell table:formula="of:=N(AND([.$I139]&lt;=[.AG$1]; [.$I139]&gt;[.AF$1]))" office:value-type="float" office:value="0">
            <text:p>0</text:p>
          </table:table-cell>
          <table:table-cell table:formula="of:=N(AND([.$I139]&lt;=[.AH$1]; [.$I139]&gt;[.AG$1]))" office:value-type="float" office:value="0">
            <text:p>0</text:p>
          </table:table-cell>
          <table:table-cell table:formula="of:=N(AND([.$I139]&lt;=[.AI$1]; [.$I13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8:11Z</text:p>
          </table:table-cell>
          <table:table-cell office:value-type="float" office:value="25584">
            <text:p>25584</text:p>
          </table:table-cell>
          <table:table-cell/>
          <table:table-cell office:value-type="float" office:value="125000">
            <text:p>125000</text:p>
          </table:table-cell>
          <table:table-cell office:value-type="float" office:value="1631">
            <text:p>1631</text:p>
          </table:table-cell>
          <table:table-cell table:formula="of:=N(AND([.$I140]&lt;=[.K$1]; [.$I140]&gt;[.J$1]))" office:value-type="float" office:value="0">
            <text:p>0</text:p>
          </table:table-cell>
          <table:table-cell table:formula="of:=N(AND([.$I140]&lt;=[.L$1]; [.$I140]&gt;[.K$1]))" office:value-type="float" office:value="0">
            <text:p>0</text:p>
          </table:table-cell>
          <table:table-cell table:formula="of:=N(AND([.$I140]&lt;=[.M$1]; [.$I140]&gt;[.L$1]))" office:value-type="float" office:value="0">
            <text:p>0</text:p>
          </table:table-cell>
          <table:table-cell table:formula="of:=N(AND([.$I140]&lt;=[.N$1]; [.$I140]&gt;[.M$1]))" office:value-type="float" office:value="0">
            <text:p>0</text:p>
          </table:table-cell>
          <table:table-cell table:formula="of:=N(AND([.$I140]&lt;=[.O$1]; [.$I140]&gt;[.N$1]))" office:value-type="float" office:value="1">
            <text:p>1</text:p>
          </table:table-cell>
          <table:table-cell table:formula="of:=N(AND([.$I140]&lt;=[.P$1]; [.$I140]&gt;[.O$1]))" office:value-type="float" office:value="0">
            <text:p>0</text:p>
          </table:table-cell>
          <table:table-cell table:formula="of:=N(AND([.$I140]&lt;=[.Q$1]; [.$I140]&gt;[.P$1]))" office:value-type="float" office:value="0">
            <text:p>0</text:p>
          </table:table-cell>
          <table:table-cell table:formula="of:=N(AND([.$I140]&lt;=[.R$1]; [.$I140]&gt;[.Q$1]))" office:value-type="float" office:value="0">
            <text:p>0</text:p>
          </table:table-cell>
          <table:table-cell table:formula="of:=N(AND([.$I140]&lt;=[.S$1]; [.$I140]&gt;[.R$1]))" office:value-type="float" office:value="0">
            <text:p>0</text:p>
          </table:table-cell>
          <table:table-cell table:formula="of:=N(AND([.$I140]&lt;=[.T$1]; [.$I140]&gt;[.S$1]))" office:value-type="float" office:value="0">
            <text:p>0</text:p>
          </table:table-cell>
          <table:table-cell table:formula="of:=N(AND([.$I140]&lt;=[.U$1]; [.$I140]&gt;[.T$1]))" office:value-type="float" office:value="0">
            <text:p>0</text:p>
          </table:table-cell>
          <table:table-cell table:formula="of:=N(AND([.$I140]&lt;=[.V$1]; [.$I140]&gt;[.U$1]))" office:value-type="float" office:value="0">
            <text:p>0</text:p>
          </table:table-cell>
          <table:table-cell table:formula="of:=N(AND([.$I140]&lt;=[.W$1]; [.$I140]&gt;[.V$1]))" office:value-type="float" office:value="0">
            <text:p>0</text:p>
          </table:table-cell>
          <table:table-cell table:formula="of:=N(AND([.$I140]&lt;=[.X$1]; [.$I140]&gt;[.W$1]))" office:value-type="float" office:value="0">
            <text:p>0</text:p>
          </table:table-cell>
          <table:table-cell table:formula="of:=N(AND([.$I140]&lt;=[.Y$1]; [.$I140]&gt;[.X$1]))" office:value-type="float" office:value="0">
            <text:p>0</text:p>
          </table:table-cell>
          <table:table-cell table:formula="of:=N(AND([.$I140]&lt;=[.Z$1]; [.$I140]&gt;[.Y$1]))" office:value-type="float" office:value="0">
            <text:p>0</text:p>
          </table:table-cell>
          <table:table-cell table:formula="of:=N(AND([.$I140]&lt;=[.AA$1]; [.$I140]&gt;[.Z$1]))" office:value-type="float" office:value="0">
            <text:p>0</text:p>
          </table:table-cell>
          <table:table-cell table:formula="of:=N(AND([.$I140]&lt;=[.AB$1]; [.$I140]&gt;[.AA$1]))" office:value-type="float" office:value="0">
            <text:p>0</text:p>
          </table:table-cell>
          <table:table-cell table:formula="of:=N(AND([.$I140]&lt;=[.AC$1]; [.$I140]&gt;[.AB$1]))" office:value-type="float" office:value="0">
            <text:p>0</text:p>
          </table:table-cell>
          <table:table-cell table:formula="of:=N(AND([.$I140]&lt;=[.AD$1]; [.$I140]&gt;[.AC$1]))" office:value-type="float" office:value="0">
            <text:p>0</text:p>
          </table:table-cell>
          <table:table-cell table:formula="of:=N(AND([.$I140]&lt;=[.AE$1]; [.$I140]&gt;[.AD$1]))" office:value-type="float" office:value="0">
            <text:p>0</text:p>
          </table:table-cell>
          <table:table-cell table:formula="of:=N(AND([.$I140]&lt;=[.AF$1]; [.$I140]&gt;[.AE$1]))" office:value-type="float" office:value="0">
            <text:p>0</text:p>
          </table:table-cell>
          <table:table-cell table:formula="of:=N(AND([.$I140]&lt;=[.AG$1]; [.$I140]&gt;[.AF$1]))" office:value-type="float" office:value="0">
            <text:p>0</text:p>
          </table:table-cell>
          <table:table-cell table:formula="of:=N(AND([.$I140]&lt;=[.AH$1]; [.$I140]&gt;[.AG$1]))" office:value-type="float" office:value="0">
            <text:p>0</text:p>
          </table:table-cell>
          <table:table-cell table:formula="of:=N(AND([.$I140]&lt;=[.AI$1]; [.$I14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V3MKTEFOOOQ4NIY233IJAPIYXLZVWHJV</text:p>
          </table:table-cell>
          <table:table-cell office:value-type="string">
            <text:p>2013-03-16T13:06:44Z</text:p>
          </table:table-cell>
          <table:table-cell office:value-type="string">
            <text:p>2013-03-16T13:08:49Z</text:p>
          </table:table-cell>
          <table:table-cell office:value-type="float" office:value="9118">
            <text:p>9118</text:p>
          </table:table-cell>
          <table:table-cell/>
          <table:table-cell office:value-type="float" office:value="125000">
            <text:p>125000</text:p>
          </table:table-cell>
          <table:table-cell office:value-type="float" office:value="1631">
            <text:p>1631</text:p>
          </table:table-cell>
          <table:table-cell table:formula="of:=N(AND([.$I141]&lt;=[.K$1]; [.$I141]&gt;[.J$1]))" office:value-type="float" office:value="0">
            <text:p>0</text:p>
          </table:table-cell>
          <table:table-cell table:formula="of:=N(AND([.$I141]&lt;=[.L$1]; [.$I141]&gt;[.K$1]))" office:value-type="float" office:value="0">
            <text:p>0</text:p>
          </table:table-cell>
          <table:table-cell table:formula="of:=N(AND([.$I141]&lt;=[.M$1]; [.$I141]&gt;[.L$1]))" office:value-type="float" office:value="0">
            <text:p>0</text:p>
          </table:table-cell>
          <table:table-cell table:formula="of:=N(AND([.$I141]&lt;=[.N$1]; [.$I141]&gt;[.M$1]))" office:value-type="float" office:value="0">
            <text:p>0</text:p>
          </table:table-cell>
          <table:table-cell table:formula="of:=N(AND([.$I141]&lt;=[.O$1]; [.$I141]&gt;[.N$1]))" office:value-type="float" office:value="1">
            <text:p>1</text:p>
          </table:table-cell>
          <table:table-cell table:formula="of:=N(AND([.$I141]&lt;=[.P$1]; [.$I141]&gt;[.O$1]))" office:value-type="float" office:value="0">
            <text:p>0</text:p>
          </table:table-cell>
          <table:table-cell table:formula="of:=N(AND([.$I141]&lt;=[.Q$1]; [.$I141]&gt;[.P$1]))" office:value-type="float" office:value="0">
            <text:p>0</text:p>
          </table:table-cell>
          <table:table-cell table:formula="of:=N(AND([.$I141]&lt;=[.R$1]; [.$I141]&gt;[.Q$1]))" office:value-type="float" office:value="0">
            <text:p>0</text:p>
          </table:table-cell>
          <table:table-cell table:formula="of:=N(AND([.$I141]&lt;=[.S$1]; [.$I141]&gt;[.R$1]))" office:value-type="float" office:value="0">
            <text:p>0</text:p>
          </table:table-cell>
          <table:table-cell table:formula="of:=N(AND([.$I141]&lt;=[.T$1]; [.$I141]&gt;[.S$1]))" office:value-type="float" office:value="0">
            <text:p>0</text:p>
          </table:table-cell>
          <table:table-cell table:formula="of:=N(AND([.$I141]&lt;=[.U$1]; [.$I141]&gt;[.T$1]))" office:value-type="float" office:value="0">
            <text:p>0</text:p>
          </table:table-cell>
          <table:table-cell table:formula="of:=N(AND([.$I141]&lt;=[.V$1]; [.$I141]&gt;[.U$1]))" office:value-type="float" office:value="0">
            <text:p>0</text:p>
          </table:table-cell>
          <table:table-cell table:formula="of:=N(AND([.$I141]&lt;=[.W$1]; [.$I141]&gt;[.V$1]))" office:value-type="float" office:value="0">
            <text:p>0</text:p>
          </table:table-cell>
          <table:table-cell table:formula="of:=N(AND([.$I141]&lt;=[.X$1]; [.$I141]&gt;[.W$1]))" office:value-type="float" office:value="0">
            <text:p>0</text:p>
          </table:table-cell>
          <table:table-cell table:formula="of:=N(AND([.$I141]&lt;=[.Y$1]; [.$I141]&gt;[.X$1]))" office:value-type="float" office:value="0">
            <text:p>0</text:p>
          </table:table-cell>
          <table:table-cell table:formula="of:=N(AND([.$I141]&lt;=[.Z$1]; [.$I141]&gt;[.Y$1]))" office:value-type="float" office:value="0">
            <text:p>0</text:p>
          </table:table-cell>
          <table:table-cell table:formula="of:=N(AND([.$I141]&lt;=[.AA$1]; [.$I141]&gt;[.Z$1]))" office:value-type="float" office:value="0">
            <text:p>0</text:p>
          </table:table-cell>
          <table:table-cell table:formula="of:=N(AND([.$I141]&lt;=[.AB$1]; [.$I141]&gt;[.AA$1]))" office:value-type="float" office:value="0">
            <text:p>0</text:p>
          </table:table-cell>
          <table:table-cell table:formula="of:=N(AND([.$I141]&lt;=[.AC$1]; [.$I141]&gt;[.AB$1]))" office:value-type="float" office:value="0">
            <text:p>0</text:p>
          </table:table-cell>
          <table:table-cell table:formula="of:=N(AND([.$I141]&lt;=[.AD$1]; [.$I141]&gt;[.AC$1]))" office:value-type="float" office:value="0">
            <text:p>0</text:p>
          </table:table-cell>
          <table:table-cell table:formula="of:=N(AND([.$I141]&lt;=[.AE$1]; [.$I141]&gt;[.AD$1]))" office:value-type="float" office:value="0">
            <text:p>0</text:p>
          </table:table-cell>
          <table:table-cell table:formula="of:=N(AND([.$I141]&lt;=[.AF$1]; [.$I141]&gt;[.AE$1]))" office:value-type="float" office:value="0">
            <text:p>0</text:p>
          </table:table-cell>
          <table:table-cell table:formula="of:=N(AND([.$I141]&lt;=[.AG$1]; [.$I141]&gt;[.AF$1]))" office:value-type="float" office:value="0">
            <text:p>0</text:p>
          </table:table-cell>
          <table:table-cell table:formula="of:=N(AND([.$I141]&lt;=[.AH$1]; [.$I141]&gt;[.AG$1]))" office:value-type="float" office:value="0">
            <text:p>0</text:p>
          </table:table-cell>
          <table:table-cell table:formula="of:=N(AND([.$I141]&lt;=[.AI$1]; [.$I14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9:10Z</text:p>
          </table:table-cell>
          <table:table-cell office:value-type="float" office:value="2566">
            <text:p>2566</text:p>
          </table:table-cell>
          <table:table-cell/>
          <table:table-cell office:value-type="float" office:value="296000">
            <text:p>296000</text:p>
          </table:table-cell>
          <table:table-cell office:value-type="float" office:value="1631">
            <text:p>1631</text:p>
          </table:table-cell>
          <table:table-cell table:formula="of:=N(AND([.$I142]&lt;=[.K$1]; [.$I142]&gt;[.J$1]))" office:value-type="float" office:value="0">
            <text:p>0</text:p>
          </table:table-cell>
          <table:table-cell table:formula="of:=N(AND([.$I142]&lt;=[.L$1]; [.$I142]&gt;[.K$1]))" office:value-type="float" office:value="0">
            <text:p>0</text:p>
          </table:table-cell>
          <table:table-cell table:formula="of:=N(AND([.$I142]&lt;=[.M$1]; [.$I142]&gt;[.L$1]))" office:value-type="float" office:value="0">
            <text:p>0</text:p>
          </table:table-cell>
          <table:table-cell table:formula="of:=N(AND([.$I142]&lt;=[.N$1]; [.$I142]&gt;[.M$1]))" office:value-type="float" office:value="0">
            <text:p>0</text:p>
          </table:table-cell>
          <table:table-cell table:formula="of:=N(AND([.$I142]&lt;=[.O$1]; [.$I142]&gt;[.N$1]))" office:value-type="float" office:value="0">
            <text:p>0</text:p>
          </table:table-cell>
          <table:table-cell table:formula="of:=N(AND([.$I142]&lt;=[.P$1]; [.$I142]&gt;[.O$1]))" office:value-type="float" office:value="0">
            <text:p>0</text:p>
          </table:table-cell>
          <table:table-cell table:formula="of:=N(AND([.$I142]&lt;=[.Q$1]; [.$I142]&gt;[.P$1]))" office:value-type="float" office:value="0">
            <text:p>0</text:p>
          </table:table-cell>
          <table:table-cell table:formula="of:=N(AND([.$I142]&lt;=[.R$1]; [.$I142]&gt;[.Q$1]))" office:value-type="float" office:value="0">
            <text:p>0</text:p>
          </table:table-cell>
          <table:table-cell table:formula="of:=N(AND([.$I142]&lt;=[.S$1]; [.$I142]&gt;[.R$1]))" office:value-type="float" office:value="0">
            <text:p>0</text:p>
          </table:table-cell>
          <table:table-cell table:formula="of:=N(AND([.$I142]&lt;=[.T$1]; [.$I142]&gt;[.S$1]))" office:value-type="float" office:value="1">
            <text:p>1</text:p>
          </table:table-cell>
          <table:table-cell table:formula="of:=N(AND([.$I142]&lt;=[.U$1]; [.$I142]&gt;[.T$1]))" office:value-type="float" office:value="0">
            <text:p>0</text:p>
          </table:table-cell>
          <table:table-cell table:formula="of:=N(AND([.$I142]&lt;=[.V$1]; [.$I142]&gt;[.U$1]))" office:value-type="float" office:value="0">
            <text:p>0</text:p>
          </table:table-cell>
          <table:table-cell table:formula="of:=N(AND([.$I142]&lt;=[.W$1]; [.$I142]&gt;[.V$1]))" office:value-type="float" office:value="0">
            <text:p>0</text:p>
          </table:table-cell>
          <table:table-cell table:formula="of:=N(AND([.$I142]&lt;=[.X$1]; [.$I142]&gt;[.W$1]))" office:value-type="float" office:value="0">
            <text:p>0</text:p>
          </table:table-cell>
          <table:table-cell table:formula="of:=N(AND([.$I142]&lt;=[.Y$1]; [.$I142]&gt;[.X$1]))" office:value-type="float" office:value="0">
            <text:p>0</text:p>
          </table:table-cell>
          <table:table-cell table:formula="of:=N(AND([.$I142]&lt;=[.Z$1]; [.$I142]&gt;[.Y$1]))" office:value-type="float" office:value="0">
            <text:p>0</text:p>
          </table:table-cell>
          <table:table-cell table:formula="of:=N(AND([.$I142]&lt;=[.AA$1]; [.$I142]&gt;[.Z$1]))" office:value-type="float" office:value="0">
            <text:p>0</text:p>
          </table:table-cell>
          <table:table-cell table:formula="of:=N(AND([.$I142]&lt;=[.AB$1]; [.$I142]&gt;[.AA$1]))" office:value-type="float" office:value="0">
            <text:p>0</text:p>
          </table:table-cell>
          <table:table-cell table:formula="of:=N(AND([.$I142]&lt;=[.AC$1]; [.$I142]&gt;[.AB$1]))" office:value-type="float" office:value="0">
            <text:p>0</text:p>
          </table:table-cell>
          <table:table-cell table:formula="of:=N(AND([.$I142]&lt;=[.AD$1]; [.$I142]&gt;[.AC$1]))" office:value-type="float" office:value="0">
            <text:p>0</text:p>
          </table:table-cell>
          <table:table-cell table:formula="of:=N(AND([.$I142]&lt;=[.AE$1]; [.$I142]&gt;[.AD$1]))" office:value-type="float" office:value="0">
            <text:p>0</text:p>
          </table:table-cell>
          <table:table-cell table:formula="of:=N(AND([.$I142]&lt;=[.AF$1]; [.$I142]&gt;[.AE$1]))" office:value-type="float" office:value="0">
            <text:p>0</text:p>
          </table:table-cell>
          <table:table-cell table:formula="of:=N(AND([.$I142]&lt;=[.AG$1]; [.$I142]&gt;[.AF$1]))" office:value-type="float" office:value="0">
            <text:p>0</text:p>
          </table:table-cell>
          <table:table-cell table:formula="of:=N(AND([.$I142]&lt;=[.AH$1]; [.$I142]&gt;[.AG$1]))" office:value-type="float" office:value="0">
            <text:p>0</text:p>
          </table:table-cell>
          <table:table-cell table:formula="of:=N(AND([.$I142]&lt;=[.AI$1]; [.$I14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9:39Z</text:p>
          </table:table-cell>
          <table:table-cell office:value-type="float" office:value="3716">
            <text:p>3716</text:p>
          </table:table-cell>
          <table:table-cell/>
          <table:table-cell office:value-type="float" office:value="339000">
            <text:p>339000</text:p>
          </table:table-cell>
          <table:table-cell office:value-type="float" office:value="1631">
            <text:p>1631</text:p>
          </table:table-cell>
          <table:table-cell table:formula="of:=N(AND([.$I143]&lt;=[.K$1]; [.$I143]&gt;[.J$1]))" office:value-type="float" office:value="0">
            <text:p>0</text:p>
          </table:table-cell>
          <table:table-cell table:formula="of:=N(AND([.$I143]&lt;=[.L$1]; [.$I143]&gt;[.K$1]))" office:value-type="float" office:value="0">
            <text:p>0</text:p>
          </table:table-cell>
          <table:table-cell table:formula="of:=N(AND([.$I143]&lt;=[.M$1]; [.$I143]&gt;[.L$1]))" office:value-type="float" office:value="0">
            <text:p>0</text:p>
          </table:table-cell>
          <table:table-cell table:formula="of:=N(AND([.$I143]&lt;=[.N$1]; [.$I143]&gt;[.M$1]))" office:value-type="float" office:value="0">
            <text:p>0</text:p>
          </table:table-cell>
          <table:table-cell table:formula="of:=N(AND([.$I143]&lt;=[.O$1]; [.$I143]&gt;[.N$1]))" office:value-type="float" office:value="0">
            <text:p>0</text:p>
          </table:table-cell>
          <table:table-cell table:formula="of:=N(AND([.$I143]&lt;=[.P$1]; [.$I143]&gt;[.O$1]))" office:value-type="float" office:value="0">
            <text:p>0</text:p>
          </table:table-cell>
          <table:table-cell table:formula="of:=N(AND([.$I143]&lt;=[.Q$1]; [.$I143]&gt;[.P$1]))" office:value-type="float" office:value="0">
            <text:p>0</text:p>
          </table:table-cell>
          <table:table-cell table:formula="of:=N(AND([.$I143]&lt;=[.R$1]; [.$I143]&gt;[.Q$1]))" office:value-type="float" office:value="0">
            <text:p>0</text:p>
          </table:table-cell>
          <table:table-cell table:formula="of:=N(AND([.$I143]&lt;=[.S$1]; [.$I143]&gt;[.R$1]))" office:value-type="float" office:value="0">
            <text:p>0</text:p>
          </table:table-cell>
          <table:table-cell table:formula="of:=N(AND([.$I143]&lt;=[.T$1]; [.$I143]&gt;[.S$1]))" office:value-type="float" office:value="0">
            <text:p>0</text:p>
          </table:table-cell>
          <table:table-cell table:formula="of:=N(AND([.$I143]&lt;=[.U$1]; [.$I143]&gt;[.T$1]))" office:value-type="float" office:value="0">
            <text:p>0</text:p>
          </table:table-cell>
          <table:table-cell table:formula="of:=N(AND([.$I143]&lt;=[.V$1]; [.$I143]&gt;[.U$1]))" office:value-type="float" office:value="1">
            <text:p>1</text:p>
          </table:table-cell>
          <table:table-cell table:formula="of:=N(AND([.$I143]&lt;=[.W$1]; [.$I143]&gt;[.V$1]))" office:value-type="float" office:value="0">
            <text:p>0</text:p>
          </table:table-cell>
          <table:table-cell table:formula="of:=N(AND([.$I143]&lt;=[.X$1]; [.$I143]&gt;[.W$1]))" office:value-type="float" office:value="0">
            <text:p>0</text:p>
          </table:table-cell>
          <table:table-cell table:formula="of:=N(AND([.$I143]&lt;=[.Y$1]; [.$I143]&gt;[.X$1]))" office:value-type="float" office:value="0">
            <text:p>0</text:p>
          </table:table-cell>
          <table:table-cell table:formula="of:=N(AND([.$I143]&lt;=[.Z$1]; [.$I143]&gt;[.Y$1]))" office:value-type="float" office:value="0">
            <text:p>0</text:p>
          </table:table-cell>
          <table:table-cell table:formula="of:=N(AND([.$I143]&lt;=[.AA$1]; [.$I143]&gt;[.Z$1]))" office:value-type="float" office:value="0">
            <text:p>0</text:p>
          </table:table-cell>
          <table:table-cell table:formula="of:=N(AND([.$I143]&lt;=[.AB$1]; [.$I143]&gt;[.AA$1]))" office:value-type="float" office:value="0">
            <text:p>0</text:p>
          </table:table-cell>
          <table:table-cell table:formula="of:=N(AND([.$I143]&lt;=[.AC$1]; [.$I143]&gt;[.AB$1]))" office:value-type="float" office:value="0">
            <text:p>0</text:p>
          </table:table-cell>
          <table:table-cell table:formula="of:=N(AND([.$I143]&lt;=[.AD$1]; [.$I143]&gt;[.AC$1]))" office:value-type="float" office:value="0">
            <text:p>0</text:p>
          </table:table-cell>
          <table:table-cell table:formula="of:=N(AND([.$I143]&lt;=[.AE$1]; [.$I143]&gt;[.AD$1]))" office:value-type="float" office:value="0">
            <text:p>0</text:p>
          </table:table-cell>
          <table:table-cell table:formula="of:=N(AND([.$I143]&lt;=[.AF$1]; [.$I143]&gt;[.AE$1]))" office:value-type="float" office:value="0">
            <text:p>0</text:p>
          </table:table-cell>
          <table:table-cell table:formula="of:=N(AND([.$I143]&lt;=[.AG$1]; [.$I143]&gt;[.AF$1]))" office:value-type="float" office:value="0">
            <text:p>0</text:p>
          </table:table-cell>
          <table:table-cell table:formula="of:=N(AND([.$I143]&lt;=[.AH$1]; [.$I143]&gt;[.AG$1]))" office:value-type="float" office:value="0">
            <text:p>0</text:p>
          </table:table-cell>
          <table:table-cell table:formula="of:=N(AND([.$I143]&lt;=[.AI$1]; [.$I14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2:53Z</text:p>
          </table:table-cell>
          <table:table-cell office:value-type="float" office:value="5461">
            <text:p>5461</text:p>
          </table:table-cell>
          <table:table-cell/>
          <table:table-cell office:value-type="float" office:value="227000">
            <text:p>227000</text:p>
          </table:table-cell>
          <table:table-cell office:value-type="float" office:value="281">
            <text:p>281</text:p>
          </table:table-cell>
          <table:table-cell table:formula="of:=N(AND([.$I144]&lt;=[.K$1]; [.$I144]&gt;[.J$1]))" office:value-type="float" office:value="0">
            <text:p>0</text:p>
          </table:table-cell>
          <table:table-cell table:formula="of:=N(AND([.$I144]&lt;=[.L$1]; [.$I144]&gt;[.K$1]))" office:value-type="float" office:value="0">
            <text:p>0</text:p>
          </table:table-cell>
          <table:table-cell table:formula="of:=N(AND([.$I144]&lt;=[.M$1]; [.$I144]&gt;[.L$1]))" office:value-type="float" office:value="0">
            <text:p>0</text:p>
          </table:table-cell>
          <table:table-cell table:formula="of:=N(AND([.$I144]&lt;=[.N$1]; [.$I144]&gt;[.M$1]))" office:value-type="float" office:value="0">
            <text:p>0</text:p>
          </table:table-cell>
          <table:table-cell table:formula="of:=N(AND([.$I144]&lt;=[.O$1]; [.$I144]&gt;[.N$1]))" office:value-type="float" office:value="0">
            <text:p>0</text:p>
          </table:table-cell>
          <table:table-cell table:formula="of:=N(AND([.$I144]&lt;=[.P$1]; [.$I144]&gt;[.O$1]))" office:value-type="float" office:value="0">
            <text:p>0</text:p>
          </table:table-cell>
          <table:table-cell table:formula="of:=N(AND([.$I144]&lt;=[.Q$1]; [.$I144]&gt;[.P$1]))" office:value-type="float" office:value="0">
            <text:p>0</text:p>
          </table:table-cell>
          <table:table-cell table:formula="of:=N(AND([.$I144]&lt;=[.R$1]; [.$I144]&gt;[.Q$1]))" office:value-type="float" office:value="1">
            <text:p>1</text:p>
          </table:table-cell>
          <table:table-cell table:formula="of:=N(AND([.$I144]&lt;=[.S$1]; [.$I144]&gt;[.R$1]))" office:value-type="float" office:value="0">
            <text:p>0</text:p>
          </table:table-cell>
          <table:table-cell table:formula="of:=N(AND([.$I144]&lt;=[.T$1]; [.$I144]&gt;[.S$1]))" office:value-type="float" office:value="0">
            <text:p>0</text:p>
          </table:table-cell>
          <table:table-cell table:formula="of:=N(AND([.$I144]&lt;=[.U$1]; [.$I144]&gt;[.T$1]))" office:value-type="float" office:value="0">
            <text:p>0</text:p>
          </table:table-cell>
          <table:table-cell table:formula="of:=N(AND([.$I144]&lt;=[.V$1]; [.$I144]&gt;[.U$1]))" office:value-type="float" office:value="0">
            <text:p>0</text:p>
          </table:table-cell>
          <table:table-cell table:formula="of:=N(AND([.$I144]&lt;=[.W$1]; [.$I144]&gt;[.V$1]))" office:value-type="float" office:value="0">
            <text:p>0</text:p>
          </table:table-cell>
          <table:table-cell table:formula="of:=N(AND([.$I144]&lt;=[.X$1]; [.$I144]&gt;[.W$1]))" office:value-type="float" office:value="0">
            <text:p>0</text:p>
          </table:table-cell>
          <table:table-cell table:formula="of:=N(AND([.$I144]&lt;=[.Y$1]; [.$I144]&gt;[.X$1]))" office:value-type="float" office:value="0">
            <text:p>0</text:p>
          </table:table-cell>
          <table:table-cell table:formula="of:=N(AND([.$I144]&lt;=[.Z$1]; [.$I144]&gt;[.Y$1]))" office:value-type="float" office:value="0">
            <text:p>0</text:p>
          </table:table-cell>
          <table:table-cell table:formula="of:=N(AND([.$I144]&lt;=[.AA$1]; [.$I144]&gt;[.Z$1]))" office:value-type="float" office:value="0">
            <text:p>0</text:p>
          </table:table-cell>
          <table:table-cell table:formula="of:=N(AND([.$I144]&lt;=[.AB$1]; [.$I144]&gt;[.AA$1]))" office:value-type="float" office:value="0">
            <text:p>0</text:p>
          </table:table-cell>
          <table:table-cell table:formula="of:=N(AND([.$I144]&lt;=[.AC$1]; [.$I144]&gt;[.AB$1]))" office:value-type="float" office:value="0">
            <text:p>0</text:p>
          </table:table-cell>
          <table:table-cell table:formula="of:=N(AND([.$I144]&lt;=[.AD$1]; [.$I144]&gt;[.AC$1]))" office:value-type="float" office:value="0">
            <text:p>0</text:p>
          </table:table-cell>
          <table:table-cell table:formula="of:=N(AND([.$I144]&lt;=[.AE$1]; [.$I144]&gt;[.AD$1]))" office:value-type="float" office:value="0">
            <text:p>0</text:p>
          </table:table-cell>
          <table:table-cell table:formula="of:=N(AND([.$I144]&lt;=[.AF$1]; [.$I144]&gt;[.AE$1]))" office:value-type="float" office:value="0">
            <text:p>0</text:p>
          </table:table-cell>
          <table:table-cell table:formula="of:=N(AND([.$I144]&lt;=[.AG$1]; [.$I144]&gt;[.AF$1]))" office:value-type="float" office:value="0">
            <text:p>0</text:p>
          </table:table-cell>
          <table:table-cell table:formula="of:=N(AND([.$I144]&lt;=[.AH$1]; [.$I144]&gt;[.AG$1]))" office:value-type="float" office:value="0">
            <text:p>0</text:p>
          </table:table-cell>
          <table:table-cell table:formula="of:=N(AND([.$I144]&lt;=[.AI$1]; [.$I14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3:18Z</text:p>
          </table:table-cell>
          <table:table-cell office:value-type="float" office:value="4745">
            <text:p>4745</text:p>
          </table:table-cell>
          <table:table-cell/>
          <table:table-cell office:value-type="float" office:value="96000">
            <text:p>96000</text:p>
          </table:table-cell>
          <table:table-cell office:value-type="float" office:value="281">
            <text:p>281</text:p>
          </table:table-cell>
          <table:table-cell table:formula="of:=N(AND([.$I145]&lt;=[.K$1]; [.$I145]&gt;[.J$1]))" office:value-type="float" office:value="0">
            <text:p>0</text:p>
          </table:table-cell>
          <table:table-cell table:formula="of:=N(AND([.$I145]&lt;=[.L$1]; [.$I145]&gt;[.K$1]))" office:value-type="float" office:value="0">
            <text:p>0</text:p>
          </table:table-cell>
          <table:table-cell table:formula="of:=N(AND([.$I145]&lt;=[.M$1]; [.$I145]&gt;[.L$1]))" office:value-type="float" office:value="0">
            <text:p>0</text:p>
          </table:table-cell>
          <table:table-cell table:formula="of:=N(AND([.$I145]&lt;=[.N$1]; [.$I145]&gt;[.M$1]))" office:value-type="float" office:value="1">
            <text:p>1</text:p>
          </table:table-cell>
          <table:table-cell table:formula="of:=N(AND([.$I145]&lt;=[.O$1]; [.$I145]&gt;[.N$1]))" office:value-type="float" office:value="0">
            <text:p>0</text:p>
          </table:table-cell>
          <table:table-cell table:formula="of:=N(AND([.$I145]&lt;=[.P$1]; [.$I145]&gt;[.O$1]))" office:value-type="float" office:value="0">
            <text:p>0</text:p>
          </table:table-cell>
          <table:table-cell table:formula="of:=N(AND([.$I145]&lt;=[.Q$1]; [.$I145]&gt;[.P$1]))" office:value-type="float" office:value="0">
            <text:p>0</text:p>
          </table:table-cell>
          <table:table-cell table:formula="of:=N(AND([.$I145]&lt;=[.R$1]; [.$I145]&gt;[.Q$1]))" office:value-type="float" office:value="0">
            <text:p>0</text:p>
          </table:table-cell>
          <table:table-cell table:formula="of:=N(AND([.$I145]&lt;=[.S$1]; [.$I145]&gt;[.R$1]))" office:value-type="float" office:value="0">
            <text:p>0</text:p>
          </table:table-cell>
          <table:table-cell table:formula="of:=N(AND([.$I145]&lt;=[.T$1]; [.$I145]&gt;[.S$1]))" office:value-type="float" office:value="0">
            <text:p>0</text:p>
          </table:table-cell>
          <table:table-cell table:formula="of:=N(AND([.$I145]&lt;=[.U$1]; [.$I145]&gt;[.T$1]))" office:value-type="float" office:value="0">
            <text:p>0</text:p>
          </table:table-cell>
          <table:table-cell table:formula="of:=N(AND([.$I145]&lt;=[.V$1]; [.$I145]&gt;[.U$1]))" office:value-type="float" office:value="0">
            <text:p>0</text:p>
          </table:table-cell>
          <table:table-cell table:formula="of:=N(AND([.$I145]&lt;=[.W$1]; [.$I145]&gt;[.V$1]))" office:value-type="float" office:value="0">
            <text:p>0</text:p>
          </table:table-cell>
          <table:table-cell table:formula="of:=N(AND([.$I145]&lt;=[.X$1]; [.$I145]&gt;[.W$1]))" office:value-type="float" office:value="0">
            <text:p>0</text:p>
          </table:table-cell>
          <table:table-cell table:formula="of:=N(AND([.$I145]&lt;=[.Y$1]; [.$I145]&gt;[.X$1]))" office:value-type="float" office:value="0">
            <text:p>0</text:p>
          </table:table-cell>
          <table:table-cell table:formula="of:=N(AND([.$I145]&lt;=[.Z$1]; [.$I145]&gt;[.Y$1]))" office:value-type="float" office:value="0">
            <text:p>0</text:p>
          </table:table-cell>
          <table:table-cell table:formula="of:=N(AND([.$I145]&lt;=[.AA$1]; [.$I145]&gt;[.Z$1]))" office:value-type="float" office:value="0">
            <text:p>0</text:p>
          </table:table-cell>
          <table:table-cell table:formula="of:=N(AND([.$I145]&lt;=[.AB$1]; [.$I145]&gt;[.AA$1]))" office:value-type="float" office:value="0">
            <text:p>0</text:p>
          </table:table-cell>
          <table:table-cell table:formula="of:=N(AND([.$I145]&lt;=[.AC$1]; [.$I145]&gt;[.AB$1]))" office:value-type="float" office:value="0">
            <text:p>0</text:p>
          </table:table-cell>
          <table:table-cell table:formula="of:=N(AND([.$I145]&lt;=[.AD$1]; [.$I145]&gt;[.AC$1]))" office:value-type="float" office:value="0">
            <text:p>0</text:p>
          </table:table-cell>
          <table:table-cell table:formula="of:=N(AND([.$I145]&lt;=[.AE$1]; [.$I145]&gt;[.AD$1]))" office:value-type="float" office:value="0">
            <text:p>0</text:p>
          </table:table-cell>
          <table:table-cell table:formula="of:=N(AND([.$I145]&lt;=[.AF$1]; [.$I145]&gt;[.AE$1]))" office:value-type="float" office:value="0">
            <text:p>0</text:p>
          </table:table-cell>
          <table:table-cell table:formula="of:=N(AND([.$I145]&lt;=[.AG$1]; [.$I145]&gt;[.AF$1]))" office:value-type="float" office:value="0">
            <text:p>0</text:p>
          </table:table-cell>
          <table:table-cell table:formula="of:=N(AND([.$I145]&lt;=[.AH$1]; [.$I145]&gt;[.AG$1]))" office:value-type="float" office:value="0">
            <text:p>0</text:p>
          </table:table-cell>
          <table:table-cell table:formula="of:=N(AND([.$I145]&lt;=[.AI$1]; [.$I14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3:19Z</text:p>
          </table:table-cell>
          <table:table-cell office:value-type="float" office:value="4306">
            <text:p>4306</text:p>
          </table:table-cell>
          <table:table-cell/>
          <table:table-cell office:value-type="float" office:value="261000">
            <text:p>261000</text:p>
          </table:table-cell>
          <table:table-cell office:value-type="float" office:value="281">
            <text:p>281</text:p>
          </table:table-cell>
          <table:table-cell table:formula="of:=N(AND([.$I146]&lt;=[.K$1]; [.$I146]&gt;[.J$1]))" office:value-type="float" office:value="0">
            <text:p>0</text:p>
          </table:table-cell>
          <table:table-cell table:formula="of:=N(AND([.$I146]&lt;=[.L$1]; [.$I146]&gt;[.K$1]))" office:value-type="float" office:value="0">
            <text:p>0</text:p>
          </table:table-cell>
          <table:table-cell table:formula="of:=N(AND([.$I146]&lt;=[.M$1]; [.$I146]&gt;[.L$1]))" office:value-type="float" office:value="0">
            <text:p>0</text:p>
          </table:table-cell>
          <table:table-cell table:formula="of:=N(AND([.$I146]&lt;=[.N$1]; [.$I146]&gt;[.M$1]))" office:value-type="float" office:value="0">
            <text:p>0</text:p>
          </table:table-cell>
          <table:table-cell table:formula="of:=N(AND([.$I146]&lt;=[.O$1]; [.$I146]&gt;[.N$1]))" office:value-type="float" office:value="0">
            <text:p>0</text:p>
          </table:table-cell>
          <table:table-cell table:formula="of:=N(AND([.$I146]&lt;=[.P$1]; [.$I146]&gt;[.O$1]))" office:value-type="float" office:value="0">
            <text:p>0</text:p>
          </table:table-cell>
          <table:table-cell table:formula="of:=N(AND([.$I146]&lt;=[.Q$1]; [.$I146]&gt;[.P$1]))" office:value-type="float" office:value="0">
            <text:p>0</text:p>
          </table:table-cell>
          <table:table-cell table:formula="of:=N(AND([.$I146]&lt;=[.R$1]; [.$I146]&gt;[.Q$1]))" office:value-type="float" office:value="0">
            <text:p>0</text:p>
          </table:table-cell>
          <table:table-cell table:formula="of:=N(AND([.$I146]&lt;=[.S$1]; [.$I146]&gt;[.R$1]))" office:value-type="float" office:value="1">
            <text:p>1</text:p>
          </table:table-cell>
          <table:table-cell table:formula="of:=N(AND([.$I146]&lt;=[.T$1]; [.$I146]&gt;[.S$1]))" office:value-type="float" office:value="0">
            <text:p>0</text:p>
          </table:table-cell>
          <table:table-cell table:formula="of:=N(AND([.$I146]&lt;=[.U$1]; [.$I146]&gt;[.T$1]))" office:value-type="float" office:value="0">
            <text:p>0</text:p>
          </table:table-cell>
          <table:table-cell table:formula="of:=N(AND([.$I146]&lt;=[.V$1]; [.$I146]&gt;[.U$1]))" office:value-type="float" office:value="0">
            <text:p>0</text:p>
          </table:table-cell>
          <table:table-cell table:formula="of:=N(AND([.$I146]&lt;=[.W$1]; [.$I146]&gt;[.V$1]))" office:value-type="float" office:value="0">
            <text:p>0</text:p>
          </table:table-cell>
          <table:table-cell table:formula="of:=N(AND([.$I146]&lt;=[.X$1]; [.$I146]&gt;[.W$1]))" office:value-type="float" office:value="0">
            <text:p>0</text:p>
          </table:table-cell>
          <table:table-cell table:formula="of:=N(AND([.$I146]&lt;=[.Y$1]; [.$I146]&gt;[.X$1]))" office:value-type="float" office:value="0">
            <text:p>0</text:p>
          </table:table-cell>
          <table:table-cell table:formula="of:=N(AND([.$I146]&lt;=[.Z$1]; [.$I146]&gt;[.Y$1]))" office:value-type="float" office:value="0">
            <text:p>0</text:p>
          </table:table-cell>
          <table:table-cell table:formula="of:=N(AND([.$I146]&lt;=[.AA$1]; [.$I146]&gt;[.Z$1]))" office:value-type="float" office:value="0">
            <text:p>0</text:p>
          </table:table-cell>
          <table:table-cell table:formula="of:=N(AND([.$I146]&lt;=[.AB$1]; [.$I146]&gt;[.AA$1]))" office:value-type="float" office:value="0">
            <text:p>0</text:p>
          </table:table-cell>
          <table:table-cell table:formula="of:=N(AND([.$I146]&lt;=[.AC$1]; [.$I146]&gt;[.AB$1]))" office:value-type="float" office:value="0">
            <text:p>0</text:p>
          </table:table-cell>
          <table:table-cell table:formula="of:=N(AND([.$I146]&lt;=[.AD$1]; [.$I146]&gt;[.AC$1]))" office:value-type="float" office:value="0">
            <text:p>0</text:p>
          </table:table-cell>
          <table:table-cell table:formula="of:=N(AND([.$I146]&lt;=[.AE$1]; [.$I146]&gt;[.AD$1]))" office:value-type="float" office:value="0">
            <text:p>0</text:p>
          </table:table-cell>
          <table:table-cell table:formula="of:=N(AND([.$I146]&lt;=[.AF$1]; [.$I146]&gt;[.AE$1]))" office:value-type="float" office:value="0">
            <text:p>0</text:p>
          </table:table-cell>
          <table:table-cell table:formula="of:=N(AND([.$I146]&lt;=[.AG$1]; [.$I146]&gt;[.AF$1]))" office:value-type="float" office:value="0">
            <text:p>0</text:p>
          </table:table-cell>
          <table:table-cell table:formula="of:=N(AND([.$I146]&lt;=[.AH$1]; [.$I146]&gt;[.AG$1]))" office:value-type="float" office:value="0">
            <text:p>0</text:p>
          </table:table-cell>
          <table:table-cell table:formula="of:=N(AND([.$I146]&lt;=[.AI$1]; [.$I14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4:41Z</text:p>
          </table:table-cell>
          <table:table-cell office:value-type="float" office:value="3776">
            <text:p>3776</text:p>
          </table:table-cell>
          <table:table-cell/>
          <table:table-cell office:value-type="float" office:value="147000">
            <text:p>147000</text:p>
          </table:table-cell>
          <table:table-cell office:value-type="float" office:value="281">
            <text:p>281</text:p>
          </table:table-cell>
          <table:table-cell table:formula="of:=N(AND([.$I147]&lt;=[.K$1]; [.$I147]&gt;[.J$1]))" office:value-type="float" office:value="0">
            <text:p>0</text:p>
          </table:table-cell>
          <table:table-cell table:formula="of:=N(AND([.$I147]&lt;=[.L$1]; [.$I147]&gt;[.K$1]))" office:value-type="float" office:value="0">
            <text:p>0</text:p>
          </table:table-cell>
          <table:table-cell table:formula="of:=N(AND([.$I147]&lt;=[.M$1]; [.$I147]&gt;[.L$1]))" office:value-type="float" office:value="0">
            <text:p>0</text:p>
          </table:table-cell>
          <table:table-cell table:formula="of:=N(AND([.$I147]&lt;=[.N$1]; [.$I147]&gt;[.M$1]))" office:value-type="float" office:value="0">
            <text:p>0</text:p>
          </table:table-cell>
          <table:table-cell table:formula="of:=N(AND([.$I147]&lt;=[.O$1]; [.$I147]&gt;[.N$1]))" office:value-type="float" office:value="1">
            <text:p>1</text:p>
          </table:table-cell>
          <table:table-cell table:formula="of:=N(AND([.$I147]&lt;=[.P$1]; [.$I147]&gt;[.O$1]))" office:value-type="float" office:value="0">
            <text:p>0</text:p>
          </table:table-cell>
          <table:table-cell table:formula="of:=N(AND([.$I147]&lt;=[.Q$1]; [.$I147]&gt;[.P$1]))" office:value-type="float" office:value="0">
            <text:p>0</text:p>
          </table:table-cell>
          <table:table-cell table:formula="of:=N(AND([.$I147]&lt;=[.R$1]; [.$I147]&gt;[.Q$1]))" office:value-type="float" office:value="0">
            <text:p>0</text:p>
          </table:table-cell>
          <table:table-cell table:formula="of:=N(AND([.$I147]&lt;=[.S$1]; [.$I147]&gt;[.R$1]))" office:value-type="float" office:value="0">
            <text:p>0</text:p>
          </table:table-cell>
          <table:table-cell table:formula="of:=N(AND([.$I147]&lt;=[.T$1]; [.$I147]&gt;[.S$1]))" office:value-type="float" office:value="0">
            <text:p>0</text:p>
          </table:table-cell>
          <table:table-cell table:formula="of:=N(AND([.$I147]&lt;=[.U$1]; [.$I147]&gt;[.T$1]))" office:value-type="float" office:value="0">
            <text:p>0</text:p>
          </table:table-cell>
          <table:table-cell table:formula="of:=N(AND([.$I147]&lt;=[.V$1]; [.$I147]&gt;[.U$1]))" office:value-type="float" office:value="0">
            <text:p>0</text:p>
          </table:table-cell>
          <table:table-cell table:formula="of:=N(AND([.$I147]&lt;=[.W$1]; [.$I147]&gt;[.V$1]))" office:value-type="float" office:value="0">
            <text:p>0</text:p>
          </table:table-cell>
          <table:table-cell table:formula="of:=N(AND([.$I147]&lt;=[.X$1]; [.$I147]&gt;[.W$1]))" office:value-type="float" office:value="0">
            <text:p>0</text:p>
          </table:table-cell>
          <table:table-cell table:formula="of:=N(AND([.$I147]&lt;=[.Y$1]; [.$I147]&gt;[.X$1]))" office:value-type="float" office:value="0">
            <text:p>0</text:p>
          </table:table-cell>
          <table:table-cell table:formula="of:=N(AND([.$I147]&lt;=[.Z$1]; [.$I147]&gt;[.Y$1]))" office:value-type="float" office:value="0">
            <text:p>0</text:p>
          </table:table-cell>
          <table:table-cell table:formula="of:=N(AND([.$I147]&lt;=[.AA$1]; [.$I147]&gt;[.Z$1]))" office:value-type="float" office:value="0">
            <text:p>0</text:p>
          </table:table-cell>
          <table:table-cell table:formula="of:=N(AND([.$I147]&lt;=[.AB$1]; [.$I147]&gt;[.AA$1]))" office:value-type="float" office:value="0">
            <text:p>0</text:p>
          </table:table-cell>
          <table:table-cell table:formula="of:=N(AND([.$I147]&lt;=[.AC$1]; [.$I147]&gt;[.AB$1]))" office:value-type="float" office:value="0">
            <text:p>0</text:p>
          </table:table-cell>
          <table:table-cell table:formula="of:=N(AND([.$I147]&lt;=[.AD$1]; [.$I147]&gt;[.AC$1]))" office:value-type="float" office:value="0">
            <text:p>0</text:p>
          </table:table-cell>
          <table:table-cell table:formula="of:=N(AND([.$I147]&lt;=[.AE$1]; [.$I147]&gt;[.AD$1]))" office:value-type="float" office:value="0">
            <text:p>0</text:p>
          </table:table-cell>
          <table:table-cell table:formula="of:=N(AND([.$I147]&lt;=[.AF$1]; [.$I147]&gt;[.AE$1]))" office:value-type="float" office:value="0">
            <text:p>0</text:p>
          </table:table-cell>
          <table:table-cell table:formula="of:=N(AND([.$I147]&lt;=[.AG$1]; [.$I147]&gt;[.AF$1]))" office:value-type="float" office:value="0">
            <text:p>0</text:p>
          </table:table-cell>
          <table:table-cell table:formula="of:=N(AND([.$I147]&lt;=[.AH$1]; [.$I147]&gt;[.AG$1]))" office:value-type="float" office:value="0">
            <text:p>0</text:p>
          </table:table-cell>
          <table:table-cell table:formula="of:=N(AND([.$I147]&lt;=[.AI$1]; [.$I14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5:08Z</text:p>
          </table:table-cell>
          <table:table-cell office:value-type="float" office:value="3121">
            <text:p>3121</text:p>
          </table:table-cell>
          <table:table-cell/>
          <table:table-cell office:value-type="float" office:value="89000">
            <text:p>89000</text:p>
          </table:table-cell>
          <table:table-cell office:value-type="float" office:value="551">
            <text:p>551</text:p>
          </table:table-cell>
          <table:table-cell table:formula="of:=N(AND([.$I148]&lt;=[.K$1]; [.$I148]&gt;[.J$1]))" office:value-type="float" office:value="0">
            <text:p>0</text:p>
          </table:table-cell>
          <table:table-cell table:formula="of:=N(AND([.$I148]&lt;=[.L$1]; [.$I148]&gt;[.K$1]))" office:value-type="float" office:value="0">
            <text:p>0</text:p>
          </table:table-cell>
          <table:table-cell table:formula="of:=N(AND([.$I148]&lt;=[.M$1]; [.$I148]&gt;[.L$1]))" office:value-type="float" office:value="1">
            <text:p>1</text:p>
          </table:table-cell>
          <table:table-cell table:formula="of:=N(AND([.$I148]&lt;=[.N$1]; [.$I148]&gt;[.M$1]))" office:value-type="float" office:value="0">
            <text:p>0</text:p>
          </table:table-cell>
          <table:table-cell table:formula="of:=N(AND([.$I148]&lt;=[.O$1]; [.$I148]&gt;[.N$1]))" office:value-type="float" office:value="0">
            <text:p>0</text:p>
          </table:table-cell>
          <table:table-cell table:formula="of:=N(AND([.$I148]&lt;=[.P$1]; [.$I148]&gt;[.O$1]))" office:value-type="float" office:value="0">
            <text:p>0</text:p>
          </table:table-cell>
          <table:table-cell table:formula="of:=N(AND([.$I148]&lt;=[.Q$1]; [.$I148]&gt;[.P$1]))" office:value-type="float" office:value="0">
            <text:p>0</text:p>
          </table:table-cell>
          <table:table-cell table:formula="of:=N(AND([.$I148]&lt;=[.R$1]; [.$I148]&gt;[.Q$1]))" office:value-type="float" office:value="0">
            <text:p>0</text:p>
          </table:table-cell>
          <table:table-cell table:formula="of:=N(AND([.$I148]&lt;=[.S$1]; [.$I148]&gt;[.R$1]))" office:value-type="float" office:value="0">
            <text:p>0</text:p>
          </table:table-cell>
          <table:table-cell table:formula="of:=N(AND([.$I148]&lt;=[.T$1]; [.$I148]&gt;[.S$1]))" office:value-type="float" office:value="0">
            <text:p>0</text:p>
          </table:table-cell>
          <table:table-cell table:formula="of:=N(AND([.$I148]&lt;=[.U$1]; [.$I148]&gt;[.T$1]))" office:value-type="float" office:value="0">
            <text:p>0</text:p>
          </table:table-cell>
          <table:table-cell table:formula="of:=N(AND([.$I148]&lt;=[.V$1]; [.$I148]&gt;[.U$1]))" office:value-type="float" office:value="0">
            <text:p>0</text:p>
          </table:table-cell>
          <table:table-cell table:formula="of:=N(AND([.$I148]&lt;=[.W$1]; [.$I148]&gt;[.V$1]))" office:value-type="float" office:value="0">
            <text:p>0</text:p>
          </table:table-cell>
          <table:table-cell table:formula="of:=N(AND([.$I148]&lt;=[.X$1]; [.$I148]&gt;[.W$1]))" office:value-type="float" office:value="0">
            <text:p>0</text:p>
          </table:table-cell>
          <table:table-cell table:formula="of:=N(AND([.$I148]&lt;=[.Y$1]; [.$I148]&gt;[.X$1]))" office:value-type="float" office:value="0">
            <text:p>0</text:p>
          </table:table-cell>
          <table:table-cell table:formula="of:=N(AND([.$I148]&lt;=[.Z$1]; [.$I148]&gt;[.Y$1]))" office:value-type="float" office:value="0">
            <text:p>0</text:p>
          </table:table-cell>
          <table:table-cell table:formula="of:=N(AND([.$I148]&lt;=[.AA$1]; [.$I148]&gt;[.Z$1]))" office:value-type="float" office:value="0">
            <text:p>0</text:p>
          </table:table-cell>
          <table:table-cell table:formula="of:=N(AND([.$I148]&lt;=[.AB$1]; [.$I148]&gt;[.AA$1]))" office:value-type="float" office:value="0">
            <text:p>0</text:p>
          </table:table-cell>
          <table:table-cell table:formula="of:=N(AND([.$I148]&lt;=[.AC$1]; [.$I148]&gt;[.AB$1]))" office:value-type="float" office:value="0">
            <text:p>0</text:p>
          </table:table-cell>
          <table:table-cell table:formula="of:=N(AND([.$I148]&lt;=[.AD$1]; [.$I148]&gt;[.AC$1]))" office:value-type="float" office:value="0">
            <text:p>0</text:p>
          </table:table-cell>
          <table:table-cell table:formula="of:=N(AND([.$I148]&lt;=[.AE$1]; [.$I148]&gt;[.AD$1]))" office:value-type="float" office:value="0">
            <text:p>0</text:p>
          </table:table-cell>
          <table:table-cell table:formula="of:=N(AND([.$I148]&lt;=[.AF$1]; [.$I148]&gt;[.AE$1]))" office:value-type="float" office:value="0">
            <text:p>0</text:p>
          </table:table-cell>
          <table:table-cell table:formula="of:=N(AND([.$I148]&lt;=[.AG$1]; [.$I148]&gt;[.AF$1]))" office:value-type="float" office:value="0">
            <text:p>0</text:p>
          </table:table-cell>
          <table:table-cell table:formula="of:=N(AND([.$I148]&lt;=[.AH$1]; [.$I148]&gt;[.AG$1]))" office:value-type="float" office:value="0">
            <text:p>0</text:p>
          </table:table-cell>
          <table:table-cell table:formula="of:=N(AND([.$I148]&lt;=[.AI$1]; [.$I14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29Z</text:p>
          </table:table-cell>
          <table:table-cell office:value-type="float" office:value="35061">
            <text:p>35061</text:p>
          </table:table-cell>
          <table:table-cell/>
          <table:table-cell office:value-type="float" office:value="117000">
            <text:p>117000</text:p>
          </table:table-cell>
          <table:table-cell office:value-type="float" office:value="281">
            <text:p>281</text:p>
          </table:table-cell>
          <table:table-cell table:formula="of:=N(AND([.$I149]&lt;=[.K$1]; [.$I149]&gt;[.J$1]))" office:value-type="float" office:value="0">
            <text:p>0</text:p>
          </table:table-cell>
          <table:table-cell table:formula="of:=N(AND([.$I149]&lt;=[.L$1]; [.$I149]&gt;[.K$1]))" office:value-type="float" office:value="0">
            <text:p>0</text:p>
          </table:table-cell>
          <table:table-cell table:formula="of:=N(AND([.$I149]&lt;=[.M$1]; [.$I149]&gt;[.L$1]))" office:value-type="float" office:value="0">
            <text:p>0</text:p>
          </table:table-cell>
          <table:table-cell table:formula="of:=N(AND([.$I149]&lt;=[.N$1]; [.$I149]&gt;[.M$1]))" office:value-type="float" office:value="1">
            <text:p>1</text:p>
          </table:table-cell>
          <table:table-cell table:formula="of:=N(AND([.$I149]&lt;=[.O$1]; [.$I149]&gt;[.N$1]))" office:value-type="float" office:value="0">
            <text:p>0</text:p>
          </table:table-cell>
          <table:table-cell table:formula="of:=N(AND([.$I149]&lt;=[.P$1]; [.$I149]&gt;[.O$1]))" office:value-type="float" office:value="0">
            <text:p>0</text:p>
          </table:table-cell>
          <table:table-cell table:formula="of:=N(AND([.$I149]&lt;=[.Q$1]; [.$I149]&gt;[.P$1]))" office:value-type="float" office:value="0">
            <text:p>0</text:p>
          </table:table-cell>
          <table:table-cell table:formula="of:=N(AND([.$I149]&lt;=[.R$1]; [.$I149]&gt;[.Q$1]))" office:value-type="float" office:value="0">
            <text:p>0</text:p>
          </table:table-cell>
          <table:table-cell table:formula="of:=N(AND([.$I149]&lt;=[.S$1]; [.$I149]&gt;[.R$1]))" office:value-type="float" office:value="0">
            <text:p>0</text:p>
          </table:table-cell>
          <table:table-cell table:formula="of:=N(AND([.$I149]&lt;=[.T$1]; [.$I149]&gt;[.S$1]))" office:value-type="float" office:value="0">
            <text:p>0</text:p>
          </table:table-cell>
          <table:table-cell table:formula="of:=N(AND([.$I149]&lt;=[.U$1]; [.$I149]&gt;[.T$1]))" office:value-type="float" office:value="0">
            <text:p>0</text:p>
          </table:table-cell>
          <table:table-cell table:formula="of:=N(AND([.$I149]&lt;=[.V$1]; [.$I149]&gt;[.U$1]))" office:value-type="float" office:value="0">
            <text:p>0</text:p>
          </table:table-cell>
          <table:table-cell table:formula="of:=N(AND([.$I149]&lt;=[.W$1]; [.$I149]&gt;[.V$1]))" office:value-type="float" office:value="0">
            <text:p>0</text:p>
          </table:table-cell>
          <table:table-cell table:formula="of:=N(AND([.$I149]&lt;=[.X$1]; [.$I149]&gt;[.W$1]))" office:value-type="float" office:value="0">
            <text:p>0</text:p>
          </table:table-cell>
          <table:table-cell table:formula="of:=N(AND([.$I149]&lt;=[.Y$1]; [.$I149]&gt;[.X$1]))" office:value-type="float" office:value="0">
            <text:p>0</text:p>
          </table:table-cell>
          <table:table-cell table:formula="of:=N(AND([.$I149]&lt;=[.Z$1]; [.$I149]&gt;[.Y$1]))" office:value-type="float" office:value="0">
            <text:p>0</text:p>
          </table:table-cell>
          <table:table-cell table:formula="of:=N(AND([.$I149]&lt;=[.AA$1]; [.$I149]&gt;[.Z$1]))" office:value-type="float" office:value="0">
            <text:p>0</text:p>
          </table:table-cell>
          <table:table-cell table:formula="of:=N(AND([.$I149]&lt;=[.AB$1]; [.$I149]&gt;[.AA$1]))" office:value-type="float" office:value="0">
            <text:p>0</text:p>
          </table:table-cell>
          <table:table-cell table:formula="of:=N(AND([.$I149]&lt;=[.AC$1]; [.$I149]&gt;[.AB$1]))" office:value-type="float" office:value="0">
            <text:p>0</text:p>
          </table:table-cell>
          <table:table-cell table:formula="of:=N(AND([.$I149]&lt;=[.AD$1]; [.$I149]&gt;[.AC$1]))" office:value-type="float" office:value="0">
            <text:p>0</text:p>
          </table:table-cell>
          <table:table-cell table:formula="of:=N(AND([.$I149]&lt;=[.AE$1]; [.$I149]&gt;[.AD$1]))" office:value-type="float" office:value="0">
            <text:p>0</text:p>
          </table:table-cell>
          <table:table-cell table:formula="of:=N(AND([.$I149]&lt;=[.AF$1]; [.$I149]&gt;[.AE$1]))" office:value-type="float" office:value="0">
            <text:p>0</text:p>
          </table:table-cell>
          <table:table-cell table:formula="of:=N(AND([.$I149]&lt;=[.AG$1]; [.$I149]&gt;[.AF$1]))" office:value-type="float" office:value="0">
            <text:p>0</text:p>
          </table:table-cell>
          <table:table-cell table:formula="of:=N(AND([.$I149]&lt;=[.AH$1]; [.$I149]&gt;[.AG$1]))" office:value-type="float" office:value="0">
            <text:p>0</text:p>
          </table:table-cell>
          <table:table-cell table:formula="of:=N(AND([.$I149]&lt;=[.AI$1]; [.$I14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5:35Z</text:p>
          </table:table-cell>
          <table:table-cell office:value-type="float" office:value="2849">
            <text:p>2849</text:p>
          </table:table-cell>
          <table:table-cell/>
          <table:table-cell office:value-type="float" office:value="91000">
            <text:p>91000</text:p>
          </table:table-cell>
          <table:table-cell office:value-type="float" office:value="551">
            <text:p>551</text:p>
          </table:table-cell>
          <table:table-cell table:formula="of:=N(AND([.$I150]&lt;=[.K$1]; [.$I150]&gt;[.J$1]))" office:value-type="float" office:value="0">
            <text:p>0</text:p>
          </table:table-cell>
          <table:table-cell table:formula="of:=N(AND([.$I150]&lt;=[.L$1]; [.$I150]&gt;[.K$1]))" office:value-type="float" office:value="0">
            <text:p>0</text:p>
          </table:table-cell>
          <table:table-cell table:formula="of:=N(AND([.$I150]&lt;=[.M$1]; [.$I150]&gt;[.L$1]))" office:value-type="float" office:value="0">
            <text:p>0</text:p>
          </table:table-cell>
          <table:table-cell table:formula="of:=N(AND([.$I150]&lt;=[.N$1]; [.$I150]&gt;[.M$1]))" office:value-type="float" office:value="1">
            <text:p>1</text:p>
          </table:table-cell>
          <table:table-cell table:formula="of:=N(AND([.$I150]&lt;=[.O$1]; [.$I150]&gt;[.N$1]))" office:value-type="float" office:value="0">
            <text:p>0</text:p>
          </table:table-cell>
          <table:table-cell table:formula="of:=N(AND([.$I150]&lt;=[.P$1]; [.$I150]&gt;[.O$1]))" office:value-type="float" office:value="0">
            <text:p>0</text:p>
          </table:table-cell>
          <table:table-cell table:formula="of:=N(AND([.$I150]&lt;=[.Q$1]; [.$I150]&gt;[.P$1]))" office:value-type="float" office:value="0">
            <text:p>0</text:p>
          </table:table-cell>
          <table:table-cell table:formula="of:=N(AND([.$I150]&lt;=[.R$1]; [.$I150]&gt;[.Q$1]))" office:value-type="float" office:value="0">
            <text:p>0</text:p>
          </table:table-cell>
          <table:table-cell table:formula="of:=N(AND([.$I150]&lt;=[.S$1]; [.$I150]&gt;[.R$1]))" office:value-type="float" office:value="0">
            <text:p>0</text:p>
          </table:table-cell>
          <table:table-cell table:formula="of:=N(AND([.$I150]&lt;=[.T$1]; [.$I150]&gt;[.S$1]))" office:value-type="float" office:value="0">
            <text:p>0</text:p>
          </table:table-cell>
          <table:table-cell table:formula="of:=N(AND([.$I150]&lt;=[.U$1]; [.$I150]&gt;[.T$1]))" office:value-type="float" office:value="0">
            <text:p>0</text:p>
          </table:table-cell>
          <table:table-cell table:formula="of:=N(AND([.$I150]&lt;=[.V$1]; [.$I150]&gt;[.U$1]))" office:value-type="float" office:value="0">
            <text:p>0</text:p>
          </table:table-cell>
          <table:table-cell table:formula="of:=N(AND([.$I150]&lt;=[.W$1]; [.$I150]&gt;[.V$1]))" office:value-type="float" office:value="0">
            <text:p>0</text:p>
          </table:table-cell>
          <table:table-cell table:formula="of:=N(AND([.$I150]&lt;=[.X$1]; [.$I150]&gt;[.W$1]))" office:value-type="float" office:value="0">
            <text:p>0</text:p>
          </table:table-cell>
          <table:table-cell table:formula="of:=N(AND([.$I150]&lt;=[.Y$1]; [.$I150]&gt;[.X$1]))" office:value-type="float" office:value="0">
            <text:p>0</text:p>
          </table:table-cell>
          <table:table-cell table:formula="of:=N(AND([.$I150]&lt;=[.Z$1]; [.$I150]&gt;[.Y$1]))" office:value-type="float" office:value="0">
            <text:p>0</text:p>
          </table:table-cell>
          <table:table-cell table:formula="of:=N(AND([.$I150]&lt;=[.AA$1]; [.$I150]&gt;[.Z$1]))" office:value-type="float" office:value="0">
            <text:p>0</text:p>
          </table:table-cell>
          <table:table-cell table:formula="of:=N(AND([.$I150]&lt;=[.AB$1]; [.$I150]&gt;[.AA$1]))" office:value-type="float" office:value="0">
            <text:p>0</text:p>
          </table:table-cell>
          <table:table-cell table:formula="of:=N(AND([.$I150]&lt;=[.AC$1]; [.$I150]&gt;[.AB$1]))" office:value-type="float" office:value="0">
            <text:p>0</text:p>
          </table:table-cell>
          <table:table-cell table:formula="of:=N(AND([.$I150]&lt;=[.AD$1]; [.$I150]&gt;[.AC$1]))" office:value-type="float" office:value="0">
            <text:p>0</text:p>
          </table:table-cell>
          <table:table-cell table:formula="of:=N(AND([.$I150]&lt;=[.AE$1]; [.$I150]&gt;[.AD$1]))" office:value-type="float" office:value="0">
            <text:p>0</text:p>
          </table:table-cell>
          <table:table-cell table:formula="of:=N(AND([.$I150]&lt;=[.AF$1]; [.$I150]&gt;[.AE$1]))" office:value-type="float" office:value="0">
            <text:p>0</text:p>
          </table:table-cell>
          <table:table-cell table:formula="of:=N(AND([.$I150]&lt;=[.AG$1]; [.$I150]&gt;[.AF$1]))" office:value-type="float" office:value="0">
            <text:p>0</text:p>
          </table:table-cell>
          <table:table-cell table:formula="of:=N(AND([.$I150]&lt;=[.AH$1]; [.$I150]&gt;[.AG$1]))" office:value-type="float" office:value="0">
            <text:p>0</text:p>
          </table:table-cell>
          <table:table-cell table:formula="of:=N(AND([.$I150]&lt;=[.AI$1]; [.$I15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6:02Z</text:p>
          </table:table-cell>
          <table:table-cell office:value-type="float" office:value="2996">
            <text:p>2996</text:p>
          </table:table-cell>
          <table:table-cell/>
          <table:table-cell office:value-type="float" office:value="314000">
            <text:p>314000</text:p>
          </table:table-cell>
          <table:table-cell office:value-type="float" office:value="281">
            <text:p>281</text:p>
          </table:table-cell>
          <table:table-cell table:formula="of:=N(AND([.$I151]&lt;=[.K$1]; [.$I151]&gt;[.J$1]))" office:value-type="float" office:value="0">
            <text:p>0</text:p>
          </table:table-cell>
          <table:table-cell table:formula="of:=N(AND([.$I151]&lt;=[.L$1]; [.$I151]&gt;[.K$1]))" office:value-type="float" office:value="0">
            <text:p>0</text:p>
          </table:table-cell>
          <table:table-cell table:formula="of:=N(AND([.$I151]&lt;=[.M$1]; [.$I151]&gt;[.L$1]))" office:value-type="float" office:value="0">
            <text:p>0</text:p>
          </table:table-cell>
          <table:table-cell table:formula="of:=N(AND([.$I151]&lt;=[.N$1]; [.$I151]&gt;[.M$1]))" office:value-type="float" office:value="0">
            <text:p>0</text:p>
          </table:table-cell>
          <table:table-cell table:formula="of:=N(AND([.$I151]&lt;=[.O$1]; [.$I151]&gt;[.N$1]))" office:value-type="float" office:value="0">
            <text:p>0</text:p>
          </table:table-cell>
          <table:table-cell table:formula="of:=N(AND([.$I151]&lt;=[.P$1]; [.$I151]&gt;[.O$1]))" office:value-type="float" office:value="0">
            <text:p>0</text:p>
          </table:table-cell>
          <table:table-cell table:formula="of:=N(AND([.$I151]&lt;=[.Q$1]; [.$I151]&gt;[.P$1]))" office:value-type="float" office:value="0">
            <text:p>0</text:p>
          </table:table-cell>
          <table:table-cell table:formula="of:=N(AND([.$I151]&lt;=[.R$1]; [.$I151]&gt;[.Q$1]))" office:value-type="float" office:value="0">
            <text:p>0</text:p>
          </table:table-cell>
          <table:table-cell table:formula="of:=N(AND([.$I151]&lt;=[.S$1]; [.$I151]&gt;[.R$1]))" office:value-type="float" office:value="0">
            <text:p>0</text:p>
          </table:table-cell>
          <table:table-cell table:formula="of:=N(AND([.$I151]&lt;=[.T$1]; [.$I151]&gt;[.S$1]))" office:value-type="float" office:value="0">
            <text:p>0</text:p>
          </table:table-cell>
          <table:table-cell table:formula="of:=N(AND([.$I151]&lt;=[.U$1]; [.$I151]&gt;[.T$1]))" office:value-type="float" office:value="1">
            <text:p>1</text:p>
          </table:table-cell>
          <table:table-cell table:formula="of:=N(AND([.$I151]&lt;=[.V$1]; [.$I151]&gt;[.U$1]))" office:value-type="float" office:value="0">
            <text:p>0</text:p>
          </table:table-cell>
          <table:table-cell table:formula="of:=N(AND([.$I151]&lt;=[.W$1]; [.$I151]&gt;[.V$1]))" office:value-type="float" office:value="0">
            <text:p>0</text:p>
          </table:table-cell>
          <table:table-cell table:formula="of:=N(AND([.$I151]&lt;=[.X$1]; [.$I151]&gt;[.W$1]))" office:value-type="float" office:value="0">
            <text:p>0</text:p>
          </table:table-cell>
          <table:table-cell table:formula="of:=N(AND([.$I151]&lt;=[.Y$1]; [.$I151]&gt;[.X$1]))" office:value-type="float" office:value="0">
            <text:p>0</text:p>
          </table:table-cell>
          <table:table-cell table:formula="of:=N(AND([.$I151]&lt;=[.Z$1]; [.$I151]&gt;[.Y$1]))" office:value-type="float" office:value="0">
            <text:p>0</text:p>
          </table:table-cell>
          <table:table-cell table:formula="of:=N(AND([.$I151]&lt;=[.AA$1]; [.$I151]&gt;[.Z$1]))" office:value-type="float" office:value="0">
            <text:p>0</text:p>
          </table:table-cell>
          <table:table-cell table:formula="of:=N(AND([.$I151]&lt;=[.AB$1]; [.$I151]&gt;[.AA$1]))" office:value-type="float" office:value="0">
            <text:p>0</text:p>
          </table:table-cell>
          <table:table-cell table:formula="of:=N(AND([.$I151]&lt;=[.AC$1]; [.$I151]&gt;[.AB$1]))" office:value-type="float" office:value="0">
            <text:p>0</text:p>
          </table:table-cell>
          <table:table-cell table:formula="of:=N(AND([.$I151]&lt;=[.AD$1]; [.$I151]&gt;[.AC$1]))" office:value-type="float" office:value="0">
            <text:p>0</text:p>
          </table:table-cell>
          <table:table-cell table:formula="of:=N(AND([.$I151]&lt;=[.AE$1]; [.$I151]&gt;[.AD$1]))" office:value-type="float" office:value="0">
            <text:p>0</text:p>
          </table:table-cell>
          <table:table-cell table:formula="of:=N(AND([.$I151]&lt;=[.AF$1]; [.$I151]&gt;[.AE$1]))" office:value-type="float" office:value="0">
            <text:p>0</text:p>
          </table:table-cell>
          <table:table-cell table:formula="of:=N(AND([.$I151]&lt;=[.AG$1]; [.$I151]&gt;[.AF$1]))" office:value-type="float" office:value="0">
            <text:p>0</text:p>
          </table:table-cell>
          <table:table-cell table:formula="of:=N(AND([.$I151]&lt;=[.AH$1]; [.$I151]&gt;[.AG$1]))" office:value-type="float" office:value="0">
            <text:p>0</text:p>
          </table:table-cell>
          <table:table-cell table:formula="of:=N(AND([.$I151]&lt;=[.AI$1]; [.$I15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6:32Z</text:p>
          </table:table-cell>
          <table:table-cell office:value-type="float" office:value="5311">
            <text:p>5311</text:p>
          </table:table-cell>
          <table:table-cell/>
          <table:table-cell office:value-type="float" office:value="27000">
            <text:p>27000</text:p>
          </table:table-cell>
          <table:table-cell office:value-type="float" office:value="551">
            <text:p>551</text:p>
          </table:table-cell>
          <table:table-cell table:formula="of:=N(AND([.$I152]&lt;=[.K$1]; [.$I152]&gt;[.J$1]))" office:value-type="float" office:value="1">
            <text:p>1</text:p>
          </table:table-cell>
          <table:table-cell table:formula="of:=N(AND([.$I152]&lt;=[.L$1]; [.$I152]&gt;[.K$1]))" office:value-type="float" office:value="0">
            <text:p>0</text:p>
          </table:table-cell>
          <table:table-cell table:formula="of:=N(AND([.$I152]&lt;=[.M$1]; [.$I152]&gt;[.L$1]))" office:value-type="float" office:value="0">
            <text:p>0</text:p>
          </table:table-cell>
          <table:table-cell table:formula="of:=N(AND([.$I152]&lt;=[.N$1]; [.$I152]&gt;[.M$1]))" office:value-type="float" office:value="0">
            <text:p>0</text:p>
          </table:table-cell>
          <table:table-cell table:formula="of:=N(AND([.$I152]&lt;=[.O$1]; [.$I152]&gt;[.N$1]))" office:value-type="float" office:value="0">
            <text:p>0</text:p>
          </table:table-cell>
          <table:table-cell table:formula="of:=N(AND([.$I152]&lt;=[.P$1]; [.$I152]&gt;[.O$1]))" office:value-type="float" office:value="0">
            <text:p>0</text:p>
          </table:table-cell>
          <table:table-cell table:formula="of:=N(AND([.$I152]&lt;=[.Q$1]; [.$I152]&gt;[.P$1]))" office:value-type="float" office:value="0">
            <text:p>0</text:p>
          </table:table-cell>
          <table:table-cell table:formula="of:=N(AND([.$I152]&lt;=[.R$1]; [.$I152]&gt;[.Q$1]))" office:value-type="float" office:value="0">
            <text:p>0</text:p>
          </table:table-cell>
          <table:table-cell table:formula="of:=N(AND([.$I152]&lt;=[.S$1]; [.$I152]&gt;[.R$1]))" office:value-type="float" office:value="0">
            <text:p>0</text:p>
          </table:table-cell>
          <table:table-cell table:formula="of:=N(AND([.$I152]&lt;=[.T$1]; [.$I152]&gt;[.S$1]))" office:value-type="float" office:value="0">
            <text:p>0</text:p>
          </table:table-cell>
          <table:table-cell table:formula="of:=N(AND([.$I152]&lt;=[.U$1]; [.$I152]&gt;[.T$1]))" office:value-type="float" office:value="0">
            <text:p>0</text:p>
          </table:table-cell>
          <table:table-cell table:formula="of:=N(AND([.$I152]&lt;=[.V$1]; [.$I152]&gt;[.U$1]))" office:value-type="float" office:value="0">
            <text:p>0</text:p>
          </table:table-cell>
          <table:table-cell table:formula="of:=N(AND([.$I152]&lt;=[.W$1]; [.$I152]&gt;[.V$1]))" office:value-type="float" office:value="0">
            <text:p>0</text:p>
          </table:table-cell>
          <table:table-cell table:formula="of:=N(AND([.$I152]&lt;=[.X$1]; [.$I152]&gt;[.W$1]))" office:value-type="float" office:value="0">
            <text:p>0</text:p>
          </table:table-cell>
          <table:table-cell table:formula="of:=N(AND([.$I152]&lt;=[.Y$1]; [.$I152]&gt;[.X$1]))" office:value-type="float" office:value="0">
            <text:p>0</text:p>
          </table:table-cell>
          <table:table-cell table:formula="of:=N(AND([.$I152]&lt;=[.Z$1]; [.$I152]&gt;[.Y$1]))" office:value-type="float" office:value="0">
            <text:p>0</text:p>
          </table:table-cell>
          <table:table-cell table:formula="of:=N(AND([.$I152]&lt;=[.AA$1]; [.$I152]&gt;[.Z$1]))" office:value-type="float" office:value="0">
            <text:p>0</text:p>
          </table:table-cell>
          <table:table-cell table:formula="of:=N(AND([.$I152]&lt;=[.AB$1]; [.$I152]&gt;[.AA$1]))" office:value-type="float" office:value="0">
            <text:p>0</text:p>
          </table:table-cell>
          <table:table-cell table:formula="of:=N(AND([.$I152]&lt;=[.AC$1]; [.$I152]&gt;[.AB$1]))" office:value-type="float" office:value="0">
            <text:p>0</text:p>
          </table:table-cell>
          <table:table-cell table:formula="of:=N(AND([.$I152]&lt;=[.AD$1]; [.$I152]&gt;[.AC$1]))" office:value-type="float" office:value="0">
            <text:p>0</text:p>
          </table:table-cell>
          <table:table-cell table:formula="of:=N(AND([.$I152]&lt;=[.AE$1]; [.$I152]&gt;[.AD$1]))" office:value-type="float" office:value="0">
            <text:p>0</text:p>
          </table:table-cell>
          <table:table-cell table:formula="of:=N(AND([.$I152]&lt;=[.AF$1]; [.$I152]&gt;[.AE$1]))" office:value-type="float" office:value="0">
            <text:p>0</text:p>
          </table:table-cell>
          <table:table-cell table:formula="of:=N(AND([.$I152]&lt;=[.AG$1]; [.$I152]&gt;[.AF$1]))" office:value-type="float" office:value="0">
            <text:p>0</text:p>
          </table:table-cell>
          <table:table-cell table:formula="of:=N(AND([.$I152]&lt;=[.AH$1]; [.$I152]&gt;[.AG$1]))" office:value-type="float" office:value="0">
            <text:p>0</text:p>
          </table:table-cell>
          <table:table-cell table:formula="of:=N(AND([.$I152]&lt;=[.AI$1]; [.$I15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6:33Z</text:p>
          </table:table-cell>
          <table:table-cell office:value-type="float" office:value="5724">
            <text:p>5724</text:p>
          </table:table-cell>
          <table:table-cell/>
          <table:table-cell office:value-type="float" office:value="329000">
            <text:p>329000</text:p>
          </table:table-cell>
          <table:table-cell office:value-type="float" office:value="281">
            <text:p>281</text:p>
          </table:table-cell>
          <table:table-cell table:formula="of:=N(AND([.$I153]&lt;=[.K$1]; [.$I153]&gt;[.J$1]))" office:value-type="float" office:value="0">
            <text:p>0</text:p>
          </table:table-cell>
          <table:table-cell table:formula="of:=N(AND([.$I153]&lt;=[.L$1]; [.$I153]&gt;[.K$1]))" office:value-type="float" office:value="0">
            <text:p>0</text:p>
          </table:table-cell>
          <table:table-cell table:formula="of:=N(AND([.$I153]&lt;=[.M$1]; [.$I153]&gt;[.L$1]))" office:value-type="float" office:value="0">
            <text:p>0</text:p>
          </table:table-cell>
          <table:table-cell table:formula="of:=N(AND([.$I153]&lt;=[.N$1]; [.$I153]&gt;[.M$1]))" office:value-type="float" office:value="0">
            <text:p>0</text:p>
          </table:table-cell>
          <table:table-cell table:formula="of:=N(AND([.$I153]&lt;=[.O$1]; [.$I153]&gt;[.N$1]))" office:value-type="float" office:value="0">
            <text:p>0</text:p>
          </table:table-cell>
          <table:table-cell table:formula="of:=N(AND([.$I153]&lt;=[.P$1]; [.$I153]&gt;[.O$1]))" office:value-type="float" office:value="0">
            <text:p>0</text:p>
          </table:table-cell>
          <table:table-cell table:formula="of:=N(AND([.$I153]&lt;=[.Q$1]; [.$I153]&gt;[.P$1]))" office:value-type="float" office:value="0">
            <text:p>0</text:p>
          </table:table-cell>
          <table:table-cell table:formula="of:=N(AND([.$I153]&lt;=[.R$1]; [.$I153]&gt;[.Q$1]))" office:value-type="float" office:value="0">
            <text:p>0</text:p>
          </table:table-cell>
          <table:table-cell table:formula="of:=N(AND([.$I153]&lt;=[.S$1]; [.$I153]&gt;[.R$1]))" office:value-type="float" office:value="0">
            <text:p>0</text:p>
          </table:table-cell>
          <table:table-cell table:formula="of:=N(AND([.$I153]&lt;=[.T$1]; [.$I153]&gt;[.S$1]))" office:value-type="float" office:value="0">
            <text:p>0</text:p>
          </table:table-cell>
          <table:table-cell table:formula="of:=N(AND([.$I153]&lt;=[.U$1]; [.$I153]&gt;[.T$1]))" office:value-type="float" office:value="1">
            <text:p>1</text:p>
          </table:table-cell>
          <table:table-cell table:formula="of:=N(AND([.$I153]&lt;=[.V$1]; [.$I153]&gt;[.U$1]))" office:value-type="float" office:value="0">
            <text:p>0</text:p>
          </table:table-cell>
          <table:table-cell table:formula="of:=N(AND([.$I153]&lt;=[.W$1]; [.$I153]&gt;[.V$1]))" office:value-type="float" office:value="0">
            <text:p>0</text:p>
          </table:table-cell>
          <table:table-cell table:formula="of:=N(AND([.$I153]&lt;=[.X$1]; [.$I153]&gt;[.W$1]))" office:value-type="float" office:value="0">
            <text:p>0</text:p>
          </table:table-cell>
          <table:table-cell table:formula="of:=N(AND([.$I153]&lt;=[.Y$1]; [.$I153]&gt;[.X$1]))" office:value-type="float" office:value="0">
            <text:p>0</text:p>
          </table:table-cell>
          <table:table-cell table:formula="of:=N(AND([.$I153]&lt;=[.Z$1]; [.$I153]&gt;[.Y$1]))" office:value-type="float" office:value="0">
            <text:p>0</text:p>
          </table:table-cell>
          <table:table-cell table:formula="of:=N(AND([.$I153]&lt;=[.AA$1]; [.$I153]&gt;[.Z$1]))" office:value-type="float" office:value="0">
            <text:p>0</text:p>
          </table:table-cell>
          <table:table-cell table:formula="of:=N(AND([.$I153]&lt;=[.AB$1]; [.$I153]&gt;[.AA$1]))" office:value-type="float" office:value="0">
            <text:p>0</text:p>
          </table:table-cell>
          <table:table-cell table:formula="of:=N(AND([.$I153]&lt;=[.AC$1]; [.$I153]&gt;[.AB$1]))" office:value-type="float" office:value="0">
            <text:p>0</text:p>
          </table:table-cell>
          <table:table-cell table:formula="of:=N(AND([.$I153]&lt;=[.AD$1]; [.$I153]&gt;[.AC$1]))" office:value-type="float" office:value="0">
            <text:p>0</text:p>
          </table:table-cell>
          <table:table-cell table:formula="of:=N(AND([.$I153]&lt;=[.AE$1]; [.$I153]&gt;[.AD$1]))" office:value-type="float" office:value="0">
            <text:p>0</text:p>
          </table:table-cell>
          <table:table-cell table:formula="of:=N(AND([.$I153]&lt;=[.AF$1]; [.$I153]&gt;[.AE$1]))" office:value-type="float" office:value="0">
            <text:p>0</text:p>
          </table:table-cell>
          <table:table-cell table:formula="of:=N(AND([.$I153]&lt;=[.AG$1]; [.$I153]&gt;[.AF$1]))" office:value-type="float" office:value="0">
            <text:p>0</text:p>
          </table:table-cell>
          <table:table-cell table:formula="of:=N(AND([.$I153]&lt;=[.AH$1]; [.$I153]&gt;[.AG$1]))" office:value-type="float" office:value="0">
            <text:p>0</text:p>
          </table:table-cell>
          <table:table-cell table:formula="of:=N(AND([.$I153]&lt;=[.AI$1]; [.$I15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7:53Z</text:p>
          </table:table-cell>
          <table:table-cell office:value-type="float" office:value="3058">
            <text:p>3058</text:p>
          </table:table-cell>
          <table:table-cell/>
          <table:table-cell office:value-type="float" office:value="225000">
            <text:p>225000</text:p>
          </table:table-cell>
          <table:table-cell office:value-type="float" office:value="551">
            <text:p>551</text:p>
          </table:table-cell>
          <table:table-cell table:formula="of:=N(AND([.$I154]&lt;=[.K$1]; [.$I154]&gt;[.J$1]))" office:value-type="float" office:value="0">
            <text:p>0</text:p>
          </table:table-cell>
          <table:table-cell table:formula="of:=N(AND([.$I154]&lt;=[.L$1]; [.$I154]&gt;[.K$1]))" office:value-type="float" office:value="0">
            <text:p>0</text:p>
          </table:table-cell>
          <table:table-cell table:formula="of:=N(AND([.$I154]&lt;=[.M$1]; [.$I154]&gt;[.L$1]))" office:value-type="float" office:value="0">
            <text:p>0</text:p>
          </table:table-cell>
          <table:table-cell table:formula="of:=N(AND([.$I154]&lt;=[.N$1]; [.$I154]&gt;[.M$1]))" office:value-type="float" office:value="0">
            <text:p>0</text:p>
          </table:table-cell>
          <table:table-cell table:formula="of:=N(AND([.$I154]&lt;=[.O$1]; [.$I154]&gt;[.N$1]))" office:value-type="float" office:value="0">
            <text:p>0</text:p>
          </table:table-cell>
          <table:table-cell table:formula="of:=N(AND([.$I154]&lt;=[.P$1]; [.$I154]&gt;[.O$1]))" office:value-type="float" office:value="0">
            <text:p>0</text:p>
          </table:table-cell>
          <table:table-cell table:formula="of:=N(AND([.$I154]&lt;=[.Q$1]; [.$I154]&gt;[.P$1]))" office:value-type="float" office:value="0">
            <text:p>0</text:p>
          </table:table-cell>
          <table:table-cell table:formula="of:=N(AND([.$I154]&lt;=[.R$1]; [.$I154]&gt;[.Q$1]))" office:value-type="float" office:value="1">
            <text:p>1</text:p>
          </table:table-cell>
          <table:table-cell table:formula="of:=N(AND([.$I154]&lt;=[.S$1]; [.$I154]&gt;[.R$1]))" office:value-type="float" office:value="0">
            <text:p>0</text:p>
          </table:table-cell>
          <table:table-cell table:formula="of:=N(AND([.$I154]&lt;=[.T$1]; [.$I154]&gt;[.S$1]))" office:value-type="float" office:value="0">
            <text:p>0</text:p>
          </table:table-cell>
          <table:table-cell table:formula="of:=N(AND([.$I154]&lt;=[.U$1]; [.$I154]&gt;[.T$1]))" office:value-type="float" office:value="0">
            <text:p>0</text:p>
          </table:table-cell>
          <table:table-cell table:formula="of:=N(AND([.$I154]&lt;=[.V$1]; [.$I154]&gt;[.U$1]))" office:value-type="float" office:value="0">
            <text:p>0</text:p>
          </table:table-cell>
          <table:table-cell table:formula="of:=N(AND([.$I154]&lt;=[.W$1]; [.$I154]&gt;[.V$1]))" office:value-type="float" office:value="0">
            <text:p>0</text:p>
          </table:table-cell>
          <table:table-cell table:formula="of:=N(AND([.$I154]&lt;=[.X$1]; [.$I154]&gt;[.W$1]))" office:value-type="float" office:value="0">
            <text:p>0</text:p>
          </table:table-cell>
          <table:table-cell table:formula="of:=N(AND([.$I154]&lt;=[.Y$1]; [.$I154]&gt;[.X$1]))" office:value-type="float" office:value="0">
            <text:p>0</text:p>
          </table:table-cell>
          <table:table-cell table:formula="of:=N(AND([.$I154]&lt;=[.Z$1]; [.$I154]&gt;[.Y$1]))" office:value-type="float" office:value="0">
            <text:p>0</text:p>
          </table:table-cell>
          <table:table-cell table:formula="of:=N(AND([.$I154]&lt;=[.AA$1]; [.$I154]&gt;[.Z$1]))" office:value-type="float" office:value="0">
            <text:p>0</text:p>
          </table:table-cell>
          <table:table-cell table:formula="of:=N(AND([.$I154]&lt;=[.AB$1]; [.$I154]&gt;[.AA$1]))" office:value-type="float" office:value="0">
            <text:p>0</text:p>
          </table:table-cell>
          <table:table-cell table:formula="of:=N(AND([.$I154]&lt;=[.AC$1]; [.$I154]&gt;[.AB$1]))" office:value-type="float" office:value="0">
            <text:p>0</text:p>
          </table:table-cell>
          <table:table-cell table:formula="of:=N(AND([.$I154]&lt;=[.AD$1]; [.$I154]&gt;[.AC$1]))" office:value-type="float" office:value="0">
            <text:p>0</text:p>
          </table:table-cell>
          <table:table-cell table:formula="of:=N(AND([.$I154]&lt;=[.AE$1]; [.$I154]&gt;[.AD$1]))" office:value-type="float" office:value="0">
            <text:p>0</text:p>
          </table:table-cell>
          <table:table-cell table:formula="of:=N(AND([.$I154]&lt;=[.AF$1]; [.$I154]&gt;[.AE$1]))" office:value-type="float" office:value="0">
            <text:p>0</text:p>
          </table:table-cell>
          <table:table-cell table:formula="of:=N(AND([.$I154]&lt;=[.AG$1]; [.$I154]&gt;[.AF$1]))" office:value-type="float" office:value="0">
            <text:p>0</text:p>
          </table:table-cell>
          <table:table-cell table:formula="of:=N(AND([.$I154]&lt;=[.AH$1]; [.$I154]&gt;[.AG$1]))" office:value-type="float" office:value="0">
            <text:p>0</text:p>
          </table:table-cell>
          <table:table-cell table:formula="of:=N(AND([.$I154]&lt;=[.AI$1]; [.$I15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8:20Z</text:p>
          </table:table-cell>
          <table:table-cell office:value-type="float" office:value="2755">
            <text:p>2755</text:p>
          </table:table-cell>
          <table:table-cell/>
          <table:table-cell office:value-type="float" office:value="261000">
            <text:p>261000</text:p>
          </table:table-cell>
          <table:table-cell office:value-type="float" office:value="551">
            <text:p>551</text:p>
          </table:table-cell>
          <table:table-cell table:formula="of:=N(AND([.$I155]&lt;=[.K$1]; [.$I155]&gt;[.J$1]))" office:value-type="float" office:value="0">
            <text:p>0</text:p>
          </table:table-cell>
          <table:table-cell table:formula="of:=N(AND([.$I155]&lt;=[.L$1]; [.$I155]&gt;[.K$1]))" office:value-type="float" office:value="0">
            <text:p>0</text:p>
          </table:table-cell>
          <table:table-cell table:formula="of:=N(AND([.$I155]&lt;=[.M$1]; [.$I155]&gt;[.L$1]))" office:value-type="float" office:value="0">
            <text:p>0</text:p>
          </table:table-cell>
          <table:table-cell table:formula="of:=N(AND([.$I155]&lt;=[.N$1]; [.$I155]&gt;[.M$1]))" office:value-type="float" office:value="0">
            <text:p>0</text:p>
          </table:table-cell>
          <table:table-cell table:formula="of:=N(AND([.$I155]&lt;=[.O$1]; [.$I155]&gt;[.N$1]))" office:value-type="float" office:value="0">
            <text:p>0</text:p>
          </table:table-cell>
          <table:table-cell table:formula="of:=N(AND([.$I155]&lt;=[.P$1]; [.$I155]&gt;[.O$1]))" office:value-type="float" office:value="0">
            <text:p>0</text:p>
          </table:table-cell>
          <table:table-cell table:formula="of:=N(AND([.$I155]&lt;=[.Q$1]; [.$I155]&gt;[.P$1]))" office:value-type="float" office:value="0">
            <text:p>0</text:p>
          </table:table-cell>
          <table:table-cell table:formula="of:=N(AND([.$I155]&lt;=[.R$1]; [.$I155]&gt;[.Q$1]))" office:value-type="float" office:value="0">
            <text:p>0</text:p>
          </table:table-cell>
          <table:table-cell table:formula="of:=N(AND([.$I155]&lt;=[.S$1]; [.$I155]&gt;[.R$1]))" office:value-type="float" office:value="1">
            <text:p>1</text:p>
          </table:table-cell>
          <table:table-cell table:formula="of:=N(AND([.$I155]&lt;=[.T$1]; [.$I155]&gt;[.S$1]))" office:value-type="float" office:value="0">
            <text:p>0</text:p>
          </table:table-cell>
          <table:table-cell table:formula="of:=N(AND([.$I155]&lt;=[.U$1]; [.$I155]&gt;[.T$1]))" office:value-type="float" office:value="0">
            <text:p>0</text:p>
          </table:table-cell>
          <table:table-cell table:formula="of:=N(AND([.$I155]&lt;=[.V$1]; [.$I155]&gt;[.U$1]))" office:value-type="float" office:value="0">
            <text:p>0</text:p>
          </table:table-cell>
          <table:table-cell table:formula="of:=N(AND([.$I155]&lt;=[.W$1]; [.$I155]&gt;[.V$1]))" office:value-type="float" office:value="0">
            <text:p>0</text:p>
          </table:table-cell>
          <table:table-cell table:formula="of:=N(AND([.$I155]&lt;=[.X$1]; [.$I155]&gt;[.W$1]))" office:value-type="float" office:value="0">
            <text:p>0</text:p>
          </table:table-cell>
          <table:table-cell table:formula="of:=N(AND([.$I155]&lt;=[.Y$1]; [.$I155]&gt;[.X$1]))" office:value-type="float" office:value="0">
            <text:p>0</text:p>
          </table:table-cell>
          <table:table-cell table:formula="of:=N(AND([.$I155]&lt;=[.Z$1]; [.$I155]&gt;[.Y$1]))" office:value-type="float" office:value="0">
            <text:p>0</text:p>
          </table:table-cell>
          <table:table-cell table:formula="of:=N(AND([.$I155]&lt;=[.AA$1]; [.$I155]&gt;[.Z$1]))" office:value-type="float" office:value="0">
            <text:p>0</text:p>
          </table:table-cell>
          <table:table-cell table:formula="of:=N(AND([.$I155]&lt;=[.AB$1]; [.$I155]&gt;[.AA$1]))" office:value-type="float" office:value="0">
            <text:p>0</text:p>
          </table:table-cell>
          <table:table-cell table:formula="of:=N(AND([.$I155]&lt;=[.AC$1]; [.$I155]&gt;[.AB$1]))" office:value-type="float" office:value="0">
            <text:p>0</text:p>
          </table:table-cell>
          <table:table-cell table:formula="of:=N(AND([.$I155]&lt;=[.AD$1]; [.$I155]&gt;[.AC$1]))" office:value-type="float" office:value="0">
            <text:p>0</text:p>
          </table:table-cell>
          <table:table-cell table:formula="of:=N(AND([.$I155]&lt;=[.AE$1]; [.$I155]&gt;[.AD$1]))" office:value-type="float" office:value="0">
            <text:p>0</text:p>
          </table:table-cell>
          <table:table-cell table:formula="of:=N(AND([.$I155]&lt;=[.AF$1]; [.$I155]&gt;[.AE$1]))" office:value-type="float" office:value="0">
            <text:p>0</text:p>
          </table:table-cell>
          <table:table-cell table:formula="of:=N(AND([.$I155]&lt;=[.AG$1]; [.$I155]&gt;[.AF$1]))" office:value-type="float" office:value="0">
            <text:p>0</text:p>
          </table:table-cell>
          <table:table-cell table:formula="of:=N(AND([.$I155]&lt;=[.AH$1]; [.$I155]&gt;[.AG$1]))" office:value-type="float" office:value="0">
            <text:p>0</text:p>
          </table:table-cell>
          <table:table-cell table:formula="of:=N(AND([.$I155]&lt;=[.AI$1]; [.$I15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49:43Z</text:p>
          </table:table-cell>
          <table:table-cell office:value-type="float" office:value="3412">
            <text:p>3412</text:p>
          </table:table-cell>
          <table:table-cell/>
          <table:table-cell office:value-type="float" office:value="147000">
            <text:p>147000</text:p>
          </table:table-cell>
          <table:table-cell office:value-type="float" office:value="551">
            <text:p>551</text:p>
          </table:table-cell>
          <table:table-cell table:formula="of:=N(AND([.$I156]&lt;=[.K$1]; [.$I156]&gt;[.J$1]))" office:value-type="float" office:value="0">
            <text:p>0</text:p>
          </table:table-cell>
          <table:table-cell table:formula="of:=N(AND([.$I156]&lt;=[.L$1]; [.$I156]&gt;[.K$1]))" office:value-type="float" office:value="0">
            <text:p>0</text:p>
          </table:table-cell>
          <table:table-cell table:formula="of:=N(AND([.$I156]&lt;=[.M$1]; [.$I156]&gt;[.L$1]))" office:value-type="float" office:value="0">
            <text:p>0</text:p>
          </table:table-cell>
          <table:table-cell table:formula="of:=N(AND([.$I156]&lt;=[.N$1]; [.$I156]&gt;[.M$1]))" office:value-type="float" office:value="0">
            <text:p>0</text:p>
          </table:table-cell>
          <table:table-cell table:formula="of:=N(AND([.$I156]&lt;=[.O$1]; [.$I156]&gt;[.N$1]))" office:value-type="float" office:value="1">
            <text:p>1</text:p>
          </table:table-cell>
          <table:table-cell table:formula="of:=N(AND([.$I156]&lt;=[.P$1]; [.$I156]&gt;[.O$1]))" office:value-type="float" office:value="0">
            <text:p>0</text:p>
          </table:table-cell>
          <table:table-cell table:formula="of:=N(AND([.$I156]&lt;=[.Q$1]; [.$I156]&gt;[.P$1]))" office:value-type="float" office:value="0">
            <text:p>0</text:p>
          </table:table-cell>
          <table:table-cell table:formula="of:=N(AND([.$I156]&lt;=[.R$1]; [.$I156]&gt;[.Q$1]))" office:value-type="float" office:value="0">
            <text:p>0</text:p>
          </table:table-cell>
          <table:table-cell table:formula="of:=N(AND([.$I156]&lt;=[.S$1]; [.$I156]&gt;[.R$1]))" office:value-type="float" office:value="0">
            <text:p>0</text:p>
          </table:table-cell>
          <table:table-cell table:formula="of:=N(AND([.$I156]&lt;=[.T$1]; [.$I156]&gt;[.S$1]))" office:value-type="float" office:value="0">
            <text:p>0</text:p>
          </table:table-cell>
          <table:table-cell table:formula="of:=N(AND([.$I156]&lt;=[.U$1]; [.$I156]&gt;[.T$1]))" office:value-type="float" office:value="0">
            <text:p>0</text:p>
          </table:table-cell>
          <table:table-cell table:formula="of:=N(AND([.$I156]&lt;=[.V$1]; [.$I156]&gt;[.U$1]))" office:value-type="float" office:value="0">
            <text:p>0</text:p>
          </table:table-cell>
          <table:table-cell table:formula="of:=N(AND([.$I156]&lt;=[.W$1]; [.$I156]&gt;[.V$1]))" office:value-type="float" office:value="0">
            <text:p>0</text:p>
          </table:table-cell>
          <table:table-cell table:formula="of:=N(AND([.$I156]&lt;=[.X$1]; [.$I156]&gt;[.W$1]))" office:value-type="float" office:value="0">
            <text:p>0</text:p>
          </table:table-cell>
          <table:table-cell table:formula="of:=N(AND([.$I156]&lt;=[.Y$1]; [.$I156]&gt;[.X$1]))" office:value-type="float" office:value="0">
            <text:p>0</text:p>
          </table:table-cell>
          <table:table-cell table:formula="of:=N(AND([.$I156]&lt;=[.Z$1]; [.$I156]&gt;[.Y$1]))" office:value-type="float" office:value="0">
            <text:p>0</text:p>
          </table:table-cell>
          <table:table-cell table:formula="of:=N(AND([.$I156]&lt;=[.AA$1]; [.$I156]&gt;[.Z$1]))" office:value-type="float" office:value="0">
            <text:p>0</text:p>
          </table:table-cell>
          <table:table-cell table:formula="of:=N(AND([.$I156]&lt;=[.AB$1]; [.$I156]&gt;[.AA$1]))" office:value-type="float" office:value="0">
            <text:p>0</text:p>
          </table:table-cell>
          <table:table-cell table:formula="of:=N(AND([.$I156]&lt;=[.AC$1]; [.$I156]&gt;[.AB$1]))" office:value-type="float" office:value="0">
            <text:p>0</text:p>
          </table:table-cell>
          <table:table-cell table:formula="of:=N(AND([.$I156]&lt;=[.AD$1]; [.$I156]&gt;[.AC$1]))" office:value-type="float" office:value="0">
            <text:p>0</text:p>
          </table:table-cell>
          <table:table-cell table:formula="of:=N(AND([.$I156]&lt;=[.AE$1]; [.$I156]&gt;[.AD$1]))" office:value-type="float" office:value="0">
            <text:p>0</text:p>
          </table:table-cell>
          <table:table-cell table:formula="of:=N(AND([.$I156]&lt;=[.AF$1]; [.$I156]&gt;[.AE$1]))" office:value-type="float" office:value="0">
            <text:p>0</text:p>
          </table:table-cell>
          <table:table-cell table:formula="of:=N(AND([.$I156]&lt;=[.AG$1]; [.$I156]&gt;[.AF$1]))" office:value-type="float" office:value="0">
            <text:p>0</text:p>
          </table:table-cell>
          <table:table-cell table:formula="of:=N(AND([.$I156]&lt;=[.AH$1]; [.$I156]&gt;[.AG$1]))" office:value-type="float" office:value="0">
            <text:p>0</text:p>
          </table:table-cell>
          <table:table-cell table:formula="of:=N(AND([.$I156]&lt;=[.AI$1]; [.$I15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0:24Z</text:p>
          </table:table-cell>
          <table:table-cell office:value-type="float" office:value="16940">
            <text:p>16940</text:p>
          </table:table-cell>
          <table:table-cell/>
          <table:table-cell office:value-type="float" office:value="105000">
            <text:p>105000</text:p>
          </table:table-cell>
          <table:table-cell office:value-type="float" office:value="821">
            <text:p>821</text:p>
          </table:table-cell>
          <table:table-cell table:formula="of:=N(AND([.$I157]&lt;=[.K$1]; [.$I157]&gt;[.J$1]))" office:value-type="float" office:value="0">
            <text:p>0</text:p>
          </table:table-cell>
          <table:table-cell table:formula="of:=N(AND([.$I157]&lt;=[.L$1]; [.$I157]&gt;[.K$1]))" office:value-type="float" office:value="0">
            <text:p>0</text:p>
          </table:table-cell>
          <table:table-cell table:formula="of:=N(AND([.$I157]&lt;=[.M$1]; [.$I157]&gt;[.L$1]))" office:value-type="float" office:value="0">
            <text:p>0</text:p>
          </table:table-cell>
          <table:table-cell table:formula="of:=N(AND([.$I157]&lt;=[.N$1]; [.$I157]&gt;[.M$1]))" office:value-type="float" office:value="1">
            <text:p>1</text:p>
          </table:table-cell>
          <table:table-cell table:formula="of:=N(AND([.$I157]&lt;=[.O$1]; [.$I157]&gt;[.N$1]))" office:value-type="float" office:value="0">
            <text:p>0</text:p>
          </table:table-cell>
          <table:table-cell table:formula="of:=N(AND([.$I157]&lt;=[.P$1]; [.$I157]&gt;[.O$1]))" office:value-type="float" office:value="0">
            <text:p>0</text:p>
          </table:table-cell>
          <table:table-cell table:formula="of:=N(AND([.$I157]&lt;=[.Q$1]; [.$I157]&gt;[.P$1]))" office:value-type="float" office:value="0">
            <text:p>0</text:p>
          </table:table-cell>
          <table:table-cell table:formula="of:=N(AND([.$I157]&lt;=[.R$1]; [.$I157]&gt;[.Q$1]))" office:value-type="float" office:value="0">
            <text:p>0</text:p>
          </table:table-cell>
          <table:table-cell table:formula="of:=N(AND([.$I157]&lt;=[.S$1]; [.$I157]&gt;[.R$1]))" office:value-type="float" office:value="0">
            <text:p>0</text:p>
          </table:table-cell>
          <table:table-cell table:formula="of:=N(AND([.$I157]&lt;=[.T$1]; [.$I157]&gt;[.S$1]))" office:value-type="float" office:value="0">
            <text:p>0</text:p>
          </table:table-cell>
          <table:table-cell table:formula="of:=N(AND([.$I157]&lt;=[.U$1]; [.$I157]&gt;[.T$1]))" office:value-type="float" office:value="0">
            <text:p>0</text:p>
          </table:table-cell>
          <table:table-cell table:formula="of:=N(AND([.$I157]&lt;=[.V$1]; [.$I157]&gt;[.U$1]))" office:value-type="float" office:value="0">
            <text:p>0</text:p>
          </table:table-cell>
          <table:table-cell table:formula="of:=N(AND([.$I157]&lt;=[.W$1]; [.$I157]&gt;[.V$1]))" office:value-type="float" office:value="0">
            <text:p>0</text:p>
          </table:table-cell>
          <table:table-cell table:formula="of:=N(AND([.$I157]&lt;=[.X$1]; [.$I157]&gt;[.W$1]))" office:value-type="float" office:value="0">
            <text:p>0</text:p>
          </table:table-cell>
          <table:table-cell table:formula="of:=N(AND([.$I157]&lt;=[.Y$1]; [.$I157]&gt;[.X$1]))" office:value-type="float" office:value="0">
            <text:p>0</text:p>
          </table:table-cell>
          <table:table-cell table:formula="of:=N(AND([.$I157]&lt;=[.Z$1]; [.$I157]&gt;[.Y$1]))" office:value-type="float" office:value="0">
            <text:p>0</text:p>
          </table:table-cell>
          <table:table-cell table:formula="of:=N(AND([.$I157]&lt;=[.AA$1]; [.$I157]&gt;[.Z$1]))" office:value-type="float" office:value="0">
            <text:p>0</text:p>
          </table:table-cell>
          <table:table-cell table:formula="of:=N(AND([.$I157]&lt;=[.AB$1]; [.$I157]&gt;[.AA$1]))" office:value-type="float" office:value="0">
            <text:p>0</text:p>
          </table:table-cell>
          <table:table-cell table:formula="of:=N(AND([.$I157]&lt;=[.AC$1]; [.$I157]&gt;[.AB$1]))" office:value-type="float" office:value="0">
            <text:p>0</text:p>
          </table:table-cell>
          <table:table-cell table:formula="of:=N(AND([.$I157]&lt;=[.AD$1]; [.$I157]&gt;[.AC$1]))" office:value-type="float" office:value="0">
            <text:p>0</text:p>
          </table:table-cell>
          <table:table-cell table:formula="of:=N(AND([.$I157]&lt;=[.AE$1]; [.$I157]&gt;[.AD$1]))" office:value-type="float" office:value="0">
            <text:p>0</text:p>
          </table:table-cell>
          <table:table-cell table:formula="of:=N(AND([.$I157]&lt;=[.AF$1]; [.$I157]&gt;[.AE$1]))" office:value-type="float" office:value="0">
            <text:p>0</text:p>
          </table:table-cell>
          <table:table-cell table:formula="of:=N(AND([.$I157]&lt;=[.AG$1]; [.$I157]&gt;[.AF$1]))" office:value-type="float" office:value="0">
            <text:p>0</text:p>
          </table:table-cell>
          <table:table-cell table:formula="of:=N(AND([.$I157]&lt;=[.AH$1]; [.$I157]&gt;[.AG$1]))" office:value-type="float" office:value="0">
            <text:p>0</text:p>
          </table:table-cell>
          <table:table-cell table:formula="of:=N(AND([.$I157]&lt;=[.AI$1]; [.$I15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0:37Z</text:p>
          </table:table-cell>
          <table:table-cell office:value-type="float" office:value="2805">
            <text:p>2805</text:p>
          </table:table-cell>
          <table:table-cell/>
          <table:table-cell office:value-type="float" office:value="93000">
            <text:p>93000</text:p>
          </table:table-cell>
          <table:table-cell office:value-type="float" office:value="821">
            <text:p>821</text:p>
          </table:table-cell>
          <table:table-cell table:formula="of:=N(AND([.$I158]&lt;=[.K$1]; [.$I158]&gt;[.J$1]))" office:value-type="float" office:value="0">
            <text:p>0</text:p>
          </table:table-cell>
          <table:table-cell table:formula="of:=N(AND([.$I158]&lt;=[.L$1]; [.$I158]&gt;[.K$1]))" office:value-type="float" office:value="0">
            <text:p>0</text:p>
          </table:table-cell>
          <table:table-cell table:formula="of:=N(AND([.$I158]&lt;=[.M$1]; [.$I158]&gt;[.L$1]))" office:value-type="float" office:value="0">
            <text:p>0</text:p>
          </table:table-cell>
          <table:table-cell table:formula="of:=N(AND([.$I158]&lt;=[.N$1]; [.$I158]&gt;[.M$1]))" office:value-type="float" office:value="1">
            <text:p>1</text:p>
          </table:table-cell>
          <table:table-cell table:formula="of:=N(AND([.$I158]&lt;=[.O$1]; [.$I158]&gt;[.N$1]))" office:value-type="float" office:value="0">
            <text:p>0</text:p>
          </table:table-cell>
          <table:table-cell table:formula="of:=N(AND([.$I158]&lt;=[.P$1]; [.$I158]&gt;[.O$1]))" office:value-type="float" office:value="0">
            <text:p>0</text:p>
          </table:table-cell>
          <table:table-cell table:formula="of:=N(AND([.$I158]&lt;=[.Q$1]; [.$I158]&gt;[.P$1]))" office:value-type="float" office:value="0">
            <text:p>0</text:p>
          </table:table-cell>
          <table:table-cell table:formula="of:=N(AND([.$I158]&lt;=[.R$1]; [.$I158]&gt;[.Q$1]))" office:value-type="float" office:value="0">
            <text:p>0</text:p>
          </table:table-cell>
          <table:table-cell table:formula="of:=N(AND([.$I158]&lt;=[.S$1]; [.$I158]&gt;[.R$1]))" office:value-type="float" office:value="0">
            <text:p>0</text:p>
          </table:table-cell>
          <table:table-cell table:formula="of:=N(AND([.$I158]&lt;=[.T$1]; [.$I158]&gt;[.S$1]))" office:value-type="float" office:value="0">
            <text:p>0</text:p>
          </table:table-cell>
          <table:table-cell table:formula="of:=N(AND([.$I158]&lt;=[.U$1]; [.$I158]&gt;[.T$1]))" office:value-type="float" office:value="0">
            <text:p>0</text:p>
          </table:table-cell>
          <table:table-cell table:formula="of:=N(AND([.$I158]&lt;=[.V$1]; [.$I158]&gt;[.U$1]))" office:value-type="float" office:value="0">
            <text:p>0</text:p>
          </table:table-cell>
          <table:table-cell table:formula="of:=N(AND([.$I158]&lt;=[.W$1]; [.$I158]&gt;[.V$1]))" office:value-type="float" office:value="0">
            <text:p>0</text:p>
          </table:table-cell>
          <table:table-cell table:formula="of:=N(AND([.$I158]&lt;=[.X$1]; [.$I158]&gt;[.W$1]))" office:value-type="float" office:value="0">
            <text:p>0</text:p>
          </table:table-cell>
          <table:table-cell table:formula="of:=N(AND([.$I158]&lt;=[.Y$1]; [.$I158]&gt;[.X$1]))" office:value-type="float" office:value="0">
            <text:p>0</text:p>
          </table:table-cell>
          <table:table-cell table:formula="of:=N(AND([.$I158]&lt;=[.Z$1]; [.$I158]&gt;[.Y$1]))" office:value-type="float" office:value="0">
            <text:p>0</text:p>
          </table:table-cell>
          <table:table-cell table:formula="of:=N(AND([.$I158]&lt;=[.AA$1]; [.$I158]&gt;[.Z$1]))" office:value-type="float" office:value="0">
            <text:p>0</text:p>
          </table:table-cell>
          <table:table-cell table:formula="of:=N(AND([.$I158]&lt;=[.AB$1]; [.$I158]&gt;[.AA$1]))" office:value-type="float" office:value="0">
            <text:p>0</text:p>
          </table:table-cell>
          <table:table-cell table:formula="of:=N(AND([.$I158]&lt;=[.AC$1]; [.$I158]&gt;[.AB$1]))" office:value-type="float" office:value="0">
            <text:p>0</text:p>
          </table:table-cell>
          <table:table-cell table:formula="of:=N(AND([.$I158]&lt;=[.AD$1]; [.$I158]&gt;[.AC$1]))" office:value-type="float" office:value="0">
            <text:p>0</text:p>
          </table:table-cell>
          <table:table-cell table:formula="of:=N(AND([.$I158]&lt;=[.AE$1]; [.$I158]&gt;[.AD$1]))" office:value-type="float" office:value="0">
            <text:p>0</text:p>
          </table:table-cell>
          <table:table-cell table:formula="of:=N(AND([.$I158]&lt;=[.AF$1]; [.$I158]&gt;[.AE$1]))" office:value-type="float" office:value="0">
            <text:p>0</text:p>
          </table:table-cell>
          <table:table-cell table:formula="of:=N(AND([.$I158]&lt;=[.AG$1]; [.$I158]&gt;[.AF$1]))" office:value-type="float" office:value="0">
            <text:p>0</text:p>
          </table:table-cell>
          <table:table-cell table:formula="of:=N(AND([.$I158]&lt;=[.AH$1]; [.$I158]&gt;[.AG$1]))" office:value-type="float" office:value="0">
            <text:p>0</text:p>
          </table:table-cell>
          <table:table-cell table:formula="of:=N(AND([.$I158]&lt;=[.AI$1]; [.$I15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51:13Z</text:p>
          </table:table-cell>
          <table:table-cell office:value-type="float" office:value="11558">
            <text:p>11558</text:p>
          </table:table-cell>
          <table:table-cell/>
          <table:table-cell office:value-type="float" office:value="324000">
            <text:p>324000</text:p>
          </table:table-cell>
          <table:table-cell office:value-type="float" office:value="551">
            <text:p>551</text:p>
          </table:table-cell>
          <table:table-cell table:formula="of:=N(AND([.$I159]&lt;=[.K$1]; [.$I159]&gt;[.J$1]))" office:value-type="float" office:value="0">
            <text:p>0</text:p>
          </table:table-cell>
          <table:table-cell table:formula="of:=N(AND([.$I159]&lt;=[.L$1]; [.$I159]&gt;[.K$1]))" office:value-type="float" office:value="0">
            <text:p>0</text:p>
          </table:table-cell>
          <table:table-cell table:formula="of:=N(AND([.$I159]&lt;=[.M$1]; [.$I159]&gt;[.L$1]))" office:value-type="float" office:value="0">
            <text:p>0</text:p>
          </table:table-cell>
          <table:table-cell table:formula="of:=N(AND([.$I159]&lt;=[.N$1]; [.$I159]&gt;[.M$1]))" office:value-type="float" office:value="0">
            <text:p>0</text:p>
          </table:table-cell>
          <table:table-cell table:formula="of:=N(AND([.$I159]&lt;=[.O$1]; [.$I159]&gt;[.N$1]))" office:value-type="float" office:value="0">
            <text:p>0</text:p>
          </table:table-cell>
          <table:table-cell table:formula="of:=N(AND([.$I159]&lt;=[.P$1]; [.$I159]&gt;[.O$1]))" office:value-type="float" office:value="0">
            <text:p>0</text:p>
          </table:table-cell>
          <table:table-cell table:formula="of:=N(AND([.$I159]&lt;=[.Q$1]; [.$I159]&gt;[.P$1]))" office:value-type="float" office:value="0">
            <text:p>0</text:p>
          </table:table-cell>
          <table:table-cell table:formula="of:=N(AND([.$I159]&lt;=[.R$1]; [.$I159]&gt;[.Q$1]))" office:value-type="float" office:value="0">
            <text:p>0</text:p>
          </table:table-cell>
          <table:table-cell table:formula="of:=N(AND([.$I159]&lt;=[.S$1]; [.$I159]&gt;[.R$1]))" office:value-type="float" office:value="0">
            <text:p>0</text:p>
          </table:table-cell>
          <table:table-cell table:formula="of:=N(AND([.$I159]&lt;=[.T$1]; [.$I159]&gt;[.S$1]))" office:value-type="float" office:value="0">
            <text:p>0</text:p>
          </table:table-cell>
          <table:table-cell table:formula="of:=N(AND([.$I159]&lt;=[.U$1]; [.$I159]&gt;[.T$1]))" office:value-type="float" office:value="1">
            <text:p>1</text:p>
          </table:table-cell>
          <table:table-cell table:formula="of:=N(AND([.$I159]&lt;=[.V$1]; [.$I159]&gt;[.U$1]))" office:value-type="float" office:value="0">
            <text:p>0</text:p>
          </table:table-cell>
          <table:table-cell table:formula="of:=N(AND([.$I159]&lt;=[.W$1]; [.$I159]&gt;[.V$1]))" office:value-type="float" office:value="0">
            <text:p>0</text:p>
          </table:table-cell>
          <table:table-cell table:formula="of:=N(AND([.$I159]&lt;=[.X$1]; [.$I159]&gt;[.W$1]))" office:value-type="float" office:value="0">
            <text:p>0</text:p>
          </table:table-cell>
          <table:table-cell table:formula="of:=N(AND([.$I159]&lt;=[.Y$1]; [.$I159]&gt;[.X$1]))" office:value-type="float" office:value="0">
            <text:p>0</text:p>
          </table:table-cell>
          <table:table-cell table:formula="of:=N(AND([.$I159]&lt;=[.Z$1]; [.$I159]&gt;[.Y$1]))" office:value-type="float" office:value="0">
            <text:p>0</text:p>
          </table:table-cell>
          <table:table-cell table:formula="of:=N(AND([.$I159]&lt;=[.AA$1]; [.$I159]&gt;[.Z$1]))" office:value-type="float" office:value="0">
            <text:p>0</text:p>
          </table:table-cell>
          <table:table-cell table:formula="of:=N(AND([.$I159]&lt;=[.AB$1]; [.$I159]&gt;[.AA$1]))" office:value-type="float" office:value="0">
            <text:p>0</text:p>
          </table:table-cell>
          <table:table-cell table:formula="of:=N(AND([.$I159]&lt;=[.AC$1]; [.$I159]&gt;[.AB$1]))" office:value-type="float" office:value="0">
            <text:p>0</text:p>
          </table:table-cell>
          <table:table-cell table:formula="of:=N(AND([.$I159]&lt;=[.AD$1]; [.$I159]&gt;[.AC$1]))" office:value-type="float" office:value="0">
            <text:p>0</text:p>
          </table:table-cell>
          <table:table-cell table:formula="of:=N(AND([.$I159]&lt;=[.AE$1]; [.$I159]&gt;[.AD$1]))" office:value-type="float" office:value="0">
            <text:p>0</text:p>
          </table:table-cell>
          <table:table-cell table:formula="of:=N(AND([.$I159]&lt;=[.AF$1]; [.$I159]&gt;[.AE$1]))" office:value-type="float" office:value="0">
            <text:p>0</text:p>
          </table:table-cell>
          <table:table-cell table:formula="of:=N(AND([.$I159]&lt;=[.AG$1]; [.$I159]&gt;[.AF$1]))" office:value-type="float" office:value="0">
            <text:p>0</text:p>
          </table:table-cell>
          <table:table-cell table:formula="of:=N(AND([.$I159]&lt;=[.AH$1]; [.$I159]&gt;[.AG$1]))" office:value-type="float" office:value="0">
            <text:p>0</text:p>
          </table:table-cell>
          <table:table-cell table:formula="of:=N(AND([.$I159]&lt;=[.AI$1]; [.$I15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1:32Z</text:p>
          </table:table-cell>
          <table:table-cell office:value-type="float" office:value="3683">
            <text:p>3683</text:p>
          </table:table-cell>
          <table:table-cell/>
          <table:table-cell office:value-type="float" office:value="27000">
            <text:p>27000</text:p>
          </table:table-cell>
          <table:table-cell office:value-type="float" office:value="821">
            <text:p>821</text:p>
          </table:table-cell>
          <table:table-cell table:formula="of:=N(AND([.$I160]&lt;=[.K$1]; [.$I160]&gt;[.J$1]))" office:value-type="float" office:value="1">
            <text:p>1</text:p>
          </table:table-cell>
          <table:table-cell table:formula="of:=N(AND([.$I160]&lt;=[.L$1]; [.$I160]&gt;[.K$1]))" office:value-type="float" office:value="0">
            <text:p>0</text:p>
          </table:table-cell>
          <table:table-cell table:formula="of:=N(AND([.$I160]&lt;=[.M$1]; [.$I160]&gt;[.L$1]))" office:value-type="float" office:value="0">
            <text:p>0</text:p>
          </table:table-cell>
          <table:table-cell table:formula="of:=N(AND([.$I160]&lt;=[.N$1]; [.$I160]&gt;[.M$1]))" office:value-type="float" office:value="0">
            <text:p>0</text:p>
          </table:table-cell>
          <table:table-cell table:formula="of:=N(AND([.$I160]&lt;=[.O$1]; [.$I160]&gt;[.N$1]))" office:value-type="float" office:value="0">
            <text:p>0</text:p>
          </table:table-cell>
          <table:table-cell table:formula="of:=N(AND([.$I160]&lt;=[.P$1]; [.$I160]&gt;[.O$1]))" office:value-type="float" office:value="0">
            <text:p>0</text:p>
          </table:table-cell>
          <table:table-cell table:formula="of:=N(AND([.$I160]&lt;=[.Q$1]; [.$I160]&gt;[.P$1]))" office:value-type="float" office:value="0">
            <text:p>0</text:p>
          </table:table-cell>
          <table:table-cell table:formula="of:=N(AND([.$I160]&lt;=[.R$1]; [.$I160]&gt;[.Q$1]))" office:value-type="float" office:value="0">
            <text:p>0</text:p>
          </table:table-cell>
          <table:table-cell table:formula="of:=N(AND([.$I160]&lt;=[.S$1]; [.$I160]&gt;[.R$1]))" office:value-type="float" office:value="0">
            <text:p>0</text:p>
          </table:table-cell>
          <table:table-cell table:formula="of:=N(AND([.$I160]&lt;=[.T$1]; [.$I160]&gt;[.S$1]))" office:value-type="float" office:value="0">
            <text:p>0</text:p>
          </table:table-cell>
          <table:table-cell table:formula="of:=N(AND([.$I160]&lt;=[.U$1]; [.$I160]&gt;[.T$1]))" office:value-type="float" office:value="0">
            <text:p>0</text:p>
          </table:table-cell>
          <table:table-cell table:formula="of:=N(AND([.$I160]&lt;=[.V$1]; [.$I160]&gt;[.U$1]))" office:value-type="float" office:value="0">
            <text:p>0</text:p>
          </table:table-cell>
          <table:table-cell table:formula="of:=N(AND([.$I160]&lt;=[.W$1]; [.$I160]&gt;[.V$1]))" office:value-type="float" office:value="0">
            <text:p>0</text:p>
          </table:table-cell>
          <table:table-cell table:formula="of:=N(AND([.$I160]&lt;=[.X$1]; [.$I160]&gt;[.W$1]))" office:value-type="float" office:value="0">
            <text:p>0</text:p>
          </table:table-cell>
          <table:table-cell table:formula="of:=N(AND([.$I160]&lt;=[.Y$1]; [.$I160]&gt;[.X$1]))" office:value-type="float" office:value="0">
            <text:p>0</text:p>
          </table:table-cell>
          <table:table-cell table:formula="of:=N(AND([.$I160]&lt;=[.Z$1]; [.$I160]&gt;[.Y$1]))" office:value-type="float" office:value="0">
            <text:p>0</text:p>
          </table:table-cell>
          <table:table-cell table:formula="of:=N(AND([.$I160]&lt;=[.AA$1]; [.$I160]&gt;[.Z$1]))" office:value-type="float" office:value="0">
            <text:p>0</text:p>
          </table:table-cell>
          <table:table-cell table:formula="of:=N(AND([.$I160]&lt;=[.AB$1]; [.$I160]&gt;[.AA$1]))" office:value-type="float" office:value="0">
            <text:p>0</text:p>
          </table:table-cell>
          <table:table-cell table:formula="of:=N(AND([.$I160]&lt;=[.AC$1]; [.$I160]&gt;[.AB$1]))" office:value-type="float" office:value="0">
            <text:p>0</text:p>
          </table:table-cell>
          <table:table-cell table:formula="of:=N(AND([.$I160]&lt;=[.AD$1]; [.$I160]&gt;[.AC$1]))" office:value-type="float" office:value="0">
            <text:p>0</text:p>
          </table:table-cell>
          <table:table-cell table:formula="of:=N(AND([.$I160]&lt;=[.AE$1]; [.$I160]&gt;[.AD$1]))" office:value-type="float" office:value="0">
            <text:p>0</text:p>
          </table:table-cell>
          <table:table-cell table:formula="of:=N(AND([.$I160]&lt;=[.AF$1]; [.$I160]&gt;[.AE$1]))" office:value-type="float" office:value="0">
            <text:p>0</text:p>
          </table:table-cell>
          <table:table-cell table:formula="of:=N(AND([.$I160]&lt;=[.AG$1]; [.$I160]&gt;[.AF$1]))" office:value-type="float" office:value="0">
            <text:p>0</text:p>
          </table:table-cell>
          <table:table-cell table:formula="of:=N(AND([.$I160]&lt;=[.AH$1]; [.$I160]&gt;[.AG$1]))" office:value-type="float" office:value="0">
            <text:p>0</text:p>
          </table:table-cell>
          <table:table-cell table:formula="of:=N(AND([.$I160]&lt;=[.AI$1]; [.$I16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52:30Z</text:p>
          </table:table-cell>
          <table:table-cell office:value-type="float" office:value="6285">
            <text:p>6285</text:p>
          </table:table-cell>
          <table:table-cell/>
          <table:table-cell office:value-type="float" office:value="347000">
            <text:p>347000</text:p>
          </table:table-cell>
          <table:table-cell office:value-type="float" office:value="551">
            <text:p>551</text:p>
          </table:table-cell>
          <table:table-cell table:formula="of:=N(AND([.$I161]&lt;=[.K$1]; [.$I161]&gt;[.J$1]))" office:value-type="float" office:value="0">
            <text:p>0</text:p>
          </table:table-cell>
          <table:table-cell table:formula="of:=N(AND([.$I161]&lt;=[.L$1]; [.$I161]&gt;[.K$1]))" office:value-type="float" office:value="0">
            <text:p>0</text:p>
          </table:table-cell>
          <table:table-cell table:formula="of:=N(AND([.$I161]&lt;=[.M$1]; [.$I161]&gt;[.L$1]))" office:value-type="float" office:value="0">
            <text:p>0</text:p>
          </table:table-cell>
          <table:table-cell table:formula="of:=N(AND([.$I161]&lt;=[.N$1]; [.$I161]&gt;[.M$1]))" office:value-type="float" office:value="0">
            <text:p>0</text:p>
          </table:table-cell>
          <table:table-cell table:formula="of:=N(AND([.$I161]&lt;=[.O$1]; [.$I161]&gt;[.N$1]))" office:value-type="float" office:value="0">
            <text:p>0</text:p>
          </table:table-cell>
          <table:table-cell table:formula="of:=N(AND([.$I161]&lt;=[.P$1]; [.$I161]&gt;[.O$1]))" office:value-type="float" office:value="0">
            <text:p>0</text:p>
          </table:table-cell>
          <table:table-cell table:formula="of:=N(AND([.$I161]&lt;=[.Q$1]; [.$I161]&gt;[.P$1]))" office:value-type="float" office:value="0">
            <text:p>0</text:p>
          </table:table-cell>
          <table:table-cell table:formula="of:=N(AND([.$I161]&lt;=[.R$1]; [.$I161]&gt;[.Q$1]))" office:value-type="float" office:value="0">
            <text:p>0</text:p>
          </table:table-cell>
          <table:table-cell table:formula="of:=N(AND([.$I161]&lt;=[.S$1]; [.$I161]&gt;[.R$1]))" office:value-type="float" office:value="0">
            <text:p>0</text:p>
          </table:table-cell>
          <table:table-cell table:formula="of:=N(AND([.$I161]&lt;=[.T$1]; [.$I161]&gt;[.S$1]))" office:value-type="float" office:value="0">
            <text:p>0</text:p>
          </table:table-cell>
          <table:table-cell table:formula="of:=N(AND([.$I161]&lt;=[.U$1]; [.$I161]&gt;[.T$1]))" office:value-type="float" office:value="0">
            <text:p>0</text:p>
          </table:table-cell>
          <table:table-cell table:formula="of:=N(AND([.$I161]&lt;=[.V$1]; [.$I161]&gt;[.U$1]))" office:value-type="float" office:value="1">
            <text:p>1</text:p>
          </table:table-cell>
          <table:table-cell table:formula="of:=N(AND([.$I161]&lt;=[.W$1]; [.$I161]&gt;[.V$1]))" office:value-type="float" office:value="0">
            <text:p>0</text:p>
          </table:table-cell>
          <table:table-cell table:formula="of:=N(AND([.$I161]&lt;=[.X$1]; [.$I161]&gt;[.W$1]))" office:value-type="float" office:value="0">
            <text:p>0</text:p>
          </table:table-cell>
          <table:table-cell table:formula="of:=N(AND([.$I161]&lt;=[.Y$1]; [.$I161]&gt;[.X$1]))" office:value-type="float" office:value="0">
            <text:p>0</text:p>
          </table:table-cell>
          <table:table-cell table:formula="of:=N(AND([.$I161]&lt;=[.Z$1]; [.$I161]&gt;[.Y$1]))" office:value-type="float" office:value="0">
            <text:p>0</text:p>
          </table:table-cell>
          <table:table-cell table:formula="of:=N(AND([.$I161]&lt;=[.AA$1]; [.$I161]&gt;[.Z$1]))" office:value-type="float" office:value="0">
            <text:p>0</text:p>
          </table:table-cell>
          <table:table-cell table:formula="of:=N(AND([.$I161]&lt;=[.AB$1]; [.$I161]&gt;[.AA$1]))" office:value-type="float" office:value="0">
            <text:p>0</text:p>
          </table:table-cell>
          <table:table-cell table:formula="of:=N(AND([.$I161]&lt;=[.AC$1]; [.$I161]&gt;[.AB$1]))" office:value-type="float" office:value="0">
            <text:p>0</text:p>
          </table:table-cell>
          <table:table-cell table:formula="of:=N(AND([.$I161]&lt;=[.AD$1]; [.$I161]&gt;[.AC$1]))" office:value-type="float" office:value="0">
            <text:p>0</text:p>
          </table:table-cell>
          <table:table-cell table:formula="of:=N(AND([.$I161]&lt;=[.AE$1]; [.$I161]&gt;[.AD$1]))" office:value-type="float" office:value="0">
            <text:p>0</text:p>
          </table:table-cell>
          <table:table-cell table:formula="of:=N(AND([.$I161]&lt;=[.AF$1]; [.$I161]&gt;[.AE$1]))" office:value-type="float" office:value="0">
            <text:p>0</text:p>
          </table:table-cell>
          <table:table-cell table:formula="of:=N(AND([.$I161]&lt;=[.AG$1]; [.$I161]&gt;[.AF$1]))" office:value-type="float" office:value="0">
            <text:p>0</text:p>
          </table:table-cell>
          <table:table-cell table:formula="of:=N(AND([.$I161]&lt;=[.AH$1]; [.$I161]&gt;[.AG$1]))" office:value-type="float" office:value="0">
            <text:p>0</text:p>
          </table:table-cell>
          <table:table-cell table:formula="of:=N(AND([.$I161]&lt;=[.AI$1]; [.$I16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2:55Z</text:p>
          </table:table-cell>
          <table:table-cell office:value-type="float" office:value="4264">
            <text:p>4264</text:p>
          </table:table-cell>
          <table:table-cell/>
          <table:table-cell office:value-type="float" office:value="225000">
            <text:p>225000</text:p>
          </table:table-cell>
          <table:table-cell office:value-type="float" office:value="821">
            <text:p>821</text:p>
          </table:table-cell>
          <table:table-cell table:formula="of:=N(AND([.$I162]&lt;=[.K$1]; [.$I162]&gt;[.J$1]))" office:value-type="float" office:value="0">
            <text:p>0</text:p>
          </table:table-cell>
          <table:table-cell table:formula="of:=N(AND([.$I162]&lt;=[.L$1]; [.$I162]&gt;[.K$1]))" office:value-type="float" office:value="0">
            <text:p>0</text:p>
          </table:table-cell>
          <table:table-cell table:formula="of:=N(AND([.$I162]&lt;=[.M$1]; [.$I162]&gt;[.L$1]))" office:value-type="float" office:value="0">
            <text:p>0</text:p>
          </table:table-cell>
          <table:table-cell table:formula="of:=N(AND([.$I162]&lt;=[.N$1]; [.$I162]&gt;[.M$1]))" office:value-type="float" office:value="0">
            <text:p>0</text:p>
          </table:table-cell>
          <table:table-cell table:formula="of:=N(AND([.$I162]&lt;=[.O$1]; [.$I162]&gt;[.N$1]))" office:value-type="float" office:value="0">
            <text:p>0</text:p>
          </table:table-cell>
          <table:table-cell table:formula="of:=N(AND([.$I162]&lt;=[.P$1]; [.$I162]&gt;[.O$1]))" office:value-type="float" office:value="0">
            <text:p>0</text:p>
          </table:table-cell>
          <table:table-cell table:formula="of:=N(AND([.$I162]&lt;=[.Q$1]; [.$I162]&gt;[.P$1]))" office:value-type="float" office:value="0">
            <text:p>0</text:p>
          </table:table-cell>
          <table:table-cell table:formula="of:=N(AND([.$I162]&lt;=[.R$1]; [.$I162]&gt;[.Q$1]))" office:value-type="float" office:value="1">
            <text:p>1</text:p>
          </table:table-cell>
          <table:table-cell table:formula="of:=N(AND([.$I162]&lt;=[.S$1]; [.$I162]&gt;[.R$1]))" office:value-type="float" office:value="0">
            <text:p>0</text:p>
          </table:table-cell>
          <table:table-cell table:formula="of:=N(AND([.$I162]&lt;=[.T$1]; [.$I162]&gt;[.S$1]))" office:value-type="float" office:value="0">
            <text:p>0</text:p>
          </table:table-cell>
          <table:table-cell table:formula="of:=N(AND([.$I162]&lt;=[.U$1]; [.$I162]&gt;[.T$1]))" office:value-type="float" office:value="0">
            <text:p>0</text:p>
          </table:table-cell>
          <table:table-cell table:formula="of:=N(AND([.$I162]&lt;=[.V$1]; [.$I162]&gt;[.U$1]))" office:value-type="float" office:value="0">
            <text:p>0</text:p>
          </table:table-cell>
          <table:table-cell table:formula="of:=N(AND([.$I162]&lt;=[.W$1]; [.$I162]&gt;[.V$1]))" office:value-type="float" office:value="0">
            <text:p>0</text:p>
          </table:table-cell>
          <table:table-cell table:formula="of:=N(AND([.$I162]&lt;=[.X$1]; [.$I162]&gt;[.W$1]))" office:value-type="float" office:value="0">
            <text:p>0</text:p>
          </table:table-cell>
          <table:table-cell table:formula="of:=N(AND([.$I162]&lt;=[.Y$1]; [.$I162]&gt;[.X$1]))" office:value-type="float" office:value="0">
            <text:p>0</text:p>
          </table:table-cell>
          <table:table-cell table:formula="of:=N(AND([.$I162]&lt;=[.Z$1]; [.$I162]&gt;[.Y$1]))" office:value-type="float" office:value="0">
            <text:p>0</text:p>
          </table:table-cell>
          <table:table-cell table:formula="of:=N(AND([.$I162]&lt;=[.AA$1]; [.$I162]&gt;[.Z$1]))" office:value-type="float" office:value="0">
            <text:p>0</text:p>
          </table:table-cell>
          <table:table-cell table:formula="of:=N(AND([.$I162]&lt;=[.AB$1]; [.$I162]&gt;[.AA$1]))" office:value-type="float" office:value="0">
            <text:p>0</text:p>
          </table:table-cell>
          <table:table-cell table:formula="of:=N(AND([.$I162]&lt;=[.AC$1]; [.$I162]&gt;[.AB$1]))" office:value-type="float" office:value="0">
            <text:p>0</text:p>
          </table:table-cell>
          <table:table-cell table:formula="of:=N(AND([.$I162]&lt;=[.AD$1]; [.$I162]&gt;[.AC$1]))" office:value-type="float" office:value="0">
            <text:p>0</text:p>
          </table:table-cell>
          <table:table-cell table:formula="of:=N(AND([.$I162]&lt;=[.AE$1]; [.$I162]&gt;[.AD$1]))" office:value-type="float" office:value="0">
            <text:p>0</text:p>
          </table:table-cell>
          <table:table-cell table:formula="of:=N(AND([.$I162]&lt;=[.AF$1]; [.$I162]&gt;[.AE$1]))" office:value-type="float" office:value="0">
            <text:p>0</text:p>
          </table:table-cell>
          <table:table-cell table:formula="of:=N(AND([.$I162]&lt;=[.AG$1]; [.$I162]&gt;[.AF$1]))" office:value-type="float" office:value="0">
            <text:p>0</text:p>
          </table:table-cell>
          <table:table-cell table:formula="of:=N(AND([.$I162]&lt;=[.AH$1]; [.$I162]&gt;[.AG$1]))" office:value-type="float" office:value="0">
            <text:p>0</text:p>
          </table:table-cell>
          <table:table-cell table:formula="of:=N(AND([.$I162]&lt;=[.AI$1]; [.$I16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3:22Z</text:p>
          </table:table-cell>
          <table:table-cell office:value-type="float" office:value="3919">
            <text:p>3919</text:p>
          </table:table-cell>
          <table:table-cell/>
          <table:table-cell office:value-type="float" office:value="263000">
            <text:p>263000</text:p>
          </table:table-cell>
          <table:table-cell office:value-type="float" office:value="821">
            <text:p>821</text:p>
          </table:table-cell>
          <table:table-cell table:formula="of:=N(AND([.$I163]&lt;=[.K$1]; [.$I163]&gt;[.J$1]))" office:value-type="float" office:value="0">
            <text:p>0</text:p>
          </table:table-cell>
          <table:table-cell table:formula="of:=N(AND([.$I163]&lt;=[.L$1]; [.$I163]&gt;[.K$1]))" office:value-type="float" office:value="0">
            <text:p>0</text:p>
          </table:table-cell>
          <table:table-cell table:formula="of:=N(AND([.$I163]&lt;=[.M$1]; [.$I163]&gt;[.L$1]))" office:value-type="float" office:value="0">
            <text:p>0</text:p>
          </table:table-cell>
          <table:table-cell table:formula="of:=N(AND([.$I163]&lt;=[.N$1]; [.$I163]&gt;[.M$1]))" office:value-type="float" office:value="0">
            <text:p>0</text:p>
          </table:table-cell>
          <table:table-cell table:formula="of:=N(AND([.$I163]&lt;=[.O$1]; [.$I163]&gt;[.N$1]))" office:value-type="float" office:value="0">
            <text:p>0</text:p>
          </table:table-cell>
          <table:table-cell table:formula="of:=N(AND([.$I163]&lt;=[.P$1]; [.$I163]&gt;[.O$1]))" office:value-type="float" office:value="0">
            <text:p>0</text:p>
          </table:table-cell>
          <table:table-cell table:formula="of:=N(AND([.$I163]&lt;=[.Q$1]; [.$I163]&gt;[.P$1]))" office:value-type="float" office:value="0">
            <text:p>0</text:p>
          </table:table-cell>
          <table:table-cell table:formula="of:=N(AND([.$I163]&lt;=[.R$1]; [.$I163]&gt;[.Q$1]))" office:value-type="float" office:value="0">
            <text:p>0</text:p>
          </table:table-cell>
          <table:table-cell table:formula="of:=N(AND([.$I163]&lt;=[.S$1]; [.$I163]&gt;[.R$1]))" office:value-type="float" office:value="1">
            <text:p>1</text:p>
          </table:table-cell>
          <table:table-cell table:formula="of:=N(AND([.$I163]&lt;=[.T$1]; [.$I163]&gt;[.S$1]))" office:value-type="float" office:value="0">
            <text:p>0</text:p>
          </table:table-cell>
          <table:table-cell table:formula="of:=N(AND([.$I163]&lt;=[.U$1]; [.$I163]&gt;[.T$1]))" office:value-type="float" office:value="0">
            <text:p>0</text:p>
          </table:table-cell>
          <table:table-cell table:formula="of:=N(AND([.$I163]&lt;=[.V$1]; [.$I163]&gt;[.U$1]))" office:value-type="float" office:value="0">
            <text:p>0</text:p>
          </table:table-cell>
          <table:table-cell table:formula="of:=N(AND([.$I163]&lt;=[.W$1]; [.$I163]&gt;[.V$1]))" office:value-type="float" office:value="0">
            <text:p>0</text:p>
          </table:table-cell>
          <table:table-cell table:formula="of:=N(AND([.$I163]&lt;=[.X$1]; [.$I163]&gt;[.W$1]))" office:value-type="float" office:value="0">
            <text:p>0</text:p>
          </table:table-cell>
          <table:table-cell table:formula="of:=N(AND([.$I163]&lt;=[.Y$1]; [.$I163]&gt;[.X$1]))" office:value-type="float" office:value="0">
            <text:p>0</text:p>
          </table:table-cell>
          <table:table-cell table:formula="of:=N(AND([.$I163]&lt;=[.Z$1]; [.$I163]&gt;[.Y$1]))" office:value-type="float" office:value="0">
            <text:p>0</text:p>
          </table:table-cell>
          <table:table-cell table:formula="of:=N(AND([.$I163]&lt;=[.AA$1]; [.$I163]&gt;[.Z$1]))" office:value-type="float" office:value="0">
            <text:p>0</text:p>
          </table:table-cell>
          <table:table-cell table:formula="of:=N(AND([.$I163]&lt;=[.AB$1]; [.$I163]&gt;[.AA$1]))" office:value-type="float" office:value="0">
            <text:p>0</text:p>
          </table:table-cell>
          <table:table-cell table:formula="of:=N(AND([.$I163]&lt;=[.AC$1]; [.$I163]&gt;[.AB$1]))" office:value-type="float" office:value="0">
            <text:p>0</text:p>
          </table:table-cell>
          <table:table-cell table:formula="of:=N(AND([.$I163]&lt;=[.AD$1]; [.$I163]&gt;[.AC$1]))" office:value-type="float" office:value="0">
            <text:p>0</text:p>
          </table:table-cell>
          <table:table-cell table:formula="of:=N(AND([.$I163]&lt;=[.AE$1]; [.$I163]&gt;[.AD$1]))" office:value-type="float" office:value="0">
            <text:p>0</text:p>
          </table:table-cell>
          <table:table-cell table:formula="of:=N(AND([.$I163]&lt;=[.AF$1]; [.$I163]&gt;[.AE$1]))" office:value-type="float" office:value="0">
            <text:p>0</text:p>
          </table:table-cell>
          <table:table-cell table:formula="of:=N(AND([.$I163]&lt;=[.AG$1]; [.$I163]&gt;[.AF$1]))" office:value-type="float" office:value="0">
            <text:p>0</text:p>
          </table:table-cell>
          <table:table-cell table:formula="of:=N(AND([.$I163]&lt;=[.AH$1]; [.$I163]&gt;[.AG$1]))" office:value-type="float" office:value="0">
            <text:p>0</text:p>
          </table:table-cell>
          <table:table-cell table:formula="of:=N(AND([.$I163]&lt;=[.AI$1]; [.$I16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4:45Z</text:p>
          </table:table-cell>
          <table:table-cell office:value-type="float" office:value="4131">
            <text:p>4131</text:p>
          </table:table-cell>
          <table:table-cell/>
          <table:table-cell office:value-type="float" office:value="148000">
            <text:p>148000</text:p>
          </table:table-cell>
          <table:table-cell office:value-type="float" office:value="821">
            <text:p>821</text:p>
          </table:table-cell>
          <table:table-cell table:formula="of:=N(AND([.$I164]&lt;=[.K$1]; [.$I164]&gt;[.J$1]))" office:value-type="float" office:value="0">
            <text:p>0</text:p>
          </table:table-cell>
          <table:table-cell table:formula="of:=N(AND([.$I164]&lt;=[.L$1]; [.$I164]&gt;[.K$1]))" office:value-type="float" office:value="0">
            <text:p>0</text:p>
          </table:table-cell>
          <table:table-cell table:formula="of:=N(AND([.$I164]&lt;=[.M$1]; [.$I164]&gt;[.L$1]))" office:value-type="float" office:value="0">
            <text:p>0</text:p>
          </table:table-cell>
          <table:table-cell table:formula="of:=N(AND([.$I164]&lt;=[.N$1]; [.$I164]&gt;[.M$1]))" office:value-type="float" office:value="0">
            <text:p>0</text:p>
          </table:table-cell>
          <table:table-cell table:formula="of:=N(AND([.$I164]&lt;=[.O$1]; [.$I164]&gt;[.N$1]))" office:value-type="float" office:value="1">
            <text:p>1</text:p>
          </table:table-cell>
          <table:table-cell table:formula="of:=N(AND([.$I164]&lt;=[.P$1]; [.$I164]&gt;[.O$1]))" office:value-type="float" office:value="0">
            <text:p>0</text:p>
          </table:table-cell>
          <table:table-cell table:formula="of:=N(AND([.$I164]&lt;=[.Q$1]; [.$I164]&gt;[.P$1]))" office:value-type="float" office:value="0">
            <text:p>0</text:p>
          </table:table-cell>
          <table:table-cell table:formula="of:=N(AND([.$I164]&lt;=[.R$1]; [.$I164]&gt;[.Q$1]))" office:value-type="float" office:value="0">
            <text:p>0</text:p>
          </table:table-cell>
          <table:table-cell table:formula="of:=N(AND([.$I164]&lt;=[.S$1]; [.$I164]&gt;[.R$1]))" office:value-type="float" office:value="0">
            <text:p>0</text:p>
          </table:table-cell>
          <table:table-cell table:formula="of:=N(AND([.$I164]&lt;=[.T$1]; [.$I164]&gt;[.S$1]))" office:value-type="float" office:value="0">
            <text:p>0</text:p>
          </table:table-cell>
          <table:table-cell table:formula="of:=N(AND([.$I164]&lt;=[.U$1]; [.$I164]&gt;[.T$1]))" office:value-type="float" office:value="0">
            <text:p>0</text:p>
          </table:table-cell>
          <table:table-cell table:formula="of:=N(AND([.$I164]&lt;=[.V$1]; [.$I164]&gt;[.U$1]))" office:value-type="float" office:value="0">
            <text:p>0</text:p>
          </table:table-cell>
          <table:table-cell table:formula="of:=N(AND([.$I164]&lt;=[.W$1]; [.$I164]&gt;[.V$1]))" office:value-type="float" office:value="0">
            <text:p>0</text:p>
          </table:table-cell>
          <table:table-cell table:formula="of:=N(AND([.$I164]&lt;=[.X$1]; [.$I164]&gt;[.W$1]))" office:value-type="float" office:value="0">
            <text:p>0</text:p>
          </table:table-cell>
          <table:table-cell table:formula="of:=N(AND([.$I164]&lt;=[.Y$1]; [.$I164]&gt;[.X$1]))" office:value-type="float" office:value="0">
            <text:p>0</text:p>
          </table:table-cell>
          <table:table-cell table:formula="of:=N(AND([.$I164]&lt;=[.Z$1]; [.$I164]&gt;[.Y$1]))" office:value-type="float" office:value="0">
            <text:p>0</text:p>
          </table:table-cell>
          <table:table-cell table:formula="of:=N(AND([.$I164]&lt;=[.AA$1]; [.$I164]&gt;[.Z$1]))" office:value-type="float" office:value="0">
            <text:p>0</text:p>
          </table:table-cell>
          <table:table-cell table:formula="of:=N(AND([.$I164]&lt;=[.AB$1]; [.$I164]&gt;[.AA$1]))" office:value-type="float" office:value="0">
            <text:p>0</text:p>
          </table:table-cell>
          <table:table-cell table:formula="of:=N(AND([.$I164]&lt;=[.AC$1]; [.$I164]&gt;[.AB$1]))" office:value-type="float" office:value="0">
            <text:p>0</text:p>
          </table:table-cell>
          <table:table-cell table:formula="of:=N(AND([.$I164]&lt;=[.AD$1]; [.$I164]&gt;[.AC$1]))" office:value-type="float" office:value="0">
            <text:p>0</text:p>
          </table:table-cell>
          <table:table-cell table:formula="of:=N(AND([.$I164]&lt;=[.AE$1]; [.$I164]&gt;[.AD$1]))" office:value-type="float" office:value="0">
            <text:p>0</text:p>
          </table:table-cell>
          <table:table-cell table:formula="of:=N(AND([.$I164]&lt;=[.AF$1]; [.$I164]&gt;[.AE$1]))" office:value-type="float" office:value="0">
            <text:p>0</text:p>
          </table:table-cell>
          <table:table-cell table:formula="of:=N(AND([.$I164]&lt;=[.AG$1]; [.$I164]&gt;[.AF$1]))" office:value-type="float" office:value="0">
            <text:p>0</text:p>
          </table:table-cell>
          <table:table-cell table:formula="of:=N(AND([.$I164]&lt;=[.AH$1]; [.$I164]&gt;[.AG$1]))" office:value-type="float" office:value="0">
            <text:p>0</text:p>
          </table:table-cell>
          <table:table-cell table:formula="of:=N(AND([.$I164]&lt;=[.AI$1]; [.$I16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5:12Z</text:p>
          </table:table-cell>
          <table:table-cell office:value-type="float" office:value="3897">
            <text:p>3897</text:p>
          </table:table-cell>
          <table:table-cell/>
          <table:table-cell office:value-type="float" office:value="93000">
            <text:p>93000</text:p>
          </table:table-cell>
          <table:table-cell office:value-type="float" office:value="1091">
            <text:p>1091</text:p>
          </table:table-cell>
          <table:table-cell table:formula="of:=N(AND([.$I165]&lt;=[.K$1]; [.$I165]&gt;[.J$1]))" office:value-type="float" office:value="0">
            <text:p>0</text:p>
          </table:table-cell>
          <table:table-cell table:formula="of:=N(AND([.$I165]&lt;=[.L$1]; [.$I165]&gt;[.K$1]))" office:value-type="float" office:value="0">
            <text:p>0</text:p>
          </table:table-cell>
          <table:table-cell table:formula="of:=N(AND([.$I165]&lt;=[.M$1]; [.$I165]&gt;[.L$1]))" office:value-type="float" office:value="0">
            <text:p>0</text:p>
          </table:table-cell>
          <table:table-cell table:formula="of:=N(AND([.$I165]&lt;=[.N$1]; [.$I165]&gt;[.M$1]))" office:value-type="float" office:value="1">
            <text:p>1</text:p>
          </table:table-cell>
          <table:table-cell table:formula="of:=N(AND([.$I165]&lt;=[.O$1]; [.$I165]&gt;[.N$1]))" office:value-type="float" office:value="0">
            <text:p>0</text:p>
          </table:table-cell>
          <table:table-cell table:formula="of:=N(AND([.$I165]&lt;=[.P$1]; [.$I165]&gt;[.O$1]))" office:value-type="float" office:value="0">
            <text:p>0</text:p>
          </table:table-cell>
          <table:table-cell table:formula="of:=N(AND([.$I165]&lt;=[.Q$1]; [.$I165]&gt;[.P$1]))" office:value-type="float" office:value="0">
            <text:p>0</text:p>
          </table:table-cell>
          <table:table-cell table:formula="of:=N(AND([.$I165]&lt;=[.R$1]; [.$I165]&gt;[.Q$1]))" office:value-type="float" office:value="0">
            <text:p>0</text:p>
          </table:table-cell>
          <table:table-cell table:formula="of:=N(AND([.$I165]&lt;=[.S$1]; [.$I165]&gt;[.R$1]))" office:value-type="float" office:value="0">
            <text:p>0</text:p>
          </table:table-cell>
          <table:table-cell table:formula="of:=N(AND([.$I165]&lt;=[.T$1]; [.$I165]&gt;[.S$1]))" office:value-type="float" office:value="0">
            <text:p>0</text:p>
          </table:table-cell>
          <table:table-cell table:formula="of:=N(AND([.$I165]&lt;=[.U$1]; [.$I165]&gt;[.T$1]))" office:value-type="float" office:value="0">
            <text:p>0</text:p>
          </table:table-cell>
          <table:table-cell table:formula="of:=N(AND([.$I165]&lt;=[.V$1]; [.$I165]&gt;[.U$1]))" office:value-type="float" office:value="0">
            <text:p>0</text:p>
          </table:table-cell>
          <table:table-cell table:formula="of:=N(AND([.$I165]&lt;=[.W$1]; [.$I165]&gt;[.V$1]))" office:value-type="float" office:value="0">
            <text:p>0</text:p>
          </table:table-cell>
          <table:table-cell table:formula="of:=N(AND([.$I165]&lt;=[.X$1]; [.$I165]&gt;[.W$1]))" office:value-type="float" office:value="0">
            <text:p>0</text:p>
          </table:table-cell>
          <table:table-cell table:formula="of:=N(AND([.$I165]&lt;=[.Y$1]; [.$I165]&gt;[.X$1]))" office:value-type="float" office:value="0">
            <text:p>0</text:p>
          </table:table-cell>
          <table:table-cell table:formula="of:=N(AND([.$I165]&lt;=[.Z$1]; [.$I165]&gt;[.Y$1]))" office:value-type="float" office:value="0">
            <text:p>0</text:p>
          </table:table-cell>
          <table:table-cell table:formula="of:=N(AND([.$I165]&lt;=[.AA$1]; [.$I165]&gt;[.Z$1]))" office:value-type="float" office:value="0">
            <text:p>0</text:p>
          </table:table-cell>
          <table:table-cell table:formula="of:=N(AND([.$I165]&lt;=[.AB$1]; [.$I165]&gt;[.AA$1]))" office:value-type="float" office:value="0">
            <text:p>0</text:p>
          </table:table-cell>
          <table:table-cell table:formula="of:=N(AND([.$I165]&lt;=[.AC$1]; [.$I165]&gt;[.AB$1]))" office:value-type="float" office:value="0">
            <text:p>0</text:p>
          </table:table-cell>
          <table:table-cell table:formula="of:=N(AND([.$I165]&lt;=[.AD$1]; [.$I165]&gt;[.AC$1]))" office:value-type="float" office:value="0">
            <text:p>0</text:p>
          </table:table-cell>
          <table:table-cell table:formula="of:=N(AND([.$I165]&lt;=[.AE$1]; [.$I165]&gt;[.AD$1]))" office:value-type="float" office:value="0">
            <text:p>0</text:p>
          </table:table-cell>
          <table:table-cell table:formula="of:=N(AND([.$I165]&lt;=[.AF$1]; [.$I165]&gt;[.AE$1]))" office:value-type="float" office:value="0">
            <text:p>0</text:p>
          </table:table-cell>
          <table:table-cell table:formula="of:=N(AND([.$I165]&lt;=[.AG$1]; [.$I165]&gt;[.AF$1]))" office:value-type="float" office:value="0">
            <text:p>0</text:p>
          </table:table-cell>
          <table:table-cell table:formula="of:=N(AND([.$I165]&lt;=[.AH$1]; [.$I165]&gt;[.AG$1]))" office:value-type="float" office:value="0">
            <text:p>0</text:p>
          </table:table-cell>
          <table:table-cell table:formula="of:=N(AND([.$I165]&lt;=[.AI$1]; [.$I16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5:39Z</text:p>
          </table:table-cell>
          <table:table-cell office:value-type="float" office:value="4038">
            <text:p>4038</text:p>
          </table:table-cell>
          <table:table-cell/>
          <table:table-cell office:value-type="float" office:value="95000">
            <text:p>95000</text:p>
          </table:table-cell>
          <table:table-cell office:value-type="float" office:value="1091">
            <text:p>1091</text:p>
          </table:table-cell>
          <table:table-cell table:formula="of:=N(AND([.$I166]&lt;=[.K$1]; [.$I166]&gt;[.J$1]))" office:value-type="float" office:value="0">
            <text:p>0</text:p>
          </table:table-cell>
          <table:table-cell table:formula="of:=N(AND([.$I166]&lt;=[.L$1]; [.$I166]&gt;[.K$1]))" office:value-type="float" office:value="0">
            <text:p>0</text:p>
          </table:table-cell>
          <table:table-cell table:formula="of:=N(AND([.$I166]&lt;=[.M$1]; [.$I166]&gt;[.L$1]))" office:value-type="float" office:value="0">
            <text:p>0</text:p>
          </table:table-cell>
          <table:table-cell table:formula="of:=N(AND([.$I166]&lt;=[.N$1]; [.$I166]&gt;[.M$1]))" office:value-type="float" office:value="1">
            <text:p>1</text:p>
          </table:table-cell>
          <table:table-cell table:formula="of:=N(AND([.$I166]&lt;=[.O$1]; [.$I166]&gt;[.N$1]))" office:value-type="float" office:value="0">
            <text:p>0</text:p>
          </table:table-cell>
          <table:table-cell table:formula="of:=N(AND([.$I166]&lt;=[.P$1]; [.$I166]&gt;[.O$1]))" office:value-type="float" office:value="0">
            <text:p>0</text:p>
          </table:table-cell>
          <table:table-cell table:formula="of:=N(AND([.$I166]&lt;=[.Q$1]; [.$I166]&gt;[.P$1]))" office:value-type="float" office:value="0">
            <text:p>0</text:p>
          </table:table-cell>
          <table:table-cell table:formula="of:=N(AND([.$I166]&lt;=[.R$1]; [.$I166]&gt;[.Q$1]))" office:value-type="float" office:value="0">
            <text:p>0</text:p>
          </table:table-cell>
          <table:table-cell table:formula="of:=N(AND([.$I166]&lt;=[.S$1]; [.$I166]&gt;[.R$1]))" office:value-type="float" office:value="0">
            <text:p>0</text:p>
          </table:table-cell>
          <table:table-cell table:formula="of:=N(AND([.$I166]&lt;=[.T$1]; [.$I166]&gt;[.S$1]))" office:value-type="float" office:value="0">
            <text:p>0</text:p>
          </table:table-cell>
          <table:table-cell table:formula="of:=N(AND([.$I166]&lt;=[.U$1]; [.$I166]&gt;[.T$1]))" office:value-type="float" office:value="0">
            <text:p>0</text:p>
          </table:table-cell>
          <table:table-cell table:formula="of:=N(AND([.$I166]&lt;=[.V$1]; [.$I166]&gt;[.U$1]))" office:value-type="float" office:value="0">
            <text:p>0</text:p>
          </table:table-cell>
          <table:table-cell table:formula="of:=N(AND([.$I166]&lt;=[.W$1]; [.$I166]&gt;[.V$1]))" office:value-type="float" office:value="0">
            <text:p>0</text:p>
          </table:table-cell>
          <table:table-cell table:formula="of:=N(AND([.$I166]&lt;=[.X$1]; [.$I166]&gt;[.W$1]))" office:value-type="float" office:value="0">
            <text:p>0</text:p>
          </table:table-cell>
          <table:table-cell table:formula="of:=N(AND([.$I166]&lt;=[.Y$1]; [.$I166]&gt;[.X$1]))" office:value-type="float" office:value="0">
            <text:p>0</text:p>
          </table:table-cell>
          <table:table-cell table:formula="of:=N(AND([.$I166]&lt;=[.Z$1]; [.$I166]&gt;[.Y$1]))" office:value-type="float" office:value="0">
            <text:p>0</text:p>
          </table:table-cell>
          <table:table-cell table:formula="of:=N(AND([.$I166]&lt;=[.AA$1]; [.$I166]&gt;[.Z$1]))" office:value-type="float" office:value="0">
            <text:p>0</text:p>
          </table:table-cell>
          <table:table-cell table:formula="of:=N(AND([.$I166]&lt;=[.AB$1]; [.$I166]&gt;[.AA$1]))" office:value-type="float" office:value="0">
            <text:p>0</text:p>
          </table:table-cell>
          <table:table-cell table:formula="of:=N(AND([.$I166]&lt;=[.AC$1]; [.$I166]&gt;[.AB$1]))" office:value-type="float" office:value="0">
            <text:p>0</text:p>
          </table:table-cell>
          <table:table-cell table:formula="of:=N(AND([.$I166]&lt;=[.AD$1]; [.$I166]&gt;[.AC$1]))" office:value-type="float" office:value="0">
            <text:p>0</text:p>
          </table:table-cell>
          <table:table-cell table:formula="of:=N(AND([.$I166]&lt;=[.AE$1]; [.$I166]&gt;[.AD$1]))" office:value-type="float" office:value="0">
            <text:p>0</text:p>
          </table:table-cell>
          <table:table-cell table:formula="of:=N(AND([.$I166]&lt;=[.AF$1]; [.$I166]&gt;[.AE$1]))" office:value-type="float" office:value="0">
            <text:p>0</text:p>
          </table:table-cell>
          <table:table-cell table:formula="of:=N(AND([.$I166]&lt;=[.AG$1]; [.$I166]&gt;[.AF$1]))" office:value-type="float" office:value="0">
            <text:p>0</text:p>
          </table:table-cell>
          <table:table-cell table:formula="of:=N(AND([.$I166]&lt;=[.AH$1]; [.$I166]&gt;[.AG$1]))" office:value-type="float" office:value="0">
            <text:p>0</text:p>
          </table:table-cell>
          <table:table-cell table:formula="of:=N(AND([.$I166]&lt;=[.AI$1]; [.$I16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6:08Z</text:p>
          </table:table-cell>
          <table:table-cell office:value-type="float" office:value="5300">
            <text:p>5300</text:p>
          </table:table-cell>
          <table:table-cell/>
          <table:table-cell office:value-type="float" office:value="319000">
            <text:p>319000</text:p>
          </table:table-cell>
          <table:table-cell office:value-type="float" office:value="821">
            <text:p>821</text:p>
          </table:table-cell>
          <table:table-cell table:formula="of:=N(AND([.$I167]&lt;=[.K$1]; [.$I167]&gt;[.J$1]))" office:value-type="float" office:value="0">
            <text:p>0</text:p>
          </table:table-cell>
          <table:table-cell table:formula="of:=N(AND([.$I167]&lt;=[.L$1]; [.$I167]&gt;[.K$1]))" office:value-type="float" office:value="0">
            <text:p>0</text:p>
          </table:table-cell>
          <table:table-cell table:formula="of:=N(AND([.$I167]&lt;=[.M$1]; [.$I167]&gt;[.L$1]))" office:value-type="float" office:value="0">
            <text:p>0</text:p>
          </table:table-cell>
          <table:table-cell table:formula="of:=N(AND([.$I167]&lt;=[.N$1]; [.$I167]&gt;[.M$1]))" office:value-type="float" office:value="0">
            <text:p>0</text:p>
          </table:table-cell>
          <table:table-cell table:formula="of:=N(AND([.$I167]&lt;=[.O$1]; [.$I167]&gt;[.N$1]))" office:value-type="float" office:value="0">
            <text:p>0</text:p>
          </table:table-cell>
          <table:table-cell table:formula="of:=N(AND([.$I167]&lt;=[.P$1]; [.$I167]&gt;[.O$1]))" office:value-type="float" office:value="0">
            <text:p>0</text:p>
          </table:table-cell>
          <table:table-cell table:formula="of:=N(AND([.$I167]&lt;=[.Q$1]; [.$I167]&gt;[.P$1]))" office:value-type="float" office:value="0">
            <text:p>0</text:p>
          </table:table-cell>
          <table:table-cell table:formula="of:=N(AND([.$I167]&lt;=[.R$1]; [.$I167]&gt;[.Q$1]))" office:value-type="float" office:value="0">
            <text:p>0</text:p>
          </table:table-cell>
          <table:table-cell table:formula="of:=N(AND([.$I167]&lt;=[.S$1]; [.$I167]&gt;[.R$1]))" office:value-type="float" office:value="0">
            <text:p>0</text:p>
          </table:table-cell>
          <table:table-cell table:formula="of:=N(AND([.$I167]&lt;=[.T$1]; [.$I167]&gt;[.S$1]))" office:value-type="float" office:value="0">
            <text:p>0</text:p>
          </table:table-cell>
          <table:table-cell table:formula="of:=N(AND([.$I167]&lt;=[.U$1]; [.$I167]&gt;[.T$1]))" office:value-type="float" office:value="1">
            <text:p>1</text:p>
          </table:table-cell>
          <table:table-cell table:formula="of:=N(AND([.$I167]&lt;=[.V$1]; [.$I167]&gt;[.U$1]))" office:value-type="float" office:value="0">
            <text:p>0</text:p>
          </table:table-cell>
          <table:table-cell table:formula="of:=N(AND([.$I167]&lt;=[.W$1]; [.$I167]&gt;[.V$1]))" office:value-type="float" office:value="0">
            <text:p>0</text:p>
          </table:table-cell>
          <table:table-cell table:formula="of:=N(AND([.$I167]&lt;=[.X$1]; [.$I167]&gt;[.W$1]))" office:value-type="float" office:value="0">
            <text:p>0</text:p>
          </table:table-cell>
          <table:table-cell table:formula="of:=N(AND([.$I167]&lt;=[.Y$1]; [.$I167]&gt;[.X$1]))" office:value-type="float" office:value="0">
            <text:p>0</text:p>
          </table:table-cell>
          <table:table-cell table:formula="of:=N(AND([.$I167]&lt;=[.Z$1]; [.$I167]&gt;[.Y$1]))" office:value-type="float" office:value="0">
            <text:p>0</text:p>
          </table:table-cell>
          <table:table-cell table:formula="of:=N(AND([.$I167]&lt;=[.AA$1]; [.$I167]&gt;[.Z$1]))" office:value-type="float" office:value="0">
            <text:p>0</text:p>
          </table:table-cell>
          <table:table-cell table:formula="of:=N(AND([.$I167]&lt;=[.AB$1]; [.$I167]&gt;[.AA$1]))" office:value-type="float" office:value="0">
            <text:p>0</text:p>
          </table:table-cell>
          <table:table-cell table:formula="of:=N(AND([.$I167]&lt;=[.AC$1]; [.$I167]&gt;[.AB$1]))" office:value-type="float" office:value="0">
            <text:p>0</text:p>
          </table:table-cell>
          <table:table-cell table:formula="of:=N(AND([.$I167]&lt;=[.AD$1]; [.$I167]&gt;[.AC$1]))" office:value-type="float" office:value="0">
            <text:p>0</text:p>
          </table:table-cell>
          <table:table-cell table:formula="of:=N(AND([.$I167]&lt;=[.AE$1]; [.$I167]&gt;[.AD$1]))" office:value-type="float" office:value="0">
            <text:p>0</text:p>
          </table:table-cell>
          <table:table-cell table:formula="of:=N(AND([.$I167]&lt;=[.AF$1]; [.$I167]&gt;[.AE$1]))" office:value-type="float" office:value="0">
            <text:p>0</text:p>
          </table:table-cell>
          <table:table-cell table:formula="of:=N(AND([.$I167]&lt;=[.AG$1]; [.$I167]&gt;[.AF$1]))" office:value-type="float" office:value="0">
            <text:p>0</text:p>
          </table:table-cell>
          <table:table-cell table:formula="of:=N(AND([.$I167]&lt;=[.AH$1]; [.$I167]&gt;[.AG$1]))" office:value-type="float" office:value="0">
            <text:p>0</text:p>
          </table:table-cell>
          <table:table-cell table:formula="of:=N(AND([.$I167]&lt;=[.AI$1]; [.$I16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6:33Z</text:p>
          </table:table-cell>
          <table:table-cell office:value-type="float" office:value="3241">
            <text:p>3241</text:p>
          </table:table-cell>
          <table:table-cell/>
          <table:table-cell office:value-type="float" office:value="28000">
            <text:p>28000</text:p>
          </table:table-cell>
          <table:table-cell office:value-type="float" office:value="1091">
            <text:p>1091</text:p>
          </table:table-cell>
          <table:table-cell table:formula="of:=N(AND([.$I168]&lt;=[.K$1]; [.$I168]&gt;[.J$1]))" office:value-type="float" office:value="1">
            <text:p>1</text:p>
          </table:table-cell>
          <table:table-cell table:formula="of:=N(AND([.$I168]&lt;=[.L$1]; [.$I168]&gt;[.K$1]))" office:value-type="float" office:value="0">
            <text:p>0</text:p>
          </table:table-cell>
          <table:table-cell table:formula="of:=N(AND([.$I168]&lt;=[.M$1]; [.$I168]&gt;[.L$1]))" office:value-type="float" office:value="0">
            <text:p>0</text:p>
          </table:table-cell>
          <table:table-cell table:formula="of:=N(AND([.$I168]&lt;=[.N$1]; [.$I168]&gt;[.M$1]))" office:value-type="float" office:value="0">
            <text:p>0</text:p>
          </table:table-cell>
          <table:table-cell table:formula="of:=N(AND([.$I168]&lt;=[.O$1]; [.$I168]&gt;[.N$1]))" office:value-type="float" office:value="0">
            <text:p>0</text:p>
          </table:table-cell>
          <table:table-cell table:formula="of:=N(AND([.$I168]&lt;=[.P$1]; [.$I168]&gt;[.O$1]))" office:value-type="float" office:value="0">
            <text:p>0</text:p>
          </table:table-cell>
          <table:table-cell table:formula="of:=N(AND([.$I168]&lt;=[.Q$1]; [.$I168]&gt;[.P$1]))" office:value-type="float" office:value="0">
            <text:p>0</text:p>
          </table:table-cell>
          <table:table-cell table:formula="of:=N(AND([.$I168]&lt;=[.R$1]; [.$I168]&gt;[.Q$1]))" office:value-type="float" office:value="0">
            <text:p>0</text:p>
          </table:table-cell>
          <table:table-cell table:formula="of:=N(AND([.$I168]&lt;=[.S$1]; [.$I168]&gt;[.R$1]))" office:value-type="float" office:value="0">
            <text:p>0</text:p>
          </table:table-cell>
          <table:table-cell table:formula="of:=N(AND([.$I168]&lt;=[.T$1]; [.$I168]&gt;[.S$1]))" office:value-type="float" office:value="0">
            <text:p>0</text:p>
          </table:table-cell>
          <table:table-cell table:formula="of:=N(AND([.$I168]&lt;=[.U$1]; [.$I168]&gt;[.T$1]))" office:value-type="float" office:value="0">
            <text:p>0</text:p>
          </table:table-cell>
          <table:table-cell table:formula="of:=N(AND([.$I168]&lt;=[.V$1]; [.$I168]&gt;[.U$1]))" office:value-type="float" office:value="0">
            <text:p>0</text:p>
          </table:table-cell>
          <table:table-cell table:formula="of:=N(AND([.$I168]&lt;=[.W$1]; [.$I168]&gt;[.V$1]))" office:value-type="float" office:value="0">
            <text:p>0</text:p>
          </table:table-cell>
          <table:table-cell table:formula="of:=N(AND([.$I168]&lt;=[.X$1]; [.$I168]&gt;[.W$1]))" office:value-type="float" office:value="0">
            <text:p>0</text:p>
          </table:table-cell>
          <table:table-cell table:formula="of:=N(AND([.$I168]&lt;=[.Y$1]; [.$I168]&gt;[.X$1]))" office:value-type="float" office:value="0">
            <text:p>0</text:p>
          </table:table-cell>
          <table:table-cell table:formula="of:=N(AND([.$I168]&lt;=[.Z$1]; [.$I168]&gt;[.Y$1]))" office:value-type="float" office:value="0">
            <text:p>0</text:p>
          </table:table-cell>
          <table:table-cell table:formula="of:=N(AND([.$I168]&lt;=[.AA$1]; [.$I168]&gt;[.Z$1]))" office:value-type="float" office:value="0">
            <text:p>0</text:p>
          </table:table-cell>
          <table:table-cell table:formula="of:=N(AND([.$I168]&lt;=[.AB$1]; [.$I168]&gt;[.AA$1]))" office:value-type="float" office:value="0">
            <text:p>0</text:p>
          </table:table-cell>
          <table:table-cell table:formula="of:=N(AND([.$I168]&lt;=[.AC$1]; [.$I168]&gt;[.AB$1]))" office:value-type="float" office:value="0">
            <text:p>0</text:p>
          </table:table-cell>
          <table:table-cell table:formula="of:=N(AND([.$I168]&lt;=[.AD$1]; [.$I168]&gt;[.AC$1]))" office:value-type="float" office:value="0">
            <text:p>0</text:p>
          </table:table-cell>
          <table:table-cell table:formula="of:=N(AND([.$I168]&lt;=[.AE$1]; [.$I168]&gt;[.AD$1]))" office:value-type="float" office:value="0">
            <text:p>0</text:p>
          </table:table-cell>
          <table:table-cell table:formula="of:=N(AND([.$I168]&lt;=[.AF$1]; [.$I168]&gt;[.AE$1]))" office:value-type="float" office:value="0">
            <text:p>0</text:p>
          </table:table-cell>
          <table:table-cell table:formula="of:=N(AND([.$I168]&lt;=[.AG$1]; [.$I168]&gt;[.AF$1]))" office:value-type="float" office:value="0">
            <text:p>0</text:p>
          </table:table-cell>
          <table:table-cell table:formula="of:=N(AND([.$I168]&lt;=[.AH$1]; [.$I168]&gt;[.AG$1]))" office:value-type="float" office:value="0">
            <text:p>0</text:p>
          </table:table-cell>
          <table:table-cell table:formula="of:=N(AND([.$I168]&lt;=[.AI$1]; [.$I16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7:28Z</text:p>
          </table:table-cell>
          <table:table-cell office:value-type="float" office:value="2739">
            <text:p>2739</text:p>
          </table:table-cell>
          <table:table-cell/>
          <table:table-cell office:value-type="float" office:value="345000">
            <text:p>345000</text:p>
          </table:table-cell>
          <table:table-cell office:value-type="float" office:value="821">
            <text:p>821</text:p>
          </table:table-cell>
          <table:table-cell table:formula="of:=N(AND([.$I169]&lt;=[.K$1]; [.$I169]&gt;[.J$1]))" office:value-type="float" office:value="0">
            <text:p>0</text:p>
          </table:table-cell>
          <table:table-cell table:formula="of:=N(AND([.$I169]&lt;=[.L$1]; [.$I169]&gt;[.K$1]))" office:value-type="float" office:value="0">
            <text:p>0</text:p>
          </table:table-cell>
          <table:table-cell table:formula="of:=N(AND([.$I169]&lt;=[.M$1]; [.$I169]&gt;[.L$1]))" office:value-type="float" office:value="0">
            <text:p>0</text:p>
          </table:table-cell>
          <table:table-cell table:formula="of:=N(AND([.$I169]&lt;=[.N$1]; [.$I169]&gt;[.M$1]))" office:value-type="float" office:value="0">
            <text:p>0</text:p>
          </table:table-cell>
          <table:table-cell table:formula="of:=N(AND([.$I169]&lt;=[.O$1]; [.$I169]&gt;[.N$1]))" office:value-type="float" office:value="0">
            <text:p>0</text:p>
          </table:table-cell>
          <table:table-cell table:formula="of:=N(AND([.$I169]&lt;=[.P$1]; [.$I169]&gt;[.O$1]))" office:value-type="float" office:value="0">
            <text:p>0</text:p>
          </table:table-cell>
          <table:table-cell table:formula="of:=N(AND([.$I169]&lt;=[.Q$1]; [.$I169]&gt;[.P$1]))" office:value-type="float" office:value="0">
            <text:p>0</text:p>
          </table:table-cell>
          <table:table-cell table:formula="of:=N(AND([.$I169]&lt;=[.R$1]; [.$I169]&gt;[.Q$1]))" office:value-type="float" office:value="0">
            <text:p>0</text:p>
          </table:table-cell>
          <table:table-cell table:formula="of:=N(AND([.$I169]&lt;=[.S$1]; [.$I169]&gt;[.R$1]))" office:value-type="float" office:value="0">
            <text:p>0</text:p>
          </table:table-cell>
          <table:table-cell table:formula="of:=N(AND([.$I169]&lt;=[.T$1]; [.$I169]&gt;[.S$1]))" office:value-type="float" office:value="0">
            <text:p>0</text:p>
          </table:table-cell>
          <table:table-cell table:formula="of:=N(AND([.$I169]&lt;=[.U$1]; [.$I169]&gt;[.T$1]))" office:value-type="float" office:value="0">
            <text:p>0</text:p>
          </table:table-cell>
          <table:table-cell table:formula="of:=N(AND([.$I169]&lt;=[.V$1]; [.$I169]&gt;[.U$1]))" office:value-type="float" office:value="1">
            <text:p>1</text:p>
          </table:table-cell>
          <table:table-cell table:formula="of:=N(AND([.$I169]&lt;=[.W$1]; [.$I169]&gt;[.V$1]))" office:value-type="float" office:value="0">
            <text:p>0</text:p>
          </table:table-cell>
          <table:table-cell table:formula="of:=N(AND([.$I169]&lt;=[.X$1]; [.$I169]&gt;[.W$1]))" office:value-type="float" office:value="0">
            <text:p>0</text:p>
          </table:table-cell>
          <table:table-cell table:formula="of:=N(AND([.$I169]&lt;=[.Y$1]; [.$I169]&gt;[.X$1]))" office:value-type="float" office:value="0">
            <text:p>0</text:p>
          </table:table-cell>
          <table:table-cell table:formula="of:=N(AND([.$I169]&lt;=[.Z$1]; [.$I169]&gt;[.Y$1]))" office:value-type="float" office:value="0">
            <text:p>0</text:p>
          </table:table-cell>
          <table:table-cell table:formula="of:=N(AND([.$I169]&lt;=[.AA$1]; [.$I169]&gt;[.Z$1]))" office:value-type="float" office:value="0">
            <text:p>0</text:p>
          </table:table-cell>
          <table:table-cell table:formula="of:=N(AND([.$I169]&lt;=[.AB$1]; [.$I169]&gt;[.AA$1]))" office:value-type="float" office:value="0">
            <text:p>0</text:p>
          </table:table-cell>
          <table:table-cell table:formula="of:=N(AND([.$I169]&lt;=[.AC$1]; [.$I169]&gt;[.AB$1]))" office:value-type="float" office:value="0">
            <text:p>0</text:p>
          </table:table-cell>
          <table:table-cell table:formula="of:=N(AND([.$I169]&lt;=[.AD$1]; [.$I169]&gt;[.AC$1]))" office:value-type="float" office:value="0">
            <text:p>0</text:p>
          </table:table-cell>
          <table:table-cell table:formula="of:=N(AND([.$I169]&lt;=[.AE$1]; [.$I169]&gt;[.AD$1]))" office:value-type="float" office:value="0">
            <text:p>0</text:p>
          </table:table-cell>
          <table:table-cell table:formula="of:=N(AND([.$I169]&lt;=[.AF$1]; [.$I169]&gt;[.AE$1]))" office:value-type="float" office:value="0">
            <text:p>0</text:p>
          </table:table-cell>
          <table:table-cell table:formula="of:=N(AND([.$I169]&lt;=[.AG$1]; [.$I169]&gt;[.AF$1]))" office:value-type="float" office:value="0">
            <text:p>0</text:p>
          </table:table-cell>
          <table:table-cell table:formula="of:=N(AND([.$I169]&lt;=[.AH$1]; [.$I169]&gt;[.AG$1]))" office:value-type="float" office:value="0">
            <text:p>0</text:p>
          </table:table-cell>
          <table:table-cell table:formula="of:=N(AND([.$I169]&lt;=[.AI$1]; [.$I16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7:59Z</text:p>
          </table:table-cell>
          <table:table-cell office:value-type="float" office:value="6223">
            <text:p>6223</text:p>
          </table:table-cell>
          <table:table-cell/>
          <table:table-cell office:value-type="float" office:value="228000">
            <text:p>228000</text:p>
          </table:table-cell>
          <table:table-cell office:value-type="float" office:value="1091">
            <text:p>1091</text:p>
          </table:table-cell>
          <table:table-cell table:formula="of:=N(AND([.$I170]&lt;=[.K$1]; [.$I170]&gt;[.J$1]))" office:value-type="float" office:value="0">
            <text:p>0</text:p>
          </table:table-cell>
          <table:table-cell table:formula="of:=N(AND([.$I170]&lt;=[.L$1]; [.$I170]&gt;[.K$1]))" office:value-type="float" office:value="0">
            <text:p>0</text:p>
          </table:table-cell>
          <table:table-cell table:formula="of:=N(AND([.$I170]&lt;=[.M$1]; [.$I170]&gt;[.L$1]))" office:value-type="float" office:value="0">
            <text:p>0</text:p>
          </table:table-cell>
          <table:table-cell table:formula="of:=N(AND([.$I170]&lt;=[.N$1]; [.$I170]&gt;[.M$1]))" office:value-type="float" office:value="0">
            <text:p>0</text:p>
          </table:table-cell>
          <table:table-cell table:formula="of:=N(AND([.$I170]&lt;=[.O$1]; [.$I170]&gt;[.N$1]))" office:value-type="float" office:value="0">
            <text:p>0</text:p>
          </table:table-cell>
          <table:table-cell table:formula="of:=N(AND([.$I170]&lt;=[.P$1]; [.$I170]&gt;[.O$1]))" office:value-type="float" office:value="0">
            <text:p>0</text:p>
          </table:table-cell>
          <table:table-cell table:formula="of:=N(AND([.$I170]&lt;=[.Q$1]; [.$I170]&gt;[.P$1]))" office:value-type="float" office:value="0">
            <text:p>0</text:p>
          </table:table-cell>
          <table:table-cell table:formula="of:=N(AND([.$I170]&lt;=[.R$1]; [.$I170]&gt;[.Q$1]))" office:value-type="float" office:value="1">
            <text:p>1</text:p>
          </table:table-cell>
          <table:table-cell table:formula="of:=N(AND([.$I170]&lt;=[.S$1]; [.$I170]&gt;[.R$1]))" office:value-type="float" office:value="0">
            <text:p>0</text:p>
          </table:table-cell>
          <table:table-cell table:formula="of:=N(AND([.$I170]&lt;=[.T$1]; [.$I170]&gt;[.S$1]))" office:value-type="float" office:value="0">
            <text:p>0</text:p>
          </table:table-cell>
          <table:table-cell table:formula="of:=N(AND([.$I170]&lt;=[.U$1]; [.$I170]&gt;[.T$1]))" office:value-type="float" office:value="0">
            <text:p>0</text:p>
          </table:table-cell>
          <table:table-cell table:formula="of:=N(AND([.$I170]&lt;=[.V$1]; [.$I170]&gt;[.U$1]))" office:value-type="float" office:value="0">
            <text:p>0</text:p>
          </table:table-cell>
          <table:table-cell table:formula="of:=N(AND([.$I170]&lt;=[.W$1]; [.$I170]&gt;[.V$1]))" office:value-type="float" office:value="0">
            <text:p>0</text:p>
          </table:table-cell>
          <table:table-cell table:formula="of:=N(AND([.$I170]&lt;=[.X$1]; [.$I170]&gt;[.W$1]))" office:value-type="float" office:value="0">
            <text:p>0</text:p>
          </table:table-cell>
          <table:table-cell table:formula="of:=N(AND([.$I170]&lt;=[.Y$1]; [.$I170]&gt;[.X$1]))" office:value-type="float" office:value="0">
            <text:p>0</text:p>
          </table:table-cell>
          <table:table-cell table:formula="of:=N(AND([.$I170]&lt;=[.Z$1]; [.$I170]&gt;[.Y$1]))" office:value-type="float" office:value="0">
            <text:p>0</text:p>
          </table:table-cell>
          <table:table-cell table:formula="of:=N(AND([.$I170]&lt;=[.AA$1]; [.$I170]&gt;[.Z$1]))" office:value-type="float" office:value="0">
            <text:p>0</text:p>
          </table:table-cell>
          <table:table-cell table:formula="of:=N(AND([.$I170]&lt;=[.AB$1]; [.$I170]&gt;[.AA$1]))" office:value-type="float" office:value="0">
            <text:p>0</text:p>
          </table:table-cell>
          <table:table-cell table:formula="of:=N(AND([.$I170]&lt;=[.AC$1]; [.$I170]&gt;[.AB$1]))" office:value-type="float" office:value="0">
            <text:p>0</text:p>
          </table:table-cell>
          <table:table-cell table:formula="of:=N(AND([.$I170]&lt;=[.AD$1]; [.$I170]&gt;[.AC$1]))" office:value-type="float" office:value="0">
            <text:p>0</text:p>
          </table:table-cell>
          <table:table-cell table:formula="of:=N(AND([.$I170]&lt;=[.AE$1]; [.$I170]&gt;[.AD$1]))" office:value-type="float" office:value="0">
            <text:p>0</text:p>
          </table:table-cell>
          <table:table-cell table:formula="of:=N(AND([.$I170]&lt;=[.AF$1]; [.$I170]&gt;[.AE$1]))" office:value-type="float" office:value="0">
            <text:p>0</text:p>
          </table:table-cell>
          <table:table-cell table:formula="of:=N(AND([.$I170]&lt;=[.AG$1]; [.$I170]&gt;[.AF$1]))" office:value-type="float" office:value="0">
            <text:p>0</text:p>
          </table:table-cell>
          <table:table-cell table:formula="of:=N(AND([.$I170]&lt;=[.AH$1]; [.$I170]&gt;[.AG$1]))" office:value-type="float" office:value="0">
            <text:p>0</text:p>
          </table:table-cell>
          <table:table-cell table:formula="of:=N(AND([.$I170]&lt;=[.AI$1]; [.$I17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8:23Z</text:p>
          </table:table-cell>
          <table:table-cell office:value-type="float" office:value="2808">
            <text:p>2808</text:p>
          </table:table-cell>
          <table:table-cell/>
          <table:table-cell office:value-type="float" office:value="264000">
            <text:p>264000</text:p>
          </table:table-cell>
          <table:table-cell office:value-type="float" office:value="1091">
            <text:p>1091</text:p>
          </table:table-cell>
          <table:table-cell table:formula="of:=N(AND([.$I171]&lt;=[.K$1]; [.$I171]&gt;[.J$1]))" office:value-type="float" office:value="0">
            <text:p>0</text:p>
          </table:table-cell>
          <table:table-cell table:formula="of:=N(AND([.$I171]&lt;=[.L$1]; [.$I171]&gt;[.K$1]))" office:value-type="float" office:value="0">
            <text:p>0</text:p>
          </table:table-cell>
          <table:table-cell table:formula="of:=N(AND([.$I171]&lt;=[.M$1]; [.$I171]&gt;[.L$1]))" office:value-type="float" office:value="0">
            <text:p>0</text:p>
          </table:table-cell>
          <table:table-cell table:formula="of:=N(AND([.$I171]&lt;=[.N$1]; [.$I171]&gt;[.M$1]))" office:value-type="float" office:value="0">
            <text:p>0</text:p>
          </table:table-cell>
          <table:table-cell table:formula="of:=N(AND([.$I171]&lt;=[.O$1]; [.$I171]&gt;[.N$1]))" office:value-type="float" office:value="0">
            <text:p>0</text:p>
          </table:table-cell>
          <table:table-cell table:formula="of:=N(AND([.$I171]&lt;=[.P$1]; [.$I171]&gt;[.O$1]))" office:value-type="float" office:value="0">
            <text:p>0</text:p>
          </table:table-cell>
          <table:table-cell table:formula="of:=N(AND([.$I171]&lt;=[.Q$1]; [.$I171]&gt;[.P$1]))" office:value-type="float" office:value="0">
            <text:p>0</text:p>
          </table:table-cell>
          <table:table-cell table:formula="of:=N(AND([.$I171]&lt;=[.R$1]; [.$I171]&gt;[.Q$1]))" office:value-type="float" office:value="0">
            <text:p>0</text:p>
          </table:table-cell>
          <table:table-cell table:formula="of:=N(AND([.$I171]&lt;=[.S$1]; [.$I171]&gt;[.R$1]))" office:value-type="float" office:value="1">
            <text:p>1</text:p>
          </table:table-cell>
          <table:table-cell table:formula="of:=N(AND([.$I171]&lt;=[.T$1]; [.$I171]&gt;[.S$1]))" office:value-type="float" office:value="0">
            <text:p>0</text:p>
          </table:table-cell>
          <table:table-cell table:formula="of:=N(AND([.$I171]&lt;=[.U$1]; [.$I171]&gt;[.T$1]))" office:value-type="float" office:value="0">
            <text:p>0</text:p>
          </table:table-cell>
          <table:table-cell table:formula="of:=N(AND([.$I171]&lt;=[.V$1]; [.$I171]&gt;[.U$1]))" office:value-type="float" office:value="0">
            <text:p>0</text:p>
          </table:table-cell>
          <table:table-cell table:formula="of:=N(AND([.$I171]&lt;=[.W$1]; [.$I171]&gt;[.V$1]))" office:value-type="float" office:value="0">
            <text:p>0</text:p>
          </table:table-cell>
          <table:table-cell table:formula="of:=N(AND([.$I171]&lt;=[.X$1]; [.$I171]&gt;[.W$1]))" office:value-type="float" office:value="0">
            <text:p>0</text:p>
          </table:table-cell>
          <table:table-cell table:formula="of:=N(AND([.$I171]&lt;=[.Y$1]; [.$I171]&gt;[.X$1]))" office:value-type="float" office:value="0">
            <text:p>0</text:p>
          </table:table-cell>
          <table:table-cell table:formula="of:=N(AND([.$I171]&lt;=[.Z$1]; [.$I171]&gt;[.Y$1]))" office:value-type="float" office:value="0">
            <text:p>0</text:p>
          </table:table-cell>
          <table:table-cell table:formula="of:=N(AND([.$I171]&lt;=[.AA$1]; [.$I171]&gt;[.Z$1]))" office:value-type="float" office:value="0">
            <text:p>0</text:p>
          </table:table-cell>
          <table:table-cell table:formula="of:=N(AND([.$I171]&lt;=[.AB$1]; [.$I171]&gt;[.AA$1]))" office:value-type="float" office:value="0">
            <text:p>0</text:p>
          </table:table-cell>
          <table:table-cell table:formula="of:=N(AND([.$I171]&lt;=[.AC$1]; [.$I171]&gt;[.AB$1]))" office:value-type="float" office:value="0">
            <text:p>0</text:p>
          </table:table-cell>
          <table:table-cell table:formula="of:=N(AND([.$I171]&lt;=[.AD$1]; [.$I171]&gt;[.AC$1]))" office:value-type="float" office:value="0">
            <text:p>0</text:p>
          </table:table-cell>
          <table:table-cell table:formula="of:=N(AND([.$I171]&lt;=[.AE$1]; [.$I171]&gt;[.AD$1]))" office:value-type="float" office:value="0">
            <text:p>0</text:p>
          </table:table-cell>
          <table:table-cell table:formula="of:=N(AND([.$I171]&lt;=[.AF$1]; [.$I171]&gt;[.AE$1]))" office:value-type="float" office:value="0">
            <text:p>0</text:p>
          </table:table-cell>
          <table:table-cell table:formula="of:=N(AND([.$I171]&lt;=[.AG$1]; [.$I171]&gt;[.AF$1]))" office:value-type="float" office:value="0">
            <text:p>0</text:p>
          </table:table-cell>
          <table:table-cell table:formula="of:=N(AND([.$I171]&lt;=[.AH$1]; [.$I171]&gt;[.AG$1]))" office:value-type="float" office:value="0">
            <text:p>0</text:p>
          </table:table-cell>
          <table:table-cell table:formula="of:=N(AND([.$I171]&lt;=[.AI$1]; [.$I17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2:59:46Z</text:p>
          </table:table-cell>
          <table:table-cell office:value-type="float" office:value="3814">
            <text:p>3814</text:p>
          </table:table-cell>
          <table:table-cell/>
          <table:table-cell office:value-type="float" office:value="149000">
            <text:p>149000</text:p>
          </table:table-cell>
          <table:table-cell office:value-type="float" office:value="1091">
            <text:p>1091</text:p>
          </table:table-cell>
          <table:table-cell table:formula="of:=N(AND([.$I172]&lt;=[.K$1]; [.$I172]&gt;[.J$1]))" office:value-type="float" office:value="0">
            <text:p>0</text:p>
          </table:table-cell>
          <table:table-cell table:formula="of:=N(AND([.$I172]&lt;=[.L$1]; [.$I172]&gt;[.K$1]))" office:value-type="float" office:value="0">
            <text:p>0</text:p>
          </table:table-cell>
          <table:table-cell table:formula="of:=N(AND([.$I172]&lt;=[.M$1]; [.$I172]&gt;[.L$1]))" office:value-type="float" office:value="0">
            <text:p>0</text:p>
          </table:table-cell>
          <table:table-cell table:formula="of:=N(AND([.$I172]&lt;=[.N$1]; [.$I172]&gt;[.M$1]))" office:value-type="float" office:value="0">
            <text:p>0</text:p>
          </table:table-cell>
          <table:table-cell table:formula="of:=N(AND([.$I172]&lt;=[.O$1]; [.$I172]&gt;[.N$1]))" office:value-type="float" office:value="1">
            <text:p>1</text:p>
          </table:table-cell>
          <table:table-cell table:formula="of:=N(AND([.$I172]&lt;=[.P$1]; [.$I172]&gt;[.O$1]))" office:value-type="float" office:value="0">
            <text:p>0</text:p>
          </table:table-cell>
          <table:table-cell table:formula="of:=N(AND([.$I172]&lt;=[.Q$1]; [.$I172]&gt;[.P$1]))" office:value-type="float" office:value="0">
            <text:p>0</text:p>
          </table:table-cell>
          <table:table-cell table:formula="of:=N(AND([.$I172]&lt;=[.R$1]; [.$I172]&gt;[.Q$1]))" office:value-type="float" office:value="0">
            <text:p>0</text:p>
          </table:table-cell>
          <table:table-cell table:formula="of:=N(AND([.$I172]&lt;=[.S$1]; [.$I172]&gt;[.R$1]))" office:value-type="float" office:value="0">
            <text:p>0</text:p>
          </table:table-cell>
          <table:table-cell table:formula="of:=N(AND([.$I172]&lt;=[.T$1]; [.$I172]&gt;[.S$1]))" office:value-type="float" office:value="0">
            <text:p>0</text:p>
          </table:table-cell>
          <table:table-cell table:formula="of:=N(AND([.$I172]&lt;=[.U$1]; [.$I172]&gt;[.T$1]))" office:value-type="float" office:value="0">
            <text:p>0</text:p>
          </table:table-cell>
          <table:table-cell table:formula="of:=N(AND([.$I172]&lt;=[.V$1]; [.$I172]&gt;[.U$1]))" office:value-type="float" office:value="0">
            <text:p>0</text:p>
          </table:table-cell>
          <table:table-cell table:formula="of:=N(AND([.$I172]&lt;=[.W$1]; [.$I172]&gt;[.V$1]))" office:value-type="float" office:value="0">
            <text:p>0</text:p>
          </table:table-cell>
          <table:table-cell table:formula="of:=N(AND([.$I172]&lt;=[.X$1]; [.$I172]&gt;[.W$1]))" office:value-type="float" office:value="0">
            <text:p>0</text:p>
          </table:table-cell>
          <table:table-cell table:formula="of:=N(AND([.$I172]&lt;=[.Y$1]; [.$I172]&gt;[.X$1]))" office:value-type="float" office:value="0">
            <text:p>0</text:p>
          </table:table-cell>
          <table:table-cell table:formula="of:=N(AND([.$I172]&lt;=[.Z$1]; [.$I172]&gt;[.Y$1]))" office:value-type="float" office:value="0">
            <text:p>0</text:p>
          </table:table-cell>
          <table:table-cell table:formula="of:=N(AND([.$I172]&lt;=[.AA$1]; [.$I172]&gt;[.Z$1]))" office:value-type="float" office:value="0">
            <text:p>0</text:p>
          </table:table-cell>
          <table:table-cell table:formula="of:=N(AND([.$I172]&lt;=[.AB$1]; [.$I172]&gt;[.AA$1]))" office:value-type="float" office:value="0">
            <text:p>0</text:p>
          </table:table-cell>
          <table:table-cell table:formula="of:=N(AND([.$I172]&lt;=[.AC$1]; [.$I172]&gt;[.AB$1]))" office:value-type="float" office:value="0">
            <text:p>0</text:p>
          </table:table-cell>
          <table:table-cell table:formula="of:=N(AND([.$I172]&lt;=[.AD$1]; [.$I172]&gt;[.AC$1]))" office:value-type="float" office:value="0">
            <text:p>0</text:p>
          </table:table-cell>
          <table:table-cell table:formula="of:=N(AND([.$I172]&lt;=[.AE$1]; [.$I172]&gt;[.AD$1]))" office:value-type="float" office:value="0">
            <text:p>0</text:p>
          </table:table-cell>
          <table:table-cell table:formula="of:=N(AND([.$I172]&lt;=[.AF$1]; [.$I172]&gt;[.AE$1]))" office:value-type="float" office:value="0">
            <text:p>0</text:p>
          </table:table-cell>
          <table:table-cell table:formula="of:=N(AND([.$I172]&lt;=[.AG$1]; [.$I172]&gt;[.AF$1]))" office:value-type="float" office:value="0">
            <text:p>0</text:p>
          </table:table-cell>
          <table:table-cell table:formula="of:=N(AND([.$I172]&lt;=[.AH$1]; [.$I172]&gt;[.AG$1]))" office:value-type="float" office:value="0">
            <text:p>0</text:p>
          </table:table-cell>
          <table:table-cell table:formula="of:=N(AND([.$I172]&lt;=[.AI$1]; [.$I17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0:41Z</text:p>
          </table:table-cell>
          <table:table-cell office:value-type="float" office:value="3739">
            <text:p>3739</text:p>
          </table:table-cell>
          <table:table-cell/>
          <table:table-cell office:value-type="float" office:value="96000">
            <text:p>96000</text:p>
          </table:table-cell>
          <table:table-cell office:value-type="float" office:value="1361">
            <text:p>1361</text:p>
          </table:table-cell>
          <table:table-cell table:formula="of:=N(AND([.$I173]&lt;=[.K$1]; [.$I173]&gt;[.J$1]))" office:value-type="float" office:value="0">
            <text:p>0</text:p>
          </table:table-cell>
          <table:table-cell table:formula="of:=N(AND([.$I173]&lt;=[.L$1]; [.$I173]&gt;[.K$1]))" office:value-type="float" office:value="0">
            <text:p>0</text:p>
          </table:table-cell>
          <table:table-cell table:formula="of:=N(AND([.$I173]&lt;=[.M$1]; [.$I173]&gt;[.L$1]))" office:value-type="float" office:value="0">
            <text:p>0</text:p>
          </table:table-cell>
          <table:table-cell table:formula="of:=N(AND([.$I173]&lt;=[.N$1]; [.$I173]&gt;[.M$1]))" office:value-type="float" office:value="1">
            <text:p>1</text:p>
          </table:table-cell>
          <table:table-cell table:formula="of:=N(AND([.$I173]&lt;=[.O$1]; [.$I173]&gt;[.N$1]))" office:value-type="float" office:value="0">
            <text:p>0</text:p>
          </table:table-cell>
          <table:table-cell table:formula="of:=N(AND([.$I173]&lt;=[.P$1]; [.$I173]&gt;[.O$1]))" office:value-type="float" office:value="0">
            <text:p>0</text:p>
          </table:table-cell>
          <table:table-cell table:formula="of:=N(AND([.$I173]&lt;=[.Q$1]; [.$I173]&gt;[.P$1]))" office:value-type="float" office:value="0">
            <text:p>0</text:p>
          </table:table-cell>
          <table:table-cell table:formula="of:=N(AND([.$I173]&lt;=[.R$1]; [.$I173]&gt;[.Q$1]))" office:value-type="float" office:value="0">
            <text:p>0</text:p>
          </table:table-cell>
          <table:table-cell table:formula="of:=N(AND([.$I173]&lt;=[.S$1]; [.$I173]&gt;[.R$1]))" office:value-type="float" office:value="0">
            <text:p>0</text:p>
          </table:table-cell>
          <table:table-cell table:formula="of:=N(AND([.$I173]&lt;=[.T$1]; [.$I173]&gt;[.S$1]))" office:value-type="float" office:value="0">
            <text:p>0</text:p>
          </table:table-cell>
          <table:table-cell table:formula="of:=N(AND([.$I173]&lt;=[.U$1]; [.$I173]&gt;[.T$1]))" office:value-type="float" office:value="0">
            <text:p>0</text:p>
          </table:table-cell>
          <table:table-cell table:formula="of:=N(AND([.$I173]&lt;=[.V$1]; [.$I173]&gt;[.U$1]))" office:value-type="float" office:value="0">
            <text:p>0</text:p>
          </table:table-cell>
          <table:table-cell table:formula="of:=N(AND([.$I173]&lt;=[.W$1]; [.$I173]&gt;[.V$1]))" office:value-type="float" office:value="0">
            <text:p>0</text:p>
          </table:table-cell>
          <table:table-cell table:formula="of:=N(AND([.$I173]&lt;=[.X$1]; [.$I173]&gt;[.W$1]))" office:value-type="float" office:value="0">
            <text:p>0</text:p>
          </table:table-cell>
          <table:table-cell table:formula="of:=N(AND([.$I173]&lt;=[.Y$1]; [.$I173]&gt;[.X$1]))" office:value-type="float" office:value="0">
            <text:p>0</text:p>
          </table:table-cell>
          <table:table-cell table:formula="of:=N(AND([.$I173]&lt;=[.Z$1]; [.$I173]&gt;[.Y$1]))" office:value-type="float" office:value="0">
            <text:p>0</text:p>
          </table:table-cell>
          <table:table-cell table:formula="of:=N(AND([.$I173]&lt;=[.AA$1]; [.$I173]&gt;[.Z$1]))" office:value-type="float" office:value="0">
            <text:p>0</text:p>
          </table:table-cell>
          <table:table-cell table:formula="of:=N(AND([.$I173]&lt;=[.AB$1]; [.$I173]&gt;[.AA$1]))" office:value-type="float" office:value="0">
            <text:p>0</text:p>
          </table:table-cell>
          <table:table-cell table:formula="of:=N(AND([.$I173]&lt;=[.AC$1]; [.$I173]&gt;[.AB$1]))" office:value-type="float" office:value="0">
            <text:p>0</text:p>
          </table:table-cell>
          <table:table-cell table:formula="of:=N(AND([.$I173]&lt;=[.AD$1]; [.$I173]&gt;[.AC$1]))" office:value-type="float" office:value="0">
            <text:p>0</text:p>
          </table:table-cell>
          <table:table-cell table:formula="of:=N(AND([.$I173]&lt;=[.AE$1]; [.$I173]&gt;[.AD$1]))" office:value-type="float" office:value="0">
            <text:p>0</text:p>
          </table:table-cell>
          <table:table-cell table:formula="of:=N(AND([.$I173]&lt;=[.AF$1]; [.$I173]&gt;[.AE$1]))" office:value-type="float" office:value="0">
            <text:p>0</text:p>
          </table:table-cell>
          <table:table-cell table:formula="of:=N(AND([.$I173]&lt;=[.AG$1]; [.$I173]&gt;[.AF$1]))" office:value-type="float" office:value="0">
            <text:p>0</text:p>
          </table:table-cell>
          <table:table-cell table:formula="of:=N(AND([.$I173]&lt;=[.AH$1]; [.$I173]&gt;[.AG$1]))" office:value-type="float" office:value="0">
            <text:p>0</text:p>
          </table:table-cell>
          <table:table-cell table:formula="of:=N(AND([.$I173]&lt;=[.AI$1]; [.$I17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0:42Z</text:p>
          </table:table-cell>
          <table:table-cell office:value-type="float" office:value="32629">
            <text:p>32629</text:p>
          </table:table-cell>
          <table:table-cell/>
          <table:table-cell office:value-type="float" office:value="123000">
            <text:p>123000</text:p>
          </table:table-cell>
          <table:table-cell office:value-type="float" office:value="1361">
            <text:p>1361</text:p>
          </table:table-cell>
          <table:table-cell table:formula="of:=N(AND([.$I174]&lt;=[.K$1]; [.$I174]&gt;[.J$1]))" office:value-type="float" office:value="0">
            <text:p>0</text:p>
          </table:table-cell>
          <table:table-cell table:formula="of:=N(AND([.$I174]&lt;=[.L$1]; [.$I174]&gt;[.K$1]))" office:value-type="float" office:value="0">
            <text:p>0</text:p>
          </table:table-cell>
          <table:table-cell table:formula="of:=N(AND([.$I174]&lt;=[.M$1]; [.$I174]&gt;[.L$1]))" office:value-type="float" office:value="0">
            <text:p>0</text:p>
          </table:table-cell>
          <table:table-cell table:formula="of:=N(AND([.$I174]&lt;=[.N$1]; [.$I174]&gt;[.M$1]))" office:value-type="float" office:value="0">
            <text:p>0</text:p>
          </table:table-cell>
          <table:table-cell table:formula="of:=N(AND([.$I174]&lt;=[.O$1]; [.$I174]&gt;[.N$1]))" office:value-type="float" office:value="1">
            <text:p>1</text:p>
          </table:table-cell>
          <table:table-cell table:formula="of:=N(AND([.$I174]&lt;=[.P$1]; [.$I174]&gt;[.O$1]))" office:value-type="float" office:value="0">
            <text:p>0</text:p>
          </table:table-cell>
          <table:table-cell table:formula="of:=N(AND([.$I174]&lt;=[.Q$1]; [.$I174]&gt;[.P$1]))" office:value-type="float" office:value="0">
            <text:p>0</text:p>
          </table:table-cell>
          <table:table-cell table:formula="of:=N(AND([.$I174]&lt;=[.R$1]; [.$I174]&gt;[.Q$1]))" office:value-type="float" office:value="0">
            <text:p>0</text:p>
          </table:table-cell>
          <table:table-cell table:formula="of:=N(AND([.$I174]&lt;=[.S$1]; [.$I174]&gt;[.R$1]))" office:value-type="float" office:value="0">
            <text:p>0</text:p>
          </table:table-cell>
          <table:table-cell table:formula="of:=N(AND([.$I174]&lt;=[.T$1]; [.$I174]&gt;[.S$1]))" office:value-type="float" office:value="0">
            <text:p>0</text:p>
          </table:table-cell>
          <table:table-cell table:formula="of:=N(AND([.$I174]&lt;=[.U$1]; [.$I174]&gt;[.T$1]))" office:value-type="float" office:value="0">
            <text:p>0</text:p>
          </table:table-cell>
          <table:table-cell table:formula="of:=N(AND([.$I174]&lt;=[.V$1]; [.$I174]&gt;[.U$1]))" office:value-type="float" office:value="0">
            <text:p>0</text:p>
          </table:table-cell>
          <table:table-cell table:formula="of:=N(AND([.$I174]&lt;=[.W$1]; [.$I174]&gt;[.V$1]))" office:value-type="float" office:value="0">
            <text:p>0</text:p>
          </table:table-cell>
          <table:table-cell table:formula="of:=N(AND([.$I174]&lt;=[.X$1]; [.$I174]&gt;[.W$1]))" office:value-type="float" office:value="0">
            <text:p>0</text:p>
          </table:table-cell>
          <table:table-cell table:formula="of:=N(AND([.$I174]&lt;=[.Y$1]; [.$I174]&gt;[.X$1]))" office:value-type="float" office:value="0">
            <text:p>0</text:p>
          </table:table-cell>
          <table:table-cell table:formula="of:=N(AND([.$I174]&lt;=[.Z$1]; [.$I174]&gt;[.Y$1]))" office:value-type="float" office:value="0">
            <text:p>0</text:p>
          </table:table-cell>
          <table:table-cell table:formula="of:=N(AND([.$I174]&lt;=[.AA$1]; [.$I174]&gt;[.Z$1]))" office:value-type="float" office:value="0">
            <text:p>0</text:p>
          </table:table-cell>
          <table:table-cell table:formula="of:=N(AND([.$I174]&lt;=[.AB$1]; [.$I174]&gt;[.AA$1]))" office:value-type="float" office:value="0">
            <text:p>0</text:p>
          </table:table-cell>
          <table:table-cell table:formula="of:=N(AND([.$I174]&lt;=[.AC$1]; [.$I174]&gt;[.AB$1]))" office:value-type="float" office:value="0">
            <text:p>0</text:p>
          </table:table-cell>
          <table:table-cell table:formula="of:=N(AND([.$I174]&lt;=[.AD$1]; [.$I174]&gt;[.AC$1]))" office:value-type="float" office:value="0">
            <text:p>0</text:p>
          </table:table-cell>
          <table:table-cell table:formula="of:=N(AND([.$I174]&lt;=[.AE$1]; [.$I174]&gt;[.AD$1]))" office:value-type="float" office:value="0">
            <text:p>0</text:p>
          </table:table-cell>
          <table:table-cell table:formula="of:=N(AND([.$I174]&lt;=[.AF$1]; [.$I174]&gt;[.AE$1]))" office:value-type="float" office:value="0">
            <text:p>0</text:p>
          </table:table-cell>
          <table:table-cell table:formula="of:=N(AND([.$I174]&lt;=[.AG$1]; [.$I174]&gt;[.AF$1]))" office:value-type="float" office:value="0">
            <text:p>0</text:p>
          </table:table-cell>
          <table:table-cell table:formula="of:=N(AND([.$I174]&lt;=[.AH$1]; [.$I174]&gt;[.AG$1]))" office:value-type="float" office:value="0">
            <text:p>0</text:p>
          </table:table-cell>
          <table:table-cell table:formula="of:=N(AND([.$I174]&lt;=[.AI$1]; [.$I17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3:01:08Z</text:p>
          </table:table-cell>
          <table:table-cell office:value-type="float" office:value="3816">
            <text:p>3816</text:p>
          </table:table-cell>
          <table:table-cell/>
          <table:table-cell office:value-type="float" office:value="319000">
            <text:p>319000</text:p>
          </table:table-cell>
          <table:table-cell office:value-type="float" office:value="1091">
            <text:p>1091</text:p>
          </table:table-cell>
          <table:table-cell table:formula="of:=N(AND([.$I175]&lt;=[.K$1]; [.$I175]&gt;[.J$1]))" office:value-type="float" office:value="0">
            <text:p>0</text:p>
          </table:table-cell>
          <table:table-cell table:formula="of:=N(AND([.$I175]&lt;=[.L$1]; [.$I175]&gt;[.K$1]))" office:value-type="float" office:value="0">
            <text:p>0</text:p>
          </table:table-cell>
          <table:table-cell table:formula="of:=N(AND([.$I175]&lt;=[.M$1]; [.$I175]&gt;[.L$1]))" office:value-type="float" office:value="0">
            <text:p>0</text:p>
          </table:table-cell>
          <table:table-cell table:formula="of:=N(AND([.$I175]&lt;=[.N$1]; [.$I175]&gt;[.M$1]))" office:value-type="float" office:value="0">
            <text:p>0</text:p>
          </table:table-cell>
          <table:table-cell table:formula="of:=N(AND([.$I175]&lt;=[.O$1]; [.$I175]&gt;[.N$1]))" office:value-type="float" office:value="0">
            <text:p>0</text:p>
          </table:table-cell>
          <table:table-cell table:formula="of:=N(AND([.$I175]&lt;=[.P$1]; [.$I175]&gt;[.O$1]))" office:value-type="float" office:value="0">
            <text:p>0</text:p>
          </table:table-cell>
          <table:table-cell table:formula="of:=N(AND([.$I175]&lt;=[.Q$1]; [.$I175]&gt;[.P$1]))" office:value-type="float" office:value="0">
            <text:p>0</text:p>
          </table:table-cell>
          <table:table-cell table:formula="of:=N(AND([.$I175]&lt;=[.R$1]; [.$I175]&gt;[.Q$1]))" office:value-type="float" office:value="0">
            <text:p>0</text:p>
          </table:table-cell>
          <table:table-cell table:formula="of:=N(AND([.$I175]&lt;=[.S$1]; [.$I175]&gt;[.R$1]))" office:value-type="float" office:value="0">
            <text:p>0</text:p>
          </table:table-cell>
          <table:table-cell table:formula="of:=N(AND([.$I175]&lt;=[.T$1]; [.$I175]&gt;[.S$1]))" office:value-type="float" office:value="0">
            <text:p>0</text:p>
          </table:table-cell>
          <table:table-cell table:formula="of:=N(AND([.$I175]&lt;=[.U$1]; [.$I175]&gt;[.T$1]))" office:value-type="float" office:value="1">
            <text:p>1</text:p>
          </table:table-cell>
          <table:table-cell table:formula="of:=N(AND([.$I175]&lt;=[.V$1]; [.$I175]&gt;[.U$1]))" office:value-type="float" office:value="0">
            <text:p>0</text:p>
          </table:table-cell>
          <table:table-cell table:formula="of:=N(AND([.$I175]&lt;=[.W$1]; [.$I175]&gt;[.V$1]))" office:value-type="float" office:value="0">
            <text:p>0</text:p>
          </table:table-cell>
          <table:table-cell table:formula="of:=N(AND([.$I175]&lt;=[.X$1]; [.$I175]&gt;[.W$1]))" office:value-type="float" office:value="0">
            <text:p>0</text:p>
          </table:table-cell>
          <table:table-cell table:formula="of:=N(AND([.$I175]&lt;=[.Y$1]; [.$I175]&gt;[.X$1]))" office:value-type="float" office:value="0">
            <text:p>0</text:p>
          </table:table-cell>
          <table:table-cell table:formula="of:=N(AND([.$I175]&lt;=[.Z$1]; [.$I175]&gt;[.Y$1]))" office:value-type="float" office:value="0">
            <text:p>0</text:p>
          </table:table-cell>
          <table:table-cell table:formula="of:=N(AND([.$I175]&lt;=[.AA$1]; [.$I175]&gt;[.Z$1]))" office:value-type="float" office:value="0">
            <text:p>0</text:p>
          </table:table-cell>
          <table:table-cell table:formula="of:=N(AND([.$I175]&lt;=[.AB$1]; [.$I175]&gt;[.AA$1]))" office:value-type="float" office:value="0">
            <text:p>0</text:p>
          </table:table-cell>
          <table:table-cell table:formula="of:=N(AND([.$I175]&lt;=[.AC$1]; [.$I175]&gt;[.AB$1]))" office:value-type="float" office:value="0">
            <text:p>0</text:p>
          </table:table-cell>
          <table:table-cell table:formula="of:=N(AND([.$I175]&lt;=[.AD$1]; [.$I175]&gt;[.AC$1]))" office:value-type="float" office:value="0">
            <text:p>0</text:p>
          </table:table-cell>
          <table:table-cell table:formula="of:=N(AND([.$I175]&lt;=[.AE$1]; [.$I175]&gt;[.AD$1]))" office:value-type="float" office:value="0">
            <text:p>0</text:p>
          </table:table-cell>
          <table:table-cell table:formula="of:=N(AND([.$I175]&lt;=[.AF$1]; [.$I175]&gt;[.AE$1]))" office:value-type="float" office:value="0">
            <text:p>0</text:p>
          </table:table-cell>
          <table:table-cell table:formula="of:=N(AND([.$I175]&lt;=[.AG$1]; [.$I175]&gt;[.AF$1]))" office:value-type="float" office:value="0">
            <text:p>0</text:p>
          </table:table-cell>
          <table:table-cell table:formula="of:=N(AND([.$I175]&lt;=[.AH$1]; [.$I175]&gt;[.AG$1]))" office:value-type="float" office:value="0">
            <text:p>0</text:p>
          </table:table-cell>
          <table:table-cell table:formula="of:=N(AND([.$I175]&lt;=[.AI$1]; [.$I17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1:35Z</text:p>
          </table:table-cell>
          <table:table-cell office:value-type="float" office:value="3678">
            <text:p>3678</text:p>
          </table:table-cell>
          <table:table-cell/>
          <table:table-cell office:value-type="float" office:value="30000">
            <text:p>30000</text:p>
          </table:table-cell>
          <table:table-cell office:value-type="float" office:value="1361">
            <text:p>1361</text:p>
          </table:table-cell>
          <table:table-cell table:formula="of:=N(AND([.$I176]&lt;=[.K$1]; [.$I176]&gt;[.J$1]))" office:value-type="float" office:value="1">
            <text:p>1</text:p>
          </table:table-cell>
          <table:table-cell table:formula="of:=N(AND([.$I176]&lt;=[.L$1]; [.$I176]&gt;[.K$1]))" office:value-type="float" office:value="0">
            <text:p>0</text:p>
          </table:table-cell>
          <table:table-cell table:formula="of:=N(AND([.$I176]&lt;=[.M$1]; [.$I176]&gt;[.L$1]))" office:value-type="float" office:value="0">
            <text:p>0</text:p>
          </table:table-cell>
          <table:table-cell table:formula="of:=N(AND([.$I176]&lt;=[.N$1]; [.$I176]&gt;[.M$1]))" office:value-type="float" office:value="0">
            <text:p>0</text:p>
          </table:table-cell>
          <table:table-cell table:formula="of:=N(AND([.$I176]&lt;=[.O$1]; [.$I176]&gt;[.N$1]))" office:value-type="float" office:value="0">
            <text:p>0</text:p>
          </table:table-cell>
          <table:table-cell table:formula="of:=N(AND([.$I176]&lt;=[.P$1]; [.$I176]&gt;[.O$1]))" office:value-type="float" office:value="0">
            <text:p>0</text:p>
          </table:table-cell>
          <table:table-cell table:formula="of:=N(AND([.$I176]&lt;=[.Q$1]; [.$I176]&gt;[.P$1]))" office:value-type="float" office:value="0">
            <text:p>0</text:p>
          </table:table-cell>
          <table:table-cell table:formula="of:=N(AND([.$I176]&lt;=[.R$1]; [.$I176]&gt;[.Q$1]))" office:value-type="float" office:value="0">
            <text:p>0</text:p>
          </table:table-cell>
          <table:table-cell table:formula="of:=N(AND([.$I176]&lt;=[.S$1]; [.$I176]&gt;[.R$1]))" office:value-type="float" office:value="0">
            <text:p>0</text:p>
          </table:table-cell>
          <table:table-cell table:formula="of:=N(AND([.$I176]&lt;=[.T$1]; [.$I176]&gt;[.S$1]))" office:value-type="float" office:value="0">
            <text:p>0</text:p>
          </table:table-cell>
          <table:table-cell table:formula="of:=N(AND([.$I176]&lt;=[.U$1]; [.$I176]&gt;[.T$1]))" office:value-type="float" office:value="0">
            <text:p>0</text:p>
          </table:table-cell>
          <table:table-cell table:formula="of:=N(AND([.$I176]&lt;=[.V$1]; [.$I176]&gt;[.U$1]))" office:value-type="float" office:value="0">
            <text:p>0</text:p>
          </table:table-cell>
          <table:table-cell table:formula="of:=N(AND([.$I176]&lt;=[.W$1]; [.$I176]&gt;[.V$1]))" office:value-type="float" office:value="0">
            <text:p>0</text:p>
          </table:table-cell>
          <table:table-cell table:formula="of:=N(AND([.$I176]&lt;=[.X$1]; [.$I176]&gt;[.W$1]))" office:value-type="float" office:value="0">
            <text:p>0</text:p>
          </table:table-cell>
          <table:table-cell table:formula="of:=N(AND([.$I176]&lt;=[.Y$1]; [.$I176]&gt;[.X$1]))" office:value-type="float" office:value="0">
            <text:p>0</text:p>
          </table:table-cell>
          <table:table-cell table:formula="of:=N(AND([.$I176]&lt;=[.Z$1]; [.$I176]&gt;[.Y$1]))" office:value-type="float" office:value="0">
            <text:p>0</text:p>
          </table:table-cell>
          <table:table-cell table:formula="of:=N(AND([.$I176]&lt;=[.AA$1]; [.$I176]&gt;[.Z$1]))" office:value-type="float" office:value="0">
            <text:p>0</text:p>
          </table:table-cell>
          <table:table-cell table:formula="of:=N(AND([.$I176]&lt;=[.AB$1]; [.$I176]&gt;[.AA$1]))" office:value-type="float" office:value="0">
            <text:p>0</text:p>
          </table:table-cell>
          <table:table-cell table:formula="of:=N(AND([.$I176]&lt;=[.AC$1]; [.$I176]&gt;[.AB$1]))" office:value-type="float" office:value="0">
            <text:p>0</text:p>
          </table:table-cell>
          <table:table-cell table:formula="of:=N(AND([.$I176]&lt;=[.AD$1]; [.$I176]&gt;[.AC$1]))" office:value-type="float" office:value="0">
            <text:p>0</text:p>
          </table:table-cell>
          <table:table-cell table:formula="of:=N(AND([.$I176]&lt;=[.AE$1]; [.$I176]&gt;[.AD$1]))" office:value-type="float" office:value="0">
            <text:p>0</text:p>
          </table:table-cell>
          <table:table-cell table:formula="of:=N(AND([.$I176]&lt;=[.AF$1]; [.$I176]&gt;[.AE$1]))" office:value-type="float" office:value="0">
            <text:p>0</text:p>
          </table:table-cell>
          <table:table-cell table:formula="of:=N(AND([.$I176]&lt;=[.AG$1]; [.$I176]&gt;[.AF$1]))" office:value-type="float" office:value="0">
            <text:p>0</text:p>
          </table:table-cell>
          <table:table-cell table:formula="of:=N(AND([.$I176]&lt;=[.AH$1]; [.$I176]&gt;[.AG$1]))" office:value-type="float" office:value="0">
            <text:p>0</text:p>
          </table:table-cell>
          <table:table-cell table:formula="of:=N(AND([.$I176]&lt;=[.AI$1]; [.$I17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3:02:30Z</text:p>
          </table:table-cell>
          <table:table-cell office:value-type="float" office:value="3713">
            <text:p>3713</text:p>
          </table:table-cell>
          <table:table-cell/>
          <table:table-cell office:value-type="float" office:value="347000">
            <text:p>347000</text:p>
          </table:table-cell>
          <table:table-cell office:value-type="float" office:value="1091">
            <text:p>1091</text:p>
          </table:table-cell>
          <table:table-cell table:formula="of:=N(AND([.$I177]&lt;=[.K$1]; [.$I177]&gt;[.J$1]))" office:value-type="float" office:value="0">
            <text:p>0</text:p>
          </table:table-cell>
          <table:table-cell table:formula="of:=N(AND([.$I177]&lt;=[.L$1]; [.$I177]&gt;[.K$1]))" office:value-type="float" office:value="0">
            <text:p>0</text:p>
          </table:table-cell>
          <table:table-cell table:formula="of:=N(AND([.$I177]&lt;=[.M$1]; [.$I177]&gt;[.L$1]))" office:value-type="float" office:value="0">
            <text:p>0</text:p>
          </table:table-cell>
          <table:table-cell table:formula="of:=N(AND([.$I177]&lt;=[.N$1]; [.$I177]&gt;[.M$1]))" office:value-type="float" office:value="0">
            <text:p>0</text:p>
          </table:table-cell>
          <table:table-cell table:formula="of:=N(AND([.$I177]&lt;=[.O$1]; [.$I177]&gt;[.N$1]))" office:value-type="float" office:value="0">
            <text:p>0</text:p>
          </table:table-cell>
          <table:table-cell table:formula="of:=N(AND([.$I177]&lt;=[.P$1]; [.$I177]&gt;[.O$1]))" office:value-type="float" office:value="0">
            <text:p>0</text:p>
          </table:table-cell>
          <table:table-cell table:formula="of:=N(AND([.$I177]&lt;=[.Q$1]; [.$I177]&gt;[.P$1]))" office:value-type="float" office:value="0">
            <text:p>0</text:p>
          </table:table-cell>
          <table:table-cell table:formula="of:=N(AND([.$I177]&lt;=[.R$1]; [.$I177]&gt;[.Q$1]))" office:value-type="float" office:value="0">
            <text:p>0</text:p>
          </table:table-cell>
          <table:table-cell table:formula="of:=N(AND([.$I177]&lt;=[.S$1]; [.$I177]&gt;[.R$1]))" office:value-type="float" office:value="0">
            <text:p>0</text:p>
          </table:table-cell>
          <table:table-cell table:formula="of:=N(AND([.$I177]&lt;=[.T$1]; [.$I177]&gt;[.S$1]))" office:value-type="float" office:value="0">
            <text:p>0</text:p>
          </table:table-cell>
          <table:table-cell table:formula="of:=N(AND([.$I177]&lt;=[.U$1]; [.$I177]&gt;[.T$1]))" office:value-type="float" office:value="0">
            <text:p>0</text:p>
          </table:table-cell>
          <table:table-cell table:formula="of:=N(AND([.$I177]&lt;=[.V$1]; [.$I177]&gt;[.U$1]))" office:value-type="float" office:value="1">
            <text:p>1</text:p>
          </table:table-cell>
          <table:table-cell table:formula="of:=N(AND([.$I177]&lt;=[.W$1]; [.$I177]&gt;[.V$1]))" office:value-type="float" office:value="0">
            <text:p>0</text:p>
          </table:table-cell>
          <table:table-cell table:formula="of:=N(AND([.$I177]&lt;=[.X$1]; [.$I177]&gt;[.W$1]))" office:value-type="float" office:value="0">
            <text:p>0</text:p>
          </table:table-cell>
          <table:table-cell table:formula="of:=N(AND([.$I177]&lt;=[.Y$1]; [.$I177]&gt;[.X$1]))" office:value-type="float" office:value="0">
            <text:p>0</text:p>
          </table:table-cell>
          <table:table-cell table:formula="of:=N(AND([.$I177]&lt;=[.Z$1]; [.$I177]&gt;[.Y$1]))" office:value-type="float" office:value="0">
            <text:p>0</text:p>
          </table:table-cell>
          <table:table-cell table:formula="of:=N(AND([.$I177]&lt;=[.AA$1]; [.$I177]&gt;[.Z$1]))" office:value-type="float" office:value="0">
            <text:p>0</text:p>
          </table:table-cell>
          <table:table-cell table:formula="of:=N(AND([.$I177]&lt;=[.AB$1]; [.$I177]&gt;[.AA$1]))" office:value-type="float" office:value="0">
            <text:p>0</text:p>
          </table:table-cell>
          <table:table-cell table:formula="of:=N(AND([.$I177]&lt;=[.AC$1]; [.$I177]&gt;[.AB$1]))" office:value-type="float" office:value="0">
            <text:p>0</text:p>
          </table:table-cell>
          <table:table-cell table:formula="of:=N(AND([.$I177]&lt;=[.AD$1]; [.$I177]&gt;[.AC$1]))" office:value-type="float" office:value="0">
            <text:p>0</text:p>
          </table:table-cell>
          <table:table-cell table:formula="of:=N(AND([.$I177]&lt;=[.AE$1]; [.$I177]&gt;[.AD$1]))" office:value-type="float" office:value="0">
            <text:p>0</text:p>
          </table:table-cell>
          <table:table-cell table:formula="of:=N(AND([.$I177]&lt;=[.AF$1]; [.$I177]&gt;[.AE$1]))" office:value-type="float" office:value="0">
            <text:p>0</text:p>
          </table:table-cell>
          <table:table-cell table:formula="of:=N(AND([.$I177]&lt;=[.AG$1]; [.$I177]&gt;[.AF$1]))" office:value-type="float" office:value="0">
            <text:p>0</text:p>
          </table:table-cell>
          <table:table-cell table:formula="of:=N(AND([.$I177]&lt;=[.AH$1]; [.$I177]&gt;[.AG$1]))" office:value-type="float" office:value="0">
            <text:p>0</text:p>
          </table:table-cell>
          <table:table-cell table:formula="of:=N(AND([.$I177]&lt;=[.AI$1]; [.$I17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2:59Z</text:p>
          </table:table-cell>
          <table:table-cell office:value-type="float" office:value="4582">
            <text:p>4582</text:p>
          </table:table-cell>
          <table:table-cell/>
          <table:table-cell office:value-type="float" office:value="226000">
            <text:p>226000</text:p>
          </table:table-cell>
          <table:table-cell office:value-type="float" office:value="1361">
            <text:p>1361</text:p>
          </table:table-cell>
          <table:table-cell table:formula="of:=N(AND([.$I178]&lt;=[.K$1]; [.$I178]&gt;[.J$1]))" office:value-type="float" office:value="0">
            <text:p>0</text:p>
          </table:table-cell>
          <table:table-cell table:formula="of:=N(AND([.$I178]&lt;=[.L$1]; [.$I178]&gt;[.K$1]))" office:value-type="float" office:value="0">
            <text:p>0</text:p>
          </table:table-cell>
          <table:table-cell table:formula="of:=N(AND([.$I178]&lt;=[.M$1]; [.$I178]&gt;[.L$1]))" office:value-type="float" office:value="0">
            <text:p>0</text:p>
          </table:table-cell>
          <table:table-cell table:formula="of:=N(AND([.$I178]&lt;=[.N$1]; [.$I178]&gt;[.M$1]))" office:value-type="float" office:value="0">
            <text:p>0</text:p>
          </table:table-cell>
          <table:table-cell table:formula="of:=N(AND([.$I178]&lt;=[.O$1]; [.$I178]&gt;[.N$1]))" office:value-type="float" office:value="0">
            <text:p>0</text:p>
          </table:table-cell>
          <table:table-cell table:formula="of:=N(AND([.$I178]&lt;=[.P$1]; [.$I178]&gt;[.O$1]))" office:value-type="float" office:value="0">
            <text:p>0</text:p>
          </table:table-cell>
          <table:table-cell table:formula="of:=N(AND([.$I178]&lt;=[.Q$1]; [.$I178]&gt;[.P$1]))" office:value-type="float" office:value="0">
            <text:p>0</text:p>
          </table:table-cell>
          <table:table-cell table:formula="of:=N(AND([.$I178]&lt;=[.R$1]; [.$I178]&gt;[.Q$1]))" office:value-type="float" office:value="1">
            <text:p>1</text:p>
          </table:table-cell>
          <table:table-cell table:formula="of:=N(AND([.$I178]&lt;=[.S$1]; [.$I178]&gt;[.R$1]))" office:value-type="float" office:value="0">
            <text:p>0</text:p>
          </table:table-cell>
          <table:table-cell table:formula="of:=N(AND([.$I178]&lt;=[.T$1]; [.$I178]&gt;[.S$1]))" office:value-type="float" office:value="0">
            <text:p>0</text:p>
          </table:table-cell>
          <table:table-cell table:formula="of:=N(AND([.$I178]&lt;=[.U$1]; [.$I178]&gt;[.T$1]))" office:value-type="float" office:value="0">
            <text:p>0</text:p>
          </table:table-cell>
          <table:table-cell table:formula="of:=N(AND([.$I178]&lt;=[.V$1]; [.$I178]&gt;[.U$1]))" office:value-type="float" office:value="0">
            <text:p>0</text:p>
          </table:table-cell>
          <table:table-cell table:formula="of:=N(AND([.$I178]&lt;=[.W$1]; [.$I178]&gt;[.V$1]))" office:value-type="float" office:value="0">
            <text:p>0</text:p>
          </table:table-cell>
          <table:table-cell table:formula="of:=N(AND([.$I178]&lt;=[.X$1]; [.$I178]&gt;[.W$1]))" office:value-type="float" office:value="0">
            <text:p>0</text:p>
          </table:table-cell>
          <table:table-cell table:formula="of:=N(AND([.$I178]&lt;=[.Y$1]; [.$I178]&gt;[.X$1]))" office:value-type="float" office:value="0">
            <text:p>0</text:p>
          </table:table-cell>
          <table:table-cell table:formula="of:=N(AND([.$I178]&lt;=[.Z$1]; [.$I178]&gt;[.Y$1]))" office:value-type="float" office:value="0">
            <text:p>0</text:p>
          </table:table-cell>
          <table:table-cell table:formula="of:=N(AND([.$I178]&lt;=[.AA$1]; [.$I178]&gt;[.Z$1]))" office:value-type="float" office:value="0">
            <text:p>0</text:p>
          </table:table-cell>
          <table:table-cell table:formula="of:=N(AND([.$I178]&lt;=[.AB$1]; [.$I178]&gt;[.AA$1]))" office:value-type="float" office:value="0">
            <text:p>0</text:p>
          </table:table-cell>
          <table:table-cell table:formula="of:=N(AND([.$I178]&lt;=[.AC$1]; [.$I178]&gt;[.AB$1]))" office:value-type="float" office:value="0">
            <text:p>0</text:p>
          </table:table-cell>
          <table:table-cell table:formula="of:=N(AND([.$I178]&lt;=[.AD$1]; [.$I178]&gt;[.AC$1]))" office:value-type="float" office:value="0">
            <text:p>0</text:p>
          </table:table-cell>
          <table:table-cell table:formula="of:=N(AND([.$I178]&lt;=[.AE$1]; [.$I178]&gt;[.AD$1]))" office:value-type="float" office:value="0">
            <text:p>0</text:p>
          </table:table-cell>
          <table:table-cell table:formula="of:=N(AND([.$I178]&lt;=[.AF$1]; [.$I178]&gt;[.AE$1]))" office:value-type="float" office:value="0">
            <text:p>0</text:p>
          </table:table-cell>
          <table:table-cell table:formula="of:=N(AND([.$I178]&lt;=[.AG$1]; [.$I178]&gt;[.AF$1]))" office:value-type="float" office:value="0">
            <text:p>0</text:p>
          </table:table-cell>
          <table:table-cell table:formula="of:=N(AND([.$I178]&lt;=[.AH$1]; [.$I178]&gt;[.AG$1]))" office:value-type="float" office:value="0">
            <text:p>0</text:p>
          </table:table-cell>
          <table:table-cell table:formula="of:=N(AND([.$I178]&lt;=[.AI$1]; [.$I17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3:26Z</text:p>
          </table:table-cell>
          <table:table-cell office:value-type="float" office:value="4242">
            <text:p>4242</text:p>
          </table:table-cell>
          <table:table-cell/>
          <table:table-cell office:value-type="float" office:value="267000">
            <text:p>267000</text:p>
          </table:table-cell>
          <table:table-cell office:value-type="float" office:value="1361">
            <text:p>1361</text:p>
          </table:table-cell>
          <table:table-cell table:formula="of:=N(AND([.$I179]&lt;=[.K$1]; [.$I179]&gt;[.J$1]))" office:value-type="float" office:value="0">
            <text:p>0</text:p>
          </table:table-cell>
          <table:table-cell table:formula="of:=N(AND([.$I179]&lt;=[.L$1]; [.$I179]&gt;[.K$1]))" office:value-type="float" office:value="0">
            <text:p>0</text:p>
          </table:table-cell>
          <table:table-cell table:formula="of:=N(AND([.$I179]&lt;=[.M$1]; [.$I179]&gt;[.L$1]))" office:value-type="float" office:value="0">
            <text:p>0</text:p>
          </table:table-cell>
          <table:table-cell table:formula="of:=N(AND([.$I179]&lt;=[.N$1]; [.$I179]&gt;[.M$1]))" office:value-type="float" office:value="0">
            <text:p>0</text:p>
          </table:table-cell>
          <table:table-cell table:formula="of:=N(AND([.$I179]&lt;=[.O$1]; [.$I179]&gt;[.N$1]))" office:value-type="float" office:value="0">
            <text:p>0</text:p>
          </table:table-cell>
          <table:table-cell table:formula="of:=N(AND([.$I179]&lt;=[.P$1]; [.$I179]&gt;[.O$1]))" office:value-type="float" office:value="0">
            <text:p>0</text:p>
          </table:table-cell>
          <table:table-cell table:formula="of:=N(AND([.$I179]&lt;=[.Q$1]; [.$I179]&gt;[.P$1]))" office:value-type="float" office:value="0">
            <text:p>0</text:p>
          </table:table-cell>
          <table:table-cell table:formula="of:=N(AND([.$I179]&lt;=[.R$1]; [.$I179]&gt;[.Q$1]))" office:value-type="float" office:value="0">
            <text:p>0</text:p>
          </table:table-cell>
          <table:table-cell table:formula="of:=N(AND([.$I179]&lt;=[.S$1]; [.$I179]&gt;[.R$1]))" office:value-type="float" office:value="1">
            <text:p>1</text:p>
          </table:table-cell>
          <table:table-cell table:formula="of:=N(AND([.$I179]&lt;=[.T$1]; [.$I179]&gt;[.S$1]))" office:value-type="float" office:value="0">
            <text:p>0</text:p>
          </table:table-cell>
          <table:table-cell table:formula="of:=N(AND([.$I179]&lt;=[.U$1]; [.$I179]&gt;[.T$1]))" office:value-type="float" office:value="0">
            <text:p>0</text:p>
          </table:table-cell>
          <table:table-cell table:formula="of:=N(AND([.$I179]&lt;=[.V$1]; [.$I179]&gt;[.U$1]))" office:value-type="float" office:value="0">
            <text:p>0</text:p>
          </table:table-cell>
          <table:table-cell table:formula="of:=N(AND([.$I179]&lt;=[.W$1]; [.$I179]&gt;[.V$1]))" office:value-type="float" office:value="0">
            <text:p>0</text:p>
          </table:table-cell>
          <table:table-cell table:formula="of:=N(AND([.$I179]&lt;=[.X$1]; [.$I179]&gt;[.W$1]))" office:value-type="float" office:value="0">
            <text:p>0</text:p>
          </table:table-cell>
          <table:table-cell table:formula="of:=N(AND([.$I179]&lt;=[.Y$1]; [.$I179]&gt;[.X$1]))" office:value-type="float" office:value="0">
            <text:p>0</text:p>
          </table:table-cell>
          <table:table-cell table:formula="of:=N(AND([.$I179]&lt;=[.Z$1]; [.$I179]&gt;[.Y$1]))" office:value-type="float" office:value="0">
            <text:p>0</text:p>
          </table:table-cell>
          <table:table-cell table:formula="of:=N(AND([.$I179]&lt;=[.AA$1]; [.$I179]&gt;[.Z$1]))" office:value-type="float" office:value="0">
            <text:p>0</text:p>
          </table:table-cell>
          <table:table-cell table:formula="of:=N(AND([.$I179]&lt;=[.AB$1]; [.$I179]&gt;[.AA$1]))" office:value-type="float" office:value="0">
            <text:p>0</text:p>
          </table:table-cell>
          <table:table-cell table:formula="of:=N(AND([.$I179]&lt;=[.AC$1]; [.$I179]&gt;[.AB$1]))" office:value-type="float" office:value="0">
            <text:p>0</text:p>
          </table:table-cell>
          <table:table-cell table:formula="of:=N(AND([.$I179]&lt;=[.AD$1]; [.$I179]&gt;[.AC$1]))" office:value-type="float" office:value="0">
            <text:p>0</text:p>
          </table:table-cell>
          <table:table-cell table:formula="of:=N(AND([.$I179]&lt;=[.AE$1]; [.$I179]&gt;[.AD$1]))" office:value-type="float" office:value="0">
            <text:p>0</text:p>
          </table:table-cell>
          <table:table-cell table:formula="of:=N(AND([.$I179]&lt;=[.AF$1]; [.$I179]&gt;[.AE$1]))" office:value-type="float" office:value="0">
            <text:p>0</text:p>
          </table:table-cell>
          <table:table-cell table:formula="of:=N(AND([.$I179]&lt;=[.AG$1]; [.$I179]&gt;[.AF$1]))" office:value-type="float" office:value="0">
            <text:p>0</text:p>
          </table:table-cell>
          <table:table-cell table:formula="of:=N(AND([.$I179]&lt;=[.AH$1]; [.$I179]&gt;[.AG$1]))" office:value-type="float" office:value="0">
            <text:p>0</text:p>
          </table:table-cell>
          <table:table-cell table:formula="of:=N(AND([.$I179]&lt;=[.AI$1]; [.$I17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4:47Z</text:p>
          </table:table-cell>
          <table:table-cell office:value-type="float" office:value="3833">
            <text:p>3833</text:p>
          </table:table-cell>
          <table:table-cell/>
          <table:table-cell office:value-type="float" office:value="149000">
            <text:p>149000</text:p>
          </table:table-cell>
          <table:table-cell office:value-type="float" office:value="1361">
            <text:p>1361</text:p>
          </table:table-cell>
          <table:table-cell table:formula="of:=N(AND([.$I180]&lt;=[.K$1]; [.$I180]&gt;[.J$1]))" office:value-type="float" office:value="0">
            <text:p>0</text:p>
          </table:table-cell>
          <table:table-cell table:formula="of:=N(AND([.$I180]&lt;=[.L$1]; [.$I180]&gt;[.K$1]))" office:value-type="float" office:value="0">
            <text:p>0</text:p>
          </table:table-cell>
          <table:table-cell table:formula="of:=N(AND([.$I180]&lt;=[.M$1]; [.$I180]&gt;[.L$1]))" office:value-type="float" office:value="0">
            <text:p>0</text:p>
          </table:table-cell>
          <table:table-cell table:formula="of:=N(AND([.$I180]&lt;=[.N$1]; [.$I180]&gt;[.M$1]))" office:value-type="float" office:value="0">
            <text:p>0</text:p>
          </table:table-cell>
          <table:table-cell table:formula="of:=N(AND([.$I180]&lt;=[.O$1]; [.$I180]&gt;[.N$1]))" office:value-type="float" office:value="1">
            <text:p>1</text:p>
          </table:table-cell>
          <table:table-cell table:formula="of:=N(AND([.$I180]&lt;=[.P$1]; [.$I180]&gt;[.O$1]))" office:value-type="float" office:value="0">
            <text:p>0</text:p>
          </table:table-cell>
          <table:table-cell table:formula="of:=N(AND([.$I180]&lt;=[.Q$1]; [.$I180]&gt;[.P$1]))" office:value-type="float" office:value="0">
            <text:p>0</text:p>
          </table:table-cell>
          <table:table-cell table:formula="of:=N(AND([.$I180]&lt;=[.R$1]; [.$I180]&gt;[.Q$1]))" office:value-type="float" office:value="0">
            <text:p>0</text:p>
          </table:table-cell>
          <table:table-cell table:formula="of:=N(AND([.$I180]&lt;=[.S$1]; [.$I180]&gt;[.R$1]))" office:value-type="float" office:value="0">
            <text:p>0</text:p>
          </table:table-cell>
          <table:table-cell table:formula="of:=N(AND([.$I180]&lt;=[.T$1]; [.$I180]&gt;[.S$1]))" office:value-type="float" office:value="0">
            <text:p>0</text:p>
          </table:table-cell>
          <table:table-cell table:formula="of:=N(AND([.$I180]&lt;=[.U$1]; [.$I180]&gt;[.T$1]))" office:value-type="float" office:value="0">
            <text:p>0</text:p>
          </table:table-cell>
          <table:table-cell table:formula="of:=N(AND([.$I180]&lt;=[.V$1]; [.$I180]&gt;[.U$1]))" office:value-type="float" office:value="0">
            <text:p>0</text:p>
          </table:table-cell>
          <table:table-cell table:formula="of:=N(AND([.$I180]&lt;=[.W$1]; [.$I180]&gt;[.V$1]))" office:value-type="float" office:value="0">
            <text:p>0</text:p>
          </table:table-cell>
          <table:table-cell table:formula="of:=N(AND([.$I180]&lt;=[.X$1]; [.$I180]&gt;[.W$1]))" office:value-type="float" office:value="0">
            <text:p>0</text:p>
          </table:table-cell>
          <table:table-cell table:formula="of:=N(AND([.$I180]&lt;=[.Y$1]; [.$I180]&gt;[.X$1]))" office:value-type="float" office:value="0">
            <text:p>0</text:p>
          </table:table-cell>
          <table:table-cell table:formula="of:=N(AND([.$I180]&lt;=[.Z$1]; [.$I180]&gt;[.Y$1]))" office:value-type="float" office:value="0">
            <text:p>0</text:p>
          </table:table-cell>
          <table:table-cell table:formula="of:=N(AND([.$I180]&lt;=[.AA$1]; [.$I180]&gt;[.Z$1]))" office:value-type="float" office:value="0">
            <text:p>0</text:p>
          </table:table-cell>
          <table:table-cell table:formula="of:=N(AND([.$I180]&lt;=[.AB$1]; [.$I180]&gt;[.AA$1]))" office:value-type="float" office:value="0">
            <text:p>0</text:p>
          </table:table-cell>
          <table:table-cell table:formula="of:=N(AND([.$I180]&lt;=[.AC$1]; [.$I180]&gt;[.AB$1]))" office:value-type="float" office:value="0">
            <text:p>0</text:p>
          </table:table-cell>
          <table:table-cell table:formula="of:=N(AND([.$I180]&lt;=[.AD$1]; [.$I180]&gt;[.AC$1]))" office:value-type="float" office:value="0">
            <text:p>0</text:p>
          </table:table-cell>
          <table:table-cell table:formula="of:=N(AND([.$I180]&lt;=[.AE$1]; [.$I180]&gt;[.AD$1]))" office:value-type="float" office:value="0">
            <text:p>0</text:p>
          </table:table-cell>
          <table:table-cell table:formula="of:=N(AND([.$I180]&lt;=[.AF$1]; [.$I180]&gt;[.AE$1]))" office:value-type="float" office:value="0">
            <text:p>0</text:p>
          </table:table-cell>
          <table:table-cell table:formula="of:=N(AND([.$I180]&lt;=[.AG$1]; [.$I180]&gt;[.AF$1]))" office:value-type="float" office:value="0">
            <text:p>0</text:p>
          </table:table-cell>
          <table:table-cell table:formula="of:=N(AND([.$I180]&lt;=[.AH$1]; [.$I180]&gt;[.AG$1]))" office:value-type="float" office:value="0">
            <text:p>0</text:p>
          </table:table-cell>
          <table:table-cell table:formula="of:=N(AND([.$I180]&lt;=[.AI$1]; [.$I18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5:15Z</text:p>
          </table:table-cell>
          <table:table-cell office:value-type="float" office:value="3725">
            <text:p>3725</text:p>
          </table:table-cell>
          <table:table-cell/>
          <table:table-cell office:value-type="float" office:value="95000">
            <text:p>95000</text:p>
          </table:table-cell>
          <table:table-cell office:value-type="float" office:value="1631">
            <text:p>1631</text:p>
          </table:table-cell>
          <table:table-cell table:formula="of:=N(AND([.$I181]&lt;=[.K$1]; [.$I181]&gt;[.J$1]))" office:value-type="float" office:value="0">
            <text:p>0</text:p>
          </table:table-cell>
          <table:table-cell table:formula="of:=N(AND([.$I181]&lt;=[.L$1]; [.$I181]&gt;[.K$1]))" office:value-type="float" office:value="0">
            <text:p>0</text:p>
          </table:table-cell>
          <table:table-cell table:formula="of:=N(AND([.$I181]&lt;=[.M$1]; [.$I181]&gt;[.L$1]))" office:value-type="float" office:value="0">
            <text:p>0</text:p>
          </table:table-cell>
          <table:table-cell table:formula="of:=N(AND([.$I181]&lt;=[.N$1]; [.$I181]&gt;[.M$1]))" office:value-type="float" office:value="1">
            <text:p>1</text:p>
          </table:table-cell>
          <table:table-cell table:formula="of:=N(AND([.$I181]&lt;=[.O$1]; [.$I181]&gt;[.N$1]))" office:value-type="float" office:value="0">
            <text:p>0</text:p>
          </table:table-cell>
          <table:table-cell table:formula="of:=N(AND([.$I181]&lt;=[.P$1]; [.$I181]&gt;[.O$1]))" office:value-type="float" office:value="0">
            <text:p>0</text:p>
          </table:table-cell>
          <table:table-cell table:formula="of:=N(AND([.$I181]&lt;=[.Q$1]; [.$I181]&gt;[.P$1]))" office:value-type="float" office:value="0">
            <text:p>0</text:p>
          </table:table-cell>
          <table:table-cell table:formula="of:=N(AND([.$I181]&lt;=[.R$1]; [.$I181]&gt;[.Q$1]))" office:value-type="float" office:value="0">
            <text:p>0</text:p>
          </table:table-cell>
          <table:table-cell table:formula="of:=N(AND([.$I181]&lt;=[.S$1]; [.$I181]&gt;[.R$1]))" office:value-type="float" office:value="0">
            <text:p>0</text:p>
          </table:table-cell>
          <table:table-cell table:formula="of:=N(AND([.$I181]&lt;=[.T$1]; [.$I181]&gt;[.S$1]))" office:value-type="float" office:value="0">
            <text:p>0</text:p>
          </table:table-cell>
          <table:table-cell table:formula="of:=N(AND([.$I181]&lt;=[.U$1]; [.$I181]&gt;[.T$1]))" office:value-type="float" office:value="0">
            <text:p>0</text:p>
          </table:table-cell>
          <table:table-cell table:formula="of:=N(AND([.$I181]&lt;=[.V$1]; [.$I181]&gt;[.U$1]))" office:value-type="float" office:value="0">
            <text:p>0</text:p>
          </table:table-cell>
          <table:table-cell table:formula="of:=N(AND([.$I181]&lt;=[.W$1]; [.$I181]&gt;[.V$1]))" office:value-type="float" office:value="0">
            <text:p>0</text:p>
          </table:table-cell>
          <table:table-cell table:formula="of:=N(AND([.$I181]&lt;=[.X$1]; [.$I181]&gt;[.W$1]))" office:value-type="float" office:value="0">
            <text:p>0</text:p>
          </table:table-cell>
          <table:table-cell table:formula="of:=N(AND([.$I181]&lt;=[.Y$1]; [.$I181]&gt;[.X$1]))" office:value-type="float" office:value="0">
            <text:p>0</text:p>
          </table:table-cell>
          <table:table-cell table:formula="of:=N(AND([.$I181]&lt;=[.Z$1]; [.$I181]&gt;[.Y$1]))" office:value-type="float" office:value="0">
            <text:p>0</text:p>
          </table:table-cell>
          <table:table-cell table:formula="of:=N(AND([.$I181]&lt;=[.AA$1]; [.$I181]&gt;[.Z$1]))" office:value-type="float" office:value="0">
            <text:p>0</text:p>
          </table:table-cell>
          <table:table-cell table:formula="of:=N(AND([.$I181]&lt;=[.AB$1]; [.$I181]&gt;[.AA$1]))" office:value-type="float" office:value="0">
            <text:p>0</text:p>
          </table:table-cell>
          <table:table-cell table:formula="of:=N(AND([.$I181]&lt;=[.AC$1]; [.$I181]&gt;[.AB$1]))" office:value-type="float" office:value="0">
            <text:p>0</text:p>
          </table:table-cell>
          <table:table-cell table:formula="of:=N(AND([.$I181]&lt;=[.AD$1]; [.$I181]&gt;[.AC$1]))" office:value-type="float" office:value="0">
            <text:p>0</text:p>
          </table:table-cell>
          <table:table-cell table:formula="of:=N(AND([.$I181]&lt;=[.AE$1]; [.$I181]&gt;[.AD$1]))" office:value-type="float" office:value="0">
            <text:p>0</text:p>
          </table:table-cell>
          <table:table-cell table:formula="of:=N(AND([.$I181]&lt;=[.AF$1]; [.$I181]&gt;[.AE$1]))" office:value-type="float" office:value="0">
            <text:p>0</text:p>
          </table:table-cell>
          <table:table-cell table:formula="of:=N(AND([.$I181]&lt;=[.AG$1]; [.$I181]&gt;[.AF$1]))" office:value-type="float" office:value="0">
            <text:p>0</text:p>
          </table:table-cell>
          <table:table-cell table:formula="of:=N(AND([.$I181]&lt;=[.AH$1]; [.$I181]&gt;[.AG$1]))" office:value-type="float" office:value="0">
            <text:p>0</text:p>
          </table:table-cell>
          <table:table-cell table:formula="of:=N(AND([.$I181]&lt;=[.AI$1]; [.$I18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5:43Z</text:p>
          </table:table-cell>
          <table:table-cell office:value-type="float" office:value="4214">
            <text:p>4214</text:p>
          </table:table-cell>
          <table:table-cell/>
          <table:table-cell office:value-type="float" office:value="98000">
            <text:p>98000</text:p>
          </table:table-cell>
          <table:table-cell office:value-type="float" office:value="1631">
            <text:p>1631</text:p>
          </table:table-cell>
          <table:table-cell table:formula="of:=N(AND([.$I182]&lt;=[.K$1]; [.$I182]&gt;[.J$1]))" office:value-type="float" office:value="0">
            <text:p>0</text:p>
          </table:table-cell>
          <table:table-cell table:formula="of:=N(AND([.$I182]&lt;=[.L$1]; [.$I182]&gt;[.K$1]))" office:value-type="float" office:value="0">
            <text:p>0</text:p>
          </table:table-cell>
          <table:table-cell table:formula="of:=N(AND([.$I182]&lt;=[.M$1]; [.$I182]&gt;[.L$1]))" office:value-type="float" office:value="0">
            <text:p>0</text:p>
          </table:table-cell>
          <table:table-cell table:formula="of:=N(AND([.$I182]&lt;=[.N$1]; [.$I182]&gt;[.M$1]))" office:value-type="float" office:value="1">
            <text:p>1</text:p>
          </table:table-cell>
          <table:table-cell table:formula="of:=N(AND([.$I182]&lt;=[.O$1]; [.$I182]&gt;[.N$1]))" office:value-type="float" office:value="0">
            <text:p>0</text:p>
          </table:table-cell>
          <table:table-cell table:formula="of:=N(AND([.$I182]&lt;=[.P$1]; [.$I182]&gt;[.O$1]))" office:value-type="float" office:value="0">
            <text:p>0</text:p>
          </table:table-cell>
          <table:table-cell table:formula="of:=N(AND([.$I182]&lt;=[.Q$1]; [.$I182]&gt;[.P$1]))" office:value-type="float" office:value="0">
            <text:p>0</text:p>
          </table:table-cell>
          <table:table-cell table:formula="of:=N(AND([.$I182]&lt;=[.R$1]; [.$I182]&gt;[.Q$1]))" office:value-type="float" office:value="0">
            <text:p>0</text:p>
          </table:table-cell>
          <table:table-cell table:formula="of:=N(AND([.$I182]&lt;=[.S$1]; [.$I182]&gt;[.R$1]))" office:value-type="float" office:value="0">
            <text:p>0</text:p>
          </table:table-cell>
          <table:table-cell table:formula="of:=N(AND([.$I182]&lt;=[.T$1]; [.$I182]&gt;[.S$1]))" office:value-type="float" office:value="0">
            <text:p>0</text:p>
          </table:table-cell>
          <table:table-cell table:formula="of:=N(AND([.$I182]&lt;=[.U$1]; [.$I182]&gt;[.T$1]))" office:value-type="float" office:value="0">
            <text:p>0</text:p>
          </table:table-cell>
          <table:table-cell table:formula="of:=N(AND([.$I182]&lt;=[.V$1]; [.$I182]&gt;[.U$1]))" office:value-type="float" office:value="0">
            <text:p>0</text:p>
          </table:table-cell>
          <table:table-cell table:formula="of:=N(AND([.$I182]&lt;=[.W$1]; [.$I182]&gt;[.V$1]))" office:value-type="float" office:value="0">
            <text:p>0</text:p>
          </table:table-cell>
          <table:table-cell table:formula="of:=N(AND([.$I182]&lt;=[.X$1]; [.$I182]&gt;[.W$1]))" office:value-type="float" office:value="0">
            <text:p>0</text:p>
          </table:table-cell>
          <table:table-cell table:formula="of:=N(AND([.$I182]&lt;=[.Y$1]; [.$I182]&gt;[.X$1]))" office:value-type="float" office:value="0">
            <text:p>0</text:p>
          </table:table-cell>
          <table:table-cell table:formula="of:=N(AND([.$I182]&lt;=[.Z$1]; [.$I182]&gt;[.Y$1]))" office:value-type="float" office:value="0">
            <text:p>0</text:p>
          </table:table-cell>
          <table:table-cell table:formula="of:=N(AND([.$I182]&lt;=[.AA$1]; [.$I182]&gt;[.Z$1]))" office:value-type="float" office:value="0">
            <text:p>0</text:p>
          </table:table-cell>
          <table:table-cell table:formula="of:=N(AND([.$I182]&lt;=[.AB$1]; [.$I182]&gt;[.AA$1]))" office:value-type="float" office:value="0">
            <text:p>0</text:p>
          </table:table-cell>
          <table:table-cell table:formula="of:=N(AND([.$I182]&lt;=[.AC$1]; [.$I182]&gt;[.AB$1]))" office:value-type="float" office:value="0">
            <text:p>0</text:p>
          </table:table-cell>
          <table:table-cell table:formula="of:=N(AND([.$I182]&lt;=[.AD$1]; [.$I182]&gt;[.AC$1]))" office:value-type="float" office:value="0">
            <text:p>0</text:p>
          </table:table-cell>
          <table:table-cell table:formula="of:=N(AND([.$I182]&lt;=[.AE$1]; [.$I182]&gt;[.AD$1]))" office:value-type="float" office:value="0">
            <text:p>0</text:p>
          </table:table-cell>
          <table:table-cell table:formula="of:=N(AND([.$I182]&lt;=[.AF$1]; [.$I182]&gt;[.AE$1]))" office:value-type="float" office:value="0">
            <text:p>0</text:p>
          </table:table-cell>
          <table:table-cell table:formula="of:=N(AND([.$I182]&lt;=[.AG$1]; [.$I182]&gt;[.AF$1]))" office:value-type="float" office:value="0">
            <text:p>0</text:p>
          </table:table-cell>
          <table:table-cell table:formula="of:=N(AND([.$I182]&lt;=[.AH$1]; [.$I182]&gt;[.AG$1]))" office:value-type="float" office:value="0">
            <text:p>0</text:p>
          </table:table-cell>
          <table:table-cell table:formula="of:=N(AND([.$I182]&lt;=[.AI$1]; [.$I18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6:09Z</text:p>
          </table:table-cell>
          <table:table-cell office:value-type="float" office:value="2654">
            <text:p>2654</text:p>
          </table:table-cell>
          <table:table-cell/>
          <table:table-cell office:value-type="float" office:value="319000">
            <text:p>319000</text:p>
          </table:table-cell>
          <table:table-cell office:value-type="float" office:value="1361">
            <text:p>1361</text:p>
          </table:table-cell>
          <table:table-cell table:formula="of:=N(AND([.$I183]&lt;=[.K$1]; [.$I183]&gt;[.J$1]))" office:value-type="float" office:value="0">
            <text:p>0</text:p>
          </table:table-cell>
          <table:table-cell table:formula="of:=N(AND([.$I183]&lt;=[.L$1]; [.$I183]&gt;[.K$1]))" office:value-type="float" office:value="0">
            <text:p>0</text:p>
          </table:table-cell>
          <table:table-cell table:formula="of:=N(AND([.$I183]&lt;=[.M$1]; [.$I183]&gt;[.L$1]))" office:value-type="float" office:value="0">
            <text:p>0</text:p>
          </table:table-cell>
          <table:table-cell table:formula="of:=N(AND([.$I183]&lt;=[.N$1]; [.$I183]&gt;[.M$1]))" office:value-type="float" office:value="0">
            <text:p>0</text:p>
          </table:table-cell>
          <table:table-cell table:formula="of:=N(AND([.$I183]&lt;=[.O$1]; [.$I183]&gt;[.N$1]))" office:value-type="float" office:value="0">
            <text:p>0</text:p>
          </table:table-cell>
          <table:table-cell table:formula="of:=N(AND([.$I183]&lt;=[.P$1]; [.$I183]&gt;[.O$1]))" office:value-type="float" office:value="0">
            <text:p>0</text:p>
          </table:table-cell>
          <table:table-cell table:formula="of:=N(AND([.$I183]&lt;=[.Q$1]; [.$I183]&gt;[.P$1]))" office:value-type="float" office:value="0">
            <text:p>0</text:p>
          </table:table-cell>
          <table:table-cell table:formula="of:=N(AND([.$I183]&lt;=[.R$1]; [.$I183]&gt;[.Q$1]))" office:value-type="float" office:value="0">
            <text:p>0</text:p>
          </table:table-cell>
          <table:table-cell table:formula="of:=N(AND([.$I183]&lt;=[.S$1]; [.$I183]&gt;[.R$1]))" office:value-type="float" office:value="0">
            <text:p>0</text:p>
          </table:table-cell>
          <table:table-cell table:formula="of:=N(AND([.$I183]&lt;=[.T$1]; [.$I183]&gt;[.S$1]))" office:value-type="float" office:value="0">
            <text:p>0</text:p>
          </table:table-cell>
          <table:table-cell table:formula="of:=N(AND([.$I183]&lt;=[.U$1]; [.$I183]&gt;[.T$1]))" office:value-type="float" office:value="1">
            <text:p>1</text:p>
          </table:table-cell>
          <table:table-cell table:formula="of:=N(AND([.$I183]&lt;=[.V$1]; [.$I183]&gt;[.U$1]))" office:value-type="float" office:value="0">
            <text:p>0</text:p>
          </table:table-cell>
          <table:table-cell table:formula="of:=N(AND([.$I183]&lt;=[.W$1]; [.$I183]&gt;[.V$1]))" office:value-type="float" office:value="0">
            <text:p>0</text:p>
          </table:table-cell>
          <table:table-cell table:formula="of:=N(AND([.$I183]&lt;=[.X$1]; [.$I183]&gt;[.W$1]))" office:value-type="float" office:value="0">
            <text:p>0</text:p>
          </table:table-cell>
          <table:table-cell table:formula="of:=N(AND([.$I183]&lt;=[.Y$1]; [.$I183]&gt;[.X$1]))" office:value-type="float" office:value="0">
            <text:p>0</text:p>
          </table:table-cell>
          <table:table-cell table:formula="of:=N(AND([.$I183]&lt;=[.Z$1]; [.$I183]&gt;[.Y$1]))" office:value-type="float" office:value="0">
            <text:p>0</text:p>
          </table:table-cell>
          <table:table-cell table:formula="of:=N(AND([.$I183]&lt;=[.AA$1]; [.$I183]&gt;[.Z$1]))" office:value-type="float" office:value="0">
            <text:p>0</text:p>
          </table:table-cell>
          <table:table-cell table:formula="of:=N(AND([.$I183]&lt;=[.AB$1]; [.$I183]&gt;[.AA$1]))" office:value-type="float" office:value="0">
            <text:p>0</text:p>
          </table:table-cell>
          <table:table-cell table:formula="of:=N(AND([.$I183]&lt;=[.AC$1]; [.$I183]&gt;[.AB$1]))" office:value-type="float" office:value="0">
            <text:p>0</text:p>
          </table:table-cell>
          <table:table-cell table:formula="of:=N(AND([.$I183]&lt;=[.AD$1]; [.$I183]&gt;[.AC$1]))" office:value-type="float" office:value="0">
            <text:p>0</text:p>
          </table:table-cell>
          <table:table-cell table:formula="of:=N(AND([.$I183]&lt;=[.AE$1]; [.$I183]&gt;[.AD$1]))" office:value-type="float" office:value="0">
            <text:p>0</text:p>
          </table:table-cell>
          <table:table-cell table:formula="of:=N(AND([.$I183]&lt;=[.AF$1]; [.$I183]&gt;[.AE$1]))" office:value-type="float" office:value="0">
            <text:p>0</text:p>
          </table:table-cell>
          <table:table-cell table:formula="of:=N(AND([.$I183]&lt;=[.AG$1]; [.$I183]&gt;[.AF$1]))" office:value-type="float" office:value="0">
            <text:p>0</text:p>
          </table:table-cell>
          <table:table-cell table:formula="of:=N(AND([.$I183]&lt;=[.AH$1]; [.$I183]&gt;[.AG$1]))" office:value-type="float" office:value="0">
            <text:p>0</text:p>
          </table:table-cell>
          <table:table-cell table:formula="of:=N(AND([.$I183]&lt;=[.AI$1]; [.$I18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6:37Z</text:p>
          </table:table-cell>
          <table:table-cell office:value-type="float" office:value="3746">
            <text:p>3746</text:p>
          </table:table-cell>
          <table:table-cell/>
          <table:table-cell office:value-type="float" office:value="31000">
            <text:p>31000</text:p>
          </table:table-cell>
          <table:table-cell office:value-type="float" office:value="1631">
            <text:p>1631</text:p>
          </table:table-cell>
          <table:table-cell table:formula="of:=N(AND([.$I184]&lt;=[.K$1]; [.$I184]&gt;[.J$1]))" office:value-type="float" office:value="0">
            <text:p>0</text:p>
          </table:table-cell>
          <table:table-cell table:formula="of:=N(AND([.$I184]&lt;=[.L$1]; [.$I184]&gt;[.K$1]))" office:value-type="float" office:value="1">
            <text:p>1</text:p>
          </table:table-cell>
          <table:table-cell table:formula="of:=N(AND([.$I184]&lt;=[.M$1]; [.$I184]&gt;[.L$1]))" office:value-type="float" office:value="0">
            <text:p>0</text:p>
          </table:table-cell>
          <table:table-cell table:formula="of:=N(AND([.$I184]&lt;=[.N$1]; [.$I184]&gt;[.M$1]))" office:value-type="float" office:value="0">
            <text:p>0</text:p>
          </table:table-cell>
          <table:table-cell table:formula="of:=N(AND([.$I184]&lt;=[.O$1]; [.$I184]&gt;[.N$1]))" office:value-type="float" office:value="0">
            <text:p>0</text:p>
          </table:table-cell>
          <table:table-cell table:formula="of:=N(AND([.$I184]&lt;=[.P$1]; [.$I184]&gt;[.O$1]))" office:value-type="float" office:value="0">
            <text:p>0</text:p>
          </table:table-cell>
          <table:table-cell table:formula="of:=N(AND([.$I184]&lt;=[.Q$1]; [.$I184]&gt;[.P$1]))" office:value-type="float" office:value="0">
            <text:p>0</text:p>
          </table:table-cell>
          <table:table-cell table:formula="of:=N(AND([.$I184]&lt;=[.R$1]; [.$I184]&gt;[.Q$1]))" office:value-type="float" office:value="0">
            <text:p>0</text:p>
          </table:table-cell>
          <table:table-cell table:formula="of:=N(AND([.$I184]&lt;=[.S$1]; [.$I184]&gt;[.R$1]))" office:value-type="float" office:value="0">
            <text:p>0</text:p>
          </table:table-cell>
          <table:table-cell table:formula="of:=N(AND([.$I184]&lt;=[.T$1]; [.$I184]&gt;[.S$1]))" office:value-type="float" office:value="0">
            <text:p>0</text:p>
          </table:table-cell>
          <table:table-cell table:formula="of:=N(AND([.$I184]&lt;=[.U$1]; [.$I184]&gt;[.T$1]))" office:value-type="float" office:value="0">
            <text:p>0</text:p>
          </table:table-cell>
          <table:table-cell table:formula="of:=N(AND([.$I184]&lt;=[.V$1]; [.$I184]&gt;[.U$1]))" office:value-type="float" office:value="0">
            <text:p>0</text:p>
          </table:table-cell>
          <table:table-cell table:formula="of:=N(AND([.$I184]&lt;=[.W$1]; [.$I184]&gt;[.V$1]))" office:value-type="float" office:value="0">
            <text:p>0</text:p>
          </table:table-cell>
          <table:table-cell table:formula="of:=N(AND([.$I184]&lt;=[.X$1]; [.$I184]&gt;[.W$1]))" office:value-type="float" office:value="0">
            <text:p>0</text:p>
          </table:table-cell>
          <table:table-cell table:formula="of:=N(AND([.$I184]&lt;=[.Y$1]; [.$I184]&gt;[.X$1]))" office:value-type="float" office:value="0">
            <text:p>0</text:p>
          </table:table-cell>
          <table:table-cell table:formula="of:=N(AND([.$I184]&lt;=[.Z$1]; [.$I184]&gt;[.Y$1]))" office:value-type="float" office:value="0">
            <text:p>0</text:p>
          </table:table-cell>
          <table:table-cell table:formula="of:=N(AND([.$I184]&lt;=[.AA$1]; [.$I184]&gt;[.Z$1]))" office:value-type="float" office:value="0">
            <text:p>0</text:p>
          </table:table-cell>
          <table:table-cell table:formula="of:=N(AND([.$I184]&lt;=[.AB$1]; [.$I184]&gt;[.AA$1]))" office:value-type="float" office:value="0">
            <text:p>0</text:p>
          </table:table-cell>
          <table:table-cell table:formula="of:=N(AND([.$I184]&lt;=[.AC$1]; [.$I184]&gt;[.AB$1]))" office:value-type="float" office:value="0">
            <text:p>0</text:p>
          </table:table-cell>
          <table:table-cell table:formula="of:=N(AND([.$I184]&lt;=[.AD$1]; [.$I184]&gt;[.AC$1]))" office:value-type="float" office:value="0">
            <text:p>0</text:p>
          </table:table-cell>
          <table:table-cell table:formula="of:=N(AND([.$I184]&lt;=[.AE$1]; [.$I184]&gt;[.AD$1]))" office:value-type="float" office:value="0">
            <text:p>0</text:p>
          </table:table-cell>
          <table:table-cell table:formula="of:=N(AND([.$I184]&lt;=[.AF$1]; [.$I184]&gt;[.AE$1]))" office:value-type="float" office:value="0">
            <text:p>0</text:p>
          </table:table-cell>
          <table:table-cell table:formula="of:=N(AND([.$I184]&lt;=[.AG$1]; [.$I184]&gt;[.AF$1]))" office:value-type="float" office:value="0">
            <text:p>0</text:p>
          </table:table-cell>
          <table:table-cell table:formula="of:=N(AND([.$I184]&lt;=[.AH$1]; [.$I184]&gt;[.AG$1]))" office:value-type="float" office:value="0">
            <text:p>0</text:p>
          </table:table-cell>
          <table:table-cell table:formula="of:=N(AND([.$I184]&lt;=[.AI$1]; [.$I18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7:32Z</text:p>
          </table:table-cell>
          <table:table-cell office:value-type="float" office:value="3852">
            <text:p>3852</text:p>
          </table:table-cell>
          <table:table-cell/>
          <table:table-cell office:value-type="float" office:value="349000">
            <text:p>349000</text:p>
          </table:table-cell>
          <table:table-cell office:value-type="float" office:value="1361">
            <text:p>1361</text:p>
          </table:table-cell>
          <table:table-cell table:formula="of:=N(AND([.$I185]&lt;=[.K$1]; [.$I185]&gt;[.J$1]))" office:value-type="float" office:value="0">
            <text:p>0</text:p>
          </table:table-cell>
          <table:table-cell table:formula="of:=N(AND([.$I185]&lt;=[.L$1]; [.$I185]&gt;[.K$1]))" office:value-type="float" office:value="0">
            <text:p>0</text:p>
          </table:table-cell>
          <table:table-cell table:formula="of:=N(AND([.$I185]&lt;=[.M$1]; [.$I185]&gt;[.L$1]))" office:value-type="float" office:value="0">
            <text:p>0</text:p>
          </table:table-cell>
          <table:table-cell table:formula="of:=N(AND([.$I185]&lt;=[.N$1]; [.$I185]&gt;[.M$1]))" office:value-type="float" office:value="0">
            <text:p>0</text:p>
          </table:table-cell>
          <table:table-cell table:formula="of:=N(AND([.$I185]&lt;=[.O$1]; [.$I185]&gt;[.N$1]))" office:value-type="float" office:value="0">
            <text:p>0</text:p>
          </table:table-cell>
          <table:table-cell table:formula="of:=N(AND([.$I185]&lt;=[.P$1]; [.$I185]&gt;[.O$1]))" office:value-type="float" office:value="0">
            <text:p>0</text:p>
          </table:table-cell>
          <table:table-cell table:formula="of:=N(AND([.$I185]&lt;=[.Q$1]; [.$I185]&gt;[.P$1]))" office:value-type="float" office:value="0">
            <text:p>0</text:p>
          </table:table-cell>
          <table:table-cell table:formula="of:=N(AND([.$I185]&lt;=[.R$1]; [.$I185]&gt;[.Q$1]))" office:value-type="float" office:value="0">
            <text:p>0</text:p>
          </table:table-cell>
          <table:table-cell table:formula="of:=N(AND([.$I185]&lt;=[.S$1]; [.$I185]&gt;[.R$1]))" office:value-type="float" office:value="0">
            <text:p>0</text:p>
          </table:table-cell>
          <table:table-cell table:formula="of:=N(AND([.$I185]&lt;=[.T$1]; [.$I185]&gt;[.S$1]))" office:value-type="float" office:value="0">
            <text:p>0</text:p>
          </table:table-cell>
          <table:table-cell table:formula="of:=N(AND([.$I185]&lt;=[.U$1]; [.$I185]&gt;[.T$1]))" office:value-type="float" office:value="0">
            <text:p>0</text:p>
          </table:table-cell>
          <table:table-cell table:formula="of:=N(AND([.$I185]&lt;=[.V$1]; [.$I185]&gt;[.U$1]))" office:value-type="float" office:value="1">
            <text:p>1</text:p>
          </table:table-cell>
          <table:table-cell table:formula="of:=N(AND([.$I185]&lt;=[.W$1]; [.$I185]&gt;[.V$1]))" office:value-type="float" office:value="0">
            <text:p>0</text:p>
          </table:table-cell>
          <table:table-cell table:formula="of:=N(AND([.$I185]&lt;=[.X$1]; [.$I185]&gt;[.W$1]))" office:value-type="float" office:value="0">
            <text:p>0</text:p>
          </table:table-cell>
          <table:table-cell table:formula="of:=N(AND([.$I185]&lt;=[.Y$1]; [.$I185]&gt;[.X$1]))" office:value-type="float" office:value="0">
            <text:p>0</text:p>
          </table:table-cell>
          <table:table-cell table:formula="of:=N(AND([.$I185]&lt;=[.Z$1]; [.$I185]&gt;[.Y$1]))" office:value-type="float" office:value="0">
            <text:p>0</text:p>
          </table:table-cell>
          <table:table-cell table:formula="of:=N(AND([.$I185]&lt;=[.AA$1]; [.$I185]&gt;[.Z$1]))" office:value-type="float" office:value="0">
            <text:p>0</text:p>
          </table:table-cell>
          <table:table-cell table:formula="of:=N(AND([.$I185]&lt;=[.AB$1]; [.$I185]&gt;[.AA$1]))" office:value-type="float" office:value="0">
            <text:p>0</text:p>
          </table:table-cell>
          <table:table-cell table:formula="of:=N(AND([.$I185]&lt;=[.AC$1]; [.$I185]&gt;[.AB$1]))" office:value-type="float" office:value="0">
            <text:p>0</text:p>
          </table:table-cell>
          <table:table-cell table:formula="of:=N(AND([.$I185]&lt;=[.AD$1]; [.$I185]&gt;[.AC$1]))" office:value-type="float" office:value="0">
            <text:p>0</text:p>
          </table:table-cell>
          <table:table-cell table:formula="of:=N(AND([.$I185]&lt;=[.AE$1]; [.$I185]&gt;[.AD$1]))" office:value-type="float" office:value="0">
            <text:p>0</text:p>
          </table:table-cell>
          <table:table-cell table:formula="of:=N(AND([.$I185]&lt;=[.AF$1]; [.$I185]&gt;[.AE$1]))" office:value-type="float" office:value="0">
            <text:p>0</text:p>
          </table:table-cell>
          <table:table-cell table:formula="of:=N(AND([.$I185]&lt;=[.AG$1]; [.$I185]&gt;[.AF$1]))" office:value-type="float" office:value="0">
            <text:p>0</text:p>
          </table:table-cell>
          <table:table-cell table:formula="of:=N(AND([.$I185]&lt;=[.AH$1]; [.$I185]&gt;[.AG$1]))" office:value-type="float" office:value="0">
            <text:p>0</text:p>
          </table:table-cell>
          <table:table-cell table:formula="of:=N(AND([.$I185]&lt;=[.AI$1]; [.$I18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8:00Z</text:p>
          </table:table-cell>
          <table:table-cell office:value-type="float" office:value="4037">
            <text:p>4037</text:p>
          </table:table-cell>
          <table:table-cell/>
          <table:table-cell office:value-type="float" office:value="226000">
            <text:p>226000</text:p>
          </table:table-cell>
          <table:table-cell office:value-type="float" office:value="1631">
            <text:p>1631</text:p>
          </table:table-cell>
          <table:table-cell table:formula="of:=N(AND([.$I186]&lt;=[.K$1]; [.$I186]&gt;[.J$1]))" office:value-type="float" office:value="0">
            <text:p>0</text:p>
          </table:table-cell>
          <table:table-cell table:formula="of:=N(AND([.$I186]&lt;=[.L$1]; [.$I186]&gt;[.K$1]))" office:value-type="float" office:value="0">
            <text:p>0</text:p>
          </table:table-cell>
          <table:table-cell table:formula="of:=N(AND([.$I186]&lt;=[.M$1]; [.$I186]&gt;[.L$1]))" office:value-type="float" office:value="0">
            <text:p>0</text:p>
          </table:table-cell>
          <table:table-cell table:formula="of:=N(AND([.$I186]&lt;=[.N$1]; [.$I186]&gt;[.M$1]))" office:value-type="float" office:value="0">
            <text:p>0</text:p>
          </table:table-cell>
          <table:table-cell table:formula="of:=N(AND([.$I186]&lt;=[.O$1]; [.$I186]&gt;[.N$1]))" office:value-type="float" office:value="0">
            <text:p>0</text:p>
          </table:table-cell>
          <table:table-cell table:formula="of:=N(AND([.$I186]&lt;=[.P$1]; [.$I186]&gt;[.O$1]))" office:value-type="float" office:value="0">
            <text:p>0</text:p>
          </table:table-cell>
          <table:table-cell table:formula="of:=N(AND([.$I186]&lt;=[.Q$1]; [.$I186]&gt;[.P$1]))" office:value-type="float" office:value="0">
            <text:p>0</text:p>
          </table:table-cell>
          <table:table-cell table:formula="of:=N(AND([.$I186]&lt;=[.R$1]; [.$I186]&gt;[.Q$1]))" office:value-type="float" office:value="1">
            <text:p>1</text:p>
          </table:table-cell>
          <table:table-cell table:formula="of:=N(AND([.$I186]&lt;=[.S$1]; [.$I186]&gt;[.R$1]))" office:value-type="float" office:value="0">
            <text:p>0</text:p>
          </table:table-cell>
          <table:table-cell table:formula="of:=N(AND([.$I186]&lt;=[.T$1]; [.$I186]&gt;[.S$1]))" office:value-type="float" office:value="0">
            <text:p>0</text:p>
          </table:table-cell>
          <table:table-cell table:formula="of:=N(AND([.$I186]&lt;=[.U$1]; [.$I186]&gt;[.T$1]))" office:value-type="float" office:value="0">
            <text:p>0</text:p>
          </table:table-cell>
          <table:table-cell table:formula="of:=N(AND([.$I186]&lt;=[.V$1]; [.$I186]&gt;[.U$1]))" office:value-type="float" office:value="0">
            <text:p>0</text:p>
          </table:table-cell>
          <table:table-cell table:formula="of:=N(AND([.$I186]&lt;=[.W$1]; [.$I186]&gt;[.V$1]))" office:value-type="float" office:value="0">
            <text:p>0</text:p>
          </table:table-cell>
          <table:table-cell table:formula="of:=N(AND([.$I186]&lt;=[.X$1]; [.$I186]&gt;[.W$1]))" office:value-type="float" office:value="0">
            <text:p>0</text:p>
          </table:table-cell>
          <table:table-cell table:formula="of:=N(AND([.$I186]&lt;=[.Y$1]; [.$I186]&gt;[.X$1]))" office:value-type="float" office:value="0">
            <text:p>0</text:p>
          </table:table-cell>
          <table:table-cell table:formula="of:=N(AND([.$I186]&lt;=[.Z$1]; [.$I186]&gt;[.Y$1]))" office:value-type="float" office:value="0">
            <text:p>0</text:p>
          </table:table-cell>
          <table:table-cell table:formula="of:=N(AND([.$I186]&lt;=[.AA$1]; [.$I186]&gt;[.Z$1]))" office:value-type="float" office:value="0">
            <text:p>0</text:p>
          </table:table-cell>
          <table:table-cell table:formula="of:=N(AND([.$I186]&lt;=[.AB$1]; [.$I186]&gt;[.AA$1]))" office:value-type="float" office:value="0">
            <text:p>0</text:p>
          </table:table-cell>
          <table:table-cell table:formula="of:=N(AND([.$I186]&lt;=[.AC$1]; [.$I186]&gt;[.AB$1]))" office:value-type="float" office:value="0">
            <text:p>0</text:p>
          </table:table-cell>
          <table:table-cell table:formula="of:=N(AND([.$I186]&lt;=[.AD$1]; [.$I186]&gt;[.AC$1]))" office:value-type="float" office:value="0">
            <text:p>0</text:p>
          </table:table-cell>
          <table:table-cell table:formula="of:=N(AND([.$I186]&lt;=[.AE$1]; [.$I186]&gt;[.AD$1]))" office:value-type="float" office:value="0">
            <text:p>0</text:p>
          </table:table-cell>
          <table:table-cell table:formula="of:=N(AND([.$I186]&lt;=[.AF$1]; [.$I186]&gt;[.AE$1]))" office:value-type="float" office:value="0">
            <text:p>0</text:p>
          </table:table-cell>
          <table:table-cell table:formula="of:=N(AND([.$I186]&lt;=[.AG$1]; [.$I186]&gt;[.AF$1]))" office:value-type="float" office:value="0">
            <text:p>0</text:p>
          </table:table-cell>
          <table:table-cell table:formula="of:=N(AND([.$I186]&lt;=[.AH$1]; [.$I186]&gt;[.AG$1]))" office:value-type="float" office:value="0">
            <text:p>0</text:p>
          </table:table-cell>
          <table:table-cell table:formula="of:=N(AND([.$I186]&lt;=[.AI$1]; [.$I18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8:27Z</text:p>
          </table:table-cell>
          <table:table-cell office:value-type="float" office:value="3628">
            <text:p>3628</text:p>
          </table:table-cell>
          <table:table-cell/>
          <table:table-cell office:value-type="float" office:value="267000">
            <text:p>267000</text:p>
          </table:table-cell>
          <table:table-cell office:value-type="float" office:value="1631">
            <text:p>1631</text:p>
          </table:table-cell>
          <table:table-cell table:formula="of:=N(AND([.$I187]&lt;=[.K$1]; [.$I187]&gt;[.J$1]))" office:value-type="float" office:value="0">
            <text:p>0</text:p>
          </table:table-cell>
          <table:table-cell table:formula="of:=N(AND([.$I187]&lt;=[.L$1]; [.$I187]&gt;[.K$1]))" office:value-type="float" office:value="0">
            <text:p>0</text:p>
          </table:table-cell>
          <table:table-cell table:formula="of:=N(AND([.$I187]&lt;=[.M$1]; [.$I187]&gt;[.L$1]))" office:value-type="float" office:value="0">
            <text:p>0</text:p>
          </table:table-cell>
          <table:table-cell table:formula="of:=N(AND([.$I187]&lt;=[.N$1]; [.$I187]&gt;[.M$1]))" office:value-type="float" office:value="0">
            <text:p>0</text:p>
          </table:table-cell>
          <table:table-cell table:formula="of:=N(AND([.$I187]&lt;=[.O$1]; [.$I187]&gt;[.N$1]))" office:value-type="float" office:value="0">
            <text:p>0</text:p>
          </table:table-cell>
          <table:table-cell table:formula="of:=N(AND([.$I187]&lt;=[.P$1]; [.$I187]&gt;[.O$1]))" office:value-type="float" office:value="0">
            <text:p>0</text:p>
          </table:table-cell>
          <table:table-cell table:formula="of:=N(AND([.$I187]&lt;=[.Q$1]; [.$I187]&gt;[.P$1]))" office:value-type="float" office:value="0">
            <text:p>0</text:p>
          </table:table-cell>
          <table:table-cell table:formula="of:=N(AND([.$I187]&lt;=[.R$1]; [.$I187]&gt;[.Q$1]))" office:value-type="float" office:value="0">
            <text:p>0</text:p>
          </table:table-cell>
          <table:table-cell table:formula="of:=N(AND([.$I187]&lt;=[.S$1]; [.$I187]&gt;[.R$1]))" office:value-type="float" office:value="1">
            <text:p>1</text:p>
          </table:table-cell>
          <table:table-cell table:formula="of:=N(AND([.$I187]&lt;=[.T$1]; [.$I187]&gt;[.S$1]))" office:value-type="float" office:value="0">
            <text:p>0</text:p>
          </table:table-cell>
          <table:table-cell table:formula="of:=N(AND([.$I187]&lt;=[.U$1]; [.$I187]&gt;[.T$1]))" office:value-type="float" office:value="0">
            <text:p>0</text:p>
          </table:table-cell>
          <table:table-cell table:formula="of:=N(AND([.$I187]&lt;=[.V$1]; [.$I187]&gt;[.U$1]))" office:value-type="float" office:value="0">
            <text:p>0</text:p>
          </table:table-cell>
          <table:table-cell table:formula="of:=N(AND([.$I187]&lt;=[.W$1]; [.$I187]&gt;[.V$1]))" office:value-type="float" office:value="0">
            <text:p>0</text:p>
          </table:table-cell>
          <table:table-cell table:formula="of:=N(AND([.$I187]&lt;=[.X$1]; [.$I187]&gt;[.W$1]))" office:value-type="float" office:value="0">
            <text:p>0</text:p>
          </table:table-cell>
          <table:table-cell table:formula="of:=N(AND([.$I187]&lt;=[.Y$1]; [.$I187]&gt;[.X$1]))" office:value-type="float" office:value="0">
            <text:p>0</text:p>
          </table:table-cell>
          <table:table-cell table:formula="of:=N(AND([.$I187]&lt;=[.Z$1]; [.$I187]&gt;[.Y$1]))" office:value-type="float" office:value="0">
            <text:p>0</text:p>
          </table:table-cell>
          <table:table-cell table:formula="of:=N(AND([.$I187]&lt;=[.AA$1]; [.$I187]&gt;[.Z$1]))" office:value-type="float" office:value="0">
            <text:p>0</text:p>
          </table:table-cell>
          <table:table-cell table:formula="of:=N(AND([.$I187]&lt;=[.AB$1]; [.$I187]&gt;[.AA$1]))" office:value-type="float" office:value="0">
            <text:p>0</text:p>
          </table:table-cell>
          <table:table-cell table:formula="of:=N(AND([.$I187]&lt;=[.AC$1]; [.$I187]&gt;[.AB$1]))" office:value-type="float" office:value="0">
            <text:p>0</text:p>
          </table:table-cell>
          <table:table-cell table:formula="of:=N(AND([.$I187]&lt;=[.AD$1]; [.$I187]&gt;[.AC$1]))" office:value-type="float" office:value="0">
            <text:p>0</text:p>
          </table:table-cell>
          <table:table-cell table:formula="of:=N(AND([.$I187]&lt;=[.AE$1]; [.$I187]&gt;[.AD$1]))" office:value-type="float" office:value="0">
            <text:p>0</text:p>
          </table:table-cell>
          <table:table-cell table:formula="of:=N(AND([.$I187]&lt;=[.AF$1]; [.$I187]&gt;[.AE$1]))" office:value-type="float" office:value="0">
            <text:p>0</text:p>
          </table:table-cell>
          <table:table-cell table:formula="of:=N(AND([.$I187]&lt;=[.AG$1]; [.$I187]&gt;[.AF$1]))" office:value-type="float" office:value="0">
            <text:p>0</text:p>
          </table:table-cell>
          <table:table-cell table:formula="of:=N(AND([.$I187]&lt;=[.AH$1]; [.$I187]&gt;[.AG$1]))" office:value-type="float" office:value="0">
            <text:p>0</text:p>
          </table:table-cell>
          <table:table-cell table:formula="of:=N(AND([.$I187]&lt;=[.AI$1]; [.$I18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WGX4EU4SDFMQJHMGPZUUJPQGXZPNJH5O</text:p>
          </table:table-cell>
          <table:table-cell office:value-type="string">
            <text:p>2013-03-16T13:07:19Z</text:p>
          </table:table-cell>
          <table:table-cell office:value-type="string">
            <text:p>2013-03-16T13:09:49Z</text:p>
          </table:table-cell>
          <table:table-cell office:value-type="float" office:value="3825">
            <text:p>3825</text:p>
          </table:table-cell>
          <table:table-cell/>
          <table:table-cell office:value-type="float" office:value="150000">
            <text:p>150000</text:p>
          </table:table-cell>
          <table:table-cell office:value-type="float" office:value="1631">
            <text:p>1631</text:p>
          </table:table-cell>
          <table:table-cell table:formula="of:=N(AND([.$I188]&lt;=[.K$1]; [.$I188]&gt;[.J$1]))" office:value-type="float" office:value="0">
            <text:p>0</text:p>
          </table:table-cell>
          <table:table-cell table:formula="of:=N(AND([.$I188]&lt;=[.L$1]; [.$I188]&gt;[.K$1]))" office:value-type="float" office:value="0">
            <text:p>0</text:p>
          </table:table-cell>
          <table:table-cell table:formula="of:=N(AND([.$I188]&lt;=[.M$1]; [.$I188]&gt;[.L$1]))" office:value-type="float" office:value="0">
            <text:p>0</text:p>
          </table:table-cell>
          <table:table-cell table:formula="of:=N(AND([.$I188]&lt;=[.N$1]; [.$I188]&gt;[.M$1]))" office:value-type="float" office:value="0">
            <text:p>0</text:p>
          </table:table-cell>
          <table:table-cell table:formula="of:=N(AND([.$I188]&lt;=[.O$1]; [.$I188]&gt;[.N$1]))" office:value-type="float" office:value="1">
            <text:p>1</text:p>
          </table:table-cell>
          <table:table-cell table:formula="of:=N(AND([.$I188]&lt;=[.P$1]; [.$I188]&gt;[.O$1]))" office:value-type="float" office:value="0">
            <text:p>0</text:p>
          </table:table-cell>
          <table:table-cell table:formula="of:=N(AND([.$I188]&lt;=[.Q$1]; [.$I188]&gt;[.P$1]))" office:value-type="float" office:value="0">
            <text:p>0</text:p>
          </table:table-cell>
          <table:table-cell table:formula="of:=N(AND([.$I188]&lt;=[.R$1]; [.$I188]&gt;[.Q$1]))" office:value-type="float" office:value="0">
            <text:p>0</text:p>
          </table:table-cell>
          <table:table-cell table:formula="of:=N(AND([.$I188]&lt;=[.S$1]; [.$I188]&gt;[.R$1]))" office:value-type="float" office:value="0">
            <text:p>0</text:p>
          </table:table-cell>
          <table:table-cell table:formula="of:=N(AND([.$I188]&lt;=[.T$1]; [.$I188]&gt;[.S$1]))" office:value-type="float" office:value="0">
            <text:p>0</text:p>
          </table:table-cell>
          <table:table-cell table:formula="of:=N(AND([.$I188]&lt;=[.U$1]; [.$I188]&gt;[.T$1]))" office:value-type="float" office:value="0">
            <text:p>0</text:p>
          </table:table-cell>
          <table:table-cell table:formula="of:=N(AND([.$I188]&lt;=[.V$1]; [.$I188]&gt;[.U$1]))" office:value-type="float" office:value="0">
            <text:p>0</text:p>
          </table:table-cell>
          <table:table-cell table:formula="of:=N(AND([.$I188]&lt;=[.W$1]; [.$I188]&gt;[.V$1]))" office:value-type="float" office:value="0">
            <text:p>0</text:p>
          </table:table-cell>
          <table:table-cell table:formula="of:=N(AND([.$I188]&lt;=[.X$1]; [.$I188]&gt;[.W$1]))" office:value-type="float" office:value="0">
            <text:p>0</text:p>
          </table:table-cell>
          <table:table-cell table:formula="of:=N(AND([.$I188]&lt;=[.Y$1]; [.$I188]&gt;[.X$1]))" office:value-type="float" office:value="0">
            <text:p>0</text:p>
          </table:table-cell>
          <table:table-cell table:formula="of:=N(AND([.$I188]&lt;=[.Z$1]; [.$I188]&gt;[.Y$1]))" office:value-type="float" office:value="0">
            <text:p>0</text:p>
          </table:table-cell>
          <table:table-cell table:formula="of:=N(AND([.$I188]&lt;=[.AA$1]; [.$I188]&gt;[.Z$1]))" office:value-type="float" office:value="0">
            <text:p>0</text:p>
          </table:table-cell>
          <table:table-cell table:formula="of:=N(AND([.$I188]&lt;=[.AB$1]; [.$I188]&gt;[.AA$1]))" office:value-type="float" office:value="0">
            <text:p>0</text:p>
          </table:table-cell>
          <table:table-cell table:formula="of:=N(AND([.$I188]&lt;=[.AC$1]; [.$I188]&gt;[.AB$1]))" office:value-type="float" office:value="0">
            <text:p>0</text:p>
          </table:table-cell>
          <table:table-cell table:formula="of:=N(AND([.$I188]&lt;=[.AD$1]; [.$I188]&gt;[.AC$1]))" office:value-type="float" office:value="0">
            <text:p>0</text:p>
          </table:table-cell>
          <table:table-cell table:formula="of:=N(AND([.$I188]&lt;=[.AE$1]; [.$I188]&gt;[.AD$1]))" office:value-type="float" office:value="0">
            <text:p>0</text:p>
          </table:table-cell>
          <table:table-cell table:formula="of:=N(AND([.$I188]&lt;=[.AF$1]; [.$I188]&gt;[.AE$1]))" office:value-type="float" office:value="0">
            <text:p>0</text:p>
          </table:table-cell>
          <table:table-cell table:formula="of:=N(AND([.$I188]&lt;=[.AG$1]; [.$I188]&gt;[.AF$1]))" office:value-type="float" office:value="0">
            <text:p>0</text:p>
          </table:table-cell>
          <table:table-cell table:formula="of:=N(AND([.$I188]&lt;=[.AH$1]; [.$I188]&gt;[.AG$1]))" office:value-type="float" office:value="0">
            <text:p>0</text:p>
          </table:table-cell>
          <table:table-cell table:formula="of:=N(AND([.$I188]&lt;=[.AI$1]; [.$I18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1:19Z</text:p>
          </table:table-cell>
          <table:table-cell office:value-type="float" office:value="2880">
            <text:p>2880</text:p>
          </table:table-cell>
          <table:table-cell/>
          <table:table-cell office:value-type="float" office:value="133000">
            <text:p>133000</text:p>
          </table:table-cell>
          <table:table-cell office:value-type="float" office:value="281">
            <text:p>281</text:p>
          </table:table-cell>
          <table:table-cell table:formula="of:=N(AND([.$I189]&lt;=[.K$1]; [.$I189]&gt;[.J$1]))" office:value-type="float" office:value="0">
            <text:p>0</text:p>
          </table:table-cell>
          <table:table-cell table:formula="of:=N(AND([.$I189]&lt;=[.L$1]; [.$I189]&gt;[.K$1]))" office:value-type="float" office:value="0">
            <text:p>0</text:p>
          </table:table-cell>
          <table:table-cell table:formula="of:=N(AND([.$I189]&lt;=[.M$1]; [.$I189]&gt;[.L$1]))" office:value-type="float" office:value="0">
            <text:p>0</text:p>
          </table:table-cell>
          <table:table-cell table:formula="of:=N(AND([.$I189]&lt;=[.N$1]; [.$I189]&gt;[.M$1]))" office:value-type="float" office:value="0">
            <text:p>0</text:p>
          </table:table-cell>
          <table:table-cell table:formula="of:=N(AND([.$I189]&lt;=[.O$1]; [.$I189]&gt;[.N$1]))" office:value-type="float" office:value="1">
            <text:p>1</text:p>
          </table:table-cell>
          <table:table-cell table:formula="of:=N(AND([.$I189]&lt;=[.P$1]; [.$I189]&gt;[.O$1]))" office:value-type="float" office:value="0">
            <text:p>0</text:p>
          </table:table-cell>
          <table:table-cell table:formula="of:=N(AND([.$I189]&lt;=[.Q$1]; [.$I189]&gt;[.P$1]))" office:value-type="float" office:value="0">
            <text:p>0</text:p>
          </table:table-cell>
          <table:table-cell table:formula="of:=N(AND([.$I189]&lt;=[.R$1]; [.$I189]&gt;[.Q$1]))" office:value-type="float" office:value="0">
            <text:p>0</text:p>
          </table:table-cell>
          <table:table-cell table:formula="of:=N(AND([.$I189]&lt;=[.S$1]; [.$I189]&gt;[.R$1]))" office:value-type="float" office:value="0">
            <text:p>0</text:p>
          </table:table-cell>
          <table:table-cell table:formula="of:=N(AND([.$I189]&lt;=[.T$1]; [.$I189]&gt;[.S$1]))" office:value-type="float" office:value="0">
            <text:p>0</text:p>
          </table:table-cell>
          <table:table-cell table:formula="of:=N(AND([.$I189]&lt;=[.U$1]; [.$I189]&gt;[.T$1]))" office:value-type="float" office:value="0">
            <text:p>0</text:p>
          </table:table-cell>
          <table:table-cell table:formula="of:=N(AND([.$I189]&lt;=[.V$1]; [.$I189]&gt;[.U$1]))" office:value-type="float" office:value="0">
            <text:p>0</text:p>
          </table:table-cell>
          <table:table-cell table:formula="of:=N(AND([.$I189]&lt;=[.W$1]; [.$I189]&gt;[.V$1]))" office:value-type="float" office:value="0">
            <text:p>0</text:p>
          </table:table-cell>
          <table:table-cell table:formula="of:=N(AND([.$I189]&lt;=[.X$1]; [.$I189]&gt;[.W$1]))" office:value-type="float" office:value="0">
            <text:p>0</text:p>
          </table:table-cell>
          <table:table-cell table:formula="of:=N(AND([.$I189]&lt;=[.Y$1]; [.$I189]&gt;[.X$1]))" office:value-type="float" office:value="0">
            <text:p>0</text:p>
          </table:table-cell>
          <table:table-cell table:formula="of:=N(AND([.$I189]&lt;=[.Z$1]; [.$I189]&gt;[.Y$1]))" office:value-type="float" office:value="0">
            <text:p>0</text:p>
          </table:table-cell>
          <table:table-cell table:formula="of:=N(AND([.$I189]&lt;=[.AA$1]; [.$I189]&gt;[.Z$1]))" office:value-type="float" office:value="0">
            <text:p>0</text:p>
          </table:table-cell>
          <table:table-cell table:formula="of:=N(AND([.$I189]&lt;=[.AB$1]; [.$I189]&gt;[.AA$1]))" office:value-type="float" office:value="0">
            <text:p>0</text:p>
          </table:table-cell>
          <table:table-cell table:formula="of:=N(AND([.$I189]&lt;=[.AC$1]; [.$I189]&gt;[.AB$1]))" office:value-type="float" office:value="0">
            <text:p>0</text:p>
          </table:table-cell>
          <table:table-cell table:formula="of:=N(AND([.$I189]&lt;=[.AD$1]; [.$I189]&gt;[.AC$1]))" office:value-type="float" office:value="0">
            <text:p>0</text:p>
          </table:table-cell>
          <table:table-cell table:formula="of:=N(AND([.$I189]&lt;=[.AE$1]; [.$I189]&gt;[.AD$1]))" office:value-type="float" office:value="0">
            <text:p>0</text:p>
          </table:table-cell>
          <table:table-cell table:formula="of:=N(AND([.$I189]&lt;=[.AF$1]; [.$I189]&gt;[.AE$1]))" office:value-type="float" office:value="0">
            <text:p>0</text:p>
          </table:table-cell>
          <table:table-cell table:formula="of:=N(AND([.$I189]&lt;=[.AG$1]; [.$I189]&gt;[.AF$1]))" office:value-type="float" office:value="0">
            <text:p>0</text:p>
          </table:table-cell>
          <table:table-cell table:formula="of:=N(AND([.$I189]&lt;=[.AH$1]; [.$I189]&gt;[.AG$1]))" office:value-type="float" office:value="0">
            <text:p>0</text:p>
          </table:table-cell>
          <table:table-cell table:formula="of:=N(AND([.$I189]&lt;=[.AI$1]; [.$I18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1:46Z</text:p>
          </table:table-cell>
          <table:table-cell office:value-type="float" office:value="3099">
            <text:p>3099</text:p>
          </table:table-cell>
          <table:table-cell/>
          <table:table-cell office:value-type="float" office:value="168000">
            <text:p>168000</text:p>
          </table:table-cell>
          <table:table-cell office:value-type="float" office:value="281">
            <text:p>281</text:p>
          </table:table-cell>
          <table:table-cell table:formula="of:=N(AND([.$I190]&lt;=[.K$1]; [.$I190]&gt;[.J$1]))" office:value-type="float" office:value="0">
            <text:p>0</text:p>
          </table:table-cell>
          <table:table-cell table:formula="of:=N(AND([.$I190]&lt;=[.L$1]; [.$I190]&gt;[.K$1]))" office:value-type="float" office:value="0">
            <text:p>0</text:p>
          </table:table-cell>
          <table:table-cell table:formula="of:=N(AND([.$I190]&lt;=[.M$1]; [.$I190]&gt;[.L$1]))" office:value-type="float" office:value="0">
            <text:p>0</text:p>
          </table:table-cell>
          <table:table-cell table:formula="of:=N(AND([.$I190]&lt;=[.N$1]; [.$I190]&gt;[.M$1]))" office:value-type="float" office:value="0">
            <text:p>0</text:p>
          </table:table-cell>
          <table:table-cell table:formula="of:=N(AND([.$I190]&lt;=[.O$1]; [.$I190]&gt;[.N$1]))" office:value-type="float" office:value="0">
            <text:p>0</text:p>
          </table:table-cell>
          <table:table-cell table:formula="of:=N(AND([.$I190]&lt;=[.P$1]; [.$I190]&gt;[.O$1]))" office:value-type="float" office:value="1">
            <text:p>1</text:p>
          </table:table-cell>
          <table:table-cell table:formula="of:=N(AND([.$I190]&lt;=[.Q$1]; [.$I190]&gt;[.P$1]))" office:value-type="float" office:value="0">
            <text:p>0</text:p>
          </table:table-cell>
          <table:table-cell table:formula="of:=N(AND([.$I190]&lt;=[.R$1]; [.$I190]&gt;[.Q$1]))" office:value-type="float" office:value="0">
            <text:p>0</text:p>
          </table:table-cell>
          <table:table-cell table:formula="of:=N(AND([.$I190]&lt;=[.S$1]; [.$I190]&gt;[.R$1]))" office:value-type="float" office:value="0">
            <text:p>0</text:p>
          </table:table-cell>
          <table:table-cell table:formula="of:=N(AND([.$I190]&lt;=[.T$1]; [.$I190]&gt;[.S$1]))" office:value-type="float" office:value="0">
            <text:p>0</text:p>
          </table:table-cell>
          <table:table-cell table:formula="of:=N(AND([.$I190]&lt;=[.U$1]; [.$I190]&gt;[.T$1]))" office:value-type="float" office:value="0">
            <text:p>0</text:p>
          </table:table-cell>
          <table:table-cell table:formula="of:=N(AND([.$I190]&lt;=[.V$1]; [.$I190]&gt;[.U$1]))" office:value-type="float" office:value="0">
            <text:p>0</text:p>
          </table:table-cell>
          <table:table-cell table:formula="of:=N(AND([.$I190]&lt;=[.W$1]; [.$I190]&gt;[.V$1]))" office:value-type="float" office:value="0">
            <text:p>0</text:p>
          </table:table-cell>
          <table:table-cell table:formula="of:=N(AND([.$I190]&lt;=[.X$1]; [.$I190]&gt;[.W$1]))" office:value-type="float" office:value="0">
            <text:p>0</text:p>
          </table:table-cell>
          <table:table-cell table:formula="of:=N(AND([.$I190]&lt;=[.Y$1]; [.$I190]&gt;[.X$1]))" office:value-type="float" office:value="0">
            <text:p>0</text:p>
          </table:table-cell>
          <table:table-cell table:formula="of:=N(AND([.$I190]&lt;=[.Z$1]; [.$I190]&gt;[.Y$1]))" office:value-type="float" office:value="0">
            <text:p>0</text:p>
          </table:table-cell>
          <table:table-cell table:formula="of:=N(AND([.$I190]&lt;=[.AA$1]; [.$I190]&gt;[.Z$1]))" office:value-type="float" office:value="0">
            <text:p>0</text:p>
          </table:table-cell>
          <table:table-cell table:formula="of:=N(AND([.$I190]&lt;=[.AB$1]; [.$I190]&gt;[.AA$1]))" office:value-type="float" office:value="0">
            <text:p>0</text:p>
          </table:table-cell>
          <table:table-cell table:formula="of:=N(AND([.$I190]&lt;=[.AC$1]; [.$I190]&gt;[.AB$1]))" office:value-type="float" office:value="0">
            <text:p>0</text:p>
          </table:table-cell>
          <table:table-cell table:formula="of:=N(AND([.$I190]&lt;=[.AD$1]; [.$I190]&gt;[.AC$1]))" office:value-type="float" office:value="0">
            <text:p>0</text:p>
          </table:table-cell>
          <table:table-cell table:formula="of:=N(AND([.$I190]&lt;=[.AE$1]; [.$I190]&gt;[.AD$1]))" office:value-type="float" office:value="0">
            <text:p>0</text:p>
          </table:table-cell>
          <table:table-cell table:formula="of:=N(AND([.$I190]&lt;=[.AF$1]; [.$I190]&gt;[.AE$1]))" office:value-type="float" office:value="0">
            <text:p>0</text:p>
          </table:table-cell>
          <table:table-cell table:formula="of:=N(AND([.$I190]&lt;=[.AG$1]; [.$I190]&gt;[.AF$1]))" office:value-type="float" office:value="0">
            <text:p>0</text:p>
          </table:table-cell>
          <table:table-cell table:formula="of:=N(AND([.$I190]&lt;=[.AH$1]; [.$I190]&gt;[.AG$1]))" office:value-type="float" office:value="0">
            <text:p>0</text:p>
          </table:table-cell>
          <table:table-cell table:formula="of:=N(AND([.$I190]&lt;=[.AI$1]; [.$I19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3:36Z</text:p>
          </table:table-cell>
          <table:table-cell office:value-type="float" office:value="3256">
            <text:p>3256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281">
            <text:p>281</text:p>
          </table:table-cell>
          <table:table-cell table:formula="of:=N(AND([.$I191]&lt;=[.K$1]; [.$I191]&gt;[.J$1]))" office:value-type="float" office:value="0">
            <text:p>0</text:p>
          </table:table-cell>
          <table:table-cell table:formula="of:=N(AND([.$I191]&lt;=[.L$1]; [.$I191]&gt;[.K$1]))" office:value-type="float" office:value="0">
            <text:p>0</text:p>
          </table:table-cell>
          <table:table-cell table:formula="of:=N(AND([.$I191]&lt;=[.M$1]; [.$I191]&gt;[.L$1]))" office:value-type="float" office:value="0">
            <text:p>0</text:p>
          </table:table-cell>
          <table:table-cell table:formula="of:=N(AND([.$I191]&lt;=[.N$1]; [.$I191]&gt;[.M$1]))" office:value-type="float" office:value="0">
            <text:p>0</text:p>
          </table:table-cell>
          <table:table-cell table:formula="of:=N(AND([.$I191]&lt;=[.O$1]; [.$I191]&gt;[.N$1]))" office:value-type="float" office:value="0">
            <text:p>0</text:p>
          </table:table-cell>
          <table:table-cell table:formula="of:=N(AND([.$I191]&lt;=[.P$1]; [.$I191]&gt;[.O$1]))" office:value-type="float" office:value="0">
            <text:p>0</text:p>
          </table:table-cell>
          <table:table-cell table:formula="of:=N(AND([.$I191]&lt;=[.Q$1]; [.$I191]&gt;[.P$1]))" office:value-type="float" office:value="0">
            <text:p>0</text:p>
          </table:table-cell>
          <table:table-cell table:formula="of:=N(AND([.$I191]&lt;=[.R$1]; [.$I191]&gt;[.Q$1]))" office:value-type="float" office:value="0">
            <text:p>0</text:p>
          </table:table-cell>
          <table:table-cell table:formula="of:=N(AND([.$I191]&lt;=[.S$1]; [.$I191]&gt;[.R$1]))" office:value-type="float" office:value="0">
            <text:p>0</text:p>
          </table:table-cell>
          <table:table-cell table:formula="of:=N(AND([.$I191]&lt;=[.T$1]; [.$I191]&gt;[.S$1]))" office:value-type="float" office:value="1">
            <text:p>1</text:p>
          </table:table-cell>
          <table:table-cell table:formula="of:=N(AND([.$I191]&lt;=[.U$1]; [.$I191]&gt;[.T$1]))" office:value-type="float" office:value="0">
            <text:p>0</text:p>
          </table:table-cell>
          <table:table-cell table:formula="of:=N(AND([.$I191]&lt;=[.V$1]; [.$I191]&gt;[.U$1]))" office:value-type="float" office:value="0">
            <text:p>0</text:p>
          </table:table-cell>
          <table:table-cell table:formula="of:=N(AND([.$I191]&lt;=[.W$1]; [.$I191]&gt;[.V$1]))" office:value-type="float" office:value="0">
            <text:p>0</text:p>
          </table:table-cell>
          <table:table-cell table:formula="of:=N(AND([.$I191]&lt;=[.X$1]; [.$I191]&gt;[.W$1]))" office:value-type="float" office:value="0">
            <text:p>0</text:p>
          </table:table-cell>
          <table:table-cell table:formula="of:=N(AND([.$I191]&lt;=[.Y$1]; [.$I191]&gt;[.X$1]))" office:value-type="float" office:value="0">
            <text:p>0</text:p>
          </table:table-cell>
          <table:table-cell table:formula="of:=N(AND([.$I191]&lt;=[.Z$1]; [.$I191]&gt;[.Y$1]))" office:value-type="float" office:value="0">
            <text:p>0</text:p>
          </table:table-cell>
          <table:table-cell table:formula="of:=N(AND([.$I191]&lt;=[.AA$1]; [.$I191]&gt;[.Z$1]))" office:value-type="float" office:value="0">
            <text:p>0</text:p>
          </table:table-cell>
          <table:table-cell table:formula="of:=N(AND([.$I191]&lt;=[.AB$1]; [.$I191]&gt;[.AA$1]))" office:value-type="float" office:value="0">
            <text:p>0</text:p>
          </table:table-cell>
          <table:table-cell table:formula="of:=N(AND([.$I191]&lt;=[.AC$1]; [.$I191]&gt;[.AB$1]))" office:value-type="float" office:value="0">
            <text:p>0</text:p>
          </table:table-cell>
          <table:table-cell table:formula="of:=N(AND([.$I191]&lt;=[.AD$1]; [.$I191]&gt;[.AC$1]))" office:value-type="float" office:value="0">
            <text:p>0</text:p>
          </table:table-cell>
          <table:table-cell table:formula="of:=N(AND([.$I191]&lt;=[.AE$1]; [.$I191]&gt;[.AD$1]))" office:value-type="float" office:value="0">
            <text:p>0</text:p>
          </table:table-cell>
          <table:table-cell table:formula="of:=N(AND([.$I191]&lt;=[.AF$1]; [.$I191]&gt;[.AE$1]))" office:value-type="float" office:value="0">
            <text:p>0</text:p>
          </table:table-cell>
          <table:table-cell table:formula="of:=N(AND([.$I191]&lt;=[.AG$1]; [.$I191]&gt;[.AF$1]))" office:value-type="float" office:value="0">
            <text:p>0</text:p>
          </table:table-cell>
          <table:table-cell table:formula="of:=N(AND([.$I191]&lt;=[.AH$1]; [.$I191]&gt;[.AG$1]))" office:value-type="float" office:value="0">
            <text:p>0</text:p>
          </table:table-cell>
          <table:table-cell table:formula="of:=N(AND([.$I191]&lt;=[.AI$1]; [.$I19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3:37Z</text:p>
          </table:table-cell>
          <table:table-cell office:value-type="float" office:value="2518">
            <text:p>2518</text:p>
          </table:table-cell>
          <table:table-cell/>
          <table:table-cell office:value-type="float" office:value="83000">
            <text:p>83000</text:p>
          </table:table-cell>
          <table:table-cell office:value-type="float" office:value="281">
            <text:p>281</text:p>
          </table:table-cell>
          <table:table-cell table:formula="of:=N(AND([.$I192]&lt;=[.K$1]; [.$I192]&gt;[.J$1]))" office:value-type="float" office:value="0">
            <text:p>0</text:p>
          </table:table-cell>
          <table:table-cell table:formula="of:=N(AND([.$I192]&lt;=[.L$1]; [.$I192]&gt;[.K$1]))" office:value-type="float" office:value="0">
            <text:p>0</text:p>
          </table:table-cell>
          <table:table-cell table:formula="of:=N(AND([.$I192]&lt;=[.M$1]; [.$I192]&gt;[.L$1]))" office:value-type="float" office:value="1">
            <text:p>1</text:p>
          </table:table-cell>
          <table:table-cell table:formula="of:=N(AND([.$I192]&lt;=[.N$1]; [.$I192]&gt;[.M$1]))" office:value-type="float" office:value="0">
            <text:p>0</text:p>
          </table:table-cell>
          <table:table-cell table:formula="of:=N(AND([.$I192]&lt;=[.O$1]; [.$I192]&gt;[.N$1]))" office:value-type="float" office:value="0">
            <text:p>0</text:p>
          </table:table-cell>
          <table:table-cell table:formula="of:=N(AND([.$I192]&lt;=[.P$1]; [.$I192]&gt;[.O$1]))" office:value-type="float" office:value="0">
            <text:p>0</text:p>
          </table:table-cell>
          <table:table-cell table:formula="of:=N(AND([.$I192]&lt;=[.Q$1]; [.$I192]&gt;[.P$1]))" office:value-type="float" office:value="0">
            <text:p>0</text:p>
          </table:table-cell>
          <table:table-cell table:formula="of:=N(AND([.$I192]&lt;=[.R$1]; [.$I192]&gt;[.Q$1]))" office:value-type="float" office:value="0">
            <text:p>0</text:p>
          </table:table-cell>
          <table:table-cell table:formula="of:=N(AND([.$I192]&lt;=[.S$1]; [.$I192]&gt;[.R$1]))" office:value-type="float" office:value="0">
            <text:p>0</text:p>
          </table:table-cell>
          <table:table-cell table:formula="of:=N(AND([.$I192]&lt;=[.T$1]; [.$I192]&gt;[.S$1]))" office:value-type="float" office:value="0">
            <text:p>0</text:p>
          </table:table-cell>
          <table:table-cell table:formula="of:=N(AND([.$I192]&lt;=[.U$1]; [.$I192]&gt;[.T$1]))" office:value-type="float" office:value="0">
            <text:p>0</text:p>
          </table:table-cell>
          <table:table-cell table:formula="of:=N(AND([.$I192]&lt;=[.V$1]; [.$I192]&gt;[.U$1]))" office:value-type="float" office:value="0">
            <text:p>0</text:p>
          </table:table-cell>
          <table:table-cell table:formula="of:=N(AND([.$I192]&lt;=[.W$1]; [.$I192]&gt;[.V$1]))" office:value-type="float" office:value="0">
            <text:p>0</text:p>
          </table:table-cell>
          <table:table-cell table:formula="of:=N(AND([.$I192]&lt;=[.X$1]; [.$I192]&gt;[.W$1]))" office:value-type="float" office:value="0">
            <text:p>0</text:p>
          </table:table-cell>
          <table:table-cell table:formula="of:=N(AND([.$I192]&lt;=[.Y$1]; [.$I192]&gt;[.X$1]))" office:value-type="float" office:value="0">
            <text:p>0</text:p>
          </table:table-cell>
          <table:table-cell table:formula="of:=N(AND([.$I192]&lt;=[.Z$1]; [.$I192]&gt;[.Y$1]))" office:value-type="float" office:value="0">
            <text:p>0</text:p>
          </table:table-cell>
          <table:table-cell table:formula="of:=N(AND([.$I192]&lt;=[.AA$1]; [.$I192]&gt;[.Z$1]))" office:value-type="float" office:value="0">
            <text:p>0</text:p>
          </table:table-cell>
          <table:table-cell table:formula="of:=N(AND([.$I192]&lt;=[.AB$1]; [.$I192]&gt;[.AA$1]))" office:value-type="float" office:value="0">
            <text:p>0</text:p>
          </table:table-cell>
          <table:table-cell table:formula="of:=N(AND([.$I192]&lt;=[.AC$1]; [.$I192]&gt;[.AB$1]))" office:value-type="float" office:value="0">
            <text:p>0</text:p>
          </table:table-cell>
          <table:table-cell table:formula="of:=N(AND([.$I192]&lt;=[.AD$1]; [.$I192]&gt;[.AC$1]))" office:value-type="float" office:value="0">
            <text:p>0</text:p>
          </table:table-cell>
          <table:table-cell table:formula="of:=N(AND([.$I192]&lt;=[.AE$1]; [.$I192]&gt;[.AD$1]))" office:value-type="float" office:value="0">
            <text:p>0</text:p>
          </table:table-cell>
          <table:table-cell table:formula="of:=N(AND([.$I192]&lt;=[.AF$1]; [.$I192]&gt;[.AE$1]))" office:value-type="float" office:value="0">
            <text:p>0</text:p>
          </table:table-cell>
          <table:table-cell table:formula="of:=N(AND([.$I192]&lt;=[.AG$1]; [.$I192]&gt;[.AF$1]))" office:value-type="float" office:value="0">
            <text:p>0</text:p>
          </table:table-cell>
          <table:table-cell table:formula="of:=N(AND([.$I192]&lt;=[.AH$1]; [.$I192]&gt;[.AG$1]))" office:value-type="float" office:value="0">
            <text:p>0</text:p>
          </table:table-cell>
          <table:table-cell table:formula="of:=N(AND([.$I192]&lt;=[.AI$1]; [.$I19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4:02Z</text:p>
          </table:table-cell>
          <table:table-cell office:value-type="float" office:value="2614">
            <text:p>2614</text:p>
          </table:table-cell>
          <table:table-cell/>
          <table:table-cell office:value-type="float" office:value="299000">
            <text:p>299000</text:p>
          </table:table-cell>
          <table:table-cell office:value-type="float" office:value="281">
            <text:p>281</text:p>
          </table:table-cell>
          <table:table-cell table:formula="of:=N(AND([.$I193]&lt;=[.K$1]; [.$I193]&gt;[.J$1]))" office:value-type="float" office:value="0">
            <text:p>0</text:p>
          </table:table-cell>
          <table:table-cell table:formula="of:=N(AND([.$I193]&lt;=[.L$1]; [.$I193]&gt;[.K$1]))" office:value-type="float" office:value="0">
            <text:p>0</text:p>
          </table:table-cell>
          <table:table-cell table:formula="of:=N(AND([.$I193]&lt;=[.M$1]; [.$I193]&gt;[.L$1]))" office:value-type="float" office:value="0">
            <text:p>0</text:p>
          </table:table-cell>
          <table:table-cell table:formula="of:=N(AND([.$I193]&lt;=[.N$1]; [.$I193]&gt;[.M$1]))" office:value-type="float" office:value="0">
            <text:p>0</text:p>
          </table:table-cell>
          <table:table-cell table:formula="of:=N(AND([.$I193]&lt;=[.O$1]; [.$I193]&gt;[.N$1]))" office:value-type="float" office:value="0">
            <text:p>0</text:p>
          </table:table-cell>
          <table:table-cell table:formula="of:=N(AND([.$I193]&lt;=[.P$1]; [.$I193]&gt;[.O$1]))" office:value-type="float" office:value="0">
            <text:p>0</text:p>
          </table:table-cell>
          <table:table-cell table:formula="of:=N(AND([.$I193]&lt;=[.Q$1]; [.$I193]&gt;[.P$1]))" office:value-type="float" office:value="0">
            <text:p>0</text:p>
          </table:table-cell>
          <table:table-cell table:formula="of:=N(AND([.$I193]&lt;=[.R$1]; [.$I193]&gt;[.Q$1]))" office:value-type="float" office:value="0">
            <text:p>0</text:p>
          </table:table-cell>
          <table:table-cell table:formula="of:=N(AND([.$I193]&lt;=[.S$1]; [.$I193]&gt;[.R$1]))" office:value-type="float" office:value="0">
            <text:p>0</text:p>
          </table:table-cell>
          <table:table-cell table:formula="of:=N(AND([.$I193]&lt;=[.T$1]; [.$I193]&gt;[.S$1]))" office:value-type="float" office:value="1">
            <text:p>1</text:p>
          </table:table-cell>
          <table:table-cell table:formula="of:=N(AND([.$I193]&lt;=[.U$1]; [.$I193]&gt;[.T$1]))" office:value-type="float" office:value="0">
            <text:p>0</text:p>
          </table:table-cell>
          <table:table-cell table:formula="of:=N(AND([.$I193]&lt;=[.V$1]; [.$I193]&gt;[.U$1]))" office:value-type="float" office:value="0">
            <text:p>0</text:p>
          </table:table-cell>
          <table:table-cell table:formula="of:=N(AND([.$I193]&lt;=[.W$1]; [.$I193]&gt;[.V$1]))" office:value-type="float" office:value="0">
            <text:p>0</text:p>
          </table:table-cell>
          <table:table-cell table:formula="of:=N(AND([.$I193]&lt;=[.X$1]; [.$I193]&gt;[.W$1]))" office:value-type="float" office:value="0">
            <text:p>0</text:p>
          </table:table-cell>
          <table:table-cell table:formula="of:=N(AND([.$I193]&lt;=[.Y$1]; [.$I193]&gt;[.X$1]))" office:value-type="float" office:value="0">
            <text:p>0</text:p>
          </table:table-cell>
          <table:table-cell table:formula="of:=N(AND([.$I193]&lt;=[.Z$1]; [.$I193]&gt;[.Y$1]))" office:value-type="float" office:value="0">
            <text:p>0</text:p>
          </table:table-cell>
          <table:table-cell table:formula="of:=N(AND([.$I193]&lt;=[.AA$1]; [.$I193]&gt;[.Z$1]))" office:value-type="float" office:value="0">
            <text:p>0</text:p>
          </table:table-cell>
          <table:table-cell table:formula="of:=N(AND([.$I193]&lt;=[.AB$1]; [.$I193]&gt;[.AA$1]))" office:value-type="float" office:value="0">
            <text:p>0</text:p>
          </table:table-cell>
          <table:table-cell table:formula="of:=N(AND([.$I193]&lt;=[.AC$1]; [.$I193]&gt;[.AB$1]))" office:value-type="float" office:value="0">
            <text:p>0</text:p>
          </table:table-cell>
          <table:table-cell table:formula="of:=N(AND([.$I193]&lt;=[.AD$1]; [.$I193]&gt;[.AC$1]))" office:value-type="float" office:value="0">
            <text:p>0</text:p>
          </table:table-cell>
          <table:table-cell table:formula="of:=N(AND([.$I193]&lt;=[.AE$1]; [.$I193]&gt;[.AD$1]))" office:value-type="float" office:value="0">
            <text:p>0</text:p>
          </table:table-cell>
          <table:table-cell table:formula="of:=N(AND([.$I193]&lt;=[.AF$1]; [.$I193]&gt;[.AE$1]))" office:value-type="float" office:value="0">
            <text:p>0</text:p>
          </table:table-cell>
          <table:table-cell table:formula="of:=N(AND([.$I193]&lt;=[.AG$1]; [.$I193]&gt;[.AF$1]))" office:value-type="float" office:value="0">
            <text:p>0</text:p>
          </table:table-cell>
          <table:table-cell table:formula="of:=N(AND([.$I193]&lt;=[.AH$1]; [.$I193]&gt;[.AG$1]))" office:value-type="float" office:value="0">
            <text:p>0</text:p>
          </table:table-cell>
          <table:table-cell table:formula="of:=N(AND([.$I193]&lt;=[.AI$1]; [.$I19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4:30Z</text:p>
          </table:table-cell>
          <table:table-cell office:value-type="float" office:value="2534">
            <text:p>2534</text:p>
          </table:table-cell>
          <table:table-cell/>
          <table:table-cell office:value-type="float" office:value="132000">
            <text:p>132000</text:p>
          </table:table-cell>
          <table:table-cell office:value-type="float" office:value="281">
            <text:p>281</text:p>
          </table:table-cell>
          <table:table-cell table:formula="of:=N(AND([.$I194]&lt;=[.K$1]; [.$I194]&gt;[.J$1]))" office:value-type="float" office:value="0">
            <text:p>0</text:p>
          </table:table-cell>
          <table:table-cell table:formula="of:=N(AND([.$I194]&lt;=[.L$1]; [.$I194]&gt;[.K$1]))" office:value-type="float" office:value="0">
            <text:p>0</text:p>
          </table:table-cell>
          <table:table-cell table:formula="of:=N(AND([.$I194]&lt;=[.M$1]; [.$I194]&gt;[.L$1]))" office:value-type="float" office:value="0">
            <text:p>0</text:p>
          </table:table-cell>
          <table:table-cell table:formula="of:=N(AND([.$I194]&lt;=[.N$1]; [.$I194]&gt;[.M$1]))" office:value-type="float" office:value="0">
            <text:p>0</text:p>
          </table:table-cell>
          <table:table-cell table:formula="of:=N(AND([.$I194]&lt;=[.O$1]; [.$I194]&gt;[.N$1]))" office:value-type="float" office:value="1">
            <text:p>1</text:p>
          </table:table-cell>
          <table:table-cell table:formula="of:=N(AND([.$I194]&lt;=[.P$1]; [.$I194]&gt;[.O$1]))" office:value-type="float" office:value="0">
            <text:p>0</text:p>
          </table:table-cell>
          <table:table-cell table:formula="of:=N(AND([.$I194]&lt;=[.Q$1]; [.$I194]&gt;[.P$1]))" office:value-type="float" office:value="0">
            <text:p>0</text:p>
          </table:table-cell>
          <table:table-cell table:formula="of:=N(AND([.$I194]&lt;=[.R$1]; [.$I194]&gt;[.Q$1]))" office:value-type="float" office:value="0">
            <text:p>0</text:p>
          </table:table-cell>
          <table:table-cell table:formula="of:=N(AND([.$I194]&lt;=[.S$1]; [.$I194]&gt;[.R$1]))" office:value-type="float" office:value="0">
            <text:p>0</text:p>
          </table:table-cell>
          <table:table-cell table:formula="of:=N(AND([.$I194]&lt;=[.T$1]; [.$I194]&gt;[.S$1]))" office:value-type="float" office:value="0">
            <text:p>0</text:p>
          </table:table-cell>
          <table:table-cell table:formula="of:=N(AND([.$I194]&lt;=[.U$1]; [.$I194]&gt;[.T$1]))" office:value-type="float" office:value="0">
            <text:p>0</text:p>
          </table:table-cell>
          <table:table-cell table:formula="of:=N(AND([.$I194]&lt;=[.V$1]; [.$I194]&gt;[.U$1]))" office:value-type="float" office:value="0">
            <text:p>0</text:p>
          </table:table-cell>
          <table:table-cell table:formula="of:=N(AND([.$I194]&lt;=[.W$1]; [.$I194]&gt;[.V$1]))" office:value-type="float" office:value="0">
            <text:p>0</text:p>
          </table:table-cell>
          <table:table-cell table:formula="of:=N(AND([.$I194]&lt;=[.X$1]; [.$I194]&gt;[.W$1]))" office:value-type="float" office:value="0">
            <text:p>0</text:p>
          </table:table-cell>
          <table:table-cell table:formula="of:=N(AND([.$I194]&lt;=[.Y$1]; [.$I194]&gt;[.X$1]))" office:value-type="float" office:value="0">
            <text:p>0</text:p>
          </table:table-cell>
          <table:table-cell table:formula="of:=N(AND([.$I194]&lt;=[.Z$1]; [.$I194]&gt;[.Y$1]))" office:value-type="float" office:value="0">
            <text:p>0</text:p>
          </table:table-cell>
          <table:table-cell table:formula="of:=N(AND([.$I194]&lt;=[.AA$1]; [.$I194]&gt;[.Z$1]))" office:value-type="float" office:value="0">
            <text:p>0</text:p>
          </table:table-cell>
          <table:table-cell table:formula="of:=N(AND([.$I194]&lt;=[.AB$1]; [.$I194]&gt;[.AA$1]))" office:value-type="float" office:value="0">
            <text:p>0</text:p>
          </table:table-cell>
          <table:table-cell table:formula="of:=N(AND([.$I194]&lt;=[.AC$1]; [.$I194]&gt;[.AB$1]))" office:value-type="float" office:value="0">
            <text:p>0</text:p>
          </table:table-cell>
          <table:table-cell table:formula="of:=N(AND([.$I194]&lt;=[.AD$1]; [.$I194]&gt;[.AC$1]))" office:value-type="float" office:value="0">
            <text:p>0</text:p>
          </table:table-cell>
          <table:table-cell table:formula="of:=N(AND([.$I194]&lt;=[.AE$1]; [.$I194]&gt;[.AD$1]))" office:value-type="float" office:value="0">
            <text:p>0</text:p>
          </table:table-cell>
          <table:table-cell table:formula="of:=N(AND([.$I194]&lt;=[.AF$1]; [.$I194]&gt;[.AE$1]))" office:value-type="float" office:value="0">
            <text:p>0</text:p>
          </table:table-cell>
          <table:table-cell table:formula="of:=N(AND([.$I194]&lt;=[.AG$1]; [.$I194]&gt;[.AF$1]))" office:value-type="float" office:value="0">
            <text:p>0</text:p>
          </table:table-cell>
          <table:table-cell table:formula="of:=N(AND([.$I194]&lt;=[.AH$1]; [.$I194]&gt;[.AG$1]))" office:value-type="float" office:value="0">
            <text:p>0</text:p>
          </table:table-cell>
          <table:table-cell table:formula="of:=N(AND([.$I194]&lt;=[.AI$1]; [.$I19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5:01Z</text:p>
          </table:table-cell>
          <table:table-cell office:value-type="float" office:value="6070">
            <text:p>6070</text:p>
          </table:table-cell>
          <table:table-cell/>
          <table:table-cell office:value-type="float" office:value="237000">
            <text:p>237000</text:p>
          </table:table-cell>
          <table:table-cell office:value-type="float" office:value="281">
            <text:p>281</text:p>
          </table:table-cell>
          <table:table-cell table:formula="of:=N(AND([.$I195]&lt;=[.K$1]; [.$I195]&gt;[.J$1]))" office:value-type="float" office:value="0">
            <text:p>0</text:p>
          </table:table-cell>
          <table:table-cell table:formula="of:=N(AND([.$I195]&lt;=[.L$1]; [.$I195]&gt;[.K$1]))" office:value-type="float" office:value="0">
            <text:p>0</text:p>
          </table:table-cell>
          <table:table-cell table:formula="of:=N(AND([.$I195]&lt;=[.M$1]; [.$I195]&gt;[.L$1]))" office:value-type="float" office:value="0">
            <text:p>0</text:p>
          </table:table-cell>
          <table:table-cell table:formula="of:=N(AND([.$I195]&lt;=[.N$1]; [.$I195]&gt;[.M$1]))" office:value-type="float" office:value="0">
            <text:p>0</text:p>
          </table:table-cell>
          <table:table-cell table:formula="of:=N(AND([.$I195]&lt;=[.O$1]; [.$I195]&gt;[.N$1]))" office:value-type="float" office:value="0">
            <text:p>0</text:p>
          </table:table-cell>
          <table:table-cell table:formula="of:=N(AND([.$I195]&lt;=[.P$1]; [.$I195]&gt;[.O$1]))" office:value-type="float" office:value="0">
            <text:p>0</text:p>
          </table:table-cell>
          <table:table-cell table:formula="of:=N(AND([.$I195]&lt;=[.Q$1]; [.$I195]&gt;[.P$1]))" office:value-type="float" office:value="0">
            <text:p>0</text:p>
          </table:table-cell>
          <table:table-cell table:formula="of:=N(AND([.$I195]&lt;=[.R$1]; [.$I195]&gt;[.Q$1]))" office:value-type="float" office:value="1">
            <text:p>1</text:p>
          </table:table-cell>
          <table:table-cell table:formula="of:=N(AND([.$I195]&lt;=[.S$1]; [.$I195]&gt;[.R$1]))" office:value-type="float" office:value="0">
            <text:p>0</text:p>
          </table:table-cell>
          <table:table-cell table:formula="of:=N(AND([.$I195]&lt;=[.T$1]; [.$I195]&gt;[.S$1]))" office:value-type="float" office:value="0">
            <text:p>0</text:p>
          </table:table-cell>
          <table:table-cell table:formula="of:=N(AND([.$I195]&lt;=[.U$1]; [.$I195]&gt;[.T$1]))" office:value-type="float" office:value="0">
            <text:p>0</text:p>
          </table:table-cell>
          <table:table-cell table:formula="of:=N(AND([.$I195]&lt;=[.V$1]; [.$I195]&gt;[.U$1]))" office:value-type="float" office:value="0">
            <text:p>0</text:p>
          </table:table-cell>
          <table:table-cell table:formula="of:=N(AND([.$I195]&lt;=[.W$1]; [.$I195]&gt;[.V$1]))" office:value-type="float" office:value="0">
            <text:p>0</text:p>
          </table:table-cell>
          <table:table-cell table:formula="of:=N(AND([.$I195]&lt;=[.X$1]; [.$I195]&gt;[.W$1]))" office:value-type="float" office:value="0">
            <text:p>0</text:p>
          </table:table-cell>
          <table:table-cell table:formula="of:=N(AND([.$I195]&lt;=[.Y$1]; [.$I195]&gt;[.X$1]))" office:value-type="float" office:value="0">
            <text:p>0</text:p>
          </table:table-cell>
          <table:table-cell table:formula="of:=N(AND([.$I195]&lt;=[.Z$1]; [.$I195]&gt;[.Y$1]))" office:value-type="float" office:value="0">
            <text:p>0</text:p>
          </table:table-cell>
          <table:table-cell table:formula="of:=N(AND([.$I195]&lt;=[.AA$1]; [.$I195]&gt;[.Z$1]))" office:value-type="float" office:value="0">
            <text:p>0</text:p>
          </table:table-cell>
          <table:table-cell table:formula="of:=N(AND([.$I195]&lt;=[.AB$1]; [.$I195]&gt;[.AA$1]))" office:value-type="float" office:value="0">
            <text:p>0</text:p>
          </table:table-cell>
          <table:table-cell table:formula="of:=N(AND([.$I195]&lt;=[.AC$1]; [.$I195]&gt;[.AB$1]))" office:value-type="float" office:value="0">
            <text:p>0</text:p>
          </table:table-cell>
          <table:table-cell table:formula="of:=N(AND([.$I195]&lt;=[.AD$1]; [.$I195]&gt;[.AC$1]))" office:value-type="float" office:value="0">
            <text:p>0</text:p>
          </table:table-cell>
          <table:table-cell table:formula="of:=N(AND([.$I195]&lt;=[.AE$1]; [.$I195]&gt;[.AD$1]))" office:value-type="float" office:value="0">
            <text:p>0</text:p>
          </table:table-cell>
          <table:table-cell table:formula="of:=N(AND([.$I195]&lt;=[.AF$1]; [.$I195]&gt;[.AE$1]))" office:value-type="float" office:value="0">
            <text:p>0</text:p>
          </table:table-cell>
          <table:table-cell table:formula="of:=N(AND([.$I195]&lt;=[.AG$1]; [.$I195]&gt;[.AF$1]))" office:value-type="float" office:value="0">
            <text:p>0</text:p>
          </table:table-cell>
          <table:table-cell table:formula="of:=N(AND([.$I195]&lt;=[.AH$1]; [.$I195]&gt;[.AG$1]))" office:value-type="float" office:value="0">
            <text:p>0</text:p>
          </table:table-cell>
          <table:table-cell table:formula="of:=N(AND([.$I195]&lt;=[.AI$1]; [.$I19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5:52Z</text:p>
          </table:table-cell>
          <table:table-cell office:value-type="float" office:value="2844">
            <text:p>2844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281">
            <text:p>281</text:p>
          </table:table-cell>
          <table:table-cell table:formula="of:=N(AND([.$I196]&lt;=[.K$1]; [.$I196]&gt;[.J$1]))" office:value-type="float" office:value="0">
            <text:p>0</text:p>
          </table:table-cell>
          <table:table-cell table:formula="of:=N(AND([.$I196]&lt;=[.L$1]; [.$I196]&gt;[.K$1]))" office:value-type="float" office:value="0">
            <text:p>0</text:p>
          </table:table-cell>
          <table:table-cell table:formula="of:=N(AND([.$I196]&lt;=[.M$1]; [.$I196]&gt;[.L$1]))" office:value-type="float" office:value="0">
            <text:p>0</text:p>
          </table:table-cell>
          <table:table-cell table:formula="of:=N(AND([.$I196]&lt;=[.N$1]; [.$I196]&gt;[.M$1]))" office:value-type="float" office:value="0">
            <text:p>0</text:p>
          </table:table-cell>
          <table:table-cell table:formula="of:=N(AND([.$I196]&lt;=[.O$1]; [.$I196]&gt;[.N$1]))" office:value-type="float" office:value="0">
            <text:p>0</text:p>
          </table:table-cell>
          <table:table-cell table:formula="of:=N(AND([.$I196]&lt;=[.P$1]; [.$I196]&gt;[.O$1]))" office:value-type="float" office:value="0">
            <text:p>0</text:p>
          </table:table-cell>
          <table:table-cell table:formula="of:=N(AND([.$I196]&lt;=[.Q$1]; [.$I196]&gt;[.P$1]))" office:value-type="float" office:value="0">
            <text:p>0</text:p>
          </table:table-cell>
          <table:table-cell table:formula="of:=N(AND([.$I196]&lt;=[.R$1]; [.$I196]&gt;[.Q$1]))" office:value-type="float" office:value="0">
            <text:p>0</text:p>
          </table:table-cell>
          <table:table-cell table:formula="of:=N(AND([.$I196]&lt;=[.S$1]; [.$I196]&gt;[.R$1]))" office:value-type="float" office:value="1">
            <text:p>1</text:p>
          </table:table-cell>
          <table:table-cell table:formula="of:=N(AND([.$I196]&lt;=[.T$1]; [.$I196]&gt;[.S$1]))" office:value-type="float" office:value="0">
            <text:p>0</text:p>
          </table:table-cell>
          <table:table-cell table:formula="of:=N(AND([.$I196]&lt;=[.U$1]; [.$I196]&gt;[.T$1]))" office:value-type="float" office:value="0">
            <text:p>0</text:p>
          </table:table-cell>
          <table:table-cell table:formula="of:=N(AND([.$I196]&lt;=[.V$1]; [.$I196]&gt;[.U$1]))" office:value-type="float" office:value="0">
            <text:p>0</text:p>
          </table:table-cell>
          <table:table-cell table:formula="of:=N(AND([.$I196]&lt;=[.W$1]; [.$I196]&gt;[.V$1]))" office:value-type="float" office:value="0">
            <text:p>0</text:p>
          </table:table-cell>
          <table:table-cell table:formula="of:=N(AND([.$I196]&lt;=[.X$1]; [.$I196]&gt;[.W$1]))" office:value-type="float" office:value="0">
            <text:p>0</text:p>
          </table:table-cell>
          <table:table-cell table:formula="of:=N(AND([.$I196]&lt;=[.Y$1]; [.$I196]&gt;[.X$1]))" office:value-type="float" office:value="0">
            <text:p>0</text:p>
          </table:table-cell>
          <table:table-cell table:formula="of:=N(AND([.$I196]&lt;=[.Z$1]; [.$I196]&gt;[.Y$1]))" office:value-type="float" office:value="0">
            <text:p>0</text:p>
          </table:table-cell>
          <table:table-cell table:formula="of:=N(AND([.$I196]&lt;=[.AA$1]; [.$I196]&gt;[.Z$1]))" office:value-type="float" office:value="0">
            <text:p>0</text:p>
          </table:table-cell>
          <table:table-cell table:formula="of:=N(AND([.$I196]&lt;=[.AB$1]; [.$I196]&gt;[.AA$1]))" office:value-type="float" office:value="0">
            <text:p>0</text:p>
          </table:table-cell>
          <table:table-cell table:formula="of:=N(AND([.$I196]&lt;=[.AC$1]; [.$I196]&gt;[.AB$1]))" office:value-type="float" office:value="0">
            <text:p>0</text:p>
          </table:table-cell>
          <table:table-cell table:formula="of:=N(AND([.$I196]&lt;=[.AD$1]; [.$I196]&gt;[.AC$1]))" office:value-type="float" office:value="0">
            <text:p>0</text:p>
          </table:table-cell>
          <table:table-cell table:formula="of:=N(AND([.$I196]&lt;=[.AE$1]; [.$I196]&gt;[.AD$1]))" office:value-type="float" office:value="0">
            <text:p>0</text:p>
          </table:table-cell>
          <table:table-cell table:formula="of:=N(AND([.$I196]&lt;=[.AF$1]; [.$I196]&gt;[.AE$1]))" office:value-type="float" office:value="0">
            <text:p>0</text:p>
          </table:table-cell>
          <table:table-cell table:formula="of:=N(AND([.$I196]&lt;=[.AG$1]; [.$I196]&gt;[.AF$1]))" office:value-type="float" office:value="0">
            <text:p>0</text:p>
          </table:table-cell>
          <table:table-cell table:formula="of:=N(AND([.$I196]&lt;=[.AH$1]; [.$I196]&gt;[.AG$1]))" office:value-type="float" office:value="0">
            <text:p>0</text:p>
          </table:table-cell>
          <table:table-cell table:formula="of:=N(AND([.$I196]&lt;=[.AI$1]; [.$I19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6:19Z</text:p>
          </table:table-cell>
          <table:table-cell office:value-type="float" office:value="2556">
            <text:p>2556</text:p>
          </table:table-cell>
          <table:table-cell/>
          <table:table-cell office:value-type="float" office:value="131000">
            <text:p>131000</text:p>
          </table:table-cell>
          <table:table-cell office:value-type="float" office:value="551">
            <text:p>551</text:p>
          </table:table-cell>
          <table:table-cell table:formula="of:=N(AND([.$I197]&lt;=[.K$1]; [.$I197]&gt;[.J$1]))" office:value-type="float" office:value="0">
            <text:p>0</text:p>
          </table:table-cell>
          <table:table-cell table:formula="of:=N(AND([.$I197]&lt;=[.L$1]; [.$I197]&gt;[.K$1]))" office:value-type="float" office:value="0">
            <text:p>0</text:p>
          </table:table-cell>
          <table:table-cell table:formula="of:=N(AND([.$I197]&lt;=[.M$1]; [.$I197]&gt;[.L$1]))" office:value-type="float" office:value="0">
            <text:p>0</text:p>
          </table:table-cell>
          <table:table-cell table:formula="of:=N(AND([.$I197]&lt;=[.N$1]; [.$I197]&gt;[.M$1]))" office:value-type="float" office:value="0">
            <text:p>0</text:p>
          </table:table-cell>
          <table:table-cell table:formula="of:=N(AND([.$I197]&lt;=[.O$1]; [.$I197]&gt;[.N$1]))" office:value-type="float" office:value="1">
            <text:p>1</text:p>
          </table:table-cell>
          <table:table-cell table:formula="of:=N(AND([.$I197]&lt;=[.P$1]; [.$I197]&gt;[.O$1]))" office:value-type="float" office:value="0">
            <text:p>0</text:p>
          </table:table-cell>
          <table:table-cell table:formula="of:=N(AND([.$I197]&lt;=[.Q$1]; [.$I197]&gt;[.P$1]))" office:value-type="float" office:value="0">
            <text:p>0</text:p>
          </table:table-cell>
          <table:table-cell table:formula="of:=N(AND([.$I197]&lt;=[.R$1]; [.$I197]&gt;[.Q$1]))" office:value-type="float" office:value="0">
            <text:p>0</text:p>
          </table:table-cell>
          <table:table-cell table:formula="of:=N(AND([.$I197]&lt;=[.S$1]; [.$I197]&gt;[.R$1]))" office:value-type="float" office:value="0">
            <text:p>0</text:p>
          </table:table-cell>
          <table:table-cell table:formula="of:=N(AND([.$I197]&lt;=[.T$1]; [.$I197]&gt;[.S$1]))" office:value-type="float" office:value="0">
            <text:p>0</text:p>
          </table:table-cell>
          <table:table-cell table:formula="of:=N(AND([.$I197]&lt;=[.U$1]; [.$I197]&gt;[.T$1]))" office:value-type="float" office:value="0">
            <text:p>0</text:p>
          </table:table-cell>
          <table:table-cell table:formula="of:=N(AND([.$I197]&lt;=[.V$1]; [.$I197]&gt;[.U$1]))" office:value-type="float" office:value="0">
            <text:p>0</text:p>
          </table:table-cell>
          <table:table-cell table:formula="of:=N(AND([.$I197]&lt;=[.W$1]; [.$I197]&gt;[.V$1]))" office:value-type="float" office:value="0">
            <text:p>0</text:p>
          </table:table-cell>
          <table:table-cell table:formula="of:=N(AND([.$I197]&lt;=[.X$1]; [.$I197]&gt;[.W$1]))" office:value-type="float" office:value="0">
            <text:p>0</text:p>
          </table:table-cell>
          <table:table-cell table:formula="of:=N(AND([.$I197]&lt;=[.Y$1]; [.$I197]&gt;[.X$1]))" office:value-type="float" office:value="0">
            <text:p>0</text:p>
          </table:table-cell>
          <table:table-cell table:formula="of:=N(AND([.$I197]&lt;=[.Z$1]; [.$I197]&gt;[.Y$1]))" office:value-type="float" office:value="0">
            <text:p>0</text:p>
          </table:table-cell>
          <table:table-cell table:formula="of:=N(AND([.$I197]&lt;=[.AA$1]; [.$I197]&gt;[.Z$1]))" office:value-type="float" office:value="0">
            <text:p>0</text:p>
          </table:table-cell>
          <table:table-cell table:formula="of:=N(AND([.$I197]&lt;=[.AB$1]; [.$I197]&gt;[.AA$1]))" office:value-type="float" office:value="0">
            <text:p>0</text:p>
          </table:table-cell>
          <table:table-cell table:formula="of:=N(AND([.$I197]&lt;=[.AC$1]; [.$I197]&gt;[.AB$1]))" office:value-type="float" office:value="0">
            <text:p>0</text:p>
          </table:table-cell>
          <table:table-cell table:formula="of:=N(AND([.$I197]&lt;=[.AD$1]; [.$I197]&gt;[.AC$1]))" office:value-type="float" office:value="0">
            <text:p>0</text:p>
          </table:table-cell>
          <table:table-cell table:formula="of:=N(AND([.$I197]&lt;=[.AE$1]; [.$I197]&gt;[.AD$1]))" office:value-type="float" office:value="0">
            <text:p>0</text:p>
          </table:table-cell>
          <table:table-cell table:formula="of:=N(AND([.$I197]&lt;=[.AF$1]; [.$I197]&gt;[.AE$1]))" office:value-type="float" office:value="0">
            <text:p>0</text:p>
          </table:table-cell>
          <table:table-cell table:formula="of:=N(AND([.$I197]&lt;=[.AG$1]; [.$I197]&gt;[.AF$1]))" office:value-type="float" office:value="0">
            <text:p>0</text:p>
          </table:table-cell>
          <table:table-cell table:formula="of:=N(AND([.$I197]&lt;=[.AH$1]; [.$I197]&gt;[.AG$1]))" office:value-type="float" office:value="0">
            <text:p>0</text:p>
          </table:table-cell>
          <table:table-cell table:formula="of:=N(AND([.$I197]&lt;=[.AI$1]; [.$I19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6:48Z</text:p>
          </table:table-cell>
          <table:table-cell office:value-type="float" office:value="3729">
            <text:p>3729</text:p>
          </table:table-cell>
          <table:table-cell/>
          <table:table-cell office:value-type="float" office:value="169000">
            <text:p>169000</text:p>
          </table:table-cell>
          <table:table-cell office:value-type="float" office:value="551">
            <text:p>551</text:p>
          </table:table-cell>
          <table:table-cell table:formula="of:=N(AND([.$I198]&lt;=[.K$1]; [.$I198]&gt;[.J$1]))" office:value-type="float" office:value="0">
            <text:p>0</text:p>
          </table:table-cell>
          <table:table-cell table:formula="of:=N(AND([.$I198]&lt;=[.L$1]; [.$I198]&gt;[.K$1]))" office:value-type="float" office:value="0">
            <text:p>0</text:p>
          </table:table-cell>
          <table:table-cell table:formula="of:=N(AND([.$I198]&lt;=[.M$1]; [.$I198]&gt;[.L$1]))" office:value-type="float" office:value="0">
            <text:p>0</text:p>
          </table:table-cell>
          <table:table-cell table:formula="of:=N(AND([.$I198]&lt;=[.N$1]; [.$I198]&gt;[.M$1]))" office:value-type="float" office:value="0">
            <text:p>0</text:p>
          </table:table-cell>
          <table:table-cell table:formula="of:=N(AND([.$I198]&lt;=[.O$1]; [.$I198]&gt;[.N$1]))" office:value-type="float" office:value="0">
            <text:p>0</text:p>
          </table:table-cell>
          <table:table-cell table:formula="of:=N(AND([.$I198]&lt;=[.P$1]; [.$I198]&gt;[.O$1]))" office:value-type="float" office:value="1">
            <text:p>1</text:p>
          </table:table-cell>
          <table:table-cell table:formula="of:=N(AND([.$I198]&lt;=[.Q$1]; [.$I198]&gt;[.P$1]))" office:value-type="float" office:value="0">
            <text:p>0</text:p>
          </table:table-cell>
          <table:table-cell table:formula="of:=N(AND([.$I198]&lt;=[.R$1]; [.$I198]&gt;[.Q$1]))" office:value-type="float" office:value="0">
            <text:p>0</text:p>
          </table:table-cell>
          <table:table-cell table:formula="of:=N(AND([.$I198]&lt;=[.S$1]; [.$I198]&gt;[.R$1]))" office:value-type="float" office:value="0">
            <text:p>0</text:p>
          </table:table-cell>
          <table:table-cell table:formula="of:=N(AND([.$I198]&lt;=[.T$1]; [.$I198]&gt;[.S$1]))" office:value-type="float" office:value="0">
            <text:p>0</text:p>
          </table:table-cell>
          <table:table-cell table:formula="of:=N(AND([.$I198]&lt;=[.U$1]; [.$I198]&gt;[.T$1]))" office:value-type="float" office:value="0">
            <text:p>0</text:p>
          </table:table-cell>
          <table:table-cell table:formula="of:=N(AND([.$I198]&lt;=[.V$1]; [.$I198]&gt;[.U$1]))" office:value-type="float" office:value="0">
            <text:p>0</text:p>
          </table:table-cell>
          <table:table-cell table:formula="of:=N(AND([.$I198]&lt;=[.W$1]; [.$I198]&gt;[.V$1]))" office:value-type="float" office:value="0">
            <text:p>0</text:p>
          </table:table-cell>
          <table:table-cell table:formula="of:=N(AND([.$I198]&lt;=[.X$1]; [.$I198]&gt;[.W$1]))" office:value-type="float" office:value="0">
            <text:p>0</text:p>
          </table:table-cell>
          <table:table-cell table:formula="of:=N(AND([.$I198]&lt;=[.Y$1]; [.$I198]&gt;[.X$1]))" office:value-type="float" office:value="0">
            <text:p>0</text:p>
          </table:table-cell>
          <table:table-cell table:formula="of:=N(AND([.$I198]&lt;=[.Z$1]; [.$I198]&gt;[.Y$1]))" office:value-type="float" office:value="0">
            <text:p>0</text:p>
          </table:table-cell>
          <table:table-cell table:formula="of:=N(AND([.$I198]&lt;=[.AA$1]; [.$I198]&gt;[.Z$1]))" office:value-type="float" office:value="0">
            <text:p>0</text:p>
          </table:table-cell>
          <table:table-cell table:formula="of:=N(AND([.$I198]&lt;=[.AB$1]; [.$I198]&gt;[.AA$1]))" office:value-type="float" office:value="0">
            <text:p>0</text:p>
          </table:table-cell>
          <table:table-cell table:formula="of:=N(AND([.$I198]&lt;=[.AC$1]; [.$I198]&gt;[.AB$1]))" office:value-type="float" office:value="0">
            <text:p>0</text:p>
          </table:table-cell>
          <table:table-cell table:formula="of:=N(AND([.$I198]&lt;=[.AD$1]; [.$I198]&gt;[.AC$1]))" office:value-type="float" office:value="0">
            <text:p>0</text:p>
          </table:table-cell>
          <table:table-cell table:formula="of:=N(AND([.$I198]&lt;=[.AE$1]; [.$I198]&gt;[.AD$1]))" office:value-type="float" office:value="0">
            <text:p>0</text:p>
          </table:table-cell>
          <table:table-cell table:formula="of:=N(AND([.$I198]&lt;=[.AF$1]; [.$I198]&gt;[.AE$1]))" office:value-type="float" office:value="0">
            <text:p>0</text:p>
          </table:table-cell>
          <table:table-cell table:formula="of:=N(AND([.$I198]&lt;=[.AG$1]; [.$I198]&gt;[.AF$1]))" office:value-type="float" office:value="0">
            <text:p>0</text:p>
          </table:table-cell>
          <table:table-cell table:formula="of:=N(AND([.$I198]&lt;=[.AH$1]; [.$I198]&gt;[.AG$1]))" office:value-type="float" office:value="0">
            <text:p>0</text:p>
          </table:table-cell>
          <table:table-cell table:formula="of:=N(AND([.$I198]&lt;=[.AI$1]; [.$I19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7:42Z</text:p>
          </table:table-cell>
          <table:table-cell office:value-type="float" office:value="3692">
            <text:p>3692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281">
            <text:p>281</text:p>
          </table:table-cell>
          <table:table-cell table:formula="of:=N(AND([.$I199]&lt;=[.K$1]; [.$I199]&gt;[.J$1]))" office:value-type="float" office:value="0">
            <text:p>0</text:p>
          </table:table-cell>
          <table:table-cell table:formula="of:=N(AND([.$I199]&lt;=[.L$1]; [.$I199]&gt;[.K$1]))" office:value-type="float" office:value="0">
            <text:p>0</text:p>
          </table:table-cell>
          <table:table-cell table:formula="of:=N(AND([.$I199]&lt;=[.M$1]; [.$I199]&gt;[.L$1]))" office:value-type="float" office:value="0">
            <text:p>0</text:p>
          </table:table-cell>
          <table:table-cell table:formula="of:=N(AND([.$I199]&lt;=[.N$1]; [.$I199]&gt;[.M$1]))" office:value-type="float" office:value="0">
            <text:p>0</text:p>
          </table:table-cell>
          <table:table-cell table:formula="of:=N(AND([.$I199]&lt;=[.O$1]; [.$I199]&gt;[.N$1]))" office:value-type="float" office:value="0">
            <text:p>0</text:p>
          </table:table-cell>
          <table:table-cell table:formula="of:=N(AND([.$I199]&lt;=[.P$1]; [.$I199]&gt;[.O$1]))" office:value-type="float" office:value="0">
            <text:p>0</text:p>
          </table:table-cell>
          <table:table-cell table:formula="of:=N(AND([.$I199]&lt;=[.Q$1]; [.$I199]&gt;[.P$1]))" office:value-type="float" office:value="0">
            <text:p>0</text:p>
          </table:table-cell>
          <table:table-cell table:formula="of:=N(AND([.$I199]&lt;=[.R$1]; [.$I199]&gt;[.Q$1]))" office:value-type="float" office:value="0">
            <text:p>0</text:p>
          </table:table-cell>
          <table:table-cell table:formula="of:=N(AND([.$I199]&lt;=[.S$1]; [.$I199]&gt;[.R$1]))" office:value-type="float" office:value="1">
            <text:p>1</text:p>
          </table:table-cell>
          <table:table-cell table:formula="of:=N(AND([.$I199]&lt;=[.T$1]; [.$I199]&gt;[.S$1]))" office:value-type="float" office:value="0">
            <text:p>0</text:p>
          </table:table-cell>
          <table:table-cell table:formula="of:=N(AND([.$I199]&lt;=[.U$1]; [.$I199]&gt;[.T$1]))" office:value-type="float" office:value="0">
            <text:p>0</text:p>
          </table:table-cell>
          <table:table-cell table:formula="of:=N(AND([.$I199]&lt;=[.V$1]; [.$I199]&gt;[.U$1]))" office:value-type="float" office:value="0">
            <text:p>0</text:p>
          </table:table-cell>
          <table:table-cell table:formula="of:=N(AND([.$I199]&lt;=[.W$1]; [.$I199]&gt;[.V$1]))" office:value-type="float" office:value="0">
            <text:p>0</text:p>
          </table:table-cell>
          <table:table-cell table:formula="of:=N(AND([.$I199]&lt;=[.X$1]; [.$I199]&gt;[.W$1]))" office:value-type="float" office:value="0">
            <text:p>0</text:p>
          </table:table-cell>
          <table:table-cell table:formula="of:=N(AND([.$I199]&lt;=[.Y$1]; [.$I199]&gt;[.X$1]))" office:value-type="float" office:value="0">
            <text:p>0</text:p>
          </table:table-cell>
          <table:table-cell table:formula="of:=N(AND([.$I199]&lt;=[.Z$1]; [.$I199]&gt;[.Y$1]))" office:value-type="float" office:value="0">
            <text:p>0</text:p>
          </table:table-cell>
          <table:table-cell table:formula="of:=N(AND([.$I199]&lt;=[.AA$1]; [.$I199]&gt;[.Z$1]))" office:value-type="float" office:value="0">
            <text:p>0</text:p>
          </table:table-cell>
          <table:table-cell table:formula="of:=N(AND([.$I199]&lt;=[.AB$1]; [.$I199]&gt;[.AA$1]))" office:value-type="float" office:value="0">
            <text:p>0</text:p>
          </table:table-cell>
          <table:table-cell table:formula="of:=N(AND([.$I199]&lt;=[.AC$1]; [.$I199]&gt;[.AB$1]))" office:value-type="float" office:value="0">
            <text:p>0</text:p>
          </table:table-cell>
          <table:table-cell table:formula="of:=N(AND([.$I199]&lt;=[.AD$1]; [.$I199]&gt;[.AC$1]))" office:value-type="float" office:value="0">
            <text:p>0</text:p>
          </table:table-cell>
          <table:table-cell table:formula="of:=N(AND([.$I199]&lt;=[.AE$1]; [.$I199]&gt;[.AD$1]))" office:value-type="float" office:value="0">
            <text:p>0</text:p>
          </table:table-cell>
          <table:table-cell table:formula="of:=N(AND([.$I199]&lt;=[.AF$1]; [.$I199]&gt;[.AE$1]))" office:value-type="float" office:value="0">
            <text:p>0</text:p>
          </table:table-cell>
          <table:table-cell table:formula="of:=N(AND([.$I199]&lt;=[.AG$1]; [.$I199]&gt;[.AF$1]))" office:value-type="float" office:value="0">
            <text:p>0</text:p>
          </table:table-cell>
          <table:table-cell table:formula="of:=N(AND([.$I199]&lt;=[.AH$1]; [.$I199]&gt;[.AG$1]))" office:value-type="float" office:value="0">
            <text:p>0</text:p>
          </table:table-cell>
          <table:table-cell table:formula="of:=N(AND([.$I199]&lt;=[.AI$1]; [.$I19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8:39Z</text:p>
          </table:table-cell>
          <table:table-cell office:value-type="float" office:value="5714">
            <text:p>5714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551">
            <text:p>551</text:p>
          </table:table-cell>
          <table:table-cell table:formula="of:=N(AND([.$I200]&lt;=[.K$1]; [.$I200]&gt;[.J$1]))" office:value-type="float" office:value="0">
            <text:p>0</text:p>
          </table:table-cell>
          <table:table-cell table:formula="of:=N(AND([.$I200]&lt;=[.L$1]; [.$I200]&gt;[.K$1]))" office:value-type="float" office:value="0">
            <text:p>0</text:p>
          </table:table-cell>
          <table:table-cell table:formula="of:=N(AND([.$I200]&lt;=[.M$1]; [.$I200]&gt;[.L$1]))" office:value-type="float" office:value="0">
            <text:p>0</text:p>
          </table:table-cell>
          <table:table-cell table:formula="of:=N(AND([.$I200]&lt;=[.N$1]; [.$I200]&gt;[.M$1]))" office:value-type="float" office:value="0">
            <text:p>0</text:p>
          </table:table-cell>
          <table:table-cell table:formula="of:=N(AND([.$I200]&lt;=[.O$1]; [.$I200]&gt;[.N$1]))" office:value-type="float" office:value="0">
            <text:p>0</text:p>
          </table:table-cell>
          <table:table-cell table:formula="of:=N(AND([.$I200]&lt;=[.P$1]; [.$I200]&gt;[.O$1]))" office:value-type="float" office:value="0">
            <text:p>0</text:p>
          </table:table-cell>
          <table:table-cell table:formula="of:=N(AND([.$I200]&lt;=[.Q$1]; [.$I200]&gt;[.P$1]))" office:value-type="float" office:value="0">
            <text:p>0</text:p>
          </table:table-cell>
          <table:table-cell table:formula="of:=N(AND([.$I200]&lt;=[.R$1]; [.$I200]&gt;[.Q$1]))" office:value-type="float" office:value="0">
            <text:p>0</text:p>
          </table:table-cell>
          <table:table-cell table:formula="of:=N(AND([.$I200]&lt;=[.S$1]; [.$I200]&gt;[.R$1]))" office:value-type="float" office:value="0">
            <text:p>0</text:p>
          </table:table-cell>
          <table:table-cell table:formula="of:=N(AND([.$I200]&lt;=[.T$1]; [.$I200]&gt;[.S$1]))" office:value-type="float" office:value="1">
            <text:p>1</text:p>
          </table:table-cell>
          <table:table-cell table:formula="of:=N(AND([.$I200]&lt;=[.U$1]; [.$I200]&gt;[.T$1]))" office:value-type="float" office:value="0">
            <text:p>0</text:p>
          </table:table-cell>
          <table:table-cell table:formula="of:=N(AND([.$I200]&lt;=[.V$1]; [.$I200]&gt;[.U$1]))" office:value-type="float" office:value="0">
            <text:p>0</text:p>
          </table:table-cell>
          <table:table-cell table:formula="of:=N(AND([.$I200]&lt;=[.W$1]; [.$I200]&gt;[.V$1]))" office:value-type="float" office:value="0">
            <text:p>0</text:p>
          </table:table-cell>
          <table:table-cell table:formula="of:=N(AND([.$I200]&lt;=[.X$1]; [.$I200]&gt;[.W$1]))" office:value-type="float" office:value="0">
            <text:p>0</text:p>
          </table:table-cell>
          <table:table-cell table:formula="of:=N(AND([.$I200]&lt;=[.Y$1]; [.$I200]&gt;[.X$1]))" office:value-type="float" office:value="0">
            <text:p>0</text:p>
          </table:table-cell>
          <table:table-cell table:formula="of:=N(AND([.$I200]&lt;=[.Z$1]; [.$I200]&gt;[.Y$1]))" office:value-type="float" office:value="0">
            <text:p>0</text:p>
          </table:table-cell>
          <table:table-cell table:formula="of:=N(AND([.$I200]&lt;=[.AA$1]; [.$I200]&gt;[.Z$1]))" office:value-type="float" office:value="0">
            <text:p>0</text:p>
          </table:table-cell>
          <table:table-cell table:formula="of:=N(AND([.$I200]&lt;=[.AB$1]; [.$I200]&gt;[.AA$1]))" office:value-type="float" office:value="0">
            <text:p>0</text:p>
          </table:table-cell>
          <table:table-cell table:formula="of:=N(AND([.$I200]&lt;=[.AC$1]; [.$I200]&gt;[.AB$1]))" office:value-type="float" office:value="0">
            <text:p>0</text:p>
          </table:table-cell>
          <table:table-cell table:formula="of:=N(AND([.$I200]&lt;=[.AD$1]; [.$I200]&gt;[.AC$1]))" office:value-type="float" office:value="0">
            <text:p>0</text:p>
          </table:table-cell>
          <table:table-cell table:formula="of:=N(AND([.$I200]&lt;=[.AE$1]; [.$I200]&gt;[.AD$1]))" office:value-type="float" office:value="0">
            <text:p>0</text:p>
          </table:table-cell>
          <table:table-cell table:formula="of:=N(AND([.$I200]&lt;=[.AF$1]; [.$I200]&gt;[.AE$1]))" office:value-type="float" office:value="0">
            <text:p>0</text:p>
          </table:table-cell>
          <table:table-cell table:formula="of:=N(AND([.$I200]&lt;=[.AG$1]; [.$I200]&gt;[.AF$1]))" office:value-type="float" office:value="0">
            <text:p>0</text:p>
          </table:table-cell>
          <table:table-cell table:formula="of:=N(AND([.$I200]&lt;=[.AH$1]; [.$I200]&gt;[.AG$1]))" office:value-type="float" office:value="0">
            <text:p>0</text:p>
          </table:table-cell>
          <table:table-cell table:formula="of:=N(AND([.$I200]&lt;=[.AI$1]; [.$I20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48:43Z</text:p>
          </table:table-cell>
          <table:table-cell office:value-type="float" office:value="37564">
            <text:p>37564</text:p>
          </table:table-cell>
          <table:table-cell/>
          <table:table-cell office:value-type="float" office:value="87000">
            <text:p>87000</text:p>
          </table:table-cell>
          <table:table-cell office:value-type="float" office:value="551">
            <text:p>551</text:p>
          </table:table-cell>
          <table:table-cell table:formula="of:=N(AND([.$I201]&lt;=[.K$1]; [.$I201]&gt;[.J$1]))" office:value-type="float" office:value="0">
            <text:p>0</text:p>
          </table:table-cell>
          <table:table-cell table:formula="of:=N(AND([.$I201]&lt;=[.L$1]; [.$I201]&gt;[.K$1]))" office:value-type="float" office:value="0">
            <text:p>0</text:p>
          </table:table-cell>
          <table:table-cell table:formula="of:=N(AND([.$I201]&lt;=[.M$1]; [.$I201]&gt;[.L$1]))" office:value-type="float" office:value="1">
            <text:p>1</text:p>
          </table:table-cell>
          <table:table-cell table:formula="of:=N(AND([.$I201]&lt;=[.N$1]; [.$I201]&gt;[.M$1]))" office:value-type="float" office:value="0">
            <text:p>0</text:p>
          </table:table-cell>
          <table:table-cell table:formula="of:=N(AND([.$I201]&lt;=[.O$1]; [.$I201]&gt;[.N$1]))" office:value-type="float" office:value="0">
            <text:p>0</text:p>
          </table:table-cell>
          <table:table-cell table:formula="of:=N(AND([.$I201]&lt;=[.P$1]; [.$I201]&gt;[.O$1]))" office:value-type="float" office:value="0">
            <text:p>0</text:p>
          </table:table-cell>
          <table:table-cell table:formula="of:=N(AND([.$I201]&lt;=[.Q$1]; [.$I201]&gt;[.P$1]))" office:value-type="float" office:value="0">
            <text:p>0</text:p>
          </table:table-cell>
          <table:table-cell table:formula="of:=N(AND([.$I201]&lt;=[.R$1]; [.$I201]&gt;[.Q$1]))" office:value-type="float" office:value="0">
            <text:p>0</text:p>
          </table:table-cell>
          <table:table-cell table:formula="of:=N(AND([.$I201]&lt;=[.S$1]; [.$I201]&gt;[.R$1]))" office:value-type="float" office:value="0">
            <text:p>0</text:p>
          </table:table-cell>
          <table:table-cell table:formula="of:=N(AND([.$I201]&lt;=[.T$1]; [.$I201]&gt;[.S$1]))" office:value-type="float" office:value="0">
            <text:p>0</text:p>
          </table:table-cell>
          <table:table-cell table:formula="of:=N(AND([.$I201]&lt;=[.U$1]; [.$I201]&gt;[.T$1]))" office:value-type="float" office:value="0">
            <text:p>0</text:p>
          </table:table-cell>
          <table:table-cell table:formula="of:=N(AND([.$I201]&lt;=[.V$1]; [.$I201]&gt;[.U$1]))" office:value-type="float" office:value="0">
            <text:p>0</text:p>
          </table:table-cell>
          <table:table-cell table:formula="of:=N(AND([.$I201]&lt;=[.W$1]; [.$I201]&gt;[.V$1]))" office:value-type="float" office:value="0">
            <text:p>0</text:p>
          </table:table-cell>
          <table:table-cell table:formula="of:=N(AND([.$I201]&lt;=[.X$1]; [.$I201]&gt;[.W$1]))" office:value-type="float" office:value="0">
            <text:p>0</text:p>
          </table:table-cell>
          <table:table-cell table:formula="of:=N(AND([.$I201]&lt;=[.Y$1]; [.$I201]&gt;[.X$1]))" office:value-type="float" office:value="0">
            <text:p>0</text:p>
          </table:table-cell>
          <table:table-cell table:formula="of:=N(AND([.$I201]&lt;=[.Z$1]; [.$I201]&gt;[.Y$1]))" office:value-type="float" office:value="0">
            <text:p>0</text:p>
          </table:table-cell>
          <table:table-cell table:formula="of:=N(AND([.$I201]&lt;=[.AA$1]; [.$I201]&gt;[.Z$1]))" office:value-type="float" office:value="0">
            <text:p>0</text:p>
          </table:table-cell>
          <table:table-cell table:formula="of:=N(AND([.$I201]&lt;=[.AB$1]; [.$I201]&gt;[.AA$1]))" office:value-type="float" office:value="0">
            <text:p>0</text:p>
          </table:table-cell>
          <table:table-cell table:formula="of:=N(AND([.$I201]&lt;=[.AC$1]; [.$I201]&gt;[.AB$1]))" office:value-type="float" office:value="0">
            <text:p>0</text:p>
          </table:table-cell>
          <table:table-cell table:formula="of:=N(AND([.$I201]&lt;=[.AD$1]; [.$I201]&gt;[.AC$1]))" office:value-type="float" office:value="0">
            <text:p>0</text:p>
          </table:table-cell>
          <table:table-cell table:formula="of:=N(AND([.$I201]&lt;=[.AE$1]; [.$I201]&gt;[.AD$1]))" office:value-type="float" office:value="0">
            <text:p>0</text:p>
          </table:table-cell>
          <table:table-cell table:formula="of:=N(AND([.$I201]&lt;=[.AF$1]; [.$I201]&gt;[.AE$1]))" office:value-type="float" office:value="0">
            <text:p>0</text:p>
          </table:table-cell>
          <table:table-cell table:formula="of:=N(AND([.$I201]&lt;=[.AG$1]; [.$I201]&gt;[.AF$1]))" office:value-type="float" office:value="0">
            <text:p>0</text:p>
          </table:table-cell>
          <table:table-cell table:formula="of:=N(AND([.$I201]&lt;=[.AH$1]; [.$I201]&gt;[.AG$1]))" office:value-type="float" office:value="0">
            <text:p>0</text:p>
          </table:table-cell>
          <table:table-cell table:formula="of:=N(AND([.$I201]&lt;=[.AI$1]; [.$I20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9:04Z</text:p>
          </table:table-cell>
          <table:table-cell office:value-type="float" office:value="3640">
            <text:p>3640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551">
            <text:p>551</text:p>
          </table:table-cell>
          <table:table-cell table:formula="of:=N(AND([.$I202]&lt;=[.K$1]; [.$I202]&gt;[.J$1]))" office:value-type="float" office:value="0">
            <text:p>0</text:p>
          </table:table-cell>
          <table:table-cell table:formula="of:=N(AND([.$I202]&lt;=[.L$1]; [.$I202]&gt;[.K$1]))" office:value-type="float" office:value="0">
            <text:p>0</text:p>
          </table:table-cell>
          <table:table-cell table:formula="of:=N(AND([.$I202]&lt;=[.M$1]; [.$I202]&gt;[.L$1]))" office:value-type="float" office:value="0">
            <text:p>0</text:p>
          </table:table-cell>
          <table:table-cell table:formula="of:=N(AND([.$I202]&lt;=[.N$1]; [.$I202]&gt;[.M$1]))" office:value-type="float" office:value="0">
            <text:p>0</text:p>
          </table:table-cell>
          <table:table-cell table:formula="of:=N(AND([.$I202]&lt;=[.O$1]; [.$I202]&gt;[.N$1]))" office:value-type="float" office:value="0">
            <text:p>0</text:p>
          </table:table-cell>
          <table:table-cell table:formula="of:=N(AND([.$I202]&lt;=[.P$1]; [.$I202]&gt;[.O$1]))" office:value-type="float" office:value="0">
            <text:p>0</text:p>
          </table:table-cell>
          <table:table-cell table:formula="of:=N(AND([.$I202]&lt;=[.Q$1]; [.$I202]&gt;[.P$1]))" office:value-type="float" office:value="0">
            <text:p>0</text:p>
          </table:table-cell>
          <table:table-cell table:formula="of:=N(AND([.$I202]&lt;=[.R$1]; [.$I202]&gt;[.Q$1]))" office:value-type="float" office:value="0">
            <text:p>0</text:p>
          </table:table-cell>
          <table:table-cell table:formula="of:=N(AND([.$I202]&lt;=[.S$1]; [.$I202]&gt;[.R$1]))" office:value-type="float" office:value="0">
            <text:p>0</text:p>
          </table:table-cell>
          <table:table-cell table:formula="of:=N(AND([.$I202]&lt;=[.T$1]; [.$I202]&gt;[.S$1]))" office:value-type="float" office:value="1">
            <text:p>1</text:p>
          </table:table-cell>
          <table:table-cell table:formula="of:=N(AND([.$I202]&lt;=[.U$1]; [.$I202]&gt;[.T$1]))" office:value-type="float" office:value="0">
            <text:p>0</text:p>
          </table:table-cell>
          <table:table-cell table:formula="of:=N(AND([.$I202]&lt;=[.V$1]; [.$I202]&gt;[.U$1]))" office:value-type="float" office:value="0">
            <text:p>0</text:p>
          </table:table-cell>
          <table:table-cell table:formula="of:=N(AND([.$I202]&lt;=[.W$1]; [.$I202]&gt;[.V$1]))" office:value-type="float" office:value="0">
            <text:p>0</text:p>
          </table:table-cell>
          <table:table-cell table:formula="of:=N(AND([.$I202]&lt;=[.X$1]; [.$I202]&gt;[.W$1]))" office:value-type="float" office:value="0">
            <text:p>0</text:p>
          </table:table-cell>
          <table:table-cell table:formula="of:=N(AND([.$I202]&lt;=[.Y$1]; [.$I202]&gt;[.X$1]))" office:value-type="float" office:value="0">
            <text:p>0</text:p>
          </table:table-cell>
          <table:table-cell table:formula="of:=N(AND([.$I202]&lt;=[.Z$1]; [.$I202]&gt;[.Y$1]))" office:value-type="float" office:value="0">
            <text:p>0</text:p>
          </table:table-cell>
          <table:table-cell table:formula="of:=N(AND([.$I202]&lt;=[.AA$1]; [.$I202]&gt;[.Z$1]))" office:value-type="float" office:value="0">
            <text:p>0</text:p>
          </table:table-cell>
          <table:table-cell table:formula="of:=N(AND([.$I202]&lt;=[.AB$1]; [.$I202]&gt;[.AA$1]))" office:value-type="float" office:value="0">
            <text:p>0</text:p>
          </table:table-cell>
          <table:table-cell table:formula="of:=N(AND([.$I202]&lt;=[.AC$1]; [.$I202]&gt;[.AB$1]))" office:value-type="float" office:value="0">
            <text:p>0</text:p>
          </table:table-cell>
          <table:table-cell table:formula="of:=N(AND([.$I202]&lt;=[.AD$1]; [.$I202]&gt;[.AC$1]))" office:value-type="float" office:value="0">
            <text:p>0</text:p>
          </table:table-cell>
          <table:table-cell table:formula="of:=N(AND([.$I202]&lt;=[.AE$1]; [.$I202]&gt;[.AD$1]))" office:value-type="float" office:value="0">
            <text:p>0</text:p>
          </table:table-cell>
          <table:table-cell table:formula="of:=N(AND([.$I202]&lt;=[.AF$1]; [.$I202]&gt;[.AE$1]))" office:value-type="float" office:value="0">
            <text:p>0</text:p>
          </table:table-cell>
          <table:table-cell table:formula="of:=N(AND([.$I202]&lt;=[.AG$1]; [.$I202]&gt;[.AF$1]))" office:value-type="float" office:value="0">
            <text:p>0</text:p>
          </table:table-cell>
          <table:table-cell table:formula="of:=N(AND([.$I202]&lt;=[.AH$1]; [.$I202]&gt;[.AG$1]))" office:value-type="float" office:value="0">
            <text:p>0</text:p>
          </table:table-cell>
          <table:table-cell table:formula="of:=N(AND([.$I202]&lt;=[.AI$1]; [.$I20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49:32Z</text:p>
          </table:table-cell>
          <table:table-cell office:value-type="float" office:value="4612">
            <text:p>4612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551">
            <text:p>551</text:p>
          </table:table-cell>
          <table:table-cell table:formula="of:=N(AND([.$I203]&lt;=[.K$1]; [.$I203]&gt;[.J$1]))" office:value-type="float" office:value="0">
            <text:p>0</text:p>
          </table:table-cell>
          <table:table-cell table:formula="of:=N(AND([.$I203]&lt;=[.L$1]; [.$I203]&gt;[.K$1]))" office:value-type="float" office:value="0">
            <text:p>0</text:p>
          </table:table-cell>
          <table:table-cell table:formula="of:=N(AND([.$I203]&lt;=[.M$1]; [.$I203]&gt;[.L$1]))" office:value-type="float" office:value="0">
            <text:p>0</text:p>
          </table:table-cell>
          <table:table-cell table:formula="of:=N(AND([.$I203]&lt;=[.N$1]; [.$I203]&gt;[.M$1]))" office:value-type="float" office:value="0">
            <text:p>0</text:p>
          </table:table-cell>
          <table:table-cell table:formula="of:=N(AND([.$I203]&lt;=[.O$1]; [.$I203]&gt;[.N$1]))" office:value-type="float" office:value="1">
            <text:p>1</text:p>
          </table:table-cell>
          <table:table-cell table:formula="of:=N(AND([.$I203]&lt;=[.P$1]; [.$I203]&gt;[.O$1]))" office:value-type="float" office:value="0">
            <text:p>0</text:p>
          </table:table-cell>
          <table:table-cell table:formula="of:=N(AND([.$I203]&lt;=[.Q$1]; [.$I203]&gt;[.P$1]))" office:value-type="float" office:value="0">
            <text:p>0</text:p>
          </table:table-cell>
          <table:table-cell table:formula="of:=N(AND([.$I203]&lt;=[.R$1]; [.$I203]&gt;[.Q$1]))" office:value-type="float" office:value="0">
            <text:p>0</text:p>
          </table:table-cell>
          <table:table-cell table:formula="of:=N(AND([.$I203]&lt;=[.S$1]; [.$I203]&gt;[.R$1]))" office:value-type="float" office:value="0">
            <text:p>0</text:p>
          </table:table-cell>
          <table:table-cell table:formula="of:=N(AND([.$I203]&lt;=[.T$1]; [.$I203]&gt;[.S$1]))" office:value-type="float" office:value="0">
            <text:p>0</text:p>
          </table:table-cell>
          <table:table-cell table:formula="of:=N(AND([.$I203]&lt;=[.U$1]; [.$I203]&gt;[.T$1]))" office:value-type="float" office:value="0">
            <text:p>0</text:p>
          </table:table-cell>
          <table:table-cell table:formula="of:=N(AND([.$I203]&lt;=[.V$1]; [.$I203]&gt;[.U$1]))" office:value-type="float" office:value="0">
            <text:p>0</text:p>
          </table:table-cell>
          <table:table-cell table:formula="of:=N(AND([.$I203]&lt;=[.W$1]; [.$I203]&gt;[.V$1]))" office:value-type="float" office:value="0">
            <text:p>0</text:p>
          </table:table-cell>
          <table:table-cell table:formula="of:=N(AND([.$I203]&lt;=[.X$1]; [.$I203]&gt;[.W$1]))" office:value-type="float" office:value="0">
            <text:p>0</text:p>
          </table:table-cell>
          <table:table-cell table:formula="of:=N(AND([.$I203]&lt;=[.Y$1]; [.$I203]&gt;[.X$1]))" office:value-type="float" office:value="0">
            <text:p>0</text:p>
          </table:table-cell>
          <table:table-cell table:formula="of:=N(AND([.$I203]&lt;=[.Z$1]; [.$I203]&gt;[.Y$1]))" office:value-type="float" office:value="0">
            <text:p>0</text:p>
          </table:table-cell>
          <table:table-cell table:formula="of:=N(AND([.$I203]&lt;=[.AA$1]; [.$I203]&gt;[.Z$1]))" office:value-type="float" office:value="0">
            <text:p>0</text:p>
          </table:table-cell>
          <table:table-cell table:formula="of:=N(AND([.$I203]&lt;=[.AB$1]; [.$I203]&gt;[.AA$1]))" office:value-type="float" office:value="0">
            <text:p>0</text:p>
          </table:table-cell>
          <table:table-cell table:formula="of:=N(AND([.$I203]&lt;=[.AC$1]; [.$I203]&gt;[.AB$1]))" office:value-type="float" office:value="0">
            <text:p>0</text:p>
          </table:table-cell>
          <table:table-cell table:formula="of:=N(AND([.$I203]&lt;=[.AD$1]; [.$I203]&gt;[.AC$1]))" office:value-type="float" office:value="0">
            <text:p>0</text:p>
          </table:table-cell>
          <table:table-cell table:formula="of:=N(AND([.$I203]&lt;=[.AE$1]; [.$I203]&gt;[.AD$1]))" office:value-type="float" office:value="0">
            <text:p>0</text:p>
          </table:table-cell>
          <table:table-cell table:formula="of:=N(AND([.$I203]&lt;=[.AF$1]; [.$I203]&gt;[.AE$1]))" office:value-type="float" office:value="0">
            <text:p>0</text:p>
          </table:table-cell>
          <table:table-cell table:formula="of:=N(AND([.$I203]&lt;=[.AG$1]; [.$I203]&gt;[.AF$1]))" office:value-type="float" office:value="0">
            <text:p>0</text:p>
          </table:table-cell>
          <table:table-cell table:formula="of:=N(AND([.$I203]&lt;=[.AH$1]; [.$I203]&gt;[.AG$1]))" office:value-type="float" office:value="0">
            <text:p>0</text:p>
          </table:table-cell>
          <table:table-cell table:formula="of:=N(AND([.$I203]&lt;=[.AI$1]; [.$I20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9:59Z</text:p>
          </table:table-cell>
          <table:table-cell office:value-type="float" office:value="4574">
            <text:p>4574</text:p>
          </table:table-cell>
          <table:table-cell/>
          <table:table-cell office:value-type="float" office:value="234000">
            <text:p>234000</text:p>
          </table:table-cell>
          <table:table-cell office:value-type="float" office:value="551">
            <text:p>551</text:p>
          </table:table-cell>
          <table:table-cell table:formula="of:=N(AND([.$I204]&lt;=[.K$1]; [.$I204]&gt;[.J$1]))" office:value-type="float" office:value="0">
            <text:p>0</text:p>
          </table:table-cell>
          <table:table-cell table:formula="of:=N(AND([.$I204]&lt;=[.L$1]; [.$I204]&gt;[.K$1]))" office:value-type="float" office:value="0">
            <text:p>0</text:p>
          </table:table-cell>
          <table:table-cell table:formula="of:=N(AND([.$I204]&lt;=[.M$1]; [.$I204]&gt;[.L$1]))" office:value-type="float" office:value="0">
            <text:p>0</text:p>
          </table:table-cell>
          <table:table-cell table:formula="of:=N(AND([.$I204]&lt;=[.N$1]; [.$I204]&gt;[.M$1]))" office:value-type="float" office:value="0">
            <text:p>0</text:p>
          </table:table-cell>
          <table:table-cell table:formula="of:=N(AND([.$I204]&lt;=[.O$1]; [.$I204]&gt;[.N$1]))" office:value-type="float" office:value="0">
            <text:p>0</text:p>
          </table:table-cell>
          <table:table-cell table:formula="of:=N(AND([.$I204]&lt;=[.P$1]; [.$I204]&gt;[.O$1]))" office:value-type="float" office:value="0">
            <text:p>0</text:p>
          </table:table-cell>
          <table:table-cell table:formula="of:=N(AND([.$I204]&lt;=[.Q$1]; [.$I204]&gt;[.P$1]))" office:value-type="float" office:value="0">
            <text:p>0</text:p>
          </table:table-cell>
          <table:table-cell table:formula="of:=N(AND([.$I204]&lt;=[.R$1]; [.$I204]&gt;[.Q$1]))" office:value-type="float" office:value="1">
            <text:p>1</text:p>
          </table:table-cell>
          <table:table-cell table:formula="of:=N(AND([.$I204]&lt;=[.S$1]; [.$I204]&gt;[.R$1]))" office:value-type="float" office:value="0">
            <text:p>0</text:p>
          </table:table-cell>
          <table:table-cell table:formula="of:=N(AND([.$I204]&lt;=[.T$1]; [.$I204]&gt;[.S$1]))" office:value-type="float" office:value="0">
            <text:p>0</text:p>
          </table:table-cell>
          <table:table-cell table:formula="of:=N(AND([.$I204]&lt;=[.U$1]; [.$I204]&gt;[.T$1]))" office:value-type="float" office:value="0">
            <text:p>0</text:p>
          </table:table-cell>
          <table:table-cell table:formula="of:=N(AND([.$I204]&lt;=[.V$1]; [.$I204]&gt;[.U$1]))" office:value-type="float" office:value="0">
            <text:p>0</text:p>
          </table:table-cell>
          <table:table-cell table:formula="of:=N(AND([.$I204]&lt;=[.W$1]; [.$I204]&gt;[.V$1]))" office:value-type="float" office:value="0">
            <text:p>0</text:p>
          </table:table-cell>
          <table:table-cell table:formula="of:=N(AND([.$I204]&lt;=[.X$1]; [.$I204]&gt;[.W$1]))" office:value-type="float" office:value="0">
            <text:p>0</text:p>
          </table:table-cell>
          <table:table-cell table:formula="of:=N(AND([.$I204]&lt;=[.Y$1]; [.$I204]&gt;[.X$1]))" office:value-type="float" office:value="0">
            <text:p>0</text:p>
          </table:table-cell>
          <table:table-cell table:formula="of:=N(AND([.$I204]&lt;=[.Z$1]; [.$I204]&gt;[.Y$1]))" office:value-type="float" office:value="0">
            <text:p>0</text:p>
          </table:table-cell>
          <table:table-cell table:formula="of:=N(AND([.$I204]&lt;=[.AA$1]; [.$I204]&gt;[.Z$1]))" office:value-type="float" office:value="0">
            <text:p>0</text:p>
          </table:table-cell>
          <table:table-cell table:formula="of:=N(AND([.$I204]&lt;=[.AB$1]; [.$I204]&gt;[.AA$1]))" office:value-type="float" office:value="0">
            <text:p>0</text:p>
          </table:table-cell>
          <table:table-cell table:formula="of:=N(AND([.$I204]&lt;=[.AC$1]; [.$I204]&gt;[.AB$1]))" office:value-type="float" office:value="0">
            <text:p>0</text:p>
          </table:table-cell>
          <table:table-cell table:formula="of:=N(AND([.$I204]&lt;=[.AD$1]; [.$I204]&gt;[.AC$1]))" office:value-type="float" office:value="0">
            <text:p>0</text:p>
          </table:table-cell>
          <table:table-cell table:formula="of:=N(AND([.$I204]&lt;=[.AE$1]; [.$I204]&gt;[.AD$1]))" office:value-type="float" office:value="0">
            <text:p>0</text:p>
          </table:table-cell>
          <table:table-cell table:formula="of:=N(AND([.$I204]&lt;=[.AF$1]; [.$I204]&gt;[.AE$1]))" office:value-type="float" office:value="0">
            <text:p>0</text:p>
          </table:table-cell>
          <table:table-cell table:formula="of:=N(AND([.$I204]&lt;=[.AG$1]; [.$I204]&gt;[.AF$1]))" office:value-type="float" office:value="0">
            <text:p>0</text:p>
          </table:table-cell>
          <table:table-cell table:formula="of:=N(AND([.$I204]&lt;=[.AH$1]; [.$I204]&gt;[.AG$1]))" office:value-type="float" office:value="0">
            <text:p>0</text:p>
          </table:table-cell>
          <table:table-cell table:formula="of:=N(AND([.$I204]&lt;=[.AI$1]; [.$I20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50:58Z</text:p>
          </table:table-cell>
          <table:table-cell office:value-type="float" office:value="8676">
            <text:p>8676</text:p>
          </table:table-cell>
          <table:table-cell/>
          <table:table-cell office:value-type="float" office:value="255000">
            <text:p>255000</text:p>
          </table:table-cell>
          <table:table-cell office:value-type="float" office:value="551">
            <text:p>551</text:p>
          </table:table-cell>
          <table:table-cell table:formula="of:=N(AND([.$I205]&lt;=[.K$1]; [.$I205]&gt;[.J$1]))" office:value-type="float" office:value="0">
            <text:p>0</text:p>
          </table:table-cell>
          <table:table-cell table:formula="of:=N(AND([.$I205]&lt;=[.L$1]; [.$I205]&gt;[.K$1]))" office:value-type="float" office:value="0">
            <text:p>0</text:p>
          </table:table-cell>
          <table:table-cell table:formula="of:=N(AND([.$I205]&lt;=[.M$1]; [.$I205]&gt;[.L$1]))" office:value-type="float" office:value="0">
            <text:p>0</text:p>
          </table:table-cell>
          <table:table-cell table:formula="of:=N(AND([.$I205]&lt;=[.N$1]; [.$I205]&gt;[.M$1]))" office:value-type="float" office:value="0">
            <text:p>0</text:p>
          </table:table-cell>
          <table:table-cell table:formula="of:=N(AND([.$I205]&lt;=[.O$1]; [.$I205]&gt;[.N$1]))" office:value-type="float" office:value="0">
            <text:p>0</text:p>
          </table:table-cell>
          <table:table-cell table:formula="of:=N(AND([.$I205]&lt;=[.P$1]; [.$I205]&gt;[.O$1]))" office:value-type="float" office:value="0">
            <text:p>0</text:p>
          </table:table-cell>
          <table:table-cell table:formula="of:=N(AND([.$I205]&lt;=[.Q$1]; [.$I205]&gt;[.P$1]))" office:value-type="float" office:value="0">
            <text:p>0</text:p>
          </table:table-cell>
          <table:table-cell table:formula="of:=N(AND([.$I205]&lt;=[.R$1]; [.$I205]&gt;[.Q$1]))" office:value-type="float" office:value="0">
            <text:p>0</text:p>
          </table:table-cell>
          <table:table-cell table:formula="of:=N(AND([.$I205]&lt;=[.S$1]; [.$I205]&gt;[.R$1]))" office:value-type="float" office:value="1">
            <text:p>1</text:p>
          </table:table-cell>
          <table:table-cell table:formula="of:=N(AND([.$I205]&lt;=[.T$1]; [.$I205]&gt;[.S$1]))" office:value-type="float" office:value="0">
            <text:p>0</text:p>
          </table:table-cell>
          <table:table-cell table:formula="of:=N(AND([.$I205]&lt;=[.U$1]; [.$I205]&gt;[.T$1]))" office:value-type="float" office:value="0">
            <text:p>0</text:p>
          </table:table-cell>
          <table:table-cell table:formula="of:=N(AND([.$I205]&lt;=[.V$1]; [.$I205]&gt;[.U$1]))" office:value-type="float" office:value="0">
            <text:p>0</text:p>
          </table:table-cell>
          <table:table-cell table:formula="of:=N(AND([.$I205]&lt;=[.W$1]; [.$I205]&gt;[.V$1]))" office:value-type="float" office:value="0">
            <text:p>0</text:p>
          </table:table-cell>
          <table:table-cell table:formula="of:=N(AND([.$I205]&lt;=[.X$1]; [.$I205]&gt;[.W$1]))" office:value-type="float" office:value="0">
            <text:p>0</text:p>
          </table:table-cell>
          <table:table-cell table:formula="of:=N(AND([.$I205]&lt;=[.Y$1]; [.$I205]&gt;[.X$1]))" office:value-type="float" office:value="0">
            <text:p>0</text:p>
          </table:table-cell>
          <table:table-cell table:formula="of:=N(AND([.$I205]&lt;=[.Z$1]; [.$I205]&gt;[.Y$1]))" office:value-type="float" office:value="0">
            <text:p>0</text:p>
          </table:table-cell>
          <table:table-cell table:formula="of:=N(AND([.$I205]&lt;=[.AA$1]; [.$I205]&gt;[.Z$1]))" office:value-type="float" office:value="0">
            <text:p>0</text:p>
          </table:table-cell>
          <table:table-cell table:formula="of:=N(AND([.$I205]&lt;=[.AB$1]; [.$I205]&gt;[.AA$1]))" office:value-type="float" office:value="0">
            <text:p>0</text:p>
          </table:table-cell>
          <table:table-cell table:formula="of:=N(AND([.$I205]&lt;=[.AC$1]; [.$I205]&gt;[.AB$1]))" office:value-type="float" office:value="0">
            <text:p>0</text:p>
          </table:table-cell>
          <table:table-cell table:formula="of:=N(AND([.$I205]&lt;=[.AD$1]; [.$I205]&gt;[.AC$1]))" office:value-type="float" office:value="0">
            <text:p>0</text:p>
          </table:table-cell>
          <table:table-cell table:formula="of:=N(AND([.$I205]&lt;=[.AE$1]; [.$I205]&gt;[.AD$1]))" office:value-type="float" office:value="0">
            <text:p>0</text:p>
          </table:table-cell>
          <table:table-cell table:formula="of:=N(AND([.$I205]&lt;=[.AF$1]; [.$I205]&gt;[.AE$1]))" office:value-type="float" office:value="0">
            <text:p>0</text:p>
          </table:table-cell>
          <table:table-cell table:formula="of:=N(AND([.$I205]&lt;=[.AG$1]; [.$I205]&gt;[.AF$1]))" office:value-type="float" office:value="0">
            <text:p>0</text:p>
          </table:table-cell>
          <table:table-cell table:formula="of:=N(AND([.$I205]&lt;=[.AH$1]; [.$I205]&gt;[.AG$1]))" office:value-type="float" office:value="0">
            <text:p>0</text:p>
          </table:table-cell>
          <table:table-cell table:formula="of:=N(AND([.$I205]&lt;=[.AI$1]; [.$I20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1:19Z</text:p>
          </table:table-cell>
          <table:table-cell office:value-type="float" office:value="1876">
            <text:p>1876</text:p>
          </table:table-cell>
          <table:table-cell/>
          <table:table-cell office:value-type="float" office:value="129000">
            <text:p>129000</text:p>
          </table:table-cell>
          <table:table-cell office:value-type="float" office:value="821">
            <text:p>821</text:p>
          </table:table-cell>
          <table:table-cell table:formula="of:=N(AND([.$I206]&lt;=[.K$1]; [.$I206]&gt;[.J$1]))" office:value-type="float" office:value="0">
            <text:p>0</text:p>
          </table:table-cell>
          <table:table-cell table:formula="of:=N(AND([.$I206]&lt;=[.L$1]; [.$I206]&gt;[.K$1]))" office:value-type="float" office:value="0">
            <text:p>0</text:p>
          </table:table-cell>
          <table:table-cell table:formula="of:=N(AND([.$I206]&lt;=[.M$1]; [.$I206]&gt;[.L$1]))" office:value-type="float" office:value="0">
            <text:p>0</text:p>
          </table:table-cell>
          <table:table-cell table:formula="of:=N(AND([.$I206]&lt;=[.N$1]; [.$I206]&gt;[.M$1]))" office:value-type="float" office:value="0">
            <text:p>0</text:p>
          </table:table-cell>
          <table:table-cell table:formula="of:=N(AND([.$I206]&lt;=[.O$1]; [.$I206]&gt;[.N$1]))" office:value-type="float" office:value="1">
            <text:p>1</text:p>
          </table:table-cell>
          <table:table-cell table:formula="of:=N(AND([.$I206]&lt;=[.P$1]; [.$I206]&gt;[.O$1]))" office:value-type="float" office:value="0">
            <text:p>0</text:p>
          </table:table-cell>
          <table:table-cell table:formula="of:=N(AND([.$I206]&lt;=[.Q$1]; [.$I206]&gt;[.P$1]))" office:value-type="float" office:value="0">
            <text:p>0</text:p>
          </table:table-cell>
          <table:table-cell table:formula="of:=N(AND([.$I206]&lt;=[.R$1]; [.$I206]&gt;[.Q$1]))" office:value-type="float" office:value="0">
            <text:p>0</text:p>
          </table:table-cell>
          <table:table-cell table:formula="of:=N(AND([.$I206]&lt;=[.S$1]; [.$I206]&gt;[.R$1]))" office:value-type="float" office:value="0">
            <text:p>0</text:p>
          </table:table-cell>
          <table:table-cell table:formula="of:=N(AND([.$I206]&lt;=[.T$1]; [.$I206]&gt;[.S$1]))" office:value-type="float" office:value="0">
            <text:p>0</text:p>
          </table:table-cell>
          <table:table-cell table:formula="of:=N(AND([.$I206]&lt;=[.U$1]; [.$I206]&gt;[.T$1]))" office:value-type="float" office:value="0">
            <text:p>0</text:p>
          </table:table-cell>
          <table:table-cell table:formula="of:=N(AND([.$I206]&lt;=[.V$1]; [.$I206]&gt;[.U$1]))" office:value-type="float" office:value="0">
            <text:p>0</text:p>
          </table:table-cell>
          <table:table-cell table:formula="of:=N(AND([.$I206]&lt;=[.W$1]; [.$I206]&gt;[.V$1]))" office:value-type="float" office:value="0">
            <text:p>0</text:p>
          </table:table-cell>
          <table:table-cell table:formula="of:=N(AND([.$I206]&lt;=[.X$1]; [.$I206]&gt;[.W$1]))" office:value-type="float" office:value="0">
            <text:p>0</text:p>
          </table:table-cell>
          <table:table-cell table:formula="of:=N(AND([.$I206]&lt;=[.Y$1]; [.$I206]&gt;[.X$1]))" office:value-type="float" office:value="0">
            <text:p>0</text:p>
          </table:table-cell>
          <table:table-cell table:formula="of:=N(AND([.$I206]&lt;=[.Z$1]; [.$I206]&gt;[.Y$1]))" office:value-type="float" office:value="0">
            <text:p>0</text:p>
          </table:table-cell>
          <table:table-cell table:formula="of:=N(AND([.$I206]&lt;=[.AA$1]; [.$I206]&gt;[.Z$1]))" office:value-type="float" office:value="0">
            <text:p>0</text:p>
          </table:table-cell>
          <table:table-cell table:formula="of:=N(AND([.$I206]&lt;=[.AB$1]; [.$I206]&gt;[.AA$1]))" office:value-type="float" office:value="0">
            <text:p>0</text:p>
          </table:table-cell>
          <table:table-cell table:formula="of:=N(AND([.$I206]&lt;=[.AC$1]; [.$I206]&gt;[.AB$1]))" office:value-type="float" office:value="0">
            <text:p>0</text:p>
          </table:table-cell>
          <table:table-cell table:formula="of:=N(AND([.$I206]&lt;=[.AD$1]; [.$I206]&gt;[.AC$1]))" office:value-type="float" office:value="0">
            <text:p>0</text:p>
          </table:table-cell>
          <table:table-cell table:formula="of:=N(AND([.$I206]&lt;=[.AE$1]; [.$I206]&gt;[.AD$1]))" office:value-type="float" office:value="0">
            <text:p>0</text:p>
          </table:table-cell>
          <table:table-cell table:formula="of:=N(AND([.$I206]&lt;=[.AF$1]; [.$I206]&gt;[.AE$1]))" office:value-type="float" office:value="0">
            <text:p>0</text:p>
          </table:table-cell>
          <table:table-cell table:formula="of:=N(AND([.$I206]&lt;=[.AG$1]; [.$I206]&gt;[.AF$1]))" office:value-type="float" office:value="0">
            <text:p>0</text:p>
          </table:table-cell>
          <table:table-cell table:formula="of:=N(AND([.$I206]&lt;=[.AH$1]; [.$I206]&gt;[.AG$1]))" office:value-type="float" office:value="0">
            <text:p>0</text:p>
          </table:table-cell>
          <table:table-cell table:formula="of:=N(AND([.$I206]&lt;=[.AI$1]; [.$I20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1:48Z</text:p>
          </table:table-cell>
          <table:table-cell office:value-type="float" office:value="4119">
            <text:p>4119</text:p>
          </table:table-cell>
          <table:table-cell/>
          <table:table-cell office:value-type="float" office:value="169000">
            <text:p>169000</text:p>
          </table:table-cell>
          <table:table-cell office:value-type="float" office:value="821">
            <text:p>821</text:p>
          </table:table-cell>
          <table:table-cell table:formula="of:=N(AND([.$I207]&lt;=[.K$1]; [.$I207]&gt;[.J$1]))" office:value-type="float" office:value="0">
            <text:p>0</text:p>
          </table:table-cell>
          <table:table-cell table:formula="of:=N(AND([.$I207]&lt;=[.L$1]; [.$I207]&gt;[.K$1]))" office:value-type="float" office:value="0">
            <text:p>0</text:p>
          </table:table-cell>
          <table:table-cell table:formula="of:=N(AND([.$I207]&lt;=[.M$1]; [.$I207]&gt;[.L$1]))" office:value-type="float" office:value="0">
            <text:p>0</text:p>
          </table:table-cell>
          <table:table-cell table:formula="of:=N(AND([.$I207]&lt;=[.N$1]; [.$I207]&gt;[.M$1]))" office:value-type="float" office:value="0">
            <text:p>0</text:p>
          </table:table-cell>
          <table:table-cell table:formula="of:=N(AND([.$I207]&lt;=[.O$1]; [.$I207]&gt;[.N$1]))" office:value-type="float" office:value="0">
            <text:p>0</text:p>
          </table:table-cell>
          <table:table-cell table:formula="of:=N(AND([.$I207]&lt;=[.P$1]; [.$I207]&gt;[.O$1]))" office:value-type="float" office:value="1">
            <text:p>1</text:p>
          </table:table-cell>
          <table:table-cell table:formula="of:=N(AND([.$I207]&lt;=[.Q$1]; [.$I207]&gt;[.P$1]))" office:value-type="float" office:value="0">
            <text:p>0</text:p>
          </table:table-cell>
          <table:table-cell table:formula="of:=N(AND([.$I207]&lt;=[.R$1]; [.$I207]&gt;[.Q$1]))" office:value-type="float" office:value="0">
            <text:p>0</text:p>
          </table:table-cell>
          <table:table-cell table:formula="of:=N(AND([.$I207]&lt;=[.S$1]; [.$I207]&gt;[.R$1]))" office:value-type="float" office:value="0">
            <text:p>0</text:p>
          </table:table-cell>
          <table:table-cell table:formula="of:=N(AND([.$I207]&lt;=[.T$1]; [.$I207]&gt;[.S$1]))" office:value-type="float" office:value="0">
            <text:p>0</text:p>
          </table:table-cell>
          <table:table-cell table:formula="of:=N(AND([.$I207]&lt;=[.U$1]; [.$I207]&gt;[.T$1]))" office:value-type="float" office:value="0">
            <text:p>0</text:p>
          </table:table-cell>
          <table:table-cell table:formula="of:=N(AND([.$I207]&lt;=[.V$1]; [.$I207]&gt;[.U$1]))" office:value-type="float" office:value="0">
            <text:p>0</text:p>
          </table:table-cell>
          <table:table-cell table:formula="of:=N(AND([.$I207]&lt;=[.W$1]; [.$I207]&gt;[.V$1]))" office:value-type="float" office:value="0">
            <text:p>0</text:p>
          </table:table-cell>
          <table:table-cell table:formula="of:=N(AND([.$I207]&lt;=[.X$1]; [.$I207]&gt;[.W$1]))" office:value-type="float" office:value="0">
            <text:p>0</text:p>
          </table:table-cell>
          <table:table-cell table:formula="of:=N(AND([.$I207]&lt;=[.Y$1]; [.$I207]&gt;[.X$1]))" office:value-type="float" office:value="0">
            <text:p>0</text:p>
          </table:table-cell>
          <table:table-cell table:formula="of:=N(AND([.$I207]&lt;=[.Z$1]; [.$I207]&gt;[.Y$1]))" office:value-type="float" office:value="0">
            <text:p>0</text:p>
          </table:table-cell>
          <table:table-cell table:formula="of:=N(AND([.$I207]&lt;=[.AA$1]; [.$I207]&gt;[.Z$1]))" office:value-type="float" office:value="0">
            <text:p>0</text:p>
          </table:table-cell>
          <table:table-cell table:formula="of:=N(AND([.$I207]&lt;=[.AB$1]; [.$I207]&gt;[.AA$1]))" office:value-type="float" office:value="0">
            <text:p>0</text:p>
          </table:table-cell>
          <table:table-cell table:formula="of:=N(AND([.$I207]&lt;=[.AC$1]; [.$I207]&gt;[.AB$1]))" office:value-type="float" office:value="0">
            <text:p>0</text:p>
          </table:table-cell>
          <table:table-cell table:formula="of:=N(AND([.$I207]&lt;=[.AD$1]; [.$I207]&gt;[.AC$1]))" office:value-type="float" office:value="0">
            <text:p>0</text:p>
          </table:table-cell>
          <table:table-cell table:formula="of:=N(AND([.$I207]&lt;=[.AE$1]; [.$I207]&gt;[.AD$1]))" office:value-type="float" office:value="0">
            <text:p>0</text:p>
          </table:table-cell>
          <table:table-cell table:formula="of:=N(AND([.$I207]&lt;=[.AF$1]; [.$I207]&gt;[.AE$1]))" office:value-type="float" office:value="0">
            <text:p>0</text:p>
          </table:table-cell>
          <table:table-cell table:formula="of:=N(AND([.$I207]&lt;=[.AG$1]; [.$I207]&gt;[.AF$1]))" office:value-type="float" office:value="0">
            <text:p>0</text:p>
          </table:table-cell>
          <table:table-cell table:formula="of:=N(AND([.$I207]&lt;=[.AH$1]; [.$I207]&gt;[.AG$1]))" office:value-type="float" office:value="0">
            <text:p>0</text:p>
          </table:table-cell>
          <table:table-cell table:formula="of:=N(AND([.$I207]&lt;=[.AI$1]; [.$I20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3:37Z</text:p>
          </table:table-cell>
          <table:table-cell office:value-type="float" office:value="3894">
            <text:p>3894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821">
            <text:p>821</text:p>
          </table:table-cell>
          <table:table-cell table:formula="of:=N(AND([.$I208]&lt;=[.K$1]; [.$I208]&gt;[.J$1]))" office:value-type="float" office:value="0">
            <text:p>0</text:p>
          </table:table-cell>
          <table:table-cell table:formula="of:=N(AND([.$I208]&lt;=[.L$1]; [.$I208]&gt;[.K$1]))" office:value-type="float" office:value="0">
            <text:p>0</text:p>
          </table:table-cell>
          <table:table-cell table:formula="of:=N(AND([.$I208]&lt;=[.M$1]; [.$I208]&gt;[.L$1]))" office:value-type="float" office:value="0">
            <text:p>0</text:p>
          </table:table-cell>
          <table:table-cell table:formula="of:=N(AND([.$I208]&lt;=[.N$1]; [.$I208]&gt;[.M$1]))" office:value-type="float" office:value="0">
            <text:p>0</text:p>
          </table:table-cell>
          <table:table-cell table:formula="of:=N(AND([.$I208]&lt;=[.O$1]; [.$I208]&gt;[.N$1]))" office:value-type="float" office:value="0">
            <text:p>0</text:p>
          </table:table-cell>
          <table:table-cell table:formula="of:=N(AND([.$I208]&lt;=[.P$1]; [.$I208]&gt;[.O$1]))" office:value-type="float" office:value="0">
            <text:p>0</text:p>
          </table:table-cell>
          <table:table-cell table:formula="of:=N(AND([.$I208]&lt;=[.Q$1]; [.$I208]&gt;[.P$1]))" office:value-type="float" office:value="0">
            <text:p>0</text:p>
          </table:table-cell>
          <table:table-cell table:formula="of:=N(AND([.$I208]&lt;=[.R$1]; [.$I208]&gt;[.Q$1]))" office:value-type="float" office:value="0">
            <text:p>0</text:p>
          </table:table-cell>
          <table:table-cell table:formula="of:=N(AND([.$I208]&lt;=[.S$1]; [.$I208]&gt;[.R$1]))" office:value-type="float" office:value="0">
            <text:p>0</text:p>
          </table:table-cell>
          <table:table-cell table:formula="of:=N(AND([.$I208]&lt;=[.T$1]; [.$I208]&gt;[.S$1]))" office:value-type="float" office:value="1">
            <text:p>1</text:p>
          </table:table-cell>
          <table:table-cell table:formula="of:=N(AND([.$I208]&lt;=[.U$1]; [.$I208]&gt;[.T$1]))" office:value-type="float" office:value="0">
            <text:p>0</text:p>
          </table:table-cell>
          <table:table-cell table:formula="of:=N(AND([.$I208]&lt;=[.V$1]; [.$I208]&gt;[.U$1]))" office:value-type="float" office:value="0">
            <text:p>0</text:p>
          </table:table-cell>
          <table:table-cell table:formula="of:=N(AND([.$I208]&lt;=[.W$1]; [.$I208]&gt;[.V$1]))" office:value-type="float" office:value="0">
            <text:p>0</text:p>
          </table:table-cell>
          <table:table-cell table:formula="of:=N(AND([.$I208]&lt;=[.X$1]; [.$I208]&gt;[.W$1]))" office:value-type="float" office:value="0">
            <text:p>0</text:p>
          </table:table-cell>
          <table:table-cell table:formula="of:=N(AND([.$I208]&lt;=[.Y$1]; [.$I208]&gt;[.X$1]))" office:value-type="float" office:value="0">
            <text:p>0</text:p>
          </table:table-cell>
          <table:table-cell table:formula="of:=N(AND([.$I208]&lt;=[.Z$1]; [.$I208]&gt;[.Y$1]))" office:value-type="float" office:value="0">
            <text:p>0</text:p>
          </table:table-cell>
          <table:table-cell table:formula="of:=N(AND([.$I208]&lt;=[.AA$1]; [.$I208]&gt;[.Z$1]))" office:value-type="float" office:value="0">
            <text:p>0</text:p>
          </table:table-cell>
          <table:table-cell table:formula="of:=N(AND([.$I208]&lt;=[.AB$1]; [.$I208]&gt;[.AA$1]))" office:value-type="float" office:value="0">
            <text:p>0</text:p>
          </table:table-cell>
          <table:table-cell table:formula="of:=N(AND([.$I208]&lt;=[.AC$1]; [.$I208]&gt;[.AB$1]))" office:value-type="float" office:value="0">
            <text:p>0</text:p>
          </table:table-cell>
          <table:table-cell table:formula="of:=N(AND([.$I208]&lt;=[.AD$1]; [.$I208]&gt;[.AC$1]))" office:value-type="float" office:value="0">
            <text:p>0</text:p>
          </table:table-cell>
          <table:table-cell table:formula="of:=N(AND([.$I208]&lt;=[.AE$1]; [.$I208]&gt;[.AD$1]))" office:value-type="float" office:value="0">
            <text:p>0</text:p>
          </table:table-cell>
          <table:table-cell table:formula="of:=N(AND([.$I208]&lt;=[.AF$1]; [.$I208]&gt;[.AE$1]))" office:value-type="float" office:value="0">
            <text:p>0</text:p>
          </table:table-cell>
          <table:table-cell table:formula="of:=N(AND([.$I208]&lt;=[.AG$1]; [.$I208]&gt;[.AF$1]))" office:value-type="float" office:value="0">
            <text:p>0</text:p>
          </table:table-cell>
          <table:table-cell table:formula="of:=N(AND([.$I208]&lt;=[.AH$1]; [.$I208]&gt;[.AG$1]))" office:value-type="float" office:value="0">
            <text:p>0</text:p>
          </table:table-cell>
          <table:table-cell table:formula="of:=N(AND([.$I208]&lt;=[.AI$1]; [.$I20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3:39Z</text:p>
          </table:table-cell>
          <table:table-cell office:value-type="float" office:value="33375">
            <text:p>33375</text:p>
          </table:table-cell>
          <table:table-cell/>
          <table:table-cell office:value-type="float" office:value="82000">
            <text:p>82000</text:p>
          </table:table-cell>
          <table:table-cell office:value-type="float" office:value="821">
            <text:p>821</text:p>
          </table:table-cell>
          <table:table-cell table:formula="of:=N(AND([.$I209]&lt;=[.K$1]; [.$I209]&gt;[.J$1]))" office:value-type="float" office:value="0">
            <text:p>0</text:p>
          </table:table-cell>
          <table:table-cell table:formula="of:=N(AND([.$I209]&lt;=[.L$1]; [.$I209]&gt;[.K$1]))" office:value-type="float" office:value="0">
            <text:p>0</text:p>
          </table:table-cell>
          <table:table-cell table:formula="of:=N(AND([.$I209]&lt;=[.M$1]; [.$I209]&gt;[.L$1]))" office:value-type="float" office:value="1">
            <text:p>1</text:p>
          </table:table-cell>
          <table:table-cell table:formula="of:=N(AND([.$I209]&lt;=[.N$1]; [.$I209]&gt;[.M$1]))" office:value-type="float" office:value="0">
            <text:p>0</text:p>
          </table:table-cell>
          <table:table-cell table:formula="of:=N(AND([.$I209]&lt;=[.O$1]; [.$I209]&gt;[.N$1]))" office:value-type="float" office:value="0">
            <text:p>0</text:p>
          </table:table-cell>
          <table:table-cell table:formula="of:=N(AND([.$I209]&lt;=[.P$1]; [.$I209]&gt;[.O$1]))" office:value-type="float" office:value="0">
            <text:p>0</text:p>
          </table:table-cell>
          <table:table-cell table:formula="of:=N(AND([.$I209]&lt;=[.Q$1]; [.$I209]&gt;[.P$1]))" office:value-type="float" office:value="0">
            <text:p>0</text:p>
          </table:table-cell>
          <table:table-cell table:formula="of:=N(AND([.$I209]&lt;=[.R$1]; [.$I209]&gt;[.Q$1]))" office:value-type="float" office:value="0">
            <text:p>0</text:p>
          </table:table-cell>
          <table:table-cell table:formula="of:=N(AND([.$I209]&lt;=[.S$1]; [.$I209]&gt;[.R$1]))" office:value-type="float" office:value="0">
            <text:p>0</text:p>
          </table:table-cell>
          <table:table-cell table:formula="of:=N(AND([.$I209]&lt;=[.T$1]; [.$I209]&gt;[.S$1]))" office:value-type="float" office:value="0">
            <text:p>0</text:p>
          </table:table-cell>
          <table:table-cell table:formula="of:=N(AND([.$I209]&lt;=[.U$1]; [.$I209]&gt;[.T$1]))" office:value-type="float" office:value="0">
            <text:p>0</text:p>
          </table:table-cell>
          <table:table-cell table:formula="of:=N(AND([.$I209]&lt;=[.V$1]; [.$I209]&gt;[.U$1]))" office:value-type="float" office:value="0">
            <text:p>0</text:p>
          </table:table-cell>
          <table:table-cell table:formula="of:=N(AND([.$I209]&lt;=[.W$1]; [.$I209]&gt;[.V$1]))" office:value-type="float" office:value="0">
            <text:p>0</text:p>
          </table:table-cell>
          <table:table-cell table:formula="of:=N(AND([.$I209]&lt;=[.X$1]; [.$I209]&gt;[.W$1]))" office:value-type="float" office:value="0">
            <text:p>0</text:p>
          </table:table-cell>
          <table:table-cell table:formula="of:=N(AND([.$I209]&lt;=[.Y$1]; [.$I209]&gt;[.X$1]))" office:value-type="float" office:value="0">
            <text:p>0</text:p>
          </table:table-cell>
          <table:table-cell table:formula="of:=N(AND([.$I209]&lt;=[.Z$1]; [.$I209]&gt;[.Y$1]))" office:value-type="float" office:value="0">
            <text:p>0</text:p>
          </table:table-cell>
          <table:table-cell table:formula="of:=N(AND([.$I209]&lt;=[.AA$1]; [.$I209]&gt;[.Z$1]))" office:value-type="float" office:value="0">
            <text:p>0</text:p>
          </table:table-cell>
          <table:table-cell table:formula="of:=N(AND([.$I209]&lt;=[.AB$1]; [.$I209]&gt;[.AA$1]))" office:value-type="float" office:value="0">
            <text:p>0</text:p>
          </table:table-cell>
          <table:table-cell table:formula="of:=N(AND([.$I209]&lt;=[.AC$1]; [.$I209]&gt;[.AB$1]))" office:value-type="float" office:value="0">
            <text:p>0</text:p>
          </table:table-cell>
          <table:table-cell table:formula="of:=N(AND([.$I209]&lt;=[.AD$1]; [.$I209]&gt;[.AC$1]))" office:value-type="float" office:value="0">
            <text:p>0</text:p>
          </table:table-cell>
          <table:table-cell table:formula="of:=N(AND([.$I209]&lt;=[.AE$1]; [.$I209]&gt;[.AD$1]))" office:value-type="float" office:value="0">
            <text:p>0</text:p>
          </table:table-cell>
          <table:table-cell table:formula="of:=N(AND([.$I209]&lt;=[.AF$1]; [.$I209]&gt;[.AE$1]))" office:value-type="float" office:value="0">
            <text:p>0</text:p>
          </table:table-cell>
          <table:table-cell table:formula="of:=N(AND([.$I209]&lt;=[.AG$1]; [.$I209]&gt;[.AF$1]))" office:value-type="float" office:value="0">
            <text:p>0</text:p>
          </table:table-cell>
          <table:table-cell table:formula="of:=N(AND([.$I209]&lt;=[.AH$1]; [.$I209]&gt;[.AG$1]))" office:value-type="float" office:value="0">
            <text:p>0</text:p>
          </table:table-cell>
          <table:table-cell table:formula="of:=N(AND([.$I209]&lt;=[.AI$1]; [.$I20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4:04Z</text:p>
          </table:table-cell>
          <table:table-cell office:value-type="float" office:value="3858">
            <text:p>3858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821">
            <text:p>821</text:p>
          </table:table-cell>
          <table:table-cell table:formula="of:=N(AND([.$I210]&lt;=[.K$1]; [.$I210]&gt;[.J$1]))" office:value-type="float" office:value="0">
            <text:p>0</text:p>
          </table:table-cell>
          <table:table-cell table:formula="of:=N(AND([.$I210]&lt;=[.L$1]; [.$I210]&gt;[.K$1]))" office:value-type="float" office:value="0">
            <text:p>0</text:p>
          </table:table-cell>
          <table:table-cell table:formula="of:=N(AND([.$I210]&lt;=[.M$1]; [.$I210]&gt;[.L$1]))" office:value-type="float" office:value="0">
            <text:p>0</text:p>
          </table:table-cell>
          <table:table-cell table:formula="of:=N(AND([.$I210]&lt;=[.N$1]; [.$I210]&gt;[.M$1]))" office:value-type="float" office:value="0">
            <text:p>0</text:p>
          </table:table-cell>
          <table:table-cell table:formula="of:=N(AND([.$I210]&lt;=[.O$1]; [.$I210]&gt;[.N$1]))" office:value-type="float" office:value="0">
            <text:p>0</text:p>
          </table:table-cell>
          <table:table-cell table:formula="of:=N(AND([.$I210]&lt;=[.P$1]; [.$I210]&gt;[.O$1]))" office:value-type="float" office:value="0">
            <text:p>0</text:p>
          </table:table-cell>
          <table:table-cell table:formula="of:=N(AND([.$I210]&lt;=[.Q$1]; [.$I210]&gt;[.P$1]))" office:value-type="float" office:value="0">
            <text:p>0</text:p>
          </table:table-cell>
          <table:table-cell table:formula="of:=N(AND([.$I210]&lt;=[.R$1]; [.$I210]&gt;[.Q$1]))" office:value-type="float" office:value="0">
            <text:p>0</text:p>
          </table:table-cell>
          <table:table-cell table:formula="of:=N(AND([.$I210]&lt;=[.S$1]; [.$I210]&gt;[.R$1]))" office:value-type="float" office:value="0">
            <text:p>0</text:p>
          </table:table-cell>
          <table:table-cell table:formula="of:=N(AND([.$I210]&lt;=[.T$1]; [.$I210]&gt;[.S$1]))" office:value-type="float" office:value="1">
            <text:p>1</text:p>
          </table:table-cell>
          <table:table-cell table:formula="of:=N(AND([.$I210]&lt;=[.U$1]; [.$I210]&gt;[.T$1]))" office:value-type="float" office:value="0">
            <text:p>0</text:p>
          </table:table-cell>
          <table:table-cell table:formula="of:=N(AND([.$I210]&lt;=[.V$1]; [.$I210]&gt;[.U$1]))" office:value-type="float" office:value="0">
            <text:p>0</text:p>
          </table:table-cell>
          <table:table-cell table:formula="of:=N(AND([.$I210]&lt;=[.W$1]; [.$I210]&gt;[.V$1]))" office:value-type="float" office:value="0">
            <text:p>0</text:p>
          </table:table-cell>
          <table:table-cell table:formula="of:=N(AND([.$I210]&lt;=[.X$1]; [.$I210]&gt;[.W$1]))" office:value-type="float" office:value="0">
            <text:p>0</text:p>
          </table:table-cell>
          <table:table-cell table:formula="of:=N(AND([.$I210]&lt;=[.Y$1]; [.$I210]&gt;[.X$1]))" office:value-type="float" office:value="0">
            <text:p>0</text:p>
          </table:table-cell>
          <table:table-cell table:formula="of:=N(AND([.$I210]&lt;=[.Z$1]; [.$I210]&gt;[.Y$1]))" office:value-type="float" office:value="0">
            <text:p>0</text:p>
          </table:table-cell>
          <table:table-cell table:formula="of:=N(AND([.$I210]&lt;=[.AA$1]; [.$I210]&gt;[.Z$1]))" office:value-type="float" office:value="0">
            <text:p>0</text:p>
          </table:table-cell>
          <table:table-cell table:formula="of:=N(AND([.$I210]&lt;=[.AB$1]; [.$I210]&gt;[.AA$1]))" office:value-type="float" office:value="0">
            <text:p>0</text:p>
          </table:table-cell>
          <table:table-cell table:formula="of:=N(AND([.$I210]&lt;=[.AC$1]; [.$I210]&gt;[.AB$1]))" office:value-type="float" office:value="0">
            <text:p>0</text:p>
          </table:table-cell>
          <table:table-cell table:formula="of:=N(AND([.$I210]&lt;=[.AD$1]; [.$I210]&gt;[.AC$1]))" office:value-type="float" office:value="0">
            <text:p>0</text:p>
          </table:table-cell>
          <table:table-cell table:formula="of:=N(AND([.$I210]&lt;=[.AE$1]; [.$I210]&gt;[.AD$1]))" office:value-type="float" office:value="0">
            <text:p>0</text:p>
          </table:table-cell>
          <table:table-cell table:formula="of:=N(AND([.$I210]&lt;=[.AF$1]; [.$I210]&gt;[.AE$1]))" office:value-type="float" office:value="0">
            <text:p>0</text:p>
          </table:table-cell>
          <table:table-cell table:formula="of:=N(AND([.$I210]&lt;=[.AG$1]; [.$I210]&gt;[.AF$1]))" office:value-type="float" office:value="0">
            <text:p>0</text:p>
          </table:table-cell>
          <table:table-cell table:formula="of:=N(AND([.$I210]&lt;=[.AH$1]; [.$I210]&gt;[.AG$1]))" office:value-type="float" office:value="0">
            <text:p>0</text:p>
          </table:table-cell>
          <table:table-cell table:formula="of:=N(AND([.$I210]&lt;=[.AI$1]; [.$I21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4:32Z</text:p>
          </table:table-cell>
          <table:table-cell office:value-type="float" office:value="4441">
            <text:p>4441</text:p>
          </table:table-cell>
          <table:table-cell/>
          <table:table-cell office:value-type="float" office:value="129000">
            <text:p>129000</text:p>
          </table:table-cell>
          <table:table-cell office:value-type="float" office:value="821">
            <text:p>821</text:p>
          </table:table-cell>
          <table:table-cell table:formula="of:=N(AND([.$I211]&lt;=[.K$1]; [.$I211]&gt;[.J$1]))" office:value-type="float" office:value="0">
            <text:p>0</text:p>
          </table:table-cell>
          <table:table-cell table:formula="of:=N(AND([.$I211]&lt;=[.L$1]; [.$I211]&gt;[.K$1]))" office:value-type="float" office:value="0">
            <text:p>0</text:p>
          </table:table-cell>
          <table:table-cell table:formula="of:=N(AND([.$I211]&lt;=[.M$1]; [.$I211]&gt;[.L$1]))" office:value-type="float" office:value="0">
            <text:p>0</text:p>
          </table:table-cell>
          <table:table-cell table:formula="of:=N(AND([.$I211]&lt;=[.N$1]; [.$I211]&gt;[.M$1]))" office:value-type="float" office:value="0">
            <text:p>0</text:p>
          </table:table-cell>
          <table:table-cell table:formula="of:=N(AND([.$I211]&lt;=[.O$1]; [.$I211]&gt;[.N$1]))" office:value-type="float" office:value="1">
            <text:p>1</text:p>
          </table:table-cell>
          <table:table-cell table:formula="of:=N(AND([.$I211]&lt;=[.P$1]; [.$I211]&gt;[.O$1]))" office:value-type="float" office:value="0">
            <text:p>0</text:p>
          </table:table-cell>
          <table:table-cell table:formula="of:=N(AND([.$I211]&lt;=[.Q$1]; [.$I211]&gt;[.P$1]))" office:value-type="float" office:value="0">
            <text:p>0</text:p>
          </table:table-cell>
          <table:table-cell table:formula="of:=N(AND([.$I211]&lt;=[.R$1]; [.$I211]&gt;[.Q$1]))" office:value-type="float" office:value="0">
            <text:p>0</text:p>
          </table:table-cell>
          <table:table-cell table:formula="of:=N(AND([.$I211]&lt;=[.S$1]; [.$I211]&gt;[.R$1]))" office:value-type="float" office:value="0">
            <text:p>0</text:p>
          </table:table-cell>
          <table:table-cell table:formula="of:=N(AND([.$I211]&lt;=[.T$1]; [.$I211]&gt;[.S$1]))" office:value-type="float" office:value="0">
            <text:p>0</text:p>
          </table:table-cell>
          <table:table-cell table:formula="of:=N(AND([.$I211]&lt;=[.U$1]; [.$I211]&gt;[.T$1]))" office:value-type="float" office:value="0">
            <text:p>0</text:p>
          </table:table-cell>
          <table:table-cell table:formula="of:=N(AND([.$I211]&lt;=[.V$1]; [.$I211]&gt;[.U$1]))" office:value-type="float" office:value="0">
            <text:p>0</text:p>
          </table:table-cell>
          <table:table-cell table:formula="of:=N(AND([.$I211]&lt;=[.W$1]; [.$I211]&gt;[.V$1]))" office:value-type="float" office:value="0">
            <text:p>0</text:p>
          </table:table-cell>
          <table:table-cell table:formula="of:=N(AND([.$I211]&lt;=[.X$1]; [.$I211]&gt;[.W$1]))" office:value-type="float" office:value="0">
            <text:p>0</text:p>
          </table:table-cell>
          <table:table-cell table:formula="of:=N(AND([.$I211]&lt;=[.Y$1]; [.$I211]&gt;[.X$1]))" office:value-type="float" office:value="0">
            <text:p>0</text:p>
          </table:table-cell>
          <table:table-cell table:formula="of:=N(AND([.$I211]&lt;=[.Z$1]; [.$I211]&gt;[.Y$1]))" office:value-type="float" office:value="0">
            <text:p>0</text:p>
          </table:table-cell>
          <table:table-cell table:formula="of:=N(AND([.$I211]&lt;=[.AA$1]; [.$I211]&gt;[.Z$1]))" office:value-type="float" office:value="0">
            <text:p>0</text:p>
          </table:table-cell>
          <table:table-cell table:formula="of:=N(AND([.$I211]&lt;=[.AB$1]; [.$I211]&gt;[.AA$1]))" office:value-type="float" office:value="0">
            <text:p>0</text:p>
          </table:table-cell>
          <table:table-cell table:formula="of:=N(AND([.$I211]&lt;=[.AC$1]; [.$I211]&gt;[.AB$1]))" office:value-type="float" office:value="0">
            <text:p>0</text:p>
          </table:table-cell>
          <table:table-cell table:formula="of:=N(AND([.$I211]&lt;=[.AD$1]; [.$I211]&gt;[.AC$1]))" office:value-type="float" office:value="0">
            <text:p>0</text:p>
          </table:table-cell>
          <table:table-cell table:formula="of:=N(AND([.$I211]&lt;=[.AE$1]; [.$I211]&gt;[.AD$1]))" office:value-type="float" office:value="0">
            <text:p>0</text:p>
          </table:table-cell>
          <table:table-cell table:formula="of:=N(AND([.$I211]&lt;=[.AF$1]; [.$I211]&gt;[.AE$1]))" office:value-type="float" office:value="0">
            <text:p>0</text:p>
          </table:table-cell>
          <table:table-cell table:formula="of:=N(AND([.$I211]&lt;=[.AG$1]; [.$I211]&gt;[.AF$1]))" office:value-type="float" office:value="0">
            <text:p>0</text:p>
          </table:table-cell>
          <table:table-cell table:formula="of:=N(AND([.$I211]&lt;=[.AH$1]; [.$I211]&gt;[.AG$1]))" office:value-type="float" office:value="0">
            <text:p>0</text:p>
          </table:table-cell>
          <table:table-cell table:formula="of:=N(AND([.$I211]&lt;=[.AI$1]; [.$I21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4:59Z</text:p>
          </table:table-cell>
          <table:table-cell office:value-type="float" office:value="3905">
            <text:p>3905</text:p>
          </table:table-cell>
          <table:table-cell/>
          <table:table-cell office:value-type="float" office:value="234000">
            <text:p>234000</text:p>
          </table:table-cell>
          <table:table-cell office:value-type="float" office:value="821">
            <text:p>821</text:p>
          </table:table-cell>
          <table:table-cell table:formula="of:=N(AND([.$I212]&lt;=[.K$1]; [.$I212]&gt;[.J$1]))" office:value-type="float" office:value="0">
            <text:p>0</text:p>
          </table:table-cell>
          <table:table-cell table:formula="of:=N(AND([.$I212]&lt;=[.L$1]; [.$I212]&gt;[.K$1]))" office:value-type="float" office:value="0">
            <text:p>0</text:p>
          </table:table-cell>
          <table:table-cell table:formula="of:=N(AND([.$I212]&lt;=[.M$1]; [.$I212]&gt;[.L$1]))" office:value-type="float" office:value="0">
            <text:p>0</text:p>
          </table:table-cell>
          <table:table-cell table:formula="of:=N(AND([.$I212]&lt;=[.N$1]; [.$I212]&gt;[.M$1]))" office:value-type="float" office:value="0">
            <text:p>0</text:p>
          </table:table-cell>
          <table:table-cell table:formula="of:=N(AND([.$I212]&lt;=[.O$1]; [.$I212]&gt;[.N$1]))" office:value-type="float" office:value="0">
            <text:p>0</text:p>
          </table:table-cell>
          <table:table-cell table:formula="of:=N(AND([.$I212]&lt;=[.P$1]; [.$I212]&gt;[.O$1]))" office:value-type="float" office:value="0">
            <text:p>0</text:p>
          </table:table-cell>
          <table:table-cell table:formula="of:=N(AND([.$I212]&lt;=[.Q$1]; [.$I212]&gt;[.P$1]))" office:value-type="float" office:value="0">
            <text:p>0</text:p>
          </table:table-cell>
          <table:table-cell table:formula="of:=N(AND([.$I212]&lt;=[.R$1]; [.$I212]&gt;[.Q$1]))" office:value-type="float" office:value="1">
            <text:p>1</text:p>
          </table:table-cell>
          <table:table-cell table:formula="of:=N(AND([.$I212]&lt;=[.S$1]; [.$I212]&gt;[.R$1]))" office:value-type="float" office:value="0">
            <text:p>0</text:p>
          </table:table-cell>
          <table:table-cell table:formula="of:=N(AND([.$I212]&lt;=[.T$1]; [.$I212]&gt;[.S$1]))" office:value-type="float" office:value="0">
            <text:p>0</text:p>
          </table:table-cell>
          <table:table-cell table:formula="of:=N(AND([.$I212]&lt;=[.U$1]; [.$I212]&gt;[.T$1]))" office:value-type="float" office:value="0">
            <text:p>0</text:p>
          </table:table-cell>
          <table:table-cell table:formula="of:=N(AND([.$I212]&lt;=[.V$1]; [.$I212]&gt;[.U$1]))" office:value-type="float" office:value="0">
            <text:p>0</text:p>
          </table:table-cell>
          <table:table-cell table:formula="of:=N(AND([.$I212]&lt;=[.W$1]; [.$I212]&gt;[.V$1]))" office:value-type="float" office:value="0">
            <text:p>0</text:p>
          </table:table-cell>
          <table:table-cell table:formula="of:=N(AND([.$I212]&lt;=[.X$1]; [.$I212]&gt;[.W$1]))" office:value-type="float" office:value="0">
            <text:p>0</text:p>
          </table:table-cell>
          <table:table-cell table:formula="of:=N(AND([.$I212]&lt;=[.Y$1]; [.$I212]&gt;[.X$1]))" office:value-type="float" office:value="0">
            <text:p>0</text:p>
          </table:table-cell>
          <table:table-cell table:formula="of:=N(AND([.$I212]&lt;=[.Z$1]; [.$I212]&gt;[.Y$1]))" office:value-type="float" office:value="0">
            <text:p>0</text:p>
          </table:table-cell>
          <table:table-cell table:formula="of:=N(AND([.$I212]&lt;=[.AA$1]; [.$I212]&gt;[.Z$1]))" office:value-type="float" office:value="0">
            <text:p>0</text:p>
          </table:table-cell>
          <table:table-cell table:formula="of:=N(AND([.$I212]&lt;=[.AB$1]; [.$I212]&gt;[.AA$1]))" office:value-type="float" office:value="0">
            <text:p>0</text:p>
          </table:table-cell>
          <table:table-cell table:formula="of:=N(AND([.$I212]&lt;=[.AC$1]; [.$I212]&gt;[.AB$1]))" office:value-type="float" office:value="0">
            <text:p>0</text:p>
          </table:table-cell>
          <table:table-cell table:formula="of:=N(AND([.$I212]&lt;=[.AD$1]; [.$I212]&gt;[.AC$1]))" office:value-type="float" office:value="0">
            <text:p>0</text:p>
          </table:table-cell>
          <table:table-cell table:formula="of:=N(AND([.$I212]&lt;=[.AE$1]; [.$I212]&gt;[.AD$1]))" office:value-type="float" office:value="0">
            <text:p>0</text:p>
          </table:table-cell>
          <table:table-cell table:formula="of:=N(AND([.$I212]&lt;=[.AF$1]; [.$I212]&gt;[.AE$1]))" office:value-type="float" office:value="0">
            <text:p>0</text:p>
          </table:table-cell>
          <table:table-cell table:formula="of:=N(AND([.$I212]&lt;=[.AG$1]; [.$I212]&gt;[.AF$1]))" office:value-type="float" office:value="0">
            <text:p>0</text:p>
          </table:table-cell>
          <table:table-cell table:formula="of:=N(AND([.$I212]&lt;=[.AH$1]; [.$I212]&gt;[.AG$1]))" office:value-type="float" office:value="0">
            <text:p>0</text:p>
          </table:table-cell>
          <table:table-cell table:formula="of:=N(AND([.$I212]&lt;=[.AI$1]; [.$I21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5:53Z</text:p>
          </table:table-cell>
          <table:table-cell office:value-type="float" office:value="2990">
            <text:p>2990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821">
            <text:p>821</text:p>
          </table:table-cell>
          <table:table-cell table:formula="of:=N(AND([.$I213]&lt;=[.K$1]; [.$I213]&gt;[.J$1]))" office:value-type="float" office:value="0">
            <text:p>0</text:p>
          </table:table-cell>
          <table:table-cell table:formula="of:=N(AND([.$I213]&lt;=[.L$1]; [.$I213]&gt;[.K$1]))" office:value-type="float" office:value="0">
            <text:p>0</text:p>
          </table:table-cell>
          <table:table-cell table:formula="of:=N(AND([.$I213]&lt;=[.M$1]; [.$I213]&gt;[.L$1]))" office:value-type="float" office:value="0">
            <text:p>0</text:p>
          </table:table-cell>
          <table:table-cell table:formula="of:=N(AND([.$I213]&lt;=[.N$1]; [.$I213]&gt;[.M$1]))" office:value-type="float" office:value="0">
            <text:p>0</text:p>
          </table:table-cell>
          <table:table-cell table:formula="of:=N(AND([.$I213]&lt;=[.O$1]; [.$I213]&gt;[.N$1]))" office:value-type="float" office:value="0">
            <text:p>0</text:p>
          </table:table-cell>
          <table:table-cell table:formula="of:=N(AND([.$I213]&lt;=[.P$1]; [.$I213]&gt;[.O$1]))" office:value-type="float" office:value="0">
            <text:p>0</text:p>
          </table:table-cell>
          <table:table-cell table:formula="of:=N(AND([.$I213]&lt;=[.Q$1]; [.$I213]&gt;[.P$1]))" office:value-type="float" office:value="0">
            <text:p>0</text:p>
          </table:table-cell>
          <table:table-cell table:formula="of:=N(AND([.$I213]&lt;=[.R$1]; [.$I213]&gt;[.Q$1]))" office:value-type="float" office:value="0">
            <text:p>0</text:p>
          </table:table-cell>
          <table:table-cell table:formula="of:=N(AND([.$I213]&lt;=[.S$1]; [.$I213]&gt;[.R$1]))" office:value-type="float" office:value="1">
            <text:p>1</text:p>
          </table:table-cell>
          <table:table-cell table:formula="of:=N(AND([.$I213]&lt;=[.T$1]; [.$I213]&gt;[.S$1]))" office:value-type="float" office:value="0">
            <text:p>0</text:p>
          </table:table-cell>
          <table:table-cell table:formula="of:=N(AND([.$I213]&lt;=[.U$1]; [.$I213]&gt;[.T$1]))" office:value-type="float" office:value="0">
            <text:p>0</text:p>
          </table:table-cell>
          <table:table-cell table:formula="of:=N(AND([.$I213]&lt;=[.V$1]; [.$I213]&gt;[.U$1]))" office:value-type="float" office:value="0">
            <text:p>0</text:p>
          </table:table-cell>
          <table:table-cell table:formula="of:=N(AND([.$I213]&lt;=[.W$1]; [.$I213]&gt;[.V$1]))" office:value-type="float" office:value="0">
            <text:p>0</text:p>
          </table:table-cell>
          <table:table-cell table:formula="of:=N(AND([.$I213]&lt;=[.X$1]; [.$I213]&gt;[.W$1]))" office:value-type="float" office:value="0">
            <text:p>0</text:p>
          </table:table-cell>
          <table:table-cell table:formula="of:=N(AND([.$I213]&lt;=[.Y$1]; [.$I213]&gt;[.X$1]))" office:value-type="float" office:value="0">
            <text:p>0</text:p>
          </table:table-cell>
          <table:table-cell table:formula="of:=N(AND([.$I213]&lt;=[.Z$1]; [.$I213]&gt;[.Y$1]))" office:value-type="float" office:value="0">
            <text:p>0</text:p>
          </table:table-cell>
          <table:table-cell table:formula="of:=N(AND([.$I213]&lt;=[.AA$1]; [.$I213]&gt;[.Z$1]))" office:value-type="float" office:value="0">
            <text:p>0</text:p>
          </table:table-cell>
          <table:table-cell table:formula="of:=N(AND([.$I213]&lt;=[.AB$1]; [.$I213]&gt;[.AA$1]))" office:value-type="float" office:value="0">
            <text:p>0</text:p>
          </table:table-cell>
          <table:table-cell table:formula="of:=N(AND([.$I213]&lt;=[.AC$1]; [.$I213]&gt;[.AB$1]))" office:value-type="float" office:value="0">
            <text:p>0</text:p>
          </table:table-cell>
          <table:table-cell table:formula="of:=N(AND([.$I213]&lt;=[.AD$1]; [.$I213]&gt;[.AC$1]))" office:value-type="float" office:value="0">
            <text:p>0</text:p>
          </table:table-cell>
          <table:table-cell table:formula="of:=N(AND([.$I213]&lt;=[.AE$1]; [.$I213]&gt;[.AD$1]))" office:value-type="float" office:value="0">
            <text:p>0</text:p>
          </table:table-cell>
          <table:table-cell table:formula="of:=N(AND([.$I213]&lt;=[.AF$1]; [.$I213]&gt;[.AE$1]))" office:value-type="float" office:value="0">
            <text:p>0</text:p>
          </table:table-cell>
          <table:table-cell table:formula="of:=N(AND([.$I213]&lt;=[.AG$1]; [.$I213]&gt;[.AF$1]))" office:value-type="float" office:value="0">
            <text:p>0</text:p>
          </table:table-cell>
          <table:table-cell table:formula="of:=N(AND([.$I213]&lt;=[.AH$1]; [.$I213]&gt;[.AG$1]))" office:value-type="float" office:value="0">
            <text:p>0</text:p>
          </table:table-cell>
          <table:table-cell table:formula="of:=N(AND([.$I213]&lt;=[.AI$1]; [.$I21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6:22Z</text:p>
          </table:table-cell>
          <table:table-cell office:value-type="float" office:value="4356">
            <text:p>4356</text:p>
          </table:table-cell>
          <table:table-cell/>
          <table:table-cell office:value-type="float" office:value="131000">
            <text:p>131000</text:p>
          </table:table-cell>
          <table:table-cell office:value-type="float" office:value="1091">
            <text:p>1091</text:p>
          </table:table-cell>
          <table:table-cell table:formula="of:=N(AND([.$I214]&lt;=[.K$1]; [.$I214]&gt;[.J$1]))" office:value-type="float" office:value="0">
            <text:p>0</text:p>
          </table:table-cell>
          <table:table-cell table:formula="of:=N(AND([.$I214]&lt;=[.L$1]; [.$I214]&gt;[.K$1]))" office:value-type="float" office:value="0">
            <text:p>0</text:p>
          </table:table-cell>
          <table:table-cell table:formula="of:=N(AND([.$I214]&lt;=[.M$1]; [.$I214]&gt;[.L$1]))" office:value-type="float" office:value="0">
            <text:p>0</text:p>
          </table:table-cell>
          <table:table-cell table:formula="of:=N(AND([.$I214]&lt;=[.N$1]; [.$I214]&gt;[.M$1]))" office:value-type="float" office:value="0">
            <text:p>0</text:p>
          </table:table-cell>
          <table:table-cell table:formula="of:=N(AND([.$I214]&lt;=[.O$1]; [.$I214]&gt;[.N$1]))" office:value-type="float" office:value="1">
            <text:p>1</text:p>
          </table:table-cell>
          <table:table-cell table:formula="of:=N(AND([.$I214]&lt;=[.P$1]; [.$I214]&gt;[.O$1]))" office:value-type="float" office:value="0">
            <text:p>0</text:p>
          </table:table-cell>
          <table:table-cell table:formula="of:=N(AND([.$I214]&lt;=[.Q$1]; [.$I214]&gt;[.P$1]))" office:value-type="float" office:value="0">
            <text:p>0</text:p>
          </table:table-cell>
          <table:table-cell table:formula="of:=N(AND([.$I214]&lt;=[.R$1]; [.$I214]&gt;[.Q$1]))" office:value-type="float" office:value="0">
            <text:p>0</text:p>
          </table:table-cell>
          <table:table-cell table:formula="of:=N(AND([.$I214]&lt;=[.S$1]; [.$I214]&gt;[.R$1]))" office:value-type="float" office:value="0">
            <text:p>0</text:p>
          </table:table-cell>
          <table:table-cell table:formula="of:=N(AND([.$I214]&lt;=[.T$1]; [.$I214]&gt;[.S$1]))" office:value-type="float" office:value="0">
            <text:p>0</text:p>
          </table:table-cell>
          <table:table-cell table:formula="of:=N(AND([.$I214]&lt;=[.U$1]; [.$I214]&gt;[.T$1]))" office:value-type="float" office:value="0">
            <text:p>0</text:p>
          </table:table-cell>
          <table:table-cell table:formula="of:=N(AND([.$I214]&lt;=[.V$1]; [.$I214]&gt;[.U$1]))" office:value-type="float" office:value="0">
            <text:p>0</text:p>
          </table:table-cell>
          <table:table-cell table:formula="of:=N(AND([.$I214]&lt;=[.W$1]; [.$I214]&gt;[.V$1]))" office:value-type="float" office:value="0">
            <text:p>0</text:p>
          </table:table-cell>
          <table:table-cell table:formula="of:=N(AND([.$I214]&lt;=[.X$1]; [.$I214]&gt;[.W$1]))" office:value-type="float" office:value="0">
            <text:p>0</text:p>
          </table:table-cell>
          <table:table-cell table:formula="of:=N(AND([.$I214]&lt;=[.Y$1]; [.$I214]&gt;[.X$1]))" office:value-type="float" office:value="0">
            <text:p>0</text:p>
          </table:table-cell>
          <table:table-cell table:formula="of:=N(AND([.$I214]&lt;=[.Z$1]; [.$I214]&gt;[.Y$1]))" office:value-type="float" office:value="0">
            <text:p>0</text:p>
          </table:table-cell>
          <table:table-cell table:formula="of:=N(AND([.$I214]&lt;=[.AA$1]; [.$I214]&gt;[.Z$1]))" office:value-type="float" office:value="0">
            <text:p>0</text:p>
          </table:table-cell>
          <table:table-cell table:formula="of:=N(AND([.$I214]&lt;=[.AB$1]; [.$I214]&gt;[.AA$1]))" office:value-type="float" office:value="0">
            <text:p>0</text:p>
          </table:table-cell>
          <table:table-cell table:formula="of:=N(AND([.$I214]&lt;=[.AC$1]; [.$I214]&gt;[.AB$1]))" office:value-type="float" office:value="0">
            <text:p>0</text:p>
          </table:table-cell>
          <table:table-cell table:formula="of:=N(AND([.$I214]&lt;=[.AD$1]; [.$I214]&gt;[.AC$1]))" office:value-type="float" office:value="0">
            <text:p>0</text:p>
          </table:table-cell>
          <table:table-cell table:formula="of:=N(AND([.$I214]&lt;=[.AE$1]; [.$I214]&gt;[.AD$1]))" office:value-type="float" office:value="0">
            <text:p>0</text:p>
          </table:table-cell>
          <table:table-cell table:formula="of:=N(AND([.$I214]&lt;=[.AF$1]; [.$I214]&gt;[.AE$1]))" office:value-type="float" office:value="0">
            <text:p>0</text:p>
          </table:table-cell>
          <table:table-cell table:formula="of:=N(AND([.$I214]&lt;=[.AG$1]; [.$I214]&gt;[.AF$1]))" office:value-type="float" office:value="0">
            <text:p>0</text:p>
          </table:table-cell>
          <table:table-cell table:formula="of:=N(AND([.$I214]&lt;=[.AH$1]; [.$I214]&gt;[.AG$1]))" office:value-type="float" office:value="0">
            <text:p>0</text:p>
          </table:table-cell>
          <table:table-cell table:formula="of:=N(AND([.$I214]&lt;=[.AI$1]; [.$I21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6:48Z</text:p>
          </table:table-cell>
          <table:table-cell office:value-type="float" office:value="3795">
            <text:p>3795</text:p>
          </table:table-cell>
          <table:table-cell/>
          <table:table-cell office:value-type="float" office:value="169000">
            <text:p>169000</text:p>
          </table:table-cell>
          <table:table-cell office:value-type="float" office:value="1091">
            <text:p>1091</text:p>
          </table:table-cell>
          <table:table-cell table:formula="of:=N(AND([.$I215]&lt;=[.K$1]; [.$I215]&gt;[.J$1]))" office:value-type="float" office:value="0">
            <text:p>0</text:p>
          </table:table-cell>
          <table:table-cell table:formula="of:=N(AND([.$I215]&lt;=[.L$1]; [.$I215]&gt;[.K$1]))" office:value-type="float" office:value="0">
            <text:p>0</text:p>
          </table:table-cell>
          <table:table-cell table:formula="of:=N(AND([.$I215]&lt;=[.M$1]; [.$I215]&gt;[.L$1]))" office:value-type="float" office:value="0">
            <text:p>0</text:p>
          </table:table-cell>
          <table:table-cell table:formula="of:=N(AND([.$I215]&lt;=[.N$1]; [.$I215]&gt;[.M$1]))" office:value-type="float" office:value="0">
            <text:p>0</text:p>
          </table:table-cell>
          <table:table-cell table:formula="of:=N(AND([.$I215]&lt;=[.O$1]; [.$I215]&gt;[.N$1]))" office:value-type="float" office:value="0">
            <text:p>0</text:p>
          </table:table-cell>
          <table:table-cell table:formula="of:=N(AND([.$I215]&lt;=[.P$1]; [.$I215]&gt;[.O$1]))" office:value-type="float" office:value="1">
            <text:p>1</text:p>
          </table:table-cell>
          <table:table-cell table:formula="of:=N(AND([.$I215]&lt;=[.Q$1]; [.$I215]&gt;[.P$1]))" office:value-type="float" office:value="0">
            <text:p>0</text:p>
          </table:table-cell>
          <table:table-cell table:formula="of:=N(AND([.$I215]&lt;=[.R$1]; [.$I215]&gt;[.Q$1]))" office:value-type="float" office:value="0">
            <text:p>0</text:p>
          </table:table-cell>
          <table:table-cell table:formula="of:=N(AND([.$I215]&lt;=[.S$1]; [.$I215]&gt;[.R$1]))" office:value-type="float" office:value="0">
            <text:p>0</text:p>
          </table:table-cell>
          <table:table-cell table:formula="of:=N(AND([.$I215]&lt;=[.T$1]; [.$I215]&gt;[.S$1]))" office:value-type="float" office:value="0">
            <text:p>0</text:p>
          </table:table-cell>
          <table:table-cell table:formula="of:=N(AND([.$I215]&lt;=[.U$1]; [.$I215]&gt;[.T$1]))" office:value-type="float" office:value="0">
            <text:p>0</text:p>
          </table:table-cell>
          <table:table-cell table:formula="of:=N(AND([.$I215]&lt;=[.V$1]; [.$I215]&gt;[.U$1]))" office:value-type="float" office:value="0">
            <text:p>0</text:p>
          </table:table-cell>
          <table:table-cell table:formula="of:=N(AND([.$I215]&lt;=[.W$1]; [.$I215]&gt;[.V$1]))" office:value-type="float" office:value="0">
            <text:p>0</text:p>
          </table:table-cell>
          <table:table-cell table:formula="of:=N(AND([.$I215]&lt;=[.X$1]; [.$I215]&gt;[.W$1]))" office:value-type="float" office:value="0">
            <text:p>0</text:p>
          </table:table-cell>
          <table:table-cell table:formula="of:=N(AND([.$I215]&lt;=[.Y$1]; [.$I215]&gt;[.X$1]))" office:value-type="float" office:value="0">
            <text:p>0</text:p>
          </table:table-cell>
          <table:table-cell table:formula="of:=N(AND([.$I215]&lt;=[.Z$1]; [.$I215]&gt;[.Y$1]))" office:value-type="float" office:value="0">
            <text:p>0</text:p>
          </table:table-cell>
          <table:table-cell table:formula="of:=N(AND([.$I215]&lt;=[.AA$1]; [.$I215]&gt;[.Z$1]))" office:value-type="float" office:value="0">
            <text:p>0</text:p>
          </table:table-cell>
          <table:table-cell table:formula="of:=N(AND([.$I215]&lt;=[.AB$1]; [.$I215]&gt;[.AA$1]))" office:value-type="float" office:value="0">
            <text:p>0</text:p>
          </table:table-cell>
          <table:table-cell table:formula="of:=N(AND([.$I215]&lt;=[.AC$1]; [.$I215]&gt;[.AB$1]))" office:value-type="float" office:value="0">
            <text:p>0</text:p>
          </table:table-cell>
          <table:table-cell table:formula="of:=N(AND([.$I215]&lt;=[.AD$1]; [.$I215]&gt;[.AC$1]))" office:value-type="float" office:value="0">
            <text:p>0</text:p>
          </table:table-cell>
          <table:table-cell table:formula="of:=N(AND([.$I215]&lt;=[.AE$1]; [.$I215]&gt;[.AD$1]))" office:value-type="float" office:value="0">
            <text:p>0</text:p>
          </table:table-cell>
          <table:table-cell table:formula="of:=N(AND([.$I215]&lt;=[.AF$1]; [.$I215]&gt;[.AE$1]))" office:value-type="float" office:value="0">
            <text:p>0</text:p>
          </table:table-cell>
          <table:table-cell table:formula="of:=N(AND([.$I215]&lt;=[.AG$1]; [.$I215]&gt;[.AF$1]))" office:value-type="float" office:value="0">
            <text:p>0</text:p>
          </table:table-cell>
          <table:table-cell table:formula="of:=N(AND([.$I215]&lt;=[.AH$1]; [.$I215]&gt;[.AG$1]))" office:value-type="float" office:value="0">
            <text:p>0</text:p>
          </table:table-cell>
          <table:table-cell table:formula="of:=N(AND([.$I215]&lt;=[.AI$1]; [.$I21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8:37Z</text:p>
          </table:table-cell>
          <table:table-cell office:value-type="float" office:value="3660">
            <text:p>3660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1091">
            <text:p>1091</text:p>
          </table:table-cell>
          <table:table-cell table:formula="of:=N(AND([.$I216]&lt;=[.K$1]; [.$I216]&gt;[.J$1]))" office:value-type="float" office:value="0">
            <text:p>0</text:p>
          </table:table-cell>
          <table:table-cell table:formula="of:=N(AND([.$I216]&lt;=[.L$1]; [.$I216]&gt;[.K$1]))" office:value-type="float" office:value="0">
            <text:p>0</text:p>
          </table:table-cell>
          <table:table-cell table:formula="of:=N(AND([.$I216]&lt;=[.M$1]; [.$I216]&gt;[.L$1]))" office:value-type="float" office:value="0">
            <text:p>0</text:p>
          </table:table-cell>
          <table:table-cell table:formula="of:=N(AND([.$I216]&lt;=[.N$1]; [.$I216]&gt;[.M$1]))" office:value-type="float" office:value="0">
            <text:p>0</text:p>
          </table:table-cell>
          <table:table-cell table:formula="of:=N(AND([.$I216]&lt;=[.O$1]; [.$I216]&gt;[.N$1]))" office:value-type="float" office:value="0">
            <text:p>0</text:p>
          </table:table-cell>
          <table:table-cell table:formula="of:=N(AND([.$I216]&lt;=[.P$1]; [.$I216]&gt;[.O$1]))" office:value-type="float" office:value="0">
            <text:p>0</text:p>
          </table:table-cell>
          <table:table-cell table:formula="of:=N(AND([.$I216]&lt;=[.Q$1]; [.$I216]&gt;[.P$1]))" office:value-type="float" office:value="0">
            <text:p>0</text:p>
          </table:table-cell>
          <table:table-cell table:formula="of:=N(AND([.$I216]&lt;=[.R$1]; [.$I216]&gt;[.Q$1]))" office:value-type="float" office:value="0">
            <text:p>0</text:p>
          </table:table-cell>
          <table:table-cell table:formula="of:=N(AND([.$I216]&lt;=[.S$1]; [.$I216]&gt;[.R$1]))" office:value-type="float" office:value="0">
            <text:p>0</text:p>
          </table:table-cell>
          <table:table-cell table:formula="of:=N(AND([.$I216]&lt;=[.T$1]; [.$I216]&gt;[.S$1]))" office:value-type="float" office:value="1">
            <text:p>1</text:p>
          </table:table-cell>
          <table:table-cell table:formula="of:=N(AND([.$I216]&lt;=[.U$1]; [.$I216]&gt;[.T$1]))" office:value-type="float" office:value="0">
            <text:p>0</text:p>
          </table:table-cell>
          <table:table-cell table:formula="of:=N(AND([.$I216]&lt;=[.V$1]; [.$I216]&gt;[.U$1]))" office:value-type="float" office:value="0">
            <text:p>0</text:p>
          </table:table-cell>
          <table:table-cell table:formula="of:=N(AND([.$I216]&lt;=[.W$1]; [.$I216]&gt;[.V$1]))" office:value-type="float" office:value="0">
            <text:p>0</text:p>
          </table:table-cell>
          <table:table-cell table:formula="of:=N(AND([.$I216]&lt;=[.X$1]; [.$I216]&gt;[.W$1]))" office:value-type="float" office:value="0">
            <text:p>0</text:p>
          </table:table-cell>
          <table:table-cell table:formula="of:=N(AND([.$I216]&lt;=[.Y$1]; [.$I216]&gt;[.X$1]))" office:value-type="float" office:value="0">
            <text:p>0</text:p>
          </table:table-cell>
          <table:table-cell table:formula="of:=N(AND([.$I216]&lt;=[.Z$1]; [.$I216]&gt;[.Y$1]))" office:value-type="float" office:value="0">
            <text:p>0</text:p>
          </table:table-cell>
          <table:table-cell table:formula="of:=N(AND([.$I216]&lt;=[.AA$1]; [.$I216]&gt;[.Z$1]))" office:value-type="float" office:value="0">
            <text:p>0</text:p>
          </table:table-cell>
          <table:table-cell table:formula="of:=N(AND([.$I216]&lt;=[.AB$1]; [.$I216]&gt;[.AA$1]))" office:value-type="float" office:value="0">
            <text:p>0</text:p>
          </table:table-cell>
          <table:table-cell table:formula="of:=N(AND([.$I216]&lt;=[.AC$1]; [.$I216]&gt;[.AB$1]))" office:value-type="float" office:value="0">
            <text:p>0</text:p>
          </table:table-cell>
          <table:table-cell table:formula="of:=N(AND([.$I216]&lt;=[.AD$1]; [.$I216]&gt;[.AC$1]))" office:value-type="float" office:value="0">
            <text:p>0</text:p>
          </table:table-cell>
          <table:table-cell table:formula="of:=N(AND([.$I216]&lt;=[.AE$1]; [.$I216]&gt;[.AD$1]))" office:value-type="float" office:value="0">
            <text:p>0</text:p>
          </table:table-cell>
          <table:table-cell table:formula="of:=N(AND([.$I216]&lt;=[.AF$1]; [.$I216]&gt;[.AE$1]))" office:value-type="float" office:value="0">
            <text:p>0</text:p>
          </table:table-cell>
          <table:table-cell table:formula="of:=N(AND([.$I216]&lt;=[.AG$1]; [.$I216]&gt;[.AF$1]))" office:value-type="float" office:value="0">
            <text:p>0</text:p>
          </table:table-cell>
          <table:table-cell table:formula="of:=N(AND([.$I216]&lt;=[.AH$1]; [.$I216]&gt;[.AG$1]))" office:value-type="float" office:value="0">
            <text:p>0</text:p>
          </table:table-cell>
          <table:table-cell table:formula="of:=N(AND([.$I216]&lt;=[.AI$1]; [.$I21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9:06Z</text:p>
          </table:table-cell>
          <table:table-cell office:value-type="float" office:value="4632">
            <text:p>4632</text:p>
          </table:table-cell>
          <table:table-cell/>
          <table:table-cell office:value-type="float" office:value="302000">
            <text:p>302000</text:p>
          </table:table-cell>
          <table:table-cell office:value-type="float" office:value="1091">
            <text:p>1091</text:p>
          </table:table-cell>
          <table:table-cell table:formula="of:=N(AND([.$I217]&lt;=[.K$1]; [.$I217]&gt;[.J$1]))" office:value-type="float" office:value="0">
            <text:p>0</text:p>
          </table:table-cell>
          <table:table-cell table:formula="of:=N(AND([.$I217]&lt;=[.L$1]; [.$I217]&gt;[.K$1]))" office:value-type="float" office:value="0">
            <text:p>0</text:p>
          </table:table-cell>
          <table:table-cell table:formula="of:=N(AND([.$I217]&lt;=[.M$1]; [.$I217]&gt;[.L$1]))" office:value-type="float" office:value="0">
            <text:p>0</text:p>
          </table:table-cell>
          <table:table-cell table:formula="of:=N(AND([.$I217]&lt;=[.N$1]; [.$I217]&gt;[.M$1]))" office:value-type="float" office:value="0">
            <text:p>0</text:p>
          </table:table-cell>
          <table:table-cell table:formula="of:=N(AND([.$I217]&lt;=[.O$1]; [.$I217]&gt;[.N$1]))" office:value-type="float" office:value="0">
            <text:p>0</text:p>
          </table:table-cell>
          <table:table-cell table:formula="of:=N(AND([.$I217]&lt;=[.P$1]; [.$I217]&gt;[.O$1]))" office:value-type="float" office:value="0">
            <text:p>0</text:p>
          </table:table-cell>
          <table:table-cell table:formula="of:=N(AND([.$I217]&lt;=[.Q$1]; [.$I217]&gt;[.P$1]))" office:value-type="float" office:value="0">
            <text:p>0</text:p>
          </table:table-cell>
          <table:table-cell table:formula="of:=N(AND([.$I217]&lt;=[.R$1]; [.$I217]&gt;[.Q$1]))" office:value-type="float" office:value="0">
            <text:p>0</text:p>
          </table:table-cell>
          <table:table-cell table:formula="of:=N(AND([.$I217]&lt;=[.S$1]; [.$I217]&gt;[.R$1]))" office:value-type="float" office:value="0">
            <text:p>0</text:p>
          </table:table-cell>
          <table:table-cell table:formula="of:=N(AND([.$I217]&lt;=[.T$1]; [.$I217]&gt;[.S$1]))" office:value-type="float" office:value="0">
            <text:p>0</text:p>
          </table:table-cell>
          <table:table-cell table:formula="of:=N(AND([.$I217]&lt;=[.U$1]; [.$I217]&gt;[.T$1]))" office:value-type="float" office:value="1">
            <text:p>1</text:p>
          </table:table-cell>
          <table:table-cell table:formula="of:=N(AND([.$I217]&lt;=[.V$1]; [.$I217]&gt;[.U$1]))" office:value-type="float" office:value="0">
            <text:p>0</text:p>
          </table:table-cell>
          <table:table-cell table:formula="of:=N(AND([.$I217]&lt;=[.W$1]; [.$I217]&gt;[.V$1]))" office:value-type="float" office:value="0">
            <text:p>0</text:p>
          </table:table-cell>
          <table:table-cell table:formula="of:=N(AND([.$I217]&lt;=[.X$1]; [.$I217]&gt;[.W$1]))" office:value-type="float" office:value="0">
            <text:p>0</text:p>
          </table:table-cell>
          <table:table-cell table:formula="of:=N(AND([.$I217]&lt;=[.Y$1]; [.$I217]&gt;[.X$1]))" office:value-type="float" office:value="0">
            <text:p>0</text:p>
          </table:table-cell>
          <table:table-cell table:formula="of:=N(AND([.$I217]&lt;=[.Z$1]; [.$I217]&gt;[.Y$1]))" office:value-type="float" office:value="0">
            <text:p>0</text:p>
          </table:table-cell>
          <table:table-cell table:formula="of:=N(AND([.$I217]&lt;=[.AA$1]; [.$I217]&gt;[.Z$1]))" office:value-type="float" office:value="0">
            <text:p>0</text:p>
          </table:table-cell>
          <table:table-cell table:formula="of:=N(AND([.$I217]&lt;=[.AB$1]; [.$I217]&gt;[.AA$1]))" office:value-type="float" office:value="0">
            <text:p>0</text:p>
          </table:table-cell>
          <table:table-cell table:formula="of:=N(AND([.$I217]&lt;=[.AC$1]; [.$I217]&gt;[.AB$1]))" office:value-type="float" office:value="0">
            <text:p>0</text:p>
          </table:table-cell>
          <table:table-cell table:formula="of:=N(AND([.$I217]&lt;=[.AD$1]; [.$I217]&gt;[.AC$1]))" office:value-type="float" office:value="0">
            <text:p>0</text:p>
          </table:table-cell>
          <table:table-cell table:formula="of:=N(AND([.$I217]&lt;=[.AE$1]; [.$I217]&gt;[.AD$1]))" office:value-type="float" office:value="0">
            <text:p>0</text:p>
          </table:table-cell>
          <table:table-cell table:formula="of:=N(AND([.$I217]&lt;=[.AF$1]; [.$I217]&gt;[.AE$1]))" office:value-type="float" office:value="0">
            <text:p>0</text:p>
          </table:table-cell>
          <table:table-cell table:formula="of:=N(AND([.$I217]&lt;=[.AG$1]; [.$I217]&gt;[.AF$1]))" office:value-type="float" office:value="0">
            <text:p>0</text:p>
          </table:table-cell>
          <table:table-cell table:formula="of:=N(AND([.$I217]&lt;=[.AH$1]; [.$I217]&gt;[.AG$1]))" office:value-type="float" office:value="0">
            <text:p>0</text:p>
          </table:table-cell>
          <table:table-cell table:formula="of:=N(AND([.$I217]&lt;=[.AI$1]; [.$I21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2:59:33Z</text:p>
          </table:table-cell>
          <table:table-cell office:value-type="float" office:value="4423">
            <text:p>4423</text:p>
          </table:table-cell>
          <table:table-cell/>
          <table:table-cell office:value-type="float" office:value="128000">
            <text:p>128000</text:p>
          </table:table-cell>
          <table:table-cell office:value-type="float" office:value="1091">
            <text:p>1091</text:p>
          </table:table-cell>
          <table:table-cell table:formula="of:=N(AND([.$I218]&lt;=[.K$1]; [.$I218]&gt;[.J$1]))" office:value-type="float" office:value="0">
            <text:p>0</text:p>
          </table:table-cell>
          <table:table-cell table:formula="of:=N(AND([.$I218]&lt;=[.L$1]; [.$I218]&gt;[.K$1]))" office:value-type="float" office:value="0">
            <text:p>0</text:p>
          </table:table-cell>
          <table:table-cell table:formula="of:=N(AND([.$I218]&lt;=[.M$1]; [.$I218]&gt;[.L$1]))" office:value-type="float" office:value="0">
            <text:p>0</text:p>
          </table:table-cell>
          <table:table-cell table:formula="of:=N(AND([.$I218]&lt;=[.N$1]; [.$I218]&gt;[.M$1]))" office:value-type="float" office:value="0">
            <text:p>0</text:p>
          </table:table-cell>
          <table:table-cell table:formula="of:=N(AND([.$I218]&lt;=[.O$1]; [.$I218]&gt;[.N$1]))" office:value-type="float" office:value="1">
            <text:p>1</text:p>
          </table:table-cell>
          <table:table-cell table:formula="of:=N(AND([.$I218]&lt;=[.P$1]; [.$I218]&gt;[.O$1]))" office:value-type="float" office:value="0">
            <text:p>0</text:p>
          </table:table-cell>
          <table:table-cell table:formula="of:=N(AND([.$I218]&lt;=[.Q$1]; [.$I218]&gt;[.P$1]))" office:value-type="float" office:value="0">
            <text:p>0</text:p>
          </table:table-cell>
          <table:table-cell table:formula="of:=N(AND([.$I218]&lt;=[.R$1]; [.$I218]&gt;[.Q$1]))" office:value-type="float" office:value="0">
            <text:p>0</text:p>
          </table:table-cell>
          <table:table-cell table:formula="of:=N(AND([.$I218]&lt;=[.S$1]; [.$I218]&gt;[.R$1]))" office:value-type="float" office:value="0">
            <text:p>0</text:p>
          </table:table-cell>
          <table:table-cell table:formula="of:=N(AND([.$I218]&lt;=[.T$1]; [.$I218]&gt;[.S$1]))" office:value-type="float" office:value="0">
            <text:p>0</text:p>
          </table:table-cell>
          <table:table-cell table:formula="of:=N(AND([.$I218]&lt;=[.U$1]; [.$I218]&gt;[.T$1]))" office:value-type="float" office:value="0">
            <text:p>0</text:p>
          </table:table-cell>
          <table:table-cell table:formula="of:=N(AND([.$I218]&lt;=[.V$1]; [.$I218]&gt;[.U$1]))" office:value-type="float" office:value="0">
            <text:p>0</text:p>
          </table:table-cell>
          <table:table-cell table:formula="of:=N(AND([.$I218]&lt;=[.W$1]; [.$I218]&gt;[.V$1]))" office:value-type="float" office:value="0">
            <text:p>0</text:p>
          </table:table-cell>
          <table:table-cell table:formula="of:=N(AND([.$I218]&lt;=[.X$1]; [.$I218]&gt;[.W$1]))" office:value-type="float" office:value="0">
            <text:p>0</text:p>
          </table:table-cell>
          <table:table-cell table:formula="of:=N(AND([.$I218]&lt;=[.Y$1]; [.$I218]&gt;[.X$1]))" office:value-type="float" office:value="0">
            <text:p>0</text:p>
          </table:table-cell>
          <table:table-cell table:formula="of:=N(AND([.$I218]&lt;=[.Z$1]; [.$I218]&gt;[.Y$1]))" office:value-type="float" office:value="0">
            <text:p>0</text:p>
          </table:table-cell>
          <table:table-cell table:formula="of:=N(AND([.$I218]&lt;=[.AA$1]; [.$I218]&gt;[.Z$1]))" office:value-type="float" office:value="0">
            <text:p>0</text:p>
          </table:table-cell>
          <table:table-cell table:formula="of:=N(AND([.$I218]&lt;=[.AB$1]; [.$I218]&gt;[.AA$1]))" office:value-type="float" office:value="0">
            <text:p>0</text:p>
          </table:table-cell>
          <table:table-cell table:formula="of:=N(AND([.$I218]&lt;=[.AC$1]; [.$I218]&gt;[.AB$1]))" office:value-type="float" office:value="0">
            <text:p>0</text:p>
          </table:table-cell>
          <table:table-cell table:formula="of:=N(AND([.$I218]&lt;=[.AD$1]; [.$I218]&gt;[.AC$1]))" office:value-type="float" office:value="0">
            <text:p>0</text:p>
          </table:table-cell>
          <table:table-cell table:formula="of:=N(AND([.$I218]&lt;=[.AE$1]; [.$I218]&gt;[.AD$1]))" office:value-type="float" office:value="0">
            <text:p>0</text:p>
          </table:table-cell>
          <table:table-cell table:formula="of:=N(AND([.$I218]&lt;=[.AF$1]; [.$I218]&gt;[.AE$1]))" office:value-type="float" office:value="0">
            <text:p>0</text:p>
          </table:table-cell>
          <table:table-cell table:formula="of:=N(AND([.$I218]&lt;=[.AG$1]; [.$I218]&gt;[.AF$1]))" office:value-type="float" office:value="0">
            <text:p>0</text:p>
          </table:table-cell>
          <table:table-cell table:formula="of:=N(AND([.$I218]&lt;=[.AH$1]; [.$I218]&gt;[.AG$1]))" office:value-type="float" office:value="0">
            <text:p>0</text:p>
          </table:table-cell>
          <table:table-cell table:formula="of:=N(AND([.$I218]&lt;=[.AI$1]; [.$I21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9:59Z</text:p>
          </table:table-cell>
          <table:table-cell office:value-type="float" office:value="2704">
            <text:p>2704</text:p>
          </table:table-cell>
          <table:table-cell/>
          <table:table-cell office:value-type="float" office:value="234000">
            <text:p>234000</text:p>
          </table:table-cell>
          <table:table-cell office:value-type="float" office:value="1091">
            <text:p>1091</text:p>
          </table:table-cell>
          <table:table-cell table:formula="of:=N(AND([.$I219]&lt;=[.K$1]; [.$I219]&gt;[.J$1]))" office:value-type="float" office:value="0">
            <text:p>0</text:p>
          </table:table-cell>
          <table:table-cell table:formula="of:=N(AND([.$I219]&lt;=[.L$1]; [.$I219]&gt;[.K$1]))" office:value-type="float" office:value="0">
            <text:p>0</text:p>
          </table:table-cell>
          <table:table-cell table:formula="of:=N(AND([.$I219]&lt;=[.M$1]; [.$I219]&gt;[.L$1]))" office:value-type="float" office:value="0">
            <text:p>0</text:p>
          </table:table-cell>
          <table:table-cell table:formula="of:=N(AND([.$I219]&lt;=[.N$1]; [.$I219]&gt;[.M$1]))" office:value-type="float" office:value="0">
            <text:p>0</text:p>
          </table:table-cell>
          <table:table-cell table:formula="of:=N(AND([.$I219]&lt;=[.O$1]; [.$I219]&gt;[.N$1]))" office:value-type="float" office:value="0">
            <text:p>0</text:p>
          </table:table-cell>
          <table:table-cell table:formula="of:=N(AND([.$I219]&lt;=[.P$1]; [.$I219]&gt;[.O$1]))" office:value-type="float" office:value="0">
            <text:p>0</text:p>
          </table:table-cell>
          <table:table-cell table:formula="of:=N(AND([.$I219]&lt;=[.Q$1]; [.$I219]&gt;[.P$1]))" office:value-type="float" office:value="0">
            <text:p>0</text:p>
          </table:table-cell>
          <table:table-cell table:formula="of:=N(AND([.$I219]&lt;=[.R$1]; [.$I219]&gt;[.Q$1]))" office:value-type="float" office:value="1">
            <text:p>1</text:p>
          </table:table-cell>
          <table:table-cell table:formula="of:=N(AND([.$I219]&lt;=[.S$1]; [.$I219]&gt;[.R$1]))" office:value-type="float" office:value="0">
            <text:p>0</text:p>
          </table:table-cell>
          <table:table-cell table:formula="of:=N(AND([.$I219]&lt;=[.T$1]; [.$I219]&gt;[.S$1]))" office:value-type="float" office:value="0">
            <text:p>0</text:p>
          </table:table-cell>
          <table:table-cell table:formula="of:=N(AND([.$I219]&lt;=[.U$1]; [.$I219]&gt;[.T$1]))" office:value-type="float" office:value="0">
            <text:p>0</text:p>
          </table:table-cell>
          <table:table-cell table:formula="of:=N(AND([.$I219]&lt;=[.V$1]; [.$I219]&gt;[.U$1]))" office:value-type="float" office:value="0">
            <text:p>0</text:p>
          </table:table-cell>
          <table:table-cell table:formula="of:=N(AND([.$I219]&lt;=[.W$1]; [.$I219]&gt;[.V$1]))" office:value-type="float" office:value="0">
            <text:p>0</text:p>
          </table:table-cell>
          <table:table-cell table:formula="of:=N(AND([.$I219]&lt;=[.X$1]; [.$I219]&gt;[.W$1]))" office:value-type="float" office:value="0">
            <text:p>0</text:p>
          </table:table-cell>
          <table:table-cell table:formula="of:=N(AND([.$I219]&lt;=[.Y$1]; [.$I219]&gt;[.X$1]))" office:value-type="float" office:value="0">
            <text:p>0</text:p>
          </table:table-cell>
          <table:table-cell table:formula="of:=N(AND([.$I219]&lt;=[.Z$1]; [.$I219]&gt;[.Y$1]))" office:value-type="float" office:value="0">
            <text:p>0</text:p>
          </table:table-cell>
          <table:table-cell table:formula="of:=N(AND([.$I219]&lt;=[.AA$1]; [.$I219]&gt;[.Z$1]))" office:value-type="float" office:value="0">
            <text:p>0</text:p>
          </table:table-cell>
          <table:table-cell table:formula="of:=N(AND([.$I219]&lt;=[.AB$1]; [.$I219]&gt;[.AA$1]))" office:value-type="float" office:value="0">
            <text:p>0</text:p>
          </table:table-cell>
          <table:table-cell table:formula="of:=N(AND([.$I219]&lt;=[.AC$1]; [.$I219]&gt;[.AB$1]))" office:value-type="float" office:value="0">
            <text:p>0</text:p>
          </table:table-cell>
          <table:table-cell table:formula="of:=N(AND([.$I219]&lt;=[.AD$1]; [.$I219]&gt;[.AC$1]))" office:value-type="float" office:value="0">
            <text:p>0</text:p>
          </table:table-cell>
          <table:table-cell table:formula="of:=N(AND([.$I219]&lt;=[.AE$1]; [.$I219]&gt;[.AD$1]))" office:value-type="float" office:value="0">
            <text:p>0</text:p>
          </table:table-cell>
          <table:table-cell table:formula="of:=N(AND([.$I219]&lt;=[.AF$1]; [.$I219]&gt;[.AE$1]))" office:value-type="float" office:value="0">
            <text:p>0</text:p>
          </table:table-cell>
          <table:table-cell table:formula="of:=N(AND([.$I219]&lt;=[.AG$1]; [.$I219]&gt;[.AF$1]))" office:value-type="float" office:value="0">
            <text:p>0</text:p>
          </table:table-cell>
          <table:table-cell table:formula="of:=N(AND([.$I219]&lt;=[.AH$1]; [.$I219]&gt;[.AG$1]))" office:value-type="float" office:value="0">
            <text:p>0</text:p>
          </table:table-cell>
          <table:table-cell table:formula="of:=N(AND([.$I219]&lt;=[.AI$1]; [.$I21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3:00:53Z</text:p>
          </table:table-cell>
          <table:table-cell office:value-type="float" office:value="3181">
            <text:p>3181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1091">
            <text:p>1091</text:p>
          </table:table-cell>
          <table:table-cell table:formula="of:=N(AND([.$I220]&lt;=[.K$1]; [.$I220]&gt;[.J$1]))" office:value-type="float" office:value="0">
            <text:p>0</text:p>
          </table:table-cell>
          <table:table-cell table:formula="of:=N(AND([.$I220]&lt;=[.L$1]; [.$I220]&gt;[.K$1]))" office:value-type="float" office:value="0">
            <text:p>0</text:p>
          </table:table-cell>
          <table:table-cell table:formula="of:=N(AND([.$I220]&lt;=[.M$1]; [.$I220]&gt;[.L$1]))" office:value-type="float" office:value="0">
            <text:p>0</text:p>
          </table:table-cell>
          <table:table-cell table:formula="of:=N(AND([.$I220]&lt;=[.N$1]; [.$I220]&gt;[.M$1]))" office:value-type="float" office:value="0">
            <text:p>0</text:p>
          </table:table-cell>
          <table:table-cell table:formula="of:=N(AND([.$I220]&lt;=[.O$1]; [.$I220]&gt;[.N$1]))" office:value-type="float" office:value="0">
            <text:p>0</text:p>
          </table:table-cell>
          <table:table-cell table:formula="of:=N(AND([.$I220]&lt;=[.P$1]; [.$I220]&gt;[.O$1]))" office:value-type="float" office:value="0">
            <text:p>0</text:p>
          </table:table-cell>
          <table:table-cell table:formula="of:=N(AND([.$I220]&lt;=[.Q$1]; [.$I220]&gt;[.P$1]))" office:value-type="float" office:value="0">
            <text:p>0</text:p>
          </table:table-cell>
          <table:table-cell table:formula="of:=N(AND([.$I220]&lt;=[.R$1]; [.$I220]&gt;[.Q$1]))" office:value-type="float" office:value="0">
            <text:p>0</text:p>
          </table:table-cell>
          <table:table-cell table:formula="of:=N(AND([.$I220]&lt;=[.S$1]; [.$I220]&gt;[.R$1]))" office:value-type="float" office:value="1">
            <text:p>1</text:p>
          </table:table-cell>
          <table:table-cell table:formula="of:=N(AND([.$I220]&lt;=[.T$1]; [.$I220]&gt;[.S$1]))" office:value-type="float" office:value="0">
            <text:p>0</text:p>
          </table:table-cell>
          <table:table-cell table:formula="of:=N(AND([.$I220]&lt;=[.U$1]; [.$I220]&gt;[.T$1]))" office:value-type="float" office:value="0">
            <text:p>0</text:p>
          </table:table-cell>
          <table:table-cell table:formula="of:=N(AND([.$I220]&lt;=[.V$1]; [.$I220]&gt;[.U$1]))" office:value-type="float" office:value="0">
            <text:p>0</text:p>
          </table:table-cell>
          <table:table-cell table:formula="of:=N(AND([.$I220]&lt;=[.W$1]; [.$I220]&gt;[.V$1]))" office:value-type="float" office:value="0">
            <text:p>0</text:p>
          </table:table-cell>
          <table:table-cell table:formula="of:=N(AND([.$I220]&lt;=[.X$1]; [.$I220]&gt;[.W$1]))" office:value-type="float" office:value="0">
            <text:p>0</text:p>
          </table:table-cell>
          <table:table-cell table:formula="of:=N(AND([.$I220]&lt;=[.Y$1]; [.$I220]&gt;[.X$1]))" office:value-type="float" office:value="0">
            <text:p>0</text:p>
          </table:table-cell>
          <table:table-cell table:formula="of:=N(AND([.$I220]&lt;=[.Z$1]; [.$I220]&gt;[.Y$1]))" office:value-type="float" office:value="0">
            <text:p>0</text:p>
          </table:table-cell>
          <table:table-cell table:formula="of:=N(AND([.$I220]&lt;=[.AA$1]; [.$I220]&gt;[.Z$1]))" office:value-type="float" office:value="0">
            <text:p>0</text:p>
          </table:table-cell>
          <table:table-cell table:formula="of:=N(AND([.$I220]&lt;=[.AB$1]; [.$I220]&gt;[.AA$1]))" office:value-type="float" office:value="0">
            <text:p>0</text:p>
          </table:table-cell>
          <table:table-cell table:formula="of:=N(AND([.$I220]&lt;=[.AC$1]; [.$I220]&gt;[.AB$1]))" office:value-type="float" office:value="0">
            <text:p>0</text:p>
          </table:table-cell>
          <table:table-cell table:formula="of:=N(AND([.$I220]&lt;=[.AD$1]; [.$I220]&gt;[.AC$1]))" office:value-type="float" office:value="0">
            <text:p>0</text:p>
          </table:table-cell>
          <table:table-cell table:formula="of:=N(AND([.$I220]&lt;=[.AE$1]; [.$I220]&gt;[.AD$1]))" office:value-type="float" office:value="0">
            <text:p>0</text:p>
          </table:table-cell>
          <table:table-cell table:formula="of:=N(AND([.$I220]&lt;=[.AF$1]; [.$I220]&gt;[.AE$1]))" office:value-type="float" office:value="0">
            <text:p>0</text:p>
          </table:table-cell>
          <table:table-cell table:formula="of:=N(AND([.$I220]&lt;=[.AG$1]; [.$I220]&gt;[.AF$1]))" office:value-type="float" office:value="0">
            <text:p>0</text:p>
          </table:table-cell>
          <table:table-cell table:formula="of:=N(AND([.$I220]&lt;=[.AH$1]; [.$I220]&gt;[.AG$1]))" office:value-type="float" office:value="0">
            <text:p>0</text:p>
          </table:table-cell>
          <table:table-cell table:formula="of:=N(AND([.$I220]&lt;=[.AI$1]; [.$I22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1:20Z</text:p>
          </table:table-cell>
          <table:table-cell office:value-type="float" office:value="2958">
            <text:p>2958</text:p>
          </table:table-cell>
          <table:table-cell/>
          <table:table-cell office:value-type="float" office:value="127000">
            <text:p>127000</text:p>
          </table:table-cell>
          <table:table-cell office:value-type="float" office:value="1361">
            <text:p>1361</text:p>
          </table:table-cell>
          <table:table-cell table:formula="of:=N(AND([.$I221]&lt;=[.K$1]; [.$I221]&gt;[.J$1]))" office:value-type="float" office:value="0">
            <text:p>0</text:p>
          </table:table-cell>
          <table:table-cell table:formula="of:=N(AND([.$I221]&lt;=[.L$1]; [.$I221]&gt;[.K$1]))" office:value-type="float" office:value="0">
            <text:p>0</text:p>
          </table:table-cell>
          <table:table-cell table:formula="of:=N(AND([.$I221]&lt;=[.M$1]; [.$I221]&gt;[.L$1]))" office:value-type="float" office:value="0">
            <text:p>0</text:p>
          </table:table-cell>
          <table:table-cell table:formula="of:=N(AND([.$I221]&lt;=[.N$1]; [.$I221]&gt;[.M$1]))" office:value-type="float" office:value="0">
            <text:p>0</text:p>
          </table:table-cell>
          <table:table-cell table:formula="of:=N(AND([.$I221]&lt;=[.O$1]; [.$I221]&gt;[.N$1]))" office:value-type="float" office:value="1">
            <text:p>1</text:p>
          </table:table-cell>
          <table:table-cell table:formula="of:=N(AND([.$I221]&lt;=[.P$1]; [.$I221]&gt;[.O$1]))" office:value-type="float" office:value="0">
            <text:p>0</text:p>
          </table:table-cell>
          <table:table-cell table:formula="of:=N(AND([.$I221]&lt;=[.Q$1]; [.$I221]&gt;[.P$1]))" office:value-type="float" office:value="0">
            <text:p>0</text:p>
          </table:table-cell>
          <table:table-cell table:formula="of:=N(AND([.$I221]&lt;=[.R$1]; [.$I221]&gt;[.Q$1]))" office:value-type="float" office:value="0">
            <text:p>0</text:p>
          </table:table-cell>
          <table:table-cell table:formula="of:=N(AND([.$I221]&lt;=[.S$1]; [.$I221]&gt;[.R$1]))" office:value-type="float" office:value="0">
            <text:p>0</text:p>
          </table:table-cell>
          <table:table-cell table:formula="of:=N(AND([.$I221]&lt;=[.T$1]; [.$I221]&gt;[.S$1]))" office:value-type="float" office:value="0">
            <text:p>0</text:p>
          </table:table-cell>
          <table:table-cell table:formula="of:=N(AND([.$I221]&lt;=[.U$1]; [.$I221]&gt;[.T$1]))" office:value-type="float" office:value="0">
            <text:p>0</text:p>
          </table:table-cell>
          <table:table-cell table:formula="of:=N(AND([.$I221]&lt;=[.V$1]; [.$I221]&gt;[.U$1]))" office:value-type="float" office:value="0">
            <text:p>0</text:p>
          </table:table-cell>
          <table:table-cell table:formula="of:=N(AND([.$I221]&lt;=[.W$1]; [.$I221]&gt;[.V$1]))" office:value-type="float" office:value="0">
            <text:p>0</text:p>
          </table:table-cell>
          <table:table-cell table:formula="of:=N(AND([.$I221]&lt;=[.X$1]; [.$I221]&gt;[.W$1]))" office:value-type="float" office:value="0">
            <text:p>0</text:p>
          </table:table-cell>
          <table:table-cell table:formula="of:=N(AND([.$I221]&lt;=[.Y$1]; [.$I221]&gt;[.X$1]))" office:value-type="float" office:value="0">
            <text:p>0</text:p>
          </table:table-cell>
          <table:table-cell table:formula="of:=N(AND([.$I221]&lt;=[.Z$1]; [.$I221]&gt;[.Y$1]))" office:value-type="float" office:value="0">
            <text:p>0</text:p>
          </table:table-cell>
          <table:table-cell table:formula="of:=N(AND([.$I221]&lt;=[.AA$1]; [.$I221]&gt;[.Z$1]))" office:value-type="float" office:value="0">
            <text:p>0</text:p>
          </table:table-cell>
          <table:table-cell table:formula="of:=N(AND([.$I221]&lt;=[.AB$1]; [.$I221]&gt;[.AA$1]))" office:value-type="float" office:value="0">
            <text:p>0</text:p>
          </table:table-cell>
          <table:table-cell table:formula="of:=N(AND([.$I221]&lt;=[.AC$1]; [.$I221]&gt;[.AB$1]))" office:value-type="float" office:value="0">
            <text:p>0</text:p>
          </table:table-cell>
          <table:table-cell table:formula="of:=N(AND([.$I221]&lt;=[.AD$1]; [.$I221]&gt;[.AC$1]))" office:value-type="float" office:value="0">
            <text:p>0</text:p>
          </table:table-cell>
          <table:table-cell table:formula="of:=N(AND([.$I221]&lt;=[.AE$1]; [.$I221]&gt;[.AD$1]))" office:value-type="float" office:value="0">
            <text:p>0</text:p>
          </table:table-cell>
          <table:table-cell table:formula="of:=N(AND([.$I221]&lt;=[.AF$1]; [.$I221]&gt;[.AE$1]))" office:value-type="float" office:value="0">
            <text:p>0</text:p>
          </table:table-cell>
          <table:table-cell table:formula="of:=N(AND([.$I221]&lt;=[.AG$1]; [.$I221]&gt;[.AF$1]))" office:value-type="float" office:value="0">
            <text:p>0</text:p>
          </table:table-cell>
          <table:table-cell table:formula="of:=N(AND([.$I221]&lt;=[.AH$1]; [.$I221]&gt;[.AG$1]))" office:value-type="float" office:value="0">
            <text:p>0</text:p>
          </table:table-cell>
          <table:table-cell table:formula="of:=N(AND([.$I221]&lt;=[.AI$1]; [.$I22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1:51Z</text:p>
          </table:table-cell>
          <table:table-cell office:value-type="float" office:value="5508">
            <text:p>5508</text:p>
          </table:table-cell>
          <table:table-cell/>
          <table:table-cell office:value-type="float" office:value="172000">
            <text:p>172000</text:p>
          </table:table-cell>
          <table:table-cell office:value-type="float" office:value="1361">
            <text:p>1361</text:p>
          </table:table-cell>
          <table:table-cell table:formula="of:=N(AND([.$I222]&lt;=[.K$1]; [.$I222]&gt;[.J$1]))" office:value-type="float" office:value="0">
            <text:p>0</text:p>
          </table:table-cell>
          <table:table-cell table:formula="of:=N(AND([.$I222]&lt;=[.L$1]; [.$I222]&gt;[.K$1]))" office:value-type="float" office:value="0">
            <text:p>0</text:p>
          </table:table-cell>
          <table:table-cell table:formula="of:=N(AND([.$I222]&lt;=[.M$1]; [.$I222]&gt;[.L$1]))" office:value-type="float" office:value="0">
            <text:p>0</text:p>
          </table:table-cell>
          <table:table-cell table:formula="of:=N(AND([.$I222]&lt;=[.N$1]; [.$I222]&gt;[.M$1]))" office:value-type="float" office:value="0">
            <text:p>0</text:p>
          </table:table-cell>
          <table:table-cell table:formula="of:=N(AND([.$I222]&lt;=[.O$1]; [.$I222]&gt;[.N$1]))" office:value-type="float" office:value="0">
            <text:p>0</text:p>
          </table:table-cell>
          <table:table-cell table:formula="of:=N(AND([.$I222]&lt;=[.P$1]; [.$I222]&gt;[.O$1]))" office:value-type="float" office:value="1">
            <text:p>1</text:p>
          </table:table-cell>
          <table:table-cell table:formula="of:=N(AND([.$I222]&lt;=[.Q$1]; [.$I222]&gt;[.P$1]))" office:value-type="float" office:value="0">
            <text:p>0</text:p>
          </table:table-cell>
          <table:table-cell table:formula="of:=N(AND([.$I222]&lt;=[.R$1]; [.$I222]&gt;[.Q$1]))" office:value-type="float" office:value="0">
            <text:p>0</text:p>
          </table:table-cell>
          <table:table-cell table:formula="of:=N(AND([.$I222]&lt;=[.S$1]; [.$I222]&gt;[.R$1]))" office:value-type="float" office:value="0">
            <text:p>0</text:p>
          </table:table-cell>
          <table:table-cell table:formula="of:=N(AND([.$I222]&lt;=[.T$1]; [.$I222]&gt;[.S$1]))" office:value-type="float" office:value="0">
            <text:p>0</text:p>
          </table:table-cell>
          <table:table-cell table:formula="of:=N(AND([.$I222]&lt;=[.U$1]; [.$I222]&gt;[.T$1]))" office:value-type="float" office:value="0">
            <text:p>0</text:p>
          </table:table-cell>
          <table:table-cell table:formula="of:=N(AND([.$I222]&lt;=[.V$1]; [.$I222]&gt;[.U$1]))" office:value-type="float" office:value="0">
            <text:p>0</text:p>
          </table:table-cell>
          <table:table-cell table:formula="of:=N(AND([.$I222]&lt;=[.W$1]; [.$I222]&gt;[.V$1]))" office:value-type="float" office:value="0">
            <text:p>0</text:p>
          </table:table-cell>
          <table:table-cell table:formula="of:=N(AND([.$I222]&lt;=[.X$1]; [.$I222]&gt;[.W$1]))" office:value-type="float" office:value="0">
            <text:p>0</text:p>
          </table:table-cell>
          <table:table-cell table:formula="of:=N(AND([.$I222]&lt;=[.Y$1]; [.$I222]&gt;[.X$1]))" office:value-type="float" office:value="0">
            <text:p>0</text:p>
          </table:table-cell>
          <table:table-cell table:formula="of:=N(AND([.$I222]&lt;=[.Z$1]; [.$I222]&gt;[.Y$1]))" office:value-type="float" office:value="0">
            <text:p>0</text:p>
          </table:table-cell>
          <table:table-cell table:formula="of:=N(AND([.$I222]&lt;=[.AA$1]; [.$I222]&gt;[.Z$1]))" office:value-type="float" office:value="0">
            <text:p>0</text:p>
          </table:table-cell>
          <table:table-cell table:formula="of:=N(AND([.$I222]&lt;=[.AB$1]; [.$I222]&gt;[.AA$1]))" office:value-type="float" office:value="0">
            <text:p>0</text:p>
          </table:table-cell>
          <table:table-cell table:formula="of:=N(AND([.$I222]&lt;=[.AC$1]; [.$I222]&gt;[.AB$1]))" office:value-type="float" office:value="0">
            <text:p>0</text:p>
          </table:table-cell>
          <table:table-cell table:formula="of:=N(AND([.$I222]&lt;=[.AD$1]; [.$I222]&gt;[.AC$1]))" office:value-type="float" office:value="0">
            <text:p>0</text:p>
          </table:table-cell>
          <table:table-cell table:formula="of:=N(AND([.$I222]&lt;=[.AE$1]; [.$I222]&gt;[.AD$1]))" office:value-type="float" office:value="0">
            <text:p>0</text:p>
          </table:table-cell>
          <table:table-cell table:formula="of:=N(AND([.$I222]&lt;=[.AF$1]; [.$I222]&gt;[.AE$1]))" office:value-type="float" office:value="0">
            <text:p>0</text:p>
          </table:table-cell>
          <table:table-cell table:formula="of:=N(AND([.$I222]&lt;=[.AG$1]; [.$I222]&gt;[.AF$1]))" office:value-type="float" office:value="0">
            <text:p>0</text:p>
          </table:table-cell>
          <table:table-cell table:formula="of:=N(AND([.$I222]&lt;=[.AH$1]; [.$I222]&gt;[.AG$1]))" office:value-type="float" office:value="0">
            <text:p>0</text:p>
          </table:table-cell>
          <table:table-cell table:formula="of:=N(AND([.$I222]&lt;=[.AI$1]; [.$I22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3:10Z</text:p>
          </table:table-cell>
          <table:table-cell office:value-type="float" office:value="2894">
            <text:p>2894</text:p>
          </table:table-cell>
          <table:table-cell/>
          <table:table-cell office:value-type="float" office:value="353000">
            <text:p>353000</text:p>
          </table:table-cell>
          <table:table-cell office:value-type="float" office:value="1091">
            <text:p>1091</text:p>
          </table:table-cell>
          <table:table-cell table:formula="of:=N(AND([.$I223]&lt;=[.K$1]; [.$I223]&gt;[.J$1]))" office:value-type="float" office:value="0">
            <text:p>0</text:p>
          </table:table-cell>
          <table:table-cell table:formula="of:=N(AND([.$I223]&lt;=[.L$1]; [.$I223]&gt;[.K$1]))" office:value-type="float" office:value="0">
            <text:p>0</text:p>
          </table:table-cell>
          <table:table-cell table:formula="of:=N(AND([.$I223]&lt;=[.M$1]; [.$I223]&gt;[.L$1]))" office:value-type="float" office:value="0">
            <text:p>0</text:p>
          </table:table-cell>
          <table:table-cell table:formula="of:=N(AND([.$I223]&lt;=[.N$1]; [.$I223]&gt;[.M$1]))" office:value-type="float" office:value="0">
            <text:p>0</text:p>
          </table:table-cell>
          <table:table-cell table:formula="of:=N(AND([.$I223]&lt;=[.O$1]; [.$I223]&gt;[.N$1]))" office:value-type="float" office:value="0">
            <text:p>0</text:p>
          </table:table-cell>
          <table:table-cell table:formula="of:=N(AND([.$I223]&lt;=[.P$1]; [.$I223]&gt;[.O$1]))" office:value-type="float" office:value="0">
            <text:p>0</text:p>
          </table:table-cell>
          <table:table-cell table:formula="of:=N(AND([.$I223]&lt;=[.Q$1]; [.$I223]&gt;[.P$1]))" office:value-type="float" office:value="0">
            <text:p>0</text:p>
          </table:table-cell>
          <table:table-cell table:formula="of:=N(AND([.$I223]&lt;=[.R$1]; [.$I223]&gt;[.Q$1]))" office:value-type="float" office:value="0">
            <text:p>0</text:p>
          </table:table-cell>
          <table:table-cell table:formula="of:=N(AND([.$I223]&lt;=[.S$1]; [.$I223]&gt;[.R$1]))" office:value-type="float" office:value="0">
            <text:p>0</text:p>
          </table:table-cell>
          <table:table-cell table:formula="of:=N(AND([.$I223]&lt;=[.T$1]; [.$I223]&gt;[.S$1]))" office:value-type="float" office:value="0">
            <text:p>0</text:p>
          </table:table-cell>
          <table:table-cell table:formula="of:=N(AND([.$I223]&lt;=[.U$1]; [.$I223]&gt;[.T$1]))" office:value-type="float" office:value="0">
            <text:p>0</text:p>
          </table:table-cell>
          <table:table-cell table:formula="of:=N(AND([.$I223]&lt;=[.V$1]; [.$I223]&gt;[.U$1]))" office:value-type="float" office:value="1">
            <text:p>1</text:p>
          </table:table-cell>
          <table:table-cell table:formula="of:=N(AND([.$I223]&lt;=[.W$1]; [.$I223]&gt;[.V$1]))" office:value-type="float" office:value="0">
            <text:p>0</text:p>
          </table:table-cell>
          <table:table-cell table:formula="of:=N(AND([.$I223]&lt;=[.X$1]; [.$I223]&gt;[.W$1]))" office:value-type="float" office:value="0">
            <text:p>0</text:p>
          </table:table-cell>
          <table:table-cell table:formula="of:=N(AND([.$I223]&lt;=[.Y$1]; [.$I223]&gt;[.X$1]))" office:value-type="float" office:value="0">
            <text:p>0</text:p>
          </table:table-cell>
          <table:table-cell table:formula="of:=N(AND([.$I223]&lt;=[.Z$1]; [.$I223]&gt;[.Y$1]))" office:value-type="float" office:value="0">
            <text:p>0</text:p>
          </table:table-cell>
          <table:table-cell table:formula="of:=N(AND([.$I223]&lt;=[.AA$1]; [.$I223]&gt;[.Z$1]))" office:value-type="float" office:value="0">
            <text:p>0</text:p>
          </table:table-cell>
          <table:table-cell table:formula="of:=N(AND([.$I223]&lt;=[.AB$1]; [.$I223]&gt;[.AA$1]))" office:value-type="float" office:value="0">
            <text:p>0</text:p>
          </table:table-cell>
          <table:table-cell table:formula="of:=N(AND([.$I223]&lt;=[.AC$1]; [.$I223]&gt;[.AB$1]))" office:value-type="float" office:value="0">
            <text:p>0</text:p>
          </table:table-cell>
          <table:table-cell table:formula="of:=N(AND([.$I223]&lt;=[.AD$1]; [.$I223]&gt;[.AC$1]))" office:value-type="float" office:value="0">
            <text:p>0</text:p>
          </table:table-cell>
          <table:table-cell table:formula="of:=N(AND([.$I223]&lt;=[.AE$1]; [.$I223]&gt;[.AD$1]))" office:value-type="float" office:value="0">
            <text:p>0</text:p>
          </table:table-cell>
          <table:table-cell table:formula="of:=N(AND([.$I223]&lt;=[.AF$1]; [.$I223]&gt;[.AE$1]))" office:value-type="float" office:value="0">
            <text:p>0</text:p>
          </table:table-cell>
          <table:table-cell table:formula="of:=N(AND([.$I223]&lt;=[.AG$1]; [.$I223]&gt;[.AF$1]))" office:value-type="float" office:value="0">
            <text:p>0</text:p>
          </table:table-cell>
          <table:table-cell table:formula="of:=N(AND([.$I223]&lt;=[.AH$1]; [.$I223]&gt;[.AG$1]))" office:value-type="float" office:value="0">
            <text:p>0</text:p>
          </table:table-cell>
          <table:table-cell table:formula="of:=N(AND([.$I223]&lt;=[.AI$1]; [.$I22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3:35Z</text:p>
          </table:table-cell>
          <table:table-cell office:value-type="float" office:value="28338">
            <text:p>28338</text:p>
          </table:table-cell>
          <table:table-cell/>
          <table:table-cell office:value-type="float" office:value="77000">
            <text:p>77000</text:p>
          </table:table-cell>
          <table:table-cell office:value-type="float" office:value="1361">
            <text:p>1361</text:p>
          </table:table-cell>
          <table:table-cell table:formula="of:=N(AND([.$I224]&lt;=[.K$1]; [.$I224]&gt;[.J$1]))" office:value-type="float" office:value="0">
            <text:p>0</text:p>
          </table:table-cell>
          <table:table-cell table:formula="of:=N(AND([.$I224]&lt;=[.L$1]; [.$I224]&gt;[.K$1]))" office:value-type="float" office:value="0">
            <text:p>0</text:p>
          </table:table-cell>
          <table:table-cell table:formula="of:=N(AND([.$I224]&lt;=[.M$1]; [.$I224]&gt;[.L$1]))" office:value-type="float" office:value="1">
            <text:p>1</text:p>
          </table:table-cell>
          <table:table-cell table:formula="of:=N(AND([.$I224]&lt;=[.N$1]; [.$I224]&gt;[.M$1]))" office:value-type="float" office:value="0">
            <text:p>0</text:p>
          </table:table-cell>
          <table:table-cell table:formula="of:=N(AND([.$I224]&lt;=[.O$1]; [.$I224]&gt;[.N$1]))" office:value-type="float" office:value="0">
            <text:p>0</text:p>
          </table:table-cell>
          <table:table-cell table:formula="of:=N(AND([.$I224]&lt;=[.P$1]; [.$I224]&gt;[.O$1]))" office:value-type="float" office:value="0">
            <text:p>0</text:p>
          </table:table-cell>
          <table:table-cell table:formula="of:=N(AND([.$I224]&lt;=[.Q$1]; [.$I224]&gt;[.P$1]))" office:value-type="float" office:value="0">
            <text:p>0</text:p>
          </table:table-cell>
          <table:table-cell table:formula="of:=N(AND([.$I224]&lt;=[.R$1]; [.$I224]&gt;[.Q$1]))" office:value-type="float" office:value="0">
            <text:p>0</text:p>
          </table:table-cell>
          <table:table-cell table:formula="of:=N(AND([.$I224]&lt;=[.S$1]; [.$I224]&gt;[.R$1]))" office:value-type="float" office:value="0">
            <text:p>0</text:p>
          </table:table-cell>
          <table:table-cell table:formula="of:=N(AND([.$I224]&lt;=[.T$1]; [.$I224]&gt;[.S$1]))" office:value-type="float" office:value="0">
            <text:p>0</text:p>
          </table:table-cell>
          <table:table-cell table:formula="of:=N(AND([.$I224]&lt;=[.U$1]; [.$I224]&gt;[.T$1]))" office:value-type="float" office:value="0">
            <text:p>0</text:p>
          </table:table-cell>
          <table:table-cell table:formula="of:=N(AND([.$I224]&lt;=[.V$1]; [.$I224]&gt;[.U$1]))" office:value-type="float" office:value="0">
            <text:p>0</text:p>
          </table:table-cell>
          <table:table-cell table:formula="of:=N(AND([.$I224]&lt;=[.W$1]; [.$I224]&gt;[.V$1]))" office:value-type="float" office:value="0">
            <text:p>0</text:p>
          </table:table-cell>
          <table:table-cell table:formula="of:=N(AND([.$I224]&lt;=[.X$1]; [.$I224]&gt;[.W$1]))" office:value-type="float" office:value="0">
            <text:p>0</text:p>
          </table:table-cell>
          <table:table-cell table:formula="of:=N(AND([.$I224]&lt;=[.Y$1]; [.$I224]&gt;[.X$1]))" office:value-type="float" office:value="0">
            <text:p>0</text:p>
          </table:table-cell>
          <table:table-cell table:formula="of:=N(AND([.$I224]&lt;=[.Z$1]; [.$I224]&gt;[.Y$1]))" office:value-type="float" office:value="0">
            <text:p>0</text:p>
          </table:table-cell>
          <table:table-cell table:formula="of:=N(AND([.$I224]&lt;=[.AA$1]; [.$I224]&gt;[.Z$1]))" office:value-type="float" office:value="0">
            <text:p>0</text:p>
          </table:table-cell>
          <table:table-cell table:formula="of:=N(AND([.$I224]&lt;=[.AB$1]; [.$I224]&gt;[.AA$1]))" office:value-type="float" office:value="0">
            <text:p>0</text:p>
          </table:table-cell>
          <table:table-cell table:formula="of:=N(AND([.$I224]&lt;=[.AC$1]; [.$I224]&gt;[.AB$1]))" office:value-type="float" office:value="0">
            <text:p>0</text:p>
          </table:table-cell>
          <table:table-cell table:formula="of:=N(AND([.$I224]&lt;=[.AD$1]; [.$I224]&gt;[.AC$1]))" office:value-type="float" office:value="0">
            <text:p>0</text:p>
          </table:table-cell>
          <table:table-cell table:formula="of:=N(AND([.$I224]&lt;=[.AE$1]; [.$I224]&gt;[.AD$1]))" office:value-type="float" office:value="0">
            <text:p>0</text:p>
          </table:table-cell>
          <table:table-cell table:formula="of:=N(AND([.$I224]&lt;=[.AF$1]; [.$I224]&gt;[.AE$1]))" office:value-type="float" office:value="0">
            <text:p>0</text:p>
          </table:table-cell>
          <table:table-cell table:formula="of:=N(AND([.$I224]&lt;=[.AG$1]; [.$I224]&gt;[.AF$1]))" office:value-type="float" office:value="0">
            <text:p>0</text:p>
          </table:table-cell>
          <table:table-cell table:formula="of:=N(AND([.$I224]&lt;=[.AH$1]; [.$I224]&gt;[.AG$1]))" office:value-type="float" office:value="0">
            <text:p>0</text:p>
          </table:table-cell>
          <table:table-cell table:formula="of:=N(AND([.$I224]&lt;=[.AI$1]; [.$I22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3:36Z</text:p>
          </table:table-cell>
          <table:table-cell office:value-type="float" office:value="1566">
            <text:p>1566</text:p>
          </table:table-cell>
          <table:table-cell/>
          <table:table-cell office:value-type="float" office:value="297000">
            <text:p>297000</text:p>
          </table:table-cell>
          <table:table-cell office:value-type="float" office:value="1361">
            <text:p>1361</text:p>
          </table:table-cell>
          <table:table-cell table:formula="of:=N(AND([.$I225]&lt;=[.K$1]; [.$I225]&gt;[.J$1]))" office:value-type="float" office:value="0">
            <text:p>0</text:p>
          </table:table-cell>
          <table:table-cell table:formula="of:=N(AND([.$I225]&lt;=[.L$1]; [.$I225]&gt;[.K$1]))" office:value-type="float" office:value="0">
            <text:p>0</text:p>
          </table:table-cell>
          <table:table-cell table:formula="of:=N(AND([.$I225]&lt;=[.M$1]; [.$I225]&gt;[.L$1]))" office:value-type="float" office:value="0">
            <text:p>0</text:p>
          </table:table-cell>
          <table:table-cell table:formula="of:=N(AND([.$I225]&lt;=[.N$1]; [.$I225]&gt;[.M$1]))" office:value-type="float" office:value="0">
            <text:p>0</text:p>
          </table:table-cell>
          <table:table-cell table:formula="of:=N(AND([.$I225]&lt;=[.O$1]; [.$I225]&gt;[.N$1]))" office:value-type="float" office:value="0">
            <text:p>0</text:p>
          </table:table-cell>
          <table:table-cell table:formula="of:=N(AND([.$I225]&lt;=[.P$1]; [.$I225]&gt;[.O$1]))" office:value-type="float" office:value="0">
            <text:p>0</text:p>
          </table:table-cell>
          <table:table-cell table:formula="of:=N(AND([.$I225]&lt;=[.Q$1]; [.$I225]&gt;[.P$1]))" office:value-type="float" office:value="0">
            <text:p>0</text:p>
          </table:table-cell>
          <table:table-cell table:formula="of:=N(AND([.$I225]&lt;=[.R$1]; [.$I225]&gt;[.Q$1]))" office:value-type="float" office:value="0">
            <text:p>0</text:p>
          </table:table-cell>
          <table:table-cell table:formula="of:=N(AND([.$I225]&lt;=[.S$1]; [.$I225]&gt;[.R$1]))" office:value-type="float" office:value="0">
            <text:p>0</text:p>
          </table:table-cell>
          <table:table-cell table:formula="of:=N(AND([.$I225]&lt;=[.T$1]; [.$I225]&gt;[.S$1]))" office:value-type="float" office:value="1">
            <text:p>1</text:p>
          </table:table-cell>
          <table:table-cell table:formula="of:=N(AND([.$I225]&lt;=[.U$1]; [.$I225]&gt;[.T$1]))" office:value-type="float" office:value="0">
            <text:p>0</text:p>
          </table:table-cell>
          <table:table-cell table:formula="of:=N(AND([.$I225]&lt;=[.V$1]; [.$I225]&gt;[.U$1]))" office:value-type="float" office:value="0">
            <text:p>0</text:p>
          </table:table-cell>
          <table:table-cell table:formula="of:=N(AND([.$I225]&lt;=[.W$1]; [.$I225]&gt;[.V$1]))" office:value-type="float" office:value="0">
            <text:p>0</text:p>
          </table:table-cell>
          <table:table-cell table:formula="of:=N(AND([.$I225]&lt;=[.X$1]; [.$I225]&gt;[.W$1]))" office:value-type="float" office:value="0">
            <text:p>0</text:p>
          </table:table-cell>
          <table:table-cell table:formula="of:=N(AND([.$I225]&lt;=[.Y$1]; [.$I225]&gt;[.X$1]))" office:value-type="float" office:value="0">
            <text:p>0</text:p>
          </table:table-cell>
          <table:table-cell table:formula="of:=N(AND([.$I225]&lt;=[.Z$1]; [.$I225]&gt;[.Y$1]))" office:value-type="float" office:value="0">
            <text:p>0</text:p>
          </table:table-cell>
          <table:table-cell table:formula="of:=N(AND([.$I225]&lt;=[.AA$1]; [.$I225]&gt;[.Z$1]))" office:value-type="float" office:value="0">
            <text:p>0</text:p>
          </table:table-cell>
          <table:table-cell table:formula="of:=N(AND([.$I225]&lt;=[.AB$1]; [.$I225]&gt;[.AA$1]))" office:value-type="float" office:value="0">
            <text:p>0</text:p>
          </table:table-cell>
          <table:table-cell table:formula="of:=N(AND([.$I225]&lt;=[.AC$1]; [.$I225]&gt;[.AB$1]))" office:value-type="float" office:value="0">
            <text:p>0</text:p>
          </table:table-cell>
          <table:table-cell table:formula="of:=N(AND([.$I225]&lt;=[.AD$1]; [.$I225]&gt;[.AC$1]))" office:value-type="float" office:value="0">
            <text:p>0</text:p>
          </table:table-cell>
          <table:table-cell table:formula="of:=N(AND([.$I225]&lt;=[.AE$1]; [.$I225]&gt;[.AD$1]))" office:value-type="float" office:value="0">
            <text:p>0</text:p>
          </table:table-cell>
          <table:table-cell table:formula="of:=N(AND([.$I225]&lt;=[.AF$1]; [.$I225]&gt;[.AE$1]))" office:value-type="float" office:value="0">
            <text:p>0</text:p>
          </table:table-cell>
          <table:table-cell table:formula="of:=N(AND([.$I225]&lt;=[.AG$1]; [.$I225]&gt;[.AF$1]))" office:value-type="float" office:value="0">
            <text:p>0</text:p>
          </table:table-cell>
          <table:table-cell table:formula="of:=N(AND([.$I225]&lt;=[.AH$1]; [.$I225]&gt;[.AG$1]))" office:value-type="float" office:value="0">
            <text:p>0</text:p>
          </table:table-cell>
          <table:table-cell table:formula="of:=N(AND([.$I225]&lt;=[.AI$1]; [.$I22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4:05Z</text:p>
          </table:table-cell>
          <table:table-cell office:value-type="float" office:value="2746">
            <text:p>2746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1361">
            <text:p>1361</text:p>
          </table:table-cell>
          <table:table-cell table:formula="of:=N(AND([.$I226]&lt;=[.K$1]; [.$I226]&gt;[.J$1]))" office:value-type="float" office:value="0">
            <text:p>0</text:p>
          </table:table-cell>
          <table:table-cell table:formula="of:=N(AND([.$I226]&lt;=[.L$1]; [.$I226]&gt;[.K$1]))" office:value-type="float" office:value="0">
            <text:p>0</text:p>
          </table:table-cell>
          <table:table-cell table:formula="of:=N(AND([.$I226]&lt;=[.M$1]; [.$I226]&gt;[.L$1]))" office:value-type="float" office:value="0">
            <text:p>0</text:p>
          </table:table-cell>
          <table:table-cell table:formula="of:=N(AND([.$I226]&lt;=[.N$1]; [.$I226]&gt;[.M$1]))" office:value-type="float" office:value="0">
            <text:p>0</text:p>
          </table:table-cell>
          <table:table-cell table:formula="of:=N(AND([.$I226]&lt;=[.O$1]; [.$I226]&gt;[.N$1]))" office:value-type="float" office:value="0">
            <text:p>0</text:p>
          </table:table-cell>
          <table:table-cell table:formula="of:=N(AND([.$I226]&lt;=[.P$1]; [.$I226]&gt;[.O$1]))" office:value-type="float" office:value="0">
            <text:p>0</text:p>
          </table:table-cell>
          <table:table-cell table:formula="of:=N(AND([.$I226]&lt;=[.Q$1]; [.$I226]&gt;[.P$1]))" office:value-type="float" office:value="0">
            <text:p>0</text:p>
          </table:table-cell>
          <table:table-cell table:formula="of:=N(AND([.$I226]&lt;=[.R$1]; [.$I226]&gt;[.Q$1]))" office:value-type="float" office:value="0">
            <text:p>0</text:p>
          </table:table-cell>
          <table:table-cell table:formula="of:=N(AND([.$I226]&lt;=[.S$1]; [.$I226]&gt;[.R$1]))" office:value-type="float" office:value="0">
            <text:p>0</text:p>
          </table:table-cell>
          <table:table-cell table:formula="of:=N(AND([.$I226]&lt;=[.T$1]; [.$I226]&gt;[.S$1]))" office:value-type="float" office:value="1">
            <text:p>1</text:p>
          </table:table-cell>
          <table:table-cell table:formula="of:=N(AND([.$I226]&lt;=[.U$1]; [.$I226]&gt;[.T$1]))" office:value-type="float" office:value="0">
            <text:p>0</text:p>
          </table:table-cell>
          <table:table-cell table:formula="of:=N(AND([.$I226]&lt;=[.V$1]; [.$I226]&gt;[.U$1]))" office:value-type="float" office:value="0">
            <text:p>0</text:p>
          </table:table-cell>
          <table:table-cell table:formula="of:=N(AND([.$I226]&lt;=[.W$1]; [.$I226]&gt;[.V$1]))" office:value-type="float" office:value="0">
            <text:p>0</text:p>
          </table:table-cell>
          <table:table-cell table:formula="of:=N(AND([.$I226]&lt;=[.X$1]; [.$I226]&gt;[.W$1]))" office:value-type="float" office:value="0">
            <text:p>0</text:p>
          </table:table-cell>
          <table:table-cell table:formula="of:=N(AND([.$I226]&lt;=[.Y$1]; [.$I226]&gt;[.X$1]))" office:value-type="float" office:value="0">
            <text:p>0</text:p>
          </table:table-cell>
          <table:table-cell table:formula="of:=N(AND([.$I226]&lt;=[.Z$1]; [.$I226]&gt;[.Y$1]))" office:value-type="float" office:value="0">
            <text:p>0</text:p>
          </table:table-cell>
          <table:table-cell table:formula="of:=N(AND([.$I226]&lt;=[.AA$1]; [.$I226]&gt;[.Z$1]))" office:value-type="float" office:value="0">
            <text:p>0</text:p>
          </table:table-cell>
          <table:table-cell table:formula="of:=N(AND([.$I226]&lt;=[.AB$1]; [.$I226]&gt;[.AA$1]))" office:value-type="float" office:value="0">
            <text:p>0</text:p>
          </table:table-cell>
          <table:table-cell table:formula="of:=N(AND([.$I226]&lt;=[.AC$1]; [.$I226]&gt;[.AB$1]))" office:value-type="float" office:value="0">
            <text:p>0</text:p>
          </table:table-cell>
          <table:table-cell table:formula="of:=N(AND([.$I226]&lt;=[.AD$1]; [.$I226]&gt;[.AC$1]))" office:value-type="float" office:value="0">
            <text:p>0</text:p>
          </table:table-cell>
          <table:table-cell table:formula="of:=N(AND([.$I226]&lt;=[.AE$1]; [.$I226]&gt;[.AD$1]))" office:value-type="float" office:value="0">
            <text:p>0</text:p>
          </table:table-cell>
          <table:table-cell table:formula="of:=N(AND([.$I226]&lt;=[.AF$1]; [.$I226]&gt;[.AE$1]))" office:value-type="float" office:value="0">
            <text:p>0</text:p>
          </table:table-cell>
          <table:table-cell table:formula="of:=N(AND([.$I226]&lt;=[.AG$1]; [.$I226]&gt;[.AF$1]))" office:value-type="float" office:value="0">
            <text:p>0</text:p>
          </table:table-cell>
          <table:table-cell table:formula="of:=N(AND([.$I226]&lt;=[.AH$1]; [.$I226]&gt;[.AG$1]))" office:value-type="float" office:value="0">
            <text:p>0</text:p>
          </table:table-cell>
          <table:table-cell table:formula="of:=N(AND([.$I226]&lt;=[.AI$1]; [.$I22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4:33Z</text:p>
          </table:table-cell>
          <table:table-cell office:value-type="float" office:value="4464">
            <text:p>4464</text:p>
          </table:table-cell>
          <table:table-cell/>
          <table:table-cell office:value-type="float" office:value="127000">
            <text:p>127000</text:p>
          </table:table-cell>
          <table:table-cell office:value-type="float" office:value="1361">
            <text:p>1361</text:p>
          </table:table-cell>
          <table:table-cell table:formula="of:=N(AND([.$I227]&lt;=[.K$1]; [.$I227]&gt;[.J$1]))" office:value-type="float" office:value="0">
            <text:p>0</text:p>
          </table:table-cell>
          <table:table-cell table:formula="of:=N(AND([.$I227]&lt;=[.L$1]; [.$I227]&gt;[.K$1]))" office:value-type="float" office:value="0">
            <text:p>0</text:p>
          </table:table-cell>
          <table:table-cell table:formula="of:=N(AND([.$I227]&lt;=[.M$1]; [.$I227]&gt;[.L$1]))" office:value-type="float" office:value="0">
            <text:p>0</text:p>
          </table:table-cell>
          <table:table-cell table:formula="of:=N(AND([.$I227]&lt;=[.N$1]; [.$I227]&gt;[.M$1]))" office:value-type="float" office:value="0">
            <text:p>0</text:p>
          </table:table-cell>
          <table:table-cell table:formula="of:=N(AND([.$I227]&lt;=[.O$1]; [.$I227]&gt;[.N$1]))" office:value-type="float" office:value="1">
            <text:p>1</text:p>
          </table:table-cell>
          <table:table-cell table:formula="of:=N(AND([.$I227]&lt;=[.P$1]; [.$I227]&gt;[.O$1]))" office:value-type="float" office:value="0">
            <text:p>0</text:p>
          </table:table-cell>
          <table:table-cell table:formula="of:=N(AND([.$I227]&lt;=[.Q$1]; [.$I227]&gt;[.P$1]))" office:value-type="float" office:value="0">
            <text:p>0</text:p>
          </table:table-cell>
          <table:table-cell table:formula="of:=N(AND([.$I227]&lt;=[.R$1]; [.$I227]&gt;[.Q$1]))" office:value-type="float" office:value="0">
            <text:p>0</text:p>
          </table:table-cell>
          <table:table-cell table:formula="of:=N(AND([.$I227]&lt;=[.S$1]; [.$I227]&gt;[.R$1]))" office:value-type="float" office:value="0">
            <text:p>0</text:p>
          </table:table-cell>
          <table:table-cell table:formula="of:=N(AND([.$I227]&lt;=[.T$1]; [.$I227]&gt;[.S$1]))" office:value-type="float" office:value="0">
            <text:p>0</text:p>
          </table:table-cell>
          <table:table-cell table:formula="of:=N(AND([.$I227]&lt;=[.U$1]; [.$I227]&gt;[.T$1]))" office:value-type="float" office:value="0">
            <text:p>0</text:p>
          </table:table-cell>
          <table:table-cell table:formula="of:=N(AND([.$I227]&lt;=[.V$1]; [.$I227]&gt;[.U$1]))" office:value-type="float" office:value="0">
            <text:p>0</text:p>
          </table:table-cell>
          <table:table-cell table:formula="of:=N(AND([.$I227]&lt;=[.W$1]; [.$I227]&gt;[.V$1]))" office:value-type="float" office:value="0">
            <text:p>0</text:p>
          </table:table-cell>
          <table:table-cell table:formula="of:=N(AND([.$I227]&lt;=[.X$1]; [.$I227]&gt;[.W$1]))" office:value-type="float" office:value="0">
            <text:p>0</text:p>
          </table:table-cell>
          <table:table-cell table:formula="of:=N(AND([.$I227]&lt;=[.Y$1]; [.$I227]&gt;[.X$1]))" office:value-type="float" office:value="0">
            <text:p>0</text:p>
          </table:table-cell>
          <table:table-cell table:formula="of:=N(AND([.$I227]&lt;=[.Z$1]; [.$I227]&gt;[.Y$1]))" office:value-type="float" office:value="0">
            <text:p>0</text:p>
          </table:table-cell>
          <table:table-cell table:formula="of:=N(AND([.$I227]&lt;=[.AA$1]; [.$I227]&gt;[.Z$1]))" office:value-type="float" office:value="0">
            <text:p>0</text:p>
          </table:table-cell>
          <table:table-cell table:formula="of:=N(AND([.$I227]&lt;=[.AB$1]; [.$I227]&gt;[.AA$1]))" office:value-type="float" office:value="0">
            <text:p>0</text:p>
          </table:table-cell>
          <table:table-cell table:formula="of:=N(AND([.$I227]&lt;=[.AC$1]; [.$I227]&gt;[.AB$1]))" office:value-type="float" office:value="0">
            <text:p>0</text:p>
          </table:table-cell>
          <table:table-cell table:formula="of:=N(AND([.$I227]&lt;=[.AD$1]; [.$I227]&gt;[.AC$1]))" office:value-type="float" office:value="0">
            <text:p>0</text:p>
          </table:table-cell>
          <table:table-cell table:formula="of:=N(AND([.$I227]&lt;=[.AE$1]; [.$I227]&gt;[.AD$1]))" office:value-type="float" office:value="0">
            <text:p>0</text:p>
          </table:table-cell>
          <table:table-cell table:formula="of:=N(AND([.$I227]&lt;=[.AF$1]; [.$I227]&gt;[.AE$1]))" office:value-type="float" office:value="0">
            <text:p>0</text:p>
          </table:table-cell>
          <table:table-cell table:formula="of:=N(AND([.$I227]&lt;=[.AG$1]; [.$I227]&gt;[.AF$1]))" office:value-type="float" office:value="0">
            <text:p>0</text:p>
          </table:table-cell>
          <table:table-cell table:formula="of:=N(AND([.$I227]&lt;=[.AH$1]; [.$I227]&gt;[.AG$1]))" office:value-type="float" office:value="0">
            <text:p>0</text:p>
          </table:table-cell>
          <table:table-cell table:formula="of:=N(AND([.$I227]&lt;=[.AI$1]; [.$I22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5:01Z</text:p>
          </table:table-cell>
          <table:table-cell office:value-type="float" office:value="4493">
            <text:p>4493</text:p>
          </table:table-cell>
          <table:table-cell/>
          <table:table-cell office:value-type="float" office:value="236000">
            <text:p>236000</text:p>
          </table:table-cell>
          <table:table-cell office:value-type="float" office:value="1361">
            <text:p>1361</text:p>
          </table:table-cell>
          <table:table-cell table:formula="of:=N(AND([.$I228]&lt;=[.K$1]; [.$I228]&gt;[.J$1]))" office:value-type="float" office:value="0">
            <text:p>0</text:p>
          </table:table-cell>
          <table:table-cell table:formula="of:=N(AND([.$I228]&lt;=[.L$1]; [.$I228]&gt;[.K$1]))" office:value-type="float" office:value="0">
            <text:p>0</text:p>
          </table:table-cell>
          <table:table-cell table:formula="of:=N(AND([.$I228]&lt;=[.M$1]; [.$I228]&gt;[.L$1]))" office:value-type="float" office:value="0">
            <text:p>0</text:p>
          </table:table-cell>
          <table:table-cell table:formula="of:=N(AND([.$I228]&lt;=[.N$1]; [.$I228]&gt;[.M$1]))" office:value-type="float" office:value="0">
            <text:p>0</text:p>
          </table:table-cell>
          <table:table-cell table:formula="of:=N(AND([.$I228]&lt;=[.O$1]; [.$I228]&gt;[.N$1]))" office:value-type="float" office:value="0">
            <text:p>0</text:p>
          </table:table-cell>
          <table:table-cell table:formula="of:=N(AND([.$I228]&lt;=[.P$1]; [.$I228]&gt;[.O$1]))" office:value-type="float" office:value="0">
            <text:p>0</text:p>
          </table:table-cell>
          <table:table-cell table:formula="of:=N(AND([.$I228]&lt;=[.Q$1]; [.$I228]&gt;[.P$1]))" office:value-type="float" office:value="0">
            <text:p>0</text:p>
          </table:table-cell>
          <table:table-cell table:formula="of:=N(AND([.$I228]&lt;=[.R$1]; [.$I228]&gt;[.Q$1]))" office:value-type="float" office:value="1">
            <text:p>1</text:p>
          </table:table-cell>
          <table:table-cell table:formula="of:=N(AND([.$I228]&lt;=[.S$1]; [.$I228]&gt;[.R$1]))" office:value-type="float" office:value="0">
            <text:p>0</text:p>
          </table:table-cell>
          <table:table-cell table:formula="of:=N(AND([.$I228]&lt;=[.T$1]; [.$I228]&gt;[.S$1]))" office:value-type="float" office:value="0">
            <text:p>0</text:p>
          </table:table-cell>
          <table:table-cell table:formula="of:=N(AND([.$I228]&lt;=[.U$1]; [.$I228]&gt;[.T$1]))" office:value-type="float" office:value="0">
            <text:p>0</text:p>
          </table:table-cell>
          <table:table-cell table:formula="of:=N(AND([.$I228]&lt;=[.V$1]; [.$I228]&gt;[.U$1]))" office:value-type="float" office:value="0">
            <text:p>0</text:p>
          </table:table-cell>
          <table:table-cell table:formula="of:=N(AND([.$I228]&lt;=[.W$1]; [.$I228]&gt;[.V$1]))" office:value-type="float" office:value="0">
            <text:p>0</text:p>
          </table:table-cell>
          <table:table-cell table:formula="of:=N(AND([.$I228]&lt;=[.X$1]; [.$I228]&gt;[.W$1]))" office:value-type="float" office:value="0">
            <text:p>0</text:p>
          </table:table-cell>
          <table:table-cell table:formula="of:=N(AND([.$I228]&lt;=[.Y$1]; [.$I228]&gt;[.X$1]))" office:value-type="float" office:value="0">
            <text:p>0</text:p>
          </table:table-cell>
          <table:table-cell table:formula="of:=N(AND([.$I228]&lt;=[.Z$1]; [.$I228]&gt;[.Y$1]))" office:value-type="float" office:value="0">
            <text:p>0</text:p>
          </table:table-cell>
          <table:table-cell table:formula="of:=N(AND([.$I228]&lt;=[.AA$1]; [.$I228]&gt;[.Z$1]))" office:value-type="float" office:value="0">
            <text:p>0</text:p>
          </table:table-cell>
          <table:table-cell table:formula="of:=N(AND([.$I228]&lt;=[.AB$1]; [.$I228]&gt;[.AA$1]))" office:value-type="float" office:value="0">
            <text:p>0</text:p>
          </table:table-cell>
          <table:table-cell table:formula="of:=N(AND([.$I228]&lt;=[.AC$1]; [.$I228]&gt;[.AB$1]))" office:value-type="float" office:value="0">
            <text:p>0</text:p>
          </table:table-cell>
          <table:table-cell table:formula="of:=N(AND([.$I228]&lt;=[.AD$1]; [.$I228]&gt;[.AC$1]))" office:value-type="float" office:value="0">
            <text:p>0</text:p>
          </table:table-cell>
          <table:table-cell table:formula="of:=N(AND([.$I228]&lt;=[.AE$1]; [.$I228]&gt;[.AD$1]))" office:value-type="float" office:value="0">
            <text:p>0</text:p>
          </table:table-cell>
          <table:table-cell table:formula="of:=N(AND([.$I228]&lt;=[.AF$1]; [.$I228]&gt;[.AE$1]))" office:value-type="float" office:value="0">
            <text:p>0</text:p>
          </table:table-cell>
          <table:table-cell table:formula="of:=N(AND([.$I228]&lt;=[.AG$1]; [.$I228]&gt;[.AF$1]))" office:value-type="float" office:value="0">
            <text:p>0</text:p>
          </table:table-cell>
          <table:table-cell table:formula="of:=N(AND([.$I228]&lt;=[.AH$1]; [.$I228]&gt;[.AG$1]))" office:value-type="float" office:value="0">
            <text:p>0</text:p>
          </table:table-cell>
          <table:table-cell table:formula="of:=N(AND([.$I228]&lt;=[.AI$1]; [.$I22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5:53Z</text:p>
          </table:table-cell>
          <table:table-cell office:value-type="float" office:value="2267">
            <text:p>2267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1361">
            <text:p>1361</text:p>
          </table:table-cell>
          <table:table-cell table:formula="of:=N(AND([.$I229]&lt;=[.K$1]; [.$I229]&gt;[.J$1]))" office:value-type="float" office:value="0">
            <text:p>0</text:p>
          </table:table-cell>
          <table:table-cell table:formula="of:=N(AND([.$I229]&lt;=[.L$1]; [.$I229]&gt;[.K$1]))" office:value-type="float" office:value="0">
            <text:p>0</text:p>
          </table:table-cell>
          <table:table-cell table:formula="of:=N(AND([.$I229]&lt;=[.M$1]; [.$I229]&gt;[.L$1]))" office:value-type="float" office:value="0">
            <text:p>0</text:p>
          </table:table-cell>
          <table:table-cell table:formula="of:=N(AND([.$I229]&lt;=[.N$1]; [.$I229]&gt;[.M$1]))" office:value-type="float" office:value="0">
            <text:p>0</text:p>
          </table:table-cell>
          <table:table-cell table:formula="of:=N(AND([.$I229]&lt;=[.O$1]; [.$I229]&gt;[.N$1]))" office:value-type="float" office:value="0">
            <text:p>0</text:p>
          </table:table-cell>
          <table:table-cell table:formula="of:=N(AND([.$I229]&lt;=[.P$1]; [.$I229]&gt;[.O$1]))" office:value-type="float" office:value="0">
            <text:p>0</text:p>
          </table:table-cell>
          <table:table-cell table:formula="of:=N(AND([.$I229]&lt;=[.Q$1]; [.$I229]&gt;[.P$1]))" office:value-type="float" office:value="0">
            <text:p>0</text:p>
          </table:table-cell>
          <table:table-cell table:formula="of:=N(AND([.$I229]&lt;=[.R$1]; [.$I229]&gt;[.Q$1]))" office:value-type="float" office:value="0">
            <text:p>0</text:p>
          </table:table-cell>
          <table:table-cell table:formula="of:=N(AND([.$I229]&lt;=[.S$1]; [.$I229]&gt;[.R$1]))" office:value-type="float" office:value="1">
            <text:p>1</text:p>
          </table:table-cell>
          <table:table-cell table:formula="of:=N(AND([.$I229]&lt;=[.T$1]; [.$I229]&gt;[.S$1]))" office:value-type="float" office:value="0">
            <text:p>0</text:p>
          </table:table-cell>
          <table:table-cell table:formula="of:=N(AND([.$I229]&lt;=[.U$1]; [.$I229]&gt;[.T$1]))" office:value-type="float" office:value="0">
            <text:p>0</text:p>
          </table:table-cell>
          <table:table-cell table:formula="of:=N(AND([.$I229]&lt;=[.V$1]; [.$I229]&gt;[.U$1]))" office:value-type="float" office:value="0">
            <text:p>0</text:p>
          </table:table-cell>
          <table:table-cell table:formula="of:=N(AND([.$I229]&lt;=[.W$1]; [.$I229]&gt;[.V$1]))" office:value-type="float" office:value="0">
            <text:p>0</text:p>
          </table:table-cell>
          <table:table-cell table:formula="of:=N(AND([.$I229]&lt;=[.X$1]; [.$I229]&gt;[.W$1]))" office:value-type="float" office:value="0">
            <text:p>0</text:p>
          </table:table-cell>
          <table:table-cell table:formula="of:=N(AND([.$I229]&lt;=[.Y$1]; [.$I229]&gt;[.X$1]))" office:value-type="float" office:value="0">
            <text:p>0</text:p>
          </table:table-cell>
          <table:table-cell table:formula="of:=N(AND([.$I229]&lt;=[.Z$1]; [.$I229]&gt;[.Y$1]))" office:value-type="float" office:value="0">
            <text:p>0</text:p>
          </table:table-cell>
          <table:table-cell table:formula="of:=N(AND([.$I229]&lt;=[.AA$1]; [.$I229]&gt;[.Z$1]))" office:value-type="float" office:value="0">
            <text:p>0</text:p>
          </table:table-cell>
          <table:table-cell table:formula="of:=N(AND([.$I229]&lt;=[.AB$1]; [.$I229]&gt;[.AA$1]))" office:value-type="float" office:value="0">
            <text:p>0</text:p>
          </table:table-cell>
          <table:table-cell table:formula="of:=N(AND([.$I229]&lt;=[.AC$1]; [.$I229]&gt;[.AB$1]))" office:value-type="float" office:value="0">
            <text:p>0</text:p>
          </table:table-cell>
          <table:table-cell table:formula="of:=N(AND([.$I229]&lt;=[.AD$1]; [.$I229]&gt;[.AC$1]))" office:value-type="float" office:value="0">
            <text:p>0</text:p>
          </table:table-cell>
          <table:table-cell table:formula="of:=N(AND([.$I229]&lt;=[.AE$1]; [.$I229]&gt;[.AD$1]))" office:value-type="float" office:value="0">
            <text:p>0</text:p>
          </table:table-cell>
          <table:table-cell table:formula="of:=N(AND([.$I229]&lt;=[.AF$1]; [.$I229]&gt;[.AE$1]))" office:value-type="float" office:value="0">
            <text:p>0</text:p>
          </table:table-cell>
          <table:table-cell table:formula="of:=N(AND([.$I229]&lt;=[.AG$1]; [.$I229]&gt;[.AF$1]))" office:value-type="float" office:value="0">
            <text:p>0</text:p>
          </table:table-cell>
          <table:table-cell table:formula="of:=N(AND([.$I229]&lt;=[.AH$1]; [.$I229]&gt;[.AG$1]))" office:value-type="float" office:value="0">
            <text:p>0</text:p>
          </table:table-cell>
          <table:table-cell table:formula="of:=N(AND([.$I229]&lt;=[.AI$1]; [.$I22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6:22Z</text:p>
          </table:table-cell>
          <table:table-cell office:value-type="float" office:value="3724">
            <text:p>3724</text:p>
          </table:table-cell>
          <table:table-cell/>
          <table:table-cell office:value-type="float" office:value="128000">
            <text:p>128000</text:p>
          </table:table-cell>
          <table:table-cell office:value-type="float" office:value="1631">
            <text:p>1631</text:p>
          </table:table-cell>
          <table:table-cell table:formula="of:=N(AND([.$I230]&lt;=[.K$1]; [.$I230]&gt;[.J$1]))" office:value-type="float" office:value="0">
            <text:p>0</text:p>
          </table:table-cell>
          <table:table-cell table:formula="of:=N(AND([.$I230]&lt;=[.L$1]; [.$I230]&gt;[.K$1]))" office:value-type="float" office:value="0">
            <text:p>0</text:p>
          </table:table-cell>
          <table:table-cell table:formula="of:=N(AND([.$I230]&lt;=[.M$1]; [.$I230]&gt;[.L$1]))" office:value-type="float" office:value="0">
            <text:p>0</text:p>
          </table:table-cell>
          <table:table-cell table:formula="of:=N(AND([.$I230]&lt;=[.N$1]; [.$I230]&gt;[.M$1]))" office:value-type="float" office:value="0">
            <text:p>0</text:p>
          </table:table-cell>
          <table:table-cell table:formula="of:=N(AND([.$I230]&lt;=[.O$1]; [.$I230]&gt;[.N$1]))" office:value-type="float" office:value="1">
            <text:p>1</text:p>
          </table:table-cell>
          <table:table-cell table:formula="of:=N(AND([.$I230]&lt;=[.P$1]; [.$I230]&gt;[.O$1]))" office:value-type="float" office:value="0">
            <text:p>0</text:p>
          </table:table-cell>
          <table:table-cell table:formula="of:=N(AND([.$I230]&lt;=[.Q$1]; [.$I230]&gt;[.P$1]))" office:value-type="float" office:value="0">
            <text:p>0</text:p>
          </table:table-cell>
          <table:table-cell table:formula="of:=N(AND([.$I230]&lt;=[.R$1]; [.$I230]&gt;[.Q$1]))" office:value-type="float" office:value="0">
            <text:p>0</text:p>
          </table:table-cell>
          <table:table-cell table:formula="of:=N(AND([.$I230]&lt;=[.S$1]; [.$I230]&gt;[.R$1]))" office:value-type="float" office:value="0">
            <text:p>0</text:p>
          </table:table-cell>
          <table:table-cell table:formula="of:=N(AND([.$I230]&lt;=[.T$1]; [.$I230]&gt;[.S$1]))" office:value-type="float" office:value="0">
            <text:p>0</text:p>
          </table:table-cell>
          <table:table-cell table:formula="of:=N(AND([.$I230]&lt;=[.U$1]; [.$I230]&gt;[.T$1]))" office:value-type="float" office:value="0">
            <text:p>0</text:p>
          </table:table-cell>
          <table:table-cell table:formula="of:=N(AND([.$I230]&lt;=[.V$1]; [.$I230]&gt;[.U$1]))" office:value-type="float" office:value="0">
            <text:p>0</text:p>
          </table:table-cell>
          <table:table-cell table:formula="of:=N(AND([.$I230]&lt;=[.W$1]; [.$I230]&gt;[.V$1]))" office:value-type="float" office:value="0">
            <text:p>0</text:p>
          </table:table-cell>
          <table:table-cell table:formula="of:=N(AND([.$I230]&lt;=[.X$1]; [.$I230]&gt;[.W$1]))" office:value-type="float" office:value="0">
            <text:p>0</text:p>
          </table:table-cell>
          <table:table-cell table:formula="of:=N(AND([.$I230]&lt;=[.Y$1]; [.$I230]&gt;[.X$1]))" office:value-type="float" office:value="0">
            <text:p>0</text:p>
          </table:table-cell>
          <table:table-cell table:formula="of:=N(AND([.$I230]&lt;=[.Z$1]; [.$I230]&gt;[.Y$1]))" office:value-type="float" office:value="0">
            <text:p>0</text:p>
          </table:table-cell>
          <table:table-cell table:formula="of:=N(AND([.$I230]&lt;=[.AA$1]; [.$I230]&gt;[.Z$1]))" office:value-type="float" office:value="0">
            <text:p>0</text:p>
          </table:table-cell>
          <table:table-cell table:formula="of:=N(AND([.$I230]&lt;=[.AB$1]; [.$I230]&gt;[.AA$1]))" office:value-type="float" office:value="0">
            <text:p>0</text:p>
          </table:table-cell>
          <table:table-cell table:formula="of:=N(AND([.$I230]&lt;=[.AC$1]; [.$I230]&gt;[.AB$1]))" office:value-type="float" office:value="0">
            <text:p>0</text:p>
          </table:table-cell>
          <table:table-cell table:formula="of:=N(AND([.$I230]&lt;=[.AD$1]; [.$I230]&gt;[.AC$1]))" office:value-type="float" office:value="0">
            <text:p>0</text:p>
          </table:table-cell>
          <table:table-cell table:formula="of:=N(AND([.$I230]&lt;=[.AE$1]; [.$I230]&gt;[.AD$1]))" office:value-type="float" office:value="0">
            <text:p>0</text:p>
          </table:table-cell>
          <table:table-cell table:formula="of:=N(AND([.$I230]&lt;=[.AF$1]; [.$I230]&gt;[.AE$1]))" office:value-type="float" office:value="0">
            <text:p>0</text:p>
          </table:table-cell>
          <table:table-cell table:formula="of:=N(AND([.$I230]&lt;=[.AG$1]; [.$I230]&gt;[.AF$1]))" office:value-type="float" office:value="0">
            <text:p>0</text:p>
          </table:table-cell>
          <table:table-cell table:formula="of:=N(AND([.$I230]&lt;=[.AH$1]; [.$I230]&gt;[.AG$1]))" office:value-type="float" office:value="0">
            <text:p>0</text:p>
          </table:table-cell>
          <table:table-cell table:formula="of:=N(AND([.$I230]&lt;=[.AI$1]; [.$I23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6:59Z</text:p>
          </table:table-cell>
          <table:table-cell office:value-type="float" office:value="13935">
            <text:p>13935</text:p>
          </table:table-cell>
          <table:table-cell/>
          <table:table-cell office:value-type="float" office:value="179000">
            <text:p>179000</text:p>
          </table:table-cell>
          <table:table-cell office:value-type="float" office:value="1631">
            <text:p>1631</text:p>
          </table:table-cell>
          <table:table-cell table:formula="of:=N(AND([.$I231]&lt;=[.K$1]; [.$I231]&gt;[.J$1]))" office:value-type="float" office:value="0">
            <text:p>0</text:p>
          </table:table-cell>
          <table:table-cell table:formula="of:=N(AND([.$I231]&lt;=[.L$1]; [.$I231]&gt;[.K$1]))" office:value-type="float" office:value="0">
            <text:p>0</text:p>
          </table:table-cell>
          <table:table-cell table:formula="of:=N(AND([.$I231]&lt;=[.M$1]; [.$I231]&gt;[.L$1]))" office:value-type="float" office:value="0">
            <text:p>0</text:p>
          </table:table-cell>
          <table:table-cell table:formula="of:=N(AND([.$I231]&lt;=[.N$1]; [.$I231]&gt;[.M$1]))" office:value-type="float" office:value="0">
            <text:p>0</text:p>
          </table:table-cell>
          <table:table-cell table:formula="of:=N(AND([.$I231]&lt;=[.O$1]; [.$I231]&gt;[.N$1]))" office:value-type="float" office:value="0">
            <text:p>0</text:p>
          </table:table-cell>
          <table:table-cell table:formula="of:=N(AND([.$I231]&lt;=[.P$1]; [.$I231]&gt;[.O$1]))" office:value-type="float" office:value="1">
            <text:p>1</text:p>
          </table:table-cell>
          <table:table-cell table:formula="of:=N(AND([.$I231]&lt;=[.Q$1]; [.$I231]&gt;[.P$1]))" office:value-type="float" office:value="0">
            <text:p>0</text:p>
          </table:table-cell>
          <table:table-cell table:formula="of:=N(AND([.$I231]&lt;=[.R$1]; [.$I231]&gt;[.Q$1]))" office:value-type="float" office:value="0">
            <text:p>0</text:p>
          </table:table-cell>
          <table:table-cell table:formula="of:=N(AND([.$I231]&lt;=[.S$1]; [.$I231]&gt;[.R$1]))" office:value-type="float" office:value="0">
            <text:p>0</text:p>
          </table:table-cell>
          <table:table-cell table:formula="of:=N(AND([.$I231]&lt;=[.T$1]; [.$I231]&gt;[.S$1]))" office:value-type="float" office:value="0">
            <text:p>0</text:p>
          </table:table-cell>
          <table:table-cell table:formula="of:=N(AND([.$I231]&lt;=[.U$1]; [.$I231]&gt;[.T$1]))" office:value-type="float" office:value="0">
            <text:p>0</text:p>
          </table:table-cell>
          <table:table-cell table:formula="of:=N(AND([.$I231]&lt;=[.V$1]; [.$I231]&gt;[.U$1]))" office:value-type="float" office:value="0">
            <text:p>0</text:p>
          </table:table-cell>
          <table:table-cell table:formula="of:=N(AND([.$I231]&lt;=[.W$1]; [.$I231]&gt;[.V$1]))" office:value-type="float" office:value="0">
            <text:p>0</text:p>
          </table:table-cell>
          <table:table-cell table:formula="of:=N(AND([.$I231]&lt;=[.X$1]; [.$I231]&gt;[.W$1]))" office:value-type="float" office:value="0">
            <text:p>0</text:p>
          </table:table-cell>
          <table:table-cell table:formula="of:=N(AND([.$I231]&lt;=[.Y$1]; [.$I231]&gt;[.X$1]))" office:value-type="float" office:value="0">
            <text:p>0</text:p>
          </table:table-cell>
          <table:table-cell table:formula="of:=N(AND([.$I231]&lt;=[.Z$1]; [.$I231]&gt;[.Y$1]))" office:value-type="float" office:value="0">
            <text:p>0</text:p>
          </table:table-cell>
          <table:table-cell table:formula="of:=N(AND([.$I231]&lt;=[.AA$1]; [.$I231]&gt;[.Z$1]))" office:value-type="float" office:value="0">
            <text:p>0</text:p>
          </table:table-cell>
          <table:table-cell table:formula="of:=N(AND([.$I231]&lt;=[.AB$1]; [.$I231]&gt;[.AA$1]))" office:value-type="float" office:value="0">
            <text:p>0</text:p>
          </table:table-cell>
          <table:table-cell table:formula="of:=N(AND([.$I231]&lt;=[.AC$1]; [.$I231]&gt;[.AB$1]))" office:value-type="float" office:value="0">
            <text:p>0</text:p>
          </table:table-cell>
          <table:table-cell table:formula="of:=N(AND([.$I231]&lt;=[.AD$1]; [.$I231]&gt;[.AC$1]))" office:value-type="float" office:value="0">
            <text:p>0</text:p>
          </table:table-cell>
          <table:table-cell table:formula="of:=N(AND([.$I231]&lt;=[.AE$1]; [.$I231]&gt;[.AD$1]))" office:value-type="float" office:value="0">
            <text:p>0</text:p>
          </table:table-cell>
          <table:table-cell table:formula="of:=N(AND([.$I231]&lt;=[.AF$1]; [.$I231]&gt;[.AE$1]))" office:value-type="float" office:value="0">
            <text:p>0</text:p>
          </table:table-cell>
          <table:table-cell table:formula="of:=N(AND([.$I231]&lt;=[.AG$1]; [.$I231]&gt;[.AF$1]))" office:value-type="float" office:value="0">
            <text:p>0</text:p>
          </table:table-cell>
          <table:table-cell table:formula="of:=N(AND([.$I231]&lt;=[.AH$1]; [.$I231]&gt;[.AG$1]))" office:value-type="float" office:value="0">
            <text:p>0</text:p>
          </table:table-cell>
          <table:table-cell table:formula="of:=N(AND([.$I231]&lt;=[.AI$1]; [.$I23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8:38Z</text:p>
          </table:table-cell>
          <table:table-cell office:value-type="float" office:value="3633">
            <text:p>3633</text:p>
          </table:table-cell>
          <table:table-cell/>
          <table:table-cell office:value-type="float" office:value="298000">
            <text:p>298000</text:p>
          </table:table-cell>
          <table:table-cell office:value-type="float" office:value="1631">
            <text:p>1631</text:p>
          </table:table-cell>
          <table:table-cell table:formula="of:=N(AND([.$I232]&lt;=[.K$1]; [.$I232]&gt;[.J$1]))" office:value-type="float" office:value="0">
            <text:p>0</text:p>
          </table:table-cell>
          <table:table-cell table:formula="of:=N(AND([.$I232]&lt;=[.L$1]; [.$I232]&gt;[.K$1]))" office:value-type="float" office:value="0">
            <text:p>0</text:p>
          </table:table-cell>
          <table:table-cell table:formula="of:=N(AND([.$I232]&lt;=[.M$1]; [.$I232]&gt;[.L$1]))" office:value-type="float" office:value="0">
            <text:p>0</text:p>
          </table:table-cell>
          <table:table-cell table:formula="of:=N(AND([.$I232]&lt;=[.N$1]; [.$I232]&gt;[.M$1]))" office:value-type="float" office:value="0">
            <text:p>0</text:p>
          </table:table-cell>
          <table:table-cell table:formula="of:=N(AND([.$I232]&lt;=[.O$1]; [.$I232]&gt;[.N$1]))" office:value-type="float" office:value="0">
            <text:p>0</text:p>
          </table:table-cell>
          <table:table-cell table:formula="of:=N(AND([.$I232]&lt;=[.P$1]; [.$I232]&gt;[.O$1]))" office:value-type="float" office:value="0">
            <text:p>0</text:p>
          </table:table-cell>
          <table:table-cell table:formula="of:=N(AND([.$I232]&lt;=[.Q$1]; [.$I232]&gt;[.P$1]))" office:value-type="float" office:value="0">
            <text:p>0</text:p>
          </table:table-cell>
          <table:table-cell table:formula="of:=N(AND([.$I232]&lt;=[.R$1]; [.$I232]&gt;[.Q$1]))" office:value-type="float" office:value="0">
            <text:p>0</text:p>
          </table:table-cell>
          <table:table-cell table:formula="of:=N(AND([.$I232]&lt;=[.S$1]; [.$I232]&gt;[.R$1]))" office:value-type="float" office:value="0">
            <text:p>0</text:p>
          </table:table-cell>
          <table:table-cell table:formula="of:=N(AND([.$I232]&lt;=[.T$1]; [.$I232]&gt;[.S$1]))" office:value-type="float" office:value="1">
            <text:p>1</text:p>
          </table:table-cell>
          <table:table-cell table:formula="of:=N(AND([.$I232]&lt;=[.U$1]; [.$I232]&gt;[.T$1]))" office:value-type="float" office:value="0">
            <text:p>0</text:p>
          </table:table-cell>
          <table:table-cell table:formula="of:=N(AND([.$I232]&lt;=[.V$1]; [.$I232]&gt;[.U$1]))" office:value-type="float" office:value="0">
            <text:p>0</text:p>
          </table:table-cell>
          <table:table-cell table:formula="of:=N(AND([.$I232]&lt;=[.W$1]; [.$I232]&gt;[.V$1]))" office:value-type="float" office:value="0">
            <text:p>0</text:p>
          </table:table-cell>
          <table:table-cell table:formula="of:=N(AND([.$I232]&lt;=[.X$1]; [.$I232]&gt;[.W$1]))" office:value-type="float" office:value="0">
            <text:p>0</text:p>
          </table:table-cell>
          <table:table-cell table:formula="of:=N(AND([.$I232]&lt;=[.Y$1]; [.$I232]&gt;[.X$1]))" office:value-type="float" office:value="0">
            <text:p>0</text:p>
          </table:table-cell>
          <table:table-cell table:formula="of:=N(AND([.$I232]&lt;=[.Z$1]; [.$I232]&gt;[.Y$1]))" office:value-type="float" office:value="0">
            <text:p>0</text:p>
          </table:table-cell>
          <table:table-cell table:formula="of:=N(AND([.$I232]&lt;=[.AA$1]; [.$I232]&gt;[.Z$1]))" office:value-type="float" office:value="0">
            <text:p>0</text:p>
          </table:table-cell>
          <table:table-cell table:formula="of:=N(AND([.$I232]&lt;=[.AB$1]; [.$I232]&gt;[.AA$1]))" office:value-type="float" office:value="0">
            <text:p>0</text:p>
          </table:table-cell>
          <table:table-cell table:formula="of:=N(AND([.$I232]&lt;=[.AC$1]; [.$I232]&gt;[.AB$1]))" office:value-type="float" office:value="0">
            <text:p>0</text:p>
          </table:table-cell>
          <table:table-cell table:formula="of:=N(AND([.$I232]&lt;=[.AD$1]; [.$I232]&gt;[.AC$1]))" office:value-type="float" office:value="0">
            <text:p>0</text:p>
          </table:table-cell>
          <table:table-cell table:formula="of:=N(AND([.$I232]&lt;=[.AE$1]; [.$I232]&gt;[.AD$1]))" office:value-type="float" office:value="0">
            <text:p>0</text:p>
          </table:table-cell>
          <table:table-cell table:formula="of:=N(AND([.$I232]&lt;=[.AF$1]; [.$I232]&gt;[.AE$1]))" office:value-type="float" office:value="0">
            <text:p>0</text:p>
          </table:table-cell>
          <table:table-cell table:formula="of:=N(AND([.$I232]&lt;=[.AG$1]; [.$I232]&gt;[.AF$1]))" office:value-type="float" office:value="0">
            <text:p>0</text:p>
          </table:table-cell>
          <table:table-cell table:formula="of:=N(AND([.$I232]&lt;=[.AH$1]; [.$I232]&gt;[.AG$1]))" office:value-type="float" office:value="0">
            <text:p>0</text:p>
          </table:table-cell>
          <table:table-cell table:formula="of:=N(AND([.$I232]&lt;=[.AI$1]; [.$I23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9:04Z</text:p>
          </table:table-cell>
          <table:table-cell office:value-type="float" office:value="2345">
            <text:p>2345</text:p>
          </table:table-cell>
          <table:table-cell/>
          <table:table-cell office:value-type="float" office:value="299000">
            <text:p>299000</text:p>
          </table:table-cell>
          <table:table-cell office:value-type="float" office:value="1631">
            <text:p>1631</text:p>
          </table:table-cell>
          <table:table-cell table:formula="of:=N(AND([.$I233]&lt;=[.K$1]; [.$I233]&gt;[.J$1]))" office:value-type="float" office:value="0">
            <text:p>0</text:p>
          </table:table-cell>
          <table:table-cell table:formula="of:=N(AND([.$I233]&lt;=[.L$1]; [.$I233]&gt;[.K$1]))" office:value-type="float" office:value="0">
            <text:p>0</text:p>
          </table:table-cell>
          <table:table-cell table:formula="of:=N(AND([.$I233]&lt;=[.M$1]; [.$I233]&gt;[.L$1]))" office:value-type="float" office:value="0">
            <text:p>0</text:p>
          </table:table-cell>
          <table:table-cell table:formula="of:=N(AND([.$I233]&lt;=[.N$1]; [.$I233]&gt;[.M$1]))" office:value-type="float" office:value="0">
            <text:p>0</text:p>
          </table:table-cell>
          <table:table-cell table:formula="of:=N(AND([.$I233]&lt;=[.O$1]; [.$I233]&gt;[.N$1]))" office:value-type="float" office:value="0">
            <text:p>0</text:p>
          </table:table-cell>
          <table:table-cell table:formula="of:=N(AND([.$I233]&lt;=[.P$1]; [.$I233]&gt;[.O$1]))" office:value-type="float" office:value="0">
            <text:p>0</text:p>
          </table:table-cell>
          <table:table-cell table:formula="of:=N(AND([.$I233]&lt;=[.Q$1]; [.$I233]&gt;[.P$1]))" office:value-type="float" office:value="0">
            <text:p>0</text:p>
          </table:table-cell>
          <table:table-cell table:formula="of:=N(AND([.$I233]&lt;=[.R$1]; [.$I233]&gt;[.Q$1]))" office:value-type="float" office:value="0">
            <text:p>0</text:p>
          </table:table-cell>
          <table:table-cell table:formula="of:=N(AND([.$I233]&lt;=[.S$1]; [.$I233]&gt;[.R$1]))" office:value-type="float" office:value="0">
            <text:p>0</text:p>
          </table:table-cell>
          <table:table-cell table:formula="of:=N(AND([.$I233]&lt;=[.T$1]; [.$I233]&gt;[.S$1]))" office:value-type="float" office:value="1">
            <text:p>1</text:p>
          </table:table-cell>
          <table:table-cell table:formula="of:=N(AND([.$I233]&lt;=[.U$1]; [.$I233]&gt;[.T$1]))" office:value-type="float" office:value="0">
            <text:p>0</text:p>
          </table:table-cell>
          <table:table-cell table:formula="of:=N(AND([.$I233]&lt;=[.V$1]; [.$I233]&gt;[.U$1]))" office:value-type="float" office:value="0">
            <text:p>0</text:p>
          </table:table-cell>
          <table:table-cell table:formula="of:=N(AND([.$I233]&lt;=[.W$1]; [.$I233]&gt;[.V$1]))" office:value-type="float" office:value="0">
            <text:p>0</text:p>
          </table:table-cell>
          <table:table-cell table:formula="of:=N(AND([.$I233]&lt;=[.X$1]; [.$I233]&gt;[.W$1]))" office:value-type="float" office:value="0">
            <text:p>0</text:p>
          </table:table-cell>
          <table:table-cell table:formula="of:=N(AND([.$I233]&lt;=[.Y$1]; [.$I233]&gt;[.X$1]))" office:value-type="float" office:value="0">
            <text:p>0</text:p>
          </table:table-cell>
          <table:table-cell table:formula="of:=N(AND([.$I233]&lt;=[.Z$1]; [.$I233]&gt;[.Y$1]))" office:value-type="float" office:value="0">
            <text:p>0</text:p>
          </table:table-cell>
          <table:table-cell table:formula="of:=N(AND([.$I233]&lt;=[.AA$1]; [.$I233]&gt;[.Z$1]))" office:value-type="float" office:value="0">
            <text:p>0</text:p>
          </table:table-cell>
          <table:table-cell table:formula="of:=N(AND([.$I233]&lt;=[.AB$1]; [.$I233]&gt;[.AA$1]))" office:value-type="float" office:value="0">
            <text:p>0</text:p>
          </table:table-cell>
          <table:table-cell table:formula="of:=N(AND([.$I233]&lt;=[.AC$1]; [.$I233]&gt;[.AB$1]))" office:value-type="float" office:value="0">
            <text:p>0</text:p>
          </table:table-cell>
          <table:table-cell table:formula="of:=N(AND([.$I233]&lt;=[.AD$1]; [.$I233]&gt;[.AC$1]))" office:value-type="float" office:value="0">
            <text:p>0</text:p>
          </table:table-cell>
          <table:table-cell table:formula="of:=N(AND([.$I233]&lt;=[.AE$1]; [.$I233]&gt;[.AD$1]))" office:value-type="float" office:value="0">
            <text:p>0</text:p>
          </table:table-cell>
          <table:table-cell table:formula="of:=N(AND([.$I233]&lt;=[.AF$1]; [.$I233]&gt;[.AE$1]))" office:value-type="float" office:value="0">
            <text:p>0</text:p>
          </table:table-cell>
          <table:table-cell table:formula="of:=N(AND([.$I233]&lt;=[.AG$1]; [.$I233]&gt;[.AF$1]))" office:value-type="float" office:value="0">
            <text:p>0</text:p>
          </table:table-cell>
          <table:table-cell table:formula="of:=N(AND([.$I233]&lt;=[.AH$1]; [.$I233]&gt;[.AG$1]))" office:value-type="float" office:value="0">
            <text:p>0</text:p>
          </table:table-cell>
          <table:table-cell table:formula="of:=N(AND([.$I233]&lt;=[.AI$1]; [.$I23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EJF6BA3UWLJTI2NFGYFJ4HVMZQDCBDQB</text:p>
          </table:table-cell>
          <table:table-cell office:value-type="string">
            <text:p>2013-03-16T13:07:27Z</text:p>
          </table:table-cell>
          <table:table-cell office:value-type="string">
            <text:p>2013-03-16T13:09:34Z</text:p>
          </table:table-cell>
          <table:table-cell office:value-type="float" office:value="4574">
            <text:p>4574</text:p>
          </table:table-cell>
          <table:table-cell/>
          <table:table-cell office:value-type="float" office:value="127000">
            <text:p>127000</text:p>
          </table:table-cell>
          <table:table-cell office:value-type="float" office:value="1631">
            <text:p>1631</text:p>
          </table:table-cell>
          <table:table-cell table:formula="of:=N(AND([.$I234]&lt;=[.K$1]; [.$I234]&gt;[.J$1]))" office:value-type="float" office:value="0">
            <text:p>0</text:p>
          </table:table-cell>
          <table:table-cell table:formula="of:=N(AND([.$I234]&lt;=[.L$1]; [.$I234]&gt;[.K$1]))" office:value-type="float" office:value="0">
            <text:p>0</text:p>
          </table:table-cell>
          <table:table-cell table:formula="of:=N(AND([.$I234]&lt;=[.M$1]; [.$I234]&gt;[.L$1]))" office:value-type="float" office:value="0">
            <text:p>0</text:p>
          </table:table-cell>
          <table:table-cell table:formula="of:=N(AND([.$I234]&lt;=[.N$1]; [.$I234]&gt;[.M$1]))" office:value-type="float" office:value="0">
            <text:p>0</text:p>
          </table:table-cell>
          <table:table-cell table:formula="of:=N(AND([.$I234]&lt;=[.O$1]; [.$I234]&gt;[.N$1]))" office:value-type="float" office:value="1">
            <text:p>1</text:p>
          </table:table-cell>
          <table:table-cell table:formula="of:=N(AND([.$I234]&lt;=[.P$1]; [.$I234]&gt;[.O$1]))" office:value-type="float" office:value="0">
            <text:p>0</text:p>
          </table:table-cell>
          <table:table-cell table:formula="of:=N(AND([.$I234]&lt;=[.Q$1]; [.$I234]&gt;[.P$1]))" office:value-type="float" office:value="0">
            <text:p>0</text:p>
          </table:table-cell>
          <table:table-cell table:formula="of:=N(AND([.$I234]&lt;=[.R$1]; [.$I234]&gt;[.Q$1]))" office:value-type="float" office:value="0">
            <text:p>0</text:p>
          </table:table-cell>
          <table:table-cell table:formula="of:=N(AND([.$I234]&lt;=[.S$1]; [.$I234]&gt;[.R$1]))" office:value-type="float" office:value="0">
            <text:p>0</text:p>
          </table:table-cell>
          <table:table-cell table:formula="of:=N(AND([.$I234]&lt;=[.T$1]; [.$I234]&gt;[.S$1]))" office:value-type="float" office:value="0">
            <text:p>0</text:p>
          </table:table-cell>
          <table:table-cell table:formula="of:=N(AND([.$I234]&lt;=[.U$1]; [.$I234]&gt;[.T$1]))" office:value-type="float" office:value="0">
            <text:p>0</text:p>
          </table:table-cell>
          <table:table-cell table:formula="of:=N(AND([.$I234]&lt;=[.V$1]; [.$I234]&gt;[.U$1]))" office:value-type="float" office:value="0">
            <text:p>0</text:p>
          </table:table-cell>
          <table:table-cell table:formula="of:=N(AND([.$I234]&lt;=[.W$1]; [.$I234]&gt;[.V$1]))" office:value-type="float" office:value="0">
            <text:p>0</text:p>
          </table:table-cell>
          <table:table-cell table:formula="of:=N(AND([.$I234]&lt;=[.X$1]; [.$I234]&gt;[.W$1]))" office:value-type="float" office:value="0">
            <text:p>0</text:p>
          </table:table-cell>
          <table:table-cell table:formula="of:=N(AND([.$I234]&lt;=[.Y$1]; [.$I234]&gt;[.X$1]))" office:value-type="float" office:value="0">
            <text:p>0</text:p>
          </table:table-cell>
          <table:table-cell table:formula="of:=N(AND([.$I234]&lt;=[.Z$1]; [.$I234]&gt;[.Y$1]))" office:value-type="float" office:value="0">
            <text:p>0</text:p>
          </table:table-cell>
          <table:table-cell table:formula="of:=N(AND([.$I234]&lt;=[.AA$1]; [.$I234]&gt;[.Z$1]))" office:value-type="float" office:value="0">
            <text:p>0</text:p>
          </table:table-cell>
          <table:table-cell table:formula="of:=N(AND([.$I234]&lt;=[.AB$1]; [.$I234]&gt;[.AA$1]))" office:value-type="float" office:value="0">
            <text:p>0</text:p>
          </table:table-cell>
          <table:table-cell table:formula="of:=N(AND([.$I234]&lt;=[.AC$1]; [.$I234]&gt;[.AB$1]))" office:value-type="float" office:value="0">
            <text:p>0</text:p>
          </table:table-cell>
          <table:table-cell table:formula="of:=N(AND([.$I234]&lt;=[.AD$1]; [.$I234]&gt;[.AC$1]))" office:value-type="float" office:value="0">
            <text:p>0</text:p>
          </table:table-cell>
          <table:table-cell table:formula="of:=N(AND([.$I234]&lt;=[.AE$1]; [.$I234]&gt;[.AD$1]))" office:value-type="float" office:value="0">
            <text:p>0</text:p>
          </table:table-cell>
          <table:table-cell table:formula="of:=N(AND([.$I234]&lt;=[.AF$1]; [.$I234]&gt;[.AE$1]))" office:value-type="float" office:value="0">
            <text:p>0</text:p>
          </table:table-cell>
          <table:table-cell table:formula="of:=N(AND([.$I234]&lt;=[.AG$1]; [.$I234]&gt;[.AF$1]))" office:value-type="float" office:value="0">
            <text:p>0</text:p>
          </table:table-cell>
          <table:table-cell table:formula="of:=N(AND([.$I234]&lt;=[.AH$1]; [.$I234]&gt;[.AG$1]))" office:value-type="float" office:value="0">
            <text:p>0</text:p>
          </table:table-cell>
          <table:table-cell table:formula="of:=N(AND([.$I234]&lt;=[.AI$1]; [.$I23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WGX4EU4SDFMQJHMGPZUUJPQGXZPNJH5O</text:p>
          </table:table-cell>
          <table:table-cell office:value-type="string">
            <text:p>2013-03-16T13:07:19Z</text:p>
          </table:table-cell>
          <table:table-cell office:value-type="string">
            <text:p>2013-03-16T13:09:35Z</text:p>
          </table:table-cell>
          <table:table-cell office:value-type="float" office:value="87538">
            <text:p>87538</text:p>
          </table:table-cell>
          <table:table-cell/>
          <table:table-cell office:value-type="float" office:value="136000">
            <text:p>136000</text:p>
          </table:table-cell>
          <table:table-cell office:value-type="float" office:value="1631">
            <text:p>1631</text:p>
          </table:table-cell>
          <table:table-cell table:formula="of:=N(AND([.$I235]&lt;=[.K$1]; [.$I235]&gt;[.J$1]))" office:value-type="float" office:value="0">
            <text:p>0</text:p>
          </table:table-cell>
          <table:table-cell table:formula="of:=N(AND([.$I235]&lt;=[.L$1]; [.$I235]&gt;[.K$1]))" office:value-type="float" office:value="0">
            <text:p>0</text:p>
          </table:table-cell>
          <table:table-cell table:formula="of:=N(AND([.$I235]&lt;=[.M$1]; [.$I235]&gt;[.L$1]))" office:value-type="float" office:value="0">
            <text:p>0</text:p>
          </table:table-cell>
          <table:table-cell table:formula="of:=N(AND([.$I235]&lt;=[.N$1]; [.$I235]&gt;[.M$1]))" office:value-type="float" office:value="0">
            <text:p>0</text:p>
          </table:table-cell>
          <table:table-cell table:formula="of:=N(AND([.$I235]&lt;=[.O$1]; [.$I235]&gt;[.N$1]))" office:value-type="float" office:value="1">
            <text:p>1</text:p>
          </table:table-cell>
          <table:table-cell table:formula="of:=N(AND([.$I235]&lt;=[.P$1]; [.$I235]&gt;[.O$1]))" office:value-type="float" office:value="0">
            <text:p>0</text:p>
          </table:table-cell>
          <table:table-cell table:formula="of:=N(AND([.$I235]&lt;=[.Q$1]; [.$I235]&gt;[.P$1]))" office:value-type="float" office:value="0">
            <text:p>0</text:p>
          </table:table-cell>
          <table:table-cell table:formula="of:=N(AND([.$I235]&lt;=[.R$1]; [.$I235]&gt;[.Q$1]))" office:value-type="float" office:value="0">
            <text:p>0</text:p>
          </table:table-cell>
          <table:table-cell table:formula="of:=N(AND([.$I235]&lt;=[.S$1]; [.$I235]&gt;[.R$1]))" office:value-type="float" office:value="0">
            <text:p>0</text:p>
          </table:table-cell>
          <table:table-cell table:formula="of:=N(AND([.$I235]&lt;=[.T$1]; [.$I235]&gt;[.S$1]))" office:value-type="float" office:value="0">
            <text:p>0</text:p>
          </table:table-cell>
          <table:table-cell table:formula="of:=N(AND([.$I235]&lt;=[.U$1]; [.$I235]&gt;[.T$1]))" office:value-type="float" office:value="0">
            <text:p>0</text:p>
          </table:table-cell>
          <table:table-cell table:formula="of:=N(AND([.$I235]&lt;=[.V$1]; [.$I235]&gt;[.U$1]))" office:value-type="float" office:value="0">
            <text:p>0</text:p>
          </table:table-cell>
          <table:table-cell table:formula="of:=N(AND([.$I235]&lt;=[.W$1]; [.$I235]&gt;[.V$1]))" office:value-type="float" office:value="0">
            <text:p>0</text:p>
          </table:table-cell>
          <table:table-cell table:formula="of:=N(AND([.$I235]&lt;=[.X$1]; [.$I235]&gt;[.W$1]))" office:value-type="float" office:value="0">
            <text:p>0</text:p>
          </table:table-cell>
          <table:table-cell table:formula="of:=N(AND([.$I235]&lt;=[.Y$1]; [.$I235]&gt;[.X$1]))" office:value-type="float" office:value="0">
            <text:p>0</text:p>
          </table:table-cell>
          <table:table-cell table:formula="of:=N(AND([.$I235]&lt;=[.Z$1]; [.$I235]&gt;[.Y$1]))" office:value-type="float" office:value="0">
            <text:p>0</text:p>
          </table:table-cell>
          <table:table-cell table:formula="of:=N(AND([.$I235]&lt;=[.AA$1]; [.$I235]&gt;[.Z$1]))" office:value-type="float" office:value="0">
            <text:p>0</text:p>
          </table:table-cell>
          <table:table-cell table:formula="of:=N(AND([.$I235]&lt;=[.AB$1]; [.$I235]&gt;[.AA$1]))" office:value-type="float" office:value="0">
            <text:p>0</text:p>
          </table:table-cell>
          <table:table-cell table:formula="of:=N(AND([.$I235]&lt;=[.AC$1]; [.$I235]&gt;[.AB$1]))" office:value-type="float" office:value="0">
            <text:p>0</text:p>
          </table:table-cell>
          <table:table-cell table:formula="of:=N(AND([.$I235]&lt;=[.AD$1]; [.$I235]&gt;[.AC$1]))" office:value-type="float" office:value="0">
            <text:p>0</text:p>
          </table:table-cell>
          <table:table-cell table:formula="of:=N(AND([.$I235]&lt;=[.AE$1]; [.$I235]&gt;[.AD$1]))" office:value-type="float" office:value="0">
            <text:p>0</text:p>
          </table:table-cell>
          <table:table-cell table:formula="of:=N(AND([.$I235]&lt;=[.AF$1]; [.$I235]&gt;[.AE$1]))" office:value-type="float" office:value="0">
            <text:p>0</text:p>
          </table:table-cell>
          <table:table-cell table:formula="of:=N(AND([.$I235]&lt;=[.AG$1]; [.$I235]&gt;[.AF$1]))" office:value-type="float" office:value="0">
            <text:p>0</text:p>
          </table:table-cell>
          <table:table-cell table:formula="of:=N(AND([.$I235]&lt;=[.AH$1]; [.$I235]&gt;[.AG$1]))" office:value-type="float" office:value="0">
            <text:p>0</text:p>
          </table:table-cell>
          <table:table-cell table:formula="of:=N(AND([.$I235]&lt;=[.AI$1]; [.$I23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10:01Z</text:p>
          </table:table-cell>
          <table:table-cell office:value-type="float" office:value="4083">
            <text:p>4083</text:p>
          </table:table-cell>
          <table:table-cell/>
          <table:table-cell office:value-type="float" office:value="235000">
            <text:p>235000</text:p>
          </table:table-cell>
          <table:table-cell office:value-type="float" office:value="1631">
            <text:p>1631</text:p>
          </table:table-cell>
          <table:table-cell table:formula="of:=N(AND([.$I236]&lt;=[.K$1]; [.$I236]&gt;[.J$1]))" office:value-type="float" office:value="0">
            <text:p>0</text:p>
          </table:table-cell>
          <table:table-cell table:formula="of:=N(AND([.$I236]&lt;=[.L$1]; [.$I236]&gt;[.K$1]))" office:value-type="float" office:value="0">
            <text:p>0</text:p>
          </table:table-cell>
          <table:table-cell table:formula="of:=N(AND([.$I236]&lt;=[.M$1]; [.$I236]&gt;[.L$1]))" office:value-type="float" office:value="0">
            <text:p>0</text:p>
          </table:table-cell>
          <table:table-cell table:formula="of:=N(AND([.$I236]&lt;=[.N$1]; [.$I236]&gt;[.M$1]))" office:value-type="float" office:value="0">
            <text:p>0</text:p>
          </table:table-cell>
          <table:table-cell table:formula="of:=N(AND([.$I236]&lt;=[.O$1]; [.$I236]&gt;[.N$1]))" office:value-type="float" office:value="0">
            <text:p>0</text:p>
          </table:table-cell>
          <table:table-cell table:formula="of:=N(AND([.$I236]&lt;=[.P$1]; [.$I236]&gt;[.O$1]))" office:value-type="float" office:value="0">
            <text:p>0</text:p>
          </table:table-cell>
          <table:table-cell table:formula="of:=N(AND([.$I236]&lt;=[.Q$1]; [.$I236]&gt;[.P$1]))" office:value-type="float" office:value="0">
            <text:p>0</text:p>
          </table:table-cell>
          <table:table-cell table:formula="of:=N(AND([.$I236]&lt;=[.R$1]; [.$I236]&gt;[.Q$1]))" office:value-type="float" office:value="1">
            <text:p>1</text:p>
          </table:table-cell>
          <table:table-cell table:formula="of:=N(AND([.$I236]&lt;=[.S$1]; [.$I236]&gt;[.R$1]))" office:value-type="float" office:value="0">
            <text:p>0</text:p>
          </table:table-cell>
          <table:table-cell table:formula="of:=N(AND([.$I236]&lt;=[.T$1]; [.$I236]&gt;[.S$1]))" office:value-type="float" office:value="0">
            <text:p>0</text:p>
          </table:table-cell>
          <table:table-cell table:formula="of:=N(AND([.$I236]&lt;=[.U$1]; [.$I236]&gt;[.T$1]))" office:value-type="float" office:value="0">
            <text:p>0</text:p>
          </table:table-cell>
          <table:table-cell table:formula="of:=N(AND([.$I236]&lt;=[.V$1]; [.$I236]&gt;[.U$1]))" office:value-type="float" office:value="0">
            <text:p>0</text:p>
          </table:table-cell>
          <table:table-cell table:formula="of:=N(AND([.$I236]&lt;=[.W$1]; [.$I236]&gt;[.V$1]))" office:value-type="float" office:value="0">
            <text:p>0</text:p>
          </table:table-cell>
          <table:table-cell table:formula="of:=N(AND([.$I236]&lt;=[.X$1]; [.$I236]&gt;[.W$1]))" office:value-type="float" office:value="0">
            <text:p>0</text:p>
          </table:table-cell>
          <table:table-cell table:formula="of:=N(AND([.$I236]&lt;=[.Y$1]; [.$I236]&gt;[.X$1]))" office:value-type="float" office:value="0">
            <text:p>0</text:p>
          </table:table-cell>
          <table:table-cell table:formula="of:=N(AND([.$I236]&lt;=[.Z$1]; [.$I236]&gt;[.Y$1]))" office:value-type="float" office:value="0">
            <text:p>0</text:p>
          </table:table-cell>
          <table:table-cell table:formula="of:=N(AND([.$I236]&lt;=[.AA$1]; [.$I236]&gt;[.Z$1]))" office:value-type="float" office:value="0">
            <text:p>0</text:p>
          </table:table-cell>
          <table:table-cell table:formula="of:=N(AND([.$I236]&lt;=[.AB$1]; [.$I236]&gt;[.AA$1]))" office:value-type="float" office:value="0">
            <text:p>0</text:p>
          </table:table-cell>
          <table:table-cell table:formula="of:=N(AND([.$I236]&lt;=[.AC$1]; [.$I236]&gt;[.AB$1]))" office:value-type="float" office:value="0">
            <text:p>0</text:p>
          </table:table-cell>
          <table:table-cell table:formula="of:=N(AND([.$I236]&lt;=[.AD$1]; [.$I236]&gt;[.AC$1]))" office:value-type="float" office:value="0">
            <text:p>0</text:p>
          </table:table-cell>
          <table:table-cell table:formula="of:=N(AND([.$I236]&lt;=[.AE$1]; [.$I236]&gt;[.AD$1]))" office:value-type="float" office:value="0">
            <text:p>0</text:p>
          </table:table-cell>
          <table:table-cell table:formula="of:=N(AND([.$I236]&lt;=[.AF$1]; [.$I236]&gt;[.AE$1]))" office:value-type="float" office:value="0">
            <text:p>0</text:p>
          </table:table-cell>
          <table:table-cell table:formula="of:=N(AND([.$I236]&lt;=[.AG$1]; [.$I236]&gt;[.AF$1]))" office:value-type="float" office:value="0">
            <text:p>0</text:p>
          </table:table-cell>
          <table:table-cell table:formula="of:=N(AND([.$I236]&lt;=[.AH$1]; [.$I236]&gt;[.AG$1]))" office:value-type="float" office:value="0">
            <text:p>0</text:p>
          </table:table-cell>
          <table:table-cell table:formula="of:=N(AND([.$I236]&lt;=[.AI$1]; [.$I23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1:48Z</text:p>
          </table:table-cell>
          <table:table-cell office:value-type="float" office:value="5418">
            <text:p>5418</text:p>
          </table:table-cell>
          <table:table-cell/>
          <table:table-cell office:value-type="float" office:value="162000">
            <text:p>162000</text:p>
          </table:table-cell>
          <table:table-cell office:value-type="float" office:value="281">
            <text:p>281</text:p>
          </table:table-cell>
          <table:table-cell table:formula="of:=N(AND([.$I237]&lt;=[.K$1]; [.$I237]&gt;[.J$1]))" office:value-type="float" office:value="0">
            <text:p>0</text:p>
          </table:table-cell>
          <table:table-cell table:formula="of:=N(AND([.$I237]&lt;=[.L$1]; [.$I237]&gt;[.K$1]))" office:value-type="float" office:value="0">
            <text:p>0</text:p>
          </table:table-cell>
          <table:table-cell table:formula="of:=N(AND([.$I237]&lt;=[.M$1]; [.$I237]&gt;[.L$1]))" office:value-type="float" office:value="0">
            <text:p>0</text:p>
          </table:table-cell>
          <table:table-cell table:formula="of:=N(AND([.$I237]&lt;=[.N$1]; [.$I237]&gt;[.M$1]))" office:value-type="float" office:value="0">
            <text:p>0</text:p>
          </table:table-cell>
          <table:table-cell table:formula="of:=N(AND([.$I237]&lt;=[.O$1]; [.$I237]&gt;[.N$1]))" office:value-type="float" office:value="0">
            <text:p>0</text:p>
          </table:table-cell>
          <table:table-cell table:formula="of:=N(AND([.$I237]&lt;=[.P$1]; [.$I237]&gt;[.O$1]))" office:value-type="float" office:value="1">
            <text:p>1</text:p>
          </table:table-cell>
          <table:table-cell table:formula="of:=N(AND([.$I237]&lt;=[.Q$1]; [.$I237]&gt;[.P$1]))" office:value-type="float" office:value="0">
            <text:p>0</text:p>
          </table:table-cell>
          <table:table-cell table:formula="of:=N(AND([.$I237]&lt;=[.R$1]; [.$I237]&gt;[.Q$1]))" office:value-type="float" office:value="0">
            <text:p>0</text:p>
          </table:table-cell>
          <table:table-cell table:formula="of:=N(AND([.$I237]&lt;=[.S$1]; [.$I237]&gt;[.R$1]))" office:value-type="float" office:value="0">
            <text:p>0</text:p>
          </table:table-cell>
          <table:table-cell table:formula="of:=N(AND([.$I237]&lt;=[.T$1]; [.$I237]&gt;[.S$1]))" office:value-type="float" office:value="0">
            <text:p>0</text:p>
          </table:table-cell>
          <table:table-cell table:formula="of:=N(AND([.$I237]&lt;=[.U$1]; [.$I237]&gt;[.T$1]))" office:value-type="float" office:value="0">
            <text:p>0</text:p>
          </table:table-cell>
          <table:table-cell table:formula="of:=N(AND([.$I237]&lt;=[.V$1]; [.$I237]&gt;[.U$1]))" office:value-type="float" office:value="0">
            <text:p>0</text:p>
          </table:table-cell>
          <table:table-cell table:formula="of:=N(AND([.$I237]&lt;=[.W$1]; [.$I237]&gt;[.V$1]))" office:value-type="float" office:value="0">
            <text:p>0</text:p>
          </table:table-cell>
          <table:table-cell table:formula="of:=N(AND([.$I237]&lt;=[.X$1]; [.$I237]&gt;[.W$1]))" office:value-type="float" office:value="0">
            <text:p>0</text:p>
          </table:table-cell>
          <table:table-cell table:formula="of:=N(AND([.$I237]&lt;=[.Y$1]; [.$I237]&gt;[.X$1]))" office:value-type="float" office:value="0">
            <text:p>0</text:p>
          </table:table-cell>
          <table:table-cell table:formula="of:=N(AND([.$I237]&lt;=[.Z$1]; [.$I237]&gt;[.Y$1]))" office:value-type="float" office:value="0">
            <text:p>0</text:p>
          </table:table-cell>
          <table:table-cell table:formula="of:=N(AND([.$I237]&lt;=[.AA$1]; [.$I237]&gt;[.Z$1]))" office:value-type="float" office:value="0">
            <text:p>0</text:p>
          </table:table-cell>
          <table:table-cell table:formula="of:=N(AND([.$I237]&lt;=[.AB$1]; [.$I237]&gt;[.AA$1]))" office:value-type="float" office:value="0">
            <text:p>0</text:p>
          </table:table-cell>
          <table:table-cell table:formula="of:=N(AND([.$I237]&lt;=[.AC$1]; [.$I237]&gt;[.AB$1]))" office:value-type="float" office:value="0">
            <text:p>0</text:p>
          </table:table-cell>
          <table:table-cell table:formula="of:=N(AND([.$I237]&lt;=[.AD$1]; [.$I237]&gt;[.AC$1]))" office:value-type="float" office:value="0">
            <text:p>0</text:p>
          </table:table-cell>
          <table:table-cell table:formula="of:=N(AND([.$I237]&lt;=[.AE$1]; [.$I237]&gt;[.AD$1]))" office:value-type="float" office:value="0">
            <text:p>0</text:p>
          </table:table-cell>
          <table:table-cell table:formula="of:=N(AND([.$I237]&lt;=[.AF$1]; [.$I237]&gt;[.AE$1]))" office:value-type="float" office:value="0">
            <text:p>0</text:p>
          </table:table-cell>
          <table:table-cell table:formula="of:=N(AND([.$I237]&lt;=[.AG$1]; [.$I237]&gt;[.AF$1]))" office:value-type="float" office:value="0">
            <text:p>0</text:p>
          </table:table-cell>
          <table:table-cell table:formula="of:=N(AND([.$I237]&lt;=[.AH$1]; [.$I237]&gt;[.AG$1]))" office:value-type="float" office:value="0">
            <text:p>0</text:p>
          </table:table-cell>
          <table:table-cell table:formula="of:=N(AND([.$I237]&lt;=[.AI$1]; [.$I23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2:27Z</text:p>
          </table:table-cell>
          <table:table-cell office:value-type="float" office:value="16692">
            <text:p>16692</text:p>
          </table:table-cell>
          <table:table-cell/>
          <table:table-cell office:value-type="float" office:value="209000">
            <text:p>209000</text:p>
          </table:table-cell>
          <table:table-cell office:value-type="float" office:value="281">
            <text:p>281</text:p>
          </table:table-cell>
          <table:table-cell table:formula="of:=N(AND([.$I238]&lt;=[.K$1]; [.$I238]&gt;[.J$1]))" office:value-type="float" office:value="0">
            <text:p>0</text:p>
          </table:table-cell>
          <table:table-cell table:formula="of:=N(AND([.$I238]&lt;=[.L$1]; [.$I238]&gt;[.K$1]))" office:value-type="float" office:value="0">
            <text:p>0</text:p>
          </table:table-cell>
          <table:table-cell table:formula="of:=N(AND([.$I238]&lt;=[.M$1]; [.$I238]&gt;[.L$1]))" office:value-type="float" office:value="0">
            <text:p>0</text:p>
          </table:table-cell>
          <table:table-cell table:formula="of:=N(AND([.$I238]&lt;=[.N$1]; [.$I238]&gt;[.M$1]))" office:value-type="float" office:value="0">
            <text:p>0</text:p>
          </table:table-cell>
          <table:table-cell table:formula="of:=N(AND([.$I238]&lt;=[.O$1]; [.$I238]&gt;[.N$1]))" office:value-type="float" office:value="0">
            <text:p>0</text:p>
          </table:table-cell>
          <table:table-cell table:formula="of:=N(AND([.$I238]&lt;=[.P$1]; [.$I238]&gt;[.O$1]))" office:value-type="float" office:value="0">
            <text:p>0</text:p>
          </table:table-cell>
          <table:table-cell table:formula="of:=N(AND([.$I238]&lt;=[.Q$1]; [.$I238]&gt;[.P$1]))" office:value-type="float" office:value="1">
            <text:p>1</text:p>
          </table:table-cell>
          <table:table-cell table:formula="of:=N(AND([.$I238]&lt;=[.R$1]; [.$I238]&gt;[.Q$1]))" office:value-type="float" office:value="0">
            <text:p>0</text:p>
          </table:table-cell>
          <table:table-cell table:formula="of:=N(AND([.$I238]&lt;=[.S$1]; [.$I238]&gt;[.R$1]))" office:value-type="float" office:value="0">
            <text:p>0</text:p>
          </table:table-cell>
          <table:table-cell table:formula="of:=N(AND([.$I238]&lt;=[.T$1]; [.$I238]&gt;[.S$1]))" office:value-type="float" office:value="0">
            <text:p>0</text:p>
          </table:table-cell>
          <table:table-cell table:formula="of:=N(AND([.$I238]&lt;=[.U$1]; [.$I238]&gt;[.T$1]))" office:value-type="float" office:value="0">
            <text:p>0</text:p>
          </table:table-cell>
          <table:table-cell table:formula="of:=N(AND([.$I238]&lt;=[.V$1]; [.$I238]&gt;[.U$1]))" office:value-type="float" office:value="0">
            <text:p>0</text:p>
          </table:table-cell>
          <table:table-cell table:formula="of:=N(AND([.$I238]&lt;=[.W$1]; [.$I238]&gt;[.V$1]))" office:value-type="float" office:value="0">
            <text:p>0</text:p>
          </table:table-cell>
          <table:table-cell table:formula="of:=N(AND([.$I238]&lt;=[.X$1]; [.$I238]&gt;[.W$1]))" office:value-type="float" office:value="0">
            <text:p>0</text:p>
          </table:table-cell>
          <table:table-cell table:formula="of:=N(AND([.$I238]&lt;=[.Y$1]; [.$I238]&gt;[.X$1]))" office:value-type="float" office:value="0">
            <text:p>0</text:p>
          </table:table-cell>
          <table:table-cell table:formula="of:=N(AND([.$I238]&lt;=[.Z$1]; [.$I238]&gt;[.Y$1]))" office:value-type="float" office:value="0">
            <text:p>0</text:p>
          </table:table-cell>
          <table:table-cell table:formula="of:=N(AND([.$I238]&lt;=[.AA$1]; [.$I238]&gt;[.Z$1]))" office:value-type="float" office:value="0">
            <text:p>0</text:p>
          </table:table-cell>
          <table:table-cell table:formula="of:=N(AND([.$I238]&lt;=[.AB$1]; [.$I238]&gt;[.AA$1]))" office:value-type="float" office:value="0">
            <text:p>0</text:p>
          </table:table-cell>
          <table:table-cell table:formula="of:=N(AND([.$I238]&lt;=[.AC$1]; [.$I238]&gt;[.AB$1]))" office:value-type="float" office:value="0">
            <text:p>0</text:p>
          </table:table-cell>
          <table:table-cell table:formula="of:=N(AND([.$I238]&lt;=[.AD$1]; [.$I238]&gt;[.AC$1]))" office:value-type="float" office:value="0">
            <text:p>0</text:p>
          </table:table-cell>
          <table:table-cell table:formula="of:=N(AND([.$I238]&lt;=[.AE$1]; [.$I238]&gt;[.AD$1]))" office:value-type="float" office:value="0">
            <text:p>0</text:p>
          </table:table-cell>
          <table:table-cell table:formula="of:=N(AND([.$I238]&lt;=[.AF$1]; [.$I238]&gt;[.AE$1]))" office:value-type="float" office:value="0">
            <text:p>0</text:p>
          </table:table-cell>
          <table:table-cell table:formula="of:=N(AND([.$I238]&lt;=[.AG$1]; [.$I238]&gt;[.AF$1]))" office:value-type="float" office:value="0">
            <text:p>0</text:p>
          </table:table-cell>
          <table:table-cell table:formula="of:=N(AND([.$I238]&lt;=[.AH$1]; [.$I238]&gt;[.AG$1]))" office:value-type="float" office:value="0">
            <text:p>0</text:p>
          </table:table-cell>
          <table:table-cell table:formula="of:=N(AND([.$I238]&lt;=[.AI$1]; [.$I23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4:01Z</text:p>
          </table:table-cell>
          <table:table-cell office:value-type="float" office:value="2977">
            <text:p>2977</text:p>
          </table:table-cell>
          <table:table-cell/>
          <table:table-cell office:value-type="float" office:value="107000">
            <text:p>107000</text:p>
          </table:table-cell>
          <table:table-cell office:value-type="float" office:value="281">
            <text:p>281</text:p>
          </table:table-cell>
          <table:table-cell table:formula="of:=N(AND([.$I239]&lt;=[.K$1]; [.$I239]&gt;[.J$1]))" office:value-type="float" office:value="0">
            <text:p>0</text:p>
          </table:table-cell>
          <table:table-cell table:formula="of:=N(AND([.$I239]&lt;=[.L$1]; [.$I239]&gt;[.K$1]))" office:value-type="float" office:value="0">
            <text:p>0</text:p>
          </table:table-cell>
          <table:table-cell table:formula="of:=N(AND([.$I239]&lt;=[.M$1]; [.$I239]&gt;[.L$1]))" office:value-type="float" office:value="0">
            <text:p>0</text:p>
          </table:table-cell>
          <table:table-cell table:formula="of:=N(AND([.$I239]&lt;=[.N$1]; [.$I239]&gt;[.M$1]))" office:value-type="float" office:value="1">
            <text:p>1</text:p>
          </table:table-cell>
          <table:table-cell table:formula="of:=N(AND([.$I239]&lt;=[.O$1]; [.$I239]&gt;[.N$1]))" office:value-type="float" office:value="0">
            <text:p>0</text:p>
          </table:table-cell>
          <table:table-cell table:formula="of:=N(AND([.$I239]&lt;=[.P$1]; [.$I239]&gt;[.O$1]))" office:value-type="float" office:value="0">
            <text:p>0</text:p>
          </table:table-cell>
          <table:table-cell table:formula="of:=N(AND([.$I239]&lt;=[.Q$1]; [.$I239]&gt;[.P$1]))" office:value-type="float" office:value="0">
            <text:p>0</text:p>
          </table:table-cell>
          <table:table-cell table:formula="of:=N(AND([.$I239]&lt;=[.R$1]; [.$I239]&gt;[.Q$1]))" office:value-type="float" office:value="0">
            <text:p>0</text:p>
          </table:table-cell>
          <table:table-cell table:formula="of:=N(AND([.$I239]&lt;=[.S$1]; [.$I239]&gt;[.R$1]))" office:value-type="float" office:value="0">
            <text:p>0</text:p>
          </table:table-cell>
          <table:table-cell table:formula="of:=N(AND([.$I239]&lt;=[.T$1]; [.$I239]&gt;[.S$1]))" office:value-type="float" office:value="0">
            <text:p>0</text:p>
          </table:table-cell>
          <table:table-cell table:formula="of:=N(AND([.$I239]&lt;=[.U$1]; [.$I239]&gt;[.T$1]))" office:value-type="float" office:value="0">
            <text:p>0</text:p>
          </table:table-cell>
          <table:table-cell table:formula="of:=N(AND([.$I239]&lt;=[.V$1]; [.$I239]&gt;[.U$1]))" office:value-type="float" office:value="0">
            <text:p>0</text:p>
          </table:table-cell>
          <table:table-cell table:formula="of:=N(AND([.$I239]&lt;=[.W$1]; [.$I239]&gt;[.V$1]))" office:value-type="float" office:value="0">
            <text:p>0</text:p>
          </table:table-cell>
          <table:table-cell table:formula="of:=N(AND([.$I239]&lt;=[.X$1]; [.$I239]&gt;[.W$1]))" office:value-type="float" office:value="0">
            <text:p>0</text:p>
          </table:table-cell>
          <table:table-cell table:formula="of:=N(AND([.$I239]&lt;=[.Y$1]; [.$I239]&gt;[.X$1]))" office:value-type="float" office:value="0">
            <text:p>0</text:p>
          </table:table-cell>
          <table:table-cell table:formula="of:=N(AND([.$I239]&lt;=[.Z$1]; [.$I239]&gt;[.Y$1]))" office:value-type="float" office:value="0">
            <text:p>0</text:p>
          </table:table-cell>
          <table:table-cell table:formula="of:=N(AND([.$I239]&lt;=[.AA$1]; [.$I239]&gt;[.Z$1]))" office:value-type="float" office:value="0">
            <text:p>0</text:p>
          </table:table-cell>
          <table:table-cell table:formula="of:=N(AND([.$I239]&lt;=[.AB$1]; [.$I239]&gt;[.AA$1]))" office:value-type="float" office:value="0">
            <text:p>0</text:p>
          </table:table-cell>
          <table:table-cell table:formula="of:=N(AND([.$I239]&lt;=[.AC$1]; [.$I239]&gt;[.AB$1]))" office:value-type="float" office:value="0">
            <text:p>0</text:p>
          </table:table-cell>
          <table:table-cell table:formula="of:=N(AND([.$I239]&lt;=[.AD$1]; [.$I239]&gt;[.AC$1]))" office:value-type="float" office:value="0">
            <text:p>0</text:p>
          </table:table-cell>
          <table:table-cell table:formula="of:=N(AND([.$I239]&lt;=[.AE$1]; [.$I239]&gt;[.AD$1]))" office:value-type="float" office:value="0">
            <text:p>0</text:p>
          </table:table-cell>
          <table:table-cell table:formula="of:=N(AND([.$I239]&lt;=[.AF$1]; [.$I239]&gt;[.AE$1]))" office:value-type="float" office:value="0">
            <text:p>0</text:p>
          </table:table-cell>
          <table:table-cell table:formula="of:=N(AND([.$I239]&lt;=[.AG$1]; [.$I239]&gt;[.AF$1]))" office:value-type="float" office:value="0">
            <text:p>0</text:p>
          </table:table-cell>
          <table:table-cell table:formula="of:=N(AND([.$I239]&lt;=[.AH$1]; [.$I239]&gt;[.AG$1]))" office:value-type="float" office:value="0">
            <text:p>0</text:p>
          </table:table-cell>
          <table:table-cell table:formula="of:=N(AND([.$I239]&lt;=[.AI$1]; [.$I23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4:03Z</text:p>
          </table:table-cell>
          <table:table-cell office:value-type="float" office:value="4284">
            <text:p>4284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281">
            <text:p>281</text:p>
          </table:table-cell>
          <table:table-cell table:formula="of:=N(AND([.$I240]&lt;=[.K$1]; [.$I240]&gt;[.J$1]))" office:value-type="float" office:value="0">
            <text:p>0</text:p>
          </table:table-cell>
          <table:table-cell table:formula="of:=N(AND([.$I240]&lt;=[.L$1]; [.$I240]&gt;[.K$1]))" office:value-type="float" office:value="0">
            <text:p>0</text:p>
          </table:table-cell>
          <table:table-cell table:formula="of:=N(AND([.$I240]&lt;=[.M$1]; [.$I240]&gt;[.L$1]))" office:value-type="float" office:value="0">
            <text:p>0</text:p>
          </table:table-cell>
          <table:table-cell table:formula="of:=N(AND([.$I240]&lt;=[.N$1]; [.$I240]&gt;[.M$1]))" office:value-type="float" office:value="0">
            <text:p>0</text:p>
          </table:table-cell>
          <table:table-cell table:formula="of:=N(AND([.$I240]&lt;=[.O$1]; [.$I240]&gt;[.N$1]))" office:value-type="float" office:value="0">
            <text:p>0</text:p>
          </table:table-cell>
          <table:table-cell table:formula="of:=N(AND([.$I240]&lt;=[.P$1]; [.$I240]&gt;[.O$1]))" office:value-type="float" office:value="0">
            <text:p>0</text:p>
          </table:table-cell>
          <table:table-cell table:formula="of:=N(AND([.$I240]&lt;=[.Q$1]; [.$I240]&gt;[.P$1]))" office:value-type="float" office:value="0">
            <text:p>0</text:p>
          </table:table-cell>
          <table:table-cell table:formula="of:=N(AND([.$I240]&lt;=[.R$1]; [.$I240]&gt;[.Q$1]))" office:value-type="float" office:value="0">
            <text:p>0</text:p>
          </table:table-cell>
          <table:table-cell table:formula="of:=N(AND([.$I240]&lt;=[.S$1]; [.$I240]&gt;[.R$1]))" office:value-type="float" office:value="0">
            <text:p>0</text:p>
          </table:table-cell>
          <table:table-cell table:formula="of:=N(AND([.$I240]&lt;=[.T$1]; [.$I240]&gt;[.S$1]))" office:value-type="float" office:value="0">
            <text:p>0</text:p>
          </table:table-cell>
          <table:table-cell table:formula="of:=N(AND([.$I240]&lt;=[.U$1]; [.$I240]&gt;[.T$1]))" office:value-type="float" office:value="1">
            <text:p>1</text:p>
          </table:table-cell>
          <table:table-cell table:formula="of:=N(AND([.$I240]&lt;=[.V$1]; [.$I240]&gt;[.U$1]))" office:value-type="float" office:value="0">
            <text:p>0</text:p>
          </table:table-cell>
          <table:table-cell table:formula="of:=N(AND([.$I240]&lt;=[.W$1]; [.$I240]&gt;[.V$1]))" office:value-type="float" office:value="0">
            <text:p>0</text:p>
          </table:table-cell>
          <table:table-cell table:formula="of:=N(AND([.$I240]&lt;=[.X$1]; [.$I240]&gt;[.W$1]))" office:value-type="float" office:value="0">
            <text:p>0</text:p>
          </table:table-cell>
          <table:table-cell table:formula="of:=N(AND([.$I240]&lt;=[.Y$1]; [.$I240]&gt;[.X$1]))" office:value-type="float" office:value="0">
            <text:p>0</text:p>
          </table:table-cell>
          <table:table-cell table:formula="of:=N(AND([.$I240]&lt;=[.Z$1]; [.$I240]&gt;[.Y$1]))" office:value-type="float" office:value="0">
            <text:p>0</text:p>
          </table:table-cell>
          <table:table-cell table:formula="of:=N(AND([.$I240]&lt;=[.AA$1]; [.$I240]&gt;[.Z$1]))" office:value-type="float" office:value="0">
            <text:p>0</text:p>
          </table:table-cell>
          <table:table-cell table:formula="of:=N(AND([.$I240]&lt;=[.AB$1]; [.$I240]&gt;[.AA$1]))" office:value-type="float" office:value="0">
            <text:p>0</text:p>
          </table:table-cell>
          <table:table-cell table:formula="of:=N(AND([.$I240]&lt;=[.AC$1]; [.$I240]&gt;[.AB$1]))" office:value-type="float" office:value="0">
            <text:p>0</text:p>
          </table:table-cell>
          <table:table-cell table:formula="of:=N(AND([.$I240]&lt;=[.AD$1]; [.$I240]&gt;[.AC$1]))" office:value-type="float" office:value="0">
            <text:p>0</text:p>
          </table:table-cell>
          <table:table-cell table:formula="of:=N(AND([.$I240]&lt;=[.AE$1]; [.$I240]&gt;[.AD$1]))" office:value-type="float" office:value="0">
            <text:p>0</text:p>
          </table:table-cell>
          <table:table-cell table:formula="of:=N(AND([.$I240]&lt;=[.AF$1]; [.$I240]&gt;[.AE$1]))" office:value-type="float" office:value="0">
            <text:p>0</text:p>
          </table:table-cell>
          <table:table-cell table:formula="of:=N(AND([.$I240]&lt;=[.AG$1]; [.$I240]&gt;[.AF$1]))" office:value-type="float" office:value="0">
            <text:p>0</text:p>
          </table:table-cell>
          <table:table-cell table:formula="of:=N(AND([.$I240]&lt;=[.AH$1]; [.$I240]&gt;[.AG$1]))" office:value-type="float" office:value="0">
            <text:p>0</text:p>
          </table:table-cell>
          <table:table-cell table:formula="of:=N(AND([.$I240]&lt;=[.AI$1]; [.$I24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4:40Z</text:p>
          </table:table-cell>
          <table:table-cell office:value-type="float" office:value="13480">
            <text:p>13480</text:p>
          </table:table-cell>
          <table:table-cell/>
          <table:table-cell office:value-type="float" office:value="337000">
            <text:p>337000</text:p>
          </table:table-cell>
          <table:table-cell office:value-type="float" office:value="281">
            <text:p>281</text:p>
          </table:table-cell>
          <table:table-cell table:formula="of:=N(AND([.$I241]&lt;=[.K$1]; [.$I241]&gt;[.J$1]))" office:value-type="float" office:value="0">
            <text:p>0</text:p>
          </table:table-cell>
          <table:table-cell table:formula="of:=N(AND([.$I241]&lt;=[.L$1]; [.$I241]&gt;[.K$1]))" office:value-type="float" office:value="0">
            <text:p>0</text:p>
          </table:table-cell>
          <table:table-cell table:formula="of:=N(AND([.$I241]&lt;=[.M$1]; [.$I241]&gt;[.L$1]))" office:value-type="float" office:value="0">
            <text:p>0</text:p>
          </table:table-cell>
          <table:table-cell table:formula="of:=N(AND([.$I241]&lt;=[.N$1]; [.$I241]&gt;[.M$1]))" office:value-type="float" office:value="0">
            <text:p>0</text:p>
          </table:table-cell>
          <table:table-cell table:formula="of:=N(AND([.$I241]&lt;=[.O$1]; [.$I241]&gt;[.N$1]))" office:value-type="float" office:value="0">
            <text:p>0</text:p>
          </table:table-cell>
          <table:table-cell table:formula="of:=N(AND([.$I241]&lt;=[.P$1]; [.$I241]&gt;[.O$1]))" office:value-type="float" office:value="0">
            <text:p>0</text:p>
          </table:table-cell>
          <table:table-cell table:formula="of:=N(AND([.$I241]&lt;=[.Q$1]; [.$I241]&gt;[.P$1]))" office:value-type="float" office:value="0">
            <text:p>0</text:p>
          </table:table-cell>
          <table:table-cell table:formula="of:=N(AND([.$I241]&lt;=[.R$1]; [.$I241]&gt;[.Q$1]))" office:value-type="float" office:value="0">
            <text:p>0</text:p>
          </table:table-cell>
          <table:table-cell table:formula="of:=N(AND([.$I241]&lt;=[.S$1]; [.$I241]&gt;[.R$1]))" office:value-type="float" office:value="0">
            <text:p>0</text:p>
          </table:table-cell>
          <table:table-cell table:formula="of:=N(AND([.$I241]&lt;=[.T$1]; [.$I241]&gt;[.S$1]))" office:value-type="float" office:value="0">
            <text:p>0</text:p>
          </table:table-cell>
          <table:table-cell table:formula="of:=N(AND([.$I241]&lt;=[.U$1]; [.$I241]&gt;[.T$1]))" office:value-type="float" office:value="0">
            <text:p>0</text:p>
          </table:table-cell>
          <table:table-cell table:formula="of:=N(AND([.$I241]&lt;=[.V$1]; [.$I241]&gt;[.U$1]))" office:value-type="float" office:value="1">
            <text:p>1</text:p>
          </table:table-cell>
          <table:table-cell table:formula="of:=N(AND([.$I241]&lt;=[.W$1]; [.$I241]&gt;[.V$1]))" office:value-type="float" office:value="0">
            <text:p>0</text:p>
          </table:table-cell>
          <table:table-cell table:formula="of:=N(AND([.$I241]&lt;=[.X$1]; [.$I241]&gt;[.W$1]))" office:value-type="float" office:value="0">
            <text:p>0</text:p>
          </table:table-cell>
          <table:table-cell table:formula="of:=N(AND([.$I241]&lt;=[.Y$1]; [.$I241]&gt;[.X$1]))" office:value-type="float" office:value="0">
            <text:p>0</text:p>
          </table:table-cell>
          <table:table-cell table:formula="of:=N(AND([.$I241]&lt;=[.Z$1]; [.$I241]&gt;[.Y$1]))" office:value-type="float" office:value="0">
            <text:p>0</text:p>
          </table:table-cell>
          <table:table-cell table:formula="of:=N(AND([.$I241]&lt;=[.AA$1]; [.$I241]&gt;[.Z$1]))" office:value-type="float" office:value="0">
            <text:p>0</text:p>
          </table:table-cell>
          <table:table-cell table:formula="of:=N(AND([.$I241]&lt;=[.AB$1]; [.$I241]&gt;[.AA$1]))" office:value-type="float" office:value="0">
            <text:p>0</text:p>
          </table:table-cell>
          <table:table-cell table:formula="of:=N(AND([.$I241]&lt;=[.AC$1]; [.$I241]&gt;[.AB$1]))" office:value-type="float" office:value="0">
            <text:p>0</text:p>
          </table:table-cell>
          <table:table-cell table:formula="of:=N(AND([.$I241]&lt;=[.AD$1]; [.$I241]&gt;[.AC$1]))" office:value-type="float" office:value="0">
            <text:p>0</text:p>
          </table:table-cell>
          <table:table-cell table:formula="of:=N(AND([.$I241]&lt;=[.AE$1]; [.$I241]&gt;[.AD$1]))" office:value-type="float" office:value="0">
            <text:p>0</text:p>
          </table:table-cell>
          <table:table-cell table:formula="of:=N(AND([.$I241]&lt;=[.AF$1]; [.$I241]&gt;[.AE$1]))" office:value-type="float" office:value="0">
            <text:p>0</text:p>
          </table:table-cell>
          <table:table-cell table:formula="of:=N(AND([.$I241]&lt;=[.AG$1]; [.$I241]&gt;[.AF$1]))" office:value-type="float" office:value="0">
            <text:p>0</text:p>
          </table:table-cell>
          <table:table-cell table:formula="of:=N(AND([.$I241]&lt;=[.AH$1]; [.$I241]&gt;[.AG$1]))" office:value-type="float" office:value="0">
            <text:p>0</text:p>
          </table:table-cell>
          <table:table-cell table:formula="of:=N(AND([.$I241]&lt;=[.AI$1]; [.$I24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4:57Z</text:p>
          </table:table-cell>
          <table:table-cell office:value-type="float" office:value="2866">
            <text:p>2866</text:p>
          </table:table-cell>
          <table:table-cell/>
          <table:table-cell office:value-type="float" office:value="249000">
            <text:p>249000</text:p>
          </table:table-cell>
          <table:table-cell office:value-type="float" office:value="281">
            <text:p>281</text:p>
          </table:table-cell>
          <table:table-cell table:formula="of:=N(AND([.$I242]&lt;=[.K$1]; [.$I242]&gt;[.J$1]))" office:value-type="float" office:value="0">
            <text:p>0</text:p>
          </table:table-cell>
          <table:table-cell table:formula="of:=N(AND([.$I242]&lt;=[.L$1]; [.$I242]&gt;[.K$1]))" office:value-type="float" office:value="0">
            <text:p>0</text:p>
          </table:table-cell>
          <table:table-cell table:formula="of:=N(AND([.$I242]&lt;=[.M$1]; [.$I242]&gt;[.L$1]))" office:value-type="float" office:value="0">
            <text:p>0</text:p>
          </table:table-cell>
          <table:table-cell table:formula="of:=N(AND([.$I242]&lt;=[.N$1]; [.$I242]&gt;[.M$1]))" office:value-type="float" office:value="0">
            <text:p>0</text:p>
          </table:table-cell>
          <table:table-cell table:formula="of:=N(AND([.$I242]&lt;=[.O$1]; [.$I242]&gt;[.N$1]))" office:value-type="float" office:value="0">
            <text:p>0</text:p>
          </table:table-cell>
          <table:table-cell table:formula="of:=N(AND([.$I242]&lt;=[.P$1]; [.$I242]&gt;[.O$1]))" office:value-type="float" office:value="0">
            <text:p>0</text:p>
          </table:table-cell>
          <table:table-cell table:formula="of:=N(AND([.$I242]&lt;=[.Q$1]; [.$I242]&gt;[.P$1]))" office:value-type="float" office:value="0">
            <text:p>0</text:p>
          </table:table-cell>
          <table:table-cell table:formula="of:=N(AND([.$I242]&lt;=[.R$1]; [.$I242]&gt;[.Q$1]))" office:value-type="float" office:value="0">
            <text:p>0</text:p>
          </table:table-cell>
          <table:table-cell table:formula="of:=N(AND([.$I242]&lt;=[.S$1]; [.$I242]&gt;[.R$1]))" office:value-type="float" office:value="1">
            <text:p>1</text:p>
          </table:table-cell>
          <table:table-cell table:formula="of:=N(AND([.$I242]&lt;=[.T$1]; [.$I242]&gt;[.S$1]))" office:value-type="float" office:value="0">
            <text:p>0</text:p>
          </table:table-cell>
          <table:table-cell table:formula="of:=N(AND([.$I242]&lt;=[.U$1]; [.$I242]&gt;[.T$1]))" office:value-type="float" office:value="0">
            <text:p>0</text:p>
          </table:table-cell>
          <table:table-cell table:formula="of:=N(AND([.$I242]&lt;=[.V$1]; [.$I242]&gt;[.U$1]))" office:value-type="float" office:value="0">
            <text:p>0</text:p>
          </table:table-cell>
          <table:table-cell table:formula="of:=N(AND([.$I242]&lt;=[.W$1]; [.$I242]&gt;[.V$1]))" office:value-type="float" office:value="0">
            <text:p>0</text:p>
          </table:table-cell>
          <table:table-cell table:formula="of:=N(AND([.$I242]&lt;=[.X$1]; [.$I242]&gt;[.W$1]))" office:value-type="float" office:value="0">
            <text:p>0</text:p>
          </table:table-cell>
          <table:table-cell table:formula="of:=N(AND([.$I242]&lt;=[.Y$1]; [.$I242]&gt;[.X$1]))" office:value-type="float" office:value="0">
            <text:p>0</text:p>
          </table:table-cell>
          <table:table-cell table:formula="of:=N(AND([.$I242]&lt;=[.Z$1]; [.$I242]&gt;[.Y$1]))" office:value-type="float" office:value="0">
            <text:p>0</text:p>
          </table:table-cell>
          <table:table-cell table:formula="of:=N(AND([.$I242]&lt;=[.AA$1]; [.$I242]&gt;[.Z$1]))" office:value-type="float" office:value="0">
            <text:p>0</text:p>
          </table:table-cell>
          <table:table-cell table:formula="of:=N(AND([.$I242]&lt;=[.AB$1]; [.$I242]&gt;[.AA$1]))" office:value-type="float" office:value="0">
            <text:p>0</text:p>
          </table:table-cell>
          <table:table-cell table:formula="of:=N(AND([.$I242]&lt;=[.AC$1]; [.$I242]&gt;[.AB$1]))" office:value-type="float" office:value="0">
            <text:p>0</text:p>
          </table:table-cell>
          <table:table-cell table:formula="of:=N(AND([.$I242]&lt;=[.AD$1]; [.$I242]&gt;[.AC$1]))" office:value-type="float" office:value="0">
            <text:p>0</text:p>
          </table:table-cell>
          <table:table-cell table:formula="of:=N(AND([.$I242]&lt;=[.AE$1]; [.$I242]&gt;[.AD$1]))" office:value-type="float" office:value="0">
            <text:p>0</text:p>
          </table:table-cell>
          <table:table-cell table:formula="of:=N(AND([.$I242]&lt;=[.AF$1]; [.$I242]&gt;[.AE$1]))" office:value-type="float" office:value="0">
            <text:p>0</text:p>
          </table:table-cell>
          <table:table-cell table:formula="of:=N(AND([.$I242]&lt;=[.AG$1]; [.$I242]&gt;[.AF$1]))" office:value-type="float" office:value="0">
            <text:p>0</text:p>
          </table:table-cell>
          <table:table-cell table:formula="of:=N(AND([.$I242]&lt;=[.AH$1]; [.$I242]&gt;[.AG$1]))" office:value-type="float" office:value="0">
            <text:p>0</text:p>
          </table:table-cell>
          <table:table-cell table:formula="of:=N(AND([.$I242]&lt;=[.AI$1]; [.$I24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5:26Z</text:p>
          </table:table-cell>
          <table:table-cell office:value-type="float" office:value="4641">
            <text:p>4641</text:p>
          </table:table-cell>
          <table:table-cell/>
          <table:table-cell office:value-type="float" office:value="188000">
            <text:p>188000</text:p>
          </table:table-cell>
          <table:table-cell office:value-type="float" office:value="281">
            <text:p>281</text:p>
          </table:table-cell>
          <table:table-cell table:formula="of:=N(AND([.$I243]&lt;=[.K$1]; [.$I243]&gt;[.J$1]))" office:value-type="float" office:value="0">
            <text:p>0</text:p>
          </table:table-cell>
          <table:table-cell table:formula="of:=N(AND([.$I243]&lt;=[.L$1]; [.$I243]&gt;[.K$1]))" office:value-type="float" office:value="0">
            <text:p>0</text:p>
          </table:table-cell>
          <table:table-cell table:formula="of:=N(AND([.$I243]&lt;=[.M$1]; [.$I243]&gt;[.L$1]))" office:value-type="float" office:value="0">
            <text:p>0</text:p>
          </table:table-cell>
          <table:table-cell table:formula="of:=N(AND([.$I243]&lt;=[.N$1]; [.$I243]&gt;[.M$1]))" office:value-type="float" office:value="0">
            <text:p>0</text:p>
          </table:table-cell>
          <table:table-cell table:formula="of:=N(AND([.$I243]&lt;=[.O$1]; [.$I243]&gt;[.N$1]))" office:value-type="float" office:value="0">
            <text:p>0</text:p>
          </table:table-cell>
          <table:table-cell table:formula="of:=N(AND([.$I243]&lt;=[.P$1]; [.$I243]&gt;[.O$1]))" office:value-type="float" office:value="0">
            <text:p>0</text:p>
          </table:table-cell>
          <table:table-cell table:formula="of:=N(AND([.$I243]&lt;=[.Q$1]; [.$I243]&gt;[.P$1]))" office:value-type="float" office:value="1">
            <text:p>1</text:p>
          </table:table-cell>
          <table:table-cell table:formula="of:=N(AND([.$I243]&lt;=[.R$1]; [.$I243]&gt;[.Q$1]))" office:value-type="float" office:value="0">
            <text:p>0</text:p>
          </table:table-cell>
          <table:table-cell table:formula="of:=N(AND([.$I243]&lt;=[.S$1]; [.$I243]&gt;[.R$1]))" office:value-type="float" office:value="0">
            <text:p>0</text:p>
          </table:table-cell>
          <table:table-cell table:formula="of:=N(AND([.$I243]&lt;=[.T$1]; [.$I243]&gt;[.S$1]))" office:value-type="float" office:value="0">
            <text:p>0</text:p>
          </table:table-cell>
          <table:table-cell table:formula="of:=N(AND([.$I243]&lt;=[.U$1]; [.$I243]&gt;[.T$1]))" office:value-type="float" office:value="0">
            <text:p>0</text:p>
          </table:table-cell>
          <table:table-cell table:formula="of:=N(AND([.$I243]&lt;=[.V$1]; [.$I243]&gt;[.U$1]))" office:value-type="float" office:value="0">
            <text:p>0</text:p>
          </table:table-cell>
          <table:table-cell table:formula="of:=N(AND([.$I243]&lt;=[.W$1]; [.$I243]&gt;[.V$1]))" office:value-type="float" office:value="0">
            <text:p>0</text:p>
          </table:table-cell>
          <table:table-cell table:formula="of:=N(AND([.$I243]&lt;=[.X$1]; [.$I243]&gt;[.W$1]))" office:value-type="float" office:value="0">
            <text:p>0</text:p>
          </table:table-cell>
          <table:table-cell table:formula="of:=N(AND([.$I243]&lt;=[.Y$1]; [.$I243]&gt;[.X$1]))" office:value-type="float" office:value="0">
            <text:p>0</text:p>
          </table:table-cell>
          <table:table-cell table:formula="of:=N(AND([.$I243]&lt;=[.Z$1]; [.$I243]&gt;[.Y$1]))" office:value-type="float" office:value="0">
            <text:p>0</text:p>
          </table:table-cell>
          <table:table-cell table:formula="of:=N(AND([.$I243]&lt;=[.AA$1]; [.$I243]&gt;[.Z$1]))" office:value-type="float" office:value="0">
            <text:p>0</text:p>
          </table:table-cell>
          <table:table-cell table:formula="of:=N(AND([.$I243]&lt;=[.AB$1]; [.$I243]&gt;[.AA$1]))" office:value-type="float" office:value="0">
            <text:p>0</text:p>
          </table:table-cell>
          <table:table-cell table:formula="of:=N(AND([.$I243]&lt;=[.AC$1]; [.$I243]&gt;[.AB$1]))" office:value-type="float" office:value="0">
            <text:p>0</text:p>
          </table:table-cell>
          <table:table-cell table:formula="of:=N(AND([.$I243]&lt;=[.AD$1]; [.$I243]&gt;[.AC$1]))" office:value-type="float" office:value="0">
            <text:p>0</text:p>
          </table:table-cell>
          <table:table-cell table:formula="of:=N(AND([.$I243]&lt;=[.AE$1]; [.$I243]&gt;[.AD$1]))" office:value-type="float" office:value="0">
            <text:p>0</text:p>
          </table:table-cell>
          <table:table-cell table:formula="of:=N(AND([.$I243]&lt;=[.AF$1]; [.$I243]&gt;[.AE$1]))" office:value-type="float" office:value="0">
            <text:p>0</text:p>
          </table:table-cell>
          <table:table-cell table:formula="of:=N(AND([.$I243]&lt;=[.AG$1]; [.$I243]&gt;[.AF$1]))" office:value-type="float" office:value="0">
            <text:p>0</text:p>
          </table:table-cell>
          <table:table-cell table:formula="of:=N(AND([.$I243]&lt;=[.AH$1]; [.$I243]&gt;[.AG$1]))" office:value-type="float" office:value="0">
            <text:p>0</text:p>
          </table:table-cell>
          <table:table-cell table:formula="of:=N(AND([.$I243]&lt;=[.AI$1]; [.$I24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5:53Z</text:p>
          </table:table-cell>
          <table:table-cell office:value-type="float" office:value="5093">
            <text:p>5093</text:p>
          </table:table-cell>
          <table:table-cell/>
          <table:table-cell office:value-type="float" office:value="-12000">
            <text:p>-12000</text:p>
          </table:table-cell>
          <table:table-cell office:value-type="float" office:value="551">
            <text:p>551</text:p>
          </table:table-cell>
          <table:table-cell table:formula="of:=N(AND([.$I244]&lt;=[.K$1]; [.$I244]&gt;[.J$1]))" office:value-type="float" office:value="0">
            <text:p>0</text:p>
          </table:table-cell>
          <table:table-cell table:formula="of:=N(AND([.$I244]&lt;=[.L$1]; [.$I244]&gt;[.K$1]))" office:value-type="float" office:value="0">
            <text:p>0</text:p>
          </table:table-cell>
          <table:table-cell table:formula="of:=N(AND([.$I244]&lt;=[.M$1]; [.$I244]&gt;[.L$1]))" office:value-type="float" office:value="0">
            <text:p>0</text:p>
          </table:table-cell>
          <table:table-cell table:formula="of:=N(AND([.$I244]&lt;=[.N$1]; [.$I244]&gt;[.M$1]))" office:value-type="float" office:value="0">
            <text:p>0</text:p>
          </table:table-cell>
          <table:table-cell table:formula="of:=N(AND([.$I244]&lt;=[.O$1]; [.$I244]&gt;[.N$1]))" office:value-type="float" office:value="0">
            <text:p>0</text:p>
          </table:table-cell>
          <table:table-cell table:formula="of:=N(AND([.$I244]&lt;=[.P$1]; [.$I244]&gt;[.O$1]))" office:value-type="float" office:value="0">
            <text:p>0</text:p>
          </table:table-cell>
          <table:table-cell table:formula="of:=N(AND([.$I244]&lt;=[.Q$1]; [.$I244]&gt;[.P$1]))" office:value-type="float" office:value="0">
            <text:p>0</text:p>
          </table:table-cell>
          <table:table-cell table:formula="of:=N(AND([.$I244]&lt;=[.R$1]; [.$I244]&gt;[.Q$1]))" office:value-type="float" office:value="0">
            <text:p>0</text:p>
          </table:table-cell>
          <table:table-cell table:formula="of:=N(AND([.$I244]&lt;=[.S$1]; [.$I244]&gt;[.R$1]))" office:value-type="float" office:value="0">
            <text:p>0</text:p>
          </table:table-cell>
          <table:table-cell table:formula="of:=N(AND([.$I244]&lt;=[.T$1]; [.$I244]&gt;[.S$1]))" office:value-type="float" office:value="0">
            <text:p>0</text:p>
          </table:table-cell>
          <table:table-cell table:formula="of:=N(AND([.$I244]&lt;=[.U$1]; [.$I244]&gt;[.T$1]))" office:value-type="float" office:value="0">
            <text:p>0</text:p>
          </table:table-cell>
          <table:table-cell table:formula="of:=N(AND([.$I244]&lt;=[.V$1]; [.$I244]&gt;[.U$1]))" office:value-type="float" office:value="0">
            <text:p>0</text:p>
          </table:table-cell>
          <table:table-cell table:formula="of:=N(AND([.$I244]&lt;=[.W$1]; [.$I244]&gt;[.V$1]))" office:value-type="float" office:value="0">
            <text:p>0</text:p>
          </table:table-cell>
          <table:table-cell table:formula="of:=N(AND([.$I244]&lt;=[.X$1]; [.$I244]&gt;[.W$1]))" office:value-type="float" office:value="0">
            <text:p>0</text:p>
          </table:table-cell>
          <table:table-cell table:formula="of:=N(AND([.$I244]&lt;=[.Y$1]; [.$I244]&gt;[.X$1]))" office:value-type="float" office:value="0">
            <text:p>0</text:p>
          </table:table-cell>
          <table:table-cell table:formula="of:=N(AND([.$I244]&lt;=[.Z$1]; [.$I244]&gt;[.Y$1]))" office:value-type="float" office:value="0">
            <text:p>0</text:p>
          </table:table-cell>
          <table:table-cell table:formula="of:=N(AND([.$I244]&lt;=[.AA$1]; [.$I244]&gt;[.Z$1]))" office:value-type="float" office:value="0">
            <text:p>0</text:p>
          </table:table-cell>
          <table:table-cell table:formula="of:=N(AND([.$I244]&lt;=[.AB$1]; [.$I244]&gt;[.AA$1]))" office:value-type="float" office:value="0">
            <text:p>0</text:p>
          </table:table-cell>
          <table:table-cell table:formula="of:=N(AND([.$I244]&lt;=[.AC$1]; [.$I244]&gt;[.AB$1]))" office:value-type="float" office:value="0">
            <text:p>0</text:p>
          </table:table-cell>
          <table:table-cell table:formula="of:=N(AND([.$I244]&lt;=[.AD$1]; [.$I244]&gt;[.AC$1]))" office:value-type="float" office:value="0">
            <text:p>0</text:p>
          </table:table-cell>
          <table:table-cell table:formula="of:=N(AND([.$I244]&lt;=[.AE$1]; [.$I244]&gt;[.AD$1]))" office:value-type="float" office:value="0">
            <text:p>0</text:p>
          </table:table-cell>
          <table:table-cell table:formula="of:=N(AND([.$I244]&lt;=[.AF$1]; [.$I244]&gt;[.AE$1]))" office:value-type="float" office:value="0">
            <text:p>0</text:p>
          </table:table-cell>
          <table:table-cell table:formula="of:=N(AND([.$I244]&lt;=[.AG$1]; [.$I244]&gt;[.AF$1]))" office:value-type="float" office:value="0">
            <text:p>0</text:p>
          </table:table-cell>
          <table:table-cell table:formula="of:=N(AND([.$I244]&lt;=[.AH$1]; [.$I244]&gt;[.AG$1]))" office:value-type="float" office:value="0">
            <text:p>0</text:p>
          </table:table-cell>
          <table:table-cell table:formula="of:=N(AND([.$I244]&lt;=[.AI$1]; [.$I24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6:47Z</text:p>
          </table:table-cell>
          <table:table-cell office:value-type="float" office:value="4062">
            <text:p>4062</text:p>
          </table:table-cell>
          <table:table-cell/>
          <table:table-cell office:value-type="float" office:value="159000">
            <text:p>159000</text:p>
          </table:table-cell>
          <table:table-cell office:value-type="float" office:value="551">
            <text:p>551</text:p>
          </table:table-cell>
          <table:table-cell table:formula="of:=N(AND([.$I245]&lt;=[.K$1]; [.$I245]&gt;[.J$1]))" office:value-type="float" office:value="0">
            <text:p>0</text:p>
          </table:table-cell>
          <table:table-cell table:formula="of:=N(AND([.$I245]&lt;=[.L$1]; [.$I245]&gt;[.K$1]))" office:value-type="float" office:value="0">
            <text:p>0</text:p>
          </table:table-cell>
          <table:table-cell table:formula="of:=N(AND([.$I245]&lt;=[.M$1]; [.$I245]&gt;[.L$1]))" office:value-type="float" office:value="0">
            <text:p>0</text:p>
          </table:table-cell>
          <table:table-cell table:formula="of:=N(AND([.$I245]&lt;=[.N$1]; [.$I245]&gt;[.M$1]))" office:value-type="float" office:value="0">
            <text:p>0</text:p>
          </table:table-cell>
          <table:table-cell table:formula="of:=N(AND([.$I245]&lt;=[.O$1]; [.$I245]&gt;[.N$1]))" office:value-type="float" office:value="0">
            <text:p>0</text:p>
          </table:table-cell>
          <table:table-cell table:formula="of:=N(AND([.$I245]&lt;=[.P$1]; [.$I245]&gt;[.O$1]))" office:value-type="float" office:value="1">
            <text:p>1</text:p>
          </table:table-cell>
          <table:table-cell table:formula="of:=N(AND([.$I245]&lt;=[.Q$1]; [.$I245]&gt;[.P$1]))" office:value-type="float" office:value="0">
            <text:p>0</text:p>
          </table:table-cell>
          <table:table-cell table:formula="of:=N(AND([.$I245]&lt;=[.R$1]; [.$I245]&gt;[.Q$1]))" office:value-type="float" office:value="0">
            <text:p>0</text:p>
          </table:table-cell>
          <table:table-cell table:formula="of:=N(AND([.$I245]&lt;=[.S$1]; [.$I245]&gt;[.R$1]))" office:value-type="float" office:value="0">
            <text:p>0</text:p>
          </table:table-cell>
          <table:table-cell table:formula="of:=N(AND([.$I245]&lt;=[.T$1]; [.$I245]&gt;[.S$1]))" office:value-type="float" office:value="0">
            <text:p>0</text:p>
          </table:table-cell>
          <table:table-cell table:formula="of:=N(AND([.$I245]&lt;=[.U$1]; [.$I245]&gt;[.T$1]))" office:value-type="float" office:value="0">
            <text:p>0</text:p>
          </table:table-cell>
          <table:table-cell table:formula="of:=N(AND([.$I245]&lt;=[.V$1]; [.$I245]&gt;[.U$1]))" office:value-type="float" office:value="0">
            <text:p>0</text:p>
          </table:table-cell>
          <table:table-cell table:formula="of:=N(AND([.$I245]&lt;=[.W$1]; [.$I245]&gt;[.V$1]))" office:value-type="float" office:value="0">
            <text:p>0</text:p>
          </table:table-cell>
          <table:table-cell table:formula="of:=N(AND([.$I245]&lt;=[.X$1]; [.$I245]&gt;[.W$1]))" office:value-type="float" office:value="0">
            <text:p>0</text:p>
          </table:table-cell>
          <table:table-cell table:formula="of:=N(AND([.$I245]&lt;=[.Y$1]; [.$I245]&gt;[.X$1]))" office:value-type="float" office:value="0">
            <text:p>0</text:p>
          </table:table-cell>
          <table:table-cell table:formula="of:=N(AND([.$I245]&lt;=[.Z$1]; [.$I245]&gt;[.Y$1]))" office:value-type="float" office:value="0">
            <text:p>0</text:p>
          </table:table-cell>
          <table:table-cell table:formula="of:=N(AND([.$I245]&lt;=[.AA$1]; [.$I245]&gt;[.Z$1]))" office:value-type="float" office:value="0">
            <text:p>0</text:p>
          </table:table-cell>
          <table:table-cell table:formula="of:=N(AND([.$I245]&lt;=[.AB$1]; [.$I245]&gt;[.AA$1]))" office:value-type="float" office:value="0">
            <text:p>0</text:p>
          </table:table-cell>
          <table:table-cell table:formula="of:=N(AND([.$I245]&lt;=[.AC$1]; [.$I245]&gt;[.AB$1]))" office:value-type="float" office:value="0">
            <text:p>0</text:p>
          </table:table-cell>
          <table:table-cell table:formula="of:=N(AND([.$I245]&lt;=[.AD$1]; [.$I245]&gt;[.AC$1]))" office:value-type="float" office:value="0">
            <text:p>0</text:p>
          </table:table-cell>
          <table:table-cell table:formula="of:=N(AND([.$I245]&lt;=[.AE$1]; [.$I245]&gt;[.AD$1]))" office:value-type="float" office:value="0">
            <text:p>0</text:p>
          </table:table-cell>
          <table:table-cell table:formula="of:=N(AND([.$I245]&lt;=[.AF$1]; [.$I245]&gt;[.AE$1]))" office:value-type="float" office:value="0">
            <text:p>0</text:p>
          </table:table-cell>
          <table:table-cell table:formula="of:=N(AND([.$I245]&lt;=[.AG$1]; [.$I245]&gt;[.AF$1]))" office:value-type="float" office:value="0">
            <text:p>0</text:p>
          </table:table-cell>
          <table:table-cell table:formula="of:=N(AND([.$I245]&lt;=[.AH$1]; [.$I245]&gt;[.AG$1]))" office:value-type="float" office:value="0">
            <text:p>0</text:p>
          </table:table-cell>
          <table:table-cell table:formula="of:=N(AND([.$I245]&lt;=[.AI$1]; [.$I24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7:15Z</text:p>
          </table:table-cell>
          <table:table-cell office:value-type="float" office:value="4953">
            <text:p>4953</text:p>
          </table:table-cell>
          <table:table-cell/>
          <table:table-cell office:value-type="float" office:value="196000">
            <text:p>196000</text:p>
          </table:table-cell>
          <table:table-cell office:value-type="float" office:value="551">
            <text:p>551</text:p>
          </table:table-cell>
          <table:table-cell table:formula="of:=N(AND([.$I246]&lt;=[.K$1]; [.$I246]&gt;[.J$1]))" office:value-type="float" office:value="0">
            <text:p>0</text:p>
          </table:table-cell>
          <table:table-cell table:formula="of:=N(AND([.$I246]&lt;=[.L$1]; [.$I246]&gt;[.K$1]))" office:value-type="float" office:value="0">
            <text:p>0</text:p>
          </table:table-cell>
          <table:table-cell table:formula="of:=N(AND([.$I246]&lt;=[.M$1]; [.$I246]&gt;[.L$1]))" office:value-type="float" office:value="0">
            <text:p>0</text:p>
          </table:table-cell>
          <table:table-cell table:formula="of:=N(AND([.$I246]&lt;=[.N$1]; [.$I246]&gt;[.M$1]))" office:value-type="float" office:value="0">
            <text:p>0</text:p>
          </table:table-cell>
          <table:table-cell table:formula="of:=N(AND([.$I246]&lt;=[.O$1]; [.$I246]&gt;[.N$1]))" office:value-type="float" office:value="0">
            <text:p>0</text:p>
          </table:table-cell>
          <table:table-cell table:formula="of:=N(AND([.$I246]&lt;=[.P$1]; [.$I246]&gt;[.O$1]))" office:value-type="float" office:value="0">
            <text:p>0</text:p>
          </table:table-cell>
          <table:table-cell table:formula="of:=N(AND([.$I246]&lt;=[.Q$1]; [.$I246]&gt;[.P$1]))" office:value-type="float" office:value="1">
            <text:p>1</text:p>
          </table:table-cell>
          <table:table-cell table:formula="of:=N(AND([.$I246]&lt;=[.R$1]; [.$I246]&gt;[.Q$1]))" office:value-type="float" office:value="0">
            <text:p>0</text:p>
          </table:table-cell>
          <table:table-cell table:formula="of:=N(AND([.$I246]&lt;=[.S$1]; [.$I246]&gt;[.R$1]))" office:value-type="float" office:value="0">
            <text:p>0</text:p>
          </table:table-cell>
          <table:table-cell table:formula="of:=N(AND([.$I246]&lt;=[.T$1]; [.$I246]&gt;[.S$1]))" office:value-type="float" office:value="0">
            <text:p>0</text:p>
          </table:table-cell>
          <table:table-cell table:formula="of:=N(AND([.$I246]&lt;=[.U$1]; [.$I246]&gt;[.T$1]))" office:value-type="float" office:value="0">
            <text:p>0</text:p>
          </table:table-cell>
          <table:table-cell table:formula="of:=N(AND([.$I246]&lt;=[.V$1]; [.$I246]&gt;[.U$1]))" office:value-type="float" office:value="0">
            <text:p>0</text:p>
          </table:table-cell>
          <table:table-cell table:formula="of:=N(AND([.$I246]&lt;=[.W$1]; [.$I246]&gt;[.V$1]))" office:value-type="float" office:value="0">
            <text:p>0</text:p>
          </table:table-cell>
          <table:table-cell table:formula="of:=N(AND([.$I246]&lt;=[.X$1]; [.$I246]&gt;[.W$1]))" office:value-type="float" office:value="0">
            <text:p>0</text:p>
          </table:table-cell>
          <table:table-cell table:formula="of:=N(AND([.$I246]&lt;=[.Y$1]; [.$I246]&gt;[.X$1]))" office:value-type="float" office:value="0">
            <text:p>0</text:p>
          </table:table-cell>
          <table:table-cell table:formula="of:=N(AND([.$I246]&lt;=[.Z$1]; [.$I246]&gt;[.Y$1]))" office:value-type="float" office:value="0">
            <text:p>0</text:p>
          </table:table-cell>
          <table:table-cell table:formula="of:=N(AND([.$I246]&lt;=[.AA$1]; [.$I246]&gt;[.Z$1]))" office:value-type="float" office:value="0">
            <text:p>0</text:p>
          </table:table-cell>
          <table:table-cell table:formula="of:=N(AND([.$I246]&lt;=[.AB$1]; [.$I246]&gt;[.AA$1]))" office:value-type="float" office:value="0">
            <text:p>0</text:p>
          </table:table-cell>
          <table:table-cell table:formula="of:=N(AND([.$I246]&lt;=[.AC$1]; [.$I246]&gt;[.AB$1]))" office:value-type="float" office:value="0">
            <text:p>0</text:p>
          </table:table-cell>
          <table:table-cell table:formula="of:=N(AND([.$I246]&lt;=[.AD$1]; [.$I246]&gt;[.AC$1]))" office:value-type="float" office:value="0">
            <text:p>0</text:p>
          </table:table-cell>
          <table:table-cell table:formula="of:=N(AND([.$I246]&lt;=[.AE$1]; [.$I246]&gt;[.AD$1]))" office:value-type="float" office:value="0">
            <text:p>0</text:p>
          </table:table-cell>
          <table:table-cell table:formula="of:=N(AND([.$I246]&lt;=[.AF$1]; [.$I246]&gt;[.AE$1]))" office:value-type="float" office:value="0">
            <text:p>0</text:p>
          </table:table-cell>
          <table:table-cell table:formula="of:=N(AND([.$I246]&lt;=[.AG$1]; [.$I246]&gt;[.AF$1]))" office:value-type="float" office:value="0">
            <text:p>0</text:p>
          </table:table-cell>
          <table:table-cell table:formula="of:=N(AND([.$I246]&lt;=[.AH$1]; [.$I246]&gt;[.AG$1]))" office:value-type="float" office:value="0">
            <text:p>0</text:p>
          </table:table-cell>
          <table:table-cell table:formula="of:=N(AND([.$I246]&lt;=[.AI$1]; [.$I24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8:08Z</text:p>
          </table:table-cell>
          <table:table-cell office:value-type="float" office:value="3590">
            <text:p>3590</text:p>
          </table:table-cell>
          <table:table-cell/>
          <table:table-cell office:value-type="float" office:value="276000">
            <text:p>276000</text:p>
          </table:table-cell>
          <table:table-cell office:value-type="float" office:value="281">
            <text:p>281</text:p>
          </table:table-cell>
          <table:table-cell table:formula="of:=N(AND([.$I247]&lt;=[.K$1]; [.$I247]&gt;[.J$1]))" office:value-type="float" office:value="0">
            <text:p>0</text:p>
          </table:table-cell>
          <table:table-cell table:formula="of:=N(AND([.$I247]&lt;=[.L$1]; [.$I247]&gt;[.K$1]))" office:value-type="float" office:value="0">
            <text:p>0</text:p>
          </table:table-cell>
          <table:table-cell table:formula="of:=N(AND([.$I247]&lt;=[.M$1]; [.$I247]&gt;[.L$1]))" office:value-type="float" office:value="0">
            <text:p>0</text:p>
          </table:table-cell>
          <table:table-cell table:formula="of:=N(AND([.$I247]&lt;=[.N$1]; [.$I247]&gt;[.M$1]))" office:value-type="float" office:value="0">
            <text:p>0</text:p>
          </table:table-cell>
          <table:table-cell table:formula="of:=N(AND([.$I247]&lt;=[.O$1]; [.$I247]&gt;[.N$1]))" office:value-type="float" office:value="0">
            <text:p>0</text:p>
          </table:table-cell>
          <table:table-cell table:formula="of:=N(AND([.$I247]&lt;=[.P$1]; [.$I247]&gt;[.O$1]))" office:value-type="float" office:value="0">
            <text:p>0</text:p>
          </table:table-cell>
          <table:table-cell table:formula="of:=N(AND([.$I247]&lt;=[.Q$1]; [.$I247]&gt;[.P$1]))" office:value-type="float" office:value="0">
            <text:p>0</text:p>
          </table:table-cell>
          <table:table-cell table:formula="of:=N(AND([.$I247]&lt;=[.R$1]; [.$I247]&gt;[.Q$1]))" office:value-type="float" office:value="0">
            <text:p>0</text:p>
          </table:table-cell>
          <table:table-cell table:formula="of:=N(AND([.$I247]&lt;=[.S$1]; [.$I247]&gt;[.R$1]))" office:value-type="float" office:value="0">
            <text:p>0</text:p>
          </table:table-cell>
          <table:table-cell table:formula="of:=N(AND([.$I247]&lt;=[.T$1]; [.$I247]&gt;[.S$1]))" office:value-type="float" office:value="1">
            <text:p>1</text:p>
          </table:table-cell>
          <table:table-cell table:formula="of:=N(AND([.$I247]&lt;=[.U$1]; [.$I247]&gt;[.T$1]))" office:value-type="float" office:value="0">
            <text:p>0</text:p>
          </table:table-cell>
          <table:table-cell table:formula="of:=N(AND([.$I247]&lt;=[.V$1]; [.$I247]&gt;[.U$1]))" office:value-type="float" office:value="0">
            <text:p>0</text:p>
          </table:table-cell>
          <table:table-cell table:formula="of:=N(AND([.$I247]&lt;=[.W$1]; [.$I247]&gt;[.V$1]))" office:value-type="float" office:value="0">
            <text:p>0</text:p>
          </table:table-cell>
          <table:table-cell table:formula="of:=N(AND([.$I247]&lt;=[.X$1]; [.$I247]&gt;[.W$1]))" office:value-type="float" office:value="0">
            <text:p>0</text:p>
          </table:table-cell>
          <table:table-cell table:formula="of:=N(AND([.$I247]&lt;=[.Y$1]; [.$I247]&gt;[.X$1]))" office:value-type="float" office:value="0">
            <text:p>0</text:p>
          </table:table-cell>
          <table:table-cell table:formula="of:=N(AND([.$I247]&lt;=[.Z$1]; [.$I247]&gt;[.Y$1]))" office:value-type="float" office:value="0">
            <text:p>0</text:p>
          </table:table-cell>
          <table:table-cell table:formula="of:=N(AND([.$I247]&lt;=[.AA$1]; [.$I247]&gt;[.Z$1]))" office:value-type="float" office:value="0">
            <text:p>0</text:p>
          </table:table-cell>
          <table:table-cell table:formula="of:=N(AND([.$I247]&lt;=[.AB$1]; [.$I247]&gt;[.AA$1]))" office:value-type="float" office:value="0">
            <text:p>0</text:p>
          </table:table-cell>
          <table:table-cell table:formula="of:=N(AND([.$I247]&lt;=[.AC$1]; [.$I247]&gt;[.AB$1]))" office:value-type="float" office:value="0">
            <text:p>0</text:p>
          </table:table-cell>
          <table:table-cell table:formula="of:=N(AND([.$I247]&lt;=[.AD$1]; [.$I247]&gt;[.AC$1]))" office:value-type="float" office:value="0">
            <text:p>0</text:p>
          </table:table-cell>
          <table:table-cell table:formula="of:=N(AND([.$I247]&lt;=[.AE$1]; [.$I247]&gt;[.AD$1]))" office:value-type="float" office:value="0">
            <text:p>0</text:p>
          </table:table-cell>
          <table:table-cell table:formula="of:=N(AND([.$I247]&lt;=[.AF$1]; [.$I247]&gt;[.AE$1]))" office:value-type="float" office:value="0">
            <text:p>0</text:p>
          </table:table-cell>
          <table:table-cell table:formula="of:=N(AND([.$I247]&lt;=[.AG$1]; [.$I247]&gt;[.AF$1]))" office:value-type="float" office:value="0">
            <text:p>0</text:p>
          </table:table-cell>
          <table:table-cell table:formula="of:=N(AND([.$I247]&lt;=[.AH$1]; [.$I247]&gt;[.AG$1]))" office:value-type="float" office:value="0">
            <text:p>0</text:p>
          </table:table-cell>
          <table:table-cell table:formula="of:=N(AND([.$I247]&lt;=[.AI$1]; [.$I24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48:46Z</text:p>
          </table:table-cell>
          <table:table-cell office:value-type="float" office:value="13592">
            <text:p>13592</text:p>
          </table:table-cell>
          <table:table-cell/>
          <table:table-cell office:value-type="float" office:value="90000">
            <text:p>90000</text:p>
          </table:table-cell>
          <table:table-cell office:value-type="float" office:value="551">
            <text:p>551</text:p>
          </table:table-cell>
          <table:table-cell table:formula="of:=N(AND([.$I248]&lt;=[.K$1]; [.$I248]&gt;[.J$1]))" office:value-type="float" office:value="0">
            <text:p>0</text:p>
          </table:table-cell>
          <table:table-cell table:formula="of:=N(AND([.$I248]&lt;=[.L$1]; [.$I248]&gt;[.K$1]))" office:value-type="float" office:value="0">
            <text:p>0</text:p>
          </table:table-cell>
          <table:table-cell table:formula="of:=N(AND([.$I248]&lt;=[.M$1]; [.$I248]&gt;[.L$1]))" office:value-type="float" office:value="1">
            <text:p>1</text:p>
          </table:table-cell>
          <table:table-cell table:formula="of:=N(AND([.$I248]&lt;=[.N$1]; [.$I248]&gt;[.M$1]))" office:value-type="float" office:value="0">
            <text:p>0</text:p>
          </table:table-cell>
          <table:table-cell table:formula="of:=N(AND([.$I248]&lt;=[.O$1]; [.$I248]&gt;[.N$1]))" office:value-type="float" office:value="0">
            <text:p>0</text:p>
          </table:table-cell>
          <table:table-cell table:formula="of:=N(AND([.$I248]&lt;=[.P$1]; [.$I248]&gt;[.O$1]))" office:value-type="float" office:value="0">
            <text:p>0</text:p>
          </table:table-cell>
          <table:table-cell table:formula="of:=N(AND([.$I248]&lt;=[.Q$1]; [.$I248]&gt;[.P$1]))" office:value-type="float" office:value="0">
            <text:p>0</text:p>
          </table:table-cell>
          <table:table-cell table:formula="of:=N(AND([.$I248]&lt;=[.R$1]; [.$I248]&gt;[.Q$1]))" office:value-type="float" office:value="0">
            <text:p>0</text:p>
          </table:table-cell>
          <table:table-cell table:formula="of:=N(AND([.$I248]&lt;=[.S$1]; [.$I248]&gt;[.R$1]))" office:value-type="float" office:value="0">
            <text:p>0</text:p>
          </table:table-cell>
          <table:table-cell table:formula="of:=N(AND([.$I248]&lt;=[.T$1]; [.$I248]&gt;[.S$1]))" office:value-type="float" office:value="0">
            <text:p>0</text:p>
          </table:table-cell>
          <table:table-cell table:formula="of:=N(AND([.$I248]&lt;=[.U$1]; [.$I248]&gt;[.T$1]))" office:value-type="float" office:value="0">
            <text:p>0</text:p>
          </table:table-cell>
          <table:table-cell table:formula="of:=N(AND([.$I248]&lt;=[.V$1]; [.$I248]&gt;[.U$1]))" office:value-type="float" office:value="0">
            <text:p>0</text:p>
          </table:table-cell>
          <table:table-cell table:formula="of:=N(AND([.$I248]&lt;=[.W$1]; [.$I248]&gt;[.V$1]))" office:value-type="float" office:value="0">
            <text:p>0</text:p>
          </table:table-cell>
          <table:table-cell table:formula="of:=N(AND([.$I248]&lt;=[.X$1]; [.$I248]&gt;[.W$1]))" office:value-type="float" office:value="0">
            <text:p>0</text:p>
          </table:table-cell>
          <table:table-cell table:formula="of:=N(AND([.$I248]&lt;=[.Y$1]; [.$I248]&gt;[.X$1]))" office:value-type="float" office:value="0">
            <text:p>0</text:p>
          </table:table-cell>
          <table:table-cell table:formula="of:=N(AND([.$I248]&lt;=[.Z$1]; [.$I248]&gt;[.Y$1]))" office:value-type="float" office:value="0">
            <text:p>0</text:p>
          </table:table-cell>
          <table:table-cell table:formula="of:=N(AND([.$I248]&lt;=[.AA$1]; [.$I248]&gt;[.Z$1]))" office:value-type="float" office:value="0">
            <text:p>0</text:p>
          </table:table-cell>
          <table:table-cell table:formula="of:=N(AND([.$I248]&lt;=[.AB$1]; [.$I248]&gt;[.AA$1]))" office:value-type="float" office:value="0">
            <text:p>0</text:p>
          </table:table-cell>
          <table:table-cell table:formula="of:=N(AND([.$I248]&lt;=[.AC$1]; [.$I248]&gt;[.AB$1]))" office:value-type="float" office:value="0">
            <text:p>0</text:p>
          </table:table-cell>
          <table:table-cell table:formula="of:=N(AND([.$I248]&lt;=[.AD$1]; [.$I248]&gt;[.AC$1]))" office:value-type="float" office:value="0">
            <text:p>0</text:p>
          </table:table-cell>
          <table:table-cell table:formula="of:=N(AND([.$I248]&lt;=[.AE$1]; [.$I248]&gt;[.AD$1]))" office:value-type="float" office:value="0">
            <text:p>0</text:p>
          </table:table-cell>
          <table:table-cell table:formula="of:=N(AND([.$I248]&lt;=[.AF$1]; [.$I248]&gt;[.AE$1]))" office:value-type="float" office:value="0">
            <text:p>0</text:p>
          </table:table-cell>
          <table:table-cell table:formula="of:=N(AND([.$I248]&lt;=[.AG$1]; [.$I248]&gt;[.AF$1]))" office:value-type="float" office:value="0">
            <text:p>0</text:p>
          </table:table-cell>
          <table:table-cell table:formula="of:=N(AND([.$I248]&lt;=[.AH$1]; [.$I248]&gt;[.AG$1]))" office:value-type="float" office:value="0">
            <text:p>0</text:p>
          </table:table-cell>
          <table:table-cell table:formula="of:=N(AND([.$I248]&lt;=[.AI$1]; [.$I24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9:02Z</text:p>
          </table:table-cell>
          <table:table-cell office:value-type="float" office:value="2523">
            <text:p>2523</text:p>
          </table:table-cell>
          <table:table-cell/>
          <table:table-cell office:value-type="float" office:value="323000">
            <text:p>323000</text:p>
          </table:table-cell>
          <table:table-cell office:value-type="float" office:value="551">
            <text:p>551</text:p>
          </table:table-cell>
          <table:table-cell table:formula="of:=N(AND([.$I249]&lt;=[.K$1]; [.$I249]&gt;[.J$1]))" office:value-type="float" office:value="0">
            <text:p>0</text:p>
          </table:table-cell>
          <table:table-cell table:formula="of:=N(AND([.$I249]&lt;=[.L$1]; [.$I249]&gt;[.K$1]))" office:value-type="float" office:value="0">
            <text:p>0</text:p>
          </table:table-cell>
          <table:table-cell table:formula="of:=N(AND([.$I249]&lt;=[.M$1]; [.$I249]&gt;[.L$1]))" office:value-type="float" office:value="0">
            <text:p>0</text:p>
          </table:table-cell>
          <table:table-cell table:formula="of:=N(AND([.$I249]&lt;=[.N$1]; [.$I249]&gt;[.M$1]))" office:value-type="float" office:value="0">
            <text:p>0</text:p>
          </table:table-cell>
          <table:table-cell table:formula="of:=N(AND([.$I249]&lt;=[.O$1]; [.$I249]&gt;[.N$1]))" office:value-type="float" office:value="0">
            <text:p>0</text:p>
          </table:table-cell>
          <table:table-cell table:formula="of:=N(AND([.$I249]&lt;=[.P$1]; [.$I249]&gt;[.O$1]))" office:value-type="float" office:value="0">
            <text:p>0</text:p>
          </table:table-cell>
          <table:table-cell table:formula="of:=N(AND([.$I249]&lt;=[.Q$1]; [.$I249]&gt;[.P$1]))" office:value-type="float" office:value="0">
            <text:p>0</text:p>
          </table:table-cell>
          <table:table-cell table:formula="of:=N(AND([.$I249]&lt;=[.R$1]; [.$I249]&gt;[.Q$1]))" office:value-type="float" office:value="0">
            <text:p>0</text:p>
          </table:table-cell>
          <table:table-cell table:formula="of:=N(AND([.$I249]&lt;=[.S$1]; [.$I249]&gt;[.R$1]))" office:value-type="float" office:value="0">
            <text:p>0</text:p>
          </table:table-cell>
          <table:table-cell table:formula="of:=N(AND([.$I249]&lt;=[.T$1]; [.$I249]&gt;[.S$1]))" office:value-type="float" office:value="0">
            <text:p>0</text:p>
          </table:table-cell>
          <table:table-cell table:formula="of:=N(AND([.$I249]&lt;=[.U$1]; [.$I249]&gt;[.T$1]))" office:value-type="float" office:value="1">
            <text:p>1</text:p>
          </table:table-cell>
          <table:table-cell table:formula="of:=N(AND([.$I249]&lt;=[.V$1]; [.$I249]&gt;[.U$1]))" office:value-type="float" office:value="0">
            <text:p>0</text:p>
          </table:table-cell>
          <table:table-cell table:formula="of:=N(AND([.$I249]&lt;=[.W$1]; [.$I249]&gt;[.V$1]))" office:value-type="float" office:value="0">
            <text:p>0</text:p>
          </table:table-cell>
          <table:table-cell table:formula="of:=N(AND([.$I249]&lt;=[.X$1]; [.$I249]&gt;[.W$1]))" office:value-type="float" office:value="0">
            <text:p>0</text:p>
          </table:table-cell>
          <table:table-cell table:formula="of:=N(AND([.$I249]&lt;=[.Y$1]; [.$I249]&gt;[.X$1]))" office:value-type="float" office:value="0">
            <text:p>0</text:p>
          </table:table-cell>
          <table:table-cell table:formula="of:=N(AND([.$I249]&lt;=[.Z$1]; [.$I249]&gt;[.Y$1]))" office:value-type="float" office:value="0">
            <text:p>0</text:p>
          </table:table-cell>
          <table:table-cell table:formula="of:=N(AND([.$I249]&lt;=[.AA$1]; [.$I249]&gt;[.Z$1]))" office:value-type="float" office:value="0">
            <text:p>0</text:p>
          </table:table-cell>
          <table:table-cell table:formula="of:=N(AND([.$I249]&lt;=[.AB$1]; [.$I249]&gt;[.AA$1]))" office:value-type="float" office:value="0">
            <text:p>0</text:p>
          </table:table-cell>
          <table:table-cell table:formula="of:=N(AND([.$I249]&lt;=[.AC$1]; [.$I249]&gt;[.AB$1]))" office:value-type="float" office:value="0">
            <text:p>0</text:p>
          </table:table-cell>
          <table:table-cell table:formula="of:=N(AND([.$I249]&lt;=[.AD$1]; [.$I249]&gt;[.AC$1]))" office:value-type="float" office:value="0">
            <text:p>0</text:p>
          </table:table-cell>
          <table:table-cell table:formula="of:=N(AND([.$I249]&lt;=[.AE$1]; [.$I249]&gt;[.AD$1]))" office:value-type="float" office:value="0">
            <text:p>0</text:p>
          </table:table-cell>
          <table:table-cell table:formula="of:=N(AND([.$I249]&lt;=[.AF$1]; [.$I249]&gt;[.AE$1]))" office:value-type="float" office:value="0">
            <text:p>0</text:p>
          </table:table-cell>
          <table:table-cell table:formula="of:=N(AND([.$I249]&lt;=[.AG$1]; [.$I249]&gt;[.AF$1]))" office:value-type="float" office:value="0">
            <text:p>0</text:p>
          </table:table-cell>
          <table:table-cell table:formula="of:=N(AND([.$I249]&lt;=[.AH$1]; [.$I249]&gt;[.AG$1]))" office:value-type="float" office:value="0">
            <text:p>0</text:p>
          </table:table-cell>
          <table:table-cell table:formula="of:=N(AND([.$I249]&lt;=[.AI$1]; [.$I24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9:29Z</text:p>
          </table:table-cell>
          <table:table-cell office:value-type="float" office:value="2442">
            <text:p>2442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551">
            <text:p>551</text:p>
          </table:table-cell>
          <table:table-cell table:formula="of:=N(AND([.$I250]&lt;=[.K$1]; [.$I250]&gt;[.J$1]))" office:value-type="float" office:value="0">
            <text:p>0</text:p>
          </table:table-cell>
          <table:table-cell table:formula="of:=N(AND([.$I250]&lt;=[.L$1]; [.$I250]&gt;[.K$1]))" office:value-type="float" office:value="0">
            <text:p>0</text:p>
          </table:table-cell>
          <table:table-cell table:formula="of:=N(AND([.$I250]&lt;=[.M$1]; [.$I250]&gt;[.L$1]))" office:value-type="float" office:value="0">
            <text:p>0</text:p>
          </table:table-cell>
          <table:table-cell table:formula="of:=N(AND([.$I250]&lt;=[.N$1]; [.$I250]&gt;[.M$1]))" office:value-type="float" office:value="0">
            <text:p>0</text:p>
          </table:table-cell>
          <table:table-cell table:formula="of:=N(AND([.$I250]&lt;=[.O$1]; [.$I250]&gt;[.N$1]))" office:value-type="float" office:value="0">
            <text:p>0</text:p>
          </table:table-cell>
          <table:table-cell table:formula="of:=N(AND([.$I250]&lt;=[.P$1]; [.$I250]&gt;[.O$1]))" office:value-type="float" office:value="0">
            <text:p>0</text:p>
          </table:table-cell>
          <table:table-cell table:formula="of:=N(AND([.$I250]&lt;=[.Q$1]; [.$I250]&gt;[.P$1]))" office:value-type="float" office:value="0">
            <text:p>0</text:p>
          </table:table-cell>
          <table:table-cell table:formula="of:=N(AND([.$I250]&lt;=[.R$1]; [.$I250]&gt;[.Q$1]))" office:value-type="float" office:value="0">
            <text:p>0</text:p>
          </table:table-cell>
          <table:table-cell table:formula="of:=N(AND([.$I250]&lt;=[.S$1]; [.$I250]&gt;[.R$1]))" office:value-type="float" office:value="0">
            <text:p>0</text:p>
          </table:table-cell>
          <table:table-cell table:formula="of:=N(AND([.$I250]&lt;=[.T$1]; [.$I250]&gt;[.S$1]))" office:value-type="float" office:value="0">
            <text:p>0</text:p>
          </table:table-cell>
          <table:table-cell table:formula="of:=N(AND([.$I250]&lt;=[.U$1]; [.$I250]&gt;[.T$1]))" office:value-type="float" office:value="1">
            <text:p>1</text:p>
          </table:table-cell>
          <table:table-cell table:formula="of:=N(AND([.$I250]&lt;=[.V$1]; [.$I250]&gt;[.U$1]))" office:value-type="float" office:value="0">
            <text:p>0</text:p>
          </table:table-cell>
          <table:table-cell table:formula="of:=N(AND([.$I250]&lt;=[.W$1]; [.$I250]&gt;[.V$1]))" office:value-type="float" office:value="0">
            <text:p>0</text:p>
          </table:table-cell>
          <table:table-cell table:formula="of:=N(AND([.$I250]&lt;=[.X$1]; [.$I250]&gt;[.W$1]))" office:value-type="float" office:value="0">
            <text:p>0</text:p>
          </table:table-cell>
          <table:table-cell table:formula="of:=N(AND([.$I250]&lt;=[.Y$1]; [.$I250]&gt;[.X$1]))" office:value-type="float" office:value="0">
            <text:p>0</text:p>
          </table:table-cell>
          <table:table-cell table:formula="of:=N(AND([.$I250]&lt;=[.Z$1]; [.$I250]&gt;[.Y$1]))" office:value-type="float" office:value="0">
            <text:p>0</text:p>
          </table:table-cell>
          <table:table-cell table:formula="of:=N(AND([.$I250]&lt;=[.AA$1]; [.$I250]&gt;[.Z$1]))" office:value-type="float" office:value="0">
            <text:p>0</text:p>
          </table:table-cell>
          <table:table-cell table:formula="of:=N(AND([.$I250]&lt;=[.AB$1]; [.$I250]&gt;[.AA$1]))" office:value-type="float" office:value="0">
            <text:p>0</text:p>
          </table:table-cell>
          <table:table-cell table:formula="of:=N(AND([.$I250]&lt;=[.AC$1]; [.$I250]&gt;[.AB$1]))" office:value-type="float" office:value="0">
            <text:p>0</text:p>
          </table:table-cell>
          <table:table-cell table:formula="of:=N(AND([.$I250]&lt;=[.AD$1]; [.$I250]&gt;[.AC$1]))" office:value-type="float" office:value="0">
            <text:p>0</text:p>
          </table:table-cell>
          <table:table-cell table:formula="of:=N(AND([.$I250]&lt;=[.AE$1]; [.$I250]&gt;[.AD$1]))" office:value-type="float" office:value="0">
            <text:p>0</text:p>
          </table:table-cell>
          <table:table-cell table:formula="of:=N(AND([.$I250]&lt;=[.AF$1]; [.$I250]&gt;[.AE$1]))" office:value-type="float" office:value="0">
            <text:p>0</text:p>
          </table:table-cell>
          <table:table-cell table:formula="of:=N(AND([.$I250]&lt;=[.AG$1]; [.$I250]&gt;[.AF$1]))" office:value-type="float" office:value="0">
            <text:p>0</text:p>
          </table:table-cell>
          <table:table-cell table:formula="of:=N(AND([.$I250]&lt;=[.AH$1]; [.$I250]&gt;[.AG$1]))" office:value-type="float" office:value="0">
            <text:p>0</text:p>
          </table:table-cell>
          <table:table-cell table:formula="of:=N(AND([.$I250]&lt;=[.AI$1]; [.$I25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9:58Z</text:p>
          </table:table-cell>
          <table:table-cell office:value-type="float" office:value="3811">
            <text:p>3811</text:p>
          </table:table-cell>
          <table:table-cell/>
          <table:table-cell office:value-type="float" office:value="249000">
            <text:p>249000</text:p>
          </table:table-cell>
          <table:table-cell office:value-type="float" office:value="551">
            <text:p>551</text:p>
          </table:table-cell>
          <table:table-cell table:formula="of:=N(AND([.$I251]&lt;=[.K$1]; [.$I251]&gt;[.J$1]))" office:value-type="float" office:value="0">
            <text:p>0</text:p>
          </table:table-cell>
          <table:table-cell table:formula="of:=N(AND([.$I251]&lt;=[.L$1]; [.$I251]&gt;[.K$1]))" office:value-type="float" office:value="0">
            <text:p>0</text:p>
          </table:table-cell>
          <table:table-cell table:formula="of:=N(AND([.$I251]&lt;=[.M$1]; [.$I251]&gt;[.L$1]))" office:value-type="float" office:value="0">
            <text:p>0</text:p>
          </table:table-cell>
          <table:table-cell table:formula="of:=N(AND([.$I251]&lt;=[.N$1]; [.$I251]&gt;[.M$1]))" office:value-type="float" office:value="0">
            <text:p>0</text:p>
          </table:table-cell>
          <table:table-cell table:formula="of:=N(AND([.$I251]&lt;=[.O$1]; [.$I251]&gt;[.N$1]))" office:value-type="float" office:value="0">
            <text:p>0</text:p>
          </table:table-cell>
          <table:table-cell table:formula="of:=N(AND([.$I251]&lt;=[.P$1]; [.$I251]&gt;[.O$1]))" office:value-type="float" office:value="0">
            <text:p>0</text:p>
          </table:table-cell>
          <table:table-cell table:formula="of:=N(AND([.$I251]&lt;=[.Q$1]; [.$I251]&gt;[.P$1]))" office:value-type="float" office:value="0">
            <text:p>0</text:p>
          </table:table-cell>
          <table:table-cell table:formula="of:=N(AND([.$I251]&lt;=[.R$1]; [.$I251]&gt;[.Q$1]))" office:value-type="float" office:value="0">
            <text:p>0</text:p>
          </table:table-cell>
          <table:table-cell table:formula="of:=N(AND([.$I251]&lt;=[.S$1]; [.$I251]&gt;[.R$1]))" office:value-type="float" office:value="1">
            <text:p>1</text:p>
          </table:table-cell>
          <table:table-cell table:formula="of:=N(AND([.$I251]&lt;=[.T$1]; [.$I251]&gt;[.S$1]))" office:value-type="float" office:value="0">
            <text:p>0</text:p>
          </table:table-cell>
          <table:table-cell table:formula="of:=N(AND([.$I251]&lt;=[.U$1]; [.$I251]&gt;[.T$1]))" office:value-type="float" office:value="0">
            <text:p>0</text:p>
          </table:table-cell>
          <table:table-cell table:formula="of:=N(AND([.$I251]&lt;=[.V$1]; [.$I251]&gt;[.U$1]))" office:value-type="float" office:value="0">
            <text:p>0</text:p>
          </table:table-cell>
          <table:table-cell table:formula="of:=N(AND([.$I251]&lt;=[.W$1]; [.$I251]&gt;[.V$1]))" office:value-type="float" office:value="0">
            <text:p>0</text:p>
          </table:table-cell>
          <table:table-cell table:formula="of:=N(AND([.$I251]&lt;=[.X$1]; [.$I251]&gt;[.W$1]))" office:value-type="float" office:value="0">
            <text:p>0</text:p>
          </table:table-cell>
          <table:table-cell table:formula="of:=N(AND([.$I251]&lt;=[.Y$1]; [.$I251]&gt;[.X$1]))" office:value-type="float" office:value="0">
            <text:p>0</text:p>
          </table:table-cell>
          <table:table-cell table:formula="of:=N(AND([.$I251]&lt;=[.Z$1]; [.$I251]&gt;[.Y$1]))" office:value-type="float" office:value="0">
            <text:p>0</text:p>
          </table:table-cell>
          <table:table-cell table:formula="of:=N(AND([.$I251]&lt;=[.AA$1]; [.$I251]&gt;[.Z$1]))" office:value-type="float" office:value="0">
            <text:p>0</text:p>
          </table:table-cell>
          <table:table-cell table:formula="of:=N(AND([.$I251]&lt;=[.AB$1]; [.$I251]&gt;[.AA$1]))" office:value-type="float" office:value="0">
            <text:p>0</text:p>
          </table:table-cell>
          <table:table-cell table:formula="of:=N(AND([.$I251]&lt;=[.AC$1]; [.$I251]&gt;[.AB$1]))" office:value-type="float" office:value="0">
            <text:p>0</text:p>
          </table:table-cell>
          <table:table-cell table:formula="of:=N(AND([.$I251]&lt;=[.AD$1]; [.$I251]&gt;[.AC$1]))" office:value-type="float" office:value="0">
            <text:p>0</text:p>
          </table:table-cell>
          <table:table-cell table:formula="of:=N(AND([.$I251]&lt;=[.AE$1]; [.$I251]&gt;[.AD$1]))" office:value-type="float" office:value="0">
            <text:p>0</text:p>
          </table:table-cell>
          <table:table-cell table:formula="of:=N(AND([.$I251]&lt;=[.AF$1]; [.$I251]&gt;[.AE$1]))" office:value-type="float" office:value="0">
            <text:p>0</text:p>
          </table:table-cell>
          <table:table-cell table:formula="of:=N(AND([.$I251]&lt;=[.AG$1]; [.$I251]&gt;[.AF$1]))" office:value-type="float" office:value="0">
            <text:p>0</text:p>
          </table:table-cell>
          <table:table-cell table:formula="of:=N(AND([.$I251]&lt;=[.AH$1]; [.$I251]&gt;[.AG$1]))" office:value-type="float" office:value="0">
            <text:p>0</text:p>
          </table:table-cell>
          <table:table-cell table:formula="of:=N(AND([.$I251]&lt;=[.AI$1]; [.$I25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0:25Z</text:p>
          </table:table-cell>
          <table:table-cell office:value-type="float" office:value="3528">
            <text:p>3528</text:p>
          </table:table-cell>
          <table:table-cell/>
          <table:table-cell office:value-type="float" office:value="183000">
            <text:p>183000</text:p>
          </table:table-cell>
          <table:table-cell office:value-type="float" office:value="551">
            <text:p>551</text:p>
          </table:table-cell>
          <table:table-cell table:formula="of:=N(AND([.$I252]&lt;=[.K$1]; [.$I252]&gt;[.J$1]))" office:value-type="float" office:value="0">
            <text:p>0</text:p>
          </table:table-cell>
          <table:table-cell table:formula="of:=N(AND([.$I252]&lt;=[.L$1]; [.$I252]&gt;[.K$1]))" office:value-type="float" office:value="0">
            <text:p>0</text:p>
          </table:table-cell>
          <table:table-cell table:formula="of:=N(AND([.$I252]&lt;=[.M$1]; [.$I252]&gt;[.L$1]))" office:value-type="float" office:value="0">
            <text:p>0</text:p>
          </table:table-cell>
          <table:table-cell table:formula="of:=N(AND([.$I252]&lt;=[.N$1]; [.$I252]&gt;[.M$1]))" office:value-type="float" office:value="0">
            <text:p>0</text:p>
          </table:table-cell>
          <table:table-cell table:formula="of:=N(AND([.$I252]&lt;=[.O$1]; [.$I252]&gt;[.N$1]))" office:value-type="float" office:value="0">
            <text:p>0</text:p>
          </table:table-cell>
          <table:table-cell table:formula="of:=N(AND([.$I252]&lt;=[.P$1]; [.$I252]&gt;[.O$1]))" office:value-type="float" office:value="0">
            <text:p>0</text:p>
          </table:table-cell>
          <table:table-cell table:formula="of:=N(AND([.$I252]&lt;=[.Q$1]; [.$I252]&gt;[.P$1]))" office:value-type="float" office:value="1">
            <text:p>1</text:p>
          </table:table-cell>
          <table:table-cell table:formula="of:=N(AND([.$I252]&lt;=[.R$1]; [.$I252]&gt;[.Q$1]))" office:value-type="float" office:value="0">
            <text:p>0</text:p>
          </table:table-cell>
          <table:table-cell table:formula="of:=N(AND([.$I252]&lt;=[.S$1]; [.$I252]&gt;[.R$1]))" office:value-type="float" office:value="0">
            <text:p>0</text:p>
          </table:table-cell>
          <table:table-cell table:formula="of:=N(AND([.$I252]&lt;=[.T$1]; [.$I252]&gt;[.S$1]))" office:value-type="float" office:value="0">
            <text:p>0</text:p>
          </table:table-cell>
          <table:table-cell table:formula="of:=N(AND([.$I252]&lt;=[.U$1]; [.$I252]&gt;[.T$1]))" office:value-type="float" office:value="0">
            <text:p>0</text:p>
          </table:table-cell>
          <table:table-cell table:formula="of:=N(AND([.$I252]&lt;=[.V$1]; [.$I252]&gt;[.U$1]))" office:value-type="float" office:value="0">
            <text:p>0</text:p>
          </table:table-cell>
          <table:table-cell table:formula="of:=N(AND([.$I252]&lt;=[.W$1]; [.$I252]&gt;[.V$1]))" office:value-type="float" office:value="0">
            <text:p>0</text:p>
          </table:table-cell>
          <table:table-cell table:formula="of:=N(AND([.$I252]&lt;=[.X$1]; [.$I252]&gt;[.W$1]))" office:value-type="float" office:value="0">
            <text:p>0</text:p>
          </table:table-cell>
          <table:table-cell table:formula="of:=N(AND([.$I252]&lt;=[.Y$1]; [.$I252]&gt;[.X$1]))" office:value-type="float" office:value="0">
            <text:p>0</text:p>
          </table:table-cell>
          <table:table-cell table:formula="of:=N(AND([.$I252]&lt;=[.Z$1]; [.$I252]&gt;[.Y$1]))" office:value-type="float" office:value="0">
            <text:p>0</text:p>
          </table:table-cell>
          <table:table-cell table:formula="of:=N(AND([.$I252]&lt;=[.AA$1]; [.$I252]&gt;[.Z$1]))" office:value-type="float" office:value="0">
            <text:p>0</text:p>
          </table:table-cell>
          <table:table-cell table:formula="of:=N(AND([.$I252]&lt;=[.AB$1]; [.$I252]&gt;[.AA$1]))" office:value-type="float" office:value="0">
            <text:p>0</text:p>
          </table:table-cell>
          <table:table-cell table:formula="of:=N(AND([.$I252]&lt;=[.AC$1]; [.$I252]&gt;[.AB$1]))" office:value-type="float" office:value="0">
            <text:p>0</text:p>
          </table:table-cell>
          <table:table-cell table:formula="of:=N(AND([.$I252]&lt;=[.AD$1]; [.$I252]&gt;[.AC$1]))" office:value-type="float" office:value="0">
            <text:p>0</text:p>
          </table:table-cell>
          <table:table-cell table:formula="of:=N(AND([.$I252]&lt;=[.AE$1]; [.$I252]&gt;[.AD$1]))" office:value-type="float" office:value="0">
            <text:p>0</text:p>
          </table:table-cell>
          <table:table-cell table:formula="of:=N(AND([.$I252]&lt;=[.AF$1]; [.$I252]&gt;[.AE$1]))" office:value-type="float" office:value="0">
            <text:p>0</text:p>
          </table:table-cell>
          <table:table-cell table:formula="of:=N(AND([.$I252]&lt;=[.AG$1]; [.$I252]&gt;[.AF$1]))" office:value-type="float" office:value="0">
            <text:p>0</text:p>
          </table:table-cell>
          <table:table-cell table:formula="of:=N(AND([.$I252]&lt;=[.AH$1]; [.$I252]&gt;[.AG$1]))" office:value-type="float" office:value="0">
            <text:p>0</text:p>
          </table:table-cell>
          <table:table-cell table:formula="of:=N(AND([.$I252]&lt;=[.AI$1]; [.$I25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0:54Z</text:p>
          </table:table-cell>
          <table:table-cell office:value-type="float" office:value="4313">
            <text:p>4313</text:p>
          </table:table-cell>
          <table:table-cell/>
          <table:table-cell office:value-type="float" office:value="-11000">
            <text:p>-11000</text:p>
          </table:table-cell>
          <table:table-cell office:value-type="float" office:value="821">
            <text:p>821</text:p>
          </table:table-cell>
          <table:table-cell table:formula="of:=N(AND([.$I253]&lt;=[.K$1]; [.$I253]&gt;[.J$1]))" office:value-type="float" office:value="0">
            <text:p>0</text:p>
          </table:table-cell>
          <table:table-cell table:formula="of:=N(AND([.$I253]&lt;=[.L$1]; [.$I253]&gt;[.K$1]))" office:value-type="float" office:value="0">
            <text:p>0</text:p>
          </table:table-cell>
          <table:table-cell table:formula="of:=N(AND([.$I253]&lt;=[.M$1]; [.$I253]&gt;[.L$1]))" office:value-type="float" office:value="0">
            <text:p>0</text:p>
          </table:table-cell>
          <table:table-cell table:formula="of:=N(AND([.$I253]&lt;=[.N$1]; [.$I253]&gt;[.M$1]))" office:value-type="float" office:value="0">
            <text:p>0</text:p>
          </table:table-cell>
          <table:table-cell table:formula="of:=N(AND([.$I253]&lt;=[.O$1]; [.$I253]&gt;[.N$1]))" office:value-type="float" office:value="0">
            <text:p>0</text:p>
          </table:table-cell>
          <table:table-cell table:formula="of:=N(AND([.$I253]&lt;=[.P$1]; [.$I253]&gt;[.O$1]))" office:value-type="float" office:value="0">
            <text:p>0</text:p>
          </table:table-cell>
          <table:table-cell table:formula="of:=N(AND([.$I253]&lt;=[.Q$1]; [.$I253]&gt;[.P$1]))" office:value-type="float" office:value="0">
            <text:p>0</text:p>
          </table:table-cell>
          <table:table-cell table:formula="of:=N(AND([.$I253]&lt;=[.R$1]; [.$I253]&gt;[.Q$1]))" office:value-type="float" office:value="0">
            <text:p>0</text:p>
          </table:table-cell>
          <table:table-cell table:formula="of:=N(AND([.$I253]&lt;=[.S$1]; [.$I253]&gt;[.R$1]))" office:value-type="float" office:value="0">
            <text:p>0</text:p>
          </table:table-cell>
          <table:table-cell table:formula="of:=N(AND([.$I253]&lt;=[.T$1]; [.$I253]&gt;[.S$1]))" office:value-type="float" office:value="0">
            <text:p>0</text:p>
          </table:table-cell>
          <table:table-cell table:formula="of:=N(AND([.$I253]&lt;=[.U$1]; [.$I253]&gt;[.T$1]))" office:value-type="float" office:value="0">
            <text:p>0</text:p>
          </table:table-cell>
          <table:table-cell table:formula="of:=N(AND([.$I253]&lt;=[.V$1]; [.$I253]&gt;[.U$1]))" office:value-type="float" office:value="0">
            <text:p>0</text:p>
          </table:table-cell>
          <table:table-cell table:formula="of:=N(AND([.$I253]&lt;=[.W$1]; [.$I253]&gt;[.V$1]))" office:value-type="float" office:value="0">
            <text:p>0</text:p>
          </table:table-cell>
          <table:table-cell table:formula="of:=N(AND([.$I253]&lt;=[.X$1]; [.$I253]&gt;[.W$1]))" office:value-type="float" office:value="0">
            <text:p>0</text:p>
          </table:table-cell>
          <table:table-cell table:formula="of:=N(AND([.$I253]&lt;=[.Y$1]; [.$I253]&gt;[.X$1]))" office:value-type="float" office:value="0">
            <text:p>0</text:p>
          </table:table-cell>
          <table:table-cell table:formula="of:=N(AND([.$I253]&lt;=[.Z$1]; [.$I253]&gt;[.Y$1]))" office:value-type="float" office:value="0">
            <text:p>0</text:p>
          </table:table-cell>
          <table:table-cell table:formula="of:=N(AND([.$I253]&lt;=[.AA$1]; [.$I253]&gt;[.Z$1]))" office:value-type="float" office:value="0">
            <text:p>0</text:p>
          </table:table-cell>
          <table:table-cell table:formula="of:=N(AND([.$I253]&lt;=[.AB$1]; [.$I253]&gt;[.AA$1]))" office:value-type="float" office:value="0">
            <text:p>0</text:p>
          </table:table-cell>
          <table:table-cell table:formula="of:=N(AND([.$I253]&lt;=[.AC$1]; [.$I253]&gt;[.AB$1]))" office:value-type="float" office:value="0">
            <text:p>0</text:p>
          </table:table-cell>
          <table:table-cell table:formula="of:=N(AND([.$I253]&lt;=[.AD$1]; [.$I253]&gt;[.AC$1]))" office:value-type="float" office:value="0">
            <text:p>0</text:p>
          </table:table-cell>
          <table:table-cell table:formula="of:=N(AND([.$I253]&lt;=[.AE$1]; [.$I253]&gt;[.AD$1]))" office:value-type="float" office:value="0">
            <text:p>0</text:p>
          </table:table-cell>
          <table:table-cell table:formula="of:=N(AND([.$I253]&lt;=[.AF$1]; [.$I253]&gt;[.AE$1]))" office:value-type="float" office:value="0">
            <text:p>0</text:p>
          </table:table-cell>
          <table:table-cell table:formula="of:=N(AND([.$I253]&lt;=[.AG$1]; [.$I253]&gt;[.AF$1]))" office:value-type="float" office:value="0">
            <text:p>0</text:p>
          </table:table-cell>
          <table:table-cell table:formula="of:=N(AND([.$I253]&lt;=[.AH$1]; [.$I253]&gt;[.AG$1]))" office:value-type="float" office:value="0">
            <text:p>0</text:p>
          </table:table-cell>
          <table:table-cell table:formula="of:=N(AND([.$I253]&lt;=[.AI$1]; [.$I25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1:46Z</text:p>
          </table:table-cell>
          <table:table-cell office:value-type="float" office:value="2717">
            <text:p>2717</text:p>
          </table:table-cell>
          <table:table-cell/>
          <table:table-cell office:value-type="float" office:value="156000">
            <text:p>156000</text:p>
          </table:table-cell>
          <table:table-cell office:value-type="float" office:value="821">
            <text:p>821</text:p>
          </table:table-cell>
          <table:table-cell table:formula="of:=N(AND([.$I254]&lt;=[.K$1]; [.$I254]&gt;[.J$1]))" office:value-type="float" office:value="0">
            <text:p>0</text:p>
          </table:table-cell>
          <table:table-cell table:formula="of:=N(AND([.$I254]&lt;=[.L$1]; [.$I254]&gt;[.K$1]))" office:value-type="float" office:value="0">
            <text:p>0</text:p>
          </table:table-cell>
          <table:table-cell table:formula="of:=N(AND([.$I254]&lt;=[.M$1]; [.$I254]&gt;[.L$1]))" office:value-type="float" office:value="0">
            <text:p>0</text:p>
          </table:table-cell>
          <table:table-cell table:formula="of:=N(AND([.$I254]&lt;=[.N$1]; [.$I254]&gt;[.M$1]))" office:value-type="float" office:value="0">
            <text:p>0</text:p>
          </table:table-cell>
          <table:table-cell table:formula="of:=N(AND([.$I254]&lt;=[.O$1]; [.$I254]&gt;[.N$1]))" office:value-type="float" office:value="0">
            <text:p>0</text:p>
          </table:table-cell>
          <table:table-cell table:formula="of:=N(AND([.$I254]&lt;=[.P$1]; [.$I254]&gt;[.O$1]))" office:value-type="float" office:value="1">
            <text:p>1</text:p>
          </table:table-cell>
          <table:table-cell table:formula="of:=N(AND([.$I254]&lt;=[.Q$1]; [.$I254]&gt;[.P$1]))" office:value-type="float" office:value="0">
            <text:p>0</text:p>
          </table:table-cell>
          <table:table-cell table:formula="of:=N(AND([.$I254]&lt;=[.R$1]; [.$I254]&gt;[.Q$1]))" office:value-type="float" office:value="0">
            <text:p>0</text:p>
          </table:table-cell>
          <table:table-cell table:formula="of:=N(AND([.$I254]&lt;=[.S$1]; [.$I254]&gt;[.R$1]))" office:value-type="float" office:value="0">
            <text:p>0</text:p>
          </table:table-cell>
          <table:table-cell table:formula="of:=N(AND([.$I254]&lt;=[.T$1]; [.$I254]&gt;[.S$1]))" office:value-type="float" office:value="0">
            <text:p>0</text:p>
          </table:table-cell>
          <table:table-cell table:formula="of:=N(AND([.$I254]&lt;=[.U$1]; [.$I254]&gt;[.T$1]))" office:value-type="float" office:value="0">
            <text:p>0</text:p>
          </table:table-cell>
          <table:table-cell table:formula="of:=N(AND([.$I254]&lt;=[.V$1]; [.$I254]&gt;[.U$1]))" office:value-type="float" office:value="0">
            <text:p>0</text:p>
          </table:table-cell>
          <table:table-cell table:formula="of:=N(AND([.$I254]&lt;=[.W$1]; [.$I254]&gt;[.V$1]))" office:value-type="float" office:value="0">
            <text:p>0</text:p>
          </table:table-cell>
          <table:table-cell table:formula="of:=N(AND([.$I254]&lt;=[.X$1]; [.$I254]&gt;[.W$1]))" office:value-type="float" office:value="0">
            <text:p>0</text:p>
          </table:table-cell>
          <table:table-cell table:formula="of:=N(AND([.$I254]&lt;=[.Y$1]; [.$I254]&gt;[.X$1]))" office:value-type="float" office:value="0">
            <text:p>0</text:p>
          </table:table-cell>
          <table:table-cell table:formula="of:=N(AND([.$I254]&lt;=[.Z$1]; [.$I254]&gt;[.Y$1]))" office:value-type="float" office:value="0">
            <text:p>0</text:p>
          </table:table-cell>
          <table:table-cell table:formula="of:=N(AND([.$I254]&lt;=[.AA$1]; [.$I254]&gt;[.Z$1]))" office:value-type="float" office:value="0">
            <text:p>0</text:p>
          </table:table-cell>
          <table:table-cell table:formula="of:=N(AND([.$I254]&lt;=[.AB$1]; [.$I254]&gt;[.AA$1]))" office:value-type="float" office:value="0">
            <text:p>0</text:p>
          </table:table-cell>
          <table:table-cell table:formula="of:=N(AND([.$I254]&lt;=[.AC$1]; [.$I254]&gt;[.AB$1]))" office:value-type="float" office:value="0">
            <text:p>0</text:p>
          </table:table-cell>
          <table:table-cell table:formula="of:=N(AND([.$I254]&lt;=[.AD$1]; [.$I254]&gt;[.AC$1]))" office:value-type="float" office:value="0">
            <text:p>0</text:p>
          </table:table-cell>
          <table:table-cell table:formula="of:=N(AND([.$I254]&lt;=[.AE$1]; [.$I254]&gt;[.AD$1]))" office:value-type="float" office:value="0">
            <text:p>0</text:p>
          </table:table-cell>
          <table:table-cell table:formula="of:=N(AND([.$I254]&lt;=[.AF$1]; [.$I254]&gt;[.AE$1]))" office:value-type="float" office:value="0">
            <text:p>0</text:p>
          </table:table-cell>
          <table:table-cell table:formula="of:=N(AND([.$I254]&lt;=[.AG$1]; [.$I254]&gt;[.AF$1]))" office:value-type="float" office:value="0">
            <text:p>0</text:p>
          </table:table-cell>
          <table:table-cell table:formula="of:=N(AND([.$I254]&lt;=[.AH$1]; [.$I254]&gt;[.AG$1]))" office:value-type="float" office:value="0">
            <text:p>0</text:p>
          </table:table-cell>
          <table:table-cell table:formula="of:=N(AND([.$I254]&lt;=[.AI$1]; [.$I25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2:13Z</text:p>
          </table:table-cell>
          <table:table-cell office:value-type="float" office:value="2791">
            <text:p>2791</text:p>
          </table:table-cell>
          <table:table-cell/>
          <table:table-cell office:value-type="float" office:value="194000">
            <text:p>194000</text:p>
          </table:table-cell>
          <table:table-cell office:value-type="float" office:value="821">
            <text:p>821</text:p>
          </table:table-cell>
          <table:table-cell table:formula="of:=N(AND([.$I255]&lt;=[.K$1]; [.$I255]&gt;[.J$1]))" office:value-type="float" office:value="0">
            <text:p>0</text:p>
          </table:table-cell>
          <table:table-cell table:formula="of:=N(AND([.$I255]&lt;=[.L$1]; [.$I255]&gt;[.K$1]))" office:value-type="float" office:value="0">
            <text:p>0</text:p>
          </table:table-cell>
          <table:table-cell table:formula="of:=N(AND([.$I255]&lt;=[.M$1]; [.$I255]&gt;[.L$1]))" office:value-type="float" office:value="0">
            <text:p>0</text:p>
          </table:table-cell>
          <table:table-cell table:formula="of:=N(AND([.$I255]&lt;=[.N$1]; [.$I255]&gt;[.M$1]))" office:value-type="float" office:value="0">
            <text:p>0</text:p>
          </table:table-cell>
          <table:table-cell table:formula="of:=N(AND([.$I255]&lt;=[.O$1]; [.$I255]&gt;[.N$1]))" office:value-type="float" office:value="0">
            <text:p>0</text:p>
          </table:table-cell>
          <table:table-cell table:formula="of:=N(AND([.$I255]&lt;=[.P$1]; [.$I255]&gt;[.O$1]))" office:value-type="float" office:value="0">
            <text:p>0</text:p>
          </table:table-cell>
          <table:table-cell table:formula="of:=N(AND([.$I255]&lt;=[.Q$1]; [.$I255]&gt;[.P$1]))" office:value-type="float" office:value="1">
            <text:p>1</text:p>
          </table:table-cell>
          <table:table-cell table:formula="of:=N(AND([.$I255]&lt;=[.R$1]; [.$I255]&gt;[.Q$1]))" office:value-type="float" office:value="0">
            <text:p>0</text:p>
          </table:table-cell>
          <table:table-cell table:formula="of:=N(AND([.$I255]&lt;=[.S$1]; [.$I255]&gt;[.R$1]))" office:value-type="float" office:value="0">
            <text:p>0</text:p>
          </table:table-cell>
          <table:table-cell table:formula="of:=N(AND([.$I255]&lt;=[.T$1]; [.$I255]&gt;[.S$1]))" office:value-type="float" office:value="0">
            <text:p>0</text:p>
          </table:table-cell>
          <table:table-cell table:formula="of:=N(AND([.$I255]&lt;=[.U$1]; [.$I255]&gt;[.T$1]))" office:value-type="float" office:value="0">
            <text:p>0</text:p>
          </table:table-cell>
          <table:table-cell table:formula="of:=N(AND([.$I255]&lt;=[.V$1]; [.$I255]&gt;[.U$1]))" office:value-type="float" office:value="0">
            <text:p>0</text:p>
          </table:table-cell>
          <table:table-cell table:formula="of:=N(AND([.$I255]&lt;=[.W$1]; [.$I255]&gt;[.V$1]))" office:value-type="float" office:value="0">
            <text:p>0</text:p>
          </table:table-cell>
          <table:table-cell table:formula="of:=N(AND([.$I255]&lt;=[.X$1]; [.$I255]&gt;[.W$1]))" office:value-type="float" office:value="0">
            <text:p>0</text:p>
          </table:table-cell>
          <table:table-cell table:formula="of:=N(AND([.$I255]&lt;=[.Y$1]; [.$I255]&gt;[.X$1]))" office:value-type="float" office:value="0">
            <text:p>0</text:p>
          </table:table-cell>
          <table:table-cell table:formula="of:=N(AND([.$I255]&lt;=[.Z$1]; [.$I255]&gt;[.Y$1]))" office:value-type="float" office:value="0">
            <text:p>0</text:p>
          </table:table-cell>
          <table:table-cell table:formula="of:=N(AND([.$I255]&lt;=[.AA$1]; [.$I255]&gt;[.Z$1]))" office:value-type="float" office:value="0">
            <text:p>0</text:p>
          </table:table-cell>
          <table:table-cell table:formula="of:=N(AND([.$I255]&lt;=[.AB$1]; [.$I255]&gt;[.AA$1]))" office:value-type="float" office:value="0">
            <text:p>0</text:p>
          </table:table-cell>
          <table:table-cell table:formula="of:=N(AND([.$I255]&lt;=[.AC$1]; [.$I255]&gt;[.AB$1]))" office:value-type="float" office:value="0">
            <text:p>0</text:p>
          </table:table-cell>
          <table:table-cell table:formula="of:=N(AND([.$I255]&lt;=[.AD$1]; [.$I255]&gt;[.AC$1]))" office:value-type="float" office:value="0">
            <text:p>0</text:p>
          </table:table-cell>
          <table:table-cell table:formula="of:=N(AND([.$I255]&lt;=[.AE$1]; [.$I255]&gt;[.AD$1]))" office:value-type="float" office:value="0">
            <text:p>0</text:p>
          </table:table-cell>
          <table:table-cell table:formula="of:=N(AND([.$I255]&lt;=[.AF$1]; [.$I255]&gt;[.AE$1]))" office:value-type="float" office:value="0">
            <text:p>0</text:p>
          </table:table-cell>
          <table:table-cell table:formula="of:=N(AND([.$I255]&lt;=[.AG$1]; [.$I255]&gt;[.AF$1]))" office:value-type="float" office:value="0">
            <text:p>0</text:p>
          </table:table-cell>
          <table:table-cell table:formula="of:=N(AND([.$I255]&lt;=[.AH$1]; [.$I255]&gt;[.AG$1]))" office:value-type="float" office:value="0">
            <text:p>0</text:p>
          </table:table-cell>
          <table:table-cell table:formula="of:=N(AND([.$I255]&lt;=[.AI$1]; [.$I25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3:48Z</text:p>
          </table:table-cell>
          <table:table-cell office:value-type="float" office:value="15351">
            <text:p>15351</text:p>
          </table:table-cell>
          <table:table-cell/>
          <table:table-cell office:value-type="float" office:value="91000">
            <text:p>91000</text:p>
          </table:table-cell>
          <table:table-cell office:value-type="float" office:value="821">
            <text:p>821</text:p>
          </table:table-cell>
          <table:table-cell table:formula="of:=N(AND([.$I256]&lt;=[.K$1]; [.$I256]&gt;[.J$1]))" office:value-type="float" office:value="0">
            <text:p>0</text:p>
          </table:table-cell>
          <table:table-cell table:formula="of:=N(AND([.$I256]&lt;=[.L$1]; [.$I256]&gt;[.K$1]))" office:value-type="float" office:value="0">
            <text:p>0</text:p>
          </table:table-cell>
          <table:table-cell table:formula="of:=N(AND([.$I256]&lt;=[.M$1]; [.$I256]&gt;[.L$1]))" office:value-type="float" office:value="0">
            <text:p>0</text:p>
          </table:table-cell>
          <table:table-cell table:formula="of:=N(AND([.$I256]&lt;=[.N$1]; [.$I256]&gt;[.M$1]))" office:value-type="float" office:value="1">
            <text:p>1</text:p>
          </table:table-cell>
          <table:table-cell table:formula="of:=N(AND([.$I256]&lt;=[.O$1]; [.$I256]&gt;[.N$1]))" office:value-type="float" office:value="0">
            <text:p>0</text:p>
          </table:table-cell>
          <table:table-cell table:formula="of:=N(AND([.$I256]&lt;=[.P$1]; [.$I256]&gt;[.O$1]))" office:value-type="float" office:value="0">
            <text:p>0</text:p>
          </table:table-cell>
          <table:table-cell table:formula="of:=N(AND([.$I256]&lt;=[.Q$1]; [.$I256]&gt;[.P$1]))" office:value-type="float" office:value="0">
            <text:p>0</text:p>
          </table:table-cell>
          <table:table-cell table:formula="of:=N(AND([.$I256]&lt;=[.R$1]; [.$I256]&gt;[.Q$1]))" office:value-type="float" office:value="0">
            <text:p>0</text:p>
          </table:table-cell>
          <table:table-cell table:formula="of:=N(AND([.$I256]&lt;=[.S$1]; [.$I256]&gt;[.R$1]))" office:value-type="float" office:value="0">
            <text:p>0</text:p>
          </table:table-cell>
          <table:table-cell table:formula="of:=N(AND([.$I256]&lt;=[.T$1]; [.$I256]&gt;[.S$1]))" office:value-type="float" office:value="0">
            <text:p>0</text:p>
          </table:table-cell>
          <table:table-cell table:formula="of:=N(AND([.$I256]&lt;=[.U$1]; [.$I256]&gt;[.T$1]))" office:value-type="float" office:value="0">
            <text:p>0</text:p>
          </table:table-cell>
          <table:table-cell table:formula="of:=N(AND([.$I256]&lt;=[.V$1]; [.$I256]&gt;[.U$1]))" office:value-type="float" office:value="0">
            <text:p>0</text:p>
          </table:table-cell>
          <table:table-cell table:formula="of:=N(AND([.$I256]&lt;=[.W$1]; [.$I256]&gt;[.V$1]))" office:value-type="float" office:value="0">
            <text:p>0</text:p>
          </table:table-cell>
          <table:table-cell table:formula="of:=N(AND([.$I256]&lt;=[.X$1]; [.$I256]&gt;[.W$1]))" office:value-type="float" office:value="0">
            <text:p>0</text:p>
          </table:table-cell>
          <table:table-cell table:formula="of:=N(AND([.$I256]&lt;=[.Y$1]; [.$I256]&gt;[.X$1]))" office:value-type="float" office:value="0">
            <text:p>0</text:p>
          </table:table-cell>
          <table:table-cell table:formula="of:=N(AND([.$I256]&lt;=[.Z$1]; [.$I256]&gt;[.Y$1]))" office:value-type="float" office:value="0">
            <text:p>0</text:p>
          </table:table-cell>
          <table:table-cell table:formula="of:=N(AND([.$I256]&lt;=[.AA$1]; [.$I256]&gt;[.Z$1]))" office:value-type="float" office:value="0">
            <text:p>0</text:p>
          </table:table-cell>
          <table:table-cell table:formula="of:=N(AND([.$I256]&lt;=[.AB$1]; [.$I256]&gt;[.AA$1]))" office:value-type="float" office:value="0">
            <text:p>0</text:p>
          </table:table-cell>
          <table:table-cell table:formula="of:=N(AND([.$I256]&lt;=[.AC$1]; [.$I256]&gt;[.AB$1]))" office:value-type="float" office:value="0">
            <text:p>0</text:p>
          </table:table-cell>
          <table:table-cell table:formula="of:=N(AND([.$I256]&lt;=[.AD$1]; [.$I256]&gt;[.AC$1]))" office:value-type="float" office:value="0">
            <text:p>0</text:p>
          </table:table-cell>
          <table:table-cell table:formula="of:=N(AND([.$I256]&lt;=[.AE$1]; [.$I256]&gt;[.AD$1]))" office:value-type="float" office:value="0">
            <text:p>0</text:p>
          </table:table-cell>
          <table:table-cell table:formula="of:=N(AND([.$I256]&lt;=[.AF$1]; [.$I256]&gt;[.AE$1]))" office:value-type="float" office:value="0">
            <text:p>0</text:p>
          </table:table-cell>
          <table:table-cell table:formula="of:=N(AND([.$I256]&lt;=[.AG$1]; [.$I256]&gt;[.AF$1]))" office:value-type="float" office:value="0">
            <text:p>0</text:p>
          </table:table-cell>
          <table:table-cell table:formula="of:=N(AND([.$I256]&lt;=[.AH$1]; [.$I256]&gt;[.AG$1]))" office:value-type="float" office:value="0">
            <text:p>0</text:p>
          </table:table-cell>
          <table:table-cell table:formula="of:=N(AND([.$I256]&lt;=[.AI$1]; [.$I25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4:04Z</text:p>
          </table:table-cell>
          <table:table-cell office:value-type="float" office:value="4022">
            <text:p>4022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821">
            <text:p>821</text:p>
          </table:table-cell>
          <table:table-cell table:formula="of:=N(AND([.$I257]&lt;=[.K$1]; [.$I257]&gt;[.J$1]))" office:value-type="float" office:value="0">
            <text:p>0</text:p>
          </table:table-cell>
          <table:table-cell table:formula="of:=N(AND([.$I257]&lt;=[.L$1]; [.$I257]&gt;[.K$1]))" office:value-type="float" office:value="0">
            <text:p>0</text:p>
          </table:table-cell>
          <table:table-cell table:formula="of:=N(AND([.$I257]&lt;=[.M$1]; [.$I257]&gt;[.L$1]))" office:value-type="float" office:value="0">
            <text:p>0</text:p>
          </table:table-cell>
          <table:table-cell table:formula="of:=N(AND([.$I257]&lt;=[.N$1]; [.$I257]&gt;[.M$1]))" office:value-type="float" office:value="0">
            <text:p>0</text:p>
          </table:table-cell>
          <table:table-cell table:formula="of:=N(AND([.$I257]&lt;=[.O$1]; [.$I257]&gt;[.N$1]))" office:value-type="float" office:value="0">
            <text:p>0</text:p>
          </table:table-cell>
          <table:table-cell table:formula="of:=N(AND([.$I257]&lt;=[.P$1]; [.$I257]&gt;[.O$1]))" office:value-type="float" office:value="0">
            <text:p>0</text:p>
          </table:table-cell>
          <table:table-cell table:formula="of:=N(AND([.$I257]&lt;=[.Q$1]; [.$I257]&gt;[.P$1]))" office:value-type="float" office:value="0">
            <text:p>0</text:p>
          </table:table-cell>
          <table:table-cell table:formula="of:=N(AND([.$I257]&lt;=[.R$1]; [.$I257]&gt;[.Q$1]))" office:value-type="float" office:value="0">
            <text:p>0</text:p>
          </table:table-cell>
          <table:table-cell table:formula="of:=N(AND([.$I257]&lt;=[.S$1]; [.$I257]&gt;[.R$1]))" office:value-type="float" office:value="0">
            <text:p>0</text:p>
          </table:table-cell>
          <table:table-cell table:formula="of:=N(AND([.$I257]&lt;=[.T$1]; [.$I257]&gt;[.S$1]))" office:value-type="float" office:value="0">
            <text:p>0</text:p>
          </table:table-cell>
          <table:table-cell table:formula="of:=N(AND([.$I257]&lt;=[.U$1]; [.$I257]&gt;[.T$1]))" office:value-type="float" office:value="1">
            <text:p>1</text:p>
          </table:table-cell>
          <table:table-cell table:formula="of:=N(AND([.$I257]&lt;=[.V$1]; [.$I257]&gt;[.U$1]))" office:value-type="float" office:value="0">
            <text:p>0</text:p>
          </table:table-cell>
          <table:table-cell table:formula="of:=N(AND([.$I257]&lt;=[.W$1]; [.$I257]&gt;[.V$1]))" office:value-type="float" office:value="0">
            <text:p>0</text:p>
          </table:table-cell>
          <table:table-cell table:formula="of:=N(AND([.$I257]&lt;=[.X$1]; [.$I257]&gt;[.W$1]))" office:value-type="float" office:value="0">
            <text:p>0</text:p>
          </table:table-cell>
          <table:table-cell table:formula="of:=N(AND([.$I257]&lt;=[.Y$1]; [.$I257]&gt;[.X$1]))" office:value-type="float" office:value="0">
            <text:p>0</text:p>
          </table:table-cell>
          <table:table-cell table:formula="of:=N(AND([.$I257]&lt;=[.Z$1]; [.$I257]&gt;[.Y$1]))" office:value-type="float" office:value="0">
            <text:p>0</text:p>
          </table:table-cell>
          <table:table-cell table:formula="of:=N(AND([.$I257]&lt;=[.AA$1]; [.$I257]&gt;[.Z$1]))" office:value-type="float" office:value="0">
            <text:p>0</text:p>
          </table:table-cell>
          <table:table-cell table:formula="of:=N(AND([.$I257]&lt;=[.AB$1]; [.$I257]&gt;[.AA$1]))" office:value-type="float" office:value="0">
            <text:p>0</text:p>
          </table:table-cell>
          <table:table-cell table:formula="of:=N(AND([.$I257]&lt;=[.AC$1]; [.$I257]&gt;[.AB$1]))" office:value-type="float" office:value="0">
            <text:p>0</text:p>
          </table:table-cell>
          <table:table-cell table:formula="of:=N(AND([.$I257]&lt;=[.AD$1]; [.$I257]&gt;[.AC$1]))" office:value-type="float" office:value="0">
            <text:p>0</text:p>
          </table:table-cell>
          <table:table-cell table:formula="of:=N(AND([.$I257]&lt;=[.AE$1]; [.$I257]&gt;[.AD$1]))" office:value-type="float" office:value="0">
            <text:p>0</text:p>
          </table:table-cell>
          <table:table-cell table:formula="of:=N(AND([.$I257]&lt;=[.AF$1]; [.$I257]&gt;[.AE$1]))" office:value-type="float" office:value="0">
            <text:p>0</text:p>
          </table:table-cell>
          <table:table-cell table:formula="of:=N(AND([.$I257]&lt;=[.AG$1]; [.$I257]&gt;[.AF$1]))" office:value-type="float" office:value="0">
            <text:p>0</text:p>
          </table:table-cell>
          <table:table-cell table:formula="of:=N(AND([.$I257]&lt;=[.AH$1]; [.$I257]&gt;[.AG$1]))" office:value-type="float" office:value="0">
            <text:p>0</text:p>
          </table:table-cell>
          <table:table-cell table:formula="of:=N(AND([.$I257]&lt;=[.AI$1]; [.$I25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4:31Z</text:p>
          </table:table-cell>
          <table:table-cell office:value-type="float" office:value="3954">
            <text:p>3954</text:p>
          </table:table-cell>
          <table:table-cell/>
          <table:table-cell office:value-type="float" office:value="327000">
            <text:p>327000</text:p>
          </table:table-cell>
          <table:table-cell office:value-type="float" office:value="821">
            <text:p>821</text:p>
          </table:table-cell>
          <table:table-cell table:formula="of:=N(AND([.$I258]&lt;=[.K$1]; [.$I258]&gt;[.J$1]))" office:value-type="float" office:value="0">
            <text:p>0</text:p>
          </table:table-cell>
          <table:table-cell table:formula="of:=N(AND([.$I258]&lt;=[.L$1]; [.$I258]&gt;[.K$1]))" office:value-type="float" office:value="0">
            <text:p>0</text:p>
          </table:table-cell>
          <table:table-cell table:formula="of:=N(AND([.$I258]&lt;=[.M$1]; [.$I258]&gt;[.L$1]))" office:value-type="float" office:value="0">
            <text:p>0</text:p>
          </table:table-cell>
          <table:table-cell table:formula="of:=N(AND([.$I258]&lt;=[.N$1]; [.$I258]&gt;[.M$1]))" office:value-type="float" office:value="0">
            <text:p>0</text:p>
          </table:table-cell>
          <table:table-cell table:formula="of:=N(AND([.$I258]&lt;=[.O$1]; [.$I258]&gt;[.N$1]))" office:value-type="float" office:value="0">
            <text:p>0</text:p>
          </table:table-cell>
          <table:table-cell table:formula="of:=N(AND([.$I258]&lt;=[.P$1]; [.$I258]&gt;[.O$1]))" office:value-type="float" office:value="0">
            <text:p>0</text:p>
          </table:table-cell>
          <table:table-cell table:formula="of:=N(AND([.$I258]&lt;=[.Q$1]; [.$I258]&gt;[.P$1]))" office:value-type="float" office:value="0">
            <text:p>0</text:p>
          </table:table-cell>
          <table:table-cell table:formula="of:=N(AND([.$I258]&lt;=[.R$1]; [.$I258]&gt;[.Q$1]))" office:value-type="float" office:value="0">
            <text:p>0</text:p>
          </table:table-cell>
          <table:table-cell table:formula="of:=N(AND([.$I258]&lt;=[.S$1]; [.$I258]&gt;[.R$1]))" office:value-type="float" office:value="0">
            <text:p>0</text:p>
          </table:table-cell>
          <table:table-cell table:formula="of:=N(AND([.$I258]&lt;=[.T$1]; [.$I258]&gt;[.S$1]))" office:value-type="float" office:value="0">
            <text:p>0</text:p>
          </table:table-cell>
          <table:table-cell table:formula="of:=N(AND([.$I258]&lt;=[.U$1]; [.$I258]&gt;[.T$1]))" office:value-type="float" office:value="1">
            <text:p>1</text:p>
          </table:table-cell>
          <table:table-cell table:formula="of:=N(AND([.$I258]&lt;=[.V$1]; [.$I258]&gt;[.U$1]))" office:value-type="float" office:value="0">
            <text:p>0</text:p>
          </table:table-cell>
          <table:table-cell table:formula="of:=N(AND([.$I258]&lt;=[.W$1]; [.$I258]&gt;[.V$1]))" office:value-type="float" office:value="0">
            <text:p>0</text:p>
          </table:table-cell>
          <table:table-cell table:formula="of:=N(AND([.$I258]&lt;=[.X$1]; [.$I258]&gt;[.W$1]))" office:value-type="float" office:value="0">
            <text:p>0</text:p>
          </table:table-cell>
          <table:table-cell table:formula="of:=N(AND([.$I258]&lt;=[.Y$1]; [.$I258]&gt;[.X$1]))" office:value-type="float" office:value="0">
            <text:p>0</text:p>
          </table:table-cell>
          <table:table-cell table:formula="of:=N(AND([.$I258]&lt;=[.Z$1]; [.$I258]&gt;[.Y$1]))" office:value-type="float" office:value="0">
            <text:p>0</text:p>
          </table:table-cell>
          <table:table-cell table:formula="of:=N(AND([.$I258]&lt;=[.AA$1]; [.$I258]&gt;[.Z$1]))" office:value-type="float" office:value="0">
            <text:p>0</text:p>
          </table:table-cell>
          <table:table-cell table:formula="of:=N(AND([.$I258]&lt;=[.AB$1]; [.$I258]&gt;[.AA$1]))" office:value-type="float" office:value="0">
            <text:p>0</text:p>
          </table:table-cell>
          <table:table-cell table:formula="of:=N(AND([.$I258]&lt;=[.AC$1]; [.$I258]&gt;[.AB$1]))" office:value-type="float" office:value="0">
            <text:p>0</text:p>
          </table:table-cell>
          <table:table-cell table:formula="of:=N(AND([.$I258]&lt;=[.AD$1]; [.$I258]&gt;[.AC$1]))" office:value-type="float" office:value="0">
            <text:p>0</text:p>
          </table:table-cell>
          <table:table-cell table:formula="of:=N(AND([.$I258]&lt;=[.AE$1]; [.$I258]&gt;[.AD$1]))" office:value-type="float" office:value="0">
            <text:p>0</text:p>
          </table:table-cell>
          <table:table-cell table:formula="of:=N(AND([.$I258]&lt;=[.AF$1]; [.$I258]&gt;[.AE$1]))" office:value-type="float" office:value="0">
            <text:p>0</text:p>
          </table:table-cell>
          <table:table-cell table:formula="of:=N(AND([.$I258]&lt;=[.AG$1]; [.$I258]&gt;[.AF$1]))" office:value-type="float" office:value="0">
            <text:p>0</text:p>
          </table:table-cell>
          <table:table-cell table:formula="of:=N(AND([.$I258]&lt;=[.AH$1]; [.$I258]&gt;[.AG$1]))" office:value-type="float" office:value="0">
            <text:p>0</text:p>
          </table:table-cell>
          <table:table-cell table:formula="of:=N(AND([.$I258]&lt;=[.AI$1]; [.$I25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4:58Z</text:p>
          </table:table-cell>
          <table:table-cell office:value-type="float" office:value="3994">
            <text:p>3994</text:p>
          </table:table-cell>
          <table:table-cell/>
          <table:table-cell office:value-type="float" office:value="249000">
            <text:p>249000</text:p>
          </table:table-cell>
          <table:table-cell office:value-type="float" office:value="821">
            <text:p>821</text:p>
          </table:table-cell>
          <table:table-cell table:formula="of:=N(AND([.$I259]&lt;=[.K$1]; [.$I259]&gt;[.J$1]))" office:value-type="float" office:value="0">
            <text:p>0</text:p>
          </table:table-cell>
          <table:table-cell table:formula="of:=N(AND([.$I259]&lt;=[.L$1]; [.$I259]&gt;[.K$1]))" office:value-type="float" office:value="0">
            <text:p>0</text:p>
          </table:table-cell>
          <table:table-cell table:formula="of:=N(AND([.$I259]&lt;=[.M$1]; [.$I259]&gt;[.L$1]))" office:value-type="float" office:value="0">
            <text:p>0</text:p>
          </table:table-cell>
          <table:table-cell table:formula="of:=N(AND([.$I259]&lt;=[.N$1]; [.$I259]&gt;[.M$1]))" office:value-type="float" office:value="0">
            <text:p>0</text:p>
          </table:table-cell>
          <table:table-cell table:formula="of:=N(AND([.$I259]&lt;=[.O$1]; [.$I259]&gt;[.N$1]))" office:value-type="float" office:value="0">
            <text:p>0</text:p>
          </table:table-cell>
          <table:table-cell table:formula="of:=N(AND([.$I259]&lt;=[.P$1]; [.$I259]&gt;[.O$1]))" office:value-type="float" office:value="0">
            <text:p>0</text:p>
          </table:table-cell>
          <table:table-cell table:formula="of:=N(AND([.$I259]&lt;=[.Q$1]; [.$I259]&gt;[.P$1]))" office:value-type="float" office:value="0">
            <text:p>0</text:p>
          </table:table-cell>
          <table:table-cell table:formula="of:=N(AND([.$I259]&lt;=[.R$1]; [.$I259]&gt;[.Q$1]))" office:value-type="float" office:value="0">
            <text:p>0</text:p>
          </table:table-cell>
          <table:table-cell table:formula="of:=N(AND([.$I259]&lt;=[.S$1]; [.$I259]&gt;[.R$1]))" office:value-type="float" office:value="1">
            <text:p>1</text:p>
          </table:table-cell>
          <table:table-cell table:formula="of:=N(AND([.$I259]&lt;=[.T$1]; [.$I259]&gt;[.S$1]))" office:value-type="float" office:value="0">
            <text:p>0</text:p>
          </table:table-cell>
          <table:table-cell table:formula="of:=N(AND([.$I259]&lt;=[.U$1]; [.$I259]&gt;[.T$1]))" office:value-type="float" office:value="0">
            <text:p>0</text:p>
          </table:table-cell>
          <table:table-cell table:formula="of:=N(AND([.$I259]&lt;=[.V$1]; [.$I259]&gt;[.U$1]))" office:value-type="float" office:value="0">
            <text:p>0</text:p>
          </table:table-cell>
          <table:table-cell table:formula="of:=N(AND([.$I259]&lt;=[.W$1]; [.$I259]&gt;[.V$1]))" office:value-type="float" office:value="0">
            <text:p>0</text:p>
          </table:table-cell>
          <table:table-cell table:formula="of:=N(AND([.$I259]&lt;=[.X$1]; [.$I259]&gt;[.W$1]))" office:value-type="float" office:value="0">
            <text:p>0</text:p>
          </table:table-cell>
          <table:table-cell table:formula="of:=N(AND([.$I259]&lt;=[.Y$1]; [.$I259]&gt;[.X$1]))" office:value-type="float" office:value="0">
            <text:p>0</text:p>
          </table:table-cell>
          <table:table-cell table:formula="of:=N(AND([.$I259]&lt;=[.Z$1]; [.$I259]&gt;[.Y$1]))" office:value-type="float" office:value="0">
            <text:p>0</text:p>
          </table:table-cell>
          <table:table-cell table:formula="of:=N(AND([.$I259]&lt;=[.AA$1]; [.$I259]&gt;[.Z$1]))" office:value-type="float" office:value="0">
            <text:p>0</text:p>
          </table:table-cell>
          <table:table-cell table:formula="of:=N(AND([.$I259]&lt;=[.AB$1]; [.$I259]&gt;[.AA$1]))" office:value-type="float" office:value="0">
            <text:p>0</text:p>
          </table:table-cell>
          <table:table-cell table:formula="of:=N(AND([.$I259]&lt;=[.AC$1]; [.$I259]&gt;[.AB$1]))" office:value-type="float" office:value="0">
            <text:p>0</text:p>
          </table:table-cell>
          <table:table-cell table:formula="of:=N(AND([.$I259]&lt;=[.AD$1]; [.$I259]&gt;[.AC$1]))" office:value-type="float" office:value="0">
            <text:p>0</text:p>
          </table:table-cell>
          <table:table-cell table:formula="of:=N(AND([.$I259]&lt;=[.AE$1]; [.$I259]&gt;[.AD$1]))" office:value-type="float" office:value="0">
            <text:p>0</text:p>
          </table:table-cell>
          <table:table-cell table:formula="of:=N(AND([.$I259]&lt;=[.AF$1]; [.$I259]&gt;[.AE$1]))" office:value-type="float" office:value="0">
            <text:p>0</text:p>
          </table:table-cell>
          <table:table-cell table:formula="of:=N(AND([.$I259]&lt;=[.AG$1]; [.$I259]&gt;[.AF$1]))" office:value-type="float" office:value="0">
            <text:p>0</text:p>
          </table:table-cell>
          <table:table-cell table:formula="of:=N(AND([.$I259]&lt;=[.AH$1]; [.$I259]&gt;[.AG$1]))" office:value-type="float" office:value="0">
            <text:p>0</text:p>
          </table:table-cell>
          <table:table-cell table:formula="of:=N(AND([.$I259]&lt;=[.AI$1]; [.$I25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5:37Z</text:p>
          </table:table-cell>
          <table:table-cell office:value-type="float" office:value="15157">
            <text:p>15157</text:p>
          </table:table-cell>
          <table:table-cell/>
          <table:table-cell office:value-type="float" office:value="194000">
            <text:p>194000</text:p>
          </table:table-cell>
          <table:table-cell office:value-type="float" office:value="821">
            <text:p>821</text:p>
          </table:table-cell>
          <table:table-cell table:formula="of:=N(AND([.$I260]&lt;=[.K$1]; [.$I260]&gt;[.J$1]))" office:value-type="float" office:value="0">
            <text:p>0</text:p>
          </table:table-cell>
          <table:table-cell table:formula="of:=N(AND([.$I260]&lt;=[.L$1]; [.$I260]&gt;[.K$1]))" office:value-type="float" office:value="0">
            <text:p>0</text:p>
          </table:table-cell>
          <table:table-cell table:formula="of:=N(AND([.$I260]&lt;=[.M$1]; [.$I260]&gt;[.L$1]))" office:value-type="float" office:value="0">
            <text:p>0</text:p>
          </table:table-cell>
          <table:table-cell table:formula="of:=N(AND([.$I260]&lt;=[.N$1]; [.$I260]&gt;[.M$1]))" office:value-type="float" office:value="0">
            <text:p>0</text:p>
          </table:table-cell>
          <table:table-cell table:formula="of:=N(AND([.$I260]&lt;=[.O$1]; [.$I260]&gt;[.N$1]))" office:value-type="float" office:value="0">
            <text:p>0</text:p>
          </table:table-cell>
          <table:table-cell table:formula="of:=N(AND([.$I260]&lt;=[.P$1]; [.$I260]&gt;[.O$1]))" office:value-type="float" office:value="0">
            <text:p>0</text:p>
          </table:table-cell>
          <table:table-cell table:formula="of:=N(AND([.$I260]&lt;=[.Q$1]; [.$I260]&gt;[.P$1]))" office:value-type="float" office:value="1">
            <text:p>1</text:p>
          </table:table-cell>
          <table:table-cell table:formula="of:=N(AND([.$I260]&lt;=[.R$1]; [.$I260]&gt;[.Q$1]))" office:value-type="float" office:value="0">
            <text:p>0</text:p>
          </table:table-cell>
          <table:table-cell table:formula="of:=N(AND([.$I260]&lt;=[.S$1]; [.$I260]&gt;[.R$1]))" office:value-type="float" office:value="0">
            <text:p>0</text:p>
          </table:table-cell>
          <table:table-cell table:formula="of:=N(AND([.$I260]&lt;=[.T$1]; [.$I260]&gt;[.S$1]))" office:value-type="float" office:value="0">
            <text:p>0</text:p>
          </table:table-cell>
          <table:table-cell table:formula="of:=N(AND([.$I260]&lt;=[.U$1]; [.$I260]&gt;[.T$1]))" office:value-type="float" office:value="0">
            <text:p>0</text:p>
          </table:table-cell>
          <table:table-cell table:formula="of:=N(AND([.$I260]&lt;=[.V$1]; [.$I260]&gt;[.U$1]))" office:value-type="float" office:value="0">
            <text:p>0</text:p>
          </table:table-cell>
          <table:table-cell table:formula="of:=N(AND([.$I260]&lt;=[.W$1]; [.$I260]&gt;[.V$1]))" office:value-type="float" office:value="0">
            <text:p>0</text:p>
          </table:table-cell>
          <table:table-cell table:formula="of:=N(AND([.$I260]&lt;=[.X$1]; [.$I260]&gt;[.W$1]))" office:value-type="float" office:value="0">
            <text:p>0</text:p>
          </table:table-cell>
          <table:table-cell table:formula="of:=N(AND([.$I260]&lt;=[.Y$1]; [.$I260]&gt;[.X$1]))" office:value-type="float" office:value="0">
            <text:p>0</text:p>
          </table:table-cell>
          <table:table-cell table:formula="of:=N(AND([.$I260]&lt;=[.Z$1]; [.$I260]&gt;[.Y$1]))" office:value-type="float" office:value="0">
            <text:p>0</text:p>
          </table:table-cell>
          <table:table-cell table:formula="of:=N(AND([.$I260]&lt;=[.AA$1]; [.$I260]&gt;[.Z$1]))" office:value-type="float" office:value="0">
            <text:p>0</text:p>
          </table:table-cell>
          <table:table-cell table:formula="of:=N(AND([.$I260]&lt;=[.AB$1]; [.$I260]&gt;[.AA$1]))" office:value-type="float" office:value="0">
            <text:p>0</text:p>
          </table:table-cell>
          <table:table-cell table:formula="of:=N(AND([.$I260]&lt;=[.AC$1]; [.$I260]&gt;[.AB$1]))" office:value-type="float" office:value="0">
            <text:p>0</text:p>
          </table:table-cell>
          <table:table-cell table:formula="of:=N(AND([.$I260]&lt;=[.AD$1]; [.$I260]&gt;[.AC$1]))" office:value-type="float" office:value="0">
            <text:p>0</text:p>
          </table:table-cell>
          <table:table-cell table:formula="of:=N(AND([.$I260]&lt;=[.AE$1]; [.$I260]&gt;[.AD$1]))" office:value-type="float" office:value="0">
            <text:p>0</text:p>
          </table:table-cell>
          <table:table-cell table:formula="of:=N(AND([.$I260]&lt;=[.AF$1]; [.$I260]&gt;[.AE$1]))" office:value-type="float" office:value="0">
            <text:p>0</text:p>
          </table:table-cell>
          <table:table-cell table:formula="of:=N(AND([.$I260]&lt;=[.AG$1]; [.$I260]&gt;[.AF$1]))" office:value-type="float" office:value="0">
            <text:p>0</text:p>
          </table:table-cell>
          <table:table-cell table:formula="of:=N(AND([.$I260]&lt;=[.AH$1]; [.$I260]&gt;[.AG$1]))" office:value-type="float" office:value="0">
            <text:p>0</text:p>
          </table:table-cell>
          <table:table-cell table:formula="of:=N(AND([.$I260]&lt;=[.AI$1]; [.$I26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5:56Z</text:p>
          </table:table-cell>
          <table:table-cell office:value-type="float" office:value="5681">
            <text:p>5681</text:p>
          </table:table-cell>
          <table:table-cell/>
          <table:table-cell office:value-type="float" office:value="-9000">
            <text:p>-9000</text:p>
          </table:table-cell>
          <table:table-cell office:value-type="float" office:value="1091">
            <text:p>1091</text:p>
          </table:table-cell>
          <table:table-cell table:formula="of:=N(AND([.$I261]&lt;=[.K$1]; [.$I261]&gt;[.J$1]))" office:value-type="float" office:value="0">
            <text:p>0</text:p>
          </table:table-cell>
          <table:table-cell table:formula="of:=N(AND([.$I261]&lt;=[.L$1]; [.$I261]&gt;[.K$1]))" office:value-type="float" office:value="0">
            <text:p>0</text:p>
          </table:table-cell>
          <table:table-cell table:formula="of:=N(AND([.$I261]&lt;=[.M$1]; [.$I261]&gt;[.L$1]))" office:value-type="float" office:value="0">
            <text:p>0</text:p>
          </table:table-cell>
          <table:table-cell table:formula="of:=N(AND([.$I261]&lt;=[.N$1]; [.$I261]&gt;[.M$1]))" office:value-type="float" office:value="0">
            <text:p>0</text:p>
          </table:table-cell>
          <table:table-cell table:formula="of:=N(AND([.$I261]&lt;=[.O$1]; [.$I261]&gt;[.N$1]))" office:value-type="float" office:value="0">
            <text:p>0</text:p>
          </table:table-cell>
          <table:table-cell table:formula="of:=N(AND([.$I261]&lt;=[.P$1]; [.$I261]&gt;[.O$1]))" office:value-type="float" office:value="0">
            <text:p>0</text:p>
          </table:table-cell>
          <table:table-cell table:formula="of:=N(AND([.$I261]&lt;=[.Q$1]; [.$I261]&gt;[.P$1]))" office:value-type="float" office:value="0">
            <text:p>0</text:p>
          </table:table-cell>
          <table:table-cell table:formula="of:=N(AND([.$I261]&lt;=[.R$1]; [.$I261]&gt;[.Q$1]))" office:value-type="float" office:value="0">
            <text:p>0</text:p>
          </table:table-cell>
          <table:table-cell table:formula="of:=N(AND([.$I261]&lt;=[.S$1]; [.$I261]&gt;[.R$1]))" office:value-type="float" office:value="0">
            <text:p>0</text:p>
          </table:table-cell>
          <table:table-cell table:formula="of:=N(AND([.$I261]&lt;=[.T$1]; [.$I261]&gt;[.S$1]))" office:value-type="float" office:value="0">
            <text:p>0</text:p>
          </table:table-cell>
          <table:table-cell table:formula="of:=N(AND([.$I261]&lt;=[.U$1]; [.$I261]&gt;[.T$1]))" office:value-type="float" office:value="0">
            <text:p>0</text:p>
          </table:table-cell>
          <table:table-cell table:formula="of:=N(AND([.$I261]&lt;=[.V$1]; [.$I261]&gt;[.U$1]))" office:value-type="float" office:value="0">
            <text:p>0</text:p>
          </table:table-cell>
          <table:table-cell table:formula="of:=N(AND([.$I261]&lt;=[.W$1]; [.$I261]&gt;[.V$1]))" office:value-type="float" office:value="0">
            <text:p>0</text:p>
          </table:table-cell>
          <table:table-cell table:formula="of:=N(AND([.$I261]&lt;=[.X$1]; [.$I261]&gt;[.W$1]))" office:value-type="float" office:value="0">
            <text:p>0</text:p>
          </table:table-cell>
          <table:table-cell table:formula="of:=N(AND([.$I261]&lt;=[.Y$1]; [.$I261]&gt;[.X$1]))" office:value-type="float" office:value="0">
            <text:p>0</text:p>
          </table:table-cell>
          <table:table-cell table:formula="of:=N(AND([.$I261]&lt;=[.Z$1]; [.$I261]&gt;[.Y$1]))" office:value-type="float" office:value="0">
            <text:p>0</text:p>
          </table:table-cell>
          <table:table-cell table:formula="of:=N(AND([.$I261]&lt;=[.AA$1]; [.$I261]&gt;[.Z$1]))" office:value-type="float" office:value="0">
            <text:p>0</text:p>
          </table:table-cell>
          <table:table-cell table:formula="of:=N(AND([.$I261]&lt;=[.AB$1]; [.$I261]&gt;[.AA$1]))" office:value-type="float" office:value="0">
            <text:p>0</text:p>
          </table:table-cell>
          <table:table-cell table:formula="of:=N(AND([.$I261]&lt;=[.AC$1]; [.$I261]&gt;[.AB$1]))" office:value-type="float" office:value="0">
            <text:p>0</text:p>
          </table:table-cell>
          <table:table-cell table:formula="of:=N(AND([.$I261]&lt;=[.AD$1]; [.$I261]&gt;[.AC$1]))" office:value-type="float" office:value="0">
            <text:p>0</text:p>
          </table:table-cell>
          <table:table-cell table:formula="of:=N(AND([.$I261]&lt;=[.AE$1]; [.$I261]&gt;[.AD$1]))" office:value-type="float" office:value="0">
            <text:p>0</text:p>
          </table:table-cell>
          <table:table-cell table:formula="of:=N(AND([.$I261]&lt;=[.AF$1]; [.$I261]&gt;[.AE$1]))" office:value-type="float" office:value="0">
            <text:p>0</text:p>
          </table:table-cell>
          <table:table-cell table:formula="of:=N(AND([.$I261]&lt;=[.AG$1]; [.$I261]&gt;[.AF$1]))" office:value-type="float" office:value="0">
            <text:p>0</text:p>
          </table:table-cell>
          <table:table-cell table:formula="of:=N(AND([.$I261]&lt;=[.AH$1]; [.$I261]&gt;[.AG$1]))" office:value-type="float" office:value="0">
            <text:p>0</text:p>
          </table:table-cell>
          <table:table-cell table:formula="of:=N(AND([.$I261]&lt;=[.AI$1]; [.$I26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6:56Z</text:p>
          </table:table-cell>
          <table:table-cell office:value-type="float" office:value="12345">
            <text:p>12345</text:p>
          </table:table-cell>
          <table:table-cell/>
          <table:table-cell office:value-type="float" office:value="165000">
            <text:p>165000</text:p>
          </table:table-cell>
          <table:table-cell office:value-type="float" office:value="1091">
            <text:p>1091</text:p>
          </table:table-cell>
          <table:table-cell table:formula="of:=N(AND([.$I262]&lt;=[.K$1]; [.$I262]&gt;[.J$1]))" office:value-type="float" office:value="0">
            <text:p>0</text:p>
          </table:table-cell>
          <table:table-cell table:formula="of:=N(AND([.$I262]&lt;=[.L$1]; [.$I262]&gt;[.K$1]))" office:value-type="float" office:value="0">
            <text:p>0</text:p>
          </table:table-cell>
          <table:table-cell table:formula="of:=N(AND([.$I262]&lt;=[.M$1]; [.$I262]&gt;[.L$1]))" office:value-type="float" office:value="0">
            <text:p>0</text:p>
          </table:table-cell>
          <table:table-cell table:formula="of:=N(AND([.$I262]&lt;=[.N$1]; [.$I262]&gt;[.M$1]))" office:value-type="float" office:value="0">
            <text:p>0</text:p>
          </table:table-cell>
          <table:table-cell table:formula="of:=N(AND([.$I262]&lt;=[.O$1]; [.$I262]&gt;[.N$1]))" office:value-type="float" office:value="0">
            <text:p>0</text:p>
          </table:table-cell>
          <table:table-cell table:formula="of:=N(AND([.$I262]&lt;=[.P$1]; [.$I262]&gt;[.O$1]))" office:value-type="float" office:value="1">
            <text:p>1</text:p>
          </table:table-cell>
          <table:table-cell table:formula="of:=N(AND([.$I262]&lt;=[.Q$1]; [.$I262]&gt;[.P$1]))" office:value-type="float" office:value="0">
            <text:p>0</text:p>
          </table:table-cell>
          <table:table-cell table:formula="of:=N(AND([.$I262]&lt;=[.R$1]; [.$I262]&gt;[.Q$1]))" office:value-type="float" office:value="0">
            <text:p>0</text:p>
          </table:table-cell>
          <table:table-cell table:formula="of:=N(AND([.$I262]&lt;=[.S$1]; [.$I262]&gt;[.R$1]))" office:value-type="float" office:value="0">
            <text:p>0</text:p>
          </table:table-cell>
          <table:table-cell table:formula="of:=N(AND([.$I262]&lt;=[.T$1]; [.$I262]&gt;[.S$1]))" office:value-type="float" office:value="0">
            <text:p>0</text:p>
          </table:table-cell>
          <table:table-cell table:formula="of:=N(AND([.$I262]&lt;=[.U$1]; [.$I262]&gt;[.T$1]))" office:value-type="float" office:value="0">
            <text:p>0</text:p>
          </table:table-cell>
          <table:table-cell table:formula="of:=N(AND([.$I262]&lt;=[.V$1]; [.$I262]&gt;[.U$1]))" office:value-type="float" office:value="0">
            <text:p>0</text:p>
          </table:table-cell>
          <table:table-cell table:formula="of:=N(AND([.$I262]&lt;=[.W$1]; [.$I262]&gt;[.V$1]))" office:value-type="float" office:value="0">
            <text:p>0</text:p>
          </table:table-cell>
          <table:table-cell table:formula="of:=N(AND([.$I262]&lt;=[.X$1]; [.$I262]&gt;[.W$1]))" office:value-type="float" office:value="0">
            <text:p>0</text:p>
          </table:table-cell>
          <table:table-cell table:formula="of:=N(AND([.$I262]&lt;=[.Y$1]; [.$I262]&gt;[.X$1]))" office:value-type="float" office:value="0">
            <text:p>0</text:p>
          </table:table-cell>
          <table:table-cell table:formula="of:=N(AND([.$I262]&lt;=[.Z$1]; [.$I262]&gt;[.Y$1]))" office:value-type="float" office:value="0">
            <text:p>0</text:p>
          </table:table-cell>
          <table:table-cell table:formula="of:=N(AND([.$I262]&lt;=[.AA$1]; [.$I262]&gt;[.Z$1]))" office:value-type="float" office:value="0">
            <text:p>0</text:p>
          </table:table-cell>
          <table:table-cell table:formula="of:=N(AND([.$I262]&lt;=[.AB$1]; [.$I262]&gt;[.AA$1]))" office:value-type="float" office:value="0">
            <text:p>0</text:p>
          </table:table-cell>
          <table:table-cell table:formula="of:=N(AND([.$I262]&lt;=[.AC$1]; [.$I262]&gt;[.AB$1]))" office:value-type="float" office:value="0">
            <text:p>0</text:p>
          </table:table-cell>
          <table:table-cell table:formula="of:=N(AND([.$I262]&lt;=[.AD$1]; [.$I262]&gt;[.AC$1]))" office:value-type="float" office:value="0">
            <text:p>0</text:p>
          </table:table-cell>
          <table:table-cell table:formula="of:=N(AND([.$I262]&lt;=[.AE$1]; [.$I262]&gt;[.AD$1]))" office:value-type="float" office:value="0">
            <text:p>0</text:p>
          </table:table-cell>
          <table:table-cell table:formula="of:=N(AND([.$I262]&lt;=[.AF$1]; [.$I262]&gt;[.AE$1]))" office:value-type="float" office:value="0">
            <text:p>0</text:p>
          </table:table-cell>
          <table:table-cell table:formula="of:=N(AND([.$I262]&lt;=[.AG$1]; [.$I262]&gt;[.AF$1]))" office:value-type="float" office:value="0">
            <text:p>0</text:p>
          </table:table-cell>
          <table:table-cell table:formula="of:=N(AND([.$I262]&lt;=[.AH$1]; [.$I262]&gt;[.AG$1]))" office:value-type="float" office:value="0">
            <text:p>0</text:p>
          </table:table-cell>
          <table:table-cell table:formula="of:=N(AND([.$I262]&lt;=[.AI$1]; [.$I26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7:15Z</text:p>
          </table:table-cell>
          <table:table-cell office:value-type="float" office:value="4659">
            <text:p>4659</text:p>
          </table:table-cell>
          <table:table-cell/>
          <table:table-cell office:value-type="float" office:value="196000">
            <text:p>196000</text:p>
          </table:table-cell>
          <table:table-cell office:value-type="float" office:value="1091">
            <text:p>1091</text:p>
          </table:table-cell>
          <table:table-cell table:formula="of:=N(AND([.$I263]&lt;=[.K$1]; [.$I263]&gt;[.J$1]))" office:value-type="float" office:value="0">
            <text:p>0</text:p>
          </table:table-cell>
          <table:table-cell table:formula="of:=N(AND([.$I263]&lt;=[.L$1]; [.$I263]&gt;[.K$1]))" office:value-type="float" office:value="0">
            <text:p>0</text:p>
          </table:table-cell>
          <table:table-cell table:formula="of:=N(AND([.$I263]&lt;=[.M$1]; [.$I263]&gt;[.L$1]))" office:value-type="float" office:value="0">
            <text:p>0</text:p>
          </table:table-cell>
          <table:table-cell table:formula="of:=N(AND([.$I263]&lt;=[.N$1]; [.$I263]&gt;[.M$1]))" office:value-type="float" office:value="0">
            <text:p>0</text:p>
          </table:table-cell>
          <table:table-cell table:formula="of:=N(AND([.$I263]&lt;=[.O$1]; [.$I263]&gt;[.N$1]))" office:value-type="float" office:value="0">
            <text:p>0</text:p>
          </table:table-cell>
          <table:table-cell table:formula="of:=N(AND([.$I263]&lt;=[.P$1]; [.$I263]&gt;[.O$1]))" office:value-type="float" office:value="0">
            <text:p>0</text:p>
          </table:table-cell>
          <table:table-cell table:formula="of:=N(AND([.$I263]&lt;=[.Q$1]; [.$I263]&gt;[.P$1]))" office:value-type="float" office:value="1">
            <text:p>1</text:p>
          </table:table-cell>
          <table:table-cell table:formula="of:=N(AND([.$I263]&lt;=[.R$1]; [.$I263]&gt;[.Q$1]))" office:value-type="float" office:value="0">
            <text:p>0</text:p>
          </table:table-cell>
          <table:table-cell table:formula="of:=N(AND([.$I263]&lt;=[.S$1]; [.$I263]&gt;[.R$1]))" office:value-type="float" office:value="0">
            <text:p>0</text:p>
          </table:table-cell>
          <table:table-cell table:formula="of:=N(AND([.$I263]&lt;=[.T$1]; [.$I263]&gt;[.S$1]))" office:value-type="float" office:value="0">
            <text:p>0</text:p>
          </table:table-cell>
          <table:table-cell table:formula="of:=N(AND([.$I263]&lt;=[.U$1]; [.$I263]&gt;[.T$1]))" office:value-type="float" office:value="0">
            <text:p>0</text:p>
          </table:table-cell>
          <table:table-cell table:formula="of:=N(AND([.$I263]&lt;=[.V$1]; [.$I263]&gt;[.U$1]))" office:value-type="float" office:value="0">
            <text:p>0</text:p>
          </table:table-cell>
          <table:table-cell table:formula="of:=N(AND([.$I263]&lt;=[.W$1]; [.$I263]&gt;[.V$1]))" office:value-type="float" office:value="0">
            <text:p>0</text:p>
          </table:table-cell>
          <table:table-cell table:formula="of:=N(AND([.$I263]&lt;=[.X$1]; [.$I263]&gt;[.W$1]))" office:value-type="float" office:value="0">
            <text:p>0</text:p>
          </table:table-cell>
          <table:table-cell table:formula="of:=N(AND([.$I263]&lt;=[.Y$1]; [.$I263]&gt;[.X$1]))" office:value-type="float" office:value="0">
            <text:p>0</text:p>
          </table:table-cell>
          <table:table-cell table:formula="of:=N(AND([.$I263]&lt;=[.Z$1]; [.$I263]&gt;[.Y$1]))" office:value-type="float" office:value="0">
            <text:p>0</text:p>
          </table:table-cell>
          <table:table-cell table:formula="of:=N(AND([.$I263]&lt;=[.AA$1]; [.$I263]&gt;[.Z$1]))" office:value-type="float" office:value="0">
            <text:p>0</text:p>
          </table:table-cell>
          <table:table-cell table:formula="of:=N(AND([.$I263]&lt;=[.AB$1]; [.$I263]&gt;[.AA$1]))" office:value-type="float" office:value="0">
            <text:p>0</text:p>
          </table:table-cell>
          <table:table-cell table:formula="of:=N(AND([.$I263]&lt;=[.AC$1]; [.$I263]&gt;[.AB$1]))" office:value-type="float" office:value="0">
            <text:p>0</text:p>
          </table:table-cell>
          <table:table-cell table:formula="of:=N(AND([.$I263]&lt;=[.AD$1]; [.$I263]&gt;[.AC$1]))" office:value-type="float" office:value="0">
            <text:p>0</text:p>
          </table:table-cell>
          <table:table-cell table:formula="of:=N(AND([.$I263]&lt;=[.AE$1]; [.$I263]&gt;[.AD$1]))" office:value-type="float" office:value="0">
            <text:p>0</text:p>
          </table:table-cell>
          <table:table-cell table:formula="of:=N(AND([.$I263]&lt;=[.AF$1]; [.$I263]&gt;[.AE$1]))" office:value-type="float" office:value="0">
            <text:p>0</text:p>
          </table:table-cell>
          <table:table-cell table:formula="of:=N(AND([.$I263]&lt;=[.AG$1]; [.$I263]&gt;[.AF$1]))" office:value-type="float" office:value="0">
            <text:p>0</text:p>
          </table:table-cell>
          <table:table-cell table:formula="of:=N(AND([.$I263]&lt;=[.AH$1]; [.$I263]&gt;[.AG$1]))" office:value-type="float" office:value="0">
            <text:p>0</text:p>
          </table:table-cell>
          <table:table-cell table:formula="of:=N(AND([.$I263]&lt;=[.AI$1]; [.$I26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2:58:58Z</text:p>
          </table:table-cell>
          <table:table-cell office:value-type="float" office:value="25802">
            <text:p>25802</text:p>
          </table:table-cell>
          <table:table-cell/>
          <table:table-cell office:value-type="float" office:value="101000">
            <text:p>101000</text:p>
          </table:table-cell>
          <table:table-cell office:value-type="float" office:value="1091">
            <text:p>1091</text:p>
          </table:table-cell>
          <table:table-cell table:formula="of:=N(AND([.$I264]&lt;=[.K$1]; [.$I264]&gt;[.J$1]))" office:value-type="float" office:value="0">
            <text:p>0</text:p>
          </table:table-cell>
          <table:table-cell table:formula="of:=N(AND([.$I264]&lt;=[.L$1]; [.$I264]&gt;[.K$1]))" office:value-type="float" office:value="0">
            <text:p>0</text:p>
          </table:table-cell>
          <table:table-cell table:formula="of:=N(AND([.$I264]&lt;=[.M$1]; [.$I264]&gt;[.L$1]))" office:value-type="float" office:value="0">
            <text:p>0</text:p>
          </table:table-cell>
          <table:table-cell table:formula="of:=N(AND([.$I264]&lt;=[.N$1]; [.$I264]&gt;[.M$1]))" office:value-type="float" office:value="1">
            <text:p>1</text:p>
          </table:table-cell>
          <table:table-cell table:formula="of:=N(AND([.$I264]&lt;=[.O$1]; [.$I264]&gt;[.N$1]))" office:value-type="float" office:value="0">
            <text:p>0</text:p>
          </table:table-cell>
          <table:table-cell table:formula="of:=N(AND([.$I264]&lt;=[.P$1]; [.$I264]&gt;[.O$1]))" office:value-type="float" office:value="0">
            <text:p>0</text:p>
          </table:table-cell>
          <table:table-cell table:formula="of:=N(AND([.$I264]&lt;=[.Q$1]; [.$I264]&gt;[.P$1]))" office:value-type="float" office:value="0">
            <text:p>0</text:p>
          </table:table-cell>
          <table:table-cell table:formula="of:=N(AND([.$I264]&lt;=[.R$1]; [.$I264]&gt;[.Q$1]))" office:value-type="float" office:value="0">
            <text:p>0</text:p>
          </table:table-cell>
          <table:table-cell table:formula="of:=N(AND([.$I264]&lt;=[.S$1]; [.$I264]&gt;[.R$1]))" office:value-type="float" office:value="0">
            <text:p>0</text:p>
          </table:table-cell>
          <table:table-cell table:formula="of:=N(AND([.$I264]&lt;=[.T$1]; [.$I264]&gt;[.S$1]))" office:value-type="float" office:value="0">
            <text:p>0</text:p>
          </table:table-cell>
          <table:table-cell table:formula="of:=N(AND([.$I264]&lt;=[.U$1]; [.$I264]&gt;[.T$1]))" office:value-type="float" office:value="0">
            <text:p>0</text:p>
          </table:table-cell>
          <table:table-cell table:formula="of:=N(AND([.$I264]&lt;=[.V$1]; [.$I264]&gt;[.U$1]))" office:value-type="float" office:value="0">
            <text:p>0</text:p>
          </table:table-cell>
          <table:table-cell table:formula="of:=N(AND([.$I264]&lt;=[.W$1]; [.$I264]&gt;[.V$1]))" office:value-type="float" office:value="0">
            <text:p>0</text:p>
          </table:table-cell>
          <table:table-cell table:formula="of:=N(AND([.$I264]&lt;=[.X$1]; [.$I264]&gt;[.W$1]))" office:value-type="float" office:value="0">
            <text:p>0</text:p>
          </table:table-cell>
          <table:table-cell table:formula="of:=N(AND([.$I264]&lt;=[.Y$1]; [.$I264]&gt;[.X$1]))" office:value-type="float" office:value="0">
            <text:p>0</text:p>
          </table:table-cell>
          <table:table-cell table:formula="of:=N(AND([.$I264]&lt;=[.Z$1]; [.$I264]&gt;[.Y$1]))" office:value-type="float" office:value="0">
            <text:p>0</text:p>
          </table:table-cell>
          <table:table-cell table:formula="of:=N(AND([.$I264]&lt;=[.AA$1]; [.$I264]&gt;[.Z$1]))" office:value-type="float" office:value="0">
            <text:p>0</text:p>
          </table:table-cell>
          <table:table-cell table:formula="of:=N(AND([.$I264]&lt;=[.AB$1]; [.$I264]&gt;[.AA$1]))" office:value-type="float" office:value="0">
            <text:p>0</text:p>
          </table:table-cell>
          <table:table-cell table:formula="of:=N(AND([.$I264]&lt;=[.AC$1]; [.$I264]&gt;[.AB$1]))" office:value-type="float" office:value="0">
            <text:p>0</text:p>
          </table:table-cell>
          <table:table-cell table:formula="of:=N(AND([.$I264]&lt;=[.AD$1]; [.$I264]&gt;[.AC$1]))" office:value-type="float" office:value="0">
            <text:p>0</text:p>
          </table:table-cell>
          <table:table-cell table:formula="of:=N(AND([.$I264]&lt;=[.AE$1]; [.$I264]&gt;[.AD$1]))" office:value-type="float" office:value="0">
            <text:p>0</text:p>
          </table:table-cell>
          <table:table-cell table:formula="of:=N(AND([.$I264]&lt;=[.AF$1]; [.$I264]&gt;[.AE$1]))" office:value-type="float" office:value="0">
            <text:p>0</text:p>
          </table:table-cell>
          <table:table-cell table:formula="of:=N(AND([.$I264]&lt;=[.AG$1]; [.$I264]&gt;[.AF$1]))" office:value-type="float" office:value="0">
            <text:p>0</text:p>
          </table:table-cell>
          <table:table-cell table:formula="of:=N(AND([.$I264]&lt;=[.AH$1]; [.$I264]&gt;[.AG$1]))" office:value-type="float" office:value="0">
            <text:p>0</text:p>
          </table:table-cell>
          <table:table-cell table:formula="of:=N(AND([.$I264]&lt;=[.AI$1]; [.$I26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9:03Z</text:p>
          </table:table-cell>
          <table:table-cell office:value-type="float" office:value="2751">
            <text:p>2751</text:p>
          </table:table-cell>
          <table:table-cell/>
          <table:table-cell office:value-type="float" office:value="324000">
            <text:p>324000</text:p>
          </table:table-cell>
          <table:table-cell office:value-type="float" office:value="1091">
            <text:p>1091</text:p>
          </table:table-cell>
          <table:table-cell table:formula="of:=N(AND([.$I265]&lt;=[.K$1]; [.$I265]&gt;[.J$1]))" office:value-type="float" office:value="0">
            <text:p>0</text:p>
          </table:table-cell>
          <table:table-cell table:formula="of:=N(AND([.$I265]&lt;=[.L$1]; [.$I265]&gt;[.K$1]))" office:value-type="float" office:value="0">
            <text:p>0</text:p>
          </table:table-cell>
          <table:table-cell table:formula="of:=N(AND([.$I265]&lt;=[.M$1]; [.$I265]&gt;[.L$1]))" office:value-type="float" office:value="0">
            <text:p>0</text:p>
          </table:table-cell>
          <table:table-cell table:formula="of:=N(AND([.$I265]&lt;=[.N$1]; [.$I265]&gt;[.M$1]))" office:value-type="float" office:value="0">
            <text:p>0</text:p>
          </table:table-cell>
          <table:table-cell table:formula="of:=N(AND([.$I265]&lt;=[.O$1]; [.$I265]&gt;[.N$1]))" office:value-type="float" office:value="0">
            <text:p>0</text:p>
          </table:table-cell>
          <table:table-cell table:formula="of:=N(AND([.$I265]&lt;=[.P$1]; [.$I265]&gt;[.O$1]))" office:value-type="float" office:value="0">
            <text:p>0</text:p>
          </table:table-cell>
          <table:table-cell table:formula="of:=N(AND([.$I265]&lt;=[.Q$1]; [.$I265]&gt;[.P$1]))" office:value-type="float" office:value="0">
            <text:p>0</text:p>
          </table:table-cell>
          <table:table-cell table:formula="of:=N(AND([.$I265]&lt;=[.R$1]; [.$I265]&gt;[.Q$1]))" office:value-type="float" office:value="0">
            <text:p>0</text:p>
          </table:table-cell>
          <table:table-cell table:formula="of:=N(AND([.$I265]&lt;=[.S$1]; [.$I265]&gt;[.R$1]))" office:value-type="float" office:value="0">
            <text:p>0</text:p>
          </table:table-cell>
          <table:table-cell table:formula="of:=N(AND([.$I265]&lt;=[.T$1]; [.$I265]&gt;[.S$1]))" office:value-type="float" office:value="0">
            <text:p>0</text:p>
          </table:table-cell>
          <table:table-cell table:formula="of:=N(AND([.$I265]&lt;=[.U$1]; [.$I265]&gt;[.T$1]))" office:value-type="float" office:value="1">
            <text:p>1</text:p>
          </table:table-cell>
          <table:table-cell table:formula="of:=N(AND([.$I265]&lt;=[.V$1]; [.$I265]&gt;[.U$1]))" office:value-type="float" office:value="0">
            <text:p>0</text:p>
          </table:table-cell>
          <table:table-cell table:formula="of:=N(AND([.$I265]&lt;=[.W$1]; [.$I265]&gt;[.V$1]))" office:value-type="float" office:value="0">
            <text:p>0</text:p>
          </table:table-cell>
          <table:table-cell table:formula="of:=N(AND([.$I265]&lt;=[.X$1]; [.$I265]&gt;[.W$1]))" office:value-type="float" office:value="0">
            <text:p>0</text:p>
          </table:table-cell>
          <table:table-cell table:formula="of:=N(AND([.$I265]&lt;=[.Y$1]; [.$I265]&gt;[.X$1]))" office:value-type="float" office:value="0">
            <text:p>0</text:p>
          </table:table-cell>
          <table:table-cell table:formula="of:=N(AND([.$I265]&lt;=[.Z$1]; [.$I265]&gt;[.Y$1]))" office:value-type="float" office:value="0">
            <text:p>0</text:p>
          </table:table-cell>
          <table:table-cell table:formula="of:=N(AND([.$I265]&lt;=[.AA$1]; [.$I265]&gt;[.Z$1]))" office:value-type="float" office:value="0">
            <text:p>0</text:p>
          </table:table-cell>
          <table:table-cell table:formula="of:=N(AND([.$I265]&lt;=[.AB$1]; [.$I265]&gt;[.AA$1]))" office:value-type="float" office:value="0">
            <text:p>0</text:p>
          </table:table-cell>
          <table:table-cell table:formula="of:=N(AND([.$I265]&lt;=[.AC$1]; [.$I265]&gt;[.AB$1]))" office:value-type="float" office:value="0">
            <text:p>0</text:p>
          </table:table-cell>
          <table:table-cell table:formula="of:=N(AND([.$I265]&lt;=[.AD$1]; [.$I265]&gt;[.AC$1]))" office:value-type="float" office:value="0">
            <text:p>0</text:p>
          </table:table-cell>
          <table:table-cell table:formula="of:=N(AND([.$I265]&lt;=[.AE$1]; [.$I265]&gt;[.AD$1]))" office:value-type="float" office:value="0">
            <text:p>0</text:p>
          </table:table-cell>
          <table:table-cell table:formula="of:=N(AND([.$I265]&lt;=[.AF$1]; [.$I265]&gt;[.AE$1]))" office:value-type="float" office:value="0">
            <text:p>0</text:p>
          </table:table-cell>
          <table:table-cell table:formula="of:=N(AND([.$I265]&lt;=[.AG$1]; [.$I265]&gt;[.AF$1]))" office:value-type="float" office:value="0">
            <text:p>0</text:p>
          </table:table-cell>
          <table:table-cell table:formula="of:=N(AND([.$I265]&lt;=[.AH$1]; [.$I265]&gt;[.AG$1]))" office:value-type="float" office:value="0">
            <text:p>0</text:p>
          </table:table-cell>
          <table:table-cell table:formula="of:=N(AND([.$I265]&lt;=[.AI$1]; [.$I26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9:31Z</text:p>
          </table:table-cell>
          <table:table-cell office:value-type="float" office:value="3593">
            <text:p>3593</text:p>
          </table:table-cell>
          <table:table-cell/>
          <table:table-cell office:value-type="float" office:value="327000">
            <text:p>327000</text:p>
          </table:table-cell>
          <table:table-cell office:value-type="float" office:value="1091">
            <text:p>1091</text:p>
          </table:table-cell>
          <table:table-cell table:formula="of:=N(AND([.$I266]&lt;=[.K$1]; [.$I266]&gt;[.J$1]))" office:value-type="float" office:value="0">
            <text:p>0</text:p>
          </table:table-cell>
          <table:table-cell table:formula="of:=N(AND([.$I266]&lt;=[.L$1]; [.$I266]&gt;[.K$1]))" office:value-type="float" office:value="0">
            <text:p>0</text:p>
          </table:table-cell>
          <table:table-cell table:formula="of:=N(AND([.$I266]&lt;=[.M$1]; [.$I266]&gt;[.L$1]))" office:value-type="float" office:value="0">
            <text:p>0</text:p>
          </table:table-cell>
          <table:table-cell table:formula="of:=N(AND([.$I266]&lt;=[.N$1]; [.$I266]&gt;[.M$1]))" office:value-type="float" office:value="0">
            <text:p>0</text:p>
          </table:table-cell>
          <table:table-cell table:formula="of:=N(AND([.$I266]&lt;=[.O$1]; [.$I266]&gt;[.N$1]))" office:value-type="float" office:value="0">
            <text:p>0</text:p>
          </table:table-cell>
          <table:table-cell table:formula="of:=N(AND([.$I266]&lt;=[.P$1]; [.$I266]&gt;[.O$1]))" office:value-type="float" office:value="0">
            <text:p>0</text:p>
          </table:table-cell>
          <table:table-cell table:formula="of:=N(AND([.$I266]&lt;=[.Q$1]; [.$I266]&gt;[.P$1]))" office:value-type="float" office:value="0">
            <text:p>0</text:p>
          </table:table-cell>
          <table:table-cell table:formula="of:=N(AND([.$I266]&lt;=[.R$1]; [.$I266]&gt;[.Q$1]))" office:value-type="float" office:value="0">
            <text:p>0</text:p>
          </table:table-cell>
          <table:table-cell table:formula="of:=N(AND([.$I266]&lt;=[.S$1]; [.$I266]&gt;[.R$1]))" office:value-type="float" office:value="0">
            <text:p>0</text:p>
          </table:table-cell>
          <table:table-cell table:formula="of:=N(AND([.$I266]&lt;=[.T$1]; [.$I266]&gt;[.S$1]))" office:value-type="float" office:value="0">
            <text:p>0</text:p>
          </table:table-cell>
          <table:table-cell table:formula="of:=N(AND([.$I266]&lt;=[.U$1]; [.$I266]&gt;[.T$1]))" office:value-type="float" office:value="1">
            <text:p>1</text:p>
          </table:table-cell>
          <table:table-cell table:formula="of:=N(AND([.$I266]&lt;=[.V$1]; [.$I266]&gt;[.U$1]))" office:value-type="float" office:value="0">
            <text:p>0</text:p>
          </table:table-cell>
          <table:table-cell table:formula="of:=N(AND([.$I266]&lt;=[.W$1]; [.$I266]&gt;[.V$1]))" office:value-type="float" office:value="0">
            <text:p>0</text:p>
          </table:table-cell>
          <table:table-cell table:formula="of:=N(AND([.$I266]&lt;=[.X$1]; [.$I266]&gt;[.W$1]))" office:value-type="float" office:value="0">
            <text:p>0</text:p>
          </table:table-cell>
          <table:table-cell table:formula="of:=N(AND([.$I266]&lt;=[.Y$1]; [.$I266]&gt;[.X$1]))" office:value-type="float" office:value="0">
            <text:p>0</text:p>
          </table:table-cell>
          <table:table-cell table:formula="of:=N(AND([.$I266]&lt;=[.Z$1]; [.$I266]&gt;[.Y$1]))" office:value-type="float" office:value="0">
            <text:p>0</text:p>
          </table:table-cell>
          <table:table-cell table:formula="of:=N(AND([.$I266]&lt;=[.AA$1]; [.$I266]&gt;[.Z$1]))" office:value-type="float" office:value="0">
            <text:p>0</text:p>
          </table:table-cell>
          <table:table-cell table:formula="of:=N(AND([.$I266]&lt;=[.AB$1]; [.$I266]&gt;[.AA$1]))" office:value-type="float" office:value="0">
            <text:p>0</text:p>
          </table:table-cell>
          <table:table-cell table:formula="of:=N(AND([.$I266]&lt;=[.AC$1]; [.$I266]&gt;[.AB$1]))" office:value-type="float" office:value="0">
            <text:p>0</text:p>
          </table:table-cell>
          <table:table-cell table:formula="of:=N(AND([.$I266]&lt;=[.AD$1]; [.$I266]&gt;[.AC$1]))" office:value-type="float" office:value="0">
            <text:p>0</text:p>
          </table:table-cell>
          <table:table-cell table:formula="of:=N(AND([.$I266]&lt;=[.AE$1]; [.$I266]&gt;[.AD$1]))" office:value-type="float" office:value="0">
            <text:p>0</text:p>
          </table:table-cell>
          <table:table-cell table:formula="of:=N(AND([.$I266]&lt;=[.AF$1]; [.$I266]&gt;[.AE$1]))" office:value-type="float" office:value="0">
            <text:p>0</text:p>
          </table:table-cell>
          <table:table-cell table:formula="of:=N(AND([.$I266]&lt;=[.AG$1]; [.$I266]&gt;[.AF$1]))" office:value-type="float" office:value="0">
            <text:p>0</text:p>
          </table:table-cell>
          <table:table-cell table:formula="of:=N(AND([.$I266]&lt;=[.AH$1]; [.$I266]&gt;[.AG$1]))" office:value-type="float" office:value="0">
            <text:p>0</text:p>
          </table:table-cell>
          <table:table-cell table:formula="of:=N(AND([.$I266]&lt;=[.AI$1]; [.$I26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3:00:00Z</text:p>
          </table:table-cell>
          <table:table-cell office:value-type="float" office:value="5008">
            <text:p>5008</text:p>
          </table:table-cell>
          <table:table-cell/>
          <table:table-cell office:value-type="float" office:value="251000">
            <text:p>251000</text:p>
          </table:table-cell>
          <table:table-cell office:value-type="float" office:value="1091">
            <text:p>1091</text:p>
          </table:table-cell>
          <table:table-cell table:formula="of:=N(AND([.$I267]&lt;=[.K$1]; [.$I267]&gt;[.J$1]))" office:value-type="float" office:value="0">
            <text:p>0</text:p>
          </table:table-cell>
          <table:table-cell table:formula="of:=N(AND([.$I267]&lt;=[.L$1]; [.$I267]&gt;[.K$1]))" office:value-type="float" office:value="0">
            <text:p>0</text:p>
          </table:table-cell>
          <table:table-cell table:formula="of:=N(AND([.$I267]&lt;=[.M$1]; [.$I267]&gt;[.L$1]))" office:value-type="float" office:value="0">
            <text:p>0</text:p>
          </table:table-cell>
          <table:table-cell table:formula="of:=N(AND([.$I267]&lt;=[.N$1]; [.$I267]&gt;[.M$1]))" office:value-type="float" office:value="0">
            <text:p>0</text:p>
          </table:table-cell>
          <table:table-cell table:formula="of:=N(AND([.$I267]&lt;=[.O$1]; [.$I267]&gt;[.N$1]))" office:value-type="float" office:value="0">
            <text:p>0</text:p>
          </table:table-cell>
          <table:table-cell table:formula="of:=N(AND([.$I267]&lt;=[.P$1]; [.$I267]&gt;[.O$1]))" office:value-type="float" office:value="0">
            <text:p>0</text:p>
          </table:table-cell>
          <table:table-cell table:formula="of:=N(AND([.$I267]&lt;=[.Q$1]; [.$I267]&gt;[.P$1]))" office:value-type="float" office:value="0">
            <text:p>0</text:p>
          </table:table-cell>
          <table:table-cell table:formula="of:=N(AND([.$I267]&lt;=[.R$1]; [.$I267]&gt;[.Q$1]))" office:value-type="float" office:value="0">
            <text:p>0</text:p>
          </table:table-cell>
          <table:table-cell table:formula="of:=N(AND([.$I267]&lt;=[.S$1]; [.$I267]&gt;[.R$1]))" office:value-type="float" office:value="1">
            <text:p>1</text:p>
          </table:table-cell>
          <table:table-cell table:formula="of:=N(AND([.$I267]&lt;=[.T$1]; [.$I267]&gt;[.S$1]))" office:value-type="float" office:value="0">
            <text:p>0</text:p>
          </table:table-cell>
          <table:table-cell table:formula="of:=N(AND([.$I267]&lt;=[.U$1]; [.$I267]&gt;[.T$1]))" office:value-type="float" office:value="0">
            <text:p>0</text:p>
          </table:table-cell>
          <table:table-cell table:formula="of:=N(AND([.$I267]&lt;=[.V$1]; [.$I267]&gt;[.U$1]))" office:value-type="float" office:value="0">
            <text:p>0</text:p>
          </table:table-cell>
          <table:table-cell table:formula="of:=N(AND([.$I267]&lt;=[.W$1]; [.$I267]&gt;[.V$1]))" office:value-type="float" office:value="0">
            <text:p>0</text:p>
          </table:table-cell>
          <table:table-cell table:formula="of:=N(AND([.$I267]&lt;=[.X$1]; [.$I267]&gt;[.W$1]))" office:value-type="float" office:value="0">
            <text:p>0</text:p>
          </table:table-cell>
          <table:table-cell table:formula="of:=N(AND([.$I267]&lt;=[.Y$1]; [.$I267]&gt;[.X$1]))" office:value-type="float" office:value="0">
            <text:p>0</text:p>
          </table:table-cell>
          <table:table-cell table:formula="of:=N(AND([.$I267]&lt;=[.Z$1]; [.$I267]&gt;[.Y$1]))" office:value-type="float" office:value="0">
            <text:p>0</text:p>
          </table:table-cell>
          <table:table-cell table:formula="of:=N(AND([.$I267]&lt;=[.AA$1]; [.$I267]&gt;[.Z$1]))" office:value-type="float" office:value="0">
            <text:p>0</text:p>
          </table:table-cell>
          <table:table-cell table:formula="of:=N(AND([.$I267]&lt;=[.AB$1]; [.$I267]&gt;[.AA$1]))" office:value-type="float" office:value="0">
            <text:p>0</text:p>
          </table:table-cell>
          <table:table-cell table:formula="of:=N(AND([.$I267]&lt;=[.AC$1]; [.$I267]&gt;[.AB$1]))" office:value-type="float" office:value="0">
            <text:p>0</text:p>
          </table:table-cell>
          <table:table-cell table:formula="of:=N(AND([.$I267]&lt;=[.AD$1]; [.$I267]&gt;[.AC$1]))" office:value-type="float" office:value="0">
            <text:p>0</text:p>
          </table:table-cell>
          <table:table-cell table:formula="of:=N(AND([.$I267]&lt;=[.AE$1]; [.$I267]&gt;[.AD$1]))" office:value-type="float" office:value="0">
            <text:p>0</text:p>
          </table:table-cell>
          <table:table-cell table:formula="of:=N(AND([.$I267]&lt;=[.AF$1]; [.$I267]&gt;[.AE$1]))" office:value-type="float" office:value="0">
            <text:p>0</text:p>
          </table:table-cell>
          <table:table-cell table:formula="of:=N(AND([.$I267]&lt;=[.AG$1]; [.$I267]&gt;[.AF$1]))" office:value-type="float" office:value="0">
            <text:p>0</text:p>
          </table:table-cell>
          <table:table-cell table:formula="of:=N(AND([.$I267]&lt;=[.AH$1]; [.$I267]&gt;[.AG$1]))" office:value-type="float" office:value="0">
            <text:p>0</text:p>
          </table:table-cell>
          <table:table-cell table:formula="of:=N(AND([.$I267]&lt;=[.AI$1]; [.$I26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0:27Z</text:p>
          </table:table-cell>
          <table:table-cell office:value-type="float" office:value="4710">
            <text:p>4710</text:p>
          </table:table-cell>
          <table:table-cell/>
          <table:table-cell office:value-type="float" office:value="182000">
            <text:p>182000</text:p>
          </table:table-cell>
          <table:table-cell office:value-type="float" office:value="1091">
            <text:p>1091</text:p>
          </table:table-cell>
          <table:table-cell table:formula="of:=N(AND([.$I268]&lt;=[.K$1]; [.$I268]&gt;[.J$1]))" office:value-type="float" office:value="0">
            <text:p>0</text:p>
          </table:table-cell>
          <table:table-cell table:formula="of:=N(AND([.$I268]&lt;=[.L$1]; [.$I268]&gt;[.K$1]))" office:value-type="float" office:value="0">
            <text:p>0</text:p>
          </table:table-cell>
          <table:table-cell table:formula="of:=N(AND([.$I268]&lt;=[.M$1]; [.$I268]&gt;[.L$1]))" office:value-type="float" office:value="0">
            <text:p>0</text:p>
          </table:table-cell>
          <table:table-cell table:formula="of:=N(AND([.$I268]&lt;=[.N$1]; [.$I268]&gt;[.M$1]))" office:value-type="float" office:value="0">
            <text:p>0</text:p>
          </table:table-cell>
          <table:table-cell table:formula="of:=N(AND([.$I268]&lt;=[.O$1]; [.$I268]&gt;[.N$1]))" office:value-type="float" office:value="0">
            <text:p>0</text:p>
          </table:table-cell>
          <table:table-cell table:formula="of:=N(AND([.$I268]&lt;=[.P$1]; [.$I268]&gt;[.O$1]))" office:value-type="float" office:value="0">
            <text:p>0</text:p>
          </table:table-cell>
          <table:table-cell table:formula="of:=N(AND([.$I268]&lt;=[.Q$1]; [.$I268]&gt;[.P$1]))" office:value-type="float" office:value="1">
            <text:p>1</text:p>
          </table:table-cell>
          <table:table-cell table:formula="of:=N(AND([.$I268]&lt;=[.R$1]; [.$I268]&gt;[.Q$1]))" office:value-type="float" office:value="0">
            <text:p>0</text:p>
          </table:table-cell>
          <table:table-cell table:formula="of:=N(AND([.$I268]&lt;=[.S$1]; [.$I268]&gt;[.R$1]))" office:value-type="float" office:value="0">
            <text:p>0</text:p>
          </table:table-cell>
          <table:table-cell table:formula="of:=N(AND([.$I268]&lt;=[.T$1]; [.$I268]&gt;[.S$1]))" office:value-type="float" office:value="0">
            <text:p>0</text:p>
          </table:table-cell>
          <table:table-cell table:formula="of:=N(AND([.$I268]&lt;=[.U$1]; [.$I268]&gt;[.T$1]))" office:value-type="float" office:value="0">
            <text:p>0</text:p>
          </table:table-cell>
          <table:table-cell table:formula="of:=N(AND([.$I268]&lt;=[.V$1]; [.$I268]&gt;[.U$1]))" office:value-type="float" office:value="0">
            <text:p>0</text:p>
          </table:table-cell>
          <table:table-cell table:formula="of:=N(AND([.$I268]&lt;=[.W$1]; [.$I268]&gt;[.V$1]))" office:value-type="float" office:value="0">
            <text:p>0</text:p>
          </table:table-cell>
          <table:table-cell table:formula="of:=N(AND([.$I268]&lt;=[.X$1]; [.$I268]&gt;[.W$1]))" office:value-type="float" office:value="0">
            <text:p>0</text:p>
          </table:table-cell>
          <table:table-cell table:formula="of:=N(AND([.$I268]&lt;=[.Y$1]; [.$I268]&gt;[.X$1]))" office:value-type="float" office:value="0">
            <text:p>0</text:p>
          </table:table-cell>
          <table:table-cell table:formula="of:=N(AND([.$I268]&lt;=[.Z$1]; [.$I268]&gt;[.Y$1]))" office:value-type="float" office:value="0">
            <text:p>0</text:p>
          </table:table-cell>
          <table:table-cell table:formula="of:=N(AND([.$I268]&lt;=[.AA$1]; [.$I268]&gt;[.Z$1]))" office:value-type="float" office:value="0">
            <text:p>0</text:p>
          </table:table-cell>
          <table:table-cell table:formula="of:=N(AND([.$I268]&lt;=[.AB$1]; [.$I268]&gt;[.AA$1]))" office:value-type="float" office:value="0">
            <text:p>0</text:p>
          </table:table-cell>
          <table:table-cell table:formula="of:=N(AND([.$I268]&lt;=[.AC$1]; [.$I268]&gt;[.AB$1]))" office:value-type="float" office:value="0">
            <text:p>0</text:p>
          </table:table-cell>
          <table:table-cell table:formula="of:=N(AND([.$I268]&lt;=[.AD$1]; [.$I268]&gt;[.AC$1]))" office:value-type="float" office:value="0">
            <text:p>0</text:p>
          </table:table-cell>
          <table:table-cell table:formula="of:=N(AND([.$I268]&lt;=[.AE$1]; [.$I268]&gt;[.AD$1]))" office:value-type="float" office:value="0">
            <text:p>0</text:p>
          </table:table-cell>
          <table:table-cell table:formula="of:=N(AND([.$I268]&lt;=[.AF$1]; [.$I268]&gt;[.AE$1]))" office:value-type="float" office:value="0">
            <text:p>0</text:p>
          </table:table-cell>
          <table:table-cell table:formula="of:=N(AND([.$I268]&lt;=[.AG$1]; [.$I268]&gt;[.AF$1]))" office:value-type="float" office:value="0">
            <text:p>0</text:p>
          </table:table-cell>
          <table:table-cell table:formula="of:=N(AND([.$I268]&lt;=[.AH$1]; [.$I268]&gt;[.AG$1]))" office:value-type="float" office:value="0">
            <text:p>0</text:p>
          </table:table-cell>
          <table:table-cell table:formula="of:=N(AND([.$I268]&lt;=[.AI$1]; [.$I26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0:53Z</text:p>
          </table:table-cell>
          <table:table-cell office:value-type="float" office:value="3587">
            <text:p>3587</text:p>
          </table:table-cell>
          <table:table-cell/>
          <table:table-cell office:value-type="float" office:value="-12000">
            <text:p>-12000</text:p>
          </table:table-cell>
          <table:table-cell office:value-type="float" office:value="1361">
            <text:p>1361</text:p>
          </table:table-cell>
          <table:table-cell table:formula="of:=N(AND([.$I269]&lt;=[.K$1]; [.$I269]&gt;[.J$1]))" office:value-type="float" office:value="0">
            <text:p>0</text:p>
          </table:table-cell>
          <table:table-cell table:formula="of:=N(AND([.$I269]&lt;=[.L$1]; [.$I269]&gt;[.K$1]))" office:value-type="float" office:value="0">
            <text:p>0</text:p>
          </table:table-cell>
          <table:table-cell table:formula="of:=N(AND([.$I269]&lt;=[.M$1]; [.$I269]&gt;[.L$1]))" office:value-type="float" office:value="0">
            <text:p>0</text:p>
          </table:table-cell>
          <table:table-cell table:formula="of:=N(AND([.$I269]&lt;=[.N$1]; [.$I269]&gt;[.M$1]))" office:value-type="float" office:value="0">
            <text:p>0</text:p>
          </table:table-cell>
          <table:table-cell table:formula="of:=N(AND([.$I269]&lt;=[.O$1]; [.$I269]&gt;[.N$1]))" office:value-type="float" office:value="0">
            <text:p>0</text:p>
          </table:table-cell>
          <table:table-cell table:formula="of:=N(AND([.$I269]&lt;=[.P$1]; [.$I269]&gt;[.O$1]))" office:value-type="float" office:value="0">
            <text:p>0</text:p>
          </table:table-cell>
          <table:table-cell table:formula="of:=N(AND([.$I269]&lt;=[.Q$1]; [.$I269]&gt;[.P$1]))" office:value-type="float" office:value="0">
            <text:p>0</text:p>
          </table:table-cell>
          <table:table-cell table:formula="of:=N(AND([.$I269]&lt;=[.R$1]; [.$I269]&gt;[.Q$1]))" office:value-type="float" office:value="0">
            <text:p>0</text:p>
          </table:table-cell>
          <table:table-cell table:formula="of:=N(AND([.$I269]&lt;=[.S$1]; [.$I269]&gt;[.R$1]))" office:value-type="float" office:value="0">
            <text:p>0</text:p>
          </table:table-cell>
          <table:table-cell table:formula="of:=N(AND([.$I269]&lt;=[.T$1]; [.$I269]&gt;[.S$1]))" office:value-type="float" office:value="0">
            <text:p>0</text:p>
          </table:table-cell>
          <table:table-cell table:formula="of:=N(AND([.$I269]&lt;=[.U$1]; [.$I269]&gt;[.T$1]))" office:value-type="float" office:value="0">
            <text:p>0</text:p>
          </table:table-cell>
          <table:table-cell table:formula="of:=N(AND([.$I269]&lt;=[.V$1]; [.$I269]&gt;[.U$1]))" office:value-type="float" office:value="0">
            <text:p>0</text:p>
          </table:table-cell>
          <table:table-cell table:formula="of:=N(AND([.$I269]&lt;=[.W$1]; [.$I269]&gt;[.V$1]))" office:value-type="float" office:value="0">
            <text:p>0</text:p>
          </table:table-cell>
          <table:table-cell table:formula="of:=N(AND([.$I269]&lt;=[.X$1]; [.$I269]&gt;[.W$1]))" office:value-type="float" office:value="0">
            <text:p>0</text:p>
          </table:table-cell>
          <table:table-cell table:formula="of:=N(AND([.$I269]&lt;=[.Y$1]; [.$I269]&gt;[.X$1]))" office:value-type="float" office:value="0">
            <text:p>0</text:p>
          </table:table-cell>
          <table:table-cell table:formula="of:=N(AND([.$I269]&lt;=[.Z$1]; [.$I269]&gt;[.Y$1]))" office:value-type="float" office:value="0">
            <text:p>0</text:p>
          </table:table-cell>
          <table:table-cell table:formula="of:=N(AND([.$I269]&lt;=[.AA$1]; [.$I269]&gt;[.Z$1]))" office:value-type="float" office:value="0">
            <text:p>0</text:p>
          </table:table-cell>
          <table:table-cell table:formula="of:=N(AND([.$I269]&lt;=[.AB$1]; [.$I269]&gt;[.AA$1]))" office:value-type="float" office:value="0">
            <text:p>0</text:p>
          </table:table-cell>
          <table:table-cell table:formula="of:=N(AND([.$I269]&lt;=[.AC$1]; [.$I269]&gt;[.AB$1]))" office:value-type="float" office:value="0">
            <text:p>0</text:p>
          </table:table-cell>
          <table:table-cell table:formula="of:=N(AND([.$I269]&lt;=[.AD$1]; [.$I269]&gt;[.AC$1]))" office:value-type="float" office:value="0">
            <text:p>0</text:p>
          </table:table-cell>
          <table:table-cell table:formula="of:=N(AND([.$I269]&lt;=[.AE$1]; [.$I269]&gt;[.AD$1]))" office:value-type="float" office:value="0">
            <text:p>0</text:p>
          </table:table-cell>
          <table:table-cell table:formula="of:=N(AND([.$I269]&lt;=[.AF$1]; [.$I269]&gt;[.AE$1]))" office:value-type="float" office:value="0">
            <text:p>0</text:p>
          </table:table-cell>
          <table:table-cell table:formula="of:=N(AND([.$I269]&lt;=[.AG$1]; [.$I269]&gt;[.AF$1]))" office:value-type="float" office:value="0">
            <text:p>0</text:p>
          </table:table-cell>
          <table:table-cell table:formula="of:=N(AND([.$I269]&lt;=[.AH$1]; [.$I269]&gt;[.AG$1]))" office:value-type="float" office:value="0">
            <text:p>0</text:p>
          </table:table-cell>
          <table:table-cell table:formula="of:=N(AND([.$I269]&lt;=[.AI$1]; [.$I26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1:49Z</text:p>
          </table:table-cell>
          <table:table-cell office:value-type="float" office:value="5319">
            <text:p>5319</text:p>
          </table:table-cell>
          <table:table-cell/>
          <table:table-cell office:value-type="float" office:value="156000">
            <text:p>156000</text:p>
          </table:table-cell>
          <table:table-cell office:value-type="float" office:value="1361">
            <text:p>1361</text:p>
          </table:table-cell>
          <table:table-cell table:formula="of:=N(AND([.$I270]&lt;=[.K$1]; [.$I270]&gt;[.J$1]))" office:value-type="float" office:value="0">
            <text:p>0</text:p>
          </table:table-cell>
          <table:table-cell table:formula="of:=N(AND([.$I270]&lt;=[.L$1]; [.$I270]&gt;[.K$1]))" office:value-type="float" office:value="0">
            <text:p>0</text:p>
          </table:table-cell>
          <table:table-cell table:formula="of:=N(AND([.$I270]&lt;=[.M$1]; [.$I270]&gt;[.L$1]))" office:value-type="float" office:value="0">
            <text:p>0</text:p>
          </table:table-cell>
          <table:table-cell table:formula="of:=N(AND([.$I270]&lt;=[.N$1]; [.$I270]&gt;[.M$1]))" office:value-type="float" office:value="0">
            <text:p>0</text:p>
          </table:table-cell>
          <table:table-cell table:formula="of:=N(AND([.$I270]&lt;=[.O$1]; [.$I270]&gt;[.N$1]))" office:value-type="float" office:value="0">
            <text:p>0</text:p>
          </table:table-cell>
          <table:table-cell table:formula="of:=N(AND([.$I270]&lt;=[.P$1]; [.$I270]&gt;[.O$1]))" office:value-type="float" office:value="1">
            <text:p>1</text:p>
          </table:table-cell>
          <table:table-cell table:formula="of:=N(AND([.$I270]&lt;=[.Q$1]; [.$I270]&gt;[.P$1]))" office:value-type="float" office:value="0">
            <text:p>0</text:p>
          </table:table-cell>
          <table:table-cell table:formula="of:=N(AND([.$I270]&lt;=[.R$1]; [.$I270]&gt;[.Q$1]))" office:value-type="float" office:value="0">
            <text:p>0</text:p>
          </table:table-cell>
          <table:table-cell table:formula="of:=N(AND([.$I270]&lt;=[.S$1]; [.$I270]&gt;[.R$1]))" office:value-type="float" office:value="0">
            <text:p>0</text:p>
          </table:table-cell>
          <table:table-cell table:formula="of:=N(AND([.$I270]&lt;=[.T$1]; [.$I270]&gt;[.S$1]))" office:value-type="float" office:value="0">
            <text:p>0</text:p>
          </table:table-cell>
          <table:table-cell table:formula="of:=N(AND([.$I270]&lt;=[.U$1]; [.$I270]&gt;[.T$1]))" office:value-type="float" office:value="0">
            <text:p>0</text:p>
          </table:table-cell>
          <table:table-cell table:formula="of:=N(AND([.$I270]&lt;=[.V$1]; [.$I270]&gt;[.U$1]))" office:value-type="float" office:value="0">
            <text:p>0</text:p>
          </table:table-cell>
          <table:table-cell table:formula="of:=N(AND([.$I270]&lt;=[.W$1]; [.$I270]&gt;[.V$1]))" office:value-type="float" office:value="0">
            <text:p>0</text:p>
          </table:table-cell>
          <table:table-cell table:formula="of:=N(AND([.$I270]&lt;=[.X$1]; [.$I270]&gt;[.W$1]))" office:value-type="float" office:value="0">
            <text:p>0</text:p>
          </table:table-cell>
          <table:table-cell table:formula="of:=N(AND([.$I270]&lt;=[.Y$1]; [.$I270]&gt;[.X$1]))" office:value-type="float" office:value="0">
            <text:p>0</text:p>
          </table:table-cell>
          <table:table-cell table:formula="of:=N(AND([.$I270]&lt;=[.Z$1]; [.$I270]&gt;[.Y$1]))" office:value-type="float" office:value="0">
            <text:p>0</text:p>
          </table:table-cell>
          <table:table-cell table:formula="of:=N(AND([.$I270]&lt;=[.AA$1]; [.$I270]&gt;[.Z$1]))" office:value-type="float" office:value="0">
            <text:p>0</text:p>
          </table:table-cell>
          <table:table-cell table:formula="of:=N(AND([.$I270]&lt;=[.AB$1]; [.$I270]&gt;[.AA$1]))" office:value-type="float" office:value="0">
            <text:p>0</text:p>
          </table:table-cell>
          <table:table-cell table:formula="of:=N(AND([.$I270]&lt;=[.AC$1]; [.$I270]&gt;[.AB$1]))" office:value-type="float" office:value="0">
            <text:p>0</text:p>
          </table:table-cell>
          <table:table-cell table:formula="of:=N(AND([.$I270]&lt;=[.AD$1]; [.$I270]&gt;[.AC$1]))" office:value-type="float" office:value="0">
            <text:p>0</text:p>
          </table:table-cell>
          <table:table-cell table:formula="of:=N(AND([.$I270]&lt;=[.AE$1]; [.$I270]&gt;[.AD$1]))" office:value-type="float" office:value="0">
            <text:p>0</text:p>
          </table:table-cell>
          <table:table-cell table:formula="of:=N(AND([.$I270]&lt;=[.AF$1]; [.$I270]&gt;[.AE$1]))" office:value-type="float" office:value="0">
            <text:p>0</text:p>
          </table:table-cell>
          <table:table-cell table:formula="of:=N(AND([.$I270]&lt;=[.AG$1]; [.$I270]&gt;[.AF$1]))" office:value-type="float" office:value="0">
            <text:p>0</text:p>
          </table:table-cell>
          <table:table-cell table:formula="of:=N(AND([.$I270]&lt;=[.AH$1]; [.$I270]&gt;[.AG$1]))" office:value-type="float" office:value="0">
            <text:p>0</text:p>
          </table:table-cell>
          <table:table-cell table:formula="of:=N(AND([.$I270]&lt;=[.AI$1]; [.$I27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2:16Z</text:p>
          </table:table-cell>
          <table:table-cell office:value-type="float" office:value="5311">
            <text:p>5311</text:p>
          </table:table-cell>
          <table:table-cell/>
          <table:table-cell office:value-type="float" office:value="197000">
            <text:p>197000</text:p>
          </table:table-cell>
          <table:table-cell office:value-type="float" office:value="1361">
            <text:p>1361</text:p>
          </table:table-cell>
          <table:table-cell table:formula="of:=N(AND([.$I271]&lt;=[.K$1]; [.$I271]&gt;[.J$1]))" office:value-type="float" office:value="0">
            <text:p>0</text:p>
          </table:table-cell>
          <table:table-cell table:formula="of:=N(AND([.$I271]&lt;=[.L$1]; [.$I271]&gt;[.K$1]))" office:value-type="float" office:value="0">
            <text:p>0</text:p>
          </table:table-cell>
          <table:table-cell table:formula="of:=N(AND([.$I271]&lt;=[.M$1]; [.$I271]&gt;[.L$1]))" office:value-type="float" office:value="0">
            <text:p>0</text:p>
          </table:table-cell>
          <table:table-cell table:formula="of:=N(AND([.$I271]&lt;=[.N$1]; [.$I271]&gt;[.M$1]))" office:value-type="float" office:value="0">
            <text:p>0</text:p>
          </table:table-cell>
          <table:table-cell table:formula="of:=N(AND([.$I271]&lt;=[.O$1]; [.$I271]&gt;[.N$1]))" office:value-type="float" office:value="0">
            <text:p>0</text:p>
          </table:table-cell>
          <table:table-cell table:formula="of:=N(AND([.$I271]&lt;=[.P$1]; [.$I271]&gt;[.O$1]))" office:value-type="float" office:value="0">
            <text:p>0</text:p>
          </table:table-cell>
          <table:table-cell table:formula="of:=N(AND([.$I271]&lt;=[.Q$1]; [.$I271]&gt;[.P$1]))" office:value-type="float" office:value="1">
            <text:p>1</text:p>
          </table:table-cell>
          <table:table-cell table:formula="of:=N(AND([.$I271]&lt;=[.R$1]; [.$I271]&gt;[.Q$1]))" office:value-type="float" office:value="0">
            <text:p>0</text:p>
          </table:table-cell>
          <table:table-cell table:formula="of:=N(AND([.$I271]&lt;=[.S$1]; [.$I271]&gt;[.R$1]))" office:value-type="float" office:value="0">
            <text:p>0</text:p>
          </table:table-cell>
          <table:table-cell table:formula="of:=N(AND([.$I271]&lt;=[.T$1]; [.$I271]&gt;[.S$1]))" office:value-type="float" office:value="0">
            <text:p>0</text:p>
          </table:table-cell>
          <table:table-cell table:formula="of:=N(AND([.$I271]&lt;=[.U$1]; [.$I271]&gt;[.T$1]))" office:value-type="float" office:value="0">
            <text:p>0</text:p>
          </table:table-cell>
          <table:table-cell table:formula="of:=N(AND([.$I271]&lt;=[.V$1]; [.$I271]&gt;[.U$1]))" office:value-type="float" office:value="0">
            <text:p>0</text:p>
          </table:table-cell>
          <table:table-cell table:formula="of:=N(AND([.$I271]&lt;=[.W$1]; [.$I271]&gt;[.V$1]))" office:value-type="float" office:value="0">
            <text:p>0</text:p>
          </table:table-cell>
          <table:table-cell table:formula="of:=N(AND([.$I271]&lt;=[.X$1]; [.$I271]&gt;[.W$1]))" office:value-type="float" office:value="0">
            <text:p>0</text:p>
          </table:table-cell>
          <table:table-cell table:formula="of:=N(AND([.$I271]&lt;=[.Y$1]; [.$I271]&gt;[.X$1]))" office:value-type="float" office:value="0">
            <text:p>0</text:p>
          </table:table-cell>
          <table:table-cell table:formula="of:=N(AND([.$I271]&lt;=[.Z$1]; [.$I271]&gt;[.Y$1]))" office:value-type="float" office:value="0">
            <text:p>0</text:p>
          </table:table-cell>
          <table:table-cell table:formula="of:=N(AND([.$I271]&lt;=[.AA$1]; [.$I271]&gt;[.Z$1]))" office:value-type="float" office:value="0">
            <text:p>0</text:p>
          </table:table-cell>
          <table:table-cell table:formula="of:=N(AND([.$I271]&lt;=[.AB$1]; [.$I271]&gt;[.AA$1]))" office:value-type="float" office:value="0">
            <text:p>0</text:p>
          </table:table-cell>
          <table:table-cell table:formula="of:=N(AND([.$I271]&lt;=[.AC$1]; [.$I271]&gt;[.AB$1]))" office:value-type="float" office:value="0">
            <text:p>0</text:p>
          </table:table-cell>
          <table:table-cell table:formula="of:=N(AND([.$I271]&lt;=[.AD$1]; [.$I271]&gt;[.AC$1]))" office:value-type="float" office:value="0">
            <text:p>0</text:p>
          </table:table-cell>
          <table:table-cell table:formula="of:=N(AND([.$I271]&lt;=[.AE$1]; [.$I271]&gt;[.AD$1]))" office:value-type="float" office:value="0">
            <text:p>0</text:p>
          </table:table-cell>
          <table:table-cell table:formula="of:=N(AND([.$I271]&lt;=[.AF$1]; [.$I271]&gt;[.AE$1]))" office:value-type="float" office:value="0">
            <text:p>0</text:p>
          </table:table-cell>
          <table:table-cell table:formula="of:=N(AND([.$I271]&lt;=[.AG$1]; [.$I271]&gt;[.AF$1]))" office:value-type="float" office:value="0">
            <text:p>0</text:p>
          </table:table-cell>
          <table:table-cell table:formula="of:=N(AND([.$I271]&lt;=[.AH$1]; [.$I271]&gt;[.AG$1]))" office:value-type="float" office:value="0">
            <text:p>0</text:p>
          </table:table-cell>
          <table:table-cell table:formula="of:=N(AND([.$I271]&lt;=[.AI$1]; [.$I27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3:38Z</text:p>
          </table:table-cell>
          <table:table-cell office:value-type="float" office:value="5007">
            <text:p>500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361">
            <text:p>1361</text:p>
          </table:table-cell>
          <table:table-cell table:formula="of:=N(AND([.$I272]&lt;=[.K$1]; [.$I272]&gt;[.J$1]))" office:value-type="float" office:value="0">
            <text:p>0</text:p>
          </table:table-cell>
          <table:table-cell table:formula="of:=N(AND([.$I272]&lt;=[.L$1]; [.$I272]&gt;[.K$1]))" office:value-type="float" office:value="0">
            <text:p>0</text:p>
          </table:table-cell>
          <table:table-cell table:formula="of:=N(AND([.$I272]&lt;=[.M$1]; [.$I272]&gt;[.L$1]))" office:value-type="float" office:value="1">
            <text:p>1</text:p>
          </table:table-cell>
          <table:table-cell table:formula="of:=N(AND([.$I272]&lt;=[.N$1]; [.$I272]&gt;[.M$1]))" office:value-type="float" office:value="0">
            <text:p>0</text:p>
          </table:table-cell>
          <table:table-cell table:formula="of:=N(AND([.$I272]&lt;=[.O$1]; [.$I272]&gt;[.N$1]))" office:value-type="float" office:value="0">
            <text:p>0</text:p>
          </table:table-cell>
          <table:table-cell table:formula="of:=N(AND([.$I272]&lt;=[.P$1]; [.$I272]&gt;[.O$1]))" office:value-type="float" office:value="0">
            <text:p>0</text:p>
          </table:table-cell>
          <table:table-cell table:formula="of:=N(AND([.$I272]&lt;=[.Q$1]; [.$I272]&gt;[.P$1]))" office:value-type="float" office:value="0">
            <text:p>0</text:p>
          </table:table-cell>
          <table:table-cell table:formula="of:=N(AND([.$I272]&lt;=[.R$1]; [.$I272]&gt;[.Q$1]))" office:value-type="float" office:value="0">
            <text:p>0</text:p>
          </table:table-cell>
          <table:table-cell table:formula="of:=N(AND([.$I272]&lt;=[.S$1]; [.$I272]&gt;[.R$1]))" office:value-type="float" office:value="0">
            <text:p>0</text:p>
          </table:table-cell>
          <table:table-cell table:formula="of:=N(AND([.$I272]&lt;=[.T$1]; [.$I272]&gt;[.S$1]))" office:value-type="float" office:value="0">
            <text:p>0</text:p>
          </table:table-cell>
          <table:table-cell table:formula="of:=N(AND([.$I272]&lt;=[.U$1]; [.$I272]&gt;[.T$1]))" office:value-type="float" office:value="0">
            <text:p>0</text:p>
          </table:table-cell>
          <table:table-cell table:formula="of:=N(AND([.$I272]&lt;=[.V$1]; [.$I272]&gt;[.U$1]))" office:value-type="float" office:value="0">
            <text:p>0</text:p>
          </table:table-cell>
          <table:table-cell table:formula="of:=N(AND([.$I272]&lt;=[.W$1]; [.$I272]&gt;[.V$1]))" office:value-type="float" office:value="0">
            <text:p>0</text:p>
          </table:table-cell>
          <table:table-cell table:formula="of:=N(AND([.$I272]&lt;=[.X$1]; [.$I272]&gt;[.W$1]))" office:value-type="float" office:value="0">
            <text:p>0</text:p>
          </table:table-cell>
          <table:table-cell table:formula="of:=N(AND([.$I272]&lt;=[.Y$1]; [.$I272]&gt;[.X$1]))" office:value-type="float" office:value="0">
            <text:p>0</text:p>
          </table:table-cell>
          <table:table-cell table:formula="of:=N(AND([.$I272]&lt;=[.Z$1]; [.$I272]&gt;[.Y$1]))" office:value-type="float" office:value="0">
            <text:p>0</text:p>
          </table:table-cell>
          <table:table-cell table:formula="of:=N(AND([.$I272]&lt;=[.AA$1]; [.$I272]&gt;[.Z$1]))" office:value-type="float" office:value="0">
            <text:p>0</text:p>
          </table:table-cell>
          <table:table-cell table:formula="of:=N(AND([.$I272]&lt;=[.AB$1]; [.$I272]&gt;[.AA$1]))" office:value-type="float" office:value="0">
            <text:p>0</text:p>
          </table:table-cell>
          <table:table-cell table:formula="of:=N(AND([.$I272]&lt;=[.AC$1]; [.$I272]&gt;[.AB$1]))" office:value-type="float" office:value="0">
            <text:p>0</text:p>
          </table:table-cell>
          <table:table-cell table:formula="of:=N(AND([.$I272]&lt;=[.AD$1]; [.$I272]&gt;[.AC$1]))" office:value-type="float" office:value="0">
            <text:p>0</text:p>
          </table:table-cell>
          <table:table-cell table:formula="of:=N(AND([.$I272]&lt;=[.AE$1]; [.$I272]&gt;[.AD$1]))" office:value-type="float" office:value="0">
            <text:p>0</text:p>
          </table:table-cell>
          <table:table-cell table:formula="of:=N(AND([.$I272]&lt;=[.AF$1]; [.$I272]&gt;[.AE$1]))" office:value-type="float" office:value="0">
            <text:p>0</text:p>
          </table:table-cell>
          <table:table-cell table:formula="of:=N(AND([.$I272]&lt;=[.AG$1]; [.$I272]&gt;[.AF$1]))" office:value-type="float" office:value="0">
            <text:p>0</text:p>
          </table:table-cell>
          <table:table-cell table:formula="of:=N(AND([.$I272]&lt;=[.AH$1]; [.$I272]&gt;[.AG$1]))" office:value-type="float" office:value="0">
            <text:p>0</text:p>
          </table:table-cell>
          <table:table-cell table:formula="of:=N(AND([.$I272]&lt;=[.AI$1]; [.$I27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4:14Z</text:p>
          </table:table-cell>
          <table:table-cell office:value-type="float" office:value="13888">
            <text:p>13888</text:p>
          </table:table-cell>
          <table:table-cell/>
          <table:table-cell office:value-type="float" office:value="335000">
            <text:p>335000</text:p>
          </table:table-cell>
          <table:table-cell office:value-type="float" office:value="1361">
            <text:p>1361</text:p>
          </table:table-cell>
          <table:table-cell table:formula="of:=N(AND([.$I273]&lt;=[.K$1]; [.$I273]&gt;[.J$1]))" office:value-type="float" office:value="0">
            <text:p>0</text:p>
          </table:table-cell>
          <table:table-cell table:formula="of:=N(AND([.$I273]&lt;=[.L$1]; [.$I273]&gt;[.K$1]))" office:value-type="float" office:value="0">
            <text:p>0</text:p>
          </table:table-cell>
          <table:table-cell table:formula="of:=N(AND([.$I273]&lt;=[.M$1]; [.$I273]&gt;[.L$1]))" office:value-type="float" office:value="0">
            <text:p>0</text:p>
          </table:table-cell>
          <table:table-cell table:formula="of:=N(AND([.$I273]&lt;=[.N$1]; [.$I273]&gt;[.M$1]))" office:value-type="float" office:value="0">
            <text:p>0</text:p>
          </table:table-cell>
          <table:table-cell table:formula="of:=N(AND([.$I273]&lt;=[.O$1]; [.$I273]&gt;[.N$1]))" office:value-type="float" office:value="0">
            <text:p>0</text:p>
          </table:table-cell>
          <table:table-cell table:formula="of:=N(AND([.$I273]&lt;=[.P$1]; [.$I273]&gt;[.O$1]))" office:value-type="float" office:value="0">
            <text:p>0</text:p>
          </table:table-cell>
          <table:table-cell table:formula="of:=N(AND([.$I273]&lt;=[.Q$1]; [.$I273]&gt;[.P$1]))" office:value-type="float" office:value="0">
            <text:p>0</text:p>
          </table:table-cell>
          <table:table-cell table:formula="of:=N(AND([.$I273]&lt;=[.R$1]; [.$I273]&gt;[.Q$1]))" office:value-type="float" office:value="0">
            <text:p>0</text:p>
          </table:table-cell>
          <table:table-cell table:formula="of:=N(AND([.$I273]&lt;=[.S$1]; [.$I273]&gt;[.R$1]))" office:value-type="float" office:value="0">
            <text:p>0</text:p>
          </table:table-cell>
          <table:table-cell table:formula="of:=N(AND([.$I273]&lt;=[.T$1]; [.$I273]&gt;[.S$1]))" office:value-type="float" office:value="0">
            <text:p>0</text:p>
          </table:table-cell>
          <table:table-cell table:formula="of:=N(AND([.$I273]&lt;=[.U$1]; [.$I273]&gt;[.T$1]))" office:value-type="float" office:value="0">
            <text:p>0</text:p>
          </table:table-cell>
          <table:table-cell table:formula="of:=N(AND([.$I273]&lt;=[.V$1]; [.$I273]&gt;[.U$1]))" office:value-type="float" office:value="1">
            <text:p>1</text:p>
          </table:table-cell>
          <table:table-cell table:formula="of:=N(AND([.$I273]&lt;=[.W$1]; [.$I273]&gt;[.V$1]))" office:value-type="float" office:value="0">
            <text:p>0</text:p>
          </table:table-cell>
          <table:table-cell table:formula="of:=N(AND([.$I273]&lt;=[.X$1]; [.$I273]&gt;[.W$1]))" office:value-type="float" office:value="0">
            <text:p>0</text:p>
          </table:table-cell>
          <table:table-cell table:formula="of:=N(AND([.$I273]&lt;=[.Y$1]; [.$I273]&gt;[.X$1]))" office:value-type="float" office:value="0">
            <text:p>0</text:p>
          </table:table-cell>
          <table:table-cell table:formula="of:=N(AND([.$I273]&lt;=[.Z$1]; [.$I273]&gt;[.Y$1]))" office:value-type="float" office:value="0">
            <text:p>0</text:p>
          </table:table-cell>
          <table:table-cell table:formula="of:=N(AND([.$I273]&lt;=[.AA$1]; [.$I273]&gt;[.Z$1]))" office:value-type="float" office:value="0">
            <text:p>0</text:p>
          </table:table-cell>
          <table:table-cell table:formula="of:=N(AND([.$I273]&lt;=[.AB$1]; [.$I273]&gt;[.AA$1]))" office:value-type="float" office:value="0">
            <text:p>0</text:p>
          </table:table-cell>
          <table:table-cell table:formula="of:=N(AND([.$I273]&lt;=[.AC$1]; [.$I273]&gt;[.AB$1]))" office:value-type="float" office:value="0">
            <text:p>0</text:p>
          </table:table-cell>
          <table:table-cell table:formula="of:=N(AND([.$I273]&lt;=[.AD$1]; [.$I273]&gt;[.AC$1]))" office:value-type="float" office:value="0">
            <text:p>0</text:p>
          </table:table-cell>
          <table:table-cell table:formula="of:=N(AND([.$I273]&lt;=[.AE$1]; [.$I273]&gt;[.AD$1]))" office:value-type="float" office:value="0">
            <text:p>0</text:p>
          </table:table-cell>
          <table:table-cell table:formula="of:=N(AND([.$I273]&lt;=[.AF$1]; [.$I273]&gt;[.AE$1]))" office:value-type="float" office:value="0">
            <text:p>0</text:p>
          </table:table-cell>
          <table:table-cell table:formula="of:=N(AND([.$I273]&lt;=[.AG$1]; [.$I273]&gt;[.AF$1]))" office:value-type="float" office:value="0">
            <text:p>0</text:p>
          </table:table-cell>
          <table:table-cell table:formula="of:=N(AND([.$I273]&lt;=[.AH$1]; [.$I273]&gt;[.AG$1]))" office:value-type="float" office:value="0">
            <text:p>0</text:p>
          </table:table-cell>
          <table:table-cell table:formula="of:=N(AND([.$I273]&lt;=[.AI$1]; [.$I27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4:31Z</text:p>
          </table:table-cell>
          <table:table-cell office:value-type="float" office:value="3640">
            <text:p>3640</text:p>
          </table:table-cell>
          <table:table-cell/>
          <table:table-cell office:value-type="float" office:value="326000">
            <text:p>326000</text:p>
          </table:table-cell>
          <table:table-cell office:value-type="float" office:value="1361">
            <text:p>1361</text:p>
          </table:table-cell>
          <table:table-cell table:formula="of:=N(AND([.$I274]&lt;=[.K$1]; [.$I274]&gt;[.J$1]))" office:value-type="float" office:value="0">
            <text:p>0</text:p>
          </table:table-cell>
          <table:table-cell table:formula="of:=N(AND([.$I274]&lt;=[.L$1]; [.$I274]&gt;[.K$1]))" office:value-type="float" office:value="0">
            <text:p>0</text:p>
          </table:table-cell>
          <table:table-cell table:formula="of:=N(AND([.$I274]&lt;=[.M$1]; [.$I274]&gt;[.L$1]))" office:value-type="float" office:value="0">
            <text:p>0</text:p>
          </table:table-cell>
          <table:table-cell table:formula="of:=N(AND([.$I274]&lt;=[.N$1]; [.$I274]&gt;[.M$1]))" office:value-type="float" office:value="0">
            <text:p>0</text:p>
          </table:table-cell>
          <table:table-cell table:formula="of:=N(AND([.$I274]&lt;=[.O$1]; [.$I274]&gt;[.N$1]))" office:value-type="float" office:value="0">
            <text:p>0</text:p>
          </table:table-cell>
          <table:table-cell table:formula="of:=N(AND([.$I274]&lt;=[.P$1]; [.$I274]&gt;[.O$1]))" office:value-type="float" office:value="0">
            <text:p>0</text:p>
          </table:table-cell>
          <table:table-cell table:formula="of:=N(AND([.$I274]&lt;=[.Q$1]; [.$I274]&gt;[.P$1]))" office:value-type="float" office:value="0">
            <text:p>0</text:p>
          </table:table-cell>
          <table:table-cell table:formula="of:=N(AND([.$I274]&lt;=[.R$1]; [.$I274]&gt;[.Q$1]))" office:value-type="float" office:value="0">
            <text:p>0</text:p>
          </table:table-cell>
          <table:table-cell table:formula="of:=N(AND([.$I274]&lt;=[.S$1]; [.$I274]&gt;[.R$1]))" office:value-type="float" office:value="0">
            <text:p>0</text:p>
          </table:table-cell>
          <table:table-cell table:formula="of:=N(AND([.$I274]&lt;=[.T$1]; [.$I274]&gt;[.S$1]))" office:value-type="float" office:value="0">
            <text:p>0</text:p>
          </table:table-cell>
          <table:table-cell table:formula="of:=N(AND([.$I274]&lt;=[.U$1]; [.$I274]&gt;[.T$1]))" office:value-type="float" office:value="1">
            <text:p>1</text:p>
          </table:table-cell>
          <table:table-cell table:formula="of:=N(AND([.$I274]&lt;=[.V$1]; [.$I274]&gt;[.U$1]))" office:value-type="float" office:value="0">
            <text:p>0</text:p>
          </table:table-cell>
          <table:table-cell table:formula="of:=N(AND([.$I274]&lt;=[.W$1]; [.$I274]&gt;[.V$1]))" office:value-type="float" office:value="0">
            <text:p>0</text:p>
          </table:table-cell>
          <table:table-cell table:formula="of:=N(AND([.$I274]&lt;=[.X$1]; [.$I274]&gt;[.W$1]))" office:value-type="float" office:value="0">
            <text:p>0</text:p>
          </table:table-cell>
          <table:table-cell table:formula="of:=N(AND([.$I274]&lt;=[.Y$1]; [.$I274]&gt;[.X$1]))" office:value-type="float" office:value="0">
            <text:p>0</text:p>
          </table:table-cell>
          <table:table-cell table:formula="of:=N(AND([.$I274]&lt;=[.Z$1]; [.$I274]&gt;[.Y$1]))" office:value-type="float" office:value="0">
            <text:p>0</text:p>
          </table:table-cell>
          <table:table-cell table:formula="of:=N(AND([.$I274]&lt;=[.AA$1]; [.$I274]&gt;[.Z$1]))" office:value-type="float" office:value="0">
            <text:p>0</text:p>
          </table:table-cell>
          <table:table-cell table:formula="of:=N(AND([.$I274]&lt;=[.AB$1]; [.$I274]&gt;[.AA$1]))" office:value-type="float" office:value="0">
            <text:p>0</text:p>
          </table:table-cell>
          <table:table-cell table:formula="of:=N(AND([.$I274]&lt;=[.AC$1]; [.$I274]&gt;[.AB$1]))" office:value-type="float" office:value="0">
            <text:p>0</text:p>
          </table:table-cell>
          <table:table-cell table:formula="of:=N(AND([.$I274]&lt;=[.AD$1]; [.$I274]&gt;[.AC$1]))" office:value-type="float" office:value="0">
            <text:p>0</text:p>
          </table:table-cell>
          <table:table-cell table:formula="of:=N(AND([.$I274]&lt;=[.AE$1]; [.$I274]&gt;[.AD$1]))" office:value-type="float" office:value="0">
            <text:p>0</text:p>
          </table:table-cell>
          <table:table-cell table:formula="of:=N(AND([.$I274]&lt;=[.AF$1]; [.$I274]&gt;[.AE$1]))" office:value-type="float" office:value="0">
            <text:p>0</text:p>
          </table:table-cell>
          <table:table-cell table:formula="of:=N(AND([.$I274]&lt;=[.AG$1]; [.$I274]&gt;[.AF$1]))" office:value-type="float" office:value="0">
            <text:p>0</text:p>
          </table:table-cell>
          <table:table-cell table:formula="of:=N(AND([.$I274]&lt;=[.AH$1]; [.$I274]&gt;[.AG$1]))" office:value-type="float" office:value="0">
            <text:p>0</text:p>
          </table:table-cell>
          <table:table-cell table:formula="of:=N(AND([.$I274]&lt;=[.AI$1]; [.$I27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4:57Z</text:p>
          </table:table-cell>
          <table:table-cell office:value-type="float" office:value="2571">
            <text:p>2571</text:p>
          </table:table-cell>
          <table:table-cell/>
          <table:table-cell office:value-type="float" office:value="247000">
            <text:p>247000</text:p>
          </table:table-cell>
          <table:table-cell office:value-type="float" office:value="1361">
            <text:p>1361</text:p>
          </table:table-cell>
          <table:table-cell table:formula="of:=N(AND([.$I275]&lt;=[.K$1]; [.$I275]&gt;[.J$1]))" office:value-type="float" office:value="0">
            <text:p>0</text:p>
          </table:table-cell>
          <table:table-cell table:formula="of:=N(AND([.$I275]&lt;=[.L$1]; [.$I275]&gt;[.K$1]))" office:value-type="float" office:value="0">
            <text:p>0</text:p>
          </table:table-cell>
          <table:table-cell table:formula="of:=N(AND([.$I275]&lt;=[.M$1]; [.$I275]&gt;[.L$1]))" office:value-type="float" office:value="0">
            <text:p>0</text:p>
          </table:table-cell>
          <table:table-cell table:formula="of:=N(AND([.$I275]&lt;=[.N$1]; [.$I275]&gt;[.M$1]))" office:value-type="float" office:value="0">
            <text:p>0</text:p>
          </table:table-cell>
          <table:table-cell table:formula="of:=N(AND([.$I275]&lt;=[.O$1]; [.$I275]&gt;[.N$1]))" office:value-type="float" office:value="0">
            <text:p>0</text:p>
          </table:table-cell>
          <table:table-cell table:formula="of:=N(AND([.$I275]&lt;=[.P$1]; [.$I275]&gt;[.O$1]))" office:value-type="float" office:value="0">
            <text:p>0</text:p>
          </table:table-cell>
          <table:table-cell table:formula="of:=N(AND([.$I275]&lt;=[.Q$1]; [.$I275]&gt;[.P$1]))" office:value-type="float" office:value="0">
            <text:p>0</text:p>
          </table:table-cell>
          <table:table-cell table:formula="of:=N(AND([.$I275]&lt;=[.R$1]; [.$I275]&gt;[.Q$1]))" office:value-type="float" office:value="0">
            <text:p>0</text:p>
          </table:table-cell>
          <table:table-cell table:formula="of:=N(AND([.$I275]&lt;=[.S$1]; [.$I275]&gt;[.R$1]))" office:value-type="float" office:value="1">
            <text:p>1</text:p>
          </table:table-cell>
          <table:table-cell table:formula="of:=N(AND([.$I275]&lt;=[.T$1]; [.$I275]&gt;[.S$1]))" office:value-type="float" office:value="0">
            <text:p>0</text:p>
          </table:table-cell>
          <table:table-cell table:formula="of:=N(AND([.$I275]&lt;=[.U$1]; [.$I275]&gt;[.T$1]))" office:value-type="float" office:value="0">
            <text:p>0</text:p>
          </table:table-cell>
          <table:table-cell table:formula="of:=N(AND([.$I275]&lt;=[.V$1]; [.$I275]&gt;[.U$1]))" office:value-type="float" office:value="0">
            <text:p>0</text:p>
          </table:table-cell>
          <table:table-cell table:formula="of:=N(AND([.$I275]&lt;=[.W$1]; [.$I275]&gt;[.V$1]))" office:value-type="float" office:value="0">
            <text:p>0</text:p>
          </table:table-cell>
          <table:table-cell table:formula="of:=N(AND([.$I275]&lt;=[.X$1]; [.$I275]&gt;[.W$1]))" office:value-type="float" office:value="0">
            <text:p>0</text:p>
          </table:table-cell>
          <table:table-cell table:formula="of:=N(AND([.$I275]&lt;=[.Y$1]; [.$I275]&gt;[.X$1]))" office:value-type="float" office:value="0">
            <text:p>0</text:p>
          </table:table-cell>
          <table:table-cell table:formula="of:=N(AND([.$I275]&lt;=[.Z$1]; [.$I275]&gt;[.Y$1]))" office:value-type="float" office:value="0">
            <text:p>0</text:p>
          </table:table-cell>
          <table:table-cell table:formula="of:=N(AND([.$I275]&lt;=[.AA$1]; [.$I275]&gt;[.Z$1]))" office:value-type="float" office:value="0">
            <text:p>0</text:p>
          </table:table-cell>
          <table:table-cell table:formula="of:=N(AND([.$I275]&lt;=[.AB$1]; [.$I275]&gt;[.AA$1]))" office:value-type="float" office:value="0">
            <text:p>0</text:p>
          </table:table-cell>
          <table:table-cell table:formula="of:=N(AND([.$I275]&lt;=[.AC$1]; [.$I275]&gt;[.AB$1]))" office:value-type="float" office:value="0">
            <text:p>0</text:p>
          </table:table-cell>
          <table:table-cell table:formula="of:=N(AND([.$I275]&lt;=[.AD$1]; [.$I275]&gt;[.AC$1]))" office:value-type="float" office:value="0">
            <text:p>0</text:p>
          </table:table-cell>
          <table:table-cell table:formula="of:=N(AND([.$I275]&lt;=[.AE$1]; [.$I275]&gt;[.AD$1]))" office:value-type="float" office:value="0">
            <text:p>0</text:p>
          </table:table-cell>
          <table:table-cell table:formula="of:=N(AND([.$I275]&lt;=[.AF$1]; [.$I275]&gt;[.AE$1]))" office:value-type="float" office:value="0">
            <text:p>0</text:p>
          </table:table-cell>
          <table:table-cell table:formula="of:=N(AND([.$I275]&lt;=[.AG$1]; [.$I275]&gt;[.AF$1]))" office:value-type="float" office:value="0">
            <text:p>0</text:p>
          </table:table-cell>
          <table:table-cell table:formula="of:=N(AND([.$I275]&lt;=[.AH$1]; [.$I275]&gt;[.AG$1]))" office:value-type="float" office:value="0">
            <text:p>0</text:p>
          </table:table-cell>
          <table:table-cell table:formula="of:=N(AND([.$I275]&lt;=[.AI$1]; [.$I27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5:26Z</text:p>
          </table:table-cell>
          <table:table-cell office:value-type="float" office:value="3383">
            <text:p>3383</text:p>
          </table:table-cell>
          <table:table-cell/>
          <table:table-cell office:value-type="float" office:value="180000">
            <text:p>180000</text:p>
          </table:table-cell>
          <table:table-cell office:value-type="float" office:value="1361">
            <text:p>1361</text:p>
          </table:table-cell>
          <table:table-cell table:formula="of:=N(AND([.$I276]&lt;=[.K$1]; [.$I276]&gt;[.J$1]))" office:value-type="float" office:value="0">
            <text:p>0</text:p>
          </table:table-cell>
          <table:table-cell table:formula="of:=N(AND([.$I276]&lt;=[.L$1]; [.$I276]&gt;[.K$1]))" office:value-type="float" office:value="0">
            <text:p>0</text:p>
          </table:table-cell>
          <table:table-cell table:formula="of:=N(AND([.$I276]&lt;=[.M$1]; [.$I276]&gt;[.L$1]))" office:value-type="float" office:value="0">
            <text:p>0</text:p>
          </table:table-cell>
          <table:table-cell table:formula="of:=N(AND([.$I276]&lt;=[.N$1]; [.$I276]&gt;[.M$1]))" office:value-type="float" office:value="0">
            <text:p>0</text:p>
          </table:table-cell>
          <table:table-cell table:formula="of:=N(AND([.$I276]&lt;=[.O$1]; [.$I276]&gt;[.N$1]))" office:value-type="float" office:value="0">
            <text:p>0</text:p>
          </table:table-cell>
          <table:table-cell table:formula="of:=N(AND([.$I276]&lt;=[.P$1]; [.$I276]&gt;[.O$1]))" office:value-type="float" office:value="1">
            <text:p>1</text:p>
          </table:table-cell>
          <table:table-cell table:formula="of:=N(AND([.$I276]&lt;=[.Q$1]; [.$I276]&gt;[.P$1]))" office:value-type="float" office:value="0">
            <text:p>0</text:p>
          </table:table-cell>
          <table:table-cell table:formula="of:=N(AND([.$I276]&lt;=[.R$1]; [.$I276]&gt;[.Q$1]))" office:value-type="float" office:value="0">
            <text:p>0</text:p>
          </table:table-cell>
          <table:table-cell table:formula="of:=N(AND([.$I276]&lt;=[.S$1]; [.$I276]&gt;[.R$1]))" office:value-type="float" office:value="0">
            <text:p>0</text:p>
          </table:table-cell>
          <table:table-cell table:formula="of:=N(AND([.$I276]&lt;=[.T$1]; [.$I276]&gt;[.S$1]))" office:value-type="float" office:value="0">
            <text:p>0</text:p>
          </table:table-cell>
          <table:table-cell table:formula="of:=N(AND([.$I276]&lt;=[.U$1]; [.$I276]&gt;[.T$1]))" office:value-type="float" office:value="0">
            <text:p>0</text:p>
          </table:table-cell>
          <table:table-cell table:formula="of:=N(AND([.$I276]&lt;=[.V$1]; [.$I276]&gt;[.U$1]))" office:value-type="float" office:value="0">
            <text:p>0</text:p>
          </table:table-cell>
          <table:table-cell table:formula="of:=N(AND([.$I276]&lt;=[.W$1]; [.$I276]&gt;[.V$1]))" office:value-type="float" office:value="0">
            <text:p>0</text:p>
          </table:table-cell>
          <table:table-cell table:formula="of:=N(AND([.$I276]&lt;=[.X$1]; [.$I276]&gt;[.W$1]))" office:value-type="float" office:value="0">
            <text:p>0</text:p>
          </table:table-cell>
          <table:table-cell table:formula="of:=N(AND([.$I276]&lt;=[.Y$1]; [.$I276]&gt;[.X$1]))" office:value-type="float" office:value="0">
            <text:p>0</text:p>
          </table:table-cell>
          <table:table-cell table:formula="of:=N(AND([.$I276]&lt;=[.Z$1]; [.$I276]&gt;[.Y$1]))" office:value-type="float" office:value="0">
            <text:p>0</text:p>
          </table:table-cell>
          <table:table-cell table:formula="of:=N(AND([.$I276]&lt;=[.AA$1]; [.$I276]&gt;[.Z$1]))" office:value-type="float" office:value="0">
            <text:p>0</text:p>
          </table:table-cell>
          <table:table-cell table:formula="of:=N(AND([.$I276]&lt;=[.AB$1]; [.$I276]&gt;[.AA$1]))" office:value-type="float" office:value="0">
            <text:p>0</text:p>
          </table:table-cell>
          <table:table-cell table:formula="of:=N(AND([.$I276]&lt;=[.AC$1]; [.$I276]&gt;[.AB$1]))" office:value-type="float" office:value="0">
            <text:p>0</text:p>
          </table:table-cell>
          <table:table-cell table:formula="of:=N(AND([.$I276]&lt;=[.AD$1]; [.$I276]&gt;[.AC$1]))" office:value-type="float" office:value="0">
            <text:p>0</text:p>
          </table:table-cell>
          <table:table-cell table:formula="of:=N(AND([.$I276]&lt;=[.AE$1]; [.$I276]&gt;[.AD$1]))" office:value-type="float" office:value="0">
            <text:p>0</text:p>
          </table:table-cell>
          <table:table-cell table:formula="of:=N(AND([.$I276]&lt;=[.AF$1]; [.$I276]&gt;[.AE$1]))" office:value-type="float" office:value="0">
            <text:p>0</text:p>
          </table:table-cell>
          <table:table-cell table:formula="of:=N(AND([.$I276]&lt;=[.AG$1]; [.$I276]&gt;[.AF$1]))" office:value-type="float" office:value="0">
            <text:p>0</text:p>
          </table:table-cell>
          <table:table-cell table:formula="of:=N(AND([.$I276]&lt;=[.AH$1]; [.$I276]&gt;[.AG$1]))" office:value-type="float" office:value="0">
            <text:p>0</text:p>
          </table:table-cell>
          <table:table-cell table:formula="of:=N(AND([.$I276]&lt;=[.AI$1]; [.$I27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5:52Z</text:p>
          </table:table-cell>
          <table:table-cell office:value-type="float" office:value="2594">
            <text:p>2594</text:p>
          </table:table-cell>
          <table:table-cell/>
          <table:table-cell office:value-type="float" office:value="-14000">
            <text:p>-14000</text:p>
          </table:table-cell>
          <table:table-cell office:value-type="float" office:value="1631">
            <text:p>1631</text:p>
          </table:table-cell>
          <table:table-cell table:formula="of:=N(AND([.$I277]&lt;=[.K$1]; [.$I277]&gt;[.J$1]))" office:value-type="float" office:value="0">
            <text:p>0</text:p>
          </table:table-cell>
          <table:table-cell table:formula="of:=N(AND([.$I277]&lt;=[.L$1]; [.$I277]&gt;[.K$1]))" office:value-type="float" office:value="0">
            <text:p>0</text:p>
          </table:table-cell>
          <table:table-cell table:formula="of:=N(AND([.$I277]&lt;=[.M$1]; [.$I277]&gt;[.L$1]))" office:value-type="float" office:value="0">
            <text:p>0</text:p>
          </table:table-cell>
          <table:table-cell table:formula="of:=N(AND([.$I277]&lt;=[.N$1]; [.$I277]&gt;[.M$1]))" office:value-type="float" office:value="0">
            <text:p>0</text:p>
          </table:table-cell>
          <table:table-cell table:formula="of:=N(AND([.$I277]&lt;=[.O$1]; [.$I277]&gt;[.N$1]))" office:value-type="float" office:value="0">
            <text:p>0</text:p>
          </table:table-cell>
          <table:table-cell table:formula="of:=N(AND([.$I277]&lt;=[.P$1]; [.$I277]&gt;[.O$1]))" office:value-type="float" office:value="0">
            <text:p>0</text:p>
          </table:table-cell>
          <table:table-cell table:formula="of:=N(AND([.$I277]&lt;=[.Q$1]; [.$I277]&gt;[.P$1]))" office:value-type="float" office:value="0">
            <text:p>0</text:p>
          </table:table-cell>
          <table:table-cell table:formula="of:=N(AND([.$I277]&lt;=[.R$1]; [.$I277]&gt;[.Q$1]))" office:value-type="float" office:value="0">
            <text:p>0</text:p>
          </table:table-cell>
          <table:table-cell table:formula="of:=N(AND([.$I277]&lt;=[.S$1]; [.$I277]&gt;[.R$1]))" office:value-type="float" office:value="0">
            <text:p>0</text:p>
          </table:table-cell>
          <table:table-cell table:formula="of:=N(AND([.$I277]&lt;=[.T$1]; [.$I277]&gt;[.S$1]))" office:value-type="float" office:value="0">
            <text:p>0</text:p>
          </table:table-cell>
          <table:table-cell table:formula="of:=N(AND([.$I277]&lt;=[.U$1]; [.$I277]&gt;[.T$1]))" office:value-type="float" office:value="0">
            <text:p>0</text:p>
          </table:table-cell>
          <table:table-cell table:formula="of:=N(AND([.$I277]&lt;=[.V$1]; [.$I277]&gt;[.U$1]))" office:value-type="float" office:value="0">
            <text:p>0</text:p>
          </table:table-cell>
          <table:table-cell table:formula="of:=N(AND([.$I277]&lt;=[.W$1]; [.$I277]&gt;[.V$1]))" office:value-type="float" office:value="0">
            <text:p>0</text:p>
          </table:table-cell>
          <table:table-cell table:formula="of:=N(AND([.$I277]&lt;=[.X$1]; [.$I277]&gt;[.W$1]))" office:value-type="float" office:value="0">
            <text:p>0</text:p>
          </table:table-cell>
          <table:table-cell table:formula="of:=N(AND([.$I277]&lt;=[.Y$1]; [.$I277]&gt;[.X$1]))" office:value-type="float" office:value="0">
            <text:p>0</text:p>
          </table:table-cell>
          <table:table-cell table:formula="of:=N(AND([.$I277]&lt;=[.Z$1]; [.$I277]&gt;[.Y$1]))" office:value-type="float" office:value="0">
            <text:p>0</text:p>
          </table:table-cell>
          <table:table-cell table:formula="of:=N(AND([.$I277]&lt;=[.AA$1]; [.$I277]&gt;[.Z$1]))" office:value-type="float" office:value="0">
            <text:p>0</text:p>
          </table:table-cell>
          <table:table-cell table:formula="of:=N(AND([.$I277]&lt;=[.AB$1]; [.$I277]&gt;[.AA$1]))" office:value-type="float" office:value="0">
            <text:p>0</text:p>
          </table:table-cell>
          <table:table-cell table:formula="of:=N(AND([.$I277]&lt;=[.AC$1]; [.$I277]&gt;[.AB$1]))" office:value-type="float" office:value="0">
            <text:p>0</text:p>
          </table:table-cell>
          <table:table-cell table:formula="of:=N(AND([.$I277]&lt;=[.AD$1]; [.$I277]&gt;[.AC$1]))" office:value-type="float" office:value="0">
            <text:p>0</text:p>
          </table:table-cell>
          <table:table-cell table:formula="of:=N(AND([.$I277]&lt;=[.AE$1]; [.$I277]&gt;[.AD$1]))" office:value-type="float" office:value="0">
            <text:p>0</text:p>
          </table:table-cell>
          <table:table-cell table:formula="of:=N(AND([.$I277]&lt;=[.AF$1]; [.$I277]&gt;[.AE$1]))" office:value-type="float" office:value="0">
            <text:p>0</text:p>
          </table:table-cell>
          <table:table-cell table:formula="of:=N(AND([.$I277]&lt;=[.AG$1]; [.$I277]&gt;[.AF$1]))" office:value-type="float" office:value="0">
            <text:p>0</text:p>
          </table:table-cell>
          <table:table-cell table:formula="of:=N(AND([.$I277]&lt;=[.AH$1]; [.$I277]&gt;[.AG$1]))" office:value-type="float" office:value="0">
            <text:p>0</text:p>
          </table:table-cell>
          <table:table-cell table:formula="of:=N(AND([.$I277]&lt;=[.AI$1]; [.$I27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6:47Z</text:p>
          </table:table-cell>
          <table:table-cell office:value-type="float" office:value="2809">
            <text:p>2809</text:p>
          </table:table-cell>
          <table:table-cell/>
          <table:table-cell office:value-type="float" office:value="153000">
            <text:p>153000</text:p>
          </table:table-cell>
          <table:table-cell office:value-type="float" office:value="1631">
            <text:p>1631</text:p>
          </table:table-cell>
          <table:table-cell table:formula="of:=N(AND([.$I278]&lt;=[.K$1]; [.$I278]&gt;[.J$1]))" office:value-type="float" office:value="0">
            <text:p>0</text:p>
          </table:table-cell>
          <table:table-cell table:formula="of:=N(AND([.$I278]&lt;=[.L$1]; [.$I278]&gt;[.K$1]))" office:value-type="float" office:value="0">
            <text:p>0</text:p>
          </table:table-cell>
          <table:table-cell table:formula="of:=N(AND([.$I278]&lt;=[.M$1]; [.$I278]&gt;[.L$1]))" office:value-type="float" office:value="0">
            <text:p>0</text:p>
          </table:table-cell>
          <table:table-cell table:formula="of:=N(AND([.$I278]&lt;=[.N$1]; [.$I278]&gt;[.M$1]))" office:value-type="float" office:value="0">
            <text:p>0</text:p>
          </table:table-cell>
          <table:table-cell table:formula="of:=N(AND([.$I278]&lt;=[.O$1]; [.$I278]&gt;[.N$1]))" office:value-type="float" office:value="0">
            <text:p>0</text:p>
          </table:table-cell>
          <table:table-cell table:formula="of:=N(AND([.$I278]&lt;=[.P$1]; [.$I278]&gt;[.O$1]))" office:value-type="float" office:value="1">
            <text:p>1</text:p>
          </table:table-cell>
          <table:table-cell table:formula="of:=N(AND([.$I278]&lt;=[.Q$1]; [.$I278]&gt;[.P$1]))" office:value-type="float" office:value="0">
            <text:p>0</text:p>
          </table:table-cell>
          <table:table-cell table:formula="of:=N(AND([.$I278]&lt;=[.R$1]; [.$I278]&gt;[.Q$1]))" office:value-type="float" office:value="0">
            <text:p>0</text:p>
          </table:table-cell>
          <table:table-cell table:formula="of:=N(AND([.$I278]&lt;=[.S$1]; [.$I278]&gt;[.R$1]))" office:value-type="float" office:value="0">
            <text:p>0</text:p>
          </table:table-cell>
          <table:table-cell table:formula="of:=N(AND([.$I278]&lt;=[.T$1]; [.$I278]&gt;[.S$1]))" office:value-type="float" office:value="0">
            <text:p>0</text:p>
          </table:table-cell>
          <table:table-cell table:formula="of:=N(AND([.$I278]&lt;=[.U$1]; [.$I278]&gt;[.T$1]))" office:value-type="float" office:value="0">
            <text:p>0</text:p>
          </table:table-cell>
          <table:table-cell table:formula="of:=N(AND([.$I278]&lt;=[.V$1]; [.$I278]&gt;[.U$1]))" office:value-type="float" office:value="0">
            <text:p>0</text:p>
          </table:table-cell>
          <table:table-cell table:formula="of:=N(AND([.$I278]&lt;=[.W$1]; [.$I278]&gt;[.V$1]))" office:value-type="float" office:value="0">
            <text:p>0</text:p>
          </table:table-cell>
          <table:table-cell table:formula="of:=N(AND([.$I278]&lt;=[.X$1]; [.$I278]&gt;[.W$1]))" office:value-type="float" office:value="0">
            <text:p>0</text:p>
          </table:table-cell>
          <table:table-cell table:formula="of:=N(AND([.$I278]&lt;=[.Y$1]; [.$I278]&gt;[.X$1]))" office:value-type="float" office:value="0">
            <text:p>0</text:p>
          </table:table-cell>
          <table:table-cell table:formula="of:=N(AND([.$I278]&lt;=[.Z$1]; [.$I278]&gt;[.Y$1]))" office:value-type="float" office:value="0">
            <text:p>0</text:p>
          </table:table-cell>
          <table:table-cell table:formula="of:=N(AND([.$I278]&lt;=[.AA$1]; [.$I278]&gt;[.Z$1]))" office:value-type="float" office:value="0">
            <text:p>0</text:p>
          </table:table-cell>
          <table:table-cell table:formula="of:=N(AND([.$I278]&lt;=[.AB$1]; [.$I278]&gt;[.AA$1]))" office:value-type="float" office:value="0">
            <text:p>0</text:p>
          </table:table-cell>
          <table:table-cell table:formula="of:=N(AND([.$I278]&lt;=[.AC$1]; [.$I278]&gt;[.AB$1]))" office:value-type="float" office:value="0">
            <text:p>0</text:p>
          </table:table-cell>
          <table:table-cell table:formula="of:=N(AND([.$I278]&lt;=[.AD$1]; [.$I278]&gt;[.AC$1]))" office:value-type="float" office:value="0">
            <text:p>0</text:p>
          </table:table-cell>
          <table:table-cell table:formula="of:=N(AND([.$I278]&lt;=[.AE$1]; [.$I278]&gt;[.AD$1]))" office:value-type="float" office:value="0">
            <text:p>0</text:p>
          </table:table-cell>
          <table:table-cell table:formula="of:=N(AND([.$I278]&lt;=[.AF$1]; [.$I278]&gt;[.AE$1]))" office:value-type="float" office:value="0">
            <text:p>0</text:p>
          </table:table-cell>
          <table:table-cell table:formula="of:=N(AND([.$I278]&lt;=[.AG$1]; [.$I278]&gt;[.AF$1]))" office:value-type="float" office:value="0">
            <text:p>0</text:p>
          </table:table-cell>
          <table:table-cell table:formula="of:=N(AND([.$I278]&lt;=[.AH$1]; [.$I278]&gt;[.AG$1]))" office:value-type="float" office:value="0">
            <text:p>0</text:p>
          </table:table-cell>
          <table:table-cell table:formula="of:=N(AND([.$I278]&lt;=[.AI$1]; [.$I27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7:14Z</text:p>
          </table:table-cell>
          <table:table-cell office:value-type="float" office:value="2744">
            <text:p>2744</text:p>
          </table:table-cell>
          <table:table-cell/>
          <table:table-cell office:value-type="float" office:value="194000">
            <text:p>194000</text:p>
          </table:table-cell>
          <table:table-cell office:value-type="float" office:value="1631">
            <text:p>1631</text:p>
          </table:table-cell>
          <table:table-cell table:formula="of:=N(AND([.$I279]&lt;=[.K$1]; [.$I279]&gt;[.J$1]))" office:value-type="float" office:value="0">
            <text:p>0</text:p>
          </table:table-cell>
          <table:table-cell table:formula="of:=N(AND([.$I279]&lt;=[.L$1]; [.$I279]&gt;[.K$1]))" office:value-type="float" office:value="0">
            <text:p>0</text:p>
          </table:table-cell>
          <table:table-cell table:formula="of:=N(AND([.$I279]&lt;=[.M$1]; [.$I279]&gt;[.L$1]))" office:value-type="float" office:value="0">
            <text:p>0</text:p>
          </table:table-cell>
          <table:table-cell table:formula="of:=N(AND([.$I279]&lt;=[.N$1]; [.$I279]&gt;[.M$1]))" office:value-type="float" office:value="0">
            <text:p>0</text:p>
          </table:table-cell>
          <table:table-cell table:formula="of:=N(AND([.$I279]&lt;=[.O$1]; [.$I279]&gt;[.N$1]))" office:value-type="float" office:value="0">
            <text:p>0</text:p>
          </table:table-cell>
          <table:table-cell table:formula="of:=N(AND([.$I279]&lt;=[.P$1]; [.$I279]&gt;[.O$1]))" office:value-type="float" office:value="0">
            <text:p>0</text:p>
          </table:table-cell>
          <table:table-cell table:formula="of:=N(AND([.$I279]&lt;=[.Q$1]; [.$I279]&gt;[.P$1]))" office:value-type="float" office:value="1">
            <text:p>1</text:p>
          </table:table-cell>
          <table:table-cell table:formula="of:=N(AND([.$I279]&lt;=[.R$1]; [.$I279]&gt;[.Q$1]))" office:value-type="float" office:value="0">
            <text:p>0</text:p>
          </table:table-cell>
          <table:table-cell table:formula="of:=N(AND([.$I279]&lt;=[.S$1]; [.$I279]&gt;[.R$1]))" office:value-type="float" office:value="0">
            <text:p>0</text:p>
          </table:table-cell>
          <table:table-cell table:formula="of:=N(AND([.$I279]&lt;=[.T$1]; [.$I279]&gt;[.S$1]))" office:value-type="float" office:value="0">
            <text:p>0</text:p>
          </table:table-cell>
          <table:table-cell table:formula="of:=N(AND([.$I279]&lt;=[.U$1]; [.$I279]&gt;[.T$1]))" office:value-type="float" office:value="0">
            <text:p>0</text:p>
          </table:table-cell>
          <table:table-cell table:formula="of:=N(AND([.$I279]&lt;=[.V$1]; [.$I279]&gt;[.U$1]))" office:value-type="float" office:value="0">
            <text:p>0</text:p>
          </table:table-cell>
          <table:table-cell table:formula="of:=N(AND([.$I279]&lt;=[.W$1]; [.$I279]&gt;[.V$1]))" office:value-type="float" office:value="0">
            <text:p>0</text:p>
          </table:table-cell>
          <table:table-cell table:formula="of:=N(AND([.$I279]&lt;=[.X$1]; [.$I279]&gt;[.W$1]))" office:value-type="float" office:value="0">
            <text:p>0</text:p>
          </table:table-cell>
          <table:table-cell table:formula="of:=N(AND([.$I279]&lt;=[.Y$1]; [.$I279]&gt;[.X$1]))" office:value-type="float" office:value="0">
            <text:p>0</text:p>
          </table:table-cell>
          <table:table-cell table:formula="of:=N(AND([.$I279]&lt;=[.Z$1]; [.$I279]&gt;[.Y$1]))" office:value-type="float" office:value="0">
            <text:p>0</text:p>
          </table:table-cell>
          <table:table-cell table:formula="of:=N(AND([.$I279]&lt;=[.AA$1]; [.$I279]&gt;[.Z$1]))" office:value-type="float" office:value="0">
            <text:p>0</text:p>
          </table:table-cell>
          <table:table-cell table:formula="of:=N(AND([.$I279]&lt;=[.AB$1]; [.$I279]&gt;[.AA$1]))" office:value-type="float" office:value="0">
            <text:p>0</text:p>
          </table:table-cell>
          <table:table-cell table:formula="of:=N(AND([.$I279]&lt;=[.AC$1]; [.$I279]&gt;[.AB$1]))" office:value-type="float" office:value="0">
            <text:p>0</text:p>
          </table:table-cell>
          <table:table-cell table:formula="of:=N(AND([.$I279]&lt;=[.AD$1]; [.$I279]&gt;[.AC$1]))" office:value-type="float" office:value="0">
            <text:p>0</text:p>
          </table:table-cell>
          <table:table-cell table:formula="of:=N(AND([.$I279]&lt;=[.AE$1]; [.$I279]&gt;[.AD$1]))" office:value-type="float" office:value="0">
            <text:p>0</text:p>
          </table:table-cell>
          <table:table-cell table:formula="of:=N(AND([.$I279]&lt;=[.AF$1]; [.$I279]&gt;[.AE$1]))" office:value-type="float" office:value="0">
            <text:p>0</text:p>
          </table:table-cell>
          <table:table-cell table:formula="of:=N(AND([.$I279]&lt;=[.AG$1]; [.$I279]&gt;[.AF$1]))" office:value-type="float" office:value="0">
            <text:p>0</text:p>
          </table:table-cell>
          <table:table-cell table:formula="of:=N(AND([.$I279]&lt;=[.AH$1]; [.$I279]&gt;[.AG$1]))" office:value-type="float" office:value="0">
            <text:p>0</text:p>
          </table:table-cell>
          <table:table-cell table:formula="of:=N(AND([.$I279]&lt;=[.AI$1]; [.$I27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9:05Z</text:p>
          </table:table-cell>
          <table:table-cell office:value-type="float" office:value="4216">
            <text:p>4216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1631">
            <text:p>1631</text:p>
          </table:table-cell>
          <table:table-cell table:formula="of:=N(AND([.$I280]&lt;=[.K$1]; [.$I280]&gt;[.J$1]))" office:value-type="float" office:value="0">
            <text:p>0</text:p>
          </table:table-cell>
          <table:table-cell table:formula="of:=N(AND([.$I280]&lt;=[.L$1]; [.$I280]&gt;[.K$1]))" office:value-type="float" office:value="0">
            <text:p>0</text:p>
          </table:table-cell>
          <table:table-cell table:formula="of:=N(AND([.$I280]&lt;=[.M$1]; [.$I280]&gt;[.L$1]))" office:value-type="float" office:value="0">
            <text:p>0</text:p>
          </table:table-cell>
          <table:table-cell table:formula="of:=N(AND([.$I280]&lt;=[.N$1]; [.$I280]&gt;[.M$1]))" office:value-type="float" office:value="0">
            <text:p>0</text:p>
          </table:table-cell>
          <table:table-cell table:formula="of:=N(AND([.$I280]&lt;=[.O$1]; [.$I280]&gt;[.N$1]))" office:value-type="float" office:value="0">
            <text:p>0</text:p>
          </table:table-cell>
          <table:table-cell table:formula="of:=N(AND([.$I280]&lt;=[.P$1]; [.$I280]&gt;[.O$1]))" office:value-type="float" office:value="0">
            <text:p>0</text:p>
          </table:table-cell>
          <table:table-cell table:formula="of:=N(AND([.$I280]&lt;=[.Q$1]; [.$I280]&gt;[.P$1]))" office:value-type="float" office:value="0">
            <text:p>0</text:p>
          </table:table-cell>
          <table:table-cell table:formula="of:=N(AND([.$I280]&lt;=[.R$1]; [.$I280]&gt;[.Q$1]))" office:value-type="float" office:value="0">
            <text:p>0</text:p>
          </table:table-cell>
          <table:table-cell table:formula="of:=N(AND([.$I280]&lt;=[.S$1]; [.$I280]&gt;[.R$1]))" office:value-type="float" office:value="0">
            <text:p>0</text:p>
          </table:table-cell>
          <table:table-cell table:formula="of:=N(AND([.$I280]&lt;=[.T$1]; [.$I280]&gt;[.S$1]))" office:value-type="float" office:value="0">
            <text:p>0</text:p>
          </table:table-cell>
          <table:table-cell table:formula="of:=N(AND([.$I280]&lt;=[.U$1]; [.$I280]&gt;[.T$1]))" office:value-type="float" office:value="1">
            <text:p>1</text:p>
          </table:table-cell>
          <table:table-cell table:formula="of:=N(AND([.$I280]&lt;=[.V$1]; [.$I280]&gt;[.U$1]))" office:value-type="float" office:value="0">
            <text:p>0</text:p>
          </table:table-cell>
          <table:table-cell table:formula="of:=N(AND([.$I280]&lt;=[.W$1]; [.$I280]&gt;[.V$1]))" office:value-type="float" office:value="0">
            <text:p>0</text:p>
          </table:table-cell>
          <table:table-cell table:formula="of:=N(AND([.$I280]&lt;=[.X$1]; [.$I280]&gt;[.W$1]))" office:value-type="float" office:value="0">
            <text:p>0</text:p>
          </table:table-cell>
          <table:table-cell table:formula="of:=N(AND([.$I280]&lt;=[.Y$1]; [.$I280]&gt;[.X$1]))" office:value-type="float" office:value="0">
            <text:p>0</text:p>
          </table:table-cell>
          <table:table-cell table:formula="of:=N(AND([.$I280]&lt;=[.Z$1]; [.$I280]&gt;[.Y$1]))" office:value-type="float" office:value="0">
            <text:p>0</text:p>
          </table:table-cell>
          <table:table-cell table:formula="of:=N(AND([.$I280]&lt;=[.AA$1]; [.$I280]&gt;[.Z$1]))" office:value-type="float" office:value="0">
            <text:p>0</text:p>
          </table:table-cell>
          <table:table-cell table:formula="of:=N(AND([.$I280]&lt;=[.AB$1]; [.$I280]&gt;[.AA$1]))" office:value-type="float" office:value="0">
            <text:p>0</text:p>
          </table:table-cell>
          <table:table-cell table:formula="of:=N(AND([.$I280]&lt;=[.AC$1]; [.$I280]&gt;[.AB$1]))" office:value-type="float" office:value="0">
            <text:p>0</text:p>
          </table:table-cell>
          <table:table-cell table:formula="of:=N(AND([.$I280]&lt;=[.AD$1]; [.$I280]&gt;[.AC$1]))" office:value-type="float" office:value="0">
            <text:p>0</text:p>
          </table:table-cell>
          <table:table-cell table:formula="of:=N(AND([.$I280]&lt;=[.AE$1]; [.$I280]&gt;[.AD$1]))" office:value-type="float" office:value="0">
            <text:p>0</text:p>
          </table:table-cell>
          <table:table-cell table:formula="of:=N(AND([.$I280]&lt;=[.AF$1]; [.$I280]&gt;[.AE$1]))" office:value-type="float" office:value="0">
            <text:p>0</text:p>
          </table:table-cell>
          <table:table-cell table:formula="of:=N(AND([.$I280]&lt;=[.AG$1]; [.$I280]&gt;[.AF$1]))" office:value-type="float" office:value="0">
            <text:p>0</text:p>
          </table:table-cell>
          <table:table-cell table:formula="of:=N(AND([.$I280]&lt;=[.AH$1]; [.$I280]&gt;[.AG$1]))" office:value-type="float" office:value="0">
            <text:p>0</text:p>
          </table:table-cell>
          <table:table-cell table:formula="of:=N(AND([.$I280]&lt;=[.AI$1]; [.$I28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9:32Z</text:p>
          </table:table-cell>
          <table:table-cell office:value-type="float" office:value="3963">
            <text:p>3963</text:p>
          </table:table-cell>
          <table:table-cell/>
          <table:table-cell office:value-type="float" office:value="327000">
            <text:p>327000</text:p>
          </table:table-cell>
          <table:table-cell office:value-type="float" office:value="1631">
            <text:p>1631</text:p>
          </table:table-cell>
          <table:table-cell table:formula="of:=N(AND([.$I281]&lt;=[.K$1]; [.$I281]&gt;[.J$1]))" office:value-type="float" office:value="0">
            <text:p>0</text:p>
          </table:table-cell>
          <table:table-cell table:formula="of:=N(AND([.$I281]&lt;=[.L$1]; [.$I281]&gt;[.K$1]))" office:value-type="float" office:value="0">
            <text:p>0</text:p>
          </table:table-cell>
          <table:table-cell table:formula="of:=N(AND([.$I281]&lt;=[.M$1]; [.$I281]&gt;[.L$1]))" office:value-type="float" office:value="0">
            <text:p>0</text:p>
          </table:table-cell>
          <table:table-cell table:formula="of:=N(AND([.$I281]&lt;=[.N$1]; [.$I281]&gt;[.M$1]))" office:value-type="float" office:value="0">
            <text:p>0</text:p>
          </table:table-cell>
          <table:table-cell table:formula="of:=N(AND([.$I281]&lt;=[.O$1]; [.$I281]&gt;[.N$1]))" office:value-type="float" office:value="0">
            <text:p>0</text:p>
          </table:table-cell>
          <table:table-cell table:formula="of:=N(AND([.$I281]&lt;=[.P$1]; [.$I281]&gt;[.O$1]))" office:value-type="float" office:value="0">
            <text:p>0</text:p>
          </table:table-cell>
          <table:table-cell table:formula="of:=N(AND([.$I281]&lt;=[.Q$1]; [.$I281]&gt;[.P$1]))" office:value-type="float" office:value="0">
            <text:p>0</text:p>
          </table:table-cell>
          <table:table-cell table:formula="of:=N(AND([.$I281]&lt;=[.R$1]; [.$I281]&gt;[.Q$1]))" office:value-type="float" office:value="0">
            <text:p>0</text:p>
          </table:table-cell>
          <table:table-cell table:formula="of:=N(AND([.$I281]&lt;=[.S$1]; [.$I281]&gt;[.R$1]))" office:value-type="float" office:value="0">
            <text:p>0</text:p>
          </table:table-cell>
          <table:table-cell table:formula="of:=N(AND([.$I281]&lt;=[.T$1]; [.$I281]&gt;[.S$1]))" office:value-type="float" office:value="0">
            <text:p>0</text:p>
          </table:table-cell>
          <table:table-cell table:formula="of:=N(AND([.$I281]&lt;=[.U$1]; [.$I281]&gt;[.T$1]))" office:value-type="float" office:value="1">
            <text:p>1</text:p>
          </table:table-cell>
          <table:table-cell table:formula="of:=N(AND([.$I281]&lt;=[.V$1]; [.$I281]&gt;[.U$1]))" office:value-type="float" office:value="0">
            <text:p>0</text:p>
          </table:table-cell>
          <table:table-cell table:formula="of:=N(AND([.$I281]&lt;=[.W$1]; [.$I281]&gt;[.V$1]))" office:value-type="float" office:value="0">
            <text:p>0</text:p>
          </table:table-cell>
          <table:table-cell table:formula="of:=N(AND([.$I281]&lt;=[.X$1]; [.$I281]&gt;[.W$1]))" office:value-type="float" office:value="0">
            <text:p>0</text:p>
          </table:table-cell>
          <table:table-cell table:formula="of:=N(AND([.$I281]&lt;=[.Y$1]; [.$I281]&gt;[.X$1]))" office:value-type="float" office:value="0">
            <text:p>0</text:p>
          </table:table-cell>
          <table:table-cell table:formula="of:=N(AND([.$I281]&lt;=[.Z$1]; [.$I281]&gt;[.Y$1]))" office:value-type="float" office:value="0">
            <text:p>0</text:p>
          </table:table-cell>
          <table:table-cell table:formula="of:=N(AND([.$I281]&lt;=[.AA$1]; [.$I281]&gt;[.Z$1]))" office:value-type="float" office:value="0">
            <text:p>0</text:p>
          </table:table-cell>
          <table:table-cell table:formula="of:=N(AND([.$I281]&lt;=[.AB$1]; [.$I281]&gt;[.AA$1]))" office:value-type="float" office:value="0">
            <text:p>0</text:p>
          </table:table-cell>
          <table:table-cell table:formula="of:=N(AND([.$I281]&lt;=[.AC$1]; [.$I281]&gt;[.AB$1]))" office:value-type="float" office:value="0">
            <text:p>0</text:p>
          </table:table-cell>
          <table:table-cell table:formula="of:=N(AND([.$I281]&lt;=[.AD$1]; [.$I281]&gt;[.AC$1]))" office:value-type="float" office:value="0">
            <text:p>0</text:p>
          </table:table-cell>
          <table:table-cell table:formula="of:=N(AND([.$I281]&lt;=[.AE$1]; [.$I281]&gt;[.AD$1]))" office:value-type="float" office:value="0">
            <text:p>0</text:p>
          </table:table-cell>
          <table:table-cell table:formula="of:=N(AND([.$I281]&lt;=[.AF$1]; [.$I281]&gt;[.AE$1]))" office:value-type="float" office:value="0">
            <text:p>0</text:p>
          </table:table-cell>
          <table:table-cell table:formula="of:=N(AND([.$I281]&lt;=[.AG$1]; [.$I281]&gt;[.AF$1]))" office:value-type="float" office:value="0">
            <text:p>0</text:p>
          </table:table-cell>
          <table:table-cell table:formula="of:=N(AND([.$I281]&lt;=[.AH$1]; [.$I281]&gt;[.AG$1]))" office:value-type="float" office:value="0">
            <text:p>0</text:p>
          </table:table-cell>
          <table:table-cell table:formula="of:=N(AND([.$I281]&lt;=[.AI$1]; [.$I28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WGX4EU4SDFMQJHMGPZUUJPQGXZPNJH5O</text:p>
          </table:table-cell>
          <table:table-cell office:value-type="string">
            <text:p>2013-03-16T13:07:19Z</text:p>
          </table:table-cell>
          <table:table-cell office:value-type="string">
            <text:p>2013-03-16T13:09:38Z</text:p>
          </table:table-cell>
          <table:table-cell office:value-type="float" office:value="65143">
            <text:p>65143</text:p>
          </table:table-cell>
          <table:table-cell/>
          <table:table-cell office:value-type="float" office:value="139000">
            <text:p>139000</text:p>
          </table:table-cell>
          <table:table-cell office:value-type="float" office:value="1631">
            <text:p>1631</text:p>
          </table:table-cell>
          <table:table-cell table:formula="of:=N(AND([.$I282]&lt;=[.K$1]; [.$I282]&gt;[.J$1]))" office:value-type="float" office:value="0">
            <text:p>0</text:p>
          </table:table-cell>
          <table:table-cell table:formula="of:=N(AND([.$I282]&lt;=[.L$1]; [.$I282]&gt;[.K$1]))" office:value-type="float" office:value="0">
            <text:p>0</text:p>
          </table:table-cell>
          <table:table-cell table:formula="of:=N(AND([.$I282]&lt;=[.M$1]; [.$I282]&gt;[.L$1]))" office:value-type="float" office:value="0">
            <text:p>0</text:p>
          </table:table-cell>
          <table:table-cell table:formula="of:=N(AND([.$I282]&lt;=[.N$1]; [.$I282]&gt;[.M$1]))" office:value-type="float" office:value="0">
            <text:p>0</text:p>
          </table:table-cell>
          <table:table-cell table:formula="of:=N(AND([.$I282]&lt;=[.O$1]; [.$I282]&gt;[.N$1]))" office:value-type="float" office:value="1">
            <text:p>1</text:p>
          </table:table-cell>
          <table:table-cell table:formula="of:=N(AND([.$I282]&lt;=[.P$1]; [.$I282]&gt;[.O$1]))" office:value-type="float" office:value="0">
            <text:p>0</text:p>
          </table:table-cell>
          <table:table-cell table:formula="of:=N(AND([.$I282]&lt;=[.Q$1]; [.$I282]&gt;[.P$1]))" office:value-type="float" office:value="0">
            <text:p>0</text:p>
          </table:table-cell>
          <table:table-cell table:formula="of:=N(AND([.$I282]&lt;=[.R$1]; [.$I282]&gt;[.Q$1]))" office:value-type="float" office:value="0">
            <text:p>0</text:p>
          </table:table-cell>
          <table:table-cell table:formula="of:=N(AND([.$I282]&lt;=[.S$1]; [.$I282]&gt;[.R$1]))" office:value-type="float" office:value="0">
            <text:p>0</text:p>
          </table:table-cell>
          <table:table-cell table:formula="of:=N(AND([.$I282]&lt;=[.T$1]; [.$I282]&gt;[.S$1]))" office:value-type="float" office:value="0">
            <text:p>0</text:p>
          </table:table-cell>
          <table:table-cell table:formula="of:=N(AND([.$I282]&lt;=[.U$1]; [.$I282]&gt;[.T$1]))" office:value-type="float" office:value="0">
            <text:p>0</text:p>
          </table:table-cell>
          <table:table-cell table:formula="of:=N(AND([.$I282]&lt;=[.V$1]; [.$I282]&gt;[.U$1]))" office:value-type="float" office:value="0">
            <text:p>0</text:p>
          </table:table-cell>
          <table:table-cell table:formula="of:=N(AND([.$I282]&lt;=[.W$1]; [.$I282]&gt;[.V$1]))" office:value-type="float" office:value="0">
            <text:p>0</text:p>
          </table:table-cell>
          <table:table-cell table:formula="of:=N(AND([.$I282]&lt;=[.X$1]; [.$I282]&gt;[.W$1]))" office:value-type="float" office:value="0">
            <text:p>0</text:p>
          </table:table-cell>
          <table:table-cell table:formula="of:=N(AND([.$I282]&lt;=[.Y$1]; [.$I282]&gt;[.X$1]))" office:value-type="float" office:value="0">
            <text:p>0</text:p>
          </table:table-cell>
          <table:table-cell table:formula="of:=N(AND([.$I282]&lt;=[.Z$1]; [.$I282]&gt;[.Y$1]))" office:value-type="float" office:value="0">
            <text:p>0</text:p>
          </table:table-cell>
          <table:table-cell table:formula="of:=N(AND([.$I282]&lt;=[.AA$1]; [.$I282]&gt;[.Z$1]))" office:value-type="float" office:value="0">
            <text:p>0</text:p>
          </table:table-cell>
          <table:table-cell table:formula="of:=N(AND([.$I282]&lt;=[.AB$1]; [.$I282]&gt;[.AA$1]))" office:value-type="float" office:value="0">
            <text:p>0</text:p>
          </table:table-cell>
          <table:table-cell table:formula="of:=N(AND([.$I282]&lt;=[.AC$1]; [.$I282]&gt;[.AB$1]))" office:value-type="float" office:value="0">
            <text:p>0</text:p>
          </table:table-cell>
          <table:table-cell table:formula="of:=N(AND([.$I282]&lt;=[.AD$1]; [.$I282]&gt;[.AC$1]))" office:value-type="float" office:value="0">
            <text:p>0</text:p>
          </table:table-cell>
          <table:table-cell table:formula="of:=N(AND([.$I282]&lt;=[.AE$1]; [.$I282]&gt;[.AD$1]))" office:value-type="float" office:value="0">
            <text:p>0</text:p>
          </table:table-cell>
          <table:table-cell table:formula="of:=N(AND([.$I282]&lt;=[.AF$1]; [.$I282]&gt;[.AE$1]))" office:value-type="float" office:value="0">
            <text:p>0</text:p>
          </table:table-cell>
          <table:table-cell table:formula="of:=N(AND([.$I282]&lt;=[.AG$1]; [.$I282]&gt;[.AF$1]))" office:value-type="float" office:value="0">
            <text:p>0</text:p>
          </table:table-cell>
          <table:table-cell table:formula="of:=N(AND([.$I282]&lt;=[.AH$1]; [.$I282]&gt;[.AG$1]))" office:value-type="float" office:value="0">
            <text:p>0</text:p>
          </table:table-cell>
          <table:table-cell table:formula="of:=N(AND([.$I282]&lt;=[.AI$1]; [.$I28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0:35Z</text:p>
          </table:table-cell>
          <table:table-cell office:value-type="float" office:value="3071">
            <text:p>3071</text:p>
          </table:table-cell>
          <table:table-cell/>
          <table:table-cell office:value-type="float" office:value="97000">
            <text:p>97000</text:p>
          </table:table-cell>
          <table:table-cell office:value-type="float" office:value="281">
            <text:p>281</text:p>
          </table:table-cell>
          <table:table-cell table:formula="of:=N(AND([.$I283]&lt;=[.K$1]; [.$I283]&gt;[.J$1]))" office:value-type="float" office:value="0">
            <text:p>0</text:p>
          </table:table-cell>
          <table:table-cell table:formula="of:=N(AND([.$I283]&lt;=[.L$1]; [.$I283]&gt;[.K$1]))" office:value-type="float" office:value="0">
            <text:p>0</text:p>
          </table:table-cell>
          <table:table-cell table:formula="of:=N(AND([.$I283]&lt;=[.M$1]; [.$I283]&gt;[.L$1]))" office:value-type="float" office:value="0">
            <text:p>0</text:p>
          </table:table-cell>
          <table:table-cell table:formula="of:=N(AND([.$I283]&lt;=[.N$1]; [.$I283]&gt;[.M$1]))" office:value-type="float" office:value="1">
            <text:p>1</text:p>
          </table:table-cell>
          <table:table-cell table:formula="of:=N(AND([.$I283]&lt;=[.O$1]; [.$I283]&gt;[.N$1]))" office:value-type="float" office:value="0">
            <text:p>0</text:p>
          </table:table-cell>
          <table:table-cell table:formula="of:=N(AND([.$I283]&lt;=[.P$1]; [.$I283]&gt;[.O$1]))" office:value-type="float" office:value="0">
            <text:p>0</text:p>
          </table:table-cell>
          <table:table-cell table:formula="of:=N(AND([.$I283]&lt;=[.Q$1]; [.$I283]&gt;[.P$1]))" office:value-type="float" office:value="0">
            <text:p>0</text:p>
          </table:table-cell>
          <table:table-cell table:formula="of:=N(AND([.$I283]&lt;=[.R$1]; [.$I283]&gt;[.Q$1]))" office:value-type="float" office:value="0">
            <text:p>0</text:p>
          </table:table-cell>
          <table:table-cell table:formula="of:=N(AND([.$I283]&lt;=[.S$1]; [.$I283]&gt;[.R$1]))" office:value-type="float" office:value="0">
            <text:p>0</text:p>
          </table:table-cell>
          <table:table-cell table:formula="of:=N(AND([.$I283]&lt;=[.T$1]; [.$I283]&gt;[.S$1]))" office:value-type="float" office:value="0">
            <text:p>0</text:p>
          </table:table-cell>
          <table:table-cell table:formula="of:=N(AND([.$I283]&lt;=[.U$1]; [.$I283]&gt;[.T$1]))" office:value-type="float" office:value="0">
            <text:p>0</text:p>
          </table:table-cell>
          <table:table-cell table:formula="of:=N(AND([.$I283]&lt;=[.V$1]; [.$I283]&gt;[.U$1]))" office:value-type="float" office:value="0">
            <text:p>0</text:p>
          </table:table-cell>
          <table:table-cell table:formula="of:=N(AND([.$I283]&lt;=[.W$1]; [.$I283]&gt;[.V$1]))" office:value-type="float" office:value="0">
            <text:p>0</text:p>
          </table:table-cell>
          <table:table-cell table:formula="of:=N(AND([.$I283]&lt;=[.X$1]; [.$I283]&gt;[.W$1]))" office:value-type="float" office:value="0">
            <text:p>0</text:p>
          </table:table-cell>
          <table:table-cell table:formula="of:=N(AND([.$I283]&lt;=[.Y$1]; [.$I283]&gt;[.X$1]))" office:value-type="float" office:value="0">
            <text:p>0</text:p>
          </table:table-cell>
          <table:table-cell table:formula="of:=N(AND([.$I283]&lt;=[.Z$1]; [.$I283]&gt;[.Y$1]))" office:value-type="float" office:value="0">
            <text:p>0</text:p>
          </table:table-cell>
          <table:table-cell table:formula="of:=N(AND([.$I283]&lt;=[.AA$1]; [.$I283]&gt;[.Z$1]))" office:value-type="float" office:value="0">
            <text:p>0</text:p>
          </table:table-cell>
          <table:table-cell table:formula="of:=N(AND([.$I283]&lt;=[.AB$1]; [.$I283]&gt;[.AA$1]))" office:value-type="float" office:value="0">
            <text:p>0</text:p>
          </table:table-cell>
          <table:table-cell table:formula="of:=N(AND([.$I283]&lt;=[.AC$1]; [.$I283]&gt;[.AB$1]))" office:value-type="float" office:value="0">
            <text:p>0</text:p>
          </table:table-cell>
          <table:table-cell table:formula="of:=N(AND([.$I283]&lt;=[.AD$1]; [.$I283]&gt;[.AC$1]))" office:value-type="float" office:value="0">
            <text:p>0</text:p>
          </table:table-cell>
          <table:table-cell table:formula="of:=N(AND([.$I283]&lt;=[.AE$1]; [.$I283]&gt;[.AD$1]))" office:value-type="float" office:value="0">
            <text:p>0</text:p>
          </table:table-cell>
          <table:table-cell table:formula="of:=N(AND([.$I283]&lt;=[.AF$1]; [.$I283]&gt;[.AE$1]))" office:value-type="float" office:value="0">
            <text:p>0</text:p>
          </table:table-cell>
          <table:table-cell table:formula="of:=N(AND([.$I283]&lt;=[.AG$1]; [.$I283]&gt;[.AF$1]))" office:value-type="float" office:value="0">
            <text:p>0</text:p>
          </table:table-cell>
          <table:table-cell table:formula="of:=N(AND([.$I283]&lt;=[.AH$1]; [.$I283]&gt;[.AG$1]))" office:value-type="float" office:value="0">
            <text:p>0</text:p>
          </table:table-cell>
          <table:table-cell table:formula="of:=N(AND([.$I283]&lt;=[.AI$1]; [.$I28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1:30Z</text:p>
          </table:table-cell>
          <table:table-cell office:value-type="float" office:value="6480">
            <text:p>6480</text:p>
          </table:table-cell>
          <table:table-cell/>
          <table:table-cell office:value-type="float" office:value="172000">
            <text:p>172000</text:p>
          </table:table-cell>
          <table:table-cell office:value-type="float" office:value="281">
            <text:p>281</text:p>
          </table:table-cell>
          <table:table-cell table:formula="of:=N(AND([.$I284]&lt;=[.K$1]; [.$I284]&gt;[.J$1]))" office:value-type="float" office:value="0">
            <text:p>0</text:p>
          </table:table-cell>
          <table:table-cell table:formula="of:=N(AND([.$I284]&lt;=[.L$1]; [.$I284]&gt;[.K$1]))" office:value-type="float" office:value="0">
            <text:p>0</text:p>
          </table:table-cell>
          <table:table-cell table:formula="of:=N(AND([.$I284]&lt;=[.M$1]; [.$I284]&gt;[.L$1]))" office:value-type="float" office:value="0">
            <text:p>0</text:p>
          </table:table-cell>
          <table:table-cell table:formula="of:=N(AND([.$I284]&lt;=[.N$1]; [.$I284]&gt;[.M$1]))" office:value-type="float" office:value="0">
            <text:p>0</text:p>
          </table:table-cell>
          <table:table-cell table:formula="of:=N(AND([.$I284]&lt;=[.O$1]; [.$I284]&gt;[.N$1]))" office:value-type="float" office:value="0">
            <text:p>0</text:p>
          </table:table-cell>
          <table:table-cell table:formula="of:=N(AND([.$I284]&lt;=[.P$1]; [.$I284]&gt;[.O$1]))" office:value-type="float" office:value="1">
            <text:p>1</text:p>
          </table:table-cell>
          <table:table-cell table:formula="of:=N(AND([.$I284]&lt;=[.Q$1]; [.$I284]&gt;[.P$1]))" office:value-type="float" office:value="0">
            <text:p>0</text:p>
          </table:table-cell>
          <table:table-cell table:formula="of:=N(AND([.$I284]&lt;=[.R$1]; [.$I284]&gt;[.Q$1]))" office:value-type="float" office:value="0">
            <text:p>0</text:p>
          </table:table-cell>
          <table:table-cell table:formula="of:=N(AND([.$I284]&lt;=[.S$1]; [.$I284]&gt;[.R$1]))" office:value-type="float" office:value="0">
            <text:p>0</text:p>
          </table:table-cell>
          <table:table-cell table:formula="of:=N(AND([.$I284]&lt;=[.T$1]; [.$I284]&gt;[.S$1]))" office:value-type="float" office:value="0">
            <text:p>0</text:p>
          </table:table-cell>
          <table:table-cell table:formula="of:=N(AND([.$I284]&lt;=[.U$1]; [.$I284]&gt;[.T$1]))" office:value-type="float" office:value="0">
            <text:p>0</text:p>
          </table:table-cell>
          <table:table-cell table:formula="of:=N(AND([.$I284]&lt;=[.V$1]; [.$I284]&gt;[.U$1]))" office:value-type="float" office:value="0">
            <text:p>0</text:p>
          </table:table-cell>
          <table:table-cell table:formula="of:=N(AND([.$I284]&lt;=[.W$1]; [.$I284]&gt;[.V$1]))" office:value-type="float" office:value="0">
            <text:p>0</text:p>
          </table:table-cell>
          <table:table-cell table:formula="of:=N(AND([.$I284]&lt;=[.X$1]; [.$I284]&gt;[.W$1]))" office:value-type="float" office:value="0">
            <text:p>0</text:p>
          </table:table-cell>
          <table:table-cell table:formula="of:=N(AND([.$I284]&lt;=[.Y$1]; [.$I284]&gt;[.X$1]))" office:value-type="float" office:value="0">
            <text:p>0</text:p>
          </table:table-cell>
          <table:table-cell table:formula="of:=N(AND([.$I284]&lt;=[.Z$1]; [.$I284]&gt;[.Y$1]))" office:value-type="float" office:value="0">
            <text:p>0</text:p>
          </table:table-cell>
          <table:table-cell table:formula="of:=N(AND([.$I284]&lt;=[.AA$1]; [.$I284]&gt;[.Z$1]))" office:value-type="float" office:value="0">
            <text:p>0</text:p>
          </table:table-cell>
          <table:table-cell table:formula="of:=N(AND([.$I284]&lt;=[.AB$1]; [.$I284]&gt;[.AA$1]))" office:value-type="float" office:value="0">
            <text:p>0</text:p>
          </table:table-cell>
          <table:table-cell table:formula="of:=N(AND([.$I284]&lt;=[.AC$1]; [.$I284]&gt;[.AB$1]))" office:value-type="float" office:value="0">
            <text:p>0</text:p>
          </table:table-cell>
          <table:table-cell table:formula="of:=N(AND([.$I284]&lt;=[.AD$1]; [.$I284]&gt;[.AC$1]))" office:value-type="float" office:value="0">
            <text:p>0</text:p>
          </table:table-cell>
          <table:table-cell table:formula="of:=N(AND([.$I284]&lt;=[.AE$1]; [.$I284]&gt;[.AD$1]))" office:value-type="float" office:value="0">
            <text:p>0</text:p>
          </table:table-cell>
          <table:table-cell table:formula="of:=N(AND([.$I284]&lt;=[.AF$1]; [.$I284]&gt;[.AE$1]))" office:value-type="float" office:value="0">
            <text:p>0</text:p>
          </table:table-cell>
          <table:table-cell table:formula="of:=N(AND([.$I284]&lt;=[.AG$1]; [.$I284]&gt;[.AF$1]))" office:value-type="float" office:value="0">
            <text:p>0</text:p>
          </table:table-cell>
          <table:table-cell table:formula="of:=N(AND([.$I284]&lt;=[.AH$1]; [.$I284]&gt;[.AG$1]))" office:value-type="float" office:value="0">
            <text:p>0</text:p>
          </table:table-cell>
          <table:table-cell table:formula="of:=N(AND([.$I284]&lt;=[.AI$1]; [.$I28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1:55Z</text:p>
          </table:table-cell>
          <table:table-cell office:value-type="float" office:value="4012">
            <text:p>4012</text:p>
          </table:table-cell>
          <table:table-cell/>
          <table:table-cell office:value-type="float" office:value="172000">
            <text:p>172000</text:p>
          </table:table-cell>
          <table:table-cell office:value-type="float" office:value="281">
            <text:p>281</text:p>
          </table:table-cell>
          <table:table-cell table:formula="of:=N(AND([.$I285]&lt;=[.K$1]; [.$I285]&gt;[.J$1]))" office:value-type="float" office:value="0">
            <text:p>0</text:p>
          </table:table-cell>
          <table:table-cell table:formula="of:=N(AND([.$I285]&lt;=[.L$1]; [.$I285]&gt;[.K$1]))" office:value-type="float" office:value="0">
            <text:p>0</text:p>
          </table:table-cell>
          <table:table-cell table:formula="of:=N(AND([.$I285]&lt;=[.M$1]; [.$I285]&gt;[.L$1]))" office:value-type="float" office:value="0">
            <text:p>0</text:p>
          </table:table-cell>
          <table:table-cell table:formula="of:=N(AND([.$I285]&lt;=[.N$1]; [.$I285]&gt;[.M$1]))" office:value-type="float" office:value="0">
            <text:p>0</text:p>
          </table:table-cell>
          <table:table-cell table:formula="of:=N(AND([.$I285]&lt;=[.O$1]; [.$I285]&gt;[.N$1]))" office:value-type="float" office:value="0">
            <text:p>0</text:p>
          </table:table-cell>
          <table:table-cell table:formula="of:=N(AND([.$I285]&lt;=[.P$1]; [.$I285]&gt;[.O$1]))" office:value-type="float" office:value="1">
            <text:p>1</text:p>
          </table:table-cell>
          <table:table-cell table:formula="of:=N(AND([.$I285]&lt;=[.Q$1]; [.$I285]&gt;[.P$1]))" office:value-type="float" office:value="0">
            <text:p>0</text:p>
          </table:table-cell>
          <table:table-cell table:formula="of:=N(AND([.$I285]&lt;=[.R$1]; [.$I285]&gt;[.Q$1]))" office:value-type="float" office:value="0">
            <text:p>0</text:p>
          </table:table-cell>
          <table:table-cell table:formula="of:=N(AND([.$I285]&lt;=[.S$1]; [.$I285]&gt;[.R$1]))" office:value-type="float" office:value="0">
            <text:p>0</text:p>
          </table:table-cell>
          <table:table-cell table:formula="of:=N(AND([.$I285]&lt;=[.T$1]; [.$I285]&gt;[.S$1]))" office:value-type="float" office:value="0">
            <text:p>0</text:p>
          </table:table-cell>
          <table:table-cell table:formula="of:=N(AND([.$I285]&lt;=[.U$1]; [.$I285]&gt;[.T$1]))" office:value-type="float" office:value="0">
            <text:p>0</text:p>
          </table:table-cell>
          <table:table-cell table:formula="of:=N(AND([.$I285]&lt;=[.V$1]; [.$I285]&gt;[.U$1]))" office:value-type="float" office:value="0">
            <text:p>0</text:p>
          </table:table-cell>
          <table:table-cell table:formula="of:=N(AND([.$I285]&lt;=[.W$1]; [.$I285]&gt;[.V$1]))" office:value-type="float" office:value="0">
            <text:p>0</text:p>
          </table:table-cell>
          <table:table-cell table:formula="of:=N(AND([.$I285]&lt;=[.X$1]; [.$I285]&gt;[.W$1]))" office:value-type="float" office:value="0">
            <text:p>0</text:p>
          </table:table-cell>
          <table:table-cell table:formula="of:=N(AND([.$I285]&lt;=[.Y$1]; [.$I285]&gt;[.X$1]))" office:value-type="float" office:value="0">
            <text:p>0</text:p>
          </table:table-cell>
          <table:table-cell table:formula="of:=N(AND([.$I285]&lt;=[.Z$1]; [.$I285]&gt;[.Y$1]))" office:value-type="float" office:value="0">
            <text:p>0</text:p>
          </table:table-cell>
          <table:table-cell table:formula="of:=N(AND([.$I285]&lt;=[.AA$1]; [.$I285]&gt;[.Z$1]))" office:value-type="float" office:value="0">
            <text:p>0</text:p>
          </table:table-cell>
          <table:table-cell table:formula="of:=N(AND([.$I285]&lt;=[.AB$1]; [.$I285]&gt;[.AA$1]))" office:value-type="float" office:value="0">
            <text:p>0</text:p>
          </table:table-cell>
          <table:table-cell table:formula="of:=N(AND([.$I285]&lt;=[.AC$1]; [.$I285]&gt;[.AB$1]))" office:value-type="float" office:value="0">
            <text:p>0</text:p>
          </table:table-cell>
          <table:table-cell table:formula="of:=N(AND([.$I285]&lt;=[.AD$1]; [.$I285]&gt;[.AC$1]))" office:value-type="float" office:value="0">
            <text:p>0</text:p>
          </table:table-cell>
          <table:table-cell table:formula="of:=N(AND([.$I285]&lt;=[.AE$1]; [.$I285]&gt;[.AD$1]))" office:value-type="float" office:value="0">
            <text:p>0</text:p>
          </table:table-cell>
          <table:table-cell table:formula="of:=N(AND([.$I285]&lt;=[.AF$1]; [.$I285]&gt;[.AE$1]))" office:value-type="float" office:value="0">
            <text:p>0</text:p>
          </table:table-cell>
          <table:table-cell table:formula="of:=N(AND([.$I285]&lt;=[.AG$1]; [.$I285]&gt;[.AF$1]))" office:value-type="float" office:value="0">
            <text:p>0</text:p>
          </table:table-cell>
          <table:table-cell table:formula="of:=N(AND([.$I285]&lt;=[.AH$1]; [.$I285]&gt;[.AG$1]))" office:value-type="float" office:value="0">
            <text:p>0</text:p>
          </table:table-cell>
          <table:table-cell table:formula="of:=N(AND([.$I285]&lt;=[.AI$1]; [.$I28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2:23Z</text:p>
          </table:table-cell>
          <table:table-cell office:value-type="float" office:value="4831">
            <text:p>4831</text:p>
          </table:table-cell>
          <table:table-cell/>
          <table:table-cell office:value-type="float" office:value="95000">
            <text:p>95000</text:p>
          </table:table-cell>
          <table:table-cell office:value-type="float" office:value="281">
            <text:p>281</text:p>
          </table:table-cell>
          <table:table-cell table:formula="of:=N(AND([.$I286]&lt;=[.K$1]; [.$I286]&gt;[.J$1]))" office:value-type="float" office:value="0">
            <text:p>0</text:p>
          </table:table-cell>
          <table:table-cell table:formula="of:=N(AND([.$I286]&lt;=[.L$1]; [.$I286]&gt;[.K$1]))" office:value-type="float" office:value="0">
            <text:p>0</text:p>
          </table:table-cell>
          <table:table-cell table:formula="of:=N(AND([.$I286]&lt;=[.M$1]; [.$I286]&gt;[.L$1]))" office:value-type="float" office:value="0">
            <text:p>0</text:p>
          </table:table-cell>
          <table:table-cell table:formula="of:=N(AND([.$I286]&lt;=[.N$1]; [.$I286]&gt;[.M$1]))" office:value-type="float" office:value="1">
            <text:p>1</text:p>
          </table:table-cell>
          <table:table-cell table:formula="of:=N(AND([.$I286]&lt;=[.O$1]; [.$I286]&gt;[.N$1]))" office:value-type="float" office:value="0">
            <text:p>0</text:p>
          </table:table-cell>
          <table:table-cell table:formula="of:=N(AND([.$I286]&lt;=[.P$1]; [.$I286]&gt;[.O$1]))" office:value-type="float" office:value="0">
            <text:p>0</text:p>
          </table:table-cell>
          <table:table-cell table:formula="of:=N(AND([.$I286]&lt;=[.Q$1]; [.$I286]&gt;[.P$1]))" office:value-type="float" office:value="0">
            <text:p>0</text:p>
          </table:table-cell>
          <table:table-cell table:formula="of:=N(AND([.$I286]&lt;=[.R$1]; [.$I286]&gt;[.Q$1]))" office:value-type="float" office:value="0">
            <text:p>0</text:p>
          </table:table-cell>
          <table:table-cell table:formula="of:=N(AND([.$I286]&lt;=[.S$1]; [.$I286]&gt;[.R$1]))" office:value-type="float" office:value="0">
            <text:p>0</text:p>
          </table:table-cell>
          <table:table-cell table:formula="of:=N(AND([.$I286]&lt;=[.T$1]; [.$I286]&gt;[.S$1]))" office:value-type="float" office:value="0">
            <text:p>0</text:p>
          </table:table-cell>
          <table:table-cell table:formula="of:=N(AND([.$I286]&lt;=[.U$1]; [.$I286]&gt;[.T$1]))" office:value-type="float" office:value="0">
            <text:p>0</text:p>
          </table:table-cell>
          <table:table-cell table:formula="of:=N(AND([.$I286]&lt;=[.V$1]; [.$I286]&gt;[.U$1]))" office:value-type="float" office:value="0">
            <text:p>0</text:p>
          </table:table-cell>
          <table:table-cell table:formula="of:=N(AND([.$I286]&lt;=[.W$1]; [.$I286]&gt;[.V$1]))" office:value-type="float" office:value="0">
            <text:p>0</text:p>
          </table:table-cell>
          <table:table-cell table:formula="of:=N(AND([.$I286]&lt;=[.X$1]; [.$I286]&gt;[.W$1]))" office:value-type="float" office:value="0">
            <text:p>0</text:p>
          </table:table-cell>
          <table:table-cell table:formula="of:=N(AND([.$I286]&lt;=[.Y$1]; [.$I286]&gt;[.X$1]))" office:value-type="float" office:value="0">
            <text:p>0</text:p>
          </table:table-cell>
          <table:table-cell table:formula="of:=N(AND([.$I286]&lt;=[.Z$1]; [.$I286]&gt;[.Y$1]))" office:value-type="float" office:value="0">
            <text:p>0</text:p>
          </table:table-cell>
          <table:table-cell table:formula="of:=N(AND([.$I286]&lt;=[.AA$1]; [.$I286]&gt;[.Z$1]))" office:value-type="float" office:value="0">
            <text:p>0</text:p>
          </table:table-cell>
          <table:table-cell table:formula="of:=N(AND([.$I286]&lt;=[.AB$1]; [.$I286]&gt;[.AA$1]))" office:value-type="float" office:value="0">
            <text:p>0</text:p>
          </table:table-cell>
          <table:table-cell table:formula="of:=N(AND([.$I286]&lt;=[.AC$1]; [.$I286]&gt;[.AB$1]))" office:value-type="float" office:value="0">
            <text:p>0</text:p>
          </table:table-cell>
          <table:table-cell table:formula="of:=N(AND([.$I286]&lt;=[.AD$1]; [.$I286]&gt;[.AC$1]))" office:value-type="float" office:value="0">
            <text:p>0</text:p>
          </table:table-cell>
          <table:table-cell table:formula="of:=N(AND([.$I286]&lt;=[.AE$1]; [.$I286]&gt;[.AD$1]))" office:value-type="float" office:value="0">
            <text:p>0</text:p>
          </table:table-cell>
          <table:table-cell table:formula="of:=N(AND([.$I286]&lt;=[.AF$1]; [.$I286]&gt;[.AE$1]))" office:value-type="float" office:value="0">
            <text:p>0</text:p>
          </table:table-cell>
          <table:table-cell table:formula="of:=N(AND([.$I286]&lt;=[.AG$1]; [.$I286]&gt;[.AF$1]))" office:value-type="float" office:value="0">
            <text:p>0</text:p>
          </table:table-cell>
          <table:table-cell table:formula="of:=N(AND([.$I286]&lt;=[.AH$1]; [.$I286]&gt;[.AG$1]))" office:value-type="float" office:value="0">
            <text:p>0</text:p>
          </table:table-cell>
          <table:table-cell table:formula="of:=N(AND([.$I286]&lt;=[.AI$1]; [.$I28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3:31Z</text:p>
          </table:table-cell>
          <table:table-cell office:value-type="float" office:value="17331">
            <text:p>17331</text:p>
          </table:table-cell>
          <table:table-cell/>
          <table:table-cell office:value-type="float" office:value="147000">
            <text:p>147000</text:p>
          </table:table-cell>
          <table:table-cell office:value-type="float" office:value="281">
            <text:p>281</text:p>
          </table:table-cell>
          <table:table-cell table:formula="of:=N(AND([.$I287]&lt;=[.K$1]; [.$I287]&gt;[.J$1]))" office:value-type="float" office:value="0">
            <text:p>0</text:p>
          </table:table-cell>
          <table:table-cell table:formula="of:=N(AND([.$I287]&lt;=[.L$1]; [.$I287]&gt;[.K$1]))" office:value-type="float" office:value="0">
            <text:p>0</text:p>
          </table:table-cell>
          <table:table-cell table:formula="of:=N(AND([.$I287]&lt;=[.M$1]; [.$I287]&gt;[.L$1]))" office:value-type="float" office:value="0">
            <text:p>0</text:p>
          </table:table-cell>
          <table:table-cell table:formula="of:=N(AND([.$I287]&lt;=[.N$1]; [.$I287]&gt;[.M$1]))" office:value-type="float" office:value="0">
            <text:p>0</text:p>
          </table:table-cell>
          <table:table-cell table:formula="of:=N(AND([.$I287]&lt;=[.O$1]; [.$I287]&gt;[.N$1]))" office:value-type="float" office:value="1">
            <text:p>1</text:p>
          </table:table-cell>
          <table:table-cell table:formula="of:=N(AND([.$I287]&lt;=[.P$1]; [.$I287]&gt;[.O$1]))" office:value-type="float" office:value="0">
            <text:p>0</text:p>
          </table:table-cell>
          <table:table-cell table:formula="of:=N(AND([.$I287]&lt;=[.Q$1]; [.$I287]&gt;[.P$1]))" office:value-type="float" office:value="0">
            <text:p>0</text:p>
          </table:table-cell>
          <table:table-cell table:formula="of:=N(AND([.$I287]&lt;=[.R$1]; [.$I287]&gt;[.Q$1]))" office:value-type="float" office:value="0">
            <text:p>0</text:p>
          </table:table-cell>
          <table:table-cell table:formula="of:=N(AND([.$I287]&lt;=[.S$1]; [.$I287]&gt;[.R$1]))" office:value-type="float" office:value="0">
            <text:p>0</text:p>
          </table:table-cell>
          <table:table-cell table:formula="of:=N(AND([.$I287]&lt;=[.T$1]; [.$I287]&gt;[.S$1]))" office:value-type="float" office:value="0">
            <text:p>0</text:p>
          </table:table-cell>
          <table:table-cell table:formula="of:=N(AND([.$I287]&lt;=[.U$1]; [.$I287]&gt;[.T$1]))" office:value-type="float" office:value="0">
            <text:p>0</text:p>
          </table:table-cell>
          <table:table-cell table:formula="of:=N(AND([.$I287]&lt;=[.V$1]; [.$I287]&gt;[.U$1]))" office:value-type="float" office:value="0">
            <text:p>0</text:p>
          </table:table-cell>
          <table:table-cell table:formula="of:=N(AND([.$I287]&lt;=[.W$1]; [.$I287]&gt;[.V$1]))" office:value-type="float" office:value="0">
            <text:p>0</text:p>
          </table:table-cell>
          <table:table-cell table:formula="of:=N(AND([.$I287]&lt;=[.X$1]; [.$I287]&gt;[.W$1]))" office:value-type="float" office:value="0">
            <text:p>0</text:p>
          </table:table-cell>
          <table:table-cell table:formula="of:=N(AND([.$I287]&lt;=[.Y$1]; [.$I287]&gt;[.X$1]))" office:value-type="float" office:value="0">
            <text:p>0</text:p>
          </table:table-cell>
          <table:table-cell table:formula="of:=N(AND([.$I287]&lt;=[.Z$1]; [.$I287]&gt;[.Y$1]))" office:value-type="float" office:value="0">
            <text:p>0</text:p>
          </table:table-cell>
          <table:table-cell table:formula="of:=N(AND([.$I287]&lt;=[.AA$1]; [.$I287]&gt;[.Z$1]))" office:value-type="float" office:value="0">
            <text:p>0</text:p>
          </table:table-cell>
          <table:table-cell table:formula="of:=N(AND([.$I287]&lt;=[.AB$1]; [.$I287]&gt;[.AA$1]))" office:value-type="float" office:value="0">
            <text:p>0</text:p>
          </table:table-cell>
          <table:table-cell table:formula="of:=N(AND([.$I287]&lt;=[.AC$1]; [.$I287]&gt;[.AB$1]))" office:value-type="float" office:value="0">
            <text:p>0</text:p>
          </table:table-cell>
          <table:table-cell table:formula="of:=N(AND([.$I287]&lt;=[.AD$1]; [.$I287]&gt;[.AC$1]))" office:value-type="float" office:value="0">
            <text:p>0</text:p>
          </table:table-cell>
          <table:table-cell table:formula="of:=N(AND([.$I287]&lt;=[.AE$1]; [.$I287]&gt;[.AD$1]))" office:value-type="float" office:value="0">
            <text:p>0</text:p>
          </table:table-cell>
          <table:table-cell table:formula="of:=N(AND([.$I287]&lt;=[.AF$1]; [.$I287]&gt;[.AE$1]))" office:value-type="float" office:value="0">
            <text:p>0</text:p>
          </table:table-cell>
          <table:table-cell table:formula="of:=N(AND([.$I287]&lt;=[.AG$1]; [.$I287]&gt;[.AF$1]))" office:value-type="float" office:value="0">
            <text:p>0</text:p>
          </table:table-cell>
          <table:table-cell table:formula="of:=N(AND([.$I287]&lt;=[.AH$1]; [.$I287]&gt;[.AG$1]))" office:value-type="float" office:value="0">
            <text:p>0</text:p>
          </table:table-cell>
          <table:table-cell table:formula="of:=N(AND([.$I287]&lt;=[.AI$1]; [.$I28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4:13Z</text:p>
          </table:table-cell>
          <table:table-cell office:value-type="float" office:value="3699">
            <text:p>3699</text:p>
          </table:table-cell>
          <table:table-cell/>
          <table:table-cell office:value-type="float" office:value="151000">
            <text:p>151000</text:p>
          </table:table-cell>
          <table:table-cell office:value-type="float" office:value="281">
            <text:p>281</text:p>
          </table:table-cell>
          <table:table-cell table:formula="of:=N(AND([.$I288]&lt;=[.K$1]; [.$I288]&gt;[.J$1]))" office:value-type="float" office:value="0">
            <text:p>0</text:p>
          </table:table-cell>
          <table:table-cell table:formula="of:=N(AND([.$I288]&lt;=[.L$1]; [.$I288]&gt;[.K$1]))" office:value-type="float" office:value="0">
            <text:p>0</text:p>
          </table:table-cell>
          <table:table-cell table:formula="of:=N(AND([.$I288]&lt;=[.M$1]; [.$I288]&gt;[.L$1]))" office:value-type="float" office:value="0">
            <text:p>0</text:p>
          </table:table-cell>
          <table:table-cell table:formula="of:=N(AND([.$I288]&lt;=[.N$1]; [.$I288]&gt;[.M$1]))" office:value-type="float" office:value="0">
            <text:p>0</text:p>
          </table:table-cell>
          <table:table-cell table:formula="of:=N(AND([.$I288]&lt;=[.O$1]; [.$I288]&gt;[.N$1]))" office:value-type="float" office:value="0">
            <text:p>0</text:p>
          </table:table-cell>
          <table:table-cell table:formula="of:=N(AND([.$I288]&lt;=[.P$1]; [.$I288]&gt;[.O$1]))" office:value-type="float" office:value="1">
            <text:p>1</text:p>
          </table:table-cell>
          <table:table-cell table:formula="of:=N(AND([.$I288]&lt;=[.Q$1]; [.$I288]&gt;[.P$1]))" office:value-type="float" office:value="0">
            <text:p>0</text:p>
          </table:table-cell>
          <table:table-cell table:formula="of:=N(AND([.$I288]&lt;=[.R$1]; [.$I288]&gt;[.Q$1]))" office:value-type="float" office:value="0">
            <text:p>0</text:p>
          </table:table-cell>
          <table:table-cell table:formula="of:=N(AND([.$I288]&lt;=[.S$1]; [.$I288]&gt;[.R$1]))" office:value-type="float" office:value="0">
            <text:p>0</text:p>
          </table:table-cell>
          <table:table-cell table:formula="of:=N(AND([.$I288]&lt;=[.T$1]; [.$I288]&gt;[.S$1]))" office:value-type="float" office:value="0">
            <text:p>0</text:p>
          </table:table-cell>
          <table:table-cell table:formula="of:=N(AND([.$I288]&lt;=[.U$1]; [.$I288]&gt;[.T$1]))" office:value-type="float" office:value="0">
            <text:p>0</text:p>
          </table:table-cell>
          <table:table-cell table:formula="of:=N(AND([.$I288]&lt;=[.V$1]; [.$I288]&gt;[.U$1]))" office:value-type="float" office:value="0">
            <text:p>0</text:p>
          </table:table-cell>
          <table:table-cell table:formula="of:=N(AND([.$I288]&lt;=[.W$1]; [.$I288]&gt;[.V$1]))" office:value-type="float" office:value="0">
            <text:p>0</text:p>
          </table:table-cell>
          <table:table-cell table:formula="of:=N(AND([.$I288]&lt;=[.X$1]; [.$I288]&gt;[.W$1]))" office:value-type="float" office:value="0">
            <text:p>0</text:p>
          </table:table-cell>
          <table:table-cell table:formula="of:=N(AND([.$I288]&lt;=[.Y$1]; [.$I288]&gt;[.X$1]))" office:value-type="float" office:value="0">
            <text:p>0</text:p>
          </table:table-cell>
          <table:table-cell table:formula="of:=N(AND([.$I288]&lt;=[.Z$1]; [.$I288]&gt;[.Y$1]))" office:value-type="float" office:value="0">
            <text:p>0</text:p>
          </table:table-cell>
          <table:table-cell table:formula="of:=N(AND([.$I288]&lt;=[.AA$1]; [.$I288]&gt;[.Z$1]))" office:value-type="float" office:value="0">
            <text:p>0</text:p>
          </table:table-cell>
          <table:table-cell table:formula="of:=N(AND([.$I288]&lt;=[.AB$1]; [.$I288]&gt;[.AA$1]))" office:value-type="float" office:value="0">
            <text:p>0</text:p>
          </table:table-cell>
          <table:table-cell table:formula="of:=N(AND([.$I288]&lt;=[.AC$1]; [.$I288]&gt;[.AB$1]))" office:value-type="float" office:value="0">
            <text:p>0</text:p>
          </table:table-cell>
          <table:table-cell table:formula="of:=N(AND([.$I288]&lt;=[.AD$1]; [.$I288]&gt;[.AC$1]))" office:value-type="float" office:value="0">
            <text:p>0</text:p>
          </table:table-cell>
          <table:table-cell table:formula="of:=N(AND([.$I288]&lt;=[.AE$1]; [.$I288]&gt;[.AD$1]))" office:value-type="float" office:value="0">
            <text:p>0</text:p>
          </table:table-cell>
          <table:table-cell table:formula="of:=N(AND([.$I288]&lt;=[.AF$1]; [.$I288]&gt;[.AE$1]))" office:value-type="float" office:value="0">
            <text:p>0</text:p>
          </table:table-cell>
          <table:table-cell table:formula="of:=N(AND([.$I288]&lt;=[.AG$1]; [.$I288]&gt;[.AF$1]))" office:value-type="float" office:value="0">
            <text:p>0</text:p>
          </table:table-cell>
          <table:table-cell table:formula="of:=N(AND([.$I288]&lt;=[.AH$1]; [.$I288]&gt;[.AG$1]))" office:value-type="float" office:value="0">
            <text:p>0</text:p>
          </table:table-cell>
          <table:table-cell table:formula="of:=N(AND([.$I288]&lt;=[.AI$1]; [.$I28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48Z</text:p>
          </table:table-cell>
          <table:table-cell office:value-type="float" office:value="16661">
            <text:p>16661</text:p>
          </table:table-cell>
          <table:table-cell/>
          <table:table-cell office:value-type="float" office:value="136000">
            <text:p>136000</text:p>
          </table:table-cell>
          <table:table-cell office:value-type="float" office:value="281">
            <text:p>281</text:p>
          </table:table-cell>
          <table:table-cell table:formula="of:=N(AND([.$I289]&lt;=[.K$1]; [.$I289]&gt;[.J$1]))" office:value-type="float" office:value="0">
            <text:p>0</text:p>
          </table:table-cell>
          <table:table-cell table:formula="of:=N(AND([.$I289]&lt;=[.L$1]; [.$I289]&gt;[.K$1]))" office:value-type="float" office:value="0">
            <text:p>0</text:p>
          </table:table-cell>
          <table:table-cell table:formula="of:=N(AND([.$I289]&lt;=[.M$1]; [.$I289]&gt;[.L$1]))" office:value-type="float" office:value="0">
            <text:p>0</text:p>
          </table:table-cell>
          <table:table-cell table:formula="of:=N(AND([.$I289]&lt;=[.N$1]; [.$I289]&gt;[.M$1]))" office:value-type="float" office:value="0">
            <text:p>0</text:p>
          </table:table-cell>
          <table:table-cell table:formula="of:=N(AND([.$I289]&lt;=[.O$1]; [.$I289]&gt;[.N$1]))" office:value-type="float" office:value="1">
            <text:p>1</text:p>
          </table:table-cell>
          <table:table-cell table:formula="of:=N(AND([.$I289]&lt;=[.P$1]; [.$I289]&gt;[.O$1]))" office:value-type="float" office:value="0">
            <text:p>0</text:p>
          </table:table-cell>
          <table:table-cell table:formula="of:=N(AND([.$I289]&lt;=[.Q$1]; [.$I289]&gt;[.P$1]))" office:value-type="float" office:value="0">
            <text:p>0</text:p>
          </table:table-cell>
          <table:table-cell table:formula="of:=N(AND([.$I289]&lt;=[.R$1]; [.$I289]&gt;[.Q$1]))" office:value-type="float" office:value="0">
            <text:p>0</text:p>
          </table:table-cell>
          <table:table-cell table:formula="of:=N(AND([.$I289]&lt;=[.S$1]; [.$I289]&gt;[.R$1]))" office:value-type="float" office:value="0">
            <text:p>0</text:p>
          </table:table-cell>
          <table:table-cell table:formula="of:=N(AND([.$I289]&lt;=[.T$1]; [.$I289]&gt;[.S$1]))" office:value-type="float" office:value="0">
            <text:p>0</text:p>
          </table:table-cell>
          <table:table-cell table:formula="of:=N(AND([.$I289]&lt;=[.U$1]; [.$I289]&gt;[.T$1]))" office:value-type="float" office:value="0">
            <text:p>0</text:p>
          </table:table-cell>
          <table:table-cell table:formula="of:=N(AND([.$I289]&lt;=[.V$1]; [.$I289]&gt;[.U$1]))" office:value-type="float" office:value="0">
            <text:p>0</text:p>
          </table:table-cell>
          <table:table-cell table:formula="of:=N(AND([.$I289]&lt;=[.W$1]; [.$I289]&gt;[.V$1]))" office:value-type="float" office:value="0">
            <text:p>0</text:p>
          </table:table-cell>
          <table:table-cell table:formula="of:=N(AND([.$I289]&lt;=[.X$1]; [.$I289]&gt;[.W$1]))" office:value-type="float" office:value="0">
            <text:p>0</text:p>
          </table:table-cell>
          <table:table-cell table:formula="of:=N(AND([.$I289]&lt;=[.Y$1]; [.$I289]&gt;[.X$1]))" office:value-type="float" office:value="0">
            <text:p>0</text:p>
          </table:table-cell>
          <table:table-cell table:formula="of:=N(AND([.$I289]&lt;=[.Z$1]; [.$I289]&gt;[.Y$1]))" office:value-type="float" office:value="0">
            <text:p>0</text:p>
          </table:table-cell>
          <table:table-cell table:formula="of:=N(AND([.$I289]&lt;=[.AA$1]; [.$I289]&gt;[.Z$1]))" office:value-type="float" office:value="0">
            <text:p>0</text:p>
          </table:table-cell>
          <table:table-cell table:formula="of:=N(AND([.$I289]&lt;=[.AB$1]; [.$I289]&gt;[.AA$1]))" office:value-type="float" office:value="0">
            <text:p>0</text:p>
          </table:table-cell>
          <table:table-cell table:formula="of:=N(AND([.$I289]&lt;=[.AC$1]; [.$I289]&gt;[.AB$1]))" office:value-type="float" office:value="0">
            <text:p>0</text:p>
          </table:table-cell>
          <table:table-cell table:formula="of:=N(AND([.$I289]&lt;=[.AD$1]; [.$I289]&gt;[.AC$1]))" office:value-type="float" office:value="0">
            <text:p>0</text:p>
          </table:table-cell>
          <table:table-cell table:formula="of:=N(AND([.$I289]&lt;=[.AE$1]; [.$I289]&gt;[.AD$1]))" office:value-type="float" office:value="0">
            <text:p>0</text:p>
          </table:table-cell>
          <table:table-cell table:formula="of:=N(AND([.$I289]&lt;=[.AF$1]; [.$I289]&gt;[.AE$1]))" office:value-type="float" office:value="0">
            <text:p>0</text:p>
          </table:table-cell>
          <table:table-cell table:formula="of:=N(AND([.$I289]&lt;=[.AG$1]; [.$I289]&gt;[.AF$1]))" office:value-type="float" office:value="0">
            <text:p>0</text:p>
          </table:table-cell>
          <table:table-cell table:formula="of:=N(AND([.$I289]&lt;=[.AH$1]; [.$I289]&gt;[.AG$1]))" office:value-type="float" office:value="0">
            <text:p>0</text:p>
          </table:table-cell>
          <table:table-cell table:formula="of:=N(AND([.$I289]&lt;=[.AI$1]; [.$I28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6:02Z</text:p>
          </table:table-cell>
          <table:table-cell office:value-type="float" office:value="2764">
            <text:p>2764</text:p>
          </table:table-cell>
          <table:table-cell/>
          <table:table-cell office:value-type="float" office:value="228000">
            <text:p>228000</text:p>
          </table:table-cell>
          <table:table-cell office:value-type="float" office:value="281">
            <text:p>281</text:p>
          </table:table-cell>
          <table:table-cell table:formula="of:=N(AND([.$I290]&lt;=[.K$1]; [.$I290]&gt;[.J$1]))" office:value-type="float" office:value="0">
            <text:p>0</text:p>
          </table:table-cell>
          <table:table-cell table:formula="of:=N(AND([.$I290]&lt;=[.L$1]; [.$I290]&gt;[.K$1]))" office:value-type="float" office:value="0">
            <text:p>0</text:p>
          </table:table-cell>
          <table:table-cell table:formula="of:=N(AND([.$I290]&lt;=[.M$1]; [.$I290]&gt;[.L$1]))" office:value-type="float" office:value="0">
            <text:p>0</text:p>
          </table:table-cell>
          <table:table-cell table:formula="of:=N(AND([.$I290]&lt;=[.N$1]; [.$I290]&gt;[.M$1]))" office:value-type="float" office:value="0">
            <text:p>0</text:p>
          </table:table-cell>
          <table:table-cell table:formula="of:=N(AND([.$I290]&lt;=[.O$1]; [.$I290]&gt;[.N$1]))" office:value-type="float" office:value="0">
            <text:p>0</text:p>
          </table:table-cell>
          <table:table-cell table:formula="of:=N(AND([.$I290]&lt;=[.P$1]; [.$I290]&gt;[.O$1]))" office:value-type="float" office:value="0">
            <text:p>0</text:p>
          </table:table-cell>
          <table:table-cell table:formula="of:=N(AND([.$I290]&lt;=[.Q$1]; [.$I290]&gt;[.P$1]))" office:value-type="float" office:value="0">
            <text:p>0</text:p>
          </table:table-cell>
          <table:table-cell table:formula="of:=N(AND([.$I290]&lt;=[.R$1]; [.$I290]&gt;[.Q$1]))" office:value-type="float" office:value="1">
            <text:p>1</text:p>
          </table:table-cell>
          <table:table-cell table:formula="of:=N(AND([.$I290]&lt;=[.S$1]; [.$I290]&gt;[.R$1]))" office:value-type="float" office:value="0">
            <text:p>0</text:p>
          </table:table-cell>
          <table:table-cell table:formula="of:=N(AND([.$I290]&lt;=[.T$1]; [.$I290]&gt;[.S$1]))" office:value-type="float" office:value="0">
            <text:p>0</text:p>
          </table:table-cell>
          <table:table-cell table:formula="of:=N(AND([.$I290]&lt;=[.U$1]; [.$I290]&gt;[.T$1]))" office:value-type="float" office:value="0">
            <text:p>0</text:p>
          </table:table-cell>
          <table:table-cell table:formula="of:=N(AND([.$I290]&lt;=[.V$1]; [.$I290]&gt;[.U$1]))" office:value-type="float" office:value="0">
            <text:p>0</text:p>
          </table:table-cell>
          <table:table-cell table:formula="of:=N(AND([.$I290]&lt;=[.W$1]; [.$I290]&gt;[.V$1]))" office:value-type="float" office:value="0">
            <text:p>0</text:p>
          </table:table-cell>
          <table:table-cell table:formula="of:=N(AND([.$I290]&lt;=[.X$1]; [.$I290]&gt;[.W$1]))" office:value-type="float" office:value="0">
            <text:p>0</text:p>
          </table:table-cell>
          <table:table-cell table:formula="of:=N(AND([.$I290]&lt;=[.Y$1]; [.$I290]&gt;[.X$1]))" office:value-type="float" office:value="0">
            <text:p>0</text:p>
          </table:table-cell>
          <table:table-cell table:formula="of:=N(AND([.$I290]&lt;=[.Z$1]; [.$I290]&gt;[.Y$1]))" office:value-type="float" office:value="0">
            <text:p>0</text:p>
          </table:table-cell>
          <table:table-cell table:formula="of:=N(AND([.$I290]&lt;=[.AA$1]; [.$I290]&gt;[.Z$1]))" office:value-type="float" office:value="0">
            <text:p>0</text:p>
          </table:table-cell>
          <table:table-cell table:formula="of:=N(AND([.$I290]&lt;=[.AB$1]; [.$I290]&gt;[.AA$1]))" office:value-type="float" office:value="0">
            <text:p>0</text:p>
          </table:table-cell>
          <table:table-cell table:formula="of:=N(AND([.$I290]&lt;=[.AC$1]; [.$I290]&gt;[.AB$1]))" office:value-type="float" office:value="0">
            <text:p>0</text:p>
          </table:table-cell>
          <table:table-cell table:formula="of:=N(AND([.$I290]&lt;=[.AD$1]; [.$I290]&gt;[.AC$1]))" office:value-type="float" office:value="0">
            <text:p>0</text:p>
          </table:table-cell>
          <table:table-cell table:formula="of:=N(AND([.$I290]&lt;=[.AE$1]; [.$I290]&gt;[.AD$1]))" office:value-type="float" office:value="0">
            <text:p>0</text:p>
          </table:table-cell>
          <table:table-cell table:formula="of:=N(AND([.$I290]&lt;=[.AF$1]; [.$I290]&gt;[.AE$1]))" office:value-type="float" office:value="0">
            <text:p>0</text:p>
          </table:table-cell>
          <table:table-cell table:formula="of:=N(AND([.$I290]&lt;=[.AG$1]; [.$I290]&gt;[.AF$1]))" office:value-type="float" office:value="0">
            <text:p>0</text:p>
          </table:table-cell>
          <table:table-cell table:formula="of:=N(AND([.$I290]&lt;=[.AH$1]; [.$I290]&gt;[.AG$1]))" office:value-type="float" office:value="0">
            <text:p>0</text:p>
          </table:table-cell>
          <table:table-cell table:formula="of:=N(AND([.$I290]&lt;=[.AI$1]; [.$I29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6:30Z</text:p>
          </table:table-cell>
          <table:table-cell office:value-type="float" office:value="4794">
            <text:p>4794</text:p>
          </table:table-cell>
          <table:table-cell/>
          <table:table-cell office:value-type="float" office:value="171000">
            <text:p>171000</text:p>
          </table:table-cell>
          <table:table-cell office:value-type="float" office:value="551">
            <text:p>551</text:p>
          </table:table-cell>
          <table:table-cell table:formula="of:=N(AND([.$I291]&lt;=[.K$1]; [.$I291]&gt;[.J$1]))" office:value-type="float" office:value="0">
            <text:p>0</text:p>
          </table:table-cell>
          <table:table-cell table:formula="of:=N(AND([.$I291]&lt;=[.L$1]; [.$I291]&gt;[.K$1]))" office:value-type="float" office:value="0">
            <text:p>0</text:p>
          </table:table-cell>
          <table:table-cell table:formula="of:=N(AND([.$I291]&lt;=[.M$1]; [.$I291]&gt;[.L$1]))" office:value-type="float" office:value="0">
            <text:p>0</text:p>
          </table:table-cell>
          <table:table-cell table:formula="of:=N(AND([.$I291]&lt;=[.N$1]; [.$I291]&gt;[.M$1]))" office:value-type="float" office:value="0">
            <text:p>0</text:p>
          </table:table-cell>
          <table:table-cell table:formula="of:=N(AND([.$I291]&lt;=[.O$1]; [.$I291]&gt;[.N$1]))" office:value-type="float" office:value="0">
            <text:p>0</text:p>
          </table:table-cell>
          <table:table-cell table:formula="of:=N(AND([.$I291]&lt;=[.P$1]; [.$I291]&gt;[.O$1]))" office:value-type="float" office:value="1">
            <text:p>1</text:p>
          </table:table-cell>
          <table:table-cell table:formula="of:=N(AND([.$I291]&lt;=[.Q$1]; [.$I291]&gt;[.P$1]))" office:value-type="float" office:value="0">
            <text:p>0</text:p>
          </table:table-cell>
          <table:table-cell table:formula="of:=N(AND([.$I291]&lt;=[.R$1]; [.$I291]&gt;[.Q$1]))" office:value-type="float" office:value="0">
            <text:p>0</text:p>
          </table:table-cell>
          <table:table-cell table:formula="of:=N(AND([.$I291]&lt;=[.S$1]; [.$I291]&gt;[.R$1]))" office:value-type="float" office:value="0">
            <text:p>0</text:p>
          </table:table-cell>
          <table:table-cell table:formula="of:=N(AND([.$I291]&lt;=[.T$1]; [.$I291]&gt;[.S$1]))" office:value-type="float" office:value="0">
            <text:p>0</text:p>
          </table:table-cell>
          <table:table-cell table:formula="of:=N(AND([.$I291]&lt;=[.U$1]; [.$I291]&gt;[.T$1]))" office:value-type="float" office:value="0">
            <text:p>0</text:p>
          </table:table-cell>
          <table:table-cell table:formula="of:=N(AND([.$I291]&lt;=[.V$1]; [.$I291]&gt;[.U$1]))" office:value-type="float" office:value="0">
            <text:p>0</text:p>
          </table:table-cell>
          <table:table-cell table:formula="of:=N(AND([.$I291]&lt;=[.W$1]; [.$I291]&gt;[.V$1]))" office:value-type="float" office:value="0">
            <text:p>0</text:p>
          </table:table-cell>
          <table:table-cell table:formula="of:=N(AND([.$I291]&lt;=[.X$1]; [.$I291]&gt;[.W$1]))" office:value-type="float" office:value="0">
            <text:p>0</text:p>
          </table:table-cell>
          <table:table-cell table:formula="of:=N(AND([.$I291]&lt;=[.Y$1]; [.$I291]&gt;[.X$1]))" office:value-type="float" office:value="0">
            <text:p>0</text:p>
          </table:table-cell>
          <table:table-cell table:formula="of:=N(AND([.$I291]&lt;=[.Z$1]; [.$I291]&gt;[.Y$1]))" office:value-type="float" office:value="0">
            <text:p>0</text:p>
          </table:table-cell>
          <table:table-cell table:formula="of:=N(AND([.$I291]&lt;=[.AA$1]; [.$I291]&gt;[.Z$1]))" office:value-type="float" office:value="0">
            <text:p>0</text:p>
          </table:table-cell>
          <table:table-cell table:formula="of:=N(AND([.$I291]&lt;=[.AB$1]; [.$I291]&gt;[.AA$1]))" office:value-type="float" office:value="0">
            <text:p>0</text:p>
          </table:table-cell>
          <table:table-cell table:formula="of:=N(AND([.$I291]&lt;=[.AC$1]; [.$I291]&gt;[.AB$1]))" office:value-type="float" office:value="0">
            <text:p>0</text:p>
          </table:table-cell>
          <table:table-cell table:formula="of:=N(AND([.$I291]&lt;=[.AD$1]; [.$I291]&gt;[.AC$1]))" office:value-type="float" office:value="0">
            <text:p>0</text:p>
          </table:table-cell>
          <table:table-cell table:formula="of:=N(AND([.$I291]&lt;=[.AE$1]; [.$I291]&gt;[.AD$1]))" office:value-type="float" office:value="0">
            <text:p>0</text:p>
          </table:table-cell>
          <table:table-cell table:formula="of:=N(AND([.$I291]&lt;=[.AF$1]; [.$I291]&gt;[.AE$1]))" office:value-type="float" office:value="0">
            <text:p>0</text:p>
          </table:table-cell>
          <table:table-cell table:formula="of:=N(AND([.$I291]&lt;=[.AG$1]; [.$I291]&gt;[.AF$1]))" office:value-type="float" office:value="0">
            <text:p>0</text:p>
          </table:table-cell>
          <table:table-cell table:formula="of:=N(AND([.$I291]&lt;=[.AH$1]; [.$I291]&gt;[.AG$1]))" office:value-type="float" office:value="0">
            <text:p>0</text:p>
          </table:table-cell>
          <table:table-cell table:formula="of:=N(AND([.$I291]&lt;=[.AI$1]; [.$I29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6:57Z</text:p>
          </table:table-cell>
          <table:table-cell office:value-type="float" office:value="3892">
            <text:p>3892</text:p>
          </table:table-cell>
          <table:table-cell/>
          <table:table-cell office:value-type="float" office:value="173000">
            <text:p>173000</text:p>
          </table:table-cell>
          <table:table-cell office:value-type="float" office:value="551">
            <text:p>551</text:p>
          </table:table-cell>
          <table:table-cell table:formula="of:=N(AND([.$I292]&lt;=[.K$1]; [.$I292]&gt;[.J$1]))" office:value-type="float" office:value="0">
            <text:p>0</text:p>
          </table:table-cell>
          <table:table-cell table:formula="of:=N(AND([.$I292]&lt;=[.L$1]; [.$I292]&gt;[.K$1]))" office:value-type="float" office:value="0">
            <text:p>0</text:p>
          </table:table-cell>
          <table:table-cell table:formula="of:=N(AND([.$I292]&lt;=[.M$1]; [.$I292]&gt;[.L$1]))" office:value-type="float" office:value="0">
            <text:p>0</text:p>
          </table:table-cell>
          <table:table-cell table:formula="of:=N(AND([.$I292]&lt;=[.N$1]; [.$I292]&gt;[.M$1]))" office:value-type="float" office:value="0">
            <text:p>0</text:p>
          </table:table-cell>
          <table:table-cell table:formula="of:=N(AND([.$I292]&lt;=[.O$1]; [.$I292]&gt;[.N$1]))" office:value-type="float" office:value="0">
            <text:p>0</text:p>
          </table:table-cell>
          <table:table-cell table:formula="of:=N(AND([.$I292]&lt;=[.P$1]; [.$I292]&gt;[.O$1]))" office:value-type="float" office:value="1">
            <text:p>1</text:p>
          </table:table-cell>
          <table:table-cell table:formula="of:=N(AND([.$I292]&lt;=[.Q$1]; [.$I292]&gt;[.P$1]))" office:value-type="float" office:value="0">
            <text:p>0</text:p>
          </table:table-cell>
          <table:table-cell table:formula="of:=N(AND([.$I292]&lt;=[.R$1]; [.$I292]&gt;[.Q$1]))" office:value-type="float" office:value="0">
            <text:p>0</text:p>
          </table:table-cell>
          <table:table-cell table:formula="of:=N(AND([.$I292]&lt;=[.S$1]; [.$I292]&gt;[.R$1]))" office:value-type="float" office:value="0">
            <text:p>0</text:p>
          </table:table-cell>
          <table:table-cell table:formula="of:=N(AND([.$I292]&lt;=[.T$1]; [.$I292]&gt;[.S$1]))" office:value-type="float" office:value="0">
            <text:p>0</text:p>
          </table:table-cell>
          <table:table-cell table:formula="of:=N(AND([.$I292]&lt;=[.U$1]; [.$I292]&gt;[.T$1]))" office:value-type="float" office:value="0">
            <text:p>0</text:p>
          </table:table-cell>
          <table:table-cell table:formula="of:=N(AND([.$I292]&lt;=[.V$1]; [.$I292]&gt;[.U$1]))" office:value-type="float" office:value="0">
            <text:p>0</text:p>
          </table:table-cell>
          <table:table-cell table:formula="of:=N(AND([.$I292]&lt;=[.W$1]; [.$I292]&gt;[.V$1]))" office:value-type="float" office:value="0">
            <text:p>0</text:p>
          </table:table-cell>
          <table:table-cell table:formula="of:=N(AND([.$I292]&lt;=[.X$1]; [.$I292]&gt;[.W$1]))" office:value-type="float" office:value="0">
            <text:p>0</text:p>
          </table:table-cell>
          <table:table-cell table:formula="of:=N(AND([.$I292]&lt;=[.Y$1]; [.$I292]&gt;[.X$1]))" office:value-type="float" office:value="0">
            <text:p>0</text:p>
          </table:table-cell>
          <table:table-cell table:formula="of:=N(AND([.$I292]&lt;=[.Z$1]; [.$I292]&gt;[.Y$1]))" office:value-type="float" office:value="0">
            <text:p>0</text:p>
          </table:table-cell>
          <table:table-cell table:formula="of:=N(AND([.$I292]&lt;=[.AA$1]; [.$I292]&gt;[.Z$1]))" office:value-type="float" office:value="0">
            <text:p>0</text:p>
          </table:table-cell>
          <table:table-cell table:formula="of:=N(AND([.$I292]&lt;=[.AB$1]; [.$I292]&gt;[.AA$1]))" office:value-type="float" office:value="0">
            <text:p>0</text:p>
          </table:table-cell>
          <table:table-cell table:formula="of:=N(AND([.$I292]&lt;=[.AC$1]; [.$I292]&gt;[.AB$1]))" office:value-type="float" office:value="0">
            <text:p>0</text:p>
          </table:table-cell>
          <table:table-cell table:formula="of:=N(AND([.$I292]&lt;=[.AD$1]; [.$I292]&gt;[.AC$1]))" office:value-type="float" office:value="0">
            <text:p>0</text:p>
          </table:table-cell>
          <table:table-cell table:formula="of:=N(AND([.$I292]&lt;=[.AE$1]; [.$I292]&gt;[.AD$1]))" office:value-type="float" office:value="0">
            <text:p>0</text:p>
          </table:table-cell>
          <table:table-cell table:formula="of:=N(AND([.$I292]&lt;=[.AF$1]; [.$I292]&gt;[.AE$1]))" office:value-type="float" office:value="0">
            <text:p>0</text:p>
          </table:table-cell>
          <table:table-cell table:formula="of:=N(AND([.$I292]&lt;=[.AG$1]; [.$I292]&gt;[.AF$1]))" office:value-type="float" office:value="0">
            <text:p>0</text:p>
          </table:table-cell>
          <table:table-cell table:formula="of:=N(AND([.$I292]&lt;=[.AH$1]; [.$I292]&gt;[.AG$1]))" office:value-type="float" office:value="0">
            <text:p>0</text:p>
          </table:table-cell>
          <table:table-cell table:formula="of:=N(AND([.$I292]&lt;=[.AI$1]; [.$I29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7:25Z</text:p>
          </table:table-cell>
          <table:table-cell office:value-type="float" office:value="4339">
            <text:p>4339</text:p>
          </table:table-cell>
          <table:table-cell/>
          <table:table-cell office:value-type="float" office:value="96000">
            <text:p>96000</text:p>
          </table:table-cell>
          <table:table-cell office:value-type="float" office:value="551">
            <text:p>551</text:p>
          </table:table-cell>
          <table:table-cell table:formula="of:=N(AND([.$I293]&lt;=[.K$1]; [.$I293]&gt;[.J$1]))" office:value-type="float" office:value="0">
            <text:p>0</text:p>
          </table:table-cell>
          <table:table-cell table:formula="of:=N(AND([.$I293]&lt;=[.L$1]; [.$I293]&gt;[.K$1]))" office:value-type="float" office:value="0">
            <text:p>0</text:p>
          </table:table-cell>
          <table:table-cell table:formula="of:=N(AND([.$I293]&lt;=[.M$1]; [.$I293]&gt;[.L$1]))" office:value-type="float" office:value="0">
            <text:p>0</text:p>
          </table:table-cell>
          <table:table-cell table:formula="of:=N(AND([.$I293]&lt;=[.N$1]; [.$I293]&gt;[.M$1]))" office:value-type="float" office:value="1">
            <text:p>1</text:p>
          </table:table-cell>
          <table:table-cell table:formula="of:=N(AND([.$I293]&lt;=[.O$1]; [.$I293]&gt;[.N$1]))" office:value-type="float" office:value="0">
            <text:p>0</text:p>
          </table:table-cell>
          <table:table-cell table:formula="of:=N(AND([.$I293]&lt;=[.P$1]; [.$I293]&gt;[.O$1]))" office:value-type="float" office:value="0">
            <text:p>0</text:p>
          </table:table-cell>
          <table:table-cell table:formula="of:=N(AND([.$I293]&lt;=[.Q$1]; [.$I293]&gt;[.P$1]))" office:value-type="float" office:value="0">
            <text:p>0</text:p>
          </table:table-cell>
          <table:table-cell table:formula="of:=N(AND([.$I293]&lt;=[.R$1]; [.$I293]&gt;[.Q$1]))" office:value-type="float" office:value="0">
            <text:p>0</text:p>
          </table:table-cell>
          <table:table-cell table:formula="of:=N(AND([.$I293]&lt;=[.S$1]; [.$I293]&gt;[.R$1]))" office:value-type="float" office:value="0">
            <text:p>0</text:p>
          </table:table-cell>
          <table:table-cell table:formula="of:=N(AND([.$I293]&lt;=[.T$1]; [.$I293]&gt;[.S$1]))" office:value-type="float" office:value="0">
            <text:p>0</text:p>
          </table:table-cell>
          <table:table-cell table:formula="of:=N(AND([.$I293]&lt;=[.U$1]; [.$I293]&gt;[.T$1]))" office:value-type="float" office:value="0">
            <text:p>0</text:p>
          </table:table-cell>
          <table:table-cell table:formula="of:=N(AND([.$I293]&lt;=[.V$1]; [.$I293]&gt;[.U$1]))" office:value-type="float" office:value="0">
            <text:p>0</text:p>
          </table:table-cell>
          <table:table-cell table:formula="of:=N(AND([.$I293]&lt;=[.W$1]; [.$I293]&gt;[.V$1]))" office:value-type="float" office:value="0">
            <text:p>0</text:p>
          </table:table-cell>
          <table:table-cell table:formula="of:=N(AND([.$I293]&lt;=[.X$1]; [.$I293]&gt;[.W$1]))" office:value-type="float" office:value="0">
            <text:p>0</text:p>
          </table:table-cell>
          <table:table-cell table:formula="of:=N(AND([.$I293]&lt;=[.Y$1]; [.$I293]&gt;[.X$1]))" office:value-type="float" office:value="0">
            <text:p>0</text:p>
          </table:table-cell>
          <table:table-cell table:formula="of:=N(AND([.$I293]&lt;=[.Z$1]; [.$I293]&gt;[.Y$1]))" office:value-type="float" office:value="0">
            <text:p>0</text:p>
          </table:table-cell>
          <table:table-cell table:formula="of:=N(AND([.$I293]&lt;=[.AA$1]; [.$I293]&gt;[.Z$1]))" office:value-type="float" office:value="0">
            <text:p>0</text:p>
          </table:table-cell>
          <table:table-cell table:formula="of:=N(AND([.$I293]&lt;=[.AB$1]; [.$I293]&gt;[.AA$1]))" office:value-type="float" office:value="0">
            <text:p>0</text:p>
          </table:table-cell>
          <table:table-cell table:formula="of:=N(AND([.$I293]&lt;=[.AC$1]; [.$I293]&gt;[.AB$1]))" office:value-type="float" office:value="0">
            <text:p>0</text:p>
          </table:table-cell>
          <table:table-cell table:formula="of:=N(AND([.$I293]&lt;=[.AD$1]; [.$I293]&gt;[.AC$1]))" office:value-type="float" office:value="0">
            <text:p>0</text:p>
          </table:table-cell>
          <table:table-cell table:formula="of:=N(AND([.$I293]&lt;=[.AE$1]; [.$I293]&gt;[.AD$1]))" office:value-type="float" office:value="0">
            <text:p>0</text:p>
          </table:table-cell>
          <table:table-cell table:formula="of:=N(AND([.$I293]&lt;=[.AF$1]; [.$I293]&gt;[.AE$1]))" office:value-type="float" office:value="0">
            <text:p>0</text:p>
          </table:table-cell>
          <table:table-cell table:formula="of:=N(AND([.$I293]&lt;=[.AG$1]; [.$I293]&gt;[.AF$1]))" office:value-type="float" office:value="0">
            <text:p>0</text:p>
          </table:table-cell>
          <table:table-cell table:formula="of:=N(AND([.$I293]&lt;=[.AH$1]; [.$I293]&gt;[.AG$1]))" office:value-type="float" office:value="0">
            <text:p>0</text:p>
          </table:table-cell>
          <table:table-cell table:formula="of:=N(AND([.$I293]&lt;=[.AI$1]; [.$I29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8:00Z</text:p>
          </table:table-cell>
          <table:table-cell office:value-type="float" office:value="11822">
            <text:p>11822</text:p>
          </table:table-cell>
          <table:table-cell/>
          <table:table-cell office:value-type="float" office:value="342000">
            <text:p>342000</text:p>
          </table:table-cell>
          <table:table-cell office:value-type="float" office:value="281">
            <text:p>281</text:p>
          </table:table-cell>
          <table:table-cell table:formula="of:=N(AND([.$I294]&lt;=[.K$1]; [.$I294]&gt;[.J$1]))" office:value-type="float" office:value="0">
            <text:p>0</text:p>
          </table:table-cell>
          <table:table-cell table:formula="of:=N(AND([.$I294]&lt;=[.L$1]; [.$I294]&gt;[.K$1]))" office:value-type="float" office:value="0">
            <text:p>0</text:p>
          </table:table-cell>
          <table:table-cell table:formula="of:=N(AND([.$I294]&lt;=[.M$1]; [.$I294]&gt;[.L$1]))" office:value-type="float" office:value="0">
            <text:p>0</text:p>
          </table:table-cell>
          <table:table-cell table:formula="of:=N(AND([.$I294]&lt;=[.N$1]; [.$I294]&gt;[.M$1]))" office:value-type="float" office:value="0">
            <text:p>0</text:p>
          </table:table-cell>
          <table:table-cell table:formula="of:=N(AND([.$I294]&lt;=[.O$1]; [.$I294]&gt;[.N$1]))" office:value-type="float" office:value="0">
            <text:p>0</text:p>
          </table:table-cell>
          <table:table-cell table:formula="of:=N(AND([.$I294]&lt;=[.P$1]; [.$I294]&gt;[.O$1]))" office:value-type="float" office:value="0">
            <text:p>0</text:p>
          </table:table-cell>
          <table:table-cell table:formula="of:=N(AND([.$I294]&lt;=[.Q$1]; [.$I294]&gt;[.P$1]))" office:value-type="float" office:value="0">
            <text:p>0</text:p>
          </table:table-cell>
          <table:table-cell table:formula="of:=N(AND([.$I294]&lt;=[.R$1]; [.$I294]&gt;[.Q$1]))" office:value-type="float" office:value="0">
            <text:p>0</text:p>
          </table:table-cell>
          <table:table-cell table:formula="of:=N(AND([.$I294]&lt;=[.S$1]; [.$I294]&gt;[.R$1]))" office:value-type="float" office:value="0">
            <text:p>0</text:p>
          </table:table-cell>
          <table:table-cell table:formula="of:=N(AND([.$I294]&lt;=[.T$1]; [.$I294]&gt;[.S$1]))" office:value-type="float" office:value="0">
            <text:p>0</text:p>
          </table:table-cell>
          <table:table-cell table:formula="of:=N(AND([.$I294]&lt;=[.U$1]; [.$I294]&gt;[.T$1]))" office:value-type="float" office:value="0">
            <text:p>0</text:p>
          </table:table-cell>
          <table:table-cell table:formula="of:=N(AND([.$I294]&lt;=[.V$1]; [.$I294]&gt;[.U$1]))" office:value-type="float" office:value="1">
            <text:p>1</text:p>
          </table:table-cell>
          <table:table-cell table:formula="of:=N(AND([.$I294]&lt;=[.W$1]; [.$I294]&gt;[.V$1]))" office:value-type="float" office:value="0">
            <text:p>0</text:p>
          </table:table-cell>
          <table:table-cell table:formula="of:=N(AND([.$I294]&lt;=[.X$1]; [.$I294]&gt;[.W$1]))" office:value-type="float" office:value="0">
            <text:p>0</text:p>
          </table:table-cell>
          <table:table-cell table:formula="of:=N(AND([.$I294]&lt;=[.Y$1]; [.$I294]&gt;[.X$1]))" office:value-type="float" office:value="0">
            <text:p>0</text:p>
          </table:table-cell>
          <table:table-cell table:formula="of:=N(AND([.$I294]&lt;=[.Z$1]; [.$I294]&gt;[.Y$1]))" office:value-type="float" office:value="0">
            <text:p>0</text:p>
          </table:table-cell>
          <table:table-cell table:formula="of:=N(AND([.$I294]&lt;=[.AA$1]; [.$I294]&gt;[.Z$1]))" office:value-type="float" office:value="0">
            <text:p>0</text:p>
          </table:table-cell>
          <table:table-cell table:formula="of:=N(AND([.$I294]&lt;=[.AB$1]; [.$I294]&gt;[.AA$1]))" office:value-type="float" office:value="0">
            <text:p>0</text:p>
          </table:table-cell>
          <table:table-cell table:formula="of:=N(AND([.$I294]&lt;=[.AC$1]; [.$I294]&gt;[.AB$1]))" office:value-type="float" office:value="0">
            <text:p>0</text:p>
          </table:table-cell>
          <table:table-cell table:formula="of:=N(AND([.$I294]&lt;=[.AD$1]; [.$I294]&gt;[.AC$1]))" office:value-type="float" office:value="0">
            <text:p>0</text:p>
          </table:table-cell>
          <table:table-cell table:formula="of:=N(AND([.$I294]&lt;=[.AE$1]; [.$I294]&gt;[.AD$1]))" office:value-type="float" office:value="0">
            <text:p>0</text:p>
          </table:table-cell>
          <table:table-cell table:formula="of:=N(AND([.$I294]&lt;=[.AF$1]; [.$I294]&gt;[.AE$1]))" office:value-type="float" office:value="0">
            <text:p>0</text:p>
          </table:table-cell>
          <table:table-cell table:formula="of:=N(AND([.$I294]&lt;=[.AG$1]; [.$I294]&gt;[.AF$1]))" office:value-type="float" office:value="0">
            <text:p>0</text:p>
          </table:table-cell>
          <table:table-cell table:formula="of:=N(AND([.$I294]&lt;=[.AH$1]; [.$I294]&gt;[.AG$1]))" office:value-type="float" office:value="0">
            <text:p>0</text:p>
          </table:table-cell>
          <table:table-cell table:formula="of:=N(AND([.$I294]&lt;=[.AI$1]; [.$I29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8:20Z</text:p>
          </table:table-cell>
          <table:table-cell office:value-type="float" office:value="4239">
            <text:p>4239</text:p>
          </table:table-cell>
          <table:table-cell/>
          <table:table-cell office:value-type="float" office:value="135000">
            <text:p>135000</text:p>
          </table:table-cell>
          <table:table-cell office:value-type="float" office:value="551">
            <text:p>551</text:p>
          </table:table-cell>
          <table:table-cell table:formula="of:=N(AND([.$I295]&lt;=[.K$1]; [.$I295]&gt;[.J$1]))" office:value-type="float" office:value="0">
            <text:p>0</text:p>
          </table:table-cell>
          <table:table-cell table:formula="of:=N(AND([.$I295]&lt;=[.L$1]; [.$I295]&gt;[.K$1]))" office:value-type="float" office:value="0">
            <text:p>0</text:p>
          </table:table-cell>
          <table:table-cell table:formula="of:=N(AND([.$I295]&lt;=[.M$1]; [.$I295]&gt;[.L$1]))" office:value-type="float" office:value="0">
            <text:p>0</text:p>
          </table:table-cell>
          <table:table-cell table:formula="of:=N(AND([.$I295]&lt;=[.N$1]; [.$I295]&gt;[.M$1]))" office:value-type="float" office:value="0">
            <text:p>0</text:p>
          </table:table-cell>
          <table:table-cell table:formula="of:=N(AND([.$I295]&lt;=[.O$1]; [.$I295]&gt;[.N$1]))" office:value-type="float" office:value="1">
            <text:p>1</text:p>
          </table:table-cell>
          <table:table-cell table:formula="of:=N(AND([.$I295]&lt;=[.P$1]; [.$I295]&gt;[.O$1]))" office:value-type="float" office:value="0">
            <text:p>0</text:p>
          </table:table-cell>
          <table:table-cell table:formula="of:=N(AND([.$I295]&lt;=[.Q$1]; [.$I295]&gt;[.P$1]))" office:value-type="float" office:value="0">
            <text:p>0</text:p>
          </table:table-cell>
          <table:table-cell table:formula="of:=N(AND([.$I295]&lt;=[.R$1]; [.$I295]&gt;[.Q$1]))" office:value-type="float" office:value="0">
            <text:p>0</text:p>
          </table:table-cell>
          <table:table-cell table:formula="of:=N(AND([.$I295]&lt;=[.S$1]; [.$I295]&gt;[.R$1]))" office:value-type="float" office:value="0">
            <text:p>0</text:p>
          </table:table-cell>
          <table:table-cell table:formula="of:=N(AND([.$I295]&lt;=[.T$1]; [.$I295]&gt;[.S$1]))" office:value-type="float" office:value="0">
            <text:p>0</text:p>
          </table:table-cell>
          <table:table-cell table:formula="of:=N(AND([.$I295]&lt;=[.U$1]; [.$I295]&gt;[.T$1]))" office:value-type="float" office:value="0">
            <text:p>0</text:p>
          </table:table-cell>
          <table:table-cell table:formula="of:=N(AND([.$I295]&lt;=[.V$1]; [.$I295]&gt;[.U$1]))" office:value-type="float" office:value="0">
            <text:p>0</text:p>
          </table:table-cell>
          <table:table-cell table:formula="of:=N(AND([.$I295]&lt;=[.W$1]; [.$I295]&gt;[.V$1]))" office:value-type="float" office:value="0">
            <text:p>0</text:p>
          </table:table-cell>
          <table:table-cell table:formula="of:=N(AND([.$I295]&lt;=[.X$1]; [.$I295]&gt;[.W$1]))" office:value-type="float" office:value="0">
            <text:p>0</text:p>
          </table:table-cell>
          <table:table-cell table:formula="of:=N(AND([.$I295]&lt;=[.Y$1]; [.$I295]&gt;[.X$1]))" office:value-type="float" office:value="0">
            <text:p>0</text:p>
          </table:table-cell>
          <table:table-cell table:formula="of:=N(AND([.$I295]&lt;=[.Z$1]; [.$I295]&gt;[.Y$1]))" office:value-type="float" office:value="0">
            <text:p>0</text:p>
          </table:table-cell>
          <table:table-cell table:formula="of:=N(AND([.$I295]&lt;=[.AA$1]; [.$I295]&gt;[.Z$1]))" office:value-type="float" office:value="0">
            <text:p>0</text:p>
          </table:table-cell>
          <table:table-cell table:formula="of:=N(AND([.$I295]&lt;=[.AB$1]; [.$I295]&gt;[.AA$1]))" office:value-type="float" office:value="0">
            <text:p>0</text:p>
          </table:table-cell>
          <table:table-cell table:formula="of:=N(AND([.$I295]&lt;=[.AC$1]; [.$I295]&gt;[.AB$1]))" office:value-type="float" office:value="0">
            <text:p>0</text:p>
          </table:table-cell>
          <table:table-cell table:formula="of:=N(AND([.$I295]&lt;=[.AD$1]; [.$I295]&gt;[.AC$1]))" office:value-type="float" office:value="0">
            <text:p>0</text:p>
          </table:table-cell>
          <table:table-cell table:formula="of:=N(AND([.$I295]&lt;=[.AE$1]; [.$I295]&gt;[.AD$1]))" office:value-type="float" office:value="0">
            <text:p>0</text:p>
          </table:table-cell>
          <table:table-cell table:formula="of:=N(AND([.$I295]&lt;=[.AF$1]; [.$I295]&gt;[.AE$1]))" office:value-type="float" office:value="0">
            <text:p>0</text:p>
          </table:table-cell>
          <table:table-cell table:formula="of:=N(AND([.$I295]&lt;=[.AG$1]; [.$I295]&gt;[.AF$1]))" office:value-type="float" office:value="0">
            <text:p>0</text:p>
          </table:table-cell>
          <table:table-cell table:formula="of:=N(AND([.$I295]&lt;=[.AH$1]; [.$I295]&gt;[.AG$1]))" office:value-type="float" office:value="0">
            <text:p>0</text:p>
          </table:table-cell>
          <table:table-cell table:formula="of:=N(AND([.$I295]&lt;=[.AI$1]; [.$I29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49:17Z</text:p>
          </table:table-cell>
          <table:table-cell office:value-type="float" office:value="6125">
            <text:p>6125</text:p>
          </table:table-cell>
          <table:table-cell/>
          <table:table-cell office:value-type="float" office:value="154000">
            <text:p>154000</text:p>
          </table:table-cell>
          <table:table-cell office:value-type="float" office:value="551">
            <text:p>551</text:p>
          </table:table-cell>
          <table:table-cell table:formula="of:=N(AND([.$I296]&lt;=[.K$1]; [.$I296]&gt;[.J$1]))" office:value-type="float" office:value="0">
            <text:p>0</text:p>
          </table:table-cell>
          <table:table-cell table:formula="of:=N(AND([.$I296]&lt;=[.L$1]; [.$I296]&gt;[.K$1]))" office:value-type="float" office:value="0">
            <text:p>0</text:p>
          </table:table-cell>
          <table:table-cell table:formula="of:=N(AND([.$I296]&lt;=[.M$1]; [.$I296]&gt;[.L$1]))" office:value-type="float" office:value="0">
            <text:p>0</text:p>
          </table:table-cell>
          <table:table-cell table:formula="of:=N(AND([.$I296]&lt;=[.N$1]; [.$I296]&gt;[.M$1]))" office:value-type="float" office:value="0">
            <text:p>0</text:p>
          </table:table-cell>
          <table:table-cell table:formula="of:=N(AND([.$I296]&lt;=[.O$1]; [.$I296]&gt;[.N$1]))" office:value-type="float" office:value="0">
            <text:p>0</text:p>
          </table:table-cell>
          <table:table-cell table:formula="of:=N(AND([.$I296]&lt;=[.P$1]; [.$I296]&gt;[.O$1]))" office:value-type="float" office:value="1">
            <text:p>1</text:p>
          </table:table-cell>
          <table:table-cell table:formula="of:=N(AND([.$I296]&lt;=[.Q$1]; [.$I296]&gt;[.P$1]))" office:value-type="float" office:value="0">
            <text:p>0</text:p>
          </table:table-cell>
          <table:table-cell table:formula="of:=N(AND([.$I296]&lt;=[.R$1]; [.$I296]&gt;[.Q$1]))" office:value-type="float" office:value="0">
            <text:p>0</text:p>
          </table:table-cell>
          <table:table-cell table:formula="of:=N(AND([.$I296]&lt;=[.S$1]; [.$I296]&gt;[.R$1]))" office:value-type="float" office:value="0">
            <text:p>0</text:p>
          </table:table-cell>
          <table:table-cell table:formula="of:=N(AND([.$I296]&lt;=[.T$1]; [.$I296]&gt;[.S$1]))" office:value-type="float" office:value="0">
            <text:p>0</text:p>
          </table:table-cell>
          <table:table-cell table:formula="of:=N(AND([.$I296]&lt;=[.U$1]; [.$I296]&gt;[.T$1]))" office:value-type="float" office:value="0">
            <text:p>0</text:p>
          </table:table-cell>
          <table:table-cell table:formula="of:=N(AND([.$I296]&lt;=[.V$1]; [.$I296]&gt;[.U$1]))" office:value-type="float" office:value="0">
            <text:p>0</text:p>
          </table:table-cell>
          <table:table-cell table:formula="of:=N(AND([.$I296]&lt;=[.W$1]; [.$I296]&gt;[.V$1]))" office:value-type="float" office:value="0">
            <text:p>0</text:p>
          </table:table-cell>
          <table:table-cell table:formula="of:=N(AND([.$I296]&lt;=[.X$1]; [.$I296]&gt;[.W$1]))" office:value-type="float" office:value="0">
            <text:p>0</text:p>
          </table:table-cell>
          <table:table-cell table:formula="of:=N(AND([.$I296]&lt;=[.Y$1]; [.$I296]&gt;[.X$1]))" office:value-type="float" office:value="0">
            <text:p>0</text:p>
          </table:table-cell>
          <table:table-cell table:formula="of:=N(AND([.$I296]&lt;=[.Z$1]; [.$I296]&gt;[.Y$1]))" office:value-type="float" office:value="0">
            <text:p>0</text:p>
          </table:table-cell>
          <table:table-cell table:formula="of:=N(AND([.$I296]&lt;=[.AA$1]; [.$I296]&gt;[.Z$1]))" office:value-type="float" office:value="0">
            <text:p>0</text:p>
          </table:table-cell>
          <table:table-cell table:formula="of:=N(AND([.$I296]&lt;=[.AB$1]; [.$I296]&gt;[.AA$1]))" office:value-type="float" office:value="0">
            <text:p>0</text:p>
          </table:table-cell>
          <table:table-cell table:formula="of:=N(AND([.$I296]&lt;=[.AC$1]; [.$I296]&gt;[.AB$1]))" office:value-type="float" office:value="0">
            <text:p>0</text:p>
          </table:table-cell>
          <table:table-cell table:formula="of:=N(AND([.$I296]&lt;=[.AD$1]; [.$I296]&gt;[.AC$1]))" office:value-type="float" office:value="0">
            <text:p>0</text:p>
          </table:table-cell>
          <table:table-cell table:formula="of:=N(AND([.$I296]&lt;=[.AE$1]; [.$I296]&gt;[.AD$1]))" office:value-type="float" office:value="0">
            <text:p>0</text:p>
          </table:table-cell>
          <table:table-cell table:formula="of:=N(AND([.$I296]&lt;=[.AF$1]; [.$I296]&gt;[.AE$1]))" office:value-type="float" office:value="0">
            <text:p>0</text:p>
          </table:table-cell>
          <table:table-cell table:formula="of:=N(AND([.$I296]&lt;=[.AG$1]; [.$I296]&gt;[.AF$1]))" office:value-type="float" office:value="0">
            <text:p>0</text:p>
          </table:table-cell>
          <table:table-cell table:formula="of:=N(AND([.$I296]&lt;=[.AH$1]; [.$I296]&gt;[.AG$1]))" office:value-type="float" office:value="0">
            <text:p>0</text:p>
          </table:table-cell>
          <table:table-cell table:formula="of:=N(AND([.$I296]&lt;=[.AI$1]; [.$I29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9:42Z</text:p>
          </table:table-cell>
          <table:table-cell office:value-type="float" office:value="3977">
            <text:p>3977</text:p>
          </table:table-cell>
          <table:table-cell/>
          <table:table-cell office:value-type="float" office:value="343000">
            <text:p>343000</text:p>
          </table:table-cell>
          <table:table-cell office:value-type="float" office:value="551">
            <text:p>551</text:p>
          </table:table-cell>
          <table:table-cell table:formula="of:=N(AND([.$I297]&lt;=[.K$1]; [.$I297]&gt;[.J$1]))" office:value-type="float" office:value="0">
            <text:p>0</text:p>
          </table:table-cell>
          <table:table-cell table:formula="of:=N(AND([.$I297]&lt;=[.L$1]; [.$I297]&gt;[.K$1]))" office:value-type="float" office:value="0">
            <text:p>0</text:p>
          </table:table-cell>
          <table:table-cell table:formula="of:=N(AND([.$I297]&lt;=[.M$1]; [.$I297]&gt;[.L$1]))" office:value-type="float" office:value="0">
            <text:p>0</text:p>
          </table:table-cell>
          <table:table-cell table:formula="of:=N(AND([.$I297]&lt;=[.N$1]; [.$I297]&gt;[.M$1]))" office:value-type="float" office:value="0">
            <text:p>0</text:p>
          </table:table-cell>
          <table:table-cell table:formula="of:=N(AND([.$I297]&lt;=[.O$1]; [.$I297]&gt;[.N$1]))" office:value-type="float" office:value="0">
            <text:p>0</text:p>
          </table:table-cell>
          <table:table-cell table:formula="of:=N(AND([.$I297]&lt;=[.P$1]; [.$I297]&gt;[.O$1]))" office:value-type="float" office:value="0">
            <text:p>0</text:p>
          </table:table-cell>
          <table:table-cell table:formula="of:=N(AND([.$I297]&lt;=[.Q$1]; [.$I297]&gt;[.P$1]))" office:value-type="float" office:value="0">
            <text:p>0</text:p>
          </table:table-cell>
          <table:table-cell table:formula="of:=N(AND([.$I297]&lt;=[.R$1]; [.$I297]&gt;[.Q$1]))" office:value-type="float" office:value="0">
            <text:p>0</text:p>
          </table:table-cell>
          <table:table-cell table:formula="of:=N(AND([.$I297]&lt;=[.S$1]; [.$I297]&gt;[.R$1]))" office:value-type="float" office:value="0">
            <text:p>0</text:p>
          </table:table-cell>
          <table:table-cell table:formula="of:=N(AND([.$I297]&lt;=[.T$1]; [.$I297]&gt;[.S$1]))" office:value-type="float" office:value="0">
            <text:p>0</text:p>
          </table:table-cell>
          <table:table-cell table:formula="of:=N(AND([.$I297]&lt;=[.U$1]; [.$I297]&gt;[.T$1]))" office:value-type="float" office:value="0">
            <text:p>0</text:p>
          </table:table-cell>
          <table:table-cell table:formula="of:=N(AND([.$I297]&lt;=[.V$1]; [.$I297]&gt;[.U$1]))" office:value-type="float" office:value="1">
            <text:p>1</text:p>
          </table:table-cell>
          <table:table-cell table:formula="of:=N(AND([.$I297]&lt;=[.W$1]; [.$I297]&gt;[.V$1]))" office:value-type="float" office:value="0">
            <text:p>0</text:p>
          </table:table-cell>
          <table:table-cell table:formula="of:=N(AND([.$I297]&lt;=[.X$1]; [.$I297]&gt;[.W$1]))" office:value-type="float" office:value="0">
            <text:p>0</text:p>
          </table:table-cell>
          <table:table-cell table:formula="of:=N(AND([.$I297]&lt;=[.Y$1]; [.$I297]&gt;[.X$1]))" office:value-type="float" office:value="0">
            <text:p>0</text:p>
          </table:table-cell>
          <table:table-cell table:formula="of:=N(AND([.$I297]&lt;=[.Z$1]; [.$I297]&gt;[.Y$1]))" office:value-type="float" office:value="0">
            <text:p>0</text:p>
          </table:table-cell>
          <table:table-cell table:formula="of:=N(AND([.$I297]&lt;=[.AA$1]; [.$I297]&gt;[.Z$1]))" office:value-type="float" office:value="0">
            <text:p>0</text:p>
          </table:table-cell>
          <table:table-cell table:formula="of:=N(AND([.$I297]&lt;=[.AB$1]; [.$I297]&gt;[.AA$1]))" office:value-type="float" office:value="0">
            <text:p>0</text:p>
          </table:table-cell>
          <table:table-cell table:formula="of:=N(AND([.$I297]&lt;=[.AC$1]; [.$I297]&gt;[.AB$1]))" office:value-type="float" office:value="0">
            <text:p>0</text:p>
          </table:table-cell>
          <table:table-cell table:formula="of:=N(AND([.$I297]&lt;=[.AD$1]; [.$I297]&gt;[.AC$1]))" office:value-type="float" office:value="0">
            <text:p>0</text:p>
          </table:table-cell>
          <table:table-cell table:formula="of:=N(AND([.$I297]&lt;=[.AE$1]; [.$I297]&gt;[.AD$1]))" office:value-type="float" office:value="0">
            <text:p>0</text:p>
          </table:table-cell>
          <table:table-cell table:formula="of:=N(AND([.$I297]&lt;=[.AF$1]; [.$I297]&gt;[.AE$1]))" office:value-type="float" office:value="0">
            <text:p>0</text:p>
          </table:table-cell>
          <table:table-cell table:formula="of:=N(AND([.$I297]&lt;=[.AG$1]; [.$I297]&gt;[.AF$1]))" office:value-type="float" office:value="0">
            <text:p>0</text:p>
          </table:table-cell>
          <table:table-cell table:formula="of:=N(AND([.$I297]&lt;=[.AH$1]; [.$I297]&gt;[.AG$1]))" office:value-type="float" office:value="0">
            <text:p>0</text:p>
          </table:table-cell>
          <table:table-cell table:formula="of:=N(AND([.$I297]&lt;=[.AI$1]; [.$I29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51:03Z</text:p>
          </table:table-cell>
          <table:table-cell office:value-type="float" office:value="2745">
            <text:p>2745</text:p>
          </table:table-cell>
          <table:table-cell/>
          <table:table-cell office:value-type="float" office:value="227000">
            <text:p>227000</text:p>
          </table:table-cell>
          <table:table-cell office:value-type="float" office:value="551">
            <text:p>551</text:p>
          </table:table-cell>
          <table:table-cell table:formula="of:=N(AND([.$I298]&lt;=[.K$1]; [.$I298]&gt;[.J$1]))" office:value-type="float" office:value="0">
            <text:p>0</text:p>
          </table:table-cell>
          <table:table-cell table:formula="of:=N(AND([.$I298]&lt;=[.L$1]; [.$I298]&gt;[.K$1]))" office:value-type="float" office:value="0">
            <text:p>0</text:p>
          </table:table-cell>
          <table:table-cell table:formula="of:=N(AND([.$I298]&lt;=[.M$1]; [.$I298]&gt;[.L$1]))" office:value-type="float" office:value="0">
            <text:p>0</text:p>
          </table:table-cell>
          <table:table-cell table:formula="of:=N(AND([.$I298]&lt;=[.N$1]; [.$I298]&gt;[.M$1]))" office:value-type="float" office:value="0">
            <text:p>0</text:p>
          </table:table-cell>
          <table:table-cell table:formula="of:=N(AND([.$I298]&lt;=[.O$1]; [.$I298]&gt;[.N$1]))" office:value-type="float" office:value="0">
            <text:p>0</text:p>
          </table:table-cell>
          <table:table-cell table:formula="of:=N(AND([.$I298]&lt;=[.P$1]; [.$I298]&gt;[.O$1]))" office:value-type="float" office:value="0">
            <text:p>0</text:p>
          </table:table-cell>
          <table:table-cell table:formula="of:=N(AND([.$I298]&lt;=[.Q$1]; [.$I298]&gt;[.P$1]))" office:value-type="float" office:value="0">
            <text:p>0</text:p>
          </table:table-cell>
          <table:table-cell table:formula="of:=N(AND([.$I298]&lt;=[.R$1]; [.$I298]&gt;[.Q$1]))" office:value-type="float" office:value="1">
            <text:p>1</text:p>
          </table:table-cell>
          <table:table-cell table:formula="of:=N(AND([.$I298]&lt;=[.S$1]; [.$I298]&gt;[.R$1]))" office:value-type="float" office:value="0">
            <text:p>0</text:p>
          </table:table-cell>
          <table:table-cell table:formula="of:=N(AND([.$I298]&lt;=[.T$1]; [.$I298]&gt;[.S$1]))" office:value-type="float" office:value="0">
            <text:p>0</text:p>
          </table:table-cell>
          <table:table-cell table:formula="of:=N(AND([.$I298]&lt;=[.U$1]; [.$I298]&gt;[.T$1]))" office:value-type="float" office:value="0">
            <text:p>0</text:p>
          </table:table-cell>
          <table:table-cell table:formula="of:=N(AND([.$I298]&lt;=[.V$1]; [.$I298]&gt;[.U$1]))" office:value-type="float" office:value="0">
            <text:p>0</text:p>
          </table:table-cell>
          <table:table-cell table:formula="of:=N(AND([.$I298]&lt;=[.W$1]; [.$I298]&gt;[.V$1]))" office:value-type="float" office:value="0">
            <text:p>0</text:p>
          </table:table-cell>
          <table:table-cell table:formula="of:=N(AND([.$I298]&lt;=[.X$1]; [.$I298]&gt;[.W$1]))" office:value-type="float" office:value="0">
            <text:p>0</text:p>
          </table:table-cell>
          <table:table-cell table:formula="of:=N(AND([.$I298]&lt;=[.Y$1]; [.$I298]&gt;[.X$1]))" office:value-type="float" office:value="0">
            <text:p>0</text:p>
          </table:table-cell>
          <table:table-cell table:formula="of:=N(AND([.$I298]&lt;=[.Z$1]; [.$I298]&gt;[.Y$1]))" office:value-type="float" office:value="0">
            <text:p>0</text:p>
          </table:table-cell>
          <table:table-cell table:formula="of:=N(AND([.$I298]&lt;=[.AA$1]; [.$I298]&gt;[.Z$1]))" office:value-type="float" office:value="0">
            <text:p>0</text:p>
          </table:table-cell>
          <table:table-cell table:formula="of:=N(AND([.$I298]&lt;=[.AB$1]; [.$I298]&gt;[.AA$1]))" office:value-type="float" office:value="0">
            <text:p>0</text:p>
          </table:table-cell>
          <table:table-cell table:formula="of:=N(AND([.$I298]&lt;=[.AC$1]; [.$I298]&gt;[.AB$1]))" office:value-type="float" office:value="0">
            <text:p>0</text:p>
          </table:table-cell>
          <table:table-cell table:formula="of:=N(AND([.$I298]&lt;=[.AD$1]; [.$I298]&gt;[.AC$1]))" office:value-type="float" office:value="0">
            <text:p>0</text:p>
          </table:table-cell>
          <table:table-cell table:formula="of:=N(AND([.$I298]&lt;=[.AE$1]; [.$I298]&gt;[.AD$1]))" office:value-type="float" office:value="0">
            <text:p>0</text:p>
          </table:table-cell>
          <table:table-cell table:formula="of:=N(AND([.$I298]&lt;=[.AF$1]; [.$I298]&gt;[.AE$1]))" office:value-type="float" office:value="0">
            <text:p>0</text:p>
          </table:table-cell>
          <table:table-cell table:formula="of:=N(AND([.$I298]&lt;=[.AG$1]; [.$I298]&gt;[.AF$1]))" office:value-type="float" office:value="0">
            <text:p>0</text:p>
          </table:table-cell>
          <table:table-cell table:formula="of:=N(AND([.$I298]&lt;=[.AH$1]; [.$I298]&gt;[.AG$1]))" office:value-type="float" office:value="0">
            <text:p>0</text:p>
          </table:table-cell>
          <table:table-cell table:formula="of:=N(AND([.$I298]&lt;=[.AI$1]; [.$I29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1:43Z</text:p>
          </table:table-cell>
          <table:table-cell office:value-type="float" office:value="15449">
            <text:p>15449</text:p>
          </table:table-cell>
          <table:table-cell/>
          <table:table-cell office:value-type="float" office:value="184000">
            <text:p>184000</text:p>
          </table:table-cell>
          <table:table-cell office:value-type="float" office:value="821">
            <text:p>821</text:p>
          </table:table-cell>
          <table:table-cell table:formula="of:=N(AND([.$I299]&lt;=[.K$1]; [.$I299]&gt;[.J$1]))" office:value-type="float" office:value="0">
            <text:p>0</text:p>
          </table:table-cell>
          <table:table-cell table:formula="of:=N(AND([.$I299]&lt;=[.L$1]; [.$I299]&gt;[.K$1]))" office:value-type="float" office:value="0">
            <text:p>0</text:p>
          </table:table-cell>
          <table:table-cell table:formula="of:=N(AND([.$I299]&lt;=[.M$1]; [.$I299]&gt;[.L$1]))" office:value-type="float" office:value="0">
            <text:p>0</text:p>
          </table:table-cell>
          <table:table-cell table:formula="of:=N(AND([.$I299]&lt;=[.N$1]; [.$I299]&gt;[.M$1]))" office:value-type="float" office:value="0">
            <text:p>0</text:p>
          </table:table-cell>
          <table:table-cell table:formula="of:=N(AND([.$I299]&lt;=[.O$1]; [.$I299]&gt;[.N$1]))" office:value-type="float" office:value="0">
            <text:p>0</text:p>
          </table:table-cell>
          <table:table-cell table:formula="of:=N(AND([.$I299]&lt;=[.P$1]; [.$I299]&gt;[.O$1]))" office:value-type="float" office:value="0">
            <text:p>0</text:p>
          </table:table-cell>
          <table:table-cell table:formula="of:=N(AND([.$I299]&lt;=[.Q$1]; [.$I299]&gt;[.P$1]))" office:value-type="float" office:value="1">
            <text:p>1</text:p>
          </table:table-cell>
          <table:table-cell table:formula="of:=N(AND([.$I299]&lt;=[.R$1]; [.$I299]&gt;[.Q$1]))" office:value-type="float" office:value="0">
            <text:p>0</text:p>
          </table:table-cell>
          <table:table-cell table:formula="of:=N(AND([.$I299]&lt;=[.S$1]; [.$I299]&gt;[.R$1]))" office:value-type="float" office:value="0">
            <text:p>0</text:p>
          </table:table-cell>
          <table:table-cell table:formula="of:=N(AND([.$I299]&lt;=[.T$1]; [.$I299]&gt;[.S$1]))" office:value-type="float" office:value="0">
            <text:p>0</text:p>
          </table:table-cell>
          <table:table-cell table:formula="of:=N(AND([.$I299]&lt;=[.U$1]; [.$I299]&gt;[.T$1]))" office:value-type="float" office:value="0">
            <text:p>0</text:p>
          </table:table-cell>
          <table:table-cell table:formula="of:=N(AND([.$I299]&lt;=[.V$1]; [.$I299]&gt;[.U$1]))" office:value-type="float" office:value="0">
            <text:p>0</text:p>
          </table:table-cell>
          <table:table-cell table:formula="of:=N(AND([.$I299]&lt;=[.W$1]; [.$I299]&gt;[.V$1]))" office:value-type="float" office:value="0">
            <text:p>0</text:p>
          </table:table-cell>
          <table:table-cell table:formula="of:=N(AND([.$I299]&lt;=[.X$1]; [.$I299]&gt;[.W$1]))" office:value-type="float" office:value="0">
            <text:p>0</text:p>
          </table:table-cell>
          <table:table-cell table:formula="of:=N(AND([.$I299]&lt;=[.Y$1]; [.$I299]&gt;[.X$1]))" office:value-type="float" office:value="0">
            <text:p>0</text:p>
          </table:table-cell>
          <table:table-cell table:formula="of:=N(AND([.$I299]&lt;=[.Z$1]; [.$I299]&gt;[.Y$1]))" office:value-type="float" office:value="0">
            <text:p>0</text:p>
          </table:table-cell>
          <table:table-cell table:formula="of:=N(AND([.$I299]&lt;=[.AA$1]; [.$I299]&gt;[.Z$1]))" office:value-type="float" office:value="0">
            <text:p>0</text:p>
          </table:table-cell>
          <table:table-cell table:formula="of:=N(AND([.$I299]&lt;=[.AB$1]; [.$I299]&gt;[.AA$1]))" office:value-type="float" office:value="0">
            <text:p>0</text:p>
          </table:table-cell>
          <table:table-cell table:formula="of:=N(AND([.$I299]&lt;=[.AC$1]; [.$I299]&gt;[.AB$1]))" office:value-type="float" office:value="0">
            <text:p>0</text:p>
          </table:table-cell>
          <table:table-cell table:formula="of:=N(AND([.$I299]&lt;=[.AD$1]; [.$I299]&gt;[.AC$1]))" office:value-type="float" office:value="0">
            <text:p>0</text:p>
          </table:table-cell>
          <table:table-cell table:formula="of:=N(AND([.$I299]&lt;=[.AE$1]; [.$I299]&gt;[.AD$1]))" office:value-type="float" office:value="0">
            <text:p>0</text:p>
          </table:table-cell>
          <table:table-cell table:formula="of:=N(AND([.$I299]&lt;=[.AF$1]; [.$I299]&gt;[.AE$1]))" office:value-type="float" office:value="0">
            <text:p>0</text:p>
          </table:table-cell>
          <table:table-cell table:formula="of:=N(AND([.$I299]&lt;=[.AG$1]; [.$I299]&gt;[.AF$1]))" office:value-type="float" office:value="0">
            <text:p>0</text:p>
          </table:table-cell>
          <table:table-cell table:formula="of:=N(AND([.$I299]&lt;=[.AH$1]; [.$I299]&gt;[.AG$1]))" office:value-type="float" office:value="0">
            <text:p>0</text:p>
          </table:table-cell>
          <table:table-cell table:formula="of:=N(AND([.$I299]&lt;=[.AI$1]; [.$I29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1:58Z</text:p>
          </table:table-cell>
          <table:table-cell office:value-type="float" office:value="2854">
            <text:p>2854</text:p>
          </table:table-cell>
          <table:table-cell/>
          <table:table-cell office:value-type="float" office:value="174000">
            <text:p>174000</text:p>
          </table:table-cell>
          <table:table-cell office:value-type="float" office:value="821">
            <text:p>821</text:p>
          </table:table-cell>
          <table:table-cell table:formula="of:=N(AND([.$I300]&lt;=[.K$1]; [.$I300]&gt;[.J$1]))" office:value-type="float" office:value="0">
            <text:p>0</text:p>
          </table:table-cell>
          <table:table-cell table:formula="of:=N(AND([.$I300]&lt;=[.L$1]; [.$I300]&gt;[.K$1]))" office:value-type="float" office:value="0">
            <text:p>0</text:p>
          </table:table-cell>
          <table:table-cell table:formula="of:=N(AND([.$I300]&lt;=[.M$1]; [.$I300]&gt;[.L$1]))" office:value-type="float" office:value="0">
            <text:p>0</text:p>
          </table:table-cell>
          <table:table-cell table:formula="of:=N(AND([.$I300]&lt;=[.N$1]; [.$I300]&gt;[.M$1]))" office:value-type="float" office:value="0">
            <text:p>0</text:p>
          </table:table-cell>
          <table:table-cell table:formula="of:=N(AND([.$I300]&lt;=[.O$1]; [.$I300]&gt;[.N$1]))" office:value-type="float" office:value="0">
            <text:p>0</text:p>
          </table:table-cell>
          <table:table-cell table:formula="of:=N(AND([.$I300]&lt;=[.P$1]; [.$I300]&gt;[.O$1]))" office:value-type="float" office:value="1">
            <text:p>1</text:p>
          </table:table-cell>
          <table:table-cell table:formula="of:=N(AND([.$I300]&lt;=[.Q$1]; [.$I300]&gt;[.P$1]))" office:value-type="float" office:value="0">
            <text:p>0</text:p>
          </table:table-cell>
          <table:table-cell table:formula="of:=N(AND([.$I300]&lt;=[.R$1]; [.$I300]&gt;[.Q$1]))" office:value-type="float" office:value="0">
            <text:p>0</text:p>
          </table:table-cell>
          <table:table-cell table:formula="of:=N(AND([.$I300]&lt;=[.S$1]; [.$I300]&gt;[.R$1]))" office:value-type="float" office:value="0">
            <text:p>0</text:p>
          </table:table-cell>
          <table:table-cell table:formula="of:=N(AND([.$I300]&lt;=[.T$1]; [.$I300]&gt;[.S$1]))" office:value-type="float" office:value="0">
            <text:p>0</text:p>
          </table:table-cell>
          <table:table-cell table:formula="of:=N(AND([.$I300]&lt;=[.U$1]; [.$I300]&gt;[.T$1]))" office:value-type="float" office:value="0">
            <text:p>0</text:p>
          </table:table-cell>
          <table:table-cell table:formula="of:=N(AND([.$I300]&lt;=[.V$1]; [.$I300]&gt;[.U$1]))" office:value-type="float" office:value="0">
            <text:p>0</text:p>
          </table:table-cell>
          <table:table-cell table:formula="of:=N(AND([.$I300]&lt;=[.W$1]; [.$I300]&gt;[.V$1]))" office:value-type="float" office:value="0">
            <text:p>0</text:p>
          </table:table-cell>
          <table:table-cell table:formula="of:=N(AND([.$I300]&lt;=[.X$1]; [.$I300]&gt;[.W$1]))" office:value-type="float" office:value="0">
            <text:p>0</text:p>
          </table:table-cell>
          <table:table-cell table:formula="of:=N(AND([.$I300]&lt;=[.Y$1]; [.$I300]&gt;[.X$1]))" office:value-type="float" office:value="0">
            <text:p>0</text:p>
          </table:table-cell>
          <table:table-cell table:formula="of:=N(AND([.$I300]&lt;=[.Z$1]; [.$I300]&gt;[.Y$1]))" office:value-type="float" office:value="0">
            <text:p>0</text:p>
          </table:table-cell>
          <table:table-cell table:formula="of:=N(AND([.$I300]&lt;=[.AA$1]; [.$I300]&gt;[.Z$1]))" office:value-type="float" office:value="0">
            <text:p>0</text:p>
          </table:table-cell>
          <table:table-cell table:formula="of:=N(AND([.$I300]&lt;=[.AB$1]; [.$I300]&gt;[.AA$1]))" office:value-type="float" office:value="0">
            <text:p>0</text:p>
          </table:table-cell>
          <table:table-cell table:formula="of:=N(AND([.$I300]&lt;=[.AC$1]; [.$I300]&gt;[.AB$1]))" office:value-type="float" office:value="0">
            <text:p>0</text:p>
          </table:table-cell>
          <table:table-cell table:formula="of:=N(AND([.$I300]&lt;=[.AD$1]; [.$I300]&gt;[.AC$1]))" office:value-type="float" office:value="0">
            <text:p>0</text:p>
          </table:table-cell>
          <table:table-cell table:formula="of:=N(AND([.$I300]&lt;=[.AE$1]; [.$I300]&gt;[.AD$1]))" office:value-type="float" office:value="0">
            <text:p>0</text:p>
          </table:table-cell>
          <table:table-cell table:formula="of:=N(AND([.$I300]&lt;=[.AF$1]; [.$I300]&gt;[.AE$1]))" office:value-type="float" office:value="0">
            <text:p>0</text:p>
          </table:table-cell>
          <table:table-cell table:formula="of:=N(AND([.$I300]&lt;=[.AG$1]; [.$I300]&gt;[.AF$1]))" office:value-type="float" office:value="0">
            <text:p>0</text:p>
          </table:table-cell>
          <table:table-cell table:formula="of:=N(AND([.$I300]&lt;=[.AH$1]; [.$I300]&gt;[.AG$1]))" office:value-type="float" office:value="0">
            <text:p>0</text:p>
          </table:table-cell>
          <table:table-cell table:formula="of:=N(AND([.$I300]&lt;=[.AI$1]; [.$I30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2:40Z</text:p>
          </table:table-cell>
          <table:table-cell office:value-type="float" office:value="17845">
            <text:p>17845</text:p>
          </table:table-cell>
          <table:table-cell/>
          <table:table-cell office:value-type="float" office:value="111000">
            <text:p>111000</text:p>
          </table:table-cell>
          <table:table-cell office:value-type="float" office:value="821">
            <text:p>821</text:p>
          </table:table-cell>
          <table:table-cell table:formula="of:=N(AND([.$I301]&lt;=[.K$1]; [.$I301]&gt;[.J$1]))" office:value-type="float" office:value="0">
            <text:p>0</text:p>
          </table:table-cell>
          <table:table-cell table:formula="of:=N(AND([.$I301]&lt;=[.L$1]; [.$I301]&gt;[.K$1]))" office:value-type="float" office:value="0">
            <text:p>0</text:p>
          </table:table-cell>
          <table:table-cell table:formula="of:=N(AND([.$I301]&lt;=[.M$1]; [.$I301]&gt;[.L$1]))" office:value-type="float" office:value="0">
            <text:p>0</text:p>
          </table:table-cell>
          <table:table-cell table:formula="of:=N(AND([.$I301]&lt;=[.N$1]; [.$I301]&gt;[.M$1]))" office:value-type="float" office:value="1">
            <text:p>1</text:p>
          </table:table-cell>
          <table:table-cell table:formula="of:=N(AND([.$I301]&lt;=[.O$1]; [.$I301]&gt;[.N$1]))" office:value-type="float" office:value="0">
            <text:p>0</text:p>
          </table:table-cell>
          <table:table-cell table:formula="of:=N(AND([.$I301]&lt;=[.P$1]; [.$I301]&gt;[.O$1]))" office:value-type="float" office:value="0">
            <text:p>0</text:p>
          </table:table-cell>
          <table:table-cell table:formula="of:=N(AND([.$I301]&lt;=[.Q$1]; [.$I301]&gt;[.P$1]))" office:value-type="float" office:value="0">
            <text:p>0</text:p>
          </table:table-cell>
          <table:table-cell table:formula="of:=N(AND([.$I301]&lt;=[.R$1]; [.$I301]&gt;[.Q$1]))" office:value-type="float" office:value="0">
            <text:p>0</text:p>
          </table:table-cell>
          <table:table-cell table:formula="of:=N(AND([.$I301]&lt;=[.S$1]; [.$I301]&gt;[.R$1]))" office:value-type="float" office:value="0">
            <text:p>0</text:p>
          </table:table-cell>
          <table:table-cell table:formula="of:=N(AND([.$I301]&lt;=[.T$1]; [.$I301]&gt;[.S$1]))" office:value-type="float" office:value="0">
            <text:p>0</text:p>
          </table:table-cell>
          <table:table-cell table:formula="of:=N(AND([.$I301]&lt;=[.U$1]; [.$I301]&gt;[.T$1]))" office:value-type="float" office:value="0">
            <text:p>0</text:p>
          </table:table-cell>
          <table:table-cell table:formula="of:=N(AND([.$I301]&lt;=[.V$1]; [.$I301]&gt;[.U$1]))" office:value-type="float" office:value="0">
            <text:p>0</text:p>
          </table:table-cell>
          <table:table-cell table:formula="of:=N(AND([.$I301]&lt;=[.W$1]; [.$I301]&gt;[.V$1]))" office:value-type="float" office:value="0">
            <text:p>0</text:p>
          </table:table-cell>
          <table:table-cell table:formula="of:=N(AND([.$I301]&lt;=[.X$1]; [.$I301]&gt;[.W$1]))" office:value-type="float" office:value="0">
            <text:p>0</text:p>
          </table:table-cell>
          <table:table-cell table:formula="of:=N(AND([.$I301]&lt;=[.Y$1]; [.$I301]&gt;[.X$1]))" office:value-type="float" office:value="0">
            <text:p>0</text:p>
          </table:table-cell>
          <table:table-cell table:formula="of:=N(AND([.$I301]&lt;=[.Z$1]; [.$I301]&gt;[.Y$1]))" office:value-type="float" office:value="0">
            <text:p>0</text:p>
          </table:table-cell>
          <table:table-cell table:formula="of:=N(AND([.$I301]&lt;=[.AA$1]; [.$I301]&gt;[.Z$1]))" office:value-type="float" office:value="0">
            <text:p>0</text:p>
          </table:table-cell>
          <table:table-cell table:formula="of:=N(AND([.$I301]&lt;=[.AB$1]; [.$I301]&gt;[.AA$1]))" office:value-type="float" office:value="0">
            <text:p>0</text:p>
          </table:table-cell>
          <table:table-cell table:formula="of:=N(AND([.$I301]&lt;=[.AC$1]; [.$I301]&gt;[.AB$1]))" office:value-type="float" office:value="0">
            <text:p>0</text:p>
          </table:table-cell>
          <table:table-cell table:formula="of:=N(AND([.$I301]&lt;=[.AD$1]; [.$I301]&gt;[.AC$1]))" office:value-type="float" office:value="0">
            <text:p>0</text:p>
          </table:table-cell>
          <table:table-cell table:formula="of:=N(AND([.$I301]&lt;=[.AE$1]; [.$I301]&gt;[.AD$1]))" office:value-type="float" office:value="0">
            <text:p>0</text:p>
          </table:table-cell>
          <table:table-cell table:formula="of:=N(AND([.$I301]&lt;=[.AF$1]; [.$I301]&gt;[.AE$1]))" office:value-type="float" office:value="0">
            <text:p>0</text:p>
          </table:table-cell>
          <table:table-cell table:formula="of:=N(AND([.$I301]&lt;=[.AG$1]; [.$I301]&gt;[.AF$1]))" office:value-type="float" office:value="0">
            <text:p>0</text:p>
          </table:table-cell>
          <table:table-cell table:formula="of:=N(AND([.$I301]&lt;=[.AH$1]; [.$I301]&gt;[.AG$1]))" office:value-type="float" office:value="0">
            <text:p>0</text:p>
          </table:table-cell>
          <table:table-cell table:formula="of:=N(AND([.$I301]&lt;=[.AI$1]; [.$I30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2:52Z</text:p>
          </table:table-cell>
          <table:table-cell office:value-type="float" office:value="2911">
            <text:p>2911</text:p>
          </table:table-cell>
          <table:table-cell/>
          <table:table-cell office:value-type="float" office:value="330000">
            <text:p>330000</text:p>
          </table:table-cell>
          <table:table-cell office:value-type="float" office:value="551">
            <text:p>551</text:p>
          </table:table-cell>
          <table:table-cell table:formula="of:=N(AND([.$I302]&lt;=[.K$1]; [.$I302]&gt;[.J$1]))" office:value-type="float" office:value="0">
            <text:p>0</text:p>
          </table:table-cell>
          <table:table-cell table:formula="of:=N(AND([.$I302]&lt;=[.L$1]; [.$I302]&gt;[.K$1]))" office:value-type="float" office:value="0">
            <text:p>0</text:p>
          </table:table-cell>
          <table:table-cell table:formula="of:=N(AND([.$I302]&lt;=[.M$1]; [.$I302]&gt;[.L$1]))" office:value-type="float" office:value="0">
            <text:p>0</text:p>
          </table:table-cell>
          <table:table-cell table:formula="of:=N(AND([.$I302]&lt;=[.N$1]; [.$I302]&gt;[.M$1]))" office:value-type="float" office:value="0">
            <text:p>0</text:p>
          </table:table-cell>
          <table:table-cell table:formula="of:=N(AND([.$I302]&lt;=[.O$1]; [.$I302]&gt;[.N$1]))" office:value-type="float" office:value="0">
            <text:p>0</text:p>
          </table:table-cell>
          <table:table-cell table:formula="of:=N(AND([.$I302]&lt;=[.P$1]; [.$I302]&gt;[.O$1]))" office:value-type="float" office:value="0">
            <text:p>0</text:p>
          </table:table-cell>
          <table:table-cell table:formula="of:=N(AND([.$I302]&lt;=[.Q$1]; [.$I302]&gt;[.P$1]))" office:value-type="float" office:value="0">
            <text:p>0</text:p>
          </table:table-cell>
          <table:table-cell table:formula="of:=N(AND([.$I302]&lt;=[.R$1]; [.$I302]&gt;[.Q$1]))" office:value-type="float" office:value="0">
            <text:p>0</text:p>
          </table:table-cell>
          <table:table-cell table:formula="of:=N(AND([.$I302]&lt;=[.S$1]; [.$I302]&gt;[.R$1]))" office:value-type="float" office:value="0">
            <text:p>0</text:p>
          </table:table-cell>
          <table:table-cell table:formula="of:=N(AND([.$I302]&lt;=[.T$1]; [.$I302]&gt;[.S$1]))" office:value-type="float" office:value="0">
            <text:p>0</text:p>
          </table:table-cell>
          <table:table-cell table:formula="of:=N(AND([.$I302]&lt;=[.U$1]; [.$I302]&gt;[.T$1]))" office:value-type="float" office:value="1">
            <text:p>1</text:p>
          </table:table-cell>
          <table:table-cell table:formula="of:=N(AND([.$I302]&lt;=[.V$1]; [.$I302]&gt;[.U$1]))" office:value-type="float" office:value="0">
            <text:p>0</text:p>
          </table:table-cell>
          <table:table-cell table:formula="of:=N(AND([.$I302]&lt;=[.W$1]; [.$I302]&gt;[.V$1]))" office:value-type="float" office:value="0">
            <text:p>0</text:p>
          </table:table-cell>
          <table:table-cell table:formula="of:=N(AND([.$I302]&lt;=[.X$1]; [.$I302]&gt;[.W$1]))" office:value-type="float" office:value="0">
            <text:p>0</text:p>
          </table:table-cell>
          <table:table-cell table:formula="of:=N(AND([.$I302]&lt;=[.Y$1]; [.$I302]&gt;[.X$1]))" office:value-type="float" office:value="0">
            <text:p>0</text:p>
          </table:table-cell>
          <table:table-cell table:formula="of:=N(AND([.$I302]&lt;=[.Z$1]; [.$I302]&gt;[.Y$1]))" office:value-type="float" office:value="0">
            <text:p>0</text:p>
          </table:table-cell>
          <table:table-cell table:formula="of:=N(AND([.$I302]&lt;=[.AA$1]; [.$I302]&gt;[.Z$1]))" office:value-type="float" office:value="0">
            <text:p>0</text:p>
          </table:table-cell>
          <table:table-cell table:formula="of:=N(AND([.$I302]&lt;=[.AB$1]; [.$I302]&gt;[.AA$1]))" office:value-type="float" office:value="0">
            <text:p>0</text:p>
          </table:table-cell>
          <table:table-cell table:formula="of:=N(AND([.$I302]&lt;=[.AC$1]; [.$I302]&gt;[.AB$1]))" office:value-type="float" office:value="0">
            <text:p>0</text:p>
          </table:table-cell>
          <table:table-cell table:formula="of:=N(AND([.$I302]&lt;=[.AD$1]; [.$I302]&gt;[.AC$1]))" office:value-type="float" office:value="0">
            <text:p>0</text:p>
          </table:table-cell>
          <table:table-cell table:formula="of:=N(AND([.$I302]&lt;=[.AE$1]; [.$I302]&gt;[.AD$1]))" office:value-type="float" office:value="0">
            <text:p>0</text:p>
          </table:table-cell>
          <table:table-cell table:formula="of:=N(AND([.$I302]&lt;=[.AF$1]; [.$I302]&gt;[.AE$1]))" office:value-type="float" office:value="0">
            <text:p>0</text:p>
          </table:table-cell>
          <table:table-cell table:formula="of:=N(AND([.$I302]&lt;=[.AG$1]; [.$I302]&gt;[.AF$1]))" office:value-type="float" office:value="0">
            <text:p>0</text:p>
          </table:table-cell>
          <table:table-cell table:formula="of:=N(AND([.$I302]&lt;=[.AH$1]; [.$I302]&gt;[.AG$1]))" office:value-type="float" office:value="0">
            <text:p>0</text:p>
          </table:table-cell>
          <table:table-cell table:formula="of:=N(AND([.$I302]&lt;=[.AI$1]; [.$I30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3:20Z</text:p>
          </table:table-cell>
          <table:table-cell office:value-type="float" office:value="3252">
            <text:p>3252</text:p>
          </table:table-cell>
          <table:table-cell/>
          <table:table-cell office:value-type="float" office:value="135000">
            <text:p>135000</text:p>
          </table:table-cell>
          <table:table-cell office:value-type="float" office:value="821">
            <text:p>821</text:p>
          </table:table-cell>
          <table:table-cell table:formula="of:=N(AND([.$I303]&lt;=[.K$1]; [.$I303]&gt;[.J$1]))" office:value-type="float" office:value="0">
            <text:p>0</text:p>
          </table:table-cell>
          <table:table-cell table:formula="of:=N(AND([.$I303]&lt;=[.L$1]; [.$I303]&gt;[.K$1]))" office:value-type="float" office:value="0">
            <text:p>0</text:p>
          </table:table-cell>
          <table:table-cell table:formula="of:=N(AND([.$I303]&lt;=[.M$1]; [.$I303]&gt;[.L$1]))" office:value-type="float" office:value="0">
            <text:p>0</text:p>
          </table:table-cell>
          <table:table-cell table:formula="of:=N(AND([.$I303]&lt;=[.N$1]; [.$I303]&gt;[.M$1]))" office:value-type="float" office:value="0">
            <text:p>0</text:p>
          </table:table-cell>
          <table:table-cell table:formula="of:=N(AND([.$I303]&lt;=[.O$1]; [.$I303]&gt;[.N$1]))" office:value-type="float" office:value="1">
            <text:p>1</text:p>
          </table:table-cell>
          <table:table-cell table:formula="of:=N(AND([.$I303]&lt;=[.P$1]; [.$I303]&gt;[.O$1]))" office:value-type="float" office:value="0">
            <text:p>0</text:p>
          </table:table-cell>
          <table:table-cell table:formula="of:=N(AND([.$I303]&lt;=[.Q$1]; [.$I303]&gt;[.P$1]))" office:value-type="float" office:value="0">
            <text:p>0</text:p>
          </table:table-cell>
          <table:table-cell table:formula="of:=N(AND([.$I303]&lt;=[.R$1]; [.$I303]&gt;[.Q$1]))" office:value-type="float" office:value="0">
            <text:p>0</text:p>
          </table:table-cell>
          <table:table-cell table:formula="of:=N(AND([.$I303]&lt;=[.S$1]; [.$I303]&gt;[.R$1]))" office:value-type="float" office:value="0">
            <text:p>0</text:p>
          </table:table-cell>
          <table:table-cell table:formula="of:=N(AND([.$I303]&lt;=[.T$1]; [.$I303]&gt;[.S$1]))" office:value-type="float" office:value="0">
            <text:p>0</text:p>
          </table:table-cell>
          <table:table-cell table:formula="of:=N(AND([.$I303]&lt;=[.U$1]; [.$I303]&gt;[.T$1]))" office:value-type="float" office:value="0">
            <text:p>0</text:p>
          </table:table-cell>
          <table:table-cell table:formula="of:=N(AND([.$I303]&lt;=[.V$1]; [.$I303]&gt;[.U$1]))" office:value-type="float" office:value="0">
            <text:p>0</text:p>
          </table:table-cell>
          <table:table-cell table:formula="of:=N(AND([.$I303]&lt;=[.W$1]; [.$I303]&gt;[.V$1]))" office:value-type="float" office:value="0">
            <text:p>0</text:p>
          </table:table-cell>
          <table:table-cell table:formula="of:=N(AND([.$I303]&lt;=[.X$1]; [.$I303]&gt;[.W$1]))" office:value-type="float" office:value="0">
            <text:p>0</text:p>
          </table:table-cell>
          <table:table-cell table:formula="of:=N(AND([.$I303]&lt;=[.Y$1]; [.$I303]&gt;[.X$1]))" office:value-type="float" office:value="0">
            <text:p>0</text:p>
          </table:table-cell>
          <table:table-cell table:formula="of:=N(AND([.$I303]&lt;=[.Z$1]; [.$I303]&gt;[.Y$1]))" office:value-type="float" office:value="0">
            <text:p>0</text:p>
          </table:table-cell>
          <table:table-cell table:formula="of:=N(AND([.$I303]&lt;=[.AA$1]; [.$I303]&gt;[.Z$1]))" office:value-type="float" office:value="0">
            <text:p>0</text:p>
          </table:table-cell>
          <table:table-cell table:formula="of:=N(AND([.$I303]&lt;=[.AB$1]; [.$I303]&gt;[.AA$1]))" office:value-type="float" office:value="0">
            <text:p>0</text:p>
          </table:table-cell>
          <table:table-cell table:formula="of:=N(AND([.$I303]&lt;=[.AC$1]; [.$I303]&gt;[.AB$1]))" office:value-type="float" office:value="0">
            <text:p>0</text:p>
          </table:table-cell>
          <table:table-cell table:formula="of:=N(AND([.$I303]&lt;=[.AD$1]; [.$I303]&gt;[.AC$1]))" office:value-type="float" office:value="0">
            <text:p>0</text:p>
          </table:table-cell>
          <table:table-cell table:formula="of:=N(AND([.$I303]&lt;=[.AE$1]; [.$I303]&gt;[.AD$1]))" office:value-type="float" office:value="0">
            <text:p>0</text:p>
          </table:table-cell>
          <table:table-cell table:formula="of:=N(AND([.$I303]&lt;=[.AF$1]; [.$I303]&gt;[.AE$1]))" office:value-type="float" office:value="0">
            <text:p>0</text:p>
          </table:table-cell>
          <table:table-cell table:formula="of:=N(AND([.$I303]&lt;=[.AG$1]; [.$I303]&gt;[.AF$1]))" office:value-type="float" office:value="0">
            <text:p>0</text:p>
          </table:table-cell>
          <table:table-cell table:formula="of:=N(AND([.$I303]&lt;=[.AH$1]; [.$I303]&gt;[.AG$1]))" office:value-type="float" office:value="0">
            <text:p>0</text:p>
          </table:table-cell>
          <table:table-cell table:formula="of:=N(AND([.$I303]&lt;=[.AI$1]; [.$I30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4:17Z</text:p>
          </table:table-cell>
          <table:table-cell office:value-type="float" office:value="4382">
            <text:p>4382</text:p>
          </table:table-cell>
          <table:table-cell/>
          <table:table-cell office:value-type="float" office:value="154000">
            <text:p>154000</text:p>
          </table:table-cell>
          <table:table-cell office:value-type="float" office:value="821">
            <text:p>821</text:p>
          </table:table-cell>
          <table:table-cell table:formula="of:=N(AND([.$I304]&lt;=[.K$1]; [.$I304]&gt;[.J$1]))" office:value-type="float" office:value="0">
            <text:p>0</text:p>
          </table:table-cell>
          <table:table-cell table:formula="of:=N(AND([.$I304]&lt;=[.L$1]; [.$I304]&gt;[.K$1]))" office:value-type="float" office:value="0">
            <text:p>0</text:p>
          </table:table-cell>
          <table:table-cell table:formula="of:=N(AND([.$I304]&lt;=[.M$1]; [.$I304]&gt;[.L$1]))" office:value-type="float" office:value="0">
            <text:p>0</text:p>
          </table:table-cell>
          <table:table-cell table:formula="of:=N(AND([.$I304]&lt;=[.N$1]; [.$I304]&gt;[.M$1]))" office:value-type="float" office:value="0">
            <text:p>0</text:p>
          </table:table-cell>
          <table:table-cell table:formula="of:=N(AND([.$I304]&lt;=[.O$1]; [.$I304]&gt;[.N$1]))" office:value-type="float" office:value="0">
            <text:p>0</text:p>
          </table:table-cell>
          <table:table-cell table:formula="of:=N(AND([.$I304]&lt;=[.P$1]; [.$I304]&gt;[.O$1]))" office:value-type="float" office:value="1">
            <text:p>1</text:p>
          </table:table-cell>
          <table:table-cell table:formula="of:=N(AND([.$I304]&lt;=[.Q$1]; [.$I304]&gt;[.P$1]))" office:value-type="float" office:value="0">
            <text:p>0</text:p>
          </table:table-cell>
          <table:table-cell table:formula="of:=N(AND([.$I304]&lt;=[.R$1]; [.$I304]&gt;[.Q$1]))" office:value-type="float" office:value="0">
            <text:p>0</text:p>
          </table:table-cell>
          <table:table-cell table:formula="of:=N(AND([.$I304]&lt;=[.S$1]; [.$I304]&gt;[.R$1]))" office:value-type="float" office:value="0">
            <text:p>0</text:p>
          </table:table-cell>
          <table:table-cell table:formula="of:=N(AND([.$I304]&lt;=[.T$1]; [.$I304]&gt;[.S$1]))" office:value-type="float" office:value="0">
            <text:p>0</text:p>
          </table:table-cell>
          <table:table-cell table:formula="of:=N(AND([.$I304]&lt;=[.U$1]; [.$I304]&gt;[.T$1]))" office:value-type="float" office:value="0">
            <text:p>0</text:p>
          </table:table-cell>
          <table:table-cell table:formula="of:=N(AND([.$I304]&lt;=[.V$1]; [.$I304]&gt;[.U$1]))" office:value-type="float" office:value="0">
            <text:p>0</text:p>
          </table:table-cell>
          <table:table-cell table:formula="of:=N(AND([.$I304]&lt;=[.W$1]; [.$I304]&gt;[.V$1]))" office:value-type="float" office:value="0">
            <text:p>0</text:p>
          </table:table-cell>
          <table:table-cell table:formula="of:=N(AND([.$I304]&lt;=[.X$1]; [.$I304]&gt;[.W$1]))" office:value-type="float" office:value="0">
            <text:p>0</text:p>
          </table:table-cell>
          <table:table-cell table:formula="of:=N(AND([.$I304]&lt;=[.Y$1]; [.$I304]&gt;[.X$1]))" office:value-type="float" office:value="0">
            <text:p>0</text:p>
          </table:table-cell>
          <table:table-cell table:formula="of:=N(AND([.$I304]&lt;=[.Z$1]; [.$I304]&gt;[.Y$1]))" office:value-type="float" office:value="0">
            <text:p>0</text:p>
          </table:table-cell>
          <table:table-cell table:formula="of:=N(AND([.$I304]&lt;=[.AA$1]; [.$I304]&gt;[.Z$1]))" office:value-type="float" office:value="0">
            <text:p>0</text:p>
          </table:table-cell>
          <table:table-cell table:formula="of:=N(AND([.$I304]&lt;=[.AB$1]; [.$I304]&gt;[.AA$1]))" office:value-type="float" office:value="0">
            <text:p>0</text:p>
          </table:table-cell>
          <table:table-cell table:formula="of:=N(AND([.$I304]&lt;=[.AC$1]; [.$I304]&gt;[.AB$1]))" office:value-type="float" office:value="0">
            <text:p>0</text:p>
          </table:table-cell>
          <table:table-cell table:formula="of:=N(AND([.$I304]&lt;=[.AD$1]; [.$I304]&gt;[.AC$1]))" office:value-type="float" office:value="0">
            <text:p>0</text:p>
          </table:table-cell>
          <table:table-cell table:formula="of:=N(AND([.$I304]&lt;=[.AE$1]; [.$I304]&gt;[.AD$1]))" office:value-type="float" office:value="0">
            <text:p>0</text:p>
          </table:table-cell>
          <table:table-cell table:formula="of:=N(AND([.$I304]&lt;=[.AF$1]; [.$I304]&gt;[.AE$1]))" office:value-type="float" office:value="0">
            <text:p>0</text:p>
          </table:table-cell>
          <table:table-cell table:formula="of:=N(AND([.$I304]&lt;=[.AG$1]; [.$I304]&gt;[.AF$1]))" office:value-type="float" office:value="0">
            <text:p>0</text:p>
          </table:table-cell>
          <table:table-cell table:formula="of:=N(AND([.$I304]&lt;=[.AH$1]; [.$I304]&gt;[.AG$1]))" office:value-type="float" office:value="0">
            <text:p>0</text:p>
          </table:table-cell>
          <table:table-cell table:formula="of:=N(AND([.$I304]&lt;=[.AI$1]; [.$I30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4:42Z</text:p>
          </table:table-cell>
          <table:table-cell office:value-type="float" office:value="2808">
            <text:p>2808</text:p>
          </table:table-cell>
          <table:table-cell/>
          <table:table-cell office:value-type="float" office:value="343000">
            <text:p>343000</text:p>
          </table:table-cell>
          <table:table-cell office:value-type="float" office:value="821">
            <text:p>821</text:p>
          </table:table-cell>
          <table:table-cell table:formula="of:=N(AND([.$I305]&lt;=[.K$1]; [.$I305]&gt;[.J$1]))" office:value-type="float" office:value="0">
            <text:p>0</text:p>
          </table:table-cell>
          <table:table-cell table:formula="of:=N(AND([.$I305]&lt;=[.L$1]; [.$I305]&gt;[.K$1]))" office:value-type="float" office:value="0">
            <text:p>0</text:p>
          </table:table-cell>
          <table:table-cell table:formula="of:=N(AND([.$I305]&lt;=[.M$1]; [.$I305]&gt;[.L$1]))" office:value-type="float" office:value="0">
            <text:p>0</text:p>
          </table:table-cell>
          <table:table-cell table:formula="of:=N(AND([.$I305]&lt;=[.N$1]; [.$I305]&gt;[.M$1]))" office:value-type="float" office:value="0">
            <text:p>0</text:p>
          </table:table-cell>
          <table:table-cell table:formula="of:=N(AND([.$I305]&lt;=[.O$1]; [.$I305]&gt;[.N$1]))" office:value-type="float" office:value="0">
            <text:p>0</text:p>
          </table:table-cell>
          <table:table-cell table:formula="of:=N(AND([.$I305]&lt;=[.P$1]; [.$I305]&gt;[.O$1]))" office:value-type="float" office:value="0">
            <text:p>0</text:p>
          </table:table-cell>
          <table:table-cell table:formula="of:=N(AND([.$I305]&lt;=[.Q$1]; [.$I305]&gt;[.P$1]))" office:value-type="float" office:value="0">
            <text:p>0</text:p>
          </table:table-cell>
          <table:table-cell table:formula="of:=N(AND([.$I305]&lt;=[.R$1]; [.$I305]&gt;[.Q$1]))" office:value-type="float" office:value="0">
            <text:p>0</text:p>
          </table:table-cell>
          <table:table-cell table:formula="of:=N(AND([.$I305]&lt;=[.S$1]; [.$I305]&gt;[.R$1]))" office:value-type="float" office:value="0">
            <text:p>0</text:p>
          </table:table-cell>
          <table:table-cell table:formula="of:=N(AND([.$I305]&lt;=[.T$1]; [.$I305]&gt;[.S$1]))" office:value-type="float" office:value="0">
            <text:p>0</text:p>
          </table:table-cell>
          <table:table-cell table:formula="of:=N(AND([.$I305]&lt;=[.U$1]; [.$I305]&gt;[.T$1]))" office:value-type="float" office:value="0">
            <text:p>0</text:p>
          </table:table-cell>
          <table:table-cell table:formula="of:=N(AND([.$I305]&lt;=[.V$1]; [.$I305]&gt;[.U$1]))" office:value-type="float" office:value="1">
            <text:p>1</text:p>
          </table:table-cell>
          <table:table-cell table:formula="of:=N(AND([.$I305]&lt;=[.W$1]; [.$I305]&gt;[.V$1]))" office:value-type="float" office:value="0">
            <text:p>0</text:p>
          </table:table-cell>
          <table:table-cell table:formula="of:=N(AND([.$I305]&lt;=[.X$1]; [.$I305]&gt;[.W$1]))" office:value-type="float" office:value="0">
            <text:p>0</text:p>
          </table:table-cell>
          <table:table-cell table:formula="of:=N(AND([.$I305]&lt;=[.Y$1]; [.$I305]&gt;[.X$1]))" office:value-type="float" office:value="0">
            <text:p>0</text:p>
          </table:table-cell>
          <table:table-cell table:formula="of:=N(AND([.$I305]&lt;=[.Z$1]; [.$I305]&gt;[.Y$1]))" office:value-type="float" office:value="0">
            <text:p>0</text:p>
          </table:table-cell>
          <table:table-cell table:formula="of:=N(AND([.$I305]&lt;=[.AA$1]; [.$I305]&gt;[.Z$1]))" office:value-type="float" office:value="0">
            <text:p>0</text:p>
          </table:table-cell>
          <table:table-cell table:formula="of:=N(AND([.$I305]&lt;=[.AB$1]; [.$I305]&gt;[.AA$1]))" office:value-type="float" office:value="0">
            <text:p>0</text:p>
          </table:table-cell>
          <table:table-cell table:formula="of:=N(AND([.$I305]&lt;=[.AC$1]; [.$I305]&gt;[.AB$1]))" office:value-type="float" office:value="0">
            <text:p>0</text:p>
          </table:table-cell>
          <table:table-cell table:formula="of:=N(AND([.$I305]&lt;=[.AD$1]; [.$I305]&gt;[.AC$1]))" office:value-type="float" office:value="0">
            <text:p>0</text:p>
          </table:table-cell>
          <table:table-cell table:formula="of:=N(AND([.$I305]&lt;=[.AE$1]; [.$I305]&gt;[.AD$1]))" office:value-type="float" office:value="0">
            <text:p>0</text:p>
          </table:table-cell>
          <table:table-cell table:formula="of:=N(AND([.$I305]&lt;=[.AF$1]; [.$I305]&gt;[.AE$1]))" office:value-type="float" office:value="0">
            <text:p>0</text:p>
          </table:table-cell>
          <table:table-cell table:formula="of:=N(AND([.$I305]&lt;=[.AG$1]; [.$I305]&gt;[.AF$1]))" office:value-type="float" office:value="0">
            <text:p>0</text:p>
          </table:table-cell>
          <table:table-cell table:formula="of:=N(AND([.$I305]&lt;=[.AH$1]; [.$I305]&gt;[.AG$1]))" office:value-type="float" office:value="0">
            <text:p>0</text:p>
          </table:table-cell>
          <table:table-cell table:formula="of:=N(AND([.$I305]&lt;=[.AI$1]; [.$I30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6:20Z</text:p>
          </table:table-cell>
          <table:table-cell office:value-type="float" office:value="18520">
            <text:p>18520</text:p>
          </table:table-cell>
          <table:table-cell/>
          <table:table-cell office:value-type="float" office:value="243000">
            <text:p>243000</text:p>
          </table:table-cell>
          <table:table-cell office:value-type="float" office:value="821">
            <text:p>821</text:p>
          </table:table-cell>
          <table:table-cell table:formula="of:=N(AND([.$I306]&lt;=[.K$1]; [.$I306]&gt;[.J$1]))" office:value-type="float" office:value="0">
            <text:p>0</text:p>
          </table:table-cell>
          <table:table-cell table:formula="of:=N(AND([.$I306]&lt;=[.L$1]; [.$I306]&gt;[.K$1]))" office:value-type="float" office:value="0">
            <text:p>0</text:p>
          </table:table-cell>
          <table:table-cell table:formula="of:=N(AND([.$I306]&lt;=[.M$1]; [.$I306]&gt;[.L$1]))" office:value-type="float" office:value="0">
            <text:p>0</text:p>
          </table:table-cell>
          <table:table-cell table:formula="of:=N(AND([.$I306]&lt;=[.N$1]; [.$I306]&gt;[.M$1]))" office:value-type="float" office:value="0">
            <text:p>0</text:p>
          </table:table-cell>
          <table:table-cell table:formula="of:=N(AND([.$I306]&lt;=[.O$1]; [.$I306]&gt;[.N$1]))" office:value-type="float" office:value="0">
            <text:p>0</text:p>
          </table:table-cell>
          <table:table-cell table:formula="of:=N(AND([.$I306]&lt;=[.P$1]; [.$I306]&gt;[.O$1]))" office:value-type="float" office:value="0">
            <text:p>0</text:p>
          </table:table-cell>
          <table:table-cell table:formula="of:=N(AND([.$I306]&lt;=[.Q$1]; [.$I306]&gt;[.P$1]))" office:value-type="float" office:value="0">
            <text:p>0</text:p>
          </table:table-cell>
          <table:table-cell table:formula="of:=N(AND([.$I306]&lt;=[.R$1]; [.$I306]&gt;[.Q$1]))" office:value-type="float" office:value="0">
            <text:p>0</text:p>
          </table:table-cell>
          <table:table-cell table:formula="of:=N(AND([.$I306]&lt;=[.S$1]; [.$I306]&gt;[.R$1]))" office:value-type="float" office:value="1">
            <text:p>1</text:p>
          </table:table-cell>
          <table:table-cell table:formula="of:=N(AND([.$I306]&lt;=[.T$1]; [.$I306]&gt;[.S$1]))" office:value-type="float" office:value="0">
            <text:p>0</text:p>
          </table:table-cell>
          <table:table-cell table:formula="of:=N(AND([.$I306]&lt;=[.U$1]; [.$I306]&gt;[.T$1]))" office:value-type="float" office:value="0">
            <text:p>0</text:p>
          </table:table-cell>
          <table:table-cell table:formula="of:=N(AND([.$I306]&lt;=[.V$1]; [.$I306]&gt;[.U$1]))" office:value-type="float" office:value="0">
            <text:p>0</text:p>
          </table:table-cell>
          <table:table-cell table:formula="of:=N(AND([.$I306]&lt;=[.W$1]; [.$I306]&gt;[.V$1]))" office:value-type="float" office:value="0">
            <text:p>0</text:p>
          </table:table-cell>
          <table:table-cell table:formula="of:=N(AND([.$I306]&lt;=[.X$1]; [.$I306]&gt;[.W$1]))" office:value-type="float" office:value="0">
            <text:p>0</text:p>
          </table:table-cell>
          <table:table-cell table:formula="of:=N(AND([.$I306]&lt;=[.Y$1]; [.$I306]&gt;[.X$1]))" office:value-type="float" office:value="0">
            <text:p>0</text:p>
          </table:table-cell>
          <table:table-cell table:formula="of:=N(AND([.$I306]&lt;=[.Z$1]; [.$I306]&gt;[.Y$1]))" office:value-type="float" office:value="0">
            <text:p>0</text:p>
          </table:table-cell>
          <table:table-cell table:formula="of:=N(AND([.$I306]&lt;=[.AA$1]; [.$I306]&gt;[.Z$1]))" office:value-type="float" office:value="0">
            <text:p>0</text:p>
          </table:table-cell>
          <table:table-cell table:formula="of:=N(AND([.$I306]&lt;=[.AB$1]; [.$I306]&gt;[.AA$1]))" office:value-type="float" office:value="0">
            <text:p>0</text:p>
          </table:table-cell>
          <table:table-cell table:formula="of:=N(AND([.$I306]&lt;=[.AC$1]; [.$I306]&gt;[.AB$1]))" office:value-type="float" office:value="0">
            <text:p>0</text:p>
          </table:table-cell>
          <table:table-cell table:formula="of:=N(AND([.$I306]&lt;=[.AD$1]; [.$I306]&gt;[.AC$1]))" office:value-type="float" office:value="0">
            <text:p>0</text:p>
          </table:table-cell>
          <table:table-cell table:formula="of:=N(AND([.$I306]&lt;=[.AE$1]; [.$I306]&gt;[.AD$1]))" office:value-type="float" office:value="0">
            <text:p>0</text:p>
          </table:table-cell>
          <table:table-cell table:formula="of:=N(AND([.$I306]&lt;=[.AF$1]; [.$I306]&gt;[.AE$1]))" office:value-type="float" office:value="0">
            <text:p>0</text:p>
          </table:table-cell>
          <table:table-cell table:formula="of:=N(AND([.$I306]&lt;=[.AG$1]; [.$I306]&gt;[.AF$1]))" office:value-type="float" office:value="0">
            <text:p>0</text:p>
          </table:table-cell>
          <table:table-cell table:formula="of:=N(AND([.$I306]&lt;=[.AH$1]; [.$I306]&gt;[.AG$1]))" office:value-type="float" office:value="0">
            <text:p>0</text:p>
          </table:table-cell>
          <table:table-cell table:formula="of:=N(AND([.$I306]&lt;=[.AI$1]; [.$I30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6:32Z</text:p>
          </table:table-cell>
          <table:table-cell office:value-type="float" office:value="2875">
            <text:p>2875</text:p>
          </table:table-cell>
          <table:table-cell/>
          <table:table-cell office:value-type="float" office:value="173000">
            <text:p>173000</text:p>
          </table:table-cell>
          <table:table-cell office:value-type="float" office:value="1091">
            <text:p>1091</text:p>
          </table:table-cell>
          <table:table-cell table:formula="of:=N(AND([.$I307]&lt;=[.K$1]; [.$I307]&gt;[.J$1]))" office:value-type="float" office:value="0">
            <text:p>0</text:p>
          </table:table-cell>
          <table:table-cell table:formula="of:=N(AND([.$I307]&lt;=[.L$1]; [.$I307]&gt;[.K$1]))" office:value-type="float" office:value="0">
            <text:p>0</text:p>
          </table:table-cell>
          <table:table-cell table:formula="of:=N(AND([.$I307]&lt;=[.M$1]; [.$I307]&gt;[.L$1]))" office:value-type="float" office:value="0">
            <text:p>0</text:p>
          </table:table-cell>
          <table:table-cell table:formula="of:=N(AND([.$I307]&lt;=[.N$1]; [.$I307]&gt;[.M$1]))" office:value-type="float" office:value="0">
            <text:p>0</text:p>
          </table:table-cell>
          <table:table-cell table:formula="of:=N(AND([.$I307]&lt;=[.O$1]; [.$I307]&gt;[.N$1]))" office:value-type="float" office:value="0">
            <text:p>0</text:p>
          </table:table-cell>
          <table:table-cell table:formula="of:=N(AND([.$I307]&lt;=[.P$1]; [.$I307]&gt;[.O$1]))" office:value-type="float" office:value="1">
            <text:p>1</text:p>
          </table:table-cell>
          <table:table-cell table:formula="of:=N(AND([.$I307]&lt;=[.Q$1]; [.$I307]&gt;[.P$1]))" office:value-type="float" office:value="0">
            <text:p>0</text:p>
          </table:table-cell>
          <table:table-cell table:formula="of:=N(AND([.$I307]&lt;=[.R$1]; [.$I307]&gt;[.Q$1]))" office:value-type="float" office:value="0">
            <text:p>0</text:p>
          </table:table-cell>
          <table:table-cell table:formula="of:=N(AND([.$I307]&lt;=[.S$1]; [.$I307]&gt;[.R$1]))" office:value-type="float" office:value="0">
            <text:p>0</text:p>
          </table:table-cell>
          <table:table-cell table:formula="of:=N(AND([.$I307]&lt;=[.T$1]; [.$I307]&gt;[.S$1]))" office:value-type="float" office:value="0">
            <text:p>0</text:p>
          </table:table-cell>
          <table:table-cell table:formula="of:=N(AND([.$I307]&lt;=[.U$1]; [.$I307]&gt;[.T$1]))" office:value-type="float" office:value="0">
            <text:p>0</text:p>
          </table:table-cell>
          <table:table-cell table:formula="of:=N(AND([.$I307]&lt;=[.V$1]; [.$I307]&gt;[.U$1]))" office:value-type="float" office:value="0">
            <text:p>0</text:p>
          </table:table-cell>
          <table:table-cell table:formula="of:=N(AND([.$I307]&lt;=[.W$1]; [.$I307]&gt;[.V$1]))" office:value-type="float" office:value="0">
            <text:p>0</text:p>
          </table:table-cell>
          <table:table-cell table:formula="of:=N(AND([.$I307]&lt;=[.X$1]; [.$I307]&gt;[.W$1]))" office:value-type="float" office:value="0">
            <text:p>0</text:p>
          </table:table-cell>
          <table:table-cell table:formula="of:=N(AND([.$I307]&lt;=[.Y$1]; [.$I307]&gt;[.X$1]))" office:value-type="float" office:value="0">
            <text:p>0</text:p>
          </table:table-cell>
          <table:table-cell table:formula="of:=N(AND([.$I307]&lt;=[.Z$1]; [.$I307]&gt;[.Y$1]))" office:value-type="float" office:value="0">
            <text:p>0</text:p>
          </table:table-cell>
          <table:table-cell table:formula="of:=N(AND([.$I307]&lt;=[.AA$1]; [.$I307]&gt;[.Z$1]))" office:value-type="float" office:value="0">
            <text:p>0</text:p>
          </table:table-cell>
          <table:table-cell table:formula="of:=N(AND([.$I307]&lt;=[.AB$1]; [.$I307]&gt;[.AA$1]))" office:value-type="float" office:value="0">
            <text:p>0</text:p>
          </table:table-cell>
          <table:table-cell table:formula="of:=N(AND([.$I307]&lt;=[.AC$1]; [.$I307]&gt;[.AB$1]))" office:value-type="float" office:value="0">
            <text:p>0</text:p>
          </table:table-cell>
          <table:table-cell table:formula="of:=N(AND([.$I307]&lt;=[.AD$1]; [.$I307]&gt;[.AC$1]))" office:value-type="float" office:value="0">
            <text:p>0</text:p>
          </table:table-cell>
          <table:table-cell table:formula="of:=N(AND([.$I307]&lt;=[.AE$1]; [.$I307]&gt;[.AD$1]))" office:value-type="float" office:value="0">
            <text:p>0</text:p>
          </table:table-cell>
          <table:table-cell table:formula="of:=N(AND([.$I307]&lt;=[.AF$1]; [.$I307]&gt;[.AE$1]))" office:value-type="float" office:value="0">
            <text:p>0</text:p>
          </table:table-cell>
          <table:table-cell table:formula="of:=N(AND([.$I307]&lt;=[.AG$1]; [.$I307]&gt;[.AF$1]))" office:value-type="float" office:value="0">
            <text:p>0</text:p>
          </table:table-cell>
          <table:table-cell table:formula="of:=N(AND([.$I307]&lt;=[.AH$1]; [.$I307]&gt;[.AG$1]))" office:value-type="float" office:value="0">
            <text:p>0</text:p>
          </table:table-cell>
          <table:table-cell table:formula="of:=N(AND([.$I307]&lt;=[.AI$1]; [.$I30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6:59Z</text:p>
          </table:table-cell>
          <table:table-cell office:value-type="float" office:value="2771">
            <text:p>2771</text:p>
          </table:table-cell>
          <table:table-cell/>
          <table:table-cell office:value-type="float" office:value="175000">
            <text:p>175000</text:p>
          </table:table-cell>
          <table:table-cell office:value-type="float" office:value="1091">
            <text:p>1091</text:p>
          </table:table-cell>
          <table:table-cell table:formula="of:=N(AND([.$I308]&lt;=[.K$1]; [.$I308]&gt;[.J$1]))" office:value-type="float" office:value="0">
            <text:p>0</text:p>
          </table:table-cell>
          <table:table-cell table:formula="of:=N(AND([.$I308]&lt;=[.L$1]; [.$I308]&gt;[.K$1]))" office:value-type="float" office:value="0">
            <text:p>0</text:p>
          </table:table-cell>
          <table:table-cell table:formula="of:=N(AND([.$I308]&lt;=[.M$1]; [.$I308]&gt;[.L$1]))" office:value-type="float" office:value="0">
            <text:p>0</text:p>
          </table:table-cell>
          <table:table-cell table:formula="of:=N(AND([.$I308]&lt;=[.N$1]; [.$I308]&gt;[.M$1]))" office:value-type="float" office:value="0">
            <text:p>0</text:p>
          </table:table-cell>
          <table:table-cell table:formula="of:=N(AND([.$I308]&lt;=[.O$1]; [.$I308]&gt;[.N$1]))" office:value-type="float" office:value="0">
            <text:p>0</text:p>
          </table:table-cell>
          <table:table-cell table:formula="of:=N(AND([.$I308]&lt;=[.P$1]; [.$I308]&gt;[.O$1]))" office:value-type="float" office:value="1">
            <text:p>1</text:p>
          </table:table-cell>
          <table:table-cell table:formula="of:=N(AND([.$I308]&lt;=[.Q$1]; [.$I308]&gt;[.P$1]))" office:value-type="float" office:value="0">
            <text:p>0</text:p>
          </table:table-cell>
          <table:table-cell table:formula="of:=N(AND([.$I308]&lt;=[.R$1]; [.$I308]&gt;[.Q$1]))" office:value-type="float" office:value="0">
            <text:p>0</text:p>
          </table:table-cell>
          <table:table-cell table:formula="of:=N(AND([.$I308]&lt;=[.S$1]; [.$I308]&gt;[.R$1]))" office:value-type="float" office:value="0">
            <text:p>0</text:p>
          </table:table-cell>
          <table:table-cell table:formula="of:=N(AND([.$I308]&lt;=[.T$1]; [.$I308]&gt;[.S$1]))" office:value-type="float" office:value="0">
            <text:p>0</text:p>
          </table:table-cell>
          <table:table-cell table:formula="of:=N(AND([.$I308]&lt;=[.U$1]; [.$I308]&gt;[.T$1]))" office:value-type="float" office:value="0">
            <text:p>0</text:p>
          </table:table-cell>
          <table:table-cell table:formula="of:=N(AND([.$I308]&lt;=[.V$1]; [.$I308]&gt;[.U$1]))" office:value-type="float" office:value="0">
            <text:p>0</text:p>
          </table:table-cell>
          <table:table-cell table:formula="of:=N(AND([.$I308]&lt;=[.W$1]; [.$I308]&gt;[.V$1]))" office:value-type="float" office:value="0">
            <text:p>0</text:p>
          </table:table-cell>
          <table:table-cell table:formula="of:=N(AND([.$I308]&lt;=[.X$1]; [.$I308]&gt;[.W$1]))" office:value-type="float" office:value="0">
            <text:p>0</text:p>
          </table:table-cell>
          <table:table-cell table:formula="of:=N(AND([.$I308]&lt;=[.Y$1]; [.$I308]&gt;[.X$1]))" office:value-type="float" office:value="0">
            <text:p>0</text:p>
          </table:table-cell>
          <table:table-cell table:formula="of:=N(AND([.$I308]&lt;=[.Z$1]; [.$I308]&gt;[.Y$1]))" office:value-type="float" office:value="0">
            <text:p>0</text:p>
          </table:table-cell>
          <table:table-cell table:formula="of:=N(AND([.$I308]&lt;=[.AA$1]; [.$I308]&gt;[.Z$1]))" office:value-type="float" office:value="0">
            <text:p>0</text:p>
          </table:table-cell>
          <table:table-cell table:formula="of:=N(AND([.$I308]&lt;=[.AB$1]; [.$I308]&gt;[.AA$1]))" office:value-type="float" office:value="0">
            <text:p>0</text:p>
          </table:table-cell>
          <table:table-cell table:formula="of:=N(AND([.$I308]&lt;=[.AC$1]; [.$I308]&gt;[.AB$1]))" office:value-type="float" office:value="0">
            <text:p>0</text:p>
          </table:table-cell>
          <table:table-cell table:formula="of:=N(AND([.$I308]&lt;=[.AD$1]; [.$I308]&gt;[.AC$1]))" office:value-type="float" office:value="0">
            <text:p>0</text:p>
          </table:table-cell>
          <table:table-cell table:formula="of:=N(AND([.$I308]&lt;=[.AE$1]; [.$I308]&gt;[.AD$1]))" office:value-type="float" office:value="0">
            <text:p>0</text:p>
          </table:table-cell>
          <table:table-cell table:formula="of:=N(AND([.$I308]&lt;=[.AF$1]; [.$I308]&gt;[.AE$1]))" office:value-type="float" office:value="0">
            <text:p>0</text:p>
          </table:table-cell>
          <table:table-cell table:formula="of:=N(AND([.$I308]&lt;=[.AG$1]; [.$I308]&gt;[.AF$1]))" office:value-type="float" office:value="0">
            <text:p>0</text:p>
          </table:table-cell>
          <table:table-cell table:formula="of:=N(AND([.$I308]&lt;=[.AH$1]; [.$I308]&gt;[.AG$1]))" office:value-type="float" office:value="0">
            <text:p>0</text:p>
          </table:table-cell>
          <table:table-cell table:formula="of:=N(AND([.$I308]&lt;=[.AI$1]; [.$I30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2:57:29Z</text:p>
          </table:table-cell>
          <table:table-cell office:value-type="float" office:value="4973">
            <text:p>4973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091">
            <text:p>1091</text:p>
          </table:table-cell>
          <table:table-cell table:formula="of:=N(AND([.$I309]&lt;=[.K$1]; [.$I309]&gt;[.J$1]))" office:value-type="float" office:value="0">
            <text:p>0</text:p>
          </table:table-cell>
          <table:table-cell table:formula="of:=N(AND([.$I309]&lt;=[.L$1]; [.$I309]&gt;[.K$1]))" office:value-type="float" office:value="0">
            <text:p>0</text:p>
          </table:table-cell>
          <table:table-cell table:formula="of:=N(AND([.$I309]&lt;=[.M$1]; [.$I309]&gt;[.L$1]))" office:value-type="float" office:value="0">
            <text:p>0</text:p>
          </table:table-cell>
          <table:table-cell table:formula="of:=N(AND([.$I309]&lt;=[.N$1]; [.$I309]&gt;[.M$1]))" office:value-type="float" office:value="1">
            <text:p>1</text:p>
          </table:table-cell>
          <table:table-cell table:formula="of:=N(AND([.$I309]&lt;=[.O$1]; [.$I309]&gt;[.N$1]))" office:value-type="float" office:value="0">
            <text:p>0</text:p>
          </table:table-cell>
          <table:table-cell table:formula="of:=N(AND([.$I309]&lt;=[.P$1]; [.$I309]&gt;[.O$1]))" office:value-type="float" office:value="0">
            <text:p>0</text:p>
          </table:table-cell>
          <table:table-cell table:formula="of:=N(AND([.$I309]&lt;=[.Q$1]; [.$I309]&gt;[.P$1]))" office:value-type="float" office:value="0">
            <text:p>0</text:p>
          </table:table-cell>
          <table:table-cell table:formula="of:=N(AND([.$I309]&lt;=[.R$1]; [.$I309]&gt;[.Q$1]))" office:value-type="float" office:value="0">
            <text:p>0</text:p>
          </table:table-cell>
          <table:table-cell table:formula="of:=N(AND([.$I309]&lt;=[.S$1]; [.$I309]&gt;[.R$1]))" office:value-type="float" office:value="0">
            <text:p>0</text:p>
          </table:table-cell>
          <table:table-cell table:formula="of:=N(AND([.$I309]&lt;=[.T$1]; [.$I309]&gt;[.S$1]))" office:value-type="float" office:value="0">
            <text:p>0</text:p>
          </table:table-cell>
          <table:table-cell table:formula="of:=N(AND([.$I309]&lt;=[.U$1]; [.$I309]&gt;[.T$1]))" office:value-type="float" office:value="0">
            <text:p>0</text:p>
          </table:table-cell>
          <table:table-cell table:formula="of:=N(AND([.$I309]&lt;=[.V$1]; [.$I309]&gt;[.U$1]))" office:value-type="float" office:value="0">
            <text:p>0</text:p>
          </table:table-cell>
          <table:table-cell table:formula="of:=N(AND([.$I309]&lt;=[.W$1]; [.$I309]&gt;[.V$1]))" office:value-type="float" office:value="0">
            <text:p>0</text:p>
          </table:table-cell>
          <table:table-cell table:formula="of:=N(AND([.$I309]&lt;=[.X$1]; [.$I309]&gt;[.W$1]))" office:value-type="float" office:value="0">
            <text:p>0</text:p>
          </table:table-cell>
          <table:table-cell table:formula="of:=N(AND([.$I309]&lt;=[.Y$1]; [.$I309]&gt;[.X$1]))" office:value-type="float" office:value="0">
            <text:p>0</text:p>
          </table:table-cell>
          <table:table-cell table:formula="of:=N(AND([.$I309]&lt;=[.Z$1]; [.$I309]&gt;[.Y$1]))" office:value-type="float" office:value="0">
            <text:p>0</text:p>
          </table:table-cell>
          <table:table-cell table:formula="of:=N(AND([.$I309]&lt;=[.AA$1]; [.$I309]&gt;[.Z$1]))" office:value-type="float" office:value="0">
            <text:p>0</text:p>
          </table:table-cell>
          <table:table-cell table:formula="of:=N(AND([.$I309]&lt;=[.AB$1]; [.$I309]&gt;[.AA$1]))" office:value-type="float" office:value="0">
            <text:p>0</text:p>
          </table:table-cell>
          <table:table-cell table:formula="of:=N(AND([.$I309]&lt;=[.AC$1]; [.$I309]&gt;[.AB$1]))" office:value-type="float" office:value="0">
            <text:p>0</text:p>
          </table:table-cell>
          <table:table-cell table:formula="of:=N(AND([.$I309]&lt;=[.AD$1]; [.$I309]&gt;[.AC$1]))" office:value-type="float" office:value="0">
            <text:p>0</text:p>
          </table:table-cell>
          <table:table-cell table:formula="of:=N(AND([.$I309]&lt;=[.AE$1]; [.$I309]&gt;[.AD$1]))" office:value-type="float" office:value="0">
            <text:p>0</text:p>
          </table:table-cell>
          <table:table-cell table:formula="of:=N(AND([.$I309]&lt;=[.AF$1]; [.$I309]&gt;[.AE$1]))" office:value-type="float" office:value="0">
            <text:p>0</text:p>
          </table:table-cell>
          <table:table-cell table:formula="of:=N(AND([.$I309]&lt;=[.AG$1]; [.$I309]&gt;[.AF$1]))" office:value-type="float" office:value="0">
            <text:p>0</text:p>
          </table:table-cell>
          <table:table-cell table:formula="of:=N(AND([.$I309]&lt;=[.AH$1]; [.$I309]&gt;[.AG$1]))" office:value-type="float" office:value="0">
            <text:p>0</text:p>
          </table:table-cell>
          <table:table-cell table:formula="of:=N(AND([.$I309]&lt;=[.AI$1]; [.$I30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8:05Z</text:p>
          </table:table-cell>
          <table:table-cell office:value-type="float" office:value="14393">
            <text:p>14393</text:p>
          </table:table-cell>
          <table:table-cell/>
          <table:table-cell office:value-type="float" office:value="342000">
            <text:p>342000</text:p>
          </table:table-cell>
          <table:table-cell office:value-type="float" office:value="821">
            <text:p>821</text:p>
          </table:table-cell>
          <table:table-cell table:formula="of:=N(AND([.$I310]&lt;=[.K$1]; [.$I310]&gt;[.J$1]))" office:value-type="float" office:value="0">
            <text:p>0</text:p>
          </table:table-cell>
          <table:table-cell table:formula="of:=N(AND([.$I310]&lt;=[.L$1]; [.$I310]&gt;[.K$1]))" office:value-type="float" office:value="0">
            <text:p>0</text:p>
          </table:table-cell>
          <table:table-cell table:formula="of:=N(AND([.$I310]&lt;=[.M$1]; [.$I310]&gt;[.L$1]))" office:value-type="float" office:value="0">
            <text:p>0</text:p>
          </table:table-cell>
          <table:table-cell table:formula="of:=N(AND([.$I310]&lt;=[.N$1]; [.$I310]&gt;[.M$1]))" office:value-type="float" office:value="0">
            <text:p>0</text:p>
          </table:table-cell>
          <table:table-cell table:formula="of:=N(AND([.$I310]&lt;=[.O$1]; [.$I310]&gt;[.N$1]))" office:value-type="float" office:value="0">
            <text:p>0</text:p>
          </table:table-cell>
          <table:table-cell table:formula="of:=N(AND([.$I310]&lt;=[.P$1]; [.$I310]&gt;[.O$1]))" office:value-type="float" office:value="0">
            <text:p>0</text:p>
          </table:table-cell>
          <table:table-cell table:formula="of:=N(AND([.$I310]&lt;=[.Q$1]; [.$I310]&gt;[.P$1]))" office:value-type="float" office:value="0">
            <text:p>0</text:p>
          </table:table-cell>
          <table:table-cell table:formula="of:=N(AND([.$I310]&lt;=[.R$1]; [.$I310]&gt;[.Q$1]))" office:value-type="float" office:value="0">
            <text:p>0</text:p>
          </table:table-cell>
          <table:table-cell table:formula="of:=N(AND([.$I310]&lt;=[.S$1]; [.$I310]&gt;[.R$1]))" office:value-type="float" office:value="0">
            <text:p>0</text:p>
          </table:table-cell>
          <table:table-cell table:formula="of:=N(AND([.$I310]&lt;=[.T$1]; [.$I310]&gt;[.S$1]))" office:value-type="float" office:value="0">
            <text:p>0</text:p>
          </table:table-cell>
          <table:table-cell table:formula="of:=N(AND([.$I310]&lt;=[.U$1]; [.$I310]&gt;[.T$1]))" office:value-type="float" office:value="0">
            <text:p>0</text:p>
          </table:table-cell>
          <table:table-cell table:formula="of:=N(AND([.$I310]&lt;=[.V$1]; [.$I310]&gt;[.U$1]))" office:value-type="float" office:value="1">
            <text:p>1</text:p>
          </table:table-cell>
          <table:table-cell table:formula="of:=N(AND([.$I310]&lt;=[.W$1]; [.$I310]&gt;[.V$1]))" office:value-type="float" office:value="0">
            <text:p>0</text:p>
          </table:table-cell>
          <table:table-cell table:formula="of:=N(AND([.$I310]&lt;=[.X$1]; [.$I310]&gt;[.W$1]))" office:value-type="float" office:value="0">
            <text:p>0</text:p>
          </table:table-cell>
          <table:table-cell table:formula="of:=N(AND([.$I310]&lt;=[.Y$1]; [.$I310]&gt;[.X$1]))" office:value-type="float" office:value="0">
            <text:p>0</text:p>
          </table:table-cell>
          <table:table-cell table:formula="of:=N(AND([.$I310]&lt;=[.Z$1]; [.$I310]&gt;[.Y$1]))" office:value-type="float" office:value="0">
            <text:p>0</text:p>
          </table:table-cell>
          <table:table-cell table:formula="of:=N(AND([.$I310]&lt;=[.AA$1]; [.$I310]&gt;[.Z$1]))" office:value-type="float" office:value="0">
            <text:p>0</text:p>
          </table:table-cell>
          <table:table-cell table:formula="of:=N(AND([.$I310]&lt;=[.AB$1]; [.$I310]&gt;[.AA$1]))" office:value-type="float" office:value="0">
            <text:p>0</text:p>
          </table:table-cell>
          <table:table-cell table:formula="of:=N(AND([.$I310]&lt;=[.AC$1]; [.$I310]&gt;[.AB$1]))" office:value-type="float" office:value="0">
            <text:p>0</text:p>
          </table:table-cell>
          <table:table-cell table:formula="of:=N(AND([.$I310]&lt;=[.AD$1]; [.$I310]&gt;[.AC$1]))" office:value-type="float" office:value="0">
            <text:p>0</text:p>
          </table:table-cell>
          <table:table-cell table:formula="of:=N(AND([.$I310]&lt;=[.AE$1]; [.$I310]&gt;[.AD$1]))" office:value-type="float" office:value="0">
            <text:p>0</text:p>
          </table:table-cell>
          <table:table-cell table:formula="of:=N(AND([.$I310]&lt;=[.AF$1]; [.$I310]&gt;[.AE$1]))" office:value-type="float" office:value="0">
            <text:p>0</text:p>
          </table:table-cell>
          <table:table-cell table:formula="of:=N(AND([.$I310]&lt;=[.AG$1]; [.$I310]&gt;[.AF$1]))" office:value-type="float" office:value="0">
            <text:p>0</text:p>
          </table:table-cell>
          <table:table-cell table:formula="of:=N(AND([.$I310]&lt;=[.AH$1]; [.$I310]&gt;[.AG$1]))" office:value-type="float" office:value="0">
            <text:p>0</text:p>
          </table:table-cell>
          <table:table-cell table:formula="of:=N(AND([.$I310]&lt;=[.AI$1]; [.$I31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8:22Z</text:p>
          </table:table-cell>
          <table:table-cell office:value-type="float" office:value="3385">
            <text:p>3385</text:p>
          </table:table-cell>
          <table:table-cell/>
          <table:table-cell office:value-type="float" office:value="137000">
            <text:p>137000</text:p>
          </table:table-cell>
          <table:table-cell office:value-type="float" office:value="1091">
            <text:p>1091</text:p>
          </table:table-cell>
          <table:table-cell table:formula="of:=N(AND([.$I311]&lt;=[.K$1]; [.$I311]&gt;[.J$1]))" office:value-type="float" office:value="0">
            <text:p>0</text:p>
          </table:table-cell>
          <table:table-cell table:formula="of:=N(AND([.$I311]&lt;=[.L$1]; [.$I311]&gt;[.K$1]))" office:value-type="float" office:value="0">
            <text:p>0</text:p>
          </table:table-cell>
          <table:table-cell table:formula="of:=N(AND([.$I311]&lt;=[.M$1]; [.$I311]&gt;[.L$1]))" office:value-type="float" office:value="0">
            <text:p>0</text:p>
          </table:table-cell>
          <table:table-cell table:formula="of:=N(AND([.$I311]&lt;=[.N$1]; [.$I311]&gt;[.M$1]))" office:value-type="float" office:value="0">
            <text:p>0</text:p>
          </table:table-cell>
          <table:table-cell table:formula="of:=N(AND([.$I311]&lt;=[.O$1]; [.$I311]&gt;[.N$1]))" office:value-type="float" office:value="1">
            <text:p>1</text:p>
          </table:table-cell>
          <table:table-cell table:formula="of:=N(AND([.$I311]&lt;=[.P$1]; [.$I311]&gt;[.O$1]))" office:value-type="float" office:value="0">
            <text:p>0</text:p>
          </table:table-cell>
          <table:table-cell table:formula="of:=N(AND([.$I311]&lt;=[.Q$1]; [.$I311]&gt;[.P$1]))" office:value-type="float" office:value="0">
            <text:p>0</text:p>
          </table:table-cell>
          <table:table-cell table:formula="of:=N(AND([.$I311]&lt;=[.R$1]; [.$I311]&gt;[.Q$1]))" office:value-type="float" office:value="0">
            <text:p>0</text:p>
          </table:table-cell>
          <table:table-cell table:formula="of:=N(AND([.$I311]&lt;=[.S$1]; [.$I311]&gt;[.R$1]))" office:value-type="float" office:value="0">
            <text:p>0</text:p>
          </table:table-cell>
          <table:table-cell table:formula="of:=N(AND([.$I311]&lt;=[.T$1]; [.$I311]&gt;[.S$1]))" office:value-type="float" office:value="0">
            <text:p>0</text:p>
          </table:table-cell>
          <table:table-cell table:formula="of:=N(AND([.$I311]&lt;=[.U$1]; [.$I311]&gt;[.T$1]))" office:value-type="float" office:value="0">
            <text:p>0</text:p>
          </table:table-cell>
          <table:table-cell table:formula="of:=N(AND([.$I311]&lt;=[.V$1]; [.$I311]&gt;[.U$1]))" office:value-type="float" office:value="0">
            <text:p>0</text:p>
          </table:table-cell>
          <table:table-cell table:formula="of:=N(AND([.$I311]&lt;=[.W$1]; [.$I311]&gt;[.V$1]))" office:value-type="float" office:value="0">
            <text:p>0</text:p>
          </table:table-cell>
          <table:table-cell table:formula="of:=N(AND([.$I311]&lt;=[.X$1]; [.$I311]&gt;[.W$1]))" office:value-type="float" office:value="0">
            <text:p>0</text:p>
          </table:table-cell>
          <table:table-cell table:formula="of:=N(AND([.$I311]&lt;=[.Y$1]; [.$I311]&gt;[.X$1]))" office:value-type="float" office:value="0">
            <text:p>0</text:p>
          </table:table-cell>
          <table:table-cell table:formula="of:=N(AND([.$I311]&lt;=[.Z$1]; [.$I311]&gt;[.Y$1]))" office:value-type="float" office:value="0">
            <text:p>0</text:p>
          </table:table-cell>
          <table:table-cell table:formula="of:=N(AND([.$I311]&lt;=[.AA$1]; [.$I311]&gt;[.Z$1]))" office:value-type="float" office:value="0">
            <text:p>0</text:p>
          </table:table-cell>
          <table:table-cell table:formula="of:=N(AND([.$I311]&lt;=[.AB$1]; [.$I311]&gt;[.AA$1]))" office:value-type="float" office:value="0">
            <text:p>0</text:p>
          </table:table-cell>
          <table:table-cell table:formula="of:=N(AND([.$I311]&lt;=[.AC$1]; [.$I311]&gt;[.AB$1]))" office:value-type="float" office:value="0">
            <text:p>0</text:p>
          </table:table-cell>
          <table:table-cell table:formula="of:=N(AND([.$I311]&lt;=[.AD$1]; [.$I311]&gt;[.AC$1]))" office:value-type="float" office:value="0">
            <text:p>0</text:p>
          </table:table-cell>
          <table:table-cell table:formula="of:=N(AND([.$I311]&lt;=[.AE$1]; [.$I311]&gt;[.AD$1]))" office:value-type="float" office:value="0">
            <text:p>0</text:p>
          </table:table-cell>
          <table:table-cell table:formula="of:=N(AND([.$I311]&lt;=[.AF$1]; [.$I311]&gt;[.AE$1]))" office:value-type="float" office:value="0">
            <text:p>0</text:p>
          </table:table-cell>
          <table:table-cell table:formula="of:=N(AND([.$I311]&lt;=[.AG$1]; [.$I311]&gt;[.AF$1]))" office:value-type="float" office:value="0">
            <text:p>0</text:p>
          </table:table-cell>
          <table:table-cell table:formula="of:=N(AND([.$I311]&lt;=[.AH$1]; [.$I311]&gt;[.AG$1]))" office:value-type="float" office:value="0">
            <text:p>0</text:p>
          </table:table-cell>
          <table:table-cell table:formula="of:=N(AND([.$I311]&lt;=[.AI$1]; [.$I31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2:59:17Z</text:p>
          </table:table-cell>
          <table:table-cell office:value-type="float" office:value="2961">
            <text:p>2961</text:p>
          </table:table-cell>
          <table:table-cell/>
          <table:table-cell office:value-type="float" office:value="154000">
            <text:p>154000</text:p>
          </table:table-cell>
          <table:table-cell office:value-type="float" office:value="1091">
            <text:p>1091</text:p>
          </table:table-cell>
          <table:table-cell table:formula="of:=N(AND([.$I312]&lt;=[.K$1]; [.$I312]&gt;[.J$1]))" office:value-type="float" office:value="0">
            <text:p>0</text:p>
          </table:table-cell>
          <table:table-cell table:formula="of:=N(AND([.$I312]&lt;=[.L$1]; [.$I312]&gt;[.K$1]))" office:value-type="float" office:value="0">
            <text:p>0</text:p>
          </table:table-cell>
          <table:table-cell table:formula="of:=N(AND([.$I312]&lt;=[.M$1]; [.$I312]&gt;[.L$1]))" office:value-type="float" office:value="0">
            <text:p>0</text:p>
          </table:table-cell>
          <table:table-cell table:formula="of:=N(AND([.$I312]&lt;=[.N$1]; [.$I312]&gt;[.M$1]))" office:value-type="float" office:value="0">
            <text:p>0</text:p>
          </table:table-cell>
          <table:table-cell table:formula="of:=N(AND([.$I312]&lt;=[.O$1]; [.$I312]&gt;[.N$1]))" office:value-type="float" office:value="0">
            <text:p>0</text:p>
          </table:table-cell>
          <table:table-cell table:formula="of:=N(AND([.$I312]&lt;=[.P$1]; [.$I312]&gt;[.O$1]))" office:value-type="float" office:value="1">
            <text:p>1</text:p>
          </table:table-cell>
          <table:table-cell table:formula="of:=N(AND([.$I312]&lt;=[.Q$1]; [.$I312]&gt;[.P$1]))" office:value-type="float" office:value="0">
            <text:p>0</text:p>
          </table:table-cell>
          <table:table-cell table:formula="of:=N(AND([.$I312]&lt;=[.R$1]; [.$I312]&gt;[.Q$1]))" office:value-type="float" office:value="0">
            <text:p>0</text:p>
          </table:table-cell>
          <table:table-cell table:formula="of:=N(AND([.$I312]&lt;=[.S$1]; [.$I312]&gt;[.R$1]))" office:value-type="float" office:value="0">
            <text:p>0</text:p>
          </table:table-cell>
          <table:table-cell table:formula="of:=N(AND([.$I312]&lt;=[.T$1]; [.$I312]&gt;[.S$1]))" office:value-type="float" office:value="0">
            <text:p>0</text:p>
          </table:table-cell>
          <table:table-cell table:formula="of:=N(AND([.$I312]&lt;=[.U$1]; [.$I312]&gt;[.T$1]))" office:value-type="float" office:value="0">
            <text:p>0</text:p>
          </table:table-cell>
          <table:table-cell table:formula="of:=N(AND([.$I312]&lt;=[.V$1]; [.$I312]&gt;[.U$1]))" office:value-type="float" office:value="0">
            <text:p>0</text:p>
          </table:table-cell>
          <table:table-cell table:formula="of:=N(AND([.$I312]&lt;=[.W$1]; [.$I312]&gt;[.V$1]))" office:value-type="float" office:value="0">
            <text:p>0</text:p>
          </table:table-cell>
          <table:table-cell table:formula="of:=N(AND([.$I312]&lt;=[.X$1]; [.$I312]&gt;[.W$1]))" office:value-type="float" office:value="0">
            <text:p>0</text:p>
          </table:table-cell>
          <table:table-cell table:formula="of:=N(AND([.$I312]&lt;=[.Y$1]; [.$I312]&gt;[.X$1]))" office:value-type="float" office:value="0">
            <text:p>0</text:p>
          </table:table-cell>
          <table:table-cell table:formula="of:=N(AND([.$I312]&lt;=[.Z$1]; [.$I312]&gt;[.Y$1]))" office:value-type="float" office:value="0">
            <text:p>0</text:p>
          </table:table-cell>
          <table:table-cell table:formula="of:=N(AND([.$I312]&lt;=[.AA$1]; [.$I312]&gt;[.Z$1]))" office:value-type="float" office:value="0">
            <text:p>0</text:p>
          </table:table-cell>
          <table:table-cell table:formula="of:=N(AND([.$I312]&lt;=[.AB$1]; [.$I312]&gt;[.AA$1]))" office:value-type="float" office:value="0">
            <text:p>0</text:p>
          </table:table-cell>
          <table:table-cell table:formula="of:=N(AND([.$I312]&lt;=[.AC$1]; [.$I312]&gt;[.AB$1]))" office:value-type="float" office:value="0">
            <text:p>0</text:p>
          </table:table-cell>
          <table:table-cell table:formula="of:=N(AND([.$I312]&lt;=[.AD$1]; [.$I312]&gt;[.AC$1]))" office:value-type="float" office:value="0">
            <text:p>0</text:p>
          </table:table-cell>
          <table:table-cell table:formula="of:=N(AND([.$I312]&lt;=[.AE$1]; [.$I312]&gt;[.AD$1]))" office:value-type="float" office:value="0">
            <text:p>0</text:p>
          </table:table-cell>
          <table:table-cell table:formula="of:=N(AND([.$I312]&lt;=[.AF$1]; [.$I312]&gt;[.AE$1]))" office:value-type="float" office:value="0">
            <text:p>0</text:p>
          </table:table-cell>
          <table:table-cell table:formula="of:=N(AND([.$I312]&lt;=[.AG$1]; [.$I312]&gt;[.AF$1]))" office:value-type="float" office:value="0">
            <text:p>0</text:p>
          </table:table-cell>
          <table:table-cell table:formula="of:=N(AND([.$I312]&lt;=[.AH$1]; [.$I312]&gt;[.AG$1]))" office:value-type="float" office:value="0">
            <text:p>0</text:p>
          </table:table-cell>
          <table:table-cell table:formula="of:=N(AND([.$I312]&lt;=[.AI$1]; [.$I31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9:46Z</text:p>
          </table:table-cell>
          <table:table-cell office:value-type="float" office:value="4885">
            <text:p>4885</text:p>
          </table:table-cell>
          <table:table-cell/>
          <table:table-cell office:value-type="float" office:value="347000">
            <text:p>347000</text:p>
          </table:table-cell>
          <table:table-cell office:value-type="float" office:value="1091">
            <text:p>1091</text:p>
          </table:table-cell>
          <table:table-cell table:formula="of:=N(AND([.$I313]&lt;=[.K$1]; [.$I313]&gt;[.J$1]))" office:value-type="float" office:value="0">
            <text:p>0</text:p>
          </table:table-cell>
          <table:table-cell table:formula="of:=N(AND([.$I313]&lt;=[.L$1]; [.$I313]&gt;[.K$1]))" office:value-type="float" office:value="0">
            <text:p>0</text:p>
          </table:table-cell>
          <table:table-cell table:formula="of:=N(AND([.$I313]&lt;=[.M$1]; [.$I313]&gt;[.L$1]))" office:value-type="float" office:value="0">
            <text:p>0</text:p>
          </table:table-cell>
          <table:table-cell table:formula="of:=N(AND([.$I313]&lt;=[.N$1]; [.$I313]&gt;[.M$1]))" office:value-type="float" office:value="0">
            <text:p>0</text:p>
          </table:table-cell>
          <table:table-cell table:formula="of:=N(AND([.$I313]&lt;=[.O$1]; [.$I313]&gt;[.N$1]))" office:value-type="float" office:value="0">
            <text:p>0</text:p>
          </table:table-cell>
          <table:table-cell table:formula="of:=N(AND([.$I313]&lt;=[.P$1]; [.$I313]&gt;[.O$1]))" office:value-type="float" office:value="0">
            <text:p>0</text:p>
          </table:table-cell>
          <table:table-cell table:formula="of:=N(AND([.$I313]&lt;=[.Q$1]; [.$I313]&gt;[.P$1]))" office:value-type="float" office:value="0">
            <text:p>0</text:p>
          </table:table-cell>
          <table:table-cell table:formula="of:=N(AND([.$I313]&lt;=[.R$1]; [.$I313]&gt;[.Q$1]))" office:value-type="float" office:value="0">
            <text:p>0</text:p>
          </table:table-cell>
          <table:table-cell table:formula="of:=N(AND([.$I313]&lt;=[.S$1]; [.$I313]&gt;[.R$1]))" office:value-type="float" office:value="0">
            <text:p>0</text:p>
          </table:table-cell>
          <table:table-cell table:formula="of:=N(AND([.$I313]&lt;=[.T$1]; [.$I313]&gt;[.S$1]))" office:value-type="float" office:value="0">
            <text:p>0</text:p>
          </table:table-cell>
          <table:table-cell table:formula="of:=N(AND([.$I313]&lt;=[.U$1]; [.$I313]&gt;[.T$1]))" office:value-type="float" office:value="0">
            <text:p>0</text:p>
          </table:table-cell>
          <table:table-cell table:formula="of:=N(AND([.$I313]&lt;=[.V$1]; [.$I313]&gt;[.U$1]))" office:value-type="float" office:value="1">
            <text:p>1</text:p>
          </table:table-cell>
          <table:table-cell table:formula="of:=N(AND([.$I313]&lt;=[.W$1]; [.$I313]&gt;[.V$1]))" office:value-type="float" office:value="0">
            <text:p>0</text:p>
          </table:table-cell>
          <table:table-cell table:formula="of:=N(AND([.$I313]&lt;=[.X$1]; [.$I313]&gt;[.W$1]))" office:value-type="float" office:value="0">
            <text:p>0</text:p>
          </table:table-cell>
          <table:table-cell table:formula="of:=N(AND([.$I313]&lt;=[.Y$1]; [.$I313]&gt;[.X$1]))" office:value-type="float" office:value="0">
            <text:p>0</text:p>
          </table:table-cell>
          <table:table-cell table:formula="of:=N(AND([.$I313]&lt;=[.Z$1]; [.$I313]&gt;[.Y$1]))" office:value-type="float" office:value="0">
            <text:p>0</text:p>
          </table:table-cell>
          <table:table-cell table:formula="of:=N(AND([.$I313]&lt;=[.AA$1]; [.$I313]&gt;[.Z$1]))" office:value-type="float" office:value="0">
            <text:p>0</text:p>
          </table:table-cell>
          <table:table-cell table:formula="of:=N(AND([.$I313]&lt;=[.AB$1]; [.$I313]&gt;[.AA$1]))" office:value-type="float" office:value="0">
            <text:p>0</text:p>
          </table:table-cell>
          <table:table-cell table:formula="of:=N(AND([.$I313]&lt;=[.AC$1]; [.$I313]&gt;[.AB$1]))" office:value-type="float" office:value="0">
            <text:p>0</text:p>
          </table:table-cell>
          <table:table-cell table:formula="of:=N(AND([.$I313]&lt;=[.AD$1]; [.$I313]&gt;[.AC$1]))" office:value-type="float" office:value="0">
            <text:p>0</text:p>
          </table:table-cell>
          <table:table-cell table:formula="of:=N(AND([.$I313]&lt;=[.AE$1]; [.$I313]&gt;[.AD$1]))" office:value-type="float" office:value="0">
            <text:p>0</text:p>
          </table:table-cell>
          <table:table-cell table:formula="of:=N(AND([.$I313]&lt;=[.AF$1]; [.$I313]&gt;[.AE$1]))" office:value-type="float" office:value="0">
            <text:p>0</text:p>
          </table:table-cell>
          <table:table-cell table:formula="of:=N(AND([.$I313]&lt;=[.AG$1]; [.$I313]&gt;[.AF$1]))" office:value-type="float" office:value="0">
            <text:p>0</text:p>
          </table:table-cell>
          <table:table-cell table:formula="of:=N(AND([.$I313]&lt;=[.AH$1]; [.$I313]&gt;[.AG$1]))" office:value-type="float" office:value="0">
            <text:p>0</text:p>
          </table:table-cell>
          <table:table-cell table:formula="of:=N(AND([.$I313]&lt;=[.AI$1]; [.$I31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1:06Z</text:p>
          </table:table-cell>
          <table:table-cell office:value-type="float" office:value="3023">
            <text:p>3023</text:p>
          </table:table-cell>
          <table:table-cell/>
          <table:table-cell office:value-type="float" office:value="229000">
            <text:p>229000</text:p>
          </table:table-cell>
          <table:table-cell office:value-type="float" office:value="1091">
            <text:p>1091</text:p>
          </table:table-cell>
          <table:table-cell table:formula="of:=N(AND([.$I314]&lt;=[.K$1]; [.$I314]&gt;[.J$1]))" office:value-type="float" office:value="0">
            <text:p>0</text:p>
          </table:table-cell>
          <table:table-cell table:formula="of:=N(AND([.$I314]&lt;=[.L$1]; [.$I314]&gt;[.K$1]))" office:value-type="float" office:value="0">
            <text:p>0</text:p>
          </table:table-cell>
          <table:table-cell table:formula="of:=N(AND([.$I314]&lt;=[.M$1]; [.$I314]&gt;[.L$1]))" office:value-type="float" office:value="0">
            <text:p>0</text:p>
          </table:table-cell>
          <table:table-cell table:formula="of:=N(AND([.$I314]&lt;=[.N$1]; [.$I314]&gt;[.M$1]))" office:value-type="float" office:value="0">
            <text:p>0</text:p>
          </table:table-cell>
          <table:table-cell table:formula="of:=N(AND([.$I314]&lt;=[.O$1]; [.$I314]&gt;[.N$1]))" office:value-type="float" office:value="0">
            <text:p>0</text:p>
          </table:table-cell>
          <table:table-cell table:formula="of:=N(AND([.$I314]&lt;=[.P$1]; [.$I314]&gt;[.O$1]))" office:value-type="float" office:value="0">
            <text:p>0</text:p>
          </table:table-cell>
          <table:table-cell table:formula="of:=N(AND([.$I314]&lt;=[.Q$1]; [.$I314]&gt;[.P$1]))" office:value-type="float" office:value="0">
            <text:p>0</text:p>
          </table:table-cell>
          <table:table-cell table:formula="of:=N(AND([.$I314]&lt;=[.R$1]; [.$I314]&gt;[.Q$1]))" office:value-type="float" office:value="1">
            <text:p>1</text:p>
          </table:table-cell>
          <table:table-cell table:formula="of:=N(AND([.$I314]&lt;=[.S$1]; [.$I314]&gt;[.R$1]))" office:value-type="float" office:value="0">
            <text:p>0</text:p>
          </table:table-cell>
          <table:table-cell table:formula="of:=N(AND([.$I314]&lt;=[.T$1]; [.$I314]&gt;[.S$1]))" office:value-type="float" office:value="0">
            <text:p>0</text:p>
          </table:table-cell>
          <table:table-cell table:formula="of:=N(AND([.$I314]&lt;=[.U$1]; [.$I314]&gt;[.T$1]))" office:value-type="float" office:value="0">
            <text:p>0</text:p>
          </table:table-cell>
          <table:table-cell table:formula="of:=N(AND([.$I314]&lt;=[.V$1]; [.$I314]&gt;[.U$1]))" office:value-type="float" office:value="0">
            <text:p>0</text:p>
          </table:table-cell>
          <table:table-cell table:formula="of:=N(AND([.$I314]&lt;=[.W$1]; [.$I314]&gt;[.V$1]))" office:value-type="float" office:value="0">
            <text:p>0</text:p>
          </table:table-cell>
          <table:table-cell table:formula="of:=N(AND([.$I314]&lt;=[.X$1]; [.$I314]&gt;[.W$1]))" office:value-type="float" office:value="0">
            <text:p>0</text:p>
          </table:table-cell>
          <table:table-cell table:formula="of:=N(AND([.$I314]&lt;=[.Y$1]; [.$I314]&gt;[.X$1]))" office:value-type="float" office:value="0">
            <text:p>0</text:p>
          </table:table-cell>
          <table:table-cell table:formula="of:=N(AND([.$I314]&lt;=[.Z$1]; [.$I314]&gt;[.Y$1]))" office:value-type="float" office:value="0">
            <text:p>0</text:p>
          </table:table-cell>
          <table:table-cell table:formula="of:=N(AND([.$I314]&lt;=[.AA$1]; [.$I314]&gt;[.Z$1]))" office:value-type="float" office:value="0">
            <text:p>0</text:p>
          </table:table-cell>
          <table:table-cell table:formula="of:=N(AND([.$I314]&lt;=[.AB$1]; [.$I314]&gt;[.AA$1]))" office:value-type="float" office:value="0">
            <text:p>0</text:p>
          </table:table-cell>
          <table:table-cell table:formula="of:=N(AND([.$I314]&lt;=[.AC$1]; [.$I314]&gt;[.AB$1]))" office:value-type="float" office:value="0">
            <text:p>0</text:p>
          </table:table-cell>
          <table:table-cell table:formula="of:=N(AND([.$I314]&lt;=[.AD$1]; [.$I314]&gt;[.AC$1]))" office:value-type="float" office:value="0">
            <text:p>0</text:p>
          </table:table-cell>
          <table:table-cell table:formula="of:=N(AND([.$I314]&lt;=[.AE$1]; [.$I314]&gt;[.AD$1]))" office:value-type="float" office:value="0">
            <text:p>0</text:p>
          </table:table-cell>
          <table:table-cell table:formula="of:=N(AND([.$I314]&lt;=[.AF$1]; [.$I314]&gt;[.AE$1]))" office:value-type="float" office:value="0">
            <text:p>0</text:p>
          </table:table-cell>
          <table:table-cell table:formula="of:=N(AND([.$I314]&lt;=[.AG$1]; [.$I314]&gt;[.AF$1]))" office:value-type="float" office:value="0">
            <text:p>0</text:p>
          </table:table-cell>
          <table:table-cell table:formula="of:=N(AND([.$I314]&lt;=[.AH$1]; [.$I314]&gt;[.AG$1]))" office:value-type="float" office:value="0">
            <text:p>0</text:p>
          </table:table-cell>
          <table:table-cell table:formula="of:=N(AND([.$I314]&lt;=[.AI$1]; [.$I31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1:33Z</text:p>
          </table:table-cell>
          <table:table-cell office:value-type="float" office:value="2858">
            <text:p>2858</text:p>
          </table:table-cell>
          <table:table-cell/>
          <table:table-cell office:value-type="float" office:value="174000">
            <text:p>174000</text:p>
          </table:table-cell>
          <table:table-cell office:value-type="float" office:value="1361">
            <text:p>1361</text:p>
          </table:table-cell>
          <table:table-cell table:formula="of:=N(AND([.$I315]&lt;=[.K$1]; [.$I315]&gt;[.J$1]))" office:value-type="float" office:value="0">
            <text:p>0</text:p>
          </table:table-cell>
          <table:table-cell table:formula="of:=N(AND([.$I315]&lt;=[.L$1]; [.$I315]&gt;[.K$1]))" office:value-type="float" office:value="0">
            <text:p>0</text:p>
          </table:table-cell>
          <table:table-cell table:formula="of:=N(AND([.$I315]&lt;=[.M$1]; [.$I315]&gt;[.L$1]))" office:value-type="float" office:value="0">
            <text:p>0</text:p>
          </table:table-cell>
          <table:table-cell table:formula="of:=N(AND([.$I315]&lt;=[.N$1]; [.$I315]&gt;[.M$1]))" office:value-type="float" office:value="0">
            <text:p>0</text:p>
          </table:table-cell>
          <table:table-cell table:formula="of:=N(AND([.$I315]&lt;=[.O$1]; [.$I315]&gt;[.N$1]))" office:value-type="float" office:value="0">
            <text:p>0</text:p>
          </table:table-cell>
          <table:table-cell table:formula="of:=N(AND([.$I315]&lt;=[.P$1]; [.$I315]&gt;[.O$1]))" office:value-type="float" office:value="1">
            <text:p>1</text:p>
          </table:table-cell>
          <table:table-cell table:formula="of:=N(AND([.$I315]&lt;=[.Q$1]; [.$I315]&gt;[.P$1]))" office:value-type="float" office:value="0">
            <text:p>0</text:p>
          </table:table-cell>
          <table:table-cell table:formula="of:=N(AND([.$I315]&lt;=[.R$1]; [.$I315]&gt;[.Q$1]))" office:value-type="float" office:value="0">
            <text:p>0</text:p>
          </table:table-cell>
          <table:table-cell table:formula="of:=N(AND([.$I315]&lt;=[.S$1]; [.$I315]&gt;[.R$1]))" office:value-type="float" office:value="0">
            <text:p>0</text:p>
          </table:table-cell>
          <table:table-cell table:formula="of:=N(AND([.$I315]&lt;=[.T$1]; [.$I315]&gt;[.S$1]))" office:value-type="float" office:value="0">
            <text:p>0</text:p>
          </table:table-cell>
          <table:table-cell table:formula="of:=N(AND([.$I315]&lt;=[.U$1]; [.$I315]&gt;[.T$1]))" office:value-type="float" office:value="0">
            <text:p>0</text:p>
          </table:table-cell>
          <table:table-cell table:formula="of:=N(AND([.$I315]&lt;=[.V$1]; [.$I315]&gt;[.U$1]))" office:value-type="float" office:value="0">
            <text:p>0</text:p>
          </table:table-cell>
          <table:table-cell table:formula="of:=N(AND([.$I315]&lt;=[.W$1]; [.$I315]&gt;[.V$1]))" office:value-type="float" office:value="0">
            <text:p>0</text:p>
          </table:table-cell>
          <table:table-cell table:formula="of:=N(AND([.$I315]&lt;=[.X$1]; [.$I315]&gt;[.W$1]))" office:value-type="float" office:value="0">
            <text:p>0</text:p>
          </table:table-cell>
          <table:table-cell table:formula="of:=N(AND([.$I315]&lt;=[.Y$1]; [.$I315]&gt;[.X$1]))" office:value-type="float" office:value="0">
            <text:p>0</text:p>
          </table:table-cell>
          <table:table-cell table:formula="of:=N(AND([.$I315]&lt;=[.Z$1]; [.$I315]&gt;[.Y$1]))" office:value-type="float" office:value="0">
            <text:p>0</text:p>
          </table:table-cell>
          <table:table-cell table:formula="of:=N(AND([.$I315]&lt;=[.AA$1]; [.$I315]&gt;[.Z$1]))" office:value-type="float" office:value="0">
            <text:p>0</text:p>
          </table:table-cell>
          <table:table-cell table:formula="of:=N(AND([.$I315]&lt;=[.AB$1]; [.$I315]&gt;[.AA$1]))" office:value-type="float" office:value="0">
            <text:p>0</text:p>
          </table:table-cell>
          <table:table-cell table:formula="of:=N(AND([.$I315]&lt;=[.AC$1]; [.$I315]&gt;[.AB$1]))" office:value-type="float" office:value="0">
            <text:p>0</text:p>
          </table:table-cell>
          <table:table-cell table:formula="of:=N(AND([.$I315]&lt;=[.AD$1]; [.$I315]&gt;[.AC$1]))" office:value-type="float" office:value="0">
            <text:p>0</text:p>
          </table:table-cell>
          <table:table-cell table:formula="of:=N(AND([.$I315]&lt;=[.AE$1]; [.$I315]&gt;[.AD$1]))" office:value-type="float" office:value="0">
            <text:p>0</text:p>
          </table:table-cell>
          <table:table-cell table:formula="of:=N(AND([.$I315]&lt;=[.AF$1]; [.$I315]&gt;[.AE$1]))" office:value-type="float" office:value="0">
            <text:p>0</text:p>
          </table:table-cell>
          <table:table-cell table:formula="of:=N(AND([.$I315]&lt;=[.AG$1]; [.$I315]&gt;[.AF$1]))" office:value-type="float" office:value="0">
            <text:p>0</text:p>
          </table:table-cell>
          <table:table-cell table:formula="of:=N(AND([.$I315]&lt;=[.AH$1]; [.$I315]&gt;[.AG$1]))" office:value-type="float" office:value="0">
            <text:p>0</text:p>
          </table:table-cell>
          <table:table-cell table:formula="of:=N(AND([.$I315]&lt;=[.AI$1]; [.$I31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2:02Z</text:p>
          </table:table-cell>
          <table:table-cell office:value-type="float" office:value="3750">
            <text:p>3750</text:p>
          </table:table-cell>
          <table:table-cell/>
          <table:table-cell office:value-type="float" office:value="177000">
            <text:p>177000</text:p>
          </table:table-cell>
          <table:table-cell office:value-type="float" office:value="1361">
            <text:p>1361</text:p>
          </table:table-cell>
          <table:table-cell table:formula="of:=N(AND([.$I316]&lt;=[.K$1]; [.$I316]&gt;[.J$1]))" office:value-type="float" office:value="0">
            <text:p>0</text:p>
          </table:table-cell>
          <table:table-cell table:formula="of:=N(AND([.$I316]&lt;=[.L$1]; [.$I316]&gt;[.K$1]))" office:value-type="float" office:value="0">
            <text:p>0</text:p>
          </table:table-cell>
          <table:table-cell table:formula="of:=N(AND([.$I316]&lt;=[.M$1]; [.$I316]&gt;[.L$1]))" office:value-type="float" office:value="0">
            <text:p>0</text:p>
          </table:table-cell>
          <table:table-cell table:formula="of:=N(AND([.$I316]&lt;=[.N$1]; [.$I316]&gt;[.M$1]))" office:value-type="float" office:value="0">
            <text:p>0</text:p>
          </table:table-cell>
          <table:table-cell table:formula="of:=N(AND([.$I316]&lt;=[.O$1]; [.$I316]&gt;[.N$1]))" office:value-type="float" office:value="0">
            <text:p>0</text:p>
          </table:table-cell>
          <table:table-cell table:formula="of:=N(AND([.$I316]&lt;=[.P$1]; [.$I316]&gt;[.O$1]))" office:value-type="float" office:value="1">
            <text:p>1</text:p>
          </table:table-cell>
          <table:table-cell table:formula="of:=N(AND([.$I316]&lt;=[.Q$1]; [.$I316]&gt;[.P$1]))" office:value-type="float" office:value="0">
            <text:p>0</text:p>
          </table:table-cell>
          <table:table-cell table:formula="of:=N(AND([.$I316]&lt;=[.R$1]; [.$I316]&gt;[.Q$1]))" office:value-type="float" office:value="0">
            <text:p>0</text:p>
          </table:table-cell>
          <table:table-cell table:formula="of:=N(AND([.$I316]&lt;=[.S$1]; [.$I316]&gt;[.R$1]))" office:value-type="float" office:value="0">
            <text:p>0</text:p>
          </table:table-cell>
          <table:table-cell table:formula="of:=N(AND([.$I316]&lt;=[.T$1]; [.$I316]&gt;[.S$1]))" office:value-type="float" office:value="0">
            <text:p>0</text:p>
          </table:table-cell>
          <table:table-cell table:formula="of:=N(AND([.$I316]&lt;=[.U$1]; [.$I316]&gt;[.T$1]))" office:value-type="float" office:value="0">
            <text:p>0</text:p>
          </table:table-cell>
          <table:table-cell table:formula="of:=N(AND([.$I316]&lt;=[.V$1]; [.$I316]&gt;[.U$1]))" office:value-type="float" office:value="0">
            <text:p>0</text:p>
          </table:table-cell>
          <table:table-cell table:formula="of:=N(AND([.$I316]&lt;=[.W$1]; [.$I316]&gt;[.V$1]))" office:value-type="float" office:value="0">
            <text:p>0</text:p>
          </table:table-cell>
          <table:table-cell table:formula="of:=N(AND([.$I316]&lt;=[.X$1]; [.$I316]&gt;[.W$1]))" office:value-type="float" office:value="0">
            <text:p>0</text:p>
          </table:table-cell>
          <table:table-cell table:formula="of:=N(AND([.$I316]&lt;=[.Y$1]; [.$I316]&gt;[.X$1]))" office:value-type="float" office:value="0">
            <text:p>0</text:p>
          </table:table-cell>
          <table:table-cell table:formula="of:=N(AND([.$I316]&lt;=[.Z$1]; [.$I316]&gt;[.Y$1]))" office:value-type="float" office:value="0">
            <text:p>0</text:p>
          </table:table-cell>
          <table:table-cell table:formula="of:=N(AND([.$I316]&lt;=[.AA$1]; [.$I316]&gt;[.Z$1]))" office:value-type="float" office:value="0">
            <text:p>0</text:p>
          </table:table-cell>
          <table:table-cell table:formula="of:=N(AND([.$I316]&lt;=[.AB$1]; [.$I316]&gt;[.AA$1]))" office:value-type="float" office:value="0">
            <text:p>0</text:p>
          </table:table-cell>
          <table:table-cell table:formula="of:=N(AND([.$I316]&lt;=[.AC$1]; [.$I316]&gt;[.AB$1]))" office:value-type="float" office:value="0">
            <text:p>0</text:p>
          </table:table-cell>
          <table:table-cell table:formula="of:=N(AND([.$I316]&lt;=[.AD$1]; [.$I316]&gt;[.AC$1]))" office:value-type="float" office:value="0">
            <text:p>0</text:p>
          </table:table-cell>
          <table:table-cell table:formula="of:=N(AND([.$I316]&lt;=[.AE$1]; [.$I316]&gt;[.AD$1]))" office:value-type="float" office:value="0">
            <text:p>0</text:p>
          </table:table-cell>
          <table:table-cell table:formula="of:=N(AND([.$I316]&lt;=[.AF$1]; [.$I316]&gt;[.AE$1]))" office:value-type="float" office:value="0">
            <text:p>0</text:p>
          </table:table-cell>
          <table:table-cell table:formula="of:=N(AND([.$I316]&lt;=[.AG$1]; [.$I316]&gt;[.AF$1]))" office:value-type="float" office:value="0">
            <text:p>0</text:p>
          </table:table-cell>
          <table:table-cell table:formula="of:=N(AND([.$I316]&lt;=[.AH$1]; [.$I316]&gt;[.AG$1]))" office:value-type="float" office:value="0">
            <text:p>0</text:p>
          </table:table-cell>
          <table:table-cell table:formula="of:=N(AND([.$I316]&lt;=[.AI$1]; [.$I31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2:41Z</text:p>
          </table:table-cell>
          <table:table-cell office:value-type="float" office:value="15679">
            <text:p>15679</text:p>
          </table:table-cell>
          <table:table-cell/>
          <table:table-cell office:value-type="float" office:value="111000">
            <text:p>111000</text:p>
          </table:table-cell>
          <table:table-cell office:value-type="float" office:value="1361">
            <text:p>1361</text:p>
          </table:table-cell>
          <table:table-cell table:formula="of:=N(AND([.$I317]&lt;=[.K$1]; [.$I317]&gt;[.J$1]))" office:value-type="float" office:value="0">
            <text:p>0</text:p>
          </table:table-cell>
          <table:table-cell table:formula="of:=N(AND([.$I317]&lt;=[.L$1]; [.$I317]&gt;[.K$1]))" office:value-type="float" office:value="0">
            <text:p>0</text:p>
          </table:table-cell>
          <table:table-cell table:formula="of:=N(AND([.$I317]&lt;=[.M$1]; [.$I317]&gt;[.L$1]))" office:value-type="float" office:value="0">
            <text:p>0</text:p>
          </table:table-cell>
          <table:table-cell table:formula="of:=N(AND([.$I317]&lt;=[.N$1]; [.$I317]&gt;[.M$1]))" office:value-type="float" office:value="1">
            <text:p>1</text:p>
          </table:table-cell>
          <table:table-cell table:formula="of:=N(AND([.$I317]&lt;=[.O$1]; [.$I317]&gt;[.N$1]))" office:value-type="float" office:value="0">
            <text:p>0</text:p>
          </table:table-cell>
          <table:table-cell table:formula="of:=N(AND([.$I317]&lt;=[.P$1]; [.$I317]&gt;[.O$1]))" office:value-type="float" office:value="0">
            <text:p>0</text:p>
          </table:table-cell>
          <table:table-cell table:formula="of:=N(AND([.$I317]&lt;=[.Q$1]; [.$I317]&gt;[.P$1]))" office:value-type="float" office:value="0">
            <text:p>0</text:p>
          </table:table-cell>
          <table:table-cell table:formula="of:=N(AND([.$I317]&lt;=[.R$1]; [.$I317]&gt;[.Q$1]))" office:value-type="float" office:value="0">
            <text:p>0</text:p>
          </table:table-cell>
          <table:table-cell table:formula="of:=N(AND([.$I317]&lt;=[.S$1]; [.$I317]&gt;[.R$1]))" office:value-type="float" office:value="0">
            <text:p>0</text:p>
          </table:table-cell>
          <table:table-cell table:formula="of:=N(AND([.$I317]&lt;=[.T$1]; [.$I317]&gt;[.S$1]))" office:value-type="float" office:value="0">
            <text:p>0</text:p>
          </table:table-cell>
          <table:table-cell table:formula="of:=N(AND([.$I317]&lt;=[.U$1]; [.$I317]&gt;[.T$1]))" office:value-type="float" office:value="0">
            <text:p>0</text:p>
          </table:table-cell>
          <table:table-cell table:formula="of:=N(AND([.$I317]&lt;=[.V$1]; [.$I317]&gt;[.U$1]))" office:value-type="float" office:value="0">
            <text:p>0</text:p>
          </table:table-cell>
          <table:table-cell table:formula="of:=N(AND([.$I317]&lt;=[.W$1]; [.$I317]&gt;[.V$1]))" office:value-type="float" office:value="0">
            <text:p>0</text:p>
          </table:table-cell>
          <table:table-cell table:formula="of:=N(AND([.$I317]&lt;=[.X$1]; [.$I317]&gt;[.W$1]))" office:value-type="float" office:value="0">
            <text:p>0</text:p>
          </table:table-cell>
          <table:table-cell table:formula="of:=N(AND([.$I317]&lt;=[.Y$1]; [.$I317]&gt;[.X$1]))" office:value-type="float" office:value="0">
            <text:p>0</text:p>
          </table:table-cell>
          <table:table-cell table:formula="of:=N(AND([.$I317]&lt;=[.Z$1]; [.$I317]&gt;[.Y$1]))" office:value-type="float" office:value="0">
            <text:p>0</text:p>
          </table:table-cell>
          <table:table-cell table:formula="of:=N(AND([.$I317]&lt;=[.AA$1]; [.$I317]&gt;[.Z$1]))" office:value-type="float" office:value="0">
            <text:p>0</text:p>
          </table:table-cell>
          <table:table-cell table:formula="of:=N(AND([.$I317]&lt;=[.AB$1]; [.$I317]&gt;[.AA$1]))" office:value-type="float" office:value="0">
            <text:p>0</text:p>
          </table:table-cell>
          <table:table-cell table:formula="of:=N(AND([.$I317]&lt;=[.AC$1]; [.$I317]&gt;[.AB$1]))" office:value-type="float" office:value="0">
            <text:p>0</text:p>
          </table:table-cell>
          <table:table-cell table:formula="of:=N(AND([.$I317]&lt;=[.AD$1]; [.$I317]&gt;[.AC$1]))" office:value-type="float" office:value="0">
            <text:p>0</text:p>
          </table:table-cell>
          <table:table-cell table:formula="of:=N(AND([.$I317]&lt;=[.AE$1]; [.$I317]&gt;[.AD$1]))" office:value-type="float" office:value="0">
            <text:p>0</text:p>
          </table:table-cell>
          <table:table-cell table:formula="of:=N(AND([.$I317]&lt;=[.AF$1]; [.$I317]&gt;[.AE$1]))" office:value-type="float" office:value="0">
            <text:p>0</text:p>
          </table:table-cell>
          <table:table-cell table:formula="of:=N(AND([.$I317]&lt;=[.AG$1]; [.$I317]&gt;[.AF$1]))" office:value-type="float" office:value="0">
            <text:p>0</text:p>
          </table:table-cell>
          <table:table-cell table:formula="of:=N(AND([.$I317]&lt;=[.AH$1]; [.$I317]&gt;[.AG$1]))" office:value-type="float" office:value="0">
            <text:p>0</text:p>
          </table:table-cell>
          <table:table-cell table:formula="of:=N(AND([.$I317]&lt;=[.AI$1]; [.$I31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2:57Z</text:p>
          </table:table-cell>
          <table:table-cell office:value-type="float" office:value="4254">
            <text:p>4254</text:p>
          </table:table-cell>
          <table:table-cell/>
          <table:table-cell office:value-type="float" office:value="332000">
            <text:p>332000</text:p>
          </table:table-cell>
          <table:table-cell office:value-type="float" office:value="1091">
            <text:p>1091</text:p>
          </table:table-cell>
          <table:table-cell table:formula="of:=N(AND([.$I318]&lt;=[.K$1]; [.$I318]&gt;[.J$1]))" office:value-type="float" office:value="0">
            <text:p>0</text:p>
          </table:table-cell>
          <table:table-cell table:formula="of:=N(AND([.$I318]&lt;=[.L$1]; [.$I318]&gt;[.K$1]))" office:value-type="float" office:value="0">
            <text:p>0</text:p>
          </table:table-cell>
          <table:table-cell table:formula="of:=N(AND([.$I318]&lt;=[.M$1]; [.$I318]&gt;[.L$1]))" office:value-type="float" office:value="0">
            <text:p>0</text:p>
          </table:table-cell>
          <table:table-cell table:formula="of:=N(AND([.$I318]&lt;=[.N$1]; [.$I318]&gt;[.M$1]))" office:value-type="float" office:value="0">
            <text:p>0</text:p>
          </table:table-cell>
          <table:table-cell table:formula="of:=N(AND([.$I318]&lt;=[.O$1]; [.$I318]&gt;[.N$1]))" office:value-type="float" office:value="0">
            <text:p>0</text:p>
          </table:table-cell>
          <table:table-cell table:formula="of:=N(AND([.$I318]&lt;=[.P$1]; [.$I318]&gt;[.O$1]))" office:value-type="float" office:value="0">
            <text:p>0</text:p>
          </table:table-cell>
          <table:table-cell table:formula="of:=N(AND([.$I318]&lt;=[.Q$1]; [.$I318]&gt;[.P$1]))" office:value-type="float" office:value="0">
            <text:p>0</text:p>
          </table:table-cell>
          <table:table-cell table:formula="of:=N(AND([.$I318]&lt;=[.R$1]; [.$I318]&gt;[.Q$1]))" office:value-type="float" office:value="0">
            <text:p>0</text:p>
          </table:table-cell>
          <table:table-cell table:formula="of:=N(AND([.$I318]&lt;=[.S$1]; [.$I318]&gt;[.R$1]))" office:value-type="float" office:value="0">
            <text:p>0</text:p>
          </table:table-cell>
          <table:table-cell table:formula="of:=N(AND([.$I318]&lt;=[.T$1]; [.$I318]&gt;[.S$1]))" office:value-type="float" office:value="0">
            <text:p>0</text:p>
          </table:table-cell>
          <table:table-cell table:formula="of:=N(AND([.$I318]&lt;=[.U$1]; [.$I318]&gt;[.T$1]))" office:value-type="float" office:value="0">
            <text:p>0</text:p>
          </table:table-cell>
          <table:table-cell table:formula="of:=N(AND([.$I318]&lt;=[.V$1]; [.$I318]&gt;[.U$1]))" office:value-type="float" office:value="1">
            <text:p>1</text:p>
          </table:table-cell>
          <table:table-cell table:formula="of:=N(AND([.$I318]&lt;=[.W$1]; [.$I318]&gt;[.V$1]))" office:value-type="float" office:value="0">
            <text:p>0</text:p>
          </table:table-cell>
          <table:table-cell table:formula="of:=N(AND([.$I318]&lt;=[.X$1]; [.$I318]&gt;[.W$1]))" office:value-type="float" office:value="0">
            <text:p>0</text:p>
          </table:table-cell>
          <table:table-cell table:formula="of:=N(AND([.$I318]&lt;=[.Y$1]; [.$I318]&gt;[.X$1]))" office:value-type="float" office:value="0">
            <text:p>0</text:p>
          </table:table-cell>
          <table:table-cell table:formula="of:=N(AND([.$I318]&lt;=[.Z$1]; [.$I318]&gt;[.Y$1]))" office:value-type="float" office:value="0">
            <text:p>0</text:p>
          </table:table-cell>
          <table:table-cell table:formula="of:=N(AND([.$I318]&lt;=[.AA$1]; [.$I318]&gt;[.Z$1]))" office:value-type="float" office:value="0">
            <text:p>0</text:p>
          </table:table-cell>
          <table:table-cell table:formula="of:=N(AND([.$I318]&lt;=[.AB$1]; [.$I318]&gt;[.AA$1]))" office:value-type="float" office:value="0">
            <text:p>0</text:p>
          </table:table-cell>
          <table:table-cell table:formula="of:=N(AND([.$I318]&lt;=[.AC$1]; [.$I318]&gt;[.AB$1]))" office:value-type="float" office:value="0">
            <text:p>0</text:p>
          </table:table-cell>
          <table:table-cell table:formula="of:=N(AND([.$I318]&lt;=[.AD$1]; [.$I318]&gt;[.AC$1]))" office:value-type="float" office:value="0">
            <text:p>0</text:p>
          </table:table-cell>
          <table:table-cell table:formula="of:=N(AND([.$I318]&lt;=[.AE$1]; [.$I318]&gt;[.AD$1]))" office:value-type="float" office:value="0">
            <text:p>0</text:p>
          </table:table-cell>
          <table:table-cell table:formula="of:=N(AND([.$I318]&lt;=[.AF$1]; [.$I318]&gt;[.AE$1]))" office:value-type="float" office:value="0">
            <text:p>0</text:p>
          </table:table-cell>
          <table:table-cell table:formula="of:=N(AND([.$I318]&lt;=[.AG$1]; [.$I318]&gt;[.AF$1]))" office:value-type="float" office:value="0">
            <text:p>0</text:p>
          </table:table-cell>
          <table:table-cell table:formula="of:=N(AND([.$I318]&lt;=[.AH$1]; [.$I318]&gt;[.AG$1]))" office:value-type="float" office:value="0">
            <text:p>0</text:p>
          </table:table-cell>
          <table:table-cell table:formula="of:=N(AND([.$I318]&lt;=[.AI$1]; [.$I31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3:22Z</text:p>
          </table:table-cell>
          <table:table-cell office:value-type="float" office:value="2598">
            <text:p>2598</text:p>
          </table:table-cell>
          <table:table-cell/>
          <table:table-cell office:value-type="float" office:value="137000">
            <text:p>137000</text:p>
          </table:table-cell>
          <table:table-cell office:value-type="float" office:value="1361">
            <text:p>1361</text:p>
          </table:table-cell>
          <table:table-cell table:formula="of:=N(AND([.$I319]&lt;=[.K$1]; [.$I319]&gt;[.J$1]))" office:value-type="float" office:value="0">
            <text:p>0</text:p>
          </table:table-cell>
          <table:table-cell table:formula="of:=N(AND([.$I319]&lt;=[.L$1]; [.$I319]&gt;[.K$1]))" office:value-type="float" office:value="0">
            <text:p>0</text:p>
          </table:table-cell>
          <table:table-cell table:formula="of:=N(AND([.$I319]&lt;=[.M$1]; [.$I319]&gt;[.L$1]))" office:value-type="float" office:value="0">
            <text:p>0</text:p>
          </table:table-cell>
          <table:table-cell table:formula="of:=N(AND([.$I319]&lt;=[.N$1]; [.$I319]&gt;[.M$1]))" office:value-type="float" office:value="0">
            <text:p>0</text:p>
          </table:table-cell>
          <table:table-cell table:formula="of:=N(AND([.$I319]&lt;=[.O$1]; [.$I319]&gt;[.N$1]))" office:value-type="float" office:value="1">
            <text:p>1</text:p>
          </table:table-cell>
          <table:table-cell table:formula="of:=N(AND([.$I319]&lt;=[.P$1]; [.$I319]&gt;[.O$1]))" office:value-type="float" office:value="0">
            <text:p>0</text:p>
          </table:table-cell>
          <table:table-cell table:formula="of:=N(AND([.$I319]&lt;=[.Q$1]; [.$I319]&gt;[.P$1]))" office:value-type="float" office:value="0">
            <text:p>0</text:p>
          </table:table-cell>
          <table:table-cell table:formula="of:=N(AND([.$I319]&lt;=[.R$1]; [.$I319]&gt;[.Q$1]))" office:value-type="float" office:value="0">
            <text:p>0</text:p>
          </table:table-cell>
          <table:table-cell table:formula="of:=N(AND([.$I319]&lt;=[.S$1]; [.$I319]&gt;[.R$1]))" office:value-type="float" office:value="0">
            <text:p>0</text:p>
          </table:table-cell>
          <table:table-cell table:formula="of:=N(AND([.$I319]&lt;=[.T$1]; [.$I319]&gt;[.S$1]))" office:value-type="float" office:value="0">
            <text:p>0</text:p>
          </table:table-cell>
          <table:table-cell table:formula="of:=N(AND([.$I319]&lt;=[.U$1]; [.$I319]&gt;[.T$1]))" office:value-type="float" office:value="0">
            <text:p>0</text:p>
          </table:table-cell>
          <table:table-cell table:formula="of:=N(AND([.$I319]&lt;=[.V$1]; [.$I319]&gt;[.U$1]))" office:value-type="float" office:value="0">
            <text:p>0</text:p>
          </table:table-cell>
          <table:table-cell table:formula="of:=N(AND([.$I319]&lt;=[.W$1]; [.$I319]&gt;[.V$1]))" office:value-type="float" office:value="0">
            <text:p>0</text:p>
          </table:table-cell>
          <table:table-cell table:formula="of:=N(AND([.$I319]&lt;=[.X$1]; [.$I319]&gt;[.W$1]))" office:value-type="float" office:value="0">
            <text:p>0</text:p>
          </table:table-cell>
          <table:table-cell table:formula="of:=N(AND([.$I319]&lt;=[.Y$1]; [.$I319]&gt;[.X$1]))" office:value-type="float" office:value="0">
            <text:p>0</text:p>
          </table:table-cell>
          <table:table-cell table:formula="of:=N(AND([.$I319]&lt;=[.Z$1]; [.$I319]&gt;[.Y$1]))" office:value-type="float" office:value="0">
            <text:p>0</text:p>
          </table:table-cell>
          <table:table-cell table:formula="of:=N(AND([.$I319]&lt;=[.AA$1]; [.$I319]&gt;[.Z$1]))" office:value-type="float" office:value="0">
            <text:p>0</text:p>
          </table:table-cell>
          <table:table-cell table:formula="of:=N(AND([.$I319]&lt;=[.AB$1]; [.$I319]&gt;[.AA$1]))" office:value-type="float" office:value="0">
            <text:p>0</text:p>
          </table:table-cell>
          <table:table-cell table:formula="of:=N(AND([.$I319]&lt;=[.AC$1]; [.$I319]&gt;[.AB$1]))" office:value-type="float" office:value="0">
            <text:p>0</text:p>
          </table:table-cell>
          <table:table-cell table:formula="of:=N(AND([.$I319]&lt;=[.AD$1]; [.$I319]&gt;[.AC$1]))" office:value-type="float" office:value="0">
            <text:p>0</text:p>
          </table:table-cell>
          <table:table-cell table:formula="of:=N(AND([.$I319]&lt;=[.AE$1]; [.$I319]&gt;[.AD$1]))" office:value-type="float" office:value="0">
            <text:p>0</text:p>
          </table:table-cell>
          <table:table-cell table:formula="of:=N(AND([.$I319]&lt;=[.AF$1]; [.$I319]&gt;[.AE$1]))" office:value-type="float" office:value="0">
            <text:p>0</text:p>
          </table:table-cell>
          <table:table-cell table:formula="of:=N(AND([.$I319]&lt;=[.AG$1]; [.$I319]&gt;[.AF$1]))" office:value-type="float" office:value="0">
            <text:p>0</text:p>
          </table:table-cell>
          <table:table-cell table:formula="of:=N(AND([.$I319]&lt;=[.AH$1]; [.$I319]&gt;[.AG$1]))" office:value-type="float" office:value="0">
            <text:p>0</text:p>
          </table:table-cell>
          <table:table-cell table:formula="of:=N(AND([.$I319]&lt;=[.AI$1]; [.$I31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4:20Z</text:p>
          </table:table-cell>
          <table:table-cell office:value-type="float" office:value="4683">
            <text:p>4683</text:p>
          </table:table-cell>
          <table:table-cell/>
          <table:table-cell office:value-type="float" office:value="157000">
            <text:p>157000</text:p>
          </table:table-cell>
          <table:table-cell office:value-type="float" office:value="1361">
            <text:p>1361</text:p>
          </table:table-cell>
          <table:table-cell table:formula="of:=N(AND([.$I320]&lt;=[.K$1]; [.$I320]&gt;[.J$1]))" office:value-type="float" office:value="0">
            <text:p>0</text:p>
          </table:table-cell>
          <table:table-cell table:formula="of:=N(AND([.$I320]&lt;=[.L$1]; [.$I320]&gt;[.K$1]))" office:value-type="float" office:value="0">
            <text:p>0</text:p>
          </table:table-cell>
          <table:table-cell table:formula="of:=N(AND([.$I320]&lt;=[.M$1]; [.$I320]&gt;[.L$1]))" office:value-type="float" office:value="0">
            <text:p>0</text:p>
          </table:table-cell>
          <table:table-cell table:formula="of:=N(AND([.$I320]&lt;=[.N$1]; [.$I320]&gt;[.M$1]))" office:value-type="float" office:value="0">
            <text:p>0</text:p>
          </table:table-cell>
          <table:table-cell table:formula="of:=N(AND([.$I320]&lt;=[.O$1]; [.$I320]&gt;[.N$1]))" office:value-type="float" office:value="0">
            <text:p>0</text:p>
          </table:table-cell>
          <table:table-cell table:formula="of:=N(AND([.$I320]&lt;=[.P$1]; [.$I320]&gt;[.O$1]))" office:value-type="float" office:value="1">
            <text:p>1</text:p>
          </table:table-cell>
          <table:table-cell table:formula="of:=N(AND([.$I320]&lt;=[.Q$1]; [.$I320]&gt;[.P$1]))" office:value-type="float" office:value="0">
            <text:p>0</text:p>
          </table:table-cell>
          <table:table-cell table:formula="of:=N(AND([.$I320]&lt;=[.R$1]; [.$I320]&gt;[.Q$1]))" office:value-type="float" office:value="0">
            <text:p>0</text:p>
          </table:table-cell>
          <table:table-cell table:formula="of:=N(AND([.$I320]&lt;=[.S$1]; [.$I320]&gt;[.R$1]))" office:value-type="float" office:value="0">
            <text:p>0</text:p>
          </table:table-cell>
          <table:table-cell table:formula="of:=N(AND([.$I320]&lt;=[.T$1]; [.$I320]&gt;[.S$1]))" office:value-type="float" office:value="0">
            <text:p>0</text:p>
          </table:table-cell>
          <table:table-cell table:formula="of:=N(AND([.$I320]&lt;=[.U$1]; [.$I320]&gt;[.T$1]))" office:value-type="float" office:value="0">
            <text:p>0</text:p>
          </table:table-cell>
          <table:table-cell table:formula="of:=N(AND([.$I320]&lt;=[.V$1]; [.$I320]&gt;[.U$1]))" office:value-type="float" office:value="0">
            <text:p>0</text:p>
          </table:table-cell>
          <table:table-cell table:formula="of:=N(AND([.$I320]&lt;=[.W$1]; [.$I320]&gt;[.V$1]))" office:value-type="float" office:value="0">
            <text:p>0</text:p>
          </table:table-cell>
          <table:table-cell table:formula="of:=N(AND([.$I320]&lt;=[.X$1]; [.$I320]&gt;[.W$1]))" office:value-type="float" office:value="0">
            <text:p>0</text:p>
          </table:table-cell>
          <table:table-cell table:formula="of:=N(AND([.$I320]&lt;=[.Y$1]; [.$I320]&gt;[.X$1]))" office:value-type="float" office:value="0">
            <text:p>0</text:p>
          </table:table-cell>
          <table:table-cell table:formula="of:=N(AND([.$I320]&lt;=[.Z$1]; [.$I320]&gt;[.Y$1]))" office:value-type="float" office:value="0">
            <text:p>0</text:p>
          </table:table-cell>
          <table:table-cell table:formula="of:=N(AND([.$I320]&lt;=[.AA$1]; [.$I320]&gt;[.Z$1]))" office:value-type="float" office:value="0">
            <text:p>0</text:p>
          </table:table-cell>
          <table:table-cell table:formula="of:=N(AND([.$I320]&lt;=[.AB$1]; [.$I320]&gt;[.AA$1]))" office:value-type="float" office:value="0">
            <text:p>0</text:p>
          </table:table-cell>
          <table:table-cell table:formula="of:=N(AND([.$I320]&lt;=[.AC$1]; [.$I320]&gt;[.AB$1]))" office:value-type="float" office:value="0">
            <text:p>0</text:p>
          </table:table-cell>
          <table:table-cell table:formula="of:=N(AND([.$I320]&lt;=[.AD$1]; [.$I320]&gt;[.AC$1]))" office:value-type="float" office:value="0">
            <text:p>0</text:p>
          </table:table-cell>
          <table:table-cell table:formula="of:=N(AND([.$I320]&lt;=[.AE$1]; [.$I320]&gt;[.AD$1]))" office:value-type="float" office:value="0">
            <text:p>0</text:p>
          </table:table-cell>
          <table:table-cell table:formula="of:=N(AND([.$I320]&lt;=[.AF$1]; [.$I320]&gt;[.AE$1]))" office:value-type="float" office:value="0">
            <text:p>0</text:p>
          </table:table-cell>
          <table:table-cell table:formula="of:=N(AND([.$I320]&lt;=[.AG$1]; [.$I320]&gt;[.AF$1]))" office:value-type="float" office:value="0">
            <text:p>0</text:p>
          </table:table-cell>
          <table:table-cell table:formula="of:=N(AND([.$I320]&lt;=[.AH$1]; [.$I320]&gt;[.AG$1]))" office:value-type="float" office:value="0">
            <text:p>0</text:p>
          </table:table-cell>
          <table:table-cell table:formula="of:=N(AND([.$I320]&lt;=[.AI$1]; [.$I32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4:46Z</text:p>
          </table:table-cell>
          <table:table-cell office:value-type="float" office:value="3311">
            <text:p>3311</text:p>
          </table:table-cell>
          <table:table-cell/>
          <table:table-cell office:value-type="float" office:value="347000">
            <text:p>347000</text:p>
          </table:table-cell>
          <table:table-cell office:value-type="float" office:value="1361">
            <text:p>1361</text:p>
          </table:table-cell>
          <table:table-cell table:formula="of:=N(AND([.$I321]&lt;=[.K$1]; [.$I321]&gt;[.J$1]))" office:value-type="float" office:value="0">
            <text:p>0</text:p>
          </table:table-cell>
          <table:table-cell table:formula="of:=N(AND([.$I321]&lt;=[.L$1]; [.$I321]&gt;[.K$1]))" office:value-type="float" office:value="0">
            <text:p>0</text:p>
          </table:table-cell>
          <table:table-cell table:formula="of:=N(AND([.$I321]&lt;=[.M$1]; [.$I321]&gt;[.L$1]))" office:value-type="float" office:value="0">
            <text:p>0</text:p>
          </table:table-cell>
          <table:table-cell table:formula="of:=N(AND([.$I321]&lt;=[.N$1]; [.$I321]&gt;[.M$1]))" office:value-type="float" office:value="0">
            <text:p>0</text:p>
          </table:table-cell>
          <table:table-cell table:formula="of:=N(AND([.$I321]&lt;=[.O$1]; [.$I321]&gt;[.N$1]))" office:value-type="float" office:value="0">
            <text:p>0</text:p>
          </table:table-cell>
          <table:table-cell table:formula="of:=N(AND([.$I321]&lt;=[.P$1]; [.$I321]&gt;[.O$1]))" office:value-type="float" office:value="0">
            <text:p>0</text:p>
          </table:table-cell>
          <table:table-cell table:formula="of:=N(AND([.$I321]&lt;=[.Q$1]; [.$I321]&gt;[.P$1]))" office:value-type="float" office:value="0">
            <text:p>0</text:p>
          </table:table-cell>
          <table:table-cell table:formula="of:=N(AND([.$I321]&lt;=[.R$1]; [.$I321]&gt;[.Q$1]))" office:value-type="float" office:value="0">
            <text:p>0</text:p>
          </table:table-cell>
          <table:table-cell table:formula="of:=N(AND([.$I321]&lt;=[.S$1]; [.$I321]&gt;[.R$1]))" office:value-type="float" office:value="0">
            <text:p>0</text:p>
          </table:table-cell>
          <table:table-cell table:formula="of:=N(AND([.$I321]&lt;=[.T$1]; [.$I321]&gt;[.S$1]))" office:value-type="float" office:value="0">
            <text:p>0</text:p>
          </table:table-cell>
          <table:table-cell table:formula="of:=N(AND([.$I321]&lt;=[.U$1]; [.$I321]&gt;[.T$1]))" office:value-type="float" office:value="0">
            <text:p>0</text:p>
          </table:table-cell>
          <table:table-cell table:formula="of:=N(AND([.$I321]&lt;=[.V$1]; [.$I321]&gt;[.U$1]))" office:value-type="float" office:value="1">
            <text:p>1</text:p>
          </table:table-cell>
          <table:table-cell table:formula="of:=N(AND([.$I321]&lt;=[.W$1]; [.$I321]&gt;[.V$1]))" office:value-type="float" office:value="0">
            <text:p>0</text:p>
          </table:table-cell>
          <table:table-cell table:formula="of:=N(AND([.$I321]&lt;=[.X$1]; [.$I321]&gt;[.W$1]))" office:value-type="float" office:value="0">
            <text:p>0</text:p>
          </table:table-cell>
          <table:table-cell table:formula="of:=N(AND([.$I321]&lt;=[.Y$1]; [.$I321]&gt;[.X$1]))" office:value-type="float" office:value="0">
            <text:p>0</text:p>
          </table:table-cell>
          <table:table-cell table:formula="of:=N(AND([.$I321]&lt;=[.Z$1]; [.$I321]&gt;[.Y$1]))" office:value-type="float" office:value="0">
            <text:p>0</text:p>
          </table:table-cell>
          <table:table-cell table:formula="of:=N(AND([.$I321]&lt;=[.AA$1]; [.$I321]&gt;[.Z$1]))" office:value-type="float" office:value="0">
            <text:p>0</text:p>
          </table:table-cell>
          <table:table-cell table:formula="of:=N(AND([.$I321]&lt;=[.AB$1]; [.$I321]&gt;[.AA$1]))" office:value-type="float" office:value="0">
            <text:p>0</text:p>
          </table:table-cell>
          <table:table-cell table:formula="of:=N(AND([.$I321]&lt;=[.AC$1]; [.$I321]&gt;[.AB$1]))" office:value-type="float" office:value="0">
            <text:p>0</text:p>
          </table:table-cell>
          <table:table-cell table:formula="of:=N(AND([.$I321]&lt;=[.AD$1]; [.$I321]&gt;[.AC$1]))" office:value-type="float" office:value="0">
            <text:p>0</text:p>
          </table:table-cell>
          <table:table-cell table:formula="of:=N(AND([.$I321]&lt;=[.AE$1]; [.$I321]&gt;[.AD$1]))" office:value-type="float" office:value="0">
            <text:p>0</text:p>
          </table:table-cell>
          <table:table-cell table:formula="of:=N(AND([.$I321]&lt;=[.AF$1]; [.$I321]&gt;[.AE$1]))" office:value-type="float" office:value="0">
            <text:p>0</text:p>
          </table:table-cell>
          <table:table-cell table:formula="of:=N(AND([.$I321]&lt;=[.AG$1]; [.$I321]&gt;[.AF$1]))" office:value-type="float" office:value="0">
            <text:p>0</text:p>
          </table:table-cell>
          <table:table-cell table:formula="of:=N(AND([.$I321]&lt;=[.AH$1]; [.$I321]&gt;[.AG$1]))" office:value-type="float" office:value="0">
            <text:p>0</text:p>
          </table:table-cell>
          <table:table-cell table:formula="of:=N(AND([.$I321]&lt;=[.AI$1]; [.$I32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6:09Z</text:p>
          </table:table-cell>
          <table:table-cell office:value-type="float" office:value="4104">
            <text:p>4104</text:p>
          </table:table-cell>
          <table:table-cell/>
          <table:table-cell office:value-type="float" office:value="231000">
            <text:p>231000</text:p>
          </table:table-cell>
          <table:table-cell office:value-type="float" office:value="1361">
            <text:p>1361</text:p>
          </table:table-cell>
          <table:table-cell table:formula="of:=N(AND([.$I322]&lt;=[.K$1]; [.$I322]&gt;[.J$1]))" office:value-type="float" office:value="0">
            <text:p>0</text:p>
          </table:table-cell>
          <table:table-cell table:formula="of:=N(AND([.$I322]&lt;=[.L$1]; [.$I322]&gt;[.K$1]))" office:value-type="float" office:value="0">
            <text:p>0</text:p>
          </table:table-cell>
          <table:table-cell table:formula="of:=N(AND([.$I322]&lt;=[.M$1]; [.$I322]&gt;[.L$1]))" office:value-type="float" office:value="0">
            <text:p>0</text:p>
          </table:table-cell>
          <table:table-cell table:formula="of:=N(AND([.$I322]&lt;=[.N$1]; [.$I322]&gt;[.M$1]))" office:value-type="float" office:value="0">
            <text:p>0</text:p>
          </table:table-cell>
          <table:table-cell table:formula="of:=N(AND([.$I322]&lt;=[.O$1]; [.$I322]&gt;[.N$1]))" office:value-type="float" office:value="0">
            <text:p>0</text:p>
          </table:table-cell>
          <table:table-cell table:formula="of:=N(AND([.$I322]&lt;=[.P$1]; [.$I322]&gt;[.O$1]))" office:value-type="float" office:value="0">
            <text:p>0</text:p>
          </table:table-cell>
          <table:table-cell table:formula="of:=N(AND([.$I322]&lt;=[.Q$1]; [.$I322]&gt;[.P$1]))" office:value-type="float" office:value="0">
            <text:p>0</text:p>
          </table:table-cell>
          <table:table-cell table:formula="of:=N(AND([.$I322]&lt;=[.R$1]; [.$I322]&gt;[.Q$1]))" office:value-type="float" office:value="1">
            <text:p>1</text:p>
          </table:table-cell>
          <table:table-cell table:formula="of:=N(AND([.$I322]&lt;=[.S$1]; [.$I322]&gt;[.R$1]))" office:value-type="float" office:value="0">
            <text:p>0</text:p>
          </table:table-cell>
          <table:table-cell table:formula="of:=N(AND([.$I322]&lt;=[.T$1]; [.$I322]&gt;[.S$1]))" office:value-type="float" office:value="0">
            <text:p>0</text:p>
          </table:table-cell>
          <table:table-cell table:formula="of:=N(AND([.$I322]&lt;=[.U$1]; [.$I322]&gt;[.T$1]))" office:value-type="float" office:value="0">
            <text:p>0</text:p>
          </table:table-cell>
          <table:table-cell table:formula="of:=N(AND([.$I322]&lt;=[.V$1]; [.$I322]&gt;[.U$1]))" office:value-type="float" office:value="0">
            <text:p>0</text:p>
          </table:table-cell>
          <table:table-cell table:formula="of:=N(AND([.$I322]&lt;=[.W$1]; [.$I322]&gt;[.V$1]))" office:value-type="float" office:value="0">
            <text:p>0</text:p>
          </table:table-cell>
          <table:table-cell table:formula="of:=N(AND([.$I322]&lt;=[.X$1]; [.$I322]&gt;[.W$1]))" office:value-type="float" office:value="0">
            <text:p>0</text:p>
          </table:table-cell>
          <table:table-cell table:formula="of:=N(AND([.$I322]&lt;=[.Y$1]; [.$I322]&gt;[.X$1]))" office:value-type="float" office:value="0">
            <text:p>0</text:p>
          </table:table-cell>
          <table:table-cell table:formula="of:=N(AND([.$I322]&lt;=[.Z$1]; [.$I322]&gt;[.Y$1]))" office:value-type="float" office:value="0">
            <text:p>0</text:p>
          </table:table-cell>
          <table:table-cell table:formula="of:=N(AND([.$I322]&lt;=[.AA$1]; [.$I322]&gt;[.Z$1]))" office:value-type="float" office:value="0">
            <text:p>0</text:p>
          </table:table-cell>
          <table:table-cell table:formula="of:=N(AND([.$I322]&lt;=[.AB$1]; [.$I322]&gt;[.AA$1]))" office:value-type="float" office:value="0">
            <text:p>0</text:p>
          </table:table-cell>
          <table:table-cell table:formula="of:=N(AND([.$I322]&lt;=[.AC$1]; [.$I322]&gt;[.AB$1]))" office:value-type="float" office:value="0">
            <text:p>0</text:p>
          </table:table-cell>
          <table:table-cell table:formula="of:=N(AND([.$I322]&lt;=[.AD$1]; [.$I322]&gt;[.AC$1]))" office:value-type="float" office:value="0">
            <text:p>0</text:p>
          </table:table-cell>
          <table:table-cell table:formula="of:=N(AND([.$I322]&lt;=[.AE$1]; [.$I322]&gt;[.AD$1]))" office:value-type="float" office:value="0">
            <text:p>0</text:p>
          </table:table-cell>
          <table:table-cell table:formula="of:=N(AND([.$I322]&lt;=[.AF$1]; [.$I322]&gt;[.AE$1]))" office:value-type="float" office:value="0">
            <text:p>0</text:p>
          </table:table-cell>
          <table:table-cell table:formula="of:=N(AND([.$I322]&lt;=[.AG$1]; [.$I322]&gt;[.AF$1]))" office:value-type="float" office:value="0">
            <text:p>0</text:p>
          </table:table-cell>
          <table:table-cell table:formula="of:=N(AND([.$I322]&lt;=[.AH$1]; [.$I322]&gt;[.AG$1]))" office:value-type="float" office:value="0">
            <text:p>0</text:p>
          </table:table-cell>
          <table:table-cell table:formula="of:=N(AND([.$I322]&lt;=[.AI$1]; [.$I32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6:35Z</text:p>
          </table:table-cell>
          <table:table-cell office:value-type="float" office:value="3123">
            <text:p>3123</text:p>
          </table:table-cell>
          <table:table-cell/>
          <table:table-cell office:value-type="float" office:value="175000">
            <text:p>175000</text:p>
          </table:table-cell>
          <table:table-cell office:value-type="float" office:value="1631">
            <text:p>1631</text:p>
          </table:table-cell>
          <table:table-cell table:formula="of:=N(AND([.$I323]&lt;=[.K$1]; [.$I323]&gt;[.J$1]))" office:value-type="float" office:value="0">
            <text:p>0</text:p>
          </table:table-cell>
          <table:table-cell table:formula="of:=N(AND([.$I323]&lt;=[.L$1]; [.$I323]&gt;[.K$1]))" office:value-type="float" office:value="0">
            <text:p>0</text:p>
          </table:table-cell>
          <table:table-cell table:formula="of:=N(AND([.$I323]&lt;=[.M$1]; [.$I323]&gt;[.L$1]))" office:value-type="float" office:value="0">
            <text:p>0</text:p>
          </table:table-cell>
          <table:table-cell table:formula="of:=N(AND([.$I323]&lt;=[.N$1]; [.$I323]&gt;[.M$1]))" office:value-type="float" office:value="0">
            <text:p>0</text:p>
          </table:table-cell>
          <table:table-cell table:formula="of:=N(AND([.$I323]&lt;=[.O$1]; [.$I323]&gt;[.N$1]))" office:value-type="float" office:value="0">
            <text:p>0</text:p>
          </table:table-cell>
          <table:table-cell table:formula="of:=N(AND([.$I323]&lt;=[.P$1]; [.$I323]&gt;[.O$1]))" office:value-type="float" office:value="1">
            <text:p>1</text:p>
          </table:table-cell>
          <table:table-cell table:formula="of:=N(AND([.$I323]&lt;=[.Q$1]; [.$I323]&gt;[.P$1]))" office:value-type="float" office:value="0">
            <text:p>0</text:p>
          </table:table-cell>
          <table:table-cell table:formula="of:=N(AND([.$I323]&lt;=[.R$1]; [.$I323]&gt;[.Q$1]))" office:value-type="float" office:value="0">
            <text:p>0</text:p>
          </table:table-cell>
          <table:table-cell table:formula="of:=N(AND([.$I323]&lt;=[.S$1]; [.$I323]&gt;[.R$1]))" office:value-type="float" office:value="0">
            <text:p>0</text:p>
          </table:table-cell>
          <table:table-cell table:formula="of:=N(AND([.$I323]&lt;=[.T$1]; [.$I323]&gt;[.S$1]))" office:value-type="float" office:value="0">
            <text:p>0</text:p>
          </table:table-cell>
          <table:table-cell table:formula="of:=N(AND([.$I323]&lt;=[.U$1]; [.$I323]&gt;[.T$1]))" office:value-type="float" office:value="0">
            <text:p>0</text:p>
          </table:table-cell>
          <table:table-cell table:formula="of:=N(AND([.$I323]&lt;=[.V$1]; [.$I323]&gt;[.U$1]))" office:value-type="float" office:value="0">
            <text:p>0</text:p>
          </table:table-cell>
          <table:table-cell table:formula="of:=N(AND([.$I323]&lt;=[.W$1]; [.$I323]&gt;[.V$1]))" office:value-type="float" office:value="0">
            <text:p>0</text:p>
          </table:table-cell>
          <table:table-cell table:formula="of:=N(AND([.$I323]&lt;=[.X$1]; [.$I323]&gt;[.W$1]))" office:value-type="float" office:value="0">
            <text:p>0</text:p>
          </table:table-cell>
          <table:table-cell table:formula="of:=N(AND([.$I323]&lt;=[.Y$1]; [.$I323]&gt;[.X$1]))" office:value-type="float" office:value="0">
            <text:p>0</text:p>
          </table:table-cell>
          <table:table-cell table:formula="of:=N(AND([.$I323]&lt;=[.Z$1]; [.$I323]&gt;[.Y$1]))" office:value-type="float" office:value="0">
            <text:p>0</text:p>
          </table:table-cell>
          <table:table-cell table:formula="of:=N(AND([.$I323]&lt;=[.AA$1]; [.$I323]&gt;[.Z$1]))" office:value-type="float" office:value="0">
            <text:p>0</text:p>
          </table:table-cell>
          <table:table-cell table:formula="of:=N(AND([.$I323]&lt;=[.AB$1]; [.$I323]&gt;[.AA$1]))" office:value-type="float" office:value="0">
            <text:p>0</text:p>
          </table:table-cell>
          <table:table-cell table:formula="of:=N(AND([.$I323]&lt;=[.AC$1]; [.$I323]&gt;[.AB$1]))" office:value-type="float" office:value="0">
            <text:p>0</text:p>
          </table:table-cell>
          <table:table-cell table:formula="of:=N(AND([.$I323]&lt;=[.AD$1]; [.$I323]&gt;[.AC$1]))" office:value-type="float" office:value="0">
            <text:p>0</text:p>
          </table:table-cell>
          <table:table-cell table:formula="of:=N(AND([.$I323]&lt;=[.AE$1]; [.$I323]&gt;[.AD$1]))" office:value-type="float" office:value="0">
            <text:p>0</text:p>
          </table:table-cell>
          <table:table-cell table:formula="of:=N(AND([.$I323]&lt;=[.AF$1]; [.$I323]&gt;[.AE$1]))" office:value-type="float" office:value="0">
            <text:p>0</text:p>
          </table:table-cell>
          <table:table-cell table:formula="of:=N(AND([.$I323]&lt;=[.AG$1]; [.$I323]&gt;[.AF$1]))" office:value-type="float" office:value="0">
            <text:p>0</text:p>
          </table:table-cell>
          <table:table-cell table:formula="of:=N(AND([.$I323]&lt;=[.AH$1]; [.$I323]&gt;[.AG$1]))" office:value-type="float" office:value="0">
            <text:p>0</text:p>
          </table:table-cell>
          <table:table-cell table:formula="of:=N(AND([.$I323]&lt;=[.AI$1]; [.$I32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7:02Z</text:p>
          </table:table-cell>
          <table:table-cell office:value-type="float" office:value="2724">
            <text:p>2724</text:p>
          </table:table-cell>
          <table:table-cell/>
          <table:table-cell office:value-type="float" office:value="177000">
            <text:p>177000</text:p>
          </table:table-cell>
          <table:table-cell office:value-type="float" office:value="1631">
            <text:p>1631</text:p>
          </table:table-cell>
          <table:table-cell table:formula="of:=N(AND([.$I324]&lt;=[.K$1]; [.$I324]&gt;[.J$1]))" office:value-type="float" office:value="0">
            <text:p>0</text:p>
          </table:table-cell>
          <table:table-cell table:formula="of:=N(AND([.$I324]&lt;=[.L$1]; [.$I324]&gt;[.K$1]))" office:value-type="float" office:value="0">
            <text:p>0</text:p>
          </table:table-cell>
          <table:table-cell table:formula="of:=N(AND([.$I324]&lt;=[.M$1]; [.$I324]&gt;[.L$1]))" office:value-type="float" office:value="0">
            <text:p>0</text:p>
          </table:table-cell>
          <table:table-cell table:formula="of:=N(AND([.$I324]&lt;=[.N$1]; [.$I324]&gt;[.M$1]))" office:value-type="float" office:value="0">
            <text:p>0</text:p>
          </table:table-cell>
          <table:table-cell table:formula="of:=N(AND([.$I324]&lt;=[.O$1]; [.$I324]&gt;[.N$1]))" office:value-type="float" office:value="0">
            <text:p>0</text:p>
          </table:table-cell>
          <table:table-cell table:formula="of:=N(AND([.$I324]&lt;=[.P$1]; [.$I324]&gt;[.O$1]))" office:value-type="float" office:value="1">
            <text:p>1</text:p>
          </table:table-cell>
          <table:table-cell table:formula="of:=N(AND([.$I324]&lt;=[.Q$1]; [.$I324]&gt;[.P$1]))" office:value-type="float" office:value="0">
            <text:p>0</text:p>
          </table:table-cell>
          <table:table-cell table:formula="of:=N(AND([.$I324]&lt;=[.R$1]; [.$I324]&gt;[.Q$1]))" office:value-type="float" office:value="0">
            <text:p>0</text:p>
          </table:table-cell>
          <table:table-cell table:formula="of:=N(AND([.$I324]&lt;=[.S$1]; [.$I324]&gt;[.R$1]))" office:value-type="float" office:value="0">
            <text:p>0</text:p>
          </table:table-cell>
          <table:table-cell table:formula="of:=N(AND([.$I324]&lt;=[.T$1]; [.$I324]&gt;[.S$1]))" office:value-type="float" office:value="0">
            <text:p>0</text:p>
          </table:table-cell>
          <table:table-cell table:formula="of:=N(AND([.$I324]&lt;=[.U$1]; [.$I324]&gt;[.T$1]))" office:value-type="float" office:value="0">
            <text:p>0</text:p>
          </table:table-cell>
          <table:table-cell table:formula="of:=N(AND([.$I324]&lt;=[.V$1]; [.$I324]&gt;[.U$1]))" office:value-type="float" office:value="0">
            <text:p>0</text:p>
          </table:table-cell>
          <table:table-cell table:formula="of:=N(AND([.$I324]&lt;=[.W$1]; [.$I324]&gt;[.V$1]))" office:value-type="float" office:value="0">
            <text:p>0</text:p>
          </table:table-cell>
          <table:table-cell table:formula="of:=N(AND([.$I324]&lt;=[.X$1]; [.$I324]&gt;[.W$1]))" office:value-type="float" office:value="0">
            <text:p>0</text:p>
          </table:table-cell>
          <table:table-cell table:formula="of:=N(AND([.$I324]&lt;=[.Y$1]; [.$I324]&gt;[.X$1]))" office:value-type="float" office:value="0">
            <text:p>0</text:p>
          </table:table-cell>
          <table:table-cell table:formula="of:=N(AND([.$I324]&lt;=[.Z$1]; [.$I324]&gt;[.Y$1]))" office:value-type="float" office:value="0">
            <text:p>0</text:p>
          </table:table-cell>
          <table:table-cell table:formula="of:=N(AND([.$I324]&lt;=[.AA$1]; [.$I324]&gt;[.Z$1]))" office:value-type="float" office:value="0">
            <text:p>0</text:p>
          </table:table-cell>
          <table:table-cell table:formula="of:=N(AND([.$I324]&lt;=[.AB$1]; [.$I324]&gt;[.AA$1]))" office:value-type="float" office:value="0">
            <text:p>0</text:p>
          </table:table-cell>
          <table:table-cell table:formula="of:=N(AND([.$I324]&lt;=[.AC$1]; [.$I324]&gt;[.AB$1]))" office:value-type="float" office:value="0">
            <text:p>0</text:p>
          </table:table-cell>
          <table:table-cell table:formula="of:=N(AND([.$I324]&lt;=[.AD$1]; [.$I324]&gt;[.AC$1]))" office:value-type="float" office:value="0">
            <text:p>0</text:p>
          </table:table-cell>
          <table:table-cell table:formula="of:=N(AND([.$I324]&lt;=[.AE$1]; [.$I324]&gt;[.AD$1]))" office:value-type="float" office:value="0">
            <text:p>0</text:p>
          </table:table-cell>
          <table:table-cell table:formula="of:=N(AND([.$I324]&lt;=[.AF$1]; [.$I324]&gt;[.AE$1]))" office:value-type="float" office:value="0">
            <text:p>0</text:p>
          </table:table-cell>
          <table:table-cell table:formula="of:=N(AND([.$I324]&lt;=[.AG$1]; [.$I324]&gt;[.AF$1]))" office:value-type="float" office:value="0">
            <text:p>0</text:p>
          </table:table-cell>
          <table:table-cell table:formula="of:=N(AND([.$I324]&lt;=[.AH$1]; [.$I324]&gt;[.AG$1]))" office:value-type="float" office:value="0">
            <text:p>0</text:p>
          </table:table-cell>
          <table:table-cell table:formula="of:=N(AND([.$I324]&lt;=[.AI$1]; [.$I32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NXWJNNEHHTXUXZQVJEEUYL23UC6DL2ED</text:p>
          </table:table-cell>
          <table:table-cell office:value-type="string">
            <text:p>2013-03-16T13:05:50Z</text:p>
          </table:table-cell>
          <table:table-cell office:value-type="string">
            <text:p>2013-03-16T13:07:31Z</text:p>
          </table:table-cell>
          <table:table-cell office:value-type="float" office:value="4647">
            <text:p>4647</text:p>
          </table:table-cell>
          <table:table-cell/>
          <table:table-cell office:value-type="float" office:value="101000">
            <text:p>101000</text:p>
          </table:table-cell>
          <table:table-cell office:value-type="float" office:value="1631">
            <text:p>1631</text:p>
          </table:table-cell>
          <table:table-cell table:formula="of:=N(AND([.$I325]&lt;=[.K$1]; [.$I325]&gt;[.J$1]))" office:value-type="float" office:value="0">
            <text:p>0</text:p>
          </table:table-cell>
          <table:table-cell table:formula="of:=N(AND([.$I325]&lt;=[.L$1]; [.$I325]&gt;[.K$1]))" office:value-type="float" office:value="0">
            <text:p>0</text:p>
          </table:table-cell>
          <table:table-cell table:formula="of:=N(AND([.$I325]&lt;=[.M$1]; [.$I325]&gt;[.L$1]))" office:value-type="float" office:value="0">
            <text:p>0</text:p>
          </table:table-cell>
          <table:table-cell table:formula="of:=N(AND([.$I325]&lt;=[.N$1]; [.$I325]&gt;[.M$1]))" office:value-type="float" office:value="1">
            <text:p>1</text:p>
          </table:table-cell>
          <table:table-cell table:formula="of:=N(AND([.$I325]&lt;=[.O$1]; [.$I325]&gt;[.N$1]))" office:value-type="float" office:value="0">
            <text:p>0</text:p>
          </table:table-cell>
          <table:table-cell table:formula="of:=N(AND([.$I325]&lt;=[.P$1]; [.$I325]&gt;[.O$1]))" office:value-type="float" office:value="0">
            <text:p>0</text:p>
          </table:table-cell>
          <table:table-cell table:formula="of:=N(AND([.$I325]&lt;=[.Q$1]; [.$I325]&gt;[.P$1]))" office:value-type="float" office:value="0">
            <text:p>0</text:p>
          </table:table-cell>
          <table:table-cell table:formula="of:=N(AND([.$I325]&lt;=[.R$1]; [.$I325]&gt;[.Q$1]))" office:value-type="float" office:value="0">
            <text:p>0</text:p>
          </table:table-cell>
          <table:table-cell table:formula="of:=N(AND([.$I325]&lt;=[.S$1]; [.$I325]&gt;[.R$1]))" office:value-type="float" office:value="0">
            <text:p>0</text:p>
          </table:table-cell>
          <table:table-cell table:formula="of:=N(AND([.$I325]&lt;=[.T$1]; [.$I325]&gt;[.S$1]))" office:value-type="float" office:value="0">
            <text:p>0</text:p>
          </table:table-cell>
          <table:table-cell table:formula="of:=N(AND([.$I325]&lt;=[.U$1]; [.$I325]&gt;[.T$1]))" office:value-type="float" office:value="0">
            <text:p>0</text:p>
          </table:table-cell>
          <table:table-cell table:formula="of:=N(AND([.$I325]&lt;=[.V$1]; [.$I325]&gt;[.U$1]))" office:value-type="float" office:value="0">
            <text:p>0</text:p>
          </table:table-cell>
          <table:table-cell table:formula="of:=N(AND([.$I325]&lt;=[.W$1]; [.$I325]&gt;[.V$1]))" office:value-type="float" office:value="0">
            <text:p>0</text:p>
          </table:table-cell>
          <table:table-cell table:formula="of:=N(AND([.$I325]&lt;=[.X$1]; [.$I325]&gt;[.W$1]))" office:value-type="float" office:value="0">
            <text:p>0</text:p>
          </table:table-cell>
          <table:table-cell table:formula="of:=N(AND([.$I325]&lt;=[.Y$1]; [.$I325]&gt;[.X$1]))" office:value-type="float" office:value="0">
            <text:p>0</text:p>
          </table:table-cell>
          <table:table-cell table:formula="of:=N(AND([.$I325]&lt;=[.Z$1]; [.$I325]&gt;[.Y$1]))" office:value-type="float" office:value="0">
            <text:p>0</text:p>
          </table:table-cell>
          <table:table-cell table:formula="of:=N(AND([.$I325]&lt;=[.AA$1]; [.$I325]&gt;[.Z$1]))" office:value-type="float" office:value="0">
            <text:p>0</text:p>
          </table:table-cell>
          <table:table-cell table:formula="of:=N(AND([.$I325]&lt;=[.AB$1]; [.$I325]&gt;[.AA$1]))" office:value-type="float" office:value="0">
            <text:p>0</text:p>
          </table:table-cell>
          <table:table-cell table:formula="of:=N(AND([.$I325]&lt;=[.AC$1]; [.$I325]&gt;[.AB$1]))" office:value-type="float" office:value="0">
            <text:p>0</text:p>
          </table:table-cell>
          <table:table-cell table:formula="of:=N(AND([.$I325]&lt;=[.AD$1]; [.$I325]&gt;[.AC$1]))" office:value-type="float" office:value="0">
            <text:p>0</text:p>
          </table:table-cell>
          <table:table-cell table:formula="of:=N(AND([.$I325]&lt;=[.AE$1]; [.$I325]&gt;[.AD$1]))" office:value-type="float" office:value="0">
            <text:p>0</text:p>
          </table:table-cell>
          <table:table-cell table:formula="of:=N(AND([.$I325]&lt;=[.AF$1]; [.$I325]&gt;[.AE$1]))" office:value-type="float" office:value="0">
            <text:p>0</text:p>
          </table:table-cell>
          <table:table-cell table:formula="of:=N(AND([.$I325]&lt;=[.AG$1]; [.$I325]&gt;[.AF$1]))" office:value-type="float" office:value="0">
            <text:p>0</text:p>
          </table:table-cell>
          <table:table-cell table:formula="of:=N(AND([.$I325]&lt;=[.AH$1]; [.$I325]&gt;[.AG$1]))" office:value-type="float" office:value="0">
            <text:p>0</text:p>
          </table:table-cell>
          <table:table-cell table:formula="of:=N(AND([.$I325]&lt;=[.AI$1]; [.$I32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7:57Z</text:p>
          </table:table-cell>
          <table:table-cell office:value-type="float" office:value="3596">
            <text:p>3596</text:p>
          </table:table-cell>
          <table:table-cell/>
          <table:table-cell office:value-type="float" office:value="331000">
            <text:p>331000</text:p>
          </table:table-cell>
          <table:table-cell office:value-type="float" office:value="1361">
            <text:p>1361</text:p>
          </table:table-cell>
          <table:table-cell table:formula="of:=N(AND([.$I326]&lt;=[.K$1]; [.$I326]&gt;[.J$1]))" office:value-type="float" office:value="0">
            <text:p>0</text:p>
          </table:table-cell>
          <table:table-cell table:formula="of:=N(AND([.$I326]&lt;=[.L$1]; [.$I326]&gt;[.K$1]))" office:value-type="float" office:value="0">
            <text:p>0</text:p>
          </table:table-cell>
          <table:table-cell table:formula="of:=N(AND([.$I326]&lt;=[.M$1]; [.$I326]&gt;[.L$1]))" office:value-type="float" office:value="0">
            <text:p>0</text:p>
          </table:table-cell>
          <table:table-cell table:formula="of:=N(AND([.$I326]&lt;=[.N$1]; [.$I326]&gt;[.M$1]))" office:value-type="float" office:value="0">
            <text:p>0</text:p>
          </table:table-cell>
          <table:table-cell table:formula="of:=N(AND([.$I326]&lt;=[.O$1]; [.$I326]&gt;[.N$1]))" office:value-type="float" office:value="0">
            <text:p>0</text:p>
          </table:table-cell>
          <table:table-cell table:formula="of:=N(AND([.$I326]&lt;=[.P$1]; [.$I326]&gt;[.O$1]))" office:value-type="float" office:value="0">
            <text:p>0</text:p>
          </table:table-cell>
          <table:table-cell table:formula="of:=N(AND([.$I326]&lt;=[.Q$1]; [.$I326]&gt;[.P$1]))" office:value-type="float" office:value="0">
            <text:p>0</text:p>
          </table:table-cell>
          <table:table-cell table:formula="of:=N(AND([.$I326]&lt;=[.R$1]; [.$I326]&gt;[.Q$1]))" office:value-type="float" office:value="0">
            <text:p>0</text:p>
          </table:table-cell>
          <table:table-cell table:formula="of:=N(AND([.$I326]&lt;=[.S$1]; [.$I326]&gt;[.R$1]))" office:value-type="float" office:value="0">
            <text:p>0</text:p>
          </table:table-cell>
          <table:table-cell table:formula="of:=N(AND([.$I326]&lt;=[.T$1]; [.$I326]&gt;[.S$1]))" office:value-type="float" office:value="0">
            <text:p>0</text:p>
          </table:table-cell>
          <table:table-cell table:formula="of:=N(AND([.$I326]&lt;=[.U$1]; [.$I326]&gt;[.T$1]))" office:value-type="float" office:value="0">
            <text:p>0</text:p>
          </table:table-cell>
          <table:table-cell table:formula="of:=N(AND([.$I326]&lt;=[.V$1]; [.$I326]&gt;[.U$1]))" office:value-type="float" office:value="1">
            <text:p>1</text:p>
          </table:table-cell>
          <table:table-cell table:formula="of:=N(AND([.$I326]&lt;=[.W$1]; [.$I326]&gt;[.V$1]))" office:value-type="float" office:value="0">
            <text:p>0</text:p>
          </table:table-cell>
          <table:table-cell table:formula="of:=N(AND([.$I326]&lt;=[.X$1]; [.$I326]&gt;[.W$1]))" office:value-type="float" office:value="0">
            <text:p>0</text:p>
          </table:table-cell>
          <table:table-cell table:formula="of:=N(AND([.$I326]&lt;=[.Y$1]; [.$I326]&gt;[.X$1]))" office:value-type="float" office:value="0">
            <text:p>0</text:p>
          </table:table-cell>
          <table:table-cell table:formula="of:=N(AND([.$I326]&lt;=[.Z$1]; [.$I326]&gt;[.Y$1]))" office:value-type="float" office:value="0">
            <text:p>0</text:p>
          </table:table-cell>
          <table:table-cell table:formula="of:=N(AND([.$I326]&lt;=[.AA$1]; [.$I326]&gt;[.Z$1]))" office:value-type="float" office:value="0">
            <text:p>0</text:p>
          </table:table-cell>
          <table:table-cell table:formula="of:=N(AND([.$I326]&lt;=[.AB$1]; [.$I326]&gt;[.AA$1]))" office:value-type="float" office:value="0">
            <text:p>0</text:p>
          </table:table-cell>
          <table:table-cell table:formula="of:=N(AND([.$I326]&lt;=[.AC$1]; [.$I326]&gt;[.AB$1]))" office:value-type="float" office:value="0">
            <text:p>0</text:p>
          </table:table-cell>
          <table:table-cell table:formula="of:=N(AND([.$I326]&lt;=[.AD$1]; [.$I326]&gt;[.AC$1]))" office:value-type="float" office:value="0">
            <text:p>0</text:p>
          </table:table-cell>
          <table:table-cell table:formula="of:=N(AND([.$I326]&lt;=[.AE$1]; [.$I326]&gt;[.AD$1]))" office:value-type="float" office:value="0">
            <text:p>0</text:p>
          </table:table-cell>
          <table:table-cell table:formula="of:=N(AND([.$I326]&lt;=[.AF$1]; [.$I326]&gt;[.AE$1]))" office:value-type="float" office:value="0">
            <text:p>0</text:p>
          </table:table-cell>
          <table:table-cell table:formula="of:=N(AND([.$I326]&lt;=[.AG$1]; [.$I326]&gt;[.AF$1]))" office:value-type="float" office:value="0">
            <text:p>0</text:p>
          </table:table-cell>
          <table:table-cell table:formula="of:=N(AND([.$I326]&lt;=[.AH$1]; [.$I326]&gt;[.AG$1]))" office:value-type="float" office:value="0">
            <text:p>0</text:p>
          </table:table-cell>
          <table:table-cell table:formula="of:=N(AND([.$I326]&lt;=[.AI$1]; [.$I32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8:26Z</text:p>
          </table:table-cell>
          <table:table-cell office:value-type="float" office:value="4631">
            <text:p>4631</text:p>
          </table:table-cell>
          <table:table-cell/>
          <table:table-cell office:value-type="float" office:value="140000">
            <text:p>140000</text:p>
          </table:table-cell>
          <table:table-cell office:value-type="float" office:value="1631">
            <text:p>1631</text:p>
          </table:table-cell>
          <table:table-cell table:formula="of:=N(AND([.$I327]&lt;=[.K$1]; [.$I327]&gt;[.J$1]))" office:value-type="float" office:value="0">
            <text:p>0</text:p>
          </table:table-cell>
          <table:table-cell table:formula="of:=N(AND([.$I327]&lt;=[.L$1]; [.$I327]&gt;[.K$1]))" office:value-type="float" office:value="0">
            <text:p>0</text:p>
          </table:table-cell>
          <table:table-cell table:formula="of:=N(AND([.$I327]&lt;=[.M$1]; [.$I327]&gt;[.L$1]))" office:value-type="float" office:value="0">
            <text:p>0</text:p>
          </table:table-cell>
          <table:table-cell table:formula="of:=N(AND([.$I327]&lt;=[.N$1]; [.$I327]&gt;[.M$1]))" office:value-type="float" office:value="0">
            <text:p>0</text:p>
          </table:table-cell>
          <table:table-cell table:formula="of:=N(AND([.$I327]&lt;=[.O$1]; [.$I327]&gt;[.N$1]))" office:value-type="float" office:value="1">
            <text:p>1</text:p>
          </table:table-cell>
          <table:table-cell table:formula="of:=N(AND([.$I327]&lt;=[.P$1]; [.$I327]&gt;[.O$1]))" office:value-type="float" office:value="0">
            <text:p>0</text:p>
          </table:table-cell>
          <table:table-cell table:formula="of:=N(AND([.$I327]&lt;=[.Q$1]; [.$I327]&gt;[.P$1]))" office:value-type="float" office:value="0">
            <text:p>0</text:p>
          </table:table-cell>
          <table:table-cell table:formula="of:=N(AND([.$I327]&lt;=[.R$1]; [.$I327]&gt;[.Q$1]))" office:value-type="float" office:value="0">
            <text:p>0</text:p>
          </table:table-cell>
          <table:table-cell table:formula="of:=N(AND([.$I327]&lt;=[.S$1]; [.$I327]&gt;[.R$1]))" office:value-type="float" office:value="0">
            <text:p>0</text:p>
          </table:table-cell>
          <table:table-cell table:formula="of:=N(AND([.$I327]&lt;=[.T$1]; [.$I327]&gt;[.S$1]))" office:value-type="float" office:value="0">
            <text:p>0</text:p>
          </table:table-cell>
          <table:table-cell table:formula="of:=N(AND([.$I327]&lt;=[.U$1]; [.$I327]&gt;[.T$1]))" office:value-type="float" office:value="0">
            <text:p>0</text:p>
          </table:table-cell>
          <table:table-cell table:formula="of:=N(AND([.$I327]&lt;=[.V$1]; [.$I327]&gt;[.U$1]))" office:value-type="float" office:value="0">
            <text:p>0</text:p>
          </table:table-cell>
          <table:table-cell table:formula="of:=N(AND([.$I327]&lt;=[.W$1]; [.$I327]&gt;[.V$1]))" office:value-type="float" office:value="0">
            <text:p>0</text:p>
          </table:table-cell>
          <table:table-cell table:formula="of:=N(AND([.$I327]&lt;=[.X$1]; [.$I327]&gt;[.W$1]))" office:value-type="float" office:value="0">
            <text:p>0</text:p>
          </table:table-cell>
          <table:table-cell table:formula="of:=N(AND([.$I327]&lt;=[.Y$1]; [.$I327]&gt;[.X$1]))" office:value-type="float" office:value="0">
            <text:p>0</text:p>
          </table:table-cell>
          <table:table-cell table:formula="of:=N(AND([.$I327]&lt;=[.Z$1]; [.$I327]&gt;[.Y$1]))" office:value-type="float" office:value="0">
            <text:p>0</text:p>
          </table:table-cell>
          <table:table-cell table:formula="of:=N(AND([.$I327]&lt;=[.AA$1]; [.$I327]&gt;[.Z$1]))" office:value-type="float" office:value="0">
            <text:p>0</text:p>
          </table:table-cell>
          <table:table-cell table:formula="of:=N(AND([.$I327]&lt;=[.AB$1]; [.$I327]&gt;[.AA$1]))" office:value-type="float" office:value="0">
            <text:p>0</text:p>
          </table:table-cell>
          <table:table-cell table:formula="of:=N(AND([.$I327]&lt;=[.AC$1]; [.$I327]&gt;[.AB$1]))" office:value-type="float" office:value="0">
            <text:p>0</text:p>
          </table:table-cell>
          <table:table-cell table:formula="of:=N(AND([.$I327]&lt;=[.AD$1]; [.$I327]&gt;[.AC$1]))" office:value-type="float" office:value="0">
            <text:p>0</text:p>
          </table:table-cell>
          <table:table-cell table:formula="of:=N(AND([.$I327]&lt;=[.AE$1]; [.$I327]&gt;[.AD$1]))" office:value-type="float" office:value="0">
            <text:p>0</text:p>
          </table:table-cell>
          <table:table-cell table:formula="of:=N(AND([.$I327]&lt;=[.AF$1]; [.$I327]&gt;[.AE$1]))" office:value-type="float" office:value="0">
            <text:p>0</text:p>
          </table:table-cell>
          <table:table-cell table:formula="of:=N(AND([.$I327]&lt;=[.AG$1]; [.$I327]&gt;[.AF$1]))" office:value-type="float" office:value="0">
            <text:p>0</text:p>
          </table:table-cell>
          <table:table-cell table:formula="of:=N(AND([.$I327]&lt;=[.AH$1]; [.$I327]&gt;[.AG$1]))" office:value-type="float" office:value="0">
            <text:p>0</text:p>
          </table:table-cell>
          <table:table-cell table:formula="of:=N(AND([.$I327]&lt;=[.AI$1]; [.$I32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V3MKTEFOOOQ4NIY233IJAPIYXLZVWHJV</text:p>
          </table:table-cell>
          <table:table-cell office:value-type="string">
            <text:p>2013-03-16T13:06:44Z</text:p>
          </table:table-cell>
          <table:table-cell office:value-type="string">
            <text:p>2013-03-16T13:09:20Z</text:p>
          </table:table-cell>
          <table:table-cell office:value-type="float" office:value="3301">
            <text:p>3301</text:p>
          </table:table-cell>
          <table:table-cell/>
          <table:table-cell office:value-type="float" office:value="156000">
            <text:p>156000</text:p>
          </table:table-cell>
          <table:table-cell office:value-type="float" office:value="1631">
            <text:p>1631</text:p>
          </table:table-cell>
          <table:table-cell table:formula="of:=N(AND([.$I328]&lt;=[.K$1]; [.$I328]&gt;[.J$1]))" office:value-type="float" office:value="0">
            <text:p>0</text:p>
          </table:table-cell>
          <table:table-cell table:formula="of:=N(AND([.$I328]&lt;=[.L$1]; [.$I328]&gt;[.K$1]))" office:value-type="float" office:value="0">
            <text:p>0</text:p>
          </table:table-cell>
          <table:table-cell table:formula="of:=N(AND([.$I328]&lt;=[.M$1]; [.$I328]&gt;[.L$1]))" office:value-type="float" office:value="0">
            <text:p>0</text:p>
          </table:table-cell>
          <table:table-cell table:formula="of:=N(AND([.$I328]&lt;=[.N$1]; [.$I328]&gt;[.M$1]))" office:value-type="float" office:value="0">
            <text:p>0</text:p>
          </table:table-cell>
          <table:table-cell table:formula="of:=N(AND([.$I328]&lt;=[.O$1]; [.$I328]&gt;[.N$1]))" office:value-type="float" office:value="0">
            <text:p>0</text:p>
          </table:table-cell>
          <table:table-cell table:formula="of:=N(AND([.$I328]&lt;=[.P$1]; [.$I328]&gt;[.O$1]))" office:value-type="float" office:value="1">
            <text:p>1</text:p>
          </table:table-cell>
          <table:table-cell table:formula="of:=N(AND([.$I328]&lt;=[.Q$1]; [.$I328]&gt;[.P$1]))" office:value-type="float" office:value="0">
            <text:p>0</text:p>
          </table:table-cell>
          <table:table-cell table:formula="of:=N(AND([.$I328]&lt;=[.R$1]; [.$I328]&gt;[.Q$1]))" office:value-type="float" office:value="0">
            <text:p>0</text:p>
          </table:table-cell>
          <table:table-cell table:formula="of:=N(AND([.$I328]&lt;=[.S$1]; [.$I328]&gt;[.R$1]))" office:value-type="float" office:value="0">
            <text:p>0</text:p>
          </table:table-cell>
          <table:table-cell table:formula="of:=N(AND([.$I328]&lt;=[.T$1]; [.$I328]&gt;[.S$1]))" office:value-type="float" office:value="0">
            <text:p>0</text:p>
          </table:table-cell>
          <table:table-cell table:formula="of:=N(AND([.$I328]&lt;=[.U$1]; [.$I328]&gt;[.T$1]))" office:value-type="float" office:value="0">
            <text:p>0</text:p>
          </table:table-cell>
          <table:table-cell table:formula="of:=N(AND([.$I328]&lt;=[.V$1]; [.$I328]&gt;[.U$1]))" office:value-type="float" office:value="0">
            <text:p>0</text:p>
          </table:table-cell>
          <table:table-cell table:formula="of:=N(AND([.$I328]&lt;=[.W$1]; [.$I328]&gt;[.V$1]))" office:value-type="float" office:value="0">
            <text:p>0</text:p>
          </table:table-cell>
          <table:table-cell table:formula="of:=N(AND([.$I328]&lt;=[.X$1]; [.$I328]&gt;[.W$1]))" office:value-type="float" office:value="0">
            <text:p>0</text:p>
          </table:table-cell>
          <table:table-cell table:formula="of:=N(AND([.$I328]&lt;=[.Y$1]; [.$I328]&gt;[.X$1]))" office:value-type="float" office:value="0">
            <text:p>0</text:p>
          </table:table-cell>
          <table:table-cell table:formula="of:=N(AND([.$I328]&lt;=[.Z$1]; [.$I328]&gt;[.Y$1]))" office:value-type="float" office:value="0">
            <text:p>0</text:p>
          </table:table-cell>
          <table:table-cell table:formula="of:=N(AND([.$I328]&lt;=[.AA$1]; [.$I328]&gt;[.Z$1]))" office:value-type="float" office:value="0">
            <text:p>0</text:p>
          </table:table-cell>
          <table:table-cell table:formula="of:=N(AND([.$I328]&lt;=[.AB$1]; [.$I328]&gt;[.AA$1]))" office:value-type="float" office:value="0">
            <text:p>0</text:p>
          </table:table-cell>
          <table:table-cell table:formula="of:=N(AND([.$I328]&lt;=[.AC$1]; [.$I328]&gt;[.AB$1]))" office:value-type="float" office:value="0">
            <text:p>0</text:p>
          </table:table-cell>
          <table:table-cell table:formula="of:=N(AND([.$I328]&lt;=[.AD$1]; [.$I328]&gt;[.AC$1]))" office:value-type="float" office:value="0">
            <text:p>0</text:p>
          </table:table-cell>
          <table:table-cell table:formula="of:=N(AND([.$I328]&lt;=[.AE$1]; [.$I328]&gt;[.AD$1]))" office:value-type="float" office:value="0">
            <text:p>0</text:p>
          </table:table-cell>
          <table:table-cell table:formula="of:=N(AND([.$I328]&lt;=[.AF$1]; [.$I328]&gt;[.AE$1]))" office:value-type="float" office:value="0">
            <text:p>0</text:p>
          </table:table-cell>
          <table:table-cell table:formula="of:=N(AND([.$I328]&lt;=[.AG$1]; [.$I328]&gt;[.AF$1]))" office:value-type="float" office:value="0">
            <text:p>0</text:p>
          </table:table-cell>
          <table:table-cell table:formula="of:=N(AND([.$I328]&lt;=[.AH$1]; [.$I328]&gt;[.AG$1]))" office:value-type="float" office:value="0">
            <text:p>0</text:p>
          </table:table-cell>
          <table:table-cell table:formula="of:=N(AND([.$I328]&lt;=[.AI$1]; [.$I32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9:48Z</text:p>
          </table:table-cell>
          <table:table-cell office:value-type="float" office:value="4013">
            <text:p>4013</text:p>
          </table:table-cell>
          <table:table-cell/>
          <table:table-cell office:value-type="float" office:value="348000">
            <text:p>348000</text:p>
          </table:table-cell>
          <table:table-cell office:value-type="float" office:value="1631">
            <text:p>1631</text:p>
          </table:table-cell>
          <table:table-cell table:formula="of:=N(AND([.$I329]&lt;=[.K$1]; [.$I329]&gt;[.J$1]))" office:value-type="float" office:value="0">
            <text:p>0</text:p>
          </table:table-cell>
          <table:table-cell table:formula="of:=N(AND([.$I329]&lt;=[.L$1]; [.$I329]&gt;[.K$1]))" office:value-type="float" office:value="0">
            <text:p>0</text:p>
          </table:table-cell>
          <table:table-cell table:formula="of:=N(AND([.$I329]&lt;=[.M$1]; [.$I329]&gt;[.L$1]))" office:value-type="float" office:value="0">
            <text:p>0</text:p>
          </table:table-cell>
          <table:table-cell table:formula="of:=N(AND([.$I329]&lt;=[.N$1]; [.$I329]&gt;[.M$1]))" office:value-type="float" office:value="0">
            <text:p>0</text:p>
          </table:table-cell>
          <table:table-cell table:formula="of:=N(AND([.$I329]&lt;=[.O$1]; [.$I329]&gt;[.N$1]))" office:value-type="float" office:value="0">
            <text:p>0</text:p>
          </table:table-cell>
          <table:table-cell table:formula="of:=N(AND([.$I329]&lt;=[.P$1]; [.$I329]&gt;[.O$1]))" office:value-type="float" office:value="0">
            <text:p>0</text:p>
          </table:table-cell>
          <table:table-cell table:formula="of:=N(AND([.$I329]&lt;=[.Q$1]; [.$I329]&gt;[.P$1]))" office:value-type="float" office:value="0">
            <text:p>0</text:p>
          </table:table-cell>
          <table:table-cell table:formula="of:=N(AND([.$I329]&lt;=[.R$1]; [.$I329]&gt;[.Q$1]))" office:value-type="float" office:value="0">
            <text:p>0</text:p>
          </table:table-cell>
          <table:table-cell table:formula="of:=N(AND([.$I329]&lt;=[.S$1]; [.$I329]&gt;[.R$1]))" office:value-type="float" office:value="0">
            <text:p>0</text:p>
          </table:table-cell>
          <table:table-cell table:formula="of:=N(AND([.$I329]&lt;=[.T$1]; [.$I329]&gt;[.S$1]))" office:value-type="float" office:value="0">
            <text:p>0</text:p>
          </table:table-cell>
          <table:table-cell table:formula="of:=N(AND([.$I329]&lt;=[.U$1]; [.$I329]&gt;[.T$1]))" office:value-type="float" office:value="0">
            <text:p>0</text:p>
          </table:table-cell>
          <table:table-cell table:formula="of:=N(AND([.$I329]&lt;=[.V$1]; [.$I329]&gt;[.U$1]))" office:value-type="float" office:value="1">
            <text:p>1</text:p>
          </table:table-cell>
          <table:table-cell table:formula="of:=N(AND([.$I329]&lt;=[.W$1]; [.$I329]&gt;[.V$1]))" office:value-type="float" office:value="0">
            <text:p>0</text:p>
          </table:table-cell>
          <table:table-cell table:formula="of:=N(AND([.$I329]&lt;=[.X$1]; [.$I329]&gt;[.W$1]))" office:value-type="float" office:value="0">
            <text:p>0</text:p>
          </table:table-cell>
          <table:table-cell table:formula="of:=N(AND([.$I329]&lt;=[.Y$1]; [.$I329]&gt;[.X$1]))" office:value-type="float" office:value="0">
            <text:p>0</text:p>
          </table:table-cell>
          <table:table-cell table:formula="of:=N(AND([.$I329]&lt;=[.Z$1]; [.$I329]&gt;[.Y$1]))" office:value-type="float" office:value="0">
            <text:p>0</text:p>
          </table:table-cell>
          <table:table-cell table:formula="of:=N(AND([.$I329]&lt;=[.AA$1]; [.$I329]&gt;[.Z$1]))" office:value-type="float" office:value="0">
            <text:p>0</text:p>
          </table:table-cell>
          <table:table-cell table:formula="of:=N(AND([.$I329]&lt;=[.AB$1]; [.$I329]&gt;[.AA$1]))" office:value-type="float" office:value="0">
            <text:p>0</text:p>
          </table:table-cell>
          <table:table-cell table:formula="of:=N(AND([.$I329]&lt;=[.AC$1]; [.$I329]&gt;[.AB$1]))" office:value-type="float" office:value="0">
            <text:p>0</text:p>
          </table:table-cell>
          <table:table-cell table:formula="of:=N(AND([.$I329]&lt;=[.AD$1]; [.$I329]&gt;[.AC$1]))" office:value-type="float" office:value="0">
            <text:p>0</text:p>
          </table:table-cell>
          <table:table-cell table:formula="of:=N(AND([.$I329]&lt;=[.AE$1]; [.$I329]&gt;[.AD$1]))" office:value-type="float" office:value="0">
            <text:p>0</text:p>
          </table:table-cell>
          <table:table-cell table:formula="of:=N(AND([.$I329]&lt;=[.AF$1]; [.$I329]&gt;[.AE$1]))" office:value-type="float" office:value="0">
            <text:p>0</text:p>
          </table:table-cell>
          <table:table-cell table:formula="of:=N(AND([.$I329]&lt;=[.AG$1]; [.$I329]&gt;[.AF$1]))" office:value-type="float" office:value="0">
            <text:p>0</text:p>
          </table:table-cell>
          <table:table-cell table:formula="of:=N(AND([.$I329]&lt;=[.AH$1]; [.$I329]&gt;[.AG$1]))" office:value-type="float" office:value="0">
            <text:p>0</text:p>
          </table:table-cell>
          <table:table-cell table:formula="of:=N(AND([.$I329]&lt;=[.AI$1]; [.$I32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2:42Z</text:p>
          </table:table-cell>
          <table:table-cell office:value-type="float" office:value="2636">
            <text:p>2636</text:p>
          </table:table-cell>
          <table:table-cell/>
          <table:table-cell office:value-type="float" office:value="224000">
            <text:p>224000</text:p>
          </table:table-cell>
          <table:table-cell office:value-type="float" office:value="281">
            <text:p>281</text:p>
          </table:table-cell>
          <table:table-cell table:formula="of:=N(AND([.$I330]&lt;=[.K$1]; [.$I330]&gt;[.J$1]))" office:value-type="float" office:value="0">
            <text:p>0</text:p>
          </table:table-cell>
          <table:table-cell table:formula="of:=N(AND([.$I330]&lt;=[.L$1]; [.$I330]&gt;[.K$1]))" office:value-type="float" office:value="0">
            <text:p>0</text:p>
          </table:table-cell>
          <table:table-cell table:formula="of:=N(AND([.$I330]&lt;=[.M$1]; [.$I330]&gt;[.L$1]))" office:value-type="float" office:value="0">
            <text:p>0</text:p>
          </table:table-cell>
          <table:table-cell table:formula="of:=N(AND([.$I330]&lt;=[.N$1]; [.$I330]&gt;[.M$1]))" office:value-type="float" office:value="0">
            <text:p>0</text:p>
          </table:table-cell>
          <table:table-cell table:formula="of:=N(AND([.$I330]&lt;=[.O$1]; [.$I330]&gt;[.N$1]))" office:value-type="float" office:value="0">
            <text:p>0</text:p>
          </table:table-cell>
          <table:table-cell table:formula="of:=N(AND([.$I330]&lt;=[.P$1]; [.$I330]&gt;[.O$1]))" office:value-type="float" office:value="0">
            <text:p>0</text:p>
          </table:table-cell>
          <table:table-cell table:formula="of:=N(AND([.$I330]&lt;=[.Q$1]; [.$I330]&gt;[.P$1]))" office:value-type="float" office:value="0">
            <text:p>0</text:p>
          </table:table-cell>
          <table:table-cell table:formula="of:=N(AND([.$I330]&lt;=[.R$1]; [.$I330]&gt;[.Q$1]))" office:value-type="float" office:value="1">
            <text:p>1</text:p>
          </table:table-cell>
          <table:table-cell table:formula="of:=N(AND([.$I330]&lt;=[.S$1]; [.$I330]&gt;[.R$1]))" office:value-type="float" office:value="0">
            <text:p>0</text:p>
          </table:table-cell>
          <table:table-cell table:formula="of:=N(AND([.$I330]&lt;=[.T$1]; [.$I330]&gt;[.S$1]))" office:value-type="float" office:value="0">
            <text:p>0</text:p>
          </table:table-cell>
          <table:table-cell table:formula="of:=N(AND([.$I330]&lt;=[.U$1]; [.$I330]&gt;[.T$1]))" office:value-type="float" office:value="0">
            <text:p>0</text:p>
          </table:table-cell>
          <table:table-cell table:formula="of:=N(AND([.$I330]&lt;=[.V$1]; [.$I330]&gt;[.U$1]))" office:value-type="float" office:value="0">
            <text:p>0</text:p>
          </table:table-cell>
          <table:table-cell table:formula="of:=N(AND([.$I330]&lt;=[.W$1]; [.$I330]&gt;[.V$1]))" office:value-type="float" office:value="0">
            <text:p>0</text:p>
          </table:table-cell>
          <table:table-cell table:formula="of:=N(AND([.$I330]&lt;=[.X$1]; [.$I330]&gt;[.W$1]))" office:value-type="float" office:value="0">
            <text:p>0</text:p>
          </table:table-cell>
          <table:table-cell table:formula="of:=N(AND([.$I330]&lt;=[.Y$1]; [.$I330]&gt;[.X$1]))" office:value-type="float" office:value="0">
            <text:p>0</text:p>
          </table:table-cell>
          <table:table-cell table:formula="of:=N(AND([.$I330]&lt;=[.Z$1]; [.$I330]&gt;[.Y$1]))" office:value-type="float" office:value="0">
            <text:p>0</text:p>
          </table:table-cell>
          <table:table-cell table:formula="of:=N(AND([.$I330]&lt;=[.AA$1]; [.$I330]&gt;[.Z$1]))" office:value-type="float" office:value="0">
            <text:p>0</text:p>
          </table:table-cell>
          <table:table-cell table:formula="of:=N(AND([.$I330]&lt;=[.AB$1]; [.$I330]&gt;[.AA$1]))" office:value-type="float" office:value="0">
            <text:p>0</text:p>
          </table:table-cell>
          <table:table-cell table:formula="of:=N(AND([.$I330]&lt;=[.AC$1]; [.$I330]&gt;[.AB$1]))" office:value-type="float" office:value="0">
            <text:p>0</text:p>
          </table:table-cell>
          <table:table-cell table:formula="of:=N(AND([.$I330]&lt;=[.AD$1]; [.$I330]&gt;[.AC$1]))" office:value-type="float" office:value="0">
            <text:p>0</text:p>
          </table:table-cell>
          <table:table-cell table:formula="of:=N(AND([.$I330]&lt;=[.AE$1]; [.$I330]&gt;[.AD$1]))" office:value-type="float" office:value="0">
            <text:p>0</text:p>
          </table:table-cell>
          <table:table-cell table:formula="of:=N(AND([.$I330]&lt;=[.AF$1]; [.$I330]&gt;[.AE$1]))" office:value-type="float" office:value="0">
            <text:p>0</text:p>
          </table:table-cell>
          <table:table-cell table:formula="of:=N(AND([.$I330]&lt;=[.AG$1]; [.$I330]&gt;[.AF$1]))" office:value-type="float" office:value="0">
            <text:p>0</text:p>
          </table:table-cell>
          <table:table-cell table:formula="of:=N(AND([.$I330]&lt;=[.AH$1]; [.$I330]&gt;[.AG$1]))" office:value-type="float" office:value="0">
            <text:p>0</text:p>
          </table:table-cell>
          <table:table-cell table:formula="of:=N(AND([.$I330]&lt;=[.AI$1]; [.$I33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LHJTHUIH4FNCLID6OLHXNBBUQRSXWTPH</text:p>
          </table:table-cell>
          <table:table-cell office:value-type="string">
            <text:p>2013-03-16T12:38:38Z</text:p>
          </table:table-cell>
          <table:table-cell office:value-type="string">
            <text:p>2013-03-16T12:43:53Z</text:p>
          </table:table-cell>
          <table:table-cell office:value-type="float" office:value="4209">
            <text:p>4209</text:p>
          </table:table-cell>
          <table:table-cell/>
          <table:table-cell office:value-type="float" office:value="315000">
            <text:p>315000</text:p>
          </table:table-cell>
          <table:table-cell office:value-type="float" office:value="281">
            <text:p>281</text:p>
          </table:table-cell>
          <table:table-cell table:formula="of:=N(AND([.$I331]&lt;=[.K$1]; [.$I331]&gt;[.J$1]))" office:value-type="float" office:value="0">
            <text:p>0</text:p>
          </table:table-cell>
          <table:table-cell table:formula="of:=N(AND([.$I331]&lt;=[.L$1]; [.$I331]&gt;[.K$1]))" office:value-type="float" office:value="0">
            <text:p>0</text:p>
          </table:table-cell>
          <table:table-cell table:formula="of:=N(AND([.$I331]&lt;=[.M$1]; [.$I331]&gt;[.L$1]))" office:value-type="float" office:value="0">
            <text:p>0</text:p>
          </table:table-cell>
          <table:table-cell table:formula="of:=N(AND([.$I331]&lt;=[.N$1]; [.$I331]&gt;[.M$1]))" office:value-type="float" office:value="0">
            <text:p>0</text:p>
          </table:table-cell>
          <table:table-cell table:formula="of:=N(AND([.$I331]&lt;=[.O$1]; [.$I331]&gt;[.N$1]))" office:value-type="float" office:value="0">
            <text:p>0</text:p>
          </table:table-cell>
          <table:table-cell table:formula="of:=N(AND([.$I331]&lt;=[.P$1]; [.$I331]&gt;[.O$1]))" office:value-type="float" office:value="0">
            <text:p>0</text:p>
          </table:table-cell>
          <table:table-cell table:formula="of:=N(AND([.$I331]&lt;=[.Q$1]; [.$I331]&gt;[.P$1]))" office:value-type="float" office:value="0">
            <text:p>0</text:p>
          </table:table-cell>
          <table:table-cell table:formula="of:=N(AND([.$I331]&lt;=[.R$1]; [.$I331]&gt;[.Q$1]))" office:value-type="float" office:value="0">
            <text:p>0</text:p>
          </table:table-cell>
          <table:table-cell table:formula="of:=N(AND([.$I331]&lt;=[.S$1]; [.$I331]&gt;[.R$1]))" office:value-type="float" office:value="0">
            <text:p>0</text:p>
          </table:table-cell>
          <table:table-cell table:formula="of:=N(AND([.$I331]&lt;=[.T$1]; [.$I331]&gt;[.S$1]))" office:value-type="float" office:value="0">
            <text:p>0</text:p>
          </table:table-cell>
          <table:table-cell table:formula="of:=N(AND([.$I331]&lt;=[.U$1]; [.$I331]&gt;[.T$1]))" office:value-type="float" office:value="1">
            <text:p>1</text:p>
          </table:table-cell>
          <table:table-cell table:formula="of:=N(AND([.$I331]&lt;=[.V$1]; [.$I331]&gt;[.U$1]))" office:value-type="float" office:value="0">
            <text:p>0</text:p>
          </table:table-cell>
          <table:table-cell table:formula="of:=N(AND([.$I331]&lt;=[.W$1]; [.$I331]&gt;[.V$1]))" office:value-type="float" office:value="0">
            <text:p>0</text:p>
          </table:table-cell>
          <table:table-cell table:formula="of:=N(AND([.$I331]&lt;=[.X$1]; [.$I331]&gt;[.W$1]))" office:value-type="float" office:value="0">
            <text:p>0</text:p>
          </table:table-cell>
          <table:table-cell table:formula="of:=N(AND([.$I331]&lt;=[.Y$1]; [.$I331]&gt;[.X$1]))" office:value-type="float" office:value="0">
            <text:p>0</text:p>
          </table:table-cell>
          <table:table-cell table:formula="of:=N(AND([.$I331]&lt;=[.Z$1]; [.$I331]&gt;[.Y$1]))" office:value-type="float" office:value="0">
            <text:p>0</text:p>
          </table:table-cell>
          <table:table-cell table:formula="of:=N(AND([.$I331]&lt;=[.AA$1]; [.$I331]&gt;[.Z$1]))" office:value-type="float" office:value="0">
            <text:p>0</text:p>
          </table:table-cell>
          <table:table-cell table:formula="of:=N(AND([.$I331]&lt;=[.AB$1]; [.$I331]&gt;[.AA$1]))" office:value-type="float" office:value="0">
            <text:p>0</text:p>
          </table:table-cell>
          <table:table-cell table:formula="of:=N(AND([.$I331]&lt;=[.AC$1]; [.$I331]&gt;[.AB$1]))" office:value-type="float" office:value="0">
            <text:p>0</text:p>
          </table:table-cell>
          <table:table-cell table:formula="of:=N(AND([.$I331]&lt;=[.AD$1]; [.$I331]&gt;[.AC$1]))" office:value-type="float" office:value="0">
            <text:p>0</text:p>
          </table:table-cell>
          <table:table-cell table:formula="of:=N(AND([.$I331]&lt;=[.AE$1]; [.$I331]&gt;[.AD$1]))" office:value-type="float" office:value="0">
            <text:p>0</text:p>
          </table:table-cell>
          <table:table-cell table:formula="of:=N(AND([.$I331]&lt;=[.AF$1]; [.$I331]&gt;[.AE$1]))" office:value-type="float" office:value="0">
            <text:p>0</text:p>
          </table:table-cell>
          <table:table-cell table:formula="of:=N(AND([.$I331]&lt;=[.AG$1]; [.$I331]&gt;[.AF$1]))" office:value-type="float" office:value="0">
            <text:p>0</text:p>
          </table:table-cell>
          <table:table-cell table:formula="of:=N(AND([.$I331]&lt;=[.AH$1]; [.$I331]&gt;[.AG$1]))" office:value-type="float" office:value="0">
            <text:p>0</text:p>
          </table:table-cell>
          <table:table-cell table:formula="of:=N(AND([.$I331]&lt;=[.AI$1]; [.$I33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4:18Z</text:p>
          </table:table-cell>
          <table:table-cell office:value-type="float" office:value="2457">
            <text:p>2457</text:p>
          </table:table-cell>
          <table:table-cell/>
          <table:table-cell office:value-type="float" office:value="315000">
            <text:p>315000</text:p>
          </table:table-cell>
          <table:table-cell office:value-type="float" office:value="281">
            <text:p>281</text:p>
          </table:table-cell>
          <table:table-cell table:formula="of:=N(AND([.$I332]&lt;=[.K$1]; [.$I332]&gt;[.J$1]))" office:value-type="float" office:value="0">
            <text:p>0</text:p>
          </table:table-cell>
          <table:table-cell table:formula="of:=N(AND([.$I332]&lt;=[.L$1]; [.$I332]&gt;[.K$1]))" office:value-type="float" office:value="0">
            <text:p>0</text:p>
          </table:table-cell>
          <table:table-cell table:formula="of:=N(AND([.$I332]&lt;=[.M$1]; [.$I332]&gt;[.L$1]))" office:value-type="float" office:value="0">
            <text:p>0</text:p>
          </table:table-cell>
          <table:table-cell table:formula="of:=N(AND([.$I332]&lt;=[.N$1]; [.$I332]&gt;[.M$1]))" office:value-type="float" office:value="0">
            <text:p>0</text:p>
          </table:table-cell>
          <table:table-cell table:formula="of:=N(AND([.$I332]&lt;=[.O$1]; [.$I332]&gt;[.N$1]))" office:value-type="float" office:value="0">
            <text:p>0</text:p>
          </table:table-cell>
          <table:table-cell table:formula="of:=N(AND([.$I332]&lt;=[.P$1]; [.$I332]&gt;[.O$1]))" office:value-type="float" office:value="0">
            <text:p>0</text:p>
          </table:table-cell>
          <table:table-cell table:formula="of:=N(AND([.$I332]&lt;=[.Q$1]; [.$I332]&gt;[.P$1]))" office:value-type="float" office:value="0">
            <text:p>0</text:p>
          </table:table-cell>
          <table:table-cell table:formula="of:=N(AND([.$I332]&lt;=[.R$1]; [.$I332]&gt;[.Q$1]))" office:value-type="float" office:value="0">
            <text:p>0</text:p>
          </table:table-cell>
          <table:table-cell table:formula="of:=N(AND([.$I332]&lt;=[.S$1]; [.$I332]&gt;[.R$1]))" office:value-type="float" office:value="0">
            <text:p>0</text:p>
          </table:table-cell>
          <table:table-cell table:formula="of:=N(AND([.$I332]&lt;=[.T$1]; [.$I332]&gt;[.S$1]))" office:value-type="float" office:value="0">
            <text:p>0</text:p>
          </table:table-cell>
          <table:table-cell table:formula="of:=N(AND([.$I332]&lt;=[.U$1]; [.$I332]&gt;[.T$1]))" office:value-type="float" office:value="1">
            <text:p>1</text:p>
          </table:table-cell>
          <table:table-cell table:formula="of:=N(AND([.$I332]&lt;=[.V$1]; [.$I332]&gt;[.U$1]))" office:value-type="float" office:value="0">
            <text:p>0</text:p>
          </table:table-cell>
          <table:table-cell table:formula="of:=N(AND([.$I332]&lt;=[.W$1]; [.$I332]&gt;[.V$1]))" office:value-type="float" office:value="0">
            <text:p>0</text:p>
          </table:table-cell>
          <table:table-cell table:formula="of:=N(AND([.$I332]&lt;=[.X$1]; [.$I332]&gt;[.W$1]))" office:value-type="float" office:value="0">
            <text:p>0</text:p>
          </table:table-cell>
          <table:table-cell table:formula="of:=N(AND([.$I332]&lt;=[.Y$1]; [.$I332]&gt;[.X$1]))" office:value-type="float" office:value="0">
            <text:p>0</text:p>
          </table:table-cell>
          <table:table-cell table:formula="of:=N(AND([.$I332]&lt;=[.Z$1]; [.$I332]&gt;[.Y$1]))" office:value-type="float" office:value="0">
            <text:p>0</text:p>
          </table:table-cell>
          <table:table-cell table:formula="of:=N(AND([.$I332]&lt;=[.AA$1]; [.$I332]&gt;[.Z$1]))" office:value-type="float" office:value="0">
            <text:p>0</text:p>
          </table:table-cell>
          <table:table-cell table:formula="of:=N(AND([.$I332]&lt;=[.AB$1]; [.$I332]&gt;[.AA$1]))" office:value-type="float" office:value="0">
            <text:p>0</text:p>
          </table:table-cell>
          <table:table-cell table:formula="of:=N(AND([.$I332]&lt;=[.AC$1]; [.$I332]&gt;[.AB$1]))" office:value-type="float" office:value="0">
            <text:p>0</text:p>
          </table:table-cell>
          <table:table-cell table:formula="of:=N(AND([.$I332]&lt;=[.AD$1]; [.$I332]&gt;[.AC$1]))" office:value-type="float" office:value="0">
            <text:p>0</text:p>
          </table:table-cell>
          <table:table-cell table:formula="of:=N(AND([.$I332]&lt;=[.AE$1]; [.$I332]&gt;[.AD$1]))" office:value-type="float" office:value="0">
            <text:p>0</text:p>
          </table:table-cell>
          <table:table-cell table:formula="of:=N(AND([.$I332]&lt;=[.AF$1]; [.$I332]&gt;[.AE$1]))" office:value-type="float" office:value="0">
            <text:p>0</text:p>
          </table:table-cell>
          <table:table-cell table:formula="of:=N(AND([.$I332]&lt;=[.AG$1]; [.$I332]&gt;[.AF$1]))" office:value-type="float" office:value="0">
            <text:p>0</text:p>
          </table:table-cell>
          <table:table-cell table:formula="of:=N(AND([.$I332]&lt;=[.AH$1]; [.$I332]&gt;[.AG$1]))" office:value-type="float" office:value="0">
            <text:p>0</text:p>
          </table:table-cell>
          <table:table-cell table:formula="of:=N(AND([.$I332]&lt;=[.AI$1]; [.$I33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4:47Z</text:p>
          </table:table-cell>
          <table:table-cell office:value-type="float" office:value="3588">
            <text:p>3588</text:p>
          </table:table-cell>
          <table:table-cell/>
          <table:table-cell office:value-type="float" office:value="239000">
            <text:p>239000</text:p>
          </table:table-cell>
          <table:table-cell office:value-type="float" office:value="281">
            <text:p>281</text:p>
          </table:table-cell>
          <table:table-cell table:formula="of:=N(AND([.$I333]&lt;=[.K$1]; [.$I333]&gt;[.J$1]))" office:value-type="float" office:value="0">
            <text:p>0</text:p>
          </table:table-cell>
          <table:table-cell table:formula="of:=N(AND([.$I333]&lt;=[.L$1]; [.$I333]&gt;[.K$1]))" office:value-type="float" office:value="0">
            <text:p>0</text:p>
          </table:table-cell>
          <table:table-cell table:formula="of:=N(AND([.$I333]&lt;=[.M$1]; [.$I333]&gt;[.L$1]))" office:value-type="float" office:value="0">
            <text:p>0</text:p>
          </table:table-cell>
          <table:table-cell table:formula="of:=N(AND([.$I333]&lt;=[.N$1]; [.$I333]&gt;[.M$1]))" office:value-type="float" office:value="0">
            <text:p>0</text:p>
          </table:table-cell>
          <table:table-cell table:formula="of:=N(AND([.$I333]&lt;=[.O$1]; [.$I333]&gt;[.N$1]))" office:value-type="float" office:value="0">
            <text:p>0</text:p>
          </table:table-cell>
          <table:table-cell table:formula="of:=N(AND([.$I333]&lt;=[.P$1]; [.$I333]&gt;[.O$1]))" office:value-type="float" office:value="0">
            <text:p>0</text:p>
          </table:table-cell>
          <table:table-cell table:formula="of:=N(AND([.$I333]&lt;=[.Q$1]; [.$I333]&gt;[.P$1]))" office:value-type="float" office:value="0">
            <text:p>0</text:p>
          </table:table-cell>
          <table:table-cell table:formula="of:=N(AND([.$I333]&lt;=[.R$1]; [.$I333]&gt;[.Q$1]))" office:value-type="float" office:value="1">
            <text:p>1</text:p>
          </table:table-cell>
          <table:table-cell table:formula="of:=N(AND([.$I333]&lt;=[.S$1]; [.$I333]&gt;[.R$1]))" office:value-type="float" office:value="0">
            <text:p>0</text:p>
          </table:table-cell>
          <table:table-cell table:formula="of:=N(AND([.$I333]&lt;=[.T$1]; [.$I333]&gt;[.S$1]))" office:value-type="float" office:value="0">
            <text:p>0</text:p>
          </table:table-cell>
          <table:table-cell table:formula="of:=N(AND([.$I333]&lt;=[.U$1]; [.$I333]&gt;[.T$1]))" office:value-type="float" office:value="0">
            <text:p>0</text:p>
          </table:table-cell>
          <table:table-cell table:formula="of:=N(AND([.$I333]&lt;=[.V$1]; [.$I333]&gt;[.U$1]))" office:value-type="float" office:value="0">
            <text:p>0</text:p>
          </table:table-cell>
          <table:table-cell table:formula="of:=N(AND([.$I333]&lt;=[.W$1]; [.$I333]&gt;[.V$1]))" office:value-type="float" office:value="0">
            <text:p>0</text:p>
          </table:table-cell>
          <table:table-cell table:formula="of:=N(AND([.$I333]&lt;=[.X$1]; [.$I333]&gt;[.W$1]))" office:value-type="float" office:value="0">
            <text:p>0</text:p>
          </table:table-cell>
          <table:table-cell table:formula="of:=N(AND([.$I333]&lt;=[.Y$1]; [.$I333]&gt;[.X$1]))" office:value-type="float" office:value="0">
            <text:p>0</text:p>
          </table:table-cell>
          <table:table-cell table:formula="of:=N(AND([.$I333]&lt;=[.Z$1]; [.$I333]&gt;[.Y$1]))" office:value-type="float" office:value="0">
            <text:p>0</text:p>
          </table:table-cell>
          <table:table-cell table:formula="of:=N(AND([.$I333]&lt;=[.AA$1]; [.$I333]&gt;[.Z$1]))" office:value-type="float" office:value="0">
            <text:p>0</text:p>
          </table:table-cell>
          <table:table-cell table:formula="of:=N(AND([.$I333]&lt;=[.AB$1]; [.$I333]&gt;[.AA$1]))" office:value-type="float" office:value="0">
            <text:p>0</text:p>
          </table:table-cell>
          <table:table-cell table:formula="of:=N(AND([.$I333]&lt;=[.AC$1]; [.$I333]&gt;[.AB$1]))" office:value-type="float" office:value="0">
            <text:p>0</text:p>
          </table:table-cell>
          <table:table-cell table:formula="of:=N(AND([.$I333]&lt;=[.AD$1]; [.$I333]&gt;[.AC$1]))" office:value-type="float" office:value="0">
            <text:p>0</text:p>
          </table:table-cell>
          <table:table-cell table:formula="of:=N(AND([.$I333]&lt;=[.AE$1]; [.$I333]&gt;[.AD$1]))" office:value-type="float" office:value="0">
            <text:p>0</text:p>
          </table:table-cell>
          <table:table-cell table:formula="of:=N(AND([.$I333]&lt;=[.AF$1]; [.$I333]&gt;[.AE$1]))" office:value-type="float" office:value="0">
            <text:p>0</text:p>
          </table:table-cell>
          <table:table-cell table:formula="of:=N(AND([.$I333]&lt;=[.AG$1]; [.$I333]&gt;[.AF$1]))" office:value-type="float" office:value="0">
            <text:p>0</text:p>
          </table:table-cell>
          <table:table-cell table:formula="of:=N(AND([.$I333]&lt;=[.AH$1]; [.$I333]&gt;[.AG$1]))" office:value-type="float" office:value="0">
            <text:p>0</text:p>
          </table:table-cell>
          <table:table-cell table:formula="of:=N(AND([.$I333]&lt;=[.AI$1]; [.$I33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5:53Z</text:p>
          </table:table-cell>
          <table:table-cell office:value-type="float" office:value="3602">
            <text:p>3602</text:p>
          </table:table-cell>
          <table:table-cell/>
          <table:table-cell office:value-type="float" office:value="215000">
            <text:p>215000</text:p>
          </table:table-cell>
          <table:table-cell office:value-type="float" office:value="281">
            <text:p>281</text:p>
          </table:table-cell>
          <table:table-cell table:formula="of:=N(AND([.$I334]&lt;=[.K$1]; [.$I334]&gt;[.J$1]))" office:value-type="float" office:value="0">
            <text:p>0</text:p>
          </table:table-cell>
          <table:table-cell table:formula="of:=N(AND([.$I334]&lt;=[.L$1]; [.$I334]&gt;[.K$1]))" office:value-type="float" office:value="0">
            <text:p>0</text:p>
          </table:table-cell>
          <table:table-cell table:formula="of:=N(AND([.$I334]&lt;=[.M$1]; [.$I334]&gt;[.L$1]))" office:value-type="float" office:value="0">
            <text:p>0</text:p>
          </table:table-cell>
          <table:table-cell table:formula="of:=N(AND([.$I334]&lt;=[.N$1]; [.$I334]&gt;[.M$1]))" office:value-type="float" office:value="0">
            <text:p>0</text:p>
          </table:table-cell>
          <table:table-cell table:formula="of:=N(AND([.$I334]&lt;=[.O$1]; [.$I334]&gt;[.N$1]))" office:value-type="float" office:value="0">
            <text:p>0</text:p>
          </table:table-cell>
          <table:table-cell table:formula="of:=N(AND([.$I334]&lt;=[.P$1]; [.$I334]&gt;[.O$1]))" office:value-type="float" office:value="0">
            <text:p>0</text:p>
          </table:table-cell>
          <table:table-cell table:formula="of:=N(AND([.$I334]&lt;=[.Q$1]; [.$I334]&gt;[.P$1]))" office:value-type="float" office:value="0">
            <text:p>0</text:p>
          </table:table-cell>
          <table:table-cell table:formula="of:=N(AND([.$I334]&lt;=[.R$1]; [.$I334]&gt;[.Q$1]))" office:value-type="float" office:value="1">
            <text:p>1</text:p>
          </table:table-cell>
          <table:table-cell table:formula="of:=N(AND([.$I334]&lt;=[.S$1]; [.$I334]&gt;[.R$1]))" office:value-type="float" office:value="0">
            <text:p>0</text:p>
          </table:table-cell>
          <table:table-cell table:formula="of:=N(AND([.$I334]&lt;=[.T$1]; [.$I334]&gt;[.S$1]))" office:value-type="float" office:value="0">
            <text:p>0</text:p>
          </table:table-cell>
          <table:table-cell table:formula="of:=N(AND([.$I334]&lt;=[.U$1]; [.$I334]&gt;[.T$1]))" office:value-type="float" office:value="0">
            <text:p>0</text:p>
          </table:table-cell>
          <table:table-cell table:formula="of:=N(AND([.$I334]&lt;=[.V$1]; [.$I334]&gt;[.U$1]))" office:value-type="float" office:value="0">
            <text:p>0</text:p>
          </table:table-cell>
          <table:table-cell table:formula="of:=N(AND([.$I334]&lt;=[.W$1]; [.$I334]&gt;[.V$1]))" office:value-type="float" office:value="0">
            <text:p>0</text:p>
          </table:table-cell>
          <table:table-cell table:formula="of:=N(AND([.$I334]&lt;=[.X$1]; [.$I334]&gt;[.W$1]))" office:value-type="float" office:value="0">
            <text:p>0</text:p>
          </table:table-cell>
          <table:table-cell table:formula="of:=N(AND([.$I334]&lt;=[.Y$1]; [.$I334]&gt;[.X$1]))" office:value-type="float" office:value="0">
            <text:p>0</text:p>
          </table:table-cell>
          <table:table-cell table:formula="of:=N(AND([.$I334]&lt;=[.Z$1]; [.$I334]&gt;[.Y$1]))" office:value-type="float" office:value="0">
            <text:p>0</text:p>
          </table:table-cell>
          <table:table-cell table:formula="of:=N(AND([.$I334]&lt;=[.AA$1]; [.$I334]&gt;[.Z$1]))" office:value-type="float" office:value="0">
            <text:p>0</text:p>
          </table:table-cell>
          <table:table-cell table:formula="of:=N(AND([.$I334]&lt;=[.AB$1]; [.$I334]&gt;[.AA$1]))" office:value-type="float" office:value="0">
            <text:p>0</text:p>
          </table:table-cell>
          <table:table-cell table:formula="of:=N(AND([.$I334]&lt;=[.AC$1]; [.$I334]&gt;[.AB$1]))" office:value-type="float" office:value="0">
            <text:p>0</text:p>
          </table:table-cell>
          <table:table-cell table:formula="of:=N(AND([.$I334]&lt;=[.AD$1]; [.$I334]&gt;[.AC$1]))" office:value-type="float" office:value="0">
            <text:p>0</text:p>
          </table:table-cell>
          <table:table-cell table:formula="of:=N(AND([.$I334]&lt;=[.AE$1]; [.$I334]&gt;[.AD$1]))" office:value-type="float" office:value="0">
            <text:p>0</text:p>
          </table:table-cell>
          <table:table-cell table:formula="of:=N(AND([.$I334]&lt;=[.AF$1]; [.$I334]&gt;[.AE$1]))" office:value-type="float" office:value="0">
            <text:p>0</text:p>
          </table:table-cell>
          <table:table-cell table:formula="of:=N(AND([.$I334]&lt;=[.AG$1]; [.$I334]&gt;[.AF$1]))" office:value-type="float" office:value="0">
            <text:p>0</text:p>
          </table:table-cell>
          <table:table-cell table:formula="of:=N(AND([.$I334]&lt;=[.AH$1]; [.$I334]&gt;[.AG$1]))" office:value-type="float" office:value="0">
            <text:p>0</text:p>
          </table:table-cell>
          <table:table-cell table:formula="of:=N(AND([.$I334]&lt;=[.AI$1]; [.$I33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6:24Z</text:p>
          </table:table-cell>
          <table:table-cell office:value-type="float" office:value="18513">
            <text:p>18513</text:p>
          </table:table-cell>
          <table:table-cell/>
          <table:table-cell office:value-type="float" office:value="282000">
            <text:p>282000</text:p>
          </table:table-cell>
          <table:table-cell office:value-type="float" office:value="281">
            <text:p>281</text:p>
          </table:table-cell>
          <table:table-cell table:formula="of:=N(AND([.$I335]&lt;=[.K$1]; [.$I335]&gt;[.J$1]))" office:value-type="float" office:value="0">
            <text:p>0</text:p>
          </table:table-cell>
          <table:table-cell table:formula="of:=N(AND([.$I335]&lt;=[.L$1]; [.$I335]&gt;[.K$1]))" office:value-type="float" office:value="0">
            <text:p>0</text:p>
          </table:table-cell>
          <table:table-cell table:formula="of:=N(AND([.$I335]&lt;=[.M$1]; [.$I335]&gt;[.L$1]))" office:value-type="float" office:value="0">
            <text:p>0</text:p>
          </table:table-cell>
          <table:table-cell table:formula="of:=N(AND([.$I335]&lt;=[.N$1]; [.$I335]&gt;[.M$1]))" office:value-type="float" office:value="0">
            <text:p>0</text:p>
          </table:table-cell>
          <table:table-cell table:formula="of:=N(AND([.$I335]&lt;=[.O$1]; [.$I335]&gt;[.N$1]))" office:value-type="float" office:value="0">
            <text:p>0</text:p>
          </table:table-cell>
          <table:table-cell table:formula="of:=N(AND([.$I335]&lt;=[.P$1]; [.$I335]&gt;[.O$1]))" office:value-type="float" office:value="0">
            <text:p>0</text:p>
          </table:table-cell>
          <table:table-cell table:formula="of:=N(AND([.$I335]&lt;=[.Q$1]; [.$I335]&gt;[.P$1]))" office:value-type="float" office:value="0">
            <text:p>0</text:p>
          </table:table-cell>
          <table:table-cell table:formula="of:=N(AND([.$I335]&lt;=[.R$1]; [.$I335]&gt;[.Q$1]))" office:value-type="float" office:value="0">
            <text:p>0</text:p>
          </table:table-cell>
          <table:table-cell table:formula="of:=N(AND([.$I335]&lt;=[.S$1]; [.$I335]&gt;[.R$1]))" office:value-type="float" office:value="0">
            <text:p>0</text:p>
          </table:table-cell>
          <table:table-cell table:formula="of:=N(AND([.$I335]&lt;=[.T$1]; [.$I335]&gt;[.S$1]))" office:value-type="float" office:value="1">
            <text:p>1</text:p>
          </table:table-cell>
          <table:table-cell table:formula="of:=N(AND([.$I335]&lt;=[.U$1]; [.$I335]&gt;[.T$1]))" office:value-type="float" office:value="0">
            <text:p>0</text:p>
          </table:table-cell>
          <table:table-cell table:formula="of:=N(AND([.$I335]&lt;=[.V$1]; [.$I335]&gt;[.U$1]))" office:value-type="float" office:value="0">
            <text:p>0</text:p>
          </table:table-cell>
          <table:table-cell table:formula="of:=N(AND([.$I335]&lt;=[.W$1]; [.$I335]&gt;[.V$1]))" office:value-type="float" office:value="0">
            <text:p>0</text:p>
          </table:table-cell>
          <table:table-cell table:formula="of:=N(AND([.$I335]&lt;=[.X$1]; [.$I335]&gt;[.W$1]))" office:value-type="float" office:value="0">
            <text:p>0</text:p>
          </table:table-cell>
          <table:table-cell table:formula="of:=N(AND([.$I335]&lt;=[.Y$1]; [.$I335]&gt;[.X$1]))" office:value-type="float" office:value="0">
            <text:p>0</text:p>
          </table:table-cell>
          <table:table-cell table:formula="of:=N(AND([.$I335]&lt;=[.Z$1]; [.$I335]&gt;[.Y$1]))" office:value-type="float" office:value="0">
            <text:p>0</text:p>
          </table:table-cell>
          <table:table-cell table:formula="of:=N(AND([.$I335]&lt;=[.AA$1]; [.$I335]&gt;[.Z$1]))" office:value-type="float" office:value="0">
            <text:p>0</text:p>
          </table:table-cell>
          <table:table-cell table:formula="of:=N(AND([.$I335]&lt;=[.AB$1]; [.$I335]&gt;[.AA$1]))" office:value-type="float" office:value="0">
            <text:p>0</text:p>
          </table:table-cell>
          <table:table-cell table:formula="of:=N(AND([.$I335]&lt;=[.AC$1]; [.$I335]&gt;[.AB$1]))" office:value-type="float" office:value="0">
            <text:p>0</text:p>
          </table:table-cell>
          <table:table-cell table:formula="of:=N(AND([.$I335]&lt;=[.AD$1]; [.$I335]&gt;[.AC$1]))" office:value-type="float" office:value="0">
            <text:p>0</text:p>
          </table:table-cell>
          <table:table-cell table:formula="of:=N(AND([.$I335]&lt;=[.AE$1]; [.$I335]&gt;[.AD$1]))" office:value-type="float" office:value="0">
            <text:p>0</text:p>
          </table:table-cell>
          <table:table-cell table:formula="of:=N(AND([.$I335]&lt;=[.AF$1]; [.$I335]&gt;[.AE$1]))" office:value-type="float" office:value="0">
            <text:p>0</text:p>
          </table:table-cell>
          <table:table-cell table:formula="of:=N(AND([.$I335]&lt;=[.AG$1]; [.$I335]&gt;[.AF$1]))" office:value-type="float" office:value="0">
            <text:p>0</text:p>
          </table:table-cell>
          <table:table-cell table:formula="of:=N(AND([.$I335]&lt;=[.AH$1]; [.$I335]&gt;[.AG$1]))" office:value-type="float" office:value="0">
            <text:p>0</text:p>
          </table:table-cell>
          <table:table-cell table:formula="of:=N(AND([.$I335]&lt;=[.AI$1]; [.$I33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6:35Z</text:p>
          </table:table-cell>
          <table:table-cell office:value-type="float" office:value="2722">
            <text:p>2722</text:p>
          </table:table-cell>
          <table:table-cell/>
          <table:table-cell office:value-type="float" office:value="449000">
            <text:p>449000</text:p>
          </table:table-cell>
          <table:table-cell office:value-type="float" office:value="281">
            <text:p>281</text:p>
          </table:table-cell>
          <table:table-cell table:formula="of:=N(AND([.$I336]&lt;=[.K$1]; [.$I336]&gt;[.J$1]))" office:value-type="float" office:value="0">
            <text:p>0</text:p>
          </table:table-cell>
          <table:table-cell table:formula="of:=N(AND([.$I336]&lt;=[.L$1]; [.$I336]&gt;[.K$1]))" office:value-type="float" office:value="0">
            <text:p>0</text:p>
          </table:table-cell>
          <table:table-cell table:formula="of:=N(AND([.$I336]&lt;=[.M$1]; [.$I336]&gt;[.L$1]))" office:value-type="float" office:value="0">
            <text:p>0</text:p>
          </table:table-cell>
          <table:table-cell table:formula="of:=N(AND([.$I336]&lt;=[.N$1]; [.$I336]&gt;[.M$1]))" office:value-type="float" office:value="0">
            <text:p>0</text:p>
          </table:table-cell>
          <table:table-cell table:formula="of:=N(AND([.$I336]&lt;=[.O$1]; [.$I336]&gt;[.N$1]))" office:value-type="float" office:value="0">
            <text:p>0</text:p>
          </table:table-cell>
          <table:table-cell table:formula="of:=N(AND([.$I336]&lt;=[.P$1]; [.$I336]&gt;[.O$1]))" office:value-type="float" office:value="0">
            <text:p>0</text:p>
          </table:table-cell>
          <table:table-cell table:formula="of:=N(AND([.$I336]&lt;=[.Q$1]; [.$I336]&gt;[.P$1]))" office:value-type="float" office:value="0">
            <text:p>0</text:p>
          </table:table-cell>
          <table:table-cell table:formula="of:=N(AND([.$I336]&lt;=[.R$1]; [.$I336]&gt;[.Q$1]))" office:value-type="float" office:value="0">
            <text:p>0</text:p>
          </table:table-cell>
          <table:table-cell table:formula="of:=N(AND([.$I336]&lt;=[.S$1]; [.$I336]&gt;[.R$1]))" office:value-type="float" office:value="0">
            <text:p>0</text:p>
          </table:table-cell>
          <table:table-cell table:formula="of:=N(AND([.$I336]&lt;=[.T$1]; [.$I336]&gt;[.S$1]))" office:value-type="float" office:value="0">
            <text:p>0</text:p>
          </table:table-cell>
          <table:table-cell table:formula="of:=N(AND([.$I336]&lt;=[.U$1]; [.$I336]&gt;[.T$1]))" office:value-type="float" office:value="0">
            <text:p>0</text:p>
          </table:table-cell>
          <table:table-cell table:formula="of:=N(AND([.$I336]&lt;=[.V$1]; [.$I336]&gt;[.U$1]))" office:value-type="float" office:value="0">
            <text:p>0</text:p>
          </table:table-cell>
          <table:table-cell table:formula="of:=N(AND([.$I336]&lt;=[.W$1]; [.$I336]&gt;[.V$1]))" office:value-type="float" office:value="0">
            <text:p>0</text:p>
          </table:table-cell>
          <table:table-cell table:formula="of:=N(AND([.$I336]&lt;=[.X$1]; [.$I336]&gt;[.W$1]))" office:value-type="float" office:value="0">
            <text:p>0</text:p>
          </table:table-cell>
          <table:table-cell table:formula="of:=N(AND([.$I336]&lt;=[.Y$1]; [.$I336]&gt;[.X$1]))" office:value-type="float" office:value="1">
            <text:p>1</text:p>
          </table:table-cell>
          <table:table-cell table:formula="of:=N(AND([.$I336]&lt;=[.Z$1]; [.$I336]&gt;[.Y$1]))" office:value-type="float" office:value="0">
            <text:p>0</text:p>
          </table:table-cell>
          <table:table-cell table:formula="of:=N(AND([.$I336]&lt;=[.AA$1]; [.$I336]&gt;[.Z$1]))" office:value-type="float" office:value="0">
            <text:p>0</text:p>
          </table:table-cell>
          <table:table-cell table:formula="of:=N(AND([.$I336]&lt;=[.AB$1]; [.$I336]&gt;[.AA$1]))" office:value-type="float" office:value="0">
            <text:p>0</text:p>
          </table:table-cell>
          <table:table-cell table:formula="of:=N(AND([.$I336]&lt;=[.AC$1]; [.$I336]&gt;[.AB$1]))" office:value-type="float" office:value="0">
            <text:p>0</text:p>
          </table:table-cell>
          <table:table-cell table:formula="of:=N(AND([.$I336]&lt;=[.AD$1]; [.$I336]&gt;[.AC$1]))" office:value-type="float" office:value="0">
            <text:p>0</text:p>
          </table:table-cell>
          <table:table-cell table:formula="of:=N(AND([.$I336]&lt;=[.AE$1]; [.$I336]&gt;[.AD$1]))" office:value-type="float" office:value="0">
            <text:p>0</text:p>
          </table:table-cell>
          <table:table-cell table:formula="of:=N(AND([.$I336]&lt;=[.AF$1]; [.$I336]&gt;[.AE$1]))" office:value-type="float" office:value="0">
            <text:p>0</text:p>
          </table:table-cell>
          <table:table-cell table:formula="of:=N(AND([.$I336]&lt;=[.AG$1]; [.$I336]&gt;[.AF$1]))" office:value-type="float" office:value="0">
            <text:p>0</text:p>
          </table:table-cell>
          <table:table-cell table:formula="of:=N(AND([.$I336]&lt;=[.AH$1]; [.$I336]&gt;[.AG$1]))" office:value-type="float" office:value="0">
            <text:p>0</text:p>
          </table:table-cell>
          <table:table-cell table:formula="of:=N(AND([.$I336]&lt;=[.AI$1]; [.$I33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7:58Z</text:p>
          </table:table-cell>
          <table:table-cell office:value-type="float" office:value="3221">
            <text:p>3221</text:p>
          </table:table-cell>
          <table:table-cell/>
          <table:table-cell office:value-type="float" office:value="266000">
            <text:p>266000</text:p>
          </table:table-cell>
          <table:table-cell office:value-type="float" office:value="281">
            <text:p>281</text:p>
          </table:table-cell>
          <table:table-cell table:formula="of:=N(AND([.$I337]&lt;=[.K$1]; [.$I337]&gt;[.J$1]))" office:value-type="float" office:value="0">
            <text:p>0</text:p>
          </table:table-cell>
          <table:table-cell table:formula="of:=N(AND([.$I337]&lt;=[.L$1]; [.$I337]&gt;[.K$1]))" office:value-type="float" office:value="0">
            <text:p>0</text:p>
          </table:table-cell>
          <table:table-cell table:formula="of:=N(AND([.$I337]&lt;=[.M$1]; [.$I337]&gt;[.L$1]))" office:value-type="float" office:value="0">
            <text:p>0</text:p>
          </table:table-cell>
          <table:table-cell table:formula="of:=N(AND([.$I337]&lt;=[.N$1]; [.$I337]&gt;[.M$1]))" office:value-type="float" office:value="0">
            <text:p>0</text:p>
          </table:table-cell>
          <table:table-cell table:formula="of:=N(AND([.$I337]&lt;=[.O$1]; [.$I337]&gt;[.N$1]))" office:value-type="float" office:value="0">
            <text:p>0</text:p>
          </table:table-cell>
          <table:table-cell table:formula="of:=N(AND([.$I337]&lt;=[.P$1]; [.$I337]&gt;[.O$1]))" office:value-type="float" office:value="0">
            <text:p>0</text:p>
          </table:table-cell>
          <table:table-cell table:formula="of:=N(AND([.$I337]&lt;=[.Q$1]; [.$I337]&gt;[.P$1]))" office:value-type="float" office:value="0">
            <text:p>0</text:p>
          </table:table-cell>
          <table:table-cell table:formula="of:=N(AND([.$I337]&lt;=[.R$1]; [.$I337]&gt;[.Q$1]))" office:value-type="float" office:value="0">
            <text:p>0</text:p>
          </table:table-cell>
          <table:table-cell table:formula="of:=N(AND([.$I337]&lt;=[.S$1]; [.$I337]&gt;[.R$1]))" office:value-type="float" office:value="1">
            <text:p>1</text:p>
          </table:table-cell>
          <table:table-cell table:formula="of:=N(AND([.$I337]&lt;=[.T$1]; [.$I337]&gt;[.S$1]))" office:value-type="float" office:value="0">
            <text:p>0</text:p>
          </table:table-cell>
          <table:table-cell table:formula="of:=N(AND([.$I337]&lt;=[.U$1]; [.$I337]&gt;[.T$1]))" office:value-type="float" office:value="0">
            <text:p>0</text:p>
          </table:table-cell>
          <table:table-cell table:formula="of:=N(AND([.$I337]&lt;=[.V$1]; [.$I337]&gt;[.U$1]))" office:value-type="float" office:value="0">
            <text:p>0</text:p>
          </table:table-cell>
          <table:table-cell table:formula="of:=N(AND([.$I337]&lt;=[.W$1]; [.$I337]&gt;[.V$1]))" office:value-type="float" office:value="0">
            <text:p>0</text:p>
          </table:table-cell>
          <table:table-cell table:formula="of:=N(AND([.$I337]&lt;=[.X$1]; [.$I337]&gt;[.W$1]))" office:value-type="float" office:value="0">
            <text:p>0</text:p>
          </table:table-cell>
          <table:table-cell table:formula="of:=N(AND([.$I337]&lt;=[.Y$1]; [.$I337]&gt;[.X$1]))" office:value-type="float" office:value="0">
            <text:p>0</text:p>
          </table:table-cell>
          <table:table-cell table:formula="of:=N(AND([.$I337]&lt;=[.Z$1]; [.$I337]&gt;[.Y$1]))" office:value-type="float" office:value="0">
            <text:p>0</text:p>
          </table:table-cell>
          <table:table-cell table:formula="of:=N(AND([.$I337]&lt;=[.AA$1]; [.$I337]&gt;[.Z$1]))" office:value-type="float" office:value="0">
            <text:p>0</text:p>
          </table:table-cell>
          <table:table-cell table:formula="of:=N(AND([.$I337]&lt;=[.AB$1]; [.$I337]&gt;[.AA$1]))" office:value-type="float" office:value="0">
            <text:p>0</text:p>
          </table:table-cell>
          <table:table-cell table:formula="of:=N(AND([.$I337]&lt;=[.AC$1]; [.$I337]&gt;[.AB$1]))" office:value-type="float" office:value="0">
            <text:p>0</text:p>
          </table:table-cell>
          <table:table-cell table:formula="of:=N(AND([.$I337]&lt;=[.AD$1]; [.$I337]&gt;[.AC$1]))" office:value-type="float" office:value="0">
            <text:p>0</text:p>
          </table:table-cell>
          <table:table-cell table:formula="of:=N(AND([.$I337]&lt;=[.AE$1]; [.$I337]&gt;[.AD$1]))" office:value-type="float" office:value="0">
            <text:p>0</text:p>
          </table:table-cell>
          <table:table-cell table:formula="of:=N(AND([.$I337]&lt;=[.AF$1]; [.$I337]&gt;[.AE$1]))" office:value-type="float" office:value="0">
            <text:p>0</text:p>
          </table:table-cell>
          <table:table-cell table:formula="of:=N(AND([.$I337]&lt;=[.AG$1]; [.$I337]&gt;[.AF$1]))" office:value-type="float" office:value="0">
            <text:p>0</text:p>
          </table:table-cell>
          <table:table-cell table:formula="of:=N(AND([.$I337]&lt;=[.AH$1]; [.$I337]&gt;[.AG$1]))" office:value-type="float" office:value="0">
            <text:p>0</text:p>
          </table:table-cell>
          <table:table-cell table:formula="of:=N(AND([.$I337]&lt;=[.AI$1]; [.$I33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OTDE4B5JCPFI4JLMI7BPAU636DG6NBJL</text:p>
          </table:table-cell>
          <table:table-cell office:value-type="string">
            <text:p>2013-03-16T12:42:14Z</text:p>
          </table:table-cell>
          <table:table-cell office:value-type="string">
            <text:p>2013-03-16T12:48:24Z</text:p>
          </table:table-cell>
          <table:table-cell office:value-type="float" office:value="2692">
            <text:p>2692</text:p>
          </table:table-cell>
          <table:table-cell/>
          <table:table-cell office:value-type="float" office:value="370000">
            <text:p>370000</text:p>
          </table:table-cell>
          <table:table-cell office:value-type="float" office:value="281">
            <text:p>281</text:p>
          </table:table-cell>
          <table:table-cell table:formula="of:=N(AND([.$I338]&lt;=[.K$1]; [.$I338]&gt;[.J$1]))" office:value-type="float" office:value="0">
            <text:p>0</text:p>
          </table:table-cell>
          <table:table-cell table:formula="of:=N(AND([.$I338]&lt;=[.L$1]; [.$I338]&gt;[.K$1]))" office:value-type="float" office:value="0">
            <text:p>0</text:p>
          </table:table-cell>
          <table:table-cell table:formula="of:=N(AND([.$I338]&lt;=[.M$1]; [.$I338]&gt;[.L$1]))" office:value-type="float" office:value="0">
            <text:p>0</text:p>
          </table:table-cell>
          <table:table-cell table:formula="of:=N(AND([.$I338]&lt;=[.N$1]; [.$I338]&gt;[.M$1]))" office:value-type="float" office:value="0">
            <text:p>0</text:p>
          </table:table-cell>
          <table:table-cell table:formula="of:=N(AND([.$I338]&lt;=[.O$1]; [.$I338]&gt;[.N$1]))" office:value-type="float" office:value="0">
            <text:p>0</text:p>
          </table:table-cell>
          <table:table-cell table:formula="of:=N(AND([.$I338]&lt;=[.P$1]; [.$I338]&gt;[.O$1]))" office:value-type="float" office:value="0">
            <text:p>0</text:p>
          </table:table-cell>
          <table:table-cell table:formula="of:=N(AND([.$I338]&lt;=[.Q$1]; [.$I338]&gt;[.P$1]))" office:value-type="float" office:value="0">
            <text:p>0</text:p>
          </table:table-cell>
          <table:table-cell table:formula="of:=N(AND([.$I338]&lt;=[.R$1]; [.$I338]&gt;[.Q$1]))" office:value-type="float" office:value="0">
            <text:p>0</text:p>
          </table:table-cell>
          <table:table-cell table:formula="of:=N(AND([.$I338]&lt;=[.S$1]; [.$I338]&gt;[.R$1]))" office:value-type="float" office:value="0">
            <text:p>0</text:p>
          </table:table-cell>
          <table:table-cell table:formula="of:=N(AND([.$I338]&lt;=[.T$1]; [.$I338]&gt;[.S$1]))" office:value-type="float" office:value="0">
            <text:p>0</text:p>
          </table:table-cell>
          <table:table-cell table:formula="of:=N(AND([.$I338]&lt;=[.U$1]; [.$I338]&gt;[.T$1]))" office:value-type="float" office:value="0">
            <text:p>0</text:p>
          </table:table-cell>
          <table:table-cell table:formula="of:=N(AND([.$I338]&lt;=[.V$1]; [.$I338]&gt;[.U$1]))" office:value-type="float" office:value="0">
            <text:p>0</text:p>
          </table:table-cell>
          <table:table-cell table:formula="of:=N(AND([.$I338]&lt;=[.W$1]; [.$I338]&gt;[.V$1]))" office:value-type="float" office:value="1">
            <text:p>1</text:p>
          </table:table-cell>
          <table:table-cell table:formula="of:=N(AND([.$I338]&lt;=[.X$1]; [.$I338]&gt;[.W$1]))" office:value-type="float" office:value="0">
            <text:p>0</text:p>
          </table:table-cell>
          <table:table-cell table:formula="of:=N(AND([.$I338]&lt;=[.Y$1]; [.$I338]&gt;[.X$1]))" office:value-type="float" office:value="0">
            <text:p>0</text:p>
          </table:table-cell>
          <table:table-cell table:formula="of:=N(AND([.$I338]&lt;=[.Z$1]; [.$I338]&gt;[.Y$1]))" office:value-type="float" office:value="0">
            <text:p>0</text:p>
          </table:table-cell>
          <table:table-cell table:formula="of:=N(AND([.$I338]&lt;=[.AA$1]; [.$I338]&gt;[.Z$1]))" office:value-type="float" office:value="0">
            <text:p>0</text:p>
          </table:table-cell>
          <table:table-cell table:formula="of:=N(AND([.$I338]&lt;=[.AB$1]; [.$I338]&gt;[.AA$1]))" office:value-type="float" office:value="0">
            <text:p>0</text:p>
          </table:table-cell>
          <table:table-cell table:formula="of:=N(AND([.$I338]&lt;=[.AC$1]; [.$I338]&gt;[.AB$1]))" office:value-type="float" office:value="0">
            <text:p>0</text:p>
          </table:table-cell>
          <table:table-cell table:formula="of:=N(AND([.$I338]&lt;=[.AD$1]; [.$I338]&gt;[.AC$1]))" office:value-type="float" office:value="0">
            <text:p>0</text:p>
          </table:table-cell>
          <table:table-cell table:formula="of:=N(AND([.$I338]&lt;=[.AE$1]; [.$I338]&gt;[.AD$1]))" office:value-type="float" office:value="0">
            <text:p>0</text:p>
          </table:table-cell>
          <table:table-cell table:formula="of:=N(AND([.$I338]&lt;=[.AF$1]; [.$I338]&gt;[.AE$1]))" office:value-type="float" office:value="0">
            <text:p>0</text:p>
          </table:table-cell>
          <table:table-cell table:formula="of:=N(AND([.$I338]&lt;=[.AG$1]; [.$I338]&gt;[.AF$1]))" office:value-type="float" office:value="0">
            <text:p>0</text:p>
          </table:table-cell>
          <table:table-cell table:formula="of:=N(AND([.$I338]&lt;=[.AH$1]; [.$I338]&gt;[.AG$1]))" office:value-type="float" office:value="0">
            <text:p>0</text:p>
          </table:table-cell>
          <table:table-cell table:formula="of:=N(AND([.$I338]&lt;=[.AI$1]; [.$I33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8:52Z</text:p>
          </table:table-cell>
          <table:table-cell office:value-type="float" office:value="2655">
            <text:p>2655</text:p>
          </table:table-cell>
          <table:table-cell/>
          <table:table-cell office:value-type="float" office:value="313000">
            <text:p>313000</text:p>
          </table:table-cell>
          <table:table-cell office:value-type="float" office:value="551">
            <text:p>551</text:p>
          </table:table-cell>
          <table:table-cell table:formula="of:=N(AND([.$I339]&lt;=[.K$1]; [.$I339]&gt;[.J$1]))" office:value-type="float" office:value="0">
            <text:p>0</text:p>
          </table:table-cell>
          <table:table-cell table:formula="of:=N(AND([.$I339]&lt;=[.L$1]; [.$I339]&gt;[.K$1]))" office:value-type="float" office:value="0">
            <text:p>0</text:p>
          </table:table-cell>
          <table:table-cell table:formula="of:=N(AND([.$I339]&lt;=[.M$1]; [.$I339]&gt;[.L$1]))" office:value-type="float" office:value="0">
            <text:p>0</text:p>
          </table:table-cell>
          <table:table-cell table:formula="of:=N(AND([.$I339]&lt;=[.N$1]; [.$I339]&gt;[.M$1]))" office:value-type="float" office:value="0">
            <text:p>0</text:p>
          </table:table-cell>
          <table:table-cell table:formula="of:=N(AND([.$I339]&lt;=[.O$1]; [.$I339]&gt;[.N$1]))" office:value-type="float" office:value="0">
            <text:p>0</text:p>
          </table:table-cell>
          <table:table-cell table:formula="of:=N(AND([.$I339]&lt;=[.P$1]; [.$I339]&gt;[.O$1]))" office:value-type="float" office:value="0">
            <text:p>0</text:p>
          </table:table-cell>
          <table:table-cell table:formula="of:=N(AND([.$I339]&lt;=[.Q$1]; [.$I339]&gt;[.P$1]))" office:value-type="float" office:value="0">
            <text:p>0</text:p>
          </table:table-cell>
          <table:table-cell table:formula="of:=N(AND([.$I339]&lt;=[.R$1]; [.$I339]&gt;[.Q$1]))" office:value-type="float" office:value="0">
            <text:p>0</text:p>
          </table:table-cell>
          <table:table-cell table:formula="of:=N(AND([.$I339]&lt;=[.S$1]; [.$I339]&gt;[.R$1]))" office:value-type="float" office:value="0">
            <text:p>0</text:p>
          </table:table-cell>
          <table:table-cell table:formula="of:=N(AND([.$I339]&lt;=[.T$1]; [.$I339]&gt;[.S$1]))" office:value-type="float" office:value="0">
            <text:p>0</text:p>
          </table:table-cell>
          <table:table-cell table:formula="of:=N(AND([.$I339]&lt;=[.U$1]; [.$I339]&gt;[.T$1]))" office:value-type="float" office:value="1">
            <text:p>1</text:p>
          </table:table-cell>
          <table:table-cell table:formula="of:=N(AND([.$I339]&lt;=[.V$1]; [.$I339]&gt;[.U$1]))" office:value-type="float" office:value="0">
            <text:p>0</text:p>
          </table:table-cell>
          <table:table-cell table:formula="of:=N(AND([.$I339]&lt;=[.W$1]; [.$I339]&gt;[.V$1]))" office:value-type="float" office:value="0">
            <text:p>0</text:p>
          </table:table-cell>
          <table:table-cell table:formula="of:=N(AND([.$I339]&lt;=[.X$1]; [.$I339]&gt;[.W$1]))" office:value-type="float" office:value="0">
            <text:p>0</text:p>
          </table:table-cell>
          <table:table-cell table:formula="of:=N(AND([.$I339]&lt;=[.Y$1]; [.$I339]&gt;[.X$1]))" office:value-type="float" office:value="0">
            <text:p>0</text:p>
          </table:table-cell>
          <table:table-cell table:formula="of:=N(AND([.$I339]&lt;=[.Z$1]; [.$I339]&gt;[.Y$1]))" office:value-type="float" office:value="0">
            <text:p>0</text:p>
          </table:table-cell>
          <table:table-cell table:formula="of:=N(AND([.$I339]&lt;=[.AA$1]; [.$I339]&gt;[.Z$1]))" office:value-type="float" office:value="0">
            <text:p>0</text:p>
          </table:table-cell>
          <table:table-cell table:formula="of:=N(AND([.$I339]&lt;=[.AB$1]; [.$I339]&gt;[.AA$1]))" office:value-type="float" office:value="0">
            <text:p>0</text:p>
          </table:table-cell>
          <table:table-cell table:formula="of:=N(AND([.$I339]&lt;=[.AC$1]; [.$I339]&gt;[.AB$1]))" office:value-type="float" office:value="0">
            <text:p>0</text:p>
          </table:table-cell>
          <table:table-cell table:formula="of:=N(AND([.$I339]&lt;=[.AD$1]; [.$I339]&gt;[.AC$1]))" office:value-type="float" office:value="0">
            <text:p>0</text:p>
          </table:table-cell>
          <table:table-cell table:formula="of:=N(AND([.$I339]&lt;=[.AE$1]; [.$I339]&gt;[.AD$1]))" office:value-type="float" office:value="0">
            <text:p>0</text:p>
          </table:table-cell>
          <table:table-cell table:formula="of:=N(AND([.$I339]&lt;=[.AF$1]; [.$I339]&gt;[.AE$1]))" office:value-type="float" office:value="0">
            <text:p>0</text:p>
          </table:table-cell>
          <table:table-cell table:formula="of:=N(AND([.$I339]&lt;=[.AG$1]; [.$I339]&gt;[.AF$1]))" office:value-type="float" office:value="0">
            <text:p>0</text:p>
          </table:table-cell>
          <table:table-cell table:formula="of:=N(AND([.$I339]&lt;=[.AH$1]; [.$I339]&gt;[.AG$1]))" office:value-type="float" office:value="0">
            <text:p>0</text:p>
          </table:table-cell>
          <table:table-cell table:formula="of:=N(AND([.$I339]&lt;=[.AI$1]; [.$I33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9:19Z</text:p>
          </table:table-cell>
          <table:table-cell office:value-type="float" office:value="2487">
            <text:p>2487</text:p>
          </table:table-cell>
          <table:table-cell/>
          <table:table-cell office:value-type="float" office:value="315000">
            <text:p>315000</text:p>
          </table:table-cell>
          <table:table-cell office:value-type="float" office:value="551">
            <text:p>551</text:p>
          </table:table-cell>
          <table:table-cell table:formula="of:=N(AND([.$I340]&lt;=[.K$1]; [.$I340]&gt;[.J$1]))" office:value-type="float" office:value="0">
            <text:p>0</text:p>
          </table:table-cell>
          <table:table-cell table:formula="of:=N(AND([.$I340]&lt;=[.L$1]; [.$I340]&gt;[.K$1]))" office:value-type="float" office:value="0">
            <text:p>0</text:p>
          </table:table-cell>
          <table:table-cell table:formula="of:=N(AND([.$I340]&lt;=[.M$1]; [.$I340]&gt;[.L$1]))" office:value-type="float" office:value="0">
            <text:p>0</text:p>
          </table:table-cell>
          <table:table-cell table:formula="of:=N(AND([.$I340]&lt;=[.N$1]; [.$I340]&gt;[.M$1]))" office:value-type="float" office:value="0">
            <text:p>0</text:p>
          </table:table-cell>
          <table:table-cell table:formula="of:=N(AND([.$I340]&lt;=[.O$1]; [.$I340]&gt;[.N$1]))" office:value-type="float" office:value="0">
            <text:p>0</text:p>
          </table:table-cell>
          <table:table-cell table:formula="of:=N(AND([.$I340]&lt;=[.P$1]; [.$I340]&gt;[.O$1]))" office:value-type="float" office:value="0">
            <text:p>0</text:p>
          </table:table-cell>
          <table:table-cell table:formula="of:=N(AND([.$I340]&lt;=[.Q$1]; [.$I340]&gt;[.P$1]))" office:value-type="float" office:value="0">
            <text:p>0</text:p>
          </table:table-cell>
          <table:table-cell table:formula="of:=N(AND([.$I340]&lt;=[.R$1]; [.$I340]&gt;[.Q$1]))" office:value-type="float" office:value="0">
            <text:p>0</text:p>
          </table:table-cell>
          <table:table-cell table:formula="of:=N(AND([.$I340]&lt;=[.S$1]; [.$I340]&gt;[.R$1]))" office:value-type="float" office:value="0">
            <text:p>0</text:p>
          </table:table-cell>
          <table:table-cell table:formula="of:=N(AND([.$I340]&lt;=[.T$1]; [.$I340]&gt;[.S$1]))" office:value-type="float" office:value="0">
            <text:p>0</text:p>
          </table:table-cell>
          <table:table-cell table:formula="of:=N(AND([.$I340]&lt;=[.U$1]; [.$I340]&gt;[.T$1]))" office:value-type="float" office:value="1">
            <text:p>1</text:p>
          </table:table-cell>
          <table:table-cell table:formula="of:=N(AND([.$I340]&lt;=[.V$1]; [.$I340]&gt;[.U$1]))" office:value-type="float" office:value="0">
            <text:p>0</text:p>
          </table:table-cell>
          <table:table-cell table:formula="of:=N(AND([.$I340]&lt;=[.W$1]; [.$I340]&gt;[.V$1]))" office:value-type="float" office:value="0">
            <text:p>0</text:p>
          </table:table-cell>
          <table:table-cell table:formula="of:=N(AND([.$I340]&lt;=[.X$1]; [.$I340]&gt;[.W$1]))" office:value-type="float" office:value="0">
            <text:p>0</text:p>
          </table:table-cell>
          <table:table-cell table:formula="of:=N(AND([.$I340]&lt;=[.Y$1]; [.$I340]&gt;[.X$1]))" office:value-type="float" office:value="0">
            <text:p>0</text:p>
          </table:table-cell>
          <table:table-cell table:formula="of:=N(AND([.$I340]&lt;=[.Z$1]; [.$I340]&gt;[.Y$1]))" office:value-type="float" office:value="0">
            <text:p>0</text:p>
          </table:table-cell>
          <table:table-cell table:formula="of:=N(AND([.$I340]&lt;=[.AA$1]; [.$I340]&gt;[.Z$1]))" office:value-type="float" office:value="0">
            <text:p>0</text:p>
          </table:table-cell>
          <table:table-cell table:formula="of:=N(AND([.$I340]&lt;=[.AB$1]; [.$I340]&gt;[.AA$1]))" office:value-type="float" office:value="0">
            <text:p>0</text:p>
          </table:table-cell>
          <table:table-cell table:formula="of:=N(AND([.$I340]&lt;=[.AC$1]; [.$I340]&gt;[.AB$1]))" office:value-type="float" office:value="0">
            <text:p>0</text:p>
          </table:table-cell>
          <table:table-cell table:formula="of:=N(AND([.$I340]&lt;=[.AD$1]; [.$I340]&gt;[.AC$1]))" office:value-type="float" office:value="0">
            <text:p>0</text:p>
          </table:table-cell>
          <table:table-cell table:formula="of:=N(AND([.$I340]&lt;=[.AE$1]; [.$I340]&gt;[.AD$1]))" office:value-type="float" office:value="0">
            <text:p>0</text:p>
          </table:table-cell>
          <table:table-cell table:formula="of:=N(AND([.$I340]&lt;=[.AF$1]; [.$I340]&gt;[.AE$1]))" office:value-type="float" office:value="0">
            <text:p>0</text:p>
          </table:table-cell>
          <table:table-cell table:formula="of:=N(AND([.$I340]&lt;=[.AG$1]; [.$I340]&gt;[.AF$1]))" office:value-type="float" office:value="0">
            <text:p>0</text:p>
          </table:table-cell>
          <table:table-cell table:formula="of:=N(AND([.$I340]&lt;=[.AH$1]; [.$I340]&gt;[.AG$1]))" office:value-type="float" office:value="0">
            <text:p>0</text:p>
          </table:table-cell>
          <table:table-cell table:formula="of:=N(AND([.$I340]&lt;=[.AI$1]; [.$I34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49:47Z</text:p>
          </table:table-cell>
          <table:table-cell office:value-type="float" office:value="2843">
            <text:p>2843</text:p>
          </table:table-cell>
          <table:table-cell/>
          <table:table-cell office:value-type="float" office:value="238000">
            <text:p>238000</text:p>
          </table:table-cell>
          <table:table-cell office:value-type="float" office:value="551">
            <text:p>551</text:p>
          </table:table-cell>
          <table:table-cell table:formula="of:=N(AND([.$I341]&lt;=[.K$1]; [.$I341]&gt;[.J$1]))" office:value-type="float" office:value="0">
            <text:p>0</text:p>
          </table:table-cell>
          <table:table-cell table:formula="of:=N(AND([.$I341]&lt;=[.L$1]; [.$I341]&gt;[.K$1]))" office:value-type="float" office:value="0">
            <text:p>0</text:p>
          </table:table-cell>
          <table:table-cell table:formula="of:=N(AND([.$I341]&lt;=[.M$1]; [.$I341]&gt;[.L$1]))" office:value-type="float" office:value="0">
            <text:p>0</text:p>
          </table:table-cell>
          <table:table-cell table:formula="of:=N(AND([.$I341]&lt;=[.N$1]; [.$I341]&gt;[.M$1]))" office:value-type="float" office:value="0">
            <text:p>0</text:p>
          </table:table-cell>
          <table:table-cell table:formula="of:=N(AND([.$I341]&lt;=[.O$1]; [.$I341]&gt;[.N$1]))" office:value-type="float" office:value="0">
            <text:p>0</text:p>
          </table:table-cell>
          <table:table-cell table:formula="of:=N(AND([.$I341]&lt;=[.P$1]; [.$I341]&gt;[.O$1]))" office:value-type="float" office:value="0">
            <text:p>0</text:p>
          </table:table-cell>
          <table:table-cell table:formula="of:=N(AND([.$I341]&lt;=[.Q$1]; [.$I341]&gt;[.P$1]))" office:value-type="float" office:value="0">
            <text:p>0</text:p>
          </table:table-cell>
          <table:table-cell table:formula="of:=N(AND([.$I341]&lt;=[.R$1]; [.$I341]&gt;[.Q$1]))" office:value-type="float" office:value="1">
            <text:p>1</text:p>
          </table:table-cell>
          <table:table-cell table:formula="of:=N(AND([.$I341]&lt;=[.S$1]; [.$I341]&gt;[.R$1]))" office:value-type="float" office:value="0">
            <text:p>0</text:p>
          </table:table-cell>
          <table:table-cell table:formula="of:=N(AND([.$I341]&lt;=[.T$1]; [.$I341]&gt;[.S$1]))" office:value-type="float" office:value="0">
            <text:p>0</text:p>
          </table:table-cell>
          <table:table-cell table:formula="of:=N(AND([.$I341]&lt;=[.U$1]; [.$I341]&gt;[.T$1]))" office:value-type="float" office:value="0">
            <text:p>0</text:p>
          </table:table-cell>
          <table:table-cell table:formula="of:=N(AND([.$I341]&lt;=[.V$1]; [.$I341]&gt;[.U$1]))" office:value-type="float" office:value="0">
            <text:p>0</text:p>
          </table:table-cell>
          <table:table-cell table:formula="of:=N(AND([.$I341]&lt;=[.W$1]; [.$I341]&gt;[.V$1]))" office:value-type="float" office:value="0">
            <text:p>0</text:p>
          </table:table-cell>
          <table:table-cell table:formula="of:=N(AND([.$I341]&lt;=[.X$1]; [.$I341]&gt;[.W$1]))" office:value-type="float" office:value="0">
            <text:p>0</text:p>
          </table:table-cell>
          <table:table-cell table:formula="of:=N(AND([.$I341]&lt;=[.Y$1]; [.$I341]&gt;[.X$1]))" office:value-type="float" office:value="0">
            <text:p>0</text:p>
          </table:table-cell>
          <table:table-cell table:formula="of:=N(AND([.$I341]&lt;=[.Z$1]; [.$I341]&gt;[.Y$1]))" office:value-type="float" office:value="0">
            <text:p>0</text:p>
          </table:table-cell>
          <table:table-cell table:formula="of:=N(AND([.$I341]&lt;=[.AA$1]; [.$I341]&gt;[.Z$1]))" office:value-type="float" office:value="0">
            <text:p>0</text:p>
          </table:table-cell>
          <table:table-cell table:formula="of:=N(AND([.$I341]&lt;=[.AB$1]; [.$I341]&gt;[.AA$1]))" office:value-type="float" office:value="0">
            <text:p>0</text:p>
          </table:table-cell>
          <table:table-cell table:formula="of:=N(AND([.$I341]&lt;=[.AC$1]; [.$I341]&gt;[.AB$1]))" office:value-type="float" office:value="0">
            <text:p>0</text:p>
          </table:table-cell>
          <table:table-cell table:formula="of:=N(AND([.$I341]&lt;=[.AD$1]; [.$I341]&gt;[.AC$1]))" office:value-type="float" office:value="0">
            <text:p>0</text:p>
          </table:table-cell>
          <table:table-cell table:formula="of:=N(AND([.$I341]&lt;=[.AE$1]; [.$I341]&gt;[.AD$1]))" office:value-type="float" office:value="0">
            <text:p>0</text:p>
          </table:table-cell>
          <table:table-cell table:formula="of:=N(AND([.$I341]&lt;=[.AF$1]; [.$I341]&gt;[.AE$1]))" office:value-type="float" office:value="0">
            <text:p>0</text:p>
          </table:table-cell>
          <table:table-cell table:formula="of:=N(AND([.$I341]&lt;=[.AG$1]; [.$I341]&gt;[.AF$1]))" office:value-type="float" office:value="0">
            <text:p>0</text:p>
          </table:table-cell>
          <table:table-cell table:formula="of:=N(AND([.$I341]&lt;=[.AH$1]; [.$I341]&gt;[.AG$1]))" office:value-type="float" office:value="0">
            <text:p>0</text:p>
          </table:table-cell>
          <table:table-cell table:formula="of:=N(AND([.$I341]&lt;=[.AI$1]; [.$I34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51:08Z</text:p>
          </table:table-cell>
          <table:table-cell office:value-type="float" office:value="2894">
            <text:p>2894</text:p>
          </table:table-cell>
          <table:table-cell/>
          <table:table-cell office:value-type="float" office:value="265000">
            <text:p>265000</text:p>
          </table:table-cell>
          <table:table-cell office:value-type="float" office:value="551">
            <text:p>551</text:p>
          </table:table-cell>
          <table:table-cell table:formula="of:=N(AND([.$I342]&lt;=[.K$1]; [.$I342]&gt;[.J$1]))" office:value-type="float" office:value="0">
            <text:p>0</text:p>
          </table:table-cell>
          <table:table-cell table:formula="of:=N(AND([.$I342]&lt;=[.L$1]; [.$I342]&gt;[.K$1]))" office:value-type="float" office:value="0">
            <text:p>0</text:p>
          </table:table-cell>
          <table:table-cell table:formula="of:=N(AND([.$I342]&lt;=[.M$1]; [.$I342]&gt;[.L$1]))" office:value-type="float" office:value="0">
            <text:p>0</text:p>
          </table:table-cell>
          <table:table-cell table:formula="of:=N(AND([.$I342]&lt;=[.N$1]; [.$I342]&gt;[.M$1]))" office:value-type="float" office:value="0">
            <text:p>0</text:p>
          </table:table-cell>
          <table:table-cell table:formula="of:=N(AND([.$I342]&lt;=[.O$1]; [.$I342]&gt;[.N$1]))" office:value-type="float" office:value="0">
            <text:p>0</text:p>
          </table:table-cell>
          <table:table-cell table:formula="of:=N(AND([.$I342]&lt;=[.P$1]; [.$I342]&gt;[.O$1]))" office:value-type="float" office:value="0">
            <text:p>0</text:p>
          </table:table-cell>
          <table:table-cell table:formula="of:=N(AND([.$I342]&lt;=[.Q$1]; [.$I342]&gt;[.P$1]))" office:value-type="float" office:value="0">
            <text:p>0</text:p>
          </table:table-cell>
          <table:table-cell table:formula="of:=N(AND([.$I342]&lt;=[.R$1]; [.$I342]&gt;[.Q$1]))" office:value-type="float" office:value="0">
            <text:p>0</text:p>
          </table:table-cell>
          <table:table-cell table:formula="of:=N(AND([.$I342]&lt;=[.S$1]; [.$I342]&gt;[.R$1]))" office:value-type="float" office:value="1">
            <text:p>1</text:p>
          </table:table-cell>
          <table:table-cell table:formula="of:=N(AND([.$I342]&lt;=[.T$1]; [.$I342]&gt;[.S$1]))" office:value-type="float" office:value="0">
            <text:p>0</text:p>
          </table:table-cell>
          <table:table-cell table:formula="of:=N(AND([.$I342]&lt;=[.U$1]; [.$I342]&gt;[.T$1]))" office:value-type="float" office:value="0">
            <text:p>0</text:p>
          </table:table-cell>
          <table:table-cell table:formula="of:=N(AND([.$I342]&lt;=[.V$1]; [.$I342]&gt;[.U$1]))" office:value-type="float" office:value="0">
            <text:p>0</text:p>
          </table:table-cell>
          <table:table-cell table:formula="of:=N(AND([.$I342]&lt;=[.W$1]; [.$I342]&gt;[.V$1]))" office:value-type="float" office:value="0">
            <text:p>0</text:p>
          </table:table-cell>
          <table:table-cell table:formula="of:=N(AND([.$I342]&lt;=[.X$1]; [.$I342]&gt;[.W$1]))" office:value-type="float" office:value="0">
            <text:p>0</text:p>
          </table:table-cell>
          <table:table-cell table:formula="of:=N(AND([.$I342]&lt;=[.Y$1]; [.$I342]&gt;[.X$1]))" office:value-type="float" office:value="0">
            <text:p>0</text:p>
          </table:table-cell>
          <table:table-cell table:formula="of:=N(AND([.$I342]&lt;=[.Z$1]; [.$I342]&gt;[.Y$1]))" office:value-type="float" office:value="0">
            <text:p>0</text:p>
          </table:table-cell>
          <table:table-cell table:formula="of:=N(AND([.$I342]&lt;=[.AA$1]; [.$I342]&gt;[.Z$1]))" office:value-type="float" office:value="0">
            <text:p>0</text:p>
          </table:table-cell>
          <table:table-cell table:formula="of:=N(AND([.$I342]&lt;=[.AB$1]; [.$I342]&gt;[.AA$1]))" office:value-type="float" office:value="0">
            <text:p>0</text:p>
          </table:table-cell>
          <table:table-cell table:formula="of:=N(AND([.$I342]&lt;=[.AC$1]; [.$I342]&gt;[.AB$1]))" office:value-type="float" office:value="0">
            <text:p>0</text:p>
          </table:table-cell>
          <table:table-cell table:formula="of:=N(AND([.$I342]&lt;=[.AD$1]; [.$I342]&gt;[.AC$1]))" office:value-type="float" office:value="0">
            <text:p>0</text:p>
          </table:table-cell>
          <table:table-cell table:formula="of:=N(AND([.$I342]&lt;=[.AE$1]; [.$I342]&gt;[.AD$1]))" office:value-type="float" office:value="0">
            <text:p>0</text:p>
          </table:table-cell>
          <table:table-cell table:formula="of:=N(AND([.$I342]&lt;=[.AF$1]; [.$I342]&gt;[.AE$1]))" office:value-type="float" office:value="0">
            <text:p>0</text:p>
          </table:table-cell>
          <table:table-cell table:formula="of:=N(AND([.$I342]&lt;=[.AG$1]; [.$I342]&gt;[.AF$1]))" office:value-type="float" office:value="0">
            <text:p>0</text:p>
          </table:table-cell>
          <table:table-cell table:formula="of:=N(AND([.$I342]&lt;=[.AH$1]; [.$I342]&gt;[.AG$1]))" office:value-type="float" office:value="0">
            <text:p>0</text:p>
          </table:table-cell>
          <table:table-cell table:formula="of:=N(AND([.$I342]&lt;=[.AI$1]; [.$I34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51:37Z</text:p>
          </table:table-cell>
          <table:table-cell office:value-type="float" office:value="4464">
            <text:p>4464</text:p>
          </table:table-cell>
          <table:table-cell/>
          <table:table-cell office:value-type="float" office:value="449000">
            <text:p>449000</text:p>
          </table:table-cell>
          <table:table-cell office:value-type="float" office:value="551">
            <text:p>551</text:p>
          </table:table-cell>
          <table:table-cell table:formula="of:=N(AND([.$I343]&lt;=[.K$1]; [.$I343]&gt;[.J$1]))" office:value-type="float" office:value="0">
            <text:p>0</text:p>
          </table:table-cell>
          <table:table-cell table:formula="of:=N(AND([.$I343]&lt;=[.L$1]; [.$I343]&gt;[.K$1]))" office:value-type="float" office:value="0">
            <text:p>0</text:p>
          </table:table-cell>
          <table:table-cell table:formula="of:=N(AND([.$I343]&lt;=[.M$1]; [.$I343]&gt;[.L$1]))" office:value-type="float" office:value="0">
            <text:p>0</text:p>
          </table:table-cell>
          <table:table-cell table:formula="of:=N(AND([.$I343]&lt;=[.N$1]; [.$I343]&gt;[.M$1]))" office:value-type="float" office:value="0">
            <text:p>0</text:p>
          </table:table-cell>
          <table:table-cell table:formula="of:=N(AND([.$I343]&lt;=[.O$1]; [.$I343]&gt;[.N$1]))" office:value-type="float" office:value="0">
            <text:p>0</text:p>
          </table:table-cell>
          <table:table-cell table:formula="of:=N(AND([.$I343]&lt;=[.P$1]; [.$I343]&gt;[.O$1]))" office:value-type="float" office:value="0">
            <text:p>0</text:p>
          </table:table-cell>
          <table:table-cell table:formula="of:=N(AND([.$I343]&lt;=[.Q$1]; [.$I343]&gt;[.P$1]))" office:value-type="float" office:value="0">
            <text:p>0</text:p>
          </table:table-cell>
          <table:table-cell table:formula="of:=N(AND([.$I343]&lt;=[.R$1]; [.$I343]&gt;[.Q$1]))" office:value-type="float" office:value="0">
            <text:p>0</text:p>
          </table:table-cell>
          <table:table-cell table:formula="of:=N(AND([.$I343]&lt;=[.S$1]; [.$I343]&gt;[.R$1]))" office:value-type="float" office:value="0">
            <text:p>0</text:p>
          </table:table-cell>
          <table:table-cell table:formula="of:=N(AND([.$I343]&lt;=[.T$1]; [.$I343]&gt;[.S$1]))" office:value-type="float" office:value="0">
            <text:p>0</text:p>
          </table:table-cell>
          <table:table-cell table:formula="of:=N(AND([.$I343]&lt;=[.U$1]; [.$I343]&gt;[.T$1]))" office:value-type="float" office:value="0">
            <text:p>0</text:p>
          </table:table-cell>
          <table:table-cell table:formula="of:=N(AND([.$I343]&lt;=[.V$1]; [.$I343]&gt;[.U$1]))" office:value-type="float" office:value="0">
            <text:p>0</text:p>
          </table:table-cell>
          <table:table-cell table:formula="of:=N(AND([.$I343]&lt;=[.W$1]; [.$I343]&gt;[.V$1]))" office:value-type="float" office:value="0">
            <text:p>0</text:p>
          </table:table-cell>
          <table:table-cell table:formula="of:=N(AND([.$I343]&lt;=[.X$1]; [.$I343]&gt;[.W$1]))" office:value-type="float" office:value="0">
            <text:p>0</text:p>
          </table:table-cell>
          <table:table-cell table:formula="of:=N(AND([.$I343]&lt;=[.Y$1]; [.$I343]&gt;[.X$1]))" office:value-type="float" office:value="1">
            <text:p>1</text:p>
          </table:table-cell>
          <table:table-cell table:formula="of:=N(AND([.$I343]&lt;=[.Z$1]; [.$I343]&gt;[.Y$1]))" office:value-type="float" office:value="0">
            <text:p>0</text:p>
          </table:table-cell>
          <table:table-cell table:formula="of:=N(AND([.$I343]&lt;=[.AA$1]; [.$I343]&gt;[.Z$1]))" office:value-type="float" office:value="0">
            <text:p>0</text:p>
          </table:table-cell>
          <table:table-cell table:formula="of:=N(AND([.$I343]&lt;=[.AB$1]; [.$I343]&gt;[.AA$1]))" office:value-type="float" office:value="0">
            <text:p>0</text:p>
          </table:table-cell>
          <table:table-cell table:formula="of:=N(AND([.$I343]&lt;=[.AC$1]; [.$I343]&gt;[.AB$1]))" office:value-type="float" office:value="0">
            <text:p>0</text:p>
          </table:table-cell>
          <table:table-cell table:formula="of:=N(AND([.$I343]&lt;=[.AD$1]; [.$I343]&gt;[.AC$1]))" office:value-type="float" office:value="0">
            <text:p>0</text:p>
          </table:table-cell>
          <table:table-cell table:formula="of:=N(AND([.$I343]&lt;=[.AE$1]; [.$I343]&gt;[.AD$1]))" office:value-type="float" office:value="0">
            <text:p>0</text:p>
          </table:table-cell>
          <table:table-cell table:formula="of:=N(AND([.$I343]&lt;=[.AF$1]; [.$I343]&gt;[.AE$1]))" office:value-type="float" office:value="0">
            <text:p>0</text:p>
          </table:table-cell>
          <table:table-cell table:formula="of:=N(AND([.$I343]&lt;=[.AG$1]; [.$I343]&gt;[.AF$1]))" office:value-type="float" office:value="0">
            <text:p>0</text:p>
          </table:table-cell>
          <table:table-cell table:formula="of:=N(AND([.$I343]&lt;=[.AH$1]; [.$I343]&gt;[.AG$1]))" office:value-type="float" office:value="0">
            <text:p>0</text:p>
          </table:table-cell>
          <table:table-cell table:formula="of:=N(AND([.$I343]&lt;=[.AI$1]; [.$I34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52:04Z</text:p>
          </table:table-cell>
          <table:table-cell office:value-type="float" office:value="3765">
            <text:p>3765</text:p>
          </table:table-cell>
          <table:table-cell/>
          <table:table-cell office:value-type="float" office:value="485000">
            <text:p>485000</text:p>
          </table:table-cell>
          <table:table-cell office:value-type="float" office:value="551">
            <text:p>551</text:p>
          </table:table-cell>
          <table:table-cell table:formula="of:=N(AND([.$I344]&lt;=[.K$1]; [.$I344]&gt;[.J$1]))" office:value-type="float" office:value="0">
            <text:p>0</text:p>
          </table:table-cell>
          <table:table-cell table:formula="of:=N(AND([.$I344]&lt;=[.L$1]; [.$I344]&gt;[.K$1]))" office:value-type="float" office:value="0">
            <text:p>0</text:p>
          </table:table-cell>
          <table:table-cell table:formula="of:=N(AND([.$I344]&lt;=[.M$1]; [.$I344]&gt;[.L$1]))" office:value-type="float" office:value="0">
            <text:p>0</text:p>
          </table:table-cell>
          <table:table-cell table:formula="of:=N(AND([.$I344]&lt;=[.N$1]; [.$I344]&gt;[.M$1]))" office:value-type="float" office:value="0">
            <text:p>0</text:p>
          </table:table-cell>
          <table:table-cell table:formula="of:=N(AND([.$I344]&lt;=[.O$1]; [.$I344]&gt;[.N$1]))" office:value-type="float" office:value="0">
            <text:p>0</text:p>
          </table:table-cell>
          <table:table-cell table:formula="of:=N(AND([.$I344]&lt;=[.P$1]; [.$I344]&gt;[.O$1]))" office:value-type="float" office:value="0">
            <text:p>0</text:p>
          </table:table-cell>
          <table:table-cell table:formula="of:=N(AND([.$I344]&lt;=[.Q$1]; [.$I344]&gt;[.P$1]))" office:value-type="float" office:value="0">
            <text:p>0</text:p>
          </table:table-cell>
          <table:table-cell table:formula="of:=N(AND([.$I344]&lt;=[.R$1]; [.$I344]&gt;[.Q$1]))" office:value-type="float" office:value="0">
            <text:p>0</text:p>
          </table:table-cell>
          <table:table-cell table:formula="of:=N(AND([.$I344]&lt;=[.S$1]; [.$I344]&gt;[.R$1]))" office:value-type="float" office:value="0">
            <text:p>0</text:p>
          </table:table-cell>
          <table:table-cell table:formula="of:=N(AND([.$I344]&lt;=[.T$1]; [.$I344]&gt;[.S$1]))" office:value-type="float" office:value="0">
            <text:p>0</text:p>
          </table:table-cell>
          <table:table-cell table:formula="of:=N(AND([.$I344]&lt;=[.U$1]; [.$I344]&gt;[.T$1]))" office:value-type="float" office:value="0">
            <text:p>0</text:p>
          </table:table-cell>
          <table:table-cell table:formula="of:=N(AND([.$I344]&lt;=[.V$1]; [.$I344]&gt;[.U$1]))" office:value-type="float" office:value="0">
            <text:p>0</text:p>
          </table:table-cell>
          <table:table-cell table:formula="of:=N(AND([.$I344]&lt;=[.W$1]; [.$I344]&gt;[.V$1]))" office:value-type="float" office:value="0">
            <text:p>0</text:p>
          </table:table-cell>
          <table:table-cell table:formula="of:=N(AND([.$I344]&lt;=[.X$1]; [.$I344]&gt;[.W$1]))" office:value-type="float" office:value="0">
            <text:p>0</text:p>
          </table:table-cell>
          <table:table-cell table:formula="of:=N(AND([.$I344]&lt;=[.Y$1]; [.$I344]&gt;[.X$1]))" office:value-type="float" office:value="0">
            <text:p>0</text:p>
          </table:table-cell>
          <table:table-cell table:formula="of:=N(AND([.$I344]&lt;=[.Z$1]; [.$I344]&gt;[.Y$1]))" office:value-type="float" office:value="0">
            <text:p>0</text:p>
          </table:table-cell>
          <table:table-cell table:formula="of:=N(AND([.$I344]&lt;=[.AA$1]; [.$I344]&gt;[.Z$1]))" office:value-type="float" office:value="1">
            <text:p>1</text:p>
          </table:table-cell>
          <table:table-cell table:formula="of:=N(AND([.$I344]&lt;=[.AB$1]; [.$I344]&gt;[.AA$1]))" office:value-type="float" office:value="0">
            <text:p>0</text:p>
          </table:table-cell>
          <table:table-cell table:formula="of:=N(AND([.$I344]&lt;=[.AC$1]; [.$I344]&gt;[.AB$1]))" office:value-type="float" office:value="0">
            <text:p>0</text:p>
          </table:table-cell>
          <table:table-cell table:formula="of:=N(AND([.$I344]&lt;=[.AD$1]; [.$I344]&gt;[.AC$1]))" office:value-type="float" office:value="0">
            <text:p>0</text:p>
          </table:table-cell>
          <table:table-cell table:formula="of:=N(AND([.$I344]&lt;=[.AE$1]; [.$I344]&gt;[.AD$1]))" office:value-type="float" office:value="0">
            <text:p>0</text:p>
          </table:table-cell>
          <table:table-cell table:formula="of:=N(AND([.$I344]&lt;=[.AF$1]; [.$I344]&gt;[.AE$1]))" office:value-type="float" office:value="0">
            <text:p>0</text:p>
          </table:table-cell>
          <table:table-cell table:formula="of:=N(AND([.$I344]&lt;=[.AG$1]; [.$I344]&gt;[.AF$1]))" office:value-type="float" office:value="0">
            <text:p>0</text:p>
          </table:table-cell>
          <table:table-cell table:formula="of:=N(AND([.$I344]&lt;=[.AH$1]; [.$I344]&gt;[.AG$1]))" office:value-type="float" office:value="0">
            <text:p>0</text:p>
          </table:table-cell>
          <table:table-cell table:formula="of:=N(AND([.$I344]&lt;=[.AI$1]; [.$I34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SHJVQMVUEYWHTHKJ4NC7NRNVIYHAEEJH</text:p>
          </table:table-cell>
          <table:table-cell office:value-type="string">
            <text:p>2013-03-16T12:47:16Z</text:p>
          </table:table-cell>
          <table:table-cell office:value-type="string">
            <text:p>2013-03-16T12:53:24Z</text:p>
          </table:table-cell>
          <table:table-cell office:value-type="float" office:value="2607">
            <text:p>2607</text:p>
          </table:table-cell>
          <table:table-cell/>
          <table:table-cell office:value-type="float" office:value="368000">
            <text:p>368000</text:p>
          </table:table-cell>
          <table:table-cell office:value-type="float" office:value="551">
            <text:p>551</text:p>
          </table:table-cell>
          <table:table-cell table:formula="of:=N(AND([.$I345]&lt;=[.K$1]; [.$I345]&gt;[.J$1]))" office:value-type="float" office:value="0">
            <text:p>0</text:p>
          </table:table-cell>
          <table:table-cell table:formula="of:=N(AND([.$I345]&lt;=[.L$1]; [.$I345]&gt;[.K$1]))" office:value-type="float" office:value="0">
            <text:p>0</text:p>
          </table:table-cell>
          <table:table-cell table:formula="of:=N(AND([.$I345]&lt;=[.M$1]; [.$I345]&gt;[.L$1]))" office:value-type="float" office:value="0">
            <text:p>0</text:p>
          </table:table-cell>
          <table:table-cell table:formula="of:=N(AND([.$I345]&lt;=[.N$1]; [.$I345]&gt;[.M$1]))" office:value-type="float" office:value="0">
            <text:p>0</text:p>
          </table:table-cell>
          <table:table-cell table:formula="of:=N(AND([.$I345]&lt;=[.O$1]; [.$I345]&gt;[.N$1]))" office:value-type="float" office:value="0">
            <text:p>0</text:p>
          </table:table-cell>
          <table:table-cell table:formula="of:=N(AND([.$I345]&lt;=[.P$1]; [.$I345]&gt;[.O$1]))" office:value-type="float" office:value="0">
            <text:p>0</text:p>
          </table:table-cell>
          <table:table-cell table:formula="of:=N(AND([.$I345]&lt;=[.Q$1]; [.$I345]&gt;[.P$1]))" office:value-type="float" office:value="0">
            <text:p>0</text:p>
          </table:table-cell>
          <table:table-cell table:formula="of:=N(AND([.$I345]&lt;=[.R$1]; [.$I345]&gt;[.Q$1]))" office:value-type="float" office:value="0">
            <text:p>0</text:p>
          </table:table-cell>
          <table:table-cell table:formula="of:=N(AND([.$I345]&lt;=[.S$1]; [.$I345]&gt;[.R$1]))" office:value-type="float" office:value="0">
            <text:p>0</text:p>
          </table:table-cell>
          <table:table-cell table:formula="of:=N(AND([.$I345]&lt;=[.T$1]; [.$I345]&gt;[.S$1]))" office:value-type="float" office:value="0">
            <text:p>0</text:p>
          </table:table-cell>
          <table:table-cell table:formula="of:=N(AND([.$I345]&lt;=[.U$1]; [.$I345]&gt;[.T$1]))" office:value-type="float" office:value="0">
            <text:p>0</text:p>
          </table:table-cell>
          <table:table-cell table:formula="of:=N(AND([.$I345]&lt;=[.V$1]; [.$I345]&gt;[.U$1]))" office:value-type="float" office:value="0">
            <text:p>0</text:p>
          </table:table-cell>
          <table:table-cell table:formula="of:=N(AND([.$I345]&lt;=[.W$1]; [.$I345]&gt;[.V$1]))" office:value-type="float" office:value="1">
            <text:p>1</text:p>
          </table:table-cell>
          <table:table-cell table:formula="of:=N(AND([.$I345]&lt;=[.X$1]; [.$I345]&gt;[.W$1]))" office:value-type="float" office:value="0">
            <text:p>0</text:p>
          </table:table-cell>
          <table:table-cell table:formula="of:=N(AND([.$I345]&lt;=[.Y$1]; [.$I345]&gt;[.X$1]))" office:value-type="float" office:value="0">
            <text:p>0</text:p>
          </table:table-cell>
          <table:table-cell table:formula="of:=N(AND([.$I345]&lt;=[.Z$1]; [.$I345]&gt;[.Y$1]))" office:value-type="float" office:value="0">
            <text:p>0</text:p>
          </table:table-cell>
          <table:table-cell table:formula="of:=N(AND([.$I345]&lt;=[.AA$1]; [.$I345]&gt;[.Z$1]))" office:value-type="float" office:value="0">
            <text:p>0</text:p>
          </table:table-cell>
          <table:table-cell table:formula="of:=N(AND([.$I345]&lt;=[.AB$1]; [.$I345]&gt;[.AA$1]))" office:value-type="float" office:value="0">
            <text:p>0</text:p>
          </table:table-cell>
          <table:table-cell table:formula="of:=N(AND([.$I345]&lt;=[.AC$1]; [.$I345]&gt;[.AB$1]))" office:value-type="float" office:value="0">
            <text:p>0</text:p>
          </table:table-cell>
          <table:table-cell table:formula="of:=N(AND([.$I345]&lt;=[.AD$1]; [.$I345]&gt;[.AC$1]))" office:value-type="float" office:value="0">
            <text:p>0</text:p>
          </table:table-cell>
          <table:table-cell table:formula="of:=N(AND([.$I345]&lt;=[.AE$1]; [.$I345]&gt;[.AD$1]))" office:value-type="float" office:value="0">
            <text:p>0</text:p>
          </table:table-cell>
          <table:table-cell table:formula="of:=N(AND([.$I345]&lt;=[.AF$1]; [.$I345]&gt;[.AE$1]))" office:value-type="float" office:value="0">
            <text:p>0</text:p>
          </table:table-cell>
          <table:table-cell table:formula="of:=N(AND([.$I345]&lt;=[.AG$1]; [.$I345]&gt;[.AF$1]))" office:value-type="float" office:value="0">
            <text:p>0</text:p>
          </table:table-cell>
          <table:table-cell table:formula="of:=N(AND([.$I345]&lt;=[.AH$1]; [.$I345]&gt;[.AG$1]))" office:value-type="float" office:value="0">
            <text:p>0</text:p>
          </table:table-cell>
          <table:table-cell table:formula="of:=N(AND([.$I345]&lt;=[.AI$1]; [.$I34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3:53Z</text:p>
          </table:table-cell>
          <table:table-cell office:value-type="float" office:value="3544">
            <text:p>3544</text:p>
          </table:table-cell>
          <table:table-cell/>
          <table:table-cell office:value-type="float" office:value="314000">
            <text:p>314000</text:p>
          </table:table-cell>
          <table:table-cell office:value-type="float" office:value="821">
            <text:p>821</text:p>
          </table:table-cell>
          <table:table-cell table:formula="of:=N(AND([.$I346]&lt;=[.K$1]; [.$I346]&gt;[.J$1]))" office:value-type="float" office:value="0">
            <text:p>0</text:p>
          </table:table-cell>
          <table:table-cell table:formula="of:=N(AND([.$I346]&lt;=[.L$1]; [.$I346]&gt;[.K$1]))" office:value-type="float" office:value="0">
            <text:p>0</text:p>
          </table:table-cell>
          <table:table-cell table:formula="of:=N(AND([.$I346]&lt;=[.M$1]; [.$I346]&gt;[.L$1]))" office:value-type="float" office:value="0">
            <text:p>0</text:p>
          </table:table-cell>
          <table:table-cell table:formula="of:=N(AND([.$I346]&lt;=[.N$1]; [.$I346]&gt;[.M$1]))" office:value-type="float" office:value="0">
            <text:p>0</text:p>
          </table:table-cell>
          <table:table-cell table:formula="of:=N(AND([.$I346]&lt;=[.O$1]; [.$I346]&gt;[.N$1]))" office:value-type="float" office:value="0">
            <text:p>0</text:p>
          </table:table-cell>
          <table:table-cell table:formula="of:=N(AND([.$I346]&lt;=[.P$1]; [.$I346]&gt;[.O$1]))" office:value-type="float" office:value="0">
            <text:p>0</text:p>
          </table:table-cell>
          <table:table-cell table:formula="of:=N(AND([.$I346]&lt;=[.Q$1]; [.$I346]&gt;[.P$1]))" office:value-type="float" office:value="0">
            <text:p>0</text:p>
          </table:table-cell>
          <table:table-cell table:formula="of:=N(AND([.$I346]&lt;=[.R$1]; [.$I346]&gt;[.Q$1]))" office:value-type="float" office:value="0">
            <text:p>0</text:p>
          </table:table-cell>
          <table:table-cell table:formula="of:=N(AND([.$I346]&lt;=[.S$1]; [.$I346]&gt;[.R$1]))" office:value-type="float" office:value="0">
            <text:p>0</text:p>
          </table:table-cell>
          <table:table-cell table:formula="of:=N(AND([.$I346]&lt;=[.T$1]; [.$I346]&gt;[.S$1]))" office:value-type="float" office:value="0">
            <text:p>0</text:p>
          </table:table-cell>
          <table:table-cell table:formula="of:=N(AND([.$I346]&lt;=[.U$1]; [.$I346]&gt;[.T$1]))" office:value-type="float" office:value="1">
            <text:p>1</text:p>
          </table:table-cell>
          <table:table-cell table:formula="of:=N(AND([.$I346]&lt;=[.V$1]; [.$I346]&gt;[.U$1]))" office:value-type="float" office:value="0">
            <text:p>0</text:p>
          </table:table-cell>
          <table:table-cell table:formula="of:=N(AND([.$I346]&lt;=[.W$1]; [.$I346]&gt;[.V$1]))" office:value-type="float" office:value="0">
            <text:p>0</text:p>
          </table:table-cell>
          <table:table-cell table:formula="of:=N(AND([.$I346]&lt;=[.X$1]; [.$I346]&gt;[.W$1]))" office:value-type="float" office:value="0">
            <text:p>0</text:p>
          </table:table-cell>
          <table:table-cell table:formula="of:=N(AND([.$I346]&lt;=[.Y$1]; [.$I346]&gt;[.X$1]))" office:value-type="float" office:value="0">
            <text:p>0</text:p>
          </table:table-cell>
          <table:table-cell table:formula="of:=N(AND([.$I346]&lt;=[.Z$1]; [.$I346]&gt;[.Y$1]))" office:value-type="float" office:value="0">
            <text:p>0</text:p>
          </table:table-cell>
          <table:table-cell table:formula="of:=N(AND([.$I346]&lt;=[.AA$1]; [.$I346]&gt;[.Z$1]))" office:value-type="float" office:value="0">
            <text:p>0</text:p>
          </table:table-cell>
          <table:table-cell table:formula="of:=N(AND([.$I346]&lt;=[.AB$1]; [.$I346]&gt;[.AA$1]))" office:value-type="float" office:value="0">
            <text:p>0</text:p>
          </table:table-cell>
          <table:table-cell table:formula="of:=N(AND([.$I346]&lt;=[.AC$1]; [.$I346]&gt;[.AB$1]))" office:value-type="float" office:value="0">
            <text:p>0</text:p>
          </table:table-cell>
          <table:table-cell table:formula="of:=N(AND([.$I346]&lt;=[.AD$1]; [.$I346]&gt;[.AC$1]))" office:value-type="float" office:value="0">
            <text:p>0</text:p>
          </table:table-cell>
          <table:table-cell table:formula="of:=N(AND([.$I346]&lt;=[.AE$1]; [.$I346]&gt;[.AD$1]))" office:value-type="float" office:value="0">
            <text:p>0</text:p>
          </table:table-cell>
          <table:table-cell table:formula="of:=N(AND([.$I346]&lt;=[.AF$1]; [.$I346]&gt;[.AE$1]))" office:value-type="float" office:value="0">
            <text:p>0</text:p>
          </table:table-cell>
          <table:table-cell table:formula="of:=N(AND([.$I346]&lt;=[.AG$1]; [.$I346]&gt;[.AF$1]))" office:value-type="float" office:value="0">
            <text:p>0</text:p>
          </table:table-cell>
          <table:table-cell table:formula="of:=N(AND([.$I346]&lt;=[.AH$1]; [.$I346]&gt;[.AG$1]))" office:value-type="float" office:value="0">
            <text:p>0</text:p>
          </table:table-cell>
          <table:table-cell table:formula="of:=N(AND([.$I346]&lt;=[.AI$1]; [.$I34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4:20Z</text:p>
          </table:table-cell>
          <table:table-cell office:value-type="float" office:value="3527">
            <text:p>3527</text:p>
          </table:table-cell>
          <table:table-cell/>
          <table:table-cell office:value-type="float" office:value="316000">
            <text:p>316000</text:p>
          </table:table-cell>
          <table:table-cell office:value-type="float" office:value="821">
            <text:p>821</text:p>
          </table:table-cell>
          <table:table-cell table:formula="of:=N(AND([.$I347]&lt;=[.K$1]; [.$I347]&gt;[.J$1]))" office:value-type="float" office:value="0">
            <text:p>0</text:p>
          </table:table-cell>
          <table:table-cell table:formula="of:=N(AND([.$I347]&lt;=[.L$1]; [.$I347]&gt;[.K$1]))" office:value-type="float" office:value="0">
            <text:p>0</text:p>
          </table:table-cell>
          <table:table-cell table:formula="of:=N(AND([.$I347]&lt;=[.M$1]; [.$I347]&gt;[.L$1]))" office:value-type="float" office:value="0">
            <text:p>0</text:p>
          </table:table-cell>
          <table:table-cell table:formula="of:=N(AND([.$I347]&lt;=[.N$1]; [.$I347]&gt;[.M$1]))" office:value-type="float" office:value="0">
            <text:p>0</text:p>
          </table:table-cell>
          <table:table-cell table:formula="of:=N(AND([.$I347]&lt;=[.O$1]; [.$I347]&gt;[.N$1]))" office:value-type="float" office:value="0">
            <text:p>0</text:p>
          </table:table-cell>
          <table:table-cell table:formula="of:=N(AND([.$I347]&lt;=[.P$1]; [.$I347]&gt;[.O$1]))" office:value-type="float" office:value="0">
            <text:p>0</text:p>
          </table:table-cell>
          <table:table-cell table:formula="of:=N(AND([.$I347]&lt;=[.Q$1]; [.$I347]&gt;[.P$1]))" office:value-type="float" office:value="0">
            <text:p>0</text:p>
          </table:table-cell>
          <table:table-cell table:formula="of:=N(AND([.$I347]&lt;=[.R$1]; [.$I347]&gt;[.Q$1]))" office:value-type="float" office:value="0">
            <text:p>0</text:p>
          </table:table-cell>
          <table:table-cell table:formula="of:=N(AND([.$I347]&lt;=[.S$1]; [.$I347]&gt;[.R$1]))" office:value-type="float" office:value="0">
            <text:p>0</text:p>
          </table:table-cell>
          <table:table-cell table:formula="of:=N(AND([.$I347]&lt;=[.T$1]; [.$I347]&gt;[.S$1]))" office:value-type="float" office:value="0">
            <text:p>0</text:p>
          </table:table-cell>
          <table:table-cell table:formula="of:=N(AND([.$I347]&lt;=[.U$1]; [.$I347]&gt;[.T$1]))" office:value-type="float" office:value="1">
            <text:p>1</text:p>
          </table:table-cell>
          <table:table-cell table:formula="of:=N(AND([.$I347]&lt;=[.V$1]; [.$I347]&gt;[.U$1]))" office:value-type="float" office:value="0">
            <text:p>0</text:p>
          </table:table-cell>
          <table:table-cell table:formula="of:=N(AND([.$I347]&lt;=[.W$1]; [.$I347]&gt;[.V$1]))" office:value-type="float" office:value="0">
            <text:p>0</text:p>
          </table:table-cell>
          <table:table-cell table:formula="of:=N(AND([.$I347]&lt;=[.X$1]; [.$I347]&gt;[.W$1]))" office:value-type="float" office:value="0">
            <text:p>0</text:p>
          </table:table-cell>
          <table:table-cell table:formula="of:=N(AND([.$I347]&lt;=[.Y$1]; [.$I347]&gt;[.X$1]))" office:value-type="float" office:value="0">
            <text:p>0</text:p>
          </table:table-cell>
          <table:table-cell table:formula="of:=N(AND([.$I347]&lt;=[.Z$1]; [.$I347]&gt;[.Y$1]))" office:value-type="float" office:value="0">
            <text:p>0</text:p>
          </table:table-cell>
          <table:table-cell table:formula="of:=N(AND([.$I347]&lt;=[.AA$1]; [.$I347]&gt;[.Z$1]))" office:value-type="float" office:value="0">
            <text:p>0</text:p>
          </table:table-cell>
          <table:table-cell table:formula="of:=N(AND([.$I347]&lt;=[.AB$1]; [.$I347]&gt;[.AA$1]))" office:value-type="float" office:value="0">
            <text:p>0</text:p>
          </table:table-cell>
          <table:table-cell table:formula="of:=N(AND([.$I347]&lt;=[.AC$1]; [.$I347]&gt;[.AB$1]))" office:value-type="float" office:value="0">
            <text:p>0</text:p>
          </table:table-cell>
          <table:table-cell table:formula="of:=N(AND([.$I347]&lt;=[.AD$1]; [.$I347]&gt;[.AC$1]))" office:value-type="float" office:value="0">
            <text:p>0</text:p>
          </table:table-cell>
          <table:table-cell table:formula="of:=N(AND([.$I347]&lt;=[.AE$1]; [.$I347]&gt;[.AD$1]))" office:value-type="float" office:value="0">
            <text:p>0</text:p>
          </table:table-cell>
          <table:table-cell table:formula="of:=N(AND([.$I347]&lt;=[.AF$1]; [.$I347]&gt;[.AE$1]))" office:value-type="float" office:value="0">
            <text:p>0</text:p>
          </table:table-cell>
          <table:table-cell table:formula="of:=N(AND([.$I347]&lt;=[.AG$1]; [.$I347]&gt;[.AF$1]))" office:value-type="float" office:value="0">
            <text:p>0</text:p>
          </table:table-cell>
          <table:table-cell table:formula="of:=N(AND([.$I347]&lt;=[.AH$1]; [.$I347]&gt;[.AG$1]))" office:value-type="float" office:value="0">
            <text:p>0</text:p>
          </table:table-cell>
          <table:table-cell table:formula="of:=N(AND([.$I347]&lt;=[.AI$1]; [.$I34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4:46Z</text:p>
          </table:table-cell>
          <table:table-cell office:value-type="float" office:value="2599">
            <text:p>2599</text:p>
          </table:table-cell>
          <table:table-cell/>
          <table:table-cell office:value-type="float" office:value="237000">
            <text:p>237000</text:p>
          </table:table-cell>
          <table:table-cell office:value-type="float" office:value="821">
            <text:p>821</text:p>
          </table:table-cell>
          <table:table-cell table:formula="of:=N(AND([.$I348]&lt;=[.K$1]; [.$I348]&gt;[.J$1]))" office:value-type="float" office:value="0">
            <text:p>0</text:p>
          </table:table-cell>
          <table:table-cell table:formula="of:=N(AND([.$I348]&lt;=[.L$1]; [.$I348]&gt;[.K$1]))" office:value-type="float" office:value="0">
            <text:p>0</text:p>
          </table:table-cell>
          <table:table-cell table:formula="of:=N(AND([.$I348]&lt;=[.M$1]; [.$I348]&gt;[.L$1]))" office:value-type="float" office:value="0">
            <text:p>0</text:p>
          </table:table-cell>
          <table:table-cell table:formula="of:=N(AND([.$I348]&lt;=[.N$1]; [.$I348]&gt;[.M$1]))" office:value-type="float" office:value="0">
            <text:p>0</text:p>
          </table:table-cell>
          <table:table-cell table:formula="of:=N(AND([.$I348]&lt;=[.O$1]; [.$I348]&gt;[.N$1]))" office:value-type="float" office:value="0">
            <text:p>0</text:p>
          </table:table-cell>
          <table:table-cell table:formula="of:=N(AND([.$I348]&lt;=[.P$1]; [.$I348]&gt;[.O$1]))" office:value-type="float" office:value="0">
            <text:p>0</text:p>
          </table:table-cell>
          <table:table-cell table:formula="of:=N(AND([.$I348]&lt;=[.Q$1]; [.$I348]&gt;[.P$1]))" office:value-type="float" office:value="0">
            <text:p>0</text:p>
          </table:table-cell>
          <table:table-cell table:formula="of:=N(AND([.$I348]&lt;=[.R$1]; [.$I348]&gt;[.Q$1]))" office:value-type="float" office:value="1">
            <text:p>1</text:p>
          </table:table-cell>
          <table:table-cell table:formula="of:=N(AND([.$I348]&lt;=[.S$1]; [.$I348]&gt;[.R$1]))" office:value-type="float" office:value="0">
            <text:p>0</text:p>
          </table:table-cell>
          <table:table-cell table:formula="of:=N(AND([.$I348]&lt;=[.T$1]; [.$I348]&gt;[.S$1]))" office:value-type="float" office:value="0">
            <text:p>0</text:p>
          </table:table-cell>
          <table:table-cell table:formula="of:=N(AND([.$I348]&lt;=[.U$1]; [.$I348]&gt;[.T$1]))" office:value-type="float" office:value="0">
            <text:p>0</text:p>
          </table:table-cell>
          <table:table-cell table:formula="of:=N(AND([.$I348]&lt;=[.V$1]; [.$I348]&gt;[.U$1]))" office:value-type="float" office:value="0">
            <text:p>0</text:p>
          </table:table-cell>
          <table:table-cell table:formula="of:=N(AND([.$I348]&lt;=[.W$1]; [.$I348]&gt;[.V$1]))" office:value-type="float" office:value="0">
            <text:p>0</text:p>
          </table:table-cell>
          <table:table-cell table:formula="of:=N(AND([.$I348]&lt;=[.X$1]; [.$I348]&gt;[.W$1]))" office:value-type="float" office:value="0">
            <text:p>0</text:p>
          </table:table-cell>
          <table:table-cell table:formula="of:=N(AND([.$I348]&lt;=[.Y$1]; [.$I348]&gt;[.X$1]))" office:value-type="float" office:value="0">
            <text:p>0</text:p>
          </table:table-cell>
          <table:table-cell table:formula="of:=N(AND([.$I348]&lt;=[.Z$1]; [.$I348]&gt;[.Y$1]))" office:value-type="float" office:value="0">
            <text:p>0</text:p>
          </table:table-cell>
          <table:table-cell table:formula="of:=N(AND([.$I348]&lt;=[.AA$1]; [.$I348]&gt;[.Z$1]))" office:value-type="float" office:value="0">
            <text:p>0</text:p>
          </table:table-cell>
          <table:table-cell table:formula="of:=N(AND([.$I348]&lt;=[.AB$1]; [.$I348]&gt;[.AA$1]))" office:value-type="float" office:value="0">
            <text:p>0</text:p>
          </table:table-cell>
          <table:table-cell table:formula="of:=N(AND([.$I348]&lt;=[.AC$1]; [.$I348]&gt;[.AB$1]))" office:value-type="float" office:value="0">
            <text:p>0</text:p>
          </table:table-cell>
          <table:table-cell table:formula="of:=N(AND([.$I348]&lt;=[.AD$1]; [.$I348]&gt;[.AC$1]))" office:value-type="float" office:value="0">
            <text:p>0</text:p>
          </table:table-cell>
          <table:table-cell table:formula="of:=N(AND([.$I348]&lt;=[.AE$1]; [.$I348]&gt;[.AD$1]))" office:value-type="float" office:value="0">
            <text:p>0</text:p>
          </table:table-cell>
          <table:table-cell table:formula="of:=N(AND([.$I348]&lt;=[.AF$1]; [.$I348]&gt;[.AE$1]))" office:value-type="float" office:value="0">
            <text:p>0</text:p>
          </table:table-cell>
          <table:table-cell table:formula="of:=N(AND([.$I348]&lt;=[.AG$1]; [.$I348]&gt;[.AF$1]))" office:value-type="float" office:value="0">
            <text:p>0</text:p>
          </table:table-cell>
          <table:table-cell table:formula="of:=N(AND([.$I348]&lt;=[.AH$1]; [.$I348]&gt;[.AG$1]))" office:value-type="float" office:value="0">
            <text:p>0</text:p>
          </table:table-cell>
          <table:table-cell table:formula="of:=N(AND([.$I348]&lt;=[.AI$1]; [.$I34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5:14Z</text:p>
          </table:table-cell>
          <table:table-cell office:value-type="float" office:value="3582">
            <text:p>3582</text:p>
          </table:table-cell>
          <table:table-cell/>
          <table:table-cell office:value-type="float" office:value="472000">
            <text:p>472000</text:p>
          </table:table-cell>
          <table:table-cell office:value-type="float" office:value="551">
            <text:p>551</text:p>
          </table:table-cell>
          <table:table-cell table:formula="of:=N(AND([.$I349]&lt;=[.K$1]; [.$I349]&gt;[.J$1]))" office:value-type="float" office:value="0">
            <text:p>0</text:p>
          </table:table-cell>
          <table:table-cell table:formula="of:=N(AND([.$I349]&lt;=[.L$1]; [.$I349]&gt;[.K$1]))" office:value-type="float" office:value="0">
            <text:p>0</text:p>
          </table:table-cell>
          <table:table-cell table:formula="of:=N(AND([.$I349]&lt;=[.M$1]; [.$I349]&gt;[.L$1]))" office:value-type="float" office:value="0">
            <text:p>0</text:p>
          </table:table-cell>
          <table:table-cell table:formula="of:=N(AND([.$I349]&lt;=[.N$1]; [.$I349]&gt;[.M$1]))" office:value-type="float" office:value="0">
            <text:p>0</text:p>
          </table:table-cell>
          <table:table-cell table:formula="of:=N(AND([.$I349]&lt;=[.O$1]; [.$I349]&gt;[.N$1]))" office:value-type="float" office:value="0">
            <text:p>0</text:p>
          </table:table-cell>
          <table:table-cell table:formula="of:=N(AND([.$I349]&lt;=[.P$1]; [.$I349]&gt;[.O$1]))" office:value-type="float" office:value="0">
            <text:p>0</text:p>
          </table:table-cell>
          <table:table-cell table:formula="of:=N(AND([.$I349]&lt;=[.Q$1]; [.$I349]&gt;[.P$1]))" office:value-type="float" office:value="0">
            <text:p>0</text:p>
          </table:table-cell>
          <table:table-cell table:formula="of:=N(AND([.$I349]&lt;=[.R$1]; [.$I349]&gt;[.Q$1]))" office:value-type="float" office:value="0">
            <text:p>0</text:p>
          </table:table-cell>
          <table:table-cell table:formula="of:=N(AND([.$I349]&lt;=[.S$1]; [.$I349]&gt;[.R$1]))" office:value-type="float" office:value="0">
            <text:p>0</text:p>
          </table:table-cell>
          <table:table-cell table:formula="of:=N(AND([.$I349]&lt;=[.T$1]; [.$I349]&gt;[.S$1]))" office:value-type="float" office:value="0">
            <text:p>0</text:p>
          </table:table-cell>
          <table:table-cell table:formula="of:=N(AND([.$I349]&lt;=[.U$1]; [.$I349]&gt;[.T$1]))" office:value-type="float" office:value="0">
            <text:p>0</text:p>
          </table:table-cell>
          <table:table-cell table:formula="of:=N(AND([.$I349]&lt;=[.V$1]; [.$I349]&gt;[.U$1]))" office:value-type="float" office:value="0">
            <text:p>0</text:p>
          </table:table-cell>
          <table:table-cell table:formula="of:=N(AND([.$I349]&lt;=[.W$1]; [.$I349]&gt;[.V$1]))" office:value-type="float" office:value="0">
            <text:p>0</text:p>
          </table:table-cell>
          <table:table-cell table:formula="of:=N(AND([.$I349]&lt;=[.X$1]; [.$I349]&gt;[.W$1]))" office:value-type="float" office:value="0">
            <text:p>0</text:p>
          </table:table-cell>
          <table:table-cell table:formula="of:=N(AND([.$I349]&lt;=[.Y$1]; [.$I349]&gt;[.X$1]))" office:value-type="float" office:value="0">
            <text:p>0</text:p>
          </table:table-cell>
          <table:table-cell table:formula="of:=N(AND([.$I349]&lt;=[.Z$1]; [.$I349]&gt;[.Y$1]))" office:value-type="float" office:value="1">
            <text:p>1</text:p>
          </table:table-cell>
          <table:table-cell table:formula="of:=N(AND([.$I349]&lt;=[.AA$1]; [.$I349]&gt;[.Z$1]))" office:value-type="float" office:value="0">
            <text:p>0</text:p>
          </table:table-cell>
          <table:table-cell table:formula="of:=N(AND([.$I349]&lt;=[.AB$1]; [.$I349]&gt;[.AA$1]))" office:value-type="float" office:value="0">
            <text:p>0</text:p>
          </table:table-cell>
          <table:table-cell table:formula="of:=N(AND([.$I349]&lt;=[.AC$1]; [.$I349]&gt;[.AB$1]))" office:value-type="float" office:value="0">
            <text:p>0</text:p>
          </table:table-cell>
          <table:table-cell table:formula="of:=N(AND([.$I349]&lt;=[.AD$1]; [.$I349]&gt;[.AC$1]))" office:value-type="float" office:value="0">
            <text:p>0</text:p>
          </table:table-cell>
          <table:table-cell table:formula="of:=N(AND([.$I349]&lt;=[.AE$1]; [.$I349]&gt;[.AD$1]))" office:value-type="float" office:value="0">
            <text:p>0</text:p>
          </table:table-cell>
          <table:table-cell table:formula="of:=N(AND([.$I349]&lt;=[.AF$1]; [.$I349]&gt;[.AE$1]))" office:value-type="float" office:value="0">
            <text:p>0</text:p>
          </table:table-cell>
          <table:table-cell table:formula="of:=N(AND([.$I349]&lt;=[.AG$1]; [.$I349]&gt;[.AF$1]))" office:value-type="float" office:value="0">
            <text:p>0</text:p>
          </table:table-cell>
          <table:table-cell table:formula="of:=N(AND([.$I349]&lt;=[.AH$1]; [.$I349]&gt;[.AG$1]))" office:value-type="float" office:value="0">
            <text:p>0</text:p>
          </table:table-cell>
          <table:table-cell table:formula="of:=N(AND([.$I349]&lt;=[.AI$1]; [.$I34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6:08Z</text:p>
          </table:table-cell>
          <table:table-cell office:value-type="float" office:value="2658">
            <text:p>2658</text:p>
          </table:table-cell>
          <table:table-cell/>
          <table:table-cell office:value-type="float" office:value="265000">
            <text:p>265000</text:p>
          </table:table-cell>
          <table:table-cell office:value-type="float" office:value="821">
            <text:p>821</text:p>
          </table:table-cell>
          <table:table-cell table:formula="of:=N(AND([.$I350]&lt;=[.K$1]; [.$I350]&gt;[.J$1]))" office:value-type="float" office:value="0">
            <text:p>0</text:p>
          </table:table-cell>
          <table:table-cell table:formula="of:=N(AND([.$I350]&lt;=[.L$1]; [.$I350]&gt;[.K$1]))" office:value-type="float" office:value="0">
            <text:p>0</text:p>
          </table:table-cell>
          <table:table-cell table:formula="of:=N(AND([.$I350]&lt;=[.M$1]; [.$I350]&gt;[.L$1]))" office:value-type="float" office:value="0">
            <text:p>0</text:p>
          </table:table-cell>
          <table:table-cell table:formula="of:=N(AND([.$I350]&lt;=[.N$1]; [.$I350]&gt;[.M$1]))" office:value-type="float" office:value="0">
            <text:p>0</text:p>
          </table:table-cell>
          <table:table-cell table:formula="of:=N(AND([.$I350]&lt;=[.O$1]; [.$I350]&gt;[.N$1]))" office:value-type="float" office:value="0">
            <text:p>0</text:p>
          </table:table-cell>
          <table:table-cell table:formula="of:=N(AND([.$I350]&lt;=[.P$1]; [.$I350]&gt;[.O$1]))" office:value-type="float" office:value="0">
            <text:p>0</text:p>
          </table:table-cell>
          <table:table-cell table:formula="of:=N(AND([.$I350]&lt;=[.Q$1]; [.$I350]&gt;[.P$1]))" office:value-type="float" office:value="0">
            <text:p>0</text:p>
          </table:table-cell>
          <table:table-cell table:formula="of:=N(AND([.$I350]&lt;=[.R$1]; [.$I350]&gt;[.Q$1]))" office:value-type="float" office:value="0">
            <text:p>0</text:p>
          </table:table-cell>
          <table:table-cell table:formula="of:=N(AND([.$I350]&lt;=[.S$1]; [.$I350]&gt;[.R$1]))" office:value-type="float" office:value="1">
            <text:p>1</text:p>
          </table:table-cell>
          <table:table-cell table:formula="of:=N(AND([.$I350]&lt;=[.T$1]; [.$I350]&gt;[.S$1]))" office:value-type="float" office:value="0">
            <text:p>0</text:p>
          </table:table-cell>
          <table:table-cell table:formula="of:=N(AND([.$I350]&lt;=[.U$1]; [.$I350]&gt;[.T$1]))" office:value-type="float" office:value="0">
            <text:p>0</text:p>
          </table:table-cell>
          <table:table-cell table:formula="of:=N(AND([.$I350]&lt;=[.V$1]; [.$I350]&gt;[.U$1]))" office:value-type="float" office:value="0">
            <text:p>0</text:p>
          </table:table-cell>
          <table:table-cell table:formula="of:=N(AND([.$I350]&lt;=[.W$1]; [.$I350]&gt;[.V$1]))" office:value-type="float" office:value="0">
            <text:p>0</text:p>
          </table:table-cell>
          <table:table-cell table:formula="of:=N(AND([.$I350]&lt;=[.X$1]; [.$I350]&gt;[.W$1]))" office:value-type="float" office:value="0">
            <text:p>0</text:p>
          </table:table-cell>
          <table:table-cell table:formula="of:=N(AND([.$I350]&lt;=[.Y$1]; [.$I350]&gt;[.X$1]))" office:value-type="float" office:value="0">
            <text:p>0</text:p>
          </table:table-cell>
          <table:table-cell table:formula="of:=N(AND([.$I350]&lt;=[.Z$1]; [.$I350]&gt;[.Y$1]))" office:value-type="float" office:value="0">
            <text:p>0</text:p>
          </table:table-cell>
          <table:table-cell table:formula="of:=N(AND([.$I350]&lt;=[.AA$1]; [.$I350]&gt;[.Z$1]))" office:value-type="float" office:value="0">
            <text:p>0</text:p>
          </table:table-cell>
          <table:table-cell table:formula="of:=N(AND([.$I350]&lt;=[.AB$1]; [.$I350]&gt;[.AA$1]))" office:value-type="float" office:value="0">
            <text:p>0</text:p>
          </table:table-cell>
          <table:table-cell table:formula="of:=N(AND([.$I350]&lt;=[.AC$1]; [.$I350]&gt;[.AB$1]))" office:value-type="float" office:value="0">
            <text:p>0</text:p>
          </table:table-cell>
          <table:table-cell table:formula="of:=N(AND([.$I350]&lt;=[.AD$1]; [.$I350]&gt;[.AC$1]))" office:value-type="float" office:value="0">
            <text:p>0</text:p>
          </table:table-cell>
          <table:table-cell table:formula="of:=N(AND([.$I350]&lt;=[.AE$1]; [.$I350]&gt;[.AD$1]))" office:value-type="float" office:value="0">
            <text:p>0</text:p>
          </table:table-cell>
          <table:table-cell table:formula="of:=N(AND([.$I350]&lt;=[.AF$1]; [.$I350]&gt;[.AE$1]))" office:value-type="float" office:value="0">
            <text:p>0</text:p>
          </table:table-cell>
          <table:table-cell table:formula="of:=N(AND([.$I350]&lt;=[.AG$1]; [.$I350]&gt;[.AF$1]))" office:value-type="float" office:value="0">
            <text:p>0</text:p>
          </table:table-cell>
          <table:table-cell table:formula="of:=N(AND([.$I350]&lt;=[.AH$1]; [.$I350]&gt;[.AG$1]))" office:value-type="float" office:value="0">
            <text:p>0</text:p>
          </table:table-cell>
          <table:table-cell table:formula="of:=N(AND([.$I350]&lt;=[.AI$1]; [.$I35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6:36Z</text:p>
          </table:table-cell>
          <table:table-cell office:value-type="float" office:value="3301">
            <text:p>3301</text:p>
          </table:table-cell>
          <table:table-cell/>
          <table:table-cell office:value-type="float" office:value="446000">
            <text:p>446000</text:p>
          </table:table-cell>
          <table:table-cell office:value-type="float" office:value="821">
            <text:p>821</text:p>
          </table:table-cell>
          <table:table-cell table:formula="of:=N(AND([.$I351]&lt;=[.K$1]; [.$I351]&gt;[.J$1]))" office:value-type="float" office:value="0">
            <text:p>0</text:p>
          </table:table-cell>
          <table:table-cell table:formula="of:=N(AND([.$I351]&lt;=[.L$1]; [.$I351]&gt;[.K$1]))" office:value-type="float" office:value="0">
            <text:p>0</text:p>
          </table:table-cell>
          <table:table-cell table:formula="of:=N(AND([.$I351]&lt;=[.M$1]; [.$I351]&gt;[.L$1]))" office:value-type="float" office:value="0">
            <text:p>0</text:p>
          </table:table-cell>
          <table:table-cell table:formula="of:=N(AND([.$I351]&lt;=[.N$1]; [.$I351]&gt;[.M$1]))" office:value-type="float" office:value="0">
            <text:p>0</text:p>
          </table:table-cell>
          <table:table-cell table:formula="of:=N(AND([.$I351]&lt;=[.O$1]; [.$I351]&gt;[.N$1]))" office:value-type="float" office:value="0">
            <text:p>0</text:p>
          </table:table-cell>
          <table:table-cell table:formula="of:=N(AND([.$I351]&lt;=[.P$1]; [.$I351]&gt;[.O$1]))" office:value-type="float" office:value="0">
            <text:p>0</text:p>
          </table:table-cell>
          <table:table-cell table:formula="of:=N(AND([.$I351]&lt;=[.Q$1]; [.$I351]&gt;[.P$1]))" office:value-type="float" office:value="0">
            <text:p>0</text:p>
          </table:table-cell>
          <table:table-cell table:formula="of:=N(AND([.$I351]&lt;=[.R$1]; [.$I351]&gt;[.Q$1]))" office:value-type="float" office:value="0">
            <text:p>0</text:p>
          </table:table-cell>
          <table:table-cell table:formula="of:=N(AND([.$I351]&lt;=[.S$1]; [.$I351]&gt;[.R$1]))" office:value-type="float" office:value="0">
            <text:p>0</text:p>
          </table:table-cell>
          <table:table-cell table:formula="of:=N(AND([.$I351]&lt;=[.T$1]; [.$I351]&gt;[.S$1]))" office:value-type="float" office:value="0">
            <text:p>0</text:p>
          </table:table-cell>
          <table:table-cell table:formula="of:=N(AND([.$I351]&lt;=[.U$1]; [.$I351]&gt;[.T$1]))" office:value-type="float" office:value="0">
            <text:p>0</text:p>
          </table:table-cell>
          <table:table-cell table:formula="of:=N(AND([.$I351]&lt;=[.V$1]; [.$I351]&gt;[.U$1]))" office:value-type="float" office:value="0">
            <text:p>0</text:p>
          </table:table-cell>
          <table:table-cell table:formula="of:=N(AND([.$I351]&lt;=[.W$1]; [.$I351]&gt;[.V$1]))" office:value-type="float" office:value="0">
            <text:p>0</text:p>
          </table:table-cell>
          <table:table-cell table:formula="of:=N(AND([.$I351]&lt;=[.X$1]; [.$I351]&gt;[.W$1]))" office:value-type="float" office:value="0">
            <text:p>0</text:p>
          </table:table-cell>
          <table:table-cell table:formula="of:=N(AND([.$I351]&lt;=[.Y$1]; [.$I351]&gt;[.X$1]))" office:value-type="float" office:value="1">
            <text:p>1</text:p>
          </table:table-cell>
          <table:table-cell table:formula="of:=N(AND([.$I351]&lt;=[.Z$1]; [.$I351]&gt;[.Y$1]))" office:value-type="float" office:value="0">
            <text:p>0</text:p>
          </table:table-cell>
          <table:table-cell table:formula="of:=N(AND([.$I351]&lt;=[.AA$1]; [.$I351]&gt;[.Z$1]))" office:value-type="float" office:value="0">
            <text:p>0</text:p>
          </table:table-cell>
          <table:table-cell table:formula="of:=N(AND([.$I351]&lt;=[.AB$1]; [.$I351]&gt;[.AA$1]))" office:value-type="float" office:value="0">
            <text:p>0</text:p>
          </table:table-cell>
          <table:table-cell table:formula="of:=N(AND([.$I351]&lt;=[.AC$1]; [.$I351]&gt;[.AB$1]))" office:value-type="float" office:value="0">
            <text:p>0</text:p>
          </table:table-cell>
          <table:table-cell table:formula="of:=N(AND([.$I351]&lt;=[.AD$1]; [.$I351]&gt;[.AC$1]))" office:value-type="float" office:value="0">
            <text:p>0</text:p>
          </table:table-cell>
          <table:table-cell table:formula="of:=N(AND([.$I351]&lt;=[.AE$1]; [.$I351]&gt;[.AD$1]))" office:value-type="float" office:value="0">
            <text:p>0</text:p>
          </table:table-cell>
          <table:table-cell table:formula="of:=N(AND([.$I351]&lt;=[.AF$1]; [.$I351]&gt;[.AE$1]))" office:value-type="float" office:value="0">
            <text:p>0</text:p>
          </table:table-cell>
          <table:table-cell table:formula="of:=N(AND([.$I351]&lt;=[.AG$1]; [.$I351]&gt;[.AF$1]))" office:value-type="float" office:value="0">
            <text:p>0</text:p>
          </table:table-cell>
          <table:table-cell table:formula="of:=N(AND([.$I351]&lt;=[.AH$1]; [.$I351]&gt;[.AG$1]))" office:value-type="float" office:value="0">
            <text:p>0</text:p>
          </table:table-cell>
          <table:table-cell table:formula="of:=N(AND([.$I351]&lt;=[.AI$1]; [.$I35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7:18Z</text:p>
          </table:table-cell>
          <table:table-cell office:value-type="float" office:value="17594">
            <text:p>17594</text:p>
          </table:table-cell>
          <table:table-cell/>
          <table:table-cell office:value-type="float" office:value="499000">
            <text:p>499000</text:p>
          </table:table-cell>
          <table:table-cell office:value-type="float" office:value="821">
            <text:p>821</text:p>
          </table:table-cell>
          <table:table-cell table:formula="of:=N(AND([.$I352]&lt;=[.K$1]; [.$I352]&gt;[.J$1]))" office:value-type="float" office:value="0">
            <text:p>0</text:p>
          </table:table-cell>
          <table:table-cell table:formula="of:=N(AND([.$I352]&lt;=[.L$1]; [.$I352]&gt;[.K$1]))" office:value-type="float" office:value="0">
            <text:p>0</text:p>
          </table:table-cell>
          <table:table-cell table:formula="of:=N(AND([.$I352]&lt;=[.M$1]; [.$I352]&gt;[.L$1]))" office:value-type="float" office:value="0">
            <text:p>0</text:p>
          </table:table-cell>
          <table:table-cell table:formula="of:=N(AND([.$I352]&lt;=[.N$1]; [.$I352]&gt;[.M$1]))" office:value-type="float" office:value="0">
            <text:p>0</text:p>
          </table:table-cell>
          <table:table-cell table:formula="of:=N(AND([.$I352]&lt;=[.O$1]; [.$I352]&gt;[.N$1]))" office:value-type="float" office:value="0">
            <text:p>0</text:p>
          </table:table-cell>
          <table:table-cell table:formula="of:=N(AND([.$I352]&lt;=[.P$1]; [.$I352]&gt;[.O$1]))" office:value-type="float" office:value="0">
            <text:p>0</text:p>
          </table:table-cell>
          <table:table-cell table:formula="of:=N(AND([.$I352]&lt;=[.Q$1]; [.$I352]&gt;[.P$1]))" office:value-type="float" office:value="0">
            <text:p>0</text:p>
          </table:table-cell>
          <table:table-cell table:formula="of:=N(AND([.$I352]&lt;=[.R$1]; [.$I352]&gt;[.Q$1]))" office:value-type="float" office:value="0">
            <text:p>0</text:p>
          </table:table-cell>
          <table:table-cell table:formula="of:=N(AND([.$I352]&lt;=[.S$1]; [.$I352]&gt;[.R$1]))" office:value-type="float" office:value="0">
            <text:p>0</text:p>
          </table:table-cell>
          <table:table-cell table:formula="of:=N(AND([.$I352]&lt;=[.T$1]; [.$I352]&gt;[.S$1]))" office:value-type="float" office:value="0">
            <text:p>0</text:p>
          </table:table-cell>
          <table:table-cell table:formula="of:=N(AND([.$I352]&lt;=[.U$1]; [.$I352]&gt;[.T$1]))" office:value-type="float" office:value="0">
            <text:p>0</text:p>
          </table:table-cell>
          <table:table-cell table:formula="of:=N(AND([.$I352]&lt;=[.V$1]; [.$I352]&gt;[.U$1]))" office:value-type="float" office:value="0">
            <text:p>0</text:p>
          </table:table-cell>
          <table:table-cell table:formula="of:=N(AND([.$I352]&lt;=[.W$1]; [.$I352]&gt;[.V$1]))" office:value-type="float" office:value="0">
            <text:p>0</text:p>
          </table:table-cell>
          <table:table-cell table:formula="of:=N(AND([.$I352]&lt;=[.X$1]; [.$I352]&gt;[.W$1]))" office:value-type="float" office:value="0">
            <text:p>0</text:p>
          </table:table-cell>
          <table:table-cell table:formula="of:=N(AND([.$I352]&lt;=[.Y$1]; [.$I352]&gt;[.X$1]))" office:value-type="float" office:value="0">
            <text:p>0</text:p>
          </table:table-cell>
          <table:table-cell table:formula="of:=N(AND([.$I352]&lt;=[.Z$1]; [.$I352]&gt;[.Y$1]))" office:value-type="float" office:value="0">
            <text:p>0</text:p>
          </table:table-cell>
          <table:table-cell table:formula="of:=N(AND([.$I352]&lt;=[.AA$1]; [.$I352]&gt;[.Z$1]))" office:value-type="float" office:value="1">
            <text:p>1</text:p>
          </table:table-cell>
          <table:table-cell table:formula="of:=N(AND([.$I352]&lt;=[.AB$1]; [.$I352]&gt;[.AA$1]))" office:value-type="float" office:value="0">
            <text:p>0</text:p>
          </table:table-cell>
          <table:table-cell table:formula="of:=N(AND([.$I352]&lt;=[.AC$1]; [.$I352]&gt;[.AB$1]))" office:value-type="float" office:value="0">
            <text:p>0</text:p>
          </table:table-cell>
          <table:table-cell table:formula="of:=N(AND([.$I352]&lt;=[.AD$1]; [.$I352]&gt;[.AC$1]))" office:value-type="float" office:value="0">
            <text:p>0</text:p>
          </table:table-cell>
          <table:table-cell table:formula="of:=N(AND([.$I352]&lt;=[.AE$1]; [.$I352]&gt;[.AD$1]))" office:value-type="float" office:value="0">
            <text:p>0</text:p>
          </table:table-cell>
          <table:table-cell table:formula="of:=N(AND([.$I352]&lt;=[.AF$1]; [.$I352]&gt;[.AE$1]))" office:value-type="float" office:value="0">
            <text:p>0</text:p>
          </table:table-cell>
          <table:table-cell table:formula="of:=N(AND([.$I352]&lt;=[.AG$1]; [.$I352]&gt;[.AF$1]))" office:value-type="float" office:value="0">
            <text:p>0</text:p>
          </table:table-cell>
          <table:table-cell table:formula="of:=N(AND([.$I352]&lt;=[.AH$1]; [.$I352]&gt;[.AG$1]))" office:value-type="float" office:value="0">
            <text:p>0</text:p>
          </table:table-cell>
          <table:table-cell table:formula="of:=N(AND([.$I352]&lt;=[.AI$1]; [.$I35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F3SODVX4GVPA22MFJU4A77RYK3SUO6ZT</text:p>
          </table:table-cell>
          <table:table-cell office:value-type="string">
            <text:p>2013-03-16T12:52:17Z</text:p>
          </table:table-cell>
          <table:table-cell office:value-type="string">
            <text:p>2013-03-16T12:58:25Z</text:p>
          </table:table-cell>
          <table:table-cell office:value-type="float" office:value="2780">
            <text:p>2780</text:p>
          </table:table-cell>
          <table:table-cell/>
          <table:table-cell office:value-type="float" office:value="368000">
            <text:p>368000</text:p>
          </table:table-cell>
          <table:table-cell office:value-type="float" office:value="821">
            <text:p>821</text:p>
          </table:table-cell>
          <table:table-cell table:formula="of:=N(AND([.$I353]&lt;=[.K$1]; [.$I353]&gt;[.J$1]))" office:value-type="float" office:value="0">
            <text:p>0</text:p>
          </table:table-cell>
          <table:table-cell table:formula="of:=N(AND([.$I353]&lt;=[.L$1]; [.$I353]&gt;[.K$1]))" office:value-type="float" office:value="0">
            <text:p>0</text:p>
          </table:table-cell>
          <table:table-cell table:formula="of:=N(AND([.$I353]&lt;=[.M$1]; [.$I353]&gt;[.L$1]))" office:value-type="float" office:value="0">
            <text:p>0</text:p>
          </table:table-cell>
          <table:table-cell table:formula="of:=N(AND([.$I353]&lt;=[.N$1]; [.$I353]&gt;[.M$1]))" office:value-type="float" office:value="0">
            <text:p>0</text:p>
          </table:table-cell>
          <table:table-cell table:formula="of:=N(AND([.$I353]&lt;=[.O$1]; [.$I353]&gt;[.N$1]))" office:value-type="float" office:value="0">
            <text:p>0</text:p>
          </table:table-cell>
          <table:table-cell table:formula="of:=N(AND([.$I353]&lt;=[.P$1]; [.$I353]&gt;[.O$1]))" office:value-type="float" office:value="0">
            <text:p>0</text:p>
          </table:table-cell>
          <table:table-cell table:formula="of:=N(AND([.$I353]&lt;=[.Q$1]; [.$I353]&gt;[.P$1]))" office:value-type="float" office:value="0">
            <text:p>0</text:p>
          </table:table-cell>
          <table:table-cell table:formula="of:=N(AND([.$I353]&lt;=[.R$1]; [.$I353]&gt;[.Q$1]))" office:value-type="float" office:value="0">
            <text:p>0</text:p>
          </table:table-cell>
          <table:table-cell table:formula="of:=N(AND([.$I353]&lt;=[.S$1]; [.$I353]&gt;[.R$1]))" office:value-type="float" office:value="0">
            <text:p>0</text:p>
          </table:table-cell>
          <table:table-cell table:formula="of:=N(AND([.$I353]&lt;=[.T$1]; [.$I353]&gt;[.S$1]))" office:value-type="float" office:value="0">
            <text:p>0</text:p>
          </table:table-cell>
          <table:table-cell table:formula="of:=N(AND([.$I353]&lt;=[.U$1]; [.$I353]&gt;[.T$1]))" office:value-type="float" office:value="0">
            <text:p>0</text:p>
          </table:table-cell>
          <table:table-cell table:formula="of:=N(AND([.$I353]&lt;=[.V$1]; [.$I353]&gt;[.U$1]))" office:value-type="float" office:value="0">
            <text:p>0</text:p>
          </table:table-cell>
          <table:table-cell table:formula="of:=N(AND([.$I353]&lt;=[.W$1]; [.$I353]&gt;[.V$1]))" office:value-type="float" office:value="1">
            <text:p>1</text:p>
          </table:table-cell>
          <table:table-cell table:formula="of:=N(AND([.$I353]&lt;=[.X$1]; [.$I353]&gt;[.W$1]))" office:value-type="float" office:value="0">
            <text:p>0</text:p>
          </table:table-cell>
          <table:table-cell table:formula="of:=N(AND([.$I353]&lt;=[.Y$1]; [.$I353]&gt;[.X$1]))" office:value-type="float" office:value="0">
            <text:p>0</text:p>
          </table:table-cell>
          <table:table-cell table:formula="of:=N(AND([.$I353]&lt;=[.Z$1]; [.$I353]&gt;[.Y$1]))" office:value-type="float" office:value="0">
            <text:p>0</text:p>
          </table:table-cell>
          <table:table-cell table:formula="of:=N(AND([.$I353]&lt;=[.AA$1]; [.$I353]&gt;[.Z$1]))" office:value-type="float" office:value="0">
            <text:p>0</text:p>
          </table:table-cell>
          <table:table-cell table:formula="of:=N(AND([.$I353]&lt;=[.AB$1]; [.$I353]&gt;[.AA$1]))" office:value-type="float" office:value="0">
            <text:p>0</text:p>
          </table:table-cell>
          <table:table-cell table:formula="of:=N(AND([.$I353]&lt;=[.AC$1]; [.$I353]&gt;[.AB$1]))" office:value-type="float" office:value="0">
            <text:p>0</text:p>
          </table:table-cell>
          <table:table-cell table:formula="of:=N(AND([.$I353]&lt;=[.AD$1]; [.$I353]&gt;[.AC$1]))" office:value-type="float" office:value="0">
            <text:p>0</text:p>
          </table:table-cell>
          <table:table-cell table:formula="of:=N(AND([.$I353]&lt;=[.AE$1]; [.$I353]&gt;[.AD$1]))" office:value-type="float" office:value="0">
            <text:p>0</text:p>
          </table:table-cell>
          <table:table-cell table:formula="of:=N(AND([.$I353]&lt;=[.AF$1]; [.$I353]&gt;[.AE$1]))" office:value-type="float" office:value="0">
            <text:p>0</text:p>
          </table:table-cell>
          <table:table-cell table:formula="of:=N(AND([.$I353]&lt;=[.AG$1]; [.$I353]&gt;[.AF$1]))" office:value-type="float" office:value="0">
            <text:p>0</text:p>
          </table:table-cell>
          <table:table-cell table:formula="of:=N(AND([.$I353]&lt;=[.AH$1]; [.$I353]&gt;[.AG$1]))" office:value-type="float" office:value="0">
            <text:p>0</text:p>
          </table:table-cell>
          <table:table-cell table:formula="of:=N(AND([.$I353]&lt;=[.AI$1]; [.$I35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8:53Z</text:p>
          </table:table-cell>
          <table:table-cell office:value-type="float" office:value="3849">
            <text:p>3849</text:p>
          </table:table-cell>
          <table:table-cell/>
          <table:table-cell office:value-type="float" office:value="314000">
            <text:p>314000</text:p>
          </table:table-cell>
          <table:table-cell office:value-type="float" office:value="1091">
            <text:p>1091</text:p>
          </table:table-cell>
          <table:table-cell table:formula="of:=N(AND([.$I354]&lt;=[.K$1]; [.$I354]&gt;[.J$1]))" office:value-type="float" office:value="0">
            <text:p>0</text:p>
          </table:table-cell>
          <table:table-cell table:formula="of:=N(AND([.$I354]&lt;=[.L$1]; [.$I354]&gt;[.K$1]))" office:value-type="float" office:value="0">
            <text:p>0</text:p>
          </table:table-cell>
          <table:table-cell table:formula="of:=N(AND([.$I354]&lt;=[.M$1]; [.$I354]&gt;[.L$1]))" office:value-type="float" office:value="0">
            <text:p>0</text:p>
          </table:table-cell>
          <table:table-cell table:formula="of:=N(AND([.$I354]&lt;=[.N$1]; [.$I354]&gt;[.M$1]))" office:value-type="float" office:value="0">
            <text:p>0</text:p>
          </table:table-cell>
          <table:table-cell table:formula="of:=N(AND([.$I354]&lt;=[.O$1]; [.$I354]&gt;[.N$1]))" office:value-type="float" office:value="0">
            <text:p>0</text:p>
          </table:table-cell>
          <table:table-cell table:formula="of:=N(AND([.$I354]&lt;=[.P$1]; [.$I354]&gt;[.O$1]))" office:value-type="float" office:value="0">
            <text:p>0</text:p>
          </table:table-cell>
          <table:table-cell table:formula="of:=N(AND([.$I354]&lt;=[.Q$1]; [.$I354]&gt;[.P$1]))" office:value-type="float" office:value="0">
            <text:p>0</text:p>
          </table:table-cell>
          <table:table-cell table:formula="of:=N(AND([.$I354]&lt;=[.R$1]; [.$I354]&gt;[.Q$1]))" office:value-type="float" office:value="0">
            <text:p>0</text:p>
          </table:table-cell>
          <table:table-cell table:formula="of:=N(AND([.$I354]&lt;=[.S$1]; [.$I354]&gt;[.R$1]))" office:value-type="float" office:value="0">
            <text:p>0</text:p>
          </table:table-cell>
          <table:table-cell table:formula="of:=N(AND([.$I354]&lt;=[.T$1]; [.$I354]&gt;[.S$1]))" office:value-type="float" office:value="0">
            <text:p>0</text:p>
          </table:table-cell>
          <table:table-cell table:formula="of:=N(AND([.$I354]&lt;=[.U$1]; [.$I354]&gt;[.T$1]))" office:value-type="float" office:value="1">
            <text:p>1</text:p>
          </table:table-cell>
          <table:table-cell table:formula="of:=N(AND([.$I354]&lt;=[.V$1]; [.$I354]&gt;[.U$1]))" office:value-type="float" office:value="0">
            <text:p>0</text:p>
          </table:table-cell>
          <table:table-cell table:formula="of:=N(AND([.$I354]&lt;=[.W$1]; [.$I354]&gt;[.V$1]))" office:value-type="float" office:value="0">
            <text:p>0</text:p>
          </table:table-cell>
          <table:table-cell table:formula="of:=N(AND([.$I354]&lt;=[.X$1]; [.$I354]&gt;[.W$1]))" office:value-type="float" office:value="0">
            <text:p>0</text:p>
          </table:table-cell>
          <table:table-cell table:formula="of:=N(AND([.$I354]&lt;=[.Y$1]; [.$I354]&gt;[.X$1]))" office:value-type="float" office:value="0">
            <text:p>0</text:p>
          </table:table-cell>
          <table:table-cell table:formula="of:=N(AND([.$I354]&lt;=[.Z$1]; [.$I354]&gt;[.Y$1]))" office:value-type="float" office:value="0">
            <text:p>0</text:p>
          </table:table-cell>
          <table:table-cell table:formula="of:=N(AND([.$I354]&lt;=[.AA$1]; [.$I354]&gt;[.Z$1]))" office:value-type="float" office:value="0">
            <text:p>0</text:p>
          </table:table-cell>
          <table:table-cell table:formula="of:=N(AND([.$I354]&lt;=[.AB$1]; [.$I354]&gt;[.AA$1]))" office:value-type="float" office:value="0">
            <text:p>0</text:p>
          </table:table-cell>
          <table:table-cell table:formula="of:=N(AND([.$I354]&lt;=[.AC$1]; [.$I354]&gt;[.AB$1]))" office:value-type="float" office:value="0">
            <text:p>0</text:p>
          </table:table-cell>
          <table:table-cell table:formula="of:=N(AND([.$I354]&lt;=[.AD$1]; [.$I354]&gt;[.AC$1]))" office:value-type="float" office:value="0">
            <text:p>0</text:p>
          </table:table-cell>
          <table:table-cell table:formula="of:=N(AND([.$I354]&lt;=[.AE$1]; [.$I354]&gt;[.AD$1]))" office:value-type="float" office:value="0">
            <text:p>0</text:p>
          </table:table-cell>
          <table:table-cell table:formula="of:=N(AND([.$I354]&lt;=[.AF$1]; [.$I354]&gt;[.AE$1]))" office:value-type="float" office:value="0">
            <text:p>0</text:p>
          </table:table-cell>
          <table:table-cell table:formula="of:=N(AND([.$I354]&lt;=[.AG$1]; [.$I354]&gt;[.AF$1]))" office:value-type="float" office:value="0">
            <text:p>0</text:p>
          </table:table-cell>
          <table:table-cell table:formula="of:=N(AND([.$I354]&lt;=[.AH$1]; [.$I354]&gt;[.AG$1]))" office:value-type="float" office:value="0">
            <text:p>0</text:p>
          </table:table-cell>
          <table:table-cell table:formula="of:=N(AND([.$I354]&lt;=[.AI$1]; [.$I35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9:20Z</text:p>
          </table:table-cell>
          <table:table-cell office:value-type="float" office:value="3836">
            <text:p>3836</text:p>
          </table:table-cell>
          <table:table-cell/>
          <table:table-cell office:value-type="float" office:value="316000">
            <text:p>316000</text:p>
          </table:table-cell>
          <table:table-cell office:value-type="float" office:value="1091">
            <text:p>1091</text:p>
          </table:table-cell>
          <table:table-cell table:formula="of:=N(AND([.$I355]&lt;=[.K$1]; [.$I355]&gt;[.J$1]))" office:value-type="float" office:value="0">
            <text:p>0</text:p>
          </table:table-cell>
          <table:table-cell table:formula="of:=N(AND([.$I355]&lt;=[.L$1]; [.$I355]&gt;[.K$1]))" office:value-type="float" office:value="0">
            <text:p>0</text:p>
          </table:table-cell>
          <table:table-cell table:formula="of:=N(AND([.$I355]&lt;=[.M$1]; [.$I355]&gt;[.L$1]))" office:value-type="float" office:value="0">
            <text:p>0</text:p>
          </table:table-cell>
          <table:table-cell table:formula="of:=N(AND([.$I355]&lt;=[.N$1]; [.$I355]&gt;[.M$1]))" office:value-type="float" office:value="0">
            <text:p>0</text:p>
          </table:table-cell>
          <table:table-cell table:formula="of:=N(AND([.$I355]&lt;=[.O$1]; [.$I355]&gt;[.N$1]))" office:value-type="float" office:value="0">
            <text:p>0</text:p>
          </table:table-cell>
          <table:table-cell table:formula="of:=N(AND([.$I355]&lt;=[.P$1]; [.$I355]&gt;[.O$1]))" office:value-type="float" office:value="0">
            <text:p>0</text:p>
          </table:table-cell>
          <table:table-cell table:formula="of:=N(AND([.$I355]&lt;=[.Q$1]; [.$I355]&gt;[.P$1]))" office:value-type="float" office:value="0">
            <text:p>0</text:p>
          </table:table-cell>
          <table:table-cell table:formula="of:=N(AND([.$I355]&lt;=[.R$1]; [.$I355]&gt;[.Q$1]))" office:value-type="float" office:value="0">
            <text:p>0</text:p>
          </table:table-cell>
          <table:table-cell table:formula="of:=N(AND([.$I355]&lt;=[.S$1]; [.$I355]&gt;[.R$1]))" office:value-type="float" office:value="0">
            <text:p>0</text:p>
          </table:table-cell>
          <table:table-cell table:formula="of:=N(AND([.$I355]&lt;=[.T$1]; [.$I355]&gt;[.S$1]))" office:value-type="float" office:value="0">
            <text:p>0</text:p>
          </table:table-cell>
          <table:table-cell table:formula="of:=N(AND([.$I355]&lt;=[.U$1]; [.$I355]&gt;[.T$1]))" office:value-type="float" office:value="1">
            <text:p>1</text:p>
          </table:table-cell>
          <table:table-cell table:formula="of:=N(AND([.$I355]&lt;=[.V$1]; [.$I355]&gt;[.U$1]))" office:value-type="float" office:value="0">
            <text:p>0</text:p>
          </table:table-cell>
          <table:table-cell table:formula="of:=N(AND([.$I355]&lt;=[.W$1]; [.$I355]&gt;[.V$1]))" office:value-type="float" office:value="0">
            <text:p>0</text:p>
          </table:table-cell>
          <table:table-cell table:formula="of:=N(AND([.$I355]&lt;=[.X$1]; [.$I355]&gt;[.W$1]))" office:value-type="float" office:value="0">
            <text:p>0</text:p>
          </table:table-cell>
          <table:table-cell table:formula="of:=N(AND([.$I355]&lt;=[.Y$1]; [.$I355]&gt;[.X$1]))" office:value-type="float" office:value="0">
            <text:p>0</text:p>
          </table:table-cell>
          <table:table-cell table:formula="of:=N(AND([.$I355]&lt;=[.Z$1]; [.$I355]&gt;[.Y$1]))" office:value-type="float" office:value="0">
            <text:p>0</text:p>
          </table:table-cell>
          <table:table-cell table:formula="of:=N(AND([.$I355]&lt;=[.AA$1]; [.$I355]&gt;[.Z$1]))" office:value-type="float" office:value="0">
            <text:p>0</text:p>
          </table:table-cell>
          <table:table-cell table:formula="of:=N(AND([.$I355]&lt;=[.AB$1]; [.$I355]&gt;[.AA$1]))" office:value-type="float" office:value="0">
            <text:p>0</text:p>
          </table:table-cell>
          <table:table-cell table:formula="of:=N(AND([.$I355]&lt;=[.AC$1]; [.$I355]&gt;[.AB$1]))" office:value-type="float" office:value="0">
            <text:p>0</text:p>
          </table:table-cell>
          <table:table-cell table:formula="of:=N(AND([.$I355]&lt;=[.AD$1]; [.$I355]&gt;[.AC$1]))" office:value-type="float" office:value="0">
            <text:p>0</text:p>
          </table:table-cell>
          <table:table-cell table:formula="of:=N(AND([.$I355]&lt;=[.AE$1]; [.$I355]&gt;[.AD$1]))" office:value-type="float" office:value="0">
            <text:p>0</text:p>
          </table:table-cell>
          <table:table-cell table:formula="of:=N(AND([.$I355]&lt;=[.AF$1]; [.$I355]&gt;[.AE$1]))" office:value-type="float" office:value="0">
            <text:p>0</text:p>
          </table:table-cell>
          <table:table-cell table:formula="of:=N(AND([.$I355]&lt;=[.AG$1]; [.$I355]&gt;[.AF$1]))" office:value-type="float" office:value="0">
            <text:p>0</text:p>
          </table:table-cell>
          <table:table-cell table:formula="of:=N(AND([.$I355]&lt;=[.AH$1]; [.$I355]&gt;[.AG$1]))" office:value-type="float" office:value="0">
            <text:p>0</text:p>
          </table:table-cell>
          <table:table-cell table:formula="of:=N(AND([.$I355]&lt;=[.AI$1]; [.$I35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2:59:46Z</text:p>
          </table:table-cell>
          <table:table-cell office:value-type="float" office:value="2543">
            <text:p>2543</text:p>
          </table:table-cell>
          <table:table-cell/>
          <table:table-cell office:value-type="float" office:value="237000">
            <text:p>237000</text:p>
          </table:table-cell>
          <table:table-cell office:value-type="float" office:value="1091">
            <text:p>1091</text:p>
          </table:table-cell>
          <table:table-cell table:formula="of:=N(AND([.$I356]&lt;=[.K$1]; [.$I356]&gt;[.J$1]))" office:value-type="float" office:value="0">
            <text:p>0</text:p>
          </table:table-cell>
          <table:table-cell table:formula="of:=N(AND([.$I356]&lt;=[.L$1]; [.$I356]&gt;[.K$1]))" office:value-type="float" office:value="0">
            <text:p>0</text:p>
          </table:table-cell>
          <table:table-cell table:formula="of:=N(AND([.$I356]&lt;=[.M$1]; [.$I356]&gt;[.L$1]))" office:value-type="float" office:value="0">
            <text:p>0</text:p>
          </table:table-cell>
          <table:table-cell table:formula="of:=N(AND([.$I356]&lt;=[.N$1]; [.$I356]&gt;[.M$1]))" office:value-type="float" office:value="0">
            <text:p>0</text:p>
          </table:table-cell>
          <table:table-cell table:formula="of:=N(AND([.$I356]&lt;=[.O$1]; [.$I356]&gt;[.N$1]))" office:value-type="float" office:value="0">
            <text:p>0</text:p>
          </table:table-cell>
          <table:table-cell table:formula="of:=N(AND([.$I356]&lt;=[.P$1]; [.$I356]&gt;[.O$1]))" office:value-type="float" office:value="0">
            <text:p>0</text:p>
          </table:table-cell>
          <table:table-cell table:formula="of:=N(AND([.$I356]&lt;=[.Q$1]; [.$I356]&gt;[.P$1]))" office:value-type="float" office:value="0">
            <text:p>0</text:p>
          </table:table-cell>
          <table:table-cell table:formula="of:=N(AND([.$I356]&lt;=[.R$1]; [.$I356]&gt;[.Q$1]))" office:value-type="float" office:value="1">
            <text:p>1</text:p>
          </table:table-cell>
          <table:table-cell table:formula="of:=N(AND([.$I356]&lt;=[.S$1]; [.$I356]&gt;[.R$1]))" office:value-type="float" office:value="0">
            <text:p>0</text:p>
          </table:table-cell>
          <table:table-cell table:formula="of:=N(AND([.$I356]&lt;=[.T$1]; [.$I356]&gt;[.S$1]))" office:value-type="float" office:value="0">
            <text:p>0</text:p>
          </table:table-cell>
          <table:table-cell table:formula="of:=N(AND([.$I356]&lt;=[.U$1]; [.$I356]&gt;[.T$1]))" office:value-type="float" office:value="0">
            <text:p>0</text:p>
          </table:table-cell>
          <table:table-cell table:formula="of:=N(AND([.$I356]&lt;=[.V$1]; [.$I356]&gt;[.U$1]))" office:value-type="float" office:value="0">
            <text:p>0</text:p>
          </table:table-cell>
          <table:table-cell table:formula="of:=N(AND([.$I356]&lt;=[.W$1]; [.$I356]&gt;[.V$1]))" office:value-type="float" office:value="0">
            <text:p>0</text:p>
          </table:table-cell>
          <table:table-cell table:formula="of:=N(AND([.$I356]&lt;=[.X$1]; [.$I356]&gt;[.W$1]))" office:value-type="float" office:value="0">
            <text:p>0</text:p>
          </table:table-cell>
          <table:table-cell table:formula="of:=N(AND([.$I356]&lt;=[.Y$1]; [.$I356]&gt;[.X$1]))" office:value-type="float" office:value="0">
            <text:p>0</text:p>
          </table:table-cell>
          <table:table-cell table:formula="of:=N(AND([.$I356]&lt;=[.Z$1]; [.$I356]&gt;[.Y$1]))" office:value-type="float" office:value="0">
            <text:p>0</text:p>
          </table:table-cell>
          <table:table-cell table:formula="of:=N(AND([.$I356]&lt;=[.AA$1]; [.$I356]&gt;[.Z$1]))" office:value-type="float" office:value="0">
            <text:p>0</text:p>
          </table:table-cell>
          <table:table-cell table:formula="of:=N(AND([.$I356]&lt;=[.AB$1]; [.$I356]&gt;[.AA$1]))" office:value-type="float" office:value="0">
            <text:p>0</text:p>
          </table:table-cell>
          <table:table-cell table:formula="of:=N(AND([.$I356]&lt;=[.AC$1]; [.$I356]&gt;[.AB$1]))" office:value-type="float" office:value="0">
            <text:p>0</text:p>
          </table:table-cell>
          <table:table-cell table:formula="of:=N(AND([.$I356]&lt;=[.AD$1]; [.$I356]&gt;[.AC$1]))" office:value-type="float" office:value="0">
            <text:p>0</text:p>
          </table:table-cell>
          <table:table-cell table:formula="of:=N(AND([.$I356]&lt;=[.AE$1]; [.$I356]&gt;[.AD$1]))" office:value-type="float" office:value="0">
            <text:p>0</text:p>
          </table:table-cell>
          <table:table-cell table:formula="of:=N(AND([.$I356]&lt;=[.AF$1]; [.$I356]&gt;[.AE$1]))" office:value-type="float" office:value="0">
            <text:p>0</text:p>
          </table:table-cell>
          <table:table-cell table:formula="of:=N(AND([.$I356]&lt;=[.AG$1]; [.$I356]&gt;[.AF$1]))" office:value-type="float" office:value="0">
            <text:p>0</text:p>
          </table:table-cell>
          <table:table-cell table:formula="of:=N(AND([.$I356]&lt;=[.AH$1]; [.$I356]&gt;[.AG$1]))" office:value-type="float" office:value="0">
            <text:p>0</text:p>
          </table:table-cell>
          <table:table-cell table:formula="of:=N(AND([.$I356]&lt;=[.AI$1]; [.$I35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3:00:45Z</text:p>
          </table:table-cell>
          <table:table-cell office:value-type="float" office:value="33625">
            <text:p>33625</text:p>
          </table:table-cell>
          <table:table-cell/>
          <table:table-cell office:value-type="float" office:value="502000">
            <text:p>502000</text:p>
          </table:table-cell>
          <table:table-cell office:value-type="float" office:value="821">
            <text:p>821</text:p>
          </table:table-cell>
          <table:table-cell table:formula="of:=N(AND([.$I357]&lt;=[.K$1]; [.$I357]&gt;[.J$1]))" office:value-type="float" office:value="0">
            <text:p>0</text:p>
          </table:table-cell>
          <table:table-cell table:formula="of:=N(AND([.$I357]&lt;=[.L$1]; [.$I357]&gt;[.K$1]))" office:value-type="float" office:value="0">
            <text:p>0</text:p>
          </table:table-cell>
          <table:table-cell table:formula="of:=N(AND([.$I357]&lt;=[.M$1]; [.$I357]&gt;[.L$1]))" office:value-type="float" office:value="0">
            <text:p>0</text:p>
          </table:table-cell>
          <table:table-cell table:formula="of:=N(AND([.$I357]&lt;=[.N$1]; [.$I357]&gt;[.M$1]))" office:value-type="float" office:value="0">
            <text:p>0</text:p>
          </table:table-cell>
          <table:table-cell table:formula="of:=N(AND([.$I357]&lt;=[.O$1]; [.$I357]&gt;[.N$1]))" office:value-type="float" office:value="0">
            <text:p>0</text:p>
          </table:table-cell>
          <table:table-cell table:formula="of:=N(AND([.$I357]&lt;=[.P$1]; [.$I357]&gt;[.O$1]))" office:value-type="float" office:value="0">
            <text:p>0</text:p>
          </table:table-cell>
          <table:table-cell table:formula="of:=N(AND([.$I357]&lt;=[.Q$1]; [.$I357]&gt;[.P$1]))" office:value-type="float" office:value="0">
            <text:p>0</text:p>
          </table:table-cell>
          <table:table-cell table:formula="of:=N(AND([.$I357]&lt;=[.R$1]; [.$I357]&gt;[.Q$1]))" office:value-type="float" office:value="0">
            <text:p>0</text:p>
          </table:table-cell>
          <table:table-cell table:formula="of:=N(AND([.$I357]&lt;=[.S$1]; [.$I357]&gt;[.R$1]))" office:value-type="float" office:value="0">
            <text:p>0</text:p>
          </table:table-cell>
          <table:table-cell table:formula="of:=N(AND([.$I357]&lt;=[.T$1]; [.$I357]&gt;[.S$1]))" office:value-type="float" office:value="0">
            <text:p>0</text:p>
          </table:table-cell>
          <table:table-cell table:formula="of:=N(AND([.$I357]&lt;=[.U$1]; [.$I357]&gt;[.T$1]))" office:value-type="float" office:value="0">
            <text:p>0</text:p>
          </table:table-cell>
          <table:table-cell table:formula="of:=N(AND([.$I357]&lt;=[.V$1]; [.$I357]&gt;[.U$1]))" office:value-type="float" office:value="0">
            <text:p>0</text:p>
          </table:table-cell>
          <table:table-cell table:formula="of:=N(AND([.$I357]&lt;=[.W$1]; [.$I357]&gt;[.V$1]))" office:value-type="float" office:value="0">
            <text:p>0</text:p>
          </table:table-cell>
          <table:table-cell table:formula="of:=N(AND([.$I357]&lt;=[.X$1]; [.$I357]&gt;[.W$1]))" office:value-type="float" office:value="0">
            <text:p>0</text:p>
          </table:table-cell>
          <table:table-cell table:formula="of:=N(AND([.$I357]&lt;=[.Y$1]; [.$I357]&gt;[.X$1]))" office:value-type="float" office:value="0">
            <text:p>0</text:p>
          </table:table-cell>
          <table:table-cell table:formula="of:=N(AND([.$I357]&lt;=[.Z$1]; [.$I357]&gt;[.Y$1]))" office:value-type="float" office:value="0">
            <text:p>0</text:p>
          </table:table-cell>
          <table:table-cell table:formula="of:=N(AND([.$I357]&lt;=[.AA$1]; [.$I357]&gt;[.Z$1]))" office:value-type="float" office:value="1">
            <text:p>1</text:p>
          </table:table-cell>
          <table:table-cell table:formula="of:=N(AND([.$I357]&lt;=[.AB$1]; [.$I357]&gt;[.AA$1]))" office:value-type="float" office:value="0">
            <text:p>0</text:p>
          </table:table-cell>
          <table:table-cell table:formula="of:=N(AND([.$I357]&lt;=[.AC$1]; [.$I357]&gt;[.AB$1]))" office:value-type="float" office:value="0">
            <text:p>0</text:p>
          </table:table-cell>
          <table:table-cell table:formula="of:=N(AND([.$I357]&lt;=[.AD$1]; [.$I357]&gt;[.AC$1]))" office:value-type="float" office:value="0">
            <text:p>0</text:p>
          </table:table-cell>
          <table:table-cell table:formula="of:=N(AND([.$I357]&lt;=[.AE$1]; [.$I357]&gt;[.AD$1]))" office:value-type="float" office:value="0">
            <text:p>0</text:p>
          </table:table-cell>
          <table:table-cell table:formula="of:=N(AND([.$I357]&lt;=[.AF$1]; [.$I357]&gt;[.AE$1]))" office:value-type="float" office:value="0">
            <text:p>0</text:p>
          </table:table-cell>
          <table:table-cell table:formula="of:=N(AND([.$I357]&lt;=[.AG$1]; [.$I357]&gt;[.AF$1]))" office:value-type="float" office:value="0">
            <text:p>0</text:p>
          </table:table-cell>
          <table:table-cell table:formula="of:=N(AND([.$I357]&lt;=[.AH$1]; [.$I357]&gt;[.AG$1]))" office:value-type="float" office:value="0">
            <text:p>0</text:p>
          </table:table-cell>
          <table:table-cell table:formula="of:=N(AND([.$I357]&lt;=[.AI$1]; [.$I35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3:01:10Z</text:p>
          </table:table-cell>
          <table:table-cell office:value-type="float" office:value="4517">
            <text:p>4517</text:p>
          </table:table-cell>
          <table:table-cell/>
          <table:table-cell office:value-type="float" office:value="267000">
            <text:p>267000</text:p>
          </table:table-cell>
          <table:table-cell office:value-type="float" office:value="1091">
            <text:p>1091</text:p>
          </table:table-cell>
          <table:table-cell table:formula="of:=N(AND([.$I358]&lt;=[.K$1]; [.$I358]&gt;[.J$1]))" office:value-type="float" office:value="0">
            <text:p>0</text:p>
          </table:table-cell>
          <table:table-cell table:formula="of:=N(AND([.$I358]&lt;=[.L$1]; [.$I358]&gt;[.K$1]))" office:value-type="float" office:value="0">
            <text:p>0</text:p>
          </table:table-cell>
          <table:table-cell table:formula="of:=N(AND([.$I358]&lt;=[.M$1]; [.$I358]&gt;[.L$1]))" office:value-type="float" office:value="0">
            <text:p>0</text:p>
          </table:table-cell>
          <table:table-cell table:formula="of:=N(AND([.$I358]&lt;=[.N$1]; [.$I358]&gt;[.M$1]))" office:value-type="float" office:value="0">
            <text:p>0</text:p>
          </table:table-cell>
          <table:table-cell table:formula="of:=N(AND([.$I358]&lt;=[.O$1]; [.$I358]&gt;[.N$1]))" office:value-type="float" office:value="0">
            <text:p>0</text:p>
          </table:table-cell>
          <table:table-cell table:formula="of:=N(AND([.$I358]&lt;=[.P$1]; [.$I358]&gt;[.O$1]))" office:value-type="float" office:value="0">
            <text:p>0</text:p>
          </table:table-cell>
          <table:table-cell table:formula="of:=N(AND([.$I358]&lt;=[.Q$1]; [.$I358]&gt;[.P$1]))" office:value-type="float" office:value="0">
            <text:p>0</text:p>
          </table:table-cell>
          <table:table-cell table:formula="of:=N(AND([.$I358]&lt;=[.R$1]; [.$I358]&gt;[.Q$1]))" office:value-type="float" office:value="0">
            <text:p>0</text:p>
          </table:table-cell>
          <table:table-cell table:formula="of:=N(AND([.$I358]&lt;=[.S$1]; [.$I358]&gt;[.R$1]))" office:value-type="float" office:value="1">
            <text:p>1</text:p>
          </table:table-cell>
          <table:table-cell table:formula="of:=N(AND([.$I358]&lt;=[.T$1]; [.$I358]&gt;[.S$1]))" office:value-type="float" office:value="0">
            <text:p>0</text:p>
          </table:table-cell>
          <table:table-cell table:formula="of:=N(AND([.$I358]&lt;=[.U$1]; [.$I358]&gt;[.T$1]))" office:value-type="float" office:value="0">
            <text:p>0</text:p>
          </table:table-cell>
          <table:table-cell table:formula="of:=N(AND([.$I358]&lt;=[.V$1]; [.$I358]&gt;[.U$1]))" office:value-type="float" office:value="0">
            <text:p>0</text:p>
          </table:table-cell>
          <table:table-cell table:formula="of:=N(AND([.$I358]&lt;=[.W$1]; [.$I358]&gt;[.V$1]))" office:value-type="float" office:value="0">
            <text:p>0</text:p>
          </table:table-cell>
          <table:table-cell table:formula="of:=N(AND([.$I358]&lt;=[.X$1]; [.$I358]&gt;[.W$1]))" office:value-type="float" office:value="0">
            <text:p>0</text:p>
          </table:table-cell>
          <table:table-cell table:formula="of:=N(AND([.$I358]&lt;=[.Y$1]; [.$I358]&gt;[.X$1]))" office:value-type="float" office:value="0">
            <text:p>0</text:p>
          </table:table-cell>
          <table:table-cell table:formula="of:=N(AND([.$I358]&lt;=[.Z$1]; [.$I358]&gt;[.Y$1]))" office:value-type="float" office:value="0">
            <text:p>0</text:p>
          </table:table-cell>
          <table:table-cell table:formula="of:=N(AND([.$I358]&lt;=[.AA$1]; [.$I358]&gt;[.Z$1]))" office:value-type="float" office:value="0">
            <text:p>0</text:p>
          </table:table-cell>
          <table:table-cell table:formula="of:=N(AND([.$I358]&lt;=[.AB$1]; [.$I358]&gt;[.AA$1]))" office:value-type="float" office:value="0">
            <text:p>0</text:p>
          </table:table-cell>
          <table:table-cell table:formula="of:=N(AND([.$I358]&lt;=[.AC$1]; [.$I358]&gt;[.AB$1]))" office:value-type="float" office:value="0">
            <text:p>0</text:p>
          </table:table-cell>
          <table:table-cell table:formula="of:=N(AND([.$I358]&lt;=[.AD$1]; [.$I358]&gt;[.AC$1]))" office:value-type="float" office:value="0">
            <text:p>0</text:p>
          </table:table-cell>
          <table:table-cell table:formula="of:=N(AND([.$I358]&lt;=[.AE$1]; [.$I358]&gt;[.AD$1]))" office:value-type="float" office:value="0">
            <text:p>0</text:p>
          </table:table-cell>
          <table:table-cell table:formula="of:=N(AND([.$I358]&lt;=[.AF$1]; [.$I358]&gt;[.AE$1]))" office:value-type="float" office:value="0">
            <text:p>0</text:p>
          </table:table-cell>
          <table:table-cell table:formula="of:=N(AND([.$I358]&lt;=[.AG$1]; [.$I358]&gt;[.AF$1]))" office:value-type="float" office:value="0">
            <text:p>0</text:p>
          </table:table-cell>
          <table:table-cell table:formula="of:=N(AND([.$I358]&lt;=[.AH$1]; [.$I358]&gt;[.AG$1]))" office:value-type="float" office:value="0">
            <text:p>0</text:p>
          </table:table-cell>
          <table:table-cell table:formula="of:=N(AND([.$I358]&lt;=[.AI$1]; [.$I35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3:01:41Z</text:p>
          </table:table-cell>
          <table:table-cell office:value-type="float" office:value="7879">
            <text:p>7879</text:p>
          </table:table-cell>
          <table:table-cell/>
          <table:table-cell office:value-type="float" office:value="450000">
            <text:p>450000</text:p>
          </table:table-cell>
          <table:table-cell office:value-type="float" office:value="1091">
            <text:p>1091</text:p>
          </table:table-cell>
          <table:table-cell table:formula="of:=N(AND([.$I359]&lt;=[.K$1]; [.$I359]&gt;[.J$1]))" office:value-type="float" office:value="0">
            <text:p>0</text:p>
          </table:table-cell>
          <table:table-cell table:formula="of:=N(AND([.$I359]&lt;=[.L$1]; [.$I359]&gt;[.K$1]))" office:value-type="float" office:value="0">
            <text:p>0</text:p>
          </table:table-cell>
          <table:table-cell table:formula="of:=N(AND([.$I359]&lt;=[.M$1]; [.$I359]&gt;[.L$1]))" office:value-type="float" office:value="0">
            <text:p>0</text:p>
          </table:table-cell>
          <table:table-cell table:formula="of:=N(AND([.$I359]&lt;=[.N$1]; [.$I359]&gt;[.M$1]))" office:value-type="float" office:value="0">
            <text:p>0</text:p>
          </table:table-cell>
          <table:table-cell table:formula="of:=N(AND([.$I359]&lt;=[.O$1]; [.$I359]&gt;[.N$1]))" office:value-type="float" office:value="0">
            <text:p>0</text:p>
          </table:table-cell>
          <table:table-cell table:formula="of:=N(AND([.$I359]&lt;=[.P$1]; [.$I359]&gt;[.O$1]))" office:value-type="float" office:value="0">
            <text:p>0</text:p>
          </table:table-cell>
          <table:table-cell table:formula="of:=N(AND([.$I359]&lt;=[.Q$1]; [.$I359]&gt;[.P$1]))" office:value-type="float" office:value="0">
            <text:p>0</text:p>
          </table:table-cell>
          <table:table-cell table:formula="of:=N(AND([.$I359]&lt;=[.R$1]; [.$I359]&gt;[.Q$1]))" office:value-type="float" office:value="0">
            <text:p>0</text:p>
          </table:table-cell>
          <table:table-cell table:formula="of:=N(AND([.$I359]&lt;=[.S$1]; [.$I359]&gt;[.R$1]))" office:value-type="float" office:value="0">
            <text:p>0</text:p>
          </table:table-cell>
          <table:table-cell table:formula="of:=N(AND([.$I359]&lt;=[.T$1]; [.$I359]&gt;[.S$1]))" office:value-type="float" office:value="0">
            <text:p>0</text:p>
          </table:table-cell>
          <table:table-cell table:formula="of:=N(AND([.$I359]&lt;=[.U$1]; [.$I359]&gt;[.T$1]))" office:value-type="float" office:value="0">
            <text:p>0</text:p>
          </table:table-cell>
          <table:table-cell table:formula="of:=N(AND([.$I359]&lt;=[.V$1]; [.$I359]&gt;[.U$1]))" office:value-type="float" office:value="0">
            <text:p>0</text:p>
          </table:table-cell>
          <table:table-cell table:formula="of:=N(AND([.$I359]&lt;=[.W$1]; [.$I359]&gt;[.V$1]))" office:value-type="float" office:value="0">
            <text:p>0</text:p>
          </table:table-cell>
          <table:table-cell table:formula="of:=N(AND([.$I359]&lt;=[.X$1]; [.$I359]&gt;[.W$1]))" office:value-type="float" office:value="0">
            <text:p>0</text:p>
          </table:table-cell>
          <table:table-cell table:formula="of:=N(AND([.$I359]&lt;=[.Y$1]; [.$I359]&gt;[.X$1]))" office:value-type="float" office:value="1">
            <text:p>1</text:p>
          </table:table-cell>
          <table:table-cell table:formula="of:=N(AND([.$I359]&lt;=[.Z$1]; [.$I359]&gt;[.Y$1]))" office:value-type="float" office:value="0">
            <text:p>0</text:p>
          </table:table-cell>
          <table:table-cell table:formula="of:=N(AND([.$I359]&lt;=[.AA$1]; [.$I359]&gt;[.Z$1]))" office:value-type="float" office:value="0">
            <text:p>0</text:p>
          </table:table-cell>
          <table:table-cell table:formula="of:=N(AND([.$I359]&lt;=[.AB$1]; [.$I359]&gt;[.AA$1]))" office:value-type="float" office:value="0">
            <text:p>0</text:p>
          </table:table-cell>
          <table:table-cell table:formula="of:=N(AND([.$I359]&lt;=[.AC$1]; [.$I359]&gt;[.AB$1]))" office:value-type="float" office:value="0">
            <text:p>0</text:p>
          </table:table-cell>
          <table:table-cell table:formula="of:=N(AND([.$I359]&lt;=[.AD$1]; [.$I359]&gt;[.AC$1]))" office:value-type="float" office:value="0">
            <text:p>0</text:p>
          </table:table-cell>
          <table:table-cell table:formula="of:=N(AND([.$I359]&lt;=[.AE$1]; [.$I359]&gt;[.AD$1]))" office:value-type="float" office:value="0">
            <text:p>0</text:p>
          </table:table-cell>
          <table:table-cell table:formula="of:=N(AND([.$I359]&lt;=[.AF$1]; [.$I359]&gt;[.AE$1]))" office:value-type="float" office:value="0">
            <text:p>0</text:p>
          </table:table-cell>
          <table:table-cell table:formula="of:=N(AND([.$I359]&lt;=[.AG$1]; [.$I359]&gt;[.AF$1]))" office:value-type="float" office:value="0">
            <text:p>0</text:p>
          </table:table-cell>
          <table:table-cell table:formula="of:=N(AND([.$I359]&lt;=[.AH$1]; [.$I359]&gt;[.AG$1]))" office:value-type="float" office:value="0">
            <text:p>0</text:p>
          </table:table-cell>
          <table:table-cell table:formula="of:=N(AND([.$I359]&lt;=[.AI$1]; [.$I35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3:02:05Z</text:p>
          </table:table-cell>
          <table:table-cell office:value-type="float" office:value="4543">
            <text:p>4543</text:p>
          </table:table-cell>
          <table:table-cell/>
          <table:table-cell office:value-type="float" office:value="486000">
            <text:p>486000</text:p>
          </table:table-cell>
          <table:table-cell office:value-type="float" office:value="1091">
            <text:p>1091</text:p>
          </table:table-cell>
          <table:table-cell table:formula="of:=N(AND([.$I360]&lt;=[.K$1]; [.$I360]&gt;[.J$1]))" office:value-type="float" office:value="0">
            <text:p>0</text:p>
          </table:table-cell>
          <table:table-cell table:formula="of:=N(AND([.$I360]&lt;=[.L$1]; [.$I360]&gt;[.K$1]))" office:value-type="float" office:value="0">
            <text:p>0</text:p>
          </table:table-cell>
          <table:table-cell table:formula="of:=N(AND([.$I360]&lt;=[.M$1]; [.$I360]&gt;[.L$1]))" office:value-type="float" office:value="0">
            <text:p>0</text:p>
          </table:table-cell>
          <table:table-cell table:formula="of:=N(AND([.$I360]&lt;=[.N$1]; [.$I360]&gt;[.M$1]))" office:value-type="float" office:value="0">
            <text:p>0</text:p>
          </table:table-cell>
          <table:table-cell table:formula="of:=N(AND([.$I360]&lt;=[.O$1]; [.$I360]&gt;[.N$1]))" office:value-type="float" office:value="0">
            <text:p>0</text:p>
          </table:table-cell>
          <table:table-cell table:formula="of:=N(AND([.$I360]&lt;=[.P$1]; [.$I360]&gt;[.O$1]))" office:value-type="float" office:value="0">
            <text:p>0</text:p>
          </table:table-cell>
          <table:table-cell table:formula="of:=N(AND([.$I360]&lt;=[.Q$1]; [.$I360]&gt;[.P$1]))" office:value-type="float" office:value="0">
            <text:p>0</text:p>
          </table:table-cell>
          <table:table-cell table:formula="of:=N(AND([.$I360]&lt;=[.R$1]; [.$I360]&gt;[.Q$1]))" office:value-type="float" office:value="0">
            <text:p>0</text:p>
          </table:table-cell>
          <table:table-cell table:formula="of:=N(AND([.$I360]&lt;=[.S$1]; [.$I360]&gt;[.R$1]))" office:value-type="float" office:value="0">
            <text:p>0</text:p>
          </table:table-cell>
          <table:table-cell table:formula="of:=N(AND([.$I360]&lt;=[.T$1]; [.$I360]&gt;[.S$1]))" office:value-type="float" office:value="0">
            <text:p>0</text:p>
          </table:table-cell>
          <table:table-cell table:formula="of:=N(AND([.$I360]&lt;=[.U$1]; [.$I360]&gt;[.T$1]))" office:value-type="float" office:value="0">
            <text:p>0</text:p>
          </table:table-cell>
          <table:table-cell table:formula="of:=N(AND([.$I360]&lt;=[.V$1]; [.$I360]&gt;[.U$1]))" office:value-type="float" office:value="0">
            <text:p>0</text:p>
          </table:table-cell>
          <table:table-cell table:formula="of:=N(AND([.$I360]&lt;=[.W$1]; [.$I360]&gt;[.V$1]))" office:value-type="float" office:value="0">
            <text:p>0</text:p>
          </table:table-cell>
          <table:table-cell table:formula="of:=N(AND([.$I360]&lt;=[.X$1]; [.$I360]&gt;[.W$1]))" office:value-type="float" office:value="0">
            <text:p>0</text:p>
          </table:table-cell>
          <table:table-cell table:formula="of:=N(AND([.$I360]&lt;=[.Y$1]; [.$I360]&gt;[.X$1]))" office:value-type="float" office:value="0">
            <text:p>0</text:p>
          </table:table-cell>
          <table:table-cell table:formula="of:=N(AND([.$I360]&lt;=[.Z$1]; [.$I360]&gt;[.Y$1]))" office:value-type="float" office:value="0">
            <text:p>0</text:p>
          </table:table-cell>
          <table:table-cell table:formula="of:=N(AND([.$I360]&lt;=[.AA$1]; [.$I360]&gt;[.Z$1]))" office:value-type="float" office:value="1">
            <text:p>1</text:p>
          </table:table-cell>
          <table:table-cell table:formula="of:=N(AND([.$I360]&lt;=[.AB$1]; [.$I360]&gt;[.AA$1]))" office:value-type="float" office:value="0">
            <text:p>0</text:p>
          </table:table-cell>
          <table:table-cell table:formula="of:=N(AND([.$I360]&lt;=[.AC$1]; [.$I360]&gt;[.AB$1]))" office:value-type="float" office:value="0">
            <text:p>0</text:p>
          </table:table-cell>
          <table:table-cell table:formula="of:=N(AND([.$I360]&lt;=[.AD$1]; [.$I360]&gt;[.AC$1]))" office:value-type="float" office:value="0">
            <text:p>0</text:p>
          </table:table-cell>
          <table:table-cell table:formula="of:=N(AND([.$I360]&lt;=[.AE$1]; [.$I360]&gt;[.AD$1]))" office:value-type="float" office:value="0">
            <text:p>0</text:p>
          </table:table-cell>
          <table:table-cell table:formula="of:=N(AND([.$I360]&lt;=[.AF$1]; [.$I360]&gt;[.AE$1]))" office:value-type="float" office:value="0">
            <text:p>0</text:p>
          </table:table-cell>
          <table:table-cell table:formula="of:=N(AND([.$I360]&lt;=[.AG$1]; [.$I360]&gt;[.AF$1]))" office:value-type="float" office:value="0">
            <text:p>0</text:p>
          </table:table-cell>
          <table:table-cell table:formula="of:=N(AND([.$I360]&lt;=[.AH$1]; [.$I360]&gt;[.AG$1]))" office:value-type="float" office:value="0">
            <text:p>0</text:p>
          </table:table-cell>
          <table:table-cell table:formula="of:=N(AND([.$I360]&lt;=[.AI$1]; [.$I36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XXSWWQJVZ6SDEQ37TXFPKEGJNQLBKXM6</text:p>
          </table:table-cell>
          <table:table-cell office:value-type="string">
            <text:p>2013-03-16T12:57:17Z</text:p>
          </table:table-cell>
          <table:table-cell office:value-type="string">
            <text:p>2013-03-16T13:03:25Z</text:p>
          </table:table-cell>
          <table:table-cell office:value-type="float" office:value="3242">
            <text:p>3242</text:p>
          </table:table-cell>
          <table:table-cell/>
          <table:table-cell office:value-type="float" office:value="368000">
            <text:p>368000</text:p>
          </table:table-cell>
          <table:table-cell office:value-type="float" office:value="1091">
            <text:p>1091</text:p>
          </table:table-cell>
          <table:table-cell table:formula="of:=N(AND([.$I361]&lt;=[.K$1]; [.$I361]&gt;[.J$1]))" office:value-type="float" office:value="0">
            <text:p>0</text:p>
          </table:table-cell>
          <table:table-cell table:formula="of:=N(AND([.$I361]&lt;=[.L$1]; [.$I361]&gt;[.K$1]))" office:value-type="float" office:value="0">
            <text:p>0</text:p>
          </table:table-cell>
          <table:table-cell table:formula="of:=N(AND([.$I361]&lt;=[.M$1]; [.$I361]&gt;[.L$1]))" office:value-type="float" office:value="0">
            <text:p>0</text:p>
          </table:table-cell>
          <table:table-cell table:formula="of:=N(AND([.$I361]&lt;=[.N$1]; [.$I361]&gt;[.M$1]))" office:value-type="float" office:value="0">
            <text:p>0</text:p>
          </table:table-cell>
          <table:table-cell table:formula="of:=N(AND([.$I361]&lt;=[.O$1]; [.$I361]&gt;[.N$1]))" office:value-type="float" office:value="0">
            <text:p>0</text:p>
          </table:table-cell>
          <table:table-cell table:formula="of:=N(AND([.$I361]&lt;=[.P$1]; [.$I361]&gt;[.O$1]))" office:value-type="float" office:value="0">
            <text:p>0</text:p>
          </table:table-cell>
          <table:table-cell table:formula="of:=N(AND([.$I361]&lt;=[.Q$1]; [.$I361]&gt;[.P$1]))" office:value-type="float" office:value="0">
            <text:p>0</text:p>
          </table:table-cell>
          <table:table-cell table:formula="of:=N(AND([.$I361]&lt;=[.R$1]; [.$I361]&gt;[.Q$1]))" office:value-type="float" office:value="0">
            <text:p>0</text:p>
          </table:table-cell>
          <table:table-cell table:formula="of:=N(AND([.$I361]&lt;=[.S$1]; [.$I361]&gt;[.R$1]))" office:value-type="float" office:value="0">
            <text:p>0</text:p>
          </table:table-cell>
          <table:table-cell table:formula="of:=N(AND([.$I361]&lt;=[.T$1]; [.$I361]&gt;[.S$1]))" office:value-type="float" office:value="0">
            <text:p>0</text:p>
          </table:table-cell>
          <table:table-cell table:formula="of:=N(AND([.$I361]&lt;=[.U$1]; [.$I361]&gt;[.T$1]))" office:value-type="float" office:value="0">
            <text:p>0</text:p>
          </table:table-cell>
          <table:table-cell table:formula="of:=N(AND([.$I361]&lt;=[.V$1]; [.$I361]&gt;[.U$1]))" office:value-type="float" office:value="0">
            <text:p>0</text:p>
          </table:table-cell>
          <table:table-cell table:formula="of:=N(AND([.$I361]&lt;=[.W$1]; [.$I361]&gt;[.V$1]))" office:value-type="float" office:value="1">
            <text:p>1</text:p>
          </table:table-cell>
          <table:table-cell table:formula="of:=N(AND([.$I361]&lt;=[.X$1]; [.$I361]&gt;[.W$1]))" office:value-type="float" office:value="0">
            <text:p>0</text:p>
          </table:table-cell>
          <table:table-cell table:formula="of:=N(AND([.$I361]&lt;=[.Y$1]; [.$I361]&gt;[.X$1]))" office:value-type="float" office:value="0">
            <text:p>0</text:p>
          </table:table-cell>
          <table:table-cell table:formula="of:=N(AND([.$I361]&lt;=[.Z$1]; [.$I361]&gt;[.Y$1]))" office:value-type="float" office:value="0">
            <text:p>0</text:p>
          </table:table-cell>
          <table:table-cell table:formula="of:=N(AND([.$I361]&lt;=[.AA$1]; [.$I361]&gt;[.Z$1]))" office:value-type="float" office:value="0">
            <text:p>0</text:p>
          </table:table-cell>
          <table:table-cell table:formula="of:=N(AND([.$I361]&lt;=[.AB$1]; [.$I361]&gt;[.AA$1]))" office:value-type="float" office:value="0">
            <text:p>0</text:p>
          </table:table-cell>
          <table:table-cell table:formula="of:=N(AND([.$I361]&lt;=[.AC$1]; [.$I361]&gt;[.AB$1]))" office:value-type="float" office:value="0">
            <text:p>0</text:p>
          </table:table-cell>
          <table:table-cell table:formula="of:=N(AND([.$I361]&lt;=[.AD$1]; [.$I361]&gt;[.AC$1]))" office:value-type="float" office:value="0">
            <text:p>0</text:p>
          </table:table-cell>
          <table:table-cell table:formula="of:=N(AND([.$I361]&lt;=[.AE$1]; [.$I361]&gt;[.AD$1]))" office:value-type="float" office:value="0">
            <text:p>0</text:p>
          </table:table-cell>
          <table:table-cell table:formula="of:=N(AND([.$I361]&lt;=[.AF$1]; [.$I361]&gt;[.AE$1]))" office:value-type="float" office:value="0">
            <text:p>0</text:p>
          </table:table-cell>
          <table:table-cell table:formula="of:=N(AND([.$I361]&lt;=[.AG$1]; [.$I361]&gt;[.AF$1]))" office:value-type="float" office:value="0">
            <text:p>0</text:p>
          </table:table-cell>
          <table:table-cell table:formula="of:=N(AND([.$I361]&lt;=[.AH$1]; [.$I361]&gt;[.AG$1]))" office:value-type="float" office:value="0">
            <text:p>0</text:p>
          </table:table-cell>
          <table:table-cell table:formula="of:=N(AND([.$I361]&lt;=[.AI$1]; [.$I36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3:54Z</text:p>
          </table:table-cell>
          <table:table-cell office:value-type="float" office:value="4161">
            <text:p>4161</text:p>
          </table:table-cell>
          <table:table-cell/>
          <table:table-cell office:value-type="float" office:value="315000">
            <text:p>315000</text:p>
          </table:table-cell>
          <table:table-cell office:value-type="float" office:value="1361">
            <text:p>1361</text:p>
          </table:table-cell>
          <table:table-cell table:formula="of:=N(AND([.$I362]&lt;=[.K$1]; [.$I362]&gt;[.J$1]))" office:value-type="float" office:value="0">
            <text:p>0</text:p>
          </table:table-cell>
          <table:table-cell table:formula="of:=N(AND([.$I362]&lt;=[.L$1]; [.$I362]&gt;[.K$1]))" office:value-type="float" office:value="0">
            <text:p>0</text:p>
          </table:table-cell>
          <table:table-cell table:formula="of:=N(AND([.$I362]&lt;=[.M$1]; [.$I362]&gt;[.L$1]))" office:value-type="float" office:value="0">
            <text:p>0</text:p>
          </table:table-cell>
          <table:table-cell table:formula="of:=N(AND([.$I362]&lt;=[.N$1]; [.$I362]&gt;[.M$1]))" office:value-type="float" office:value="0">
            <text:p>0</text:p>
          </table:table-cell>
          <table:table-cell table:formula="of:=N(AND([.$I362]&lt;=[.O$1]; [.$I362]&gt;[.N$1]))" office:value-type="float" office:value="0">
            <text:p>0</text:p>
          </table:table-cell>
          <table:table-cell table:formula="of:=N(AND([.$I362]&lt;=[.P$1]; [.$I362]&gt;[.O$1]))" office:value-type="float" office:value="0">
            <text:p>0</text:p>
          </table:table-cell>
          <table:table-cell table:formula="of:=N(AND([.$I362]&lt;=[.Q$1]; [.$I362]&gt;[.P$1]))" office:value-type="float" office:value="0">
            <text:p>0</text:p>
          </table:table-cell>
          <table:table-cell table:formula="of:=N(AND([.$I362]&lt;=[.R$1]; [.$I362]&gt;[.Q$1]))" office:value-type="float" office:value="0">
            <text:p>0</text:p>
          </table:table-cell>
          <table:table-cell table:formula="of:=N(AND([.$I362]&lt;=[.S$1]; [.$I362]&gt;[.R$1]))" office:value-type="float" office:value="0">
            <text:p>0</text:p>
          </table:table-cell>
          <table:table-cell table:formula="of:=N(AND([.$I362]&lt;=[.T$1]; [.$I362]&gt;[.S$1]))" office:value-type="float" office:value="0">
            <text:p>0</text:p>
          </table:table-cell>
          <table:table-cell table:formula="of:=N(AND([.$I362]&lt;=[.U$1]; [.$I362]&gt;[.T$1]))" office:value-type="float" office:value="1">
            <text:p>1</text:p>
          </table:table-cell>
          <table:table-cell table:formula="of:=N(AND([.$I362]&lt;=[.V$1]; [.$I362]&gt;[.U$1]))" office:value-type="float" office:value="0">
            <text:p>0</text:p>
          </table:table-cell>
          <table:table-cell table:formula="of:=N(AND([.$I362]&lt;=[.W$1]; [.$I362]&gt;[.V$1]))" office:value-type="float" office:value="0">
            <text:p>0</text:p>
          </table:table-cell>
          <table:table-cell table:formula="of:=N(AND([.$I362]&lt;=[.X$1]; [.$I362]&gt;[.W$1]))" office:value-type="float" office:value="0">
            <text:p>0</text:p>
          </table:table-cell>
          <table:table-cell table:formula="of:=N(AND([.$I362]&lt;=[.Y$1]; [.$I362]&gt;[.X$1]))" office:value-type="float" office:value="0">
            <text:p>0</text:p>
          </table:table-cell>
          <table:table-cell table:formula="of:=N(AND([.$I362]&lt;=[.Z$1]; [.$I362]&gt;[.Y$1]))" office:value-type="float" office:value="0">
            <text:p>0</text:p>
          </table:table-cell>
          <table:table-cell table:formula="of:=N(AND([.$I362]&lt;=[.AA$1]; [.$I362]&gt;[.Z$1]))" office:value-type="float" office:value="0">
            <text:p>0</text:p>
          </table:table-cell>
          <table:table-cell table:formula="of:=N(AND([.$I362]&lt;=[.AB$1]; [.$I362]&gt;[.AA$1]))" office:value-type="float" office:value="0">
            <text:p>0</text:p>
          </table:table-cell>
          <table:table-cell table:formula="of:=N(AND([.$I362]&lt;=[.AC$1]; [.$I362]&gt;[.AB$1]))" office:value-type="float" office:value="0">
            <text:p>0</text:p>
          </table:table-cell>
          <table:table-cell table:formula="of:=N(AND([.$I362]&lt;=[.AD$1]; [.$I362]&gt;[.AC$1]))" office:value-type="float" office:value="0">
            <text:p>0</text:p>
          </table:table-cell>
          <table:table-cell table:formula="of:=N(AND([.$I362]&lt;=[.AE$1]; [.$I362]&gt;[.AD$1]))" office:value-type="float" office:value="0">
            <text:p>0</text:p>
          </table:table-cell>
          <table:table-cell table:formula="of:=N(AND([.$I362]&lt;=[.AF$1]; [.$I362]&gt;[.AE$1]))" office:value-type="float" office:value="0">
            <text:p>0</text:p>
          </table:table-cell>
          <table:table-cell table:formula="of:=N(AND([.$I362]&lt;=[.AG$1]; [.$I362]&gt;[.AF$1]))" office:value-type="float" office:value="0">
            <text:p>0</text:p>
          </table:table-cell>
          <table:table-cell table:formula="of:=N(AND([.$I362]&lt;=[.AH$1]; [.$I362]&gt;[.AG$1]))" office:value-type="float" office:value="0">
            <text:p>0</text:p>
          </table:table-cell>
          <table:table-cell table:formula="of:=N(AND([.$I362]&lt;=[.AI$1]; [.$I36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4:30Z</text:p>
          </table:table-cell>
          <table:table-cell office:value-type="float" office:value="13374">
            <text:p>13374</text:p>
          </table:table-cell>
          <table:table-cell/>
          <table:table-cell office:value-type="float" office:value="325000">
            <text:p>325000</text:p>
          </table:table-cell>
          <table:table-cell office:value-type="float" office:value="1361">
            <text:p>1361</text:p>
          </table:table-cell>
          <table:table-cell table:formula="of:=N(AND([.$I363]&lt;=[.K$1]; [.$I363]&gt;[.J$1]))" office:value-type="float" office:value="0">
            <text:p>0</text:p>
          </table:table-cell>
          <table:table-cell table:formula="of:=N(AND([.$I363]&lt;=[.L$1]; [.$I363]&gt;[.K$1]))" office:value-type="float" office:value="0">
            <text:p>0</text:p>
          </table:table-cell>
          <table:table-cell table:formula="of:=N(AND([.$I363]&lt;=[.M$1]; [.$I363]&gt;[.L$1]))" office:value-type="float" office:value="0">
            <text:p>0</text:p>
          </table:table-cell>
          <table:table-cell table:formula="of:=N(AND([.$I363]&lt;=[.N$1]; [.$I363]&gt;[.M$1]))" office:value-type="float" office:value="0">
            <text:p>0</text:p>
          </table:table-cell>
          <table:table-cell table:formula="of:=N(AND([.$I363]&lt;=[.O$1]; [.$I363]&gt;[.N$1]))" office:value-type="float" office:value="0">
            <text:p>0</text:p>
          </table:table-cell>
          <table:table-cell table:formula="of:=N(AND([.$I363]&lt;=[.P$1]; [.$I363]&gt;[.O$1]))" office:value-type="float" office:value="0">
            <text:p>0</text:p>
          </table:table-cell>
          <table:table-cell table:formula="of:=N(AND([.$I363]&lt;=[.Q$1]; [.$I363]&gt;[.P$1]))" office:value-type="float" office:value="0">
            <text:p>0</text:p>
          </table:table-cell>
          <table:table-cell table:formula="of:=N(AND([.$I363]&lt;=[.R$1]; [.$I363]&gt;[.Q$1]))" office:value-type="float" office:value="0">
            <text:p>0</text:p>
          </table:table-cell>
          <table:table-cell table:formula="of:=N(AND([.$I363]&lt;=[.S$1]; [.$I363]&gt;[.R$1]))" office:value-type="float" office:value="0">
            <text:p>0</text:p>
          </table:table-cell>
          <table:table-cell table:formula="of:=N(AND([.$I363]&lt;=[.T$1]; [.$I363]&gt;[.S$1]))" office:value-type="float" office:value="0">
            <text:p>0</text:p>
          </table:table-cell>
          <table:table-cell table:formula="of:=N(AND([.$I363]&lt;=[.U$1]; [.$I363]&gt;[.T$1]))" office:value-type="float" office:value="1">
            <text:p>1</text:p>
          </table:table-cell>
          <table:table-cell table:formula="of:=N(AND([.$I363]&lt;=[.V$1]; [.$I363]&gt;[.U$1]))" office:value-type="float" office:value="0">
            <text:p>0</text:p>
          </table:table-cell>
          <table:table-cell table:formula="of:=N(AND([.$I363]&lt;=[.W$1]; [.$I363]&gt;[.V$1]))" office:value-type="float" office:value="0">
            <text:p>0</text:p>
          </table:table-cell>
          <table:table-cell table:formula="of:=N(AND([.$I363]&lt;=[.X$1]; [.$I363]&gt;[.W$1]))" office:value-type="float" office:value="0">
            <text:p>0</text:p>
          </table:table-cell>
          <table:table-cell table:formula="of:=N(AND([.$I363]&lt;=[.Y$1]; [.$I363]&gt;[.X$1]))" office:value-type="float" office:value="0">
            <text:p>0</text:p>
          </table:table-cell>
          <table:table-cell table:formula="of:=N(AND([.$I363]&lt;=[.Z$1]; [.$I363]&gt;[.Y$1]))" office:value-type="float" office:value="0">
            <text:p>0</text:p>
          </table:table-cell>
          <table:table-cell table:formula="of:=N(AND([.$I363]&lt;=[.AA$1]; [.$I363]&gt;[.Z$1]))" office:value-type="float" office:value="0">
            <text:p>0</text:p>
          </table:table-cell>
          <table:table-cell table:formula="of:=N(AND([.$I363]&lt;=[.AB$1]; [.$I363]&gt;[.AA$1]))" office:value-type="float" office:value="0">
            <text:p>0</text:p>
          </table:table-cell>
          <table:table-cell table:formula="of:=N(AND([.$I363]&lt;=[.AC$1]; [.$I363]&gt;[.AB$1]))" office:value-type="float" office:value="0">
            <text:p>0</text:p>
          </table:table-cell>
          <table:table-cell table:formula="of:=N(AND([.$I363]&lt;=[.AD$1]; [.$I363]&gt;[.AC$1]))" office:value-type="float" office:value="0">
            <text:p>0</text:p>
          </table:table-cell>
          <table:table-cell table:formula="of:=N(AND([.$I363]&lt;=[.AE$1]; [.$I363]&gt;[.AD$1]))" office:value-type="float" office:value="0">
            <text:p>0</text:p>
          </table:table-cell>
          <table:table-cell table:formula="of:=N(AND([.$I363]&lt;=[.AF$1]; [.$I363]&gt;[.AE$1]))" office:value-type="float" office:value="0">
            <text:p>0</text:p>
          </table:table-cell>
          <table:table-cell table:formula="of:=N(AND([.$I363]&lt;=[.AG$1]; [.$I363]&gt;[.AF$1]))" office:value-type="float" office:value="0">
            <text:p>0</text:p>
          </table:table-cell>
          <table:table-cell table:formula="of:=N(AND([.$I363]&lt;=[.AH$1]; [.$I363]&gt;[.AG$1]))" office:value-type="float" office:value="0">
            <text:p>0</text:p>
          </table:table-cell>
          <table:table-cell table:formula="of:=N(AND([.$I363]&lt;=[.AI$1]; [.$I36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4:47Z</text:p>
          </table:table-cell>
          <table:table-cell office:value-type="float" office:value="2734">
            <text:p>2734</text:p>
          </table:table-cell>
          <table:table-cell/>
          <table:table-cell office:value-type="float" office:value="237000">
            <text:p>237000</text:p>
          </table:table-cell>
          <table:table-cell office:value-type="float" office:value="1361">
            <text:p>1361</text:p>
          </table:table-cell>
          <table:table-cell table:formula="of:=N(AND([.$I364]&lt;=[.K$1]; [.$I364]&gt;[.J$1]))" office:value-type="float" office:value="0">
            <text:p>0</text:p>
          </table:table-cell>
          <table:table-cell table:formula="of:=N(AND([.$I364]&lt;=[.L$1]; [.$I364]&gt;[.K$1]))" office:value-type="float" office:value="0">
            <text:p>0</text:p>
          </table:table-cell>
          <table:table-cell table:formula="of:=N(AND([.$I364]&lt;=[.M$1]; [.$I364]&gt;[.L$1]))" office:value-type="float" office:value="0">
            <text:p>0</text:p>
          </table:table-cell>
          <table:table-cell table:formula="of:=N(AND([.$I364]&lt;=[.N$1]; [.$I364]&gt;[.M$1]))" office:value-type="float" office:value="0">
            <text:p>0</text:p>
          </table:table-cell>
          <table:table-cell table:formula="of:=N(AND([.$I364]&lt;=[.O$1]; [.$I364]&gt;[.N$1]))" office:value-type="float" office:value="0">
            <text:p>0</text:p>
          </table:table-cell>
          <table:table-cell table:formula="of:=N(AND([.$I364]&lt;=[.P$1]; [.$I364]&gt;[.O$1]))" office:value-type="float" office:value="0">
            <text:p>0</text:p>
          </table:table-cell>
          <table:table-cell table:formula="of:=N(AND([.$I364]&lt;=[.Q$1]; [.$I364]&gt;[.P$1]))" office:value-type="float" office:value="0">
            <text:p>0</text:p>
          </table:table-cell>
          <table:table-cell table:formula="of:=N(AND([.$I364]&lt;=[.R$1]; [.$I364]&gt;[.Q$1]))" office:value-type="float" office:value="1">
            <text:p>1</text:p>
          </table:table-cell>
          <table:table-cell table:formula="of:=N(AND([.$I364]&lt;=[.S$1]; [.$I364]&gt;[.R$1]))" office:value-type="float" office:value="0">
            <text:p>0</text:p>
          </table:table-cell>
          <table:table-cell table:formula="of:=N(AND([.$I364]&lt;=[.T$1]; [.$I364]&gt;[.S$1]))" office:value-type="float" office:value="0">
            <text:p>0</text:p>
          </table:table-cell>
          <table:table-cell table:formula="of:=N(AND([.$I364]&lt;=[.U$1]; [.$I364]&gt;[.T$1]))" office:value-type="float" office:value="0">
            <text:p>0</text:p>
          </table:table-cell>
          <table:table-cell table:formula="of:=N(AND([.$I364]&lt;=[.V$1]; [.$I364]&gt;[.U$1]))" office:value-type="float" office:value="0">
            <text:p>0</text:p>
          </table:table-cell>
          <table:table-cell table:formula="of:=N(AND([.$I364]&lt;=[.W$1]; [.$I364]&gt;[.V$1]))" office:value-type="float" office:value="0">
            <text:p>0</text:p>
          </table:table-cell>
          <table:table-cell table:formula="of:=N(AND([.$I364]&lt;=[.X$1]; [.$I364]&gt;[.W$1]))" office:value-type="float" office:value="0">
            <text:p>0</text:p>
          </table:table-cell>
          <table:table-cell table:formula="of:=N(AND([.$I364]&lt;=[.Y$1]; [.$I364]&gt;[.X$1]))" office:value-type="float" office:value="0">
            <text:p>0</text:p>
          </table:table-cell>
          <table:table-cell table:formula="of:=N(AND([.$I364]&lt;=[.Z$1]; [.$I364]&gt;[.Y$1]))" office:value-type="float" office:value="0">
            <text:p>0</text:p>
          </table:table-cell>
          <table:table-cell table:formula="of:=N(AND([.$I364]&lt;=[.AA$1]; [.$I364]&gt;[.Z$1]))" office:value-type="float" office:value="0">
            <text:p>0</text:p>
          </table:table-cell>
          <table:table-cell table:formula="of:=N(AND([.$I364]&lt;=[.AB$1]; [.$I364]&gt;[.AA$1]))" office:value-type="float" office:value="0">
            <text:p>0</text:p>
          </table:table-cell>
          <table:table-cell table:formula="of:=N(AND([.$I364]&lt;=[.AC$1]; [.$I364]&gt;[.AB$1]))" office:value-type="float" office:value="0">
            <text:p>0</text:p>
          </table:table-cell>
          <table:table-cell table:formula="of:=N(AND([.$I364]&lt;=[.AD$1]; [.$I364]&gt;[.AC$1]))" office:value-type="float" office:value="0">
            <text:p>0</text:p>
          </table:table-cell>
          <table:table-cell table:formula="of:=N(AND([.$I364]&lt;=[.AE$1]; [.$I364]&gt;[.AD$1]))" office:value-type="float" office:value="0">
            <text:p>0</text:p>
          </table:table-cell>
          <table:table-cell table:formula="of:=N(AND([.$I364]&lt;=[.AF$1]; [.$I364]&gt;[.AE$1]))" office:value-type="float" office:value="0">
            <text:p>0</text:p>
          </table:table-cell>
          <table:table-cell table:formula="of:=N(AND([.$I364]&lt;=[.AG$1]; [.$I364]&gt;[.AF$1]))" office:value-type="float" office:value="0">
            <text:p>0</text:p>
          </table:table-cell>
          <table:table-cell table:formula="of:=N(AND([.$I364]&lt;=[.AH$1]; [.$I364]&gt;[.AG$1]))" office:value-type="float" office:value="0">
            <text:p>0</text:p>
          </table:table-cell>
          <table:table-cell table:formula="of:=N(AND([.$I364]&lt;=[.AI$1]; [.$I36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5:14Z</text:p>
          </table:table-cell>
          <table:table-cell office:value-type="float" office:value="2844">
            <text:p>2844</text:p>
          </table:table-cell>
          <table:table-cell/>
          <table:table-cell office:value-type="float" office:value="469000">
            <text:p>469000</text:p>
          </table:table-cell>
          <table:table-cell office:value-type="float" office:value="1091">
            <text:p>1091</text:p>
          </table:table-cell>
          <table:table-cell table:formula="of:=N(AND([.$I365]&lt;=[.K$1]; [.$I365]&gt;[.J$1]))" office:value-type="float" office:value="0">
            <text:p>0</text:p>
          </table:table-cell>
          <table:table-cell table:formula="of:=N(AND([.$I365]&lt;=[.L$1]; [.$I365]&gt;[.K$1]))" office:value-type="float" office:value="0">
            <text:p>0</text:p>
          </table:table-cell>
          <table:table-cell table:formula="of:=N(AND([.$I365]&lt;=[.M$1]; [.$I365]&gt;[.L$1]))" office:value-type="float" office:value="0">
            <text:p>0</text:p>
          </table:table-cell>
          <table:table-cell table:formula="of:=N(AND([.$I365]&lt;=[.N$1]; [.$I365]&gt;[.M$1]))" office:value-type="float" office:value="0">
            <text:p>0</text:p>
          </table:table-cell>
          <table:table-cell table:formula="of:=N(AND([.$I365]&lt;=[.O$1]; [.$I365]&gt;[.N$1]))" office:value-type="float" office:value="0">
            <text:p>0</text:p>
          </table:table-cell>
          <table:table-cell table:formula="of:=N(AND([.$I365]&lt;=[.P$1]; [.$I365]&gt;[.O$1]))" office:value-type="float" office:value="0">
            <text:p>0</text:p>
          </table:table-cell>
          <table:table-cell table:formula="of:=N(AND([.$I365]&lt;=[.Q$1]; [.$I365]&gt;[.P$1]))" office:value-type="float" office:value="0">
            <text:p>0</text:p>
          </table:table-cell>
          <table:table-cell table:formula="of:=N(AND([.$I365]&lt;=[.R$1]; [.$I365]&gt;[.Q$1]))" office:value-type="float" office:value="0">
            <text:p>0</text:p>
          </table:table-cell>
          <table:table-cell table:formula="of:=N(AND([.$I365]&lt;=[.S$1]; [.$I365]&gt;[.R$1]))" office:value-type="float" office:value="0">
            <text:p>0</text:p>
          </table:table-cell>
          <table:table-cell table:formula="of:=N(AND([.$I365]&lt;=[.T$1]; [.$I365]&gt;[.S$1]))" office:value-type="float" office:value="0">
            <text:p>0</text:p>
          </table:table-cell>
          <table:table-cell table:formula="of:=N(AND([.$I365]&lt;=[.U$1]; [.$I365]&gt;[.T$1]))" office:value-type="float" office:value="0">
            <text:p>0</text:p>
          </table:table-cell>
          <table:table-cell table:formula="of:=N(AND([.$I365]&lt;=[.V$1]; [.$I365]&gt;[.U$1]))" office:value-type="float" office:value="0">
            <text:p>0</text:p>
          </table:table-cell>
          <table:table-cell table:formula="of:=N(AND([.$I365]&lt;=[.W$1]; [.$I365]&gt;[.V$1]))" office:value-type="float" office:value="0">
            <text:p>0</text:p>
          </table:table-cell>
          <table:table-cell table:formula="of:=N(AND([.$I365]&lt;=[.X$1]; [.$I365]&gt;[.W$1]))" office:value-type="float" office:value="0">
            <text:p>0</text:p>
          </table:table-cell>
          <table:table-cell table:formula="of:=N(AND([.$I365]&lt;=[.Y$1]; [.$I365]&gt;[.X$1]))" office:value-type="float" office:value="0">
            <text:p>0</text:p>
          </table:table-cell>
          <table:table-cell table:formula="of:=N(AND([.$I365]&lt;=[.Z$1]; [.$I365]&gt;[.Y$1]))" office:value-type="float" office:value="1">
            <text:p>1</text:p>
          </table:table-cell>
          <table:table-cell table:formula="of:=N(AND([.$I365]&lt;=[.AA$1]; [.$I365]&gt;[.Z$1]))" office:value-type="float" office:value="0">
            <text:p>0</text:p>
          </table:table-cell>
          <table:table-cell table:formula="of:=N(AND([.$I365]&lt;=[.AB$1]; [.$I365]&gt;[.AA$1]))" office:value-type="float" office:value="0">
            <text:p>0</text:p>
          </table:table-cell>
          <table:table-cell table:formula="of:=N(AND([.$I365]&lt;=[.AC$1]; [.$I365]&gt;[.AB$1]))" office:value-type="float" office:value="0">
            <text:p>0</text:p>
          </table:table-cell>
          <table:table-cell table:formula="of:=N(AND([.$I365]&lt;=[.AD$1]; [.$I365]&gt;[.AC$1]))" office:value-type="float" office:value="0">
            <text:p>0</text:p>
          </table:table-cell>
          <table:table-cell table:formula="of:=N(AND([.$I365]&lt;=[.AE$1]; [.$I365]&gt;[.AD$1]))" office:value-type="float" office:value="0">
            <text:p>0</text:p>
          </table:table-cell>
          <table:table-cell table:formula="of:=N(AND([.$I365]&lt;=[.AF$1]; [.$I365]&gt;[.AE$1]))" office:value-type="float" office:value="0">
            <text:p>0</text:p>
          </table:table-cell>
          <table:table-cell table:formula="of:=N(AND([.$I365]&lt;=[.AG$1]; [.$I365]&gt;[.AF$1]))" office:value-type="float" office:value="0">
            <text:p>0</text:p>
          </table:table-cell>
          <table:table-cell table:formula="of:=N(AND([.$I365]&lt;=[.AH$1]; [.$I365]&gt;[.AG$1]))" office:value-type="float" office:value="0">
            <text:p>0</text:p>
          </table:table-cell>
          <table:table-cell table:formula="of:=N(AND([.$I365]&lt;=[.AI$1]; [.$I36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6:09Z</text:p>
          </table:table-cell>
          <table:table-cell office:value-type="float" office:value="2615">
            <text:p>2615</text:p>
          </table:table-cell>
          <table:table-cell/>
          <table:table-cell office:value-type="float" office:value="266000">
            <text:p>266000</text:p>
          </table:table-cell>
          <table:table-cell office:value-type="float" office:value="1361">
            <text:p>1361</text:p>
          </table:table-cell>
          <table:table-cell table:formula="of:=N(AND([.$I366]&lt;=[.K$1]; [.$I366]&gt;[.J$1]))" office:value-type="float" office:value="0">
            <text:p>0</text:p>
          </table:table-cell>
          <table:table-cell table:formula="of:=N(AND([.$I366]&lt;=[.L$1]; [.$I366]&gt;[.K$1]))" office:value-type="float" office:value="0">
            <text:p>0</text:p>
          </table:table-cell>
          <table:table-cell table:formula="of:=N(AND([.$I366]&lt;=[.M$1]; [.$I366]&gt;[.L$1]))" office:value-type="float" office:value="0">
            <text:p>0</text:p>
          </table:table-cell>
          <table:table-cell table:formula="of:=N(AND([.$I366]&lt;=[.N$1]; [.$I366]&gt;[.M$1]))" office:value-type="float" office:value="0">
            <text:p>0</text:p>
          </table:table-cell>
          <table:table-cell table:formula="of:=N(AND([.$I366]&lt;=[.O$1]; [.$I366]&gt;[.N$1]))" office:value-type="float" office:value="0">
            <text:p>0</text:p>
          </table:table-cell>
          <table:table-cell table:formula="of:=N(AND([.$I366]&lt;=[.P$1]; [.$I366]&gt;[.O$1]))" office:value-type="float" office:value="0">
            <text:p>0</text:p>
          </table:table-cell>
          <table:table-cell table:formula="of:=N(AND([.$I366]&lt;=[.Q$1]; [.$I366]&gt;[.P$1]))" office:value-type="float" office:value="0">
            <text:p>0</text:p>
          </table:table-cell>
          <table:table-cell table:formula="of:=N(AND([.$I366]&lt;=[.R$1]; [.$I366]&gt;[.Q$1]))" office:value-type="float" office:value="0">
            <text:p>0</text:p>
          </table:table-cell>
          <table:table-cell table:formula="of:=N(AND([.$I366]&lt;=[.S$1]; [.$I366]&gt;[.R$1]))" office:value-type="float" office:value="1">
            <text:p>1</text:p>
          </table:table-cell>
          <table:table-cell table:formula="of:=N(AND([.$I366]&lt;=[.T$1]; [.$I366]&gt;[.S$1]))" office:value-type="float" office:value="0">
            <text:p>0</text:p>
          </table:table-cell>
          <table:table-cell table:formula="of:=N(AND([.$I366]&lt;=[.U$1]; [.$I366]&gt;[.T$1]))" office:value-type="float" office:value="0">
            <text:p>0</text:p>
          </table:table-cell>
          <table:table-cell table:formula="of:=N(AND([.$I366]&lt;=[.V$1]; [.$I366]&gt;[.U$1]))" office:value-type="float" office:value="0">
            <text:p>0</text:p>
          </table:table-cell>
          <table:table-cell table:formula="of:=N(AND([.$I366]&lt;=[.W$1]; [.$I366]&gt;[.V$1]))" office:value-type="float" office:value="0">
            <text:p>0</text:p>
          </table:table-cell>
          <table:table-cell table:formula="of:=N(AND([.$I366]&lt;=[.X$1]; [.$I366]&gt;[.W$1]))" office:value-type="float" office:value="0">
            <text:p>0</text:p>
          </table:table-cell>
          <table:table-cell table:formula="of:=N(AND([.$I366]&lt;=[.Y$1]; [.$I366]&gt;[.X$1]))" office:value-type="float" office:value="0">
            <text:p>0</text:p>
          </table:table-cell>
          <table:table-cell table:formula="of:=N(AND([.$I366]&lt;=[.Z$1]; [.$I366]&gt;[.Y$1]))" office:value-type="float" office:value="0">
            <text:p>0</text:p>
          </table:table-cell>
          <table:table-cell table:formula="of:=N(AND([.$I366]&lt;=[.AA$1]; [.$I366]&gt;[.Z$1]))" office:value-type="float" office:value="0">
            <text:p>0</text:p>
          </table:table-cell>
          <table:table-cell table:formula="of:=N(AND([.$I366]&lt;=[.AB$1]; [.$I366]&gt;[.AA$1]))" office:value-type="float" office:value="0">
            <text:p>0</text:p>
          </table:table-cell>
          <table:table-cell table:formula="of:=N(AND([.$I366]&lt;=[.AC$1]; [.$I366]&gt;[.AB$1]))" office:value-type="float" office:value="0">
            <text:p>0</text:p>
          </table:table-cell>
          <table:table-cell table:formula="of:=N(AND([.$I366]&lt;=[.AD$1]; [.$I366]&gt;[.AC$1]))" office:value-type="float" office:value="0">
            <text:p>0</text:p>
          </table:table-cell>
          <table:table-cell table:formula="of:=N(AND([.$I366]&lt;=[.AE$1]; [.$I366]&gt;[.AD$1]))" office:value-type="float" office:value="0">
            <text:p>0</text:p>
          </table:table-cell>
          <table:table-cell table:formula="of:=N(AND([.$I366]&lt;=[.AF$1]; [.$I366]&gt;[.AE$1]))" office:value-type="float" office:value="0">
            <text:p>0</text:p>
          </table:table-cell>
          <table:table-cell table:formula="of:=N(AND([.$I366]&lt;=[.AG$1]; [.$I366]&gt;[.AF$1]))" office:value-type="float" office:value="0">
            <text:p>0</text:p>
          </table:table-cell>
          <table:table-cell table:formula="of:=N(AND([.$I366]&lt;=[.AH$1]; [.$I366]&gt;[.AG$1]))" office:value-type="float" office:value="0">
            <text:p>0</text:p>
          </table:table-cell>
          <table:table-cell table:formula="of:=N(AND([.$I366]&lt;=[.AI$1]; [.$I36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6:37Z</text:p>
          </table:table-cell>
          <table:table-cell office:value-type="float" office:value="4346">
            <text:p>4346</text:p>
          </table:table-cell>
          <table:table-cell/>
          <table:table-cell office:value-type="float" office:value="444000">
            <text:p>444000</text:p>
          </table:table-cell>
          <table:table-cell office:value-type="float" office:value="1361">
            <text:p>1361</text:p>
          </table:table-cell>
          <table:table-cell table:formula="of:=N(AND([.$I367]&lt;=[.K$1]; [.$I367]&gt;[.J$1]))" office:value-type="float" office:value="0">
            <text:p>0</text:p>
          </table:table-cell>
          <table:table-cell table:formula="of:=N(AND([.$I367]&lt;=[.L$1]; [.$I367]&gt;[.K$1]))" office:value-type="float" office:value="0">
            <text:p>0</text:p>
          </table:table-cell>
          <table:table-cell table:formula="of:=N(AND([.$I367]&lt;=[.M$1]; [.$I367]&gt;[.L$1]))" office:value-type="float" office:value="0">
            <text:p>0</text:p>
          </table:table-cell>
          <table:table-cell table:formula="of:=N(AND([.$I367]&lt;=[.N$1]; [.$I367]&gt;[.M$1]))" office:value-type="float" office:value="0">
            <text:p>0</text:p>
          </table:table-cell>
          <table:table-cell table:formula="of:=N(AND([.$I367]&lt;=[.O$1]; [.$I367]&gt;[.N$1]))" office:value-type="float" office:value="0">
            <text:p>0</text:p>
          </table:table-cell>
          <table:table-cell table:formula="of:=N(AND([.$I367]&lt;=[.P$1]; [.$I367]&gt;[.O$1]))" office:value-type="float" office:value="0">
            <text:p>0</text:p>
          </table:table-cell>
          <table:table-cell table:formula="of:=N(AND([.$I367]&lt;=[.Q$1]; [.$I367]&gt;[.P$1]))" office:value-type="float" office:value="0">
            <text:p>0</text:p>
          </table:table-cell>
          <table:table-cell table:formula="of:=N(AND([.$I367]&lt;=[.R$1]; [.$I367]&gt;[.Q$1]))" office:value-type="float" office:value="0">
            <text:p>0</text:p>
          </table:table-cell>
          <table:table-cell table:formula="of:=N(AND([.$I367]&lt;=[.S$1]; [.$I367]&gt;[.R$1]))" office:value-type="float" office:value="0">
            <text:p>0</text:p>
          </table:table-cell>
          <table:table-cell table:formula="of:=N(AND([.$I367]&lt;=[.T$1]; [.$I367]&gt;[.S$1]))" office:value-type="float" office:value="0">
            <text:p>0</text:p>
          </table:table-cell>
          <table:table-cell table:formula="of:=N(AND([.$I367]&lt;=[.U$1]; [.$I367]&gt;[.T$1]))" office:value-type="float" office:value="0">
            <text:p>0</text:p>
          </table:table-cell>
          <table:table-cell table:formula="of:=N(AND([.$I367]&lt;=[.V$1]; [.$I367]&gt;[.U$1]))" office:value-type="float" office:value="0">
            <text:p>0</text:p>
          </table:table-cell>
          <table:table-cell table:formula="of:=N(AND([.$I367]&lt;=[.W$1]; [.$I367]&gt;[.V$1]))" office:value-type="float" office:value="0">
            <text:p>0</text:p>
          </table:table-cell>
          <table:table-cell table:formula="of:=N(AND([.$I367]&lt;=[.X$1]; [.$I367]&gt;[.W$1]))" office:value-type="float" office:value="0">
            <text:p>0</text:p>
          </table:table-cell>
          <table:table-cell table:formula="of:=N(AND([.$I367]&lt;=[.Y$1]; [.$I367]&gt;[.X$1]))" office:value-type="float" office:value="1">
            <text:p>1</text:p>
          </table:table-cell>
          <table:table-cell table:formula="of:=N(AND([.$I367]&lt;=[.Z$1]; [.$I367]&gt;[.Y$1]))" office:value-type="float" office:value="0">
            <text:p>0</text:p>
          </table:table-cell>
          <table:table-cell table:formula="of:=N(AND([.$I367]&lt;=[.AA$1]; [.$I367]&gt;[.Z$1]))" office:value-type="float" office:value="0">
            <text:p>0</text:p>
          </table:table-cell>
          <table:table-cell table:formula="of:=N(AND([.$I367]&lt;=[.AB$1]; [.$I367]&gt;[.AA$1]))" office:value-type="float" office:value="0">
            <text:p>0</text:p>
          </table:table-cell>
          <table:table-cell table:formula="of:=N(AND([.$I367]&lt;=[.AC$1]; [.$I367]&gt;[.AB$1]))" office:value-type="float" office:value="0">
            <text:p>0</text:p>
          </table:table-cell>
          <table:table-cell table:formula="of:=N(AND([.$I367]&lt;=[.AD$1]; [.$I367]&gt;[.AC$1]))" office:value-type="float" office:value="0">
            <text:p>0</text:p>
          </table:table-cell>
          <table:table-cell table:formula="of:=N(AND([.$I367]&lt;=[.AE$1]; [.$I367]&gt;[.AD$1]))" office:value-type="float" office:value="0">
            <text:p>0</text:p>
          </table:table-cell>
          <table:table-cell table:formula="of:=N(AND([.$I367]&lt;=[.AF$1]; [.$I367]&gt;[.AE$1]))" office:value-type="float" office:value="0">
            <text:p>0</text:p>
          </table:table-cell>
          <table:table-cell table:formula="of:=N(AND([.$I367]&lt;=[.AG$1]; [.$I367]&gt;[.AF$1]))" office:value-type="float" office:value="0">
            <text:p>0</text:p>
          </table:table-cell>
          <table:table-cell table:formula="of:=N(AND([.$I367]&lt;=[.AH$1]; [.$I367]&gt;[.AG$1]))" office:value-type="float" office:value="0">
            <text:p>0</text:p>
          </table:table-cell>
          <table:table-cell table:formula="of:=N(AND([.$I367]&lt;=[.AI$1]; [.$I36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7:17Z</text:p>
          </table:table-cell>
          <table:table-cell office:value-type="float" office:value="3684">
            <text:p>3684</text:p>
          </table:table-cell>
          <table:table-cell/>
          <table:table-cell office:value-type="float" office:value="197000">
            <text:p>197000</text:p>
          </table:table-cell>
          <table:table-cell office:value-type="float" office:value="1631">
            <text:p>1631</text:p>
          </table:table-cell>
          <table:table-cell table:formula="of:=N(AND([.$I368]&lt;=[.K$1]; [.$I368]&gt;[.J$1]))" office:value-type="float" office:value="0">
            <text:p>0</text:p>
          </table:table-cell>
          <table:table-cell table:formula="of:=N(AND([.$I368]&lt;=[.L$1]; [.$I368]&gt;[.K$1]))" office:value-type="float" office:value="0">
            <text:p>0</text:p>
          </table:table-cell>
          <table:table-cell table:formula="of:=N(AND([.$I368]&lt;=[.M$1]; [.$I368]&gt;[.L$1]))" office:value-type="float" office:value="0">
            <text:p>0</text:p>
          </table:table-cell>
          <table:table-cell table:formula="of:=N(AND([.$I368]&lt;=[.N$1]; [.$I368]&gt;[.M$1]))" office:value-type="float" office:value="0">
            <text:p>0</text:p>
          </table:table-cell>
          <table:table-cell table:formula="of:=N(AND([.$I368]&lt;=[.O$1]; [.$I368]&gt;[.N$1]))" office:value-type="float" office:value="0">
            <text:p>0</text:p>
          </table:table-cell>
          <table:table-cell table:formula="of:=N(AND([.$I368]&lt;=[.P$1]; [.$I368]&gt;[.O$1]))" office:value-type="float" office:value="0">
            <text:p>0</text:p>
          </table:table-cell>
          <table:table-cell table:formula="of:=N(AND([.$I368]&lt;=[.Q$1]; [.$I368]&gt;[.P$1]))" office:value-type="float" office:value="1">
            <text:p>1</text:p>
          </table:table-cell>
          <table:table-cell table:formula="of:=N(AND([.$I368]&lt;=[.R$1]; [.$I368]&gt;[.Q$1]))" office:value-type="float" office:value="0">
            <text:p>0</text:p>
          </table:table-cell>
          <table:table-cell table:formula="of:=N(AND([.$I368]&lt;=[.S$1]; [.$I368]&gt;[.R$1]))" office:value-type="float" office:value="0">
            <text:p>0</text:p>
          </table:table-cell>
          <table:table-cell table:formula="of:=N(AND([.$I368]&lt;=[.T$1]; [.$I368]&gt;[.S$1]))" office:value-type="float" office:value="0">
            <text:p>0</text:p>
          </table:table-cell>
          <table:table-cell table:formula="of:=N(AND([.$I368]&lt;=[.U$1]; [.$I368]&gt;[.T$1]))" office:value-type="float" office:value="0">
            <text:p>0</text:p>
          </table:table-cell>
          <table:table-cell table:formula="of:=N(AND([.$I368]&lt;=[.V$1]; [.$I368]&gt;[.U$1]))" office:value-type="float" office:value="0">
            <text:p>0</text:p>
          </table:table-cell>
          <table:table-cell table:formula="of:=N(AND([.$I368]&lt;=[.W$1]; [.$I368]&gt;[.V$1]))" office:value-type="float" office:value="0">
            <text:p>0</text:p>
          </table:table-cell>
          <table:table-cell table:formula="of:=N(AND([.$I368]&lt;=[.X$1]; [.$I368]&gt;[.W$1]))" office:value-type="float" office:value="0">
            <text:p>0</text:p>
          </table:table-cell>
          <table:table-cell table:formula="of:=N(AND([.$I368]&lt;=[.Y$1]; [.$I368]&gt;[.X$1]))" office:value-type="float" office:value="0">
            <text:p>0</text:p>
          </table:table-cell>
          <table:table-cell table:formula="of:=N(AND([.$I368]&lt;=[.Z$1]; [.$I368]&gt;[.Y$1]))" office:value-type="float" office:value="0">
            <text:p>0</text:p>
          </table:table-cell>
          <table:table-cell table:formula="of:=N(AND([.$I368]&lt;=[.AA$1]; [.$I368]&gt;[.Z$1]))" office:value-type="float" office:value="0">
            <text:p>0</text:p>
          </table:table-cell>
          <table:table-cell table:formula="of:=N(AND([.$I368]&lt;=[.AB$1]; [.$I368]&gt;[.AA$1]))" office:value-type="float" office:value="0">
            <text:p>0</text:p>
          </table:table-cell>
          <table:table-cell table:formula="of:=N(AND([.$I368]&lt;=[.AC$1]; [.$I368]&gt;[.AB$1]))" office:value-type="float" office:value="0">
            <text:p>0</text:p>
          </table:table-cell>
          <table:table-cell table:formula="of:=N(AND([.$I368]&lt;=[.AD$1]; [.$I368]&gt;[.AC$1]))" office:value-type="float" office:value="0">
            <text:p>0</text:p>
          </table:table-cell>
          <table:table-cell table:formula="of:=N(AND([.$I368]&lt;=[.AE$1]; [.$I368]&gt;[.AD$1]))" office:value-type="float" office:value="0">
            <text:p>0</text:p>
          </table:table-cell>
          <table:table-cell table:formula="of:=N(AND([.$I368]&lt;=[.AF$1]; [.$I368]&gt;[.AE$1]))" office:value-type="float" office:value="0">
            <text:p>0</text:p>
          </table:table-cell>
          <table:table-cell table:formula="of:=N(AND([.$I368]&lt;=[.AG$1]; [.$I368]&gt;[.AF$1]))" office:value-type="float" office:value="0">
            <text:p>0</text:p>
          </table:table-cell>
          <table:table-cell table:formula="of:=N(AND([.$I368]&lt;=[.AH$1]; [.$I368]&gt;[.AG$1]))" office:value-type="float" office:value="0">
            <text:p>0</text:p>
          </table:table-cell>
          <table:table-cell table:formula="of:=N(AND([.$I368]&lt;=[.AI$1]; [.$I36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QF57FG6NEFT7PHOEIFHV734DS7DAMSD2</text:p>
          </table:table-cell>
          <table:table-cell office:value-type="string">
            <text:p>L4V4UOY3TF65L653RN75TWH7QPY7FWPJ</text:p>
          </table:table-cell>
          <table:table-cell office:value-type="string">
            <text:p>2013-03-16T13:02:18Z</text:p>
          </table:table-cell>
          <table:table-cell office:value-type="string">
            <text:p>2013-03-16T13:08:25Z</text:p>
          </table:table-cell>
          <table:table-cell office:value-type="float" office:value="2622">
            <text:p>2622</text:p>
          </table:table-cell>
          <table:table-cell/>
          <table:table-cell office:value-type="float" office:value="367000">
            <text:p>367000</text:p>
          </table:table-cell>
          <table:table-cell office:value-type="float" office:value="1361">
            <text:p>1361</text:p>
          </table:table-cell>
          <table:table-cell table:formula="of:=N(AND([.$I369]&lt;=[.K$1]; [.$I369]&gt;[.J$1]))" office:value-type="float" office:value="0">
            <text:p>0</text:p>
          </table:table-cell>
          <table:table-cell table:formula="of:=N(AND([.$I369]&lt;=[.L$1]; [.$I369]&gt;[.K$1]))" office:value-type="float" office:value="0">
            <text:p>0</text:p>
          </table:table-cell>
          <table:table-cell table:formula="of:=N(AND([.$I369]&lt;=[.M$1]; [.$I369]&gt;[.L$1]))" office:value-type="float" office:value="0">
            <text:p>0</text:p>
          </table:table-cell>
          <table:table-cell table:formula="of:=N(AND([.$I369]&lt;=[.N$1]; [.$I369]&gt;[.M$1]))" office:value-type="float" office:value="0">
            <text:p>0</text:p>
          </table:table-cell>
          <table:table-cell table:formula="of:=N(AND([.$I369]&lt;=[.O$1]; [.$I369]&gt;[.N$1]))" office:value-type="float" office:value="0">
            <text:p>0</text:p>
          </table:table-cell>
          <table:table-cell table:formula="of:=N(AND([.$I369]&lt;=[.P$1]; [.$I369]&gt;[.O$1]))" office:value-type="float" office:value="0">
            <text:p>0</text:p>
          </table:table-cell>
          <table:table-cell table:formula="of:=N(AND([.$I369]&lt;=[.Q$1]; [.$I369]&gt;[.P$1]))" office:value-type="float" office:value="0">
            <text:p>0</text:p>
          </table:table-cell>
          <table:table-cell table:formula="of:=N(AND([.$I369]&lt;=[.R$1]; [.$I369]&gt;[.Q$1]))" office:value-type="float" office:value="0">
            <text:p>0</text:p>
          </table:table-cell>
          <table:table-cell table:formula="of:=N(AND([.$I369]&lt;=[.S$1]; [.$I369]&gt;[.R$1]))" office:value-type="float" office:value="0">
            <text:p>0</text:p>
          </table:table-cell>
          <table:table-cell table:formula="of:=N(AND([.$I369]&lt;=[.T$1]; [.$I369]&gt;[.S$1]))" office:value-type="float" office:value="0">
            <text:p>0</text:p>
          </table:table-cell>
          <table:table-cell table:formula="of:=N(AND([.$I369]&lt;=[.U$1]; [.$I369]&gt;[.T$1]))" office:value-type="float" office:value="0">
            <text:p>0</text:p>
          </table:table-cell>
          <table:table-cell table:formula="of:=N(AND([.$I369]&lt;=[.V$1]; [.$I369]&gt;[.U$1]))" office:value-type="float" office:value="0">
            <text:p>0</text:p>
          </table:table-cell>
          <table:table-cell table:formula="of:=N(AND([.$I369]&lt;=[.W$1]; [.$I369]&gt;[.V$1]))" office:value-type="float" office:value="1">
            <text:p>1</text:p>
          </table:table-cell>
          <table:table-cell table:formula="of:=N(AND([.$I369]&lt;=[.X$1]; [.$I369]&gt;[.W$1]))" office:value-type="float" office:value="0">
            <text:p>0</text:p>
          </table:table-cell>
          <table:table-cell table:formula="of:=N(AND([.$I369]&lt;=[.Y$1]; [.$I369]&gt;[.X$1]))" office:value-type="float" office:value="0">
            <text:p>0</text:p>
          </table:table-cell>
          <table:table-cell table:formula="of:=N(AND([.$I369]&lt;=[.Z$1]; [.$I369]&gt;[.Y$1]))" office:value-type="float" office:value="0">
            <text:p>0</text:p>
          </table:table-cell>
          <table:table-cell table:formula="of:=N(AND([.$I369]&lt;=[.AA$1]; [.$I369]&gt;[.Z$1]))" office:value-type="float" office:value="0">
            <text:p>0</text:p>
          </table:table-cell>
          <table:table-cell table:formula="of:=N(AND([.$I369]&lt;=[.AB$1]; [.$I369]&gt;[.AA$1]))" office:value-type="float" office:value="0">
            <text:p>0</text:p>
          </table:table-cell>
          <table:table-cell table:formula="of:=N(AND([.$I369]&lt;=[.AC$1]; [.$I369]&gt;[.AB$1]))" office:value-type="float" office:value="0">
            <text:p>0</text:p>
          </table:table-cell>
          <table:table-cell table:formula="of:=N(AND([.$I369]&lt;=[.AD$1]; [.$I369]&gt;[.AC$1]))" office:value-type="float" office:value="0">
            <text:p>0</text:p>
          </table:table-cell>
          <table:table-cell table:formula="of:=N(AND([.$I369]&lt;=[.AE$1]; [.$I369]&gt;[.AD$1]))" office:value-type="float" office:value="0">
            <text:p>0</text:p>
          </table:table-cell>
          <table:table-cell table:formula="of:=N(AND([.$I369]&lt;=[.AF$1]; [.$I369]&gt;[.AE$1]))" office:value-type="float" office:value="0">
            <text:p>0</text:p>
          </table:table-cell>
          <table:table-cell table:formula="of:=N(AND([.$I369]&lt;=[.AG$1]; [.$I369]&gt;[.AF$1]))" office:value-type="float" office:value="0">
            <text:p>0</text:p>
          </table:table-cell>
          <table:table-cell table:formula="of:=N(AND([.$I369]&lt;=[.AH$1]; [.$I369]&gt;[.AG$1]))" office:value-type="float" office:value="0">
            <text:p>0</text:p>
          </table:table-cell>
          <table:table-cell table:formula="of:=N(AND([.$I369]&lt;=[.AI$1]; [.$I36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8:52Z</text:p>
          </table:table-cell>
          <table:table-cell office:value-type="float" office:value="2653">
            <text:p>2653</text:p>
          </table:table-cell>
          <table:table-cell/>
          <table:table-cell office:value-type="float" office:value="312000">
            <text:p>312000</text:p>
          </table:table-cell>
          <table:table-cell office:value-type="float" office:value="1631">
            <text:p>1631</text:p>
          </table:table-cell>
          <table:table-cell table:formula="of:=N(AND([.$I370]&lt;=[.K$1]; [.$I370]&gt;[.J$1]))" office:value-type="float" office:value="0">
            <text:p>0</text:p>
          </table:table-cell>
          <table:table-cell table:formula="of:=N(AND([.$I370]&lt;=[.L$1]; [.$I370]&gt;[.K$1]))" office:value-type="float" office:value="0">
            <text:p>0</text:p>
          </table:table-cell>
          <table:table-cell table:formula="of:=N(AND([.$I370]&lt;=[.M$1]; [.$I370]&gt;[.L$1]))" office:value-type="float" office:value="0">
            <text:p>0</text:p>
          </table:table-cell>
          <table:table-cell table:formula="of:=N(AND([.$I370]&lt;=[.N$1]; [.$I370]&gt;[.M$1]))" office:value-type="float" office:value="0">
            <text:p>0</text:p>
          </table:table-cell>
          <table:table-cell table:formula="of:=N(AND([.$I370]&lt;=[.O$1]; [.$I370]&gt;[.N$1]))" office:value-type="float" office:value="0">
            <text:p>0</text:p>
          </table:table-cell>
          <table:table-cell table:formula="of:=N(AND([.$I370]&lt;=[.P$1]; [.$I370]&gt;[.O$1]))" office:value-type="float" office:value="0">
            <text:p>0</text:p>
          </table:table-cell>
          <table:table-cell table:formula="of:=N(AND([.$I370]&lt;=[.Q$1]; [.$I370]&gt;[.P$1]))" office:value-type="float" office:value="0">
            <text:p>0</text:p>
          </table:table-cell>
          <table:table-cell table:formula="of:=N(AND([.$I370]&lt;=[.R$1]; [.$I370]&gt;[.Q$1]))" office:value-type="float" office:value="0">
            <text:p>0</text:p>
          </table:table-cell>
          <table:table-cell table:formula="of:=N(AND([.$I370]&lt;=[.S$1]; [.$I370]&gt;[.R$1]))" office:value-type="float" office:value="0">
            <text:p>0</text:p>
          </table:table-cell>
          <table:table-cell table:formula="of:=N(AND([.$I370]&lt;=[.T$1]; [.$I370]&gt;[.S$1]))" office:value-type="float" office:value="0">
            <text:p>0</text:p>
          </table:table-cell>
          <table:table-cell table:formula="of:=N(AND([.$I370]&lt;=[.U$1]; [.$I370]&gt;[.T$1]))" office:value-type="float" office:value="1">
            <text:p>1</text:p>
          </table:table-cell>
          <table:table-cell table:formula="of:=N(AND([.$I370]&lt;=[.V$1]; [.$I370]&gt;[.U$1]))" office:value-type="float" office:value="0">
            <text:p>0</text:p>
          </table:table-cell>
          <table:table-cell table:formula="of:=N(AND([.$I370]&lt;=[.W$1]; [.$I370]&gt;[.V$1]))" office:value-type="float" office:value="0">
            <text:p>0</text:p>
          </table:table-cell>
          <table:table-cell table:formula="of:=N(AND([.$I370]&lt;=[.X$1]; [.$I370]&gt;[.W$1]))" office:value-type="float" office:value="0">
            <text:p>0</text:p>
          </table:table-cell>
          <table:table-cell table:formula="of:=N(AND([.$I370]&lt;=[.Y$1]; [.$I370]&gt;[.X$1]))" office:value-type="float" office:value="0">
            <text:p>0</text:p>
          </table:table-cell>
          <table:table-cell table:formula="of:=N(AND([.$I370]&lt;=[.Z$1]; [.$I370]&gt;[.Y$1]))" office:value-type="float" office:value="0">
            <text:p>0</text:p>
          </table:table-cell>
          <table:table-cell table:formula="of:=N(AND([.$I370]&lt;=[.AA$1]; [.$I370]&gt;[.Z$1]))" office:value-type="float" office:value="0">
            <text:p>0</text:p>
          </table:table-cell>
          <table:table-cell table:formula="of:=N(AND([.$I370]&lt;=[.AB$1]; [.$I370]&gt;[.AA$1]))" office:value-type="float" office:value="0">
            <text:p>0</text:p>
          </table:table-cell>
          <table:table-cell table:formula="of:=N(AND([.$I370]&lt;=[.AC$1]; [.$I370]&gt;[.AB$1]))" office:value-type="float" office:value="0">
            <text:p>0</text:p>
          </table:table-cell>
          <table:table-cell table:formula="of:=N(AND([.$I370]&lt;=[.AD$1]; [.$I370]&gt;[.AC$1]))" office:value-type="float" office:value="0">
            <text:p>0</text:p>
          </table:table-cell>
          <table:table-cell table:formula="of:=N(AND([.$I370]&lt;=[.AE$1]; [.$I370]&gt;[.AD$1]))" office:value-type="float" office:value="0">
            <text:p>0</text:p>
          </table:table-cell>
          <table:table-cell table:formula="of:=N(AND([.$I370]&lt;=[.AF$1]; [.$I370]&gt;[.AE$1]))" office:value-type="float" office:value="0">
            <text:p>0</text:p>
          </table:table-cell>
          <table:table-cell table:formula="of:=N(AND([.$I370]&lt;=[.AG$1]; [.$I370]&gt;[.AF$1]))" office:value-type="float" office:value="0">
            <text:p>0</text:p>
          </table:table-cell>
          <table:table-cell table:formula="of:=N(AND([.$I370]&lt;=[.AH$1]; [.$I370]&gt;[.AG$1]))" office:value-type="float" office:value="0">
            <text:p>0</text:p>
          </table:table-cell>
          <table:table-cell table:formula="of:=N(AND([.$I370]&lt;=[.AI$1]; [.$I37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VNST4I72EXSOD3NFU52ZVKDOBURZUXX3</text:p>
          </table:table-cell>
          <table:table-cell office:value-type="string">
            <text:p>2013-03-16T13:04:05Z</text:p>
          </table:table-cell>
          <table:table-cell office:value-type="string">
            <text:p>2013-03-16T13:09:19Z</text:p>
          </table:table-cell>
          <table:table-cell office:value-type="float" office:value="2473">
            <text:p>2473</text:p>
          </table:table-cell>
          <table:table-cell/>
          <table:table-cell office:value-type="float" office:value="314000">
            <text:p>314000</text:p>
          </table:table-cell>
          <table:table-cell office:value-type="float" office:value="1631">
            <text:p>1631</text:p>
          </table:table-cell>
          <table:table-cell table:formula="of:=N(AND([.$I371]&lt;=[.K$1]; [.$I371]&gt;[.J$1]))" office:value-type="float" office:value="0">
            <text:p>0</text:p>
          </table:table-cell>
          <table:table-cell table:formula="of:=N(AND([.$I371]&lt;=[.L$1]; [.$I371]&gt;[.K$1]))" office:value-type="float" office:value="0">
            <text:p>0</text:p>
          </table:table-cell>
          <table:table-cell table:formula="of:=N(AND([.$I371]&lt;=[.M$1]; [.$I371]&gt;[.L$1]))" office:value-type="float" office:value="0">
            <text:p>0</text:p>
          </table:table-cell>
          <table:table-cell table:formula="of:=N(AND([.$I371]&lt;=[.N$1]; [.$I371]&gt;[.M$1]))" office:value-type="float" office:value="0">
            <text:p>0</text:p>
          </table:table-cell>
          <table:table-cell table:formula="of:=N(AND([.$I371]&lt;=[.O$1]; [.$I371]&gt;[.N$1]))" office:value-type="float" office:value="0">
            <text:p>0</text:p>
          </table:table-cell>
          <table:table-cell table:formula="of:=N(AND([.$I371]&lt;=[.P$1]; [.$I371]&gt;[.O$1]))" office:value-type="float" office:value="0">
            <text:p>0</text:p>
          </table:table-cell>
          <table:table-cell table:formula="of:=N(AND([.$I371]&lt;=[.Q$1]; [.$I371]&gt;[.P$1]))" office:value-type="float" office:value="0">
            <text:p>0</text:p>
          </table:table-cell>
          <table:table-cell table:formula="of:=N(AND([.$I371]&lt;=[.R$1]; [.$I371]&gt;[.Q$1]))" office:value-type="float" office:value="0">
            <text:p>0</text:p>
          </table:table-cell>
          <table:table-cell table:formula="of:=N(AND([.$I371]&lt;=[.S$1]; [.$I371]&gt;[.R$1]))" office:value-type="float" office:value="0">
            <text:p>0</text:p>
          </table:table-cell>
          <table:table-cell table:formula="of:=N(AND([.$I371]&lt;=[.T$1]; [.$I371]&gt;[.S$1]))" office:value-type="float" office:value="0">
            <text:p>0</text:p>
          </table:table-cell>
          <table:table-cell table:formula="of:=N(AND([.$I371]&lt;=[.U$1]; [.$I371]&gt;[.T$1]))" office:value-type="float" office:value="1">
            <text:p>1</text:p>
          </table:table-cell>
          <table:table-cell table:formula="of:=N(AND([.$I371]&lt;=[.V$1]; [.$I371]&gt;[.U$1]))" office:value-type="float" office:value="0">
            <text:p>0</text:p>
          </table:table-cell>
          <table:table-cell table:formula="of:=N(AND([.$I371]&lt;=[.W$1]; [.$I371]&gt;[.V$1]))" office:value-type="float" office:value="0">
            <text:p>0</text:p>
          </table:table-cell>
          <table:table-cell table:formula="of:=N(AND([.$I371]&lt;=[.X$1]; [.$I371]&gt;[.W$1]))" office:value-type="float" office:value="0">
            <text:p>0</text:p>
          </table:table-cell>
          <table:table-cell table:formula="of:=N(AND([.$I371]&lt;=[.Y$1]; [.$I371]&gt;[.X$1]))" office:value-type="float" office:value="0">
            <text:p>0</text:p>
          </table:table-cell>
          <table:table-cell table:formula="of:=N(AND([.$I371]&lt;=[.Z$1]; [.$I371]&gt;[.Y$1]))" office:value-type="float" office:value="0">
            <text:p>0</text:p>
          </table:table-cell>
          <table:table-cell table:formula="of:=N(AND([.$I371]&lt;=[.AA$1]; [.$I371]&gt;[.Z$1]))" office:value-type="float" office:value="0">
            <text:p>0</text:p>
          </table:table-cell>
          <table:table-cell table:formula="of:=N(AND([.$I371]&lt;=[.AB$1]; [.$I371]&gt;[.AA$1]))" office:value-type="float" office:value="0">
            <text:p>0</text:p>
          </table:table-cell>
          <table:table-cell table:formula="of:=N(AND([.$I371]&lt;=[.AC$1]; [.$I371]&gt;[.AB$1]))" office:value-type="float" office:value="0">
            <text:p>0</text:p>
          </table:table-cell>
          <table:table-cell table:formula="of:=N(AND([.$I371]&lt;=[.AD$1]; [.$I371]&gt;[.AC$1]))" office:value-type="float" office:value="0">
            <text:p>0</text:p>
          </table:table-cell>
          <table:table-cell table:formula="of:=N(AND([.$I371]&lt;=[.AE$1]; [.$I371]&gt;[.AD$1]))" office:value-type="float" office:value="0">
            <text:p>0</text:p>
          </table:table-cell>
          <table:table-cell table:formula="of:=N(AND([.$I371]&lt;=[.AF$1]; [.$I371]&gt;[.AE$1]))" office:value-type="float" office:value="0">
            <text:p>0</text:p>
          </table:table-cell>
          <table:table-cell table:formula="of:=N(AND([.$I371]&lt;=[.AG$1]; [.$I371]&gt;[.AF$1]))" office:value-type="float" office:value="0">
            <text:p>0</text:p>
          </table:table-cell>
          <table:table-cell table:formula="of:=N(AND([.$I371]&lt;=[.AH$1]; [.$I371]&gt;[.AG$1]))" office:value-type="float" office:value="0">
            <text:p>0</text:p>
          </table:table-cell>
          <table:table-cell table:formula="of:=N(AND([.$I371]&lt;=[.AI$1]; [.$I37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NXWJNNEHHTXUXZQVJEEUYL23UC6DL2ED</text:p>
          </table:table-cell>
          <table:table-cell office:value-type="string">
            <text:p>2013-03-16T13:05:50Z</text:p>
          </table:table-cell>
          <table:table-cell office:value-type="string">
            <text:p>2013-03-16T13:10:04Z</text:p>
          </table:table-cell>
          <table:table-cell office:value-type="float" office:value="5039">
            <text:p>5039</text:p>
          </table:table-cell>
          <table:table-cell/>
          <table:table-cell office:value-type="float" office:value="254000">
            <text:p>254000</text:p>
          </table:table-cell>
          <table:table-cell office:value-type="float" office:value="1631">
            <text:p>1631</text:p>
          </table:table-cell>
          <table:table-cell table:formula="of:=N(AND([.$I372]&lt;=[.K$1]; [.$I372]&gt;[.J$1]))" office:value-type="float" office:value="0">
            <text:p>0</text:p>
          </table:table-cell>
          <table:table-cell table:formula="of:=N(AND([.$I372]&lt;=[.L$1]; [.$I372]&gt;[.K$1]))" office:value-type="float" office:value="0">
            <text:p>0</text:p>
          </table:table-cell>
          <table:table-cell table:formula="of:=N(AND([.$I372]&lt;=[.M$1]; [.$I372]&gt;[.L$1]))" office:value-type="float" office:value="0">
            <text:p>0</text:p>
          </table:table-cell>
          <table:table-cell table:formula="of:=N(AND([.$I372]&lt;=[.N$1]; [.$I372]&gt;[.M$1]))" office:value-type="float" office:value="0">
            <text:p>0</text:p>
          </table:table-cell>
          <table:table-cell table:formula="of:=N(AND([.$I372]&lt;=[.O$1]; [.$I372]&gt;[.N$1]))" office:value-type="float" office:value="0">
            <text:p>0</text:p>
          </table:table-cell>
          <table:table-cell table:formula="of:=N(AND([.$I372]&lt;=[.P$1]; [.$I372]&gt;[.O$1]))" office:value-type="float" office:value="0">
            <text:p>0</text:p>
          </table:table-cell>
          <table:table-cell table:formula="of:=N(AND([.$I372]&lt;=[.Q$1]; [.$I372]&gt;[.P$1]))" office:value-type="float" office:value="0">
            <text:p>0</text:p>
          </table:table-cell>
          <table:table-cell table:formula="of:=N(AND([.$I372]&lt;=[.R$1]; [.$I372]&gt;[.Q$1]))" office:value-type="float" office:value="0">
            <text:p>0</text:p>
          </table:table-cell>
          <table:table-cell table:formula="of:=N(AND([.$I372]&lt;=[.S$1]; [.$I372]&gt;[.R$1]))" office:value-type="float" office:value="1">
            <text:p>1</text:p>
          </table:table-cell>
          <table:table-cell table:formula="of:=N(AND([.$I372]&lt;=[.T$1]; [.$I372]&gt;[.S$1]))" office:value-type="float" office:value="0">
            <text:p>0</text:p>
          </table:table-cell>
          <table:table-cell table:formula="of:=N(AND([.$I372]&lt;=[.U$1]; [.$I372]&gt;[.T$1]))" office:value-type="float" office:value="0">
            <text:p>0</text:p>
          </table:table-cell>
          <table:table-cell table:formula="of:=N(AND([.$I372]&lt;=[.V$1]; [.$I372]&gt;[.U$1]))" office:value-type="float" office:value="0">
            <text:p>0</text:p>
          </table:table-cell>
          <table:table-cell table:formula="of:=N(AND([.$I372]&lt;=[.W$1]; [.$I372]&gt;[.V$1]))" office:value-type="float" office:value="0">
            <text:p>0</text:p>
          </table:table-cell>
          <table:table-cell table:formula="of:=N(AND([.$I372]&lt;=[.X$1]; [.$I372]&gt;[.W$1]))" office:value-type="float" office:value="0">
            <text:p>0</text:p>
          </table:table-cell>
          <table:table-cell table:formula="of:=N(AND([.$I372]&lt;=[.Y$1]; [.$I372]&gt;[.X$1]))" office:value-type="float" office:value="0">
            <text:p>0</text:p>
          </table:table-cell>
          <table:table-cell table:formula="of:=N(AND([.$I372]&lt;=[.Z$1]; [.$I372]&gt;[.Y$1]))" office:value-type="float" office:value="0">
            <text:p>0</text:p>
          </table:table-cell>
          <table:table-cell table:formula="of:=N(AND([.$I372]&lt;=[.AA$1]; [.$I372]&gt;[.Z$1]))" office:value-type="float" office:value="0">
            <text:p>0</text:p>
          </table:table-cell>
          <table:table-cell table:formula="of:=N(AND([.$I372]&lt;=[.AB$1]; [.$I372]&gt;[.AA$1]))" office:value-type="float" office:value="0">
            <text:p>0</text:p>
          </table:table-cell>
          <table:table-cell table:formula="of:=N(AND([.$I372]&lt;=[.AC$1]; [.$I372]&gt;[.AB$1]))" office:value-type="float" office:value="0">
            <text:p>0</text:p>
          </table:table-cell>
          <table:table-cell table:formula="of:=N(AND([.$I372]&lt;=[.AD$1]; [.$I372]&gt;[.AC$1]))" office:value-type="float" office:value="0">
            <text:p>0</text:p>
          </table:table-cell>
          <table:table-cell table:formula="of:=N(AND([.$I372]&lt;=[.AE$1]; [.$I372]&gt;[.AD$1]))" office:value-type="float" office:value="0">
            <text:p>0</text:p>
          </table:table-cell>
          <table:table-cell table:formula="of:=N(AND([.$I372]&lt;=[.AF$1]; [.$I372]&gt;[.AE$1]))" office:value-type="float" office:value="0">
            <text:p>0</text:p>
          </table:table-cell>
          <table:table-cell table:formula="of:=N(AND([.$I372]&lt;=[.AG$1]; [.$I372]&gt;[.AF$1]))" office:value-type="float" office:value="0">
            <text:p>0</text:p>
          </table:table-cell>
          <table:table-cell table:formula="of:=N(AND([.$I372]&lt;=[.AH$1]; [.$I372]&gt;[.AG$1]))" office:value-type="float" office:value="0">
            <text:p>0</text:p>
          </table:table-cell>
          <table:table-cell table:formula="of:=N(AND([.$I372]&lt;=[.AI$1]; [.$I37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10:15Z</text:p>
          </table:table-cell>
          <table:table-cell office:value-type="float" office:value="3364">
            <text:p>3364</text:p>
          </table:table-cell>
          <table:table-cell/>
          <table:table-cell office:value-type="float" office:value="469000">
            <text:p>469000</text:p>
          </table:table-cell>
          <table:table-cell office:value-type="float" office:value="1361">
            <text:p>1361</text:p>
          </table:table-cell>
          <table:table-cell table:formula="of:=N(AND([.$I373]&lt;=[.K$1]; [.$I373]&gt;[.J$1]))" office:value-type="float" office:value="0">
            <text:p>0</text:p>
          </table:table-cell>
          <table:table-cell table:formula="of:=N(AND([.$I373]&lt;=[.L$1]; [.$I373]&gt;[.K$1]))" office:value-type="float" office:value="0">
            <text:p>0</text:p>
          </table:table-cell>
          <table:table-cell table:formula="of:=N(AND([.$I373]&lt;=[.M$1]; [.$I373]&gt;[.L$1]))" office:value-type="float" office:value="0">
            <text:p>0</text:p>
          </table:table-cell>
          <table:table-cell table:formula="of:=N(AND([.$I373]&lt;=[.N$1]; [.$I373]&gt;[.M$1]))" office:value-type="float" office:value="0">
            <text:p>0</text:p>
          </table:table-cell>
          <table:table-cell table:formula="of:=N(AND([.$I373]&lt;=[.O$1]; [.$I373]&gt;[.N$1]))" office:value-type="float" office:value="0">
            <text:p>0</text:p>
          </table:table-cell>
          <table:table-cell table:formula="of:=N(AND([.$I373]&lt;=[.P$1]; [.$I373]&gt;[.O$1]))" office:value-type="float" office:value="0">
            <text:p>0</text:p>
          </table:table-cell>
          <table:table-cell table:formula="of:=N(AND([.$I373]&lt;=[.Q$1]; [.$I373]&gt;[.P$1]))" office:value-type="float" office:value="0">
            <text:p>0</text:p>
          </table:table-cell>
          <table:table-cell table:formula="of:=N(AND([.$I373]&lt;=[.R$1]; [.$I373]&gt;[.Q$1]))" office:value-type="float" office:value="0">
            <text:p>0</text:p>
          </table:table-cell>
          <table:table-cell table:formula="of:=N(AND([.$I373]&lt;=[.S$1]; [.$I373]&gt;[.R$1]))" office:value-type="float" office:value="0">
            <text:p>0</text:p>
          </table:table-cell>
          <table:table-cell table:formula="of:=N(AND([.$I373]&lt;=[.T$1]; [.$I373]&gt;[.S$1]))" office:value-type="float" office:value="0">
            <text:p>0</text:p>
          </table:table-cell>
          <table:table-cell table:formula="of:=N(AND([.$I373]&lt;=[.U$1]; [.$I373]&gt;[.T$1]))" office:value-type="float" office:value="0">
            <text:p>0</text:p>
          </table:table-cell>
          <table:table-cell table:formula="of:=N(AND([.$I373]&lt;=[.V$1]; [.$I373]&gt;[.U$1]))" office:value-type="float" office:value="0">
            <text:p>0</text:p>
          </table:table-cell>
          <table:table-cell table:formula="of:=N(AND([.$I373]&lt;=[.W$1]; [.$I373]&gt;[.V$1]))" office:value-type="float" office:value="0">
            <text:p>0</text:p>
          </table:table-cell>
          <table:table-cell table:formula="of:=N(AND([.$I373]&lt;=[.X$1]; [.$I373]&gt;[.W$1]))" office:value-type="float" office:value="0">
            <text:p>0</text:p>
          </table:table-cell>
          <table:table-cell table:formula="of:=N(AND([.$I373]&lt;=[.Y$1]; [.$I373]&gt;[.X$1]))" office:value-type="float" office:value="0">
            <text:p>0</text:p>
          </table:table-cell>
          <table:table-cell table:formula="of:=N(AND([.$I373]&lt;=[.Z$1]; [.$I373]&gt;[.Y$1]))" office:value-type="float" office:value="1">
            <text:p>1</text:p>
          </table:table-cell>
          <table:table-cell table:formula="of:=N(AND([.$I373]&lt;=[.AA$1]; [.$I373]&gt;[.Z$1]))" office:value-type="float" office:value="0">
            <text:p>0</text:p>
          </table:table-cell>
          <table:table-cell table:formula="of:=N(AND([.$I373]&lt;=[.AB$1]; [.$I373]&gt;[.AA$1]))" office:value-type="float" office:value="0">
            <text:p>0</text:p>
          </table:table-cell>
          <table:table-cell table:formula="of:=N(AND([.$I373]&lt;=[.AC$1]; [.$I373]&gt;[.AB$1]))" office:value-type="float" office:value="0">
            <text:p>0</text:p>
          </table:table-cell>
          <table:table-cell table:formula="of:=N(AND([.$I373]&lt;=[.AD$1]; [.$I373]&gt;[.AC$1]))" office:value-type="float" office:value="0">
            <text:p>0</text:p>
          </table:table-cell>
          <table:table-cell table:formula="of:=N(AND([.$I373]&lt;=[.AE$1]; [.$I373]&gt;[.AD$1]))" office:value-type="float" office:value="0">
            <text:p>0</text:p>
          </table:table-cell>
          <table:table-cell table:formula="of:=N(AND([.$I373]&lt;=[.AF$1]; [.$I373]&gt;[.AE$1]))" office:value-type="float" office:value="0">
            <text:p>0</text:p>
          </table:table-cell>
          <table:table-cell table:formula="of:=N(AND([.$I373]&lt;=[.AG$1]; [.$I373]&gt;[.AF$1]))" office:value-type="float" office:value="0">
            <text:p>0</text:p>
          </table:table-cell>
          <table:table-cell table:formula="of:=N(AND([.$I373]&lt;=[.AH$1]; [.$I373]&gt;[.AG$1]))" office:value-type="float" office:value="0">
            <text:p>0</text:p>
          </table:table-cell>
          <table:table-cell table:formula="of:=N(AND([.$I373]&lt;=[.AI$1]; [.$I37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V3MKTEFOOOQ4NIY233IJAPIYXLZVWHJV</text:p>
          </table:table-cell>
          <table:table-cell office:value-type="string">
            <text:p>2013-03-16T13:06:44Z</text:p>
          </table:table-cell>
          <table:table-cell office:value-type="string">
            <text:p>2013-03-16T13:11:09Z</text:p>
          </table:table-cell>
          <table:table-cell office:value-type="float" office:value="2583">
            <text:p>2583</text:p>
          </table:table-cell>
          <table:table-cell/>
          <table:table-cell office:value-type="float" office:value="265000">
            <text:p>265000</text:p>
          </table:table-cell>
          <table:table-cell office:value-type="float" office:value="1631">
            <text:p>1631</text:p>
          </table:table-cell>
          <table:table-cell table:formula="of:=N(AND([.$I374]&lt;=[.K$1]; [.$I374]&gt;[.J$1]))" office:value-type="float" office:value="0">
            <text:p>0</text:p>
          </table:table-cell>
          <table:table-cell table:formula="of:=N(AND([.$I374]&lt;=[.L$1]; [.$I374]&gt;[.K$1]))" office:value-type="float" office:value="0">
            <text:p>0</text:p>
          </table:table-cell>
          <table:table-cell table:formula="of:=N(AND([.$I374]&lt;=[.M$1]; [.$I374]&gt;[.L$1]))" office:value-type="float" office:value="0">
            <text:p>0</text:p>
          </table:table-cell>
          <table:table-cell table:formula="of:=N(AND([.$I374]&lt;=[.N$1]; [.$I374]&gt;[.M$1]))" office:value-type="float" office:value="0">
            <text:p>0</text:p>
          </table:table-cell>
          <table:table-cell table:formula="of:=N(AND([.$I374]&lt;=[.O$1]; [.$I374]&gt;[.N$1]))" office:value-type="float" office:value="0">
            <text:p>0</text:p>
          </table:table-cell>
          <table:table-cell table:formula="of:=N(AND([.$I374]&lt;=[.P$1]; [.$I374]&gt;[.O$1]))" office:value-type="float" office:value="0">
            <text:p>0</text:p>
          </table:table-cell>
          <table:table-cell table:formula="of:=N(AND([.$I374]&lt;=[.Q$1]; [.$I374]&gt;[.P$1]))" office:value-type="float" office:value="0">
            <text:p>0</text:p>
          </table:table-cell>
          <table:table-cell table:formula="of:=N(AND([.$I374]&lt;=[.R$1]; [.$I374]&gt;[.Q$1]))" office:value-type="float" office:value="0">
            <text:p>0</text:p>
          </table:table-cell>
          <table:table-cell table:formula="of:=N(AND([.$I374]&lt;=[.S$1]; [.$I374]&gt;[.R$1]))" office:value-type="float" office:value="1">
            <text:p>1</text:p>
          </table:table-cell>
          <table:table-cell table:formula="of:=N(AND([.$I374]&lt;=[.T$1]; [.$I374]&gt;[.S$1]))" office:value-type="float" office:value="0">
            <text:p>0</text:p>
          </table:table-cell>
          <table:table-cell table:formula="of:=N(AND([.$I374]&lt;=[.U$1]; [.$I374]&gt;[.T$1]))" office:value-type="float" office:value="0">
            <text:p>0</text:p>
          </table:table-cell>
          <table:table-cell table:formula="of:=N(AND([.$I374]&lt;=[.V$1]; [.$I374]&gt;[.U$1]))" office:value-type="float" office:value="0">
            <text:p>0</text:p>
          </table:table-cell>
          <table:table-cell table:formula="of:=N(AND([.$I374]&lt;=[.W$1]; [.$I374]&gt;[.V$1]))" office:value-type="float" office:value="0">
            <text:p>0</text:p>
          </table:table-cell>
          <table:table-cell table:formula="of:=N(AND([.$I374]&lt;=[.X$1]; [.$I374]&gt;[.W$1]))" office:value-type="float" office:value="0">
            <text:p>0</text:p>
          </table:table-cell>
          <table:table-cell table:formula="of:=N(AND([.$I374]&lt;=[.Y$1]; [.$I374]&gt;[.X$1]))" office:value-type="float" office:value="0">
            <text:p>0</text:p>
          </table:table-cell>
          <table:table-cell table:formula="of:=N(AND([.$I374]&lt;=[.Z$1]; [.$I374]&gt;[.Y$1]))" office:value-type="float" office:value="0">
            <text:p>0</text:p>
          </table:table-cell>
          <table:table-cell table:formula="of:=N(AND([.$I374]&lt;=[.AA$1]; [.$I374]&gt;[.Z$1]))" office:value-type="float" office:value="0">
            <text:p>0</text:p>
          </table:table-cell>
          <table:table-cell table:formula="of:=N(AND([.$I374]&lt;=[.AB$1]; [.$I374]&gt;[.AA$1]))" office:value-type="float" office:value="0">
            <text:p>0</text:p>
          </table:table-cell>
          <table:table-cell table:formula="of:=N(AND([.$I374]&lt;=[.AC$1]; [.$I374]&gt;[.AB$1]))" office:value-type="float" office:value="0">
            <text:p>0</text:p>
          </table:table-cell>
          <table:table-cell table:formula="of:=N(AND([.$I374]&lt;=[.AD$1]; [.$I374]&gt;[.AC$1]))" office:value-type="float" office:value="0">
            <text:p>0</text:p>
          </table:table-cell>
          <table:table-cell table:formula="of:=N(AND([.$I374]&lt;=[.AE$1]; [.$I374]&gt;[.AD$1]))" office:value-type="float" office:value="0">
            <text:p>0</text:p>
          </table:table-cell>
          <table:table-cell table:formula="of:=N(AND([.$I374]&lt;=[.AF$1]; [.$I374]&gt;[.AE$1]))" office:value-type="float" office:value="0">
            <text:p>0</text:p>
          </table:table-cell>
          <table:table-cell table:formula="of:=N(AND([.$I374]&lt;=[.AG$1]; [.$I374]&gt;[.AF$1]))" office:value-type="float" office:value="0">
            <text:p>0</text:p>
          </table:table-cell>
          <table:table-cell table:formula="of:=N(AND([.$I374]&lt;=[.AH$1]; [.$I374]&gt;[.AG$1]))" office:value-type="float" office:value="0">
            <text:p>0</text:p>
          </table:table-cell>
          <table:table-cell table:formula="of:=N(AND([.$I374]&lt;=[.AI$1]; [.$I37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11:36Z</text:p>
          </table:table-cell>
          <table:table-cell office:value-type="float" office:value="2712">
            <text:p>2712</text:p>
          </table:table-cell>
          <table:table-cell/>
          <table:table-cell office:value-type="float" office:value="442000">
            <text:p>442000</text:p>
          </table:table-cell>
          <table:table-cell office:value-type="float" office:value="1631">
            <text:p>1631</text:p>
          </table:table-cell>
          <table:table-cell table:formula="of:=N(AND([.$I375]&lt;=[.K$1]; [.$I375]&gt;[.J$1]))" office:value-type="float" office:value="0">
            <text:p>0</text:p>
          </table:table-cell>
          <table:table-cell table:formula="of:=N(AND([.$I375]&lt;=[.L$1]; [.$I375]&gt;[.K$1]))" office:value-type="float" office:value="0">
            <text:p>0</text:p>
          </table:table-cell>
          <table:table-cell table:formula="of:=N(AND([.$I375]&lt;=[.M$1]; [.$I375]&gt;[.L$1]))" office:value-type="float" office:value="0">
            <text:p>0</text:p>
          </table:table-cell>
          <table:table-cell table:formula="of:=N(AND([.$I375]&lt;=[.N$1]; [.$I375]&gt;[.M$1]))" office:value-type="float" office:value="0">
            <text:p>0</text:p>
          </table:table-cell>
          <table:table-cell table:formula="of:=N(AND([.$I375]&lt;=[.O$1]; [.$I375]&gt;[.N$1]))" office:value-type="float" office:value="0">
            <text:p>0</text:p>
          </table:table-cell>
          <table:table-cell table:formula="of:=N(AND([.$I375]&lt;=[.P$1]; [.$I375]&gt;[.O$1]))" office:value-type="float" office:value="0">
            <text:p>0</text:p>
          </table:table-cell>
          <table:table-cell table:formula="of:=N(AND([.$I375]&lt;=[.Q$1]; [.$I375]&gt;[.P$1]))" office:value-type="float" office:value="0">
            <text:p>0</text:p>
          </table:table-cell>
          <table:table-cell table:formula="of:=N(AND([.$I375]&lt;=[.R$1]; [.$I375]&gt;[.Q$1]))" office:value-type="float" office:value="0">
            <text:p>0</text:p>
          </table:table-cell>
          <table:table-cell table:formula="of:=N(AND([.$I375]&lt;=[.S$1]; [.$I375]&gt;[.R$1]))" office:value-type="float" office:value="0">
            <text:p>0</text:p>
          </table:table-cell>
          <table:table-cell table:formula="of:=N(AND([.$I375]&lt;=[.T$1]; [.$I375]&gt;[.S$1]))" office:value-type="float" office:value="0">
            <text:p>0</text:p>
          </table:table-cell>
          <table:table-cell table:formula="of:=N(AND([.$I375]&lt;=[.U$1]; [.$I375]&gt;[.T$1]))" office:value-type="float" office:value="0">
            <text:p>0</text:p>
          </table:table-cell>
          <table:table-cell table:formula="of:=N(AND([.$I375]&lt;=[.V$1]; [.$I375]&gt;[.U$1]))" office:value-type="float" office:value="0">
            <text:p>0</text:p>
          </table:table-cell>
          <table:table-cell table:formula="of:=N(AND([.$I375]&lt;=[.W$1]; [.$I375]&gt;[.V$1]))" office:value-type="float" office:value="0">
            <text:p>0</text:p>
          </table:table-cell>
          <table:table-cell table:formula="of:=N(AND([.$I375]&lt;=[.X$1]; [.$I375]&gt;[.W$1]))" office:value-type="float" office:value="0">
            <text:p>0</text:p>
          </table:table-cell>
          <table:table-cell table:formula="of:=N(AND([.$I375]&lt;=[.Y$1]; [.$I375]&gt;[.X$1]))" office:value-type="float" office:value="1">
            <text:p>1</text:p>
          </table:table-cell>
          <table:table-cell table:formula="of:=N(AND([.$I375]&lt;=[.Z$1]; [.$I375]&gt;[.Y$1]))" office:value-type="float" office:value="0">
            <text:p>0</text:p>
          </table:table-cell>
          <table:table-cell table:formula="of:=N(AND([.$I375]&lt;=[.AA$1]; [.$I375]&gt;[.Z$1]))" office:value-type="float" office:value="0">
            <text:p>0</text:p>
          </table:table-cell>
          <table:table-cell table:formula="of:=N(AND([.$I375]&lt;=[.AB$1]; [.$I375]&gt;[.AA$1]))" office:value-type="float" office:value="0">
            <text:p>0</text:p>
          </table:table-cell>
          <table:table-cell table:formula="of:=N(AND([.$I375]&lt;=[.AC$1]; [.$I375]&gt;[.AB$1]))" office:value-type="float" office:value="0">
            <text:p>0</text:p>
          </table:table-cell>
          <table:table-cell table:formula="of:=N(AND([.$I375]&lt;=[.AD$1]; [.$I375]&gt;[.AC$1]))" office:value-type="float" office:value="0">
            <text:p>0</text:p>
          </table:table-cell>
          <table:table-cell table:formula="of:=N(AND([.$I375]&lt;=[.AE$1]; [.$I375]&gt;[.AD$1]))" office:value-type="float" office:value="0">
            <text:p>0</text:p>
          </table:table-cell>
          <table:table-cell table:formula="of:=N(AND([.$I375]&lt;=[.AF$1]; [.$I375]&gt;[.AE$1]))" office:value-type="float" office:value="0">
            <text:p>0</text:p>
          </table:table-cell>
          <table:table-cell table:formula="of:=N(AND([.$I375]&lt;=[.AG$1]; [.$I375]&gt;[.AF$1]))" office:value-type="float" office:value="0">
            <text:p>0</text:p>
          </table:table-cell>
          <table:table-cell table:formula="of:=N(AND([.$I375]&lt;=[.AH$1]; [.$I375]&gt;[.AG$1]))" office:value-type="float" office:value="0">
            <text:p>0</text:p>
          </table:table-cell>
          <table:table-cell table:formula="of:=N(AND([.$I375]&lt;=[.AI$1]; [.$I37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6BV7OFSFQQW44YSJHTNGTPVS5G6GYD63</text:p>
          </table:table-cell>
          <table:table-cell office:value-type="string">
            <text:p>2013-03-16T12:39:06Z</text:p>
          </table:table-cell>
          <table:table-cell office:value-type="string">
            <text:p>2013-03-16T12:42:47Z</text:p>
          </table:table-cell>
          <table:table-cell office:value-type="float" office:value="3686">
            <text:p>3686</text:p>
          </table:table-cell>
          <table:table-cell/>
          <table:table-cell office:value-type="float" office:value="221000">
            <text:p>221000</text:p>
          </table:table-cell>
          <table:table-cell office:value-type="float" office:value="281">
            <text:p>281</text:p>
          </table:table-cell>
          <table:table-cell table:formula="of:=N(AND([.$I376]&lt;=[.K$1]; [.$I376]&gt;[.J$1]))" office:value-type="float" office:value="0">
            <text:p>0</text:p>
          </table:table-cell>
          <table:table-cell table:formula="of:=N(AND([.$I376]&lt;=[.L$1]; [.$I376]&gt;[.K$1]))" office:value-type="float" office:value="0">
            <text:p>0</text:p>
          </table:table-cell>
          <table:table-cell table:formula="of:=N(AND([.$I376]&lt;=[.M$1]; [.$I376]&gt;[.L$1]))" office:value-type="float" office:value="0">
            <text:p>0</text:p>
          </table:table-cell>
          <table:table-cell table:formula="of:=N(AND([.$I376]&lt;=[.N$1]; [.$I376]&gt;[.M$1]))" office:value-type="float" office:value="0">
            <text:p>0</text:p>
          </table:table-cell>
          <table:table-cell table:formula="of:=N(AND([.$I376]&lt;=[.O$1]; [.$I376]&gt;[.N$1]))" office:value-type="float" office:value="0">
            <text:p>0</text:p>
          </table:table-cell>
          <table:table-cell table:formula="of:=N(AND([.$I376]&lt;=[.P$1]; [.$I376]&gt;[.O$1]))" office:value-type="float" office:value="0">
            <text:p>0</text:p>
          </table:table-cell>
          <table:table-cell table:formula="of:=N(AND([.$I376]&lt;=[.Q$1]; [.$I376]&gt;[.P$1]))" office:value-type="float" office:value="0">
            <text:p>0</text:p>
          </table:table-cell>
          <table:table-cell table:formula="of:=N(AND([.$I376]&lt;=[.R$1]; [.$I376]&gt;[.Q$1]))" office:value-type="float" office:value="1">
            <text:p>1</text:p>
          </table:table-cell>
          <table:table-cell table:formula="of:=N(AND([.$I376]&lt;=[.S$1]; [.$I376]&gt;[.R$1]))" office:value-type="float" office:value="0">
            <text:p>0</text:p>
          </table:table-cell>
          <table:table-cell table:formula="of:=N(AND([.$I376]&lt;=[.T$1]; [.$I376]&gt;[.S$1]))" office:value-type="float" office:value="0">
            <text:p>0</text:p>
          </table:table-cell>
          <table:table-cell table:formula="of:=N(AND([.$I376]&lt;=[.U$1]; [.$I376]&gt;[.T$1]))" office:value-type="float" office:value="0">
            <text:p>0</text:p>
          </table:table-cell>
          <table:table-cell table:formula="of:=N(AND([.$I376]&lt;=[.V$1]; [.$I376]&gt;[.U$1]))" office:value-type="float" office:value="0">
            <text:p>0</text:p>
          </table:table-cell>
          <table:table-cell table:formula="of:=N(AND([.$I376]&lt;=[.W$1]; [.$I376]&gt;[.V$1]))" office:value-type="float" office:value="0">
            <text:p>0</text:p>
          </table:table-cell>
          <table:table-cell table:formula="of:=N(AND([.$I376]&lt;=[.X$1]; [.$I376]&gt;[.W$1]))" office:value-type="float" office:value="0">
            <text:p>0</text:p>
          </table:table-cell>
          <table:table-cell table:formula="of:=N(AND([.$I376]&lt;=[.Y$1]; [.$I376]&gt;[.X$1]))" office:value-type="float" office:value="0">
            <text:p>0</text:p>
          </table:table-cell>
          <table:table-cell table:formula="of:=N(AND([.$I376]&lt;=[.Z$1]; [.$I376]&gt;[.Y$1]))" office:value-type="float" office:value="0">
            <text:p>0</text:p>
          </table:table-cell>
          <table:table-cell table:formula="of:=N(AND([.$I376]&lt;=[.AA$1]; [.$I376]&gt;[.Z$1]))" office:value-type="float" office:value="0">
            <text:p>0</text:p>
          </table:table-cell>
          <table:table-cell table:formula="of:=N(AND([.$I376]&lt;=[.AB$1]; [.$I376]&gt;[.AA$1]))" office:value-type="float" office:value="0">
            <text:p>0</text:p>
          </table:table-cell>
          <table:table-cell table:formula="of:=N(AND([.$I376]&lt;=[.AC$1]; [.$I376]&gt;[.AB$1]))" office:value-type="float" office:value="0">
            <text:p>0</text:p>
          </table:table-cell>
          <table:table-cell table:formula="of:=N(AND([.$I376]&lt;=[.AD$1]; [.$I376]&gt;[.AC$1]))" office:value-type="float" office:value="0">
            <text:p>0</text:p>
          </table:table-cell>
          <table:table-cell table:formula="of:=N(AND([.$I376]&lt;=[.AE$1]; [.$I376]&gt;[.AD$1]))" office:value-type="float" office:value="0">
            <text:p>0</text:p>
          </table:table-cell>
          <table:table-cell table:formula="of:=N(AND([.$I376]&lt;=[.AF$1]; [.$I376]&gt;[.AE$1]))" office:value-type="float" office:value="0">
            <text:p>0</text:p>
          </table:table-cell>
          <table:table-cell table:formula="of:=N(AND([.$I376]&lt;=[.AG$1]; [.$I376]&gt;[.AF$1]))" office:value-type="float" office:value="0">
            <text:p>0</text:p>
          </table:table-cell>
          <table:table-cell table:formula="of:=N(AND([.$I376]&lt;=[.AH$1]; [.$I376]&gt;[.AG$1]))" office:value-type="float" office:value="0">
            <text:p>0</text:p>
          </table:table-cell>
          <table:table-cell table:formula="of:=N(AND([.$I376]&lt;=[.AI$1]; [.$I37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D5L6TOXH7RK7NER76GKYWSC2BXJJX3YC</text:p>
          </table:table-cell>
          <table:table-cell office:value-type="string">
            <text:p>2013-03-16T12:41:42Z</text:p>
          </table:table-cell>
          <table:table-cell office:value-type="string">
            <text:p>2013-03-16T12:43:06Z</text:p>
          </table:table-cell>
          <table:table-cell office:value-type="float" office:value="5408">
            <text:p>5408</text:p>
          </table:table-cell>
          <table:table-cell/>
          <table:table-cell office:value-type="float" office:value="84000">
            <text:p>84000</text:p>
          </table:table-cell>
          <table:table-cell office:value-type="float" office:value="281">
            <text:p>281</text:p>
          </table:table-cell>
          <table:table-cell table:formula="of:=N(AND([.$I377]&lt;=[.K$1]; [.$I377]&gt;[.J$1]))" office:value-type="float" office:value="0">
            <text:p>0</text:p>
          </table:table-cell>
          <table:table-cell table:formula="of:=N(AND([.$I377]&lt;=[.L$1]; [.$I377]&gt;[.K$1]))" office:value-type="float" office:value="0">
            <text:p>0</text:p>
          </table:table-cell>
          <table:table-cell table:formula="of:=N(AND([.$I377]&lt;=[.M$1]; [.$I377]&gt;[.L$1]))" office:value-type="float" office:value="1">
            <text:p>1</text:p>
          </table:table-cell>
          <table:table-cell table:formula="of:=N(AND([.$I377]&lt;=[.N$1]; [.$I377]&gt;[.M$1]))" office:value-type="float" office:value="0">
            <text:p>0</text:p>
          </table:table-cell>
          <table:table-cell table:formula="of:=N(AND([.$I377]&lt;=[.O$1]; [.$I377]&gt;[.N$1]))" office:value-type="float" office:value="0">
            <text:p>0</text:p>
          </table:table-cell>
          <table:table-cell table:formula="of:=N(AND([.$I377]&lt;=[.P$1]; [.$I377]&gt;[.O$1]))" office:value-type="float" office:value="0">
            <text:p>0</text:p>
          </table:table-cell>
          <table:table-cell table:formula="of:=N(AND([.$I377]&lt;=[.Q$1]; [.$I377]&gt;[.P$1]))" office:value-type="float" office:value="0">
            <text:p>0</text:p>
          </table:table-cell>
          <table:table-cell table:formula="of:=N(AND([.$I377]&lt;=[.R$1]; [.$I377]&gt;[.Q$1]))" office:value-type="float" office:value="0">
            <text:p>0</text:p>
          </table:table-cell>
          <table:table-cell table:formula="of:=N(AND([.$I377]&lt;=[.S$1]; [.$I377]&gt;[.R$1]))" office:value-type="float" office:value="0">
            <text:p>0</text:p>
          </table:table-cell>
          <table:table-cell table:formula="of:=N(AND([.$I377]&lt;=[.T$1]; [.$I377]&gt;[.S$1]))" office:value-type="float" office:value="0">
            <text:p>0</text:p>
          </table:table-cell>
          <table:table-cell table:formula="of:=N(AND([.$I377]&lt;=[.U$1]; [.$I377]&gt;[.T$1]))" office:value-type="float" office:value="0">
            <text:p>0</text:p>
          </table:table-cell>
          <table:table-cell table:formula="of:=N(AND([.$I377]&lt;=[.V$1]; [.$I377]&gt;[.U$1]))" office:value-type="float" office:value="0">
            <text:p>0</text:p>
          </table:table-cell>
          <table:table-cell table:formula="of:=N(AND([.$I377]&lt;=[.W$1]; [.$I377]&gt;[.V$1]))" office:value-type="float" office:value="0">
            <text:p>0</text:p>
          </table:table-cell>
          <table:table-cell table:formula="of:=N(AND([.$I377]&lt;=[.X$1]; [.$I377]&gt;[.W$1]))" office:value-type="float" office:value="0">
            <text:p>0</text:p>
          </table:table-cell>
          <table:table-cell table:formula="of:=N(AND([.$I377]&lt;=[.Y$1]; [.$I377]&gt;[.X$1]))" office:value-type="float" office:value="0">
            <text:p>0</text:p>
          </table:table-cell>
          <table:table-cell table:formula="of:=N(AND([.$I377]&lt;=[.Z$1]; [.$I377]&gt;[.Y$1]))" office:value-type="float" office:value="0">
            <text:p>0</text:p>
          </table:table-cell>
          <table:table-cell table:formula="of:=N(AND([.$I377]&lt;=[.AA$1]; [.$I377]&gt;[.Z$1]))" office:value-type="float" office:value="0">
            <text:p>0</text:p>
          </table:table-cell>
          <table:table-cell table:formula="of:=N(AND([.$I377]&lt;=[.AB$1]; [.$I377]&gt;[.AA$1]))" office:value-type="float" office:value="0">
            <text:p>0</text:p>
          </table:table-cell>
          <table:table-cell table:formula="of:=N(AND([.$I377]&lt;=[.AC$1]; [.$I377]&gt;[.AB$1]))" office:value-type="float" office:value="0">
            <text:p>0</text:p>
          </table:table-cell>
          <table:table-cell table:formula="of:=N(AND([.$I377]&lt;=[.AD$1]; [.$I377]&gt;[.AC$1]))" office:value-type="float" office:value="0">
            <text:p>0</text:p>
          </table:table-cell>
          <table:table-cell table:formula="of:=N(AND([.$I377]&lt;=[.AE$1]; [.$I377]&gt;[.AD$1]))" office:value-type="float" office:value="0">
            <text:p>0</text:p>
          </table:table-cell>
          <table:table-cell table:formula="of:=N(AND([.$I377]&lt;=[.AF$1]; [.$I377]&gt;[.AE$1]))" office:value-type="float" office:value="0">
            <text:p>0</text:p>
          </table:table-cell>
          <table:table-cell table:formula="of:=N(AND([.$I377]&lt;=[.AG$1]; [.$I377]&gt;[.AF$1]))" office:value-type="float" office:value="0">
            <text:p>0</text:p>
          </table:table-cell>
          <table:table-cell table:formula="of:=N(AND([.$I377]&lt;=[.AH$1]; [.$I377]&gt;[.AG$1]))" office:value-type="float" office:value="0">
            <text:p>0</text:p>
          </table:table-cell>
          <table:table-cell table:formula="of:=N(AND([.$I377]&lt;=[.AI$1]; [.$I37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M44FCC4H62ZWD2XBJJBHDFJIWYYACBGP</text:p>
          </table:table-cell>
          <table:table-cell office:value-type="string">
            <text:p>2013-03-16T12:38:58Z</text:p>
          </table:table-cell>
          <table:table-cell office:value-type="string">
            <text:p>2013-03-16T12:43:24Z</text:p>
          </table:table-cell>
          <table:table-cell office:value-type="float" office:value="3382">
            <text:p>3382</text:p>
          </table:table-cell>
          <table:table-cell/>
          <table:table-cell office:value-type="float" office:value="266000">
            <text:p>266000</text:p>
          </table:table-cell>
          <table:table-cell office:value-type="float" office:value="281">
            <text:p>281</text:p>
          </table:table-cell>
          <table:table-cell table:formula="of:=N(AND([.$I378]&lt;=[.K$1]; [.$I378]&gt;[.J$1]))" office:value-type="float" office:value="0">
            <text:p>0</text:p>
          </table:table-cell>
          <table:table-cell table:formula="of:=N(AND([.$I378]&lt;=[.L$1]; [.$I378]&gt;[.K$1]))" office:value-type="float" office:value="0">
            <text:p>0</text:p>
          </table:table-cell>
          <table:table-cell table:formula="of:=N(AND([.$I378]&lt;=[.M$1]; [.$I378]&gt;[.L$1]))" office:value-type="float" office:value="0">
            <text:p>0</text:p>
          </table:table-cell>
          <table:table-cell table:formula="of:=N(AND([.$I378]&lt;=[.N$1]; [.$I378]&gt;[.M$1]))" office:value-type="float" office:value="0">
            <text:p>0</text:p>
          </table:table-cell>
          <table:table-cell table:formula="of:=N(AND([.$I378]&lt;=[.O$1]; [.$I378]&gt;[.N$1]))" office:value-type="float" office:value="0">
            <text:p>0</text:p>
          </table:table-cell>
          <table:table-cell table:formula="of:=N(AND([.$I378]&lt;=[.P$1]; [.$I378]&gt;[.O$1]))" office:value-type="float" office:value="0">
            <text:p>0</text:p>
          </table:table-cell>
          <table:table-cell table:formula="of:=N(AND([.$I378]&lt;=[.Q$1]; [.$I378]&gt;[.P$1]))" office:value-type="float" office:value="0">
            <text:p>0</text:p>
          </table:table-cell>
          <table:table-cell table:formula="of:=N(AND([.$I378]&lt;=[.R$1]; [.$I378]&gt;[.Q$1]))" office:value-type="float" office:value="0">
            <text:p>0</text:p>
          </table:table-cell>
          <table:table-cell table:formula="of:=N(AND([.$I378]&lt;=[.S$1]; [.$I378]&gt;[.R$1]))" office:value-type="float" office:value="1">
            <text:p>1</text:p>
          </table:table-cell>
          <table:table-cell table:formula="of:=N(AND([.$I378]&lt;=[.T$1]; [.$I378]&gt;[.S$1]))" office:value-type="float" office:value="0">
            <text:p>0</text:p>
          </table:table-cell>
          <table:table-cell table:formula="of:=N(AND([.$I378]&lt;=[.U$1]; [.$I378]&gt;[.T$1]))" office:value-type="float" office:value="0">
            <text:p>0</text:p>
          </table:table-cell>
          <table:table-cell table:formula="of:=N(AND([.$I378]&lt;=[.V$1]; [.$I378]&gt;[.U$1]))" office:value-type="float" office:value="0">
            <text:p>0</text:p>
          </table:table-cell>
          <table:table-cell table:formula="of:=N(AND([.$I378]&lt;=[.W$1]; [.$I378]&gt;[.V$1]))" office:value-type="float" office:value="0">
            <text:p>0</text:p>
          </table:table-cell>
          <table:table-cell table:formula="of:=N(AND([.$I378]&lt;=[.X$1]; [.$I378]&gt;[.W$1]))" office:value-type="float" office:value="0">
            <text:p>0</text:p>
          </table:table-cell>
          <table:table-cell table:formula="of:=N(AND([.$I378]&lt;=[.Y$1]; [.$I378]&gt;[.X$1]))" office:value-type="float" office:value="0">
            <text:p>0</text:p>
          </table:table-cell>
          <table:table-cell table:formula="of:=N(AND([.$I378]&lt;=[.Z$1]; [.$I378]&gt;[.Y$1]))" office:value-type="float" office:value="0">
            <text:p>0</text:p>
          </table:table-cell>
          <table:table-cell table:formula="of:=N(AND([.$I378]&lt;=[.AA$1]; [.$I378]&gt;[.Z$1]))" office:value-type="float" office:value="0">
            <text:p>0</text:p>
          </table:table-cell>
          <table:table-cell table:formula="of:=N(AND([.$I378]&lt;=[.AB$1]; [.$I378]&gt;[.AA$1]))" office:value-type="float" office:value="0">
            <text:p>0</text:p>
          </table:table-cell>
          <table:table-cell table:formula="of:=N(AND([.$I378]&lt;=[.AC$1]; [.$I378]&gt;[.AB$1]))" office:value-type="float" office:value="0">
            <text:p>0</text:p>
          </table:table-cell>
          <table:table-cell table:formula="of:=N(AND([.$I378]&lt;=[.AD$1]; [.$I378]&gt;[.AC$1]))" office:value-type="float" office:value="0">
            <text:p>0</text:p>
          </table:table-cell>
          <table:table-cell table:formula="of:=N(AND([.$I378]&lt;=[.AE$1]; [.$I378]&gt;[.AD$1]))" office:value-type="float" office:value="0">
            <text:p>0</text:p>
          </table:table-cell>
          <table:table-cell table:formula="of:=N(AND([.$I378]&lt;=[.AF$1]; [.$I378]&gt;[.AE$1]))" office:value-type="float" office:value="0">
            <text:p>0</text:p>
          </table:table-cell>
          <table:table-cell table:formula="of:=N(AND([.$I378]&lt;=[.AG$1]; [.$I378]&gt;[.AF$1]))" office:value-type="float" office:value="0">
            <text:p>0</text:p>
          </table:table-cell>
          <table:table-cell table:formula="of:=N(AND([.$I378]&lt;=[.AH$1]; [.$I378]&gt;[.AG$1]))" office:value-type="float" office:value="0">
            <text:p>0</text:p>
          </table:table-cell>
          <table:table-cell table:formula="of:=N(AND([.$I378]&lt;=[.AI$1]; [.$I37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GYSSPZJMGWITREPXIAU66CRZHRT64FC3</text:p>
          </table:table-cell>
          <table:table-cell office:value-type="string">
            <text:p>2013-03-16T12:39:03Z</text:p>
          </table:table-cell>
          <table:table-cell office:value-type="string">
            <text:p>2013-03-16T12:45:04Z</text:p>
          </table:table-cell>
          <table:table-cell office:value-type="float" office:value="4311">
            <text:p>4311</text:p>
          </table:table-cell>
          <table:table-cell/>
          <table:table-cell office:value-type="float" office:value="361000">
            <text:p>361000</text:p>
          </table:table-cell>
          <table:table-cell office:value-type="float" office:value="281">
            <text:p>281</text:p>
          </table:table-cell>
          <table:table-cell table:formula="of:=N(AND([.$I379]&lt;=[.K$1]; [.$I379]&gt;[.J$1]))" office:value-type="float" office:value="0">
            <text:p>0</text:p>
          </table:table-cell>
          <table:table-cell table:formula="of:=N(AND([.$I379]&lt;=[.L$1]; [.$I379]&gt;[.K$1]))" office:value-type="float" office:value="0">
            <text:p>0</text:p>
          </table:table-cell>
          <table:table-cell table:formula="of:=N(AND([.$I379]&lt;=[.M$1]; [.$I379]&gt;[.L$1]))" office:value-type="float" office:value="0">
            <text:p>0</text:p>
          </table:table-cell>
          <table:table-cell table:formula="of:=N(AND([.$I379]&lt;=[.N$1]; [.$I379]&gt;[.M$1]))" office:value-type="float" office:value="0">
            <text:p>0</text:p>
          </table:table-cell>
          <table:table-cell table:formula="of:=N(AND([.$I379]&lt;=[.O$1]; [.$I379]&gt;[.N$1]))" office:value-type="float" office:value="0">
            <text:p>0</text:p>
          </table:table-cell>
          <table:table-cell table:formula="of:=N(AND([.$I379]&lt;=[.P$1]; [.$I379]&gt;[.O$1]))" office:value-type="float" office:value="0">
            <text:p>0</text:p>
          </table:table-cell>
          <table:table-cell table:formula="of:=N(AND([.$I379]&lt;=[.Q$1]; [.$I379]&gt;[.P$1]))" office:value-type="float" office:value="0">
            <text:p>0</text:p>
          </table:table-cell>
          <table:table-cell table:formula="of:=N(AND([.$I379]&lt;=[.R$1]; [.$I379]&gt;[.Q$1]))" office:value-type="float" office:value="0">
            <text:p>0</text:p>
          </table:table-cell>
          <table:table-cell table:formula="of:=N(AND([.$I379]&lt;=[.S$1]; [.$I379]&gt;[.R$1]))" office:value-type="float" office:value="0">
            <text:p>0</text:p>
          </table:table-cell>
          <table:table-cell table:formula="of:=N(AND([.$I379]&lt;=[.T$1]; [.$I379]&gt;[.S$1]))" office:value-type="float" office:value="0">
            <text:p>0</text:p>
          </table:table-cell>
          <table:table-cell table:formula="of:=N(AND([.$I379]&lt;=[.U$1]; [.$I379]&gt;[.T$1]))" office:value-type="float" office:value="0">
            <text:p>0</text:p>
          </table:table-cell>
          <table:table-cell table:formula="of:=N(AND([.$I379]&lt;=[.V$1]; [.$I379]&gt;[.U$1]))" office:value-type="float" office:value="0">
            <text:p>0</text:p>
          </table:table-cell>
          <table:table-cell table:formula="of:=N(AND([.$I379]&lt;=[.W$1]; [.$I379]&gt;[.V$1]))" office:value-type="float" office:value="1">
            <text:p>1</text:p>
          </table:table-cell>
          <table:table-cell table:formula="of:=N(AND([.$I379]&lt;=[.X$1]; [.$I379]&gt;[.W$1]))" office:value-type="float" office:value="0">
            <text:p>0</text:p>
          </table:table-cell>
          <table:table-cell table:formula="of:=N(AND([.$I379]&lt;=[.Y$1]; [.$I379]&gt;[.X$1]))" office:value-type="float" office:value="0">
            <text:p>0</text:p>
          </table:table-cell>
          <table:table-cell table:formula="of:=N(AND([.$I379]&lt;=[.Z$1]; [.$I379]&gt;[.Y$1]))" office:value-type="float" office:value="0">
            <text:p>0</text:p>
          </table:table-cell>
          <table:table-cell table:formula="of:=N(AND([.$I379]&lt;=[.AA$1]; [.$I379]&gt;[.Z$1]))" office:value-type="float" office:value="0">
            <text:p>0</text:p>
          </table:table-cell>
          <table:table-cell table:formula="of:=N(AND([.$I379]&lt;=[.AB$1]; [.$I379]&gt;[.AA$1]))" office:value-type="float" office:value="0">
            <text:p>0</text:p>
          </table:table-cell>
          <table:table-cell table:formula="of:=N(AND([.$I379]&lt;=[.AC$1]; [.$I379]&gt;[.AB$1]))" office:value-type="float" office:value="0">
            <text:p>0</text:p>
          </table:table-cell>
          <table:table-cell table:formula="of:=N(AND([.$I379]&lt;=[.AD$1]; [.$I379]&gt;[.AC$1]))" office:value-type="float" office:value="0">
            <text:p>0</text:p>
          </table:table-cell>
          <table:table-cell table:formula="of:=N(AND([.$I379]&lt;=[.AE$1]; [.$I379]&gt;[.AD$1]))" office:value-type="float" office:value="0">
            <text:p>0</text:p>
          </table:table-cell>
          <table:table-cell table:formula="of:=N(AND([.$I379]&lt;=[.AF$1]; [.$I379]&gt;[.AE$1]))" office:value-type="float" office:value="0">
            <text:p>0</text:p>
          </table:table-cell>
          <table:table-cell table:formula="of:=N(AND([.$I379]&lt;=[.AG$1]; [.$I379]&gt;[.AF$1]))" office:value-type="float" office:value="0">
            <text:p>0</text:p>
          </table:table-cell>
          <table:table-cell table:formula="of:=N(AND([.$I379]&lt;=[.AH$1]; [.$I379]&gt;[.AG$1]))" office:value-type="float" office:value="0">
            <text:p>0</text:p>
          </table:table-cell>
          <table:table-cell table:formula="of:=N(AND([.$I379]&lt;=[.AI$1]; [.$I37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FQCSK64CVW67M3M6MDJEGH5CKFZJWDF4</text:p>
          </table:table-cell>
          <table:table-cell office:value-type="string">
            <text:p>2013-03-16T12:44:04Z</text:p>
          </table:table-cell>
          <table:table-cell office:value-type="string">
            <text:p>2013-03-16T12:45:04Z</text:p>
          </table:table-cell>
          <table:table-cell office:value-type="float" office:value="4411">
            <text:p>4411</text:p>
          </table:table-cell>
          <table:table-cell/>
          <table:table-cell office:value-type="float" office:value="60000">
            <text:p>60000</text:p>
          </table:table-cell>
          <table:table-cell office:value-type="float" office:value="551">
            <text:p>551</text:p>
          </table:table-cell>
          <table:table-cell table:formula="of:=N(AND([.$I380]&lt;=[.K$1]; [.$I380]&gt;[.J$1]))" office:value-type="float" office:value="0">
            <text:p>0</text:p>
          </table:table-cell>
          <table:table-cell table:formula="of:=N(AND([.$I380]&lt;=[.L$1]; [.$I380]&gt;[.K$1]))" office:value-type="float" office:value="1">
            <text:p>1</text:p>
          </table:table-cell>
          <table:table-cell table:formula="of:=N(AND([.$I380]&lt;=[.M$1]; [.$I380]&gt;[.L$1]))" office:value-type="float" office:value="0">
            <text:p>0</text:p>
          </table:table-cell>
          <table:table-cell table:formula="of:=N(AND([.$I380]&lt;=[.N$1]; [.$I380]&gt;[.M$1]))" office:value-type="float" office:value="0">
            <text:p>0</text:p>
          </table:table-cell>
          <table:table-cell table:formula="of:=N(AND([.$I380]&lt;=[.O$1]; [.$I380]&gt;[.N$1]))" office:value-type="float" office:value="0">
            <text:p>0</text:p>
          </table:table-cell>
          <table:table-cell table:formula="of:=N(AND([.$I380]&lt;=[.P$1]; [.$I380]&gt;[.O$1]))" office:value-type="float" office:value="0">
            <text:p>0</text:p>
          </table:table-cell>
          <table:table-cell table:formula="of:=N(AND([.$I380]&lt;=[.Q$1]; [.$I380]&gt;[.P$1]))" office:value-type="float" office:value="0">
            <text:p>0</text:p>
          </table:table-cell>
          <table:table-cell table:formula="of:=N(AND([.$I380]&lt;=[.R$1]; [.$I380]&gt;[.Q$1]))" office:value-type="float" office:value="0">
            <text:p>0</text:p>
          </table:table-cell>
          <table:table-cell table:formula="of:=N(AND([.$I380]&lt;=[.S$1]; [.$I380]&gt;[.R$1]))" office:value-type="float" office:value="0">
            <text:p>0</text:p>
          </table:table-cell>
          <table:table-cell table:formula="of:=N(AND([.$I380]&lt;=[.T$1]; [.$I380]&gt;[.S$1]))" office:value-type="float" office:value="0">
            <text:p>0</text:p>
          </table:table-cell>
          <table:table-cell table:formula="of:=N(AND([.$I380]&lt;=[.U$1]; [.$I380]&gt;[.T$1]))" office:value-type="float" office:value="0">
            <text:p>0</text:p>
          </table:table-cell>
          <table:table-cell table:formula="of:=N(AND([.$I380]&lt;=[.V$1]; [.$I380]&gt;[.U$1]))" office:value-type="float" office:value="0">
            <text:p>0</text:p>
          </table:table-cell>
          <table:table-cell table:formula="of:=N(AND([.$I380]&lt;=[.W$1]; [.$I380]&gt;[.V$1]))" office:value-type="float" office:value="0">
            <text:p>0</text:p>
          </table:table-cell>
          <table:table-cell table:formula="of:=N(AND([.$I380]&lt;=[.X$1]; [.$I380]&gt;[.W$1]))" office:value-type="float" office:value="0">
            <text:p>0</text:p>
          </table:table-cell>
          <table:table-cell table:formula="of:=N(AND([.$I380]&lt;=[.Y$1]; [.$I380]&gt;[.X$1]))" office:value-type="float" office:value="0">
            <text:p>0</text:p>
          </table:table-cell>
          <table:table-cell table:formula="of:=N(AND([.$I380]&lt;=[.Z$1]; [.$I380]&gt;[.Y$1]))" office:value-type="float" office:value="0">
            <text:p>0</text:p>
          </table:table-cell>
          <table:table-cell table:formula="of:=N(AND([.$I380]&lt;=[.AA$1]; [.$I380]&gt;[.Z$1]))" office:value-type="float" office:value="0">
            <text:p>0</text:p>
          </table:table-cell>
          <table:table-cell table:formula="of:=N(AND([.$I380]&lt;=[.AB$1]; [.$I380]&gt;[.AA$1]))" office:value-type="float" office:value="0">
            <text:p>0</text:p>
          </table:table-cell>
          <table:table-cell table:formula="of:=N(AND([.$I380]&lt;=[.AC$1]; [.$I380]&gt;[.AB$1]))" office:value-type="float" office:value="0">
            <text:p>0</text:p>
          </table:table-cell>
          <table:table-cell table:formula="of:=N(AND([.$I380]&lt;=[.AD$1]; [.$I380]&gt;[.AC$1]))" office:value-type="float" office:value="0">
            <text:p>0</text:p>
          </table:table-cell>
          <table:table-cell table:formula="of:=N(AND([.$I380]&lt;=[.AE$1]; [.$I380]&gt;[.AD$1]))" office:value-type="float" office:value="0">
            <text:p>0</text:p>
          </table:table-cell>
          <table:table-cell table:formula="of:=N(AND([.$I380]&lt;=[.AF$1]; [.$I380]&gt;[.AE$1]))" office:value-type="float" office:value="0">
            <text:p>0</text:p>
          </table:table-cell>
          <table:table-cell table:formula="of:=N(AND([.$I380]&lt;=[.AG$1]; [.$I380]&gt;[.AF$1]))" office:value-type="float" office:value="0">
            <text:p>0</text:p>
          </table:table-cell>
          <table:table-cell table:formula="of:=N(AND([.$I380]&lt;=[.AH$1]; [.$I380]&gt;[.AG$1]))" office:value-type="float" office:value="0">
            <text:p>0</text:p>
          </table:table-cell>
          <table:table-cell table:formula="of:=N(AND([.$I380]&lt;=[.AI$1]; [.$I38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MSO4VCJRASIEB4JNIUFSZTLG5CGI7MJ2</text:p>
          </table:table-cell>
          <table:table-cell office:value-type="string">
            <text:p>2013-03-16T12:43:39Z</text:p>
          </table:table-cell>
          <table:table-cell office:value-type="string">
            <text:p>2013-03-16T12:45:08Z</text:p>
          </table:table-cell>
          <table:table-cell office:value-type="float" office:value="35750">
            <text:p>35750</text:p>
          </table:table-cell>
          <table:table-cell/>
          <table:table-cell office:value-type="float" office:value="89000">
            <text:p>89000</text:p>
          </table:table-cell>
          <table:table-cell office:value-type="float" office:value="551">
            <text:p>551</text:p>
          </table:table-cell>
          <table:table-cell table:formula="of:=N(AND([.$I381]&lt;=[.K$1]; [.$I381]&gt;[.J$1]))" office:value-type="float" office:value="0">
            <text:p>0</text:p>
          </table:table-cell>
          <table:table-cell table:formula="of:=N(AND([.$I381]&lt;=[.L$1]; [.$I381]&gt;[.K$1]))" office:value-type="float" office:value="0">
            <text:p>0</text:p>
          </table:table-cell>
          <table:table-cell table:formula="of:=N(AND([.$I381]&lt;=[.M$1]; [.$I381]&gt;[.L$1]))" office:value-type="float" office:value="1">
            <text:p>1</text:p>
          </table:table-cell>
          <table:table-cell table:formula="of:=N(AND([.$I381]&lt;=[.N$1]; [.$I381]&gt;[.M$1]))" office:value-type="float" office:value="0">
            <text:p>0</text:p>
          </table:table-cell>
          <table:table-cell table:formula="of:=N(AND([.$I381]&lt;=[.O$1]; [.$I381]&gt;[.N$1]))" office:value-type="float" office:value="0">
            <text:p>0</text:p>
          </table:table-cell>
          <table:table-cell table:formula="of:=N(AND([.$I381]&lt;=[.P$1]; [.$I381]&gt;[.O$1]))" office:value-type="float" office:value="0">
            <text:p>0</text:p>
          </table:table-cell>
          <table:table-cell table:formula="of:=N(AND([.$I381]&lt;=[.Q$1]; [.$I381]&gt;[.P$1]))" office:value-type="float" office:value="0">
            <text:p>0</text:p>
          </table:table-cell>
          <table:table-cell table:formula="of:=N(AND([.$I381]&lt;=[.R$1]; [.$I381]&gt;[.Q$1]))" office:value-type="float" office:value="0">
            <text:p>0</text:p>
          </table:table-cell>
          <table:table-cell table:formula="of:=N(AND([.$I381]&lt;=[.S$1]; [.$I381]&gt;[.R$1]))" office:value-type="float" office:value="0">
            <text:p>0</text:p>
          </table:table-cell>
          <table:table-cell table:formula="of:=N(AND([.$I381]&lt;=[.T$1]; [.$I381]&gt;[.S$1]))" office:value-type="float" office:value="0">
            <text:p>0</text:p>
          </table:table-cell>
          <table:table-cell table:formula="of:=N(AND([.$I381]&lt;=[.U$1]; [.$I381]&gt;[.T$1]))" office:value-type="float" office:value="0">
            <text:p>0</text:p>
          </table:table-cell>
          <table:table-cell table:formula="of:=N(AND([.$I381]&lt;=[.V$1]; [.$I381]&gt;[.U$1]))" office:value-type="float" office:value="0">
            <text:p>0</text:p>
          </table:table-cell>
          <table:table-cell table:formula="of:=N(AND([.$I381]&lt;=[.W$1]; [.$I381]&gt;[.V$1]))" office:value-type="float" office:value="0">
            <text:p>0</text:p>
          </table:table-cell>
          <table:table-cell table:formula="of:=N(AND([.$I381]&lt;=[.X$1]; [.$I381]&gt;[.W$1]))" office:value-type="float" office:value="0">
            <text:p>0</text:p>
          </table:table-cell>
          <table:table-cell table:formula="of:=N(AND([.$I381]&lt;=[.Y$1]; [.$I381]&gt;[.X$1]))" office:value-type="float" office:value="0">
            <text:p>0</text:p>
          </table:table-cell>
          <table:table-cell table:formula="of:=N(AND([.$I381]&lt;=[.Z$1]; [.$I381]&gt;[.Y$1]))" office:value-type="float" office:value="0">
            <text:p>0</text:p>
          </table:table-cell>
          <table:table-cell table:formula="of:=N(AND([.$I381]&lt;=[.AA$1]; [.$I381]&gt;[.Z$1]))" office:value-type="float" office:value="0">
            <text:p>0</text:p>
          </table:table-cell>
          <table:table-cell table:formula="of:=N(AND([.$I381]&lt;=[.AB$1]; [.$I381]&gt;[.AA$1]))" office:value-type="float" office:value="0">
            <text:p>0</text:p>
          </table:table-cell>
          <table:table-cell table:formula="of:=N(AND([.$I381]&lt;=[.AC$1]; [.$I381]&gt;[.AB$1]))" office:value-type="float" office:value="0">
            <text:p>0</text:p>
          </table:table-cell>
          <table:table-cell table:formula="of:=N(AND([.$I381]&lt;=[.AD$1]; [.$I381]&gt;[.AC$1]))" office:value-type="float" office:value="0">
            <text:p>0</text:p>
          </table:table-cell>
          <table:table-cell table:formula="of:=N(AND([.$I381]&lt;=[.AE$1]; [.$I381]&gt;[.AD$1]))" office:value-type="float" office:value="0">
            <text:p>0</text:p>
          </table:table-cell>
          <table:table-cell table:formula="of:=N(AND([.$I381]&lt;=[.AF$1]; [.$I381]&gt;[.AE$1]))" office:value-type="float" office:value="0">
            <text:p>0</text:p>
          </table:table-cell>
          <table:table-cell table:formula="of:=N(AND([.$I381]&lt;=[.AG$1]; [.$I381]&gt;[.AF$1]))" office:value-type="float" office:value="0">
            <text:p>0</text:p>
          </table:table-cell>
          <table:table-cell table:formula="of:=N(AND([.$I381]&lt;=[.AH$1]; [.$I381]&gt;[.AG$1]))" office:value-type="float" office:value="0">
            <text:p>0</text:p>
          </table:table-cell>
          <table:table-cell table:formula="of:=N(AND([.$I381]&lt;=[.AI$1]; [.$I38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3B73BAT64GOB5DR7NXD7IRSR4Z7GIK4E</text:p>
          </table:table-cell>
          <table:table-cell office:value-type="string">
            <text:p>KWK52YX3XWPNOTXG6OOAHXG4BE7EAQS6</text:p>
          </table:table-cell>
          <table:table-cell office:value-type="string">
            <text:p>2013-03-16T12:43:32Z</text:p>
          </table:table-cell>
          <table:table-cell office:value-type="string">
            <text:p>2013-03-16T12:45:27Z</text:p>
          </table:table-cell>
          <table:table-cell office:value-type="float" office:value="38933">
            <text:p>38933</text:p>
          </table:table-cell>
          <table:table-cell/>
          <table:table-cell office:value-type="float" office:value="115000">
            <text:p>115000</text:p>
          </table:table-cell>
          <table:table-cell office:value-type="float" office:value="281">
            <text:p>281</text:p>
          </table:table-cell>
          <table:table-cell table:formula="of:=N(AND([.$I382]&lt;=[.K$1]; [.$I382]&gt;[.J$1]))" office:value-type="float" office:value="0">
            <text:p>0</text:p>
          </table:table-cell>
          <table:table-cell table:formula="of:=N(AND([.$I382]&lt;=[.L$1]; [.$I382]&gt;[.K$1]))" office:value-type="float" office:value="0">
            <text:p>0</text:p>
          </table:table-cell>
          <table:table-cell table:formula="of:=N(AND([.$I382]&lt;=[.M$1]; [.$I382]&gt;[.L$1]))" office:value-type="float" office:value="0">
            <text:p>0</text:p>
          </table:table-cell>
          <table:table-cell table:formula="of:=N(AND([.$I382]&lt;=[.N$1]; [.$I382]&gt;[.M$1]))" office:value-type="float" office:value="1">
            <text:p>1</text:p>
          </table:table-cell>
          <table:table-cell table:formula="of:=N(AND([.$I382]&lt;=[.O$1]; [.$I382]&gt;[.N$1]))" office:value-type="float" office:value="0">
            <text:p>0</text:p>
          </table:table-cell>
          <table:table-cell table:formula="of:=N(AND([.$I382]&lt;=[.P$1]; [.$I382]&gt;[.O$1]))" office:value-type="float" office:value="0">
            <text:p>0</text:p>
          </table:table-cell>
          <table:table-cell table:formula="of:=N(AND([.$I382]&lt;=[.Q$1]; [.$I382]&gt;[.P$1]))" office:value-type="float" office:value="0">
            <text:p>0</text:p>
          </table:table-cell>
          <table:table-cell table:formula="of:=N(AND([.$I382]&lt;=[.R$1]; [.$I382]&gt;[.Q$1]))" office:value-type="float" office:value="0">
            <text:p>0</text:p>
          </table:table-cell>
          <table:table-cell table:formula="of:=N(AND([.$I382]&lt;=[.S$1]; [.$I382]&gt;[.R$1]))" office:value-type="float" office:value="0">
            <text:p>0</text:p>
          </table:table-cell>
          <table:table-cell table:formula="of:=N(AND([.$I382]&lt;=[.T$1]; [.$I382]&gt;[.S$1]))" office:value-type="float" office:value="0">
            <text:p>0</text:p>
          </table:table-cell>
          <table:table-cell table:formula="of:=N(AND([.$I382]&lt;=[.U$1]; [.$I382]&gt;[.T$1]))" office:value-type="float" office:value="0">
            <text:p>0</text:p>
          </table:table-cell>
          <table:table-cell table:formula="of:=N(AND([.$I382]&lt;=[.V$1]; [.$I382]&gt;[.U$1]))" office:value-type="float" office:value="0">
            <text:p>0</text:p>
          </table:table-cell>
          <table:table-cell table:formula="of:=N(AND([.$I382]&lt;=[.W$1]; [.$I382]&gt;[.V$1]))" office:value-type="float" office:value="0">
            <text:p>0</text:p>
          </table:table-cell>
          <table:table-cell table:formula="of:=N(AND([.$I382]&lt;=[.X$1]; [.$I382]&gt;[.W$1]))" office:value-type="float" office:value="0">
            <text:p>0</text:p>
          </table:table-cell>
          <table:table-cell table:formula="of:=N(AND([.$I382]&lt;=[.Y$1]; [.$I382]&gt;[.X$1]))" office:value-type="float" office:value="0">
            <text:p>0</text:p>
          </table:table-cell>
          <table:table-cell table:formula="of:=N(AND([.$I382]&lt;=[.Z$1]; [.$I382]&gt;[.Y$1]))" office:value-type="float" office:value="0">
            <text:p>0</text:p>
          </table:table-cell>
          <table:table-cell table:formula="of:=N(AND([.$I382]&lt;=[.AA$1]; [.$I382]&gt;[.Z$1]))" office:value-type="float" office:value="0">
            <text:p>0</text:p>
          </table:table-cell>
          <table:table-cell table:formula="of:=N(AND([.$I382]&lt;=[.AB$1]; [.$I382]&gt;[.AA$1]))" office:value-type="float" office:value="0">
            <text:p>0</text:p>
          </table:table-cell>
          <table:table-cell table:formula="of:=N(AND([.$I382]&lt;=[.AC$1]; [.$I382]&gt;[.AB$1]))" office:value-type="float" office:value="0">
            <text:p>0</text:p>
          </table:table-cell>
          <table:table-cell table:formula="of:=N(AND([.$I382]&lt;=[.AD$1]; [.$I382]&gt;[.AC$1]))" office:value-type="float" office:value="0">
            <text:p>0</text:p>
          </table:table-cell>
          <table:table-cell table:formula="of:=N(AND([.$I382]&lt;=[.AE$1]; [.$I382]&gt;[.AD$1]))" office:value-type="float" office:value="0">
            <text:p>0</text:p>
          </table:table-cell>
          <table:table-cell table:formula="of:=N(AND([.$I382]&lt;=[.AF$1]; [.$I382]&gt;[.AE$1]))" office:value-type="float" office:value="0">
            <text:p>0</text:p>
          </table:table-cell>
          <table:table-cell table:formula="of:=N(AND([.$I382]&lt;=[.AG$1]; [.$I382]&gt;[.AF$1]))" office:value-type="float" office:value="0">
            <text:p>0</text:p>
          </table:table-cell>
          <table:table-cell table:formula="of:=N(AND([.$I382]&lt;=[.AH$1]; [.$I382]&gt;[.AG$1]))" office:value-type="float" office:value="0">
            <text:p>0</text:p>
          </table:table-cell>
          <table:table-cell table:formula="of:=N(AND([.$I382]&lt;=[.AI$1]; [.$I38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FEIKW62LTXSU56HOSFWSCRDQLXRJAGS7</text:p>
          </table:table-cell>
          <table:table-cell office:value-type="string">
            <text:p>2013-03-16T12:40:48Z</text:p>
          </table:table-cell>
          <table:table-cell office:value-type="string">
            <text:p>2013-03-16T12:45:31Z</text:p>
          </table:table-cell>
          <table:table-cell office:value-type="float" office:value="3775">
            <text:p>3775</text:p>
          </table:table-cell>
          <table:table-cell/>
          <table:table-cell office:value-type="float" office:value="283000">
            <text:p>283000</text:p>
          </table:table-cell>
          <table:table-cell office:value-type="float" office:value="281">
            <text:p>281</text:p>
          </table:table-cell>
          <table:table-cell table:formula="of:=N(AND([.$I383]&lt;=[.K$1]; [.$I383]&gt;[.J$1]))" office:value-type="float" office:value="0">
            <text:p>0</text:p>
          </table:table-cell>
          <table:table-cell table:formula="of:=N(AND([.$I383]&lt;=[.L$1]; [.$I383]&gt;[.K$1]))" office:value-type="float" office:value="0">
            <text:p>0</text:p>
          </table:table-cell>
          <table:table-cell table:formula="of:=N(AND([.$I383]&lt;=[.M$1]; [.$I383]&gt;[.L$1]))" office:value-type="float" office:value="0">
            <text:p>0</text:p>
          </table:table-cell>
          <table:table-cell table:formula="of:=N(AND([.$I383]&lt;=[.N$1]; [.$I383]&gt;[.M$1]))" office:value-type="float" office:value="0">
            <text:p>0</text:p>
          </table:table-cell>
          <table:table-cell table:formula="of:=N(AND([.$I383]&lt;=[.O$1]; [.$I383]&gt;[.N$1]))" office:value-type="float" office:value="0">
            <text:p>0</text:p>
          </table:table-cell>
          <table:table-cell table:formula="of:=N(AND([.$I383]&lt;=[.P$1]; [.$I383]&gt;[.O$1]))" office:value-type="float" office:value="0">
            <text:p>0</text:p>
          </table:table-cell>
          <table:table-cell table:formula="of:=N(AND([.$I383]&lt;=[.Q$1]; [.$I383]&gt;[.P$1]))" office:value-type="float" office:value="0">
            <text:p>0</text:p>
          </table:table-cell>
          <table:table-cell table:formula="of:=N(AND([.$I383]&lt;=[.R$1]; [.$I383]&gt;[.Q$1]))" office:value-type="float" office:value="0">
            <text:p>0</text:p>
          </table:table-cell>
          <table:table-cell table:formula="of:=N(AND([.$I383]&lt;=[.S$1]; [.$I383]&gt;[.R$1]))" office:value-type="float" office:value="0">
            <text:p>0</text:p>
          </table:table-cell>
          <table:table-cell table:formula="of:=N(AND([.$I383]&lt;=[.T$1]; [.$I383]&gt;[.S$1]))" office:value-type="float" office:value="1">
            <text:p>1</text:p>
          </table:table-cell>
          <table:table-cell table:formula="of:=N(AND([.$I383]&lt;=[.U$1]; [.$I383]&gt;[.T$1]))" office:value-type="float" office:value="0">
            <text:p>0</text:p>
          </table:table-cell>
          <table:table-cell table:formula="of:=N(AND([.$I383]&lt;=[.V$1]; [.$I383]&gt;[.U$1]))" office:value-type="float" office:value="0">
            <text:p>0</text:p>
          </table:table-cell>
          <table:table-cell table:formula="of:=N(AND([.$I383]&lt;=[.W$1]; [.$I383]&gt;[.V$1]))" office:value-type="float" office:value="0">
            <text:p>0</text:p>
          </table:table-cell>
          <table:table-cell table:formula="of:=N(AND([.$I383]&lt;=[.X$1]; [.$I383]&gt;[.W$1]))" office:value-type="float" office:value="0">
            <text:p>0</text:p>
          </table:table-cell>
          <table:table-cell table:formula="of:=N(AND([.$I383]&lt;=[.Y$1]; [.$I383]&gt;[.X$1]))" office:value-type="float" office:value="0">
            <text:p>0</text:p>
          </table:table-cell>
          <table:table-cell table:formula="of:=N(AND([.$I383]&lt;=[.Z$1]; [.$I383]&gt;[.Y$1]))" office:value-type="float" office:value="0">
            <text:p>0</text:p>
          </table:table-cell>
          <table:table-cell table:formula="of:=N(AND([.$I383]&lt;=[.AA$1]; [.$I383]&gt;[.Z$1]))" office:value-type="float" office:value="0">
            <text:p>0</text:p>
          </table:table-cell>
          <table:table-cell table:formula="of:=N(AND([.$I383]&lt;=[.AB$1]; [.$I383]&gt;[.AA$1]))" office:value-type="float" office:value="0">
            <text:p>0</text:p>
          </table:table-cell>
          <table:table-cell table:formula="of:=N(AND([.$I383]&lt;=[.AC$1]; [.$I383]&gt;[.AB$1]))" office:value-type="float" office:value="0">
            <text:p>0</text:p>
          </table:table-cell>
          <table:table-cell table:formula="of:=N(AND([.$I383]&lt;=[.AD$1]; [.$I383]&gt;[.AC$1]))" office:value-type="float" office:value="0">
            <text:p>0</text:p>
          </table:table-cell>
          <table:table-cell table:formula="of:=N(AND([.$I383]&lt;=[.AE$1]; [.$I383]&gt;[.AD$1]))" office:value-type="float" office:value="0">
            <text:p>0</text:p>
          </table:table-cell>
          <table:table-cell table:formula="of:=N(AND([.$I383]&lt;=[.AF$1]; [.$I383]&gt;[.AE$1]))" office:value-type="float" office:value="0">
            <text:p>0</text:p>
          </table:table-cell>
          <table:table-cell table:formula="of:=N(AND([.$I383]&lt;=[.AG$1]; [.$I383]&gt;[.AF$1]))" office:value-type="float" office:value="0">
            <text:p>0</text:p>
          </table:table-cell>
          <table:table-cell table:formula="of:=N(AND([.$I383]&lt;=[.AH$1]; [.$I383]&gt;[.AG$1]))" office:value-type="float" office:value="0">
            <text:p>0</text:p>
          </table:table-cell>
          <table:table-cell table:formula="of:=N(AND([.$I383]&lt;=[.AI$1]; [.$I38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RU66HG5JTXCOVJMY444QKH2GGMC6UCY2</text:p>
          </table:table-cell>
          <table:table-cell office:value-type="string">
            <text:p>2013-03-16T12:42:18Z</text:p>
          </table:table-cell>
          <table:table-cell office:value-type="string">
            <text:p>2013-03-16T12:45:57Z</text:p>
          </table:table-cell>
          <table:table-cell office:value-type="float" office:value="2710">
            <text:p>2710</text:p>
          </table:table-cell>
          <table:table-cell/>
          <table:table-cell office:value-type="float" office:value="219000">
            <text:p>219000</text:p>
          </table:table-cell>
          <table:table-cell office:value-type="float" office:value="281">
            <text:p>281</text:p>
          </table:table-cell>
          <table:table-cell table:formula="of:=N(AND([.$I384]&lt;=[.K$1]; [.$I384]&gt;[.J$1]))" office:value-type="float" office:value="0">
            <text:p>0</text:p>
          </table:table-cell>
          <table:table-cell table:formula="of:=N(AND([.$I384]&lt;=[.L$1]; [.$I384]&gt;[.K$1]))" office:value-type="float" office:value="0">
            <text:p>0</text:p>
          </table:table-cell>
          <table:table-cell table:formula="of:=N(AND([.$I384]&lt;=[.M$1]; [.$I384]&gt;[.L$1]))" office:value-type="float" office:value="0">
            <text:p>0</text:p>
          </table:table-cell>
          <table:table-cell table:formula="of:=N(AND([.$I384]&lt;=[.N$1]; [.$I384]&gt;[.M$1]))" office:value-type="float" office:value="0">
            <text:p>0</text:p>
          </table:table-cell>
          <table:table-cell table:formula="of:=N(AND([.$I384]&lt;=[.O$1]; [.$I384]&gt;[.N$1]))" office:value-type="float" office:value="0">
            <text:p>0</text:p>
          </table:table-cell>
          <table:table-cell table:formula="of:=N(AND([.$I384]&lt;=[.P$1]; [.$I384]&gt;[.O$1]))" office:value-type="float" office:value="0">
            <text:p>0</text:p>
          </table:table-cell>
          <table:table-cell table:formula="of:=N(AND([.$I384]&lt;=[.Q$1]; [.$I384]&gt;[.P$1]))" office:value-type="float" office:value="0">
            <text:p>0</text:p>
          </table:table-cell>
          <table:table-cell table:formula="of:=N(AND([.$I384]&lt;=[.R$1]; [.$I384]&gt;[.Q$1]))" office:value-type="float" office:value="1">
            <text:p>1</text:p>
          </table:table-cell>
          <table:table-cell table:formula="of:=N(AND([.$I384]&lt;=[.S$1]; [.$I384]&gt;[.R$1]))" office:value-type="float" office:value="0">
            <text:p>0</text:p>
          </table:table-cell>
          <table:table-cell table:formula="of:=N(AND([.$I384]&lt;=[.T$1]; [.$I384]&gt;[.S$1]))" office:value-type="float" office:value="0">
            <text:p>0</text:p>
          </table:table-cell>
          <table:table-cell table:formula="of:=N(AND([.$I384]&lt;=[.U$1]; [.$I384]&gt;[.T$1]))" office:value-type="float" office:value="0">
            <text:p>0</text:p>
          </table:table-cell>
          <table:table-cell table:formula="of:=N(AND([.$I384]&lt;=[.V$1]; [.$I384]&gt;[.U$1]))" office:value-type="float" office:value="0">
            <text:p>0</text:p>
          </table:table-cell>
          <table:table-cell table:formula="of:=N(AND([.$I384]&lt;=[.W$1]; [.$I384]&gt;[.V$1]))" office:value-type="float" office:value="0">
            <text:p>0</text:p>
          </table:table-cell>
          <table:table-cell table:formula="of:=N(AND([.$I384]&lt;=[.X$1]; [.$I384]&gt;[.W$1]))" office:value-type="float" office:value="0">
            <text:p>0</text:p>
          </table:table-cell>
          <table:table-cell table:formula="of:=N(AND([.$I384]&lt;=[.Y$1]; [.$I384]&gt;[.X$1]))" office:value-type="float" office:value="0">
            <text:p>0</text:p>
          </table:table-cell>
          <table:table-cell table:formula="of:=N(AND([.$I384]&lt;=[.Z$1]; [.$I384]&gt;[.Y$1]))" office:value-type="float" office:value="0">
            <text:p>0</text:p>
          </table:table-cell>
          <table:table-cell table:formula="of:=N(AND([.$I384]&lt;=[.AA$1]; [.$I384]&gt;[.Z$1]))" office:value-type="float" office:value="0">
            <text:p>0</text:p>
          </table:table-cell>
          <table:table-cell table:formula="of:=N(AND([.$I384]&lt;=[.AB$1]; [.$I384]&gt;[.AA$1]))" office:value-type="float" office:value="0">
            <text:p>0</text:p>
          </table:table-cell>
          <table:table-cell table:formula="of:=N(AND([.$I384]&lt;=[.AC$1]; [.$I384]&gt;[.AB$1]))" office:value-type="float" office:value="0">
            <text:p>0</text:p>
          </table:table-cell>
          <table:table-cell table:formula="of:=N(AND([.$I384]&lt;=[.AD$1]; [.$I384]&gt;[.AC$1]))" office:value-type="float" office:value="0">
            <text:p>0</text:p>
          </table:table-cell>
          <table:table-cell table:formula="of:=N(AND([.$I384]&lt;=[.AE$1]; [.$I384]&gt;[.AD$1]))" office:value-type="float" office:value="0">
            <text:p>0</text:p>
          </table:table-cell>
          <table:table-cell table:formula="of:=N(AND([.$I384]&lt;=[.AF$1]; [.$I384]&gt;[.AE$1]))" office:value-type="float" office:value="0">
            <text:p>0</text:p>
          </table:table-cell>
          <table:table-cell table:formula="of:=N(AND([.$I384]&lt;=[.AG$1]; [.$I384]&gt;[.AF$1]))" office:value-type="float" office:value="0">
            <text:p>0</text:p>
          </table:table-cell>
          <table:table-cell table:formula="of:=N(AND([.$I384]&lt;=[.AH$1]; [.$I384]&gt;[.AG$1]))" office:value-type="float" office:value="0">
            <text:p>0</text:p>
          </table:table-cell>
          <table:table-cell table:formula="of:=N(AND([.$I384]&lt;=[.AI$1]; [.$I38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VHUVNEG5HES4TMXLOBDJLH46GGO7MUKX</text:p>
          </table:table-cell>
          <table:table-cell office:value-type="string">
            <text:p>2013-03-16T12:46:05Z</text:p>
          </table:table-cell>
          <table:table-cell office:value-type="string">
            <text:p>2013-03-16T12:46:27Z</text:p>
          </table:table-cell>
          <table:table-cell office:value-type="float" office:value="5864">
            <text:p>5864</text:p>
          </table:table-cell>
          <table:table-cell/>
          <table:table-cell office:value-type="float" office:value="22000">
            <text:p>22000</text:p>
          </table:table-cell>
          <table:table-cell office:value-type="float" office:value="551">
            <text:p>551</text:p>
          </table:table-cell>
          <table:table-cell table:formula="of:=N(AND([.$I385]&lt;=[.K$1]; [.$I385]&gt;[.J$1]))" office:value-type="float" office:value="1">
            <text:p>1</text:p>
          </table:table-cell>
          <table:table-cell table:formula="of:=N(AND([.$I385]&lt;=[.L$1]; [.$I385]&gt;[.K$1]))" office:value-type="float" office:value="0">
            <text:p>0</text:p>
          </table:table-cell>
          <table:table-cell table:formula="of:=N(AND([.$I385]&lt;=[.M$1]; [.$I385]&gt;[.L$1]))" office:value-type="float" office:value="0">
            <text:p>0</text:p>
          </table:table-cell>
          <table:table-cell table:formula="of:=N(AND([.$I385]&lt;=[.N$1]; [.$I385]&gt;[.M$1]))" office:value-type="float" office:value="0">
            <text:p>0</text:p>
          </table:table-cell>
          <table:table-cell table:formula="of:=N(AND([.$I385]&lt;=[.O$1]; [.$I385]&gt;[.N$1]))" office:value-type="float" office:value="0">
            <text:p>0</text:p>
          </table:table-cell>
          <table:table-cell table:formula="of:=N(AND([.$I385]&lt;=[.P$1]; [.$I385]&gt;[.O$1]))" office:value-type="float" office:value="0">
            <text:p>0</text:p>
          </table:table-cell>
          <table:table-cell table:formula="of:=N(AND([.$I385]&lt;=[.Q$1]; [.$I385]&gt;[.P$1]))" office:value-type="float" office:value="0">
            <text:p>0</text:p>
          </table:table-cell>
          <table:table-cell table:formula="of:=N(AND([.$I385]&lt;=[.R$1]; [.$I385]&gt;[.Q$1]))" office:value-type="float" office:value="0">
            <text:p>0</text:p>
          </table:table-cell>
          <table:table-cell table:formula="of:=N(AND([.$I385]&lt;=[.S$1]; [.$I385]&gt;[.R$1]))" office:value-type="float" office:value="0">
            <text:p>0</text:p>
          </table:table-cell>
          <table:table-cell table:formula="of:=N(AND([.$I385]&lt;=[.T$1]; [.$I385]&gt;[.S$1]))" office:value-type="float" office:value="0">
            <text:p>0</text:p>
          </table:table-cell>
          <table:table-cell table:formula="of:=N(AND([.$I385]&lt;=[.U$1]; [.$I385]&gt;[.T$1]))" office:value-type="float" office:value="0">
            <text:p>0</text:p>
          </table:table-cell>
          <table:table-cell table:formula="of:=N(AND([.$I385]&lt;=[.V$1]; [.$I385]&gt;[.U$1]))" office:value-type="float" office:value="0">
            <text:p>0</text:p>
          </table:table-cell>
          <table:table-cell table:formula="of:=N(AND([.$I385]&lt;=[.W$1]; [.$I385]&gt;[.V$1]))" office:value-type="float" office:value="0">
            <text:p>0</text:p>
          </table:table-cell>
          <table:table-cell table:formula="of:=N(AND([.$I385]&lt;=[.X$1]; [.$I385]&gt;[.W$1]))" office:value-type="float" office:value="0">
            <text:p>0</text:p>
          </table:table-cell>
          <table:table-cell table:formula="of:=N(AND([.$I385]&lt;=[.Y$1]; [.$I385]&gt;[.X$1]))" office:value-type="float" office:value="0">
            <text:p>0</text:p>
          </table:table-cell>
          <table:table-cell table:formula="of:=N(AND([.$I385]&lt;=[.Z$1]; [.$I385]&gt;[.Y$1]))" office:value-type="float" office:value="0">
            <text:p>0</text:p>
          </table:table-cell>
          <table:table-cell table:formula="of:=N(AND([.$I385]&lt;=[.AA$1]; [.$I385]&gt;[.Z$1]))" office:value-type="float" office:value="0">
            <text:p>0</text:p>
          </table:table-cell>
          <table:table-cell table:formula="of:=N(AND([.$I385]&lt;=[.AB$1]; [.$I385]&gt;[.AA$1]))" office:value-type="float" office:value="0">
            <text:p>0</text:p>
          </table:table-cell>
          <table:table-cell table:formula="of:=N(AND([.$I385]&lt;=[.AC$1]; [.$I385]&gt;[.AB$1]))" office:value-type="float" office:value="0">
            <text:p>0</text:p>
          </table:table-cell>
          <table:table-cell table:formula="of:=N(AND([.$I385]&lt;=[.AD$1]; [.$I385]&gt;[.AC$1]))" office:value-type="float" office:value="0">
            <text:p>0</text:p>
          </table:table-cell>
          <table:table-cell table:formula="of:=N(AND([.$I385]&lt;=[.AE$1]; [.$I385]&gt;[.AD$1]))" office:value-type="float" office:value="0">
            <text:p>0</text:p>
          </table:table-cell>
          <table:table-cell table:formula="of:=N(AND([.$I385]&lt;=[.AF$1]; [.$I385]&gt;[.AE$1]))" office:value-type="float" office:value="0">
            <text:p>0</text:p>
          </table:table-cell>
          <table:table-cell table:formula="of:=N(AND([.$I385]&lt;=[.AG$1]; [.$I385]&gt;[.AF$1]))" office:value-type="float" office:value="0">
            <text:p>0</text:p>
          </table:table-cell>
          <table:table-cell table:formula="of:=N(AND([.$I385]&lt;=[.AH$1]; [.$I385]&gt;[.AG$1]))" office:value-type="float" office:value="0">
            <text:p>0</text:p>
          </table:table-cell>
          <table:table-cell table:formula="of:=N(AND([.$I385]&lt;=[.AI$1]; [.$I38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XZVZOJMPYL5O7GEYK2F6XCWDSLCKY6XY</text:p>
          </table:table-cell>
          <table:table-cell office:value-type="string">
            <text:p>2013-03-16T12:41:04Z</text:p>
          </table:table-cell>
          <table:table-cell office:value-type="string">
            <text:p>2013-03-16T12:46:27Z</text:p>
          </table:table-cell>
          <table:table-cell office:value-type="float" office:value="5102">
            <text:p>5102</text:p>
          </table:table-cell>
          <table:table-cell/>
          <table:table-cell office:value-type="float" office:value="323000">
            <text:p>323000</text:p>
          </table:table-cell>
          <table:table-cell office:value-type="float" office:value="281">
            <text:p>281</text:p>
          </table:table-cell>
          <table:table-cell table:formula="of:=N(AND([.$I386]&lt;=[.K$1]; [.$I386]&gt;[.J$1]))" office:value-type="float" office:value="0">
            <text:p>0</text:p>
          </table:table-cell>
          <table:table-cell table:formula="of:=N(AND([.$I386]&lt;=[.L$1]; [.$I386]&gt;[.K$1]))" office:value-type="float" office:value="0">
            <text:p>0</text:p>
          </table:table-cell>
          <table:table-cell table:formula="of:=N(AND([.$I386]&lt;=[.M$1]; [.$I386]&gt;[.L$1]))" office:value-type="float" office:value="0">
            <text:p>0</text:p>
          </table:table-cell>
          <table:table-cell table:formula="of:=N(AND([.$I386]&lt;=[.N$1]; [.$I386]&gt;[.M$1]))" office:value-type="float" office:value="0">
            <text:p>0</text:p>
          </table:table-cell>
          <table:table-cell table:formula="of:=N(AND([.$I386]&lt;=[.O$1]; [.$I386]&gt;[.N$1]))" office:value-type="float" office:value="0">
            <text:p>0</text:p>
          </table:table-cell>
          <table:table-cell table:formula="of:=N(AND([.$I386]&lt;=[.P$1]; [.$I386]&gt;[.O$1]))" office:value-type="float" office:value="0">
            <text:p>0</text:p>
          </table:table-cell>
          <table:table-cell table:formula="of:=N(AND([.$I386]&lt;=[.Q$1]; [.$I386]&gt;[.P$1]))" office:value-type="float" office:value="0">
            <text:p>0</text:p>
          </table:table-cell>
          <table:table-cell table:formula="of:=N(AND([.$I386]&lt;=[.R$1]; [.$I386]&gt;[.Q$1]))" office:value-type="float" office:value="0">
            <text:p>0</text:p>
          </table:table-cell>
          <table:table-cell table:formula="of:=N(AND([.$I386]&lt;=[.S$1]; [.$I386]&gt;[.R$1]))" office:value-type="float" office:value="0">
            <text:p>0</text:p>
          </table:table-cell>
          <table:table-cell table:formula="of:=N(AND([.$I386]&lt;=[.T$1]; [.$I386]&gt;[.S$1]))" office:value-type="float" office:value="0">
            <text:p>0</text:p>
          </table:table-cell>
          <table:table-cell table:formula="of:=N(AND([.$I386]&lt;=[.U$1]; [.$I386]&gt;[.T$1]))" office:value-type="float" office:value="1">
            <text:p>1</text:p>
          </table:table-cell>
          <table:table-cell table:formula="of:=N(AND([.$I386]&lt;=[.V$1]; [.$I386]&gt;[.U$1]))" office:value-type="float" office:value="0">
            <text:p>0</text:p>
          </table:table-cell>
          <table:table-cell table:formula="of:=N(AND([.$I386]&lt;=[.W$1]; [.$I386]&gt;[.V$1]))" office:value-type="float" office:value="0">
            <text:p>0</text:p>
          </table:table-cell>
          <table:table-cell table:formula="of:=N(AND([.$I386]&lt;=[.X$1]; [.$I386]&gt;[.W$1]))" office:value-type="float" office:value="0">
            <text:p>0</text:p>
          </table:table-cell>
          <table:table-cell table:formula="of:=N(AND([.$I386]&lt;=[.Y$1]; [.$I386]&gt;[.X$1]))" office:value-type="float" office:value="0">
            <text:p>0</text:p>
          </table:table-cell>
          <table:table-cell table:formula="of:=N(AND([.$I386]&lt;=[.Z$1]; [.$I386]&gt;[.Y$1]))" office:value-type="float" office:value="0">
            <text:p>0</text:p>
          </table:table-cell>
          <table:table-cell table:formula="of:=N(AND([.$I386]&lt;=[.AA$1]; [.$I386]&gt;[.Z$1]))" office:value-type="float" office:value="0">
            <text:p>0</text:p>
          </table:table-cell>
          <table:table-cell table:formula="of:=N(AND([.$I386]&lt;=[.AB$1]; [.$I386]&gt;[.AA$1]))" office:value-type="float" office:value="0">
            <text:p>0</text:p>
          </table:table-cell>
          <table:table-cell table:formula="of:=N(AND([.$I386]&lt;=[.AC$1]; [.$I386]&gt;[.AB$1]))" office:value-type="float" office:value="0">
            <text:p>0</text:p>
          </table:table-cell>
          <table:table-cell table:formula="of:=N(AND([.$I386]&lt;=[.AD$1]; [.$I386]&gt;[.AC$1]))" office:value-type="float" office:value="0">
            <text:p>0</text:p>
          </table:table-cell>
          <table:table-cell table:formula="of:=N(AND([.$I386]&lt;=[.AE$1]; [.$I386]&gt;[.AD$1]))" office:value-type="float" office:value="0">
            <text:p>0</text:p>
          </table:table-cell>
          <table:table-cell table:formula="of:=N(AND([.$I386]&lt;=[.AF$1]; [.$I386]&gt;[.AE$1]))" office:value-type="float" office:value="0">
            <text:p>0</text:p>
          </table:table-cell>
          <table:table-cell table:formula="of:=N(AND([.$I386]&lt;=[.AG$1]; [.$I386]&gt;[.AF$1]))" office:value-type="float" office:value="0">
            <text:p>0</text:p>
          </table:table-cell>
          <table:table-cell table:formula="of:=N(AND([.$I386]&lt;=[.AH$1]; [.$I386]&gt;[.AG$1]))" office:value-type="float" office:value="0">
            <text:p>0</text:p>
          </table:table-cell>
          <table:table-cell table:formula="of:=N(AND([.$I386]&lt;=[.AI$1]; [.$I38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REDKGZWLAXLVR5XNU4TQEZNLN6RZG5SC</text:p>
          </table:table-cell>
          <table:table-cell office:value-type="string">
            <text:p>2013-03-16T12:44:08Z</text:p>
          </table:table-cell>
          <table:table-cell office:value-type="string">
            <text:p>2013-03-16T12:47:48Z</text:p>
          </table:table-cell>
          <table:table-cell office:value-type="float" office:value="3915">
            <text:p>3915</text:p>
          </table:table-cell>
          <table:table-cell/>
          <table:table-cell office:value-type="float" office:value="220000">
            <text:p>220000</text:p>
          </table:table-cell>
          <table:table-cell office:value-type="float" office:value="551">
            <text:p>551</text:p>
          </table:table-cell>
          <table:table-cell table:formula="of:=N(AND([.$I387]&lt;=[.K$1]; [.$I387]&gt;[.J$1]))" office:value-type="float" office:value="0">
            <text:p>0</text:p>
          </table:table-cell>
          <table:table-cell table:formula="of:=N(AND([.$I387]&lt;=[.L$1]; [.$I387]&gt;[.K$1]))" office:value-type="float" office:value="0">
            <text:p>0</text:p>
          </table:table-cell>
          <table:table-cell table:formula="of:=N(AND([.$I387]&lt;=[.M$1]; [.$I387]&gt;[.L$1]))" office:value-type="float" office:value="0">
            <text:p>0</text:p>
          </table:table-cell>
          <table:table-cell table:formula="of:=N(AND([.$I387]&lt;=[.N$1]; [.$I387]&gt;[.M$1]))" office:value-type="float" office:value="0">
            <text:p>0</text:p>
          </table:table-cell>
          <table:table-cell table:formula="of:=N(AND([.$I387]&lt;=[.O$1]; [.$I387]&gt;[.N$1]))" office:value-type="float" office:value="0">
            <text:p>0</text:p>
          </table:table-cell>
          <table:table-cell table:formula="of:=N(AND([.$I387]&lt;=[.P$1]; [.$I387]&gt;[.O$1]))" office:value-type="float" office:value="0">
            <text:p>0</text:p>
          </table:table-cell>
          <table:table-cell table:formula="of:=N(AND([.$I387]&lt;=[.Q$1]; [.$I387]&gt;[.P$1]))" office:value-type="float" office:value="0">
            <text:p>0</text:p>
          </table:table-cell>
          <table:table-cell table:formula="of:=N(AND([.$I387]&lt;=[.R$1]; [.$I387]&gt;[.Q$1]))" office:value-type="float" office:value="1">
            <text:p>1</text:p>
          </table:table-cell>
          <table:table-cell table:formula="of:=N(AND([.$I387]&lt;=[.S$1]; [.$I387]&gt;[.R$1]))" office:value-type="float" office:value="0">
            <text:p>0</text:p>
          </table:table-cell>
          <table:table-cell table:formula="of:=N(AND([.$I387]&lt;=[.T$1]; [.$I387]&gt;[.S$1]))" office:value-type="float" office:value="0">
            <text:p>0</text:p>
          </table:table-cell>
          <table:table-cell table:formula="of:=N(AND([.$I387]&lt;=[.U$1]; [.$I387]&gt;[.T$1]))" office:value-type="float" office:value="0">
            <text:p>0</text:p>
          </table:table-cell>
          <table:table-cell table:formula="of:=N(AND([.$I387]&lt;=[.V$1]; [.$I387]&gt;[.U$1]))" office:value-type="float" office:value="0">
            <text:p>0</text:p>
          </table:table-cell>
          <table:table-cell table:formula="of:=N(AND([.$I387]&lt;=[.W$1]; [.$I387]&gt;[.V$1]))" office:value-type="float" office:value="0">
            <text:p>0</text:p>
          </table:table-cell>
          <table:table-cell table:formula="of:=N(AND([.$I387]&lt;=[.X$1]; [.$I387]&gt;[.W$1]))" office:value-type="float" office:value="0">
            <text:p>0</text:p>
          </table:table-cell>
          <table:table-cell table:formula="of:=N(AND([.$I387]&lt;=[.Y$1]; [.$I387]&gt;[.X$1]))" office:value-type="float" office:value="0">
            <text:p>0</text:p>
          </table:table-cell>
          <table:table-cell table:formula="of:=N(AND([.$I387]&lt;=[.Z$1]; [.$I387]&gt;[.Y$1]))" office:value-type="float" office:value="0">
            <text:p>0</text:p>
          </table:table-cell>
          <table:table-cell table:formula="of:=N(AND([.$I387]&lt;=[.AA$1]; [.$I387]&gt;[.Z$1]))" office:value-type="float" office:value="0">
            <text:p>0</text:p>
          </table:table-cell>
          <table:table-cell table:formula="of:=N(AND([.$I387]&lt;=[.AB$1]; [.$I387]&gt;[.AA$1]))" office:value-type="float" office:value="0">
            <text:p>0</text:p>
          </table:table-cell>
          <table:table-cell table:formula="of:=N(AND([.$I387]&lt;=[.AC$1]; [.$I387]&gt;[.AB$1]))" office:value-type="float" office:value="0">
            <text:p>0</text:p>
          </table:table-cell>
          <table:table-cell table:formula="of:=N(AND([.$I387]&lt;=[.AD$1]; [.$I387]&gt;[.AC$1]))" office:value-type="float" office:value="0">
            <text:p>0</text:p>
          </table:table-cell>
          <table:table-cell table:formula="of:=N(AND([.$I387]&lt;=[.AE$1]; [.$I387]&gt;[.AD$1]))" office:value-type="float" office:value="0">
            <text:p>0</text:p>
          </table:table-cell>
          <table:table-cell table:formula="of:=N(AND([.$I387]&lt;=[.AF$1]; [.$I387]&gt;[.AE$1]))" office:value-type="float" office:value="0">
            <text:p>0</text:p>
          </table:table-cell>
          <table:table-cell table:formula="of:=N(AND([.$I387]&lt;=[.AG$1]; [.$I387]&gt;[.AF$1]))" office:value-type="float" office:value="0">
            <text:p>0</text:p>
          </table:table-cell>
          <table:table-cell table:formula="of:=N(AND([.$I387]&lt;=[.AH$1]; [.$I387]&gt;[.AG$1]))" office:value-type="float" office:value="0">
            <text:p>0</text:p>
          </table:table-cell>
          <table:table-cell table:formula="of:=N(AND([.$I387]&lt;=[.AI$1]; [.$I38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LOJOAPIJFU3OXC72F47QOJ2NXEABN3QN</text:p>
          </table:table-cell>
          <table:table-cell office:value-type="string">
            <text:p>2013-03-16T12:43:59Z</text:p>
          </table:table-cell>
          <table:table-cell office:value-type="string">
            <text:p>2013-03-16T12:48:15Z</text:p>
          </table:table-cell>
          <table:table-cell office:value-type="float" office:value="3687">
            <text:p>3687</text:p>
          </table:table-cell>
          <table:table-cell/>
          <table:table-cell office:value-type="float" office:value="256000">
            <text:p>256000</text:p>
          </table:table-cell>
          <table:table-cell office:value-type="float" office:value="551">
            <text:p>551</text:p>
          </table:table-cell>
          <table:table-cell table:formula="of:=N(AND([.$I388]&lt;=[.K$1]; [.$I388]&gt;[.J$1]))" office:value-type="float" office:value="0">
            <text:p>0</text:p>
          </table:table-cell>
          <table:table-cell table:formula="of:=N(AND([.$I388]&lt;=[.L$1]; [.$I388]&gt;[.K$1]))" office:value-type="float" office:value="0">
            <text:p>0</text:p>
          </table:table-cell>
          <table:table-cell table:formula="of:=N(AND([.$I388]&lt;=[.M$1]; [.$I388]&gt;[.L$1]))" office:value-type="float" office:value="0">
            <text:p>0</text:p>
          </table:table-cell>
          <table:table-cell table:formula="of:=N(AND([.$I388]&lt;=[.N$1]; [.$I388]&gt;[.M$1]))" office:value-type="float" office:value="0">
            <text:p>0</text:p>
          </table:table-cell>
          <table:table-cell table:formula="of:=N(AND([.$I388]&lt;=[.O$1]; [.$I388]&gt;[.N$1]))" office:value-type="float" office:value="0">
            <text:p>0</text:p>
          </table:table-cell>
          <table:table-cell table:formula="of:=N(AND([.$I388]&lt;=[.P$1]; [.$I388]&gt;[.O$1]))" office:value-type="float" office:value="0">
            <text:p>0</text:p>
          </table:table-cell>
          <table:table-cell table:formula="of:=N(AND([.$I388]&lt;=[.Q$1]; [.$I388]&gt;[.P$1]))" office:value-type="float" office:value="0">
            <text:p>0</text:p>
          </table:table-cell>
          <table:table-cell table:formula="of:=N(AND([.$I388]&lt;=[.R$1]; [.$I388]&gt;[.Q$1]))" office:value-type="float" office:value="0">
            <text:p>0</text:p>
          </table:table-cell>
          <table:table-cell table:formula="of:=N(AND([.$I388]&lt;=[.S$1]; [.$I388]&gt;[.R$1]))" office:value-type="float" office:value="1">
            <text:p>1</text:p>
          </table:table-cell>
          <table:table-cell table:formula="of:=N(AND([.$I388]&lt;=[.T$1]; [.$I388]&gt;[.S$1]))" office:value-type="float" office:value="0">
            <text:p>0</text:p>
          </table:table-cell>
          <table:table-cell table:formula="of:=N(AND([.$I388]&lt;=[.U$1]; [.$I388]&gt;[.T$1]))" office:value-type="float" office:value="0">
            <text:p>0</text:p>
          </table:table-cell>
          <table:table-cell table:formula="of:=N(AND([.$I388]&lt;=[.V$1]; [.$I388]&gt;[.U$1]))" office:value-type="float" office:value="0">
            <text:p>0</text:p>
          </table:table-cell>
          <table:table-cell table:formula="of:=N(AND([.$I388]&lt;=[.W$1]; [.$I388]&gt;[.V$1]))" office:value-type="float" office:value="0">
            <text:p>0</text:p>
          </table:table-cell>
          <table:table-cell table:formula="of:=N(AND([.$I388]&lt;=[.X$1]; [.$I388]&gt;[.W$1]))" office:value-type="float" office:value="0">
            <text:p>0</text:p>
          </table:table-cell>
          <table:table-cell table:formula="of:=N(AND([.$I388]&lt;=[.Y$1]; [.$I388]&gt;[.X$1]))" office:value-type="float" office:value="0">
            <text:p>0</text:p>
          </table:table-cell>
          <table:table-cell table:formula="of:=N(AND([.$I388]&lt;=[.Z$1]; [.$I388]&gt;[.Y$1]))" office:value-type="float" office:value="0">
            <text:p>0</text:p>
          </table:table-cell>
          <table:table-cell table:formula="of:=N(AND([.$I388]&lt;=[.AA$1]; [.$I388]&gt;[.Z$1]))" office:value-type="float" office:value="0">
            <text:p>0</text:p>
          </table:table-cell>
          <table:table-cell table:formula="of:=N(AND([.$I388]&lt;=[.AB$1]; [.$I388]&gt;[.AA$1]))" office:value-type="float" office:value="0">
            <text:p>0</text:p>
          </table:table-cell>
          <table:table-cell table:formula="of:=N(AND([.$I388]&lt;=[.AC$1]; [.$I388]&gt;[.AB$1]))" office:value-type="float" office:value="0">
            <text:p>0</text:p>
          </table:table-cell>
          <table:table-cell table:formula="of:=N(AND([.$I388]&lt;=[.AD$1]; [.$I388]&gt;[.AC$1]))" office:value-type="float" office:value="0">
            <text:p>0</text:p>
          </table:table-cell>
          <table:table-cell table:formula="of:=N(AND([.$I388]&lt;=[.AE$1]; [.$I388]&gt;[.AD$1]))" office:value-type="float" office:value="0">
            <text:p>0</text:p>
          </table:table-cell>
          <table:table-cell table:formula="of:=N(AND([.$I388]&lt;=[.AF$1]; [.$I388]&gt;[.AE$1]))" office:value-type="float" office:value="0">
            <text:p>0</text:p>
          </table:table-cell>
          <table:table-cell table:formula="of:=N(AND([.$I388]&lt;=[.AG$1]; [.$I388]&gt;[.AF$1]))" office:value-type="float" office:value="0">
            <text:p>0</text:p>
          </table:table-cell>
          <table:table-cell table:formula="of:=N(AND([.$I388]&lt;=[.AH$1]; [.$I388]&gt;[.AG$1]))" office:value-type="float" office:value="0">
            <text:p>0</text:p>
          </table:table-cell>
          <table:table-cell table:formula="of:=N(AND([.$I388]&lt;=[.AI$1]; [.$I38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YT7F3574X3ZZGG5PAAHAMFJVBVWJRCHQ</text:p>
          </table:table-cell>
          <table:table-cell office:value-type="string">
            <text:p>2013-03-16T12:45:49Z</text:p>
          </table:table-cell>
          <table:table-cell office:value-type="string">
            <text:p>2013-03-16T12:50:30Z</text:p>
          </table:table-cell>
          <table:table-cell office:value-type="float" office:value="2789">
            <text:p>2789</text:p>
          </table:table-cell>
          <table:table-cell/>
          <table:table-cell office:value-type="float" office:value="281000">
            <text:p>281000</text:p>
          </table:table-cell>
          <table:table-cell office:value-type="float" office:value="551">
            <text:p>551</text:p>
          </table:table-cell>
          <table:table-cell table:formula="of:=N(AND([.$I389]&lt;=[.K$1]; [.$I389]&gt;[.J$1]))" office:value-type="float" office:value="0">
            <text:p>0</text:p>
          </table:table-cell>
          <table:table-cell table:formula="of:=N(AND([.$I389]&lt;=[.L$1]; [.$I389]&gt;[.K$1]))" office:value-type="float" office:value="0">
            <text:p>0</text:p>
          </table:table-cell>
          <table:table-cell table:formula="of:=N(AND([.$I389]&lt;=[.M$1]; [.$I389]&gt;[.L$1]))" office:value-type="float" office:value="0">
            <text:p>0</text:p>
          </table:table-cell>
          <table:table-cell table:formula="of:=N(AND([.$I389]&lt;=[.N$1]; [.$I389]&gt;[.M$1]))" office:value-type="float" office:value="0">
            <text:p>0</text:p>
          </table:table-cell>
          <table:table-cell table:formula="of:=N(AND([.$I389]&lt;=[.O$1]; [.$I389]&gt;[.N$1]))" office:value-type="float" office:value="0">
            <text:p>0</text:p>
          </table:table-cell>
          <table:table-cell table:formula="of:=N(AND([.$I389]&lt;=[.P$1]; [.$I389]&gt;[.O$1]))" office:value-type="float" office:value="0">
            <text:p>0</text:p>
          </table:table-cell>
          <table:table-cell table:formula="of:=N(AND([.$I389]&lt;=[.Q$1]; [.$I389]&gt;[.P$1]))" office:value-type="float" office:value="0">
            <text:p>0</text:p>
          </table:table-cell>
          <table:table-cell table:formula="of:=N(AND([.$I389]&lt;=[.R$1]; [.$I389]&gt;[.Q$1]))" office:value-type="float" office:value="0">
            <text:p>0</text:p>
          </table:table-cell>
          <table:table-cell table:formula="of:=N(AND([.$I389]&lt;=[.S$1]; [.$I389]&gt;[.R$1]))" office:value-type="float" office:value="0">
            <text:p>0</text:p>
          </table:table-cell>
          <table:table-cell table:formula="of:=N(AND([.$I389]&lt;=[.T$1]; [.$I389]&gt;[.S$1]))" office:value-type="float" office:value="1">
            <text:p>1</text:p>
          </table:table-cell>
          <table:table-cell table:formula="of:=N(AND([.$I389]&lt;=[.U$1]; [.$I389]&gt;[.T$1]))" office:value-type="float" office:value="0">
            <text:p>0</text:p>
          </table:table-cell>
          <table:table-cell table:formula="of:=N(AND([.$I389]&lt;=[.V$1]; [.$I389]&gt;[.U$1]))" office:value-type="float" office:value="0">
            <text:p>0</text:p>
          </table:table-cell>
          <table:table-cell table:formula="of:=N(AND([.$I389]&lt;=[.W$1]; [.$I389]&gt;[.V$1]))" office:value-type="float" office:value="0">
            <text:p>0</text:p>
          </table:table-cell>
          <table:table-cell table:formula="of:=N(AND([.$I389]&lt;=[.X$1]; [.$I389]&gt;[.W$1]))" office:value-type="float" office:value="0">
            <text:p>0</text:p>
          </table:table-cell>
          <table:table-cell table:formula="of:=N(AND([.$I389]&lt;=[.Y$1]; [.$I389]&gt;[.X$1]))" office:value-type="float" office:value="0">
            <text:p>0</text:p>
          </table:table-cell>
          <table:table-cell table:formula="of:=N(AND([.$I389]&lt;=[.Z$1]; [.$I389]&gt;[.Y$1]))" office:value-type="float" office:value="0">
            <text:p>0</text:p>
          </table:table-cell>
          <table:table-cell table:formula="of:=N(AND([.$I389]&lt;=[.AA$1]; [.$I389]&gt;[.Z$1]))" office:value-type="float" office:value="0">
            <text:p>0</text:p>
          </table:table-cell>
          <table:table-cell table:formula="of:=N(AND([.$I389]&lt;=[.AB$1]; [.$I389]&gt;[.AA$1]))" office:value-type="float" office:value="0">
            <text:p>0</text:p>
          </table:table-cell>
          <table:table-cell table:formula="of:=N(AND([.$I389]&lt;=[.AC$1]; [.$I389]&gt;[.AB$1]))" office:value-type="float" office:value="0">
            <text:p>0</text:p>
          </table:table-cell>
          <table:table-cell table:formula="of:=N(AND([.$I389]&lt;=[.AD$1]; [.$I389]&gt;[.AC$1]))" office:value-type="float" office:value="0">
            <text:p>0</text:p>
          </table:table-cell>
          <table:table-cell table:formula="of:=N(AND([.$I389]&lt;=[.AE$1]; [.$I389]&gt;[.AD$1]))" office:value-type="float" office:value="0">
            <text:p>0</text:p>
          </table:table-cell>
          <table:table-cell table:formula="of:=N(AND([.$I389]&lt;=[.AF$1]; [.$I389]&gt;[.AE$1]))" office:value-type="float" office:value="0">
            <text:p>0</text:p>
          </table:table-cell>
          <table:table-cell table:formula="of:=N(AND([.$I389]&lt;=[.AG$1]; [.$I389]&gt;[.AF$1]))" office:value-type="float" office:value="0">
            <text:p>0</text:p>
          </table:table-cell>
          <table:table-cell table:formula="of:=N(AND([.$I389]&lt;=[.AH$1]; [.$I389]&gt;[.AG$1]))" office:value-type="float" office:value="0">
            <text:p>0</text:p>
          </table:table-cell>
          <table:table-cell table:formula="of:=N(AND([.$I389]&lt;=[.AI$1]; [.$I38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MROA3APTFPEXROW3KGKHNFR4LPG3YBJY</text:p>
          </table:table-cell>
          <table:table-cell office:value-type="string">
            <text:p>2013-03-16T12:49:04Z</text:p>
          </table:table-cell>
          <table:table-cell office:value-type="string">
            <text:p>2013-03-16T12:50:38Z</text:p>
          </table:table-cell>
          <table:table-cell office:value-type="float" office:value="37632">
            <text:p>37632</text:p>
          </table:table-cell>
          <table:table-cell/>
          <table:table-cell office:value-type="float" office:value="94000">
            <text:p>94000</text:p>
          </table:table-cell>
          <table:table-cell office:value-type="float" office:value="821">
            <text:p>821</text:p>
          </table:table-cell>
          <table:table-cell table:formula="of:=N(AND([.$I390]&lt;=[.K$1]; [.$I390]&gt;[.J$1]))" office:value-type="float" office:value="0">
            <text:p>0</text:p>
          </table:table-cell>
          <table:table-cell table:formula="of:=N(AND([.$I390]&lt;=[.L$1]; [.$I390]&gt;[.K$1]))" office:value-type="float" office:value="0">
            <text:p>0</text:p>
          </table:table-cell>
          <table:table-cell table:formula="of:=N(AND([.$I390]&lt;=[.M$1]; [.$I390]&gt;[.L$1]))" office:value-type="float" office:value="0">
            <text:p>0</text:p>
          </table:table-cell>
          <table:table-cell table:formula="of:=N(AND([.$I390]&lt;=[.N$1]; [.$I390]&gt;[.M$1]))" office:value-type="float" office:value="1">
            <text:p>1</text:p>
          </table:table-cell>
          <table:table-cell table:formula="of:=N(AND([.$I390]&lt;=[.O$1]; [.$I390]&gt;[.N$1]))" office:value-type="float" office:value="0">
            <text:p>0</text:p>
          </table:table-cell>
          <table:table-cell table:formula="of:=N(AND([.$I390]&lt;=[.P$1]; [.$I390]&gt;[.O$1]))" office:value-type="float" office:value="0">
            <text:p>0</text:p>
          </table:table-cell>
          <table:table-cell table:formula="of:=N(AND([.$I390]&lt;=[.Q$1]; [.$I390]&gt;[.P$1]))" office:value-type="float" office:value="0">
            <text:p>0</text:p>
          </table:table-cell>
          <table:table-cell table:formula="of:=N(AND([.$I390]&lt;=[.R$1]; [.$I390]&gt;[.Q$1]))" office:value-type="float" office:value="0">
            <text:p>0</text:p>
          </table:table-cell>
          <table:table-cell table:formula="of:=N(AND([.$I390]&lt;=[.S$1]; [.$I390]&gt;[.R$1]))" office:value-type="float" office:value="0">
            <text:p>0</text:p>
          </table:table-cell>
          <table:table-cell table:formula="of:=N(AND([.$I390]&lt;=[.T$1]; [.$I390]&gt;[.S$1]))" office:value-type="float" office:value="0">
            <text:p>0</text:p>
          </table:table-cell>
          <table:table-cell table:formula="of:=N(AND([.$I390]&lt;=[.U$1]; [.$I390]&gt;[.T$1]))" office:value-type="float" office:value="0">
            <text:p>0</text:p>
          </table:table-cell>
          <table:table-cell table:formula="of:=N(AND([.$I390]&lt;=[.V$1]; [.$I390]&gt;[.U$1]))" office:value-type="float" office:value="0">
            <text:p>0</text:p>
          </table:table-cell>
          <table:table-cell table:formula="of:=N(AND([.$I390]&lt;=[.W$1]; [.$I390]&gt;[.V$1]))" office:value-type="float" office:value="0">
            <text:p>0</text:p>
          </table:table-cell>
          <table:table-cell table:formula="of:=N(AND([.$I390]&lt;=[.X$1]; [.$I390]&gt;[.W$1]))" office:value-type="float" office:value="0">
            <text:p>0</text:p>
          </table:table-cell>
          <table:table-cell table:formula="of:=N(AND([.$I390]&lt;=[.Y$1]; [.$I390]&gt;[.X$1]))" office:value-type="float" office:value="0">
            <text:p>0</text:p>
          </table:table-cell>
          <table:table-cell table:formula="of:=N(AND([.$I390]&lt;=[.Z$1]; [.$I390]&gt;[.Y$1]))" office:value-type="float" office:value="0">
            <text:p>0</text:p>
          </table:table-cell>
          <table:table-cell table:formula="of:=N(AND([.$I390]&lt;=[.AA$1]; [.$I390]&gt;[.Z$1]))" office:value-type="float" office:value="0">
            <text:p>0</text:p>
          </table:table-cell>
          <table:table-cell table:formula="of:=N(AND([.$I390]&lt;=[.AB$1]; [.$I390]&gt;[.AA$1]))" office:value-type="float" office:value="0">
            <text:p>0</text:p>
          </table:table-cell>
          <table:table-cell table:formula="of:=N(AND([.$I390]&lt;=[.AC$1]; [.$I390]&gt;[.AB$1]))" office:value-type="float" office:value="0">
            <text:p>0</text:p>
          </table:table-cell>
          <table:table-cell table:formula="of:=N(AND([.$I390]&lt;=[.AD$1]; [.$I390]&gt;[.AC$1]))" office:value-type="float" office:value="0">
            <text:p>0</text:p>
          </table:table-cell>
          <table:table-cell table:formula="of:=N(AND([.$I390]&lt;=[.AE$1]; [.$I390]&gt;[.AD$1]))" office:value-type="float" office:value="0">
            <text:p>0</text:p>
          </table:table-cell>
          <table:table-cell table:formula="of:=N(AND([.$I390]&lt;=[.AF$1]; [.$I390]&gt;[.AE$1]))" office:value-type="float" office:value="0">
            <text:p>0</text:p>
          </table:table-cell>
          <table:table-cell table:formula="of:=N(AND([.$I390]&lt;=[.AG$1]; [.$I390]&gt;[.AF$1]))" office:value-type="float" office:value="0">
            <text:p>0</text:p>
          </table:table-cell>
          <table:table-cell table:formula="of:=N(AND([.$I390]&lt;=[.AH$1]; [.$I390]&gt;[.AG$1]))" office:value-type="float" office:value="0">
            <text:p>0</text:p>
          </table:table-cell>
          <table:table-cell table:formula="of:=N(AND([.$I390]&lt;=[.AI$1]; [.$I39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IJNHIEWNDDJYHOETGGC3IGR4NRDJVL3Z</text:p>
          </table:table-cell>
          <table:table-cell office:value-type="string">
            <text:p>2013-03-16T12:47:22Z</text:p>
          </table:table-cell>
          <table:table-cell office:value-type="string">
            <text:p>2013-03-16T12:50:58Z</text:p>
          </table:table-cell>
          <table:table-cell office:value-type="float" office:value="3128">
            <text:p>3128</text:p>
          </table:table-cell>
          <table:table-cell/>
          <table:table-cell office:value-type="float" office:value="216000">
            <text:p>216000</text:p>
          </table:table-cell>
          <table:table-cell office:value-type="float" office:value="551">
            <text:p>551</text:p>
          </table:table-cell>
          <table:table-cell table:formula="of:=N(AND([.$I391]&lt;=[.K$1]; [.$I391]&gt;[.J$1]))" office:value-type="float" office:value="0">
            <text:p>0</text:p>
          </table:table-cell>
          <table:table-cell table:formula="of:=N(AND([.$I391]&lt;=[.L$1]; [.$I391]&gt;[.K$1]))" office:value-type="float" office:value="0">
            <text:p>0</text:p>
          </table:table-cell>
          <table:table-cell table:formula="of:=N(AND([.$I391]&lt;=[.M$1]; [.$I391]&gt;[.L$1]))" office:value-type="float" office:value="0">
            <text:p>0</text:p>
          </table:table-cell>
          <table:table-cell table:formula="of:=N(AND([.$I391]&lt;=[.N$1]; [.$I391]&gt;[.M$1]))" office:value-type="float" office:value="0">
            <text:p>0</text:p>
          </table:table-cell>
          <table:table-cell table:formula="of:=N(AND([.$I391]&lt;=[.O$1]; [.$I391]&gt;[.N$1]))" office:value-type="float" office:value="0">
            <text:p>0</text:p>
          </table:table-cell>
          <table:table-cell table:formula="of:=N(AND([.$I391]&lt;=[.P$1]; [.$I391]&gt;[.O$1]))" office:value-type="float" office:value="0">
            <text:p>0</text:p>
          </table:table-cell>
          <table:table-cell table:formula="of:=N(AND([.$I391]&lt;=[.Q$1]; [.$I391]&gt;[.P$1]))" office:value-type="float" office:value="0">
            <text:p>0</text:p>
          </table:table-cell>
          <table:table-cell table:formula="of:=N(AND([.$I391]&lt;=[.R$1]; [.$I391]&gt;[.Q$1]))" office:value-type="float" office:value="1">
            <text:p>1</text:p>
          </table:table-cell>
          <table:table-cell table:formula="of:=N(AND([.$I391]&lt;=[.S$1]; [.$I391]&gt;[.R$1]))" office:value-type="float" office:value="0">
            <text:p>0</text:p>
          </table:table-cell>
          <table:table-cell table:formula="of:=N(AND([.$I391]&lt;=[.T$1]; [.$I391]&gt;[.S$1]))" office:value-type="float" office:value="0">
            <text:p>0</text:p>
          </table:table-cell>
          <table:table-cell table:formula="of:=N(AND([.$I391]&lt;=[.U$1]; [.$I391]&gt;[.T$1]))" office:value-type="float" office:value="0">
            <text:p>0</text:p>
          </table:table-cell>
          <table:table-cell table:formula="of:=N(AND([.$I391]&lt;=[.V$1]; [.$I391]&gt;[.U$1]))" office:value-type="float" office:value="0">
            <text:p>0</text:p>
          </table:table-cell>
          <table:table-cell table:formula="of:=N(AND([.$I391]&lt;=[.W$1]; [.$I391]&gt;[.V$1]))" office:value-type="float" office:value="0">
            <text:p>0</text:p>
          </table:table-cell>
          <table:table-cell table:formula="of:=N(AND([.$I391]&lt;=[.X$1]; [.$I391]&gt;[.W$1]))" office:value-type="float" office:value="0">
            <text:p>0</text:p>
          </table:table-cell>
          <table:table-cell table:formula="of:=N(AND([.$I391]&lt;=[.Y$1]; [.$I391]&gt;[.X$1]))" office:value-type="float" office:value="0">
            <text:p>0</text:p>
          </table:table-cell>
          <table:table-cell table:formula="of:=N(AND([.$I391]&lt;=[.Z$1]; [.$I391]&gt;[.Y$1]))" office:value-type="float" office:value="0">
            <text:p>0</text:p>
          </table:table-cell>
          <table:table-cell table:formula="of:=N(AND([.$I391]&lt;=[.AA$1]; [.$I391]&gt;[.Z$1]))" office:value-type="float" office:value="0">
            <text:p>0</text:p>
          </table:table-cell>
          <table:table-cell table:formula="of:=N(AND([.$I391]&lt;=[.AB$1]; [.$I391]&gt;[.AA$1]))" office:value-type="float" office:value="0">
            <text:p>0</text:p>
          </table:table-cell>
          <table:table-cell table:formula="of:=N(AND([.$I391]&lt;=[.AC$1]; [.$I391]&gt;[.AB$1]))" office:value-type="float" office:value="0">
            <text:p>0</text:p>
          </table:table-cell>
          <table:table-cell table:formula="of:=N(AND([.$I391]&lt;=[.AD$1]; [.$I391]&gt;[.AC$1]))" office:value-type="float" office:value="0">
            <text:p>0</text:p>
          </table:table-cell>
          <table:table-cell table:formula="of:=N(AND([.$I391]&lt;=[.AE$1]; [.$I391]&gt;[.AD$1]))" office:value-type="float" office:value="0">
            <text:p>0</text:p>
          </table:table-cell>
          <table:table-cell table:formula="of:=N(AND([.$I391]&lt;=[.AF$1]; [.$I391]&gt;[.AE$1]))" office:value-type="float" office:value="0">
            <text:p>0</text:p>
          </table:table-cell>
          <table:table-cell table:formula="of:=N(AND([.$I391]&lt;=[.AG$1]; [.$I391]&gt;[.AF$1]))" office:value-type="float" office:value="0">
            <text:p>0</text:p>
          </table:table-cell>
          <table:table-cell table:formula="of:=N(AND([.$I391]&lt;=[.AH$1]; [.$I391]&gt;[.AG$1]))" office:value-type="float" office:value="0">
            <text:p>0</text:p>
          </table:table-cell>
          <table:table-cell table:formula="of:=N(AND([.$I391]&lt;=[.AI$1]; [.$I39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TXMZYC7QVYLM7ESUQZU5KUWKAHU2BZYG</text:p>
          </table:table-cell>
          <table:table-cell office:value-type="string">
            <text:p>2013-03-16T12:51:05Z</text:p>
          </table:table-cell>
          <table:table-cell office:value-type="string">
            <text:p>2013-03-16T12:51:25Z</text:p>
          </table:table-cell>
          <table:table-cell office:value-type="float" office:value="2586">
            <text:p>2586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21">
            <text:p>821</text:p>
          </table:table-cell>
          <table:table-cell table:formula="of:=N(AND([.$I392]&lt;=[.K$1]; [.$I392]&gt;[.J$1]))" office:value-type="float" office:value="1">
            <text:p>1</text:p>
          </table:table-cell>
          <table:table-cell table:formula="of:=N(AND([.$I392]&lt;=[.L$1]; [.$I392]&gt;[.K$1]))" office:value-type="float" office:value="0">
            <text:p>0</text:p>
          </table:table-cell>
          <table:table-cell table:formula="of:=N(AND([.$I392]&lt;=[.M$1]; [.$I392]&gt;[.L$1]))" office:value-type="float" office:value="0">
            <text:p>0</text:p>
          </table:table-cell>
          <table:table-cell table:formula="of:=N(AND([.$I392]&lt;=[.N$1]; [.$I392]&gt;[.M$1]))" office:value-type="float" office:value="0">
            <text:p>0</text:p>
          </table:table-cell>
          <table:table-cell table:formula="of:=N(AND([.$I392]&lt;=[.O$1]; [.$I392]&gt;[.N$1]))" office:value-type="float" office:value="0">
            <text:p>0</text:p>
          </table:table-cell>
          <table:table-cell table:formula="of:=N(AND([.$I392]&lt;=[.P$1]; [.$I392]&gt;[.O$1]))" office:value-type="float" office:value="0">
            <text:p>0</text:p>
          </table:table-cell>
          <table:table-cell table:formula="of:=N(AND([.$I392]&lt;=[.Q$1]; [.$I392]&gt;[.P$1]))" office:value-type="float" office:value="0">
            <text:p>0</text:p>
          </table:table-cell>
          <table:table-cell table:formula="of:=N(AND([.$I392]&lt;=[.R$1]; [.$I392]&gt;[.Q$1]))" office:value-type="float" office:value="0">
            <text:p>0</text:p>
          </table:table-cell>
          <table:table-cell table:formula="of:=N(AND([.$I392]&lt;=[.S$1]; [.$I392]&gt;[.R$1]))" office:value-type="float" office:value="0">
            <text:p>0</text:p>
          </table:table-cell>
          <table:table-cell table:formula="of:=N(AND([.$I392]&lt;=[.T$1]; [.$I392]&gt;[.S$1]))" office:value-type="float" office:value="0">
            <text:p>0</text:p>
          </table:table-cell>
          <table:table-cell table:formula="of:=N(AND([.$I392]&lt;=[.U$1]; [.$I392]&gt;[.T$1]))" office:value-type="float" office:value="0">
            <text:p>0</text:p>
          </table:table-cell>
          <table:table-cell table:formula="of:=N(AND([.$I392]&lt;=[.V$1]; [.$I392]&gt;[.U$1]))" office:value-type="float" office:value="0">
            <text:p>0</text:p>
          </table:table-cell>
          <table:table-cell table:formula="of:=N(AND([.$I392]&lt;=[.W$1]; [.$I392]&gt;[.V$1]))" office:value-type="float" office:value="0">
            <text:p>0</text:p>
          </table:table-cell>
          <table:table-cell table:formula="of:=N(AND([.$I392]&lt;=[.X$1]; [.$I392]&gt;[.W$1]))" office:value-type="float" office:value="0">
            <text:p>0</text:p>
          </table:table-cell>
          <table:table-cell table:formula="of:=N(AND([.$I392]&lt;=[.Y$1]; [.$I392]&gt;[.X$1]))" office:value-type="float" office:value="0">
            <text:p>0</text:p>
          </table:table-cell>
          <table:table-cell table:formula="of:=N(AND([.$I392]&lt;=[.Z$1]; [.$I392]&gt;[.Y$1]))" office:value-type="float" office:value="0">
            <text:p>0</text:p>
          </table:table-cell>
          <table:table-cell table:formula="of:=N(AND([.$I392]&lt;=[.AA$1]; [.$I392]&gt;[.Z$1]))" office:value-type="float" office:value="0">
            <text:p>0</text:p>
          </table:table-cell>
          <table:table-cell table:formula="of:=N(AND([.$I392]&lt;=[.AB$1]; [.$I392]&gt;[.AA$1]))" office:value-type="float" office:value="0">
            <text:p>0</text:p>
          </table:table-cell>
          <table:table-cell table:formula="of:=N(AND([.$I392]&lt;=[.AC$1]; [.$I392]&gt;[.AB$1]))" office:value-type="float" office:value="0">
            <text:p>0</text:p>
          </table:table-cell>
          <table:table-cell table:formula="of:=N(AND([.$I392]&lt;=[.AD$1]; [.$I392]&gt;[.AC$1]))" office:value-type="float" office:value="0">
            <text:p>0</text:p>
          </table:table-cell>
          <table:table-cell table:formula="of:=N(AND([.$I392]&lt;=[.AE$1]; [.$I392]&gt;[.AD$1]))" office:value-type="float" office:value="0">
            <text:p>0</text:p>
          </table:table-cell>
          <table:table-cell table:formula="of:=N(AND([.$I392]&lt;=[.AF$1]; [.$I392]&gt;[.AE$1]))" office:value-type="float" office:value="0">
            <text:p>0</text:p>
          </table:table-cell>
          <table:table-cell table:formula="of:=N(AND([.$I392]&lt;=[.AG$1]; [.$I392]&gt;[.AF$1]))" office:value-type="float" office:value="0">
            <text:p>0</text:p>
          </table:table-cell>
          <table:table-cell table:formula="of:=N(AND([.$I392]&lt;=[.AH$1]; [.$I392]&gt;[.AG$1]))" office:value-type="float" office:value="0">
            <text:p>0</text:p>
          </table:table-cell>
          <table:table-cell table:formula="of:=N(AND([.$I392]&lt;=[.AI$1]; [.$I39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BNPNNJWZIQ4TCYF6QDJISNEXXZEPLMCH</text:p>
          </table:table-cell>
          <table:table-cell office:value-type="string">
            <text:p>2013-03-16T12:46:43Z</text:p>
          </table:table-cell>
          <table:table-cell office:value-type="string">
            <text:p>2013-03-16T12:52:22Z</text:p>
          </table:table-cell>
          <table:table-cell office:value-type="float" office:value="4784">
            <text:p>4784</text:p>
          </table:table-cell>
          <table:table-cell/>
          <table:table-cell office:value-type="float" office:value="339000">
            <text:p>339000</text:p>
          </table:table-cell>
          <table:table-cell office:value-type="float" office:value="551">
            <text:p>551</text:p>
          </table:table-cell>
          <table:table-cell table:formula="of:=N(AND([.$I393]&lt;=[.K$1]; [.$I393]&gt;[.J$1]))" office:value-type="float" office:value="0">
            <text:p>0</text:p>
          </table:table-cell>
          <table:table-cell table:formula="of:=N(AND([.$I393]&lt;=[.L$1]; [.$I393]&gt;[.K$1]))" office:value-type="float" office:value="0">
            <text:p>0</text:p>
          </table:table-cell>
          <table:table-cell table:formula="of:=N(AND([.$I393]&lt;=[.M$1]; [.$I393]&gt;[.L$1]))" office:value-type="float" office:value="0">
            <text:p>0</text:p>
          </table:table-cell>
          <table:table-cell table:formula="of:=N(AND([.$I393]&lt;=[.N$1]; [.$I393]&gt;[.M$1]))" office:value-type="float" office:value="0">
            <text:p>0</text:p>
          </table:table-cell>
          <table:table-cell table:formula="of:=N(AND([.$I393]&lt;=[.O$1]; [.$I393]&gt;[.N$1]))" office:value-type="float" office:value="0">
            <text:p>0</text:p>
          </table:table-cell>
          <table:table-cell table:formula="of:=N(AND([.$I393]&lt;=[.P$1]; [.$I393]&gt;[.O$1]))" office:value-type="float" office:value="0">
            <text:p>0</text:p>
          </table:table-cell>
          <table:table-cell table:formula="of:=N(AND([.$I393]&lt;=[.Q$1]; [.$I393]&gt;[.P$1]))" office:value-type="float" office:value="0">
            <text:p>0</text:p>
          </table:table-cell>
          <table:table-cell table:formula="of:=N(AND([.$I393]&lt;=[.R$1]; [.$I393]&gt;[.Q$1]))" office:value-type="float" office:value="0">
            <text:p>0</text:p>
          </table:table-cell>
          <table:table-cell table:formula="of:=N(AND([.$I393]&lt;=[.S$1]; [.$I393]&gt;[.R$1]))" office:value-type="float" office:value="0">
            <text:p>0</text:p>
          </table:table-cell>
          <table:table-cell table:formula="of:=N(AND([.$I393]&lt;=[.T$1]; [.$I393]&gt;[.S$1]))" office:value-type="float" office:value="0">
            <text:p>0</text:p>
          </table:table-cell>
          <table:table-cell table:formula="of:=N(AND([.$I393]&lt;=[.U$1]; [.$I393]&gt;[.T$1]))" office:value-type="float" office:value="0">
            <text:p>0</text:p>
          </table:table-cell>
          <table:table-cell table:formula="of:=N(AND([.$I393]&lt;=[.V$1]; [.$I393]&gt;[.U$1]))" office:value-type="float" office:value="1">
            <text:p>1</text:p>
          </table:table-cell>
          <table:table-cell table:formula="of:=N(AND([.$I393]&lt;=[.W$1]; [.$I393]&gt;[.V$1]))" office:value-type="float" office:value="0">
            <text:p>0</text:p>
          </table:table-cell>
          <table:table-cell table:formula="of:=N(AND([.$I393]&lt;=[.X$1]; [.$I393]&gt;[.W$1]))" office:value-type="float" office:value="0">
            <text:p>0</text:p>
          </table:table-cell>
          <table:table-cell table:formula="of:=N(AND([.$I393]&lt;=[.Y$1]; [.$I393]&gt;[.X$1]))" office:value-type="float" office:value="0">
            <text:p>0</text:p>
          </table:table-cell>
          <table:table-cell table:formula="of:=N(AND([.$I393]&lt;=[.Z$1]; [.$I393]&gt;[.Y$1]))" office:value-type="float" office:value="0">
            <text:p>0</text:p>
          </table:table-cell>
          <table:table-cell table:formula="of:=N(AND([.$I393]&lt;=[.AA$1]; [.$I393]&gt;[.Z$1]))" office:value-type="float" office:value="0">
            <text:p>0</text:p>
          </table:table-cell>
          <table:table-cell table:formula="of:=N(AND([.$I393]&lt;=[.AB$1]; [.$I393]&gt;[.AA$1]))" office:value-type="float" office:value="0">
            <text:p>0</text:p>
          </table:table-cell>
          <table:table-cell table:formula="of:=N(AND([.$I393]&lt;=[.AC$1]; [.$I393]&gt;[.AB$1]))" office:value-type="float" office:value="0">
            <text:p>0</text:p>
          </table:table-cell>
          <table:table-cell table:formula="of:=N(AND([.$I393]&lt;=[.AD$1]; [.$I393]&gt;[.AC$1]))" office:value-type="float" office:value="0">
            <text:p>0</text:p>
          </table:table-cell>
          <table:table-cell table:formula="of:=N(AND([.$I393]&lt;=[.AE$1]; [.$I393]&gt;[.AD$1]))" office:value-type="float" office:value="0">
            <text:p>0</text:p>
          </table:table-cell>
          <table:table-cell table:formula="of:=N(AND([.$I393]&lt;=[.AF$1]; [.$I393]&gt;[.AE$1]))" office:value-type="float" office:value="0">
            <text:p>0</text:p>
          </table:table-cell>
          <table:table-cell table:formula="of:=N(AND([.$I393]&lt;=[.AG$1]; [.$I393]&gt;[.AF$1]))" office:value-type="float" office:value="0">
            <text:p>0</text:p>
          </table:table-cell>
          <table:table-cell table:formula="of:=N(AND([.$I393]&lt;=[.AH$1]; [.$I393]&gt;[.AG$1]))" office:value-type="float" office:value="0">
            <text:p>0</text:p>
          </table:table-cell>
          <table:table-cell table:formula="of:=N(AND([.$I393]&lt;=[.AI$1]; [.$I39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OVW54PPXL6KIHO2TVPB7FXZVPJBQR5M3</text:p>
          </table:table-cell>
          <table:table-cell office:value-type="string">
            <text:p>2013-03-16T12:49:10Z</text:p>
          </table:table-cell>
          <table:table-cell office:value-type="string">
            <text:p>2013-03-16T12:52:50Z</text:p>
          </table:table-cell>
          <table:table-cell office:value-type="float" office:value="5710">
            <text:p>5710</text:p>
          </table:table-cell>
          <table:table-cell/>
          <table:table-cell office:value-type="float" office:value="220000">
            <text:p>220000</text:p>
          </table:table-cell>
          <table:table-cell office:value-type="float" office:value="821">
            <text:p>821</text:p>
          </table:table-cell>
          <table:table-cell table:formula="of:=N(AND([.$I394]&lt;=[.K$1]; [.$I394]&gt;[.J$1]))" office:value-type="float" office:value="0">
            <text:p>0</text:p>
          </table:table-cell>
          <table:table-cell table:formula="of:=N(AND([.$I394]&lt;=[.L$1]; [.$I394]&gt;[.K$1]))" office:value-type="float" office:value="0">
            <text:p>0</text:p>
          </table:table-cell>
          <table:table-cell table:formula="of:=N(AND([.$I394]&lt;=[.M$1]; [.$I394]&gt;[.L$1]))" office:value-type="float" office:value="0">
            <text:p>0</text:p>
          </table:table-cell>
          <table:table-cell table:formula="of:=N(AND([.$I394]&lt;=[.N$1]; [.$I394]&gt;[.M$1]))" office:value-type="float" office:value="0">
            <text:p>0</text:p>
          </table:table-cell>
          <table:table-cell table:formula="of:=N(AND([.$I394]&lt;=[.O$1]; [.$I394]&gt;[.N$1]))" office:value-type="float" office:value="0">
            <text:p>0</text:p>
          </table:table-cell>
          <table:table-cell table:formula="of:=N(AND([.$I394]&lt;=[.P$1]; [.$I394]&gt;[.O$1]))" office:value-type="float" office:value="0">
            <text:p>0</text:p>
          </table:table-cell>
          <table:table-cell table:formula="of:=N(AND([.$I394]&lt;=[.Q$1]; [.$I394]&gt;[.P$1]))" office:value-type="float" office:value="0">
            <text:p>0</text:p>
          </table:table-cell>
          <table:table-cell table:formula="of:=N(AND([.$I394]&lt;=[.R$1]; [.$I394]&gt;[.Q$1]))" office:value-type="float" office:value="1">
            <text:p>1</text:p>
          </table:table-cell>
          <table:table-cell table:formula="of:=N(AND([.$I394]&lt;=[.S$1]; [.$I394]&gt;[.R$1]))" office:value-type="float" office:value="0">
            <text:p>0</text:p>
          </table:table-cell>
          <table:table-cell table:formula="of:=N(AND([.$I394]&lt;=[.T$1]; [.$I394]&gt;[.S$1]))" office:value-type="float" office:value="0">
            <text:p>0</text:p>
          </table:table-cell>
          <table:table-cell table:formula="of:=N(AND([.$I394]&lt;=[.U$1]; [.$I394]&gt;[.T$1]))" office:value-type="float" office:value="0">
            <text:p>0</text:p>
          </table:table-cell>
          <table:table-cell table:formula="of:=N(AND([.$I394]&lt;=[.V$1]; [.$I394]&gt;[.U$1]))" office:value-type="float" office:value="0">
            <text:p>0</text:p>
          </table:table-cell>
          <table:table-cell table:formula="of:=N(AND([.$I394]&lt;=[.W$1]; [.$I394]&gt;[.V$1]))" office:value-type="float" office:value="0">
            <text:p>0</text:p>
          </table:table-cell>
          <table:table-cell table:formula="of:=N(AND([.$I394]&lt;=[.X$1]; [.$I394]&gt;[.W$1]))" office:value-type="float" office:value="0">
            <text:p>0</text:p>
          </table:table-cell>
          <table:table-cell table:formula="of:=N(AND([.$I394]&lt;=[.Y$1]; [.$I394]&gt;[.X$1]))" office:value-type="float" office:value="0">
            <text:p>0</text:p>
          </table:table-cell>
          <table:table-cell table:formula="of:=N(AND([.$I394]&lt;=[.Z$1]; [.$I394]&gt;[.Y$1]))" office:value-type="float" office:value="0">
            <text:p>0</text:p>
          </table:table-cell>
          <table:table-cell table:formula="of:=N(AND([.$I394]&lt;=[.AA$1]; [.$I394]&gt;[.Z$1]))" office:value-type="float" office:value="0">
            <text:p>0</text:p>
          </table:table-cell>
          <table:table-cell table:formula="of:=N(AND([.$I394]&lt;=[.AB$1]; [.$I394]&gt;[.AA$1]))" office:value-type="float" office:value="0">
            <text:p>0</text:p>
          </table:table-cell>
          <table:table-cell table:formula="of:=N(AND([.$I394]&lt;=[.AC$1]; [.$I394]&gt;[.AB$1]))" office:value-type="float" office:value="0">
            <text:p>0</text:p>
          </table:table-cell>
          <table:table-cell table:formula="of:=N(AND([.$I394]&lt;=[.AD$1]; [.$I394]&gt;[.AC$1]))" office:value-type="float" office:value="0">
            <text:p>0</text:p>
          </table:table-cell>
          <table:table-cell table:formula="of:=N(AND([.$I394]&lt;=[.AE$1]; [.$I394]&gt;[.AD$1]))" office:value-type="float" office:value="0">
            <text:p>0</text:p>
          </table:table-cell>
          <table:table-cell table:formula="of:=N(AND([.$I394]&lt;=[.AF$1]; [.$I394]&gt;[.AE$1]))" office:value-type="float" office:value="0">
            <text:p>0</text:p>
          </table:table-cell>
          <table:table-cell table:formula="of:=N(AND([.$I394]&lt;=[.AG$1]; [.$I394]&gt;[.AF$1]))" office:value-type="float" office:value="0">
            <text:p>0</text:p>
          </table:table-cell>
          <table:table-cell table:formula="of:=N(AND([.$I394]&lt;=[.AH$1]; [.$I394]&gt;[.AG$1]))" office:value-type="float" office:value="0">
            <text:p>0</text:p>
          </table:table-cell>
          <table:table-cell table:formula="of:=N(AND([.$I394]&lt;=[.AI$1]; [.$I39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GUEMQ4ET6NNDRUBYXF3S62I4FFU2GWS</text:p>
          </table:table-cell>
          <table:table-cell office:value-type="string">
            <text:p>2013-03-16T12:48:59Z</text:p>
          </table:table-cell>
          <table:table-cell office:value-type="string">
            <text:p>2013-03-16T12:53:15Z</text:p>
          </table:table-cell>
          <table:table-cell office:value-type="float" office:value="3581">
            <text:p>3581</text:p>
          </table:table-cell>
          <table:table-cell/>
          <table:table-cell office:value-type="float" office:value="256000">
            <text:p>256000</text:p>
          </table:table-cell>
          <table:table-cell office:value-type="float" office:value="821">
            <text:p>821</text:p>
          </table:table-cell>
          <table:table-cell table:formula="of:=N(AND([.$I395]&lt;=[.K$1]; [.$I395]&gt;[.J$1]))" office:value-type="float" office:value="0">
            <text:p>0</text:p>
          </table:table-cell>
          <table:table-cell table:formula="of:=N(AND([.$I395]&lt;=[.L$1]; [.$I395]&gt;[.K$1]))" office:value-type="float" office:value="0">
            <text:p>0</text:p>
          </table:table-cell>
          <table:table-cell table:formula="of:=N(AND([.$I395]&lt;=[.M$1]; [.$I395]&gt;[.L$1]))" office:value-type="float" office:value="0">
            <text:p>0</text:p>
          </table:table-cell>
          <table:table-cell table:formula="of:=N(AND([.$I395]&lt;=[.N$1]; [.$I395]&gt;[.M$1]))" office:value-type="float" office:value="0">
            <text:p>0</text:p>
          </table:table-cell>
          <table:table-cell table:formula="of:=N(AND([.$I395]&lt;=[.O$1]; [.$I395]&gt;[.N$1]))" office:value-type="float" office:value="0">
            <text:p>0</text:p>
          </table:table-cell>
          <table:table-cell table:formula="of:=N(AND([.$I395]&lt;=[.P$1]; [.$I395]&gt;[.O$1]))" office:value-type="float" office:value="0">
            <text:p>0</text:p>
          </table:table-cell>
          <table:table-cell table:formula="of:=N(AND([.$I395]&lt;=[.Q$1]; [.$I395]&gt;[.P$1]))" office:value-type="float" office:value="0">
            <text:p>0</text:p>
          </table:table-cell>
          <table:table-cell table:formula="of:=N(AND([.$I395]&lt;=[.R$1]; [.$I395]&gt;[.Q$1]))" office:value-type="float" office:value="0">
            <text:p>0</text:p>
          </table:table-cell>
          <table:table-cell table:formula="of:=N(AND([.$I395]&lt;=[.S$1]; [.$I395]&gt;[.R$1]))" office:value-type="float" office:value="1">
            <text:p>1</text:p>
          </table:table-cell>
          <table:table-cell table:formula="of:=N(AND([.$I395]&lt;=[.T$1]; [.$I395]&gt;[.S$1]))" office:value-type="float" office:value="0">
            <text:p>0</text:p>
          </table:table-cell>
          <table:table-cell table:formula="of:=N(AND([.$I395]&lt;=[.U$1]; [.$I395]&gt;[.T$1]))" office:value-type="float" office:value="0">
            <text:p>0</text:p>
          </table:table-cell>
          <table:table-cell table:formula="of:=N(AND([.$I395]&lt;=[.V$1]; [.$I395]&gt;[.U$1]))" office:value-type="float" office:value="0">
            <text:p>0</text:p>
          </table:table-cell>
          <table:table-cell table:formula="of:=N(AND([.$I395]&lt;=[.W$1]; [.$I395]&gt;[.V$1]))" office:value-type="float" office:value="0">
            <text:p>0</text:p>
          </table:table-cell>
          <table:table-cell table:formula="of:=N(AND([.$I395]&lt;=[.X$1]; [.$I395]&gt;[.W$1]))" office:value-type="float" office:value="0">
            <text:p>0</text:p>
          </table:table-cell>
          <table:table-cell table:formula="of:=N(AND([.$I395]&lt;=[.Y$1]; [.$I395]&gt;[.X$1]))" office:value-type="float" office:value="0">
            <text:p>0</text:p>
          </table:table-cell>
          <table:table-cell table:formula="of:=N(AND([.$I395]&lt;=[.Z$1]; [.$I395]&gt;[.Y$1]))" office:value-type="float" office:value="0">
            <text:p>0</text:p>
          </table:table-cell>
          <table:table-cell table:formula="of:=N(AND([.$I395]&lt;=[.AA$1]; [.$I395]&gt;[.Z$1]))" office:value-type="float" office:value="0">
            <text:p>0</text:p>
          </table:table-cell>
          <table:table-cell table:formula="of:=N(AND([.$I395]&lt;=[.AB$1]; [.$I395]&gt;[.AA$1]))" office:value-type="float" office:value="0">
            <text:p>0</text:p>
          </table:table-cell>
          <table:table-cell table:formula="of:=N(AND([.$I395]&lt;=[.AC$1]; [.$I395]&gt;[.AB$1]))" office:value-type="float" office:value="0">
            <text:p>0</text:p>
          </table:table-cell>
          <table:table-cell table:formula="of:=N(AND([.$I395]&lt;=[.AD$1]; [.$I395]&gt;[.AC$1]))" office:value-type="float" office:value="0">
            <text:p>0</text:p>
          </table:table-cell>
          <table:table-cell table:formula="of:=N(AND([.$I395]&lt;=[.AE$1]; [.$I395]&gt;[.AD$1]))" office:value-type="float" office:value="0">
            <text:p>0</text:p>
          </table:table-cell>
          <table:table-cell table:formula="of:=N(AND([.$I395]&lt;=[.AF$1]; [.$I395]&gt;[.AE$1]))" office:value-type="float" office:value="0">
            <text:p>0</text:p>
          </table:table-cell>
          <table:table-cell table:formula="of:=N(AND([.$I395]&lt;=[.AG$1]; [.$I395]&gt;[.AF$1]))" office:value-type="float" office:value="0">
            <text:p>0</text:p>
          </table:table-cell>
          <table:table-cell table:formula="of:=N(AND([.$I395]&lt;=[.AH$1]; [.$I395]&gt;[.AG$1]))" office:value-type="float" office:value="0">
            <text:p>0</text:p>
          </table:table-cell>
          <table:table-cell table:formula="of:=N(AND([.$I395]&lt;=[.AI$1]; [.$I39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UCE3YWQLKORHVB2DWDIBFUYYSIIOB43N</text:p>
          </table:table-cell>
          <table:table-cell office:value-type="string">
            <text:p>2013-03-16T12:48:39Z</text:p>
          </table:table-cell>
          <table:table-cell office:value-type="string">
            <text:p>2013-03-16T12:54:36Z</text:p>
          </table:table-cell>
          <table:table-cell office:value-type="float" office:value="2681">
            <text:p>2681</text:p>
          </table:table-cell>
          <table:table-cell/>
          <table:table-cell office:value-type="float" office:value="357000">
            <text:p>357000</text:p>
          </table:table-cell>
          <table:table-cell office:value-type="float" office:value="821">
            <text:p>821</text:p>
          </table:table-cell>
          <table:table-cell table:formula="of:=N(AND([.$I396]&lt;=[.K$1]; [.$I396]&gt;[.J$1]))" office:value-type="float" office:value="0">
            <text:p>0</text:p>
          </table:table-cell>
          <table:table-cell table:formula="of:=N(AND([.$I396]&lt;=[.L$1]; [.$I396]&gt;[.K$1]))" office:value-type="float" office:value="0">
            <text:p>0</text:p>
          </table:table-cell>
          <table:table-cell table:formula="of:=N(AND([.$I396]&lt;=[.M$1]; [.$I396]&gt;[.L$1]))" office:value-type="float" office:value="0">
            <text:p>0</text:p>
          </table:table-cell>
          <table:table-cell table:formula="of:=N(AND([.$I396]&lt;=[.N$1]; [.$I396]&gt;[.M$1]))" office:value-type="float" office:value="0">
            <text:p>0</text:p>
          </table:table-cell>
          <table:table-cell table:formula="of:=N(AND([.$I396]&lt;=[.O$1]; [.$I396]&gt;[.N$1]))" office:value-type="float" office:value="0">
            <text:p>0</text:p>
          </table:table-cell>
          <table:table-cell table:formula="of:=N(AND([.$I396]&lt;=[.P$1]; [.$I396]&gt;[.O$1]))" office:value-type="float" office:value="0">
            <text:p>0</text:p>
          </table:table-cell>
          <table:table-cell table:formula="of:=N(AND([.$I396]&lt;=[.Q$1]; [.$I396]&gt;[.P$1]))" office:value-type="float" office:value="0">
            <text:p>0</text:p>
          </table:table-cell>
          <table:table-cell table:formula="of:=N(AND([.$I396]&lt;=[.R$1]; [.$I396]&gt;[.Q$1]))" office:value-type="float" office:value="0">
            <text:p>0</text:p>
          </table:table-cell>
          <table:table-cell table:formula="of:=N(AND([.$I396]&lt;=[.S$1]; [.$I396]&gt;[.R$1]))" office:value-type="float" office:value="0">
            <text:p>0</text:p>
          </table:table-cell>
          <table:table-cell table:formula="of:=N(AND([.$I396]&lt;=[.T$1]; [.$I396]&gt;[.S$1]))" office:value-type="float" office:value="0">
            <text:p>0</text:p>
          </table:table-cell>
          <table:table-cell table:formula="of:=N(AND([.$I396]&lt;=[.U$1]; [.$I396]&gt;[.T$1]))" office:value-type="float" office:value="0">
            <text:p>0</text:p>
          </table:table-cell>
          <table:table-cell table:formula="of:=N(AND([.$I396]&lt;=[.V$1]; [.$I396]&gt;[.U$1]))" office:value-type="float" office:value="1">
            <text:p>1</text:p>
          </table:table-cell>
          <table:table-cell table:formula="of:=N(AND([.$I396]&lt;=[.W$1]; [.$I396]&gt;[.V$1]))" office:value-type="float" office:value="0">
            <text:p>0</text:p>
          </table:table-cell>
          <table:table-cell table:formula="of:=N(AND([.$I396]&lt;=[.X$1]; [.$I396]&gt;[.W$1]))" office:value-type="float" office:value="0">
            <text:p>0</text:p>
          </table:table-cell>
          <table:table-cell table:formula="of:=N(AND([.$I396]&lt;=[.Y$1]; [.$I396]&gt;[.X$1]))" office:value-type="float" office:value="0">
            <text:p>0</text:p>
          </table:table-cell>
          <table:table-cell table:formula="of:=N(AND([.$I396]&lt;=[.Z$1]; [.$I396]&gt;[.Y$1]))" office:value-type="float" office:value="0">
            <text:p>0</text:p>
          </table:table-cell>
          <table:table-cell table:formula="of:=N(AND([.$I396]&lt;=[.AA$1]; [.$I396]&gt;[.Z$1]))" office:value-type="float" office:value="0">
            <text:p>0</text:p>
          </table:table-cell>
          <table:table-cell table:formula="of:=N(AND([.$I396]&lt;=[.AB$1]; [.$I396]&gt;[.AA$1]))" office:value-type="float" office:value="0">
            <text:p>0</text:p>
          </table:table-cell>
          <table:table-cell table:formula="of:=N(AND([.$I396]&lt;=[.AC$1]; [.$I396]&gt;[.AB$1]))" office:value-type="float" office:value="0">
            <text:p>0</text:p>
          </table:table-cell>
          <table:table-cell table:formula="of:=N(AND([.$I396]&lt;=[.AD$1]; [.$I396]&gt;[.AC$1]))" office:value-type="float" office:value="0">
            <text:p>0</text:p>
          </table:table-cell>
          <table:table-cell table:formula="of:=N(AND([.$I396]&lt;=[.AE$1]; [.$I396]&gt;[.AD$1]))" office:value-type="float" office:value="0">
            <text:p>0</text:p>
          </table:table-cell>
          <table:table-cell table:formula="of:=N(AND([.$I396]&lt;=[.AF$1]; [.$I396]&gt;[.AE$1]))" office:value-type="float" office:value="0">
            <text:p>0</text:p>
          </table:table-cell>
          <table:table-cell table:formula="of:=N(AND([.$I396]&lt;=[.AG$1]; [.$I396]&gt;[.AF$1]))" office:value-type="float" office:value="0">
            <text:p>0</text:p>
          </table:table-cell>
          <table:table-cell table:formula="of:=N(AND([.$I396]&lt;=[.AH$1]; [.$I396]&gt;[.AG$1]))" office:value-type="float" office:value="0">
            <text:p>0</text:p>
          </table:table-cell>
          <table:table-cell table:formula="of:=N(AND([.$I396]&lt;=[.AI$1]; [.$I39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EKKTYD6DISZMDFMLFXQKFG3UF5OOO57G</text:p>
          </table:table-cell>
          <table:table-cell office:value-type="string">
            <text:p>2013-03-16T12:54:04Z</text:p>
          </table:table-cell>
          <table:table-cell office:value-type="string">
            <text:p>2013-03-16T12:55:04Z</text:p>
          </table:table-cell>
          <table:table-cell office:value-type="float" office:value="2715">
            <text:p>2715</text:p>
          </table:table-cell>
          <table:table-cell/>
          <table:table-cell office:value-type="float" office:value="60000">
            <text:p>60000</text:p>
          </table:table-cell>
          <table:table-cell office:value-type="float" office:value="1091">
            <text:p>1091</text:p>
          </table:table-cell>
          <table:table-cell table:formula="of:=N(AND([.$I397]&lt;=[.K$1]; [.$I397]&gt;[.J$1]))" office:value-type="float" office:value="0">
            <text:p>0</text:p>
          </table:table-cell>
          <table:table-cell table:formula="of:=N(AND([.$I397]&lt;=[.L$1]; [.$I397]&gt;[.K$1]))" office:value-type="float" office:value="1">
            <text:p>1</text:p>
          </table:table-cell>
          <table:table-cell table:formula="of:=N(AND([.$I397]&lt;=[.M$1]; [.$I397]&gt;[.L$1]))" office:value-type="float" office:value="0">
            <text:p>0</text:p>
          </table:table-cell>
          <table:table-cell table:formula="of:=N(AND([.$I397]&lt;=[.N$1]; [.$I397]&gt;[.M$1]))" office:value-type="float" office:value="0">
            <text:p>0</text:p>
          </table:table-cell>
          <table:table-cell table:formula="of:=N(AND([.$I397]&lt;=[.O$1]; [.$I397]&gt;[.N$1]))" office:value-type="float" office:value="0">
            <text:p>0</text:p>
          </table:table-cell>
          <table:table-cell table:formula="of:=N(AND([.$I397]&lt;=[.P$1]; [.$I397]&gt;[.O$1]))" office:value-type="float" office:value="0">
            <text:p>0</text:p>
          </table:table-cell>
          <table:table-cell table:formula="of:=N(AND([.$I397]&lt;=[.Q$1]; [.$I397]&gt;[.P$1]))" office:value-type="float" office:value="0">
            <text:p>0</text:p>
          </table:table-cell>
          <table:table-cell table:formula="of:=N(AND([.$I397]&lt;=[.R$1]; [.$I397]&gt;[.Q$1]))" office:value-type="float" office:value="0">
            <text:p>0</text:p>
          </table:table-cell>
          <table:table-cell table:formula="of:=N(AND([.$I397]&lt;=[.S$1]; [.$I397]&gt;[.R$1]))" office:value-type="float" office:value="0">
            <text:p>0</text:p>
          </table:table-cell>
          <table:table-cell table:formula="of:=N(AND([.$I397]&lt;=[.T$1]; [.$I397]&gt;[.S$1]))" office:value-type="float" office:value="0">
            <text:p>0</text:p>
          </table:table-cell>
          <table:table-cell table:formula="of:=N(AND([.$I397]&lt;=[.U$1]; [.$I397]&gt;[.T$1]))" office:value-type="float" office:value="0">
            <text:p>0</text:p>
          </table:table-cell>
          <table:table-cell table:formula="of:=N(AND([.$I397]&lt;=[.V$1]; [.$I397]&gt;[.U$1]))" office:value-type="float" office:value="0">
            <text:p>0</text:p>
          </table:table-cell>
          <table:table-cell table:formula="of:=N(AND([.$I397]&lt;=[.W$1]; [.$I397]&gt;[.V$1]))" office:value-type="float" office:value="0">
            <text:p>0</text:p>
          </table:table-cell>
          <table:table-cell table:formula="of:=N(AND([.$I397]&lt;=[.X$1]; [.$I397]&gt;[.W$1]))" office:value-type="float" office:value="0">
            <text:p>0</text:p>
          </table:table-cell>
          <table:table-cell table:formula="of:=N(AND([.$I397]&lt;=[.Y$1]; [.$I397]&gt;[.X$1]))" office:value-type="float" office:value="0">
            <text:p>0</text:p>
          </table:table-cell>
          <table:table-cell table:formula="of:=N(AND([.$I397]&lt;=[.Z$1]; [.$I397]&gt;[.Y$1]))" office:value-type="float" office:value="0">
            <text:p>0</text:p>
          </table:table-cell>
          <table:table-cell table:formula="of:=N(AND([.$I397]&lt;=[.AA$1]; [.$I397]&gt;[.Z$1]))" office:value-type="float" office:value="0">
            <text:p>0</text:p>
          </table:table-cell>
          <table:table-cell table:formula="of:=N(AND([.$I397]&lt;=[.AB$1]; [.$I397]&gt;[.AA$1]))" office:value-type="float" office:value="0">
            <text:p>0</text:p>
          </table:table-cell>
          <table:table-cell table:formula="of:=N(AND([.$I397]&lt;=[.AC$1]; [.$I397]&gt;[.AB$1]))" office:value-type="float" office:value="0">
            <text:p>0</text:p>
          </table:table-cell>
          <table:table-cell table:formula="of:=N(AND([.$I397]&lt;=[.AD$1]; [.$I397]&gt;[.AC$1]))" office:value-type="float" office:value="0">
            <text:p>0</text:p>
          </table:table-cell>
          <table:table-cell table:formula="of:=N(AND([.$I397]&lt;=[.AE$1]; [.$I397]&gt;[.AD$1]))" office:value-type="float" office:value="0">
            <text:p>0</text:p>
          </table:table-cell>
          <table:table-cell table:formula="of:=N(AND([.$I397]&lt;=[.AF$1]; [.$I397]&gt;[.AE$1]))" office:value-type="float" office:value="0">
            <text:p>0</text:p>
          </table:table-cell>
          <table:table-cell table:formula="of:=N(AND([.$I397]&lt;=[.AG$1]; [.$I397]&gt;[.AF$1]))" office:value-type="float" office:value="0">
            <text:p>0</text:p>
          </table:table-cell>
          <table:table-cell table:formula="of:=N(AND([.$I397]&lt;=[.AH$1]; [.$I397]&gt;[.AG$1]))" office:value-type="float" office:value="0">
            <text:p>0</text:p>
          </table:table-cell>
          <table:table-cell table:formula="of:=N(AND([.$I397]&lt;=[.AI$1]; [.$I39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GXQQW6SX73DWIM4XQAS2VJAKOEVC44QI</text:p>
          </table:table-cell>
          <table:table-cell office:value-type="string">
            <text:p>2013-03-16T12:50:49Z</text:p>
          </table:table-cell>
          <table:table-cell office:value-type="string">
            <text:p>2013-03-16T12:55:44Z</text:p>
          </table:table-cell>
          <table:table-cell office:value-type="float" office:value="3616">
            <text:p>3616</text:p>
          </table:table-cell>
          <table:table-cell/>
          <table:table-cell office:value-type="float" office:value="295000">
            <text:p>295000</text:p>
          </table:table-cell>
          <table:table-cell office:value-type="float" office:value="821">
            <text:p>821</text:p>
          </table:table-cell>
          <table:table-cell table:formula="of:=N(AND([.$I398]&lt;=[.K$1]; [.$I398]&gt;[.J$1]))" office:value-type="float" office:value="0">
            <text:p>0</text:p>
          </table:table-cell>
          <table:table-cell table:formula="of:=N(AND([.$I398]&lt;=[.L$1]; [.$I398]&gt;[.K$1]))" office:value-type="float" office:value="0">
            <text:p>0</text:p>
          </table:table-cell>
          <table:table-cell table:formula="of:=N(AND([.$I398]&lt;=[.M$1]; [.$I398]&gt;[.L$1]))" office:value-type="float" office:value="0">
            <text:p>0</text:p>
          </table:table-cell>
          <table:table-cell table:formula="of:=N(AND([.$I398]&lt;=[.N$1]; [.$I398]&gt;[.M$1]))" office:value-type="float" office:value="0">
            <text:p>0</text:p>
          </table:table-cell>
          <table:table-cell table:formula="of:=N(AND([.$I398]&lt;=[.O$1]; [.$I398]&gt;[.N$1]))" office:value-type="float" office:value="0">
            <text:p>0</text:p>
          </table:table-cell>
          <table:table-cell table:formula="of:=N(AND([.$I398]&lt;=[.P$1]; [.$I398]&gt;[.O$1]))" office:value-type="float" office:value="0">
            <text:p>0</text:p>
          </table:table-cell>
          <table:table-cell table:formula="of:=N(AND([.$I398]&lt;=[.Q$1]; [.$I398]&gt;[.P$1]))" office:value-type="float" office:value="0">
            <text:p>0</text:p>
          </table:table-cell>
          <table:table-cell table:formula="of:=N(AND([.$I398]&lt;=[.R$1]; [.$I398]&gt;[.Q$1]))" office:value-type="float" office:value="0">
            <text:p>0</text:p>
          </table:table-cell>
          <table:table-cell table:formula="of:=N(AND([.$I398]&lt;=[.S$1]; [.$I398]&gt;[.R$1]))" office:value-type="float" office:value="0">
            <text:p>0</text:p>
          </table:table-cell>
          <table:table-cell table:formula="of:=N(AND([.$I398]&lt;=[.T$1]; [.$I398]&gt;[.S$1]))" office:value-type="float" office:value="1">
            <text:p>1</text:p>
          </table:table-cell>
          <table:table-cell table:formula="of:=N(AND([.$I398]&lt;=[.U$1]; [.$I398]&gt;[.T$1]))" office:value-type="float" office:value="0">
            <text:p>0</text:p>
          </table:table-cell>
          <table:table-cell table:formula="of:=N(AND([.$I398]&lt;=[.V$1]; [.$I398]&gt;[.U$1]))" office:value-type="float" office:value="0">
            <text:p>0</text:p>
          </table:table-cell>
          <table:table-cell table:formula="of:=N(AND([.$I398]&lt;=[.W$1]; [.$I398]&gt;[.V$1]))" office:value-type="float" office:value="0">
            <text:p>0</text:p>
          </table:table-cell>
          <table:table-cell table:formula="of:=N(AND([.$I398]&lt;=[.X$1]; [.$I398]&gt;[.W$1]))" office:value-type="float" office:value="0">
            <text:p>0</text:p>
          </table:table-cell>
          <table:table-cell table:formula="of:=N(AND([.$I398]&lt;=[.Y$1]; [.$I398]&gt;[.X$1]))" office:value-type="float" office:value="0">
            <text:p>0</text:p>
          </table:table-cell>
          <table:table-cell table:formula="of:=N(AND([.$I398]&lt;=[.Z$1]; [.$I398]&gt;[.Y$1]))" office:value-type="float" office:value="0">
            <text:p>0</text:p>
          </table:table-cell>
          <table:table-cell table:formula="of:=N(AND([.$I398]&lt;=[.AA$1]; [.$I398]&gt;[.Z$1]))" office:value-type="float" office:value="0">
            <text:p>0</text:p>
          </table:table-cell>
          <table:table-cell table:formula="of:=N(AND([.$I398]&lt;=[.AB$1]; [.$I398]&gt;[.AA$1]))" office:value-type="float" office:value="0">
            <text:p>0</text:p>
          </table:table-cell>
          <table:table-cell table:formula="of:=N(AND([.$I398]&lt;=[.AC$1]; [.$I398]&gt;[.AB$1]))" office:value-type="float" office:value="0">
            <text:p>0</text:p>
          </table:table-cell>
          <table:table-cell table:formula="of:=N(AND([.$I398]&lt;=[.AD$1]; [.$I398]&gt;[.AC$1]))" office:value-type="float" office:value="0">
            <text:p>0</text:p>
          </table:table-cell>
          <table:table-cell table:formula="of:=N(AND([.$I398]&lt;=[.AE$1]; [.$I398]&gt;[.AD$1]))" office:value-type="float" office:value="0">
            <text:p>0</text:p>
          </table:table-cell>
          <table:table-cell table:formula="of:=N(AND([.$I398]&lt;=[.AF$1]; [.$I398]&gt;[.AE$1]))" office:value-type="float" office:value="0">
            <text:p>0</text:p>
          </table:table-cell>
          <table:table-cell table:formula="of:=N(AND([.$I398]&lt;=[.AG$1]; [.$I398]&gt;[.AF$1]))" office:value-type="float" office:value="0">
            <text:p>0</text:p>
          </table:table-cell>
          <table:table-cell table:formula="of:=N(AND([.$I398]&lt;=[.AH$1]; [.$I398]&gt;[.AG$1]))" office:value-type="float" office:value="0">
            <text:p>0</text:p>
          </table:table-cell>
          <table:table-cell table:formula="of:=N(AND([.$I398]&lt;=[.AI$1]; [.$I39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HU5J2AOJ6ZWOXOXW4JWGL37FIGWIOOFZ</text:p>
          </table:table-cell>
          <table:table-cell office:value-type="string">
            <text:p>2013-03-16T12:52:23Z</text:p>
          </table:table-cell>
          <table:table-cell office:value-type="string">
            <text:p>2013-03-16T12:56:00Z</text:p>
          </table:table-cell>
          <table:table-cell office:value-type="float" office:value="4334">
            <text:p>4334</text:p>
          </table:table-cell>
          <table:table-cell/>
          <table:table-cell office:value-type="float" office:value="217000">
            <text:p>217000</text:p>
          </table:table-cell>
          <table:table-cell office:value-type="float" office:value="821">
            <text:p>821</text:p>
          </table:table-cell>
          <table:table-cell table:formula="of:=N(AND([.$I399]&lt;=[.K$1]; [.$I399]&gt;[.J$1]))" office:value-type="float" office:value="0">
            <text:p>0</text:p>
          </table:table-cell>
          <table:table-cell table:formula="of:=N(AND([.$I399]&lt;=[.L$1]; [.$I399]&gt;[.K$1]))" office:value-type="float" office:value="0">
            <text:p>0</text:p>
          </table:table-cell>
          <table:table-cell table:formula="of:=N(AND([.$I399]&lt;=[.M$1]; [.$I399]&gt;[.L$1]))" office:value-type="float" office:value="0">
            <text:p>0</text:p>
          </table:table-cell>
          <table:table-cell table:formula="of:=N(AND([.$I399]&lt;=[.N$1]; [.$I399]&gt;[.M$1]))" office:value-type="float" office:value="0">
            <text:p>0</text:p>
          </table:table-cell>
          <table:table-cell table:formula="of:=N(AND([.$I399]&lt;=[.O$1]; [.$I399]&gt;[.N$1]))" office:value-type="float" office:value="0">
            <text:p>0</text:p>
          </table:table-cell>
          <table:table-cell table:formula="of:=N(AND([.$I399]&lt;=[.P$1]; [.$I399]&gt;[.O$1]))" office:value-type="float" office:value="0">
            <text:p>0</text:p>
          </table:table-cell>
          <table:table-cell table:formula="of:=N(AND([.$I399]&lt;=[.Q$1]; [.$I399]&gt;[.P$1]))" office:value-type="float" office:value="0">
            <text:p>0</text:p>
          </table:table-cell>
          <table:table-cell table:formula="of:=N(AND([.$I399]&lt;=[.R$1]; [.$I399]&gt;[.Q$1]))" office:value-type="float" office:value="1">
            <text:p>1</text:p>
          </table:table-cell>
          <table:table-cell table:formula="of:=N(AND([.$I399]&lt;=[.S$1]; [.$I399]&gt;[.R$1]))" office:value-type="float" office:value="0">
            <text:p>0</text:p>
          </table:table-cell>
          <table:table-cell table:formula="of:=N(AND([.$I399]&lt;=[.T$1]; [.$I399]&gt;[.S$1]))" office:value-type="float" office:value="0">
            <text:p>0</text:p>
          </table:table-cell>
          <table:table-cell table:formula="of:=N(AND([.$I399]&lt;=[.U$1]; [.$I399]&gt;[.T$1]))" office:value-type="float" office:value="0">
            <text:p>0</text:p>
          </table:table-cell>
          <table:table-cell table:formula="of:=N(AND([.$I399]&lt;=[.V$1]; [.$I399]&gt;[.U$1]))" office:value-type="float" office:value="0">
            <text:p>0</text:p>
          </table:table-cell>
          <table:table-cell table:formula="of:=N(AND([.$I399]&lt;=[.W$1]; [.$I399]&gt;[.V$1]))" office:value-type="float" office:value="0">
            <text:p>0</text:p>
          </table:table-cell>
          <table:table-cell table:formula="of:=N(AND([.$I399]&lt;=[.X$1]; [.$I399]&gt;[.W$1]))" office:value-type="float" office:value="0">
            <text:p>0</text:p>
          </table:table-cell>
          <table:table-cell table:formula="of:=N(AND([.$I399]&lt;=[.Y$1]; [.$I399]&gt;[.X$1]))" office:value-type="float" office:value="0">
            <text:p>0</text:p>
          </table:table-cell>
          <table:table-cell table:formula="of:=N(AND([.$I399]&lt;=[.Z$1]; [.$I399]&gt;[.Y$1]))" office:value-type="float" office:value="0">
            <text:p>0</text:p>
          </table:table-cell>
          <table:table-cell table:formula="of:=N(AND([.$I399]&lt;=[.AA$1]; [.$I399]&gt;[.Z$1]))" office:value-type="float" office:value="0">
            <text:p>0</text:p>
          </table:table-cell>
          <table:table-cell table:formula="of:=N(AND([.$I399]&lt;=[.AB$1]; [.$I399]&gt;[.AA$1]))" office:value-type="float" office:value="0">
            <text:p>0</text:p>
          </table:table-cell>
          <table:table-cell table:formula="of:=N(AND([.$I399]&lt;=[.AC$1]; [.$I399]&gt;[.AB$1]))" office:value-type="float" office:value="0">
            <text:p>0</text:p>
          </table:table-cell>
          <table:table-cell table:formula="of:=N(AND([.$I399]&lt;=[.AD$1]; [.$I399]&gt;[.AC$1]))" office:value-type="float" office:value="0">
            <text:p>0</text:p>
          </table:table-cell>
          <table:table-cell table:formula="of:=N(AND([.$I399]&lt;=[.AE$1]; [.$I399]&gt;[.AD$1]))" office:value-type="float" office:value="0">
            <text:p>0</text:p>
          </table:table-cell>
          <table:table-cell table:formula="of:=N(AND([.$I399]&lt;=[.AF$1]; [.$I399]&gt;[.AE$1]))" office:value-type="float" office:value="0">
            <text:p>0</text:p>
          </table:table-cell>
          <table:table-cell table:formula="of:=N(AND([.$I399]&lt;=[.AG$1]; [.$I399]&gt;[.AF$1]))" office:value-type="float" office:value="0">
            <text:p>0</text:p>
          </table:table-cell>
          <table:table-cell table:formula="of:=N(AND([.$I399]&lt;=[.AH$1]; [.$I399]&gt;[.AG$1]))" office:value-type="float" office:value="0">
            <text:p>0</text:p>
          </table:table-cell>
          <table:table-cell table:formula="of:=N(AND([.$I399]&lt;=[.AI$1]; [.$I39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Z44I3UIP7BP7RYUFEGSHKY46BWP34TNN</text:p>
          </table:table-cell>
          <table:table-cell office:value-type="string">
            <text:p>2013-03-16T12:56:05Z</text:p>
          </table:table-cell>
          <table:table-cell office:value-type="string">
            <text:p>2013-03-16T12:56:38Z</text:p>
          </table:table-cell>
          <table:table-cell office:value-type="float" office:value="15625">
            <text:p>15625</text:p>
          </table:table-cell>
          <table:table-cell/>
          <table:table-cell office:value-type="float" office:value="33000">
            <text:p>33000</text:p>
          </table:table-cell>
          <table:table-cell office:value-type="float" office:value="1091">
            <text:p>1091</text:p>
          </table:table-cell>
          <table:table-cell table:formula="of:=N(AND([.$I400]&lt;=[.K$1]; [.$I400]&gt;[.J$1]))" office:value-type="float" office:value="0">
            <text:p>0</text:p>
          </table:table-cell>
          <table:table-cell table:formula="of:=N(AND([.$I400]&lt;=[.L$1]; [.$I400]&gt;[.K$1]))" office:value-type="float" office:value="1">
            <text:p>1</text:p>
          </table:table-cell>
          <table:table-cell table:formula="of:=N(AND([.$I400]&lt;=[.M$1]; [.$I400]&gt;[.L$1]))" office:value-type="float" office:value="0">
            <text:p>0</text:p>
          </table:table-cell>
          <table:table-cell table:formula="of:=N(AND([.$I400]&lt;=[.N$1]; [.$I400]&gt;[.M$1]))" office:value-type="float" office:value="0">
            <text:p>0</text:p>
          </table:table-cell>
          <table:table-cell table:formula="of:=N(AND([.$I400]&lt;=[.O$1]; [.$I400]&gt;[.N$1]))" office:value-type="float" office:value="0">
            <text:p>0</text:p>
          </table:table-cell>
          <table:table-cell table:formula="of:=N(AND([.$I400]&lt;=[.P$1]; [.$I400]&gt;[.O$1]))" office:value-type="float" office:value="0">
            <text:p>0</text:p>
          </table:table-cell>
          <table:table-cell table:formula="of:=N(AND([.$I400]&lt;=[.Q$1]; [.$I400]&gt;[.P$1]))" office:value-type="float" office:value="0">
            <text:p>0</text:p>
          </table:table-cell>
          <table:table-cell table:formula="of:=N(AND([.$I400]&lt;=[.R$1]; [.$I400]&gt;[.Q$1]))" office:value-type="float" office:value="0">
            <text:p>0</text:p>
          </table:table-cell>
          <table:table-cell table:formula="of:=N(AND([.$I400]&lt;=[.S$1]; [.$I400]&gt;[.R$1]))" office:value-type="float" office:value="0">
            <text:p>0</text:p>
          </table:table-cell>
          <table:table-cell table:formula="of:=N(AND([.$I400]&lt;=[.T$1]; [.$I400]&gt;[.S$1]))" office:value-type="float" office:value="0">
            <text:p>0</text:p>
          </table:table-cell>
          <table:table-cell table:formula="of:=N(AND([.$I400]&lt;=[.U$1]; [.$I400]&gt;[.T$1]))" office:value-type="float" office:value="0">
            <text:p>0</text:p>
          </table:table-cell>
          <table:table-cell table:formula="of:=N(AND([.$I400]&lt;=[.V$1]; [.$I400]&gt;[.U$1]))" office:value-type="float" office:value="0">
            <text:p>0</text:p>
          </table:table-cell>
          <table:table-cell table:formula="of:=N(AND([.$I400]&lt;=[.W$1]; [.$I400]&gt;[.V$1]))" office:value-type="float" office:value="0">
            <text:p>0</text:p>
          </table:table-cell>
          <table:table-cell table:formula="of:=N(AND([.$I400]&lt;=[.X$1]; [.$I400]&gt;[.W$1]))" office:value-type="float" office:value="0">
            <text:p>0</text:p>
          </table:table-cell>
          <table:table-cell table:formula="of:=N(AND([.$I400]&lt;=[.Y$1]; [.$I400]&gt;[.X$1]))" office:value-type="float" office:value="0">
            <text:p>0</text:p>
          </table:table-cell>
          <table:table-cell table:formula="of:=N(AND([.$I400]&lt;=[.Z$1]; [.$I400]&gt;[.Y$1]))" office:value-type="float" office:value="0">
            <text:p>0</text:p>
          </table:table-cell>
          <table:table-cell table:formula="of:=N(AND([.$I400]&lt;=[.AA$1]; [.$I400]&gt;[.Z$1]))" office:value-type="float" office:value="0">
            <text:p>0</text:p>
          </table:table-cell>
          <table:table-cell table:formula="of:=N(AND([.$I400]&lt;=[.AB$1]; [.$I400]&gt;[.AA$1]))" office:value-type="float" office:value="0">
            <text:p>0</text:p>
          </table:table-cell>
          <table:table-cell table:formula="of:=N(AND([.$I400]&lt;=[.AC$1]; [.$I400]&gt;[.AB$1]))" office:value-type="float" office:value="0">
            <text:p>0</text:p>
          </table:table-cell>
          <table:table-cell table:formula="of:=N(AND([.$I400]&lt;=[.AD$1]; [.$I400]&gt;[.AC$1]))" office:value-type="float" office:value="0">
            <text:p>0</text:p>
          </table:table-cell>
          <table:table-cell table:formula="of:=N(AND([.$I400]&lt;=[.AE$1]; [.$I400]&gt;[.AD$1]))" office:value-type="float" office:value="0">
            <text:p>0</text:p>
          </table:table-cell>
          <table:table-cell table:formula="of:=N(AND([.$I400]&lt;=[.AF$1]; [.$I400]&gt;[.AE$1]))" office:value-type="float" office:value="0">
            <text:p>0</text:p>
          </table:table-cell>
          <table:table-cell table:formula="of:=N(AND([.$I400]&lt;=[.AG$1]; [.$I400]&gt;[.AF$1]))" office:value-type="float" office:value="0">
            <text:p>0</text:p>
          </table:table-cell>
          <table:table-cell table:formula="of:=N(AND([.$I400]&lt;=[.AH$1]; [.$I400]&gt;[.AG$1]))" office:value-type="float" office:value="0">
            <text:p>0</text:p>
          </table:table-cell>
          <table:table-cell table:formula="of:=N(AND([.$I400]&lt;=[.AI$1]; [.$I40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ETGBEVBUBPJJMEJAPDWXU2YBLI2WNNAN</text:p>
          </table:table-cell>
          <table:table-cell office:value-type="string">
            <text:p>2013-03-16T12:51:43Z</text:p>
          </table:table-cell>
          <table:table-cell office:value-type="string">
            <text:p>2013-03-16T12:57:23Z</text:p>
          </table:table-cell>
          <table:table-cell office:value-type="float" office:value="5066">
            <text:p>5066</text:p>
          </table:table-cell>
          <table:table-cell/>
          <table:table-cell office:value-type="float" office:value="340000">
            <text:p>340000</text:p>
          </table:table-cell>
          <table:table-cell office:value-type="float" office:value="821">
            <text:p>821</text:p>
          </table:table-cell>
          <table:table-cell table:formula="of:=N(AND([.$I401]&lt;=[.K$1]; [.$I401]&gt;[.J$1]))" office:value-type="float" office:value="0">
            <text:p>0</text:p>
          </table:table-cell>
          <table:table-cell table:formula="of:=N(AND([.$I401]&lt;=[.L$1]; [.$I401]&gt;[.K$1]))" office:value-type="float" office:value="0">
            <text:p>0</text:p>
          </table:table-cell>
          <table:table-cell table:formula="of:=N(AND([.$I401]&lt;=[.M$1]; [.$I401]&gt;[.L$1]))" office:value-type="float" office:value="0">
            <text:p>0</text:p>
          </table:table-cell>
          <table:table-cell table:formula="of:=N(AND([.$I401]&lt;=[.N$1]; [.$I401]&gt;[.M$1]))" office:value-type="float" office:value="0">
            <text:p>0</text:p>
          </table:table-cell>
          <table:table-cell table:formula="of:=N(AND([.$I401]&lt;=[.O$1]; [.$I401]&gt;[.N$1]))" office:value-type="float" office:value="0">
            <text:p>0</text:p>
          </table:table-cell>
          <table:table-cell table:formula="of:=N(AND([.$I401]&lt;=[.P$1]; [.$I401]&gt;[.O$1]))" office:value-type="float" office:value="0">
            <text:p>0</text:p>
          </table:table-cell>
          <table:table-cell table:formula="of:=N(AND([.$I401]&lt;=[.Q$1]; [.$I401]&gt;[.P$1]))" office:value-type="float" office:value="0">
            <text:p>0</text:p>
          </table:table-cell>
          <table:table-cell table:formula="of:=N(AND([.$I401]&lt;=[.R$1]; [.$I401]&gt;[.Q$1]))" office:value-type="float" office:value="0">
            <text:p>0</text:p>
          </table:table-cell>
          <table:table-cell table:formula="of:=N(AND([.$I401]&lt;=[.S$1]; [.$I401]&gt;[.R$1]))" office:value-type="float" office:value="0">
            <text:p>0</text:p>
          </table:table-cell>
          <table:table-cell table:formula="of:=N(AND([.$I401]&lt;=[.T$1]; [.$I401]&gt;[.S$1]))" office:value-type="float" office:value="0">
            <text:p>0</text:p>
          </table:table-cell>
          <table:table-cell table:formula="of:=N(AND([.$I401]&lt;=[.U$1]; [.$I401]&gt;[.T$1]))" office:value-type="float" office:value="0">
            <text:p>0</text:p>
          </table:table-cell>
          <table:table-cell table:formula="of:=N(AND([.$I401]&lt;=[.V$1]; [.$I401]&gt;[.U$1]))" office:value-type="float" office:value="1">
            <text:p>1</text:p>
          </table:table-cell>
          <table:table-cell table:formula="of:=N(AND([.$I401]&lt;=[.W$1]; [.$I401]&gt;[.V$1]))" office:value-type="float" office:value="0">
            <text:p>0</text:p>
          </table:table-cell>
          <table:table-cell table:formula="of:=N(AND([.$I401]&lt;=[.X$1]; [.$I401]&gt;[.W$1]))" office:value-type="float" office:value="0">
            <text:p>0</text:p>
          </table:table-cell>
          <table:table-cell table:formula="of:=N(AND([.$I401]&lt;=[.Y$1]; [.$I401]&gt;[.X$1]))" office:value-type="float" office:value="0">
            <text:p>0</text:p>
          </table:table-cell>
          <table:table-cell table:formula="of:=N(AND([.$I401]&lt;=[.Z$1]; [.$I401]&gt;[.Y$1]))" office:value-type="float" office:value="0">
            <text:p>0</text:p>
          </table:table-cell>
          <table:table-cell table:formula="of:=N(AND([.$I401]&lt;=[.AA$1]; [.$I401]&gt;[.Z$1]))" office:value-type="float" office:value="0">
            <text:p>0</text:p>
          </table:table-cell>
          <table:table-cell table:formula="of:=N(AND([.$I401]&lt;=[.AB$1]; [.$I401]&gt;[.AA$1]))" office:value-type="float" office:value="0">
            <text:p>0</text:p>
          </table:table-cell>
          <table:table-cell table:formula="of:=N(AND([.$I401]&lt;=[.AC$1]; [.$I401]&gt;[.AB$1]))" office:value-type="float" office:value="0">
            <text:p>0</text:p>
          </table:table-cell>
          <table:table-cell table:formula="of:=N(AND([.$I401]&lt;=[.AD$1]; [.$I401]&gt;[.AC$1]))" office:value-type="float" office:value="0">
            <text:p>0</text:p>
          </table:table-cell>
          <table:table-cell table:formula="of:=N(AND([.$I401]&lt;=[.AE$1]; [.$I401]&gt;[.AD$1]))" office:value-type="float" office:value="0">
            <text:p>0</text:p>
          </table:table-cell>
          <table:table-cell table:formula="of:=N(AND([.$I401]&lt;=[.AF$1]; [.$I401]&gt;[.AE$1]))" office:value-type="float" office:value="0">
            <text:p>0</text:p>
          </table:table-cell>
          <table:table-cell table:formula="of:=N(AND([.$I401]&lt;=[.AG$1]; [.$I401]&gt;[.AF$1]))" office:value-type="float" office:value="0">
            <text:p>0</text:p>
          </table:table-cell>
          <table:table-cell table:formula="of:=N(AND([.$I401]&lt;=[.AH$1]; [.$I401]&gt;[.AG$1]))" office:value-type="float" office:value="0">
            <text:p>0</text:p>
          </table:table-cell>
          <table:table-cell table:formula="of:=N(AND([.$I401]&lt;=[.AI$1]; [.$I40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QUZBYT5YJG7KLLPC2XN2IFORTUYYYU55</text:p>
          </table:table-cell>
          <table:table-cell office:value-type="string">
            <text:p>2013-03-16T12:53:59Z</text:p>
          </table:table-cell>
          <table:table-cell office:value-type="string">
            <text:p>2013-03-16T12:58:15Z</text:p>
          </table:table-cell>
          <table:table-cell office:value-type="float" office:value="2765">
            <text:p>2765</text:p>
          </table:table-cell>
          <table:table-cell/>
          <table:table-cell office:value-type="float" office:value="256000">
            <text:p>256000</text:p>
          </table:table-cell>
          <table:table-cell office:value-type="float" office:value="1091">
            <text:p>1091</text:p>
          </table:table-cell>
          <table:table-cell table:formula="of:=N(AND([.$I402]&lt;=[.K$1]; [.$I402]&gt;[.J$1]))" office:value-type="float" office:value="0">
            <text:p>0</text:p>
          </table:table-cell>
          <table:table-cell table:formula="of:=N(AND([.$I402]&lt;=[.L$1]; [.$I402]&gt;[.K$1]))" office:value-type="float" office:value="0">
            <text:p>0</text:p>
          </table:table-cell>
          <table:table-cell table:formula="of:=N(AND([.$I402]&lt;=[.M$1]; [.$I402]&gt;[.L$1]))" office:value-type="float" office:value="0">
            <text:p>0</text:p>
          </table:table-cell>
          <table:table-cell table:formula="of:=N(AND([.$I402]&lt;=[.N$1]; [.$I402]&gt;[.M$1]))" office:value-type="float" office:value="0">
            <text:p>0</text:p>
          </table:table-cell>
          <table:table-cell table:formula="of:=N(AND([.$I402]&lt;=[.O$1]; [.$I402]&gt;[.N$1]))" office:value-type="float" office:value="0">
            <text:p>0</text:p>
          </table:table-cell>
          <table:table-cell table:formula="of:=N(AND([.$I402]&lt;=[.P$1]; [.$I402]&gt;[.O$1]))" office:value-type="float" office:value="0">
            <text:p>0</text:p>
          </table:table-cell>
          <table:table-cell table:formula="of:=N(AND([.$I402]&lt;=[.Q$1]; [.$I402]&gt;[.P$1]))" office:value-type="float" office:value="0">
            <text:p>0</text:p>
          </table:table-cell>
          <table:table-cell table:formula="of:=N(AND([.$I402]&lt;=[.R$1]; [.$I402]&gt;[.Q$1]))" office:value-type="float" office:value="0">
            <text:p>0</text:p>
          </table:table-cell>
          <table:table-cell table:formula="of:=N(AND([.$I402]&lt;=[.S$1]; [.$I402]&gt;[.R$1]))" office:value-type="float" office:value="1">
            <text:p>1</text:p>
          </table:table-cell>
          <table:table-cell table:formula="of:=N(AND([.$I402]&lt;=[.T$1]; [.$I402]&gt;[.S$1]))" office:value-type="float" office:value="0">
            <text:p>0</text:p>
          </table:table-cell>
          <table:table-cell table:formula="of:=N(AND([.$I402]&lt;=[.U$1]; [.$I402]&gt;[.T$1]))" office:value-type="float" office:value="0">
            <text:p>0</text:p>
          </table:table-cell>
          <table:table-cell table:formula="of:=N(AND([.$I402]&lt;=[.V$1]; [.$I402]&gt;[.U$1]))" office:value-type="float" office:value="0">
            <text:p>0</text:p>
          </table:table-cell>
          <table:table-cell table:formula="of:=N(AND([.$I402]&lt;=[.W$1]; [.$I402]&gt;[.V$1]))" office:value-type="float" office:value="0">
            <text:p>0</text:p>
          </table:table-cell>
          <table:table-cell table:formula="of:=N(AND([.$I402]&lt;=[.X$1]; [.$I402]&gt;[.W$1]))" office:value-type="float" office:value="0">
            <text:p>0</text:p>
          </table:table-cell>
          <table:table-cell table:formula="of:=N(AND([.$I402]&lt;=[.Y$1]; [.$I402]&gt;[.X$1]))" office:value-type="float" office:value="0">
            <text:p>0</text:p>
          </table:table-cell>
          <table:table-cell table:formula="of:=N(AND([.$I402]&lt;=[.Z$1]; [.$I402]&gt;[.Y$1]))" office:value-type="float" office:value="0">
            <text:p>0</text:p>
          </table:table-cell>
          <table:table-cell table:formula="of:=N(AND([.$I402]&lt;=[.AA$1]; [.$I402]&gt;[.Z$1]))" office:value-type="float" office:value="0">
            <text:p>0</text:p>
          </table:table-cell>
          <table:table-cell table:formula="of:=N(AND([.$I402]&lt;=[.AB$1]; [.$I402]&gt;[.AA$1]))" office:value-type="float" office:value="0">
            <text:p>0</text:p>
          </table:table-cell>
          <table:table-cell table:formula="of:=N(AND([.$I402]&lt;=[.AC$1]; [.$I402]&gt;[.AB$1]))" office:value-type="float" office:value="0">
            <text:p>0</text:p>
          </table:table-cell>
          <table:table-cell table:formula="of:=N(AND([.$I402]&lt;=[.AD$1]; [.$I402]&gt;[.AC$1]))" office:value-type="float" office:value="0">
            <text:p>0</text:p>
          </table:table-cell>
          <table:table-cell table:formula="of:=N(AND([.$I402]&lt;=[.AE$1]; [.$I402]&gt;[.AD$1]))" office:value-type="float" office:value="0">
            <text:p>0</text:p>
          </table:table-cell>
          <table:table-cell table:formula="of:=N(AND([.$I402]&lt;=[.AF$1]; [.$I402]&gt;[.AE$1]))" office:value-type="float" office:value="0">
            <text:p>0</text:p>
          </table:table-cell>
          <table:table-cell table:formula="of:=N(AND([.$I402]&lt;=[.AG$1]; [.$I402]&gt;[.AF$1]))" office:value-type="float" office:value="0">
            <text:p>0</text:p>
          </table:table-cell>
          <table:table-cell table:formula="of:=N(AND([.$I402]&lt;=[.AH$1]; [.$I402]&gt;[.AG$1]))" office:value-type="float" office:value="0">
            <text:p>0</text:p>
          </table:table-cell>
          <table:table-cell table:formula="of:=N(AND([.$I402]&lt;=[.AI$1]; [.$I40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EFDVO5TD2YABIOTGLJBZ2JROF272IHQ7</text:p>
          </table:table-cell>
          <table:table-cell office:value-type="string">
            <text:p>2013-03-16T12:54:11Z</text:p>
          </table:table-cell>
          <table:table-cell office:value-type="string">
            <text:p>2013-03-16T12:58:18Z</text:p>
          </table:table-cell>
          <table:table-cell office:value-type="float" office:value="32287">
            <text:p>32287</text:p>
          </table:table-cell>
          <table:table-cell/>
          <table:table-cell office:value-type="float" office:value="247000">
            <text:p>247000</text:p>
          </table:table-cell>
          <table:table-cell office:value-type="float" office:value="1091">
            <text:p>1091</text:p>
          </table:table-cell>
          <table:table-cell table:formula="of:=N(AND([.$I403]&lt;=[.K$1]; [.$I403]&gt;[.J$1]))" office:value-type="float" office:value="0">
            <text:p>0</text:p>
          </table:table-cell>
          <table:table-cell table:formula="of:=N(AND([.$I403]&lt;=[.L$1]; [.$I403]&gt;[.K$1]))" office:value-type="float" office:value="0">
            <text:p>0</text:p>
          </table:table-cell>
          <table:table-cell table:formula="of:=N(AND([.$I403]&lt;=[.M$1]; [.$I403]&gt;[.L$1]))" office:value-type="float" office:value="0">
            <text:p>0</text:p>
          </table:table-cell>
          <table:table-cell table:formula="of:=N(AND([.$I403]&lt;=[.N$1]; [.$I403]&gt;[.M$1]))" office:value-type="float" office:value="0">
            <text:p>0</text:p>
          </table:table-cell>
          <table:table-cell table:formula="of:=N(AND([.$I403]&lt;=[.O$1]; [.$I403]&gt;[.N$1]))" office:value-type="float" office:value="0">
            <text:p>0</text:p>
          </table:table-cell>
          <table:table-cell table:formula="of:=N(AND([.$I403]&lt;=[.P$1]; [.$I403]&gt;[.O$1]))" office:value-type="float" office:value="0">
            <text:p>0</text:p>
          </table:table-cell>
          <table:table-cell table:formula="of:=N(AND([.$I403]&lt;=[.Q$1]; [.$I403]&gt;[.P$1]))" office:value-type="float" office:value="0">
            <text:p>0</text:p>
          </table:table-cell>
          <table:table-cell table:formula="of:=N(AND([.$I403]&lt;=[.R$1]; [.$I403]&gt;[.Q$1]))" office:value-type="float" office:value="0">
            <text:p>0</text:p>
          </table:table-cell>
          <table:table-cell table:formula="of:=N(AND([.$I403]&lt;=[.S$1]; [.$I403]&gt;[.R$1]))" office:value-type="float" office:value="1">
            <text:p>1</text:p>
          </table:table-cell>
          <table:table-cell table:formula="of:=N(AND([.$I403]&lt;=[.T$1]; [.$I403]&gt;[.S$1]))" office:value-type="float" office:value="0">
            <text:p>0</text:p>
          </table:table-cell>
          <table:table-cell table:formula="of:=N(AND([.$I403]&lt;=[.U$1]; [.$I403]&gt;[.T$1]))" office:value-type="float" office:value="0">
            <text:p>0</text:p>
          </table:table-cell>
          <table:table-cell table:formula="of:=N(AND([.$I403]&lt;=[.V$1]; [.$I403]&gt;[.U$1]))" office:value-type="float" office:value="0">
            <text:p>0</text:p>
          </table:table-cell>
          <table:table-cell table:formula="of:=N(AND([.$I403]&lt;=[.W$1]; [.$I403]&gt;[.V$1]))" office:value-type="float" office:value="0">
            <text:p>0</text:p>
          </table:table-cell>
          <table:table-cell table:formula="of:=N(AND([.$I403]&lt;=[.X$1]; [.$I403]&gt;[.W$1]))" office:value-type="float" office:value="0">
            <text:p>0</text:p>
          </table:table-cell>
          <table:table-cell table:formula="of:=N(AND([.$I403]&lt;=[.Y$1]; [.$I403]&gt;[.X$1]))" office:value-type="float" office:value="0">
            <text:p>0</text:p>
          </table:table-cell>
          <table:table-cell table:formula="of:=N(AND([.$I403]&lt;=[.Z$1]; [.$I403]&gt;[.Y$1]))" office:value-type="float" office:value="0">
            <text:p>0</text:p>
          </table:table-cell>
          <table:table-cell table:formula="of:=N(AND([.$I403]&lt;=[.AA$1]; [.$I403]&gt;[.Z$1]))" office:value-type="float" office:value="0">
            <text:p>0</text:p>
          </table:table-cell>
          <table:table-cell table:formula="of:=N(AND([.$I403]&lt;=[.AB$1]; [.$I403]&gt;[.AA$1]))" office:value-type="float" office:value="0">
            <text:p>0</text:p>
          </table:table-cell>
          <table:table-cell table:formula="of:=N(AND([.$I403]&lt;=[.AC$1]; [.$I403]&gt;[.AB$1]))" office:value-type="float" office:value="0">
            <text:p>0</text:p>
          </table:table-cell>
          <table:table-cell table:formula="of:=N(AND([.$I403]&lt;=[.AD$1]; [.$I403]&gt;[.AC$1]))" office:value-type="float" office:value="0">
            <text:p>0</text:p>
          </table:table-cell>
          <table:table-cell table:formula="of:=N(AND([.$I403]&lt;=[.AE$1]; [.$I403]&gt;[.AD$1]))" office:value-type="float" office:value="0">
            <text:p>0</text:p>
          </table:table-cell>
          <table:table-cell table:formula="of:=N(AND([.$I403]&lt;=[.AF$1]; [.$I403]&gt;[.AE$1]))" office:value-type="float" office:value="0">
            <text:p>0</text:p>
          </table:table-cell>
          <table:table-cell table:formula="of:=N(AND([.$I403]&lt;=[.AG$1]; [.$I403]&gt;[.AF$1]))" office:value-type="float" office:value="0">
            <text:p>0</text:p>
          </table:table-cell>
          <table:table-cell table:formula="of:=N(AND([.$I403]&lt;=[.AH$1]; [.$I403]&gt;[.AG$1]))" office:value-type="float" office:value="0">
            <text:p>0</text:p>
          </table:table-cell>
          <table:table-cell table:formula="of:=N(AND([.$I403]&lt;=[.AI$1]; [.$I40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HTJGSE25GJ63UBLNXUQKLQSDIPUZJF6U</text:p>
          </table:table-cell>
          <table:table-cell office:value-type="string">
            <text:p>2013-03-16T12:53:39Z</text:p>
          </table:table-cell>
          <table:table-cell office:value-type="string">
            <text:p>2013-03-16T12:59:39Z</text:p>
          </table:table-cell>
          <table:table-cell office:value-type="float" office:value="4072">
            <text:p>4072</text:p>
          </table:table-cell>
          <table:table-cell/>
          <table:table-cell office:value-type="float" office:value="360000">
            <text:p>360000</text:p>
          </table:table-cell>
          <table:table-cell office:value-type="float" office:value="1091">
            <text:p>1091</text:p>
          </table:table-cell>
          <table:table-cell table:formula="of:=N(AND([.$I404]&lt;=[.K$1]; [.$I404]&gt;[.J$1]))" office:value-type="float" office:value="0">
            <text:p>0</text:p>
          </table:table-cell>
          <table:table-cell table:formula="of:=N(AND([.$I404]&lt;=[.L$1]; [.$I404]&gt;[.K$1]))" office:value-type="float" office:value="0">
            <text:p>0</text:p>
          </table:table-cell>
          <table:table-cell table:formula="of:=N(AND([.$I404]&lt;=[.M$1]; [.$I404]&gt;[.L$1]))" office:value-type="float" office:value="0">
            <text:p>0</text:p>
          </table:table-cell>
          <table:table-cell table:formula="of:=N(AND([.$I404]&lt;=[.N$1]; [.$I404]&gt;[.M$1]))" office:value-type="float" office:value="0">
            <text:p>0</text:p>
          </table:table-cell>
          <table:table-cell table:formula="of:=N(AND([.$I404]&lt;=[.O$1]; [.$I404]&gt;[.N$1]))" office:value-type="float" office:value="0">
            <text:p>0</text:p>
          </table:table-cell>
          <table:table-cell table:formula="of:=N(AND([.$I404]&lt;=[.P$1]; [.$I404]&gt;[.O$1]))" office:value-type="float" office:value="0">
            <text:p>0</text:p>
          </table:table-cell>
          <table:table-cell table:formula="of:=N(AND([.$I404]&lt;=[.Q$1]; [.$I404]&gt;[.P$1]))" office:value-type="float" office:value="0">
            <text:p>0</text:p>
          </table:table-cell>
          <table:table-cell table:formula="of:=N(AND([.$I404]&lt;=[.R$1]; [.$I404]&gt;[.Q$1]))" office:value-type="float" office:value="0">
            <text:p>0</text:p>
          </table:table-cell>
          <table:table-cell table:formula="of:=N(AND([.$I404]&lt;=[.S$1]; [.$I404]&gt;[.R$1]))" office:value-type="float" office:value="0">
            <text:p>0</text:p>
          </table:table-cell>
          <table:table-cell table:formula="of:=N(AND([.$I404]&lt;=[.T$1]; [.$I404]&gt;[.S$1]))" office:value-type="float" office:value="0">
            <text:p>0</text:p>
          </table:table-cell>
          <table:table-cell table:formula="of:=N(AND([.$I404]&lt;=[.U$1]; [.$I404]&gt;[.T$1]))" office:value-type="float" office:value="0">
            <text:p>0</text:p>
          </table:table-cell>
          <table:table-cell table:formula="of:=N(AND([.$I404]&lt;=[.V$1]; [.$I404]&gt;[.U$1]))" office:value-type="float" office:value="1">
            <text:p>1</text:p>
          </table:table-cell>
          <table:table-cell table:formula="of:=N(AND([.$I404]&lt;=[.W$1]; [.$I404]&gt;[.V$1]))" office:value-type="float" office:value="0">
            <text:p>0</text:p>
          </table:table-cell>
          <table:table-cell table:formula="of:=N(AND([.$I404]&lt;=[.X$1]; [.$I404]&gt;[.W$1]))" office:value-type="float" office:value="0">
            <text:p>0</text:p>
          </table:table-cell>
          <table:table-cell table:formula="of:=N(AND([.$I404]&lt;=[.Y$1]; [.$I404]&gt;[.X$1]))" office:value-type="float" office:value="0">
            <text:p>0</text:p>
          </table:table-cell>
          <table:table-cell table:formula="of:=N(AND([.$I404]&lt;=[.Z$1]; [.$I404]&gt;[.Y$1]))" office:value-type="float" office:value="0">
            <text:p>0</text:p>
          </table:table-cell>
          <table:table-cell table:formula="of:=N(AND([.$I404]&lt;=[.AA$1]; [.$I404]&gt;[.Z$1]))" office:value-type="float" office:value="0">
            <text:p>0</text:p>
          </table:table-cell>
          <table:table-cell table:formula="of:=N(AND([.$I404]&lt;=[.AB$1]; [.$I404]&gt;[.AA$1]))" office:value-type="float" office:value="0">
            <text:p>0</text:p>
          </table:table-cell>
          <table:table-cell table:formula="of:=N(AND([.$I404]&lt;=[.AC$1]; [.$I404]&gt;[.AB$1]))" office:value-type="float" office:value="0">
            <text:p>0</text:p>
          </table:table-cell>
          <table:table-cell table:formula="of:=N(AND([.$I404]&lt;=[.AD$1]; [.$I404]&gt;[.AC$1]))" office:value-type="float" office:value="0">
            <text:p>0</text:p>
          </table:table-cell>
          <table:table-cell table:formula="of:=N(AND([.$I404]&lt;=[.AE$1]; [.$I404]&gt;[.AD$1]))" office:value-type="float" office:value="0">
            <text:p>0</text:p>
          </table:table-cell>
          <table:table-cell table:formula="of:=N(AND([.$I404]&lt;=[.AF$1]; [.$I404]&gt;[.AE$1]))" office:value-type="float" office:value="0">
            <text:p>0</text:p>
          </table:table-cell>
          <table:table-cell table:formula="of:=N(AND([.$I404]&lt;=[.AG$1]; [.$I404]&gt;[.AF$1]))" office:value-type="float" office:value="0">
            <text:p>0</text:p>
          </table:table-cell>
          <table:table-cell table:formula="of:=N(AND([.$I404]&lt;=[.AH$1]; [.$I404]&gt;[.AG$1]))" office:value-type="float" office:value="0">
            <text:p>0</text:p>
          </table:table-cell>
          <table:table-cell table:formula="of:=N(AND([.$I404]&lt;=[.AI$1]; [.$I40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65ZUSJNPT7YUS7DIHJXD2Q3OAVDMEPS7</text:p>
          </table:table-cell>
          <table:table-cell office:value-type="string">
            <text:p>2013-03-16T12:55:49Z</text:p>
          </table:table-cell>
          <table:table-cell office:value-type="string">
            <text:p>2013-03-16T13:00:32Z</text:p>
          </table:table-cell>
          <table:table-cell office:value-type="float" office:value="2150">
            <text:p>2150</text:p>
          </table:table-cell>
          <table:table-cell/>
          <table:table-cell office:value-type="float" office:value="283000">
            <text:p>283000</text:p>
          </table:table-cell>
          <table:table-cell office:value-type="float" office:value="1091">
            <text:p>1091</text:p>
          </table:table-cell>
          <table:table-cell table:formula="of:=N(AND([.$I405]&lt;=[.K$1]; [.$I405]&gt;[.J$1]))" office:value-type="float" office:value="0">
            <text:p>0</text:p>
          </table:table-cell>
          <table:table-cell table:formula="of:=N(AND([.$I405]&lt;=[.L$1]; [.$I405]&gt;[.K$1]))" office:value-type="float" office:value="0">
            <text:p>0</text:p>
          </table:table-cell>
          <table:table-cell table:formula="of:=N(AND([.$I405]&lt;=[.M$1]; [.$I405]&gt;[.L$1]))" office:value-type="float" office:value="0">
            <text:p>0</text:p>
          </table:table-cell>
          <table:table-cell table:formula="of:=N(AND([.$I405]&lt;=[.N$1]; [.$I405]&gt;[.M$1]))" office:value-type="float" office:value="0">
            <text:p>0</text:p>
          </table:table-cell>
          <table:table-cell table:formula="of:=N(AND([.$I405]&lt;=[.O$1]; [.$I405]&gt;[.N$1]))" office:value-type="float" office:value="0">
            <text:p>0</text:p>
          </table:table-cell>
          <table:table-cell table:formula="of:=N(AND([.$I405]&lt;=[.P$1]; [.$I405]&gt;[.O$1]))" office:value-type="float" office:value="0">
            <text:p>0</text:p>
          </table:table-cell>
          <table:table-cell table:formula="of:=N(AND([.$I405]&lt;=[.Q$1]; [.$I405]&gt;[.P$1]))" office:value-type="float" office:value="0">
            <text:p>0</text:p>
          </table:table-cell>
          <table:table-cell table:formula="of:=N(AND([.$I405]&lt;=[.R$1]; [.$I405]&gt;[.Q$1]))" office:value-type="float" office:value="0">
            <text:p>0</text:p>
          </table:table-cell>
          <table:table-cell table:formula="of:=N(AND([.$I405]&lt;=[.S$1]; [.$I405]&gt;[.R$1]))" office:value-type="float" office:value="0">
            <text:p>0</text:p>
          </table:table-cell>
          <table:table-cell table:formula="of:=N(AND([.$I405]&lt;=[.T$1]; [.$I405]&gt;[.S$1]))" office:value-type="float" office:value="1">
            <text:p>1</text:p>
          </table:table-cell>
          <table:table-cell table:formula="of:=N(AND([.$I405]&lt;=[.U$1]; [.$I405]&gt;[.T$1]))" office:value-type="float" office:value="0">
            <text:p>0</text:p>
          </table:table-cell>
          <table:table-cell table:formula="of:=N(AND([.$I405]&lt;=[.V$1]; [.$I405]&gt;[.U$1]))" office:value-type="float" office:value="0">
            <text:p>0</text:p>
          </table:table-cell>
          <table:table-cell table:formula="of:=N(AND([.$I405]&lt;=[.W$1]; [.$I405]&gt;[.V$1]))" office:value-type="float" office:value="0">
            <text:p>0</text:p>
          </table:table-cell>
          <table:table-cell table:formula="of:=N(AND([.$I405]&lt;=[.X$1]; [.$I405]&gt;[.W$1]))" office:value-type="float" office:value="0">
            <text:p>0</text:p>
          </table:table-cell>
          <table:table-cell table:formula="of:=N(AND([.$I405]&lt;=[.Y$1]; [.$I405]&gt;[.X$1]))" office:value-type="float" office:value="0">
            <text:p>0</text:p>
          </table:table-cell>
          <table:table-cell table:formula="of:=N(AND([.$I405]&lt;=[.Z$1]; [.$I405]&gt;[.Y$1]))" office:value-type="float" office:value="0">
            <text:p>0</text:p>
          </table:table-cell>
          <table:table-cell table:formula="of:=N(AND([.$I405]&lt;=[.AA$1]; [.$I405]&gt;[.Z$1]))" office:value-type="float" office:value="0">
            <text:p>0</text:p>
          </table:table-cell>
          <table:table-cell table:formula="of:=N(AND([.$I405]&lt;=[.AB$1]; [.$I405]&gt;[.AA$1]))" office:value-type="float" office:value="0">
            <text:p>0</text:p>
          </table:table-cell>
          <table:table-cell table:formula="of:=N(AND([.$I405]&lt;=[.AC$1]; [.$I405]&gt;[.AB$1]))" office:value-type="float" office:value="0">
            <text:p>0</text:p>
          </table:table-cell>
          <table:table-cell table:formula="of:=N(AND([.$I405]&lt;=[.AD$1]; [.$I405]&gt;[.AC$1]))" office:value-type="float" office:value="0">
            <text:p>0</text:p>
          </table:table-cell>
          <table:table-cell table:formula="of:=N(AND([.$I405]&lt;=[.AE$1]; [.$I405]&gt;[.AD$1]))" office:value-type="float" office:value="0">
            <text:p>0</text:p>
          </table:table-cell>
          <table:table-cell table:formula="of:=N(AND([.$I405]&lt;=[.AF$1]; [.$I405]&gt;[.AE$1]))" office:value-type="float" office:value="0">
            <text:p>0</text:p>
          </table:table-cell>
          <table:table-cell table:formula="of:=N(AND([.$I405]&lt;=[.AG$1]; [.$I405]&gt;[.AF$1]))" office:value-type="float" office:value="0">
            <text:p>0</text:p>
          </table:table-cell>
          <table:table-cell table:formula="of:=N(AND([.$I405]&lt;=[.AH$1]; [.$I405]&gt;[.AG$1]))" office:value-type="float" office:value="0">
            <text:p>0</text:p>
          </table:table-cell>
          <table:table-cell table:formula="of:=N(AND([.$I405]&lt;=[.AI$1]; [.$I40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6ESLHHXTVUFHMEJBCWMI7Z7SP6RCLKPO</text:p>
          </table:table-cell>
          <table:table-cell office:value-type="string">
            <text:p>2013-03-16T12:58:39Z</text:p>
          </table:table-cell>
          <table:table-cell office:value-type="string">
            <text:p>2013-03-16T13:00:39Z</text:p>
          </table:table-cell>
          <table:table-cell office:value-type="float" office:value="64594">
            <text:p>64594</text:p>
          </table:table-cell>
          <table:table-cell/>
          <table:table-cell office:value-type="float" office:value="120000">
            <text:p>120000</text:p>
          </table:table-cell>
          <table:table-cell office:value-type="float" office:value="1361">
            <text:p>1361</text:p>
          </table:table-cell>
          <table:table-cell table:formula="of:=N(AND([.$I406]&lt;=[.K$1]; [.$I406]&gt;[.J$1]))" office:value-type="float" office:value="0">
            <text:p>0</text:p>
          </table:table-cell>
          <table:table-cell table:formula="of:=N(AND([.$I406]&lt;=[.L$1]; [.$I406]&gt;[.K$1]))" office:value-type="float" office:value="0">
            <text:p>0</text:p>
          </table:table-cell>
          <table:table-cell table:formula="of:=N(AND([.$I406]&lt;=[.M$1]; [.$I406]&gt;[.L$1]))" office:value-type="float" office:value="0">
            <text:p>0</text:p>
          </table:table-cell>
          <table:table-cell table:formula="of:=N(AND([.$I406]&lt;=[.N$1]; [.$I406]&gt;[.M$1]))" office:value-type="float" office:value="1">
            <text:p>1</text:p>
          </table:table-cell>
          <table:table-cell table:formula="of:=N(AND([.$I406]&lt;=[.O$1]; [.$I406]&gt;[.N$1]))" office:value-type="float" office:value="0">
            <text:p>0</text:p>
          </table:table-cell>
          <table:table-cell table:formula="of:=N(AND([.$I406]&lt;=[.P$1]; [.$I406]&gt;[.O$1]))" office:value-type="float" office:value="0">
            <text:p>0</text:p>
          </table:table-cell>
          <table:table-cell table:formula="of:=N(AND([.$I406]&lt;=[.Q$1]; [.$I406]&gt;[.P$1]))" office:value-type="float" office:value="0">
            <text:p>0</text:p>
          </table:table-cell>
          <table:table-cell table:formula="of:=N(AND([.$I406]&lt;=[.R$1]; [.$I406]&gt;[.Q$1]))" office:value-type="float" office:value="0">
            <text:p>0</text:p>
          </table:table-cell>
          <table:table-cell table:formula="of:=N(AND([.$I406]&lt;=[.S$1]; [.$I406]&gt;[.R$1]))" office:value-type="float" office:value="0">
            <text:p>0</text:p>
          </table:table-cell>
          <table:table-cell table:formula="of:=N(AND([.$I406]&lt;=[.T$1]; [.$I406]&gt;[.S$1]))" office:value-type="float" office:value="0">
            <text:p>0</text:p>
          </table:table-cell>
          <table:table-cell table:formula="of:=N(AND([.$I406]&lt;=[.U$1]; [.$I406]&gt;[.T$1]))" office:value-type="float" office:value="0">
            <text:p>0</text:p>
          </table:table-cell>
          <table:table-cell table:formula="of:=N(AND([.$I406]&lt;=[.V$1]; [.$I406]&gt;[.U$1]))" office:value-type="float" office:value="0">
            <text:p>0</text:p>
          </table:table-cell>
          <table:table-cell table:formula="of:=N(AND([.$I406]&lt;=[.W$1]; [.$I406]&gt;[.V$1]))" office:value-type="float" office:value="0">
            <text:p>0</text:p>
          </table:table-cell>
          <table:table-cell table:formula="of:=N(AND([.$I406]&lt;=[.X$1]; [.$I406]&gt;[.W$1]))" office:value-type="float" office:value="0">
            <text:p>0</text:p>
          </table:table-cell>
          <table:table-cell table:formula="of:=N(AND([.$I406]&lt;=[.Y$1]; [.$I406]&gt;[.X$1]))" office:value-type="float" office:value="0">
            <text:p>0</text:p>
          </table:table-cell>
          <table:table-cell table:formula="of:=N(AND([.$I406]&lt;=[.Z$1]; [.$I406]&gt;[.Y$1]))" office:value-type="float" office:value="0">
            <text:p>0</text:p>
          </table:table-cell>
          <table:table-cell table:formula="of:=N(AND([.$I406]&lt;=[.AA$1]; [.$I406]&gt;[.Z$1]))" office:value-type="float" office:value="0">
            <text:p>0</text:p>
          </table:table-cell>
          <table:table-cell table:formula="of:=N(AND([.$I406]&lt;=[.AB$1]; [.$I406]&gt;[.AA$1]))" office:value-type="float" office:value="0">
            <text:p>0</text:p>
          </table:table-cell>
          <table:table-cell table:formula="of:=N(AND([.$I406]&lt;=[.AC$1]; [.$I406]&gt;[.AB$1]))" office:value-type="float" office:value="0">
            <text:p>0</text:p>
          </table:table-cell>
          <table:table-cell table:formula="of:=N(AND([.$I406]&lt;=[.AD$1]; [.$I406]&gt;[.AC$1]))" office:value-type="float" office:value="0">
            <text:p>0</text:p>
          </table:table-cell>
          <table:table-cell table:formula="of:=N(AND([.$I406]&lt;=[.AE$1]; [.$I406]&gt;[.AD$1]))" office:value-type="float" office:value="0">
            <text:p>0</text:p>
          </table:table-cell>
          <table:table-cell table:formula="of:=N(AND([.$I406]&lt;=[.AF$1]; [.$I406]&gt;[.AE$1]))" office:value-type="float" office:value="0">
            <text:p>0</text:p>
          </table:table-cell>
          <table:table-cell table:formula="of:=N(AND([.$I406]&lt;=[.AG$1]; [.$I406]&gt;[.AF$1]))" office:value-type="float" office:value="0">
            <text:p>0</text:p>
          </table:table-cell>
          <table:table-cell table:formula="of:=N(AND([.$I406]&lt;=[.AH$1]; [.$I406]&gt;[.AG$1]))" office:value-type="float" office:value="0">
            <text:p>0</text:p>
          </table:table-cell>
          <table:table-cell table:formula="of:=N(AND([.$I406]&lt;=[.AI$1]; [.$I40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TURZJMTMS2WXJSWRQXB3ZR4AESTKVTRP</text:p>
          </table:table-cell>
          <table:table-cell office:value-type="string">
            <text:p>2013-03-16T12:57:25Z</text:p>
          </table:table-cell>
          <table:table-cell office:value-type="string">
            <text:p>2013-03-16T13:00:59Z</text:p>
          </table:table-cell>
          <table:table-cell office:value-type="float" office:value="2487">
            <text:p>2487</text:p>
          </table:table-cell>
          <table:table-cell/>
          <table:table-cell office:value-type="float" office:value="214000">
            <text:p>214000</text:p>
          </table:table-cell>
          <table:table-cell office:value-type="float" office:value="1091">
            <text:p>1091</text:p>
          </table:table-cell>
          <table:table-cell table:formula="of:=N(AND([.$I407]&lt;=[.K$1]; [.$I407]&gt;[.J$1]))" office:value-type="float" office:value="0">
            <text:p>0</text:p>
          </table:table-cell>
          <table:table-cell table:formula="of:=N(AND([.$I407]&lt;=[.L$1]; [.$I407]&gt;[.K$1]))" office:value-type="float" office:value="0">
            <text:p>0</text:p>
          </table:table-cell>
          <table:table-cell table:formula="of:=N(AND([.$I407]&lt;=[.M$1]; [.$I407]&gt;[.L$1]))" office:value-type="float" office:value="0">
            <text:p>0</text:p>
          </table:table-cell>
          <table:table-cell table:formula="of:=N(AND([.$I407]&lt;=[.N$1]; [.$I407]&gt;[.M$1]))" office:value-type="float" office:value="0">
            <text:p>0</text:p>
          </table:table-cell>
          <table:table-cell table:formula="of:=N(AND([.$I407]&lt;=[.O$1]; [.$I407]&gt;[.N$1]))" office:value-type="float" office:value="0">
            <text:p>0</text:p>
          </table:table-cell>
          <table:table-cell table:formula="of:=N(AND([.$I407]&lt;=[.P$1]; [.$I407]&gt;[.O$1]))" office:value-type="float" office:value="0">
            <text:p>0</text:p>
          </table:table-cell>
          <table:table-cell table:formula="of:=N(AND([.$I407]&lt;=[.Q$1]; [.$I407]&gt;[.P$1]))" office:value-type="float" office:value="0">
            <text:p>0</text:p>
          </table:table-cell>
          <table:table-cell table:formula="of:=N(AND([.$I407]&lt;=[.R$1]; [.$I407]&gt;[.Q$1]))" office:value-type="float" office:value="1">
            <text:p>1</text:p>
          </table:table-cell>
          <table:table-cell table:formula="of:=N(AND([.$I407]&lt;=[.S$1]; [.$I407]&gt;[.R$1]))" office:value-type="float" office:value="0">
            <text:p>0</text:p>
          </table:table-cell>
          <table:table-cell table:formula="of:=N(AND([.$I407]&lt;=[.T$1]; [.$I407]&gt;[.S$1]))" office:value-type="float" office:value="0">
            <text:p>0</text:p>
          </table:table-cell>
          <table:table-cell table:formula="of:=N(AND([.$I407]&lt;=[.U$1]; [.$I407]&gt;[.T$1]))" office:value-type="float" office:value="0">
            <text:p>0</text:p>
          </table:table-cell>
          <table:table-cell table:formula="of:=N(AND([.$I407]&lt;=[.V$1]; [.$I407]&gt;[.U$1]))" office:value-type="float" office:value="0">
            <text:p>0</text:p>
          </table:table-cell>
          <table:table-cell table:formula="of:=N(AND([.$I407]&lt;=[.W$1]; [.$I407]&gt;[.V$1]))" office:value-type="float" office:value="0">
            <text:p>0</text:p>
          </table:table-cell>
          <table:table-cell table:formula="of:=N(AND([.$I407]&lt;=[.X$1]; [.$I407]&gt;[.W$1]))" office:value-type="float" office:value="0">
            <text:p>0</text:p>
          </table:table-cell>
          <table:table-cell table:formula="of:=N(AND([.$I407]&lt;=[.Y$1]; [.$I407]&gt;[.X$1]))" office:value-type="float" office:value="0">
            <text:p>0</text:p>
          </table:table-cell>
          <table:table-cell table:formula="of:=N(AND([.$I407]&lt;=[.Z$1]; [.$I407]&gt;[.Y$1]))" office:value-type="float" office:value="0">
            <text:p>0</text:p>
          </table:table-cell>
          <table:table-cell table:formula="of:=N(AND([.$I407]&lt;=[.AA$1]; [.$I407]&gt;[.Z$1]))" office:value-type="float" office:value="0">
            <text:p>0</text:p>
          </table:table-cell>
          <table:table-cell table:formula="of:=N(AND([.$I407]&lt;=[.AB$1]; [.$I407]&gt;[.AA$1]))" office:value-type="float" office:value="0">
            <text:p>0</text:p>
          </table:table-cell>
          <table:table-cell table:formula="of:=N(AND([.$I407]&lt;=[.AC$1]; [.$I407]&gt;[.AB$1]))" office:value-type="float" office:value="0">
            <text:p>0</text:p>
          </table:table-cell>
          <table:table-cell table:formula="of:=N(AND([.$I407]&lt;=[.AD$1]; [.$I407]&gt;[.AC$1]))" office:value-type="float" office:value="0">
            <text:p>0</text:p>
          </table:table-cell>
          <table:table-cell table:formula="of:=N(AND([.$I407]&lt;=[.AE$1]; [.$I407]&gt;[.AD$1]))" office:value-type="float" office:value="0">
            <text:p>0</text:p>
          </table:table-cell>
          <table:table-cell table:formula="of:=N(AND([.$I407]&lt;=[.AF$1]; [.$I407]&gt;[.AE$1]))" office:value-type="float" office:value="0">
            <text:p>0</text:p>
          </table:table-cell>
          <table:table-cell table:formula="of:=N(AND([.$I407]&lt;=[.AG$1]; [.$I407]&gt;[.AF$1]))" office:value-type="float" office:value="0">
            <text:p>0</text:p>
          </table:table-cell>
          <table:table-cell table:formula="of:=N(AND([.$I407]&lt;=[.AH$1]; [.$I407]&gt;[.AG$1]))" office:value-type="float" office:value="0">
            <text:p>0</text:p>
          </table:table-cell>
          <table:table-cell table:formula="of:=N(AND([.$I407]&lt;=[.AI$1]; [.$I40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B37QGCMVYVOJXEAHQMUEMFWV7ISVVI4Y</text:p>
          </table:table-cell>
          <table:table-cell office:value-type="string">
            <text:p>2013-03-16T13:01:05Z</text:p>
          </table:table-cell>
          <table:table-cell office:value-type="string">
            <text:p>2013-03-16T13:01:28Z</text:p>
          </table:table-cell>
          <table:table-cell office:value-type="float" office:value="4203">
            <text:p>4203</text:p>
          </table:table-cell>
          <table:table-cell/>
          <table:table-cell office:value-type="float" office:value="23000">
            <text:p>23000</text:p>
          </table:table-cell>
          <table:table-cell office:value-type="float" office:value="1361">
            <text:p>1361</text:p>
          </table:table-cell>
          <table:table-cell table:formula="of:=N(AND([.$I408]&lt;=[.K$1]; [.$I408]&gt;[.J$1]))" office:value-type="float" office:value="1">
            <text:p>1</text:p>
          </table:table-cell>
          <table:table-cell table:formula="of:=N(AND([.$I408]&lt;=[.L$1]; [.$I408]&gt;[.K$1]))" office:value-type="float" office:value="0">
            <text:p>0</text:p>
          </table:table-cell>
          <table:table-cell table:formula="of:=N(AND([.$I408]&lt;=[.M$1]; [.$I408]&gt;[.L$1]))" office:value-type="float" office:value="0">
            <text:p>0</text:p>
          </table:table-cell>
          <table:table-cell table:formula="of:=N(AND([.$I408]&lt;=[.N$1]; [.$I408]&gt;[.M$1]))" office:value-type="float" office:value="0">
            <text:p>0</text:p>
          </table:table-cell>
          <table:table-cell table:formula="of:=N(AND([.$I408]&lt;=[.O$1]; [.$I408]&gt;[.N$1]))" office:value-type="float" office:value="0">
            <text:p>0</text:p>
          </table:table-cell>
          <table:table-cell table:formula="of:=N(AND([.$I408]&lt;=[.P$1]; [.$I408]&gt;[.O$1]))" office:value-type="float" office:value="0">
            <text:p>0</text:p>
          </table:table-cell>
          <table:table-cell table:formula="of:=N(AND([.$I408]&lt;=[.Q$1]; [.$I408]&gt;[.P$1]))" office:value-type="float" office:value="0">
            <text:p>0</text:p>
          </table:table-cell>
          <table:table-cell table:formula="of:=N(AND([.$I408]&lt;=[.R$1]; [.$I408]&gt;[.Q$1]))" office:value-type="float" office:value="0">
            <text:p>0</text:p>
          </table:table-cell>
          <table:table-cell table:formula="of:=N(AND([.$I408]&lt;=[.S$1]; [.$I408]&gt;[.R$1]))" office:value-type="float" office:value="0">
            <text:p>0</text:p>
          </table:table-cell>
          <table:table-cell table:formula="of:=N(AND([.$I408]&lt;=[.T$1]; [.$I408]&gt;[.S$1]))" office:value-type="float" office:value="0">
            <text:p>0</text:p>
          </table:table-cell>
          <table:table-cell table:formula="of:=N(AND([.$I408]&lt;=[.U$1]; [.$I408]&gt;[.T$1]))" office:value-type="float" office:value="0">
            <text:p>0</text:p>
          </table:table-cell>
          <table:table-cell table:formula="of:=N(AND([.$I408]&lt;=[.V$1]; [.$I408]&gt;[.U$1]))" office:value-type="float" office:value="0">
            <text:p>0</text:p>
          </table:table-cell>
          <table:table-cell table:formula="of:=N(AND([.$I408]&lt;=[.W$1]; [.$I408]&gt;[.V$1]))" office:value-type="float" office:value="0">
            <text:p>0</text:p>
          </table:table-cell>
          <table:table-cell table:formula="of:=N(AND([.$I408]&lt;=[.X$1]; [.$I408]&gt;[.W$1]))" office:value-type="float" office:value="0">
            <text:p>0</text:p>
          </table:table-cell>
          <table:table-cell table:formula="of:=N(AND([.$I408]&lt;=[.Y$1]; [.$I408]&gt;[.X$1]))" office:value-type="float" office:value="0">
            <text:p>0</text:p>
          </table:table-cell>
          <table:table-cell table:formula="of:=N(AND([.$I408]&lt;=[.Z$1]; [.$I408]&gt;[.Y$1]))" office:value-type="float" office:value="0">
            <text:p>0</text:p>
          </table:table-cell>
          <table:table-cell table:formula="of:=N(AND([.$I408]&lt;=[.AA$1]; [.$I408]&gt;[.Z$1]))" office:value-type="float" office:value="0">
            <text:p>0</text:p>
          </table:table-cell>
          <table:table-cell table:formula="of:=N(AND([.$I408]&lt;=[.AB$1]; [.$I408]&gt;[.AA$1]))" office:value-type="float" office:value="0">
            <text:p>0</text:p>
          </table:table-cell>
          <table:table-cell table:formula="of:=N(AND([.$I408]&lt;=[.AC$1]; [.$I408]&gt;[.AB$1]))" office:value-type="float" office:value="0">
            <text:p>0</text:p>
          </table:table-cell>
          <table:table-cell table:formula="of:=N(AND([.$I408]&lt;=[.AD$1]; [.$I408]&gt;[.AC$1]))" office:value-type="float" office:value="0">
            <text:p>0</text:p>
          </table:table-cell>
          <table:table-cell table:formula="of:=N(AND([.$I408]&lt;=[.AE$1]; [.$I408]&gt;[.AD$1]))" office:value-type="float" office:value="0">
            <text:p>0</text:p>
          </table:table-cell>
          <table:table-cell table:formula="of:=N(AND([.$I408]&lt;=[.AF$1]; [.$I408]&gt;[.AE$1]))" office:value-type="float" office:value="0">
            <text:p>0</text:p>
          </table:table-cell>
          <table:table-cell table:formula="of:=N(AND([.$I408]&lt;=[.AG$1]; [.$I408]&gt;[.AF$1]))" office:value-type="float" office:value="0">
            <text:p>0</text:p>
          </table:table-cell>
          <table:table-cell table:formula="of:=N(AND([.$I408]&lt;=[.AH$1]; [.$I408]&gt;[.AG$1]))" office:value-type="float" office:value="0">
            <text:p>0</text:p>
          </table:table-cell>
          <table:table-cell table:formula="of:=N(AND([.$I408]&lt;=[.AI$1]; [.$I40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7GYRXTKOGIANBZDQ6E7ROQ43EZTLKLMN</text:p>
          </table:table-cell>
          <table:table-cell office:value-type="string">
            <text:p>2013-03-16T12:56:43Z</text:p>
          </table:table-cell>
          <table:table-cell office:value-type="string">
            <text:p>2013-03-16T13:02:25Z</text:p>
          </table:table-cell>
          <table:table-cell office:value-type="float" office:value="6049">
            <text:p>6049</text:p>
          </table:table-cell>
          <table:table-cell/>
          <table:table-cell office:value-type="float" office:value="342000">
            <text:p>342000</text:p>
          </table:table-cell>
          <table:table-cell office:value-type="float" office:value="1091">
            <text:p>1091</text:p>
          </table:table-cell>
          <table:table-cell table:formula="of:=N(AND([.$I409]&lt;=[.K$1]; [.$I409]&gt;[.J$1]))" office:value-type="float" office:value="0">
            <text:p>0</text:p>
          </table:table-cell>
          <table:table-cell table:formula="of:=N(AND([.$I409]&lt;=[.L$1]; [.$I409]&gt;[.K$1]))" office:value-type="float" office:value="0">
            <text:p>0</text:p>
          </table:table-cell>
          <table:table-cell table:formula="of:=N(AND([.$I409]&lt;=[.M$1]; [.$I409]&gt;[.L$1]))" office:value-type="float" office:value="0">
            <text:p>0</text:p>
          </table:table-cell>
          <table:table-cell table:formula="of:=N(AND([.$I409]&lt;=[.N$1]; [.$I409]&gt;[.M$1]))" office:value-type="float" office:value="0">
            <text:p>0</text:p>
          </table:table-cell>
          <table:table-cell table:formula="of:=N(AND([.$I409]&lt;=[.O$1]; [.$I409]&gt;[.N$1]))" office:value-type="float" office:value="0">
            <text:p>0</text:p>
          </table:table-cell>
          <table:table-cell table:formula="of:=N(AND([.$I409]&lt;=[.P$1]; [.$I409]&gt;[.O$1]))" office:value-type="float" office:value="0">
            <text:p>0</text:p>
          </table:table-cell>
          <table:table-cell table:formula="of:=N(AND([.$I409]&lt;=[.Q$1]; [.$I409]&gt;[.P$1]))" office:value-type="float" office:value="0">
            <text:p>0</text:p>
          </table:table-cell>
          <table:table-cell table:formula="of:=N(AND([.$I409]&lt;=[.R$1]; [.$I409]&gt;[.Q$1]))" office:value-type="float" office:value="0">
            <text:p>0</text:p>
          </table:table-cell>
          <table:table-cell table:formula="of:=N(AND([.$I409]&lt;=[.S$1]; [.$I409]&gt;[.R$1]))" office:value-type="float" office:value="0">
            <text:p>0</text:p>
          </table:table-cell>
          <table:table-cell table:formula="of:=N(AND([.$I409]&lt;=[.T$1]; [.$I409]&gt;[.S$1]))" office:value-type="float" office:value="0">
            <text:p>0</text:p>
          </table:table-cell>
          <table:table-cell table:formula="of:=N(AND([.$I409]&lt;=[.U$1]; [.$I409]&gt;[.T$1]))" office:value-type="float" office:value="0">
            <text:p>0</text:p>
          </table:table-cell>
          <table:table-cell table:formula="of:=N(AND([.$I409]&lt;=[.V$1]; [.$I409]&gt;[.U$1]))" office:value-type="float" office:value="1">
            <text:p>1</text:p>
          </table:table-cell>
          <table:table-cell table:formula="of:=N(AND([.$I409]&lt;=[.W$1]; [.$I409]&gt;[.V$1]))" office:value-type="float" office:value="0">
            <text:p>0</text:p>
          </table:table-cell>
          <table:table-cell table:formula="of:=N(AND([.$I409]&lt;=[.X$1]; [.$I409]&gt;[.W$1]))" office:value-type="float" office:value="0">
            <text:p>0</text:p>
          </table:table-cell>
          <table:table-cell table:formula="of:=N(AND([.$I409]&lt;=[.Y$1]; [.$I409]&gt;[.X$1]))" office:value-type="float" office:value="0">
            <text:p>0</text:p>
          </table:table-cell>
          <table:table-cell table:formula="of:=N(AND([.$I409]&lt;=[.Z$1]; [.$I409]&gt;[.Y$1]))" office:value-type="float" office:value="0">
            <text:p>0</text:p>
          </table:table-cell>
          <table:table-cell table:formula="of:=N(AND([.$I409]&lt;=[.AA$1]; [.$I409]&gt;[.Z$1]))" office:value-type="float" office:value="0">
            <text:p>0</text:p>
          </table:table-cell>
          <table:table-cell table:formula="of:=N(AND([.$I409]&lt;=[.AB$1]; [.$I409]&gt;[.AA$1]))" office:value-type="float" office:value="0">
            <text:p>0</text:p>
          </table:table-cell>
          <table:table-cell table:formula="of:=N(AND([.$I409]&lt;=[.AC$1]; [.$I409]&gt;[.AB$1]))" office:value-type="float" office:value="0">
            <text:p>0</text:p>
          </table:table-cell>
          <table:table-cell table:formula="of:=N(AND([.$I409]&lt;=[.AD$1]; [.$I409]&gt;[.AC$1]))" office:value-type="float" office:value="0">
            <text:p>0</text:p>
          </table:table-cell>
          <table:table-cell table:formula="of:=N(AND([.$I409]&lt;=[.AE$1]; [.$I409]&gt;[.AD$1]))" office:value-type="float" office:value="0">
            <text:p>0</text:p>
          </table:table-cell>
          <table:table-cell table:formula="of:=N(AND([.$I409]&lt;=[.AF$1]; [.$I409]&gt;[.AE$1]))" office:value-type="float" office:value="0">
            <text:p>0</text:p>
          </table:table-cell>
          <table:table-cell table:formula="of:=N(AND([.$I409]&lt;=[.AG$1]; [.$I409]&gt;[.AF$1]))" office:value-type="float" office:value="0">
            <text:p>0</text:p>
          </table:table-cell>
          <table:table-cell table:formula="of:=N(AND([.$I409]&lt;=[.AH$1]; [.$I409]&gt;[.AG$1]))" office:value-type="float" office:value="0">
            <text:p>0</text:p>
          </table:table-cell>
          <table:table-cell table:formula="of:=N(AND([.$I409]&lt;=[.AI$1]; [.$I40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C2ZACL56SSWD26O7IBWW7SUAWH2YYYGK</text:p>
          </table:table-cell>
          <table:table-cell office:value-type="string">
            <text:p>2013-03-16T12:59:13Z</text:p>
          </table:table-cell>
          <table:table-cell office:value-type="string">
            <text:p>2013-03-16T13:02:49Z</text:p>
          </table:table-cell>
          <table:table-cell office:value-type="float" office:value="3221">
            <text:p>3221</text:p>
          </table:table-cell>
          <table:table-cell/>
          <table:table-cell office:value-type="float" office:value="216000">
            <text:p>216000</text:p>
          </table:table-cell>
          <table:table-cell office:value-type="float" office:value="1361">
            <text:p>1361</text:p>
          </table:table-cell>
          <table:table-cell table:formula="of:=N(AND([.$I410]&lt;=[.K$1]; [.$I410]&gt;[.J$1]))" office:value-type="float" office:value="0">
            <text:p>0</text:p>
          </table:table-cell>
          <table:table-cell table:formula="of:=N(AND([.$I410]&lt;=[.L$1]; [.$I410]&gt;[.K$1]))" office:value-type="float" office:value="0">
            <text:p>0</text:p>
          </table:table-cell>
          <table:table-cell table:formula="of:=N(AND([.$I410]&lt;=[.M$1]; [.$I410]&gt;[.L$1]))" office:value-type="float" office:value="0">
            <text:p>0</text:p>
          </table:table-cell>
          <table:table-cell table:formula="of:=N(AND([.$I410]&lt;=[.N$1]; [.$I410]&gt;[.M$1]))" office:value-type="float" office:value="0">
            <text:p>0</text:p>
          </table:table-cell>
          <table:table-cell table:formula="of:=N(AND([.$I410]&lt;=[.O$1]; [.$I410]&gt;[.N$1]))" office:value-type="float" office:value="0">
            <text:p>0</text:p>
          </table:table-cell>
          <table:table-cell table:formula="of:=N(AND([.$I410]&lt;=[.P$1]; [.$I410]&gt;[.O$1]))" office:value-type="float" office:value="0">
            <text:p>0</text:p>
          </table:table-cell>
          <table:table-cell table:formula="of:=N(AND([.$I410]&lt;=[.Q$1]; [.$I410]&gt;[.P$1]))" office:value-type="float" office:value="0">
            <text:p>0</text:p>
          </table:table-cell>
          <table:table-cell table:formula="of:=N(AND([.$I410]&lt;=[.R$1]; [.$I410]&gt;[.Q$1]))" office:value-type="float" office:value="1">
            <text:p>1</text:p>
          </table:table-cell>
          <table:table-cell table:formula="of:=N(AND([.$I410]&lt;=[.S$1]; [.$I410]&gt;[.R$1]))" office:value-type="float" office:value="0">
            <text:p>0</text:p>
          </table:table-cell>
          <table:table-cell table:formula="of:=N(AND([.$I410]&lt;=[.T$1]; [.$I410]&gt;[.S$1]))" office:value-type="float" office:value="0">
            <text:p>0</text:p>
          </table:table-cell>
          <table:table-cell table:formula="of:=N(AND([.$I410]&lt;=[.U$1]; [.$I410]&gt;[.T$1]))" office:value-type="float" office:value="0">
            <text:p>0</text:p>
          </table:table-cell>
          <table:table-cell table:formula="of:=N(AND([.$I410]&lt;=[.V$1]; [.$I410]&gt;[.U$1]))" office:value-type="float" office:value="0">
            <text:p>0</text:p>
          </table:table-cell>
          <table:table-cell table:formula="of:=N(AND([.$I410]&lt;=[.W$1]; [.$I410]&gt;[.V$1]))" office:value-type="float" office:value="0">
            <text:p>0</text:p>
          </table:table-cell>
          <table:table-cell table:formula="of:=N(AND([.$I410]&lt;=[.X$1]; [.$I410]&gt;[.W$1]))" office:value-type="float" office:value="0">
            <text:p>0</text:p>
          </table:table-cell>
          <table:table-cell table:formula="of:=N(AND([.$I410]&lt;=[.Y$1]; [.$I410]&gt;[.X$1]))" office:value-type="float" office:value="0">
            <text:p>0</text:p>
          </table:table-cell>
          <table:table-cell table:formula="of:=N(AND([.$I410]&lt;=[.Z$1]; [.$I410]&gt;[.Y$1]))" office:value-type="float" office:value="0">
            <text:p>0</text:p>
          </table:table-cell>
          <table:table-cell table:formula="of:=N(AND([.$I410]&lt;=[.AA$1]; [.$I410]&gt;[.Z$1]))" office:value-type="float" office:value="0">
            <text:p>0</text:p>
          </table:table-cell>
          <table:table-cell table:formula="of:=N(AND([.$I410]&lt;=[.AB$1]; [.$I410]&gt;[.AA$1]))" office:value-type="float" office:value="0">
            <text:p>0</text:p>
          </table:table-cell>
          <table:table-cell table:formula="of:=N(AND([.$I410]&lt;=[.AC$1]; [.$I410]&gt;[.AB$1]))" office:value-type="float" office:value="0">
            <text:p>0</text:p>
          </table:table-cell>
          <table:table-cell table:formula="of:=N(AND([.$I410]&lt;=[.AD$1]; [.$I410]&gt;[.AC$1]))" office:value-type="float" office:value="0">
            <text:p>0</text:p>
          </table:table-cell>
          <table:table-cell table:formula="of:=N(AND([.$I410]&lt;=[.AE$1]; [.$I410]&gt;[.AD$1]))" office:value-type="float" office:value="0">
            <text:p>0</text:p>
          </table:table-cell>
          <table:table-cell table:formula="of:=N(AND([.$I410]&lt;=[.AF$1]; [.$I410]&gt;[.AE$1]))" office:value-type="float" office:value="0">
            <text:p>0</text:p>
          </table:table-cell>
          <table:table-cell table:formula="of:=N(AND([.$I410]&lt;=[.AG$1]; [.$I410]&gt;[.AF$1]))" office:value-type="float" office:value="0">
            <text:p>0</text:p>
          </table:table-cell>
          <table:table-cell table:formula="of:=N(AND([.$I410]&lt;=[.AH$1]; [.$I410]&gt;[.AG$1]))" office:value-type="float" office:value="0">
            <text:p>0</text:p>
          </table:table-cell>
          <table:table-cell table:formula="of:=N(AND([.$I410]&lt;=[.AI$1]; [.$I41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PBGHS7D7DMRZ6EXSCVZ6TI67NXMEZWWL</text:p>
          </table:table-cell>
          <table:table-cell office:value-type="string">
            <text:p>2013-03-16T12:58:59Z</text:p>
          </table:table-cell>
          <table:table-cell office:value-type="string">
            <text:p>2013-03-16T13:03:30Z</text:p>
          </table:table-cell>
          <table:table-cell office:value-type="float" office:value="16359">
            <text:p>16359</text:p>
          </table:table-cell>
          <table:table-cell/>
          <table:table-cell office:value-type="float" office:value="271000">
            <text:p>271000</text:p>
          </table:table-cell>
          <table:table-cell office:value-type="float" office:value="1361">
            <text:p>1361</text:p>
          </table:table-cell>
          <table:table-cell table:formula="of:=N(AND([.$I411]&lt;=[.K$1]; [.$I411]&gt;[.J$1]))" office:value-type="float" office:value="0">
            <text:p>0</text:p>
          </table:table-cell>
          <table:table-cell table:formula="of:=N(AND([.$I411]&lt;=[.L$1]; [.$I411]&gt;[.K$1]))" office:value-type="float" office:value="0">
            <text:p>0</text:p>
          </table:table-cell>
          <table:table-cell table:formula="of:=N(AND([.$I411]&lt;=[.M$1]; [.$I411]&gt;[.L$1]))" office:value-type="float" office:value="0">
            <text:p>0</text:p>
          </table:table-cell>
          <table:table-cell table:formula="of:=N(AND([.$I411]&lt;=[.N$1]; [.$I411]&gt;[.M$1]))" office:value-type="float" office:value="0">
            <text:p>0</text:p>
          </table:table-cell>
          <table:table-cell table:formula="of:=N(AND([.$I411]&lt;=[.O$1]; [.$I411]&gt;[.N$1]))" office:value-type="float" office:value="0">
            <text:p>0</text:p>
          </table:table-cell>
          <table:table-cell table:formula="of:=N(AND([.$I411]&lt;=[.P$1]; [.$I411]&gt;[.O$1]))" office:value-type="float" office:value="0">
            <text:p>0</text:p>
          </table:table-cell>
          <table:table-cell table:formula="of:=N(AND([.$I411]&lt;=[.Q$1]; [.$I411]&gt;[.P$1]))" office:value-type="float" office:value="0">
            <text:p>0</text:p>
          </table:table-cell>
          <table:table-cell table:formula="of:=N(AND([.$I411]&lt;=[.R$1]; [.$I411]&gt;[.Q$1]))" office:value-type="float" office:value="0">
            <text:p>0</text:p>
          </table:table-cell>
          <table:table-cell table:formula="of:=N(AND([.$I411]&lt;=[.S$1]; [.$I411]&gt;[.R$1]))" office:value-type="float" office:value="0">
            <text:p>0</text:p>
          </table:table-cell>
          <table:table-cell table:formula="of:=N(AND([.$I411]&lt;=[.T$1]; [.$I411]&gt;[.S$1]))" office:value-type="float" office:value="1">
            <text:p>1</text:p>
          </table:table-cell>
          <table:table-cell table:formula="of:=N(AND([.$I411]&lt;=[.U$1]; [.$I411]&gt;[.T$1]))" office:value-type="float" office:value="0">
            <text:p>0</text:p>
          </table:table-cell>
          <table:table-cell table:formula="of:=N(AND([.$I411]&lt;=[.V$1]; [.$I411]&gt;[.U$1]))" office:value-type="float" office:value="0">
            <text:p>0</text:p>
          </table:table-cell>
          <table:table-cell table:formula="of:=N(AND([.$I411]&lt;=[.W$1]; [.$I411]&gt;[.V$1]))" office:value-type="float" office:value="0">
            <text:p>0</text:p>
          </table:table-cell>
          <table:table-cell table:formula="of:=N(AND([.$I411]&lt;=[.X$1]; [.$I411]&gt;[.W$1]))" office:value-type="float" office:value="0">
            <text:p>0</text:p>
          </table:table-cell>
          <table:table-cell table:formula="of:=N(AND([.$I411]&lt;=[.Y$1]; [.$I411]&gt;[.X$1]))" office:value-type="float" office:value="0">
            <text:p>0</text:p>
          </table:table-cell>
          <table:table-cell table:formula="of:=N(AND([.$I411]&lt;=[.Z$1]; [.$I411]&gt;[.Y$1]))" office:value-type="float" office:value="0">
            <text:p>0</text:p>
          </table:table-cell>
          <table:table-cell table:formula="of:=N(AND([.$I411]&lt;=[.AA$1]; [.$I411]&gt;[.Z$1]))" office:value-type="float" office:value="0">
            <text:p>0</text:p>
          </table:table-cell>
          <table:table-cell table:formula="of:=N(AND([.$I411]&lt;=[.AB$1]; [.$I411]&gt;[.AA$1]))" office:value-type="float" office:value="0">
            <text:p>0</text:p>
          </table:table-cell>
          <table:table-cell table:formula="of:=N(AND([.$I411]&lt;=[.AC$1]; [.$I411]&gt;[.AB$1]))" office:value-type="float" office:value="0">
            <text:p>0</text:p>
          </table:table-cell>
          <table:table-cell table:formula="of:=N(AND([.$I411]&lt;=[.AD$1]; [.$I411]&gt;[.AC$1]))" office:value-type="float" office:value="0">
            <text:p>0</text:p>
          </table:table-cell>
          <table:table-cell table:formula="of:=N(AND([.$I411]&lt;=[.AE$1]; [.$I411]&gt;[.AD$1]))" office:value-type="float" office:value="0">
            <text:p>0</text:p>
          </table:table-cell>
          <table:table-cell table:formula="of:=N(AND([.$I411]&lt;=[.AF$1]; [.$I411]&gt;[.AE$1]))" office:value-type="float" office:value="0">
            <text:p>0</text:p>
          </table:table-cell>
          <table:table-cell table:formula="of:=N(AND([.$I411]&lt;=[.AG$1]; [.$I411]&gt;[.AF$1]))" office:value-type="float" office:value="0">
            <text:p>0</text:p>
          </table:table-cell>
          <table:table-cell table:formula="of:=N(AND([.$I411]&lt;=[.AH$1]; [.$I411]&gt;[.AG$1]))" office:value-type="float" office:value="0">
            <text:p>0</text:p>
          </table:table-cell>
          <table:table-cell table:formula="of:=N(AND([.$I411]&lt;=[.AI$1]; [.$I41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JZY6QFFDO2J4RQXM6QEFAMCKPOBHYFWR</text:p>
          </table:table-cell>
          <table:table-cell office:value-type="string">
            <text:p>OMLFIXNEJKBFCJ4OKJ4IPJMWF2ZGU5IX</text:p>
          </table:table-cell>
          <table:table-cell office:value-type="string">
            <text:p>2013-03-16T12:59:05Z</text:p>
          </table:table-cell>
          <table:table-cell office:value-type="string">
            <text:p>2013-03-16T13:05:05Z</text:p>
          </table:table-cell>
          <table:table-cell office:value-type="float" office:value="2932">
            <text:p>2932</text:p>
          </table:table-cell>
          <table:table-cell/>
          <table:table-cell office:value-type="float" office:value="360000">
            <text:p>360000</text:p>
          </table:table-cell>
          <table:table-cell office:value-type="float" office:value="1361">
            <text:p>1361</text:p>
          </table:table-cell>
          <table:table-cell table:formula="of:=N(AND([.$I412]&lt;=[.K$1]; [.$I412]&gt;[.J$1]))" office:value-type="float" office:value="0">
            <text:p>0</text:p>
          </table:table-cell>
          <table:table-cell table:formula="of:=N(AND([.$I412]&lt;=[.L$1]; [.$I412]&gt;[.K$1]))" office:value-type="float" office:value="0">
            <text:p>0</text:p>
          </table:table-cell>
          <table:table-cell table:formula="of:=N(AND([.$I412]&lt;=[.M$1]; [.$I412]&gt;[.L$1]))" office:value-type="float" office:value="0">
            <text:p>0</text:p>
          </table:table-cell>
          <table:table-cell table:formula="of:=N(AND([.$I412]&lt;=[.N$1]; [.$I412]&gt;[.M$1]))" office:value-type="float" office:value="0">
            <text:p>0</text:p>
          </table:table-cell>
          <table:table-cell table:formula="of:=N(AND([.$I412]&lt;=[.O$1]; [.$I412]&gt;[.N$1]))" office:value-type="float" office:value="0">
            <text:p>0</text:p>
          </table:table-cell>
          <table:table-cell table:formula="of:=N(AND([.$I412]&lt;=[.P$1]; [.$I412]&gt;[.O$1]))" office:value-type="float" office:value="0">
            <text:p>0</text:p>
          </table:table-cell>
          <table:table-cell table:formula="of:=N(AND([.$I412]&lt;=[.Q$1]; [.$I412]&gt;[.P$1]))" office:value-type="float" office:value="0">
            <text:p>0</text:p>
          </table:table-cell>
          <table:table-cell table:formula="of:=N(AND([.$I412]&lt;=[.R$1]; [.$I412]&gt;[.Q$1]))" office:value-type="float" office:value="0">
            <text:p>0</text:p>
          </table:table-cell>
          <table:table-cell table:formula="of:=N(AND([.$I412]&lt;=[.S$1]; [.$I412]&gt;[.R$1]))" office:value-type="float" office:value="0">
            <text:p>0</text:p>
          </table:table-cell>
          <table:table-cell table:formula="of:=N(AND([.$I412]&lt;=[.T$1]; [.$I412]&gt;[.S$1]))" office:value-type="float" office:value="0">
            <text:p>0</text:p>
          </table:table-cell>
          <table:table-cell table:formula="of:=N(AND([.$I412]&lt;=[.U$1]; [.$I412]&gt;[.T$1]))" office:value-type="float" office:value="0">
            <text:p>0</text:p>
          </table:table-cell>
          <table:table-cell table:formula="of:=N(AND([.$I412]&lt;=[.V$1]; [.$I412]&gt;[.U$1]))" office:value-type="float" office:value="1">
            <text:p>1</text:p>
          </table:table-cell>
          <table:table-cell table:formula="of:=N(AND([.$I412]&lt;=[.W$1]; [.$I412]&gt;[.V$1]))" office:value-type="float" office:value="0">
            <text:p>0</text:p>
          </table:table-cell>
          <table:table-cell table:formula="of:=N(AND([.$I412]&lt;=[.X$1]; [.$I412]&gt;[.W$1]))" office:value-type="float" office:value="0">
            <text:p>0</text:p>
          </table:table-cell>
          <table:table-cell table:formula="of:=N(AND([.$I412]&lt;=[.Y$1]; [.$I412]&gt;[.X$1]))" office:value-type="float" office:value="0">
            <text:p>0</text:p>
          </table:table-cell>
          <table:table-cell table:formula="of:=N(AND([.$I412]&lt;=[.Z$1]; [.$I412]&gt;[.Y$1]))" office:value-type="float" office:value="0">
            <text:p>0</text:p>
          </table:table-cell>
          <table:table-cell table:formula="of:=N(AND([.$I412]&lt;=[.AA$1]; [.$I412]&gt;[.Z$1]))" office:value-type="float" office:value="0">
            <text:p>0</text:p>
          </table:table-cell>
          <table:table-cell table:formula="of:=N(AND([.$I412]&lt;=[.AB$1]; [.$I412]&gt;[.AA$1]))" office:value-type="float" office:value="0">
            <text:p>0</text:p>
          </table:table-cell>
          <table:table-cell table:formula="of:=N(AND([.$I412]&lt;=[.AC$1]; [.$I412]&gt;[.AB$1]))" office:value-type="float" office:value="0">
            <text:p>0</text:p>
          </table:table-cell>
          <table:table-cell table:formula="of:=N(AND([.$I412]&lt;=[.AD$1]; [.$I412]&gt;[.AC$1]))" office:value-type="float" office:value="0">
            <text:p>0</text:p>
          </table:table-cell>
          <table:table-cell table:formula="of:=N(AND([.$I412]&lt;=[.AE$1]; [.$I412]&gt;[.AD$1]))" office:value-type="float" office:value="0">
            <text:p>0</text:p>
          </table:table-cell>
          <table:table-cell table:formula="of:=N(AND([.$I412]&lt;=[.AF$1]; [.$I412]&gt;[.AE$1]))" office:value-type="float" office:value="0">
            <text:p>0</text:p>
          </table:table-cell>
          <table:table-cell table:formula="of:=N(AND([.$I412]&lt;=[.AG$1]; [.$I412]&gt;[.AF$1]))" office:value-type="float" office:value="0">
            <text:p>0</text:p>
          </table:table-cell>
          <table:table-cell table:formula="of:=N(AND([.$I412]&lt;=[.AH$1]; [.$I412]&gt;[.AG$1]))" office:value-type="float" office:value="0">
            <text:p>0</text:p>
          </table:table-cell>
          <table:table-cell table:formula="of:=N(AND([.$I412]&lt;=[.AI$1]; [.$I41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IIFTPYF2OOSC7OUXFHS6JFLCSWAADAGJ</text:p>
          </table:table-cell>
          <table:table-cell office:value-type="string">
            <text:p>WYDLOE3ZKV5AFJDWVCWDHGS2GJFOFV7S</text:p>
          </table:table-cell>
          <table:table-cell office:value-type="string">
            <text:p>2013-03-16T13:00:50Z</text:p>
          </table:table-cell>
          <table:table-cell office:value-type="string">
            <text:p>2013-03-16T13:05:34Z</text:p>
          </table:table-cell>
          <table:table-cell office:value-type="float" office:value="4453">
            <text:p>4453</text:p>
          </table:table-cell>
          <table:table-cell/>
          <table:table-cell office:value-type="float" office:value="284000">
            <text:p>284000</text:p>
          </table:table-cell>
          <table:table-cell office:value-type="float" office:value="1361">
            <text:p>1361</text:p>
          </table:table-cell>
          <table:table-cell table:formula="of:=N(AND([.$I413]&lt;=[.K$1]; [.$I413]&gt;[.J$1]))" office:value-type="float" office:value="0">
            <text:p>0</text:p>
          </table:table-cell>
          <table:table-cell table:formula="of:=N(AND([.$I413]&lt;=[.L$1]; [.$I413]&gt;[.K$1]))" office:value-type="float" office:value="0">
            <text:p>0</text:p>
          </table:table-cell>
          <table:table-cell table:formula="of:=N(AND([.$I413]&lt;=[.M$1]; [.$I413]&gt;[.L$1]))" office:value-type="float" office:value="0">
            <text:p>0</text:p>
          </table:table-cell>
          <table:table-cell table:formula="of:=N(AND([.$I413]&lt;=[.N$1]; [.$I413]&gt;[.M$1]))" office:value-type="float" office:value="0">
            <text:p>0</text:p>
          </table:table-cell>
          <table:table-cell table:formula="of:=N(AND([.$I413]&lt;=[.O$1]; [.$I413]&gt;[.N$1]))" office:value-type="float" office:value="0">
            <text:p>0</text:p>
          </table:table-cell>
          <table:table-cell table:formula="of:=N(AND([.$I413]&lt;=[.P$1]; [.$I413]&gt;[.O$1]))" office:value-type="float" office:value="0">
            <text:p>0</text:p>
          </table:table-cell>
          <table:table-cell table:formula="of:=N(AND([.$I413]&lt;=[.Q$1]; [.$I413]&gt;[.P$1]))" office:value-type="float" office:value="0">
            <text:p>0</text:p>
          </table:table-cell>
          <table:table-cell table:formula="of:=N(AND([.$I413]&lt;=[.R$1]; [.$I413]&gt;[.Q$1]))" office:value-type="float" office:value="0">
            <text:p>0</text:p>
          </table:table-cell>
          <table:table-cell table:formula="of:=N(AND([.$I413]&lt;=[.S$1]; [.$I413]&gt;[.R$1]))" office:value-type="float" office:value="0">
            <text:p>0</text:p>
          </table:table-cell>
          <table:table-cell table:formula="of:=N(AND([.$I413]&lt;=[.T$1]; [.$I413]&gt;[.S$1]))" office:value-type="float" office:value="1">
            <text:p>1</text:p>
          </table:table-cell>
          <table:table-cell table:formula="of:=N(AND([.$I413]&lt;=[.U$1]; [.$I413]&gt;[.T$1]))" office:value-type="float" office:value="0">
            <text:p>0</text:p>
          </table:table-cell>
          <table:table-cell table:formula="of:=N(AND([.$I413]&lt;=[.V$1]; [.$I413]&gt;[.U$1]))" office:value-type="float" office:value="0">
            <text:p>0</text:p>
          </table:table-cell>
          <table:table-cell table:formula="of:=N(AND([.$I413]&lt;=[.W$1]; [.$I413]&gt;[.V$1]))" office:value-type="float" office:value="0">
            <text:p>0</text:p>
          </table:table-cell>
          <table:table-cell table:formula="of:=N(AND([.$I413]&lt;=[.X$1]; [.$I413]&gt;[.W$1]))" office:value-type="float" office:value="0">
            <text:p>0</text:p>
          </table:table-cell>
          <table:table-cell table:formula="of:=N(AND([.$I413]&lt;=[.Y$1]; [.$I413]&gt;[.X$1]))" office:value-type="float" office:value="0">
            <text:p>0</text:p>
          </table:table-cell>
          <table:table-cell table:formula="of:=N(AND([.$I413]&lt;=[.Z$1]; [.$I413]&gt;[.Y$1]))" office:value-type="float" office:value="0">
            <text:p>0</text:p>
          </table:table-cell>
          <table:table-cell table:formula="of:=N(AND([.$I413]&lt;=[.AA$1]; [.$I413]&gt;[.Z$1]))" office:value-type="float" office:value="0">
            <text:p>0</text:p>
          </table:table-cell>
          <table:table-cell table:formula="of:=N(AND([.$I413]&lt;=[.AB$1]; [.$I413]&gt;[.AA$1]))" office:value-type="float" office:value="0">
            <text:p>0</text:p>
          </table:table-cell>
          <table:table-cell table:formula="of:=N(AND([.$I413]&lt;=[.AC$1]; [.$I413]&gt;[.AB$1]))" office:value-type="float" office:value="0">
            <text:p>0</text:p>
          </table:table-cell>
          <table:table-cell table:formula="of:=N(AND([.$I413]&lt;=[.AD$1]; [.$I413]&gt;[.AC$1]))" office:value-type="float" office:value="0">
            <text:p>0</text:p>
          </table:table-cell>
          <table:table-cell table:formula="of:=N(AND([.$I413]&lt;=[.AE$1]; [.$I413]&gt;[.AD$1]))" office:value-type="float" office:value="0">
            <text:p>0</text:p>
          </table:table-cell>
          <table:table-cell table:formula="of:=N(AND([.$I413]&lt;=[.AF$1]; [.$I413]&gt;[.AE$1]))" office:value-type="float" office:value="0">
            <text:p>0</text:p>
          </table:table-cell>
          <table:table-cell table:formula="of:=N(AND([.$I413]&lt;=[.AG$1]; [.$I413]&gt;[.AF$1]))" office:value-type="float" office:value="0">
            <text:p>0</text:p>
          </table:table-cell>
          <table:table-cell table:formula="of:=N(AND([.$I413]&lt;=[.AH$1]; [.$I413]&gt;[.AG$1]))" office:value-type="float" office:value="0">
            <text:p>0</text:p>
          </table:table-cell>
          <table:table-cell table:formula="of:=N(AND([.$I413]&lt;=[.AI$1]; [.$I41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REHV2GKZR6BI6E66667LFTNPF42XF5QG</text:p>
          </table:table-cell>
          <table:table-cell office:value-type="string">
            <text:p>MCANBF7JPRBGYAJ4OE7P43RMVT6POPEM</text:p>
          </table:table-cell>
          <table:table-cell office:value-type="string">
            <text:p>2013-03-16T13:02:26Z</text:p>
          </table:table-cell>
          <table:table-cell office:value-type="string">
            <text:p>2013-03-16T13:05:59Z</text:p>
          </table:table-cell>
          <table:table-cell office:value-type="float" office:value="2128">
            <text:p>2128</text:p>
          </table:table-cell>
          <table:table-cell/>
          <table:table-cell office:value-type="float" office:value="213000">
            <text:p>213000</text:p>
          </table:table-cell>
          <table:table-cell office:value-type="float" office:value="1361">
            <text:p>1361</text:p>
          </table:table-cell>
          <table:table-cell table:formula="of:=N(AND([.$I414]&lt;=[.K$1]; [.$I414]&gt;[.J$1]))" office:value-type="float" office:value="0">
            <text:p>0</text:p>
          </table:table-cell>
          <table:table-cell table:formula="of:=N(AND([.$I414]&lt;=[.L$1]; [.$I414]&gt;[.K$1]))" office:value-type="float" office:value="0">
            <text:p>0</text:p>
          </table:table-cell>
          <table:table-cell table:formula="of:=N(AND([.$I414]&lt;=[.M$1]; [.$I414]&gt;[.L$1]))" office:value-type="float" office:value="0">
            <text:p>0</text:p>
          </table:table-cell>
          <table:table-cell table:formula="of:=N(AND([.$I414]&lt;=[.N$1]; [.$I414]&gt;[.M$1]))" office:value-type="float" office:value="0">
            <text:p>0</text:p>
          </table:table-cell>
          <table:table-cell table:formula="of:=N(AND([.$I414]&lt;=[.O$1]; [.$I414]&gt;[.N$1]))" office:value-type="float" office:value="0">
            <text:p>0</text:p>
          </table:table-cell>
          <table:table-cell table:formula="of:=N(AND([.$I414]&lt;=[.P$1]; [.$I414]&gt;[.O$1]))" office:value-type="float" office:value="0">
            <text:p>0</text:p>
          </table:table-cell>
          <table:table-cell table:formula="of:=N(AND([.$I414]&lt;=[.Q$1]; [.$I414]&gt;[.P$1]))" office:value-type="float" office:value="0">
            <text:p>0</text:p>
          </table:table-cell>
          <table:table-cell table:formula="of:=N(AND([.$I414]&lt;=[.R$1]; [.$I414]&gt;[.Q$1]))" office:value-type="float" office:value="1">
            <text:p>1</text:p>
          </table:table-cell>
          <table:table-cell table:formula="of:=N(AND([.$I414]&lt;=[.S$1]; [.$I414]&gt;[.R$1]))" office:value-type="float" office:value="0">
            <text:p>0</text:p>
          </table:table-cell>
          <table:table-cell table:formula="of:=N(AND([.$I414]&lt;=[.T$1]; [.$I414]&gt;[.S$1]))" office:value-type="float" office:value="0">
            <text:p>0</text:p>
          </table:table-cell>
          <table:table-cell table:formula="of:=N(AND([.$I414]&lt;=[.U$1]; [.$I414]&gt;[.T$1]))" office:value-type="float" office:value="0">
            <text:p>0</text:p>
          </table:table-cell>
          <table:table-cell table:formula="of:=N(AND([.$I414]&lt;=[.V$1]; [.$I414]&gt;[.U$1]))" office:value-type="float" office:value="0">
            <text:p>0</text:p>
          </table:table-cell>
          <table:table-cell table:formula="of:=N(AND([.$I414]&lt;=[.W$1]; [.$I414]&gt;[.V$1]))" office:value-type="float" office:value="0">
            <text:p>0</text:p>
          </table:table-cell>
          <table:table-cell table:formula="of:=N(AND([.$I414]&lt;=[.X$1]; [.$I414]&gt;[.W$1]))" office:value-type="float" office:value="0">
            <text:p>0</text:p>
          </table:table-cell>
          <table:table-cell table:formula="of:=N(AND([.$I414]&lt;=[.Y$1]; [.$I414]&gt;[.X$1]))" office:value-type="float" office:value="0">
            <text:p>0</text:p>
          </table:table-cell>
          <table:table-cell table:formula="of:=N(AND([.$I414]&lt;=[.Z$1]; [.$I414]&gt;[.Y$1]))" office:value-type="float" office:value="0">
            <text:p>0</text:p>
          </table:table-cell>
          <table:table-cell table:formula="of:=N(AND([.$I414]&lt;=[.AA$1]; [.$I414]&gt;[.Z$1]))" office:value-type="float" office:value="0">
            <text:p>0</text:p>
          </table:table-cell>
          <table:table-cell table:formula="of:=N(AND([.$I414]&lt;=[.AB$1]; [.$I414]&gt;[.AA$1]))" office:value-type="float" office:value="0">
            <text:p>0</text:p>
          </table:table-cell>
          <table:table-cell table:formula="of:=N(AND([.$I414]&lt;=[.AC$1]; [.$I414]&gt;[.AB$1]))" office:value-type="float" office:value="0">
            <text:p>0</text:p>
          </table:table-cell>
          <table:table-cell table:formula="of:=N(AND([.$I414]&lt;=[.AD$1]; [.$I414]&gt;[.AC$1]))" office:value-type="float" office:value="0">
            <text:p>0</text:p>
          </table:table-cell>
          <table:table-cell table:formula="of:=N(AND([.$I414]&lt;=[.AE$1]; [.$I414]&gt;[.AD$1]))" office:value-type="float" office:value="0">
            <text:p>0</text:p>
          </table:table-cell>
          <table:table-cell table:formula="of:=N(AND([.$I414]&lt;=[.AF$1]; [.$I414]&gt;[.AE$1]))" office:value-type="float" office:value="0">
            <text:p>0</text:p>
          </table:table-cell>
          <table:table-cell table:formula="of:=N(AND([.$I414]&lt;=[.AG$1]; [.$I414]&gt;[.AF$1]))" office:value-type="float" office:value="0">
            <text:p>0</text:p>
          </table:table-cell>
          <table:table-cell table:formula="of:=N(AND([.$I414]&lt;=[.AH$1]; [.$I414]&gt;[.AG$1]))" office:value-type="float" office:value="0">
            <text:p>0</text:p>
          </table:table-cell>
          <table:table-cell table:formula="of:=N(AND([.$I414]&lt;=[.AI$1]; [.$I41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GRRVNWRRA5YPOTR2NJTQK3RXPMJXGKYD</text:p>
          </table:table-cell>
          <table:table-cell office:value-type="string">
            <text:p>AP3TWOFWAUPWSONBIMLOCLGAPCJMKGME</text:p>
          </table:table-cell>
          <table:table-cell office:value-type="string">
            <text:p>2013-03-16T13:06:06Z</text:p>
          </table:table-cell>
          <table:table-cell office:value-type="string">
            <text:p>2013-03-16T13:06:27Z</text:p>
          </table:table-cell>
          <table:table-cell office:value-type="float" office:value="2466">
            <text:p>2466</text:p>
          </table:table-cell>
          <table:table-cell/>
          <table:table-cell office:value-type="float" office:value="21000">
            <text:p>21000</text:p>
          </table:table-cell>
          <table:table-cell office:value-type="float" office:value="1631">
            <text:p>1631</text:p>
          </table:table-cell>
          <table:table-cell table:formula="of:=N(AND([.$I415]&lt;=[.K$1]; [.$I415]&gt;[.J$1]))" office:value-type="float" office:value="1">
            <text:p>1</text:p>
          </table:table-cell>
          <table:table-cell table:formula="of:=N(AND([.$I415]&lt;=[.L$1]; [.$I415]&gt;[.K$1]))" office:value-type="float" office:value="0">
            <text:p>0</text:p>
          </table:table-cell>
          <table:table-cell table:formula="of:=N(AND([.$I415]&lt;=[.M$1]; [.$I415]&gt;[.L$1]))" office:value-type="float" office:value="0">
            <text:p>0</text:p>
          </table:table-cell>
          <table:table-cell table:formula="of:=N(AND([.$I415]&lt;=[.N$1]; [.$I415]&gt;[.M$1]))" office:value-type="float" office:value="0">
            <text:p>0</text:p>
          </table:table-cell>
          <table:table-cell table:formula="of:=N(AND([.$I415]&lt;=[.O$1]; [.$I415]&gt;[.N$1]))" office:value-type="float" office:value="0">
            <text:p>0</text:p>
          </table:table-cell>
          <table:table-cell table:formula="of:=N(AND([.$I415]&lt;=[.P$1]; [.$I415]&gt;[.O$1]))" office:value-type="float" office:value="0">
            <text:p>0</text:p>
          </table:table-cell>
          <table:table-cell table:formula="of:=N(AND([.$I415]&lt;=[.Q$1]; [.$I415]&gt;[.P$1]))" office:value-type="float" office:value="0">
            <text:p>0</text:p>
          </table:table-cell>
          <table:table-cell table:formula="of:=N(AND([.$I415]&lt;=[.R$1]; [.$I415]&gt;[.Q$1]))" office:value-type="float" office:value="0">
            <text:p>0</text:p>
          </table:table-cell>
          <table:table-cell table:formula="of:=N(AND([.$I415]&lt;=[.S$1]; [.$I415]&gt;[.R$1]))" office:value-type="float" office:value="0">
            <text:p>0</text:p>
          </table:table-cell>
          <table:table-cell table:formula="of:=N(AND([.$I415]&lt;=[.T$1]; [.$I415]&gt;[.S$1]))" office:value-type="float" office:value="0">
            <text:p>0</text:p>
          </table:table-cell>
          <table:table-cell table:formula="of:=N(AND([.$I415]&lt;=[.U$1]; [.$I415]&gt;[.T$1]))" office:value-type="float" office:value="0">
            <text:p>0</text:p>
          </table:table-cell>
          <table:table-cell table:formula="of:=N(AND([.$I415]&lt;=[.V$1]; [.$I415]&gt;[.U$1]))" office:value-type="float" office:value="0">
            <text:p>0</text:p>
          </table:table-cell>
          <table:table-cell table:formula="of:=N(AND([.$I415]&lt;=[.W$1]; [.$I415]&gt;[.V$1]))" office:value-type="float" office:value="0">
            <text:p>0</text:p>
          </table:table-cell>
          <table:table-cell table:formula="of:=N(AND([.$I415]&lt;=[.X$1]; [.$I415]&gt;[.W$1]))" office:value-type="float" office:value="0">
            <text:p>0</text:p>
          </table:table-cell>
          <table:table-cell table:formula="of:=N(AND([.$I415]&lt;=[.Y$1]; [.$I415]&gt;[.X$1]))" office:value-type="float" office:value="0">
            <text:p>0</text:p>
          </table:table-cell>
          <table:table-cell table:formula="of:=N(AND([.$I415]&lt;=[.Z$1]; [.$I415]&gt;[.Y$1]))" office:value-type="float" office:value="0">
            <text:p>0</text:p>
          </table:table-cell>
          <table:table-cell table:formula="of:=N(AND([.$I415]&lt;=[.AA$1]; [.$I415]&gt;[.Z$1]))" office:value-type="float" office:value="0">
            <text:p>0</text:p>
          </table:table-cell>
          <table:table-cell table:formula="of:=N(AND([.$I415]&lt;=[.AB$1]; [.$I415]&gt;[.AA$1]))" office:value-type="float" office:value="0">
            <text:p>0</text:p>
          </table:table-cell>
          <table:table-cell table:formula="of:=N(AND([.$I415]&lt;=[.AC$1]; [.$I415]&gt;[.AB$1]))" office:value-type="float" office:value="0">
            <text:p>0</text:p>
          </table:table-cell>
          <table:table-cell table:formula="of:=N(AND([.$I415]&lt;=[.AD$1]; [.$I415]&gt;[.AC$1]))" office:value-type="float" office:value="0">
            <text:p>0</text:p>
          </table:table-cell>
          <table:table-cell table:formula="of:=N(AND([.$I415]&lt;=[.AE$1]; [.$I415]&gt;[.AD$1]))" office:value-type="float" office:value="0">
            <text:p>0</text:p>
          </table:table-cell>
          <table:table-cell table:formula="of:=N(AND([.$I415]&lt;=[.AF$1]; [.$I415]&gt;[.AE$1]))" office:value-type="float" office:value="0">
            <text:p>0</text:p>
          </table:table-cell>
          <table:table-cell table:formula="of:=N(AND([.$I415]&lt;=[.AG$1]; [.$I415]&gt;[.AF$1]))" office:value-type="float" office:value="0">
            <text:p>0</text:p>
          </table:table-cell>
          <table:table-cell table:formula="of:=N(AND([.$I415]&lt;=[.AH$1]; [.$I415]&gt;[.AG$1]))" office:value-type="float" office:value="0">
            <text:p>0</text:p>
          </table:table-cell>
          <table:table-cell table:formula="of:=N(AND([.$I415]&lt;=[.AI$1]; [.$I415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L65LQYSH3BAO6TGPHZIFC72WVGFD6PR</text:p>
          </table:table-cell>
          <table:table-cell office:value-type="string">
            <text:p>KLVEV7NKNYHFZSVBAILR3AVLRRY7MGEP</text:p>
          </table:table-cell>
          <table:table-cell office:value-type="string">
            <text:p>2013-03-16T13:01:43Z</text:p>
          </table:table-cell>
          <table:table-cell office:value-type="string">
            <text:p>2013-03-16T13:07:23Z</text:p>
          </table:table-cell>
          <table:table-cell office:value-type="float" office:value="3940">
            <text:p>3940</text:p>
          </table:table-cell>
          <table:table-cell/>
          <table:table-cell office:value-type="float" office:value="340000">
            <text:p>340000</text:p>
          </table:table-cell>
          <table:table-cell office:value-type="float" office:value="1361">
            <text:p>1361</text:p>
          </table:table-cell>
          <table:table-cell table:formula="of:=N(AND([.$I416]&lt;=[.K$1]; [.$I416]&gt;[.J$1]))" office:value-type="float" office:value="0">
            <text:p>0</text:p>
          </table:table-cell>
          <table:table-cell table:formula="of:=N(AND([.$I416]&lt;=[.L$1]; [.$I416]&gt;[.K$1]))" office:value-type="float" office:value="0">
            <text:p>0</text:p>
          </table:table-cell>
          <table:table-cell table:formula="of:=N(AND([.$I416]&lt;=[.M$1]; [.$I416]&gt;[.L$1]))" office:value-type="float" office:value="0">
            <text:p>0</text:p>
          </table:table-cell>
          <table:table-cell table:formula="of:=N(AND([.$I416]&lt;=[.N$1]; [.$I416]&gt;[.M$1]))" office:value-type="float" office:value="0">
            <text:p>0</text:p>
          </table:table-cell>
          <table:table-cell table:formula="of:=N(AND([.$I416]&lt;=[.O$1]; [.$I416]&gt;[.N$1]))" office:value-type="float" office:value="0">
            <text:p>0</text:p>
          </table:table-cell>
          <table:table-cell table:formula="of:=N(AND([.$I416]&lt;=[.P$1]; [.$I416]&gt;[.O$1]))" office:value-type="float" office:value="0">
            <text:p>0</text:p>
          </table:table-cell>
          <table:table-cell table:formula="of:=N(AND([.$I416]&lt;=[.Q$1]; [.$I416]&gt;[.P$1]))" office:value-type="float" office:value="0">
            <text:p>0</text:p>
          </table:table-cell>
          <table:table-cell table:formula="of:=N(AND([.$I416]&lt;=[.R$1]; [.$I416]&gt;[.Q$1]))" office:value-type="float" office:value="0">
            <text:p>0</text:p>
          </table:table-cell>
          <table:table-cell table:formula="of:=N(AND([.$I416]&lt;=[.S$1]; [.$I416]&gt;[.R$1]))" office:value-type="float" office:value="0">
            <text:p>0</text:p>
          </table:table-cell>
          <table:table-cell table:formula="of:=N(AND([.$I416]&lt;=[.T$1]; [.$I416]&gt;[.S$1]))" office:value-type="float" office:value="0">
            <text:p>0</text:p>
          </table:table-cell>
          <table:table-cell table:formula="of:=N(AND([.$I416]&lt;=[.U$1]; [.$I416]&gt;[.T$1]))" office:value-type="float" office:value="0">
            <text:p>0</text:p>
          </table:table-cell>
          <table:table-cell table:formula="of:=N(AND([.$I416]&lt;=[.V$1]; [.$I416]&gt;[.U$1]))" office:value-type="float" office:value="1">
            <text:p>1</text:p>
          </table:table-cell>
          <table:table-cell table:formula="of:=N(AND([.$I416]&lt;=[.W$1]; [.$I416]&gt;[.V$1]))" office:value-type="float" office:value="0">
            <text:p>0</text:p>
          </table:table-cell>
          <table:table-cell table:formula="of:=N(AND([.$I416]&lt;=[.X$1]; [.$I416]&gt;[.W$1]))" office:value-type="float" office:value="0">
            <text:p>0</text:p>
          </table:table-cell>
          <table:table-cell table:formula="of:=N(AND([.$I416]&lt;=[.Y$1]; [.$I416]&gt;[.X$1]))" office:value-type="float" office:value="0">
            <text:p>0</text:p>
          </table:table-cell>
          <table:table-cell table:formula="of:=N(AND([.$I416]&lt;=[.Z$1]; [.$I416]&gt;[.Y$1]))" office:value-type="float" office:value="0">
            <text:p>0</text:p>
          </table:table-cell>
          <table:table-cell table:formula="of:=N(AND([.$I416]&lt;=[.AA$1]; [.$I416]&gt;[.Z$1]))" office:value-type="float" office:value="0">
            <text:p>0</text:p>
          </table:table-cell>
          <table:table-cell table:formula="of:=N(AND([.$I416]&lt;=[.AB$1]; [.$I416]&gt;[.AA$1]))" office:value-type="float" office:value="0">
            <text:p>0</text:p>
          </table:table-cell>
          <table:table-cell table:formula="of:=N(AND([.$I416]&lt;=[.AC$1]; [.$I416]&gt;[.AB$1]))" office:value-type="float" office:value="0">
            <text:p>0</text:p>
          </table:table-cell>
          <table:table-cell table:formula="of:=N(AND([.$I416]&lt;=[.AD$1]; [.$I416]&gt;[.AC$1]))" office:value-type="float" office:value="0">
            <text:p>0</text:p>
          </table:table-cell>
          <table:table-cell table:formula="of:=N(AND([.$I416]&lt;=[.AE$1]; [.$I416]&gt;[.AD$1]))" office:value-type="float" office:value="0">
            <text:p>0</text:p>
          </table:table-cell>
          <table:table-cell table:formula="of:=N(AND([.$I416]&lt;=[.AF$1]; [.$I416]&gt;[.AE$1]))" office:value-type="float" office:value="0">
            <text:p>0</text:p>
          </table:table-cell>
          <table:table-cell table:formula="of:=N(AND([.$I416]&lt;=[.AG$1]; [.$I416]&gt;[.AF$1]))" office:value-type="float" office:value="0">
            <text:p>0</text:p>
          </table:table-cell>
          <table:table-cell table:formula="of:=N(AND([.$I416]&lt;=[.AH$1]; [.$I416]&gt;[.AG$1]))" office:value-type="float" office:value="0">
            <text:p>0</text:p>
          </table:table-cell>
          <table:table-cell table:formula="of:=N(AND([.$I416]&lt;=[.AI$1]; [.$I416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734RO6HILBSFN7TZMLELFXELO3NKEQPG</text:p>
          </table:table-cell>
          <table:table-cell office:value-type="string">
            <text:p>25CEZFYB22MMMSXYA7ID7CJUKAFHNWWW</text:p>
          </table:table-cell>
          <table:table-cell office:value-type="string">
            <text:p>2013-03-16T13:04:14Z</text:p>
          </table:table-cell>
          <table:table-cell office:value-type="string">
            <text:p>2013-03-16T13:07:53Z</text:p>
          </table:table-cell>
          <table:table-cell office:value-type="float" office:value="5883">
            <text:p>5883</text:p>
          </table:table-cell>
          <table:table-cell/>
          <table:table-cell office:value-type="float" office:value="219000">
            <text:p>219000</text:p>
          </table:table-cell>
          <table:table-cell office:value-type="float" office:value="1631">
            <text:p>1631</text:p>
          </table:table-cell>
          <table:table-cell table:formula="of:=N(AND([.$I417]&lt;=[.K$1]; [.$I417]&gt;[.J$1]))" office:value-type="float" office:value="0">
            <text:p>0</text:p>
          </table:table-cell>
          <table:table-cell table:formula="of:=N(AND([.$I417]&lt;=[.L$1]; [.$I417]&gt;[.K$1]))" office:value-type="float" office:value="0">
            <text:p>0</text:p>
          </table:table-cell>
          <table:table-cell table:formula="of:=N(AND([.$I417]&lt;=[.M$1]; [.$I417]&gt;[.L$1]))" office:value-type="float" office:value="0">
            <text:p>0</text:p>
          </table:table-cell>
          <table:table-cell table:formula="of:=N(AND([.$I417]&lt;=[.N$1]; [.$I417]&gt;[.M$1]))" office:value-type="float" office:value="0">
            <text:p>0</text:p>
          </table:table-cell>
          <table:table-cell table:formula="of:=N(AND([.$I417]&lt;=[.O$1]; [.$I417]&gt;[.N$1]))" office:value-type="float" office:value="0">
            <text:p>0</text:p>
          </table:table-cell>
          <table:table-cell table:formula="of:=N(AND([.$I417]&lt;=[.P$1]; [.$I417]&gt;[.O$1]))" office:value-type="float" office:value="0">
            <text:p>0</text:p>
          </table:table-cell>
          <table:table-cell table:formula="of:=N(AND([.$I417]&lt;=[.Q$1]; [.$I417]&gt;[.P$1]))" office:value-type="float" office:value="0">
            <text:p>0</text:p>
          </table:table-cell>
          <table:table-cell table:formula="of:=N(AND([.$I417]&lt;=[.R$1]; [.$I417]&gt;[.Q$1]))" office:value-type="float" office:value="1">
            <text:p>1</text:p>
          </table:table-cell>
          <table:table-cell table:formula="of:=N(AND([.$I417]&lt;=[.S$1]; [.$I417]&gt;[.R$1]))" office:value-type="float" office:value="0">
            <text:p>0</text:p>
          </table:table-cell>
          <table:table-cell table:formula="of:=N(AND([.$I417]&lt;=[.T$1]; [.$I417]&gt;[.S$1]))" office:value-type="float" office:value="0">
            <text:p>0</text:p>
          </table:table-cell>
          <table:table-cell table:formula="of:=N(AND([.$I417]&lt;=[.U$1]; [.$I417]&gt;[.T$1]))" office:value-type="float" office:value="0">
            <text:p>0</text:p>
          </table:table-cell>
          <table:table-cell table:formula="of:=N(AND([.$I417]&lt;=[.V$1]; [.$I417]&gt;[.U$1]))" office:value-type="float" office:value="0">
            <text:p>0</text:p>
          </table:table-cell>
          <table:table-cell table:formula="of:=N(AND([.$I417]&lt;=[.W$1]; [.$I417]&gt;[.V$1]))" office:value-type="float" office:value="0">
            <text:p>0</text:p>
          </table:table-cell>
          <table:table-cell table:formula="of:=N(AND([.$I417]&lt;=[.X$1]; [.$I417]&gt;[.W$1]))" office:value-type="float" office:value="0">
            <text:p>0</text:p>
          </table:table-cell>
          <table:table-cell table:formula="of:=N(AND([.$I417]&lt;=[.Y$1]; [.$I417]&gt;[.X$1]))" office:value-type="float" office:value="0">
            <text:p>0</text:p>
          </table:table-cell>
          <table:table-cell table:formula="of:=N(AND([.$I417]&lt;=[.Z$1]; [.$I417]&gt;[.Y$1]))" office:value-type="float" office:value="0">
            <text:p>0</text:p>
          </table:table-cell>
          <table:table-cell table:formula="of:=N(AND([.$I417]&lt;=[.AA$1]; [.$I417]&gt;[.Z$1]))" office:value-type="float" office:value="0">
            <text:p>0</text:p>
          </table:table-cell>
          <table:table-cell table:formula="of:=N(AND([.$I417]&lt;=[.AB$1]; [.$I417]&gt;[.AA$1]))" office:value-type="float" office:value="0">
            <text:p>0</text:p>
          </table:table-cell>
          <table:table-cell table:formula="of:=N(AND([.$I417]&lt;=[.AC$1]; [.$I417]&gt;[.AB$1]))" office:value-type="float" office:value="0">
            <text:p>0</text:p>
          </table:table-cell>
          <table:table-cell table:formula="of:=N(AND([.$I417]&lt;=[.AD$1]; [.$I417]&gt;[.AC$1]))" office:value-type="float" office:value="0">
            <text:p>0</text:p>
          </table:table-cell>
          <table:table-cell table:formula="of:=N(AND([.$I417]&lt;=[.AE$1]; [.$I417]&gt;[.AD$1]))" office:value-type="float" office:value="0">
            <text:p>0</text:p>
          </table:table-cell>
          <table:table-cell table:formula="of:=N(AND([.$I417]&lt;=[.AF$1]; [.$I417]&gt;[.AE$1]))" office:value-type="float" office:value="0">
            <text:p>0</text:p>
          </table:table-cell>
          <table:table-cell table:formula="of:=N(AND([.$I417]&lt;=[.AG$1]; [.$I417]&gt;[.AF$1]))" office:value-type="float" office:value="0">
            <text:p>0</text:p>
          </table:table-cell>
          <table:table-cell table:formula="of:=N(AND([.$I417]&lt;=[.AH$1]; [.$I417]&gt;[.AG$1]))" office:value-type="float" office:value="0">
            <text:p>0</text:p>
          </table:table-cell>
          <table:table-cell table:formula="of:=N(AND([.$I417]&lt;=[.AI$1]; [.$I417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O2LNUOSQV6AMEJPEGJG7OVPK2XZQV3ZE</text:p>
          </table:table-cell>
          <table:table-cell office:value-type="string">
            <text:p>VYJAO4TNRAZKXFQABL5METAHRAGRZOWE</text:p>
          </table:table-cell>
          <table:table-cell office:value-type="string">
            <text:p>2013-03-16T13:04:00Z</text:p>
          </table:table-cell>
          <table:table-cell office:value-type="string">
            <text:p>2013-03-16T13:08:18Z</text:p>
          </table:table-cell>
          <table:table-cell office:value-type="float" office:value="4124">
            <text:p>4124</text:p>
          </table:table-cell>
          <table:table-cell/>
          <table:table-cell office:value-type="float" office:value="258000">
            <text:p>258000</text:p>
          </table:table-cell>
          <table:table-cell office:value-type="float" office:value="1631">
            <text:p>1631</text:p>
          </table:table-cell>
          <table:table-cell table:formula="of:=N(AND([.$I418]&lt;=[.K$1]; [.$I418]&gt;[.J$1]))" office:value-type="float" office:value="0">
            <text:p>0</text:p>
          </table:table-cell>
          <table:table-cell table:formula="of:=N(AND([.$I418]&lt;=[.L$1]; [.$I418]&gt;[.K$1]))" office:value-type="float" office:value="0">
            <text:p>0</text:p>
          </table:table-cell>
          <table:table-cell table:formula="of:=N(AND([.$I418]&lt;=[.M$1]; [.$I418]&gt;[.L$1]))" office:value-type="float" office:value="0">
            <text:p>0</text:p>
          </table:table-cell>
          <table:table-cell table:formula="of:=N(AND([.$I418]&lt;=[.N$1]; [.$I418]&gt;[.M$1]))" office:value-type="float" office:value="0">
            <text:p>0</text:p>
          </table:table-cell>
          <table:table-cell table:formula="of:=N(AND([.$I418]&lt;=[.O$1]; [.$I418]&gt;[.N$1]))" office:value-type="float" office:value="0">
            <text:p>0</text:p>
          </table:table-cell>
          <table:table-cell table:formula="of:=N(AND([.$I418]&lt;=[.P$1]; [.$I418]&gt;[.O$1]))" office:value-type="float" office:value="0">
            <text:p>0</text:p>
          </table:table-cell>
          <table:table-cell table:formula="of:=N(AND([.$I418]&lt;=[.Q$1]; [.$I418]&gt;[.P$1]))" office:value-type="float" office:value="0">
            <text:p>0</text:p>
          </table:table-cell>
          <table:table-cell table:formula="of:=N(AND([.$I418]&lt;=[.R$1]; [.$I418]&gt;[.Q$1]))" office:value-type="float" office:value="0">
            <text:p>0</text:p>
          </table:table-cell>
          <table:table-cell table:formula="of:=N(AND([.$I418]&lt;=[.S$1]; [.$I418]&gt;[.R$1]))" office:value-type="float" office:value="1">
            <text:p>1</text:p>
          </table:table-cell>
          <table:table-cell table:formula="of:=N(AND([.$I418]&lt;=[.T$1]; [.$I418]&gt;[.S$1]))" office:value-type="float" office:value="0">
            <text:p>0</text:p>
          </table:table-cell>
          <table:table-cell table:formula="of:=N(AND([.$I418]&lt;=[.U$1]; [.$I418]&gt;[.T$1]))" office:value-type="float" office:value="0">
            <text:p>0</text:p>
          </table:table-cell>
          <table:table-cell table:formula="of:=N(AND([.$I418]&lt;=[.V$1]; [.$I418]&gt;[.U$1]))" office:value-type="float" office:value="0">
            <text:p>0</text:p>
          </table:table-cell>
          <table:table-cell table:formula="of:=N(AND([.$I418]&lt;=[.W$1]; [.$I418]&gt;[.V$1]))" office:value-type="float" office:value="0">
            <text:p>0</text:p>
          </table:table-cell>
          <table:table-cell table:formula="of:=N(AND([.$I418]&lt;=[.X$1]; [.$I418]&gt;[.W$1]))" office:value-type="float" office:value="0">
            <text:p>0</text:p>
          </table:table-cell>
          <table:table-cell table:formula="of:=N(AND([.$I418]&lt;=[.Y$1]; [.$I418]&gt;[.X$1]))" office:value-type="float" office:value="0">
            <text:p>0</text:p>
          </table:table-cell>
          <table:table-cell table:formula="of:=N(AND([.$I418]&lt;=[.Z$1]; [.$I418]&gt;[.Y$1]))" office:value-type="float" office:value="0">
            <text:p>0</text:p>
          </table:table-cell>
          <table:table-cell table:formula="of:=N(AND([.$I418]&lt;=[.AA$1]; [.$I418]&gt;[.Z$1]))" office:value-type="float" office:value="0">
            <text:p>0</text:p>
          </table:table-cell>
          <table:table-cell table:formula="of:=N(AND([.$I418]&lt;=[.AB$1]; [.$I418]&gt;[.AA$1]))" office:value-type="float" office:value="0">
            <text:p>0</text:p>
          </table:table-cell>
          <table:table-cell table:formula="of:=N(AND([.$I418]&lt;=[.AC$1]; [.$I418]&gt;[.AB$1]))" office:value-type="float" office:value="0">
            <text:p>0</text:p>
          </table:table-cell>
          <table:table-cell table:formula="of:=N(AND([.$I418]&lt;=[.AD$1]; [.$I418]&gt;[.AC$1]))" office:value-type="float" office:value="0">
            <text:p>0</text:p>
          </table:table-cell>
          <table:table-cell table:formula="of:=N(AND([.$I418]&lt;=[.AE$1]; [.$I418]&gt;[.AD$1]))" office:value-type="float" office:value="0">
            <text:p>0</text:p>
          </table:table-cell>
          <table:table-cell table:formula="of:=N(AND([.$I418]&lt;=[.AF$1]; [.$I418]&gt;[.AE$1]))" office:value-type="float" office:value="0">
            <text:p>0</text:p>
          </table:table-cell>
          <table:table-cell table:formula="of:=N(AND([.$I418]&lt;=[.AG$1]; [.$I418]&gt;[.AF$1]))" office:value-type="float" office:value="0">
            <text:p>0</text:p>
          </table:table-cell>
          <table:table-cell table:formula="of:=N(AND([.$I418]&lt;=[.AH$1]; [.$I418]&gt;[.AG$1]))" office:value-type="float" office:value="0">
            <text:p>0</text:p>
          </table:table-cell>
          <table:table-cell table:formula="of:=N(AND([.$I418]&lt;=[.AI$1]; [.$I418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O:</text:p>
          </table:table-cell>
          <table:table-cell office:value-type="string">
            <text:p>download-ans</text:p>
          </table:table-cell>
          <table:table-cell office:value-type="string">
            <text:p>H3WGV7IKX35FZNSFJYEZV4VCFQBSAKEL</text:p>
          </table:table-cell>
          <table:table-cell office:value-type="string">
            <text:p>I4OVH2FGOCRLKMACVT3VI6USHH7LYD32</text:p>
          </table:table-cell>
          <table:table-cell office:value-type="string">
            <text:p>2013-03-16T13:03:40Z</text:p>
          </table:table-cell>
          <table:table-cell office:value-type="string">
            <text:p>2013-03-16T13:09:39Z</text:p>
          </table:table-cell>
          <table:table-cell office:value-type="float" office:value="3281">
            <text:p>3281</text:p>
          </table:table-cell>
          <table:table-cell/>
          <table:table-cell office:value-type="float" office:value="359000">
            <text:p>359000</text:p>
          </table:table-cell>
          <table:table-cell office:value-type="float" office:value="1631">
            <text:p>1631</text:p>
          </table:table-cell>
          <table:table-cell table:formula="of:=N(AND([.$I419]&lt;=[.K$1]; [.$I419]&gt;[.J$1]))" office:value-type="float" office:value="0">
            <text:p>0</text:p>
          </table:table-cell>
          <table:table-cell table:formula="of:=N(AND([.$I419]&lt;=[.L$1]; [.$I419]&gt;[.K$1]))" office:value-type="float" office:value="0">
            <text:p>0</text:p>
          </table:table-cell>
          <table:table-cell table:formula="of:=N(AND([.$I419]&lt;=[.M$1]; [.$I419]&gt;[.L$1]))" office:value-type="float" office:value="0">
            <text:p>0</text:p>
          </table:table-cell>
          <table:table-cell table:formula="of:=N(AND([.$I419]&lt;=[.N$1]; [.$I419]&gt;[.M$1]))" office:value-type="float" office:value="0">
            <text:p>0</text:p>
          </table:table-cell>
          <table:table-cell table:formula="of:=N(AND([.$I419]&lt;=[.O$1]; [.$I419]&gt;[.N$1]))" office:value-type="float" office:value="0">
            <text:p>0</text:p>
          </table:table-cell>
          <table:table-cell table:formula="of:=N(AND([.$I419]&lt;=[.P$1]; [.$I419]&gt;[.O$1]))" office:value-type="float" office:value="0">
            <text:p>0</text:p>
          </table:table-cell>
          <table:table-cell table:formula="of:=N(AND([.$I419]&lt;=[.Q$1]; [.$I419]&gt;[.P$1]))" office:value-type="float" office:value="0">
            <text:p>0</text:p>
          </table:table-cell>
          <table:table-cell table:formula="of:=N(AND([.$I419]&lt;=[.R$1]; [.$I419]&gt;[.Q$1]))" office:value-type="float" office:value="0">
            <text:p>0</text:p>
          </table:table-cell>
          <table:table-cell table:formula="of:=N(AND([.$I419]&lt;=[.S$1]; [.$I419]&gt;[.R$1]))" office:value-type="float" office:value="0">
            <text:p>0</text:p>
          </table:table-cell>
          <table:table-cell table:formula="of:=N(AND([.$I419]&lt;=[.T$1]; [.$I419]&gt;[.S$1]))" office:value-type="float" office:value="0">
            <text:p>0</text:p>
          </table:table-cell>
          <table:table-cell table:formula="of:=N(AND([.$I419]&lt;=[.U$1]; [.$I419]&gt;[.T$1]))" office:value-type="float" office:value="0">
            <text:p>0</text:p>
          </table:table-cell>
          <table:table-cell table:formula="of:=N(AND([.$I419]&lt;=[.V$1]; [.$I419]&gt;[.U$1]))" office:value-type="float" office:value="1">
            <text:p>1</text:p>
          </table:table-cell>
          <table:table-cell table:formula="of:=N(AND([.$I419]&lt;=[.W$1]; [.$I419]&gt;[.V$1]))" office:value-type="float" office:value="0">
            <text:p>0</text:p>
          </table:table-cell>
          <table:table-cell table:formula="of:=N(AND([.$I419]&lt;=[.X$1]; [.$I419]&gt;[.W$1]))" office:value-type="float" office:value="0">
            <text:p>0</text:p>
          </table:table-cell>
          <table:table-cell table:formula="of:=N(AND([.$I419]&lt;=[.Y$1]; [.$I419]&gt;[.X$1]))" office:value-type="float" office:value="0">
            <text:p>0</text:p>
          </table:table-cell>
          <table:table-cell table:formula="of:=N(AND([.$I419]&lt;=[.Z$1]; [.$I419]&gt;[.Y$1]))" office:value-type="float" office:value="0">
            <text:p>0</text:p>
          </table:table-cell>
          <table:table-cell table:formula="of:=N(AND([.$I419]&lt;=[.AA$1]; [.$I419]&gt;[.Z$1]))" office:value-type="float" office:value="0">
            <text:p>0</text:p>
          </table:table-cell>
          <table:table-cell table:formula="of:=N(AND([.$I419]&lt;=[.AB$1]; [.$I419]&gt;[.AA$1]))" office:value-type="float" office:value="0">
            <text:p>0</text:p>
          </table:table-cell>
          <table:table-cell table:formula="of:=N(AND([.$I419]&lt;=[.AC$1]; [.$I419]&gt;[.AB$1]))" office:value-type="float" office:value="0">
            <text:p>0</text:p>
          </table:table-cell>
          <table:table-cell table:formula="of:=N(AND([.$I419]&lt;=[.AD$1]; [.$I419]&gt;[.AC$1]))" office:value-type="float" office:value="0">
            <text:p>0</text:p>
          </table:table-cell>
          <table:table-cell table:formula="of:=N(AND([.$I419]&lt;=[.AE$1]; [.$I419]&gt;[.AD$1]))" office:value-type="float" office:value="0">
            <text:p>0</text:p>
          </table:table-cell>
          <table:table-cell table:formula="of:=N(AND([.$I419]&lt;=[.AF$1]; [.$I419]&gt;[.AE$1]))" office:value-type="float" office:value="0">
            <text:p>0</text:p>
          </table:table-cell>
          <table:table-cell table:formula="of:=N(AND([.$I419]&lt;=[.AG$1]; [.$I419]&gt;[.AF$1]))" office:value-type="float" office:value="0">
            <text:p>0</text:p>
          </table:table-cell>
          <table:table-cell table:formula="of:=N(AND([.$I419]&lt;=[.AH$1]; [.$I419]&gt;[.AG$1]))" office:value-type="float" office:value="0">
            <text:p>0</text:p>
          </table:table-cell>
          <table:table-cell table:formula="of:=N(AND([.$I419]&lt;=[.AI$1]; [.$I419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0]&lt;=[.K$1]; [.$I420]&gt;[.J$1]))" office:value-type="float" office:value="0">
            <text:p>0</text:p>
          </table:table-cell>
          <table:table-cell table:formula="of:=N(AND([.$I420]&lt;=[.L$1]; [.$I420]&gt;[.K$1]))" office:value-type="float" office:value="0">
            <text:p>0</text:p>
          </table:table-cell>
          <table:table-cell table:formula="of:=N(AND([.$I420]&lt;=[.M$1]; [.$I420]&gt;[.L$1]))" office:value-type="float" office:value="0">
            <text:p>0</text:p>
          </table:table-cell>
          <table:table-cell table:formula="of:=N(AND([.$I420]&lt;=[.N$1]; [.$I420]&gt;[.M$1]))" office:value-type="float" office:value="0">
            <text:p>0</text:p>
          </table:table-cell>
          <table:table-cell table:formula="of:=N(AND([.$I420]&lt;=[.O$1]; [.$I420]&gt;[.N$1]))" office:value-type="float" office:value="0">
            <text:p>0</text:p>
          </table:table-cell>
          <table:table-cell table:formula="of:=N(AND([.$I420]&lt;=[.P$1]; [.$I420]&gt;[.O$1]))" office:value-type="float" office:value="0">
            <text:p>0</text:p>
          </table:table-cell>
          <table:table-cell table:formula="of:=N(AND([.$I420]&lt;=[.Q$1]; [.$I420]&gt;[.P$1]))" office:value-type="float" office:value="0">
            <text:p>0</text:p>
          </table:table-cell>
          <table:table-cell table:formula="of:=N(AND([.$I420]&lt;=[.R$1]; [.$I420]&gt;[.Q$1]))" office:value-type="float" office:value="0">
            <text:p>0</text:p>
          </table:table-cell>
          <table:table-cell table:formula="of:=N(AND([.$I420]&lt;=[.S$1]; [.$I420]&gt;[.R$1]))" office:value-type="float" office:value="0">
            <text:p>0</text:p>
          </table:table-cell>
          <table:table-cell table:formula="of:=N(AND([.$I420]&lt;=[.T$1]; [.$I420]&gt;[.S$1]))" office:value-type="float" office:value="0">
            <text:p>0</text:p>
          </table:table-cell>
          <table:table-cell table:formula="of:=N(AND([.$I420]&lt;=[.U$1]; [.$I420]&gt;[.T$1]))" office:value-type="float" office:value="0">
            <text:p>0</text:p>
          </table:table-cell>
          <table:table-cell table:formula="of:=N(AND([.$I420]&lt;=[.V$1]; [.$I420]&gt;[.U$1]))" office:value-type="float" office:value="0">
            <text:p>0</text:p>
          </table:table-cell>
          <table:table-cell table:formula="of:=N(AND([.$I420]&lt;=[.W$1]; [.$I420]&gt;[.V$1]))" office:value-type="float" office:value="0">
            <text:p>0</text:p>
          </table:table-cell>
          <table:table-cell table:formula="of:=N(AND([.$I420]&lt;=[.X$1]; [.$I420]&gt;[.W$1]))" office:value-type="float" office:value="0">
            <text:p>0</text:p>
          </table:table-cell>
          <table:table-cell table:formula="of:=N(AND([.$I420]&lt;=[.Y$1]; [.$I420]&gt;[.X$1]))" office:value-type="float" office:value="0">
            <text:p>0</text:p>
          </table:table-cell>
          <table:table-cell table:formula="of:=N(AND([.$I420]&lt;=[.Z$1]; [.$I420]&gt;[.Y$1]))" office:value-type="float" office:value="0">
            <text:p>0</text:p>
          </table:table-cell>
          <table:table-cell table:formula="of:=N(AND([.$I420]&lt;=[.AA$1]; [.$I420]&gt;[.Z$1]))" office:value-type="float" office:value="0">
            <text:p>0</text:p>
          </table:table-cell>
          <table:table-cell table:formula="of:=N(AND([.$I420]&lt;=[.AB$1]; [.$I420]&gt;[.AA$1]))" office:value-type="float" office:value="0">
            <text:p>0</text:p>
          </table:table-cell>
          <table:table-cell table:formula="of:=N(AND([.$I420]&lt;=[.AC$1]; [.$I420]&gt;[.AB$1]))" office:value-type="float" office:value="0">
            <text:p>0</text:p>
          </table:table-cell>
          <table:table-cell table:formula="of:=N(AND([.$I420]&lt;=[.AD$1]; [.$I420]&gt;[.AC$1]))" office:value-type="float" office:value="0">
            <text:p>0</text:p>
          </table:table-cell>
          <table:table-cell table:formula="of:=N(AND([.$I420]&lt;=[.AE$1]; [.$I420]&gt;[.AD$1]))" office:value-type="float" office:value="0">
            <text:p>0</text:p>
          </table:table-cell>
          <table:table-cell table:formula="of:=N(AND([.$I420]&lt;=[.AF$1]; [.$I420]&gt;[.AE$1]))" office:value-type="float" office:value="0">
            <text:p>0</text:p>
          </table:table-cell>
          <table:table-cell table:formula="of:=N(AND([.$I420]&lt;=[.AG$1]; [.$I420]&gt;[.AF$1]))" office:value-type="float" office:value="0">
            <text:p>0</text:p>
          </table:table-cell>
          <table:table-cell table:formula="of:=N(AND([.$I420]&lt;=[.AH$1]; [.$I420]&gt;[.AG$1]))" office:value-type="float" office:value="0">
            <text:p>0</text:p>
          </table:table-cell>
          <table:table-cell table:formula="of:=N(AND([.$I420]&lt;=[.AI$1]; [.$I420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1]&lt;=[.K$1]; [.$I421]&gt;[.J$1]))" office:value-type="float" office:value="0">
            <text:p>0</text:p>
          </table:table-cell>
          <table:table-cell table:formula="of:=N(AND([.$I421]&lt;=[.L$1]; [.$I421]&gt;[.K$1]))" office:value-type="float" office:value="0">
            <text:p>0</text:p>
          </table:table-cell>
          <table:table-cell table:formula="of:=N(AND([.$I421]&lt;=[.M$1]; [.$I421]&gt;[.L$1]))" office:value-type="float" office:value="0">
            <text:p>0</text:p>
          </table:table-cell>
          <table:table-cell table:formula="of:=N(AND([.$I421]&lt;=[.N$1]; [.$I421]&gt;[.M$1]))" office:value-type="float" office:value="0">
            <text:p>0</text:p>
          </table:table-cell>
          <table:table-cell table:formula="of:=N(AND([.$I421]&lt;=[.O$1]; [.$I421]&gt;[.N$1]))" office:value-type="float" office:value="0">
            <text:p>0</text:p>
          </table:table-cell>
          <table:table-cell table:formula="of:=N(AND([.$I421]&lt;=[.P$1]; [.$I421]&gt;[.O$1]))" office:value-type="float" office:value="0">
            <text:p>0</text:p>
          </table:table-cell>
          <table:table-cell table:formula="of:=N(AND([.$I421]&lt;=[.Q$1]; [.$I421]&gt;[.P$1]))" office:value-type="float" office:value="0">
            <text:p>0</text:p>
          </table:table-cell>
          <table:table-cell table:formula="of:=N(AND([.$I421]&lt;=[.R$1]; [.$I421]&gt;[.Q$1]))" office:value-type="float" office:value="0">
            <text:p>0</text:p>
          </table:table-cell>
          <table:table-cell table:formula="of:=N(AND([.$I421]&lt;=[.S$1]; [.$I421]&gt;[.R$1]))" office:value-type="float" office:value="0">
            <text:p>0</text:p>
          </table:table-cell>
          <table:table-cell table:formula="of:=N(AND([.$I421]&lt;=[.T$1]; [.$I421]&gt;[.S$1]))" office:value-type="float" office:value="0">
            <text:p>0</text:p>
          </table:table-cell>
          <table:table-cell table:formula="of:=N(AND([.$I421]&lt;=[.U$1]; [.$I421]&gt;[.T$1]))" office:value-type="float" office:value="0">
            <text:p>0</text:p>
          </table:table-cell>
          <table:table-cell table:formula="of:=N(AND([.$I421]&lt;=[.V$1]; [.$I421]&gt;[.U$1]))" office:value-type="float" office:value="0">
            <text:p>0</text:p>
          </table:table-cell>
          <table:table-cell table:formula="of:=N(AND([.$I421]&lt;=[.W$1]; [.$I421]&gt;[.V$1]))" office:value-type="float" office:value="0">
            <text:p>0</text:p>
          </table:table-cell>
          <table:table-cell table:formula="of:=N(AND([.$I421]&lt;=[.X$1]; [.$I421]&gt;[.W$1]))" office:value-type="float" office:value="0">
            <text:p>0</text:p>
          </table:table-cell>
          <table:table-cell table:formula="of:=N(AND([.$I421]&lt;=[.Y$1]; [.$I421]&gt;[.X$1]))" office:value-type="float" office:value="0">
            <text:p>0</text:p>
          </table:table-cell>
          <table:table-cell table:formula="of:=N(AND([.$I421]&lt;=[.Z$1]; [.$I421]&gt;[.Y$1]))" office:value-type="float" office:value="0">
            <text:p>0</text:p>
          </table:table-cell>
          <table:table-cell table:formula="of:=N(AND([.$I421]&lt;=[.AA$1]; [.$I421]&gt;[.Z$1]))" office:value-type="float" office:value="0">
            <text:p>0</text:p>
          </table:table-cell>
          <table:table-cell table:formula="of:=N(AND([.$I421]&lt;=[.AB$1]; [.$I421]&gt;[.AA$1]))" office:value-type="float" office:value="0">
            <text:p>0</text:p>
          </table:table-cell>
          <table:table-cell table:formula="of:=N(AND([.$I421]&lt;=[.AC$1]; [.$I421]&gt;[.AB$1]))" office:value-type="float" office:value="0">
            <text:p>0</text:p>
          </table:table-cell>
          <table:table-cell table:formula="of:=N(AND([.$I421]&lt;=[.AD$1]; [.$I421]&gt;[.AC$1]))" office:value-type="float" office:value="0">
            <text:p>0</text:p>
          </table:table-cell>
          <table:table-cell table:formula="of:=N(AND([.$I421]&lt;=[.AE$1]; [.$I421]&gt;[.AD$1]))" office:value-type="float" office:value="0">
            <text:p>0</text:p>
          </table:table-cell>
          <table:table-cell table:formula="of:=N(AND([.$I421]&lt;=[.AF$1]; [.$I421]&gt;[.AE$1]))" office:value-type="float" office:value="0">
            <text:p>0</text:p>
          </table:table-cell>
          <table:table-cell table:formula="of:=N(AND([.$I421]&lt;=[.AG$1]; [.$I421]&gt;[.AF$1]))" office:value-type="float" office:value="0">
            <text:p>0</text:p>
          </table:table-cell>
          <table:table-cell table:formula="of:=N(AND([.$I421]&lt;=[.AH$1]; [.$I421]&gt;[.AG$1]))" office:value-type="float" office:value="0">
            <text:p>0</text:p>
          </table:table-cell>
          <table:table-cell table:formula="of:=N(AND([.$I421]&lt;=[.AI$1]; [.$I421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2]&lt;=[.K$1]; [.$I422]&gt;[.J$1]))" office:value-type="float" office:value="0">
            <text:p>0</text:p>
          </table:table-cell>
          <table:table-cell table:formula="of:=N(AND([.$I422]&lt;=[.L$1]; [.$I422]&gt;[.K$1]))" office:value-type="float" office:value="0">
            <text:p>0</text:p>
          </table:table-cell>
          <table:table-cell table:formula="of:=N(AND([.$I422]&lt;=[.M$1]; [.$I422]&gt;[.L$1]))" office:value-type="float" office:value="0">
            <text:p>0</text:p>
          </table:table-cell>
          <table:table-cell table:formula="of:=N(AND([.$I422]&lt;=[.N$1]; [.$I422]&gt;[.M$1]))" office:value-type="float" office:value="0">
            <text:p>0</text:p>
          </table:table-cell>
          <table:table-cell table:formula="of:=N(AND([.$I422]&lt;=[.O$1]; [.$I422]&gt;[.N$1]))" office:value-type="float" office:value="0">
            <text:p>0</text:p>
          </table:table-cell>
          <table:table-cell table:formula="of:=N(AND([.$I422]&lt;=[.P$1]; [.$I422]&gt;[.O$1]))" office:value-type="float" office:value="0">
            <text:p>0</text:p>
          </table:table-cell>
          <table:table-cell table:formula="of:=N(AND([.$I422]&lt;=[.Q$1]; [.$I422]&gt;[.P$1]))" office:value-type="float" office:value="0">
            <text:p>0</text:p>
          </table:table-cell>
          <table:table-cell table:formula="of:=N(AND([.$I422]&lt;=[.R$1]; [.$I422]&gt;[.Q$1]))" office:value-type="float" office:value="0">
            <text:p>0</text:p>
          </table:table-cell>
          <table:table-cell table:formula="of:=N(AND([.$I422]&lt;=[.S$1]; [.$I422]&gt;[.R$1]))" office:value-type="float" office:value="0">
            <text:p>0</text:p>
          </table:table-cell>
          <table:table-cell table:formula="of:=N(AND([.$I422]&lt;=[.T$1]; [.$I422]&gt;[.S$1]))" office:value-type="float" office:value="0">
            <text:p>0</text:p>
          </table:table-cell>
          <table:table-cell table:formula="of:=N(AND([.$I422]&lt;=[.U$1]; [.$I422]&gt;[.T$1]))" office:value-type="float" office:value="0">
            <text:p>0</text:p>
          </table:table-cell>
          <table:table-cell table:formula="of:=N(AND([.$I422]&lt;=[.V$1]; [.$I422]&gt;[.U$1]))" office:value-type="float" office:value="0">
            <text:p>0</text:p>
          </table:table-cell>
          <table:table-cell table:formula="of:=N(AND([.$I422]&lt;=[.W$1]; [.$I422]&gt;[.V$1]))" office:value-type="float" office:value="0">
            <text:p>0</text:p>
          </table:table-cell>
          <table:table-cell table:formula="of:=N(AND([.$I422]&lt;=[.X$1]; [.$I422]&gt;[.W$1]))" office:value-type="float" office:value="0">
            <text:p>0</text:p>
          </table:table-cell>
          <table:table-cell table:formula="of:=N(AND([.$I422]&lt;=[.Y$1]; [.$I422]&gt;[.X$1]))" office:value-type="float" office:value="0">
            <text:p>0</text:p>
          </table:table-cell>
          <table:table-cell table:formula="of:=N(AND([.$I422]&lt;=[.Z$1]; [.$I422]&gt;[.Y$1]))" office:value-type="float" office:value="0">
            <text:p>0</text:p>
          </table:table-cell>
          <table:table-cell table:formula="of:=N(AND([.$I422]&lt;=[.AA$1]; [.$I422]&gt;[.Z$1]))" office:value-type="float" office:value="0">
            <text:p>0</text:p>
          </table:table-cell>
          <table:table-cell table:formula="of:=N(AND([.$I422]&lt;=[.AB$1]; [.$I422]&gt;[.AA$1]))" office:value-type="float" office:value="0">
            <text:p>0</text:p>
          </table:table-cell>
          <table:table-cell table:formula="of:=N(AND([.$I422]&lt;=[.AC$1]; [.$I422]&gt;[.AB$1]))" office:value-type="float" office:value="0">
            <text:p>0</text:p>
          </table:table-cell>
          <table:table-cell table:formula="of:=N(AND([.$I422]&lt;=[.AD$1]; [.$I422]&gt;[.AC$1]))" office:value-type="float" office:value="0">
            <text:p>0</text:p>
          </table:table-cell>
          <table:table-cell table:formula="of:=N(AND([.$I422]&lt;=[.AE$1]; [.$I422]&gt;[.AD$1]))" office:value-type="float" office:value="0">
            <text:p>0</text:p>
          </table:table-cell>
          <table:table-cell table:formula="of:=N(AND([.$I422]&lt;=[.AF$1]; [.$I422]&gt;[.AE$1]))" office:value-type="float" office:value="0">
            <text:p>0</text:p>
          </table:table-cell>
          <table:table-cell table:formula="of:=N(AND([.$I422]&lt;=[.AG$1]; [.$I422]&gt;[.AF$1]))" office:value-type="float" office:value="0">
            <text:p>0</text:p>
          </table:table-cell>
          <table:table-cell table:formula="of:=N(AND([.$I422]&lt;=[.AH$1]; [.$I422]&gt;[.AG$1]))" office:value-type="float" office:value="0">
            <text:p>0</text:p>
          </table:table-cell>
          <table:table-cell table:formula="of:=N(AND([.$I422]&lt;=[.AI$1]; [.$I422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3]&lt;=[.K$1]; [.$I423]&gt;[.J$1]))" office:value-type="float" office:value="0">
            <text:p>0</text:p>
          </table:table-cell>
          <table:table-cell table:formula="of:=N(AND([.$I423]&lt;=[.L$1]; [.$I423]&gt;[.K$1]))" office:value-type="float" office:value="0">
            <text:p>0</text:p>
          </table:table-cell>
          <table:table-cell table:formula="of:=N(AND([.$I423]&lt;=[.M$1]; [.$I423]&gt;[.L$1]))" office:value-type="float" office:value="0">
            <text:p>0</text:p>
          </table:table-cell>
          <table:table-cell table:formula="of:=N(AND([.$I423]&lt;=[.N$1]; [.$I423]&gt;[.M$1]))" office:value-type="float" office:value="0">
            <text:p>0</text:p>
          </table:table-cell>
          <table:table-cell table:formula="of:=N(AND([.$I423]&lt;=[.O$1]; [.$I423]&gt;[.N$1]))" office:value-type="float" office:value="0">
            <text:p>0</text:p>
          </table:table-cell>
          <table:table-cell table:formula="of:=N(AND([.$I423]&lt;=[.P$1]; [.$I423]&gt;[.O$1]))" office:value-type="float" office:value="0">
            <text:p>0</text:p>
          </table:table-cell>
          <table:table-cell table:formula="of:=N(AND([.$I423]&lt;=[.Q$1]; [.$I423]&gt;[.P$1]))" office:value-type="float" office:value="0">
            <text:p>0</text:p>
          </table:table-cell>
          <table:table-cell table:formula="of:=N(AND([.$I423]&lt;=[.R$1]; [.$I423]&gt;[.Q$1]))" office:value-type="float" office:value="0">
            <text:p>0</text:p>
          </table:table-cell>
          <table:table-cell table:formula="of:=N(AND([.$I423]&lt;=[.S$1]; [.$I423]&gt;[.R$1]))" office:value-type="float" office:value="0">
            <text:p>0</text:p>
          </table:table-cell>
          <table:table-cell table:formula="of:=N(AND([.$I423]&lt;=[.T$1]; [.$I423]&gt;[.S$1]))" office:value-type="float" office:value="0">
            <text:p>0</text:p>
          </table:table-cell>
          <table:table-cell table:formula="of:=N(AND([.$I423]&lt;=[.U$1]; [.$I423]&gt;[.T$1]))" office:value-type="float" office:value="0">
            <text:p>0</text:p>
          </table:table-cell>
          <table:table-cell table:formula="of:=N(AND([.$I423]&lt;=[.V$1]; [.$I423]&gt;[.U$1]))" office:value-type="float" office:value="0">
            <text:p>0</text:p>
          </table:table-cell>
          <table:table-cell table:formula="of:=N(AND([.$I423]&lt;=[.W$1]; [.$I423]&gt;[.V$1]))" office:value-type="float" office:value="0">
            <text:p>0</text:p>
          </table:table-cell>
          <table:table-cell table:formula="of:=N(AND([.$I423]&lt;=[.X$1]; [.$I423]&gt;[.W$1]))" office:value-type="float" office:value="0">
            <text:p>0</text:p>
          </table:table-cell>
          <table:table-cell table:formula="of:=N(AND([.$I423]&lt;=[.Y$1]; [.$I423]&gt;[.X$1]))" office:value-type="float" office:value="0">
            <text:p>0</text:p>
          </table:table-cell>
          <table:table-cell table:formula="of:=N(AND([.$I423]&lt;=[.Z$1]; [.$I423]&gt;[.Y$1]))" office:value-type="float" office:value="0">
            <text:p>0</text:p>
          </table:table-cell>
          <table:table-cell table:formula="of:=N(AND([.$I423]&lt;=[.AA$1]; [.$I423]&gt;[.Z$1]))" office:value-type="float" office:value="0">
            <text:p>0</text:p>
          </table:table-cell>
          <table:table-cell table:formula="of:=N(AND([.$I423]&lt;=[.AB$1]; [.$I423]&gt;[.AA$1]))" office:value-type="float" office:value="0">
            <text:p>0</text:p>
          </table:table-cell>
          <table:table-cell table:formula="of:=N(AND([.$I423]&lt;=[.AC$1]; [.$I423]&gt;[.AB$1]))" office:value-type="float" office:value="0">
            <text:p>0</text:p>
          </table:table-cell>
          <table:table-cell table:formula="of:=N(AND([.$I423]&lt;=[.AD$1]; [.$I423]&gt;[.AC$1]))" office:value-type="float" office:value="0">
            <text:p>0</text:p>
          </table:table-cell>
          <table:table-cell table:formula="of:=N(AND([.$I423]&lt;=[.AE$1]; [.$I423]&gt;[.AD$1]))" office:value-type="float" office:value="0">
            <text:p>0</text:p>
          </table:table-cell>
          <table:table-cell table:formula="of:=N(AND([.$I423]&lt;=[.AF$1]; [.$I423]&gt;[.AE$1]))" office:value-type="float" office:value="0">
            <text:p>0</text:p>
          </table:table-cell>
          <table:table-cell table:formula="of:=N(AND([.$I423]&lt;=[.AG$1]; [.$I423]&gt;[.AF$1]))" office:value-type="float" office:value="0">
            <text:p>0</text:p>
          </table:table-cell>
          <table:table-cell table:formula="of:=N(AND([.$I423]&lt;=[.AH$1]; [.$I423]&gt;[.AG$1]))" office:value-type="float" office:value="0">
            <text:p>0</text:p>
          </table:table-cell>
          <table:table-cell table:formula="of:=N(AND([.$I423]&lt;=[.AI$1]; [.$I423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4]&lt;=[.K$1]; [.$I424]&gt;[.J$1]))" office:value-type="float" office:value="0">
            <text:p>0</text:p>
          </table:table-cell>
          <table:table-cell table:formula="of:=N(AND([.$I424]&lt;=[.L$1]; [.$I424]&gt;[.K$1]))" office:value-type="float" office:value="0">
            <text:p>0</text:p>
          </table:table-cell>
          <table:table-cell table:formula="of:=N(AND([.$I424]&lt;=[.M$1]; [.$I424]&gt;[.L$1]))" office:value-type="float" office:value="0">
            <text:p>0</text:p>
          </table:table-cell>
          <table:table-cell table:formula="of:=N(AND([.$I424]&lt;=[.N$1]; [.$I424]&gt;[.M$1]))" office:value-type="float" office:value="0">
            <text:p>0</text:p>
          </table:table-cell>
          <table:table-cell table:formula="of:=N(AND([.$I424]&lt;=[.O$1]; [.$I424]&gt;[.N$1]))" office:value-type="float" office:value="0">
            <text:p>0</text:p>
          </table:table-cell>
          <table:table-cell table:formula="of:=N(AND([.$I424]&lt;=[.P$1]; [.$I424]&gt;[.O$1]))" office:value-type="float" office:value="0">
            <text:p>0</text:p>
          </table:table-cell>
          <table:table-cell table:formula="of:=N(AND([.$I424]&lt;=[.Q$1]; [.$I424]&gt;[.P$1]))" office:value-type="float" office:value="0">
            <text:p>0</text:p>
          </table:table-cell>
          <table:table-cell table:formula="of:=N(AND([.$I424]&lt;=[.R$1]; [.$I424]&gt;[.Q$1]))" office:value-type="float" office:value="0">
            <text:p>0</text:p>
          </table:table-cell>
          <table:table-cell table:formula="of:=N(AND([.$I424]&lt;=[.S$1]; [.$I424]&gt;[.R$1]))" office:value-type="float" office:value="0">
            <text:p>0</text:p>
          </table:table-cell>
          <table:table-cell table:formula="of:=N(AND([.$I424]&lt;=[.T$1]; [.$I424]&gt;[.S$1]))" office:value-type="float" office:value="0">
            <text:p>0</text:p>
          </table:table-cell>
          <table:table-cell table:formula="of:=N(AND([.$I424]&lt;=[.U$1]; [.$I424]&gt;[.T$1]))" office:value-type="float" office:value="0">
            <text:p>0</text:p>
          </table:table-cell>
          <table:table-cell table:formula="of:=N(AND([.$I424]&lt;=[.V$1]; [.$I424]&gt;[.U$1]))" office:value-type="float" office:value="0">
            <text:p>0</text:p>
          </table:table-cell>
          <table:table-cell table:formula="of:=N(AND([.$I424]&lt;=[.W$1]; [.$I424]&gt;[.V$1]))" office:value-type="float" office:value="0">
            <text:p>0</text:p>
          </table:table-cell>
          <table:table-cell table:formula="of:=N(AND([.$I424]&lt;=[.X$1]; [.$I424]&gt;[.W$1]))" office:value-type="float" office:value="0">
            <text:p>0</text:p>
          </table:table-cell>
          <table:table-cell table:formula="of:=N(AND([.$I424]&lt;=[.Y$1]; [.$I424]&gt;[.X$1]))" office:value-type="float" office:value="0">
            <text:p>0</text:p>
          </table:table-cell>
          <table:table-cell table:formula="of:=N(AND([.$I424]&lt;=[.Z$1]; [.$I424]&gt;[.Y$1]))" office:value-type="float" office:value="0">
            <text:p>0</text:p>
          </table:table-cell>
          <table:table-cell table:formula="of:=N(AND([.$I424]&lt;=[.AA$1]; [.$I424]&gt;[.Z$1]))" office:value-type="float" office:value="0">
            <text:p>0</text:p>
          </table:table-cell>
          <table:table-cell table:formula="of:=N(AND([.$I424]&lt;=[.AB$1]; [.$I424]&gt;[.AA$1]))" office:value-type="float" office:value="0">
            <text:p>0</text:p>
          </table:table-cell>
          <table:table-cell table:formula="of:=N(AND([.$I424]&lt;=[.AC$1]; [.$I424]&gt;[.AB$1]))" office:value-type="float" office:value="0">
            <text:p>0</text:p>
          </table:table-cell>
          <table:table-cell table:formula="of:=N(AND([.$I424]&lt;=[.AD$1]; [.$I424]&gt;[.AC$1]))" office:value-type="float" office:value="0">
            <text:p>0</text:p>
          </table:table-cell>
          <table:table-cell table:formula="of:=N(AND([.$I424]&lt;=[.AE$1]; [.$I424]&gt;[.AD$1]))" office:value-type="float" office:value="0">
            <text:p>0</text:p>
          </table:table-cell>
          <table:table-cell table:formula="of:=N(AND([.$I424]&lt;=[.AF$1]; [.$I424]&gt;[.AE$1]))" office:value-type="float" office:value="0">
            <text:p>0</text:p>
          </table:table-cell>
          <table:table-cell table:formula="of:=N(AND([.$I424]&lt;=[.AG$1]; [.$I424]&gt;[.AF$1]))" office:value-type="float" office:value="0">
            <text:p>0</text:p>
          </table:table-cell>
          <table:table-cell table:formula="of:=N(AND([.$I424]&lt;=[.AH$1]; [.$I424]&gt;[.AG$1]))" office:value-type="float" office:value="0">
            <text:p>0</text:p>
          </table:table-cell>
          <table:table-cell table:formula="of:=N(AND([.$I424]&lt;=[.AI$1]; [.$I424]&gt;[.AH$1]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/>
          <table:table-cell/>
          <table:table-cell table:formula="of:=N(AND([.$I425]&lt;=[.K$1]; [.$I425]&gt;[.J$1]))" office:value-type="float" office:value="0">
            <text:p>0</text:p>
          </table:table-cell>
          <table:table-cell table:formula="of:=N(AND([.$I425]&lt;=[.L$1]; [.$I425]&gt;[.K$1]))" office:value-type="float" office:value="0">
            <text:p>0</text:p>
          </table:table-cell>
          <table:table-cell table:formula="of:=N(AND([.$I425]&lt;=[.M$1]; [.$I425]&gt;[.L$1]))" office:value-type="float" office:value="0">
            <text:p>0</text:p>
          </table:table-cell>
          <table:table-cell table:formula="of:=N(AND([.$I425]&lt;=[.N$1]; [.$I425]&gt;[.M$1]))" office:value-type="float" office:value="0">
            <text:p>0</text:p>
          </table:table-cell>
          <table:table-cell table:formula="of:=N(AND([.$I425]&lt;=[.O$1]; [.$I425]&gt;[.N$1]))" office:value-type="float" office:value="0">
            <text:p>0</text:p>
          </table:table-cell>
          <table:table-cell table:formula="of:=N(AND([.$I425]&lt;=[.P$1]; [.$I425]&gt;[.O$1]))" office:value-type="float" office:value="0">
            <text:p>0</text:p>
          </table:table-cell>
          <table:table-cell table:formula="of:=N(AND([.$I425]&lt;=[.Q$1]; [.$I425]&gt;[.P$1]))" office:value-type="float" office:value="0">
            <text:p>0</text:p>
          </table:table-cell>
          <table:table-cell table:formula="of:=N(AND([.$I425]&lt;=[.R$1]; [.$I425]&gt;[.Q$1]))" office:value-type="float" office:value="0">
            <text:p>0</text:p>
          </table:table-cell>
          <table:table-cell table:formula="of:=N(AND([.$I425]&lt;=[.S$1]; [.$I425]&gt;[.R$1]))" office:value-type="float" office:value="0">
            <text:p>0</text:p>
          </table:table-cell>
          <table:table-cell table:formula="of:=N(AND([.$I425]&lt;=[.T$1]; [.$I425]&gt;[.S$1]))" office:value-type="float" office:value="0">
            <text:p>0</text:p>
          </table:table-cell>
          <table:table-cell table:formula="of:=N(AND([.$I425]&lt;=[.U$1]; [.$I425]&gt;[.T$1]))" office:value-type="float" office:value="0">
            <text:p>0</text:p>
          </table:table-cell>
          <table:table-cell table:formula="of:=N(AND([.$I425]&lt;=[.V$1]; [.$I425]&gt;[.U$1]))" office:value-type="float" office:value="0">
            <text:p>0</text:p>
          </table:table-cell>
          <table:table-cell table:formula="of:=N(AND([.$I425]&lt;=[.W$1]; [.$I425]&gt;[.V$1]))" office:value-type="float" office:value="0">
            <text:p>0</text:p>
          </table:table-cell>
          <table:table-cell table:formula="of:=N(AND([.$I425]&lt;=[.X$1]; [.$I425]&gt;[.W$1]))" office:value-type="float" office:value="0">
            <text:p>0</text:p>
          </table:table-cell>
          <table:table-cell table:formula="of:=N(AND([.$I425]&lt;=[.Y$1]; [.$I425]&gt;[.X$1]))" office:value-type="float" office:value="0">
            <text:p>0</text:p>
          </table:table-cell>
          <table:table-cell table:formula="of:=N(AND([.$I425]&lt;=[.Z$1]; [.$I425]&gt;[.Y$1]))" office:value-type="float" office:value="0">
            <text:p>0</text:p>
          </table:table-cell>
          <table:table-cell table:formula="of:=N(AND([.$I425]&lt;=[.AA$1]; [.$I425]&gt;[.Z$1]))" office:value-type="float" office:value="0">
            <text:p>0</text:p>
          </table:table-cell>
          <table:table-cell table:formula="of:=N(AND([.$I425]&lt;=[.AB$1]; [.$I425]&gt;[.AA$1]))" office:value-type="float" office:value="0">
            <text:p>0</text:p>
          </table:table-cell>
          <table:table-cell table:formula="of:=N(AND([.$I425]&lt;=[.AC$1]; [.$I425]&gt;[.AB$1]))" office:value-type="float" office:value="0">
            <text:p>0</text:p>
          </table:table-cell>
          <table:table-cell table:formula="of:=N(AND([.$I425]&lt;=[.AD$1]; [.$I425]&gt;[.AC$1]))" office:value-type="float" office:value="0">
            <text:p>0</text:p>
          </table:table-cell>
          <table:table-cell table:formula="of:=N(AND([.$I425]&lt;=[.AE$1]; [.$I425]&gt;[.AD$1]))" office:value-type="float" office:value="0">
            <text:p>0</text:p>
          </table:table-cell>
          <table:table-cell table:formula="of:=N(AND([.$I425]&lt;=[.AF$1]; [.$I425]&gt;[.AE$1]))" office:value-type="float" office:value="0">
            <text:p>0</text:p>
          </table:table-cell>
          <table:table-cell table:formula="of:=N(AND([.$I425]&lt;=[.AG$1]; [.$I425]&gt;[.AF$1]))" office:value-type="float" office:value="0">
            <text:p>0</text:p>
          </table:table-cell>
          <table:table-cell table:formula="of:=N(AND([.$I425]&lt;=[.AH$1]; [.$I425]&gt;[.AG$1]))" office:value-type="float" office:value="0">
            <text:p>0</text:p>
          </table:table-cell>
          <table:table-cell table:formula="of:=N(AND([.$I425]&lt;=[.AI$1]; [.$I425]&gt;[.AH$1]))"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8"/>
          <table:table-cell table:formula="of:=AVERAGE([.I2:.I419])/1000" office:value-type="float" office:value="213.22009569378">
            <text:p>213.2200956938</text:p>
          </table:table-cell>
          <table:table-cell/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420">
            <text:p>420</text:p>
          </table:table-cell>
          <table:table-cell office:value-type="float" office:value="450">
            <text:p>450</text:p>
          </table:table-cell>
          <table:table-cell office:value-type="float" office:value="480">
            <text:p>480</text:p>
          </table:table-cell>
          <table:table-cell office:value-type="float" office:value="510">
            <text:p>510</text:p>
          </table:table-cell>
          <table:table-cell office:value-type="float" office:value="540">
            <text:p>540</text:p>
          </table:table-cell>
          <table:table-cell office:value-type="float" office:value="570">
            <text:p>570</text:p>
          </table:table-cell>
          <table:table-cell office:value-type="float" office:value="600">
            <text:p>600</text:p>
          </table:table-cell>
          <table:table-cell office:value-type="float" office:value="630">
            <text:p>630</text:p>
          </table:table-cell>
          <table:table-cell office:value-type="float" office:value="660">
            <text:p>660</text:p>
          </table:table-cell>
          <table:table-cell office:value-type="float" office:value="690">
            <text:p>690</text:p>
          </table:table-cell>
          <table:table-cell office:value-type="float" office:value="720">
            <text:p>720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28]/60" office:value-type="float" office:value="3.553668261563">
            <text:p>3.5536682616</text:p>
          </table:table-cell>
          <table:table-cell/>
          <table:table-cell table:formula="of:=SUM([.K2:.K426])" office:value-type="float" office:value="8">
            <text:p>8</text:p>
          </table:table-cell>
          <table:table-cell table:formula="of:=SUM([.L2:.L426])" office:value-type="float" office:value="4">
            <text:p>4</text:p>
          </table:table-cell>
          <table:table-cell table:formula="of:=SUM([.M2:.M426])" office:value-type="float" office:value="22">
            <text:p>22</text:p>
          </table:table-cell>
          <table:table-cell table:formula="of:=SUM([.N2:.N426])" office:value-type="float" office:value="42">
            <text:p>42</text:p>
          </table:table-cell>
          <table:table-cell table:formula="of:=SUM([.O2:.O426])" office:value-type="float" office:value="63">
            <text:p>63</text:p>
          </table:table-cell>
          <table:table-cell table:formula="of:=SUM([.P2:.P426])" office:value-type="float" office:value="45">
            <text:p>45</text:p>
          </table:table-cell>
          <table:table-cell table:formula="of:=SUM([.Q2:.Q426])" office:value-type="float" office:value="18">
            <text:p>18</text:p>
          </table:table-cell>
          <table:table-cell table:formula="of:=SUM([.R2:.R426])" office:value-type="float" office:value="44">
            <text:p>44</text:p>
          </table:table-cell>
          <table:table-cell table:formula="of:=SUM([.S2:.S426])" office:value-type="float" office:value="37">
            <text:p>37</text:p>
          </table:table-cell>
          <table:table-cell table:formula="of:=SUM([.T2:.T426])" office:value-type="float" office:value="26">
            <text:p>26</text:p>
          </table:table-cell>
          <table:table-cell table:formula="of:=SUM([.U2:.U426])" office:value-type="float" office:value="52">
            <text:p>52</text:p>
          </table:table-cell>
          <table:table-cell table:formula="of:=SUM([.V2:.V426])" office:value-type="float" office:value="31">
            <text:p>31</text:p>
          </table:table-cell>
          <table:table-cell table:formula="of:=SUM([.W2:.W426])" office:value-type="float" office:value="8">
            <text:p>8</text:p>
          </table:table-cell>
          <table:table-cell table:formula="of:=SUM([.X2:.X426])" office:value-type="float" office:value="0">
            <text:p>0</text:p>
          </table:table-cell>
          <table:table-cell table:formula="of:=SUM([.Y2:.Y426])" office:value-type="float" office:value="6">
            <text:p>6</text:p>
          </table:table-cell>
          <table:table-cell table:formula="of:=SUM([.Z2:.Z426])" office:value-type="float" office:value="3">
            <text:p>3</text:p>
          </table:table-cell>
          <table:table-cell table:formula="of:=SUM([.AA2:.AA426])" office:value-type="float" office:value="4">
            <text:p>4</text:p>
          </table:table-cell>
          <table:table-cell table:formula="of:=SUM([.AB2:.AB426])" office:value-type="float" office:value="0">
            <text:p>0</text:p>
          </table:table-cell>
          <table:table-cell table:formula="of:=SUM([.AC2:.AC426])" office:value-type="float" office:value="0">
            <text:p>0</text:p>
          </table:table-cell>
          <table:table-cell table:formula="of:=SUM([.AD2:.AD426])" office:value-type="float" office:value="0">
            <text:p>0</text:p>
          </table:table-cell>
          <table:table-cell table:formula="of:=SUM([.AE2:.AE426])" office:value-type="float" office:value="0">
            <text:p>0</text:p>
          </table:table-cell>
          <table:table-cell table:formula="of:=SUM([.AF2:.AF426])" office:value-type="float" office:value="0">
            <text:p>0</text:p>
          </table:table-cell>
          <table:table-cell table:formula="of:=SUM([.AG2:.AG426])" office:value-type="float" office:value="0">
            <text:p>0</text:p>
          </table:table-cell>
          <table:table-cell table:formula="of:=SUM([.AH2:.AH426])" office:value-type="float" office:value="0">
            <text:p>0</text:p>
          </table:table-cell>
          <table:table-cell table:formula="of:=SUM([.AI2:.AI426])" office:value-type="float" office:value="0">
            <text:p>0</text:p>
          </table:table-cell>
          <table:table-cell table:formula="of:=SUM([.K429:.AI429])" office:value-type="float" office:value="413">
            <text:p>413</text:p>
          </table:table-cell>
          <table:table-cell table:formula="of:=9*9*6" office:value-type="float" office:value="486">
            <text:p>486</text:p>
          </table:table-cell>
          <table:table-cell table:formula="of:=[.AJ429]/[.AK429]" office:value-type="float" office:value="0.849794238683128">
            <text:p>0.8497942387</text:p>
          </table:table-cell>
        </table:table-row>
        <table:table-row table:style-name="ro1">
          <table:table-cell table:number-columns-repeated="10"/>
          <table:table-cell table:formula="of:=SUM([.$J429:.K429])/413" office:value-type="float" office:value="0.0193704600484262">
            <text:p>0.01937046</text:p>
          </table:table-cell>
          <table:table-cell table:formula="of:=SUM([.$J429:.L429])/413" office:value-type="float" office:value="0.0290556900726392">
            <text:p>0.0290556901</text:p>
          </table:table-cell>
          <table:table-cell table:formula="of:=SUM([.$J429:.M429])/413" office:value-type="float" office:value="0.0823244552058111">
            <text:p>0.0823244552</text:p>
          </table:table-cell>
          <table:table-cell table:formula="of:=SUM([.$J429:.N429])/413" office:value-type="float" office:value="0.184019370460048">
            <text:p>0.1840193705</text:p>
          </table:table-cell>
          <table:table-cell table:formula="of:=SUM([.$J429:.O429])/413" office:value-type="float" office:value="0.336561743341404">
            <text:p>0.3365617433</text:p>
          </table:table-cell>
          <table:table-cell table:formula="of:=SUM([.$J429:.P429])/413" office:value-type="float" office:value="0.445520581113801">
            <text:p>0.4455205811</text:p>
          </table:table-cell>
          <table:table-cell table:formula="of:=SUM([.$J429:.Q429])/413" office:value-type="float" office:value="0.48910411622276">
            <text:p>0.4891041162</text:p>
          </table:table-cell>
          <table:table-cell table:formula="of:=SUM([.$J429:.R429])/413" office:value-type="float" office:value="0.595641646489104">
            <text:p>0.5956416465</text:p>
          </table:table-cell>
          <table:table-cell table:formula="of:=SUM([.$J429:.S429])/413" office:value-type="float" office:value="0.685230024213075">
            <text:p>0.6852300242</text:p>
          </table:table-cell>
          <table:table-cell table:formula="of:=SUM([.$J429:.T429])/413" office:value-type="float" office:value="0.74818401937046">
            <text:p>0.7481840194</text:p>
          </table:table-cell>
          <table:table-cell table:formula="of:=SUM([.$J429:.U429])/413" office:value-type="float" office:value="0.87409200968523">
            <text:p>0.8740920097</text:p>
          </table:table-cell>
          <table:table-cell table:formula="of:=SUM([.$J429:.V429])/413" office:value-type="float" office:value="0.949152542372881">
            <text:p>0.9491525424</text:p>
          </table:table-cell>
          <table:table-cell table:formula="of:=SUM([.$J429:.W429])/413" office:value-type="float" office:value="0.968523002421308">
            <text:p>0.9685230024</text:p>
          </table:table-cell>
          <table:table-cell table:formula="of:=SUM([.$J429:.X429])/413" office:value-type="float" office:value="0.968523002421308">
            <text:p>0.9685230024</text:p>
          </table:table-cell>
          <table:table-cell table:formula="of:=SUM([.$J429:.Y429])/413" office:value-type="float" office:value="0.983050847457627">
            <text:p>0.9830508475</text:p>
          </table:table-cell>
          <table:table-cell table:formula="of:=SUM([.$J429:.Z429])/413" office:value-type="float" office:value="0.990314769975787">
            <text:p>0.99031477</text:p>
          </table:table-cell>
          <table:table-cell table:formula="of:=SUM([.$J429:.AA429])/413" office:value-type="float" office:value="1">
            <text:p>1</text:p>
          </table:table-cell>
          <table:table-cell table:formula="of:=SUM([.$J429:.AB429])/413" office:value-type="float" office:value="1">
            <text:p>1</text:p>
          </table:table-cell>
          <table:table-cell table:formula="of:=SUM([.$J429:.AC429])/413" office:value-type="float" office:value="1">
            <text:p>1</text:p>
          </table:table-cell>
          <table:table-cell table:formula="of:=SUM([.$J429:.AD429])/413" office:value-type="float" office:value="1">
            <text:p>1</text:p>
          </table:table-cell>
          <table:table-cell table:formula="of:=SUM([.$J429:.AE429])/413" office:value-type="float" office:value="1">
            <text:p>1</text:p>
          </table:table-cell>
          <table:table-cell table:formula="of:=SUM([.$J429:.AF429])/413" office:value-type="float" office:value="1">
            <text:p>1</text:p>
          </table:table-cell>
          <table:table-cell table:formula="of:=SUM([.$J429:.AG429])/413" office:value-type="float" office:value="1">
            <text:p>1</text:p>
          </table:table-cell>
          <table:table-cell table:formula="of:=SUM([.$J429:.AH429])/413" office:value-type="float" office:value="1">
            <text:p>1</text:p>
          </table:table-cell>
          <table:table-cell table:formula="of:=SUM([.$J429:.AI429])/41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TDEV([.I2:.I419])/1000" office:value-type="float" office:value="103.084442478223">
            <text:p>103.0844424782</text:p>
          </table:table-cell>
          <table:table-cell table:number-columns-repeated="29"/>
        </table:table-row>
        <table:table-row table:style-name="ro1">
          <table:table-cell table:number-columns-repeated="8"/>
          <table:table-cell table:formula="of:=[.I431]/60" office:value-type="float" office:value="1.71807404130371">
            <text:p>1.7180740413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 </meta:initial-creator>
    <meta:creation-date>2013-03-16T15:18:49</meta:creation-date>
    <dc:date>2013-03-16T16:32:36</dc:date>
    <dc:creator>mic </dc:creator>
    <meta:editing-duration>PT1H13M11S</meta:editing-duration>
    <meta:editing-cycles>2</meta:editing-cycles>
    <meta:generator>LibreOffice/3.6$Linux_X86_64 LibreOffice_project/360m1$Build-2</meta:generator>
    <meta:document-statistic meta:table-count="1" meta:cell-count="144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Sheet1.K428:Sheet1.AA429" chart:data-source-has-labels="row" svg:x="0.77cm" svg:y="0.855cm" svg:width="12.512cm" svg:height="7.545cm">
          <chartooo:coordinate-region svg:x="1.391cm" svg:y="1.054cm" svg:width="11.891cm" svg:height="6.699cm"/>
          <chart:axis chart:dimension="x" chart:name="primary-x" chart:style-name="ch4" chartooo:axis-type="auto">
            <chartooo:date-scale/>
            <chart:categories table:cell-range-address="Sheet1.K428:Sheet1.AA4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29:Sheet1.AA429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K428:Sheet1.AA42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  <table:table-cell office:value-type="float" office:value="330">
                <text:p>330</text:p>
              </table:table-cell>
              <table:table-cell office:value-type="float" office:value="360">
                <text:p>360</text:p>
              </table:table-cell>
              <table:table-cell office:value-type="float" office:value="390">
                <text:p>390</text:p>
              </table:table-cell>
              <table:table-cell office:value-type="float" office:value="420">
                <text:p>420</text:p>
              </table:table-cell>
              <table:table-cell office:value-type="float" office:value="450">
                <text:p>450</text:p>
              </table:table-cell>
              <table:table-cell office:value-type="float" office:value="480">
                <text:p>480</text:p>
              </table:table-cell>
              <table:table-cell office:value-type="float" office:value="510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Row 429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K429:Sheet1.AA4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